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136.09pt"/>
    </style:style>
    <style:style style:name="co3" style:family="table-column">
      <style:table-column-properties fo:break-before="auto" style:column-width="107.29pt"/>
    </style:style>
    <style:style style:name="co4" style:family="table-column">
      <style:table-column-properties fo:break-before="auto" style:column-width="857.11pt"/>
    </style:style>
    <style:style style:name="co5" style:family="table-column">
      <style:table-column-properties fo:break-before="auto" style:column-width="220.25pt"/>
    </style:style>
    <style:style style:name="co6" style:family="table-column">
      <style:table-column-properties fo:break-before="auto" style:column-width="477.16pt"/>
    </style:style>
    <style:style style:name="co7" style:family="table-column">
      <style:table-column-properties fo:break-before="auto" style:column-width="1144.09pt"/>
    </style:style>
    <style:style style:name="co8" style:family="table-column">
      <style:table-column-properties fo:break-before="auto" style:column-width="65.06pt"/>
    </style:style>
    <style:style style:name="co9" style:family="table-column">
      <style:table-column-properties fo:break-before="auto" style:column-width="32.66pt"/>
    </style:style>
    <style:style style:name="co10" style:family="table-column">
      <style:table-column-properties fo:break-before="auto" style:column-width="64.01pt"/>
    </style:style>
    <style:style style:name="co11" style:family="table-column">
      <style:table-column-properties fo:break-before="auto" style:column-width="82.8pt"/>
    </style:style>
    <style:style style:name="co12" style:family="table-column">
      <style:table-column-properties fo:break-before="auto" style:column-width="475.43pt"/>
    </style:style>
    <style:style style:name="ro1" style:family="table-row">
      <style:table-row-properties style:row-height="12.81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68.6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57.46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102.19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258.94pt" fo:break-before="auto" style:use-optimal-row-height="true"/>
    </style:style>
    <style:style style:name="ro11" style:family="table-row">
      <style:table-row-properties style:row-height="337.29pt" fo:break-before="auto" style:use-optimal-row-height="true"/>
    </style:style>
    <style:style style:name="ro12" style:family="table-row">
      <style:table-row-properties style:row-height="113.41pt" fo:break-before="auto" style:use-optimal-row-height="true"/>
    </style:style>
    <style:style style:name="ro13" style:family="table-row">
      <style:table-row-properties style:row-height="941.75pt" fo:break-before="auto" style:use-optimal-row-height="true"/>
    </style:style>
    <style:style style:name="ro14" style:family="table-row">
      <style:table-row-properties style:row-height="169.4pt" fo:break-before="auto" style:use-optimal-row-height="true"/>
    </style:style>
    <style:style style:name="ro15" style:family="table-row">
      <style:table-row-properties style:row-height="247.75pt" fo:break-before="auto" style:use-optimal-row-height="true"/>
    </style:style>
    <style:style style:name="ro16" style:family="table-row">
      <style:table-row-properties style:row-height="124.61pt" fo:break-before="auto" style:use-optimal-row-height="true"/>
    </style:style>
    <style:style style:name="ro17" style:family="table-row">
      <style:table-row-properties style:row-height="147pt" fo:break-before="auto" style:use-optimal-row-height="true"/>
    </style:style>
    <style:style style:name="ro18" style:family="table-row">
      <style:table-row-properties style:row-height="41.7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observacao_sem_citacoes" table:style-name="ta1">
        <table:table-column table:style-name="co1" table:visibility="collapse" table:default-cell-style-name="Default"/>
        <table:table-column table:style-name="co2" table:visibility="collapse"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visibility="collapse" table:default-cell-style-name="Default"/>
        <table:table-column table:style-name="co9" table:visibility="collapse" table:default-cell-style-name="Default"/>
        <table:table-row table:style-name="ro1">
          <table:table-cell/>
          <table:table-cell office:value-type="string" calcext:value-type="string">
            <text:p>_id</text:p>
          </table:table-cell>
          <table:table-cell office:value-type="string" calcext:value-type="string">
            <text:p>acordaoId</text:p>
          </table:table-cell>
          <table:table-cell office:value-type="string" calcext:value-type="string">
            <text:p>publicacao</text:p>
          </table:table-cell>
          <table:table-cell office:value-type="string" calcext:value-type="string">
            <text:p>citacoes_revistas</text:p>
          </table:table-cell>
          <table:table-cell office:value-type="string" calcext:value-type="string">
            <text:p>partesTexto</text:p>
          </table:table-cell>
          <table:table-cell office:value-type="string" calcext:value-type="string">
            <text:p>observacao</text:p>
          </table:table-cell>
          <table:table-cell office:value-type="string" calcext:value-type="string">
            <text:p>citacoesObs</text:p>
          </table:table-cell>
          <table:table-cell office:value-type="string" calcext:value-type="string">
            <text:p>index</text:p>
          </table:table-cell>
        </table:table-row>
        <table:table-row table:style-name="ro2">
          <table:table-cell office:value-type="float" office:value="0" calcext:value-type="float">
            <text:p>0</text:p>
          </table:table-cell>
          <table:table-cell office:value-type="string" calcext:value-type="string">
            <text:p>5e327356d0a3cf19aa5ba24b</text:p>
          </table:table-cell>
          <table:table-cell office:value-type="string" calcext:value-type="string">
            <text:p>AGR RE 308114</text:p>
          </table:table-cell>
          <table:table-cell office:value-type="string" calcext:value-type="string">
            <text:p>DJ 03-05-2002 PP-00020 <text:s/>EMENT VOL-02067-04 PP-00715</text:p>
          </table:table-cell>
          <table:table-cell office:value-type="string" calcext:value-type="string">
            <text:p>[]</text:p>
          </table:table-cell>
          <table:table-cell office:value-type="string" calcext:value-type="string">
            <text:p>AGTE. : GUIDO - COMÉRCIO E TRANSPORTE DE MATERIAIS PARA CONSTRUÇÕES LTDA </text:p>
            <text:p>ADVDOS. : CLAUDIO ZANKOSKI E OUTROS </text:p>
            <text:p>AGDO. : ESTADO DO PARANÁ </text:p>
            <text:p>ADVDA. : PGE-PR - MÁRCIA DIEGUEZ LEUZINGER E OUTRO</text:p>
          </table:table-cell>
          <table:table-cell office:value-type="string" calcext:value-type="string">
            <text:p>O RE 308114 AgR foi objeto de embargos de declaração rejeitados em 17/09/2002. Número de páginas: (06). Análise:(CRP). Revisão:(CTM). Inclusão: 01/07/02, (SVF). Alteração: 01/08/05, (MLR). Alteração: 25/05/2018, JRM.</text:p>
          </table:table-cell>
          <table:table-cell office:value-type="string" calcext:value-type="string">
            <text:p>[]</text:p>
          </table:table-cell>
          <table:table-cell office:value-type="float" office:value="11" calcext:value-type="float">
            <text:p>11</text:p>
          </table:table-cell>
        </table:table-row>
        <table:table-row table:style-name="ro2">
          <table:table-cell office:value-type="float" office:value="21" calcext:value-type="float">
            <text:p>21</text:p>
          </table:table-cell>
          <table:table-cell office:value-type="string" calcext:value-type="string">
            <text:p>5e327366d0a3cf19aa5ba260</text:p>
          </table:table-cell>
          <table:table-cell office:value-type="string" calcext:value-type="string">
            <text:p>AGR AI 336079</text:p>
          </table:table-cell>
          <table:table-cell office:value-type="string" calcext:value-type="string">
            <text:p>DJ 11-04-2003 PP-00026 <text:s/>EMENT VOL-02106-04 PP-00896</text:p>
          </table:table-cell>
          <table:table-cell office:value-type="string" calcext:value-type="string">
            <text:p>[]</text:p>
          </table:table-cell>
          <table:table-cell office:value-type="string" calcext:value-type="string">
            <text:p>AGTE. : MUNICÍPIO DE MANAUS </text:p>
            <text:p>ADV. : ANTÔNIO DIONYSIO CARVALHO PAIXÃO </text:p>
            <text:p>AGDA. : CONSTRUTORA ANDRADE GUTIERREZ S/A </text:p>
            <text:p>ADVDOS. : JOSÉ MAURÍCIO BALBI SOLLERO E OUTROS</text:p>
          </table:table-cell>
          <table:table-cell office:value-type="string" calcext:value-type="string">
            <text:p>O AI 336079 AgR foi objeto dos embargos de declaração rejeitados em 28/09/2004. Número de páginas: (08). Análise:(ANA). Revisão:(VAS/RCO). Inclusão: 11/09/03, (MLR). Alteração: 02/12/04, (SVF). Alteração: 25/09/2018, JLS.</text:p>
          </table:table-cell>
          <table:table-cell office:value-type="string" calcext:value-type="string">
            <text:p>[]</text:p>
          </table:table-cell>
          <table:table-cell office:value-type="float" office:value="158" calcext:value-type="float">
            <text:p>158</text:p>
          </table:table-cell>
        </table:table-row>
        <table:table-row table:style-name="ro2">
          <table:table-cell office:value-type="float" office:value="28" calcext:value-type="float">
            <text:p>28</text:p>
          </table:table-cell>
          <table:table-cell office:value-type="string" calcext:value-type="string">
            <text:p>5e3273dfd0a3cf19aa5ba267</text:p>
          </table:table-cell>
          <table:table-cell office:value-type="string" calcext:value-type="string">
            <text:p>AGR RE 345871</text:p>
          </table:table-cell>
          <table:table-cell office:value-type="string" calcext:value-type="string">
            <text:p>DJ 21-02-2003 PP-00045 <text:s/>EMENT VOL-02099-06 PP-01234</text:p>
          </table:table-cell>
          <table:table-cell office:value-type="string" calcext:value-type="string">
            <text:p>[]</text:p>
          </table:table-cell>
          <table:table-cell office:value-type="string" calcext:value-type="string">
            <text:p>AGTE. : DISTRITO FEDERAL </text:p>
            <text:p>ADV. : PGDF - RENATO GUANABARA LEAL DE ARAÚJO </text:p>
            <text:p>AGDOS. : SHIRLEY FERREIRA DE OLIVEIRA E OUTROS </text:p>
            <text:p>ADVDOS. : MARCOS LUIS BORGES DE RESENDE E OUTROS</text:p>
          </table:table-cell>
          <table:table-cell office:value-type="string" calcext:value-type="string">
            <text:p>O AI 345871 AgR foi objeto de embargos de declaração rejeitados em 12/04/2005. O RE 345871 AgR foi objeto de embargos de declaração rejeitados em 12/04/2005. Número de páginas: (07). Análise:(VAS). Revisão:(FLO/RCO). Inclusão: 12/12/03, (SVF). Alteração: 01/08/05, (MLR). Alteração: 12/09/2018, ALS.</text:p>
          </table:table-cell>
          <table:table-cell office:value-type="string" calcext:value-type="string">
            <text:p>[]</text:p>
          </table:table-cell>
          <table:table-cell office:value-type="float" office:value="150" calcext:value-type="float">
            <text:p>150</text:p>
          </table:table-cell>
        </table:table-row>
        <table:table-row table:style-name="ro2">
          <table:table-cell office:value-type="float" office:value="109" calcext:value-type="float">
            <text:p>109</text:p>
          </table:table-cell>
          <table:table-cell office:value-type="string" calcext:value-type="string">
            <text:p>5e3274c4d0a3cf19aa5ba2b8</text:p>
          </table:table-cell>
          <table:table-cell office:value-type="string" calcext:value-type="string">
            <text:p>AGR AI 406993</text:p>
          </table:table-cell>
          <table:table-cell office:value-type="string" calcext:value-type="string">
            <text:p>DJ 19-12-2002 PP-00131 <text:s/>EMENT VOL-02096-24 PP-05158</text:p>
          </table:table-cell>
          <table:table-cell office:value-type="string" calcext:value-type="string">
            <text:p>[]</text:p>
          </table:table-cell>
          <table:table-cell office:value-type="string" calcext:value-type="string">
            <text:p>AGTES. : JOÃO CUCHARO E OUTROS </text:p>
            <text:p>ADVDOS. : AGUINALDO DE BASTOS E OUTROS </text:p>
            <text:p>AGDO. : MUNICÍPIO DE JUNDIAI </text:p>
            <text:p>ADVD. : ROLFF MILANI DE CARVALHO</text:p>
          </table:table-cell>
          <table:table-cell office:value-type="string" calcext:value-type="string">
            <text:p>AI 406993 AgR foi objeto de embargos de declaração rejeitados em 27/09/2005. Número de páginas: (06). Análise:(DMV). Revisão:(FLO). Inclusão: 20/08/03, (MLR). Alteração: 10/03/06, (NAL). Alteração: 20/03/2019, HAC.</text:p>
          </table:table-cell>
          <table:table-cell office:value-type="string" calcext:value-type="string">
            <text:p>[]</text:p>
          </table:table-cell>
          <table:table-cell office:value-type="float" office:value="60" calcext:value-type="float">
            <text:p>60</text:p>
          </table:table-cell>
        </table:table-row>
        <table:table-row table:style-name="ro2">
          <table:table-cell office:value-type="float" office:value="115" calcext:value-type="float">
            <text:p>115</text:p>
          </table:table-cell>
          <table:table-cell office:value-type="string" calcext:value-type="string">
            <text:p>5e327519d0a3cf19aa5ba2be</text:p>
          </table:table-cell>
          <table:table-cell office:value-type="string" calcext:value-type="string">
            <text:p>ED RE 337680</text:p>
          </table:table-cell>
          <table:table-cell office:value-type="string" calcext:value-type="string">
            <text:p>DJ 07-02-2003 PP-00040 <text:s/>EMENT VOL-02097-06 PP-01167</text:p>
          </table:table-cell>
          <table:table-cell office:value-type="string" calcext:value-type="string">
            <text:p>[]</text:p>
          </table:table-cell>
          <table:table-cell office:value-type="string" calcext:value-type="string">
            <text:p>EMBTE. : USINA SANTA RITA S/A AÇÚCAR E ÁLCOOL </text:p>
            <text:p>ADV. : HAMILTON DIAS DE SOUZA </text:p>
            <text:p>EMBDA. : UNIÃO </text:p>
            <text:p>ADVDA. : PFN - ELYADIR FERREIRA BORGES</text:p>
          </table:table-cell>
          <table:table-cell office:value-type="string" calcext:value-type="string">
            <text:p>- O AI 429950 foi objeto de embargos de declaração rejeitados em 09/12/2003. Número de páginas: (5). Análise:(ANA). Revisão:(RCO/AAF). Inclusão: 23/06/03, (SVF). Alteração: 21/11/05, (MLR). Alteração: 29/08/2018, HAC.</text:p>
          </table:table-cell>
          <table:table-cell office:value-type="string" calcext:value-type="string">
            <text:p>[]</text:p>
          </table:table-cell>
          <table:table-cell office:value-type="float" office:value="54" calcext:value-type="float">
            <text:p>54</text:p>
          </table:table-cell>
        </table:table-row>
        <table:table-row table:style-name="ro3">
          <table:table-cell office:value-type="float" office:value="117" calcext:value-type="float">
            <text:p>117</text:p>
          </table:table-cell>
          <table:table-cell office:value-type="string" calcext:value-type="string">
            <text:p>5e32751ad0a3cf19aa5ba2c0</text:p>
          </table:table-cell>
          <table:table-cell office:value-type="string" calcext:value-type="string">
            <text:p>RMS 24291</text:p>
          </table:table-cell>
          <table:table-cell office:value-type="string" calcext:value-type="string">
            <text:p>DJ 19-12-2002 PP-00117 <text:s/>EMENT VOL-02096-02 PP-00362</text:p>
          </table:table-cell>
          <table:table-cell office:value-type="string" calcext:value-type="string">
            <text:p>[]</text:p>
          </table:table-cell>
          <table:table-cell office:value-type="string" calcext:value-type="string">
            <text:p>RECTE. : DONATO DE OLIVEIRA </text:p>
            <text:p>ADVDOS. : WASHINGTON ALVES FREIRE E OUTRO </text:p>
            <text:p>RECDA. : UNIÃO </text:p>
            <text:p>ADV. : ADVOGADO-GERAL DA UNIÃO </text:p>
            <text:p>LIT.PAS. : JOÃO CARLOS MAROJA RIBEIRO </text:p>
            <text:p>ADV. : AÉCIO FLÁVIO FARIAS DE BARROS</text:p>
          </table:table-cell>
          <table:table-cell office:value-type="string" calcext:value-type="string">
            <text:p>Obs.; O RMS 24291 foi objeto dos RMS ED rejeitados em 25/02/2003. Número de páginas: (08). Análise:(MML). Revisão:(AAF). Inclusão: 26/03/03, (MLR). Alteração: 08/08/03, (MLR). Alteração: 08/04/2019, HAC.</text:p>
          </table:table-cell>
          <table:table-cell office:value-type="string" calcext:value-type="string">
            <text:p>[]</text:p>
          </table:table-cell>
          <table:table-cell office:value-type="float" office:value="52" calcext:value-type="float">
            <text:p>52</text:p>
          </table:table-cell>
        </table:table-row>
        <table:table-row table:style-name="ro2">
          <table:table-cell office:value-type="float" office:value="131" calcext:value-type="float">
            <text:p>131</text:p>
          </table:table-cell>
          <table:table-cell office:value-type="string" calcext:value-type="string">
            <text:p>5e327555d0a3cf19aa5ba2ce</text:p>
          </table:table-cell>
          <table:table-cell office:value-type="string" calcext:value-type="string">
            <text:p>AGR AI 377460</text:p>
          </table:table-cell>
          <table:table-cell office:value-type="string" calcext:value-type="string">
            <text:p>DJ 19-12-2002 PP-00091 <text:s/>EMENT VOL-02096-20 PP-04262</text:p>
          </table:table-cell>
          <table:table-cell office:value-type="string" calcext:value-type="string">
            <text:p>[]</text:p>
          </table:table-cell>
          <table:table-cell office:value-type="string" calcext:value-type="string">
            <text:p>AGTE. : REDE FERROVIÁRIA FEDERAL S/A - RFFSA - EM LIQUIDAÇÃO </text:p>
            <text:p>ADVDOS. : JULIANO RICARDO DE VASCONCELLOS COSTA COUTO E OUTROS </text:p>
            <text:p>AGDOS. : LOURDES HINGST COSTA E OUTROS </text:p>
            <text:p>ADVDOS. : NAIR FÁTIMA MADANI E OUTROS</text:p>
          </table:table-cell>
          <table:table-cell office:value-type="string" calcext:value-type="string">
            <text:p>O AI 439333 AgR foi objeto dos embargos de declaração rejeitados em 01/06/2004. O AI 492380 AgR foi objeto dos Embargos de Declaração rejeitados em 03/08/2004. Número de páginas: (05). Análise:(ANA). Revisão:(RCO/AAF). Inclusão: 25/03/03, (MLR). Alteração: 02/09/04, (CFC). Alteração: 18/03/2019, HAC.</text:p>
          </table:table-cell>
          <table:table-cell office:value-type="string" calcext:value-type="string">
            <text:p>[]</text:p>
          </table:table-cell>
          <table:table-cell office:value-type="float" office:value="36" calcext:value-type="float">
            <text:p>36</text:p>
          </table:table-cell>
        </table:table-row>
        <table:table-row table:style-name="ro2">
          <table:table-cell office:value-type="float" office:value="220" calcext:value-type="float">
            <text:p>220</text:p>
          </table:table-cell>
          <table:table-cell office:value-type="string" calcext:value-type="string">
            <text:p>5e3275eed0a3cf19aa5ba327</text:p>
          </table:table-cell>
          <table:table-cell office:value-type="string" calcext:value-type="string">
            <text:p>AGR RE 279431</text:p>
          </table:table-cell>
          <table:table-cell office:value-type="string" calcext:value-type="string">
            <text:p>DJ 23-03-2001 PP-00093 <text:s/>EMENT VOL-02024-10 PP-02165</text:p>
          </table:table-cell>
          <table:table-cell office:value-type="string" calcext:value-type="string">
            <text:p>[]</text:p>
          </table:table-cell>
          <table:table-cell office:value-type="string" calcext:value-type="string">
            <text:p>AGTE. : CAIXA ECONÔMICA FEDERAL - CEF </text:p>
            <text:p>ADVDOS. : MARCELO ROGÉRIO MARTINS E OUTROS </text:p>
            <text:p>AGDOS. : GENILTON GOMES DE SOUZA E OUTROS </text:p>
            <text:p>ADVDOS. : ISAAC ACIOLY DE CASTRO E OUTRO</text:p>
          </table:table-cell>
          <table:table-cell office:value-type="string" calcext:value-type="string">
            <text:p>Obs : O REAA foi objeto dos REAAED, rejeitados em 09.10.2001. Número de páginas: (06). Análise: (MML). Revisão: (RCO/AAF). Inclusão: 12/06/01, (MLR). Alteração: 01/02/02, (SVF). Alteração: 11/12/2017, GIB.</text:p>
          </table:table-cell>
          <table:table-cell office:value-type="string" calcext:value-type="string">
            <text:p>[]</text:p>
          </table:table-cell>
          <table:table-cell office:value-type="float" office:value="200" calcext:value-type="float">
            <text:p>200</text:p>
          </table:table-cell>
        </table:table-row>
        <table:table-row table:style-name="ro4">
          <table:table-cell office:value-type="float" office:value="276" calcext:value-type="float">
            <text:p>276</text:p>
          </table:table-cell>
          <table:table-cell office:value-type="string" calcext:value-type="string">
            <text:p>5e327651d0a3cf19aa5ba35f</text:p>
          </table:table-cell>
          <table:table-cell office:value-type="string" calcext:value-type="string">
            <text:p>AGR HC 80552</text:p>
          </table:table-cell>
          <table:table-cell office:value-type="string" calcext:value-type="string">
            <text:p>DJ 29-06-2001 PP-00036 <text:s/>EMENT VOL-02037-03 PP-00667</text:p>
          </table:table-cell>
          <table:table-cell office:value-type="string" calcext:value-type="string">
            <text:p>[]</text:p>
          </table:table-cell>
          <table:table-cell office:value-type="string" calcext:value-type="string">
            <text:p>AGTE. : MAURÍCIO RAMOS THOMAZ </text:p>
            <text:p>AGDO. : SUPERIOR TRIBUNAL DE JUSTIÇA</text:p>
          </table:table-cell>
          <table:table-cell office:value-type="string" calcext:value-type="string">
            <text:p>Acórdãos de outros Tribunais: HC 6918, (STJ). Número de páginas: (08). Análise:(CRP). Revisão:(CMM/AAF). Inclusão: 05/12/01, (SVF). Alteração: 06/12/01, (SVF). Alteração: 01/03/2018, JRM.</text:p>
          </table:table-cell>
          <table:table-cell office:value-type="string" calcext:value-type="string">
            <text:p>[]</text:p>
          </table:table-cell>
          <table:table-cell office:value-type="float" office:value="371" calcext:value-type="float">
            <text:p>371</text:p>
          </table:table-cell>
        </table:table-row>
        <table:table-row table:style-name="ro2">
          <table:table-cell office:value-type="float" office:value="314" calcext:value-type="float">
            <text:p>314</text:p>
          </table:table-cell>
          <table:table-cell office:value-type="string" calcext:value-type="string">
            <text:p>5e3276a6d0a3cf19aa5ba385</text:p>
          </table:table-cell>
          <table:table-cell office:value-type="string" calcext:value-type="string">
            <text:p>RHC 80520</text:p>
          </table:table-cell>
          <table:table-cell office:value-type="string" calcext:value-type="string">
            <text:p>DJ 27-04-2001 PP-00105 <text:s/>EMENT VOL-02028-05 PP-00942</text:p>
          </table:table-cell>
          <table:table-cell office:value-type="string" calcext:value-type="string">
            <text:p>[]</text:p>
          </table:table-cell>
          <table:table-cell office:value-type="string" calcext:value-type="string">
            <text:p>RECTE. : KLEBER DOS SANTOS MONTEIRO </text:p>
            <text:p>RECTE. : ANTONIO CARLOS DOS SANTOS MONTEIRO OU ANTÔNIO CARLOS DOS SANTOS MONTEIRO </text:p>
            <text:p>ADVDO. : ALEXANDRE SCHILLER FREIBURGHAUS </text:p>
            <text:p>RECDO. : SUPERIOR TRIBUNAL MILITAR</text:p>
          </table:table-cell>
          <table:table-cell office:value-type="string" calcext:value-type="string">
            <text:p>O RHC 80520 foi objeto dos RHCED, conhecidos e acolhidos, em 10/04/01. Número de páginas: (12). Análise:(CTM). Revisão:(AAF/F). Inclusão: 08/08/01, (MLR). Alteração: 20/11/01, (SVF). Alteração: 18/12/2017, JRM.</text:p>
          </table:table-cell>
          <table:table-cell office:value-type="string" calcext:value-type="string">
            <text:p>[]</text:p>
          </table:table-cell>
          <table:table-cell office:value-type="float" office:value="328" calcext:value-type="float">
            <text:p>328</text:p>
          </table:table-cell>
        </table:table-row>
        <table:table-row table:style-name="ro5">
          <table:table-cell office:value-type="float" office:value="319" calcext:value-type="float">
            <text:p>319</text:p>
          </table:table-cell>
          <table:table-cell office:value-type="string" calcext:value-type="string">
            <text:p>5e3276eed0a3cf19aa5ba38a</text:p>
          </table:table-cell>
          <table:table-cell office:value-type="string" calcext:value-type="string">
            <text:p>ED HC 80325</text:p>
          </table:table-cell>
          <table:table-cell office:value-type="string" calcext:value-type="string">
            <text:p>DJ 06-04-2001 PP-00100 <text:s/>EMENT VOL-02026-05 PP-01021</text:p>
          </table:table-cell>
          <table:table-cell office:value-type="string" calcext:value-type="string">
            <text:p>[]</text:p>
          </table:table-cell>
          <table:table-cell office:value-type="string" calcext:value-type="string">
            <text:p>EMBTE. : ANTONIO FERNANDO DE CAMARGO FREITAS </text:p>
            <text:p>ADV. : SALVADOR CONTI TAVARES </text:p>
            <text:p>EMBDO. : SUPERIOR TRIBUNAL DE JUSTIÇA</text:p>
          </table:table-cell>
          <table:table-cell office:value-type="string" calcext:value-type="string">
            <text:p>Os EDHC foram objeto do HCEDS, rejeitados, em 08/05/2001. Número de páginas: (08). Análise:(CTM). Revisão:(AAF). Inclusão: 17/09/01, (MLR). Alteração: 23/10/01, (MLR). Alteração: 09/01/2018, ALS.</text:p>
          </table:table-cell>
          <table:table-cell office:value-type="string" calcext:value-type="string">
            <text:p>[]</text:p>
          </table:table-cell>
          <table:table-cell office:value-type="float" office:value="323" calcext:value-type="float">
            <text:p>323</text:p>
          </table:table-cell>
        </table:table-row>
        <table:table-row table:style-name="ro2">
          <table:table-cell office:value-type="float" office:value="353" calcext:value-type="float">
            <text:p>353</text:p>
          </table:table-cell>
          <table:table-cell office:value-type="string" calcext:value-type="string">
            <text:p>5e327759d0a3cf19aa5ba3ac</text:p>
          </table:table-cell>
          <table:table-cell office:value-type="string" calcext:value-type="string">
            <text:p>AGR AI 298208</text:p>
          </table:table-cell>
          <table:table-cell office:value-type="string" calcext:value-type="string">
            <text:p>DJ 04-05-2001 PP-00019 <text:s/>EMENT VOL-02029-16 PP-03378</text:p>
          </table:table-cell>
          <table:table-cell office:value-type="string" calcext:value-type="string">
            <text:p>[]</text:p>
          </table:table-cell>
          <table:table-cell office:value-type="string" calcext:value-type="string">
            <text:p>AGTES. : RICARDO OLIVEIRA ACCIOLY E OUTROS </text:p>
            <text:p>ADVDOS. : MARIA CRISTINA IRIGOYEN PEDUZZI E OUTROS </text:p>
            <text:p>AGDA. : PETRÓLEO BRASILEIRO S/A - PETROBRÁS </text:p>
            <text:p>ADVDOS. : RUY JORGE CALDAS PEREIRA E OUTROS</text:p>
          </table:table-cell>
          <table:table-cell office:value-type="string" calcext:value-type="string">
            <text:p>O AI 337431 AgR foi objeto dos Embargos de Declaração rejeitados em 26/02/2002. O AI 343736 AgR foi objeto dos Embargos de Declaração rejeitados em 05/03/2002. Número de páginas: (04). Análise:(FCB). Revisão:(RCO/AAF). Inclusão: 30/08/01, (MLR). Alteração: 14/03/05, (MLR). Alteração: 24/01/2018, CLS.</text:p>
          </table:table-cell>
          <table:table-cell office:value-type="string" calcext:value-type="string">
            <text:p>[]</text:p>
          </table:table-cell>
          <table:table-cell office:value-type="float" office:value="285" calcext:value-type="float">
            <text:p>285</text:p>
          </table:table-cell>
        </table:table-row>
        <table:table-row table:style-name="ro2">
          <table:table-cell office:value-type="float" office:value="385" calcext:value-type="float">
            <text:p>385</text:p>
          </table:table-cell>
          <table:table-cell office:value-type="string" calcext:value-type="string">
            <text:p>5e32780dd0a3cf19aa5ba3cc</text:p>
          </table:table-cell>
          <table:table-cell office:value-type="string" calcext:value-type="string">
            <text:p>AGR AI 293991</text:p>
          </table:table-cell>
          <table:table-cell office:value-type="string" calcext:value-type="string">
            <text:p>DJ 09-03-2001 PP-00106 <text:s/>EMENT VOL-02022-06 PP-01227</text:p>
          </table:table-cell>
          <table:table-cell office:value-type="string" calcext:value-type="string">
            <text:p>[]</text:p>
          </table:table-cell>
          <table:table-cell office:value-type="string" calcext:value-type="string">
            <text:p>AGTE. : PLANICAMPO TERRAPLANAGEM LTDA </text:p>
            <text:p>ADVDO. : CARLOS DEMETRIO FRANCISCO </text:p>
            <text:p>AGDA. : DENISE APARECIDA PETRONILHO CANALI </text:p>
            <text:p>ADVDO. : NELSON MEYER</text:p>
          </table:table-cell>
          <table:table-cell office:value-type="string" calcext:value-type="string">
            <text:p>Número de páginas: (04). Análise: (FCB). Revisão: (RCO/AAF). O AI 474210 AgR ED foi objeto de embargos de declaração rejeitados em 29/11/2005. Inclusão: 08/06/01, (MLR). Alteração: 16/02/06, (NAL). Alteração: 01/12/2017, CLS.</text:p>
          </table:table-cell>
          <table:table-cell office:value-type="string" calcext:value-type="string">
            <text:p>[]</text:p>
          </table:table-cell>
          <table:table-cell office:value-type="float" office:value="246" calcext:value-type="float">
            <text:p>246</text:p>
          </table:table-cell>
        </table:table-row>
        <table:table-row table:style-name="ro2">
          <table:table-cell office:value-type="float" office:value="388" calcext:value-type="float">
            <text:p>388</text:p>
          </table:table-cell>
          <table:table-cell office:value-type="string" calcext:value-type="string">
            <text:p>5e32782ed0a3cf19aa5ba3cf</text:p>
          </table:table-cell>
          <table:table-cell office:value-type="string" calcext:value-type="string">
            <text:p>AGR AI 294607</text:p>
          </table:table-cell>
          <table:table-cell office:value-type="string" calcext:value-type="string">
            <text:p>DJ 06-04-2001 PP-00088 <text:s/>EMENT VOL-02026-17 PP-03661</text:p>
          </table:table-cell>
          <table:table-cell office:value-type="string" calcext:value-type="string">
            <text:p>[]</text:p>
          </table:table-cell>
          <table:table-cell office:value-type="string" calcext:value-type="string">
            <text:p>AGTE. : SINDICATO NACIONAL DOS DOCENTES DAS INSTITUIÇÕES DE ENSINO SUPERIOR - ANDES - SINDICATO NACIONAL </text:p>
            <text:p>ADVDOS. : MILTON CARRIJO GALVÃO E OUTROS </text:p>
            <text:p>AGDA. : UNIVERSIDADE FEDERAL DO PARANÁ </text:p>
            <text:p>ADVDA. : ANGELA MONTEIRO TAVARES DA SILVA MELLUSO</text:p>
          </table:table-cell>
          <table:table-cell office:value-type="string" calcext:value-type="string">
            <text:p>O AI 294607 AgR foi objeto de embargos de declaração rejeitados em 04/12/2002. Número de páginas: (06). Análise:(XAT). Revisão:(RCO/AAF). Inclusão: 26/04/01, (MLR). Alteração: 22/04/05, (SVF). Alteração: 15/12/2017, ALS.</text:p>
          </table:table-cell>
          <table:table-cell office:value-type="string" calcext:value-type="string">
            <text:p>[]</text:p>
          </table:table-cell>
          <table:table-cell office:value-type="float" office:value="419" calcext:value-type="float">
            <text:p>419</text:p>
          </table:table-cell>
        </table:table-row>
        <table:table-row table:style-name="ro2">
          <table:table-cell office:value-type="float" office:value="390" calcext:value-type="float">
            <text:p>390</text:p>
          </table:table-cell>
          <table:table-cell office:value-type="string" calcext:value-type="string">
            <text:p>5e32782ed0a3cf19aa5ba3d1</text:p>
          </table:table-cell>
          <table:table-cell office:value-type="string" calcext:value-type="string">
            <text:p>AGR AI 278952</text:p>
          </table:table-cell>
          <table:table-cell office:value-type="string" calcext:value-type="string">
            <text:p>DJ 30-03-2001 PP-00082 <text:s/>EMENT VOL-02025-04 PP-00795</text:p>
          </table:table-cell>
          <table:table-cell office:value-type="string" calcext:value-type="string">
            <text:p>[]</text:p>
          </table:table-cell>
          <table:table-cell office:value-type="string" calcext:value-type="string">
            <text:p>AGTE. : DAVID WAGENER COIMBRA </text:p>
            <text:p>ADVDOS. : NEREU LIMA E OUTRA </text:p>
            <text:p>AGDO. : JOSÉ ANTÔNIO DE AZEVEDO NETO </text:p>
            <text:p>ADVDO. : JOSÉ ANTÔNIO DE AZEVEDO NETO</text:p>
          </table:table-cell>
          <table:table-cell office:value-type="string" calcext:value-type="string">
            <text:p>Obs.: - O AI 495289 ED foi objeto dos Embargos de Declaração rejeitados em 14/09/2004. - O AI 469448-AgR foi objeto dos Embargos de Declaração rejeitdos em 14/09/2004. Número de páginas: (05). Análise:(CMM). Revisão:(AAF). Inclusão: 16/04/01, (MLR). Alteração: 25/11/04, (MLR). Alteração: 13/12/2017, PDR.</text:p>
          </table:table-cell>
          <table:table-cell office:value-type="string" calcext:value-type="string">
            <text:p>[]</text:p>
          </table:table-cell>
          <table:table-cell office:value-type="float" office:value="409" calcext:value-type="float">
            <text:p>409</text:p>
          </table:table-cell>
        </table:table-row>
        <table:table-row table:style-name="ro2">
          <table:table-cell office:value-type="float" office:value="405" calcext:value-type="float">
            <text:p>405</text:p>
          </table:table-cell>
          <table:table-cell office:value-type="string" calcext:value-type="string">
            <text:p>5e32785ed0a3cf19aa5ba3e0</text:p>
          </table:table-cell>
          <table:table-cell office:value-type="string" calcext:value-type="string">
            <text:p>AGR RE 262842</text:p>
          </table:table-cell>
          <table:table-cell office:value-type="string" calcext:value-type="string">
            <text:p>DJ 30-03-2001 PP-00111 <text:s/>EMENT VOL-02025-03 PP-00601</text:p>
          </table:table-cell>
          <table:table-cell office:value-type="string" calcext:value-type="string">
            <text:p>[]</text:p>
          </table:table-cell>
          <table:table-cell office:value-type="string" calcext:value-type="string">
            <text:p>AGTE. : CONSCOL - CONSTRUTORA COTEPADRE LTDA </text:p>
            <text:p>ADVDOS. : MAXIMINIANO EDUARDO ANDRADE CARDOSO E OUTROS </text:p>
            <text:p>AGDA. : UNIÃO </text:p>
            <text:p>ADVDO. : PFN - ADONIAS DOS SANTOS COSTA</text:p>
          </table:table-cell>
          <table:table-cell office:value-type="string" calcext:value-type="string">
            <text:p>Obs: - O RE 233565 AgR foi objeto dos RE AgR ED rejeitados em 18/12/2001. - O RE 234306-AgR foi objeto dos RE AgR ED rejeitados em 18/12/2001. - O RE 253755 AgR foi objeto dos RE AgR ED rejeitados em 18/12/2001. Número de páginas: (07). Análise:(CTM). Revisão:(RCO). Inclusão: 08/06/01, (MLR). Alteração: 06/05/04, (SVF). Alteração: 19/12/2017, PDR.</text:p>
          </table:table-cell>
          <table:table-cell office:value-type="string" calcext:value-type="string">
            <text:p>[]</text:p>
          </table:table-cell>
          <table:table-cell office:value-type="float" office:value="407" calcext:value-type="float">
            <text:p>407</text:p>
          </table:table-cell>
        </table:table-row>
        <table:table-row table:style-name="ro2">
          <table:table-cell office:value-type="float" office:value="439" calcext:value-type="float">
            <text:p>439</text:p>
          </table:table-cell>
          <table:table-cell office:value-type="string" calcext:value-type="string">
            <text:p>5e3278afd0a3cf19aa5ba402</text:p>
          </table:table-cell>
          <table:table-cell office:value-type="string" calcext:value-type="string">
            <text:p>AGR AI 300906</text:p>
          </table:table-cell>
          <table:table-cell office:value-type="string" calcext:value-type="string">
            <text:p>DJ 18-05-2001 PP-00444 <text:s/>EMENT VOL-02031-11 PP-02232</text:p>
          </table:table-cell>
          <table:table-cell office:value-type="string" calcext:value-type="string">
            <text:p>[]</text:p>
          </table:table-cell>
          <table:table-cell office:value-type="string" calcext:value-type="string">
            <text:p>AGTE. : SOUZA CRUZ S/A </text:p>
            <text:p>ADVDOS. : JOSÉ MARIA DE SOUZA ANDRADE E OUTROS </text:p>
            <text:p>AGDO. : JOSÉ CARLOS GOMES DE PAIVA </text:p>
            <text:p>ADVDOS. : ALCINETE NASCIMENTO DE SOUZA E OUTRO</text:p>
          </table:table-cell>
          <table:table-cell office:value-type="string" calcext:value-type="string">
            <text:p>Obs.: o AI 343622 AgR foi objeto dos AI AgR ED rejeitados em 12/03/2002. - o AI 321524 AgR foi objeto dos AI AgR ED rejeitados em 05/03/2002. - o AI 372351 AgR foi objeto dos AI AgR ED rejeitados em 20/08/2002. Número de páginas: (05). Análise:(TAT). Revisão:(COF/AAF). Inclusão: 08/07/01, (MLR). Alteração: 06/01/2005, (JAC). Alteração: 19/01/2018, PDR.</text:p>
          </table:table-cell>
          <table:table-cell office:value-type="string" calcext:value-type="string">
            <text:p>[]</text:p>
          </table:table-cell>
          <table:table-cell office:value-type="float" office:value="568" calcext:value-type="float">
            <text:p>568</text:p>
          </table:table-cell>
        </table:table-row>
        <table:table-row table:style-name="ro6">
          <table:table-cell office:value-type="float" office:value="498" calcext:value-type="float">
            <text:p>498</text:p>
          </table:table-cell>
          <table:table-cell office:value-type="string" calcext:value-type="string">
            <text:p>5e327942d0a3cf19aa5ba43d</text:p>
          </table:table-cell>
          <table:table-cell office:value-type="string" calcext:value-type="string">
            <text:p>ACO 320</text:p>
          </table:table-cell>
          <table:table-cell office:value-type="string" calcext:value-type="string">
            <text:p>DJ 31-08-2001 PP-00034 <text:s/>EMENT VOL-02041-01 PP-00020</text:p>
          </table:table-cell>
          <table:table-cell office:value-type="string" calcext:value-type="string">
            <text:p>[]</text:p>
          </table:table-cell>
          <table:table-cell office:value-type="string" calcext:value-type="string">
            <text:p>AUTOR : ESTADO DE SANTA CATARINA </text:p>
            <text:p>ADVDO. : ASSI SCHIFTER </text:p>
            <text:p>RÉU : MANOEL GONCALVES E CÔNJUGE </text:p>
            <text:p>RÉU : UNIÃO FEDERAL </text:p>
            <text:p>RÉU : GARDEN HOTEL S/A</text:p>
          </table:table-cell>
          <table:table-cell office:value-type="string" calcext:value-type="string">
            <text:p>Obs.: Alteração do Relator de acordo com art. 38, inciso IV, letra b. Número de páginas: (61). Análise:(COF). Revisão:(). Inclusão: 10/04/02, (MLR). Alteração: 15/04/02, (MLR). Alteração: 16/02/2018, CLS.</text:p>
          </table:table-cell>
          <table:table-cell office:value-type="string" calcext:value-type="string">
            <text:p>[]</text:p>
          </table:table-cell>
          <table:table-cell office:value-type="float" office:value="493" calcext:value-type="float">
            <text:p>493</text:p>
          </table:table-cell>
        </table:table-row>
        <table:table-row table:style-name="ro2">
          <table:table-cell office:value-type="float" office:value="532" calcext:value-type="float">
            <text:p>532</text:p>
          </table:table-cell>
          <table:table-cell office:value-type="string" calcext:value-type="string">
            <text:p>5e3279e9d0a3cf19aa5ba45f</text:p>
          </table:table-cell>
          <table:table-cell office:value-type="string" calcext:value-type="string">
            <text:p>AGR AI 307918</text:p>
          </table:table-cell>
          <table:table-cell office:value-type="string" calcext:value-type="string">
            <text:p>DJ 14-05-2001 PP-00189   EMENT VOL-02030-11 PP-02294</text:p>
            <text:p>REPUBLICAÇÃO: DJ 18-05-2001 PP-00077</text:p>
          </table:table-cell>
          <table:table-cell office:value-type="string" calcext:value-type="string">
            <text:p>[]</text:p>
          </table:table-cell>
          <table:table-cell office:value-type="string" calcext:value-type="string">
            <text:p>AGTES. : MANOEL FRANCISCO DE MORAES CAVALCANTI E OUTRO </text:p>
            <text:p>ADVDOS. : JOSÉ LINEU DE FREITAS E OUTRO </text:p>
            <text:p>AGDA. : UNIVERSIDADE FEDERAL RURAL DE PERNAMBUCO - UFRPE </text:p>
            <text:p>ADV. : ADVOGADO-GERAL DA UNIÃO</text:p>
          </table:table-cell>
          <table:table-cell office:value-type="string" calcext:value-type="string">
            <text:p>O AGRAG 307918 foi objeto dos AGAED, rejeitados. Número de páginas: (05). Análise: (CRP). Revisão: (RCO/AAF). Inclusão: 04/06/01, (MLR). Alteração: 07/02/06, (MLR). Alteração: 16/01/2018, GIB.</text:p>
          </table:table-cell>
          <table:table-cell office:value-type="string" calcext:value-type="string">
            <text:p>[]</text:p>
          </table:table-cell>
          <table:table-cell office:value-type="float" office:value="714" calcext:value-type="float">
            <text:p>714</text:p>
          </table:table-cell>
        </table:table-row>
        <table:table-row table:style-name="ro2">
          <table:table-cell office:value-type="float" office:value="546" calcext:value-type="float">
            <text:p>546</text:p>
          </table:table-cell>
          <table:table-cell office:value-type="string" calcext:value-type="string">
            <text:p>5e327a03d0a3cf19aa5ba46d</text:p>
          </table:table-cell>
          <table:table-cell office:value-type="string" calcext:value-type="string">
            <text:p>AGR AI 302845</text:p>
          </table:table-cell>
          <table:table-cell office:value-type="string" calcext:value-type="string">
            <text:p>DJ 14-05-2001 PP-00189  EMENT VOL-02030-10 PP-02141</text:p>
            <text:p>REPUBLICAÇÃO: DJ 18-05-2001 PP-00075</text:p>
          </table:table-cell>
          <table:table-cell office:value-type="string" calcext:value-type="string">
            <text:p>[]</text:p>
          </table:table-cell>
          <table:table-cell office:value-type="string" calcext:value-type="string">
            <text:p>AGTE. : VOLKSWAGEN DO BRASIL LTDA. </text:p>
            <text:p>ADVDOS. : JOSÉ GONÇALVES BARROS JÚNIOR E OUTROS. </text:p>
            <text:p>AGDO. : SINDICATO DOS METALÚRGICOS DO ABC. </text:p>
            <text:p>ADVDOS. : MARCELISE DE MIRANDA AZEVEDO E OUTROS.</text:p>
          </table:table-cell>
          <table:table-cell office:value-type="string" calcext:value-type="string">
            <text:p>Obs: O AI 338380 AgR foi objeto dos AI AgR ED rejeitados em 05.03.2002. Número de páginas: (5). Análise: (FCB). Revisão: (RCO/AAF). Inclusão: 06/09/01, (SVF). Alteração: 05/05/04, (MLR). Alteração: 16/01/2018, GIB.</text:p>
          </table:table-cell>
          <table:table-cell office:value-type="string" calcext:value-type="string">
            <text:p>[]</text:p>
          </table:table-cell>
          <table:table-cell office:value-type="float" office:value="698" calcext:value-type="float">
            <text:p>698</text:p>
          </table:table-cell>
        </table:table-row>
        <table:table-row table:style-name="ro2">
          <table:table-cell office:value-type="float" office:value="558" calcext:value-type="float">
            <text:p>558</text:p>
          </table:table-cell>
          <table:table-cell office:value-type="string" calcext:value-type="string">
            <text:p>5e327a0fd0a3cf19aa5ba479</text:p>
          </table:table-cell>
          <table:table-cell office:value-type="string" calcext:value-type="string">
            <text:p>AGR AI 283051</text:p>
          </table:table-cell>
          <table:table-cell office:value-type="string" calcext:value-type="string">
            <text:p>DJ 20-04-2001 PP-00116 <text:s/>EMENT VOL-02027-15 PP-03329</text:p>
          </table:table-cell>
          <table:table-cell office:value-type="string" calcext:value-type="string">
            <text:p>[]</text:p>
          </table:table-cell>
          <table:table-cell office:value-type="string" calcext:value-type="string">
            <text:p>AGTES. : NYCE DE OLIVEIRA REIS E OUTRAS </text:p>
            <text:p>ADVDOS. : HÉLIO JOSÉ FIGUEIREDO E OUTRO </text:p>
            <text:p>AGDO. : INSTITUTO NACIONAL DO SEGURO SOCIAL - INSS </text:p>
            <text:p>ADV. : PAULO VIRGÍLIO DE B. PORTELA</text:p>
          </table:table-cell>
          <table:table-cell office:value-type="string" calcext:value-type="string">
            <text:p>Obs.: - O AI 310269 AgR foi objeto dos AI-AgR-ED rejeitados. - O AI 259008 AgR foi objeto dos AI-AgR-ED rejeitados em 04/06/2002. Número de páginas: (06). Análise:(TAT). Revisão:(RCO/AAF). Inclusão: 25/05/01, (SVF). Alteração: 06/12/02, (SVF). Alteração: 18/12/2017, JLS.</text:p>
          </table:table-cell>
          <table:table-cell office:value-type="string" calcext:value-type="string">
            <text:p>[]</text:p>
          </table:table-cell>
          <table:table-cell office:value-type="float" office:value="685" calcext:value-type="float">
            <text:p>685</text:p>
          </table:table-cell>
        </table:table-row>
        <table:table-row table:style-name="ro2">
          <table:table-cell office:value-type="float" office:value="573" calcext:value-type="float">
            <text:p>573</text:p>
          </table:table-cell>
          <table:table-cell office:value-type="string" calcext:value-type="string">
            <text:p>5e327a26d0a3cf19aa5ba488</text:p>
          </table:table-cell>
          <table:table-cell office:value-type="string" calcext:value-type="string">
            <text:p>AGR AI 296053</text:p>
          </table:table-cell>
          <table:table-cell office:value-type="string" calcext:value-type="string">
            <text:p>DJ 14-05-2001 PP-00189  EMENT VOL-02030-09 PP-01794</text:p>
            <text:p>REPUBLICAÇÃO: DJ 18-05-2001 PP-00072</text:p>
          </table:table-cell>
          <table:table-cell office:value-type="string" calcext:value-type="string">
            <text:p>[]</text:p>
          </table:table-cell>
          <table:table-cell office:value-type="string" calcext:value-type="string">
            <text:p>AGTE. : FAUSTO BORBA PRATES </text:p>
            <text:p>ADVDOS. : CARLOS ADEMIR MORAES E OUTROS </text:p>
            <text:p>AGDO. : BANCO CENTRAL DO BRASIL </text:p>
            <text:p>ADVDO. : PROCURADOR-GERAL DO BANCO CENTRAL DO BRASIL</text:p>
          </table:table-cell>
          <table:table-cell office:value-type="string" calcext:value-type="string">
            <text:p>O AI 305211 AgR foi objeto dos Embargos de Declaração rejeitados. O AI 347490 AgR-ED foi objeto dos Embargos de Declaração não conhecidos em 26/03/2002. Número de páginas: (04). Análise: (MML). Revisão: (COF). Inclusão: 28/06/01, (SVF). Alteração: 31/03/05, (MLR). Alteração: 15/01/2018, GIB.</text:p>
          </table:table-cell>
          <table:table-cell office:value-type="string" calcext:value-type="string">
            <text:p>[]</text:p>
          </table:table-cell>
          <table:table-cell office:value-type="float" office:value="668" calcext:value-type="float">
            <text:p>668</text:p>
          </table:table-cell>
        </table:table-row>
        <table:table-row table:style-name="ro2">
          <table:table-cell office:value-type="float" office:value="580" calcext:value-type="float">
            <text:p>580</text:p>
          </table:table-cell>
          <table:table-cell office:value-type="string" calcext:value-type="string">
            <text:p>5e327a2ad0a3cf19aa5ba48f</text:p>
          </table:table-cell>
          <table:table-cell office:value-type="string" calcext:value-type="string">
            <text:p>AGR AI 306987</text:p>
          </table:table-cell>
          <table:table-cell office:value-type="string" calcext:value-type="string">
            <text:p>DJ 18-05-2001 PP-00444 <text:s/>EMENT VOL-02031-11 PP-02325</text:p>
          </table:table-cell>
          <table:table-cell office:value-type="string" calcext:value-type="string">
            <text:p>[]</text:p>
          </table:table-cell>
          <table:table-cell office:value-type="string" calcext:value-type="string">
            <text:p>AGRAVANTE: MEDCAL PRODUTOS FARMACÊUTICOS LTDA </text:p>
            <text:p>ADVOGADOS: ANTONIO DANIEL C. R. DE SOUZA E OUTROS </text:p>
            <text:p>ADVOGADO: PEDRO SALES DE LIMA NETO </text:p>
            <text:p>ADVOGADOS: JOSÉ MENDES DOS SANTOS E OUTROS</text:p>
          </table:table-cell>
          <table:table-cell office:value-type="string" calcext:value-type="string">
            <text:p>Número de páginas: (04). Inclusão: 07/02/2018, MNS</text:p>
          </table:table-cell>
          <table:table-cell office:value-type="string" calcext:value-type="string">
            <text:p>[]</text:p>
          </table:table-cell>
          <table:table-cell office:value-type="float" office:value="661" calcext:value-type="float">
            <text:p>661</text:p>
          </table:table-cell>
        </table:table-row>
        <table:table-row table:style-name="ro2">
          <table:table-cell office:value-type="float" office:value="601" calcext:value-type="float">
            <text:p>601</text:p>
          </table:table-cell>
          <table:table-cell office:value-type="string" calcext:value-type="string">
            <text:p>5e327a4fd0a3cf19aa5ba4a4</text:p>
          </table:table-cell>
          <table:table-cell office:value-type="string" calcext:value-type="string">
            <text:p>AGR AI 296392</text:p>
          </table:table-cell>
          <table:table-cell office:value-type="string" calcext:value-type="string">
            <text:p>DJ 04-05-2001 PP-00018 <text:s/>EMENT VOL-02029-16 PP-03301</text:p>
          </table:table-cell>
          <table:table-cell office:value-type="string" calcext:value-type="string">
            <text:p>[]</text:p>
          </table:table-cell>
          <table:table-cell office:value-type="string" calcext:value-type="string">
            <text:p>AGTE. : DIVINÓPOLIS DISEL LTDA - DIDIL </text:p>
            <text:p>ADVDOS. : EDUARDO DE BARROS PEREIRA E OUTROS </text:p>
            <text:p>AGDA. : UNIÃO </text:p>
            <text:p>ADVDA. : PFN - MARIA DIONNE DE ARAÚJO FELIPE</text:p>
          </table:table-cell>
          <table:table-cell office:value-type="string" calcext:value-type="string">
            <text:p>Obs: O AI 390934 AgR foi objeto de embargos, rejeitados em 23/09/2003. Número de páginas: (04). Análise:(FCB). Revisão:(RCO/AAF). Inclusão: 29/08/01, (MLR). Alteração: 13/05/04, (JVC). Alteração: 23/01/2018, CLS.</text:p>
          </table:table-cell>
          <table:table-cell office:value-type="string" calcext:value-type="string">
            <text:p>[]</text:p>
          </table:table-cell>
          <table:table-cell office:value-type="float" office:value="637" calcext:value-type="float">
            <text:p>637</text:p>
          </table:table-cell>
        </table:table-row>
        <table:table-row table:style-name="ro2">
          <table:table-cell office:value-type="float" office:value="619" calcext:value-type="float">
            <text:p>619</text:p>
          </table:table-cell>
          <table:table-cell office:value-type="string" calcext:value-type="string">
            <text:p>5e327a8cd0a3cf19aa5ba4b6</text:p>
          </table:table-cell>
          <table:table-cell office:value-type="string" calcext:value-type="string">
            <text:p>AGR AI 301581</text:p>
          </table:table-cell>
          <table:table-cell office:value-type="string" calcext:value-type="string">
            <text:p>DJ 04-05-2001 PP-00020 <text:s/>EMENT VOL-02029-17 PP-03492</text:p>
          </table:table-cell>
          <table:table-cell office:value-type="string" calcext:value-type="string">
            <text:p>[]</text:p>
          </table:table-cell>
          <table:table-cell office:value-type="string" calcext:value-type="string">
            <text:p>AGTE. : BANCO ABN AMRO REAL S/A. </text:p>
            <text:p>ADVDOS. : MARIA CRISTINA IRIGOYEN PEDUZZI E OUTROS </text:p>
            <text:p>AGDO. : DAURO ANTÔNIO DE MOURA GONÇALVES </text:p>
            <text:p>ADVDOS. : JOSÉ EYMARD LOGUÉRCIO E OUTROS</text:p>
          </table:table-cell>
          <table:table-cell office:value-type="string" calcext:value-type="string">
            <text:p>O AI 417193 AgR foi objeto de embargos de declaração rejeitados em 14/12/2004. Número de páginas: (05). Análise:(FCB). Revisão:(RCO/AAF). Inclusão: 28/08/01, (SVF). Alteração: 05/08/05, (SVF). Alteração: 26/01/2018, CLS.</text:p>
          </table:table-cell>
          <table:table-cell office:value-type="string" calcext:value-type="string">
            <text:p>[]</text:p>
          </table:table-cell>
          <table:table-cell office:value-type="float" office:value="617" calcext:value-type="float">
            <text:p>617</text:p>
          </table:table-cell>
        </table:table-row>
        <table:table-row table:style-name="ro5">
          <table:table-cell office:value-type="float" office:value="622" calcext:value-type="float">
            <text:p>622</text:p>
          </table:table-cell>
          <table:table-cell office:value-type="string" calcext:value-type="string">
            <text:p>5e327a8dd0a3cf19aa5ba4b9</text:p>
          </table:table-cell>
          <table:table-cell office:value-type="string" calcext:value-type="string">
            <text:p>AGR AI 318701</text:p>
          </table:table-cell>
          <table:table-cell office:value-type="string" calcext:value-type="string">
            <text:p>DJ 04-05-2001 PP-00022 <text:s/>EMENT VOL-02029-17 PP-03648</text:p>
          </table:table-cell>
          <table:table-cell office:value-type="string" calcext:value-type="string">
            <text:p>[]</text:p>
          </table:table-cell>
          <table:table-cell office:value-type="string" calcext:value-type="string">
            <text:p>AGTE. : JOÃO BATISTA DO AMARAL </text:p>
            <text:p>ADVDOS. : IVAN CARLOS DE ARAÚJO E OUTROS </text:p>
            <text:p>AGDO. : MINISTÉRIO PÚBLICO ESTADUAL</text:p>
          </table:table-cell>
          <table:table-cell office:value-type="string" calcext:value-type="string">
            <text:p>Obs. O AI 318701 AgR foi objeto dos AI AgR ED recebidos. Número de páginas: (05). Análise:(CRP). Revisão:(RCO/AAF). Inclusão: 18/09/01, (MLR). Alteração: 27/05/03, (MLR). Alteração: 26/01/2018, CLS.</text:p>
          </table:table-cell>
          <table:table-cell office:value-type="string" calcext:value-type="string">
            <text:p>[]</text:p>
          </table:table-cell>
          <table:table-cell office:value-type="float" office:value="614" calcext:value-type="float">
            <text:p>614</text:p>
          </table:table-cell>
        </table:table-row>
        <table:table-row table:style-name="ro2">
          <table:table-cell office:value-type="float" office:value="641" calcext:value-type="float">
            <text:p>641</text:p>
          </table:table-cell>
          <table:table-cell office:value-type="string" calcext:value-type="string">
            <text:p>5e327a9ed0a3cf19aa5ba4cc</text:p>
          </table:table-cell>
          <table:table-cell office:value-type="string" calcext:value-type="string">
            <text:p>RE 284449</text:p>
          </table:table-cell>
          <table:table-cell office:value-type="string" calcext:value-type="string">
            <text:p>DJ 04-05-2001 PP-00039 <text:s/>EMENT VOL-02029-13 PP-02725</text:p>
          </table:table-cell>
          <table:table-cell office:value-type="string" calcext:value-type="string">
            <text:p>[]</text:p>
          </table:table-cell>
          <table:table-cell office:value-type="string" calcext:value-type="string">
            <text:p>RECTE. : INSTITUTO NACIONAL DO SEGURO SOCIAL - INSS. </text:p>
            <text:p>ADVDA. : VILMA WESTMANN ANDERLINI. </text:p>
            <text:p>RECDO. : ANTONIO IVO ROSETTO. </text:p>
            <text:p>ADV. : ROMEU TERTULIANO.</text:p>
          </table:table-cell>
          <table:table-cell office:value-type="string" calcext:value-type="string">
            <text:p>Número de páginas: (14). Análise:(CRP). Revisão:(RCO/AAF). Inclusão: 24/09/01, (SVF). Alteração: 08/08/03, (MLR). Alteralção: 05/02/2018, CLS.</text:p>
          </table:table-cell>
          <table:table-cell office:value-type="string" calcext:value-type="string">
            <text:p>[]</text:p>
          </table:table-cell>
          <table:table-cell office:value-type="float" office:value="593" calcext:value-type="float">
            <text:p>593</text:p>
          </table:table-cell>
        </table:table-row>
        <table:table-row table:style-name="ro2">
          <table:table-cell office:value-type="float" office:value="674" calcext:value-type="float">
            <text:p>674</text:p>
          </table:table-cell>
          <table:table-cell office:value-type="string" calcext:value-type="string">
            <text:p>5e327aeed0a3cf19aa5ba4ed</text:p>
          </table:table-cell>
          <table:table-cell office:value-type="string" calcext:value-type="string">
            <text:p>RE 299768</text:p>
          </table:table-cell>
          <table:table-cell office:value-type="string" calcext:value-type="string">
            <text:p>DJ 01-06-2001 PP-00092 <text:s/>EMENT VOL-02033-08 PP-01738</text:p>
          </table:table-cell>
          <table:table-cell office:value-type="string" calcext:value-type="string">
            <text:p>[]</text:p>
          </table:table-cell>
          <table:table-cell office:value-type="string" calcext:value-type="string">
            <text:p>RECTE. : GOLDEN CROSS - ASSISTÊNCIA INTERNACIONAL DE SAÚDE </text:p>
            <text:p>ADV. : WALFRIDO GOUVEIA DE GUSMÃO </text:p>
            <text:p>RECDO. : ANTÔNIO PEREIRA DE AMORIM </text:p>
            <text:p>ADVDOS. : CARMEM SOFIA MENDONÇA AGUIAR DA SILVA E OUTROS</text:p>
          </table:table-cell>
          <table:table-cell office:value-type="string" calcext:value-type="string">
            <text:p>Número de páginas: (05). A nálise:(MML). Revisão:(RCO/AAF). Inclusão: 13/08/01, (MLR). Alteração: 26/01/06, (AGS). Alteração: 30/01/2018, ALS.</text:p>
          </table:table-cell>
          <table:table-cell office:value-type="string" calcext:value-type="string">
            <text:p>[]</text:p>
          </table:table-cell>
          <table:table-cell office:value-type="float" office:value="859" calcext:value-type="float">
            <text:p>859</text:p>
          </table:table-cell>
        </table:table-row>
        <table:table-row table:style-name="ro2">
          <table:table-cell office:value-type="float" office:value="695" calcext:value-type="float">
            <text:p>695</text:p>
          </table:table-cell>
          <table:table-cell office:value-type="string" calcext:value-type="string">
            <text:p>5e327b0fd0a3cf19aa5ba502</text:p>
          </table:table-cell>
          <table:table-cell office:value-type="string" calcext:value-type="string">
            <text:p>AGR AI 302142</text:p>
          </table:table-cell>
          <table:table-cell office:value-type="string" calcext:value-type="string">
            <text:p>DJ 08-06-2001 PP-00010 <text:s/>EMENT VOL-02034-06 PP-01285</text:p>
          </table:table-cell>
          <table:table-cell office:value-type="string" calcext:value-type="string">
            <text:p>[]</text:p>
          </table:table-cell>
          <table:table-cell office:value-type="string" calcext:value-type="string">
            <text:p>AGTE. : ARMANDO CAMARGO PEREIRA </text:p>
            <text:p>ADV. : JOÃO PEREIRA ALVES JÚNIOR </text:p>
            <text:p>ADVDOS. : GIANE DORA FALAVIGNA E OUTROS </text:p>
            <text:p>AGDO. : CONSELHO SUPERIOR DA MAGISTRATURA</text:p>
          </table:table-cell>
          <table:table-cell office:value-type="string" calcext:value-type="string">
            <text:p>- O AI 445798 AgR foi objeto dos embargos de declaração rejeitados em 03/08/2004 Número de páginas: (05). Análise: (CRP). Revisão: (RCO/AAF). Inclusão: 16/08/01, (SVF). Alteração: 30/08/04, (SVF). Alteração: 22/01/2018, GIB.</text:p>
          </table:table-cell>
          <table:table-cell office:value-type="string" calcext:value-type="string">
            <text:p>[]</text:p>
          </table:table-cell>
          <table:table-cell office:value-type="float" office:value="881" calcext:value-type="float">
            <text:p>881</text:p>
          </table:table-cell>
        </table:table-row>
        <table:table-row table:style-name="ro2">
          <table:table-cell office:value-type="float" office:value="708" calcext:value-type="float">
            <text:p>708</text:p>
          </table:table-cell>
          <table:table-cell office:value-type="string" calcext:value-type="string">
            <text:p>5e327b64d0a3cf19aa5ba50f</text:p>
          </table:table-cell>
          <table:table-cell office:value-type="string" calcext:value-type="string">
            <text:p>ED RE 229248</text:p>
          </table:table-cell>
          <table:table-cell office:value-type="string" calcext:value-type="string">
            <text:p>DJ 14-05-2001 PP-00189  EMENT VOL-02030-04 PP-00823</text:p>
            <text:p>REPUBLICAÇÃO: DJ 18-05-2001 PP-00086</text:p>
          </table:table-cell>
          <table:table-cell office:value-type="string" calcext:value-type="string">
            <text:p>[]</text:p>
          </table:table-cell>
          <table:table-cell office:value-type="string" calcext:value-type="string">
            <text:p>EMBTE. : MICROCITY-COMPUTADORES E SISTEMAS LTDA </text:p>
            <text:p>ADVDOS. : GERALDO AFONSO SANT'ANNA E OUTROS </text:p>
            <text:p>EMBDA. : UNIÃO FEDERAL </text:p>
            <text:p>ADV. : PFN - JOSÉ NAZARENO SANTANA DIAS</text:p>
          </table:table-cell>
          <table:table-cell office:value-type="string" calcext:value-type="string">
            <text:p>O RE 229248-ED foi objeto de embargos de declaração recebidos em 24/11/2004. Número de páginas: (04). Análise: (MML). Revisão: (COF). Inclusão: 26/07/01, (MLR). Alteração: 10/03/05, (JVC). Alteração: 18/01/2018, GIB.</text:p>
          </table:table-cell>
          <table:table-cell office:value-type="string" calcext:value-type="string">
            <text:p>[]</text:p>
          </table:table-cell>
          <table:table-cell office:value-type="float" office:value="867" calcext:value-type="float">
            <text:p>867</text:p>
          </table:table-cell>
        </table:table-row>
        <table:table-row table:style-name="ro6">
          <table:table-cell office:value-type="float" office:value="718" calcext:value-type="float">
            <text:p>718</text:p>
          </table:table-cell>
          <table:table-cell office:value-type="string" calcext:value-type="string">
            <text:p>5e327b9ad0a3cf19aa5ba519</text:p>
          </table:table-cell>
          <table:table-cell office:value-type="string" calcext:value-type="string">
            <text:p>AGR AI 284892</text:p>
          </table:table-cell>
          <table:table-cell office:value-type="string" calcext:value-type="string">
            <text:p>DJ 14-05-2001 PP-00189  EMENT VOL-02030-07 PP-01390</text:p>
            <text:p>REPUBLICAÇÃO: DJ 18-05-2001 PP-00069</text:p>
          </table:table-cell>
          <table:table-cell office:value-type="string" calcext:value-type="string">
            <text:p>[]</text:p>
          </table:table-cell>
          <table:table-cell office:value-type="string" calcext:value-type="string">
            <text:p>AGTES. : ALDA MARCHIORI NUSSBAUMER E OUTROS </text:p>
            <text:p>ADVDA. : BEATRIZ VERÍSSIMO DE SENA </text:p>
            <text:p>ADVDOS. : MARCELISE DE MIRANDA AZEVEDO E OUTROS </text:p>
            <text:p>AGDO. : ESTADO DO RIO GRANDE DO SUL </text:p>
            <text:p>ADVDO. : PGE - RS - YASSODARA CAMOZZATO</text:p>
          </table:table-cell>
          <table:table-cell office:value-type="string" calcext:value-type="string">
            <text:p>Obs.: O AGRAG 284892 foi objeto dos AGAED, rejeitados em 05.02.02. Número de páginas: (04). Análise: (CRP). Revisão: (RCO/AAF). Inclusão: 05/06/01, (SVF). Alteração: 07/05/02, (MLR). Alteração: 15/01/2018, GIB.</text:p>
          </table:table-cell>
          <table:table-cell office:value-type="string" calcext:value-type="string">
            <text:p>[]</text:p>
          </table:table-cell>
          <table:table-cell office:value-type="float" office:value="854" calcext:value-type="float">
            <text:p>854</text:p>
          </table:table-cell>
        </table:table-row>
        <table:table-row table:style-name="ro2">
          <table:table-cell office:value-type="float" office:value="727" calcext:value-type="float">
            <text:p>727</text:p>
          </table:table-cell>
          <table:table-cell office:value-type="string" calcext:value-type="string">
            <text:p>5e327ba0d0a3cf19aa5ba522</text:p>
          </table:table-cell>
          <table:table-cell office:value-type="string" calcext:value-type="string">
            <text:p>AGR AI 313852</text:p>
          </table:table-cell>
          <table:table-cell office:value-type="string" calcext:value-type="string">
            <text:p>DJ 22-06-2001 PP-00028 <text:s/>EMENT VOL-02036-07 PP-01284</text:p>
          </table:table-cell>
          <table:table-cell office:value-type="string" calcext:value-type="string">
            <text:p>[]</text:p>
          </table:table-cell>
          <table:table-cell office:value-type="string" calcext:value-type="string">
            <text:p>AGTES. : EGBERTO DE FARIA MELO JÚNIOR E CÔNJUGE </text:p>
            <text:p>ADV. : ABSAHY ALVES MENDONÇA </text:p>
            <text:p>AGDA. : ANA MARIA DE MELO GONÇALVES </text:p>
            <text:p>ADVDA. : ISA APARECIDA RASMUSSEN DE CASTRO</text:p>
          </table:table-cell>
          <table:table-cell office:value-type="string" calcext:value-type="string">
            <text:p>Obs: O AGRAG 313852 foi objeto dos AGAED, não conhecidos. Número de páginas: (04). Análise:(MML). Revisão:(COF/AAF). Inclusão: 18/07/01, (SVF). Alteração: 04/03/02, (SVF). Alteração: 06/03/2018, JLS.</text:p>
          </table:table-cell>
          <table:table-cell office:value-type="string" calcext:value-type="string">
            <text:p>[]</text:p>
          </table:table-cell>
          <table:table-cell office:value-type="float" office:value="844" calcext:value-type="float">
            <text:p>844</text:p>
          </table:table-cell>
        </table:table-row>
        <table:table-row table:style-name="ro5">
          <table:table-cell office:value-type="float" office:value="731" calcext:value-type="float">
            <text:p>731</text:p>
          </table:table-cell>
          <table:table-cell office:value-type="string" calcext:value-type="string">
            <text:p>5e327ba7d0a3cf19aa5ba526</text:p>
          </table:table-cell>
          <table:table-cell office:value-type="string" calcext:value-type="string">
            <text:p>AGR AI 311886</text:p>
          </table:table-cell>
          <table:table-cell office:value-type="string" calcext:value-type="string">
            <text:p>DJ 22-06-2001 PP-00028 <text:s/>EMENT VOL-02036-07 PP-01262</text:p>
          </table:table-cell>
          <table:table-cell office:value-type="string" calcext:value-type="string">
            <text:p>[]</text:p>
          </table:table-cell>
          <table:table-cell office:value-type="string" calcext:value-type="string">
            <text:p>AGTE. : REDE FERROVIÁRIA FEDERAL S/A - RFFSA, EM LIQUIDAÇÃO. </text:p>
            <text:p>ADVDOS. : JULIANO RICARDO DE VASCONCELOS COSTA COUTO E OUTROS. </text:p>
            <text:p>AGDO. : OTACÍLIO LEITE DA CUNHA.</text:p>
          </table:table-cell>
          <table:table-cell office:value-type="string" calcext:value-type="string">
            <text:p>- O AI 388272 AgR foi objeto de embargos de declaração rejeitados em 17/12/2002. Número de páginas: (4). Análise:(MML). Revisão:(CMM/AAF). Inclusão: 16/10/01, (SVF). Alteração: 18/10/04, (SVF). Alteração: 06/03/2018, JLS.</text:p>
          </table:table-cell>
          <table:table-cell office:value-type="string" calcext:value-type="string">
            <text:p>[]</text:p>
          </table:table-cell>
          <table:table-cell office:value-type="float" office:value="840" calcext:value-type="float">
            <text:p>840</text:p>
          </table:table-cell>
        </table:table-row>
        <table:table-row table:style-name="ro6">
          <table:table-cell office:value-type="float" office:value="765" calcext:value-type="float">
            <text:p>765</text:p>
          </table:table-cell>
          <table:table-cell office:value-type="string" calcext:value-type="string">
            <text:p>5e327be3d0a3cf19aa5ba548</text:p>
          </table:table-cell>
          <table:table-cell office:value-type="string" calcext:value-type="string">
            <text:p>MS 23550</text:p>
          </table:table-cell>
          <table:table-cell office:value-type="string" calcext:value-type="string">
            <text:p>DJ 31-10-2001 PP-00006 <text:s/>EMENT VOL-02050-03 PP-00534</text:p>
          </table:table-cell>
          <table:table-cell office:value-type="string" calcext:value-type="string">
            <text:p>[]</text:p>
          </table:table-cell>
          <table:table-cell office:value-type="string" calcext:value-type="string">
            <text:p>IMPTE. : POLI ENGENHARIA LTDA </text:p>
            <text:p>ADVDOS. : JOSÉ CUPERTINO DA LUZ NETO E OUTRA </text:p>
            <text:p>IMPDO. : PRESIDENTE DO TRIBUNAL DE CONTAS DA UNIÃO - TCU </text:p>
            <text:p>IMPDO. : SECRETÁRIO ADJUNTO DE ADMINISTRAÇÃO DA SUPERINTENDÊNCIA DA ZONA FRANCA DE MANAUS </text:p>
            <text:p>LIT.PAS. : CONSTRUTORA SÓLIDA LTDA</text:p>
          </table:table-cell>
          <table:table-cell office:value-type="string" calcext:value-type="string">
            <text:p>Obs.: Art.195 do Regimento Interno do TCU. Número de páginas: (31). Análise:(CTM). Revisão:(AAF). Inclusão: 28/02/02, (SVF). Alteração: 11/04/02, (SVF). Alteração: 05/04/2018, ALS.</text:p>
          </table:table-cell>
          <table:table-cell office:value-type="string" calcext:value-type="string">
            <text:p>[]</text:p>
          </table:table-cell>
          <table:table-cell office:value-type="float" office:value="801" calcext:value-type="float">
            <text:p>801</text:p>
          </table:table-cell>
        </table:table-row>
        <table:table-row table:style-name="ro3">
          <table:table-cell office:value-type="float" office:value="787" calcext:value-type="float">
            <text:p>787</text:p>
          </table:table-cell>
          <table:table-cell office:value-type="string" calcext:value-type="string">
            <text:p>5e327c2ed0a3cf19aa5ba55e</text:p>
          </table:table-cell>
          <table:table-cell office:value-type="string" calcext:value-type="string">
            <text:p>AGR RE 262607</text:p>
          </table:table-cell>
          <table:table-cell office:value-type="string" calcext:value-type="string">
            <text:p>DJ 01-06-2001 PP-00081 <text:s/>EMENT VOL-02033-05 PP-01007</text:p>
          </table:table-cell>
          <table:table-cell office:value-type="string" calcext:value-type="string">
            <text:p>[]</text:p>
          </table:table-cell>
          <table:table-cell office:value-type="string" calcext:value-type="string">
            <text:p>AGTES. : ISMAIR ALVES DA SILVA E OUTROS </text:p>
            <text:p>ADVDOS. : JOSÉ REINALDO NOGUEIRA DE OLIVEIRA E OUTROS </text:p>
            <text:p>AGDA. : CAIXA ECONÔMICA FEDERAL - CEF </text:p>
            <text:p>ADVDOS. : MARCELO ROGÉRIO MARTINS E OUTROS </text:p>
            <text:p>INTDA. : UNIÃO </text:p>
            <text:p>ADV. : ADVOGADO-GERAL DA UNIÃO</text:p>
          </table:table-cell>
          <table:table-cell office:value-type="string" calcext:value-type="string">
            <text:p>Número de páginas:(05). Análise:(MML). Revisão:(COF). Inclusão: 25/07/01, (MLR). Alteração: 18/07/03. (MLR). Alteração: 30/01/2018, ALS.</text:p>
          </table:table-cell>
          <table:table-cell office:value-type="string" calcext:value-type="string">
            <text:p>[]</text:p>
          </table:table-cell>
          <table:table-cell office:value-type="float" office:value="776" calcext:value-type="float">
            <text:p>776</text:p>
          </table:table-cell>
        </table:table-row>
        <table:table-row table:style-name="ro2">
          <table:table-cell office:value-type="float" office:value="790" calcext:value-type="float">
            <text:p>790</text:p>
          </table:table-cell>
          <table:table-cell office:value-type="string" calcext:value-type="string">
            <text:p>5e327c32d0a3cf19aa5ba561</text:p>
          </table:table-cell>
          <table:table-cell office:value-type="string" calcext:value-type="string">
            <text:p>AGR AI 310496</text:p>
          </table:table-cell>
          <table:table-cell office:value-type="string" calcext:value-type="string">
            <text:p>DJ 14-05-2001 PP-00189  EMENT VOL-02030-11 PP-02368</text:p>
            <text:p>REPUBLICAÇÃO: DJ 18-05-2001 PP-00078</text:p>
          </table:table-cell>
          <table:table-cell office:value-type="string" calcext:value-type="string">
            <text:p>[]</text:p>
          </table:table-cell>
          <table:table-cell office:value-type="string" calcext:value-type="string">
            <text:p>AGTE. : JOÃO BATISTA SARAUZA </text:p>
            <text:p>ADV. : CARLOS ALBERTO FERNANDES </text:p>
            <text:p>AGDO. : SONIEL FARIAS SILVA </text:p>
            <text:p>ADV. : AGNES DAMACENO</text:p>
          </table:table-cell>
          <table:table-cell office:value-type="string" calcext:value-type="string">
            <text:p>Número de páginas: (04). Análise: (MML). Revisão: (RCO/AAF). Obs.: O AI 440249 AgR foi objeto dos embargos declaratórios rejeitados em 20.04.2004. Inclusão: 06/08/01, (MLR). Alteração: 10/09/04, (MLR). Alteração: 16/01/2018, GIB.</text:p>
          </table:table-cell>
          <table:table-cell office:value-type="string" calcext:value-type="string">
            <text:p>[]</text:p>
          </table:table-cell>
          <table:table-cell office:value-type="float" office:value="773" calcext:value-type="float">
            <text:p>773</text:p>
          </table:table-cell>
        </table:table-row>
        <table:table-row table:style-name="ro2">
          <table:table-cell office:value-type="float" office:value="797" calcext:value-type="float">
            <text:p>797</text:p>
          </table:table-cell>
          <table:table-cell office:value-type="string" calcext:value-type="string">
            <text:p>5e327c3cd0a3cf19aa5ba568</text:p>
          </table:table-cell>
          <table:table-cell office:value-type="string" calcext:value-type="string">
            <text:p>AGR RE 280932</text:p>
          </table:table-cell>
          <table:table-cell office:value-type="string" calcext:value-type="string">
            <text:p>DJ 01-06-2001 PP-00082 <text:s/>EMENT VOL-02033-06 PP-01248</text:p>
          </table:table-cell>
          <table:table-cell office:value-type="string" calcext:value-type="string">
            <text:p>[]</text:p>
          </table:table-cell>
          <table:table-cell office:value-type="string" calcext:value-type="string">
            <text:p>AGTE. : ESTADO DO RIO GRANDE DO SUL (SUCESSOR DA CAIXA ECONÔMICA ESTADUAL) </text:p>
            <text:p>ADVDOS. : PGE-RS - PAULO MOURA JARDIM E OUTROS </text:p>
            <text:p>AGDOS. : JOSÉ DIÓGENES GARCIA E OUTROS </text:p>
            <text:p>ADVDOS. : JORGE SANTOS BUCHABQUI E OUTROS</text:p>
          </table:table-cell>
          <table:table-cell office:value-type="string" calcext:value-type="string">
            <text:p>O AI 473788-AgR foi objeto de Embargos de Declaração rejeitados em 19/10/2004. Número de páginas: (06). Análise:(CRP). Revisão:(CMM/AAF). Inclusão: 26/11/01, (SVF). Alteração: 14/02/05, (SVF). Alteração: 30/01/2018, ALS.</text:p>
          </table:table-cell>
          <table:table-cell office:value-type="string" calcext:value-type="string">
            <text:p>[]</text:p>
          </table:table-cell>
          <table:table-cell office:value-type="float" office:value="765" calcext:value-type="float">
            <text:p>765</text:p>
          </table:table-cell>
        </table:table-row>
        <table:table-row table:style-name="ro2">
          <table:table-cell office:value-type="float" office:value="852" calcext:value-type="float">
            <text:p>852</text:p>
          </table:table-cell>
          <table:table-cell office:value-type="string" calcext:value-type="string">
            <text:p>5e327cdcd0a3cf19aa5ba59f</text:p>
          </table:table-cell>
          <table:table-cell office:value-type="string" calcext:value-type="string">
            <text:p>ED ED AGR AI 252554</text:p>
          </table:table-cell>
          <table:table-cell office:value-type="string" calcext:value-type="string">
            <text:p>DJ 17-08-2001 PP-00052 <text:s/>EMENT VOL-02039-02 PP-00308</text:p>
          </table:table-cell>
          <table:table-cell office:value-type="string" calcext:value-type="string">
            <text:p>[]</text:p>
          </table:table-cell>
          <table:table-cell office:value-type="string" calcext:value-type="string">
            <text:p>EMBTE. : PLACAS TOLEDO LTDA </text:p>
            <text:p>ADV. : SÉRGIO ALVES ANTONOFF </text:p>
            <text:p>EMBDO. : ESTADO DE MINAS GERAIS </text:p>
            <text:p>ADV. : PGE-MG - MAURÍCIO BHERING ANDRADE</text:p>
          </table:table-cell>
          <table:table-cell office:value-type="string" calcext:value-type="string">
            <text:p>O AI 252554 AgR ED ED foram objeto de embargos de declaração rejeitados em 04/06/2002. Número de páginas: (04). Análise:(CTM). Revisão:(AAF). Inclusão: 05/09/01, (MLR). Alteração: 27/04/05, (SVF). Alteração: 01/02/2018, ALS.</text:p>
          </table:table-cell>
          <table:table-cell office:value-type="string" calcext:value-type="string">
            <text:p>[]</text:p>
          </table:table-cell>
          <table:table-cell office:value-type="float" office:value="986" calcext:value-type="float">
            <text:p>986</text:p>
          </table:table-cell>
        </table:table-row>
        <table:table-row table:style-name="ro5">
          <table:table-cell office:value-type="float" office:value="853" calcext:value-type="float">
            <text:p>853</text:p>
          </table:table-cell>
          <table:table-cell office:value-type="string" calcext:value-type="string">
            <text:p>5e327cdcd0a3cf19aa5ba5a0</text:p>
          </table:table-cell>
          <table:table-cell office:value-type="string" calcext:value-type="string">
            <text:p>RE 192527</text:p>
          </table:table-cell>
          <table:table-cell office:value-type="string" calcext:value-type="string">
            <text:p>DJ 08-06-2001 PP-00021 <text:s/>EMENT VOL-02034-02 PP-00359</text:p>
          </table:table-cell>
          <table:table-cell office:value-type="string" calcext:value-type="string">
            <text:p>[]</text:p>
          </table:table-cell>
          <table:table-cell office:value-type="string" calcext:value-type="string">
            <text:p>RECTE. : MINISTÉRIO PÚBLICO ESTADUAL </text:p>
            <text:p>RECDO. : PREFEITO MUNICIPAL DE ANTONINA </text:p>
            <text:p>ADV. : NARELVI CARLOS MALUCELLI</text:p>
          </table:table-cell>
          <table:table-cell office:value-type="string" calcext:value-type="string">
            <text:p>Obs : Emenda à Lei Orgânica do Município de Antonina nº7/92. Número de páginas: (13). Análise: (CTM). Revisão: (RCO/AAF). Inclusão: 19/11/01, (SVF). Alteração: 20/11/01, (SVF). Alteração: 23/01/2018, GIB.</text:p>
          </table:table-cell>
          <table:table-cell office:value-type="string" calcext:value-type="string">
            <text:p>[]</text:p>
          </table:table-cell>
          <table:table-cell office:value-type="float" office:value="985" calcext:value-type="float">
            <text:p>985</text:p>
          </table:table-cell>
        </table:table-row>
        <table:table-row table:style-name="ro2">
          <table:table-cell office:value-type="float" office:value="892" calcext:value-type="float">
            <text:p>892</text:p>
          </table:table-cell>
          <table:table-cell office:value-type="string" calcext:value-type="string">
            <text:p>5e327d7dd0a3cf19aa5ba5c7</text:p>
          </table:table-cell>
          <table:table-cell office:value-type="string" calcext:value-type="string">
            <text:p>AGR EDV AGR RE 199096</text:p>
          </table:table-cell>
          <table:table-cell office:value-type="string" calcext:value-type="string">
            <text:p>DJ 01-06-2001 PP-00080 <text:s/>EMENT VOL-02033-04 PP-00778</text:p>
          </table:table-cell>
          <table:table-cell office:value-type="string" calcext:value-type="string">
            <text:p>[]</text:p>
          </table:table-cell>
          <table:table-cell office:value-type="string" calcext:value-type="string">
            <text:p>AGTE. : ESTADO DE SANTA CATARINA </text:p>
            <text:p>ADV. : PGE - SC - EDITH GONDIN </text:p>
            <text:p>AGDO. : IVANIR CHISTE </text:p>
            <text:p>ADVDOS. : EVA JACIRA SCHOLZE COSTA E OUTROS</text:p>
          </table:table-cell>
          <table:table-cell office:value-type="string" calcext:value-type="string">
            <text:p>Os RE 204787 EDv AgR ED AgR foram objeto dos embargos de declaração não conhecidos em 25/04/2002. Número de páginas: (04). Análise:(MML). Revisão:(CMM/AAF). Inclusão: 19/10/01, (MLR). Alteração: 17/09/04, (SVF). Alteração: 31/01/2018, ALS.</text:p>
          </table:table-cell>
          <table:table-cell office:value-type="string" calcext:value-type="string">
            <text:p>[]</text:p>
          </table:table-cell>
          <table:table-cell office:value-type="float" office:value="942" calcext:value-type="float">
            <text:p>942</text:p>
          </table:table-cell>
        </table:table-row>
        <table:table-row table:style-name="ro5">
          <table:table-cell office:value-type="float" office:value="907" calcext:value-type="float">
            <text:p>907</text:p>
          </table:table-cell>
          <table:table-cell office:value-type="string" calcext:value-type="string">
            <text:p>5e327d94d0a3cf19aa5ba5d6</text:p>
          </table:table-cell>
          <table:table-cell office:value-type="string" calcext:value-type="string">
            <text:p>AGR RE 225010</text:p>
          </table:table-cell>
          <table:table-cell office:value-type="string" calcext:value-type="string">
            <text:p>DJ 14-05-2001 PP-00189  EMENT VOL-02030-04 PP-00789</text:p>
            <text:p>REPUBLICAÇÃO: DJ 18-05-2001 PP-00080</text:p>
          </table:table-cell>
          <table:table-cell office:value-type="string" calcext:value-type="string">
            <text:p>[]</text:p>
          </table:table-cell>
          <table:table-cell office:value-type="string" calcext:value-type="string">
            <text:p>AGTE. : BANCO DO BRASIL S/A </text:p>
            <text:p>ADVDOS. : PATRÍCIA NETTO LEÃO E OUTROS </text:p>
            <text:p>AGDOS. : JOSÉ BRAZ COSTA E OUTROS</text:p>
          </table:table-cell>
          <table:table-cell office:value-type="string" calcext:value-type="string">
            <text:p>- O AI 301726 AgR foi objeto de embargos de declaração rejeitados em 08/10/2002. Número de páginas: (04). Análise: (CRP). Revisão: (RCO/AAF). Inclusão: 04/06/01, (MLR). Alteração: 03/05/05, (SVF). Alteração: 17/01/2018, GIB.</text:p>
          </table:table-cell>
          <table:table-cell office:value-type="string" calcext:value-type="string">
            <text:p>[]</text:p>
          </table:table-cell>
          <table:table-cell office:value-type="float" office:value="925" calcext:value-type="float">
            <text:p>925</text:p>
          </table:table-cell>
        </table:table-row>
        <table:table-row table:style-name="ro2">
          <table:table-cell office:value-type="float" office:value="918" calcext:value-type="float">
            <text:p>918</text:p>
          </table:table-cell>
          <table:table-cell office:value-type="string" calcext:value-type="string">
            <text:p>5e327db0d0a3cf19aa5ba5e1</text:p>
          </table:table-cell>
          <table:table-cell office:value-type="string" calcext:value-type="string">
            <text:p>AGR AI 300711</text:p>
          </table:table-cell>
          <table:table-cell office:value-type="string" calcext:value-type="string">
            <text:p>DJ 14-05-2001 PP-00189   EMENT VOL-02030-10 PP-02092</text:p>
            <text:p>REPUBLICAÇÃO: DJ 18-05-2001 PP-00074</text:p>
          </table:table-cell>
          <table:table-cell office:value-type="string" calcext:value-type="string">
            <text:p>[]</text:p>
          </table:table-cell>
          <table:table-cell office:value-type="string" calcext:value-type="string">
            <text:p>AGTE. : ESTADO DE SANTA CATARINA </text:p>
            <text:p>ADVDO. : PGE-SC - GIAN MARCO NERCOLINI </text:p>
            <text:p>AGDO. : NEY DANTE HERNANDES GALANTE </text:p>
            <text:p>ADVDA. : GLÁUCIA A. B. SANTARÉM MELILLO</text:p>
          </table:table-cell>
          <table:table-cell office:value-type="string" calcext:value-type="string">
            <text:p>Obs: O AGRAG 300711 foi objeto dos AGAED, rejeitados. Número de páginas: (05). Análise: (CRP). Revisão: (RCO/AAF). Inclusão: 04/06/01, (MLR). Alteração: 21/03/02, (SVF). Alteração: 16/01/2018, GIB.</text:p>
          </table:table-cell>
          <table:table-cell office:value-type="string" calcext:value-type="string">
            <text:p>[]</text:p>
          </table:table-cell>
          <table:table-cell office:value-type="float" office:value="912" calcext:value-type="float">
            <text:p>912</text:p>
          </table:table-cell>
        </table:table-row>
        <table:table-row table:style-name="ro2">
          <table:table-cell office:value-type="float" office:value="965" calcext:value-type="float">
            <text:p>965</text:p>
          </table:table-cell>
          <table:table-cell office:value-type="string" calcext:value-type="string">
            <text:p>5e327e56d0a3cf19aa5ba610</text:p>
          </table:table-cell>
          <table:table-cell office:value-type="string" calcext:value-type="string">
            <text:p>RE 265151</text:p>
          </table:table-cell>
          <table:table-cell office:value-type="string" calcext:value-type="string">
            <text:p>DJ 29-06-2001 PP-00057  EMENT VOL-02037-06 PP-01300</text:p>
            <text:p>RTJ VOL 00192-01 PP-00272</text:p>
          </table:table-cell>
          <table:table-cell office:value-type="string" calcext:value-type="string">
            <text:p>['RTJ 192/272']</text:p>
          </table:table-cell>
          <table:table-cell office:value-type="string" calcext:value-type="string">
            <text:p>RECTE. : INSTITUTO NACIONAL DO SEGURO SOCIAL - INSS </text:p>
            <text:p>ADVDA. : GIUSEPPINA PANZA BRUNO </text:p>
            <text:p>RECDA. : ANA MARIA DE JESUS DOS SANTOS </text:p>
            <text:p>ADVDO. : WALTER CARVALHO DE ALMEIDA</text:p>
          </table:table-cell>
          <table:table-cell office:value-type="string" calcext:value-type="string">
            <text:p>- O RE 287947 foi objeto de embargos de declaração rejeitados. - O RE 288024 foi objeto de embargos de declaração rejeitados. - O RE 288648 foi objeto de embargos de declaração rejeitados. - O RE 294023 foi objeto de embargos de declaração rejeitados. - O RE 295119 foi objeto de embargos de declaração rejeitados. Número de páginas: (09). Análise:(CRP). Revisão:(RCO/AAF). Inclusão: 06/09/01, (MLR). Alteração: 10/10/05, (AAS). Alteração: 01/03/2018, JRM.</text:p>
          </table:table-cell>
          <table:table-cell office:value-type="string" calcext:value-type="string">
            <text:p>[]</text:p>
          </table:table-cell>
          <table:table-cell office:value-type="float" office:value="1097" calcext:value-type="float">
            <text:p>1097</text:p>
          </table:table-cell>
        </table:table-row>
        <table:table-row table:style-name="ro2">
          <table:table-cell office:value-type="float" office:value="980" calcext:value-type="float">
            <text:p>980</text:p>
          </table:table-cell>
          <table:table-cell office:value-type="string" calcext:value-type="string">
            <text:p>5e327e65d0a3cf19aa5ba61f</text:p>
          </table:table-cell>
          <table:table-cell office:value-type="string" calcext:value-type="string">
            <text:p>AGR AI 306908</text:p>
          </table:table-cell>
          <table:table-cell office:value-type="string" calcext:value-type="string">
            <text:p>DJ 24-08-2001 PP-00051 <text:s/>EMENT VOL-02040-09 PP-02039</text:p>
          </table:table-cell>
          <table:table-cell office:value-type="string" calcext:value-type="string">
            <text:p>[]</text:p>
          </table:table-cell>
          <table:table-cell office:value-type="string" calcext:value-type="string">
            <text:p>AGTE. : CLÍNICA RADIOLÓGICA HÉLIO RIBEIRO SANTOS LTDA </text:p>
            <text:p>ADV. : RICARDO CORRÊA DALLA </text:p>
            <text:p>AGDO. : MUNICÍPIO DE VITÓRIA </text:p>
            <text:p>ADV. : ANTÔNIO JOAQUIM MAGNAGO</text:p>
          </table:table-cell>
          <table:table-cell office:value-type="string" calcext:value-type="string">
            <text:p>O AGRAG-306908 foi objeto dos Embargos, rejeitados em 02/10/2001. Número de páginas: (04). Análise:(FLO). Revisão:(RCO/AAF). Inclusão: 24/09/01, (MLR). Alteração: 13/02/02, (MLR). Alteração: 07/02/2018, ALS.</text:p>
          </table:table-cell>
          <table:table-cell office:value-type="string" calcext:value-type="string">
            <text:p>[]</text:p>
          </table:table-cell>
          <table:table-cell office:value-type="float" office:value="1081" calcext:value-type="float">
            <text:p>1081</text:p>
          </table:table-cell>
        </table:table-row>
        <table:table-row table:style-name="ro2">
          <table:table-cell office:value-type="float" office:value="991" calcext:value-type="float">
            <text:p>991</text:p>
          </table:table-cell>
          <table:table-cell office:value-type="string" calcext:value-type="string">
            <text:p>5e327e92d0a3cf19aa5ba62a</text:p>
          </table:table-cell>
          <table:table-cell office:value-type="string" calcext:value-type="string">
            <text:p>AGR AI 305641</text:p>
          </table:table-cell>
          <table:table-cell office:value-type="string" calcext:value-type="string">
            <text:p>DJ 29-06-2001 PP-00041 <text:s/>EMENT VOL-02037-10 PP-02140</text:p>
          </table:table-cell>
          <table:table-cell office:value-type="string" calcext:value-type="string">
            <text:p>[]</text:p>
          </table:table-cell>
          <table:table-cell office:value-type="string" calcext:value-type="string">
            <text:p>AGTE. : BANCO MERCANTIL DE SÃO PAULO S/A </text:p>
            <text:p>ADVDOS.: VICTOR RUSSOMANO JÚNIOR E OUTROS </text:p>
            <text:p>AGDO. : SINDICATO DOS EMPREGADOS EM ESTABELECIMENTOS BANCÁRIOS NO ESTADO DO RIO GRANDE DO NORTE </text:p>
            <text:p>ADVDOS.: MARCELISE DE MIRANDA AZEVEDO E OUTROS</text:p>
          </table:table-cell>
          <table:table-cell office:value-type="string" calcext:value-type="string">
            <text:p>- O AI 297092 AgR foi objeto de embargos, rejeitados em 18.12.2001. - O AI 308665 AgR foi objeto de embargos, rejeitados em 18.12.2001. - O AI 446812 AgR foi objeto de embargos, rejeitados em 10.02.2004. Número de páginas: (05). Análise:(CRP). Revisão:(RCO/AAF). Inclusão: 10/09/01, (MLR). Alteração: 12/05/04, (SVF). Alteração: 26/02/2018, JRM.</text:p>
          </table:table-cell>
          <table:table-cell office:value-type="string" calcext:value-type="string">
            <text:p>[]</text:p>
          </table:table-cell>
          <table:table-cell office:value-type="float" office:value="1068" calcext:value-type="float">
            <text:p>1068</text:p>
          </table:table-cell>
        </table:table-row>
        <table:table-row table:style-name="ro2">
          <table:table-cell office:value-type="float" office:value="1005" calcext:value-type="float">
            <text:p>1005</text:p>
          </table:table-cell>
          <table:table-cell office:value-type="string" calcext:value-type="string">
            <text:p>5e327e9fd0a3cf19aa5ba638</text:p>
          </table:table-cell>
          <table:table-cell office:value-type="string" calcext:value-type="string">
            <text:p>AGR AI 246817</text:p>
          </table:table-cell>
          <table:table-cell office:value-type="string" calcext:value-type="string">
            <text:p>DJ 29-06-2001 PP-00037 <text:s/>EMENT VOL-02037-05 PP-01047</text:p>
          </table:table-cell>
          <table:table-cell office:value-type="string" calcext:value-type="string">
            <text:p>[]</text:p>
          </table:table-cell>
          <table:table-cell office:value-type="string" calcext:value-type="string">
            <text:p>AGTE. : LUIZ GUNTER DOS SANTOS DIAS </text:p>
            <text:p>ADVDOS. : ALMIR TADEU BOTELHO E OUTRO </text:p>
            <text:p>AGDO. : JOÃO CORREA PUGAS </text:p>
            <text:p>ADVDOS. : SÉRGIO ISSAO ONO E OUTRO</text:p>
          </table:table-cell>
          <table:table-cell office:value-type="string" calcext:value-type="string">
            <text:p>Obs: - O AI 284847 AgR foi objeto de embargos de declaração rejeitados em 18/12/2001. - O AI 277061 AgR foi objeto de embargos de declaração rejeitados em 30/04/2002. - O AI 284847 AgR foi objeto de embargos de declaração rejeitados em 11/02/2003. - O AI 392415 AgR foi objeto de embargos de declaração rejeitados em 08/03/2005. Número de páginas: (05). Análise: (CRP). Revisão: (RCO). Inclusão: 13/09/01, (SVF). Alteração: 17/05/05, (MLR). Alteração: 09/02/2018, JRM.</text:p>
          </table:table-cell>
          <table:table-cell office:value-type="string" calcext:value-type="string">
            <text:p>[]</text:p>
          </table:table-cell>
          <table:table-cell office:value-type="float" office:value="1053" calcext:value-type="float">
            <text:p>1053</text:p>
          </table:table-cell>
        </table:table-row>
        <table:table-row table:style-name="ro2">
          <table:table-cell office:value-type="float" office:value="1048" calcext:value-type="float">
            <text:p>1048</text:p>
          </table:table-cell>
          <table:table-cell office:value-type="string" calcext:value-type="string">
            <text:p>5e327eded0a3cf19aa5ba663</text:p>
          </table:table-cell>
          <table:table-cell office:value-type="string" calcext:value-type="string">
            <text:p>AGR AI 248617</text:p>
          </table:table-cell>
          <table:table-cell office:value-type="string" calcext:value-type="string">
            <text:p>DJ 29-06-2001 PP-00037 <text:s/>EMENT VOL-02037-05 PP-01064</text:p>
          </table:table-cell>
          <table:table-cell office:value-type="string" calcext:value-type="string">
            <text:p>[]</text:p>
          </table:table-cell>
          <table:table-cell office:value-type="string" calcext:value-type="string">
            <text:p>AGTE. : CÂMARA MUNICIPAL DE SÃO PAULO </text:p>
            <text:p>ADVDOS. : JOSÉ DE CASTRO BIGI E OUTROS </text:p>
            <text:p>AGDOS. : ABEL VILLAR DE MELLO E OUTROS </text:p>
            <text:p>ADVDAS. : EGLE DOS SANTOS MONTEIRO E OUTRA</text:p>
          </table:table-cell>
          <table:table-cell office:value-type="string" calcext:value-type="string">
            <text:p>Obs: O AGRAG 248617 foi objeto dos AGAED, rejeitados. Número de páginas: (06). Análise:(CRP). Revisão:(RCO/AAF). Inclusão: 28/08/01, (MLR). Alteração: 25/02/02, (SVF). Alteração: 09/02/2018, JRM.</text:p>
          </table:table-cell>
          <table:table-cell office:value-type="string" calcext:value-type="string">
            <text:p>[]</text:p>
          </table:table-cell>
          <table:table-cell office:value-type="float" office:value="1129" calcext:value-type="float">
            <text:p>1129</text:p>
          </table:table-cell>
        </table:table-row>
        <table:table-row table:style-name="ro2">
          <table:table-cell office:value-type="float" office:value="1088" calcext:value-type="float">
            <text:p>1088</text:p>
          </table:table-cell>
          <table:table-cell office:value-type="string" calcext:value-type="string">
            <text:p>5e327f00d0a3cf19aa5ba68b</text:p>
          </table:table-cell>
          <table:table-cell office:value-type="string" calcext:value-type="string">
            <text:p>AGR AI 337111</text:p>
          </table:table-cell>
          <table:table-cell office:value-type="string" calcext:value-type="string">
            <text:p>DJ 29-06-2001 PP-00048 <text:s/>EMENT VOL-02037-12 PP-02653</text:p>
          </table:table-cell>
          <table:table-cell office:value-type="string" calcext:value-type="string">
            <text:p>[]</text:p>
          </table:table-cell>
          <table:table-cell office:value-type="string" calcext:value-type="string">
            <text:p>AGTE. : CONTEX CONFECCIONADOS TÊXTEIS S/A </text:p>
            <text:p>ADVDOS. : JOSÉ ROBERTO CORTEZ E OUTROS </text:p>
            <text:p>AGDO. : ESTADO DE SÃO PAULO </text:p>
            <text:p>ADVDOS. : PGE-SP - JOSÉ MAURÍCIO CAMARGO DE LAET E OUTROS</text:p>
          </table:table-cell>
          <table:table-cell office:value-type="string" calcext:value-type="string">
            <text:p>O AGRAG 337111 foi objeto dos AGAED, recebidos. Número de páginas: (05). Análise:(CRP). Revisão:(CMM/AAF). Inclusão: 05/12/01, (MLR). Alteração: 06/03/02, (SVF). Alteração: 27/02/2018, JRM.</text:p>
          </table:table-cell>
          <table:table-cell office:value-type="string" calcext:value-type="string">
            <text:p>[]</text:p>
          </table:table-cell>
          <table:table-cell office:value-type="float" office:value="1232" calcext:value-type="float">
            <text:p>1232</text:p>
          </table:table-cell>
        </table:table-row>
        <table:table-row table:style-name="ro6">
          <table:table-cell office:value-type="float" office:value="1103" calcext:value-type="float">
            <text:p>1103</text:p>
          </table:table-cell>
          <table:table-cell office:value-type="string" calcext:value-type="string">
            <text:p>5e327f16d0a3cf19aa5ba69a</text:p>
          </table:table-cell>
          <table:table-cell office:value-type="string" calcext:value-type="string">
            <text:p>RE 204735</text:p>
          </table:table-cell>
          <table:table-cell office:value-type="string" calcext:value-type="string">
            <text:p>DJ 28-09-2001 PP-00050 <text:s/>EMENT VOL-02045-02 PP-00329</text:p>
          </table:table-cell>
          <table:table-cell office:value-type="string" calcext:value-type="string">
            <text:p>[]</text:p>
          </table:table-cell>
          <table:table-cell office:value-type="string" calcext:value-type="string">
            <text:p>RECTES.: ALICE MARIA SCHNEIDER E OUTROS </text:p>
            <text:p>ADV. : PAULA FRASSINETTI VIANA ATTA E OUTROS </text:p>
            <text:p>RECDO. : INSTITUTO DE PREVIDÊNCIA DO ESTADO DO RIO GRANDE DO SUL </text:p>
            <text:p> - IPERGS </text:p>
            <text:p>ADV. : ANASTAZIA NICOLINI</text:p>
          </table:table-cell>
          <table:table-cell office:value-type="string" calcext:value-type="string">
            <text:p>- Os RE 207260 e RE 207278 foram objeto de embargos de declaração desprovidos em 08/11/2001. - O RE 207344 foi objeto de embargos de declaração desprovidos em 08/11/2001. - O RE 208618 foi objeto de embargos de declaração desprovidos em 08/11/2001. - O RE 209796 foi objeto de embargos de declaração rejeitados em 08/11/2001. - O RE 213198 foi objeto de embargos de declaração rejeitados em 08/11/2001. - O RE 216764 foi objeto de embargos de declaração desprovidos em 08/11/2001. - O RE 224334 AgR foi objeto de embargos de declaração rejeitados e 25/06/2002. Número de páginas: (19). Análise: (COF). Revisão: (AAF). Inclusão: 21/11/01, (MLR). Alteração: 07/02/06, (MLR). Alteração: 07/03/2018, GIB.</text:p>
          </table:table-cell>
          <table:table-cell office:value-type="string" calcext:value-type="string">
            <text:p>[]</text:p>
          </table:table-cell>
          <table:table-cell office:value-type="float" office:value="1215" calcext:value-type="float">
            <text:p>1215</text:p>
          </table:table-cell>
        </table:table-row>
        <table:table-row table:style-name="ro2">
          <table:table-cell office:value-type="float" office:value="1114" calcext:value-type="float">
            <text:p>1114</text:p>
          </table:table-cell>
          <table:table-cell office:value-type="string" calcext:value-type="string">
            <text:p>5e327f1fd0a3cf19aa5ba6a5</text:p>
          </table:table-cell>
          <table:table-cell office:value-type="string" calcext:value-type="string">
            <text:p>AGR AI 322888</text:p>
          </table:table-cell>
          <table:table-cell office:value-type="string" calcext:value-type="string">
            <text:p>DJ 10-08-2001 PP-00011 <text:s/>EMENT VOL-02038-07 PP-01555</text:p>
          </table:table-cell>
          <table:table-cell office:value-type="string" calcext:value-type="string">
            <text:p>[]</text:p>
          </table:table-cell>
          <table:table-cell office:value-type="string" calcext:value-type="string">
            <text:p>AGTE. : INSTITUTO NACIONAL DO SEGURO SOCIAL - INSS </text:p>
            <text:p>ADV. : HÉLIO FERREIRA HERINGER JÚNIOR </text:p>
            <text:p>AGDA. : FRANCISCA NUNES DE ALCANTARA RIBEIRO </text:p>
            <text:p>ADVDA. : ROSELI ROSA DE O. TEIXEIRA</text:p>
          </table:table-cell>
          <table:table-cell office:value-type="string" calcext:value-type="string">
            <text:p>O RE 254753 AgR foi objeto de embargos de declaração rejeitados em 18/06/2002. Número de páginas: (04). Análise: (MML). Revisão: (CMM/AAF). Inclusão: 24/10/01, (MLR). Alteração: 25/04/05, (CSM). Alteração: 23/02/2018, GIB.</text:p>
          </table:table-cell>
          <table:table-cell office:value-type="string" calcext:value-type="string">
            <text:p>[]</text:p>
          </table:table-cell>
          <table:table-cell office:value-type="float" office:value="1203" calcext:value-type="float">
            <text:p>1203</text:p>
          </table:table-cell>
        </table:table-row>
        <table:table-row table:style-name="ro2">
          <table:table-cell office:value-type="float" office:value="1129" calcext:value-type="float">
            <text:p>1129</text:p>
          </table:table-cell>
          <table:table-cell office:value-type="string" calcext:value-type="string">
            <text:p>5e327f49d0a3cf19aa5ba6b4</text:p>
          </table:table-cell>
          <table:table-cell office:value-type="string" calcext:value-type="string">
            <text:p>AGR AI 262089</text:p>
          </table:table-cell>
          <table:table-cell office:value-type="string" calcext:value-type="string">
            <text:p>DJ 29-06-2001 PP-00038 <text:s/>EMENT VOL-02037-06 PP-01261</text:p>
          </table:table-cell>
          <table:table-cell office:value-type="string" calcext:value-type="string">
            <text:p>[]</text:p>
          </table:table-cell>
          <table:table-cell office:value-type="string" calcext:value-type="string">
            <text:p>AGTE. : ESTADO DO CEARÁ </text:p>
            <text:p>ADVDO. : PGE-CE - ÉRLON MOREIRA PINTO </text:p>
            <text:p>AGDA. : MARIA DO CARMO TAVARES CANAFISTULA </text:p>
            <text:p>ADVDO. : FRANCISCO APRÍGIO DA SILVA</text:p>
          </table:table-cell>
          <table:table-cell office:value-type="string" calcext:value-type="string">
            <text:p>O AI 251332 AgR foi objeto de embargos de declaração recebidos em 25/04/2006. Número de páginas: (04). Análise:(MML). Revisão:(CMM/AAF). Inclusão: 01/10/01, (MLR). Alteração: 13/05/03, (MLR). Alteração: 09/02/2018, JRM.</text:p>
          </table:table-cell>
          <table:table-cell office:value-type="string" calcext:value-type="string">
            <text:p>[]</text:p>
          </table:table-cell>
          <table:table-cell office:value-type="float" office:value="1184" calcext:value-type="float">
            <text:p>1184</text:p>
          </table:table-cell>
        </table:table-row>
        <table:table-row table:style-name="ro6">
          <table:table-cell office:value-type="float" office:value="1134" calcext:value-type="float">
            <text:p>1134</text:p>
          </table:table-cell>
          <table:table-cell office:value-type="string" calcext:value-type="string">
            <text:p>5e327f4cd0a3cf19aa5ba6b9</text:p>
          </table:table-cell>
          <table:table-cell office:value-type="string" calcext:value-type="string">
            <text:p>RHC 80077</text:p>
          </table:table-cell>
          <table:table-cell office:value-type="string" calcext:value-type="string">
            <text:p>DJ 21-09-2001 PP-00054 <text:s/>EMENT VOL-02044-02 PP-00251</text:p>
          </table:table-cell>
          <table:table-cell office:value-type="string" calcext:value-type="string">
            <text:p>[]</text:p>
          </table:table-cell>
          <table:table-cell office:value-type="string" calcext:value-type="string">
            <text:p>RECTE. : MINISTÉRIO PÚBLICO FEDERAL </text:p>
            <text:p>RECDO. : WAGNER DOS SANTOS SOARES </text:p>
            <text:p>RECDO. : SILMAR GOMES FABIANO </text:p>
            <text:p>RECDO. : CELSO DA ROCHA MALTEZ </text:p>
            <text:p>ADVDO. : UBIRATAN T. GUEDES</text:p>
          </table:table-cell>
          <table:table-cell office:value-type="string" calcext:value-type="string">
            <text:p>Obs: RHC 65879 (RTJ 126/977); HC 70423 (RTJ 153/890); HC 74016; HC 79932. Número de páginas: (35). Análise:(CTM). Revisão:(AAF). Inclusão: 06/12/01, (MLR). Alteração: 02/02/06, (SVF). Alteração: 02/03/2018, CLS.</text:p>
          </table:table-cell>
          <table:table-cell office:value-type="string" calcext:value-type="string">
            <text:p>[]</text:p>
          </table:table-cell>
          <table:table-cell office:value-type="float" office:value="1178" calcext:value-type="float">
            <text:p>1178</text:p>
          </table:table-cell>
        </table:table-row>
        <table:table-row table:style-name="ro2">
          <table:table-cell office:value-type="float" office:value="1171" calcext:value-type="float">
            <text:p>1171</text:p>
          </table:table-cell>
          <table:table-cell office:value-type="string" calcext:value-type="string">
            <text:p>5e327fa3d0a3cf19aa5ba6de</text:p>
          </table:table-cell>
          <table:table-cell office:value-type="string" calcext:value-type="string">
            <text:p>AGR AI 315339</text:p>
          </table:table-cell>
          <table:table-cell office:value-type="string" calcext:value-type="string">
            <text:p>DJ 29-06-2001 PP-00044 <text:s/>EMENT VOL-02037-11 PP-02334</text:p>
          </table:table-cell>
          <table:table-cell office:value-type="string" calcext:value-type="string">
            <text:p>[]</text:p>
          </table:table-cell>
          <table:table-cell office:value-type="string" calcext:value-type="string">
            <text:p>AGTE. : EMPRESA DE ÔNIBUS PÁSSARO MARRON S/A </text:p>
            <text:p>ADVDOS. : MARIA FERNANDA MAGALHÃES PALMA LIMA E OUTROS </text:p>
            <text:p>AGDO. : ESTADO DE SÃO PAULO </text:p>
            <text:p>ADVDOS. : PGE - SP - JOSÉ MAURÍCIO CAMARGO DE LAET E OUTROS</text:p>
          </table:table-cell>
          <table:table-cell office:value-type="string" calcext:value-type="string">
            <text:p>- O AGRAG 315339 foi objeto dos AGAED rejeitados em 14.05.2002. Número de páginas: (06). Análise:(CRP). Revisão:(RCO/AAF). Inclusão: 10/09/01, (MLR). Alteração: 02/10/02, (MLR). Alteração: 26/02/2018, JRM.</text:p>
          </table:table-cell>
          <table:table-cell office:value-type="string" calcext:value-type="string">
            <text:p>[]</text:p>
          </table:table-cell>
          <table:table-cell office:value-type="float" office:value="1137" calcext:value-type="float">
            <text:p>1137</text:p>
          </table:table-cell>
        </table:table-row>
        <table:table-row table:style-name="ro2">
          <table:table-cell office:value-type="float" office:value="1182" calcext:value-type="float">
            <text:p>1182</text:p>
          </table:table-cell>
          <table:table-cell office:value-type="string" calcext:value-type="string">
            <text:p>5e327fd2d0a3cf19aa5ba6e9</text:p>
          </table:table-cell>
          <table:table-cell office:value-type="string" calcext:value-type="string">
            <text:p>AGR AI 328505</text:p>
          </table:table-cell>
          <table:table-cell office:value-type="string" calcext:value-type="string">
            <text:p>DJ 29-06-2001 PP-00048 <text:s/>EMENT VOL-02037-12 PP-02590</text:p>
          </table:table-cell>
          <table:table-cell office:value-type="string" calcext:value-type="string">
            <text:p>[]</text:p>
          </table:table-cell>
          <table:table-cell office:value-type="string" calcext:value-type="string">
            <text:p>AGTES. : MARCOS ANTÔNIO LEITE GOUVEIA DE FIGUEIRÊDO E OUTROS </text:p>
            <text:p>ADVDOS. : MARCOS ANTÔNIO CHAVES NETO E OUTROS </text:p>
            <text:p>AGDO. : JOSÉ MARIA DA SILVA GOMES </text:p>
            <text:p>ADVDA. : ADRIANA BATISTA LIMA</text:p>
          </table:table-cell>
          <table:table-cell office:value-type="string" calcext:value-type="string">
            <text:p>- O AI 261799 AgR foi objeto dos AI-AgR-ED rejeitados em 15/10/2002. Número de páginas: (05). Análise:(CRP). Revisão:(RCO/AAF). Inclusão: 28/09/01, (MLR). Alteração: 26/09/03, (MLR). Alteração: 26/02/2018, JRM.</text:p>
          </table:table-cell>
          <table:table-cell office:value-type="string" calcext:value-type="string">
            <text:p>[]</text:p>
          </table:table-cell>
          <table:table-cell office:value-type="float" office:value="1124" calcext:value-type="float">
            <text:p>1124</text:p>
          </table:table-cell>
        </table:table-row>
        <table:table-row table:style-name="ro6">
          <table:table-cell office:value-type="float" office:value="1186" calcext:value-type="float">
            <text:p>1186</text:p>
          </table:table-cell>
          <table:table-cell office:value-type="string" calcext:value-type="string">
            <text:p>5e327fd5d0a3cf19aa5ba6ed</text:p>
          </table:table-cell>
          <table:table-cell office:value-type="string" calcext:value-type="string">
            <text:p>AGR RE 290882</text:p>
          </table:table-cell>
          <table:table-cell office:value-type="string" calcext:value-type="string">
            <text:p>DJ 24-08-2001 PP-00059 <text:s/>EMENT VOL-02040-08 PP-01804</text:p>
          </table:table-cell>
          <table:table-cell office:value-type="string" calcext:value-type="string">
            <text:p>[]</text:p>
          </table:table-cell>
          <table:table-cell office:value-type="string" calcext:value-type="string">
            <text:p>AGTE. : ROCKWELL DO BRASIL INDÚSTRIA E COMÉRCIO LTDA - DIVISÃO FUMAGALLI </text:p>
            <text:p>ADV. :RICARDO GOMES LOURENÇO </text:p>
            <text:p>ADV. : FERNANDO AUGUSTO DE MELO CARDOSO </text:p>
            <text:p>AGDO. : ESTADO DE SÃO PAULO </text:p>
            <text:p>ADVDOS. : PGE-SP - JOSÉ MAURÍCIO CAMARGO DE LAET E OUTROS</text:p>
          </table:table-cell>
          <table:table-cell office:value-type="string" calcext:value-type="string">
            <text:p>O RE 290882 AgR foi objeto dos Embargos de Declaração rejeitados. Número de páginas: (08). Análise:(FLO). Revisão:(RCO). Inclusão: 05/02/02, (MLR). Alteração: 18/03/05, (MLR). Alteração: 16/02/2018, ALS.</text:p>
          </table:table-cell>
          <table:table-cell office:value-type="string" calcext:value-type="string">
            <text:p>[]</text:p>
          </table:table-cell>
          <table:table-cell office:value-type="float" office:value="1120" calcext:value-type="float">
            <text:p>1120</text:p>
          </table:table-cell>
        </table:table-row>
        <table:table-row table:style-name="ro2">
          <table:table-cell office:value-type="float" office:value="1202" calcext:value-type="float">
            <text:p>1202</text:p>
          </table:table-cell>
          <table:table-cell office:value-type="string" calcext:value-type="string">
            <text:p>5e328039d0a3cf19aa5ba6fd</text:p>
          </table:table-cell>
          <table:table-cell office:value-type="string" calcext:value-type="string">
            <text:p>AGR AI 263263</text:p>
          </table:table-cell>
          <table:table-cell office:value-type="string" calcext:value-type="string">
            <text:p>DJ 31-08-2001 PP-00038 <text:s/>EMENT VOL-02041-05 PP-00992</text:p>
          </table:table-cell>
          <table:table-cell office:value-type="string" calcext:value-type="string">
            <text:p>[]</text:p>
          </table:table-cell>
          <table:table-cell office:value-type="string" calcext:value-type="string">
            <text:p>AGTE. : ESTADO DA BAHIA </text:p>
            <text:p>ADVDA. : PGE-BA - CÂNDICE DE MOURA LUDWIG </text:p>
            <text:p>AGDO. : JOSÉ EDUARDO RODRIGUES MENDES </text:p>
            <text:p>ADVDOS. : ABDON ANTÔNIO ABBADE DOS REIS E OUTROS</text:p>
          </table:table-cell>
          <table:table-cell office:value-type="string" calcext:value-type="string">
            <text:p>Obs: - O RE 268944 AgR foi objeto dos Embargos de Declaração rejeitados em 05/03/2002. - O AI 289831 AgR foi objeto dos Embargos de Declaração recebidos. - O AI 281475 AgR foi objeto dos Embargos de Declaração acolhidos em 14/05/2002. - O AI 343529 AgR foi objeto dos Embargos de Declaração rejeitados em 30/04/2002. - O AI 323517 AgR foi objeto dos Embargos de Declaração rejeitados em 30/04/2002. - O RE 230683 AgR foi objeto dos Embargos de Declaração rejeitados em 30/04/2002. - O AI 317619 AgR foi objeto dos Embargos de Declaração rejeitados em 20/08/2002. Número de páginas: (04). Análise:(CRP). Revisão:(RCO/AAF). Inclusão: 16/10/01, (SVF). Alteração: 17/03/05, (MLR). Alteração: 19/02/2018, CLS.</text:p>
          </table:table-cell>
          <table:table-cell office:value-type="string" calcext:value-type="string">
            <text:p>[]</text:p>
          </table:table-cell>
          <table:table-cell office:value-type="float" office:value="1338" calcext:value-type="float">
            <text:p>1338</text:p>
          </table:table-cell>
        </table:table-row>
        <table:table-row table:style-name="ro6">
          <table:table-cell office:value-type="float" office:value="1203" calcext:value-type="float">
            <text:p>1203</text:p>
          </table:table-cell>
          <table:table-cell office:value-type="string" calcext:value-type="string">
            <text:p>5e32803bd0a3cf19aa5ba6fe</text:p>
          </table:table-cell>
          <table:table-cell office:value-type="string" calcext:value-type="string">
            <text:p>AGR AI 276138</text:p>
          </table:table-cell>
          <table:table-cell office:value-type="string" calcext:value-type="string">
            <text:p>DJ 31-08-2001 PP-00038 <text:s/>EMENT VOL-02041-05 PP-01052</text:p>
          </table:table-cell>
          <table:table-cell office:value-type="string" calcext:value-type="string">
            <text:p>[]</text:p>
          </table:table-cell>
          <table:table-cell office:value-type="string" calcext:value-type="string">
            <text:p>AGTE. : ADMINISTRAÇÃO DOS PORTOS DE PARANAGUÁ E ANTONINA - APPA </text:p>
            <text:p>ADVDO. : ALMIR HOFFMANN </text:p>
            <text:p>ADVDOS. : JOAQUIM TRAMUJAS FILHO E OUTROS </text:p>
            <text:p>AGDO. : ÁLVARO LUIZ VICCHIETTI WEISS </text:p>
            <text:p>ADVDOS. : DERMOT RODNEY DE FREITAS BARBOSA E OUTROS</text:p>
          </table:table-cell>
          <table:table-cell office:value-type="string" calcext:value-type="string">
            <text:p>Obs.: O AGRAG 326377 foi objeto dos AGAED rejeitados em 18/12/01. O AGRAG 323090 foi objeto dos AGAED acolhidos em 02.04.2002. Os AGRAG-303881 e AGRAG-315989 foram objeto dos AGAED, recebidos em 02.04.02. Número de páginas: (04). Análise:(CRP). Revisão:(RCO/AAF). Inclusão: 16/10/01, (MLR). Alteração: 26/09/02, (MLR). Alteração: 19/02/2018, CLS.</text:p>
          </table:table-cell>
          <table:table-cell office:value-type="string" calcext:value-type="string">
            <text:p>[]</text:p>
          </table:table-cell>
          <table:table-cell office:value-type="float" office:value="1337" calcext:value-type="float">
            <text:p>1337</text:p>
          </table:table-cell>
        </table:table-row>
        <table:table-row table:style-name="ro2">
          <table:table-cell office:value-type="float" office:value="1217" calcext:value-type="float">
            <text:p>1217</text:p>
          </table:table-cell>
          <table:table-cell office:value-type="string" calcext:value-type="string">
            <text:p>5e328082d0a3cf19aa5ba70c</text:p>
          </table:table-cell>
          <table:table-cell office:value-type="string" calcext:value-type="string">
            <text:p>AGR AI 331013</text:p>
          </table:table-cell>
          <table:table-cell office:value-type="string" calcext:value-type="string">
            <text:p>DJ 10-08-2001 PP-00013 <text:s/>EMENT VOL-02038-08 PP-01667</text:p>
          </table:table-cell>
          <table:table-cell office:value-type="string" calcext:value-type="string">
            <text:p>[]</text:p>
          </table:table-cell>
          <table:table-cell office:value-type="string" calcext:value-type="string">
            <text:p>AGTE. : HELOÍSA HELENA COSTA SANTOS </text:p>
            <text:p>ADVDOS. : ALVARO SARDINHA FILHO </text:p>
            <text:p>AGDA. : UNIVERSIDADE DO ESTADO DO RIO DE JANEIRO - UERJ </text:p>
            <text:p>ADVDOS. : ALCINDO MEDEIRO CALDAS E OUTROS</text:p>
          </table:table-cell>
          <table:table-cell office:value-type="string" calcext:value-type="string">
            <text:p>O AGRAG 331013 foi objeto do AGAED rejeitados, em 02/10/2001. Número de páginas: (04). Análise: (MML). Revisão: (CMM/AAF). Inclusão: 29/10/01, (MLR). Alteração: 13/02/02, (MLR). Alteração: 23/02/2018, GIB.</text:p>
          </table:table-cell>
          <table:table-cell office:value-type="string" calcext:value-type="string">
            <text:p>[]</text:p>
          </table:table-cell>
          <table:table-cell office:value-type="float" office:value="1317" calcext:value-type="float">
            <text:p>1317</text:p>
          </table:table-cell>
        </table:table-row>
        <table:table-row table:style-name="ro2">
          <table:table-cell office:value-type="float" office:value="1317" calcext:value-type="float">
            <text:p>1317</text:p>
          </table:table-cell>
          <table:table-cell office:value-type="string" calcext:value-type="string">
            <text:p>5e328174d0a3cf19aa5ba770</text:p>
          </table:table-cell>
          <table:table-cell office:value-type="string" calcext:value-type="string">
            <text:p>RE 292668</text:p>
          </table:table-cell>
          <table:table-cell office:value-type="string" calcext:value-type="string">
            <text:p>DJ 10-08-2001 PP-00019 <text:s/>EMENT VOL-02038-05 PP-01024</text:p>
          </table:table-cell>
          <table:table-cell office:value-type="string" calcext:value-type="string">
            <text:p>[]</text:p>
          </table:table-cell>
          <table:table-cell office:value-type="string" calcext:value-type="string">
            <text:p>RECTE. : BANCO DO BRASIL S/A </text:p>
            <text:p>ADVDOS. : LUIZ ANTONIO BORGES TEIXEIRA E OUTROS </text:p>
            <text:p>RECDA. : ALCOOLVALE DESTILARIA VALE DO RIO QUITÉRIA S/A </text:p>
            <text:p>ADVDOS. : PEDRO RODRIGUES DE PAULA E OUTROS</text:p>
          </table:table-cell>
          <table:table-cell office:value-type="string" calcext:value-type="string">
            <text:p>Obs: O RE 292668 foi objeto dos REED, rejeitados. Número de páginas: (04). Análise: (CRP). Revisão: (RCO/AAF). Inclusão: 25/09/01, (MLR). Alteração: 11/04/02, (SVF). Alteração: 27/02/2018, GIB.</text:p>
          </table:table-cell>
          <table:table-cell office:value-type="string" calcext:value-type="string">
            <text:p>[]</text:p>
          </table:table-cell>
          <table:table-cell office:value-type="float" office:value="1414" calcext:value-type="float">
            <text:p>1414</text:p>
          </table:table-cell>
        </table:table-row>
        <table:table-row table:style-name="ro6">
          <table:table-cell office:value-type="float" office:value="1320" calcext:value-type="float">
            <text:p>1320</text:p>
          </table:table-cell>
          <table:table-cell office:value-type="string" calcext:value-type="string">
            <text:p>5e3281c9d0a3cf19aa5ba773</text:p>
          </table:table-cell>
          <table:table-cell office:value-type="string" calcext:value-type="string">
            <text:p>AGR AI 328837</text:p>
          </table:table-cell>
          <table:table-cell office:value-type="string" calcext:value-type="string">
            <text:p>DJ 31-08-2001 PP-00054 <text:s/>EMENT VOL-02041-10 PP-02173</text:p>
          </table:table-cell>
          <table:table-cell office:value-type="string" calcext:value-type="string">
            <text:p>[]</text:p>
          </table:table-cell>
          <table:table-cell office:value-type="string" calcext:value-type="string">
            <text:p>AGTE. : ESTADO DO PARANÁ </text:p>
            <text:p>ADVDO. : PGE - PR - CÉSAR AUGUSTO BINDER </text:p>
            <text:p>ADVDOS.: PGE- PR - MÁRCIA DIEGUEZ LEUZINGER E OUTROS </text:p>
            <text:p>AGDA. : ROVEL - ROLÂNDIA VEÍCULOS LTDA </text:p>
            <text:p>ADVDO. : ADEMIR SIMÕES</text:p>
          </table:table-cell>
          <table:table-cell office:value-type="string" calcext:value-type="string">
            <text:p>O AI 320798 AgR foi objeto dos embargos de declaração rejeitados em 12/03/2002. O AI 332757-AgR foi objeto dos embargos de declaração rejeitados em 11/06/2002. O AI 373522-AgR foi objeto dos embargos de declaração rejeitados em 27/05/2003. O AI 481365-AgR foi objeto dos embargos de declaração rejeitados em 20/06/2004. Número de páginas: (06). Análise: (CRP). Revisão: (RCO/AAF). Inclusão: 16/10/01, (MLR). Alteração: 04/10/04, (MLR). Alteração: 21/02/2018, CLS.</text:p>
          </table:table-cell>
          <table:table-cell office:value-type="string" calcext:value-type="string">
            <text:p>[]</text:p>
          </table:table-cell>
          <table:table-cell office:value-type="float" office:value="1411" calcext:value-type="float">
            <text:p>1411</text:p>
          </table:table-cell>
        </table:table-row>
        <table:table-row table:style-name="ro5">
          <table:table-cell office:value-type="float" office:value="1325" calcext:value-type="float">
            <text:p>1325</text:p>
          </table:table-cell>
          <table:table-cell office:value-type="string" calcext:value-type="string">
            <text:p>5e3281cbd0a3cf19aa5ba778</text:p>
          </table:table-cell>
          <table:table-cell office:value-type="string" calcext:value-type="string">
            <text:p>HC 80944</text:p>
          </table:table-cell>
          <table:table-cell office:value-type="string" calcext:value-type="string">
            <text:p>DJ 31-08-2001 PP-00036 <text:s/>EMENT VOL-02041-03 PP-00498</text:p>
          </table:table-cell>
          <table:table-cell office:value-type="string" calcext:value-type="string">
            <text:p>[]</text:p>
          </table:table-cell>
          <table:table-cell office:value-type="string" calcext:value-type="string">
            <text:p>PACTE. : JOSÉ LAURINDO SOBRINHO </text:p>
            <text:p>IMPTE. : LUCIEN REMY ZAHR </text:p>
            <text:p>COATOR : SUPERIOR TRIBUNAL DE JUSTIÇA</text:p>
          </table:table-cell>
          <table:table-cell office:value-type="string" calcext:value-type="string">
            <text:p>O HC 80944 foi objeto de embargos de declaração recebidos em 22/10/2002. Número de páginas: (8). Análise:(CTM). Revisão:(AAF). Inclusão: 09/10/01, (SVF). Alteração: 22/07/05, (SVF). Alteração: 21/02/2018, CLS.</text:p>
          </table:table-cell>
          <table:table-cell office:value-type="string" calcext:value-type="string">
            <text:p>[]</text:p>
          </table:table-cell>
          <table:table-cell office:value-type="float" office:value="1405" calcext:value-type="float">
            <text:p>1405</text:p>
          </table:table-cell>
        </table:table-row>
        <table:table-row table:style-name="ro2">
          <table:table-cell office:value-type="float" office:value="1379" calcext:value-type="float">
            <text:p>1379</text:p>
          </table:table-cell>
          <table:table-cell office:value-type="string" calcext:value-type="string">
            <text:p>5e328291d0a3cf19aa5ba7ae</text:p>
          </table:table-cell>
          <table:table-cell office:value-type="string" calcext:value-type="string">
            <text:p>AGR AI 329708</text:p>
          </table:table-cell>
          <table:table-cell office:value-type="string" calcext:value-type="string">
            <text:p>DJ 10-08-2001 PP-00012 <text:s/>EMENT VOL-02038-08 PP-01614</text:p>
          </table:table-cell>
          <table:table-cell office:value-type="string" calcext:value-type="string">
            <text:p>[]</text:p>
          </table:table-cell>
          <table:table-cell office:value-type="string" calcext:value-type="string">
            <text:p>AGTE. : INSTITUTO NACIONAL DO SEGURO SOCIAL - INSS </text:p>
            <text:p>ADVDOS. : HÉLIO FERREIRA HERINGER JÚNIOR E OUTROS </text:p>
            <text:p>AGDOS. : MANOEL MARQUES DA SILVA E OUTROS </text:p>
            <text:p>ADVDOS. : LUIZ GONZAGA CHAIA RAMOS E OUTROS</text:p>
          </table:table-cell>
          <table:table-cell office:value-type="string" calcext:value-type="string">
            <text:p>O AGRAG 329708 foi objeto dos AGAED, rejeitados. Número de páginas: (5). Análise: (FLO). Revisão: (RCO/AAF). Inclusão: 18/10/01, (SVF). Alteração: 05/03/02, (MLR). Alteração: 23/02/2018, GIB.</text:p>
          </table:table-cell>
          <table:table-cell office:value-type="string" calcext:value-type="string">
            <text:p>[]</text:p>
          </table:table-cell>
          <table:table-cell office:value-type="float" office:value="1340" calcext:value-type="float">
            <text:p>1340</text:p>
          </table:table-cell>
        </table:table-row>
        <table:table-row table:style-name="ro6">
          <table:table-cell office:value-type="float" office:value="1381" calcext:value-type="float">
            <text:p>1381</text:p>
          </table:table-cell>
          <table:table-cell office:value-type="string" calcext:value-type="string">
            <text:p>5e32829bd0a3cf19aa5ba7b0</text:p>
          </table:table-cell>
          <table:table-cell office:value-type="string" calcext:value-type="string">
            <text:p>AGR AI 330389</text:p>
          </table:table-cell>
          <table:table-cell office:value-type="string" calcext:value-type="string">
            <text:p>DJ 21-09-2001 PP-00048 <text:s/>EMENT VOL-02044-05 PP-01065</text:p>
          </table:table-cell>
          <table:table-cell office:value-type="string" calcext:value-type="string">
            <text:p>[]</text:p>
          </table:table-cell>
          <table:table-cell office:value-type="string" calcext:value-type="string">
            <text:p>AGTE. : GERALDO PEDROSO DA SILVA </text:p>
            <text:p>ADVDOS. : ADILSON RAMOS E OUTROS </text:p>
            <text:p>AGDA. : IPIRANGA SERRANA FERTILIZANTES S/A </text:p>
            <text:p>ADVDA. : GLADYS MORATO </text:p>
            <text:p>ADVDO. : CLAUDIONOR MARIANO PANTOJA</text:p>
          </table:table-cell>
          <table:table-cell office:value-type="string" calcext:value-type="string">
            <text:p>Obs: O AGRAG 330389 foi objeto dos AGAED, rejeitados. Número de páginas: (4). Análise:(MML). Revisão:(CMM/AAF). Inclusão: 12/11/01, (SVF). Alteração: 25/02/02, (SVF). Alteração: 01/03/2018, CLS.</text:p>
          </table:table-cell>
          <table:table-cell office:value-type="string" calcext:value-type="string">
            <text:p>[]</text:p>
          </table:table-cell>
          <table:table-cell office:value-type="float" office:value="1529" calcext:value-type="float">
            <text:p>1529</text:p>
          </table:table-cell>
        </table:table-row>
        <table:table-row table:style-name="ro5">
          <table:table-cell office:value-type="float" office:value="1433" calcext:value-type="float">
            <text:p>1433</text:p>
          </table:table-cell>
          <table:table-cell office:value-type="string" calcext:value-type="string">
            <text:p>5e3282f2d0a3cf19aa5ba7e4</text:p>
          </table:table-cell>
          <table:table-cell office:value-type="string" calcext:value-type="string">
            <text:p>AGR AI 152964</text:p>
          </table:table-cell>
          <table:table-cell office:value-type="string" calcext:value-type="string">
            <text:p>DJ 11-10-2001 PP-00009 <text:s/>EMENT VOL-02047-03 PP-00464</text:p>
          </table:table-cell>
          <table:table-cell office:value-type="string" calcext:value-type="string">
            <text:p>[]</text:p>
          </table:table-cell>
          <table:table-cell office:value-type="string" calcext:value-type="string">
            <text:p>AGTE. : CONSELHO REGIONAL DE ENGENHARIA ARQUITETURA E AGRONOMIA DO ESTADO DO RIO DE JANEIRO - CREA/RJ </text:p>
            <text:p>ADVDOS. : REGINA CÉLIA PINHEIRO AMORIM FONSECA E OUTROS </text:p>
            <text:p>AGDO. : C V B CONST E EMP IMOB LTDA</text:p>
          </table:table-cell>
          <table:table-cell office:value-type="string" calcext:value-type="string">
            <text:p>- O AI 350711 AgR foi objeto de embargos de declaração rejeitados em 01/02/2005. - O AI 344773 AgR foi objeto de embargos de declaração rejeitados em 28/06/2005. Número de páginas: (10). Análise:(CRP). Revisão:(RCO/AAF). Inclusão: 04/01/02, (MLR). Alteração: 02/03/06, (SVF). Alteração: 13/03/2018, JRM.</text:p>
          </table:table-cell>
          <table:table-cell office:value-type="string" calcext:value-type="string">
            <text:p>[]</text:p>
          </table:table-cell>
          <table:table-cell office:value-type="float" office:value="1534" calcext:value-type="float">
            <text:p>1534</text:p>
          </table:table-cell>
        </table:table-row>
        <table:table-row table:style-name="ro2">
          <table:table-cell office:value-type="float" office:value="1439" calcext:value-type="float">
            <text:p>1439</text:p>
          </table:table-cell>
          <table:table-cell office:value-type="string" calcext:value-type="string">
            <text:p>5e3282fed0a3cf19aa5ba7ea</text:p>
          </table:table-cell>
          <table:table-cell office:value-type="string" calcext:value-type="string">
            <text:p>AGR AI 313402</text:p>
          </table:table-cell>
          <table:table-cell office:value-type="string" calcext:value-type="string">
            <text:p>DJ 14-09-2001 PP-00056 <text:s/>EMENT VOL-02043-06 PP-01109</text:p>
          </table:table-cell>
          <table:table-cell office:value-type="string" calcext:value-type="string">
            <text:p>[]</text:p>
          </table:table-cell>
          <table:table-cell office:value-type="string" calcext:value-type="string">
            <text:p>AGTE. : VENINA MARIA DE OLIVEIRA </text:p>
            <text:p>ADV. : FRANCISCO CARLOS LOPES DE OLIVEIRA </text:p>
            <text:p>AGDO. : INSTITUTO NACIONAL DO SEGURO SOCIAL - INSS </text:p>
            <text:p>ADV. : ROGÉRIO VOLPATTI POLEZZE</text:p>
          </table:table-cell>
          <table:table-cell office:value-type="string" calcext:value-type="string">
            <text:p>O AI 441115 AgR foi objeto de embargos de declaração rejeitados em 06/09/2005. Número de páginas: (04). Análise:(CRP). Revisão:(RCO/AAF). Inclusão: 11/12/01, (SVF). Alteração: 20/10/05, (SVF). Alteração: 05/03/2018, ALS.</text:p>
          </table:table-cell>
          <table:table-cell office:value-type="string" calcext:value-type="string">
            <text:p>[]</text:p>
          </table:table-cell>
          <table:table-cell office:value-type="float" office:value="1518" calcext:value-type="float">
            <text:p>1518</text:p>
          </table:table-cell>
        </table:table-row>
        <table:table-row table:style-name="ro3">
          <table:table-cell office:value-type="float" office:value="1470" calcext:value-type="float">
            <text:p>1470</text:p>
          </table:table-cell>
          <table:table-cell office:value-type="string" calcext:value-type="string">
            <text:p>5e328327d0a3cf19aa5ba809</text:p>
          </table:table-cell>
          <table:table-cell office:value-type="string" calcext:value-type="string">
            <text:p>AGR RCL 1592</text:p>
          </table:table-cell>
          <table:table-cell office:value-type="string" calcext:value-type="string">
            <text:p>DJ 24-10-2003 PP-00030 <text:s/>EMENT VOL-02129-01 PP-00022</text:p>
          </table:table-cell>
          <table:table-cell office:value-type="string" calcext:value-type="string">
            <text:p>[]</text:p>
          </table:table-cell>
          <table:table-cell office:value-type="string" calcext:value-type="string">
            <text:p>AGTE. : HELENA ARIOLI RODRIGUES </text:p>
            <text:p>ADVDOS. : DAISSON SILVA PORTANOVA E OUTROS </text:p>
            <text:p>AGDO. : JUIZ DE DIREITO DA 3ª VARA DA FAZENDA PÚBLICA </text:p>
            <text:p> DO ESTADO DO RIO GRANDE DO SUL </text:p>
            <text:p>AGDO. : INSTITUTO DE PREVIDÊNCIA DO ESTADO DO RIO </text:p>
            <text:p> GRANDE DO SUL - IPERGS</text:p>
          </table:table-cell>
          <table:table-cell office:value-type="string" calcext:value-type="string">
            <text:p>Votação: por maioria, vencido o Min. Marco Aurélio. Resultado: desprovido. Número de páginas: (37). Análise:(ANA). Revisão:(). Inclusão: 11/05/04, (MLR). Alteração: 13/05/04, (NT). Alteração: 28/11/2018, PDR.</text:p>
          </table:table-cell>
          <table:table-cell office:value-type="string" calcext:value-type="string">
            <text:p>[]</text:p>
          </table:table-cell>
          <table:table-cell office:value-type="float" office:value="1490" calcext:value-type="float">
            <text:p>1490</text:p>
          </table:table-cell>
        </table:table-row>
        <table:table-row table:style-name="ro2">
          <table:table-cell office:value-type="float" office:value="1487" calcext:value-type="float">
            <text:p>1487</text:p>
          </table:table-cell>
          <table:table-cell office:value-type="string" calcext:value-type="string">
            <text:p>5e328340d0a3cf19aa5ba81a</text:p>
          </table:table-cell>
          <table:table-cell office:value-type="string" calcext:value-type="string">
            <text:p>AGR RE 253730</text:p>
          </table:table-cell>
          <table:table-cell office:value-type="string" calcext:value-type="string">
            <text:p>DJ 06-09-2001 PP-00014 <text:s/>EMENT VOL-02042-03 PP-00555</text:p>
          </table:table-cell>
          <table:table-cell office:value-type="string" calcext:value-type="string">
            <text:p>[]</text:p>
          </table:table-cell>
          <table:table-cell office:value-type="string" calcext:value-type="string">
            <text:p>AGTE. : INSTITUTO NACIONAL DO SEGURO SOCIAL - INSS </text:p>
            <text:p>ADVDOS. : VÍVIAN BARBOSA CALDAS E OUTROS </text:p>
            <text:p>AGDOS. : DILSON DE ARAUJO E OUTROS </text:p>
            <text:p>ADVDO. : AFRÂNIO AMARAL DE OLIVEIRA FILHO</text:p>
          </table:table-cell>
          <table:table-cell office:value-type="string" calcext:value-type="string">
            <text:p>Obs.: - O RE 282297 AgR foi objeto dos RE AgR ED rejeitados em 20/11/ .2001. Número de páginas: (05). Análise:(CRP). Revisão:(RCO/AAF). Inclusão: 23/11/01, (MLR). Alteração: 25/02/03, (SVF). Alteração: 27/02/2018, PDR.</text:p>
          </table:table-cell>
          <table:table-cell office:value-type="string" calcext:value-type="string">
            <text:p>[]</text:p>
          </table:table-cell>
          <table:table-cell office:value-type="float" office:value="1471" calcext:value-type="float">
            <text:p>1471</text:p>
          </table:table-cell>
        </table:table-row>
        <table:table-row table:style-name="ro2">
          <table:table-cell office:value-type="float" office:value="1492" calcext:value-type="float">
            <text:p>1492</text:p>
          </table:table-cell>
          <table:table-cell office:value-type="string" calcext:value-type="string">
            <text:p>5e328343d0a3cf19aa5ba81f</text:p>
          </table:table-cell>
          <table:table-cell office:value-type="string" calcext:value-type="string">
            <text:p>AGR AI 332009</text:p>
          </table:table-cell>
          <table:table-cell office:value-type="string" calcext:value-type="string">
            <text:p>DJ 31-08-2001 PP-00057 <text:s/>EMENT VOL-02041-11 PP-02358</text:p>
          </table:table-cell>
          <table:table-cell office:value-type="string" calcext:value-type="string">
            <text:p>[]</text:p>
          </table:table-cell>
          <table:table-cell office:value-type="string" calcext:value-type="string">
            <text:p>AGTE. : UNIVERSIDADE FEDERAL DA PARAÍBA </text:p>
            <text:p>ADVDO. : ADVOGADO-GERAL DA UNIÃO </text:p>
            <text:p>AGDA. : CLEANE LÚCIA COSTA DE MEDEIROS </text:p>
            <text:p>ADVDA. : TEREZINHA AUGUSTA PEREIRA</text:p>
          </table:table-cell>
          <table:table-cell office:value-type="string" calcext:value-type="string">
            <text:p>O AI 332009 AgR foi objeto de embargos de declaração rejeitados em 14/05/2002. Número de páginas: (05). Análise:(CRP). Revisão:(RCO/AAF). Inclusão: 16/10/01, (MLR). Alteração: 10/06/05, (SVF). Alteração: 21/02/2018, CLS.</text:p>
          </table:table-cell>
          <table:table-cell office:value-type="string" calcext:value-type="string">
            <text:p>[]</text:p>
          </table:table-cell>
          <table:table-cell office:value-type="float" office:value="1465" calcext:value-type="float">
            <text:p>1465</text:p>
          </table:table-cell>
        </table:table-row>
        <table:table-row table:style-name="ro2">
          <table:table-cell office:value-type="float" office:value="1515" calcext:value-type="float">
            <text:p>1515</text:p>
          </table:table-cell>
          <table:table-cell office:value-type="string" calcext:value-type="string">
            <text:p>5e328394d0a3cf19aa5ba836</text:p>
          </table:table-cell>
          <table:table-cell office:value-type="string" calcext:value-type="string">
            <text:p>AGR AI 316829</text:p>
          </table:table-cell>
          <table:table-cell office:value-type="string" calcext:value-type="string">
            <text:p>DJ 19-10-2001 PP-00037 <text:s/>EMENT VOL-02048-06 PP-01295</text:p>
          </table:table-cell>
          <table:table-cell office:value-type="string" calcext:value-type="string">
            <text:p>[]</text:p>
          </table:table-cell>
          <table:table-cell office:value-type="string" calcext:value-type="string">
            <text:p>AGTE. : MARIA LUCIENE DO NASCIMENTO VIANA </text:p>
            <text:p>ADVDOS. : LUIZA RODRIGUES PEREIRA E OUTROS </text:p>
            <text:p>AGDO. : DISTRITO FEDERAL </text:p>
            <text:p>ADVDOS. : ROBSON CAETANO DE SOUSA E OUTROS</text:p>
          </table:table-cell>
          <table:table-cell office:value-type="string" calcext:value-type="string">
            <text:p>O AI 01297 AGR foi objeto de embargos de declaração rejeitados em 22/04/2003. O AI 450230 AgR foi objeto de embargos de declaração rejeitados em 15/06/2004. Número de páginas: (4). Análise:(MML). Revisão:(CMM/AAF). Inclusão: 21/11/01, (SVF). Alteração: 27/04/05, (SVF). Alteração: 08/03/2018, CLS.</text:p>
          </table:table-cell>
          <table:table-cell office:value-type="string" calcext:value-type="string">
            <text:p>[]</text:p>
          </table:table-cell>
          <table:table-cell office:value-type="float" office:value="1642" calcext:value-type="float">
            <text:p>1642</text:p>
          </table:table-cell>
        </table:table-row>
        <table:table-row table:style-name="ro2">
          <table:table-cell office:value-type="float" office:value="1579" calcext:value-type="float">
            <text:p>1579</text:p>
          </table:table-cell>
          <table:table-cell office:value-type="string" calcext:value-type="string">
            <text:p>5e328400d0a3cf19aa5ba876</text:p>
          </table:table-cell>
          <table:table-cell office:value-type="string" calcext:value-type="string">
            <text:p>AGR AI 283388</text:p>
          </table:table-cell>
          <table:table-cell office:value-type="string" calcext:value-type="string">
            <text:p>DJ 14-09-2001 PP-00053 <text:s/>EMENT VOL-02043-04 PP-00827</text:p>
          </table:table-cell>
          <table:table-cell office:value-type="string" calcext:value-type="string">
            <text:p>[]</text:p>
          </table:table-cell>
          <table:table-cell office:value-type="string" calcext:value-type="string">
            <text:p>AGTE. : ESTADO DO RIO DE JANEIRO </text:p>
            <text:p>ADV. : PGE-RJ - MARÍLIA MONZILLO DE ALMEIDA </text:p>
            <text:p>AGDO. : UNIÃO DOS PROFESSORES PÚBLICOS NO ESTADO - SINDICATO </text:p>
            <text:p>ADVDOS. : FLÁVIA SOUZA E SILVA E OUTROS</text:p>
          </table:table-cell>
          <table:table-cell office:value-type="string" calcext:value-type="string">
            <text:p>O AI 283388 AgR foi objeto dos Embargos de Declaração rejeitados em 23/10/2001. O AI AgR ED 283388 foi objeto dos Embargos de Declaração rejeitados em 18/12/2002. Número de páginas: (04). Análise:(CRP). Revisão:(RCO/AAF). Inclusão: 11/12/01, (SVF). Alteração: 18/04/05, (CSM). Alteração: 05/03/2018, ALS.</text:p>
          </table:table-cell>
          <table:table-cell office:value-type="string" calcext:value-type="string">
            <text:p>[]</text:p>
          </table:table-cell>
          <table:table-cell office:value-type="float" office:value="1729" calcext:value-type="float">
            <text:p>1729</text:p>
          </table:table-cell>
        </table:table-row>
        <table:table-row table:style-name="ro2">
          <table:table-cell office:value-type="float" office:value="1665" calcext:value-type="float">
            <text:p>1665</text:p>
          </table:table-cell>
          <table:table-cell office:value-type="string" calcext:value-type="string">
            <text:p>5e3284bad0a3cf19aa5ba8cc</text:p>
          </table:table-cell>
          <table:table-cell office:value-type="string" calcext:value-type="string">
            <text:p>AGR AI 310617</text:p>
          </table:table-cell>
          <table:table-cell office:value-type="string" calcext:value-type="string">
            <text:p>DJ 26-10-2001 PP-00038 <text:s/>EMENT VOL-02049-05 PP-00944</text:p>
          </table:table-cell>
          <table:table-cell office:value-type="string" calcext:value-type="string">
            <text:p>[]</text:p>
          </table:table-cell>
          <table:table-cell office:value-type="string" calcext:value-type="string">
            <text:p>AGTE. : CONTEX CONFECCIONADOS TEXTEIS S/A </text:p>
            <text:p>ADVDOS. : JOSÉ ROBERTO CORTEZ E OUTROS </text:p>
            <text:p>AGDO. : ESTADO DE SÃO PAULO </text:p>
            <text:p>ADVDOS. : PGE-SP - JOSÉ MAURÍCIO CAMARGO DE LAET E OUTROS</text:p>
          </table:table-cell>
          <table:table-cell office:value-type="string" calcext:value-type="string">
            <text:p>Obs.: O AGRAG 310617 foi objeto dos AGAED rejeitados em 11.12.2001. Número de páginas: (6). Análise: (FLO). Revisão: (CMM/AAF). Inclusão: 08/04/02, (SVF). Alteração: 01/07/02, (SVF). Alteração: 02/04/2018, GIB.</text:p>
          </table:table-cell>
          <table:table-cell office:value-type="string" calcext:value-type="string">
            <text:p>[]</text:p>
          </table:table-cell>
          <table:table-cell office:value-type="float" office:value="1675" calcext:value-type="float">
            <text:p>1675</text:p>
          </table:table-cell>
        </table:table-row>
        <table:table-row table:style-name="ro2">
          <table:table-cell office:value-type="float" office:value="1710" calcext:value-type="float">
            <text:p>1710</text:p>
          </table:table-cell>
          <table:table-cell office:value-type="string" calcext:value-type="string">
            <text:p>5e328530d0a3cf19aa5ba8f9</text:p>
          </table:table-cell>
          <table:table-cell office:value-type="string" calcext:value-type="string">
            <text:p>AGR RE 252859</text:p>
          </table:table-cell>
          <table:table-cell office:value-type="string" calcext:value-type="string">
            <text:p>DJ 16-11-2001 PP-00015 <text:s/>EMENT VOL-02052-03 PP-00609</text:p>
          </table:table-cell>
          <table:table-cell office:value-type="string" calcext:value-type="string">
            <text:p>[]</text:p>
          </table:table-cell>
          <table:table-cell office:value-type="string" calcext:value-type="string">
            <text:p>AGTE. : DISTRITO FEDERAL </text:p>
            <text:p>ADVDO. : PGDF - LEONARDO A. DE SANCHES </text:p>
            <text:p>AGDOS. : ANTÔNIO BARBOSA DA SILVA E OUTROS </text:p>
            <text:p>ADVDA. : EMÍLIA MARIA BARBOSA DOS S SILVA</text:p>
          </table:table-cell>
          <table:table-cell office:value-type="string" calcext:value-type="string">
            <text:p>O RE 246989 AgR foi objeto de embargos de declaração acolhidos em 17/03/2009. Número de páginas: (07). Análise:(RCO). Revisão:(AAF). Inclusão: 19/12/01, (SVF). Alteração: 10/10/03, (SVF). Alteração: 02/04/2018, JLS.</text:p>
          </table:table-cell>
          <table:table-cell office:value-type="string" calcext:value-type="string">
            <text:p>[]</text:p>
          </table:table-cell>
          <table:table-cell office:value-type="float" office:value="1820" calcext:value-type="float">
            <text:p>1820</text:p>
          </table:table-cell>
        </table:table-row>
        <table:table-row table:style-name="ro2">
          <table:table-cell office:value-type="float" office:value="1723" calcext:value-type="float">
            <text:p>1723</text:p>
          </table:table-cell>
          <table:table-cell office:value-type="string" calcext:value-type="string">
            <text:p>5e32853dd0a3cf19aa5ba906</text:p>
          </table:table-cell>
          <table:table-cell office:value-type="string" calcext:value-type="string">
            <text:p>ED AGR AI 286954</text:p>
          </table:table-cell>
          <table:table-cell office:value-type="string" calcext:value-type="string">
            <text:p>DJ 21-09-2001 PP-00053 <text:s/>EMENT VOL-02044-03 PP-00534</text:p>
          </table:table-cell>
          <table:table-cell office:value-type="string" calcext:value-type="string">
            <text:p>[]</text:p>
          </table:table-cell>
          <table:table-cell office:value-type="string" calcext:value-type="string">
            <text:p>EMBTES. : RAMON MANZANO FELIPE E OUTROS </text:p>
            <text:p>ADVDOS. : EVÉLCOR FORTES SALZANO E OUTROS </text:p>
            <text:p>EMBDO. : MUNICÍPIO DE SÃO PAULO </text:p>
            <text:p>ADVDOS. : JOSÉ REGINALDO DOS SANTOS E OUTROS</text:p>
          </table:table-cell>
          <table:table-cell office:value-type="string" calcext:value-type="string">
            <text:p>Os RE 288996 e RE 289099 foram objeto de embargos de declaração rejeitados. Os RE 169001 ED ED foram objeto de embargos de declaração rejeitados. Número de páginas: (05). Análise:(COF). Revisão:(AAF). Inclusão: 22/10/01, (MLR). Alteração: 23/09/05, (MLR). Alteração: 01/03/2018, CLS.</text:p>
          </table:table-cell>
          <table:table-cell office:value-type="string" calcext:value-type="string">
            <text:p>[]</text:p>
          </table:table-cell>
          <table:table-cell office:value-type="float" office:value="1803" calcext:value-type="float">
            <text:p>1803</text:p>
          </table:table-cell>
        </table:table-row>
        <table:table-row table:style-name="ro2">
          <table:table-cell office:value-type="float" office:value="1779" calcext:value-type="float">
            <text:p>1779</text:p>
          </table:table-cell>
          <table:table-cell office:value-type="string" calcext:value-type="string">
            <text:p>5e3285bdd0a3cf19aa5ba93e</text:p>
          </table:table-cell>
          <table:table-cell office:value-type="string" calcext:value-type="string">
            <text:p>AGR AI 334665</text:p>
          </table:table-cell>
          <table:table-cell office:value-type="string" calcext:value-type="string">
            <text:p>DJ 31-10-2001 PP-00011 <text:s/>EMENT VOL-02050-08 PP-01518</text:p>
          </table:table-cell>
          <table:table-cell office:value-type="string" calcext:value-type="string">
            <text:p>[]</text:p>
          </table:table-cell>
          <table:table-cell office:value-type="string" calcext:value-type="string">
            <text:p>AGTE. : ELETROPAULO METROPOLITANA - ELETRICIDADE DE SÃO PAULO S/A </text:p>
            <text:p>ADVDOS. : LYCURGO LEITE NETO E OUTROS </text:p>
            <text:p>AGDA. : EHISA - EMPREENDIMENTOS HOSPITALARES INTEGRADOS LTDA </text:p>
            <text:p>ADVDOS. : ANDRÉ LUIZ MOREGOLA E SILVA E OUTRO</text:p>
          </table:table-cell>
          <table:table-cell office:value-type="string" calcext:value-type="string">
            <text:p>Obs: O AI 483213 AgR foi objeto dos embargos declaração rejeitados em 11/05/2004. Número de páginas: (05). Análise:(ARF). Revisão:(CTM/AAF). Inclusão: 20/11/01, (MLR). Alteração: 22/06/04, (CMR). Alteração: 03/04/2018, ALS.</text:p>
          </table:table-cell>
          <table:table-cell office:value-type="string" calcext:value-type="string">
            <text:p>[]</text:p>
          </table:table-cell>
          <table:table-cell office:value-type="float" office:value="1843" calcext:value-type="float">
            <text:p>1843</text:p>
          </table:table-cell>
        </table:table-row>
        <table:table-row table:style-name="ro2">
          <table:table-cell office:value-type="float" office:value="1786" calcext:value-type="float">
            <text:p>1786</text:p>
          </table:table-cell>
          <table:table-cell office:value-type="string" calcext:value-type="string">
            <text:p>5e3285ced0a3cf19aa5ba945</text:p>
          </table:table-cell>
          <table:table-cell office:value-type="string" calcext:value-type="string">
            <text:p>AGR AI 318348</text:p>
          </table:table-cell>
          <table:table-cell office:value-type="string" calcext:value-type="string">
            <text:p>DJ 06-09-2001 PP-00011 <text:s/>EMENT VOL-02042-06 PP-01293</text:p>
          </table:table-cell>
          <table:table-cell office:value-type="string" calcext:value-type="string">
            <text:p>[]</text:p>
          </table:table-cell>
          <table:table-cell office:value-type="string" calcext:value-type="string">
            <text:p>AGTE. : ESTADO DE SÃO PAULO </text:p>
            <text:p>ADVDOS. : PGE-SP - NEWTON JORGE E OUTROS </text:p>
            <text:p>AGDAS. : DOMINGAS GALLO E OUTRA </text:p>
            <text:p>ADVDOS. : VERA LÚCIA PINHEIRO CARDOSO DIAS E OUTROS</text:p>
          </table:table-cell>
          <table:table-cell office:value-type="string" calcext:value-type="string">
            <text:p>Obs.: - O AI 335614 AgR foi objeto dos AI AgR ED não conhecidos em 05/03/2002. - O AI 335684 AgR foi objeto dos AI AgR ED rejeitados em 23/04/2002. - O AI 342488 AgR foi objeto dos AI AgR ED rejeitados em 10/12/2002. Número de páginas: (05). Análise:(CRP). Revisão:(RCO/AAF). Inclusão: 04/01/02, (MLR). Alteração: 06/02/04, (SVF). Alteração: 22/02/2018, PDR.</text:p>
          </table:table-cell>
          <table:table-cell office:value-type="string" calcext:value-type="string">
            <text:p>[]</text:p>
          </table:table-cell>
          <table:table-cell office:value-type="float" office:value="1899" calcext:value-type="float">
            <text:p>1899</text:p>
          </table:table-cell>
        </table:table-row>
        <table:table-row table:style-name="ro5">
          <table:table-cell office:value-type="float" office:value="1796" calcext:value-type="float">
            <text:p>1796</text:p>
          </table:table-cell>
          <table:table-cell office:value-type="string" calcext:value-type="string">
            <text:p>5e3285d5d0a3cf19aa5ba94f</text:p>
          </table:table-cell>
          <table:table-cell office:value-type="string" calcext:value-type="string">
            <text:p>AGR AI 359059</text:p>
          </table:table-cell>
          <table:table-cell office:value-type="string" calcext:value-type="string">
            <text:p>DJ 05-10-2001 PP-00050 <text:s/>EMENT VOL-02046-12 PP-02613</text:p>
          </table:table-cell>
          <table:table-cell office:value-type="string" calcext:value-type="string">
            <text:p>[]</text:p>
          </table:table-cell>
          <table:table-cell office:value-type="string" calcext:value-type="string">
            <text:p>AGTE. : ELÓI BRAZ SESSIM </text:p>
            <text:p>ADVDO. : NEREU LIMA </text:p>
            <text:p>AGDO. : MINISTÉRIO PÚBLICO FEDERAL</text:p>
          </table:table-cell>
          <table:table-cell office:value-type="string" calcext:value-type="string">
            <text:p>Obs: O AGRAG 359059 foi objeto dos AGCRAE, rejeitados. Número de páginas: (6). Análise:(MML). Revisão:(RCO/AAF). Inclusão: 11/01/02, (SVF). Alteração: 12/03/02, (SVF). Alteração: 02/04/2018, PDR.</text:p>
          </table:table-cell>
          <table:table-cell office:value-type="string" calcext:value-type="string">
            <text:p>[]</text:p>
          </table:table-cell>
          <table:table-cell office:value-type="float" office:value="1949" calcext:value-type="float">
            <text:p>1949</text:p>
          </table:table-cell>
        </table:table-row>
        <table:table-row table:style-name="ro5">
          <table:table-cell office:value-type="float" office:value="1806" calcext:value-type="float">
            <text:p>1806</text:p>
          </table:table-cell>
          <table:table-cell office:value-type="string" calcext:value-type="string">
            <text:p>5e3285e7d0a3cf19aa5ba959</text:p>
          </table:table-cell>
          <table:table-cell office:value-type="string" calcext:value-type="string">
            <text:p>ED AGR RE 187946</text:p>
          </table:table-cell>
          <table:table-cell office:value-type="string" calcext:value-type="string">
            <text:p>DJ 26-10-2001 PP-00062 <text:s/>EMENT VOL-02049-01 PP-00098</text:p>
          </table:table-cell>
          <table:table-cell office:value-type="string" calcext:value-type="string">
            <text:p>[]</text:p>
          </table:table-cell>
          <table:table-cell office:value-type="string" calcext:value-type="string">
            <text:p>EMBTE. : MUNICÍPIO DE SANTOS </text:p>
            <text:p>ADVDOS. : NICE A. SOUSA MOREIRA E OUTROS </text:p>
            <text:p>EMBDO. : MINISTÉRIO PÚBLICO ESTADUAL</text:p>
          </table:table-cell>
          <table:table-cell office:value-type="string" calcext:value-type="string">
            <text:p>Obs.: O REAED 187946 foi objeto dos REAEDE rejeitados em 26.02.2002. Número de páginas: (5). Análise: (CTM). Revisão: (AAF). Inclusão: 04/03/02, (SVF). Alteração: 27/06/02, (SVF). Alteração: 09/04/2018, GIB.</text:p>
          </table:table-cell>
          <table:table-cell office:value-type="string" calcext:value-type="string">
            <text:p>[]</text:p>
          </table:table-cell>
          <table:table-cell office:value-type="float" office:value="1972" calcext:value-type="float">
            <text:p>1972</text:p>
          </table:table-cell>
        </table:table-row>
        <table:table-row table:style-name="ro2">
          <table:table-cell office:value-type="float" office:value="1823" calcext:value-type="float">
            <text:p>1823</text:p>
          </table:table-cell>
          <table:table-cell office:value-type="string" calcext:value-type="string">
            <text:p>5e328611d0a3cf19aa5ba96a</text:p>
          </table:table-cell>
          <table:table-cell office:value-type="string" calcext:value-type="string">
            <text:p>AGR AI 301939</text:p>
          </table:table-cell>
          <table:table-cell office:value-type="string" calcext:value-type="string">
            <text:p>DJ 09-11-2001 PP-00046 <text:s/>EMENT VOL-02051-07 PP-01430</text:p>
          </table:table-cell>
          <table:table-cell office:value-type="string" calcext:value-type="string">
            <text:p>[]</text:p>
          </table:table-cell>
          <table:table-cell office:value-type="string" calcext:value-type="string">
            <text:p>AGTE. : FREDERICO JOSÉ MAIA BALLSTAEDT </text:p>
            <text:p>ADVDO. : FREDERICO JOSÉ MAIA BALLSTAEDT (EM CAUSA PRÓPRIA) </text:p>
            <text:p>AGDA. : GECÍOLA LUJAN LEONARDO </text:p>
            <text:p>ADVDOS. : LUIZ CARLOS DE SOUZA E OUTROS</text:p>
          </table:table-cell>
          <table:table-cell office:value-type="string" calcext:value-type="string">
            <text:p>Obs.: O AGRAG 301939 foi objeto dos AGAED rejeitados em 02.04.2002. Número de páginas: (5). Análise:(ARF). Revisão:(CTM/AAF). Inclusão: 18/02/02, (SVF). Alteração: 14/08/02, (SVF). Alteração: 16/03/2018, CLS.</text:p>
          </table:table-cell>
          <table:table-cell office:value-type="string" calcext:value-type="string">
            <text:p>[]</text:p>
          </table:table-cell>
          <table:table-cell office:value-type="float" office:value="1943" calcext:value-type="float">
            <text:p>1943</text:p>
          </table:table-cell>
        </table:table-row>
        <table:table-row table:style-name="ro2">
          <table:table-cell office:value-type="float" office:value="1824" calcext:value-type="float">
            <text:p>1824</text:p>
          </table:table-cell>
          <table:table-cell office:value-type="string" calcext:value-type="string">
            <text:p>5e328612d0a3cf19aa5ba96b</text:p>
          </table:table-cell>
          <table:table-cell office:value-type="string" calcext:value-type="string">
            <text:p>AGR RE 291786</text:p>
          </table:table-cell>
          <table:table-cell office:value-type="string" calcext:value-type="string">
            <text:p>DJ 05-10-2001 PP-00053 <text:s/>EMENT VOL-02046-09 PP-01916</text:p>
          </table:table-cell>
          <table:table-cell office:value-type="string" calcext:value-type="string">
            <text:p>[]</text:p>
          </table:table-cell>
          <table:table-cell office:value-type="string" calcext:value-type="string">
            <text:p>AGTE. : INSTITUTO NACIONAL DO SEGURO SOCIAL - INSS </text:p>
            <text:p>ADVDOS. : HÉLIO FERREIRA HERINGER JÚNIOR E OUTROS </text:p>
            <text:p>AGDO. : RENATO PEREIRA DE SOUZA </text:p>
            <text:p>ADVDOS. : FRANCISCO ANTONIO ZEM PERALTA E OUTROS</text:p>
          </table:table-cell>
          <table:table-cell office:value-type="string" calcext:value-type="string">
            <text:p>- O RE 291786 AgR foi objeto dos Embargos de Declaração rejeitados. - O RE 296028 AgR foi objeto dos Embargos de Declaração rejeitados em 02/04/2002. Número de páginas: (04). Análise:(CRP). Revisão:(RCO/AAF). Inclusão: 27/11/01, (MLR). Alteração: 28/03/05, (MLR). Alteração: 05/04/2018, PDR.</text:p>
          </table:table-cell>
          <table:table-cell office:value-type="string" calcext:value-type="string">
            <text:p>[]</text:p>
          </table:table-cell>
          <table:table-cell office:value-type="float" office:value="1942" calcext:value-type="float">
            <text:p>1942</text:p>
          </table:table-cell>
        </table:table-row>
        <table:table-row table:style-name="ro2">
          <table:table-cell office:value-type="float" office:value="1896" calcext:value-type="float">
            <text:p>1896</text:p>
          </table:table-cell>
          <table:table-cell office:value-type="string" calcext:value-type="string">
            <text:p>5e3286ded0a3cf19aa5ba9b3</text:p>
          </table:table-cell>
          <table:table-cell office:value-type="string" calcext:value-type="string">
            <text:p>AGR AI 317140</text:p>
          </table:table-cell>
          <table:table-cell office:value-type="string" calcext:value-type="string">
            <text:p>DJ 14-12-2001 PP-00038 <text:s/>EMENT VOL-02053-18 PP-03833</text:p>
          </table:table-cell>
          <table:table-cell office:value-type="string" calcext:value-type="string">
            <text:p>[]</text:p>
          </table:table-cell>
          <table:table-cell office:value-type="string" calcext:value-type="string">
            <text:p>AGTES. : GLOBOTUR TRANSPORTES E TURISMO LTDA. E OUTRAS </text:p>
            <text:p>ADVDOS.: LUIZ MANUEL FITTIPALDI RAMOS DE OLIVEIRA E OUTROS </text:p>
            <text:p>AGDA. : CETESB - COMPANHIA DE TECNOLOGIA DE SANEAMENTO AMBIENTAL </text:p>
            <text:p>ADVDOS .: FRANCISCO DE PAULA VICENTE DE AZEVEDO E OUTROS</text:p>
          </table:table-cell>
          <table:table-cell office:value-type="string" calcext:value-type="string">
            <text:p>- O AI 466115 AgR foi objeto dos embargos de declaração rejeitados em 27/04/2004. Número de páginas: (08). Análise:(CRP). Revisão:(RCO/AAF). Inclusão: 02/04/02, (SVF). Alteração: 26/11/04, (MLR). Alteração: 05/04/2018, JRM.</text:p>
          </table:table-cell>
          <table:table-cell office:value-type="string" calcext:value-type="string">
            <text:p>[]</text:p>
          </table:table-cell>
          <table:table-cell office:value-type="float" office:value="2059" calcext:value-type="float">
            <text:p>2059</text:p>
          </table:table-cell>
        </table:table-row>
        <table:table-row table:style-name="ro2">
          <table:table-cell office:value-type="float" office:value="1900" calcext:value-type="float">
            <text:p>1900</text:p>
          </table:table-cell>
          <table:table-cell office:value-type="string" calcext:value-type="string">
            <text:p>5e3286edd0a3cf19aa5ba9b7</text:p>
          </table:table-cell>
          <table:table-cell office:value-type="string" calcext:value-type="string">
            <text:p>AGR AI 313304</text:p>
          </table:table-cell>
          <table:table-cell office:value-type="string" calcext:value-type="string">
            <text:p>DJ 19-10-2001 PP-00036 <text:s/>EMENT VOL-02048-06 PP-01256</text:p>
          </table:table-cell>
          <table:table-cell office:value-type="string" calcext:value-type="string">
            <text:p>[]</text:p>
          </table:table-cell>
          <table:table-cell office:value-type="string" calcext:value-type="string">
            <text:p>AGTE. : BANCO ABN AMRO REAL S/A </text:p>
            <text:p>ADVDOS. : RENATA MOUTA PEREIRA PINHEIRO E OUTROS </text:p>
            <text:p>AGDO. : JOANIR AGUIAR FÉLIX </text:p>
            <text:p>ADVDOS. : CAMILA GONÇALVES DE OLIVEIRA E OUTROS</text:p>
          </table:table-cell>
          <table:table-cell office:value-type="string" calcext:value-type="string">
            <text:p>O AI 392686 AgR foi objeto de embargos de declaração rejeitados em 19/04/2005. Número de páginas: (6). Análise:(MML). Revisão:(RCO). Inclusão: 29/01/02, (SVF). Alteração: 08/06/05 (SVF). Alteração: 06/03/2018, CLS.</text:p>
          </table:table-cell>
          <table:table-cell office:value-type="string" calcext:value-type="string">
            <text:p>[]</text:p>
          </table:table-cell>
          <table:table-cell office:value-type="float" office:value="2009" calcext:value-type="float">
            <text:p>2009</text:p>
          </table:table-cell>
        </table:table-row>
        <table:table-row table:style-name="ro2">
          <table:table-cell office:value-type="float" office:value="1905" calcext:value-type="float">
            <text:p>1905</text:p>
          </table:table-cell>
          <table:table-cell office:value-type="string" calcext:value-type="string">
            <text:p>5e3286eed0a3cf19aa5ba9bc</text:p>
          </table:table-cell>
          <table:table-cell office:value-type="string" calcext:value-type="string">
            <text:p>AGR AI 330077</text:p>
          </table:table-cell>
          <table:table-cell office:value-type="string" calcext:value-type="string">
            <text:p>DJ 14-12-2001 PP-00046 <text:s/>EMENT VOL-02053-20 PP-04479</text:p>
          </table:table-cell>
          <table:table-cell office:value-type="string" calcext:value-type="string">
            <text:p>[]</text:p>
          </table:table-cell>
          <table:table-cell office:value-type="string" calcext:value-type="string">
            <text:p>AGTES. : RICARDO SEVERO MARTINS E OUTROS </text:p>
            <text:p>ADVDOS. : RAQUEL CRISTINA RIEGER E OUTROS </text:p>
            <text:p>AGDA. : PETRÓLEO BRASILEIRO S/A - PETROBRÁS </text:p>
            <text:p>ADVDOS. : EDUARDO DE BARROS PEREIRA E OUTROS</text:p>
          </table:table-cell>
          <table:table-cell office:value-type="string" calcext:value-type="string">
            <text:p>- O AI 330077 AgR foi objeto dos AI-AgR-ED rejeitados em 12/03/2002. - O AI 371650 AgR foi objeto dos AI-AgR-ED rejeitados em 03/12/2002. Número de páginas: (05). Análise:(CRP). Revisão:(RCO/AAF). Inclusão: 06/03/02, (MLR). Alteração: 17/11/04, (SVF). Alteração: 06/04/2018, JRM.</text:p>
          </table:table-cell>
          <table:table-cell office:value-type="string" calcext:value-type="string">
            <text:p>[]</text:p>
          </table:table-cell>
          <table:table-cell office:value-type="float" office:value="2069" calcext:value-type="float">
            <text:p>2069</text:p>
          </table:table-cell>
        </table:table-row>
        <table:table-row table:style-name="ro2">
          <table:table-cell office:value-type="float" office:value="1919" calcext:value-type="float">
            <text:p>1919</text:p>
          </table:table-cell>
          <table:table-cell office:value-type="string" calcext:value-type="string">
            <text:p>5e328708d0a3cf19aa5ba9ca</text:p>
          </table:table-cell>
          <table:table-cell office:value-type="string" calcext:value-type="string">
            <text:p>AGR AI 321934</text:p>
          </table:table-cell>
          <table:table-cell office:value-type="string" calcext:value-type="string">
            <text:p>DJ 26-10-2001 PP-00041 <text:s/>EMENT VOL-02049-06 PP-01246</text:p>
          </table:table-cell>
          <table:table-cell office:value-type="string" calcext:value-type="string">
            <text:p>[]</text:p>
          </table:table-cell>
          <table:table-cell office:value-type="string" calcext:value-type="string">
            <text:p>AGTE. : WHITE MARTINS S/A </text:p>
            <text:p>ADVDOS. : GILMAR ELOI DOURADO E OUTROS </text:p>
            <text:p>AGDO. : GERALDO SUZARTE DE FREITAS </text:p>
            <text:p>ADV. : REINALDO SANTANA LIMA</text:p>
          </table:table-cell>
          <table:table-cell office:value-type="string" calcext:value-type="string">
            <text:p>Obs: O AGRAG 321934 foi objeto dos AGAED rejeitados em 26.02.2002. Número de páginas: (13). Análise: (FLO). Revisão: (CMM/AAF). Inclusão: 01/04/02, (MLR). Alteração: 07/05/02, (SVF). Alteração: 02/04/2018, GIB.</text:p>
          </table:table-cell>
          <table:table-cell office:value-type="string" calcext:value-type="string">
            <text:p>[]</text:p>
          </table:table-cell>
          <table:table-cell office:value-type="float" office:value="2040" calcext:value-type="float">
            <text:p>2040</text:p>
          </table:table-cell>
        </table:table-row>
        <table:table-row table:style-name="ro2">
          <table:table-cell office:value-type="float" office:value="1967" calcext:value-type="float">
            <text:p>1967</text:p>
          </table:table-cell>
          <table:table-cell office:value-type="string" calcext:value-type="string">
            <text:p>5e328782d0a3cf19aa5ba9fa</text:p>
          </table:table-cell>
          <table:table-cell office:value-type="string" calcext:value-type="string">
            <text:p>AGR AI 329374</text:p>
          </table:table-cell>
          <table:table-cell office:value-type="string" calcext:value-type="string">
            <text:p>DJ 14-12-2001 PP-00045 <text:s/>EMENT VOL-02053-20 PP-04406</text:p>
          </table:table-cell>
          <table:table-cell office:value-type="string" calcext:value-type="string">
            <text:p>[]</text:p>
          </table:table-cell>
          <table:table-cell office:value-type="string" calcext:value-type="string">
            <text:p>AGTES. : SERVI CONTINENTAL 2001 LTDA E OUTRAS </text:p>
            <text:p>ADVDOS. : PAULA EVARISTO CARLOS REGAL E OUTROS </text:p>
            <text:p>AGDA. : UNIÃO </text:p>
            <text:p>ADVDA. : PFN - ELAYNE CHRISTINA DA SILVA RODRIGUES</text:p>
          </table:table-cell>
          <table:table-cell office:value-type="string" calcext:value-type="string">
            <text:p>- O AI 406428 AgR fo objeto de embargos de declaração rejeitados em 22/03/2005. Número de páginas: (04). Análise:(MML). Revisão:(RCO/AAF). Inclusão: 31/05/02, (MLR). Alteração: 21/10/04, (MLR). Alteração: 05/04/2018, JRM.</text:p>
          </table:table-cell>
          <table:table-cell office:value-type="string" calcext:value-type="string">
            <text:p>[]</text:p>
          </table:table-cell>
          <table:table-cell office:value-type="float" office:value="1992" calcext:value-type="float">
            <text:p>1992</text:p>
          </table:table-cell>
        </table:table-row>
        <table:table-row table:style-name="ro2">
          <table:table-cell office:value-type="float" office:value="2009" calcext:value-type="float">
            <text:p>2009</text:p>
          </table:table-cell>
          <table:table-cell office:value-type="string" calcext:value-type="string">
            <text:p>5e3287edd0a3cf19aa5baa24</text:p>
          </table:table-cell>
          <table:table-cell office:value-type="string" calcext:value-type="string">
            <text:p>AGR AI 326066</text:p>
          </table:table-cell>
          <table:table-cell office:value-type="string" calcext:value-type="string">
            <text:p>DJ 31-10-2001 PP-00010 <text:s/>EMENT VOL-02050-07 PP-01457</text:p>
          </table:table-cell>
          <table:table-cell office:value-type="string" calcext:value-type="string">
            <text:p>[]</text:p>
          </table:table-cell>
          <table:table-cell office:value-type="string" calcext:value-type="string">
            <text:p>AGTE. : BANCO ABN AMRO REAL S/A </text:p>
            <text:p>ADVDOS. : ROGÉRIO AVELAR E OUTRO </text:p>
            <text:p>AGDO. : FELIPE GALDINO MARCONDES CAMPOS </text:p>
            <text:p>ADVDOS. : KAREN DO AMARAL PERELMITER E OUTROS</text:p>
          </table:table-cell>
          <table:table-cell office:value-type="string" calcext:value-type="string">
            <text:p>O AI 461689 AgR foi objeto de embargos de declaração rejeitados em 24/05/2005. Número de páginas: (04). Análise:(ARF). Revisão:(CTM/AAF). Inclusão: 29/11/01, (MLR). Alteração: 23/06/05, (AAS). Alteração: 02/04/2018, ALS.</text:p>
          </table:table-cell>
          <table:table-cell office:value-type="string" calcext:value-type="string">
            <text:p>[]</text:p>
          </table:table-cell>
          <table:table-cell office:value-type="float" office:value="2222" calcext:value-type="float">
            <text:p>2222</text:p>
          </table:table-cell>
        </table:table-row>
        <table:table-row table:style-name="ro2">
          <table:table-cell office:value-type="float" office:value="2032" calcext:value-type="float">
            <text:p>2032</text:p>
          </table:table-cell>
          <table:table-cell office:value-type="string" calcext:value-type="string">
            <text:p>5e328834d0a3cf19aa5baa3b</text:p>
          </table:table-cell>
          <table:table-cell office:value-type="string" calcext:value-type="string">
            <text:p>AGR AI 324486</text:p>
          </table:table-cell>
          <table:table-cell office:value-type="string" calcext:value-type="string">
            <text:p>DJ 26-10-2001 PP-00043 <text:s/>EMENT VOL-02049-07 PP-01340</text:p>
          </table:table-cell>
          <table:table-cell office:value-type="string" calcext:value-type="string">
            <text:p>[]</text:p>
          </table:table-cell>
          <table:table-cell office:value-type="string" calcext:value-type="string">
            <text:p>AGTE. : ESTADO DE MATO GROSSO DO SUL </text:p>
            <text:p>ADV. : PGE - MS - ULISSES SCHWARZ VIANA </text:p>
            <text:p>AGDO. : AIRES GONÇALVES &amp; ADVOGADOS ASSOCIADOS S/C </text:p>
            <text:p>ADVDAS. : JOSELAINE ZATORRE DOS SANTOS E OUTRAS</text:p>
          </table:table-cell>
          <table:table-cell office:value-type="string" calcext:value-type="string">
            <text:p>Obs: O AGRAG 324486 foi objeto dos AGAED rejeitados em 26.02.2002. Número de páginas: (06). Análise: (FLO). Revisão: (CMM/AAF). Inclusão: 26/03/02, (MLR). Alteração: 07/05/02, (SVF). Alteração: 03/04/2018, GIB.</text:p>
          </table:table-cell>
          <table:table-cell office:value-type="string" calcext:value-type="string">
            <text:p>[]</text:p>
          </table:table-cell>
          <table:table-cell office:value-type="float" office:value="2185" calcext:value-type="float">
            <text:p>2185</text:p>
          </table:table-cell>
        </table:table-row>
        <table:table-row table:style-name="ro6">
          <table:table-cell office:value-type="float" office:value="2034" calcext:value-type="float">
            <text:p>2034</text:p>
          </table:table-cell>
          <table:table-cell office:value-type="string" calcext:value-type="string">
            <text:p>5e328836d0a3cf19aa5baa3d</text:p>
          </table:table-cell>
          <table:table-cell office:value-type="string" calcext:value-type="string">
            <text:p>AGR AI 335637</text:p>
          </table:table-cell>
          <table:table-cell office:value-type="string" calcext:value-type="string">
            <text:p>DJ 14-12-2001 PP-00049 <text:s/>EMENT VOL-02053-22 PP-04725</text:p>
          </table:table-cell>
          <table:table-cell office:value-type="string" calcext:value-type="string">
            <text:p>[]</text:p>
          </table:table-cell>
          <table:table-cell office:value-type="string" calcext:value-type="string">
            <text:p>AGTE. : INTERFACTOR BRASIL FOMENTO COMERCIAL LTDA </text:p>
            <text:p>ADVDO. : ROGÉRIO ANTÔNIO RIBEIRO COUTO </text:p>
            <text:p>AGDO. : JOSÉ JUSTINO DA CUNHA </text:p>
            <text:p>ADVDO. : JOSÉ GERALDA PEDROSA </text:p>
            <text:p>AGDA. : PONTO VERDE MINERAÇÃO LTDA</text:p>
          </table:table-cell>
          <table:table-cell office:value-type="string" calcext:value-type="string">
            <text:p>O AI 490790 AgR foi objeto de embargos de declaração rejeitados em 08/06/2004. Número de páginas: (04). Análise:(CRP). Revisão:(RCO/AAF). Inclusão: 01/04/02, (MLR). Alteração: 27/05/05, (SVF). Alteração: 06/04/2018, JRM.</text:p>
          </table:table-cell>
          <table:table-cell office:value-type="string" calcext:value-type="string">
            <text:p>[]</text:p>
          </table:table-cell>
          <table:table-cell office:value-type="float" office:value="2183" calcext:value-type="float">
            <text:p>2183</text:p>
          </table:table-cell>
        </table:table-row>
        <table:table-row table:style-name="ro2">
          <table:table-cell office:value-type="float" office:value="2036" calcext:value-type="float">
            <text:p>2036</text:p>
          </table:table-cell>
          <table:table-cell office:value-type="string" calcext:value-type="string">
            <text:p>5e328837d0a3cf19aa5baa3f</text:p>
          </table:table-cell>
          <table:table-cell office:value-type="string" calcext:value-type="string">
            <text:p>AGR AI 338141</text:p>
          </table:table-cell>
          <table:table-cell office:value-type="string" calcext:value-type="string">
            <text:p>DJ 19-12-2001 PP-00011 <text:s/>EMENT VOL-02054-08 PP-01738</text:p>
          </table:table-cell>
          <table:table-cell office:value-type="string" calcext:value-type="string">
            <text:p>[]</text:p>
          </table:table-cell>
          <table:table-cell office:value-type="string" calcext:value-type="string">
            <text:p>AGTE. : LUIZ ALMIRANTE DE GODOI </text:p>
            <text:p>ADVDOS.: ADRIANO SEVERO DOS SANTOS E OUTROS </text:p>
            <text:p>AGDOS. : CARLOS ALEXANDRE DE GODOI E OUTROS </text:p>
            <text:p>ADVDOS.: MARCO TÚLIO MURANO GARCIA E OUTROS</text:p>
          </table:table-cell>
          <table:table-cell office:value-type="string" calcext:value-type="string">
            <text:p>O AI 483585 AgR foi objeto de embargos de declaração rejeitados em 29/11/2005. Número de páginas: (04). Análise:(ANA). Revisão:(RCO/AAF). Inclusão: 30/04/03, (SVF). Alteração: 22/02/06, (LMC). Alteração: 09/04/2018, CLS.</text:p>
          </table:table-cell>
          <table:table-cell office:value-type="string" calcext:value-type="string">
            <text:p>[]</text:p>
          </table:table-cell>
          <table:table-cell office:value-type="float" office:value="2181" calcext:value-type="float">
            <text:p>2181</text:p>
          </table:table-cell>
        </table:table-row>
        <table:table-row table:style-name="ro2">
          <table:table-cell office:value-type="float" office:value="2055" calcext:value-type="float">
            <text:p>2055</text:p>
          </table:table-cell>
          <table:table-cell office:value-type="string" calcext:value-type="string">
            <text:p>5e32884fd0a3cf19aa5baa52</text:p>
          </table:table-cell>
          <table:table-cell office:value-type="string" calcext:value-type="string">
            <text:p>AGR AI 325927</text:p>
          </table:table-cell>
          <table:table-cell office:value-type="string" calcext:value-type="string">
            <text:p>DJ 19-10-2001 PP-00037 <text:s/>EMENT VOL-02048-07 PP-01363</text:p>
          </table:table-cell>
          <table:table-cell office:value-type="string" calcext:value-type="string">
            <text:p>[]</text:p>
          </table:table-cell>
          <table:table-cell office:value-type="string" calcext:value-type="string">
            <text:p>AGTE. : MUNICÍPIO DE SUZANO </text:p>
            <text:p>ADVDOS. : NELSON FADANORI HARADA E OUTROS </text:p>
            <text:p>AGDOS. : ADALBERTO SILVA E OUTROS </text:p>
            <text:p>ADVDOS. : JOSÉ RAIMUNDO DE ARAÚJO DINIZ E OUTROS</text:p>
          </table:table-cell>
          <table:table-cell office:value-type="string" calcext:value-type="string">
            <text:p>Número de páginas: (5). Análise:(MML). Revisão:(RCO). Inclusão: 30/01/02, (SVF). Observação: 08/03/2018, CLS.</text:p>
          </table:table-cell>
          <table:table-cell office:value-type="string" calcext:value-type="string">
            <text:p>[]</text:p>
          </table:table-cell>
          <table:table-cell office:value-type="float" office:value="2167" calcext:value-type="float">
            <text:p>2167</text:p>
          </table:table-cell>
        </table:table-row>
        <table:table-row table:style-name="ro2">
          <table:table-cell office:value-type="float" office:value="2091" calcext:value-type="float">
            <text:p>2091</text:p>
          </table:table-cell>
          <table:table-cell office:value-type="string" calcext:value-type="string">
            <text:p>5e328895d0a3cf19aa5baa76</text:p>
          </table:table-cell>
          <table:table-cell office:value-type="string" calcext:value-type="string">
            <text:p>AGR RE 285483</text:p>
          </table:table-cell>
          <table:table-cell office:value-type="string" calcext:value-type="string">
            <text:p>DJ 14-12-2001 PP-00076 <text:s/>EMENT VOL-02053-15 PP-03327</text:p>
          </table:table-cell>
          <table:table-cell office:value-type="string" calcext:value-type="string">
            <text:p>[]</text:p>
          </table:table-cell>
          <table:table-cell office:value-type="string" calcext:value-type="string">
            <text:p>AGTE. : INSTITUTO NACIONAL DO SEGURO SOCIAL - INSS </text:p>
            <text:p>ADVDOS.: MARCELO DE SIQUEIRA FREITAS E OUTROS </text:p>
            <text:p>AGDO. : ANTÔNIO XAVIER </text:p>
            <text:p>ADVDOS.: RONALDO MACHADO MARQUES DA SILVA E OUTROS</text:p>
          </table:table-cell>
          <table:table-cell office:value-type="string" calcext:value-type="string">
            <text:p>- O RE 290462 AgR foi objeto de embargos de declaração providos em 12/09/2006. Número de páginas: (04). Análise:(CRP). Revisão:(RCO/AAF). Inclusão: 03/04/02, (MLR). Alteração: 29/08/02, (MLR). Alteração: 12/04/2018, JRM.</text:p>
          </table:table-cell>
          <table:table-cell office:value-type="string" calcext:value-type="string">
            <text:p>[]</text:p>
          </table:table-cell>
          <table:table-cell office:value-type="float" office:value="2118" calcext:value-type="float">
            <text:p>2118</text:p>
          </table:table-cell>
        </table:table-row>
        <table:table-row table:style-name="ro2">
          <table:table-cell office:value-type="float" office:value="2098" calcext:value-type="float">
            <text:p>2098</text:p>
          </table:table-cell>
          <table:table-cell office:value-type="string" calcext:value-type="string">
            <text:p>5e3288a7d0a3cf19aa5baa7d</text:p>
          </table:table-cell>
          <table:table-cell office:value-type="string" calcext:value-type="string">
            <text:p>AGR AI 329845</text:p>
          </table:table-cell>
          <table:table-cell office:value-type="string" calcext:value-type="string">
            <text:p>DJ 14-12-2001 PP-00045 <text:s/>EMENT VOL-02053-20 PP-04427</text:p>
          </table:table-cell>
          <table:table-cell office:value-type="string" calcext:value-type="string">
            <text:p>[]</text:p>
          </table:table-cell>
          <table:table-cell office:value-type="string" calcext:value-type="string">
            <text:p>AGTE. : VOLKSWAGEN DO BRASIL LTDA </text:p>
            <text:p>ADVDOS. : JOSÉ GONÇALVES DE BARROS JÚNIOR E OUTROS </text:p>
            <text:p>AGDO. : SINDICATO DOS METALÚRGICOS DO ABC </text:p>
            <text:p>ADVDOS. : BEATRIZ VERÍSSIMO DE SENA E OUTROS</text:p>
          </table:table-cell>
          <table:table-cell office:value-type="string" calcext:value-type="string">
            <text:p>- O AI 329845 AgR foi objeto dos Embargos de Declaração rejeitados em 12/03/2002. - O AI 400247 AgR foi objeto dos Embargos de Declaração rejeitados em 19/08/2003. - O AI 274403 AgR foi objeto dos Embargos de Declaração rejeitados em 17/02/2004. Número de páginas: (05). Análise:(CRP). Revisão:(RCO/AAF). Inclusão: 27/05/02, (SVF). Alteração: 28/06/04, (NAL). Alteração: 06/04/2018, JRM.</text:p>
          </table:table-cell>
          <table:table-cell office:value-type="string" calcext:value-type="string">
            <text:p>[]</text:p>
          </table:table-cell>
          <table:table-cell office:value-type="float" office:value="2102" calcext:value-type="float">
            <text:p>2102</text:p>
          </table:table-cell>
        </table:table-row>
        <table:table-row table:style-name="ro2">
          <table:table-cell office:value-type="float" office:value="2100" calcext:value-type="float">
            <text:p>2100</text:p>
          </table:table-cell>
          <table:table-cell office:value-type="string" calcext:value-type="string">
            <text:p>5e3288a8d0a3cf19aa5baa7f</text:p>
          </table:table-cell>
          <table:table-cell office:value-type="string" calcext:value-type="string">
            <text:p>AGR AI 332443</text:p>
          </table:table-cell>
          <table:table-cell office:value-type="string" calcext:value-type="string">
            <text:p>DJ 14-12-2001 PP-00047 <text:s/>EMENT VOL-02053-21 PP-04579</text:p>
          </table:table-cell>
          <table:table-cell office:value-type="string" calcext:value-type="string">
            <text:p>[]</text:p>
          </table:table-cell>
          <table:table-cell office:value-type="string" calcext:value-type="string">
            <text:p>AGTE. : ESTADO DA BAHIA (SUCESSOR DO INSTITUTO DE ASSISTÊNCIA E PREVIDÊNCIA DO ESTADO DA BAHIA - IAPSEB) </text:p>
            <text:p>ADVDA. : PGE-BA - CANDICE LUDWIG </text:p>
            <text:p>AGDO. : FRANCISCO JORGE DA SILVA </text:p>
            <text:p>ADVDO. : JORGE GARCIA DE SANTANA</text:p>
          </table:table-cell>
          <table:table-cell office:value-type="string" calcext:value-type="string">
            <text:p>- O AI 428830 AgR foi objeto de embargos de declaração rejeitados em 25/11/2003. - O AI 422464 AgR foi objeto de embargos de declaração rejeitados em 02/03/2004. Número de páginas: (05). Análise:(MML). Revisão:(RCO/AAF). Inclusão: 28/05/02, (MLR). Alteração: 05/05/05, (SVF). Alteração: 06/04/2018, JRM.</text:p>
          </table:table-cell>
          <table:table-cell office:value-type="string" calcext:value-type="string">
            <text:p>[]</text:p>
          </table:table-cell>
          <table:table-cell office:value-type="float" office:value="2100" calcext:value-type="float">
            <text:p>2100</text:p>
          </table:table-cell>
        </table:table-row>
        <table:table-row table:style-name="ro2">
          <table:table-cell office:value-type="float" office:value="2148" calcext:value-type="float">
            <text:p>2148</text:p>
          </table:table-cell>
          <table:table-cell office:value-type="string" calcext:value-type="string">
            <text:p>5e32893cd0a3cf19aa5baaaf</text:p>
          </table:table-cell>
          <table:table-cell office:value-type="string" calcext:value-type="string">
            <text:p>AGR AI 310992</text:p>
          </table:table-cell>
          <table:table-cell office:value-type="string" calcext:value-type="string">
            <text:p>DJ 31-10-2001 PP-00009 <text:s/>EMENT VOL-02050-07 PP-01325</text:p>
          </table:table-cell>
          <table:table-cell office:value-type="string" calcext:value-type="string">
            <text:p>[]</text:p>
          </table:table-cell>
          <table:table-cell office:value-type="string" calcext:value-type="string">
            <text:p>AGTE. : DCI INDÚSTRIA GRÁFICA E EDITORA LTDA </text:p>
            <text:p>ADV. : RUBENS PESTANA DE ANDRADE </text:p>
            <text:p>AGDO. : BANCO EXTERIOR DE ESPAÑA S/A </text:p>
            <text:p>ADV. : LAFAIETE PUSSOLI</text:p>
          </table:table-cell>
          <table:table-cell office:value-type="string" calcext:value-type="string">
            <text:p>Obs.: O AGRAG 310992 foi objeto dos AGAED rejeitados em 05.03.02. Número de páginas: (04). Análise:(ARF). Revisão:(CTM). Inclusão: 17/04/02, (SVF). Alteração: 07/05/02, (MLR). Alteração: 02/04/2018, ALS.</text:p>
          </table:table-cell>
          <table:table-cell office:value-type="string" calcext:value-type="string">
            <text:p>[]</text:p>
          </table:table-cell>
          <table:table-cell office:value-type="float" office:value="2325" calcext:value-type="float">
            <text:p>2325</text:p>
          </table:table-cell>
        </table:table-row>
        <table:table-row table:style-name="ro2">
          <table:table-cell office:value-type="float" office:value="2160" calcext:value-type="float">
            <text:p>2160</text:p>
          </table:table-cell>
          <table:table-cell office:value-type="string" calcext:value-type="string">
            <text:p>5e328943d0a3cf19aa5baabb</text:p>
          </table:table-cell>
          <table:table-cell office:value-type="string" calcext:value-type="string">
            <text:p>AGR AI 333141</text:p>
          </table:table-cell>
          <table:table-cell office:value-type="string" calcext:value-type="string">
            <text:p>DJ 19-12-2001 PP-00010 <text:s/>EMENT VOL-02054-08 PP-01655</text:p>
          </table:table-cell>
          <table:table-cell office:value-type="string" calcext:value-type="string">
            <text:p>[]</text:p>
          </table:table-cell>
          <table:table-cell office:value-type="string" calcext:value-type="string">
            <text:p>AGTE. : BANCO ABN AMRO REAL S/A </text:p>
            <text:p>ADVDOS. : ROGÉRIO AVELAR E OUTROS </text:p>
            <text:p>AGDOS. : IARA TERESA SOARES E OUTROS </text:p>
            <text:p>ADVDOS. : ÂNGELA MARIA CARVALHO SOARES E OUTRO</text:p>
          </table:table-cell>
          <table:table-cell office:value-type="string" calcext:value-type="string">
            <text:p>Obs.: O AI 404865 AgR foi objeto dos AI AgR ED rejeitados em 13/05/2003. O AI 434884-AgR foi objeto dos AI AgR ED rejeitados em 10/02/2004. Número de páginas: (05). Análise:(CRP). Revisão:(RCO/AAF). Inclusão: 27/05/02, (MLR). Alteração: 02/02/05, (MLR). Alteração: 02/04/2018, CLS.</text:p>
          </table:table-cell>
          <table:table-cell office:value-type="string" calcext:value-type="string">
            <text:p>[]</text:p>
          </table:table-cell>
          <table:table-cell office:value-type="float" office:value="2320" calcext:value-type="float">
            <text:p>2320</text:p>
          </table:table-cell>
        </table:table-row>
        <table:table-row table:style-name="ro5">
          <table:table-cell office:value-type="float" office:value="2212" calcext:value-type="float">
            <text:p>2212</text:p>
          </table:table-cell>
          <table:table-cell office:value-type="string" calcext:value-type="string">
            <text:p>5e328997d0a3cf19aa5baaef</text:p>
          </table:table-cell>
          <table:table-cell office:value-type="string" calcext:value-type="string">
            <text:p>AGR AI 354555</text:p>
          </table:table-cell>
          <table:table-cell office:value-type="string" calcext:value-type="string">
            <text:p>DJ 14-12-2001 PP-00060 <text:s/>EMENT VOL-02053-25 PP-05556</text:p>
          </table:table-cell>
          <table:table-cell office:value-type="string" calcext:value-type="string">
            <text:p>[]</text:p>
          </table:table-cell>
          <table:table-cell office:value-type="string" calcext:value-type="string">
            <text:p>AGTE. : VIVALDINO PIRES DA SILVA </text:p>
            <text:p>ADVDO. : MARCOS ALEXANDRE MÁSERA </text:p>
            <text:p>AGDO. : MINISTÉRIO PÚBLICO ELEITORAL</text:p>
          </table:table-cell>
          <table:table-cell office:value-type="string" calcext:value-type="string">
            <text:p>Obs: O AGRAG 354555 foi objeto dos AGAED desprovidos em 19.02.02. Número de páginas: (05). Análise:(FLO). Revisão:(RCO/AAF). Inclusão: 15/04/02, (SVF). Alteração: 09/05/02, (SVF). Alteração: 09/04/2018, JRM.</text:p>
          </table:table-cell>
          <table:table-cell office:value-type="string" calcext:value-type="string">
            <text:p>[]</text:p>
          </table:table-cell>
          <table:table-cell office:value-type="float" office:value="2254" calcext:value-type="float">
            <text:p>2254</text:p>
          </table:table-cell>
        </table:table-row>
        <table:table-row table:style-name="ro2">
          <table:table-cell office:value-type="float" office:value="2218" calcext:value-type="float">
            <text:p>2218</text:p>
          </table:table-cell>
          <table:table-cell office:value-type="string" calcext:value-type="string">
            <text:p>5e32899cd0a3cf19aa5baaf5</text:p>
          </table:table-cell>
          <table:table-cell office:value-type="string" calcext:value-type="string">
            <text:p>AGR AI 339417</text:p>
          </table:table-cell>
          <table:table-cell office:value-type="string" calcext:value-type="string">
            <text:p>DJ 09-11-2001 PP-00049 <text:s/>EMENT VOL-02051-08 PP-01731</text:p>
          </table:table-cell>
          <table:table-cell office:value-type="string" calcext:value-type="string">
            <text:p>[]</text:p>
          </table:table-cell>
          <table:table-cell office:value-type="string" calcext:value-type="string">
            <text:p>AGTE. : DISTRITO FEDERAL </text:p>
            <text:p>ADVDO. : PGDF - EVALDO DE SOUZA DA SILVA </text:p>
            <text:p>AGDA. : SOCIEDADE BRASILEIRA DE EUBIOSE </text:p>
            <text:p>ADVDOS. : JOSÉ AUGUSTO DOS REIS GOMES E OUTROS</text:p>
          </table:table-cell>
          <table:table-cell office:value-type="string" calcext:value-type="string">
            <text:p>Obs.: O AI 339417 AgR foi objeto dos AI AgR ED, rejeitados em 26.02.02 .Número de páginas: (5). Análise:(ARF). Revisão:(CTM/AAF). Inclusão: 04/01/02, (SVF). Alteração: 12/08/03, (MLR). Alteração: 16/03/2018, CLS.</text:p>
          </table:table-cell>
          <table:table-cell office:value-type="string" calcext:value-type="string">
            <text:p>[]</text:p>
          </table:table-cell>
          <table:table-cell office:value-type="float" office:value="2261" calcext:value-type="float">
            <text:p>2261</text:p>
          </table:table-cell>
        </table:table-row>
        <table:table-row table:style-name="ro6">
          <table:table-cell office:value-type="float" office:value="2235" calcext:value-type="float">
            <text:p>2235</text:p>
          </table:table-cell>
          <table:table-cell office:value-type="string" calcext:value-type="string">
            <text:p>5e3289b5d0a3cf19aa5bab06</text:p>
          </table:table-cell>
          <table:table-cell office:value-type="string" calcext:value-type="string">
            <text:p>AGR AI 320622</text:p>
          </table:table-cell>
          <table:table-cell office:value-type="string" calcext:value-type="string">
            <text:p>DJ 31-10-2001 PP-00009 <text:s/>EMENT VOL-02050-07 PP-01392</text:p>
          </table:table-cell>
          <table:table-cell office:value-type="string" calcext:value-type="string">
            <text:p>[]</text:p>
          </table:table-cell>
          <table:table-cell office:value-type="string" calcext:value-type="string">
            <text:p>AGTE. : COMÉRCIO E TRANSPORTE BOA ESPERANÇA LTDA </text:p>
            <text:p>ADVDOS. : VICENTE COELHO ARAÚJO E OUTROS </text:p>
            <text:p>AGDO. : MAURO DE ABREU FILHO </text:p>
            <text:p>ADV. : JERÔNIMO JORGE SANTOS DE MATOS </text:p>
            <text:p>ADVDOS. : WILEMAR RODRIGUES E OUTRO</text:p>
          </table:table-cell>
          <table:table-cell office:value-type="string" calcext:value-type="string">
            <text:p>O AI 352001 AgR foi objeto de embargos de declaração rejeitados em 26/03/2002. O AI 346537 AgR foi objeto de embargos de declaração rejeitados em 26/03/2002. Número de páginas: (04). Análise:(ARF). Revisão:(CTM/AAF). Inclusão: 19/11/01, (SVF). Alteração: 27/05/05, (SVF). Alteração: 02/04/2018, ALS.</text:p>
          </table:table-cell>
          <table:table-cell office:value-type="string" calcext:value-type="string">
            <text:p>[]</text:p>
          </table:table-cell>
          <table:table-cell office:value-type="float" office:value="2339" calcext:value-type="float">
            <text:p>2339</text:p>
          </table:table-cell>
        </table:table-row>
        <table:table-row table:style-name="ro2">
          <table:table-cell office:value-type="float" office:value="2248" calcext:value-type="float">
            <text:p>2248</text:p>
          </table:table-cell>
          <table:table-cell office:value-type="string" calcext:value-type="string">
            <text:p>5e3289cdd0a3cf19aa5bab13</text:p>
          </table:table-cell>
          <table:table-cell office:value-type="string" calcext:value-type="string">
            <text:p>AGR AI 338101</text:p>
          </table:table-cell>
          <table:table-cell office:value-type="string" calcext:value-type="string">
            <text:p>DJ 15-02-2002 PP-00011 <text:s/>EMENT VOL-02057-03 PP-00469</text:p>
          </table:table-cell>
          <table:table-cell office:value-type="string" calcext:value-type="string">
            <text:p>[]</text:p>
          </table:table-cell>
          <table:table-cell office:value-type="string" calcext:value-type="string">
            <text:p>AGTE. : ESTADO DO RIO GRANDE DO SUL </text:p>
            <text:p>ADVDOS. : PGE-RS - YASSODARA CAMOZZATO E OUTROS </text:p>
            <text:p>AGDO. : JOÃO MÁRIO MENEGAZ </text:p>
            <text:p>ADVDOS. : DÉA SILVIA SCHAAN FERREIRA E OUTROS</text:p>
          </table:table-cell>
          <table:table-cell office:value-type="string" calcext:value-type="string">
            <text:p>- O AI 514323 AgR foi objeto de embargos de declaração rejeitados em 13/12/2005. Número de páginas: (05). Análise: (FLO). Revisão: (RCO/AAF). Inclusão: 06/06/02, (MLR). Alteração: 02/03/06, (CRE). Alteração: 11/04/2018, GIB.</text:p>
          </table:table-cell>
          <table:table-cell office:value-type="string" calcext:value-type="string">
            <text:p>[]</text:p>
          </table:table-cell>
          <table:table-cell office:value-type="float" office:value="2374" calcext:value-type="float">
            <text:p>2374</text:p>
          </table:table-cell>
        </table:table-row>
        <table:table-row table:style-name="ro2">
          <table:table-cell office:value-type="float" office:value="2262" calcext:value-type="float">
            <text:p>2262</text:p>
          </table:table-cell>
          <table:table-cell office:value-type="string" calcext:value-type="string">
            <text:p>5e3289ead0a3cf19aa5bab21</text:p>
          </table:table-cell>
          <table:table-cell office:value-type="string" calcext:value-type="string">
            <text:p>AGR RE 300566</text:p>
          </table:table-cell>
          <table:table-cell office:value-type="string" calcext:value-type="string">
            <text:p>DJ 16-11-2001 PP-00018 <text:s/>EMENT VOL-02052-05 PP-01014</text:p>
          </table:table-cell>
          <table:table-cell office:value-type="string" calcext:value-type="string">
            <text:p>[]</text:p>
          </table:table-cell>
          <table:table-cell office:value-type="string" calcext:value-type="string">
            <text:p>AGTES. : ALLEMANHA BRASIL DE ABREU E OUTROS </text:p>
            <text:p>ADVDOS. : MARCELO GATTI REIS LOBO E OUTROS </text:p>
            <text:p>AGDO. : MUNICÍPIO DE SÃO PAULO </text:p>
            <text:p>ADVDA. : BEATRIZ D'ABREU GAMA</text:p>
          </table:table-cell>
          <table:table-cell office:value-type="string" calcext:value-type="string">
            <text:p>Os RE 287179 AgR, RE 297431 AgR, RE 300566 AgR foram objetos dos Embargos de Declaração recebidos em 22/06/2004. Número de páginas: (06). Análise:(MA). Revisão:(). Inclusão: 19/12/01, (MLR). Alteração: 17/08/04, (MLR). Alteração: 05/04/2018, JLS.</text:p>
          </table:table-cell>
          <table:table-cell office:value-type="string" calcext:value-type="string">
            <text:p>[]</text:p>
          </table:table-cell>
          <table:table-cell office:value-type="float" office:value="2394" calcext:value-type="float">
            <text:p>2394</text:p>
          </table:table-cell>
        </table:table-row>
        <table:table-row table:style-name="ro2">
          <table:table-cell office:value-type="float" office:value="2270" calcext:value-type="float">
            <text:p>2270</text:p>
          </table:table-cell>
          <table:table-cell office:value-type="string" calcext:value-type="string">
            <text:p>5e3289f5d0a3cf19aa5bab29</text:p>
          </table:table-cell>
          <table:table-cell office:value-type="string" calcext:value-type="string">
            <text:p>AGR AI 344573</text:p>
          </table:table-cell>
          <table:table-cell office:value-type="string" calcext:value-type="string">
            <text:p>DJ 14-12-2001 PP-00058 <text:s/>EMENT VOL-02053-25 PP-05402</text:p>
          </table:table-cell>
          <table:table-cell office:value-type="string" calcext:value-type="string">
            <text:p>[]</text:p>
          </table:table-cell>
          <table:table-cell office:value-type="string" calcext:value-type="string">
            <text:p>AGTES. : JULIANA MORAES PINTO E OUTROS </text:p>
            <text:p>ADVDO. : ROBERTO CORREIA DA SILVA GOMES CALDAS </text:p>
            <text:p>AGDO. : ESTADO DE SÃO PAULO </text:p>
            <text:p>ADVDA. : PGE-SP - HELOISA PEREIRA DE ALMEIDA MARTINS</text:p>
          </table:table-cell>
          <table:table-cell office:value-type="string" calcext:value-type="string">
            <text:p>O AI 368133 AgR foi objeto dos AI-AgR-ED rejeitados em 20/08/2002. O AI 374736 AgR foi objeto dos AI-AgR-ED recebidos em 17/09/2002. Número de páginas: (04). Análise:(CRP). Revisão:(RCO). Inclusão: 08/04/02, (MLR). Alteração: 14/07/03, (MLR). Alteração: 09/04/2018, JRM.</text:p>
          </table:table-cell>
          <table:table-cell office:value-type="string" calcext:value-type="string">
            <text:p>[]</text:p>
          </table:table-cell>
          <table:table-cell office:value-type="float" office:value="2371" calcext:value-type="float">
            <text:p>2371</text:p>
          </table:table-cell>
        </table:table-row>
        <table:table-row table:style-name="ro2">
          <table:table-cell office:value-type="float" office:value="2295" calcext:value-type="float">
            <text:p>2295</text:p>
          </table:table-cell>
          <table:table-cell office:value-type="string" calcext:value-type="string">
            <text:p>5e328a25d0a3cf19aa5bab42</text:p>
          </table:table-cell>
          <table:table-cell office:value-type="string" calcext:value-type="string">
            <text:p>AGR AGR PET 1916</text:p>
          </table:table-cell>
          <table:table-cell office:value-type="string" calcext:value-type="string">
            <text:p>DJ 16-11-2001 PP-00009 <text:s/>EMENT VOL-02052-01 PP-00056</text:p>
          </table:table-cell>
          <table:table-cell office:value-type="string" calcext:value-type="string">
            <text:p>[]</text:p>
          </table:table-cell>
          <table:table-cell office:value-type="string" calcext:value-type="string">
            <text:p>AGTES. : BANCO CHASE MANHATTAN S/A E OUTROS </text:p>
            <text:p>ADVDOS. : LUIZ EDUARDO DE CASTILHO GIROTTO E OUTROS </text:p>
            <text:p>AGDA. : UNIÃO FEDERAL </text:p>
            <text:p>ADVDA. : PFN - MARIA WALKIRIA RODRIGUES DE SOUSA</text:p>
          </table:table-cell>
          <table:table-cell office:value-type="string" calcext:value-type="string">
            <text:p>O Pet-AgR-AgR foi objeto de embargos de declaração providos sem efeitos modificativos em 19.08.2002. Número de páginas: (07). Análise:(FLO). Revisão:(CMM/AAF). Inclusão: 02/04/02, (MLR). Alteração: 27/06/05, (CSM). Alteração: 23/03/2018, JLS.</text:p>
          </table:table-cell>
          <table:table-cell office:value-type="string" calcext:value-type="string">
            <text:p>[]</text:p>
          </table:table-cell>
          <table:table-cell office:value-type="float" office:value="2344" calcext:value-type="float">
            <text:p>2344</text:p>
          </table:table-cell>
        </table:table-row>
        <table:table-row table:style-name="ro2">
          <table:table-cell office:value-type="float" office:value="2329" calcext:value-type="float">
            <text:p>2329</text:p>
          </table:table-cell>
          <table:table-cell office:value-type="string" calcext:value-type="string">
            <text:p>5e328a57d0a3cf19aa5bab64</text:p>
          </table:table-cell>
          <table:table-cell office:value-type="string" calcext:value-type="string">
            <text:p>AGR AI 303044</text:p>
          </table:table-cell>
          <table:table-cell office:value-type="string" calcext:value-type="string">
            <text:p>DJ 16-11-2001 PP-00011 <text:s/>EMENT VOL-02052-05 PP-01025</text:p>
          </table:table-cell>
          <table:table-cell office:value-type="string" calcext:value-type="string">
            <text:p>[]</text:p>
          </table:table-cell>
          <table:table-cell office:value-type="string" calcext:value-type="string">
            <text:p>AGTE. : UNIÃO FEDERAL (FAZENDA NACIONAL) </text:p>
            <text:p>ADVDA. : PFN - LUCIANA MOREIRA GOMES </text:p>
            <text:p>AGDA. : COMPANHIA MANUFATORA DE TECIDOS DE ALGODÃO </text:p>
            <text:p>ADVDOS. : JOSÉ DE PAULA NUNES E OUTROS</text:p>
          </table:table-cell>
          <table:table-cell office:value-type="string" calcext:value-type="string">
            <text:p>- O AI 303044 AgR foi objeto de embargos de declaração recebidos em 21/05/2002. Número de páginas: (4). Análise:(ARF). Revisão:(CTM/AAF). Inclusão: 28/02/02, (MLR). Alteração: 09/09/05, (SVF). Alteração: 16/03/2018, JLS.</text:p>
          </table:table-cell>
          <table:table-cell office:value-type="string" calcext:value-type="string">
            <text:p>[]</text:p>
          </table:table-cell>
          <table:table-cell office:value-type="float" office:value="2414" calcext:value-type="float">
            <text:p>2414</text:p>
          </table:table-cell>
        </table:table-row>
        <table:table-row table:style-name="ro2">
          <table:table-cell office:value-type="float" office:value="2340" calcext:value-type="float">
            <text:p>2340</text:p>
          </table:table-cell>
          <table:table-cell office:value-type="string" calcext:value-type="string">
            <text:p>5e328a65d0a3cf19aa5bab6f</text:p>
          </table:table-cell>
          <table:table-cell office:value-type="string" calcext:value-type="string">
            <text:p>AGR RE 289126</text:p>
          </table:table-cell>
          <table:table-cell office:value-type="string" calcext:value-type="string">
            <text:p>DJ 14-12-2001 PP-00077 <text:s/>EMENT VOL-02053-16 PP-03382</text:p>
          </table:table-cell>
          <table:table-cell office:value-type="string" calcext:value-type="string">
            <text:p>[]</text:p>
          </table:table-cell>
          <table:table-cell office:value-type="string" calcext:value-type="string">
            <text:p>AGTE. : ISP DO BRASIL LTDA </text:p>
            <text:p>ADVDOS. : JOSÉ GONÇALVES DE BARROS JÚNIOR E OUTROS </text:p>
            <text:p>AGDO. : EDSON BELLO </text:p>
            <text:p>ADVDOS. : PAULO DONIZETI DA SILVA E OUTROS</text:p>
          </table:table-cell>
          <table:table-cell office:value-type="string" calcext:value-type="string">
            <text:p>- O RE 289126 AgR foi objeto dos Embargos de Declaração rejeitados em 26/02/2002. - O RE 298661 AgR foi objeto dos Embargos de Declaração rejeitados em 26/02/2002. Número de páginas: (05). Análise:(CRP). Revisão:(RCO/AAF). Inclusão: 08/04/02, (SVF). Alteração: 17/03/05, (SVF). Alteração: 13/04/2018, JRM.</text:p>
          </table:table-cell>
          <table:table-cell office:value-type="string" calcext:value-type="string">
            <text:p>[]</text:p>
          </table:table-cell>
          <table:table-cell office:value-type="float" office:value="2453" calcext:value-type="float">
            <text:p>2453</text:p>
          </table:table-cell>
        </table:table-row>
        <table:table-row table:style-name="ro2">
          <table:table-cell office:value-type="float" office:value="2348" calcext:value-type="float">
            <text:p>2348</text:p>
          </table:table-cell>
          <table:table-cell office:value-type="string" calcext:value-type="string">
            <text:p>5e328a7bd0a3cf19aa5bab77</text:p>
          </table:table-cell>
          <table:table-cell office:value-type="string" calcext:value-type="string">
            <text:p>AGR RE 283688</text:p>
          </table:table-cell>
          <table:table-cell office:value-type="string" calcext:value-type="string">
            <text:p>DJ 14-12-2001 PP-00075 <text:s/>EMENT VOL-02053-15 PP-03287</text:p>
          </table:table-cell>
          <table:table-cell office:value-type="string" calcext:value-type="string">
            <text:p>[]</text:p>
          </table:table-cell>
          <table:table-cell office:value-type="string" calcext:value-type="string">
            <text:p>AGTE. : VOLKSWAGEN DO BRASIL LTDA </text:p>
            <text:p>ADVDOS. : JOSÉ GONÇALVES DE BARROS JÚNIOR E OUTROS </text:p>
            <text:p>AGDO. : BERNHARD BAUMANN </text:p>
            <text:p>ADVDO. : MARCELO PEDRO MONTEIRO</text:p>
          </table:table-cell>
          <table:table-cell office:value-type="string" calcext:value-type="string">
            <text:p>Obs.: O AGRRE 283688 foi objeto dos REAED rejeitados em 26.02.02. Número de páginas: (05). Análise:(CRP). Revisão:(RCO/AAF). Inclusão: 03/04/02, (MLR). Alteração: 13/05/02, (MLR). Alteração: 12/04/2018, JRM.</text:p>
          </table:table-cell>
          <table:table-cell office:value-type="string" calcext:value-type="string">
            <text:p>[]</text:p>
          </table:table-cell>
          <table:table-cell office:value-type="float" office:value="2495" calcext:value-type="float">
            <text:p>2495</text:p>
          </table:table-cell>
        </table:table-row>
        <table:table-row table:style-name="ro2">
          <table:table-cell office:value-type="float" office:value="2351" calcext:value-type="float">
            <text:p>2351</text:p>
          </table:table-cell>
          <table:table-cell office:value-type="string" calcext:value-type="string">
            <text:p>5e328a7dd0a3cf19aa5bab7a</text:p>
          </table:table-cell>
          <table:table-cell office:value-type="string" calcext:value-type="string">
            <text:p>AGR RE 234008</text:p>
          </table:table-cell>
          <table:table-cell office:value-type="string" calcext:value-type="string">
            <text:p>DJ 14-12-2001 PP-00062 <text:s/>EMENT VOL-02053-09 PP-01939</text:p>
          </table:table-cell>
          <table:table-cell office:value-type="string" calcext:value-type="string">
            <text:p>[]</text:p>
          </table:table-cell>
          <table:table-cell office:value-type="string" calcext:value-type="string">
            <text:p>AGTE. : VOLKSWAGEN DO BRASIL LTDA </text:p>
            <text:p>ADVDOS. : JOSÉ GONÇALVES DE BARRO JÚNIOR E OUTROS </text:p>
            <text:p>AGDOS. : ANTÔNIO JOSÉ NICOLAU E OUTROS </text:p>
            <text:p>ADVDO. : PEDRO DOS SANTOS FILHO</text:p>
          </table:table-cell>
          <table:table-cell office:value-type="string" calcext:value-type="string">
            <text:p>- O RE 234008 AgR foi objeto dos RE-AgR-ED rejeitados em 05/03/2002. - O RE 285045 AgR foi objeto dos RE-AgR-ED rejeitados em 06/08/2002. Número de páginas: (05). Análise:(MML). Revisão:(CMM/AAF). Inclusão: 22/02/02, (MLR). Alteração: 09/05/03, (MLR). Alteração: 12/04/2018, JRM.</text:p>
          </table:table-cell>
          <table:table-cell office:value-type="string" calcext:value-type="string">
            <text:p>[]</text:p>
          </table:table-cell>
          <table:table-cell office:value-type="float" office:value="2456" calcext:value-type="float">
            <text:p>2456</text:p>
          </table:table-cell>
        </table:table-row>
        <table:table-row table:style-name="ro2">
          <table:table-cell office:value-type="float" office:value="2357" calcext:value-type="float">
            <text:p>2357</text:p>
          </table:table-cell>
          <table:table-cell office:value-type="string" calcext:value-type="string">
            <text:p>5e328a83d0a3cf19aa5bab80</text:p>
          </table:table-cell>
          <table:table-cell office:value-type="string" calcext:value-type="string">
            <text:p>AGR RE 222976</text:p>
          </table:table-cell>
          <table:table-cell office:value-type="string" calcext:value-type="string">
            <text:p>DJ 14-12-2001 PP-00062 <text:s/>EMENT VOL-02053-08 PP-01799</text:p>
          </table:table-cell>
          <table:table-cell office:value-type="string" calcext:value-type="string">
            <text:p>[]</text:p>
          </table:table-cell>
          <table:table-cell office:value-type="string" calcext:value-type="string">
            <text:p>AGTE. : VOLKSWAGEN DO BRASIL LTDA </text:p>
            <text:p>ADVDOS. : JOSÉ GONÇALVES DE BARROS JÚNIOR E OUTROS </text:p>
            <text:p>AGDO. : WALDEMAR JULIO BAROZZI </text:p>
            <text:p>ADVDO. : FLORIVAL DOS SANTOS</text:p>
          </table:table-cell>
          <table:table-cell office:value-type="string" calcext:value-type="string">
            <text:p>- O RE 222976 AgR foi objeto de embargos de declaração rejeitados em 26/02/2002. - O RE 241582 AgR foi objeto de embargos de declaração rejeitados em 26/02/2002. Número de páginas: (05). Análise:(MML). Revisão:(CMM/AAF). Inclusão: 22/02/02, (MLR). Alteração: 20/04/05, (SVF). Alteração: 12/04/2018, JRM.</text:p>
          </table:table-cell>
          <table:table-cell office:value-type="string" calcext:value-type="string">
            <text:p>[]</text:p>
          </table:table-cell>
          <table:table-cell office:value-type="float" office:value="2494" calcext:value-type="float">
            <text:p>2494</text:p>
          </table:table-cell>
        </table:table-row>
        <table:table-row table:style-name="ro5">
          <table:table-cell office:value-type="float" office:value="2448" calcext:value-type="float">
            <text:p>2448</text:p>
          </table:table-cell>
          <table:table-cell office:value-type="string" calcext:value-type="string">
            <text:p>5e328b2ad0a3cf19aa5babdb</text:p>
          </table:table-cell>
          <table:table-cell office:value-type="string" calcext:value-type="string">
            <text:p>AGR AI 341047</text:p>
          </table:table-cell>
          <table:table-cell office:value-type="string" calcext:value-type="string">
            <text:p>DJ 14-12-2001 PP-00054 <text:s/>EMENT VOL-02053-23 PP-05096</text:p>
          </table:table-cell>
          <table:table-cell office:value-type="string" calcext:value-type="string">
            <text:p>[]</text:p>
          </table:table-cell>
          <table:table-cell office:value-type="string" calcext:value-type="string">
            <text:p>AGTE. : LINDBERG DO BRASIL INDÚSTRIA E COMÉRCIO LTDA </text:p>
            <text:p>ADVDOS. : JOSÉ GONÇALVES DE BARROS JÚNIOR E OUTROS </text:p>
            <text:p>AGDO. : GIOVANNI COLAMARIA</text:p>
          </table:table-cell>
          <table:table-cell office:value-type="string" calcext:value-type="string">
            <text:p>Obs.: O AGRAG 341047 foi objeto dos AGAED rejeitados em 05.03.02. Número de páginas: (05). Análise:(MML). Revisão:(RCO/AAF). Inclusão: 23/04/02, (SVF). Alteração: 10/05/02, (MLR). Alteração: 09/04/2018, JRM.</text:p>
          </table:table-cell>
          <table:table-cell office:value-type="string" calcext:value-type="string">
            <text:p>[]</text:p>
          </table:table-cell>
          <table:table-cell office:value-type="float" office:value="2562" calcext:value-type="float">
            <text:p>2562</text:p>
          </table:table-cell>
        </table:table-row>
        <table:table-row table:style-name="ro5">
          <table:table-cell office:value-type="float" office:value="2491" calcext:value-type="float">
            <text:p>2491</text:p>
          </table:table-cell>
          <table:table-cell office:value-type="string" calcext:value-type="string">
            <text:p>5e328b8fd0a3cf19aa5bac06</text:p>
          </table:table-cell>
          <table:table-cell office:value-type="string" calcext:value-type="string">
            <text:p>AGR AI 346256</text:p>
          </table:table-cell>
          <table:table-cell office:value-type="string" calcext:value-type="string">
            <text:p>DJ 16-11-2001 PP-00014 <text:s/>EMENT VOL-02052-06 PP-01319</text:p>
          </table:table-cell>
          <table:table-cell office:value-type="string" calcext:value-type="string">
            <text:p>[]</text:p>
          </table:table-cell>
          <table:table-cell office:value-type="string" calcext:value-type="string">
            <text:p>AGTE. : MANUEL GOMES DE ALMEIDA JUNIOR </text:p>
            <text:p>ADVDA. : VALERIA BARBOSA COUTO </text:p>
            <text:p>AGDO. : MINISTÉRIO PÚBLICO ESTADUAL</text:p>
          </table:table-cell>
          <table:table-cell office:value-type="string" calcext:value-type="string">
            <text:p>- O AI 253797 AgR-AgR-AgR foi objeto de Embargos de declaração rejeitados em 12/03/2002. Número de páginas: (4). Análise:(ARF). Revisão:(CTM/AAF). Inclusão: 28/02/02, (SVF). Alteração: 11/12/03, (MLR). Alteração: 21/03/2018, JLS.</text:p>
          </table:table-cell>
          <table:table-cell office:value-type="string" calcext:value-type="string">
            <text:p>[]</text:p>
          </table:table-cell>
          <table:table-cell office:value-type="float" office:value="2511" calcext:value-type="float">
            <text:p>2511</text:p>
          </table:table-cell>
        </table:table-row>
        <table:table-row table:style-name="ro2">
          <table:table-cell office:value-type="float" office:value="2492" calcext:value-type="float">
            <text:p>2492</text:p>
          </table:table-cell>
          <table:table-cell office:value-type="string" calcext:value-type="string">
            <text:p>5e328b91d0a3cf19aa5bac07</text:p>
          </table:table-cell>
          <table:table-cell office:value-type="string" calcext:value-type="string">
            <text:p>AGR AI 318429</text:p>
          </table:table-cell>
          <table:table-cell office:value-type="string" calcext:value-type="string">
            <text:p>DJ 22-02-2002 PP-00038 <text:s/>EMENT VOL-02058-05 PP-01043</text:p>
          </table:table-cell>
          <table:table-cell office:value-type="string" calcext:value-type="string">
            <text:p>[]</text:p>
          </table:table-cell>
          <table:table-cell office:value-type="string" calcext:value-type="string">
            <text:p>AGTE. : M.G.Z. ADMINISTRAÇÃO E PARTICIPAÇÕES LTDA </text:p>
            <text:p>ADVDOS. : JULIO ASSIS GEHLEN E OUTRO </text:p>
            <text:p>AGDA. : UNIÃO </text:p>
            <text:p>ADV. : PFN - DOLIZETE FÁTIMA MICHELIN</text:p>
          </table:table-cell>
          <table:table-cell office:value-type="string" calcext:value-type="string">
            <text:p>Obs.: Inc 09 do art 122 da CLPS/84. O AI 318429 AgR foi objeto dos AI AgR ED rejeitados em 24/09/2002. Número de páginas: (06). Análise:(FLO). Revisão:(RCO/AAF). Inclusão: 22/08/02, (MLR). Alteração: 14/07/03, (MLR). Alteração: 16/04/2018, ALS.</text:p>
          </table:table-cell>
          <table:table-cell office:value-type="string" calcext:value-type="string">
            <text:p>[]</text:p>
          </table:table-cell>
          <table:table-cell office:value-type="float" office:value="2510" calcext:value-type="float">
            <text:p>2510</text:p>
          </table:table-cell>
        </table:table-row>
        <table:table-row table:style-name="ro2">
          <table:table-cell office:value-type="float" office:value="2516" calcext:value-type="float">
            <text:p>2516</text:p>
          </table:table-cell>
          <table:table-cell office:value-type="string" calcext:value-type="string">
            <text:p>5e328be2d0a3cf19aa5bac1f</text:p>
          </table:table-cell>
          <table:table-cell office:value-type="string" calcext:value-type="string">
            <text:p>AGR AI 319164</text:p>
          </table:table-cell>
          <table:table-cell office:value-type="string" calcext:value-type="string">
            <text:p>DJ 01-02-2002 PP-00090 <text:s/>EMENT VOL-02055-05 PP-01075</text:p>
          </table:table-cell>
          <table:table-cell office:value-type="string" calcext:value-type="string">
            <text:p>[]</text:p>
          </table:table-cell>
          <table:table-cell office:value-type="string" calcext:value-type="string">
            <text:p>AGTE. : INSTITUTO NACIONAL DO SEGURO SOCIAL - INSS </text:p>
            <text:p>ADV. : LUCIANA HOFF CORRÊA </text:p>
            <text:p>AGDOS. : MARIA ROMANO MENDES E OUTROS </text:p>
            <text:p>ADVDOS. : MARINO DE CASTRO OUTEIRO E OUTROS</text:p>
          </table:table-cell>
          <table:table-cell office:value-type="string" calcext:value-type="string">
            <text:p>Decisões Monocráticas: AG 324452, AG 335209. Número de páginas: (06). Análise:(CRP). Revisão:(RCO/AAF). Inclusão: 20/03/02, (MLR). Alteração: 26/03/02, (MLR). Alteração: 24/04/2018, JLS.</text:p>
          </table:table-cell>
          <table:table-cell office:value-type="string" calcext:value-type="string">
            <text:p>[]</text:p>
          </table:table-cell>
          <table:table-cell office:value-type="float" office:value="2726" calcext:value-type="float">
            <text:p>2726</text:p>
          </table:table-cell>
        </table:table-row>
        <table:table-row table:style-name="ro5">
          <table:table-cell office:value-type="float" office:value="2556" calcext:value-type="float">
            <text:p>2556</text:p>
          </table:table-cell>
          <table:table-cell office:value-type="string" calcext:value-type="string">
            <text:p>5e328c39d0a3cf19aa5bac47</text:p>
          </table:table-cell>
          <table:table-cell office:value-type="string" calcext:value-type="string">
            <text:p>AGR AI 351799</text:p>
          </table:table-cell>
          <table:table-cell office:value-type="string" calcext:value-type="string">
            <text:p>DJ 15-02-2002 PP-00013 <text:s/>EMENT VOL-02057-03 PP-00572</text:p>
          </table:table-cell>
          <table:table-cell office:value-type="string" calcext:value-type="string">
            <text:p>[]</text:p>
          </table:table-cell>
          <table:table-cell office:value-type="string" calcext:value-type="string">
            <text:p>AGTE. : PHENÍCIA COMERCIAL EXPORTADORA E IMPORTADORA LTDA </text:p>
            <text:p>ADV. : CARLOS DEMÉTRIO FRANCISCO </text:p>
            <text:p>AGDA. : DENISE DE CAMPOS CESTARO</text:p>
          </table:table-cell>
          <table:table-cell office:value-type="string" calcext:value-type="string">
            <text:p>- O AI 281110 AgR foi objeto de embargos de declaração rejeitados em 20/02/2001. - O AI 420030 AgR foi objeto de embargos de declaração rejeitados em 23/09/2003. Número de páginas: (5). Análise: (FLO). Revisão: (RCO/AAF). Inclusão: 07/06/02, (SVF). Alteração: 09/06/05, (MLR). Alteração: 11/04/2018, GIB.</text:p>
          </table:table-cell>
          <table:table-cell office:value-type="string" calcext:value-type="string">
            <text:p>[]</text:p>
          </table:table-cell>
          <table:table-cell office:value-type="float" office:value="2678" calcext:value-type="float">
            <text:p>2678</text:p>
          </table:table-cell>
        </table:table-row>
        <table:table-row table:style-name="ro2">
          <table:table-cell office:value-type="float" office:value="2557" calcext:value-type="float">
            <text:p>2557</text:p>
          </table:table-cell>
          <table:table-cell office:value-type="string" calcext:value-type="string">
            <text:p>5e328c40d0a3cf19aa5bac48</text:p>
          </table:table-cell>
          <table:table-cell office:value-type="string" calcext:value-type="string">
            <text:p>AGR AI 337706</text:p>
          </table:table-cell>
          <table:table-cell office:value-type="string" calcext:value-type="string">
            <text:p>DJ 19-12-2001 PP-00011 <text:s/>EMENT VOL-02054-08 PP-01727</text:p>
          </table:table-cell>
          <table:table-cell office:value-type="string" calcext:value-type="string">
            <text:p>[]</text:p>
          </table:table-cell>
          <table:table-cell office:value-type="string" calcext:value-type="string">
            <text:p>AGTE. : BANESTES S/A - BANCO DO ESTADO DO ESPÍRITO SANTO </text:p>
            <text:p>ADVDOS.: JOSÉ WALTER DE SOUSA FILHO E OUTROS </text:p>
            <text:p>AGDOS. : NILSON DUARTE SILVA E OUTROS </text:p>
            <text:p>ADVDOS.: ANTONIO RUBENS DECONTTIGNIES E OUTROS</text:p>
          </table:table-cell>
          <table:table-cell office:value-type="string" calcext:value-type="string">
            <text:p>O AI 386821 AgR foi objeto de embargos de declaração rejeitados em 18/03/2002. O AI 503973 AgR foi objeto de embargos de declaração rejeitados em 22/02/2005. Número de páginas: (6). Análise:(MML). Revisão:(RCO/AAF). Inclusão: 29/05/02, (SVF). Alteração: 18/05/05, (MLR). Alteração: 09/04/2018, CLS.</text:p>
          </table:table-cell>
          <table:table-cell office:value-type="string" calcext:value-type="string">
            <text:p>[]</text:p>
          </table:table-cell>
          <table:table-cell office:value-type="float" office:value="2677" calcext:value-type="float">
            <text:p>2677</text:p>
          </table:table-cell>
        </table:table-row>
        <table:table-row table:style-name="ro2">
          <table:table-cell office:value-type="float" office:value="2563" calcext:value-type="float">
            <text:p>2563</text:p>
          </table:table-cell>
          <table:table-cell office:value-type="string" calcext:value-type="string">
            <text:p>5e328c43d0a3cf19aa5bac4e</text:p>
          </table:table-cell>
          <table:table-cell office:value-type="string" calcext:value-type="string">
            <text:p>AGR RE 303298</text:p>
          </table:table-cell>
          <table:table-cell office:value-type="string" calcext:value-type="string">
            <text:p>DJ 01-02-2002 PP-00102 <text:s/>EMENT VOL-02055-05 PP-00963</text:p>
          </table:table-cell>
          <table:table-cell office:value-type="string" calcext:value-type="string">
            <text:p>[]</text:p>
          </table:table-cell>
          <table:table-cell office:value-type="string" calcext:value-type="string">
            <text:p>AGTES. : ANTÔNIO CARLOS FIDELIS E OUTROS </text:p>
            <text:p>ADVDOS. : BEATRIZ VERÍSSIMO DE SENA E OUTROS </text:p>
            <text:p>AGDA. : CAIXA ECONÔMICA FEDERAL - CEF </text:p>
            <text:p>ADVDOS. : MARIA DAS GRAÇAS NUNES LOBATO E OUTROS</text:p>
          </table:table-cell>
          <table:table-cell office:value-type="string" calcext:value-type="string">
            <text:p>O AI 304246 AgR foi objeto dos Embargos de Declaração rejeitados em 20/02/2004. Número de páginas: (5). Análise:(COF). Revisão:(). Inclusão: 08/04/2002, (SVF). Alteração: 26/05/2004, (COF). Alteração: 08/05/2018, JLS.</text:p>
          </table:table-cell>
          <table:table-cell office:value-type="string" calcext:value-type="string">
            <text:p>[]</text:p>
          </table:table-cell>
          <table:table-cell office:value-type="float" office:value="2671" calcext:value-type="float">
            <text:p>2671</text:p>
          </table:table-cell>
        </table:table-row>
        <table:table-row table:style-name="ro2">
          <table:table-cell office:value-type="float" office:value="2567" calcext:value-type="float">
            <text:p>2567</text:p>
          </table:table-cell>
          <table:table-cell office:value-type="string" calcext:value-type="string">
            <text:p>5e328c45d0a3cf19aa5bac52</text:p>
          </table:table-cell>
          <table:table-cell office:value-type="string" calcext:value-type="string">
            <text:p>AGR AI 336960</text:p>
          </table:table-cell>
          <table:table-cell office:value-type="string" calcext:value-type="string">
            <text:p>DJ 08-02-2002 PP-00263 <text:s/>EMENT VOL-02056-02 PP-00319</text:p>
          </table:table-cell>
          <table:table-cell office:value-type="string" calcext:value-type="string">
            <text:p>[]</text:p>
          </table:table-cell>
          <table:table-cell office:value-type="string" calcext:value-type="string">
            <text:p>AGTE. : ESTADO DO RIO GRANDE DO SUL </text:p>
            <text:p>ADVDOS. : PGE-RS - ROSELAINE ROCKENBACH E OUTROS </text:p>
            <text:p>AGDA. : COMPANHIA INDUSTRIAL RIO GUAHYBA </text:p>
            <text:p>ADVDOS. : GERSON FISCHMANN E OUTROS</text:p>
          </table:table-cell>
          <table:table-cell office:value-type="string" calcext:value-type="string">
            <text:p>- O AI 399393 AgR foi objeto de embargos de declaração rejeitados em 16/04/2004. - O AI 512914 AgR foi objeto de embargos de declaração rejeitados em 28/06/2004. Número de páginas: (6). Análise:(MML). Revisão:(RCO/AAF). Inclusão: 07/06/02, (SVF). Alteração: 19/09/05, (SVF). Alteração: 09/04/2018, PDR.</text:p>
          </table:table-cell>
          <table:table-cell office:value-type="string" calcext:value-type="string">
            <text:p>[]</text:p>
          </table:table-cell>
          <table:table-cell office:value-type="float" office:value="2666" calcext:value-type="float">
            <text:p>2666</text:p>
          </table:table-cell>
        </table:table-row>
        <table:table-row table:style-name="ro2">
          <table:table-cell office:value-type="float" office:value="2588" calcext:value-type="float">
            <text:p>2588</text:p>
          </table:table-cell>
          <table:table-cell office:value-type="string" calcext:value-type="string">
            <text:p>5e328c6cd0a3cf19aa5bac67</text:p>
          </table:table-cell>
          <table:table-cell office:value-type="string" calcext:value-type="string">
            <text:p>ED AI 342517</text:p>
          </table:table-cell>
          <table:table-cell office:value-type="string" calcext:value-type="string">
            <text:p>DJ 14-12-2001 PP-00061 <text:s/>EMENT VOL-02053-24 PP-05216</text:p>
          </table:table-cell>
          <table:table-cell office:value-type="string" calcext:value-type="string">
            <text:p>[]</text:p>
          </table:table-cell>
          <table:table-cell office:value-type="string" calcext:value-type="string">
            <text:p>EMBTE. : CONCIC ENGENHARIA S/A </text:p>
            <text:p>ADVDOS. : MANOEL FAUSTO FILHO E OUTROS </text:p>
            <text:p>EMBDO. : F MENDONÇA ENGENHARIA LTDA </text:p>
            <text:p>ADVDOS. : RAIMUNDO PARANÁ FERREIRA E OUTRAS</text:p>
          </table:table-cell>
          <table:table-cell office:value-type="string" calcext:value-type="string">
            <text:p>Obs: O AI 342517 ED foi objeto dos AI-AgR-ED rejeitados em 07/10/2003. Número de páginas: (06). Análise:(CRP). Revisão:(RCO/AAF). Inclusão: 11/03/02, (MLR). Alteração: 20/04/04, (JVC). Alteração: 10/04/2018, JRM.</text:p>
          </table:table-cell>
          <table:table-cell office:value-type="string" calcext:value-type="string">
            <text:p>[]</text:p>
          </table:table-cell>
          <table:table-cell office:value-type="float" office:value="2640" calcext:value-type="float">
            <text:p>2640</text:p>
          </table:table-cell>
        </table:table-row>
        <table:table-row table:style-name="ro6">
          <table:table-cell office:value-type="float" office:value="2595" calcext:value-type="float">
            <text:p>2595</text:p>
          </table:table-cell>
          <table:table-cell office:value-type="string" calcext:value-type="string">
            <text:p>5e328c87d0a3cf19aa5bac6e</text:p>
          </table:table-cell>
          <table:table-cell office:value-type="string" calcext:value-type="string">
            <text:p>AGR AI 342620</text:p>
          </table:table-cell>
          <table:table-cell office:value-type="string" calcext:value-type="string">
            <text:p>DJ 14-12-2001 PP-00055 <text:s/>EMENT VOL-02053-24 PP-05226</text:p>
          </table:table-cell>
          <table:table-cell office:value-type="string" calcext:value-type="string">
            <text:p>[]</text:p>
          </table:table-cell>
          <table:table-cell office:value-type="string" calcext:value-type="string">
            <text:p>AGTE. : VOLKSWAGEN DO BRASIL LTDA </text:p>
            <text:p>ADVDOS. : JOSÉ GONÇALVES DE BARROS JÚNIOR E OUTROS </text:p>
            <text:p>ADVDA. : ELIANA TRAVERSO CALEGARI </text:p>
            <text:p>AGDO. : LUIZ CARLOS NABARRETE REBESCO </text:p>
            <text:p>ADVDAS. : VERA LUCIA DA MOTTA PERIN E OUTRAS</text:p>
          </table:table-cell>
          <table:table-cell office:value-type="string" calcext:value-type="string">
            <text:p>Obs.: O AGRAG 342620 foi objeto dos AGAED rejeitados em 12.03.2002. Número de páginas: (05). Análise:(MML). Revisão:(RCO/AAF). Inclusão: 27/05/02, (MLR). Alteração: 12/09/02, (MLR). Alteração: 09/04/2018, JRM.</text:p>
          </table:table-cell>
          <table:table-cell office:value-type="string" calcext:value-type="string">
            <text:p>[]</text:p>
          </table:table-cell>
          <table:table-cell office:value-type="float" office:value="2631" calcext:value-type="float">
            <text:p>2631</text:p>
          </table:table-cell>
        </table:table-row>
        <table:table-row table:style-name="ro2">
          <table:table-cell office:value-type="float" office:value="2630" calcext:value-type="float">
            <text:p>2630</text:p>
          </table:table-cell>
          <table:table-cell office:value-type="string" calcext:value-type="string">
            <text:p>5e328cdbd0a3cf19aa5bac91</text:p>
          </table:table-cell>
          <table:table-cell office:value-type="string" calcext:value-type="string">
            <text:p>AGR RE 227643</text:p>
          </table:table-cell>
          <table:table-cell office:value-type="string" calcext:value-type="string">
            <text:p>DJ 01-02-2002 PP-00098 <text:s/>EMENT VOL-02055-02 PP-00465</text:p>
          </table:table-cell>
          <table:table-cell office:value-type="string" calcext:value-type="string">
            <text:p>[]</text:p>
          </table:table-cell>
          <table:table-cell office:value-type="string" calcext:value-type="string">
            <text:p>AGTE. : DALMO BASTOS SILVA </text:p>
            <text:p>ADVDOS. : ROGÉRIO OTÁVIO RAMOS E OUTRA </text:p>
            <text:p>AGDO. : ESTADO DE SANTA CATARINA </text:p>
            <text:p>ADVDA. : PGE-SC - REJANE MARIA BERTOLO</text:p>
          </table:table-cell>
          <table:table-cell office:value-type="string" calcext:value-type="string">
            <text:p>O AI 311120 AgR foi objeto dos Embargos de Declaração rejeitados em 02/04/2002 e o AI 429124 AgR foi objeto dos Embargos de Declaração rejeitados em 02/12/2003. O AI 450677 AgR foi objeto de Embargos de Declaração rejeitados em 11/11/2003. O AI 451255 AgR foi objeto de Embargos de Declaração rejeitados em 18/11/2003. Número de páginas: (4). Análise:(MML). Revisão:(RCO/AAF). Inclusão: 06/06/02, (SVF). Alteração: 17/03/05, (SVF). Alteração: 04/05/2018, JLS.</text:p>
          </table:table-cell>
          <table:table-cell office:value-type="string" calcext:value-type="string">
            <text:p>[]</text:p>
          </table:table-cell>
          <table:table-cell office:value-type="float" office:value="2738" calcext:value-type="float">
            <text:p>2738</text:p>
          </table:table-cell>
        </table:table-row>
        <table:table-row table:style-name="ro2">
          <table:table-cell office:value-type="float" office:value="2671" calcext:value-type="float">
            <text:p>2671</text:p>
          </table:table-cell>
          <table:table-cell office:value-type="string" calcext:value-type="string">
            <text:p>5e328d77d0a3cf19aa5bacba</text:p>
          </table:table-cell>
          <table:table-cell office:value-type="string" calcext:value-type="string">
            <text:p>AGR AI 309603</text:p>
          </table:table-cell>
          <table:table-cell office:value-type="string" calcext:value-type="string">
            <text:p>DJ 22-03-2002 PP-00035 <text:s/>EMENT VOL-02062-06 PP-01152</text:p>
          </table:table-cell>
          <table:table-cell office:value-type="string" calcext:value-type="string">
            <text:p>[]</text:p>
          </table:table-cell>
          <table:table-cell office:value-type="string" calcext:value-type="string">
            <text:p>AGTE. : DISTRITO FEDERAL </text:p>
            <text:p>ADVDO. : PGDF - SÉRGIO SILVEIRA BANHOS </text:p>
            <text:p>AGDA. : MARLY DE FÁTIMA CÔRTES DOS SANTOS MACHADO </text:p>
            <text:p>ADVDOS.: CÉLIO AFONSO DE ALMEIDA E OUTRO</text:p>
          </table:table-cell>
          <table:table-cell office:value-type="string" calcext:value-type="string">
            <text:p>Obs.: O AGRAG 309603 foi objeto dos AGAED rejeitados em 13.08.2002. Número de páginas: (08). Análise:(DMV). Revisão:(CTM/AAF). Inclusão: 10/07/02, (MLR). Alteraçao: 09/10/02, (MLR). Alteração: 26/04/2018, JRM.</text:p>
          </table:table-cell>
          <table:table-cell office:value-type="string" calcext:value-type="string">
            <text:p>[]</text:p>
          </table:table-cell>
          <table:table-cell office:value-type="float" office:value="2755" calcext:value-type="float">
            <text:p>2755</text:p>
          </table:table-cell>
        </table:table-row>
        <table:table-row table:style-name="ro2">
          <table:table-cell office:value-type="float" office:value="2749" calcext:value-type="float">
            <text:p>2749</text:p>
          </table:table-cell>
          <table:table-cell office:value-type="string" calcext:value-type="string">
            <text:p>5e328ea9d0a3cf19aa5bad08</text:p>
          </table:table-cell>
          <table:table-cell office:value-type="string" calcext:value-type="string">
            <text:p>AGR AI 294504</text:p>
          </table:table-cell>
          <table:table-cell office:value-type="string" calcext:value-type="string">
            <text:p>DJ 12-04-2002 PP-00057 <text:s/>EMENT VOL-02064-06 PP-01188</text:p>
          </table:table-cell>
          <table:table-cell office:value-type="string" calcext:value-type="string">
            <text:p>[]</text:p>
          </table:table-cell>
          <table:table-cell office:value-type="string" calcext:value-type="string">
            <text:p>AGTE. : AUTO VIAÇÃO NOSSA SENHORA DO CARMO LTDA </text:p>
            <text:p>ADVDOS. : FLÁVIO ZANETTI DE OLIVEIRA E OUTROS </text:p>
            <text:p>AGDA. : UNIÃO </text:p>
            <text:p>ADVDA. : PFN - MARIA DIONNE DE ARAÚJO FELIPE</text:p>
          </table:table-cell>
          <table:table-cell office:value-type="string" calcext:value-type="string">
            <text:p>Número de páginas: (04). Análise:(DMV). Revisão:(CTM/AAF). Obs.: O AI 415511 AgR foi objeto dos Embargos de Declaração rejeitados em 14/09/2004. O AI 453216 AgR foi objeto dos Embargos de Declaração rejeitados em 21/09/2004. Inclusão: 25/07/02, (MLR). Alteração: 25/11/04, (MLR). Alteração: 02/05/2018, ALS.</text:p>
          </table:table-cell>
          <table:table-cell office:value-type="string" calcext:value-type="string">
            <text:p>[]</text:p>
          </table:table-cell>
          <table:table-cell office:value-type="float" office:value="2954" calcext:value-type="float">
            <text:p>2954</text:p>
          </table:table-cell>
        </table:table-row>
        <table:table-row table:style-name="ro2">
          <table:table-cell office:value-type="float" office:value="2782" calcext:value-type="float">
            <text:p>2782</text:p>
          </table:table-cell>
          <table:table-cell office:value-type="string" calcext:value-type="string">
            <text:p>5e328f34d0a3cf19aa5bad29</text:p>
          </table:table-cell>
          <table:table-cell office:value-type="string" calcext:value-type="string">
            <text:p>AGR RE 219654</text:p>
          </table:table-cell>
          <table:table-cell office:value-type="string" calcext:value-type="string">
            <text:p>DJ 15-02-2002 PP-00013 <text:s/>EMENT VOL-02057-01 PP-00049</text:p>
          </table:table-cell>
          <table:table-cell office:value-type="string" calcext:value-type="string">
            <text:p>[]</text:p>
          </table:table-cell>
          <table:table-cell office:value-type="string" calcext:value-type="string">
            <text:p>AGTES. : SAUL RIBEIRO DE ASSIS JÚNIOR E CÔNJUGE </text:p>
            <text:p>ADVDOS. : ADILSON RAMOS E OUTROS </text:p>
            <text:p>AGDO. : BANCO BRADESCO S/A </text:p>
            <text:p>ADVDOS. : DENISE LELIS VIEIRA ALMEIDA E OUTROS</text:p>
          </table:table-cell>
          <table:table-cell office:value-type="string" calcext:value-type="string">
            <text:p>- O RE 219654 AgR foi objeto de embargos de declaração rejeitados em 19/03/2002. Número de páginas: (5). Análise: (CRP). Revisão: (RCO/AAF). Inclusão: 10/06/02, (SVF). Alteração: 03/05/05, (MLR). Alteração: 11/04/2018, GIB.</text:p>
          </table:table-cell>
          <table:table-cell office:value-type="string" calcext:value-type="string">
            <text:p>[]</text:p>
          </table:table-cell>
          <table:table-cell office:value-type="float" office:value="2934" calcext:value-type="float">
            <text:p>2934</text:p>
          </table:table-cell>
        </table:table-row>
        <table:table-row table:style-name="ro2">
          <table:table-cell office:value-type="float" office:value="2789" calcext:value-type="float">
            <text:p>2789</text:p>
          </table:table-cell>
          <table:table-cell office:value-type="string" calcext:value-type="string">
            <text:p>5e328f8bd0a3cf19aa5bad30</text:p>
          </table:table-cell>
          <table:table-cell office:value-type="string" calcext:value-type="string">
            <text:p>ED AGR AI 293653</text:p>
          </table:table-cell>
          <table:table-cell office:value-type="string" calcext:value-type="string">
            <text:p>DJ 22-02-2002 PP-00053 <text:s/>EMENT VOL-02058-04 PP-00819</text:p>
          </table:table-cell>
          <table:table-cell office:value-type="string" calcext:value-type="string">
            <text:p>[]</text:p>
          </table:table-cell>
          <table:table-cell office:value-type="string" calcext:value-type="string">
            <text:p>EMBTE. : UNIVERSIDADE FEDERAL DA PARAÍBA - UFPB </text:p>
            <text:p>ADV. : ADVOGADO-GERAL DA UNIÃO </text:p>
            <text:p>EMBDOS. : ANTONIO FRANCISCO DE OLIVEIRA E OUTROS </text:p>
            <text:p>ADV. : NÉLSON LIMA TEIXEIRA</text:p>
          </table:table-cell>
          <table:table-cell office:value-type="string" calcext:value-type="string">
            <text:p>Obs.: O AI 395428 AgR foi objeto dos AI AgR ED rejeitados em 29/04/2003. O AI 383493 AgR ED foi objeto de embargos de declaração rejeitados em 06/12/2005. Número de páginas: (05). Análise:(MML). Revisão:(CTM/AAF). Inclusão: 18/07/02, (SVF). Alteração: 15/03/04, (MLR). Alteração: 17/04/2018, ALS.</text:p>
          </table:table-cell>
          <table:table-cell office:value-type="string" calcext:value-type="string">
            <text:p>[]</text:p>
          </table:table-cell>
          <table:table-cell office:value-type="float" office:value="2916" calcext:value-type="float">
            <text:p>2916</text:p>
          </table:table-cell>
        </table:table-row>
        <table:table-row table:style-name="ro6">
          <table:table-cell office:value-type="float" office:value="2837" calcext:value-type="float">
            <text:p>2837</text:p>
          </table:table-cell>
          <table:table-cell office:value-type="string" calcext:value-type="string">
            <text:p>5e32902ad0a3cf19aa5bad60</text:p>
          </table:table-cell>
          <table:table-cell office:value-type="string" calcext:value-type="string">
            <text:p>AGR RE 299111</text:p>
          </table:table-cell>
          <table:table-cell office:value-type="string" calcext:value-type="string">
            <text:p>DJ 01-02-2002 PP-00101 <text:s/>EMENT VOL-02055-04 PP-00920</text:p>
          </table:table-cell>
          <table:table-cell office:value-type="string" calcext:value-type="string">
            <text:p>[]</text:p>
          </table:table-cell>
          <table:table-cell office:value-type="string" calcext:value-type="string">
            <text:p>AGTE. : Z+G GREY COMUNICAÇÃO LTDA </text:p>
            <text:p>ADVDOS. : RICARDO LACAZ MARTINS E OUTROS </text:p>
            <text:p>AGTE. : UNIÃO </text:p>
            <text:p>ADV. : PFN - EULER BARROS FERREIRA LOPES </text:p>
            <text:p>AGDOS. : OS MESMOS</text:p>
          </table:table-cell>
          <table:table-cell office:value-type="string" calcext:value-type="string">
            <text:p>O RE 299111 AgR foi objeto de embargos de declaração não conhecidos em 05/03/2002. O RE 299111 AgR foi objeto de embargos de declaração rejeitados em 05/04/2005. Número de páginas: (7). Análise:(COF). Revisão:(AAF). Inclusão: 26/02/02, (SVF). Alteração: 23/05/05, (COF). Alteração: 07/05/2018, JLS.</text:p>
          </table:table-cell>
          <table:table-cell office:value-type="string" calcext:value-type="string">
            <text:p>[]</text:p>
          </table:table-cell>
          <table:table-cell office:value-type="float" office:value="2848" calcext:value-type="float">
            <text:p>2848</text:p>
          </table:table-cell>
        </table:table-row>
        <table:table-row table:style-name="ro6">
          <table:table-cell office:value-type="float" office:value="2847" calcext:value-type="float">
            <text:p>2847</text:p>
          </table:table-cell>
          <table:table-cell office:value-type="string" calcext:value-type="string">
            <text:p>5e329033d0a3cf19aa5bad6a</text:p>
          </table:table-cell>
          <table:table-cell office:value-type="string" calcext:value-type="string">
            <text:p>AGR AI 338677</text:p>
          </table:table-cell>
          <table:table-cell office:value-type="string" calcext:value-type="string">
            <text:p>DJ 08-02-2002 PP-00263 <text:s/>EMENT VOL-02056-02 PP-00331</text:p>
          </table:table-cell>
          <table:table-cell office:value-type="string" calcext:value-type="string">
            <text:p>[]</text:p>
          </table:table-cell>
          <table:table-cell office:value-type="string" calcext:value-type="string">
            <text:p>AGTE. : REFINE ALIMENTOS NUTRITIVOS LTDA </text:p>
            <text:p>ADVDO. : ALEXANDRE DANTAS FRONZAGLIA </text:p>
            <text:p>AGDA. : MASSA FALIDA DE CONSTRUTORA SIVEL CONSTRUVEL S/A </text:p>
            <text:p>ADVDOS. : HIROKO HASHIMOTO VIANA E OUTRO </text:p>
            <text:p>ADVDOS. : ANA LIA SAMPAIO MACHADO DE SOUZA E OUTRO</text:p>
          </table:table-cell>
          <table:table-cell office:value-type="string" calcext:value-type="string">
            <text:p>Obs.: - O AI 358747 AgR foi objeto dos AI AgR ED rejeitados em 30/04/2002. - O AI 269218 AgR foi objeto dos AI AgR ED rejeitados em 30/04/2002. - O AI 461725 AgR foi objeto dos Embargos de Declaração rejeitados em 04/05/2004. Número de páginas: (05). Análise:(CRP). Revisão:(RCO/AAF). Inclusão: 03/04/02, (MLR). Alteração: 16/07/04, (MLR). Alteração: 09/04/2018, PDR.</text:p>
          </table:table-cell>
          <table:table-cell office:value-type="string" calcext:value-type="string">
            <text:p>[]</text:p>
          </table:table-cell>
          <table:table-cell office:value-type="float" office:value="2865" calcext:value-type="float">
            <text:p>2865</text:p>
          </table:table-cell>
        </table:table-row>
        <table:table-row table:style-name="ro2">
          <table:table-cell office:value-type="float" office:value="2851" calcext:value-type="float">
            <text:p>2851</text:p>
          </table:table-cell>
          <table:table-cell office:value-type="string" calcext:value-type="string">
            <text:p>5e329034d0a3cf19aa5bad6e</text:p>
          </table:table-cell>
          <table:table-cell office:value-type="string" calcext:value-type="string">
            <text:p>AGR RE 293983</text:p>
          </table:table-cell>
          <table:table-cell office:value-type="string" calcext:value-type="string">
            <text:p>DJ 08-02-2002 PP-00265 <text:s/>EMENT VOL-02056-01 PP-00163</text:p>
          </table:table-cell>
          <table:table-cell office:value-type="string" calcext:value-type="string">
            <text:p>[]</text:p>
          </table:table-cell>
          <table:table-cell office:value-type="string" calcext:value-type="string">
            <text:p>AGTE. : NELSON MACIEL DE VARGAS </text:p>
            <text:p>ADVDOS. : DAISSON PORTANOVA E OUTROS </text:p>
            <text:p>AGDO. : INSTITUTO NACIONAL DO SEGURO SOCIAL - INSS </text:p>
            <text:p>ADVDA. : MÁRCIA PINHEIRO AMANTEA</text:p>
          </table:table-cell>
          <table:table-cell office:value-type="string" calcext:value-type="string">
            <text:p>RE 287351, RE 293246. Número de páginas: (05). Análise:(MML). Revisão:(RCO/AAF). Inclusão: 06/05/02, (MLR). Alteração: 10/04/2018, PDR.</text:p>
          </table:table-cell>
          <table:table-cell office:value-type="string" calcext:value-type="string">
            <text:p>[]</text:p>
          </table:table-cell>
          <table:table-cell office:value-type="float" office:value="2862" calcext:value-type="float">
            <text:p>2862</text:p>
          </table:table-cell>
        </table:table-row>
        <table:table-row table:style-name="ro5">
          <table:table-cell office:value-type="float" office:value="2862" calcext:value-type="float">
            <text:p>2862</text:p>
          </table:table-cell>
          <table:table-cell office:value-type="string" calcext:value-type="string">
            <text:p>5e32905ed0a3cf19aa5bad79</text:p>
          </table:table-cell>
          <table:table-cell office:value-type="string" calcext:value-type="string">
            <text:p>AGR RE 242826</text:p>
          </table:table-cell>
          <table:table-cell office:value-type="string" calcext:value-type="string">
            <text:p>DJ 01-02-2002 PP-00099 <text:s/>EMENT VOL-02055-03 PP-00573</text:p>
          </table:table-cell>
          <table:table-cell office:value-type="string" calcext:value-type="string">
            <text:p>[]</text:p>
          </table:table-cell>
          <table:table-cell office:value-type="string" calcext:value-type="string">
            <text:p>AGTE. : ESTADO DE MATO GROSSO DO SUL </text:p>
            <text:p>ADV. : PGE-MS - ULISSES SCHWARZ VIANA </text:p>
            <text:p>AGDO. : OSVALDO BRONZIM</text:p>
          </table:table-cell>
          <table:table-cell office:value-type="string" calcext:value-type="string">
            <text:p>O RE 251226 AgR foi objeto de embargos de declaração rejeitados em 05/03/2002. Número de páginas: (5). Análise:(CRP). Revisão:(RCO/AAF). Inclusão: 06/06/02, (SVF). Alteração: 03/05/05, (MLR). Alteração: 04/05/2018, JLS.</text:p>
          </table:table-cell>
          <table:table-cell office:value-type="string" calcext:value-type="string">
            <text:p>[]</text:p>
          </table:table-cell>
          <table:table-cell office:value-type="float" office:value="2831" calcext:value-type="float">
            <text:p>2831</text:p>
          </table:table-cell>
        </table:table-row>
        <table:table-row table:style-name="ro2">
          <table:table-cell office:value-type="float" office:value="2899" calcext:value-type="float">
            <text:p>2899</text:p>
          </table:table-cell>
          <table:table-cell office:value-type="string" calcext:value-type="string">
            <text:p>5e3290b4d0a3cf19aa5bad9e</text:p>
          </table:table-cell>
          <table:table-cell office:value-type="string" calcext:value-type="string">
            <text:p>AGR AI 305087</text:p>
          </table:table-cell>
          <table:table-cell office:value-type="string" calcext:value-type="string">
            <text:p>DJ 12-04-2002 PP-00057 <text:s/>EMENT VOL-02064-06 PP-01201</text:p>
          </table:table-cell>
          <table:table-cell office:value-type="string" calcext:value-type="string">
            <text:p>[]</text:p>
          </table:table-cell>
          <table:table-cell office:value-type="string" calcext:value-type="string">
            <text:p>AGTE. : ESTADO DE SÃO PAULO </text:p>
            <text:p>ADVDA. : PGE-SP - ANDREA METNE ARNAUT </text:p>
            <text:p>AGDO. : ARMANDO DEL GIUDICE </text:p>
            <text:p>ADVDOS. : PEDRO STÁBILE NETO E OUTRA</text:p>
          </table:table-cell>
          <table:table-cell office:value-type="string" calcext:value-type="string">
            <text:p>O AI 317628 AgR foi objeto de embargos, rejeitados em 25.11.2003. O AI 441343 AgR foi objeto de embargos, rejeitados em 28.10.2003. Número de páginas: (05). Análise:(DMV). Revisão:(CTM/AAF). Inclusão: 12/07/02, (MLR). Alteração: 12/04/05, (MLR). Alteração: 02/05/2018, ALS.</text:p>
          </table:table-cell>
          <table:table-cell office:value-type="string" calcext:value-type="string">
            <text:p>[]</text:p>
          </table:table-cell>
          <table:table-cell office:value-type="float" office:value="3057" calcext:value-type="float">
            <text:p>3057</text:p>
          </table:table-cell>
        </table:table-row>
        <table:table-row table:style-name="ro2">
          <table:table-cell office:value-type="float" office:value="2926" calcext:value-type="float">
            <text:p>2926</text:p>
          </table:table-cell>
          <table:table-cell office:value-type="string" calcext:value-type="string">
            <text:p>5e3290ebd0a3cf19aa5badb9</text:p>
          </table:table-cell>
          <table:table-cell office:value-type="string" calcext:value-type="string">
            <text:p>AGR AI 298495</text:p>
          </table:table-cell>
          <table:table-cell office:value-type="string" calcext:value-type="string">
            <text:p>DJ 22-02-2002 PP-00037 <text:s/>EMENT VOL-02058-04 PP-00873</text:p>
          </table:table-cell>
          <table:table-cell office:value-type="string" calcext:value-type="string">
            <text:p>[]</text:p>
          </table:table-cell>
          <table:table-cell office:value-type="string" calcext:value-type="string">
            <text:p>AGTE. : CAIXA DE PREVIDÊNCIA E ASSISTÊNCIA AOS FUNCIONÁRIOS DO BANCO DA AMAZÔNIA S/A - CAPAF </text:p>
            <text:p>ADVDOS. : JOÃO PIRES DOS SANTOS E OUTROS </text:p>
            <text:p>AGDOS. : MARÍLIA PAIXÃO DE CARVALHO E OUTROS </text:p>
            <text:p>ADV. : MIGUEL DE OLIVEIRA CARNEIRO</text:p>
          </table:table-cell>
          <table:table-cell office:value-type="string" calcext:value-type="string">
            <text:p>O AI 524967 AgR foi objeto de embargos de declaração rejeitados em 11/10/2005. Número de páginas: (06). Análise:(FLO). Revisão:(RCO). Inclusão: 24/06/02, (SVF). Alteração: 02/12/05, (SVF). Alteração: 13/04/2018, ALS.</text:p>
          </table:table-cell>
          <table:table-cell office:value-type="string" calcext:value-type="string">
            <text:p>[]</text:p>
          </table:table-cell>
          <table:table-cell office:value-type="float" office:value="3016" calcext:value-type="float">
            <text:p>3016</text:p>
          </table:table-cell>
        </table:table-row>
        <table:table-row table:style-name="ro6">
          <table:table-cell office:value-type="float" office:value="2937" calcext:value-type="float">
            <text:p>2937</text:p>
          </table:table-cell>
          <table:table-cell office:value-type="string" calcext:value-type="string">
            <text:p>5e3290f6d0a3cf19aa5badc4</text:p>
          </table:table-cell>
          <table:table-cell office:value-type="string" calcext:value-type="string">
            <text:p>AGR AI 345411</text:p>
          </table:table-cell>
          <table:table-cell office:value-type="string" calcext:value-type="string">
            <text:p>DJ 22-02-2002 PP-00042 <text:s/>EMENT VOL-02058-07 PP-01445</text:p>
          </table:table-cell>
          <table:table-cell office:value-type="string" calcext:value-type="string">
            <text:p>[]</text:p>
          </table:table-cell>
          <table:table-cell office:value-type="string" calcext:value-type="string">
            <text:p>AGTE. : COMPANHIA DE SANEAMENTO DO PARANÁ - SANEPAR </text:p>
            <text:p>ADVDOS. : WILLIAN R. GRAPELLA E OUTROS </text:p>
            <text:p>ADV. : HERON ARZUA </text:p>
            <text:p>AGDA. : UNIÃO </text:p>
            <text:p>ADVDA. : PFN - DOLIZETE FÁTIMA MICHELIN</text:p>
          </table:table-cell>
          <table:table-cell office:value-type="string" calcext:value-type="string">
            <text:p>O AI 467004-AgR foi objeto de embargos de declaração rejeitados em 24/08/2004. Número de páginas: (05). Análise:(DMV). Revisão:(CTM/AAF). Inclusão: 06/05/02, (MLR). Alteração: 03/05/05, (MLR). Alteração: 16/04/2018, ALS.</text:p>
          </table:table-cell>
          <table:table-cell office:value-type="string" calcext:value-type="string">
            <text:p>[]</text:p>
          </table:table-cell>
          <table:table-cell office:value-type="float" office:value="3010" calcext:value-type="float">
            <text:p>3010</text:p>
          </table:table-cell>
        </table:table-row>
        <table:table-row table:style-name="ro2">
          <table:table-cell office:value-type="float" office:value="2952" calcext:value-type="float">
            <text:p>2952</text:p>
          </table:table-cell>
          <table:table-cell office:value-type="string" calcext:value-type="string">
            <text:p>5e329115d0a3cf19aa5badd3</text:p>
          </table:table-cell>
          <table:table-cell office:value-type="string" calcext:value-type="string">
            <text:p>AGR AI 335038</text:p>
          </table:table-cell>
          <table:table-cell office:value-type="string" calcext:value-type="string">
            <text:p>DJ 22-02-2002 PP-00040 <text:s/>EMENT VOL-02058-06 PP-01241</text:p>
          </table:table-cell>
          <table:table-cell office:value-type="string" calcext:value-type="string">
            <text:p>[]</text:p>
          </table:table-cell>
          <table:table-cell office:value-type="string" calcext:value-type="string">
            <text:p>AGTE. : BANCO ABN AMRO S/A (SUCESSOR, POR INCORPORAÇÃO DE BANCO REAL S/A </text:p>
            <text:p>ADVDOS. : A. C. ALVES DINIZ E OUTROS </text:p>
            <text:p>AGDOS. : MANOEL VALENTIM DE SIQUEIRA JÚNIOR E CÔNJUGE </text:p>
            <text:p>ADVDOS. : GUSTAVO MEDEIROS PAULINO DE CARVALHO E OUTROS</text:p>
          </table:table-cell>
          <table:table-cell office:value-type="string" calcext:value-type="string">
            <text:p>O AI 478892 AgR foi objeto dos Embargos de Declaração rejeitados em 30/06/2004. O AI 456715 AgR foi objeto dos Embargos de Declaração rejeitados em 17/08/2004. Número de páginas: (06). Análise:(DMV). Revisão:(CTM/AAF). Inclusão: 03/05/02, (SVF). Alteração: 18/10/04, (JVC). Alteração: 16/04/2018, ALS.</text:p>
          </table:table-cell>
          <table:table-cell office:value-type="string" calcext:value-type="string">
            <text:p>[]</text:p>
          </table:table-cell>
          <table:table-cell office:value-type="float" office:value="2988" calcext:value-type="float">
            <text:p>2988</text:p>
          </table:table-cell>
        </table:table-row>
        <table:table-row table:style-name="ro2">
          <table:table-cell office:value-type="float" office:value="2975" calcext:value-type="float">
            <text:p>2975</text:p>
          </table:table-cell>
          <table:table-cell office:value-type="string" calcext:value-type="string">
            <text:p>5e32913dd0a3cf19aa5badea</text:p>
          </table:table-cell>
          <table:table-cell office:value-type="string" calcext:value-type="string">
            <text:p>AGR AI 335858</text:p>
          </table:table-cell>
          <table:table-cell office:value-type="string" calcext:value-type="string">
            <text:p>DJ 15-03-2002 PP-00039 <text:s/>EMENT VOL-02061-06 PP-01099</text:p>
          </table:table-cell>
          <table:table-cell office:value-type="string" calcext:value-type="string">
            <text:p>[]</text:p>
          </table:table-cell>
          <table:table-cell office:value-type="string" calcext:value-type="string">
            <text:p>AGTE. : COMPANHIA DO METROPOLITANO DE SÃO PAULO - METRÔ </text:p>
            <text:p>ADVDOS.: IRENE DE LOURDES DO NASCIMENTO RODRIGUES E OUTROS </text:p>
            <text:p>AGDOS. : ROOSEVELT IZIDORO DE OLIVEIRA E CÔNJUGE </text:p>
            <text:p>ADVDOS.: MAURO DEL CIELLO E OUTROS</text:p>
          </table:table-cell>
          <table:table-cell office:value-type="string" calcext:value-type="string">
            <text:p>O AI 371955 AgR foi objeto de embargos de declaração rejeitados em 08/10/2002. O AI 466979 AgR foi objeto de embargos de declaração rejeitados em 03/08/2004. O AI 442767 AgR-ED foi objeto de embargos de declaração rejeitados em 17/08/2004. O AI 419661 AgR foi objeto de embargos de declaração rejeitadas em 23/11/2004. O AI 431272 AgR foi objeto de embargos de declaração rejeitados em 24/11/2004. O AI 419319 AgR foi objeto de embargos de declaração rejeiados em 19/04/2005. O AI 519746 AgR foi objeto de embargos de declaração rejeitados em 24/05/2005. Número de páginas: (04). Análise:(DMV). Revisão:(CTM/AAF). Inclusão: 10/05/02, (MLR). Alteração: 08/11/05, (MLR). Alteração: 24/04/2018, CLS.</text:p>
          </table:table-cell>
          <table:table-cell office:value-type="string" calcext:value-type="string">
            <text:p>[]</text:p>
          </table:table-cell>
          <table:table-cell office:value-type="float" office:value="3199" calcext:value-type="float">
            <text:p>3199</text:p>
          </table:table-cell>
        </table:table-row>
        <table:table-row table:style-name="ro2">
          <table:table-cell office:value-type="float" office:value="3000" calcext:value-type="float">
            <text:p>3000</text:p>
          </table:table-cell>
          <table:table-cell office:value-type="string" calcext:value-type="string">
            <text:p>5e329171d0a3cf19aa5bae03</text:p>
          </table:table-cell>
          <table:table-cell office:value-type="string" calcext:value-type="string">
            <text:p>AGR AI 341840</text:p>
          </table:table-cell>
          <table:table-cell office:value-type="string" calcext:value-type="string">
            <text:p>DJ 15-03-2002 PP-00040 <text:s/>EMENT VOL-02061-06 PP-01152</text:p>
          </table:table-cell>
          <table:table-cell office:value-type="string" calcext:value-type="string">
            <text:p>[]</text:p>
          </table:table-cell>
          <table:table-cell office:value-type="string" calcext:value-type="string">
            <text:p>AGTE. : BANCO ABN AMRO REAL S/A </text:p>
            <text:p>ADVDOS. : ROGÉRIO AVELAR E OUTROS </text:p>
            <text:p>AGDO. : MUNICÍPIO DE GUARATINGUETÁ </text:p>
            <text:p>ADVDO. : LUIZ ARTHUR DE MOURA</text:p>
          </table:table-cell>
          <table:table-cell office:value-type="string" calcext:value-type="string">
            <text:p>O AI 419079 AgR foi objeto de Embargos de Declaração rejeitados em 18/11/2003. Número de páginas: (4). Análise:(DMV). Revisão:(CTM/AAF). Inclusão: 10/05/02, (SVF). Alteração: 05/04/05, (MLR). Alteração: 24/04/2018, CLS.</text:p>
          </table:table-cell>
          <table:table-cell office:value-type="string" calcext:value-type="string">
            <text:p>[]</text:p>
          </table:table-cell>
          <table:table-cell office:value-type="float" office:value="3203" calcext:value-type="float">
            <text:p>3203</text:p>
          </table:table-cell>
        </table:table-row>
        <table:table-row table:style-name="ro2">
          <table:table-cell office:value-type="float" office:value="3005" calcext:value-type="float">
            <text:p>3005</text:p>
          </table:table-cell>
          <table:table-cell office:value-type="string" calcext:value-type="string">
            <text:p>5e329174d0a3cf19aa5bae08</text:p>
          </table:table-cell>
          <table:table-cell office:value-type="string" calcext:value-type="string">
            <text:p>AGR AI 357686</text:p>
          </table:table-cell>
          <table:table-cell office:value-type="string" calcext:value-type="string">
            <text:p>DJ 26-04-2002 PP-00084 <text:s/>EMENT VOL-02066-08 PP-01602</text:p>
          </table:table-cell>
          <table:table-cell office:value-type="string" calcext:value-type="string">
            <text:p>[]</text:p>
          </table:table-cell>
          <table:table-cell office:value-type="string" calcext:value-type="string">
            <text:p>AGTE. : TELECOMUNICAÇÕES DO PARÁ S/A - TELEPARÁ </text:p>
            <text:p>ADVDOS. : MARCELO LUÍS ÁVILA DE BESSA E OUTROS </text:p>
            <text:p>AGDO. : RAIMUNDO BENEDITO DA CRUZ </text:p>
            <text:p>ADVDO. : EDILSON ARAÚJO DOS SANTOS</text:p>
          </table:table-cell>
          <table:table-cell office:value-type="string" calcext:value-type="string">
            <text:p>O AI 437784 AgR foi objeto de embargos de declaração rejeitados em 17/08/2004. O AI 455348 AgR foi objeto de embargos de declaração rejeitados em 31/05/2005. O AI 423987-AgR foi objeto de embargos de declaração rejeitados em 31/05/2005. Número de páginas: (5). Análise:(DMV). Revisão:(RCO/AAF). Inclusão: 13/09/02, (SVF). Alteração: 08/07/05, (MLR). Alteração: 08/05/2018, CLS.</text:p>
          </table:table-cell>
          <table:table-cell office:value-type="string" calcext:value-type="string">
            <text:p>[]</text:p>
          </table:table-cell>
          <table:table-cell office:value-type="float" office:value="3197" calcext:value-type="float">
            <text:p>3197</text:p>
          </table:table-cell>
        </table:table-row>
        <table:table-row table:style-name="ro2">
          <table:table-cell office:value-type="float" office:value="3014" calcext:value-type="float">
            <text:p>3014</text:p>
          </table:table-cell>
          <table:table-cell office:value-type="string" calcext:value-type="string">
            <text:p>5e329183d0a3cf19aa5bae11</text:p>
          </table:table-cell>
          <table:table-cell office:value-type="string" calcext:value-type="string">
            <text:p>AGR AI 325595</text:p>
          </table:table-cell>
          <table:table-cell office:value-type="string" calcext:value-type="string">
            <text:p>DJ 08-03-2002 PP-00058 <text:s/>EMENT VOL-02060-08 PP-01449</text:p>
          </table:table-cell>
          <table:table-cell office:value-type="string" calcext:value-type="string">
            <text:p>[]</text:p>
          </table:table-cell>
          <table:table-cell office:value-type="string" calcext:value-type="string">
            <text:p>AGTE. : COMPANHIA ULTRAGAZ S/A </text:p>
            <text:p>ADVDOS. : EVADREN A. FLAIBAM E OUTROS </text:p>
            <text:p>AGDA. : UNIÃO </text:p>
            <text:p>ADVDA. : PFN - MIRIAM A. PERES SILVA</text:p>
          </table:table-cell>
          <table:table-cell office:value-type="string" calcext:value-type="string">
            <text:p>- O RE 383710 AgR foi objeto dos Embargos de Declaração rejeitados em 27/04/2004. - O AI 449479 AgR foi objeto dos Embargos de Declaração rejeitados em 30/11/2004. Número de páginas: (6). Análise:(DMV). Revisão:(CTM/AAF). Inclusão: 22/04/04, (JVC). Alteração: 21/01/05, (MLR). Alteração: 18/04/2018, PDR.</text:p>
          </table:table-cell>
          <table:table-cell office:value-type="string" calcext:value-type="string">
            <text:p>[]</text:p>
          </table:table-cell>
          <table:table-cell office:value-type="float" office:value="3180" calcext:value-type="float">
            <text:p>3180</text:p>
          </table:table-cell>
        </table:table-row>
        <table:table-row table:style-name="ro3">
          <table:table-cell office:value-type="float" office:value="3078" calcext:value-type="float">
            <text:p>3078</text:p>
          </table:table-cell>
          <table:table-cell office:value-type="string" calcext:value-type="string">
            <text:p>5e329211d0a3cf19aa5bae51</text:p>
          </table:table-cell>
          <table:table-cell office:value-type="string" calcext:value-type="string">
            <text:p>AGR AI 334726</text:p>
          </table:table-cell>
          <table:table-cell office:value-type="string" calcext:value-type="string">
            <text:p>DJ 03-05-2002 PP-00018 <text:s/>EMENT VOL-02067-05 PP-00943</text:p>
          </table:table-cell>
          <table:table-cell office:value-type="string" calcext:value-type="string">
            <text:p>[]</text:p>
          </table:table-cell>
          <table:table-cell office:value-type="string" calcext:value-type="string">
            <text:p>AGTE. : JAYME MEDEIROS </text:p>
            <text:p>ADVDO. : SÉRGIO PALOMARES </text:p>
            <text:p>AGDA. : COMPANHIA CERVEJARIA BRAHMA - FILIAL RIO </text:p>
            <text:p>ADVDOS.: JOSÉ ALBERTO COUTO MACIEL E OUTROS </text:p>
            <text:p>AGDO. : INSTITUTO BRAHMA DE SEGURIDADE SOCIAL </text:p>
            <text:p>ADVDOS.: ROGÉRIO AVELAR E OUTROS</text:p>
          </table:table-cell>
          <table:table-cell office:value-type="string" calcext:value-type="string">
            <text:p>O AI 334726 AgR-ED foi objeto de Embargos de Declaração rejeitados em 22/02/2005. Número de páginas: (04). Análise:(MML). Revisão:(CTM/AAF). Inclusão: 15/08/02, (MLR). Alteração: 18/04/05, (SVF). Alteração: 24/05/2018, JRM.</text:p>
          </table:table-cell>
          <table:table-cell office:value-type="string" calcext:value-type="string">
            <text:p>[]</text:p>
          </table:table-cell>
          <table:table-cell office:value-type="float" office:value="3106" calcext:value-type="float">
            <text:p>3106</text:p>
          </table:table-cell>
        </table:table-row>
        <table:table-row table:style-name="ro2">
          <table:table-cell office:value-type="float" office:value="3080" calcext:value-type="float">
            <text:p>3080</text:p>
          </table:table-cell>
          <table:table-cell office:value-type="string" calcext:value-type="string">
            <text:p>5e329212d0a3cf19aa5bae53</text:p>
          </table:table-cell>
          <table:table-cell office:value-type="string" calcext:value-type="string">
            <text:p>AGR AI 349650</text:p>
          </table:table-cell>
          <table:table-cell office:value-type="string" calcext:value-type="string">
            <text:p>DJ 08-03-2002 PP-00059 <text:s/>EMENT VOL-02060-08 PP-01597</text:p>
          </table:table-cell>
          <table:table-cell office:value-type="string" calcext:value-type="string">
            <text:p>[]</text:p>
          </table:table-cell>
          <table:table-cell office:value-type="string" calcext:value-type="string">
            <text:p>AGTE. : MARIA HERAMITA DE MORAES </text:p>
            <text:p>ADVDOS. : JOSÉ LUIZ DA SILVA MAIA E OUTROS </text:p>
            <text:p>AGDO. : ARLINDO MARTINS PINTO FILHO </text:p>
            <text:p>ADVDO. : PEDRO VELLOSO WANDERLEY</text:p>
          </table:table-cell>
          <table:table-cell office:value-type="string" calcext:value-type="string">
            <text:p>Obs: O AI 349650 AgR foi objeto dos AI AgR ED rejeitados em 09-12-2003. Número de páginas: (05). Análise:(DMV). Revisão:(CTM/AAF). Inclusão: 24/07/02, (MLR). Alteração: 26/04/04, (JVC). Alteração: 18/04/2018, PDR.</text:p>
          </table:table-cell>
          <table:table-cell office:value-type="string" calcext:value-type="string">
            <text:p>[]</text:p>
          </table:table-cell>
          <table:table-cell office:value-type="float" office:value="3104" calcext:value-type="float">
            <text:p>3104</text:p>
          </table:table-cell>
        </table:table-row>
        <table:table-row table:style-name="ro2">
          <table:table-cell office:value-type="float" office:value="3089" calcext:value-type="float">
            <text:p>3089</text:p>
          </table:table-cell>
          <table:table-cell office:value-type="string" calcext:value-type="string">
            <text:p>5e329216d0a3cf19aa5bae5c</text:p>
          </table:table-cell>
          <table:table-cell office:value-type="string" calcext:value-type="string">
            <text:p>AGR AI 353105</text:p>
          </table:table-cell>
          <table:table-cell office:value-type="string" calcext:value-type="string">
            <text:p>DJ 01-03-2002 PP-00043 <text:s/>EMENT VOL-02059-09 PP-01923</text:p>
          </table:table-cell>
          <table:table-cell office:value-type="string" calcext:value-type="string">
            <text:p>[]</text:p>
          </table:table-cell>
          <table:table-cell office:value-type="string" calcext:value-type="string">
            <text:p>AGTES. : ANA PEREIRA LEAL E COSTA E OUTROS </text:p>
            <text:p>ADVDOS. : MARCOS LUIS BORGES DE RESENDE E OUTROS </text:p>
            <text:p>AGDO. : DISTRITO FEDERAL </text:p>
            <text:p>ADVDA. : PGDF - MARIA BEATRIZ BROWN RODRIGUES</text:p>
          </table:table-cell>
          <table:table-cell office:value-type="string" calcext:value-type="string">
            <text:p>Caso: "oitenta e quatro vírgula trinta e dois por cento". Obs.: - O AI 373416 AgR foi objeto dos AI-AgR-ED rejeitados em 24/09/2002. Número de páginas: (06). Análise: (CRP). Revisão: (RCO/AAF). Inclusão: 02/05/02, (MLR). Alteração: 02/07/03, (SVF). Alteração: 19/04/2018, GIB.</text:p>
          </table:table-cell>
          <table:table-cell office:value-type="string" calcext:value-type="string">
            <text:p>[]</text:p>
          </table:table-cell>
          <table:table-cell office:value-type="float" office:value="3112" calcext:value-type="float">
            <text:p>3112</text:p>
          </table:table-cell>
        </table:table-row>
        <table:table-row table:style-name="ro2">
          <table:table-cell office:value-type="float" office:value="3094" calcext:value-type="float">
            <text:p>3094</text:p>
          </table:table-cell>
          <table:table-cell office:value-type="string" calcext:value-type="string">
            <text:p>5e32921ad0a3cf19aa5bae61</text:p>
          </table:table-cell>
          <table:table-cell office:value-type="string" calcext:value-type="string">
            <text:p>ED AGR AI 289831</text:p>
          </table:table-cell>
          <table:table-cell office:value-type="string" calcext:value-type="string">
            <text:p>DJ 01-03-2002 PP-00048 <text:s/>EMENT VOL-02059-07 PP-01348</text:p>
          </table:table-cell>
          <table:table-cell office:value-type="string" calcext:value-type="string">
            <text:p>[]</text:p>
          </table:table-cell>
          <table:table-cell office:value-type="string" calcext:value-type="string">
            <text:p>EMBTE. : UNIÃO FEDERAL </text:p>
            <text:p>ADV. : ADVOGADO-GERAL DA UNIÃO </text:p>
            <text:p>EMBDO. : SUCESSÃO DE MATHEUS ANTONIO DA SILVEIRA </text:p>
            <text:p>ADVDOS. : FRANCISCO DE PAULA FIGUEIREDO E OUTRO</text:p>
          </table:table-cell>
          <table:table-cell office:value-type="string" calcext:value-type="string">
            <text:p>Súmula administrativa da advocacia geral da união nº 3,4 e 5. Número de páginas: (8). Análise: (COF). Revisão: (C). Inclusão: 19/06/02, (SVF). Alteração: 21/06/02, (SVF). Alteração: 19/04/2018, GIB.</text:p>
          </table:table-cell>
          <table:table-cell office:value-type="string" calcext:value-type="string">
            <text:p>[]</text:p>
          </table:table-cell>
          <table:table-cell office:value-type="float" office:value="3095" calcext:value-type="float">
            <text:p>3095</text:p>
          </table:table-cell>
        </table:table-row>
        <table:table-row table:style-name="ro2">
          <table:table-cell office:value-type="float" office:value="3189" calcext:value-type="float">
            <text:p>3189</text:p>
          </table:table-cell>
          <table:table-cell office:value-type="string" calcext:value-type="string">
            <text:p>5e329346d0a3cf19aa5baec0</text:p>
          </table:table-cell>
          <table:table-cell office:value-type="string" calcext:value-type="string">
            <text:p>AGR AI 241842</text:p>
          </table:table-cell>
          <table:table-cell office:value-type="string" calcext:value-type="string">
            <text:p>DJ 19-04-2002 PP-00052 <text:s/>EMENT VOL-02065-06 PP-01350</text:p>
          </table:table-cell>
          <table:table-cell office:value-type="string" calcext:value-type="string">
            <text:p>[]</text:p>
          </table:table-cell>
          <table:table-cell office:value-type="string" calcext:value-type="string">
            <text:p>AGTE. : ESTADO DE SÃO PAULO </text:p>
            <text:p>ADVDA. : PGE-SP - ANDRÉA METNE ARNAUT </text:p>
            <text:p>AGDOS. : ROBERTO ALVARO TORQUATO E OUTROS </text:p>
            <text:p>ADVDO. : JOSÉ ROBERTO CARVALHO AGUIAR</text:p>
          </table:table-cell>
          <table:table-cell office:value-type="string" calcext:value-type="string">
            <text:p>- O AI 241842 AgR foi objeto de embargos de declaração recebidos em 18/06/2002. Número de páginas: (12). Análise:(CRP). Revisão:(RCO/AAF). Inclusão: 20/05/02, (MLR). Alteração: 25/04/05, (SVF). Alteração: 07/05/2018, PDR.</text:p>
          </table:table-cell>
          <table:table-cell office:value-type="string" calcext:value-type="string">
            <text:p>[]</text:p>
          </table:table-cell>
          <table:table-cell office:value-type="float" office:value="3280" calcext:value-type="float">
            <text:p>3280</text:p>
          </table:table-cell>
        </table:table-row>
        <table:table-row table:style-name="ro6">
          <table:table-cell office:value-type="float" office:value="3214" calcext:value-type="float">
            <text:p>3214</text:p>
          </table:table-cell>
          <table:table-cell office:value-type="string" calcext:value-type="string">
            <text:p>5e32936fd0a3cf19aa5baed9</text:p>
          </table:table-cell>
          <table:table-cell office:value-type="string" calcext:value-type="string">
            <text:p>AGR AI 282658</text:p>
          </table:table-cell>
          <table:table-cell office:value-type="string" calcext:value-type="string">
            <text:p>DJ 01-03-2002 PP-00039 <text:s/>EMENT VOL-02059-06 PP-01304</text:p>
          </table:table-cell>
          <table:table-cell office:value-type="string" calcext:value-type="string">
            <text:p>[]</text:p>
          </table:table-cell>
          <table:table-cell office:value-type="string" calcext:value-type="string">
            <text:p>AGTE. : BANCO BAMERINDUS DO BRASIL S/A - EM LIQUIDAÇÃO </text:p>
            <text:p> EXTRAJUDICIAL </text:p>
            <text:p>ADVDOS. : ROBINSON NEVES FILHO E OUTROS </text:p>
            <text:p>AGDO. : GILMAR BARBIANI FAGUNDES </text:p>
            <text:p>ADVDOS. : DIRCEU JOSÉ SEBBEN E OUTROS</text:p>
          </table:table-cell>
          <table:table-cell office:value-type="string" calcext:value-type="string">
            <text:p>- O AI 416960 AgR foi objeto de embargos de declaração rejeitados em 08/03/2005. Número de páginas: (04). Análise: (DMV). Revisão: (CTM/AAF). Inclusão: 23/07/02, (MLR). Alteração: 03/05/05, (MLR). Alteração: 18/04/2018, GIB.</text:p>
          </table:table-cell>
          <table:table-cell office:value-type="string" calcext:value-type="string">
            <text:p>[]</text:p>
          </table:table-cell>
          <table:table-cell office:value-type="float" office:value="3256" calcext:value-type="float">
            <text:p>3256</text:p>
          </table:table-cell>
        </table:table-row>
        <table:table-row table:style-name="ro6">
          <table:table-cell office:value-type="float" office:value="3223" calcext:value-type="float">
            <text:p>3223</text:p>
          </table:table-cell>
          <table:table-cell office:value-type="string" calcext:value-type="string">
            <text:p>5e329383d0a3cf19aa5baee2</text:p>
          </table:table-cell>
          <table:table-cell office:value-type="string" calcext:value-type="string">
            <text:p>AGR AI 257949</text:p>
          </table:table-cell>
          <table:table-cell office:value-type="string" calcext:value-type="string">
            <text:p>DJ 15-03-2002 PP-00035 <text:s/>EMENT VOL-02061-03 PP-00539</text:p>
          </table:table-cell>
          <table:table-cell office:value-type="string" calcext:value-type="string">
            <text:p>[]</text:p>
          </table:table-cell>
          <table:table-cell office:value-type="string" calcext:value-type="string">
            <text:p>AGTE. : MARIA DAS GRAÇAS CERQUEIRA VIEIRA SILVA </text:p>
            <text:p>ADVDOS.: ADILSON RAMOS E OUTROS </text:p>
            <text:p>AGDA. : CAIXA ECONÔMICA DO ESTADO DE GOIÁS - EM LIQUIDAÇÃO </text:p>
            <text:p> EXTRAJUDICIAL </text:p>
            <text:p>ADVDO. : RENALDO LIMIRO DA SILVA</text:p>
          </table:table-cell>
          <table:table-cell office:value-type="string" calcext:value-type="string">
            <text:p>O AI 257949 AgR foi objeto de embargos de declaração rejeitados em 21/05/2002. Número de páginas: (04). Análise:(DMV). Revisão:(CTM). Inclusão: 19/06/02, (MLR). Alteração: 09/05/05, (MLR). Alteração: 23/04/2018, CLS.</text:p>
          </table:table-cell>
          <table:table-cell office:value-type="string" calcext:value-type="string">
            <text:p>[]</text:p>
          </table:table-cell>
          <table:table-cell office:value-type="float" office:value="3238" calcext:value-type="float">
            <text:p>3238</text:p>
          </table:table-cell>
        </table:table-row>
        <table:table-row table:style-name="ro6">
          <table:table-cell office:value-type="float" office:value="3248" calcext:value-type="float">
            <text:p>3248</text:p>
          </table:table-cell>
          <table:table-cell office:value-type="string" calcext:value-type="string">
            <text:p>5e32940ed0a3cf19aa5baefb</text:p>
          </table:table-cell>
          <table:table-cell office:value-type="string" calcext:value-type="string">
            <text:p>AGR AI 321587</text:p>
          </table:table-cell>
          <table:table-cell office:value-type="string" calcext:value-type="string">
            <text:p>DJ 05-04-2002 PP-00043 <text:s/>EMENT VOL-02063-08 PP-01614</text:p>
          </table:table-cell>
          <table:table-cell office:value-type="string" calcext:value-type="string">
            <text:p>[]</text:p>
          </table:table-cell>
          <table:table-cell office:value-type="string" calcext:value-type="string">
            <text:p>AGTES. : ALFREDO RODRIGUES BREDA NETTO E OUTRO </text:p>
            <text:p>ADV. : JOAQUIM ERNESTO PALHARES E OUTROS </text:p>
            <text:p>ADVDO. : MÁRCIO DEITOS </text:p>
            <text:p>AGDO. : BANCO DE CRÉDITO NACIONAL S/A - BCN </text:p>
            <text:p>ADVDOS. : PAULO EDUARDO DIAS DE CARVALHO E OUTROS</text:p>
          </table:table-cell>
          <table:table-cell office:value-type="string" calcext:value-type="string">
            <text:p>- O AI 302700 AgR foi objeto de embargos de declaração rejeitados em 11/06/2002. - O AI 363364 AgR foi objeto de embargos de declaração rejeitados em 14/05/2002. - O RE 432544 AgR foi objeto de embargos de declaração rejeitados em 26/04/2005. Número de páginas: (06). Análise: (DMV). Revisão: (CTM/AAF). Inclusão: 23/04/02, (MLR). Alteração: 16/11/05, (SVF). Alteração: 07/05/2018, GIB.</text:p>
          </table:table-cell>
          <table:table-cell office:value-type="string" calcext:value-type="string">
            <text:p>[]</text:p>
          </table:table-cell>
          <table:table-cell office:value-type="float" office:value="3383" calcext:value-type="float">
            <text:p>3383</text:p>
          </table:table-cell>
        </table:table-row>
        <table:table-row table:style-name="ro2">
          <table:table-cell office:value-type="float" office:value="3257" calcext:value-type="float">
            <text:p>3257</text:p>
          </table:table-cell>
          <table:table-cell office:value-type="string" calcext:value-type="string">
            <text:p>5e32944bd0a3cf19aa5baf04</text:p>
          </table:table-cell>
          <table:table-cell office:value-type="string" calcext:value-type="string">
            <text:p>AGR RE 285773</text:p>
          </table:table-cell>
          <table:table-cell office:value-type="string" calcext:value-type="string">
            <text:p>DJ 17-05-2002 PP-00072 <text:s/>EMENT VOL-02069-04 PP-00724</text:p>
          </table:table-cell>
          <table:table-cell office:value-type="string" calcext:value-type="string">
            <text:p>[]</text:p>
          </table:table-cell>
          <table:table-cell office:value-type="string" calcext:value-type="string">
            <text:p>AGTE. : INSTITUTO NACIONAL DO SEGURO SOCIAL - INSS </text:p>
            <text:p>ADVDOS. : MARCELO DE SIQUEIRA FREITAS E OUTROS </text:p>
            <text:p>AGDO. : MANOEL JOSÉ DA FONSECA </text:p>
            <text:p>ADVDOS. : LUCY HESSE PAIVA FENTANES E OUTRO</text:p>
          </table:table-cell>
          <table:table-cell office:value-type="string" calcext:value-type="string">
            <text:p>Número de páginas: (5). Análise: (CRP). Revisão: (AAF). Inclusão: 09/07/02, (SVF). Alterção: 20/04/05, (CSM). Alteração: 28/05/2018, GIB.</text:p>
          </table:table-cell>
          <table:table-cell office:value-type="string" calcext:value-type="string">
            <text:p>[]</text:p>
          </table:table-cell>
          <table:table-cell office:value-type="float" office:value="3446" calcext:value-type="float">
            <text:p>3446</text:p>
          </table:table-cell>
        </table:table-row>
        <table:table-row table:style-name="ro2">
          <table:table-cell office:value-type="float" office:value="3288" calcext:value-type="float">
            <text:p>3288</text:p>
          </table:table-cell>
          <table:table-cell office:value-type="string" calcext:value-type="string">
            <text:p>5e3294a8d0a3cf19aa5baf23</text:p>
          </table:table-cell>
          <table:table-cell office:value-type="string" calcext:value-type="string">
            <text:p>AGR AI 325850</text:p>
          </table:table-cell>
          <table:table-cell office:value-type="string" calcext:value-type="string">
            <text:p>DJ 22-03-2002 PP-00035 <text:s/>EMENT VOL-02062-06 PP-01295</text:p>
          </table:table-cell>
          <table:table-cell office:value-type="string" calcext:value-type="string">
            <text:p>[]</text:p>
          </table:table-cell>
          <table:table-cell office:value-type="string" calcext:value-type="string">
            <text:p>AGTE. : ALITALIA - LINEE AEREE ITALIANE SPA </text:p>
            <text:p>ADVDOS.: NIVIA APARECIDA DE SOUZA AZENHA E OUTROS </text:p>
            <text:p>AGDOS. : TETSUKO SUGAE E OUTROS </text:p>
            <text:p>ADVDO. : LUIZ FERNANDO CORRÊA DE MELLO</text:p>
          </table:table-cell>
          <table:table-cell office:value-type="string" calcext:value-type="string">
            <text:p>O AI 281635 AgR foi objeto dos Embargos de Declaração rejeitados em 01/03/2005. Número de páginas: (04). Análise:(DMV). Revisão:(CTM/AAF). Inclusão: 23/04/02, (MLR). Alteração: 31/03/05, (SVF). Alteração: 26/04/2018, JRM.</text:p>
          </table:table-cell>
          <table:table-cell office:value-type="string" calcext:value-type="string">
            <text:p>[]</text:p>
          </table:table-cell>
          <table:table-cell office:value-type="float" office:value="3420" calcext:value-type="float">
            <text:p>3420</text:p>
          </table:table-cell>
        </table:table-row>
        <table:table-row table:style-name="ro2">
          <table:table-cell office:value-type="float" office:value="3299" calcext:value-type="float">
            <text:p>3299</text:p>
          </table:table-cell>
          <table:table-cell office:value-type="string" calcext:value-type="string">
            <text:p>5e3294b5d0a3cf19aa5baf2e</text:p>
          </table:table-cell>
          <table:table-cell office:value-type="string" calcext:value-type="string">
            <text:p>AGR AI 355302</text:p>
          </table:table-cell>
          <table:table-cell office:value-type="string" calcext:value-type="string">
            <text:p>DJ 05-04-2002 PP-00047 <text:s/>EMENT VOL-02063-10 PP-02041</text:p>
          </table:table-cell>
          <table:table-cell office:value-type="string" calcext:value-type="string">
            <text:p>[]</text:p>
          </table:table-cell>
          <table:table-cell office:value-type="string" calcext:value-type="string">
            <text:p>AGTES. : AGRÍCIO CANO DE ARRUDA E CÔNJUGE </text:p>
            <text:p>ADVDOS. : CAESAR AUGUSTUS F. S. ROCHA DA SILVA E OUTRA </text:p>
            <text:p>AGDO. : BANCO DO ESTADO DE SÃO PAULO S/A - BANESPA </text:p>
            <text:p>ADVDOS. : MAURÍLIO MOREIRA SAMPAIO E OUTROS</text:p>
          </table:table-cell>
          <table:table-cell office:value-type="string" calcext:value-type="string">
            <text:p>Obs.: - O AI 376039 AgR foi objeto dos AI-AgR-ED rejeitados em 21/10/2002. - O AI 395358 AgR foi objeto dos AI-AgR-ED rejeitados em 11/03/2003. Número de páginas: (5). Análise: (DMV). Revisão: (CTM/AAF). Inclusão: 23/04/02, (SVF). Alteração: 04/07/03, (SVF). Alteração: 08/05/2018, GIB.</text:p>
          </table:table-cell>
          <table:table-cell office:value-type="string" calcext:value-type="string">
            <text:p>[]</text:p>
          </table:table-cell>
          <table:table-cell office:value-type="float" office:value="3398" calcext:value-type="float">
            <text:p>3398</text:p>
          </table:table-cell>
        </table:table-row>
        <table:table-row table:style-name="ro2">
          <table:table-cell office:value-type="float" office:value="3350" calcext:value-type="float">
            <text:p>3350</text:p>
          </table:table-cell>
          <table:table-cell office:value-type="string" calcext:value-type="string">
            <text:p>5e329544d0a3cf19aa5baf61</text:p>
          </table:table-cell>
          <table:table-cell office:value-type="string" calcext:value-type="string">
            <text:p>RE 117722</text:p>
          </table:table-cell>
          <table:table-cell office:value-type="string" calcext:value-type="string">
            <text:p>DJ 17-05-2002 PP-00073 <text:s/>EMENT VOL-02069-02 PP-00190</text:p>
          </table:table-cell>
          <table:table-cell office:value-type="string" calcext:value-type="string">
            <text:p>[]</text:p>
          </table:table-cell>
          <table:table-cell office:value-type="string" calcext:value-type="string">
            <text:p>RECTES. : JOÃO CASSIANO DA CRUZ ( ESPÓLIO DE ) E OUTROS </text:p>
            <text:p>ADV. : OLAVO BERQUO </text:p>
            <text:p>RECDO. : CASTORINO FRANCISCO DAS NEVES </text:p>
            <text:p>ADVDO. : ANTÔNIO AUGUSTO P. DANIN</text:p>
          </table:table-cell>
          <table:table-cell office:value-type="string" calcext:value-type="string">
            <text:p>Obs.: substituição do relator com base no art. 38, IV, do Regimento Interno do STF. Número de páginas: (67). Análise: (CMM). Revisão: (AAF). Inclusão: 17/06/02, (MLR). Alteração: 19/06/02, (MLR). Alteração: 24/05/2018, GIB.</text:p>
          </table:table-cell>
          <table:table-cell office:value-type="string" calcext:value-type="string">
            <text:p>[]</text:p>
          </table:table-cell>
          <table:table-cell office:value-type="float" office:value="3572" calcext:value-type="float">
            <text:p>3572</text:p>
          </table:table-cell>
        </table:table-row>
        <table:table-row table:style-name="ro6">
          <table:table-cell office:value-type="float" office:value="3388" calcext:value-type="float">
            <text:p>3388</text:p>
          </table:table-cell>
          <table:table-cell office:value-type="string" calcext:value-type="string">
            <text:p>5e32958ad0a3cf19aa5baf87</text:p>
          </table:table-cell>
          <table:table-cell office:value-type="string" calcext:value-type="string">
            <text:p>AGR AI 351506</text:p>
          </table:table-cell>
          <table:table-cell office:value-type="string" calcext:value-type="string">
            <text:p>DJ 19-04-2002 PP-00055 <text:s/>EMENT VOL-02065-10 PP-02180</text:p>
          </table:table-cell>
          <table:table-cell office:value-type="string" calcext:value-type="string">
            <text:p>[]</text:p>
          </table:table-cell>
          <table:table-cell office:value-type="string" calcext:value-type="string">
            <text:p>AGTE. : DIONÊ LISBÔA MONIZ FREIRE </text:p>
            <text:p>ADVDA. : GABRIELI CORCINO PIRES RIBEIRO </text:p>
            <text:p>ADVDOS. : GUSTAVO CORTÊS DE LIMA E OUTROS </text:p>
            <text:p>AGDO. : ESTADO DE SÃO PAULO </text:p>
            <text:p>ADVDO. : PGE-SP - FERNANDO WAGNER FERNANDES MARINHO</text:p>
          </table:table-cell>
          <table:table-cell office:value-type="string" calcext:value-type="string">
            <text:p>Obs.: - O AI 367594 AgR foi objeto dos AI AgR ED rejeitados em 20/08/2002. - O AI 434638 AgR foi objeto dos Embargos de Declaração rejeitados em 28/09/2004. Número de páginas: (4). Análise:(DMV). Revisão:(CTM/AAF). Inclusão: 12/07/02, (SVF). Alteração: 24/11/04, (MLR). Alteração: 08/05/2018, PDR.</text:p>
          </table:table-cell>
          <table:table-cell office:value-type="string" calcext:value-type="string">
            <text:p>[]</text:p>
          </table:table-cell>
          <table:table-cell office:value-type="float" office:value="3520" calcext:value-type="float">
            <text:p>3520</text:p>
          </table:table-cell>
        </table:table-row>
        <table:table-row table:style-name="ro2">
          <table:table-cell office:value-type="float" office:value="3394" calcext:value-type="float">
            <text:p>3394</text:p>
          </table:table-cell>
          <table:table-cell office:value-type="string" calcext:value-type="string">
            <text:p>5e32958fd0a3cf19aa5baf8d</text:p>
          </table:table-cell>
          <table:table-cell office:value-type="string" calcext:value-type="string">
            <text:p>ED AGR AI 321524</text:p>
          </table:table-cell>
          <table:table-cell office:value-type="string" calcext:value-type="string">
            <text:p>DJ 19-04-2002 PP-00058 <text:s/>EMENT VOL-02065-09 PP-01978</text:p>
          </table:table-cell>
          <table:table-cell office:value-type="string" calcext:value-type="string">
            <text:p>[]</text:p>
          </table:table-cell>
          <table:table-cell office:value-type="string" calcext:value-type="string">
            <text:p>EMBTE. : VOLKSWAGEN DO BRASIL LTDA </text:p>
            <text:p>ADVDOS. : DENISE BRAGA TORRES E OUTROS </text:p>
            <text:p>EMBDO. : SINDICATO DOS METALÚRGICOS DO ABC </text:p>
            <text:p>ADVDOS. : MARCELISE DE MIRANDA AZEVEDO E OUTROS</text:p>
          </table:table-cell>
          <table:table-cell office:value-type="string" calcext:value-type="string">
            <text:p>Obs.: - Os AI 329876 AgR ED foram objeto dos AI AgR ED ED rejeitados em 09.09.2003. - Os AI 387193 AgR ED foram objeto de embargos, rejeitados em 10.02.2004. Número de páginas: (4). Análise:(DMV). Revisão:(CTM/AAF). Inclusão: 29/07/02, (SVF). Alteração: 17/05/04, (NT). Alteração: 08/05/2018, PDR.</text:p>
          </table:table-cell>
          <table:table-cell office:value-type="string" calcext:value-type="string">
            <text:p>[]</text:p>
          </table:table-cell>
          <table:table-cell office:value-type="float" office:value="3512" calcext:value-type="float">
            <text:p>3512</text:p>
          </table:table-cell>
        </table:table-row>
        <table:table-row table:style-name="ro2">
          <table:table-cell office:value-type="float" office:value="3419" calcext:value-type="float">
            <text:p>3419</text:p>
          </table:table-cell>
          <table:table-cell office:value-type="string" calcext:value-type="string">
            <text:p>5e3295d3d0a3cf19aa5bafa6</text:p>
          </table:table-cell>
          <table:table-cell office:value-type="string" calcext:value-type="string">
            <text:p>AGR AI 349551</text:p>
          </table:table-cell>
          <table:table-cell office:value-type="string" calcext:value-type="string">
            <text:p>DJ 05-04-2002 PP-00045 <text:s/>EMENT VOL-02063-10 PP-01953</text:p>
          </table:table-cell>
          <table:table-cell office:value-type="string" calcext:value-type="string">
            <text:p>[]</text:p>
          </table:table-cell>
          <table:table-cell office:value-type="string" calcext:value-type="string">
            <text:p>AGTE. : B. OLIVEIRA S/A INDÚSTRIA COMÉRCIO E EXPORTAÇÃO </text:p>
            <text:p>ADVDOS. : JOSÉ SARAIVA FILHO E OUTROS </text:p>
            <text:p>AGDO. : ESTADO DA BAHIA </text:p>
            <text:p>ADVDO. : PGE - BA - ADILSON BRITO AGAPITO</text:p>
          </table:table-cell>
          <table:table-cell office:value-type="string" calcext:value-type="string">
            <text:p>- O AI 349551 AgR foi objeto de embargos de declaração rejeitados em 13/09/2005. Número de páginas: (06). Análise: (DMV). Revisão: (CTM/AAF). Inclusão: 06/05/02, (MLR). Alteração: 11/04/2011, MMR. Alteração: 08/05/2018, GIB.</text:p>
          </table:table-cell>
          <table:table-cell office:value-type="string" calcext:value-type="string">
            <text:p>[]</text:p>
          </table:table-cell>
          <table:table-cell office:value-type="float" office:value="3477" calcext:value-type="float">
            <text:p>3477</text:p>
          </table:table-cell>
        </table:table-row>
        <table:table-row table:style-name="ro2">
          <table:table-cell office:value-type="float" office:value="3473" calcext:value-type="float">
            <text:p>3473</text:p>
          </table:table-cell>
          <table:table-cell office:value-type="string" calcext:value-type="string">
            <text:p>5e329633d0a3cf19aa5bafdc</text:p>
          </table:table-cell>
          <table:table-cell office:value-type="string" calcext:value-type="string">
            <text:p>AGR AI 360331</text:p>
          </table:table-cell>
          <table:table-cell office:value-type="string" calcext:value-type="string">
            <text:p>DJ 19-04-2002 PP-00056 <text:s/>EMENT VOL-02065-10 PP-02227</text:p>
          </table:table-cell>
          <table:table-cell office:value-type="string" calcext:value-type="string">
            <text:p>[]</text:p>
          </table:table-cell>
          <table:table-cell office:value-type="string" calcext:value-type="string">
            <text:p>AGTE. : S/A FÁBRICA DE PRODUTOS ALIMENTÍCIOS VIGOR </text:p>
            <text:p>ADVDOS.: CRISTIANA RODRIGUES GONTIJO E OUTROS </text:p>
            <text:p>AGDO. : DAVID SANTOS COUTO </text:p>
            <text:p>ADVDOS.: JOSÉ ALVES PROPÉCIO E OUTRO</text:p>
          </table:table-cell>
          <table:table-cell office:value-type="string" calcext:value-type="string">
            <text:p>- O AI 465752 AgR foi objeto de embargos de declaração rejeitados em 31/05/2005. Número de páginas: (04). Análise:(DMV). Revisão:(CTM/AAF). Inclusão: 25/07/02, (MLR). Alteração: 27/07/05, (SVF). Alteração: 08/05/2018, PDR.</text:p>
          </table:table-cell>
          <table:table-cell office:value-type="string" calcext:value-type="string">
            <text:p>[]</text:p>
          </table:table-cell>
          <table:table-cell office:value-type="float" office:value="3595" calcext:value-type="float">
            <text:p>3595</text:p>
          </table:table-cell>
        </table:table-row>
        <table:table-row table:style-name="ro2">
          <table:table-cell office:value-type="float" office:value="3493" calcext:value-type="float">
            <text:p>3493</text:p>
          </table:table-cell>
          <table:table-cell office:value-type="string" calcext:value-type="string">
            <text:p>5e3296a6d0a3cf19aa5baff0</text:p>
          </table:table-cell>
          <table:table-cell office:value-type="string" calcext:value-type="string">
            <text:p>AGR AI 264162</text:p>
          </table:table-cell>
          <table:table-cell office:value-type="string" calcext:value-type="string">
            <text:p>DJ 17-05-2002 PP-00070 <text:s/>EMENT VOL-02069-04 PP-00662</text:p>
          </table:table-cell>
          <table:table-cell office:value-type="string" calcext:value-type="string">
            <text:p>[]</text:p>
          </table:table-cell>
          <table:table-cell office:value-type="string" calcext:value-type="string">
            <text:p>AGTE. : FRANCISCO ROBERTO SOUZA CALDERARO </text:p>
            <text:p>ADVDOS. : DOMINGOS NOVELLI VAZ E OUTROS </text:p>
            <text:p>AGDA. : UNIÃO FEDERAL </text:p>
            <text:p>ADV. : PFN - VALDIR SERAFIM</text:p>
          </table:table-cell>
          <table:table-cell office:value-type="string" calcext:value-type="string">
            <text:p>Obs.: - O AI 264162 AgR foi objeto dos AI-AgR-ED rejeitados em 01/10/2002. - O AI 421932 AgR-ED foi objeto de Embargos Declaratórios rejeitados em 16/03/2004. Número de páginas: (6). Análise: (VAS). Revisão: (CTM/AAF). Inclusão: 29/07/02, (SVF). Alteração: 26/11/04, (CFC). Alteração: 22/05/2018, GIB.</text:p>
          </table:table-cell>
          <table:table-cell office:value-type="string" calcext:value-type="string">
            <text:p>[]</text:p>
          </table:table-cell>
          <table:table-cell office:value-type="float" office:value="3749" calcext:value-type="float">
            <text:p>3749</text:p>
          </table:table-cell>
        </table:table-row>
        <table:table-row table:style-name="ro2">
          <table:table-cell office:value-type="float" office:value="3520" calcext:value-type="float">
            <text:p>3520</text:p>
          </table:table-cell>
          <table:table-cell office:value-type="string" calcext:value-type="string">
            <text:p>5e3296d9d0a3cf19aa5bb00b</text:p>
          </table:table-cell>
          <table:table-cell office:value-type="string" calcext:value-type="string">
            <text:p>AGR AI 272171</text:p>
          </table:table-cell>
          <table:table-cell office:value-type="string" calcext:value-type="string">
            <text:p>DJ 10-05-2002 PP-00057 <text:s/>EMENT VOL-02068-02 PP-00350</text:p>
          </table:table-cell>
          <table:table-cell office:value-type="string" calcext:value-type="string">
            <text:p>[]</text:p>
          </table:table-cell>
          <table:table-cell office:value-type="string" calcext:value-type="string">
            <text:p>AGTES. : HERMES BARROS E OUTROS </text:p>
            <text:p>ADVDOS. : EDSON FLÁVIO CARDOSO E OUTROS </text:p>
            <text:p>AGDO. : CAIXA ECONÔMICA FEDERAL - CEF </text:p>
            <text:p>ADVDOS. : HELOISA SABEDOTTI E OUTROS</text:p>
          </table:table-cell>
          <table:table-cell office:value-type="string" calcext:value-type="string">
            <text:p>O AI-418456-AgR foi objeto de Embargos de Declaração desprovidos em 21/09/2004. Número de páginas: (05). Análise:(DMV). Revisão:(CMM/AAF). Inclusão: 25/11/02, (MLR). Alteração: 31/01/05, (MLR). Alteração: 14/05/2018, ALS.</text:p>
          </table:table-cell>
          <table:table-cell office:value-type="string" calcext:value-type="string">
            <text:p>[]</text:p>
          </table:table-cell>
          <table:table-cell office:value-type="float" office:value="3750" calcext:value-type="float">
            <text:p>3750</text:p>
          </table:table-cell>
        </table:table-row>
        <table:table-row table:style-name="ro6">
          <table:table-cell office:value-type="float" office:value="3532" calcext:value-type="float">
            <text:p>3532</text:p>
          </table:table-cell>
          <table:table-cell office:value-type="string" calcext:value-type="string">
            <text:p>5e3296f2d0a3cf19aa5bb017</text:p>
          </table:table-cell>
          <table:table-cell office:value-type="string" calcext:value-type="string">
            <text:p>AGR RE 295062</text:p>
          </table:table-cell>
          <table:table-cell office:value-type="string" calcext:value-type="string">
            <text:p>DJ 14-06-2002 PP-00154 <text:s/>EMENT VOL-02073-06 PP-01208</text:p>
          </table:table-cell>
          <table:table-cell office:value-type="string" calcext:value-type="string">
            <text:p>[]</text:p>
          </table:table-cell>
          <table:table-cell office:value-type="string" calcext:value-type="string">
            <text:p>AGTE. : ESTADO DA BAHIA </text:p>
            <text:p>ADV. : PGE - BA - BRUNO ESPINEIRA LEMOS </text:p>
            <text:p>AGDOS. : SUELY CUNHA DA FONSÊCA E OUTROS </text:p>
            <text:p>ADVDOS. : ILANA KÁTIA VIEIRA CAMPOS E OUTRO </text:p>
            <text:p>ADV. : ROSAMIRA LINDOIA CALDAS</text:p>
          </table:table-cell>
          <table:table-cell office:value-type="string" calcext:value-type="string">
            <text:p>Obs.: O RE 295062 AgR foi objeto dos RE AgR ED rejeitados em 06.08.2002. Número de páginas: (09). Análise:(FLO). Revisão:(AAF). Inclusão: 06/09/02, (MLR). Alteração: 05/02/03, (SVF). Alteração: 18/06/2018, ALS.</text:p>
          </table:table-cell>
          <table:table-cell office:value-type="string" calcext:value-type="string">
            <text:p>[]</text:p>
          </table:table-cell>
          <table:table-cell office:value-type="float" office:value="3736" calcext:value-type="float">
            <text:p>3736</text:p>
          </table:table-cell>
        </table:table-row>
        <table:table-row table:style-name="ro2">
          <table:table-cell office:value-type="float" office:value="3572" calcext:value-type="float">
            <text:p>3572</text:p>
          </table:table-cell>
          <table:table-cell office:value-type="string" calcext:value-type="string">
            <text:p>5e329778d0a3cf19aa5bb03f</text:p>
          </table:table-cell>
          <table:table-cell office:value-type="string" calcext:value-type="string">
            <text:p>AGR AI 358609</text:p>
          </table:table-cell>
          <table:table-cell office:value-type="string" calcext:value-type="string">
            <text:p>DJ 28-06-2002 PP-00133 <text:s/>EMENT VOL-02075-11 PP-02204</text:p>
          </table:table-cell>
          <table:table-cell office:value-type="string" calcext:value-type="string">
            <text:p>[]</text:p>
          </table:table-cell>
          <table:table-cell office:value-type="string" calcext:value-type="string">
            <text:p>AGTES. : JOÃO EDUARDO DE OLIVEIRA ROCHA E CÔNJUGE </text:p>
            <text:p>ADVDO. : JOÃO EDUARDO DE OLIVEIRA ROCHA </text:p>
            <text:p>AGDOS. : MARIO GASPAR SACCHI E OUTROS </text:p>
            <text:p>ADVDOS.: JOSÉ EDUARDO BASTOS E OUTROS</text:p>
          </table:table-cell>
          <table:table-cell office:value-type="string" calcext:value-type="string">
            <text:p>Obs.: - O AI 442058 AgR foi objeto de embargos, rejeitados em 09.09.2003. Número de páginas: (05). Análise:(VAS). Revisão:(CTM/AAF). Inclusão: 27/09/02, (MLR). Alteração: 12/05/04, (SVF). Alteração: 04/06/2018, PDR.</text:p>
          </table:table-cell>
          <table:table-cell office:value-type="string" calcext:value-type="string">
            <text:p>[]</text:p>
          </table:table-cell>
          <table:table-cell office:value-type="float" office:value="3690" calcext:value-type="float">
            <text:p>3690</text:p>
          </table:table-cell>
        </table:table-row>
        <table:table-row table:style-name="ro2">
          <table:table-cell office:value-type="float" office:value="3580" calcext:value-type="float">
            <text:p>3580</text:p>
          </table:table-cell>
          <table:table-cell office:value-type="string" calcext:value-type="string">
            <text:p>5e32977dd0a3cf19aa5bb047</text:p>
          </table:table-cell>
          <table:table-cell office:value-type="string" calcext:value-type="string">
            <text:p>AGR AI 247872</text:p>
          </table:table-cell>
          <table:table-cell office:value-type="string" calcext:value-type="string">
            <text:p>DJ 19-04-2002 PP-00053 <text:s/>EMENT VOL-02065-07 PP-01440</text:p>
          </table:table-cell>
          <table:table-cell office:value-type="string" calcext:value-type="string">
            <text:p>[]</text:p>
          </table:table-cell>
          <table:table-cell office:value-type="string" calcext:value-type="string">
            <text:p>AGTE. : INSTITUTO NACIONAL DO SEGURO SOCIAL - INSS </text:p>
            <text:p>ADVDO. : MARCELO DE SIQUEIRA FREITAS </text:p>
            <text:p>AGDO. : ROMEU DARCI SPICH </text:p>
            <text:p>ADVDOS. : NEI RAFAEL FERREIRA LOPES E OUTROS</text:p>
          </table:table-cell>
          <table:table-cell office:value-type="string" calcext:value-type="string">
            <text:p>- O AI 338127 AgR foi objeto dos Embargos de Declaração rejeitados em 28/05/2002. - O AI 320481-AgR foi objeto dos Embargos de Declaração recebidos em 11/02/2005. Número de páginas: (05). Análise:(DMV). Revisão:(CTM/AAF). Inclusão: 12/07/02, (MLR). Alteração: 01/04/05, (MLR). Alteração: 07/05/2018, PDR.</text:p>
          </table:table-cell>
          <table:table-cell office:value-type="string" calcext:value-type="string">
            <text:p>[]</text:p>
          </table:table-cell>
          <table:table-cell office:value-type="float" office:value="3680" calcext:value-type="float">
            <text:p>3680</text:p>
          </table:table-cell>
        </table:table-row>
        <table:table-row table:style-name="ro2">
          <table:table-cell office:value-type="float" office:value="3582" calcext:value-type="float">
            <text:p>3582</text:p>
          </table:table-cell>
          <table:table-cell office:value-type="string" calcext:value-type="string">
            <text:p>5e329783d0a3cf19aa5bb049</text:p>
          </table:table-cell>
          <table:table-cell office:value-type="string" calcext:value-type="string">
            <text:p>QO PET 2637</text:p>
          </table:table-cell>
          <table:table-cell office:value-type="string" calcext:value-type="string">
            <text:p>DJ 26-04-2002 PP-00079 <text:s/>EMENT VOL-02066-01 PP-00131</text:p>
          </table:table-cell>
          <table:table-cell office:value-type="string" calcext:value-type="string">
            <text:p>[]</text:p>
          </table:table-cell>
          <table:table-cell office:value-type="string" calcext:value-type="string">
            <text:p>REQTE. : ESTADO DO RIO DE JANEIRO </text:p>
            <text:p>ADVDOS. : PGE-RJ - FRANCESCO CONTE E OUTRO </text:p>
            <text:p>REQDA. : MINAS OIL PETRÓLEO S.A. </text:p>
            <text:p>ADVDOS. : ELISABETH DA ROCHA BAÈRE DE ARAÚJO E OUTROS</text:p>
          </table:table-cell>
          <table:table-cell office:value-type="string" calcext:value-type="string">
            <text:p>A Pet 2637 QO foi objeto de embargos de declaração rejeitados em 17/12/2002. Número de páginas: (07). Análise:(RCO). Inclusão: 26/06/02, (MLR). Alteração: 19/05/2005, (RCO). Alteração: 10/05/2018, CLS.</text:p>
          </table:table-cell>
          <table:table-cell office:value-type="string" calcext:value-type="string">
            <text:p>[]</text:p>
          </table:table-cell>
          <table:table-cell office:value-type="float" office:value="3676" calcext:value-type="float">
            <text:p>3676</text:p>
          </table:table-cell>
        </table:table-row>
        <table:table-row table:style-name="ro2">
          <table:table-cell office:value-type="float" office:value="3601" calcext:value-type="float">
            <text:p>3601</text:p>
          </table:table-cell>
          <table:table-cell office:value-type="string" calcext:value-type="string">
            <text:p>5e3297b5d0a3cf19aa5bb05c</text:p>
          </table:table-cell>
          <table:table-cell office:value-type="string" calcext:value-type="string">
            <text:p>AGR AI 363038</text:p>
          </table:table-cell>
          <table:table-cell office:value-type="string" calcext:value-type="string">
            <text:p>DJ 19-04-2002 PP-00056 <text:s/>EMENT VOL-02065-10 PP-02249</text:p>
          </table:table-cell>
          <table:table-cell office:value-type="string" calcext:value-type="string">
            <text:p>[]</text:p>
          </table:table-cell>
          <table:table-cell office:value-type="string" calcext:value-type="string">
            <text:p>AGTE. : MUNICÍPIO DE BELO HORIZONTE </text:p>
            <text:p>ADVDOS. : ROBINSON NEVES FILHO E OUTROS </text:p>
            <text:p>AGDOS. : NEYDE DE FREITAS BRUM E OUTROS </text:p>
            <text:p>ADVDAS. : ELLEN MARA FERRAZ HAZAN E OUTRAS</text:p>
          </table:table-cell>
          <table:table-cell office:value-type="string" calcext:value-type="string">
            <text:p>- O AI 440006 AgR foi objeto de embargos de declaração não conhecidos em 29/11/2005. Número de páginas: (05). Análise:(DMV). Revisão:(CTM/AAF). Inclusão: 25/07/02, (MLR). Alteração: 22/06/04, (CMR). Alteração: 08/05/2018, PDR.</text:p>
          </table:table-cell>
          <table:table-cell office:value-type="string" calcext:value-type="string">
            <text:p>[]</text:p>
          </table:table-cell>
          <table:table-cell office:value-type="float" office:value="3653" calcext:value-type="float">
            <text:p>3653</text:p>
          </table:table-cell>
        </table:table-row>
        <table:table-row table:style-name="ro2">
          <table:table-cell office:value-type="float" office:value="3617" calcext:value-type="float">
            <text:p>3617</text:p>
          </table:table-cell>
          <table:table-cell office:value-type="string" calcext:value-type="string">
            <text:p>5e3297ded0a3cf19aa5bb06c</text:p>
          </table:table-cell>
          <table:table-cell office:value-type="string" calcext:value-type="string">
            <text:p>AGR AI 266565</text:p>
          </table:table-cell>
          <table:table-cell office:value-type="string" calcext:value-type="string">
            <text:p>DJ 12-04-2002 PP-00057 <text:s/>EMENT VOL-02064-06 PP-06 PP-01139</text:p>
          </table:table-cell>
          <table:table-cell office:value-type="string" calcext:value-type="string">
            <text:p>[]</text:p>
          </table:table-cell>
          <table:table-cell office:value-type="string" calcext:value-type="string">
            <text:p>AGTES. : BANCO ABN AMRO REAL S/A E OUTRA </text:p>
            <text:p>ADVDOS. : CARLOS JOSÉ ELIAS JÚNIOR E OUTROS </text:p>
            <text:p>AGDO. : FRANCISCO JOSÉ FRANCO </text:p>
            <text:p>ADVDOS. : JOSÉ TÔRRES DAS NEVES E OUTROS</text:p>
          </table:table-cell>
          <table:table-cell office:value-type="string" calcext:value-type="string">
            <text:p>O RE 233796 AgR foi objeto de embargos de declaração rejeitados em 07/10/2003. Número de páginas: (05). Análise:(DMV). Revisão:(CTM/AAF). Inclusão: 25/07/02, (MLR). Alteração: 27/07/05, (CSM). Alteração: 27/04/2018, ALS.</text:p>
          </table:table-cell>
          <table:table-cell office:value-type="string" calcext:value-type="string">
            <text:p>[]</text:p>
          </table:table-cell>
          <table:table-cell office:value-type="float" office:value="3633" calcext:value-type="float">
            <text:p>3633</text:p>
          </table:table-cell>
        </table:table-row>
        <table:table-row table:style-name="ro2">
          <table:table-cell office:value-type="float" office:value="3628" calcext:value-type="float">
            <text:p>3628</text:p>
          </table:table-cell>
          <table:table-cell office:value-type="string" calcext:value-type="string">
            <text:p>5e329809d0a3cf19aa5bb077</text:p>
          </table:table-cell>
          <table:table-cell office:value-type="string" calcext:value-type="string">
            <text:p>AGR AI 327973</text:p>
          </table:table-cell>
          <table:table-cell office:value-type="string" calcext:value-type="string">
            <text:p>DJ 10-05-2002 PP-00064 <text:s/>EMENT VOL-02068-03 PP-00619</text:p>
          </table:table-cell>
          <table:table-cell office:value-type="string" calcext:value-type="string">
            <text:p>[]</text:p>
          </table:table-cell>
          <table:table-cell office:value-type="string" calcext:value-type="string">
            <text:p>AGTE. : INDÚSTRIAS VILLARES S/A </text:p>
            <text:p>ADVDOS. : APARECIDA TOKUMI HASHIMOTO E OUTROS </text:p>
            <text:p>AGDO. : BENTO CARLOS DA SILVA </text:p>
            <text:p>ADVDOS. : JOAQUIM FERREIRA DE PAULA E OUTROS</text:p>
          </table:table-cell>
          <table:table-cell office:value-type="string" calcext:value-type="string">
            <text:p>Obs.: O AI 215779 AgR foi objeto de embargos, rejeitados em 18.11.2003. Número de páginas: (06). Análise:(CRP). Revisão:(CMM/AAF). Inclusão: 11/10/02, (MLR). Alteração: 12/05/04, (SVF). Alteração: 15/05/2018, ALS.</text:p>
          </table:table-cell>
          <table:table-cell office:value-type="string" calcext:value-type="string">
            <text:p>[]</text:p>
          </table:table-cell>
          <table:table-cell office:value-type="float" office:value="3859" calcext:value-type="float">
            <text:p>3859</text:p>
          </table:table-cell>
        </table:table-row>
        <table:table-row table:style-name="ro2">
          <table:table-cell office:value-type="float" office:value="3649" calcext:value-type="float">
            <text:p>3649</text:p>
          </table:table-cell>
          <table:table-cell office:value-type="string" calcext:value-type="string">
            <text:p>5e329820d0a3cf19aa5bb08c</text:p>
          </table:table-cell>
          <table:table-cell office:value-type="string" calcext:value-type="string">
            <text:p>ED RE 195466</text:p>
          </table:table-cell>
          <table:table-cell office:value-type="string" calcext:value-type="string">
            <text:p>DJ 07-03-2003 PP-00038 <text:s/>EMENT VOL-02101-02 PP-00339</text:p>
          </table:table-cell>
          <table:table-cell office:value-type="string" calcext:value-type="string">
            <text:p>[]</text:p>
          </table:table-cell>
          <table:table-cell office:value-type="string" calcext:value-type="string">
            <text:p>EMBTE. : UNIÃO FEDERAL </text:p>
            <text:p>ADVDO. : PFN - WALDEMAR CLÁUDIO DE CARVALHO </text:p>
            <text:p>EMBDO. : METALURGICA LOMBARDI LTDA E OUTRO </text:p>
            <text:p>ADVDO. : LUIZ ALBERTO BETTIOL E OUTROS</text:p>
          </table:table-cell>
          <table:table-cell office:value-type="string" calcext:value-type="string">
            <text:p>Número de Páginas: (04). :(ANA). Revisão:(FLO). Inclusão: 28/08/03, (SVF). Alteração: 01/09/03, (SVF). Alteração: 17/09/2018, PDR.</text:p>
          </table:table-cell>
          <table:table-cell office:value-type="string" calcext:value-type="string">
            <text:p>[]</text:p>
          </table:table-cell>
          <table:table-cell office:value-type="float" office:value="3858" calcext:value-type="float">
            <text:p>3858</text:p>
          </table:table-cell>
        </table:table-row>
        <table:table-row table:style-name="ro2">
          <table:table-cell office:value-type="float" office:value="3703" calcext:value-type="float">
            <text:p>3703</text:p>
          </table:table-cell>
          <table:table-cell office:value-type="string" calcext:value-type="string">
            <text:p>5e3298acd0a3cf19aa5bb0c2</text:p>
          </table:table-cell>
          <table:table-cell office:value-type="string" calcext:value-type="string">
            <text:p>AGR AI 312020</text:p>
          </table:table-cell>
          <table:table-cell office:value-type="string" calcext:value-type="string">
            <text:p>DJ 10-05-2002 PP-00063 <text:s/>EMENT VOL-02068-03 PP-00509</text:p>
          </table:table-cell>
          <table:table-cell office:value-type="string" calcext:value-type="string">
            <text:p>[]</text:p>
          </table:table-cell>
          <table:table-cell office:value-type="string" calcext:value-type="string">
            <text:p>AGTE. : FORD BRASIL LTDA </text:p>
            <text:p>ADVDOS. : JOSÉ GONÇALVES DE BARROS JÚNIOR E OUTROS </text:p>
            <text:p>AGDOS. : ÁUREO SCALON E OUTROS </text:p>
            <text:p>ADV. : MARCELO PEDRO MONTEIRO</text:p>
          </table:table-cell>
          <table:table-cell office:value-type="string" calcext:value-type="string">
            <text:p>O AI-455274-AgR foi objeto de embargos de declaração rejeitados em 10/02/2004. Número de páginas: (06). Análise:(DMV). Revisão:(CMM/AAF). Inclusão: 24/10/02, (MLR). Alteração: 17/08/05, (SVF). Alteração: 15/05/2018, ALS.</text:p>
          </table:table-cell>
          <table:table-cell office:value-type="string" calcext:value-type="string">
            <text:p>[]</text:p>
          </table:table-cell>
          <table:table-cell office:value-type="float" office:value="3800" calcext:value-type="float">
            <text:p>3800</text:p>
          </table:table-cell>
        </table:table-row>
        <table:table-row table:style-name="ro2">
          <table:table-cell office:value-type="float" office:value="3738" calcext:value-type="float">
            <text:p>3738</text:p>
          </table:table-cell>
          <table:table-cell office:value-type="string" calcext:value-type="string">
            <text:p>5e32990cd0a3cf19aa5bb0e5</text:p>
          </table:table-cell>
          <table:table-cell office:value-type="string" calcext:value-type="string">
            <text:p>AGR RE 295081</text:p>
          </table:table-cell>
          <table:table-cell office:value-type="string" calcext:value-type="string">
            <text:p>DJ 24-05-2002 PP-00068 <text:s/>EMENT VOL-02070-04 PP-00859</text:p>
          </table:table-cell>
          <table:table-cell office:value-type="string" calcext:value-type="string">
            <text:p>[]</text:p>
          </table:table-cell>
          <table:table-cell office:value-type="string" calcext:value-type="string">
            <text:p>AGTES. : ADILTON CAVALCANTI DE ANDRADE E OUTROS </text:p>
            <text:p>ADVDOS. : MURILO SÉRGIO DA SILVA NETO E OUTROS </text:p>
            <text:p>AGDO. : ESTADO DE PERNAMBUCO </text:p>
            <text:p>ADVDO. : PGE-PE - EDGAR MOURY FERNANDES NETO</text:p>
          </table:table-cell>
          <table:table-cell office:value-type="string" calcext:value-type="string">
            <text:p>Obs: O AI 295081 AgR foi objeto de embargos, rejeitados em 04/11/2003. Número de páginas: (11). Análise:(DMV). Revisão:(CMM/AAF). Inclusão: 04/12/02, (SVF). Alteração: 11/05/04, (JVC). Alteração: 22/05/2018, CLS.</text:p>
          </table:table-cell>
          <table:table-cell office:value-type="string" calcext:value-type="string">
            <text:p>[]</text:p>
          </table:table-cell>
          <table:table-cell office:value-type="float" office:value="3956" calcext:value-type="float">
            <text:p>3956</text:p>
          </table:table-cell>
        </table:table-row>
        <table:table-row table:style-name="ro2">
          <table:table-cell office:value-type="float" office:value="3755" calcext:value-type="float">
            <text:p>3755</text:p>
          </table:table-cell>
          <table:table-cell office:value-type="string" calcext:value-type="string">
            <text:p>5e32991ed0a3cf19aa5bb0f6</text:p>
          </table:table-cell>
          <table:table-cell office:value-type="string" calcext:value-type="string">
            <text:p>AGR AI 357848</text:p>
          </table:table-cell>
          <table:table-cell office:value-type="string" calcext:value-type="string">
            <text:p>DJ 27-09-2002 PP-00126 <text:s/>EMENT VOL-02084-06 PP-01270</text:p>
          </table:table-cell>
          <table:table-cell office:value-type="string" calcext:value-type="string">
            <text:p>[]</text:p>
          </table:table-cell>
          <table:table-cell office:value-type="string" calcext:value-type="string">
            <text:p>AGTE. : SINDICATO DOS TRABALHADORES NAS INDÚSTRIAS QUÍMICAS, PETROQUÍMICAS, FARMACÊUTICAS, TINTAS E VERNIZES, PLÁSTICOS, RESINAS SINTÉTICAS, EXPLOSIVOS E SIMILARES DO ABCD, MAUÁ, RIBEIRÃO PIRES E RIO GRANDE DA SERRA </text:p>
            <text:p>ADVDOS. : MARCELISE DE MIRANDA AZEVEDO E OUTROS </text:p>
            <text:p>AGDA. : GENERAL TINTAS E VERNIZES LTDA </text:p>
            <text:p>ADVDOS. : DOUGLAS GONÇALVES DE OLIVEIRA E OUTROS</text:p>
          </table:table-cell>
          <table:table-cell office:value-type="string" calcext:value-type="string">
            <text:p>O AI 436801 AgR foi objeto de embargos de declaração acolhidos em 23/06/2009. Número de páginas: (05). Análise:(JBL). Revisão:(CTM). Inclusão: 08/01/03, (MLR). Alteração: 14/09/04, (MLR). Alteração: 09/07/2018, ALS.</text:p>
          </table:table-cell>
          <table:table-cell office:value-type="string" calcext:value-type="string">
            <text:p>[]</text:p>
          </table:table-cell>
          <table:table-cell office:value-type="float" office:value="3927" calcext:value-type="float">
            <text:p>3927</text:p>
          </table:table-cell>
        </table:table-row>
        <table:table-row table:style-name="ro2">
          <table:table-cell office:value-type="float" office:value="3774" calcext:value-type="float">
            <text:p>3774</text:p>
          </table:table-cell>
          <table:table-cell office:value-type="string" calcext:value-type="string">
            <text:p>5e329941d0a3cf19aa5bb109</text:p>
          </table:table-cell>
          <table:table-cell office:value-type="string" calcext:value-type="string">
            <text:p>AGR AI 352939</text:p>
          </table:table-cell>
          <table:table-cell office:value-type="string" calcext:value-type="string">
            <text:p>DJ 10-05-2002 PP-00066 <text:s/>EMENT VOL-02068-04 PP-00797</text:p>
          </table:table-cell>
          <table:table-cell office:value-type="string" calcext:value-type="string">
            <text:p>[]</text:p>
          </table:table-cell>
          <table:table-cell office:value-type="string" calcext:value-type="string">
            <text:p>AGTES. : GERALDO PEDROSO DA SILVA E CÔNJUGE </text:p>
            <text:p>ADVDOS. : ADILSON RAMOS E OUTRO </text:p>
            <text:p>AGDO. : ALIM PEDRO RODRIGUES </text:p>
            <text:p>ADV. : JOSÉ ERIWALDO DE SOUZA</text:p>
          </table:table-cell>
          <table:table-cell office:value-type="string" calcext:value-type="string">
            <text:p>Obs.: O AI 352939 AgR foi objeto de embargos, rejeitados em 11.06.2002. Número de páginas: (05). Análise:(DMV). Revisão:(CMM/AAF). Inclusão: 25/11/02, (MLR). Alteração: 01/06/04, (CMR). Alteração: 16/05/2018, ALS.</text:p>
          </table:table-cell>
          <table:table-cell office:value-type="string" calcext:value-type="string">
            <text:p>[]</text:p>
          </table:table-cell>
          <table:table-cell office:value-type="float" office:value="3905" calcext:value-type="float">
            <text:p>3905</text:p>
          </table:table-cell>
        </table:table-row>
        <table:table-row table:style-name="ro2">
          <table:table-cell office:value-type="float" office:value="3810" calcext:value-type="float">
            <text:p>3810</text:p>
          </table:table-cell>
          <table:table-cell office:value-type="string" calcext:value-type="string">
            <text:p>5e329984d0a3cf19aa5bb12d</text:p>
          </table:table-cell>
          <table:table-cell office:value-type="string" calcext:value-type="string">
            <text:p>AGR AI 318863</text:p>
          </table:table-cell>
          <table:table-cell office:value-type="string" calcext:value-type="string">
            <text:p>DJ 14-06-2002 PP-00135 <text:s/>EMENT VOL-02073-08 PP-01548</text:p>
          </table:table-cell>
          <table:table-cell office:value-type="string" calcext:value-type="string">
            <text:p>[]</text:p>
          </table:table-cell>
          <table:table-cell office:value-type="string" calcext:value-type="string">
            <text:p>AGTE. : CONTEX - CONFECCIONADOS TÊXTEIS S/A </text:p>
            <text:p>ADVDOS. : WANIRA COTES E OUTROS </text:p>
            <text:p>AGDO. : ESTADO DE SÃO PAULO </text:p>
            <text:p>ADVDOS. : PGE - SP - JOSÉ MAURÍCIO CAMARGO DE LAET E OUTROS</text:p>
          </table:table-cell>
          <table:table-cell office:value-type="string" calcext:value-type="string">
            <text:p>Obs.: O AI 318863 AgR foi objeto dos AI AgR ED rejeitados em 03/09/2002. Número de páginas: (06). Análise:(VAS). Revisão:(CTM/AAF). Inclusão: 02/10/02, (MLR). Alteração: 14/07/2003. (MLR). Alteração: 29/05/2018, ALS.</text:p>
          </table:table-cell>
          <table:table-cell office:value-type="string" calcext:value-type="string">
            <text:p>[]</text:p>
          </table:table-cell>
          <table:table-cell office:value-type="float" office:value="4023" calcext:value-type="float">
            <text:p>4023</text:p>
          </table:table-cell>
        </table:table-row>
        <table:table-row table:style-name="ro5">
          <table:table-cell office:value-type="float" office:value="3822" calcext:value-type="float">
            <text:p>3822</text:p>
          </table:table-cell>
          <table:table-cell office:value-type="string" calcext:value-type="string">
            <text:p>5e329990d0a3cf19aa5bb139</text:p>
          </table:table-cell>
          <table:table-cell office:value-type="string" calcext:value-type="string">
            <text:p>MS 22455</text:p>
          </table:table-cell>
          <table:table-cell office:value-type="string" calcext:value-type="string">
            <text:p>DJ 07-06-2002 PP-00083 <text:s/>EMENT VOL-02072-02 PP-00277</text:p>
          </table:table-cell>
          <table:table-cell office:value-type="string" calcext:value-type="string">
            <text:p>[]</text:p>
          </table:table-cell>
          <table:table-cell office:value-type="string" calcext:value-type="string">
            <text:p>IMPTE. : ANTONIO AURELINO DE ARAUJO E OUTROS </text:p>
            <text:p>ADVDOS.: ARY LUZ LIMA E OUTRO </text:p>
            <text:p>IMPDO. : TRIBUNAL DE CONTAS DA UNIÃO</text:p>
          </table:table-cell>
          <table:table-cell office:value-type="string" calcext:value-type="string">
            <text:p>Número de páginas: (11). Análise:(FLO). Inclusão: 26/08/02, (MLR). Alteração: 07/02/06, (MLR). Alteraçaõ: 25/05/2018, CLS.</text:p>
          </table:table-cell>
          <table:table-cell office:value-type="string" calcext:value-type="string">
            <text:p>[]</text:p>
          </table:table-cell>
          <table:table-cell office:value-type="float" office:value="4006" calcext:value-type="float">
            <text:p>4006</text:p>
          </table:table-cell>
        </table:table-row>
        <table:table-row table:style-name="ro5">
          <table:table-cell office:value-type="float" office:value="3834" calcext:value-type="float">
            <text:p>3834</text:p>
          </table:table-cell>
          <table:table-cell office:value-type="string" calcext:value-type="string">
            <text:p>5e3299c1d0a3cf19aa5bb145</text:p>
          </table:table-cell>
          <table:table-cell office:value-type="string" calcext:value-type="string">
            <text:p>EXT 827</text:p>
          </table:table-cell>
          <table:table-cell office:value-type="string" calcext:value-type="string">
            <text:p>DJ 01-08-2003 PP-00104 <text:s/>EMENT VOL-02117-15 PP-03162</text:p>
          </table:table-cell>
          <table:table-cell office:value-type="string" calcext:value-type="string">
            <text:p>[]</text:p>
          </table:table-cell>
          <table:table-cell office:value-type="string" calcext:value-type="string">
            <text:p>REQTE. : GOVERNO DO URUGUAI </text:p>
            <text:p>EXTDO. : JÚLIO MARQUEZ MARTINEZ </text:p>
            <text:p>ADVDOS. : DPU -SÉRGIO HABIB E OUTROS</text:p>
          </table:table-cell>
          <table:table-cell office:value-type="string" calcext:value-type="string">
            <text:p>Art. 312 do Código Penal Uruguaio. Número de páginas: (08). Análise:(ANA). Revisão:(JBM). Inclusão: 17/03/04, (SVF). Alteração: 15/06/07, (MLR). Alteração: 29/10/2018, HAC.</text:p>
          </table:table-cell>
          <table:table-cell office:value-type="string" calcext:value-type="string">
            <text:p>[]</text:p>
          </table:table-cell>
          <table:table-cell office:value-type="float" office:value="3983" calcext:value-type="float">
            <text:p>3983</text:p>
          </table:table-cell>
        </table:table-row>
        <table:table-row table:style-name="ro2">
          <table:table-cell office:value-type="float" office:value="3907" calcext:value-type="float">
            <text:p>3907</text:p>
          </table:table-cell>
          <table:table-cell office:value-type="string" calcext:value-type="string">
            <text:p>5e329aa1d0a3cf19aa5bb18e</text:p>
          </table:table-cell>
          <table:table-cell office:value-type="string" calcext:value-type="string">
            <text:p>AGR AI 373867</text:p>
          </table:table-cell>
          <table:table-cell office:value-type="string" calcext:value-type="string">
            <text:p>DJ 31-05-2002 PP-00046 <text:s/>EMENT VOL-02071-03 PP-00651</text:p>
          </table:table-cell>
          <table:table-cell office:value-type="string" calcext:value-type="string">
            <text:p>[]</text:p>
          </table:table-cell>
          <table:table-cell office:value-type="string" calcext:value-type="string">
            <text:p>AGTE. : REDE FERROVIÁRIA FEDERAL S/A - RFFSA - EM LIQUIDAÇÃO </text:p>
            <text:p>ADVDOS. : JULIANO RICARDO DE VASCONCELLOS COSTA COUTO E OUTROS </text:p>
            <text:p>AGDOS. : GREIDE COELHO E OUTROS </text:p>
            <text:p>ADVDA. : NAIR FÁTIMA MADANI</text:p>
          </table:table-cell>
          <table:table-cell office:value-type="string" calcext:value-type="string">
            <text:p>Votação: unânime. Resultado: desprovido. Número de páginas: (5). Análise:(VAS). Revisão:(CMM). - O AI 481690 AgR foi objeto dos Embargos de Declaração rejeitados em 22/06/2004. - O AI 475716 AgR foi objeto dos Embargos de Declaração rejeitados em 19/10/2004. Inclusão: 26/06/02, (SVF). Alteração: 01/12/04, (CFC). Alteração: 22/05/2018, PDR.</text:p>
          </table:table-cell>
          <table:table-cell office:value-type="string" calcext:value-type="string">
            <text:p>[]</text:p>
          </table:table-cell>
          <table:table-cell office:value-type="float" office:value="4053" calcext:value-type="float">
            <text:p>4053</text:p>
          </table:table-cell>
        </table:table-row>
        <table:table-row table:style-name="ro2">
          <table:table-cell office:value-type="float" office:value="3919" calcext:value-type="float">
            <text:p>3919</text:p>
          </table:table-cell>
          <table:table-cell office:value-type="string" calcext:value-type="string">
            <text:p>5e329ac8d0a3cf19aa5bb19a</text:p>
          </table:table-cell>
          <table:table-cell office:value-type="string" calcext:value-type="string">
            <text:p>AGR AI 359024</text:p>
          </table:table-cell>
          <table:table-cell office:value-type="string" calcext:value-type="string">
            <text:p>DJ 31-05-2002 PP-00046 <text:s/>EMENT VOL-02071-03 PP-00589</text:p>
          </table:table-cell>
          <table:table-cell office:value-type="string" calcext:value-type="string">
            <text:p>[]</text:p>
          </table:table-cell>
          <table:table-cell office:value-type="string" calcext:value-type="string">
            <text:p>AGTE. : INSTITUTO NACIONAL DO SEGURO SOCIAL - INSS </text:p>
            <text:p>ADVDO.: HÉLIO FERREIRA HERINGER JÚNIOR </text:p>
            <text:p>AGDA. : BEATRIZ DOS REIS CARVALHO FAUSTINO </text:p>
            <text:p>ADVDO.: WILSON DE AZEVEDO SILVA</text:p>
          </table:table-cell>
          <table:table-cell office:value-type="string" calcext:value-type="string">
            <text:p>- O AI 417991 AgR foi objeto de embargos de declaração rejeitados em 14/12/2004. - O AI 513475 AgR foi objeto de embargos de declaração rejeitados em 05/04/2005. Número de páginas: (05). Análise:(VAS). Revisão:(CMM). Inclusão: 24/06/02, (MLR). Alteração: 01/06/05, (MLR). Alteração: 22/05/2018, PDR.</text:p>
          </table:table-cell>
          <table:table-cell office:value-type="string" calcext:value-type="string">
            <text:p>[]</text:p>
          </table:table-cell>
          <table:table-cell office:value-type="float" office:value="4051" calcext:value-type="float">
            <text:p>4051</text:p>
          </table:table-cell>
        </table:table-row>
        <table:table-row table:style-name="ro6">
          <table:table-cell office:value-type="float" office:value="3931" calcext:value-type="float">
            <text:p>3931</text:p>
          </table:table-cell>
          <table:table-cell office:value-type="string" calcext:value-type="string">
            <text:p>5e329af2d0a3cf19aa5bb1a6</text:p>
          </table:table-cell>
          <table:table-cell office:value-type="string" calcext:value-type="string">
            <text:p>AGR AI 349007</text:p>
          </table:table-cell>
          <table:table-cell office:value-type="string" calcext:value-type="string">
            <text:p>DJ 24-05-2002 PP-00068 <text:s/>EMENT VOL-02070-05 PP-01072</text:p>
          </table:table-cell>
          <table:table-cell office:value-type="string" calcext:value-type="string">
            <text:p>[]</text:p>
          </table:table-cell>
          <table:table-cell office:value-type="string" calcext:value-type="string">
            <text:p>AGTE. : PROTEPLAST INDÚSTRIA E COMÉRCIO DE PROTEÇÃO PLÁSTICA </text:p>
            <text:p> LTDA </text:p>
            <text:p>ADVDOS. : CARLOS ALBERTO CARMONA E OUTROS </text:p>
            <text:p>AGDA. : CLAROMI COMÉRCIO E REPRESENTAÇÕES LTDA </text:p>
            <text:p>ADVDA. : SUELY CRISTINA FARTO MENDES</text:p>
          </table:table-cell>
          <table:table-cell office:value-type="string" calcext:value-type="string">
            <text:p>O AI 367233 AgR foi objeto dos AI AgR ED rejeitados em 05/11/2002. Número de páginas: (05). Análise:(CRP). Revisão:(CMM/AAF). Inclusão: 11/10/02, (MLR). Alteração: 03/02/06, (SVF). Alteração: 17/05/2018, CLS.</text:p>
          </table:table-cell>
          <table:table-cell office:value-type="string" calcext:value-type="string">
            <text:p>[]</text:p>
          </table:table-cell>
          <table:table-cell office:value-type="float" office:value="4046" calcext:value-type="float">
            <text:p>4046</text:p>
          </table:table-cell>
        </table:table-row>
        <table:table-row table:style-name="ro2">
          <table:table-cell office:value-type="float" office:value="3955" calcext:value-type="float">
            <text:p>3955</text:p>
          </table:table-cell>
          <table:table-cell office:value-type="string" calcext:value-type="string">
            <text:p>5e329b6ed0a3cf19aa5bb1be</text:p>
          </table:table-cell>
          <table:table-cell office:value-type="string" calcext:value-type="string">
            <text:p>AGR AI 338730</text:p>
          </table:table-cell>
          <table:table-cell office:value-type="string" calcext:value-type="string">
            <text:p>DJ 07-06-2002 PP-00101 <text:s/>EMENT VOL-02072-04 PP-00828</text:p>
          </table:table-cell>
          <table:table-cell office:value-type="string" calcext:value-type="string">
            <text:p>[]</text:p>
          </table:table-cell>
          <table:table-cell office:value-type="string" calcext:value-type="string">
            <text:p>AGTE. : ESTADO DO AMAZONAS </text:p>
            <text:p>ADVDA. : PGE-AM - SANDRA MARIA DO COUTO E SILVA </text:p>
            <text:p>AGDO. : VARCY HERCULANO BARROSO </text:p>
            <text:p>ADVDO. : HELCIO RODRIGUES MOTTA</text:p>
          </table:table-cell>
          <table:table-cell office:value-type="string" calcext:value-type="string">
            <text:p>O AI 463660 AgR foi objeto de embargos de declaração rejeitados em 03/02/2004. O AI 390970 AgR foi objeto de embargos de declaração rejeitados em 19/04/2005. Número de páginas: (5). Análise: (VAS). Revisão: (CTM/AAF). Inclusão: 17/07/02, (SVF). Alteração: 30/03/06, (NAL). Alteração: 24/05/2018, CLS.</text:p>
          </table:table-cell>
          <table:table-cell office:value-type="string" calcext:value-type="string">
            <text:p>[]</text:p>
          </table:table-cell>
          <table:table-cell office:value-type="float" office:value="4181" calcext:value-type="float">
            <text:p>4181</text:p>
          </table:table-cell>
        </table:table-row>
        <table:table-row table:style-name="ro2">
          <table:table-cell office:value-type="float" office:value="3991" calcext:value-type="float">
            <text:p>3991</text:p>
          </table:table-cell>
          <table:table-cell office:value-type="string" calcext:value-type="string">
            <text:p>5e329c14d0a3cf19aa5bb1e2</text:p>
          </table:table-cell>
          <table:table-cell office:value-type="string" calcext:value-type="string">
            <text:p>AGR AI 300091</text:p>
          </table:table-cell>
          <table:table-cell office:value-type="string" calcext:value-type="string">
            <text:p>DJ 14-06-2002 PP-00150 <text:s/>EMENT VOL-02073-06 PP-01259</text:p>
          </table:table-cell>
          <table:table-cell office:value-type="string" calcext:value-type="string">
            <text:p>[]</text:p>
          </table:table-cell>
          <table:table-cell office:value-type="string" calcext:value-type="string">
            <text:p>AGTE. : INSTITUTO NACIONAL DO SEGURO SOCIAL - INSS </text:p>
            <text:p>ADV. : VIVIAN BARBOSA CALDAS </text:p>
            <text:p>AGDO. : ÂNGELO FREITAS </text:p>
            <text:p>ADVDOS. : JAYRO JOSÉ FONSECA DORNELLES E OUTRA</text:p>
          </table:table-cell>
          <table:table-cell office:value-type="string" calcext:value-type="string">
            <text:p>O RE 311673 AgR foi objeto de embargos de declaração rejeitados em 10/12/2002. O RE 391525 AgR foi objeto de embargos de declaração rejeitados em 10/12/2002. O AI 311673 AgR foi objeto de embargos de declaração rejeitados em 10/12/2002. O AI 391277 AgR, AI 392113 AgR e AI 392411 AgR foram objeto de embargos de declaração todos rejeitados em 10/12/2002. O RE 346095 AgR foi objeto de embargos de declaração rejeitados em 10/12/2002. Os RE 321853 AgR e RE 342829 AgR foram objeto de embargos de declaração foram rejeitados em 10/12/2002. Os RE 327154 AgR e RE 341189 AgR foram objeto de embargos de declaração ambos rejeitados em 10/12/2002. O AI 394654 AgR foi objeto de embargos de declaração rejeitados em 17/12/2002. O AI 395940 AgR foi objeto de embargos de declaração rejeitados em 17/02/2002. Número de páginas: (06). Análise:(VAS). Revisão:(CTM/AAF). Inclusão: 17/07/02, (SVF). Alteração: 13/06/05, (SVF). Alteração: 29/05/2018, ALS.</text:p>
          </table:table-cell>
          <table:table-cell office:value-type="string" calcext:value-type="string">
            <text:p>[]</text:p>
          </table:table-cell>
          <table:table-cell office:value-type="float" office:value="4145" calcext:value-type="float">
            <text:p>4145</text:p>
          </table:table-cell>
        </table:table-row>
        <table:table-row table:style-name="ro2">
          <table:table-cell office:value-type="float" office:value="3993" calcext:value-type="float">
            <text:p>3993</text:p>
          </table:table-cell>
          <table:table-cell office:value-type="string" calcext:value-type="string">
            <text:p>5e329c15d0a3cf19aa5bb1e4</text:p>
          </table:table-cell>
          <table:table-cell office:value-type="string" calcext:value-type="string">
            <text:p>AGR AI 321546</text:p>
          </table:table-cell>
          <table:table-cell office:value-type="string" calcext:value-type="string">
            <text:p>DJ 07-06-2002 PP-00101 <text:s/>EMENT VOL-02072-04 PP-00762</text:p>
          </table:table-cell>
          <table:table-cell office:value-type="string" calcext:value-type="string">
            <text:p>[]</text:p>
          </table:table-cell>
          <table:table-cell office:value-type="string" calcext:value-type="string">
            <text:p>AGTE. : PETRÓLEO BRASILEIRO S/A - PETROBRÁS </text:p>
            <text:p>ADVDOS. : CANDIDO FERREIRA DA CUNHA LOBO E OUTROS </text:p>
            <text:p>AGDO. : UNIÃO </text:p>
            <text:p>ADVDO. : PFN - CEZAR SALDANHA SOUZA JUNIOR</text:p>
          </table:table-cell>
          <table:table-cell office:value-type="string" calcext:value-type="string">
            <text:p>O AI 368552 AgR foi objeto de embargos de declaração rejeitados em 05/08/2003. O AI 491366 AgR foi objeto de embargos de declaração rejeitados em 14/09/2004. O AI 463961 AgR foi objeto de embargos de declaração rejeitados em 19/10/2004. O AI 514077 AgR foi objeto de embargos de declaração rejeitados em 08/03/2005. O AI 509584 AgR foi objeto de embargos de declaração rejeitados em 17/05/2005. O RE 400392 AgR foi objeto de embargos de declaração rejeitados em 17/05/2005. Número de páginas: (5). Análise:(VAS). Revisão:(CTM/AAF). Inclusão: 17/07/02, (SVF). Alteração: 03/11/05, (MLR). Alteração: 24/05/2018, CLS.</text:p>
          </table:table-cell>
          <table:table-cell office:value-type="string" calcext:value-type="string">
            <text:p>[]</text:p>
          </table:table-cell>
          <table:table-cell office:value-type="float" office:value="4143" calcext:value-type="float">
            <text:p>4143</text:p>
          </table:table-cell>
        </table:table-row>
        <table:table-row table:style-name="ro2">
          <table:table-cell office:value-type="float" office:value="4007" calcext:value-type="float">
            <text:p>4007</text:p>
          </table:table-cell>
          <table:table-cell office:value-type="string" calcext:value-type="string">
            <text:p>5e329c2ad0a3cf19aa5bb1f2</text:p>
          </table:table-cell>
          <table:table-cell office:value-type="string" calcext:value-type="string">
            <text:p>ED AGR AI 358747</text:p>
          </table:table-cell>
          <table:table-cell office:value-type="string" calcext:value-type="string">
            <text:p>DJ 07-06-2002 PP-00102 <text:s/>EMENT VOL-02072-04 PP-00854</text:p>
          </table:table-cell>
          <table:table-cell office:value-type="string" calcext:value-type="string">
            <text:p>[]</text:p>
          </table:table-cell>
          <table:table-cell office:value-type="string" calcext:value-type="string">
            <text:p>EMBTE. : CONTEX - CONFECCIONADOS TÊXTEIS S/A </text:p>
            <text:p>ADVDAS. : WANIRA COTES E OUTRA </text:p>
            <text:p>EMBDO. : ESTADO DE SÃO PAULO </text:p>
            <text:p>ADVDA. : PGE-SP - MARIA TEREZA MANGULLO</text:p>
          </table:table-cell>
          <table:table-cell office:value-type="string" calcext:value-type="string">
            <text:p>O AI 370275 AgR ED foi objeto de embargos de declaração acolhidos com efeitos modificativos. O AI 313373 AgR ED foi objeto de embargos de declaração rejeitados em 03/02/2004. O AI 252520 AgR ED foi objeto de embargos de declaração rejeitados em 03/02/2004. O AI 342393 AgR foi objeto de embargos de declaração rejeitados em 17/02/2004. O AI 469465 AgR foi objeto de embargos de declaração rejeitados em 14/09/2004. O AI 507344 AgR ED foi objeto de embargos de declaração rejeitados em 14/06/2005. Número de páginas: (06). Análise: (DMV) Revisão: (CTM/AAF). Inclusão: 03/12/02, (MLR). Alteração: 24/08/05, (MLR). Alteração: 25/05/2018, CLS.</text:p>
          </table:table-cell>
          <table:table-cell office:value-type="string" calcext:value-type="string">
            <text:p>[]</text:p>
          </table:table-cell>
          <table:table-cell office:value-type="float" office:value="4120" calcext:value-type="float">
            <text:p>4120</text:p>
          </table:table-cell>
        </table:table-row>
        <table:table-row table:style-name="ro2">
          <table:table-cell office:value-type="float" office:value="4038" calcext:value-type="float">
            <text:p>4038</text:p>
          </table:table-cell>
          <table:table-cell office:value-type="string" calcext:value-type="string">
            <text:p>5e329cd3d0a3cf19aa5bb211</text:p>
          </table:table-cell>
          <table:table-cell office:value-type="string" calcext:value-type="string">
            <text:p>AGR AGR AI 331366</text:p>
          </table:table-cell>
          <table:table-cell office:value-type="string" calcext:value-type="string">
            <text:p>DJ 14-06-2002 PP-00142 <text:s/>EMENT VOL-02073-09 PP-01702</text:p>
          </table:table-cell>
          <table:table-cell office:value-type="string" calcext:value-type="string">
            <text:p>[]</text:p>
          </table:table-cell>
          <table:table-cell office:value-type="string" calcext:value-type="string">
            <text:p>AGTE. : BANCO ABN AMRO S/A </text:p>
            <text:p>ADVDOS. : ROGÉRIO AVELAR E OUTROS </text:p>
            <text:p>AGDO. : NILTON DIAS MARTINS </text:p>
            <text:p>ADVDOS. : NELSON RICARDO LEMOS F. DOS SANTOS E OUTRO</text:p>
          </table:table-cell>
          <table:table-cell office:value-type="string" calcext:value-type="string">
            <text:p>O AI 420409 AgR foi objeto de embargos de declação providos em 24/11/2004. Número de páginas: (05). Análise:(VAS). Revisão:(CTM/AAF). Inclusão: 30/09/02, (MLR). Alteração: 12/08/03, (SVF). Alteração: 29/05/2018, ALS.</text:p>
          </table:table-cell>
          <table:table-cell office:value-type="string" calcext:value-type="string">
            <text:p>[]</text:p>
          </table:table-cell>
          <table:table-cell office:value-type="float" office:value="4369" calcext:value-type="float">
            <text:p>4369</text:p>
          </table:table-cell>
        </table:table-row>
        <table:table-row table:style-name="ro2">
          <table:table-cell office:value-type="float" office:value="4082" calcext:value-type="float">
            <text:p>4082</text:p>
          </table:table-cell>
          <table:table-cell office:value-type="string" calcext:value-type="string">
            <text:p>5e329d15d0a3cf19aa5bb23d</text:p>
          </table:table-cell>
          <table:table-cell office:value-type="string" calcext:value-type="string">
            <text:p>AGR RE 308163</text:p>
          </table:table-cell>
          <table:table-cell office:value-type="string" calcext:value-type="string">
            <text:p>DJ 23-08-2002 PP-00107 <text:s/>EMENT VOL-02079-05 PP-01049</text:p>
          </table:table-cell>
          <table:table-cell office:value-type="string" calcext:value-type="string">
            <text:p>[]</text:p>
          </table:table-cell>
          <table:table-cell office:value-type="string" calcext:value-type="string">
            <text:p>AGTE. : INSTITUTO NACIONAL DO SEGURO SOCIAL - INSS </text:p>
            <text:p>ADVDO. : ARTHUR PINHEIRO CHAVES </text:p>
            <text:p>AGDA. : GUIOMAR GOMES BARBALHO </text:p>
            <text:p>ADVDOS. : DAISSON SILVA PORTANOVA E OUTROS</text:p>
          </table:table-cell>
          <table:table-cell office:value-type="string" calcext:value-type="string">
            <text:p>- O RE 308163 AgR foi objeto de embargos de declaração rejeitados em 14/02/2006. Número de páginas: (05). Análise:(RCO). Revisão:(AAF). Inclusão: 29/10/02, (SVF). Alteração: 08/08/03, (MLR). Alteração: 19/06/2018, JRM.</text:p>
          </table:table-cell>
          <table:table-cell office:value-type="string" calcext:value-type="string">
            <text:p>[]</text:p>
          </table:table-cell>
          <table:table-cell office:value-type="float" office:value="4320" calcext:value-type="float">
            <text:p>4320</text:p>
          </table:table-cell>
        </table:table-row>
        <table:table-row table:style-name="ro2">
          <table:table-cell office:value-type="float" office:value="4095" calcext:value-type="float">
            <text:p>4095</text:p>
          </table:table-cell>
          <table:table-cell office:value-type="string" calcext:value-type="string">
            <text:p>5e329d27d0a3cf19aa5bb24a</text:p>
          </table:table-cell>
          <table:table-cell office:value-type="string" calcext:value-type="string">
            <text:p>AGR AI 287083</text:p>
          </table:table-cell>
          <table:table-cell office:value-type="string" calcext:value-type="string">
            <text:p>DJ 21-06-2002 PP-00121 <text:s/>EMENT VOL-02074-05 PP-00965</text:p>
          </table:table-cell>
          <table:table-cell office:value-type="string" calcext:value-type="string">
            <text:p>[]</text:p>
          </table:table-cell>
          <table:table-cell office:value-type="string" calcext:value-type="string">
            <text:p>AGTE. : ESTADO DE SÃO PAULO </text:p>
            <text:p>ADVDOS. : PGE-SP - ANDREA METNE ARNAUT E OUTROS </text:p>
            <text:p>AGDA. : CIPASA - EMPREENDIMENTOS IMOBILIÁRIOS S/C LTDA </text:p>
            <text:p>ADVDOS. : ROBERTO ELIAS CURY E OUTROS</text:p>
          </table:table-cell>
          <table:table-cell office:value-type="string" calcext:value-type="string">
            <text:p>- O AI 287083 AgR foi objeto do Embargos de Declaração rejeitados em 27/08/2002. Número de páginas: (5). Análise:(VAS). Revisão:(RCO/AAF). Inclusão: 29/08/02, (SVF). Alteração: 17/03/05, (MLR). Alteração: 05/06/2018, JLS.</text:p>
          </table:table-cell>
          <table:table-cell office:value-type="string" calcext:value-type="string">
            <text:p>[]</text:p>
          </table:table-cell>
          <table:table-cell office:value-type="float" office:value="4296" calcext:value-type="float">
            <text:p>4296</text:p>
          </table:table-cell>
        </table:table-row>
        <table:table-row table:style-name="ro2">
          <table:table-cell office:value-type="float" office:value="4096" calcext:value-type="float">
            <text:p>4096</text:p>
          </table:table-cell>
          <table:table-cell office:value-type="string" calcext:value-type="string">
            <text:p>5e329d27d0a3cf19aa5bb24b</text:p>
          </table:table-cell>
          <table:table-cell office:value-type="string" calcext:value-type="string">
            <text:p>AGR RE 295847</text:p>
          </table:table-cell>
          <table:table-cell office:value-type="string" calcext:value-type="string">
            <text:p>DJ 21-06-2002 PP-00127 <text:s/>EMENT VOL-02074-05 PP-01008</text:p>
          </table:table-cell>
          <table:table-cell office:value-type="string" calcext:value-type="string">
            <text:p>[]</text:p>
          </table:table-cell>
          <table:table-cell office:value-type="string" calcext:value-type="string">
            <text:p>AGTE. : UNIÃO </text:p>
            <text:p>ADV. : ADVOGADO-GERAL DA UNIÃO </text:p>
            <text:p>AGDOS. : IRANITA DANTAS SOARES E OUTROS </text:p>
            <text:p>ADVDA. : MARIA LÚCIA C. JALES SOARES</text:p>
          </table:table-cell>
          <table:table-cell office:value-type="string" calcext:value-type="string">
            <text:p>Obs.: O AI 422087 AgR foi objeto de Embargos de Declaração rejeitados em 03/06/2003. O AI 342393 AgR foi objeto de Embargos de Declaração rejeitados em 17/02/2004. O AI 447923 AgR foi objeto dos Embargos de Declaração rejeitados em 30/03/2004. O AI 386700 AgR foi objeto dos Embargos de Declaração acolhidos em 19/10/2010. Número de páginas: (4). Análise:(VAS). Revisão:(RCO/AAF). Inclusão: 29/08/02, (SVF). Alteração: 07/07/04, (NT). Alteração: 27/06/2018, JLS.</text:p>
          </table:table-cell>
          <table:table-cell office:value-type="string" calcext:value-type="string">
            <text:p>[]</text:p>
          </table:table-cell>
          <table:table-cell office:value-type="float" office:value="4295" calcext:value-type="float">
            <text:p>4295</text:p>
          </table:table-cell>
        </table:table-row>
        <table:table-row table:style-name="ro5">
          <table:table-cell office:value-type="float" office:value="4107" calcext:value-type="float">
            <text:p>4107</text:p>
          </table:table-cell>
          <table:table-cell office:value-type="string" calcext:value-type="string">
            <text:p>5e329d40d0a3cf19aa5bb256</text:p>
          </table:table-cell>
          <table:table-cell office:value-type="string" calcext:value-type="string">
            <text:p>AGR AGR AI 288714</text:p>
          </table:table-cell>
          <table:table-cell office:value-type="string" calcext:value-type="string">
            <text:p>DJ 21-06-2002 PP-00125 <text:s/>EMENT VOL-02074-05 PP-00970</text:p>
          </table:table-cell>
          <table:table-cell office:value-type="string" calcext:value-type="string">
            <text:p>[]</text:p>
          </table:table-cell>
          <table:table-cell office:value-type="string" calcext:value-type="string">
            <text:p>AGTE. : HÉLIO RENATO SALÉRIO </text:p>
            <text:p>ADVDOS. : HÉLIO BIALSKI E OUTRO </text:p>
            <text:p>AGDO. : MINISTÉRIO PÚBLICO ESTADUAL</text:p>
          </table:table-cell>
          <table:table-cell office:value-type="string" calcext:value-type="string">
            <text:p>Número de páginas: (9). Análise:(LMS). Revisão:(MSA/RCO). Inclusão: 05.10.05, (LMS). Alteração: 14/10/05, (LMS). Alteração: 07/06/2018, JLS.</text:p>
          </table:table-cell>
          <table:table-cell office:value-type="string" calcext:value-type="string">
            <text:p>[]</text:p>
          </table:table-cell>
          <table:table-cell office:value-type="float" office:value="4311" calcext:value-type="float">
            <text:p>4311</text:p>
          </table:table-cell>
        </table:table-row>
        <table:table-row table:style-name="ro2">
          <table:table-cell office:value-type="float" office:value="4184" calcext:value-type="float">
            <text:p>4184</text:p>
          </table:table-cell>
          <table:table-cell office:value-type="string" calcext:value-type="string">
            <text:p>5e329e12d0a3cf19aa5bb2a3</text:p>
          </table:table-cell>
          <table:table-cell office:value-type="string" calcext:value-type="string">
            <text:p>AGR AI 365795</text:p>
          </table:table-cell>
          <table:table-cell office:value-type="string" calcext:value-type="string">
            <text:p>DJ 23-08-2002 PP-00085 <text:s/>EMENT VOL-02079-07 PP-01547</text:p>
          </table:table-cell>
          <table:table-cell office:value-type="string" calcext:value-type="string">
            <text:p>[]</text:p>
          </table:table-cell>
          <table:table-cell office:value-type="string" calcext:value-type="string">
            <text:p>AGTE. : ELBA CALCÁRIO LTDA </text:p>
            <text:p>ADVDOS.: ADILSON RAMOS E OUTROS </text:p>
            <text:p>AGDO. : BANCO BRADESCO S/A </text:p>
            <text:p>ADVDOS.: LUIS ANTÔNIO FARIA DE SOUSA E OUTROS</text:p>
          </table:table-cell>
          <table:table-cell office:value-type="string" calcext:value-type="string">
            <text:p>Obs: O AI 441948 AgR foi objeto dos AI-AgR-ED rejeitados em 02/12/2003. Número de páginas: (06). Análise:(JBL). Revisão:(CTM/AAF). Inclusão: 27/09/02, (MLR). Alteração: 16/12/04, (COF). Alteração: 15/06/2018, JRM.</text:p>
          </table:table-cell>
          <table:table-cell office:value-type="string" calcext:value-type="string">
            <text:p>[]</text:p>
          </table:table-cell>
          <table:table-cell office:value-type="float" office:value="4376" calcext:value-type="float">
            <text:p>4376</text:p>
          </table:table-cell>
        </table:table-row>
        <table:table-row table:style-name="ro2">
          <table:table-cell office:value-type="float" office:value="4210" calcext:value-type="float">
            <text:p>4210</text:p>
          </table:table-cell>
          <table:table-cell office:value-type="string" calcext:value-type="string">
            <text:p>5e329e34d0a3cf19aa5bb2bd</text:p>
          </table:table-cell>
          <table:table-cell office:value-type="string" calcext:value-type="string">
            <text:p>AGR AI 370147</text:p>
          </table:table-cell>
          <table:table-cell office:value-type="string" calcext:value-type="string">
            <text:p>DJ 28-06-2002 PP-00114 <text:s/>EMENT VOL-02075-11 PP-02345</text:p>
          </table:table-cell>
          <table:table-cell office:value-type="string" calcext:value-type="string">
            <text:p>[]</text:p>
          </table:table-cell>
          <table:table-cell office:value-type="string" calcext:value-type="string">
            <text:p>AGTE. : MUNICÍPIO DE PORTO ALEGRE </text:p>
            <text:p>ADVDO. : LUIS MAXIMILIANO LEAL TELESCA MOTA </text:p>
            <text:p>AGDA. : MARIA LIZETE MACHADO MORANDI </text:p>
            <text:p>ADVDO. : RICARDO LUIZ SILVA DA SILVA</text:p>
          </table:table-cell>
          <table:table-cell office:value-type="string" calcext:value-type="string">
            <text:p>- O AI 370147 AgR foi objeto de embargos de declaração rejeitados em 05/11/2002 e o AI 429950 foi objeto de embargos de declaração rejeitados em 09/12/2003. Número de páginas: (04). Análise:(DMV). Revisão:(CTM/AAF). Inclusão: 28/11/02, (MLR). Alteração: 24/10/05, (SVF). Alteração: 04/06/2018, PDR.</text:p>
          </table:table-cell>
          <table:table-cell office:value-type="string" calcext:value-type="string">
            <text:p>[]</text:p>
          </table:table-cell>
          <table:table-cell office:value-type="float" office:value="4428" calcext:value-type="float">
            <text:p>4428</text:p>
          </table:table-cell>
        </table:table-row>
        <table:table-row table:style-name="ro2">
          <table:table-cell office:value-type="float" office:value="4254" calcext:value-type="float">
            <text:p>4254</text:p>
          </table:table-cell>
          <table:table-cell office:value-type="string" calcext:value-type="string">
            <text:p>5e329ed2d0a3cf19aa5bb2e9</text:p>
          </table:table-cell>
          <table:table-cell office:value-type="string" calcext:value-type="string">
            <text:p>AGR AI 350867</text:p>
          </table:table-cell>
          <table:table-cell office:value-type="string" calcext:value-type="string">
            <text:p>DJ 28-06-2002 PP-00114 <text:s/>EMENT VOL-02075-10 PP-02145</text:p>
          </table:table-cell>
          <table:table-cell office:value-type="string" calcext:value-type="string">
            <text:p>[]</text:p>
          </table:table-cell>
          <table:table-cell office:value-type="string" calcext:value-type="string">
            <text:p>AGTE. : SÉRGIO SILVEIRA BANHOS </text:p>
            <text:p>ADVDOS. : ALEXANDRE SIMÕES LINDOSO E OUTROS </text:p>
            <text:p>AGDO. : SERVIÇO FEDERAL DE PROCESSAMENTO DE DADOS - SERPRO </text:p>
            <text:p>ADVDOS. : ROGERIO AVELAR E OUTROS</text:p>
          </table:table-cell>
          <table:table-cell office:value-type="string" calcext:value-type="string">
            <text:p>- O AI 446207 AgR foi objeto de embargos de declaração rejeitados em 20/09/2005. Número de páginas: (6). Análise:(VAS). Revisão:(RCO/AAF). Inclusão: 09/09/02, (SVF). Alteração: 02/12/05, (SVF). Alteração: 04/06/2018, PDR.</text:p>
          </table:table-cell>
          <table:table-cell office:value-type="string" calcext:value-type="string">
            <text:p>[]</text:p>
          </table:table-cell>
          <table:table-cell office:value-type="float" office:value="4449" calcext:value-type="float">
            <text:p>4449</text:p>
          </table:table-cell>
        </table:table-row>
        <table:table-row table:style-name="ro5">
          <table:table-cell office:value-type="float" office:value="4362" calcext:value-type="float">
            <text:p>4362</text:p>
          </table:table-cell>
          <table:table-cell office:value-type="string" calcext:value-type="string">
            <text:p>5e329f9bd0a3cf19aa5bb355</text:p>
          </table:table-cell>
          <table:table-cell office:value-type="string" calcext:value-type="string">
            <text:p>AGR AI 370457</text:p>
          </table:table-cell>
          <table:table-cell office:value-type="string" calcext:value-type="string">
            <text:p>DJ 28-06-2002 PP-00135 <text:s/>EMENT VOL-02075-11 PP-02366</text:p>
          </table:table-cell>
          <table:table-cell office:value-type="string" calcext:value-type="string">
            <text:p>[]</text:p>
          </table:table-cell>
          <table:table-cell office:value-type="string" calcext:value-type="string">
            <text:p>AGTE. : UNIÃO </text:p>
            <text:p>ADVDO. : PFN - EULER BARROS FERREIRA LOPES </text:p>
            <text:p>AGDA. : TRANSJU - TRANSPORTES RODOVIÁRIOS LTDA</text:p>
          </table:table-cell>
          <table:table-cell office:value-type="string" calcext:value-type="string">
            <text:p>- O AI 370457 AgR foi objeto dos embargos de declaração rejeitados em 27/08/2002. - O AI 468317 AgR foi objeto dos embargos de declaração rejeitados em 13/04/2004. - O AI 473126 AgR foi objeto dos embargos de declaração rejeitados em 08/06/2004. Número de páginas: (6). Análise:(VAS). Revisão:(RCO/AAF). Inclusão: 11/09/02, (SVF). Alteração: 20/08/04, (CFC). Alteração: 04/06/2018, PDR.</text:p>
          </table:table-cell>
          <table:table-cell office:value-type="string" calcext:value-type="string">
            <text:p>[]</text:p>
          </table:table-cell>
          <table:table-cell office:value-type="float" office:value="4649" calcext:value-type="float">
            <text:p>4649</text:p>
          </table:table-cell>
        </table:table-row>
        <table:table-row table:style-name="ro6">
          <table:table-cell office:value-type="float" office:value="4402" calcext:value-type="float">
            <text:p>4402</text:p>
          </table:table-cell>
          <table:table-cell office:value-type="string" calcext:value-type="string">
            <text:p>5e329fc9d0a3cf19aa5bb37d</text:p>
          </table:table-cell>
          <table:table-cell office:value-type="string" calcext:value-type="string">
            <text:p>RE 226749</text:p>
          </table:table-cell>
          <table:table-cell office:value-type="string" calcext:value-type="string">
            <text:p>DJ 02-08-2002 PP-00061 <text:s/>EMENT VOL-02076-06 PP-01081</text:p>
          </table:table-cell>
          <table:table-cell office:value-type="string" calcext:value-type="string">
            <text:p>[]</text:p>
          </table:table-cell>
          <table:table-cell office:value-type="string" calcext:value-type="string">
            <text:p>RECTE. : UNIÃO FEDERAL </text:p>
            <text:p>ADV. : PFN - ADONIAS DOS SANTOS COSTA </text:p>
            <text:p>ADV. : PFN - WALTER GIUSEPPE MANZI </text:p>
            <text:p>RECDAS. : SERVAL - EMPRESA DE SERVIÇOS AGRICOLAS LTDA E OUTRA </text:p>
            <text:p>ADVDOS. : RITA VALÉRIA DE CARVALHO CAVALCANTE E OUTROS</text:p>
          </table:table-cell>
          <table:table-cell office:value-type="string" calcext:value-type="string">
            <text:p>- O RE 226749 foi objeto de embargos de declaração rejeitados em 03/09/2002. Número de páginas: (6). Análise: (MML). Revisão: (RCO/AAF). Inclusão: 06/12/02, (SVF). Alteração: 20/04/05, (SVF). Alteração: 15/06/2018, GIB.</text:p>
          </table:table-cell>
          <table:table-cell office:value-type="string" calcext:value-type="string">
            <text:p>[]</text:p>
          </table:table-cell>
          <table:table-cell office:value-type="float" office:value="4613" calcext:value-type="float">
            <text:p>4613</text:p>
          </table:table-cell>
        </table:table-row>
        <table:table-row table:style-name="ro2">
          <table:table-cell office:value-type="float" office:value="4406" calcext:value-type="float">
            <text:p>4406</text:p>
          </table:table-cell>
          <table:table-cell office:value-type="string" calcext:value-type="string">
            <text:p>5e329fcad0a3cf19aa5bb381</text:p>
          </table:table-cell>
          <table:table-cell office:value-type="string" calcext:value-type="string">
            <text:p>ED AGR AI 302700</text:p>
          </table:table-cell>
          <table:table-cell office:value-type="string" calcext:value-type="string">
            <text:p>DJ 23-08-2002 PP-00101 <text:s/>EMENT VOL-02079-05 PP-00978</text:p>
          </table:table-cell>
          <table:table-cell office:value-type="string" calcext:value-type="string">
            <text:p>[]</text:p>
          </table:table-cell>
          <table:table-cell office:value-type="string" calcext:value-type="string">
            <text:p>EMBTE. : FITTEL - FEDERAÇÃO INTERESTADUAL DOS TRABALHADORES EM EMPRESAS DE TELECOMUNICAÇÕES E OPERADORES DE MESAS TELEFÔNICAS </text:p>
            <text:p>ADVDOS. : ALEXANDRE SIMÕES LINDOSO E OUTROS </text:p>
            <text:p>EMBDA. : FENATTEL - FEDERAÇÃO NACIONAL DOS TRABALHADORES EM EMPRESAS DE TELECOMUNICAÇÕES E OPERADORES DE MESAS TELEFÔNICAS </text:p>
            <text:p>ADVDOS. : DIANA DE ALMEIDA RAMOS ARANTES E OUTROS</text:p>
          </table:table-cell>
          <table:table-cell office:value-type="string" calcext:value-type="string">
            <text:p>- Os RE 325382 AgR-ED e RE 338281 AgR-ED foram objeto dos Embargos de Declaração rejeitados em 04/02/2003. - O RE 342165 AgR-ED foi objeto dos Embargos de Declaração rejeitados em 04/02/2003. - O RE 222323 AgR foi objeto dos Embargos de Declaração rejeitados em 03/12/2002. - Os RE 228067 AgR, RE 260365 AgR, RE 310872 AgR, RE 319358 AgR, RE 336438 AgR e RE 338044 AgR foram objeto dos Embargos de Declaração todos rejeitados em 26/11/2002. - Os AI 436966 AgR-ED foram objeto dos Embargos de Declaração rejeitados em 16/11/2004. Número de páginas: (04). Análise:(MML). Revisão:(RCO/AAF). Inclusão: 03/01/03, (MLR). Alteração: 18/04/05, (MLR). Alteração: 18/06/2018, JRM.</text:p>
          </table:table-cell>
          <table:table-cell office:value-type="string" calcext:value-type="string">
            <text:p>[]</text:p>
          </table:table-cell>
          <table:table-cell office:value-type="float" office:value="4610" calcext:value-type="float">
            <text:p>4610</text:p>
          </table:table-cell>
        </table:table-row>
        <table:table-row table:style-name="ro2">
          <table:table-cell office:value-type="float" office:value="4410" calcext:value-type="float">
            <text:p>4410</text:p>
          </table:table-cell>
          <table:table-cell office:value-type="string" calcext:value-type="string">
            <text:p>5e329fccd0a3cf19aa5bb385</text:p>
          </table:table-cell>
          <table:table-cell office:value-type="string" calcext:value-type="string">
            <text:p>AGR AI 323636</text:p>
          </table:table-cell>
          <table:table-cell office:value-type="string" calcext:value-type="string">
            <text:p>DJ 28-06-2002 PP-00113 <text:s/>EMENT VOL-02075-09 PP-01857</text:p>
          </table:table-cell>
          <table:table-cell office:value-type="string" calcext:value-type="string">
            <text:p>[]</text:p>
          </table:table-cell>
          <table:table-cell office:value-type="string" calcext:value-type="string">
            <text:p>AGTE. : CAIXA ECONÔMICA FEDERAL - CEF </text:p>
            <text:p>ADVDOS. : RODRIGO SALES DOS SANTOS E OUTROS </text:p>
            <text:p>AGDOS. : CÉLIA REGINA CONCEIÇÃO ALVARENGA E OUTROS </text:p>
            <text:p>ADVDOS. : MÁRIO AUGUSTO DOMINGUES MARANHÃO E OUTROS</text:p>
          </table:table-cell>
          <table:table-cell office:value-type="string" calcext:value-type="string">
            <text:p>Obs. : - Os AI 333854 AgR, AI 373342 AgR foram objeto dos AI AgR ED rejeitados em 24/09/2002. Número de páginas: (04). Análise:(MML). Revisão:(RCO/AAF). Inclusão: 21/08/02, (MLR). Alteração: 03/12/03, (MLR). Alteração: 30/05/2018, PDR.</text:p>
          </table:table-cell>
          <table:table-cell office:value-type="string" calcext:value-type="string">
            <text:p>[]</text:p>
          </table:table-cell>
          <table:table-cell office:value-type="float" office:value="4593" calcext:value-type="float">
            <text:p>4593</text:p>
          </table:table-cell>
        </table:table-row>
        <table:table-row table:style-name="ro5">
          <table:table-cell office:value-type="float" office:value="4525" calcext:value-type="float">
            <text:p>4525</text:p>
          </table:table-cell>
          <table:table-cell office:value-type="string" calcext:value-type="string">
            <text:p>5e32a0a6d0a3cf19aa5bb3f8</text:p>
          </table:table-cell>
          <table:table-cell office:value-type="string" calcext:value-type="string">
            <text:p>RHC 81925</text:p>
          </table:table-cell>
          <table:table-cell office:value-type="string" calcext:value-type="string">
            <text:p>DJ 21-02-2003 PP-00047 <text:s/>EMENT VOL-02099-03 PP-00452</text:p>
          </table:table-cell>
          <table:table-cell office:value-type="string" calcext:value-type="string">
            <text:p>[]</text:p>
          </table:table-cell>
          <table:table-cell office:value-type="string" calcext:value-type="string">
            <text:p>RECTE. : MARCOS JOSÉ COSTA </text:p>
            <text:p>ADV. : LUCIANO SANTOS SILVA </text:p>
            <text:p>RECDO. : MINISTÉRIO PÚBLICO FEDERAL</text:p>
          </table:table-cell>
          <table:table-cell office:value-type="string" calcext:value-type="string">
            <text:p>O RHC-81925 foi objeto de embargos de declaração rejeitados em 18/03/2003. Número de páginas: (08). Análise:(DMV). Revisão:(RCO). Inclusão: 22/09/03, (MLR). Alteração: 22/04/05, (CSM). Alteração: 13/09/2018, ALS.</text:p>
          </table:table-cell>
          <table:table-cell office:value-type="string" calcext:value-type="string">
            <text:p>[]</text:p>
          </table:table-cell>
          <table:table-cell office:value-type="float" office:value="4766" calcext:value-type="float">
            <text:p>4766</text:p>
          </table:table-cell>
        </table:table-row>
        <table:table-row table:style-name="ro6">
          <table:table-cell office:value-type="float" office:value="4541" calcext:value-type="float">
            <text:p>4541</text:p>
          </table:table-cell>
          <table:table-cell office:value-type="string" calcext:value-type="string">
            <text:p>5e32a0b8d0a3cf19aa5bb408</text:p>
          </table:table-cell>
          <table:table-cell office:value-type="string" calcext:value-type="string">
            <text:p>AGR AI 375374</text:p>
          </table:table-cell>
          <table:table-cell office:value-type="string" calcext:value-type="string">
            <text:p>DJ 23-08-2002 PP-00099 <text:s/>EMENT VOL-02079-09 PP-01789</text:p>
          </table:table-cell>
          <table:table-cell office:value-type="string" calcext:value-type="string">
            <text:p>[]</text:p>
          </table:table-cell>
          <table:table-cell office:value-type="string" calcext:value-type="string">
            <text:p>AGTE. : MUNICÍPIO DE VOLTA REDONDA </text:p>
            <text:p>ADVDO. : HUDSON RODRIGUES DE OLIVEIRA </text:p>
            <text:p>ADVDA. : TEREZINHA CÂNDIDA DE PAULA </text:p>
            <text:p>AGDAS. : MEIRE GARCIA E SILVA E OUTRAS </text:p>
            <text:p>ADVDOS.: ETTORE DALBONI DA CUNHA E OUTRA</text:p>
          </table:table-cell>
          <table:table-cell office:value-type="string" calcext:value-type="string">
            <text:p>- O AI 421289 AgR foi objeto de embargos de declaração rejeitados em 01/11/2003. - O RE 388506 AgR foi objeto de embargos de declaração rejeitados em não conhecidos em 24/05/2005. Número de páginas: (04). Análise:(JBL). Revisão:(CTM/AAF). Inclusão: 11/09/02, (MLR). Alteração: 28/06/05, (SVF). Alteração: 18/06/2018, JRM.</text:p>
          </table:table-cell>
          <table:table-cell office:value-type="string" calcext:value-type="string">
            <text:p>[]</text:p>
          </table:table-cell>
          <table:table-cell office:value-type="float" office:value="4753" calcext:value-type="float">
            <text:p>4753</text:p>
          </table:table-cell>
        </table:table-row>
        <table:table-row table:style-name="ro2">
          <table:table-cell office:value-type="float" office:value="4603" calcext:value-type="float">
            <text:p>4603</text:p>
          </table:table-cell>
          <table:table-cell office:value-type="string" calcext:value-type="string">
            <text:p>5e32a12fd0a3cf19aa5bb446</text:p>
          </table:table-cell>
          <table:table-cell office:value-type="string" calcext:value-type="string">
            <text:p>AGR AI 377484</text:p>
          </table:table-cell>
          <table:table-cell office:value-type="string" calcext:value-type="string">
            <text:p>DJ 16-08-2002 PP-00091 <text:s/>EMENT VOL-02078-02 PP-00353</text:p>
          </table:table-cell>
          <table:table-cell office:value-type="string" calcext:value-type="string">
            <text:p>[]</text:p>
          </table:table-cell>
          <table:table-cell office:value-type="string" calcext:value-type="string">
            <text:p>AGTE. : SINDICATO DOS CONFERENTES DE CARGA E DESCARGA DO PORTO </text:p>
            <text:p>ADVDOS. : MARCELLO LAVENÈRE MACHADO E OUTROS </text:p>
            <text:p>AGDA. : COMPANHIA SIDERÚRGICA PAULISTA - COSIPA </text:p>
            <text:p>ADVDOS. : CARLOS ALBERTO COSTA E OUTROS</text:p>
          </table:table-cell>
          <table:table-cell office:value-type="string" calcext:value-type="string">
            <text:p>O AI 528582 AgR foi objeto de embargos de declaração acolhidos em 01/04/2008. O AI 410901 AgR foi objeto de embargos de declaração rejeitados em 29/04/2003. Número de páginas: (05). Análise: (JBL). Revisão: (CTM/AAF). Inclusão: 04/11/02, (MLR). Alteração: 08/06/05, (MLR). Alteração: 29/05/2018, CLS.</text:p>
          </table:table-cell>
          <table:table-cell office:value-type="string" calcext:value-type="string">
            <text:p>[]</text:p>
          </table:table-cell>
          <table:table-cell office:value-type="float" office:value="4854" calcext:value-type="float">
            <text:p>4854</text:p>
          </table:table-cell>
        </table:table-row>
        <table:table-row table:style-name="ro3">
          <table:table-cell office:value-type="float" office:value="4653" calcext:value-type="float">
            <text:p>4653</text:p>
          </table:table-cell>
          <table:table-cell office:value-type="string" calcext:value-type="string">
            <text:p>5e32a1c6d0a3cf19aa5bb478</text:p>
          </table:table-cell>
          <table:table-cell office:value-type="string" calcext:value-type="string">
            <text:p>AGR AI 348459</text:p>
          </table:table-cell>
          <table:table-cell office:value-type="string" calcext:value-type="string">
            <text:p>DJ 23-08-2002 PP-00084 <text:s/>EMENT VOL-02079-07 PP-01378</text:p>
          </table:table-cell>
          <table:table-cell office:value-type="string" calcext:value-type="string">
            <text:p>[]</text:p>
          </table:table-cell>
          <table:table-cell office:value-type="string" calcext:value-type="string">
            <text:p>AGTE. : MACROSUL BORRACHAS E PARAFUSOS LTDA </text:p>
            <text:p>ADVDOS. : TATIANA HOFFMANN DE OLIVEIRA GONÇALVES E OUTROS </text:p>
            <text:p>AGDO. : INSTITUTO NACIONAL DO SEGURO SOCIAL - INSS </text:p>
            <text:p>ADVDO. : CARLOS SILVEIRA HESSEL JUNIOR </text:p>
            <text:p>AGDO. : FUNDO NACIONAL DE DESENVOLVIMENTO DA EDUCAÇÃO - FNDE </text:p>
            <text:p>ADVDA. : MARINETE DE JESUS SOUSA NASCIMENTO</text:p>
          </table:table-cell>
          <table:table-cell office:value-type="string" calcext:value-type="string">
            <text:p>- O AI 406744 AgR foi objeto de Embargos de Declaração rejeitados em 18/11/2003. Número de páginas: (05). Análise:(JBL). Revisão:(CTM/AAF). Inclusão: 11/09/02, (SVF). Alteração: 17/03/05, (SVF). Alteração: 14/06/2018, JRM.</text:p>
          </table:table-cell>
          <table:table-cell office:value-type="string" calcext:value-type="string">
            <text:p>[]</text:p>
          </table:table-cell>
          <table:table-cell office:value-type="float" office:value="4795" calcext:value-type="float">
            <text:p>4795</text:p>
          </table:table-cell>
        </table:table-row>
        <table:table-row table:style-name="ro2">
          <table:table-cell office:value-type="float" office:value="4668" calcext:value-type="float">
            <text:p>4668</text:p>
          </table:table-cell>
          <table:table-cell office:value-type="string" calcext:value-type="string">
            <text:p>5e32a1e0d0a3cf19aa5bb487</text:p>
          </table:table-cell>
          <table:table-cell office:value-type="string" calcext:value-type="string">
            <text:p>AGR RE 258714</text:p>
          </table:table-cell>
          <table:table-cell office:value-type="string" calcext:value-type="string">
            <text:p>DJ 22-11-2002 PP-00064 <text:s/>EMENT VOL-02092-03 PP-00583</text:p>
          </table:table-cell>
          <table:table-cell office:value-type="string" calcext:value-type="string">
            <text:p>[]</text:p>
          </table:table-cell>
          <table:table-cell office:value-type="string" calcext:value-type="string">
            <text:p>AGTE. : AMERIVEL VEÍCULOS LTDA </text:p>
            <text:p>ADVDOS. : ROBINSON VIEIRA E OUTROS </text:p>
            <text:p>AGDO. : ESTADO DE SÃO PAULO </text:p>
            <text:p>ADVDA. : PGE-SP - VERA WOLFF BAUA MOREIRA</text:p>
          </table:table-cell>
          <table:table-cell office:value-type="string" calcext:value-type="string">
            <text:p>O RE 258714 AgR foi objeto de embargos de declaração acolhidos com efeitos modificativos em 13/12/2011. Número de páginas: (06). Análise:(MML). Revisão:(COF/AAF). Inclusão: 03/07/03, (SVF). Alteração: 23/08/2018, ALS.</text:p>
          </table:table-cell>
          <table:table-cell office:value-type="string" calcext:value-type="string">
            <text:p>[]</text:p>
          </table:table-cell>
          <table:table-cell office:value-type="float" office:value="4773" calcext:value-type="float">
            <text:p>4773</text:p>
          </table:table-cell>
        </table:table-row>
        <table:table-row table:style-name="ro2">
          <table:table-cell office:value-type="float" office:value="4773" calcext:value-type="float">
            <text:p>4773</text:p>
          </table:table-cell>
          <table:table-cell office:value-type="string" calcext:value-type="string">
            <text:p>5e32a325d0a3cf19aa5bb4f0</text:p>
          </table:table-cell>
          <table:table-cell office:value-type="string" calcext:value-type="string">
            <text:p>AGR AI 372300</text:p>
          </table:table-cell>
          <table:table-cell office:value-type="string" calcext:value-type="string">
            <text:p>DJ 18-10-2002 PP-00054 <text:s/>EMENT VOL-02087-06 PP-01257</text:p>
          </table:table-cell>
          <table:table-cell office:value-type="string" calcext:value-type="string">
            <text:p>[]</text:p>
          </table:table-cell>
          <table:table-cell office:value-type="string" calcext:value-type="string">
            <text:p>AGTES. : RODRIGO D'ARAÚJO GABSCH E OUTROS </text:p>
            <text:p>ADVDOS. : MARCELISE DE MIRANDA AZEVEDO E OUTROS </text:p>
            <text:p>AGDA. : UNIÃO </text:p>
            <text:p>ADV. : ADVOGADO-GERAL DA UNIÃO</text:p>
          </table:table-cell>
          <table:table-cell office:value-type="string" calcext:value-type="string">
            <text:p>Caso:"vinte e oito vírgula oitenta e seis por cento". Número de páginas: (06). Análise:(ANA). Revisão:(RCO/AAF). Inclusão: 17/03/03, (MLR). Alteração: 21/03/03, (MLR). Alteração: 23/07/2018, JLS.</text:p>
          </table:table-cell>
          <table:table-cell office:value-type="string" calcext:value-type="string">
            <text:p>[]</text:p>
          </table:table-cell>
          <table:table-cell office:value-type="float" office:value="5024" calcext:value-type="float">
            <text:p>5024</text:p>
          </table:table-cell>
        </table:table-row>
        <table:table-row table:style-name="ro7">
          <table:table-cell office:value-type="float" office:value="4804" calcext:value-type="float">
            <text:p>4804</text:p>
          </table:table-cell>
          <table:table-cell office:value-type="string" calcext:value-type="string">
            <text:p>5e32a376d0a3cf19aa5bb50f</text:p>
          </table:table-cell>
          <table:table-cell office:value-type="string" calcext:value-type="string">
            <text:p>AGR AGR PET 1890</text:p>
          </table:table-cell>
          <table:table-cell office:value-type="string" calcext:value-type="string">
            <text:p>DJ 05-03-2004 PP-00024 <text:s/>EMENT VOL-02142-02 PP-00246</text:p>
          </table:table-cell>
          <table:table-cell office:value-type="string" calcext:value-type="string">
            <text:p>[]</text:p>
          </table:table-cell>
          <table:table-cell office:value-type="string" calcext:value-type="string">
            <text:p>AGTE. : BANCO CENTRAL DO BRASIL- BACEN </text:p>
            <text:p>ADVDOS. : JOSÉ COELHO FERREIRA E OUTROS </text:p>
            <text:p>AGDO. : HEXAGON CORRETORA DE CÂMBIO TÍTULOS E VALORES </text:p>
            <text:p> MOBILIÁRIOS LTDA </text:p>
            <text:p>ADVDOS. : ANTONIO NABOR AREIAS BULHÕES E OUTRO </text:p>
            <text:p>AGDO. : RODOLFO GUIMARÃES DE MORAES JÚNIOR </text:p>
            <text:p>ADVDOS. : ANTONIO NABOR AREIAS BULHÕES E OUTROS</text:p>
          </table:table-cell>
          <table:table-cell office:value-type="string" calcext:value-type="string">
            <text:p>Número de páginas: (36). Análise:(JOY). Revisão:(RCO). Inclusão: 14/09/04, (JVC). Alteração: 02/08/05, (CSM). Alteração 11/02/2019 VRL</text:p>
          </table:table-cell>
          <table:table-cell office:value-type="string" calcext:value-type="string">
            <text:p>[]</text:p>
          </table:table-cell>
          <table:table-cell office:value-type="float" office:value="4983" calcext:value-type="float">
            <text:p>4983</text:p>
          </table:table-cell>
        </table:table-row>
        <table:table-row table:style-name="ro2">
          <table:table-cell office:value-type="float" office:value="4840" calcext:value-type="float">
            <text:p>4840</text:p>
          </table:table-cell>
          <table:table-cell office:value-type="string" calcext:value-type="string">
            <text:p>5e32a3d2d0a3cf19aa5bb533</text:p>
          </table:table-cell>
          <table:table-cell office:value-type="string" calcext:value-type="string">
            <text:p>AGR RE 292108</text:p>
          </table:table-cell>
          <table:table-cell office:value-type="string" calcext:value-type="string">
            <text:p>DJ 23-08-2002 PP-00106 <text:s/>EMENT VOL-02079-04 PP-00832</text:p>
          </table:table-cell>
          <table:table-cell office:value-type="string" calcext:value-type="string">
            <text:p>[]</text:p>
          </table:table-cell>
          <table:table-cell office:value-type="string" calcext:value-type="string">
            <text:p>AGTE. : MARILIZA CAETANO DA ROCHA GRESPI </text:p>
            <text:p>ADVDOS.: ANTÔNIO ANGELO BIASSI E OUTROS </text:p>
            <text:p>AGDO. : INSTITUTO NACIONAL DO SEGURO SOCIAL - INSS </text:p>
            <text:p>ADVDO. : ANDRÉ CAMARGO HORTA DE MACEDO</text:p>
          </table:table-cell>
          <table:table-cell office:value-type="string" calcext:value-type="string">
            <text:p>- O AI 401727 AgR foi objeto de embargos de declaração rejeitados em 10/02/2004. - Os AI 473211 ED foram conhecidos como Agravo Regimental em 25/05/2004 e foram objeto de embargos de declaração rejeitados em 19/10/2004. - O AI 508767 AgR foi objeto de embargos de declaração rejeitados em 06/12/2005. Número de páginas: (04). Análise:(JBL). Revisão:(CTM/AAF). Inclusão: 06/09/02, (MLR). Alteração: 01/09/05, (MLR). Alteração: 19/06/2018, JRM.</text:p>
          </table:table-cell>
          <table:table-cell office:value-type="string" calcext:value-type="string">
            <text:p>[]</text:p>
          </table:table-cell>
          <table:table-cell office:value-type="float" office:value="5069" calcext:value-type="float">
            <text:p>5069</text:p>
          </table:table-cell>
        </table:table-row>
        <table:table-row table:style-name="ro6">
          <table:table-cell office:value-type="float" office:value="4877" calcext:value-type="float">
            <text:p>4877</text:p>
          </table:table-cell>
          <table:table-cell office:value-type="string" calcext:value-type="string">
            <text:p>5e32a3fcd0a3cf19aa5bb558</text:p>
          </table:table-cell>
          <table:table-cell office:value-type="string" calcext:value-type="string">
            <text:p>AGR RE 255299</text:p>
          </table:table-cell>
          <table:table-cell office:value-type="string" calcext:value-type="string">
            <text:p>DJ 30-08-2002 PP-00087 <text:s/>EMENT VOL-02080-01 PP-00180</text:p>
          </table:table-cell>
          <table:table-cell office:value-type="string" calcext:value-type="string">
            <text:p>[]</text:p>
          </table:table-cell>
          <table:table-cell office:value-type="string" calcext:value-type="string">
            <text:p>AGTE. : BANCO ECONÔMICO S.A. - EM LIQUIDAÇÃO EXTRAJUDICIAL </text:p>
            <text:p>ADVDOS. : HÉLIO CARVALHO SANTANA E OUTRO </text:p>
            <text:p>ADVDOS. : JOSÉ MARIA DE SOUZA ANDRADE E OUTROS </text:p>
            <text:p>AGDO. : MARCO ANTÔNIO KROLL </text:p>
            <text:p>ADVDOS. : SID H RIEDEL DE FIGUEIREDO E OUTROS</text:p>
          </table:table-cell>
          <table:table-cell office:value-type="string" calcext:value-type="string">
            <text:p>O AI 421363 AgR ED foi objeto dos Embargos de Declaração rejeitados em 17/08/2004. Número de páginas: (5). Análise: (JBL). Revisão: (CTM/AAF). Inclusão: 27/09/02, (SVF). Alteração: 22/04/05, (CSM). Alteração: 19/06/2018, CLS.</text:p>
          </table:table-cell>
          <table:table-cell office:value-type="string" calcext:value-type="string">
            <text:p>[]</text:p>
          </table:table-cell>
          <table:table-cell office:value-type="float" office:value="5088" calcext:value-type="float">
            <text:p>5088</text:p>
          </table:table-cell>
        </table:table-row>
        <table:table-row table:style-name="ro2">
          <table:table-cell office:value-type="float" office:value="4886" calcext:value-type="float">
            <text:p>4886</text:p>
          </table:table-cell>
          <table:table-cell office:value-type="string" calcext:value-type="string">
            <text:p>5e32a401d0a3cf19aa5bb561</text:p>
          </table:table-cell>
          <table:table-cell office:value-type="string" calcext:value-type="string">
            <text:p>AGR RE 343289</text:p>
          </table:table-cell>
          <table:table-cell office:value-type="string" calcext:value-type="string">
            <text:p>DJ 30-08-2002 PP-00114 <text:s text:c="9"/>EMENT VOL-02080-03 PP-00513</text:p>
          </table:table-cell>
          <table:table-cell office:value-type="string" calcext:value-type="string">
            <text:p>[]</text:p>
          </table:table-cell>
          <table:table-cell office:value-type="string" calcext:value-type="string">
            <text:p>AGTE. : CAIXA ECONÔMICA FEDERAL - CEF </text:p>
            <text:p>ADVDO. (A/S) : ROBSON CELESTE CANDELÓRIO E OUTRO (A/S) </text:p>
            <text:p>AGDO. (A/S) : JOSÉ FERNANDO QUEIROZ E OUTRO (A/S) </text:p>
            <text:p>ADVDO. (A/S) : SORAIA ALEXANDRE DA SILVA</text:p>
          </table:table-cell>
          <table:table-cell office:value-type="string" calcext:value-type="string">
            <text:p>- O AI 407452 AgR foi objeto de embargos de declaração rejeitados em 08/06/2004. - O AI 488111 AgR foi objeto de embargos de declaração rejeitados em 10/08/2004. Número de páginas: (05). Análise:(JBL). Revisão:(CTM). Inclusão: 27/09/02, (MLR). Alteração: 12/12/05 (MLR).</text:p>
          </table:table-cell>
          <table:table-cell office:value-type="string" calcext:value-type="string">
            <text:p>[]</text:p>
          </table:table-cell>
          <table:table-cell office:value-type="float" office:value="5086" calcext:value-type="float">
            <text:p>5086</text:p>
          </table:table-cell>
        </table:table-row>
        <table:table-row table:style-name="ro6">
          <table:table-cell office:value-type="float" office:value="4908" calcext:value-type="float">
            <text:p>4908</text:p>
          </table:table-cell>
          <table:table-cell office:value-type="string" calcext:value-type="string">
            <text:p>5e32a454d0a3cf19aa5bb577</text:p>
          </table:table-cell>
          <table:table-cell office:value-type="string" calcext:value-type="string">
            <text:p>AGR AI 363348</text:p>
          </table:table-cell>
          <table:table-cell office:value-type="string" calcext:value-type="string">
            <text:p>DJ 20-09-2002 PP-00110 <text:s/>EMENT VOL-02083-07 PP-01423</text:p>
          </table:table-cell>
          <table:table-cell office:value-type="string" calcext:value-type="string">
            <text:p>[]</text:p>
          </table:table-cell>
          <table:table-cell office:value-type="string" calcext:value-type="string">
            <text:p>AGTES. : JOÃO OSTO PARO E OUTRA </text:p>
            <text:p>ADVDOS. : ROGÉRIO ANTÔNIO PEREIRA E OUTRO </text:p>
            <text:p>AGDO. : BANCO BAMERINDUS DO BRASIL S/A, EM LIQUIDAÇÃO </text:p>
            <text:p> EXTRAJUDICIAL </text:p>
            <text:p>AGDOS. : JOSÉ VALTER DE SOUSA FILHO E OUTROS</text:p>
          </table:table-cell>
          <table:table-cell office:value-type="string" calcext:value-type="string">
            <text:p>Obs.: O AI 349447 AgR foi objeto de embargos, rejeitados em 18.02.2003. O AI 258319 AgR foi objeto de embargos, rejeitados em 08.04.2003. O AI 399564 AgR foi objeto de embargos, rejeitados em 13.05.2003. O AI 407920 AgR foi objeto de embargos, rejeitados em 13.05.2003. O RE 392266 AgR foi objeto de embargos, rejeitados em 03.02.2004. O AI 443097 AgR foi objeto de embargos, rejeitados em 18.11.2003. O AI 434919 AgR foi objeto de embargos, rejeitados em 25.11.2003. O AI 443226 AgR foi objeto de embargos, rejeitados em 18.11.2003. O AI 443386 AgR foi objeto de embargos, rejeitados em 25.11.2003. Número de páginas: (06). Análise: (JBL). Revisão: (CTM). Inclusão: 13/11/02, (MLR). Alteração: 12/05/04, (SVF). Alteração: 27/06/2018, CLS.</text:p>
          </table:table-cell>
          <table:table-cell office:value-type="string" calcext:value-type="string">
            <text:p>[]</text:p>
          </table:table-cell>
          <table:table-cell office:value-type="float" office:value="5179" calcext:value-type="float">
            <text:p>5179</text:p>
          </table:table-cell>
        </table:table-row>
        <table:table-row table:style-name="ro2">
          <table:table-cell office:value-type="float" office:value="4912" calcext:value-type="float">
            <text:p>4912</text:p>
          </table:table-cell>
          <table:table-cell office:value-type="string" calcext:value-type="string">
            <text:p>5e32a457d0a3cf19aa5bb57b</text:p>
          </table:table-cell>
          <table:table-cell office:value-type="string" calcext:value-type="string">
            <text:p>AGR RMS 24257</text:p>
          </table:table-cell>
          <table:table-cell office:value-type="string" calcext:value-type="string">
            <text:p>DJ 11-10-2002 PP-00032 <text:s/>EMENT VOL-02086-01 PP-00160</text:p>
          </table:table-cell>
          <table:table-cell office:value-type="string" calcext:value-type="string">
            <text:p>[]</text:p>
          </table:table-cell>
          <table:table-cell office:value-type="string" calcext:value-type="string">
            <text:p>AGTE. : THELMA SATTAMINI GUIMARÃES DE MORAES </text:p>
            <text:p>ADVDOS. : LUIZ EDUARDO SÁ RORIZ E OUTROS </text:p>
            <text:p>AGDA. : UNIÃO </text:p>
            <text:p>ADV. : ADVDOGADO-GERAL DA UNIÃO</text:p>
          </table:table-cell>
          <table:table-cell office:value-type="string" calcext:value-type="string">
            <text:p>- O RMS 24257 AgR foi objeto de embargos de declaração rejeitados em 03/12/2002. Número de páginas: (07). Análise: (JBL). Revisão: (RCO). Inclusão: 15/01/03, (MLR). Alteração: 03/05/05, (SVF). Alteração: 09/07/2018, GIB.</text:p>
          </table:table-cell>
          <table:table-cell office:value-type="string" calcext:value-type="string">
            <text:p>[]</text:p>
          </table:table-cell>
          <table:table-cell office:value-type="float" office:value="5210" calcext:value-type="float">
            <text:p>5210</text:p>
          </table:table-cell>
        </table:table-row>
        <table:table-row table:style-name="ro2">
          <table:table-cell office:value-type="float" office:value="4953" calcext:value-type="float">
            <text:p>4953</text:p>
          </table:table-cell>
          <table:table-cell office:value-type="string" calcext:value-type="string">
            <text:p>5e32a49ad0a3cf19aa5bb5a4</text:p>
          </table:table-cell>
          <table:table-cell office:value-type="string" calcext:value-type="string">
            <text:p>ED RE 234096</text:p>
          </table:table-cell>
          <table:table-cell office:value-type="string" calcext:value-type="string">
            <text:p>DJ 30-08-2002 PP-00077 <text:s/>EMENT VOL-02080-01 PP-00176</text:p>
          </table:table-cell>
          <table:table-cell office:value-type="string" calcext:value-type="string">
            <text:p>[]</text:p>
          </table:table-cell>
          <table:table-cell office:value-type="string" calcext:value-type="string">
            <text:p>EMBTES. : CIMENTO E MINERAÇÃO BAGÉ S/A E OUTRO (A/S) </text:p>
            <text:p>ADVDO.(A/S) : FRANCISCO MAGNO MOREIRA E OUTRO (A/S) </text:p>
            <text:p>EMBDA. : UNIÃO FEDERAL </text:p>
            <text:p>ADVDO. : PFN - GILBERTO ETCHALUZ VILLELA</text:p>
          </table:table-cell>
          <table:table-cell office:value-type="string" calcext:value-type="string">
            <text:p>Número de páginas: (04). Análise:(VAS). Revisão:(CTM/AAF). Inclusão: 28/11/02, (MLR). Alteração: 23/06/05, (AAS). Alterações: 20/06/2018, CLS.</text:p>
          </table:table-cell>
          <table:table-cell office:value-type="string" calcext:value-type="string">
            <text:p>[]</text:p>
          </table:table-cell>
          <table:table-cell office:value-type="float" office:value="5194" calcext:value-type="float">
            <text:p>5194</text:p>
          </table:table-cell>
        </table:table-row>
        <table:table-row table:style-name="ro2">
          <table:table-cell office:value-type="float" office:value="4983" calcext:value-type="float">
            <text:p>4983</text:p>
          </table:table-cell>
          <table:table-cell office:value-type="string" calcext:value-type="string">
            <text:p>5e32a4d3d0a3cf19aa5bb5c2</text:p>
          </table:table-cell>
          <table:table-cell office:value-type="string" calcext:value-type="string">
            <text:p>ED AI 379072</text:p>
          </table:table-cell>
          <table:table-cell office:value-type="string" calcext:value-type="string">
            <text:p>DJ 06-09-2002 PP-00088 <text:s/>EMENT VOL-02081-05 PP-00935</text:p>
          </table:table-cell>
          <table:table-cell office:value-type="string" calcext:value-type="string">
            <text:p>[]</text:p>
          </table:table-cell>
          <table:table-cell office:value-type="string" calcext:value-type="string">
            <text:p>EMBTES. : ANNA MARIA SUPLICY FUNARO E OUTRA </text:p>
            <text:p>ADVDO. : RUBENS PESTANA DE ANDRADE </text:p>
            <text:p>EMBDO. : BANCO DO BRASIL S/A </text:p>
            <text:p>ADVDOS. : PATRÍCIA NETTO LEÃO E OUTROS</text:p>
          </table:table-cell>
          <table:table-cell office:value-type="string" calcext:value-type="string">
            <text:p>- O AI 400809 ED foi convertido em AI AgR e , posteriormente objeto de Embargos de Declaração rejeitados em 10.06.2003. Número de páginas: (4). Análise:(JBL). Revisão:(CTM/AAF). Inclusão: 08/10/02, (SVF). Alteração: 06/01/05, (MLR). Alteração:02/07/2018, PDR.</text:p>
          </table:table-cell>
          <table:table-cell office:value-type="string" calcext:value-type="string">
            <text:p>[]</text:p>
          </table:table-cell>
          <table:table-cell office:value-type="float" office:value="5138" calcext:value-type="float">
            <text:p>5138</text:p>
          </table:table-cell>
        </table:table-row>
        <table:table-row table:style-name="ro2">
          <table:table-cell office:value-type="float" office:value="5027" calcext:value-type="float">
            <text:p>5027</text:p>
          </table:table-cell>
          <table:table-cell office:value-type="string" calcext:value-type="string">
            <text:p>5e32a52ad0a3cf19aa5bb5ee</text:p>
          </table:table-cell>
          <table:table-cell office:value-type="string" calcext:value-type="string">
            <text:p>AGR AI 382219</text:p>
          </table:table-cell>
          <table:table-cell office:value-type="string" calcext:value-type="string">
            <text:p>DJ 27-09-2002 PP-00127 <text:s/>EMENT VOL-02084-07 PP-01575</text:p>
          </table:table-cell>
          <table:table-cell office:value-type="string" calcext:value-type="string">
            <text:p>[]</text:p>
          </table:table-cell>
          <table:table-cell office:value-type="string" calcext:value-type="string">
            <text:p>AGTE. : FIAT AUTOMÓVEIS S/A </text:p>
            <text:p>ADVDOS. : HÉLIO CARVALHO SANTANA E OUTROS </text:p>
            <text:p>AGDO. : JOSÉ PAULINO DA SILVA </text:p>
            <text:p>ADVDOS. : MÁRCIO AUGUSTO SANTIAGO E OUTROS</text:p>
          </table:table-cell>
          <table:table-cell office:value-type="string" calcext:value-type="string">
            <text:p>O AI 465596 AgR foi objeto dos embargos de declaração rejeitados em 24/08/2004. Número de páginas: (04). Análise:(VAS). Revisão:(RCO). Inclusão: 20/01/03, (MLR). Alteração: 23/09/04, (CFC). Alteração: 10/07/2018, ALS.</text:p>
          </table:table-cell>
          <table:table-cell office:value-type="string" calcext:value-type="string">
            <text:p>[]</text:p>
          </table:table-cell>
          <table:table-cell office:value-type="float" office:value="5325" calcext:value-type="float">
            <text:p>5325</text:p>
          </table:table-cell>
        </table:table-row>
        <table:table-row table:style-name="ro2">
          <table:table-cell office:value-type="float" office:value="5116" calcext:value-type="float">
            <text:p>5116</text:p>
          </table:table-cell>
          <table:table-cell office:value-type="string" calcext:value-type="string">
            <text:p>5e32a601d0a3cf19aa5bb647</text:p>
          </table:table-cell>
          <table:table-cell office:value-type="string" calcext:value-type="string">
            <text:p>AGR AI 381583</text:p>
          </table:table-cell>
          <table:table-cell office:value-type="string" calcext:value-type="string">
            <text:p>DJ 25-10-2002 PP-00055 <text:s/>EMENT VOL-02088-09 PP-01859</text:p>
          </table:table-cell>
          <table:table-cell office:value-type="string" calcext:value-type="string">
            <text:p>[]</text:p>
          </table:table-cell>
          <table:table-cell office:value-type="string" calcext:value-type="string">
            <text:p>AGTE. : ARTHUR FRANCISCO DE SOUZA CALDAS </text:p>
            <text:p>ADVDOS. : PAULO DE ASSIS BRASIL E OUTRO </text:p>
            <text:p>AGDO. : ESTADO DO RIO GRANDE DO SUL </text:p>
            <text:p>ADVDOS. : PGE-RS - YASSODARA CAMOZZATO E OUTROS</text:p>
          </table:table-cell>
          <table:table-cell office:value-type="string" calcext:value-type="string">
            <text:p>O AI 396441 AgR foi objeto de embargos de declaração rejeitados em 22/04/2003. Número de páginas: (07). Análise:(DMV). Revisão:(RCO/AAF). Inclusão: 03/07/03, (MLR). Alteração: 10/06/05, (SVF). Alteração: 18/07/2018, CLS.</text:p>
          </table:table-cell>
          <table:table-cell office:value-type="string" calcext:value-type="string">
            <text:p>[]</text:p>
          </table:table-cell>
          <table:table-cell office:value-type="float" office:value="5370" calcext:value-type="float">
            <text:p>5370</text:p>
          </table:table-cell>
        </table:table-row>
        <table:table-row table:style-name="ro2">
          <table:table-cell office:value-type="float" office:value="5130" calcext:value-type="float">
            <text:p>5130</text:p>
          </table:table-cell>
          <table:table-cell office:value-type="string" calcext:value-type="string">
            <text:p>5e32a623d0a3cf19aa5bb655</text:p>
          </table:table-cell>
          <table:table-cell office:value-type="string" calcext:value-type="string">
            <text:p>AGR AI 222849</text:p>
          </table:table-cell>
          <table:table-cell office:value-type="string" calcext:value-type="string">
            <text:p>DJ 13-09-2002 PP-00087 <text:s/>EMENT VOL-02082-02 PP-00422</text:p>
          </table:table-cell>
          <table:table-cell office:value-type="string" calcext:value-type="string">
            <text:p>[]</text:p>
          </table:table-cell>
          <table:table-cell office:value-type="string" calcext:value-type="string">
            <text:p>AGTE. : JOSÉ MARIA DE MELLO PORTO </text:p>
            <text:p>ADVDOS. : EDUARDO ANTÔNIO DE ALBUQUERQUE COELHO E OUTROS </text:p>
            <text:p>AGDOS. : JORNAL DO BRASIL S/A E OUTROS </text:p>
            <text:p>ADVDOS. : MARCELO MELLO MARTINS E OUTROS</text:p>
          </table:table-cell>
          <table:table-cell office:value-type="string" calcext:value-type="string">
            <text:p>- AI 399530 AgR foi objeto de embargos de declaração rejeitados em 18/05/2004. Número de páginas: (6). Análise: (JBL). Revisão: (CTM/AAF). Inclusão: 27/11/02, (SVF). Alteração: 24/05/05, (MLR). Alteração: 22/06/2018, GIB.</text:p>
          </table:table-cell>
          <table:table-cell office:value-type="string" calcext:value-type="string">
            <text:p>[]</text:p>
          </table:table-cell>
          <table:table-cell office:value-type="float" office:value="5424" calcext:value-type="float">
            <text:p>5424</text:p>
          </table:table-cell>
        </table:table-row>
        <table:table-row table:style-name="ro2">
          <table:table-cell office:value-type="float" office:value="5148" calcext:value-type="float">
            <text:p>5148</text:p>
          </table:table-cell>
          <table:table-cell office:value-type="string" calcext:value-type="string">
            <text:p>5e32a63bd0a3cf19aa5bb667</text:p>
          </table:table-cell>
          <table:table-cell office:value-type="string" calcext:value-type="string">
            <text:p>ED AI 342162</text:p>
          </table:table-cell>
          <table:table-cell office:value-type="string" calcext:value-type="string">
            <text:p>DJ 27-09-2002 PP-00136 <text:s/>EMENT VOL-02084-05 PP-01030</text:p>
          </table:table-cell>
          <table:table-cell office:value-type="string" calcext:value-type="string">
            <text:p>[]</text:p>
          </table:table-cell>
          <table:table-cell office:value-type="string" calcext:value-type="string">
            <text:p>EMBTE. : IRMÃOS SILVA HOTÉIS E TURISMO LTDA </text:p>
            <text:p>ADVDOS. : CARLOS ALEXANDRE DE AZEVEDO CAMPOS E OUTRO </text:p>
            <text:p>EMBDO. : INSTITUTO NACIONAL DO SEGURO SOCIAL - INSS </text:p>
            <text:p>ADVDA. : MARIA PAULA TEPERINO</text:p>
          </table:table-cell>
          <table:table-cell office:value-type="string" calcext:value-type="string">
            <text:p>O AI-481025-AgR foi objeto dos Embargos de Declaração rejeitados em 30/11/2004. Número de páginas: (05). Análise:(JBL). Revisão:(RCO). Inclusão: 15/01/03, (MLR). Alteração: 21/01/05, (MLR). Alteração: 12/07/2018, ALS.</text:p>
          </table:table-cell>
          <table:table-cell office:value-type="string" calcext:value-type="string">
            <text:p>[]</text:p>
          </table:table-cell>
          <table:table-cell office:value-type="float" office:value="5411" calcext:value-type="float">
            <text:p>5411</text:p>
          </table:table-cell>
        </table:table-row>
        <table:table-row table:style-name="ro2">
          <table:table-cell office:value-type="float" office:value="5179" calcext:value-type="float">
            <text:p>5179</text:p>
          </table:table-cell>
          <table:table-cell office:value-type="string" calcext:value-type="string">
            <text:p>5e32a680d0a3cf19aa5bb686</text:p>
          </table:table-cell>
          <table:table-cell office:value-type="string" calcext:value-type="string">
            <text:p>AGR AI 382839</text:p>
          </table:table-cell>
          <table:table-cell office:value-type="string" calcext:value-type="string">
            <text:p>DJ 20-09-2002 PP-00095 <text:s/>EMENT VOL-02083-08 PP-01565</text:p>
          </table:table-cell>
          <table:table-cell office:value-type="string" calcext:value-type="string">
            <text:p>[]</text:p>
          </table:table-cell>
          <table:table-cell office:value-type="string" calcext:value-type="string">
            <text:p>AGTE. : MARCO MÓVEIS E DECORAÇÕES LTDA </text:p>
            <text:p>ADVDOS.: UMILE GARDI JUNIOR E OUTROS </text:p>
            <text:p>AGDO. : HENRIQUE ROSETTI FILHO </text:p>
            <text:p>ADVDOS.: CÉSAR SUYPEENE DE M. DOS SANTOS E OUTROS</text:p>
          </table:table-cell>
          <table:table-cell office:value-type="string" calcext:value-type="string">
            <text:p>O RE 369417 AgR foi objeto de Embargos de Declaração rejeitados em 07/10/2003. O AI 329397 AgR foi objeto dos Embargos Declaratórios rejeitados em 20/04/2004. O AI 345244 AgR foi objeto de Embargos de Declaração rejeitados em 24/11/2004. Número de páginas: (04). Análise:(JBL). Revisão:(CTM/AAF). Inclusão: 11/10/02, (MLR). Alteração: 21/02/05, (SVF). Alteração: 27/06/2018, CLS.</text:p>
          </table:table-cell>
          <table:table-cell office:value-type="string" calcext:value-type="string">
            <text:p>[]</text:p>
          </table:table-cell>
          <table:table-cell office:value-type="float" office:value="5366" calcext:value-type="float">
            <text:p>5366</text:p>
          </table:table-cell>
        </table:table-row>
        <table:table-row table:style-name="ro2">
          <table:table-cell office:value-type="float" office:value="5200" calcext:value-type="float">
            <text:p>5200</text:p>
          </table:table-cell>
          <table:table-cell office:value-type="string" calcext:value-type="string">
            <text:p>5e32a6c6d0a3cf19aa5bb69b</text:p>
          </table:table-cell>
          <table:table-cell office:value-type="string" calcext:value-type="string">
            <text:p>AGR AI 391006</text:p>
          </table:table-cell>
          <table:table-cell office:value-type="string" calcext:value-type="string">
            <text:p>DJ 27-09-2002 PP-00131 <text:s/>EMENT VOL-02084-11 PP-02441</text:p>
          </table:table-cell>
          <table:table-cell office:value-type="string" calcext:value-type="string">
            <text:p>[]</text:p>
          </table:table-cell>
          <table:table-cell office:value-type="string" calcext:value-type="string">
            <text:p>AGTE. : ESTADO DE SÃO PAULO </text:p>
            <text:p>ADV. : PGE - SP - JOSÉ MAURÍCIO CAMARGO DE LAET </text:p>
            <text:p>AGDAS. : FORTALEZA EMPREENDIMENTOS GERAIS LTDA E OUTRA </text:p>
            <text:p>ADVDOS. : JOSÉ YUNES E OUTROS</text:p>
          </table:table-cell>
          <table:table-cell office:value-type="string" calcext:value-type="string">
            <text:p>Obs.: O AI 414284 AgR foi objeto dos Embargos de Declaração rejeitados em 23/09/2003. O AI 447138 AgR foi objeto dos Embargos de Declaração rejeitados em 03/02/2004. O AI 455028 AgR foi objeto dos Embargos de Declaração rejeitados em 15/06/2004. Número de páginas: (05). Análise:(JBL). Revisão:(RCO). Inclusão: 20/01/03, (MLR). Alteração: 06/01/05, (CFC). Alteração: 11/07/2018, ALS.</text:p>
          </table:table-cell>
          <table:table-cell office:value-type="string" calcext:value-type="string">
            <text:p>[]</text:p>
          </table:table-cell>
          <table:table-cell office:value-type="float" office:value="5449" calcext:value-type="float">
            <text:p>5449</text:p>
          </table:table-cell>
        </table:table-row>
        <table:table-row table:style-name="ro2">
          <table:table-cell office:value-type="float" office:value="5207" calcext:value-type="float">
            <text:p>5207</text:p>
          </table:table-cell>
          <table:table-cell office:value-type="string" calcext:value-type="string">
            <text:p>5e32a6e3d0a3cf19aa5bb6a2</text:p>
          </table:table-cell>
          <table:table-cell office:value-type="string" calcext:value-type="string">
            <text:p>AGR AI 300945</text:p>
          </table:table-cell>
          <table:table-cell office:value-type="string" calcext:value-type="string">
            <text:p>DJ 27-09-2002 PP-00125 <text:s/>EMENT VOL-02084-04 PP-00691</text:p>
          </table:table-cell>
          <table:table-cell office:value-type="string" calcext:value-type="string">
            <text:p>[]</text:p>
          </table:table-cell>
          <table:table-cell office:value-type="string" calcext:value-type="string">
            <text:p>AGTE. : ESTADO DE MATO GROSSO DO SUL </text:p>
            <text:p>ADVDOS. : PGE-MS - ULISSES SCHWARZ VIANA E OUTROS </text:p>
            <text:p>AGDOS. : JORGE EDGARD JUDICE TEIXEIRA E OUTROS </text:p>
            <text:p>ADVDA. : CRISTINA CIBELE DE SOUZA SERENZA</text:p>
          </table:table-cell>
          <table:table-cell office:value-type="string" calcext:value-type="string">
            <text:p>Obs.: O AI 409459 AgR foi objeto de Embargos de Declaração rejeitados em 16.09.2003. O AI 478436 AgR foi objeto dos Embargos de Declaração rejeitados em 08/06/2004. O AI 300945 AgR foi objeto dos Embargos de Declaração rejeitados em 04/05/2004. O AI 471409 AgR foi objeto dos Embargos de Declaração rejeitados em 04/05/2004. Número de páginas: (05). Análise:(VAS). Revisão:(RCO). Inclusão: 20/01/03, (MLR). Alteração: 07/11/04, (MLR). Alteração: 06/07/2018, ALS.</text:p>
          </table:table-cell>
          <table:table-cell office:value-type="string" calcext:value-type="string">
            <text:p>[]</text:p>
          </table:table-cell>
          <table:table-cell office:value-type="float" office:value="5457" calcext:value-type="float">
            <text:p>5457</text:p>
          </table:table-cell>
        </table:table-row>
        <table:table-row table:style-name="ro2">
          <table:table-cell office:value-type="float" office:value="5232" calcext:value-type="float">
            <text:p>5232</text:p>
          </table:table-cell>
          <table:table-cell office:value-type="string" calcext:value-type="string">
            <text:p>5e32a713d0a3cf19aa5bb6bb</text:p>
          </table:table-cell>
          <table:table-cell office:value-type="string" calcext:value-type="string">
            <text:p>AGR RE 270479</text:p>
          </table:table-cell>
          <table:table-cell office:value-type="string" calcext:value-type="string">
            <text:p>DJ 04-10-2002 PP-00114 <text:s/>EMENT VOL-02085-03 PP-00595</text:p>
          </table:table-cell>
          <table:table-cell office:value-type="string" calcext:value-type="string">
            <text:p>[]</text:p>
          </table:table-cell>
          <table:table-cell office:value-type="string" calcext:value-type="string">
            <text:p>AGTE. : UNIÃO FEDERAL </text:p>
            <text:p>ADVDOS. : PFN - LUCIANA MOREIRA GOMES E OUTRO </text:p>
            <text:p>AGDA. : SPA - SISTEMA DE PLANEJAMENTO E ANÁLISE S/A </text:p>
            <text:p>ADVDOS. : GLÁUCIA DE ALMEIDA SILVA E OUTROS</text:p>
          </table:table-cell>
          <table:table-cell office:value-type="string" calcext:value-type="string">
            <text:p>- O RE 270479 AgR-ED foi objeto de embargos de declaração acolhidos com efeito modificativo em 07/06/2011. Número de páginas: (04). Análise:(DMV). Revisão:(RCO/AAF). Inclusão: 17/12/02, (SVF). Alteração: 19/12/02, (SVF). Alteração: 04/07/2018, JRM.</text:p>
          </table:table-cell>
          <table:table-cell office:value-type="string" calcext:value-type="string">
            <text:p>[]</text:p>
          </table:table-cell>
          <table:table-cell office:value-type="float" office:value="5504" calcext:value-type="float">
            <text:p>5504</text:p>
          </table:table-cell>
        </table:table-row>
        <table:table-row table:style-name="ro2">
          <table:table-cell office:value-type="float" office:value="5236" calcext:value-type="float">
            <text:p>5236</text:p>
          </table:table-cell>
          <table:table-cell office:value-type="string" calcext:value-type="string">
            <text:p>5e32a723d0a3cf19aa5bb6bf</text:p>
          </table:table-cell>
          <table:table-cell office:value-type="string" calcext:value-type="string">
            <text:p>AGR AI 382202</text:p>
          </table:table-cell>
          <table:table-cell office:value-type="string" calcext:value-type="string">
            <text:p>DJ 04-10-2002 PP-00121 <text:s/>EMENT VOL-02085-08 PP-01555</text:p>
          </table:table-cell>
          <table:table-cell office:value-type="string" calcext:value-type="string">
            <text:p>[]</text:p>
          </table:table-cell>
          <table:table-cell office:value-type="string" calcext:value-type="string">
            <text:p>AGTE. : ESTADO DE SÃO PAULO </text:p>
            <text:p>ADVDO. : PGE-SP - JOSÉ MAURÍCIO CAMARGO DE LAET </text:p>
            <text:p>AGDO. : PILOTO MADEIRAS, COMPENSADOS E TRANSPORTES LTDA </text:p>
            <text:p>ADVDA. : EUNICE DE BRITTO COSTA</text:p>
          </table:table-cell>
          <table:table-cell office:value-type="string" calcext:value-type="string">
            <text:p>- Obs.: O RE 354083 AgR foi objeto de embargos, rejeitados em 28.10.2003. O AI 386847 AgR foi objeto dos Embargos de Declaração rejeitados em 29/06/2004. Número de páginas: (04). Análise:(JBL). Revisão:(CTM). Inclusão: 09/12/02, (SVF). Alteração: 24/08/04, (MLR). Alteração: 03/07/2018, JRM.</text:p>
          </table:table-cell>
          <table:table-cell office:value-type="string" calcext:value-type="string">
            <text:p>[]</text:p>
          </table:table-cell>
          <table:table-cell office:value-type="float" office:value="5516" calcext:value-type="float">
            <text:p>5516</text:p>
          </table:table-cell>
        </table:table-row>
        <table:table-row table:style-name="ro2">
          <table:table-cell office:value-type="float" office:value="5239" calcext:value-type="float">
            <text:p>5239</text:p>
          </table:table-cell>
          <table:table-cell office:value-type="string" calcext:value-type="string">
            <text:p>5e32a723d0a3cf19aa5bb6c2</text:p>
          </table:table-cell>
          <table:table-cell office:value-type="string" calcext:value-type="string">
            <text:p>AGR AI 386873</text:p>
          </table:table-cell>
          <table:table-cell office:value-type="string" calcext:value-type="string">
            <text:p>DJ 04-10-2002 PP-00122 <text:s/>EMENT VOL-02085-08 PP-01629</text:p>
          </table:table-cell>
          <table:table-cell office:value-type="string" calcext:value-type="string">
            <text:p>[]</text:p>
          </table:table-cell>
          <table:table-cell office:value-type="string" calcext:value-type="string">
            <text:p>AGTE. : BANCO DO ESTADO DE SÃO PAULO S/A - BANESPA </text:p>
            <text:p>ADVDOS. : MAURÍLIO MOREIRA SAMPAIO E OUTROS </text:p>
            <text:p>AGDOS. : ESPÓLIO DE ANTÔNIO CARVALHO NETO E OUTRA </text:p>
            <text:p>ADVDOS. : JOÃO BAPTISTA MONTEIRO E OUTRA</text:p>
          </table:table-cell>
          <table:table-cell office:value-type="string" calcext:value-type="string">
            <text:p>Obs.: - O RE 367157 AgR foi objeto dos Embargos de Declaração rejeitados em 24/06/2003. - O RE 373078 AgR foi objeto dos Embargos de Declaração rejeitados em 10/02/2004. Número de páginas: (05). Análise:(VAS). Revisão:(RCO). Inclusão: 13/01/03, (MLR). Alteração: 11/01/05, (JAC). Alteração: 03/07/2018, JRM.</text:p>
          </table:table-cell>
          <table:table-cell office:value-type="string" calcext:value-type="string">
            <text:p>[]</text:p>
          </table:table-cell>
          <table:table-cell office:value-type="float" office:value="5513" calcext:value-type="float">
            <text:p>5513</text:p>
          </table:table-cell>
        </table:table-row>
        <table:table-row table:style-name="ro5">
          <table:table-cell office:value-type="float" office:value="5312" calcext:value-type="float">
            <text:p>5312</text:p>
          </table:table-cell>
          <table:table-cell office:value-type="string" calcext:value-type="string">
            <text:p>5e32a7a8d0a3cf19aa5bb70b</text:p>
          </table:table-cell>
          <table:table-cell office:value-type="string" calcext:value-type="string">
            <text:p>AGR AI 380637</text:p>
          </table:table-cell>
          <table:table-cell office:value-type="string" calcext:value-type="string">
            <text:p>DJ 04-10-2002 PP-00112 <text:s/>EMENT VOL-02085-08 PP-01537</text:p>
          </table:table-cell>
          <table:table-cell office:value-type="string" calcext:value-type="string">
            <text:p>[]</text:p>
          </table:table-cell>
          <table:table-cell office:value-type="string" calcext:value-type="string">
            <text:p>AGTE. : SINDICATO DOS AUXILIARES DE ADMINISTRAÇÃO ESCOLAR DO RIO DE JANEIRO </text:p>
            <text:p>ADVDOS. : MANOEL MARTINS E OUTROS </text:p>
            <text:p>AGDO. : MINISTÉRIO PÚBLICO DO TRABALHO</text:p>
          </table:table-cell>
          <table:table-cell office:value-type="string" calcext:value-type="string">
            <text:p>Obs.: - O AI 448500 AgR foi objeto de embargos de Declaração rejeitados em 25.11.2003. Obs.: - O AI 461760 AgR foi objeto dos Embargos de Declaração rejeitados em 23/03/2004. Número de páginas: (04). Análise:(JBL). Revisão:(RCO/AAF). Inclusão: 14/03/03, (SVF). Alteração: 14/02/05, (JAC). Alteração: 03/07/2018, JRM.</text:p>
          </table:table-cell>
          <table:table-cell office:value-type="string" calcext:value-type="string">
            <text:p>[]</text:p>
          </table:table-cell>
          <table:table-cell office:value-type="float" office:value="5569" calcext:value-type="float">
            <text:p>5569</text:p>
          </table:table-cell>
        </table:table-row>
        <table:table-row table:style-name="ro2">
          <table:table-cell office:value-type="float" office:value="5368" calcext:value-type="float">
            <text:p>5368</text:p>
          </table:table-cell>
          <table:table-cell office:value-type="string" calcext:value-type="string">
            <text:p>5e32a812d0a3cf19aa5bb743</text:p>
          </table:table-cell>
          <table:table-cell office:value-type="string" calcext:value-type="string">
            <text:p>AGR AI 391280</text:p>
          </table:table-cell>
          <table:table-cell office:value-type="string" calcext:value-type="string">
            <text:p>DJ 08-11-2002 PP-00049 <text:s/>EMENT VOL-02090-10 PP-02107</text:p>
          </table:table-cell>
          <table:table-cell office:value-type="string" calcext:value-type="string">
            <text:p>[]</text:p>
          </table:table-cell>
          <table:table-cell office:value-type="string" calcext:value-type="string">
            <text:p>AGTE. : TEKSID DO BRASIL LTDA </text:p>
            <text:p>ADVDOS. : HÉLIO CARVALHO SANTANA E OUTROS </text:p>
            <text:p>AGDO. : JOSÉ RICARDO SIQUEIRA </text:p>
            <text:p>ADVDOS. : JOSÉ LUCIANO FERREIRA E OUTROS</text:p>
          </table:table-cell>
          <table:table-cell office:value-type="string" calcext:value-type="string">
            <text:p>Obs: O AI 429880 AgR foi objeto dos Embargos de Declaração rejeitados em 28/10/2003. Número de páginas: (06). Análise:(CRJ). Revisão:(COF/AAF). Inclusão: 12/03/03, (MLR). Alteração: 07/06/04, (NAL). Alteração: 19/02/2019, HAC.</text:p>
          </table:table-cell>
          <table:table-cell office:value-type="string" calcext:value-type="string">
            <text:p>[]</text:p>
          </table:table-cell>
          <table:table-cell office:value-type="float" office:value="5607" calcext:value-type="float">
            <text:p>5607</text:p>
          </table:table-cell>
        </table:table-row>
        <table:table-row table:style-name="ro2">
          <table:table-cell office:value-type="float" office:value="5381" calcext:value-type="float">
            <text:p>5381</text:p>
          </table:table-cell>
          <table:table-cell office:value-type="string" calcext:value-type="string">
            <text:p>5e32a85dd0a3cf19aa5bb750</text:p>
          </table:table-cell>
          <table:table-cell office:value-type="string" calcext:value-type="string">
            <text:p>AGR AI 277115</text:p>
          </table:table-cell>
          <table:table-cell office:value-type="string" calcext:value-type="string">
            <text:p>DJ 27-09-2002 PP-00098 <text:s/>EMENT VOL-02084-03 PP-00524</text:p>
          </table:table-cell>
          <table:table-cell office:value-type="string" calcext:value-type="string">
            <text:p>[]</text:p>
          </table:table-cell>
          <table:table-cell office:value-type="string" calcext:value-type="string">
            <text:p>AGTE. : BANCO ABN AMRO REAL S/A </text:p>
            <text:p>ADVDOS. : A C. ALVES DINIZ E OUTROS </text:p>
            <text:p>AGDO. : LUIZ CARLOS SEIBT </text:p>
            <text:p>ADV. : CHARLES EMIL MACHADO MARTINS</text:p>
          </table:table-cell>
          <table:table-cell office:value-type="string" calcext:value-type="string">
            <text:p>O AI 320314 AgR foi objeto de embargos de declaração rejeitados em 10/12/2002. O AI 220742 AgR foi objeto de embargos de declaração rejeitados em 14/06/2005. Número de páginas: (06). Análise:(RCO). Revisão:(AAF). Inclusão: 03/12/02, (SVF). Alteração: 31/08/05, (MLR). Alteração: 05/07/2018, ALS.</text:p>
          </table:table-cell>
          <table:table-cell office:value-type="string" calcext:value-type="string">
            <text:p>[]</text:p>
          </table:table-cell>
          <table:table-cell office:value-type="float" office:value="5593" calcext:value-type="float">
            <text:p>5593</text:p>
          </table:table-cell>
        </table:table-row>
        <table:table-row table:style-name="ro2">
          <table:table-cell office:value-type="float" office:value="5391" calcext:value-type="float">
            <text:p>5391</text:p>
          </table:table-cell>
          <table:table-cell office:value-type="string" calcext:value-type="string">
            <text:p>5e32a895d0a3cf19aa5bb75a</text:p>
          </table:table-cell>
          <table:table-cell office:value-type="string" calcext:value-type="string">
            <text:p>RE 210876</text:p>
          </table:table-cell>
          <table:table-cell office:value-type="string" calcext:value-type="string">
            <text:p>DJ 08-11-2002 PP-00026 <text:s/>EMENT VOL-02090-04 PP-00723</text:p>
          </table:table-cell>
          <table:table-cell office:value-type="string" calcext:value-type="string">
            <text:p>[]</text:p>
          </table:table-cell>
          <table:table-cell office:value-type="string" calcext:value-type="string">
            <text:p>RECTE. : MARCOPOLO S/A - CARROCERIAS E ÔNIBUS </text:p>
            <text:p>ADVDOS. : NESTOR ANTONIO PEROTTONI E OUTRA </text:p>
            <text:p>RECDO. : ESTADO DO RIO GRANDE DO SUL </text:p>
            <text:p>ADVDOS. : PGE-RS - SÉRGIO VIANA SEVERO E OUTRO</text:p>
          </table:table-cell>
          <table:table-cell office:value-type="string" calcext:value-type="string">
            <text:p>O RE 210876 foi objeto de embargos de declaração desprovido em 08/05/2003. Veja ajuste nº 1, do SINIEF Número de páginas: (11). Análise:(DMV). Revisão:(FLO/AAF). Inclusão: 16/07/03, (MLR). Alteração: 15/06/05, (SVF). Alteração: 25/02/2019, HAC.</text:p>
          </table:table-cell>
          <table:table-cell office:value-type="string" calcext:value-type="string">
            <text:p>[]</text:p>
          </table:table-cell>
          <table:table-cell office:value-type="float" office:value="5650" calcext:value-type="float">
            <text:p>5650</text:p>
          </table:table-cell>
        </table:table-row>
        <table:table-row table:style-name="ro2">
          <table:table-cell office:value-type="float" office:value="5392" calcext:value-type="float">
            <text:p>5392</text:p>
          </table:table-cell>
          <table:table-cell office:value-type="string" calcext:value-type="string">
            <text:p>5e32a895d0a3cf19aa5bb75b</text:p>
          </table:table-cell>
          <table:table-cell office:value-type="string" calcext:value-type="string">
            <text:p>AGR AI 384483</text:p>
          </table:table-cell>
          <table:table-cell office:value-type="string" calcext:value-type="string">
            <text:p>DJ 04-10-2002 PP-00121 <text:s/>EMENT VOL-02085-08 PP-01581</text:p>
          </table:table-cell>
          <table:table-cell office:value-type="string" calcext:value-type="string">
            <text:p>[]</text:p>
          </table:table-cell>
          <table:table-cell office:value-type="string" calcext:value-type="string">
            <text:p>AGTE. : ARLETE PERERO PREVITALLI </text:p>
            <text:p>ADVDOS. : MARCO ANTONIO INNOCENTI E OUTROS </text:p>
            <text:p>AGDO. : ESTADO DE SÃO PAULO </text:p>
            <text:p>ADVDO. : PGE-SP - JOÃO LUIZ DA ROCHA VIDAL</text:p>
          </table:table-cell>
          <table:table-cell office:value-type="string" calcext:value-type="string">
            <text:p>O AI 490916 AgR foi objeto de embargos de declaração rejeitados em 15/02/2005. Número de páginas: (05). Análise:(JBL). Inclusão: 19/02/03, (SVF). Alteração: 27/05/05, (SVF). Alteração: 03/07/2018, JRM.</text:p>
          </table:table-cell>
          <table:table-cell office:value-type="string" calcext:value-type="string">
            <text:p>[]</text:p>
          </table:table-cell>
          <table:table-cell office:value-type="float" office:value="5660" calcext:value-type="float">
            <text:p>5660</text:p>
          </table:table-cell>
        </table:table-row>
        <table:table-row table:style-name="ro2">
          <table:table-cell office:value-type="float" office:value="5405" calcext:value-type="float">
            <text:p>5405</text:p>
          </table:table-cell>
          <table:table-cell office:value-type="string" calcext:value-type="string">
            <text:p>5e32a89bd0a3cf19aa5bb768</text:p>
          </table:table-cell>
          <table:table-cell office:value-type="string" calcext:value-type="string">
            <text:p>AGR AI 352496</text:p>
          </table:table-cell>
          <table:table-cell office:value-type="string" calcext:value-type="string">
            <text:p>DJ 21-02-2003 PP-00000 <text:s/>EMENT VOL-02099-07 PP-01288</text:p>
          </table:table-cell>
          <table:table-cell office:value-type="string" calcext:value-type="string">
            <text:p>[]</text:p>
          </table:table-cell>
          <table:table-cell office:value-type="string" calcext:value-type="string">
            <text:p>AGTE. : JOSÉ GERALDO DA SILVA </text:p>
            <text:p>ADVDOS. : ENIR BRAGA E OUTROS </text:p>
            <text:p>AGDO. : ORÁCIO CÉSAR DA FONSECA </text:p>
            <text:p>ADVDOS. : GASTÃO DE BEM E OUTROS</text:p>
          </table:table-cell>
          <table:table-cell office:value-type="string" calcext:value-type="string">
            <text:p>Obs.: O AI 352496 AgR foi objeto dos Embargos de Declaração rejeitados em 25/05/2004. O AI 352497 AgR foi objeto dos Embargos de Declaração rejeitados em 28/09/2004. Número de páginas: (13). Análise:(MML). Revisão:(AAF). Inclusão: 06/06/03, (SVF). Alteração: 06/12/04, (CFC). Alteração: 03/09/2018, ALS.</text:p>
          </table:table-cell>
          <table:table-cell office:value-type="string" calcext:value-type="string">
            <text:p>[]</text:p>
          </table:table-cell>
          <table:table-cell office:value-type="float" office:value="5769" calcext:value-type="float">
            <text:p>5769</text:p>
          </table:table-cell>
        </table:table-row>
        <table:table-row table:style-name="ro2">
          <table:table-cell office:value-type="float" office:value="5413" calcext:value-type="float">
            <text:p>5413</text:p>
          </table:table-cell>
          <table:table-cell office:value-type="string" calcext:value-type="string">
            <text:p>5e32a8a8d0a3cf19aa5bb770</text:p>
          </table:table-cell>
          <table:table-cell office:value-type="string" calcext:value-type="string">
            <text:p>AGR RE 345003</text:p>
          </table:table-cell>
          <table:table-cell office:value-type="string" calcext:value-type="string">
            <text:p>DJ 14-11-2002 PP-00051 <text:s/>EMENT VOL-02091-08 PP-01595</text:p>
          </table:table-cell>
          <table:table-cell office:value-type="string" calcext:value-type="string">
            <text:p>[]</text:p>
          </table:table-cell>
          <table:table-cell office:value-type="string" calcext:value-type="string">
            <text:p>AGTE. : EUCATEX S/A INDÚSTRIA E COMÉRCIO </text:p>
            <text:p>ADVDOS. : ROBERTO ELIAS CURY E OUTROS </text:p>
            <text:p>AGDO. : MUNICÍPIO DA ESTÂNCIA TURÍSTICA DE ITÚ </text:p>
            <text:p>ADVDA. : VERA NUNES DE OLIVEIRA</text:p>
          </table:table-cell>
          <table:table-cell office:value-type="string" calcext:value-type="string">
            <text:p>- O RE 345003 AgR foi objeto de embargos de declaração rejeitados em 25/03/2003. Número de páginas: (6). Análise:(ANA). Revisão:(COF/AAF). Inclusão: 10/12/02, (SVF). Alteração: 02/08/05, (AAS). Alteração: 25/07/2018, PDR.</text:p>
          </table:table-cell>
          <table:table-cell office:value-type="string" calcext:value-type="string">
            <text:p>[]</text:p>
          </table:table-cell>
          <table:table-cell office:value-type="float" office:value="5759" calcext:value-type="float">
            <text:p>5759</text:p>
          </table:table-cell>
        </table:table-row>
        <table:table-row table:style-name="ro6">
          <table:table-cell office:value-type="float" office:value="5419" calcext:value-type="float">
            <text:p>5419</text:p>
          </table:table-cell>
          <table:table-cell office:value-type="string" calcext:value-type="string">
            <text:p>5e32a8b6d0a3cf19aa5bb776</text:p>
          </table:table-cell>
          <table:table-cell office:value-type="string" calcext:value-type="string">
            <text:p>AGR RE 255516</text:p>
          </table:table-cell>
          <table:table-cell office:value-type="string" calcext:value-type="string">
            <text:p>DJ 11-10-2002 PP-00041 <text:s/>EMENT VOL-02086-03 PP-00395</text:p>
          </table:table-cell>
          <table:table-cell office:value-type="string" calcext:value-type="string">
            <text:p>[]</text:p>
          </table:table-cell>
          <table:table-cell office:value-type="string" calcext:value-type="string">
            <text:p>AGTE. : ESTADO DO CEARÁ </text:p>
            <text:p>ADVDOS. : PGE-CE - GERARDO RODRIGUES DE ALBUQUERQUE </text:p>
            <text:p> FILHO E OUTROS </text:p>
            <text:p>AGDOS. : FRANCISCO PEREIRA GONDIM E OUTROS </text:p>
            <text:p>ADVDOS. : LUCIANO BRASILEIRO DE OLIVEIRA E OUTROS</text:p>
          </table:table-cell>
          <table:table-cell office:value-type="string" calcext:value-type="string">
            <text:p>Obs.: Substituição do relator Ministro Carlos Velloso de acordo com o inc.I, art.37 do RISTF. Número de páginas: (4). Análise: (JBL). Revisão: (RCO/AAF). Inclusão: 13/03/03, (SVF). Alteração: 06/07/2018, GIB.</text:p>
          </table:table-cell>
          <table:table-cell office:value-type="string" calcext:value-type="string">
            <text:p>[]</text:p>
          </table:table-cell>
          <table:table-cell office:value-type="float" office:value="5745" calcext:value-type="float">
            <text:p>5745</text:p>
          </table:table-cell>
        </table:table-row>
        <table:table-row table:style-name="ro6">
          <table:table-cell office:value-type="float" office:value="5462" calcext:value-type="float">
            <text:p>5462</text:p>
          </table:table-cell>
          <table:table-cell office:value-type="string" calcext:value-type="string">
            <text:p>5e32a8f4d0a3cf19aa5bb7a1</text:p>
          </table:table-cell>
          <table:table-cell office:value-type="string" calcext:value-type="string">
            <text:p>AGR AI 388076</text:p>
          </table:table-cell>
          <table:table-cell office:value-type="string" calcext:value-type="string">
            <text:p>DJ 11-10-2002 PP-00038 <text:s/>EMENT VOL-02086-06 PP-01003</text:p>
          </table:table-cell>
          <table:table-cell office:value-type="string" calcext:value-type="string">
            <text:p>[]</text:p>
          </table:table-cell>
          <table:table-cell office:value-type="string" calcext:value-type="string">
            <text:p>AGTE. : INSTITUTO DE PREVIDÊNCIA DO LEGISLATIVO DO ESTADO DE </text:p>
            <text:p> MINAS GERAIS </text:p>
            <text:p>ADVDOS. : JOÃO HENRIQUE RENAULT E OUTROS </text:p>
            <text:p>AGDO. : MUNICÍPIO DE BELO HORIZONTE </text:p>
            <text:p>AGDO. : ROBINSON NEVES FILHO</text:p>
          </table:table-cell>
          <table:table-cell office:value-type="string" calcext:value-type="string">
            <text:p>- O AI 388076 AgR foi objeto de embargos de declaração rejeitados em 17/12/2002. Número de páginas: (06). Análise: (DMV). Revisão: (RCO/AAF). Inclusão: 05/05/03, (MLR). Alteração: 02/03/06, (SVF). Alteração: 04/07/2018, GIB.</text:p>
          </table:table-cell>
          <table:table-cell office:value-type="string" calcext:value-type="string">
            <text:p>[]</text:p>
          </table:table-cell>
          <table:table-cell office:value-type="float" office:value="5702" calcext:value-type="float">
            <text:p>5702</text:p>
          </table:table-cell>
        </table:table-row>
        <table:table-row table:style-name="ro2">
          <table:table-cell office:value-type="float" office:value="5497" calcext:value-type="float">
            <text:p>5497</text:p>
          </table:table-cell>
          <table:table-cell office:value-type="string" calcext:value-type="string">
            <text:p>5e32a935d0a3cf19aa5bb7c4</text:p>
          </table:table-cell>
          <table:table-cell office:value-type="string" calcext:value-type="string">
            <text:p>AGR AI 351042</text:p>
          </table:table-cell>
          <table:table-cell office:value-type="string" calcext:value-type="string">
            <text:p>DJ 11-10-2002 PP-00040 <text:s/>EMENT VOL-02086-05 PP-00854</text:p>
          </table:table-cell>
          <table:table-cell office:value-type="string" calcext:value-type="string">
            <text:p>[]</text:p>
          </table:table-cell>
          <table:table-cell office:value-type="string" calcext:value-type="string">
            <text:p>AGTE. : UNIÃO </text:p>
            <text:p>ADVDA. : PFN - LUCIANA MOREIRA GOMES </text:p>
            <text:p>AGDA. : BRAMI METALÚRGICA LTDA </text:p>
            <text:p>ADVDOS. : JOSÉ OSVALDO CORRÊA E OUTROS</text:p>
          </table:table-cell>
          <table:table-cell office:value-type="string" calcext:value-type="string">
            <text:p>- O AI 375960 AgR foi objeto de embargos de declaração acolhidos em 18/03/2008. Número de páginas: (05). Análise: (JBL). Revisão: (CTM). Inclusão: 09/01/03, (MLR). Alteração: 30/01/03, (SVF). Alteração: 04/07/2018, GIB.</text:p>
          </table:table-cell>
          <table:table-cell office:value-type="string" calcext:value-type="string">
            <text:p>[]</text:p>
          </table:table-cell>
          <table:table-cell office:value-type="float" office:value="5671" calcext:value-type="float">
            <text:p>5671</text:p>
          </table:table-cell>
        </table:table-row>
        <table:table-row table:style-name="ro6">
          <table:table-cell office:value-type="float" office:value="5555" calcext:value-type="float">
            <text:p>5555</text:p>
          </table:table-cell>
          <table:table-cell office:value-type="string" calcext:value-type="string">
            <text:p>5e32a9a5d0a3cf19aa5bb7fe</text:p>
          </table:table-cell>
          <table:table-cell office:value-type="string" calcext:value-type="string">
            <text:p>AGR AI 282422</text:p>
          </table:table-cell>
          <table:table-cell office:value-type="string" calcext:value-type="string">
            <text:p>DJ 18-10-2002 PP-00040 <text:s/>EMENT VOL-02087-02 PP-00416</text:p>
          </table:table-cell>
          <table:table-cell office:value-type="string" calcext:value-type="string">
            <text:p>[]</text:p>
          </table:table-cell>
          <table:table-cell office:value-type="string" calcext:value-type="string">
            <text:p>AGTE. : SINDICATOS DOS EMPREGADOS EM ESTABELECIMENTOS </text:p>
            <text:p> BANCÁRIOS DO MUNÍCIPIO DO RIO DE JANEIRO </text:p>
            <text:p>ADVDOS. : JOSÉ EYMARD LOGUERCIO E OUTROS </text:p>
            <text:p>AGDO. : BANCO ITAÚ S/A </text:p>
            <text:p>ADVDOS. : VICTOR RUSSOMANO JÚNIOR E OUTROS</text:p>
          </table:table-cell>
          <table:table-cell office:value-type="string" calcext:value-type="string">
            <text:p>Obs.: O AI 342352 AgR foi objeto dos AI-AgR-ED rejeitados em 10/06/2003. Os AI 308672 AgR e AI 249018 AgR foram objeto dos AI-AgR-ED rejeitados em 19/08/2002 e 09/09/2003, respectivamente. O AI 225081 AgR foi objeto dos AI-AgR-ED rejeitados em 07/10/2003. O AI 293508 AgR foi objeto dos AI-AgR-ED rejeitados em 07/10/2003. O AI 416351 AgR foi objeto de embargos, rejeitados em 30/09/2003. Número de páginas: (05). Análise:(RCO). Revisão:(). Inclusão: 12/03/03, (MLR). Alteração: 10/09/04, (NT). Alteração: 10/07/2018, JLS.</text:p>
          </table:table-cell>
          <table:table-cell office:value-type="string" calcext:value-type="string">
            <text:p>[]</text:p>
          </table:table-cell>
          <table:table-cell office:value-type="float" office:value="5871" calcext:value-type="float">
            <text:p>5871</text:p>
          </table:table-cell>
        </table:table-row>
        <table:table-row table:style-name="ro2">
          <table:table-cell office:value-type="float" office:value="5561" calcext:value-type="float">
            <text:p>5561</text:p>
          </table:table-cell>
          <table:table-cell office:value-type="string" calcext:value-type="string">
            <text:p>5e32a9a9d0a3cf19aa5bb804</text:p>
          </table:table-cell>
          <table:table-cell office:value-type="string" calcext:value-type="string">
            <text:p>AGR RE 318944</text:p>
          </table:table-cell>
          <table:table-cell office:value-type="string" calcext:value-type="string">
            <text:p>DJ 31-10-2002 PP-00029 <text:s/>EMENT VOL-02089-03 PP-00425</text:p>
          </table:table-cell>
          <table:table-cell office:value-type="string" calcext:value-type="string">
            <text:p>[]</text:p>
          </table:table-cell>
          <table:table-cell office:value-type="string" calcext:value-type="string">
            <text:p>AGTE. : ESTADO DE MATO GROSSO </text:p>
            <text:p>ADVDO. : PGE - MT - ROGÉRIO LUIZ GALLO </text:p>
            <text:p>AGDA. : NANCI APARECIDA DAL POZZO DOS SANTOS - ME </text:p>
            <text:p>ADVDOS : AARÃO LINCOLN SICUTO E OUTRA</text:p>
          </table:table-cell>
          <table:table-cell office:value-type="string" calcext:value-type="string">
            <text:p>- O AI 252893 AgR foi objeto de embargos de declaração rejeitados em 28/06/2005. - O AI 343804 AgR foi objeto de embargos de declaração recebidos em 23/08/2005. Número de páginas: (04). Análise:(JBL). Revisão:(CTM/AAF). Inclusão: 16/12/02, (MLR). Alteração: 29/09/05, (MLR). Alteração: 10/08/2018, JRM.</text:p>
          </table:table-cell>
          <table:table-cell office:value-type="string" calcext:value-type="string">
            <text:p>[]</text:p>
          </table:table-cell>
          <table:table-cell office:value-type="float" office:value="5864" calcext:value-type="float">
            <text:p>5864</text:p>
          </table:table-cell>
        </table:table-row>
        <table:table-row table:style-name="ro6">
          <table:table-cell office:value-type="float" office:value="5602" calcext:value-type="float">
            <text:p>5602</text:p>
          </table:table-cell>
          <table:table-cell office:value-type="string" calcext:value-type="string">
            <text:p>5e32a9e5d0a3cf19aa5bb82d</text:p>
          </table:table-cell>
          <table:table-cell office:value-type="string" calcext:value-type="string">
            <text:p>AGR AI 282376</text:p>
          </table:table-cell>
          <table:table-cell office:value-type="string" calcext:value-type="string">
            <text:p>DJ 18-10-2002 PP-00040 <text:s/>EMENT VOL-02087-02 PP-00411</text:p>
          </table:table-cell>
          <table:table-cell office:value-type="string" calcext:value-type="string">
            <text:p>[]</text:p>
          </table:table-cell>
          <table:table-cell office:value-type="string" calcext:value-type="string">
            <text:p>AGTE. : BANCO INDUSTRIAL E COMERCIAL S/A </text:p>
            <text:p>ADVDOS. : CRISTIANA RODRIGUES GONTIJO E OUTROS </text:p>
            <text:p>AGDO. : SINDICATO DOS EMPREGADOS EM ESTABELECIMENTOS </text:p>
            <text:p> BANCÁRIOS DE BRASÍLIA </text:p>
            <text:p>ADVDOS. : JOSÉ EYMARD LOGUERCIO E OUTROS</text:p>
          </table:table-cell>
          <table:table-cell office:value-type="string" calcext:value-type="string">
            <text:p>Os AI 293528 AgR e AI 329876 AgR foram objeto de embargos de declaração rejeitados em 30/05/2003. Número de páginas: (05). Análise:(RCO). Revisão:(AAF). Inclusão: 12/03/03, (MLR). Alteração: 03/05/05, (SVF). Alteração: 10/07/2018, JLS.</text:p>
          </table:table-cell>
          <table:table-cell office:value-type="string" calcext:value-type="string">
            <text:p>[]</text:p>
          </table:table-cell>
          <table:table-cell office:value-type="float" office:value="5837" calcext:value-type="float">
            <text:p>5837</text:p>
          </table:table-cell>
        </table:table-row>
        <table:table-row table:style-name="ro2">
          <table:table-cell office:value-type="float" office:value="5654" calcext:value-type="float">
            <text:p>5654</text:p>
          </table:table-cell>
          <table:table-cell office:value-type="string" calcext:value-type="string">
            <text:p>5e32aa42d0a3cf19aa5bb861</text:p>
          </table:table-cell>
          <table:table-cell office:value-type="string" calcext:value-type="string">
            <text:p>AGR AI 394067</text:p>
          </table:table-cell>
          <table:table-cell office:value-type="string" calcext:value-type="string">
            <text:p>DJ 31-10-2002 PP-00037 <text:s/>EMENT VOL-02089-07 PP-01290</text:p>
          </table:table-cell>
          <table:table-cell office:value-type="string" calcext:value-type="string">
            <text:p>[]</text:p>
          </table:table-cell>
          <table:table-cell office:value-type="string" calcext:value-type="string">
            <text:p>AGTES. : ALORY SANTOS PEREIRA E OUTROS </text:p>
            <text:p>ADVDO. : JORGE LUIS FREITAS DA FONSECA </text:p>
            <text:p>AGDOS. : ASSOCIAÇÃO DOS MECÂNICOS DE VÔO DA VARIG E OUTRO </text:p>
            <text:p>ADVDOS. : ROGÉRIO KAHN E OUTROS</text:p>
          </table:table-cell>
          <table:table-cell office:value-type="string" calcext:value-type="string">
            <text:p>- O AI 394067 AgR foi objeto dos Embargos de Declaração rejeitados em 17/12/2002. Número de páginas: (05). Análise:(JBL). Revisão:(RCO/AAF). Inclusão: 06/03/03, (MLD). Alteração: 19/04/05, (MLR). Alteração: 08/08/2018, JRM.</text:p>
          </table:table-cell>
          <table:table-cell office:value-type="string" calcext:value-type="string">
            <text:p>[]</text:p>
          </table:table-cell>
          <table:table-cell office:value-type="float" office:value="5968" calcext:value-type="float">
            <text:p>5968</text:p>
          </table:table-cell>
        </table:table-row>
        <table:table-row table:style-name="ro6">
          <table:table-cell office:value-type="float" office:value="5669" calcext:value-type="float">
            <text:p>5669</text:p>
          </table:table-cell>
          <table:table-cell office:value-type="string" calcext:value-type="string">
            <text:p>5e32aa85d0a3cf19aa5bb870</text:p>
          </table:table-cell>
          <table:table-cell office:value-type="string" calcext:value-type="string">
            <text:p>RMS 23091</text:p>
          </table:table-cell>
          <table:table-cell office:value-type="string" calcext:value-type="string">
            <text:p>DJ 31-10-2002 PP-00042 <text:s/>EMENT VOL-02089-01 PP-00144</text:p>
          </table:table-cell>
          <table:table-cell office:value-type="string" calcext:value-type="string">
            <text:p>[]</text:p>
          </table:table-cell>
          <table:table-cell office:value-type="string" calcext:value-type="string">
            <text:p>RECTES. : MARIA OCILMA RODRIGUES E OUTROS </text:p>
            <text:p>ADVDA. : AMAILZA SOARES PAIVA </text:p>
            <text:p>ADVDO. : RENATO GUANABARA LEAL DE ARAÚJO </text:p>
            <text:p>RECDA. : UNIÃO FEDERAL </text:p>
            <text:p>ADVDO. : ADVOGADO-GERAL DA UNIÃO</text:p>
          </table:table-cell>
          <table:table-cell office:value-type="string" calcext:value-type="string">
            <text:p>O RMS 23346 foi objeto de embargos de declaração não conhecidos em 21/09/2004. Número de páginas: (08). Análise:(VAS). Revisão:(RCO). Inclusão: 15/08/03, (MLR). Alteração: 22/10/04, (CFC). Alteração: 10/08/2018, JRM.</text:p>
          </table:table-cell>
          <table:table-cell office:value-type="string" calcext:value-type="string">
            <text:p>[]</text:p>
          </table:table-cell>
          <table:table-cell office:value-type="float" office:value="5948" calcext:value-type="float">
            <text:p>5948</text:p>
          </table:table-cell>
        </table:table-row>
        <table:table-row table:style-name="ro2">
          <table:table-cell office:value-type="float" office:value="5671" calcext:value-type="float">
            <text:p>5671</text:p>
          </table:table-cell>
          <table:table-cell office:value-type="string" calcext:value-type="string">
            <text:p>5e32aa85d0a3cf19aa5bb872</text:p>
          </table:table-cell>
          <table:table-cell office:value-type="string" calcext:value-type="string">
            <text:p>AGR RE 338434</text:p>
          </table:table-cell>
          <table:table-cell office:value-type="string" calcext:value-type="string">
            <text:p>DJ 14-11-2002 PP-00031 <text:s/>EMENT VOL-02091-07 PP-01484</text:p>
          </table:table-cell>
          <table:table-cell office:value-type="string" calcext:value-type="string">
            <text:p>[]</text:p>
          </table:table-cell>
          <table:table-cell office:value-type="string" calcext:value-type="string">
            <text:p>AGTES. : CARLOS ROBERTO DE CARVALHO E OUTROS </text:p>
            <text:p>ADVDOS. : LEONARDO RAUPP BOCORNY E OUTROS </text:p>
            <text:p>AGDA. : CAIXA ECONÔMICA FEDERAL - CEF </text:p>
            <text:p>ADVDOS. : HUMBERTO ANTÔNIO C. FERREIRA E OUTROS</text:p>
          </table:table-cell>
          <table:table-cell office:value-type="string" calcext:value-type="string">
            <text:p>- O RE 338434 AgR foi objeto de embargos de declaração rejeitados em 16/08/2005. Número de páginas: (05). Análise:(MML). Revisão:(RCO/AAF). Inclusão: 01/07/03, (SVF). Alteração: 30/09/05, (MLR). Alteração: 25/07/2018, PDR.</text:p>
          </table:table-cell>
          <table:table-cell office:value-type="string" calcext:value-type="string">
            <text:p>[]</text:p>
          </table:table-cell>
          <table:table-cell office:value-type="float" office:value="5946" calcext:value-type="float">
            <text:p>5946</text:p>
          </table:table-cell>
        </table:table-row>
        <table:table-row table:style-name="ro2">
          <table:table-cell office:value-type="float" office:value="5705" calcext:value-type="float">
            <text:p>5705</text:p>
          </table:table-cell>
          <table:table-cell office:value-type="string" calcext:value-type="string">
            <text:p>5e32aaedd0a3cf19aa5bb894</text:p>
          </table:table-cell>
          <table:table-cell office:value-type="string" calcext:value-type="string">
            <text:p>AGR AI 385133</text:p>
          </table:table-cell>
          <table:table-cell office:value-type="string" calcext:value-type="string">
            <text:p>DJ 31-10-2002 PP-00035 <text:s/>EMENT VOL-02089-05 PP-00969</text:p>
          </table:table-cell>
          <table:table-cell office:value-type="string" calcext:value-type="string">
            <text:p>[]</text:p>
          </table:table-cell>
          <table:table-cell office:value-type="string" calcext:value-type="string">
            <text:p>AGTE. : REDE FERROVIÁRIA FEDERAL S/A - RFFSA - EM LIQUIDAÇÃO </text:p>
            <text:p>ADVDOS. : JULIANO RICARDO DE VASCONCELLOS COSTA COUTO E OUTROS </text:p>
            <text:p>AGDOS. : AMAURY CHIARDELLI E OUTROS </text:p>
            <text:p>ADVDOS. : NAIR FÁTIMA MADANI E OUTROS</text:p>
          </table:table-cell>
          <table:table-cell office:value-type="string" calcext:value-type="string">
            <text:p>- O AI 442677 AgR foi objeto de embargos de declaração rejeitados em 09/03/2004. - O AI 400037 AgR foi objeto de embargos de declaração rejeitados em 18/11/2003. - O AI 481358 AgR foi objeto de embargos de declaração rejeitados em 29/06/2004. - O AI 484384 AgR foi objeto de embargos de declaração rejeitados em 29/03/2005. - O AI 501852 AgR foi objeto de embargos de declaração rejeitados em 20/09/2005. Número de páginas: (05). Análise:(MML). Revisão:(FLO/AAF). Inclusão: 20/06/03, (MLR). Alteração: 07/11/05, (MLR). Alteração: 07/08/2018, JRM.</text:p>
          </table:table-cell>
          <table:table-cell office:value-type="string" calcext:value-type="string">
            <text:p>[]</text:p>
          </table:table-cell>
          <table:table-cell office:value-type="float" office:value="6030" calcext:value-type="float">
            <text:p>6030</text:p>
          </table:table-cell>
        </table:table-row>
        <table:table-row table:style-name="ro5">
          <table:table-cell office:value-type="float" office:value="5747" calcext:value-type="float">
            <text:p>5747</text:p>
          </table:table-cell>
          <table:table-cell office:value-type="string" calcext:value-type="string">
            <text:p>5e32ab4dd0a3cf19aa5bb8be</text:p>
          </table:table-cell>
          <table:table-cell office:value-type="string" calcext:value-type="string">
            <text:p>HC 82029</text:p>
          </table:table-cell>
          <table:table-cell office:value-type="string" calcext:value-type="string">
            <text:p>DJ 14-03-2003 PP-00039 <text:s/>EMENT VOL-02102-01 PP-00156</text:p>
          </table:table-cell>
          <table:table-cell office:value-type="string" calcext:value-type="string">
            <text:p>[]</text:p>
          </table:table-cell>
          <table:table-cell office:value-type="string" calcext:value-type="string">
            <text:p>PACTE. : GARIBALDE SANTOS DE AMORIM OU GARIBALDE SANTOS AMORIM </text:p>
            <text:p>IMPTE. : GARIBALDE SANTOS DE AMORIM </text:p>
            <text:p>COATOR : SUPERIOR TRIBUNAL DE JUSTIÇA</text:p>
          </table:table-cell>
          <table:table-cell office:value-type="string" calcext:value-type="string">
            <text:p>Caso: "Gang fardada". Número de páginas: (12). Análise:(MML). Revisão:(AAF). Inclusão: 06/06/03, (MLR). Alteração: 18/09/2018, HAC.</text:p>
          </table:table-cell>
          <table:table-cell office:value-type="string" calcext:value-type="string">
            <text:p>[]</text:p>
          </table:table-cell>
          <table:table-cell office:value-type="float" office:value="6104" calcext:value-type="float">
            <text:p>6104</text:p>
          </table:table-cell>
        </table:table-row>
        <table:table-row table:style-name="ro2">
          <table:table-cell office:value-type="float" office:value="5757" calcext:value-type="float">
            <text:p>5757</text:p>
          </table:table-cell>
          <table:table-cell office:value-type="string" calcext:value-type="string">
            <text:p>5e32ab65d0a3cf19aa5bb8c8</text:p>
          </table:table-cell>
          <table:table-cell office:value-type="string" calcext:value-type="string">
            <text:p>AGR AI 363129</text:p>
          </table:table-cell>
          <table:table-cell office:value-type="string" calcext:value-type="string">
            <text:p>DJ 08-11-2002 PP-00046 <text:s/>EMENT VOL-02090-08 PP--01537</text:p>
          </table:table-cell>
          <table:table-cell office:value-type="string" calcext:value-type="string">
            <text:p>[]</text:p>
          </table:table-cell>
          <table:table-cell office:value-type="string" calcext:value-type="string">
            <text:p>AGTE. : ESTADO DA PARAÍBA </text:p>
            <text:p>ADVDOS. : ALUÍSIO LUNDGREN C REGIS E OUTROS </text:p>
            <text:p>AGDO. : JOSÉ GOMES DE LIMA IRMÃO </text:p>
            <text:p>ADV. : ARLINDO CAROLINA DELGADO</text:p>
          </table:table-cell>
          <table:table-cell office:value-type="string" calcext:value-type="string">
            <text:p>Número de páginas: (5). Análise:(DMV). ] Revisão:(FLO/AAF). Inclusão: 04/07/03, (SVF). Alteração: 15/02/2019, HAC.</text:p>
          </table:table-cell>
          <table:table-cell office:value-type="string" calcext:value-type="string">
            <text:p>[]</text:p>
          </table:table-cell>
          <table:table-cell office:value-type="float" office:value="6086" calcext:value-type="float">
            <text:p>6086</text:p>
          </table:table-cell>
        </table:table-row>
        <table:table-row table:style-name="ro5">
          <table:table-cell office:value-type="float" office:value="5837" calcext:value-type="float">
            <text:p>5837</text:p>
          </table:table-cell>
          <table:table-cell office:value-type="string" calcext:value-type="string">
            <text:p>5e32abeed0a3cf19aa5bb918</text:p>
          </table:table-cell>
          <table:table-cell office:value-type="string" calcext:value-type="string">
            <text:p>HC 82177</text:p>
          </table:table-cell>
          <table:table-cell office:value-type="string" calcext:value-type="string">
            <text:p>ACÓRDÃO ELETRÔNICO</text:p>
            <text:p>DJe-022 DIVULG 31-01-2013 PUBLIC 01-02-2013</text:p>
          </table:table-cell>
          <table:table-cell office:value-type="string" calcext:value-type="string">
            <text:p>[]</text:p>
          </table:table-cell>
          <table:table-cell office:value-type="string" calcext:value-type="string">
            <text:p>PACTE.(S) : PAULO GIL DA ROCHA PRATA </text:p>
            <text:p>IMPTE.(S) : RICARDO CERQUEIRA E OUTROS </text:p>
            <text:p>COATOR(A/S)(ES) : SUPERIOR TRIBUNAL DE JUSTIÇA</text:p>
          </table:table-cell>
          <table:table-cell office:value-type="string" calcext:value-type="string">
            <text:p>(MOTIVAÇÃO "PER RELATIONEM") HC 69438 (1ªT) , HC 69987 (TP), HC 54513 (2ªT), RE 37879 (TP), RE 49074 (1ªT). Número de páginas: 8. Análise: 20/02/2013, MAC.</text:p>
          </table:table-cell>
          <table:table-cell office:value-type="string" calcext:value-type="string">
            <text:p>[]</text:p>
          </table:table-cell>
          <table:table-cell office:value-type="float" office:value="6001" calcext:value-type="float">
            <text:p>6001</text:p>
          </table:table-cell>
        </table:table-row>
        <table:table-row table:style-name="ro6">
          <table:table-cell office:value-type="float" office:value="5881" calcext:value-type="float">
            <text:p>5881</text:p>
          </table:table-cell>
          <table:table-cell office:value-type="string" calcext:value-type="string">
            <text:p>5e32ac60d0a3cf19aa5bb944</text:p>
          </table:table-cell>
          <table:table-cell office:value-type="string" calcext:value-type="string">
            <text:p>AGR AI 327603</text:p>
          </table:table-cell>
          <table:table-cell office:value-type="string" calcext:value-type="string">
            <text:p>DJ 14-11-2002 PP-00022 <text:s/>EMENT VOL-02091-06 PP-01231</text:p>
          </table:table-cell>
          <table:table-cell office:value-type="string" calcext:value-type="string">
            <text:p>[]</text:p>
          </table:table-cell>
          <table:table-cell office:value-type="string" calcext:value-type="string">
            <text:p>AGTES. : W F COMERCIAL DE ALIMENTOS LTDA E OUTROS </text:p>
            <text:p>ADVDOS. : ADILSON RAMOS E OUTRO </text:p>
            <text:p>AGDO. : VANDERLINO FELIPE </text:p>
            <text:p>ADVDOS. : LUCYANA DE OLIVEIRA FELIPE E OUTROS </text:p>
            <text:p>ADVDO. : ANTÔNIO DE PAULA FELIPE</text:p>
          </table:table-cell>
          <table:table-cell office:value-type="string" calcext:value-type="string">
            <text:p>- O AI 327603 AgR foi objeto de embargos de declaração rejeitados em 04/05/2004. - O AI 506367 AgR foi objeto de embargos de declaração rejeitados em 23/08/2005. Número de páginas: (5). Análise:(ANA). Revisão:(COF/AAF). Inclusão: 12/03/03, (SVF). Alteração: 20/10/05, (MLR). Alteração: 18/07/2018, PDR.</text:p>
          </table:table-cell>
          <table:table-cell office:value-type="string" calcext:value-type="string">
            <text:p>[]</text:p>
          </table:table-cell>
          <table:table-cell office:value-type="float" office:value="6180" calcext:value-type="float">
            <text:p>6180</text:p>
          </table:table-cell>
        </table:table-row>
        <table:table-row table:style-name="ro2">
          <table:table-cell office:value-type="float" office:value="5924" calcext:value-type="float">
            <text:p>5924</text:p>
          </table:table-cell>
          <table:table-cell office:value-type="string" calcext:value-type="string">
            <text:p>5e32acc9d0a3cf19aa5bb96f</text:p>
          </table:table-cell>
          <table:table-cell office:value-type="string" calcext:value-type="string">
            <text:p>ED AI 376613</text:p>
          </table:table-cell>
          <table:table-cell office:value-type="string" calcext:value-type="string">
            <text:p>DJ 08-11-2002 PP-00057 <text:s/>EMENT VOL-02090-08 PP-01609</text:p>
          </table:table-cell>
          <table:table-cell office:value-type="string" calcext:value-type="string">
            <text:p>[]</text:p>
          </table:table-cell>
          <table:table-cell office:value-type="string" calcext:value-type="string">
            <text:p>EMBTE. : MINAS ITATIAÇU LTDA </text:p>
            <text:p>ADVDOS. : PEDRO GORDILHO E OUTROS </text:p>
            <text:p>EMBDA. : MINERAÇÃO J. MENDES LTDA </text:p>
            <text:p>ADVDOS. : ALUISIO XAVIER DE ALBUQUERQUE E OUTROS</text:p>
          </table:table-cell>
          <table:table-cell office:value-type="string" calcext:value-type="string">
            <text:p>Os AI 376613 ED foram objeto dos Embargos de Declaração rejeitados em 19/10/2004. Número de páginas: (04). Análise:(DMV). Revisão:(FLO). Inclusão: 15/07/03, (MLR). Alteração: 07/12/04, (CFC). Alteração: 25/02/2019, HAC.</text:p>
          </table:table-cell>
          <table:table-cell office:value-type="string" calcext:value-type="string">
            <text:p>[]</text:p>
          </table:table-cell>
          <table:table-cell office:value-type="float" office:value="6165" calcext:value-type="float">
            <text:p>6165</text:p>
          </table:table-cell>
        </table:table-row>
        <table:table-row table:style-name="ro6">
          <table:table-cell office:value-type="float" office:value="5931" calcext:value-type="float">
            <text:p>5931</text:p>
          </table:table-cell>
          <table:table-cell office:value-type="string" calcext:value-type="string">
            <text:p>5e32ace4d0a3cf19aa5bb976</text:p>
          </table:table-cell>
          <table:table-cell office:value-type="string" calcext:value-type="string">
            <text:p>AGR RE 351749</text:p>
          </table:table-cell>
          <table:table-cell office:value-type="string" calcext:value-type="string">
            <text:p>DJ 14-11-2002 PP-00051 <text:s/>EMENT VOL-02091-08 PP-01676</text:p>
          </table:table-cell>
          <table:table-cell office:value-type="string" calcext:value-type="string">
            <text:p>[]</text:p>
          </table:table-cell>
          <table:table-cell office:value-type="string" calcext:value-type="string">
            <text:p>AGTE.(S) : PARKER HANNIFIN INDÚSTRIA E COMÉRCIO LTDA </text:p>
            <text:p>ADV.(A/S) : VINÍCIUS DE ANDRADE PRADO </text:p>
            <text:p>ADVDOS. : LUIZ ANTÔNIO D'ARACE VERGUEIRO E OUTROS </text:p>
            <text:p>AGDO.(A/S) : UNIÃO </text:p>
            <text:p>ADVDO. : PFN - VALDIR SERAFIM</text:p>
          </table:table-cell>
          <table:table-cell office:value-type="string" calcext:value-type="string">
            <text:p>- O RE 351749 AgR foi objeto de embargos de declaração rejeitados em 25/03/2003. Número de páginas: (05). Análise:(ANA). Revisão:(RCO/AAF). Inclusão: 25/03/03, (MLR). Alteração: 02/08/05, (AAS). Alteração: 25/07/2018, PDR.</text:p>
          </table:table-cell>
          <table:table-cell office:value-type="string" calcext:value-type="string">
            <text:p>[]</text:p>
          </table:table-cell>
          <table:table-cell office:value-type="float" office:value="6156" calcext:value-type="float">
            <text:p>6156</text:p>
          </table:table-cell>
        </table:table-row>
        <table:table-row table:style-name="ro2">
          <table:table-cell office:value-type="float" office:value="6006" calcext:value-type="float">
            <text:p>6006</text:p>
          </table:table-cell>
          <table:table-cell office:value-type="string" calcext:value-type="string">
            <text:p>5e32ad5ad0a3cf19aa5bb9c1</text:p>
          </table:table-cell>
          <table:table-cell office:value-type="string" calcext:value-type="string">
            <text:p>AGR AI 395946</text:p>
          </table:table-cell>
          <table:table-cell office:value-type="string" calcext:value-type="string">
            <text:p>DJ 13-12-2002 PP-00077 <text:s/>EMENT VOL-02095-12 PP-02381</text:p>
          </table:table-cell>
          <table:table-cell office:value-type="string" calcext:value-type="string">
            <text:p>[]</text:p>
          </table:table-cell>
          <table:table-cell office:value-type="string" calcext:value-type="string">
            <text:p>AGTE. : INSTITUTO NACIONAL DO SEGURO SOCIAL - INSS </text:p>
            <text:p>ADVDO.(A/S): MILENE GOULART VALADARES </text:p>
            <text:p>AGDO. : CARLOS ANTONIO DOS SANTOS </text:p>
            <text:p>ADVDOS. : TÂNIA STUGINSKI STOFFA E OUTROS</text:p>
          </table:table-cell>
          <table:table-cell office:value-type="string" calcext:value-type="string">
            <text:p>- O AI-397864-AgR foi objeto de embargos de declaração rejeitados em 22/04/2003. - O AI-396896-AgR foi objeto de embargos de declaração rejeitados em 25/03/2003. Número de páginas: (04). Análise: ANA Revisão: (FLO/AAF). Inclusão: 12/05/03, (MLR). Alteração: 19/09/05, (SVF). Alteração: 28/08/2018, PDR.</text:p>
          </table:table-cell>
          <table:table-cell office:value-type="string" calcext:value-type="string">
            <text:p>[]</text:p>
          </table:table-cell>
          <table:table-cell office:value-type="float" office:value="6292" calcext:value-type="float">
            <text:p>6292</text:p>
          </table:table-cell>
        </table:table-row>
        <table:table-row table:style-name="ro2">
          <table:table-cell office:value-type="float" office:value="6032" calcext:value-type="float">
            <text:p>6032</text:p>
          </table:table-cell>
          <table:table-cell office:value-type="string" calcext:value-type="string">
            <text:p>5e32ad88d0a3cf19aa5bb9db</text:p>
          </table:table-cell>
          <table:table-cell office:value-type="string" calcext:value-type="string">
            <text:p>AGR RE 224895</text:p>
          </table:table-cell>
          <table:table-cell office:value-type="string" calcext:value-type="string">
            <text:p>DJ 22-11-2002 PP-00064 <text:s/>EMENT VOL-02092-03 PP-00540</text:p>
          </table:table-cell>
          <table:table-cell office:value-type="string" calcext:value-type="string">
            <text:p>[]</text:p>
          </table:table-cell>
          <table:table-cell office:value-type="string" calcext:value-type="string">
            <text:p>AGTE. : CIDADE COMPANHIA DE INCORPORAÇÕES E DESENVOLVIMENTO </text:p>
            <text:p>ADVDOS. : AFONSO ASSIS RIBEIRO E OUTROS </text:p>
            <text:p>AGDA. : TÂNIA EBERT TAVARES </text:p>
            <text:p>ADV. : RONALDO MARTINS DA COSTA</text:p>
          </table:table-cell>
          <table:table-cell office:value-type="string" calcext:value-type="string">
            <text:p>O RE 452016 AgR foi objeto de embargos de declaração rejeitados em 23.03.2004. O RE 400743 AgR foi objeto de embargos de declaração rejeitados em 30.03.2004. Número de páginas: (06). Análise:(MML). Revisão:(COF/AAF). Inclusão: 11/07/03, (MLR). Alteração: 13/02/06, (MLR). Alteração: 22/08/2018, ALS.</text:p>
          </table:table-cell>
          <table:table-cell office:value-type="string" calcext:value-type="string">
            <text:p>[]</text:p>
          </table:table-cell>
          <table:table-cell office:value-type="float" office:value="6261" calcext:value-type="float">
            <text:p>6261</text:p>
          </table:table-cell>
        </table:table-row>
        <table:table-row table:style-name="ro2">
          <table:table-cell office:value-type="float" office:value="6066" calcext:value-type="float">
            <text:p>6066</text:p>
          </table:table-cell>
          <table:table-cell office:value-type="string" calcext:value-type="string">
            <text:p>5e32ae16d0a3cf19aa5bb9fd</text:p>
          </table:table-cell>
          <table:table-cell office:value-type="string" calcext:value-type="string">
            <text:p>AGR AI 402839</text:p>
          </table:table-cell>
          <table:table-cell office:value-type="string" calcext:value-type="string">
            <text:p>DJ 29-11-2002 PP-00020 <text:s/>EMENT VOL-02093-10 PP-02094</text:p>
          </table:table-cell>
          <table:table-cell office:value-type="string" calcext:value-type="string">
            <text:p>[]</text:p>
          </table:table-cell>
          <table:table-cell office:value-type="string" calcext:value-type="string">
            <text:p>AGTE. : CARLOS ALBERTO MARTINS </text:p>
            <text:p>ADV.(A/S) : ESLY SCHETTINI PEREIRA E OUTROS </text:p>
            <text:p>AGDO. : ESTADO DE SÃO PAULO </text:p>
            <text:p>ADVDA. : PGE-SP - CECILIA BRENHA RIBEIRO</text:p>
          </table:table-cell>
          <table:table-cell office:value-type="string" calcext:value-type="string">
            <text:p>Número de páginas: (07). Análise:(MML). Revisão:(AAF). Inclusão: 13/03/03, (MLR). Alteração: 18/03/03, (MLR).. Alteração: 06/08/2018, JLS.</text:p>
          </table:table-cell>
          <table:table-cell office:value-type="string" calcext:value-type="string">
            <text:p>[]</text:p>
          </table:table-cell>
          <table:table-cell office:value-type="float" office:value="6376" calcext:value-type="float">
            <text:p>6376</text:p>
          </table:table-cell>
        </table:table-row>
        <table:table-row table:style-name="ro2">
          <table:table-cell office:value-type="float" office:value="6157" calcext:value-type="float">
            <text:p>6157</text:p>
          </table:table-cell>
          <table:table-cell office:value-type="string" calcext:value-type="string">
            <text:p>5e32af2ad0a3cf19aa5bba58</text:p>
          </table:table-cell>
          <table:table-cell office:value-type="string" calcext:value-type="string">
            <text:p>AGR RE 344358</text:p>
          </table:table-cell>
          <table:table-cell office:value-type="string" calcext:value-type="string">
            <text:p>DJ 28-02-2003 PP-00013 <text:s/>EMENT VOL-02100-04 PP-00690</text:p>
          </table:table-cell>
          <table:table-cell office:value-type="string" calcext:value-type="string">
            <text:p>[]</text:p>
          </table:table-cell>
          <table:table-cell office:value-type="string" calcext:value-type="string">
            <text:p>AGTE. : INSTITUTO NACIONAL DO SEGURO SOCIAL - INSS </text:p>
            <text:p>ADV. : VÍVIAN BARBOSA CALDAS </text:p>
            <text:p>AGDA. : MARIA TEREZINHA PAGANO FANTINEL </text:p>
            <text:p>ADVDOS. : AMARILDO MACIEL MARTINS E OUTROS</text:p>
          </table:table-cell>
          <table:table-cell office:value-type="string" calcext:value-type="string">
            <text:p>Obs.: - O RE 344358 AgR foi objeto de embargos, rejeitados em 18.11.2003. Número de páginas: (07). Análise:(DMV). Revisão:(FLO). Inclusão: 03/09/03, (MLR). Alteração: 14/07/04 (NT). Alteração: 10/09/2018, HAC.</text:p>
          </table:table-cell>
          <table:table-cell office:value-type="string" calcext:value-type="string">
            <text:p>[]</text:p>
          </table:table-cell>
          <table:table-cell office:value-type="float" office:value="6357" calcext:value-type="float">
            <text:p>6357</text:p>
          </table:table-cell>
        </table:table-row>
        <table:table-row table:style-name="ro2">
          <table:table-cell office:value-type="float" office:value="6184" calcext:value-type="float">
            <text:p>6184</text:p>
          </table:table-cell>
          <table:table-cell office:value-type="string" calcext:value-type="string">
            <text:p>5e32af67d0a3cf19aa5bba73</text:p>
          </table:table-cell>
          <table:table-cell office:value-type="string" calcext:value-type="string">
            <text:p>AGR AI 401647</text:p>
          </table:table-cell>
          <table:table-cell office:value-type="string" calcext:value-type="string">
            <text:p>DJ 19-12-2002 PP-00133 <text:s/>EMENT VOL-02096-22 PP-04797</text:p>
          </table:table-cell>
          <table:table-cell office:value-type="string" calcext:value-type="string">
            <text:p>[]</text:p>
          </table:table-cell>
          <table:table-cell office:value-type="string" calcext:value-type="string">
            <text:p>AGTE. : ANA DULCE RIBEIRO VILELA </text:p>
            <text:p>ADVDOS. : GILBERTO FERRAZ DE ARRUDA VEIGA E OUTROS </text:p>
            <text:p>AGDOS. : DIONÍSIO ZANCAN E CONJUGE </text:p>
            <text:p>ADVDOS. : LUIZ ANTÔNIO X. DE S. ROCHA E OUTRO</text:p>
          </table:table-cell>
          <table:table-cell office:value-type="string" calcext:value-type="string">
            <text:p>O AI 401647 AgR foi objeto de embargos de declaração não conhecido em 01/04/2003. Número de páginas: (5). Análise:(ANA). Revisão:(RCO/AAF). Inclusão: 26/03/03, (SVF). Alteração: 13/06/05, (SVF). Alteração: 18/03/2019, HAC.</text:p>
          </table:table-cell>
          <table:table-cell office:value-type="string" calcext:value-type="string">
            <text:p>[]</text:p>
          </table:table-cell>
          <table:table-cell office:value-type="float" office:value="6527" calcext:value-type="float">
            <text:p>6527</text:p>
          </table:table-cell>
        </table:table-row>
        <table:table-row table:style-name="ro5">
          <table:table-cell office:value-type="float" office:value="6238" calcext:value-type="float">
            <text:p>6238</text:p>
          </table:table-cell>
          <table:table-cell office:value-type="string" calcext:value-type="string">
            <text:p>5e32b058d0a3cf19aa5bbaa9</text:p>
          </table:table-cell>
          <table:table-cell office:value-type="string" calcext:value-type="string">
            <text:p>ADI 1498</text:p>
          </table:table-cell>
          <table:table-cell office:value-type="string" calcext:value-type="string">
            <text:p>DJ 13-12-2002 PP-00058 <text:s/>EMENT VOL-02095-01 PP-00111</text:p>
          </table:table-cell>
          <table:table-cell office:value-type="string" calcext:value-type="string">
            <text:p>[]</text:p>
          </table:table-cell>
          <table:table-cell office:value-type="string" calcext:value-type="string">
            <text:p>REQTE. : PROCURADOR-GERAL DA REPÚBLICA </text:p>
            <text:p>REQDO. : GOVERNADOR DO ESTADO DO RIO GRANDE DO SUL </text:p>
            <text:p>REQDO. : ASSEMBLÉIA LEGISLATIVA DO ESTADO DO RIO GRANDE DO SUL</text:p>
          </table:table-cell>
          <table:table-cell office:value-type="string" calcext:value-type="string">
            <text:p>-Obs: o ADI 1498 foi objeto de embargos, desprovidos em 10/04/2003. Número de páginas: (7). Análise:(MML). Revisão:(AAF). Inclusão: 13/03/03, (SVF). Alteração: 13/05/04, (JVC). Alteração: 28/08/2018, PDR.</text:p>
          </table:table-cell>
          <table:table-cell office:value-type="string" calcext:value-type="string">
            <text:p>[]</text:p>
          </table:table-cell>
          <table:table-cell office:value-type="float" office:value="6472" calcext:value-type="float">
            <text:p>6472</text:p>
          </table:table-cell>
        </table:table-row>
        <table:table-row table:style-name="ro2">
          <table:table-cell office:value-type="float" office:value="6242" calcext:value-type="float">
            <text:p>6242</text:p>
          </table:table-cell>
          <table:table-cell office:value-type="string" calcext:value-type="string">
            <text:p>5e32b099d0a3cf19aa5bbaad</text:p>
          </table:table-cell>
          <table:table-cell office:value-type="string" calcext:value-type="string">
            <text:p>AGR RE 289128</text:p>
          </table:table-cell>
          <table:table-cell office:value-type="string" calcext:value-type="string">
            <text:p>DJ 06-12-2002 PP-00070 <text:s/>EMENT VOL-02094-03 PP-00456</text:p>
          </table:table-cell>
          <table:table-cell office:value-type="string" calcext:value-type="string">
            <text:p>[]</text:p>
          </table:table-cell>
          <table:table-cell office:value-type="string" calcext:value-type="string">
            <text:p>AGTE. : IVAN SOUZA DE ALVARENGA </text:p>
            <text:p>ADVDOS. : BEATRIZ VERÍSSIMO DE SENA E OUTROS </text:p>
            <text:p>AGDA. : CASA DA MOEDA DO BRASIL - CMB </text:p>
            <text:p>ADVDOS. : MÁRIO JORGE DE PINHO E OUTROS</text:p>
          </table:table-cell>
          <table:table-cell office:value-type="string" calcext:value-type="string">
            <text:p>- O RE-289128-AgR foi objeto de embargos de declaração rejeitados em 19/04/2005. Número de páginas: (04). Análise:(DMV). Revisão:(RCO). Inclusão: 25/08/03, (SVF). Alteração: 19/05/05, (MLR). Alteração: 03/08/2018, PDR.</text:p>
          </table:table-cell>
          <table:table-cell office:value-type="string" calcext:value-type="string">
            <text:p>[]</text:p>
          </table:table-cell>
          <table:table-cell office:value-type="float" office:value="6466" calcext:value-type="float">
            <text:p>6466</text:p>
          </table:table-cell>
        </table:table-row>
        <table:table-row table:style-name="ro2">
          <table:table-cell office:value-type="float" office:value="6249" calcext:value-type="float">
            <text:p>6249</text:p>
          </table:table-cell>
          <table:table-cell office:value-type="string" calcext:value-type="string">
            <text:p>5e32b0b0d0a3cf19aa5bbab4</text:p>
          </table:table-cell>
          <table:table-cell office:value-type="string" calcext:value-type="string">
            <text:p>AGR EDV ED RE 212455</text:p>
          </table:table-cell>
          <table:table-cell office:value-type="string" calcext:value-type="string">
            <text:p>DJ 11-04-2003 PP-00035 <text:s/>EMENT VOL-02106-04 PP-00701</text:p>
          </table:table-cell>
          <table:table-cell office:value-type="string" calcext:value-type="string">
            <text:p>[]</text:p>
          </table:table-cell>
          <table:table-cell office:value-type="string" calcext:value-type="string">
            <text:p>AGTE. : ARIOALDO SALAU PINHEIRO </text:p>
            <text:p>ADVDOS. : HÉLIO GONÇALVES E OUTROS </text:p>
            <text:p>AGDA. : UNIÃO </text:p>
            <text:p>ADV. : PFN - JOSÉ ARNALDO DA FONSECA</text:p>
          </table:table-cell>
          <table:table-cell office:value-type="string" calcext:value-type="string">
            <text:p>Obs. : O RE 212455 ED-EDv-AgR foi objeto de Embargos de Declaração rejeitados em 29/05/2003. Número de páginas: (07). Análise:(ANA). Revisão:(RCO). Inclusão: 15/03/04, (MLR). Alteração: 12/07/05, (JVC). Alteração: 01/10/2018, JLS.</text:p>
          </table:table-cell>
          <table:table-cell office:value-type="string" calcext:value-type="string">
            <text:p>[]</text:p>
          </table:table-cell>
          <table:table-cell office:value-type="float" office:value="6580" calcext:value-type="float">
            <text:p>6580</text:p>
          </table:table-cell>
        </table:table-row>
        <table:table-row table:style-name="ro2">
          <table:table-cell office:value-type="float" office:value="6254" calcext:value-type="float">
            <text:p>6254</text:p>
          </table:table-cell>
          <table:table-cell office:value-type="string" calcext:value-type="string">
            <text:p>5e32b0b3d0a3cf19aa5bbab9</text:p>
          </table:table-cell>
          <table:table-cell office:value-type="string" calcext:value-type="string">
            <text:p>AGR RE 352282</text:p>
          </table:table-cell>
          <table:table-cell office:value-type="string" calcext:value-type="string">
            <text:p>DJ 19-12-2002 PP-00112 <text:s/>EMENT VOL-02096-15 PP-03223</text:p>
          </table:table-cell>
          <table:table-cell office:value-type="string" calcext:value-type="string">
            <text:p>[]</text:p>
          </table:table-cell>
          <table:table-cell office:value-type="string" calcext:value-type="string">
            <text:p>AGTE.(S) : BANCO DE PERNAMBUCO S/A - BANDEPE </text:p>
            <text:p>ADV.(A/S) : OSMAR MENDES PAIXÃO CÔRTES E OUTROS </text:p>
            <text:p>AGDO.(A/S) : ADELMIR SOARES BARBOSA </text:p>
            <text:p>ADV.(A/S) : FÁBIO FRANCISCO CORDEIRO MILHOMENS E OUTROS</text:p>
          </table:table-cell>
          <table:table-cell office:value-type="string" calcext:value-type="string">
            <text:p>Número de páginas: (06). Análise:(RCO). Revisão:(). Inclusão: 27/02/03, (MLR). Alteraçã: 08/04/03, (MLR). Alteração: 08/04/2019, HAC.</text:p>
          </table:table-cell>
          <table:table-cell office:value-type="string" calcext:value-type="string">
            <text:p>[]</text:p>
          </table:table-cell>
          <table:table-cell office:value-type="float" office:value="6599" calcext:value-type="float">
            <text:p>6599</text:p>
          </table:table-cell>
        </table:table-row>
        <table:table-row table:style-name="ro2">
          <table:table-cell office:value-type="float" office:value="6278" calcext:value-type="float">
            <text:p>6278</text:p>
          </table:table-cell>
          <table:table-cell office:value-type="string" calcext:value-type="string">
            <text:p>5e32b0efd0a3cf19aa5bbad1</text:p>
          </table:table-cell>
          <table:table-cell office:value-type="string" calcext:value-type="string">
            <text:p>AGR AI 421233</text:p>
          </table:table-cell>
          <table:table-cell office:value-type="string" calcext:value-type="string">
            <text:p>DJ 21-02-2003 PP-00000 <text:s/>EMENT VOL-02099-09 PP-01910</text:p>
          </table:table-cell>
          <table:table-cell office:value-type="string" calcext:value-type="string">
            <text:p>[]</text:p>
          </table:table-cell>
          <table:table-cell office:value-type="string" calcext:value-type="string">
            <text:p>AGTE.(S) : REDE FERROVIÁRIA FEDERAL S/A - RFFSA </text:p>
            <text:p>ADV.(A/S) : JULIANO RICARDO DE VASCONCELLOS COSTA COUTO E OUTRO (A/S) </text:p>
            <text:p>AGDO.(A/S) : BEATRIZ VIANA E OUTRO (A/S) </text:p>
            <text:p>ADV.(A/S) : MARCO TULIO BOTTINO E OUTRO (A/S)</text:p>
          </table:table-cell>
          <table:table-cell office:value-type="string" calcext:value-type="string">
            <text:p>O AI 469205 AgR foi objeto de Embargos de Declaração rejeitados em 09/11/2004. Número de páginas: (05). Análise:(CEL). Revisão:(RCO/AAF). Inclusão: 27/06/03, (MLR). Alteração: 03/01/05, (MLR). Alteração: 03/09/2018, ALS.</text:p>
          </table:table-cell>
          <table:table-cell office:value-type="string" calcext:value-type="string">
            <text:p>[]</text:p>
          </table:table-cell>
          <table:table-cell office:value-type="float" office:value="6644" calcext:value-type="float">
            <text:p>6644</text:p>
          </table:table-cell>
        </table:table-row>
        <table:table-row table:style-name="ro6">
          <table:table-cell office:value-type="float" office:value="6303" calcext:value-type="float">
            <text:p>6303</text:p>
          </table:table-cell>
          <table:table-cell office:value-type="string" calcext:value-type="string">
            <text:p>5e32b10cd0a3cf19aa5bbaea</text:p>
          </table:table-cell>
          <table:table-cell office:value-type="string" calcext:value-type="string">
            <text:p>RE 336134</text:p>
          </table:table-cell>
          <table:table-cell office:value-type="string" calcext:value-type="string">
            <text:p>DJ 16-05-2003 PP-00110 <text:s/>EMENT VOL-02110-04 PP-00655</text:p>
          </table:table-cell>
          <table:table-cell office:value-type="string" calcext:value-type="string">
            <text:p>[]</text:p>
          </table:table-cell>
          <table:table-cell office:value-type="string" calcext:value-type="string">
            <text:p>RECTE. : ESTOFADOS GRANDO LTDA </text:p>
            <text:p>ADVDOS. : VALTER BIANCHI E OUTROS </text:p>
            <text:p>ADVDO.(A/S) : RODRIGO LEPORACE FARRET </text:p>
            <text:p>RECDA. : UNIÃO </text:p>
            <text:p>ADVDO. : PFN - CEZAR SALDANHA SOUZA JÚNIOR</text:p>
          </table:table-cell>
          <table:table-cell office:value-type="string" calcext:value-type="string">
            <text:p>Votação: por maioria, vencidos os Mins. Carlos Velloso e Marco Aurélio. Resultado: Não conhecido. Obs.: - O RE-336134 foi objeto dos Embargos de Declaração rejeitados em 10/12/2003. Número de páginas: (26). Análise:(JBM). Revisão:(RCO). Inclusão: 05/01/04, (SVF). Alteração: 07/07/04, (MLR). Alteração: 10/10/2018, PDR.</text:p>
          </table:table-cell>
          <table:table-cell office:value-type="string" calcext:value-type="string">
            <text:p>[]</text:p>
          </table:table-cell>
          <table:table-cell office:value-type="float" office:value="6613" calcext:value-type="float">
            <text:p>6613</text:p>
          </table:table-cell>
        </table:table-row>
        <table:table-row table:style-name="ro8">
          <table:table-cell office:value-type="float" office:value="6304" calcext:value-type="float">
            <text:p>6304</text:p>
          </table:table-cell>
          <table:table-cell office:value-type="string" calcext:value-type="string">
            <text:p>5e32b10dd0a3cf19aa5bbaeb</text:p>
          </table:table-cell>
          <table:table-cell office:value-type="string" calcext:value-type="string">
            <text:p>AGR SS 2069</text:p>
          </table:table-cell>
          <table:table-cell office:value-type="string" calcext:value-type="string">
            <text:p>DJ 07-11-2003 PP-00094 <text:s/>EMENT VOL-02131-01 PP-00157</text:p>
          </table:table-cell>
          <table:table-cell office:value-type="string" calcext:value-type="string">
            <text:p>[]</text:p>
          </table:table-cell>
          <table:table-cell office:value-type="string" calcext:value-type="string">
            <text:p>AGTE. : ARISA - AGROINDUSTRIAL E REFLORESTADORA S/A </text:p>
            <text:p>ADVDA. : MARISA HELENA DIAS VIEIRA DE ABREU </text:p>
            <text:p>ADVDOS. : LAURO MARIO PERDIGÃO SCHUCH E OUTROS </text:p>
            <text:p>ADV.(A/S) :ADILSON KLIER PERES </text:p>
            <text:p>AGDA. : UNIÃO </text:p>
            <text:p>ADV. : ADVOGADO-GERAL DA UNIÃO </text:p>
            <text:p>AGDO. : BANCO DO NORDESTE DO BRASIL S/A </text:p>
            <text:p>ADVDOS. : EVERALDO NUNES MAIA E OUTROS </text:p>
            <text:p>ADVDOS. : JOSÉ UNDÁRIO ANDRADE E OUTROS</text:p>
          </table:table-cell>
          <table:table-cell office:value-type="string" calcext:value-type="string">
            <text:p>Obs.: impedido o Min. Gilmar Mendes. O SS 2069 AgR foi objeto dos Embargos de Declaração rejeitados em 14/04/2004. Número de páginas: (28). Análise:(JBM). Revisão:(). Inclusão: 20/05/04, (SVF). Alteração: 28/10/04, (CFC). Alteração: 04/12/2018, HAC.</text:p>
          </table:table-cell>
          <table:table-cell office:value-type="string" calcext:value-type="string">
            <text:p>[]</text:p>
          </table:table-cell>
          <table:table-cell office:value-type="float" office:value="6612" calcext:value-type="float">
            <text:p>6612</text:p>
          </table:table-cell>
        </table:table-row>
        <table:table-row table:style-name="ro2">
          <table:table-cell office:value-type="float" office:value="6339" calcext:value-type="float">
            <text:p>6339</text:p>
          </table:table-cell>
          <table:table-cell office:value-type="string" calcext:value-type="string">
            <text:p>5e32b130d0a3cf19aa5bbb0e</text:p>
          </table:table-cell>
          <table:table-cell office:value-type="string" calcext:value-type="string">
            <text:p>AGR RE 268553</text:p>
          </table:table-cell>
          <table:table-cell office:value-type="string" calcext:value-type="string">
            <text:p>DJ 19-12-2002 PP-00101 <text:s/>EMENT VOL-02096-07 PP-01551</text:p>
          </table:table-cell>
          <table:table-cell office:value-type="string" calcext:value-type="string">
            <text:p>[]</text:p>
          </table:table-cell>
          <table:table-cell office:value-type="string" calcext:value-type="string">
            <text:p>AGTE. : SETAL INSTALAÇÕES INDUSTRIAIS S/A </text:p>
            <text:p>ADV. : ANNA PAOLA ZONARI DE LORENZO E OUTROS </text:p>
            <text:p>AGDA. : UNIÃO </text:p>
            <text:p>ADVDA. : PFN - MARIA DIONNE DE ARAÚJO FELIPE</text:p>
          </table:table-cell>
          <table:table-cell office:value-type="string" calcext:value-type="string">
            <text:p>Obs.: O RE 268553 AgR foi objeto de embargos, recebidos em 19.08.2003. Número de páginas: (7). Análise:(ANA). Revisão:(FLO/AAF). Inclusão: 15/04/03, (SVF). Alteração: 12/05/04, (SVF). Alteração: 08/04/2019, HAC.</text:p>
          </table:table-cell>
          <table:table-cell office:value-type="string" calcext:value-type="string">
            <text:p>[]</text:p>
          </table:table-cell>
          <table:table-cell office:value-type="float" office:value="6574" calcext:value-type="float">
            <text:p>6574</text:p>
          </table:table-cell>
        </table:table-row>
        <table:table-row table:style-name="ro2">
          <table:table-cell office:value-type="float" office:value="6347" calcext:value-type="float">
            <text:p>6347</text:p>
          </table:table-cell>
          <table:table-cell office:value-type="string" calcext:value-type="string">
            <text:p>5e32b13bd0a3cf19aa5bbb16</text:p>
          </table:table-cell>
          <table:table-cell office:value-type="string" calcext:value-type="string">
            <text:p>AGR EDV RE 170717</text:p>
          </table:table-cell>
          <table:table-cell office:value-type="string" calcext:value-type="string">
            <text:p>DJ 13-12-2002 PP-00091 <text:s/>EMENT VOL-02095-02 PP-00277</text:p>
          </table:table-cell>
          <table:table-cell office:value-type="string" calcext:value-type="string">
            <text:p>[]</text:p>
          </table:table-cell>
          <table:table-cell office:value-type="string" calcext:value-type="string">
            <text:p>AGTE. : EDITORA EDUCACIONAL BRASILEIRA LTDA </text:p>
            <text:p>ADVDOS. : JOSÉ MACHADO DE OLIVEIRA E OUTROS </text:p>
            <text:p>AGDA. : UNIÃO FEDERAL </text:p>
            <text:p>ADVDO. : PFN - PIO CERVO</text:p>
          </table:table-cell>
          <table:table-cell office:value-type="string" calcext:value-type="string">
            <text:p>- Os RE 160438 EDv-AgR, RE 195586 EDv-AgR, RE 194612 EDv-AgR, RE 200168 EDv-AgR foram objeto de embargos de declaração rejeitados em 05/02/2004. - Os RE 194402 EDv-ED foram objeto de embargos de declaração rejeitados em 31/08/2005. Número de páginas: (5). Análise:(ANA). Revisão:(COF/AAF). Inclusão: 06/03/03, (SVF). Alteração: 03/11/05, (MLR). Alteração: 30/08/2018, PDR.</text:p>
          </table:table-cell>
          <table:table-cell office:value-type="string" calcext:value-type="string">
            <text:p>[]</text:p>
          </table:table-cell>
          <table:table-cell office:value-type="float" office:value="6564" calcext:value-type="float">
            <text:p>6564</text:p>
          </table:table-cell>
        </table:table-row>
        <table:table-row table:style-name="ro2">
          <table:table-cell office:value-type="float" office:value="6369" calcext:value-type="float">
            <text:p>6369</text:p>
          </table:table-cell>
          <table:table-cell office:value-type="string" calcext:value-type="string">
            <text:p>5e32b1add0a3cf19aa5bbb2c</text:p>
          </table:table-cell>
          <table:table-cell office:value-type="string" calcext:value-type="string">
            <text:p>AGR AI 413178</text:p>
          </table:table-cell>
          <table:table-cell office:value-type="string" calcext:value-type="string">
            <text:p>DJ 21-03-2003 PP-00070 <text:s/>EMENT VOL-02103-10 PP-02131</text:p>
          </table:table-cell>
          <table:table-cell office:value-type="string" calcext:value-type="string">
            <text:p>[]</text:p>
          </table:table-cell>
          <table:table-cell office:value-type="string" calcext:value-type="string">
            <text:p>AGTE. : INSTITUTO NACIONAL DO SEGURO SOCIAL - INSS </text:p>
            <text:p>ADVDO. : PATRÍCIA LIMA BATISTA RODRIGUES </text:p>
            <text:p>AGDO. : MUNICÍPIO DE TANGARÁ </text:p>
            <text:p>ADVDO. : ARTTEMIO A. MIOLA</text:p>
          </table:table-cell>
          <table:table-cell office:value-type="string" calcext:value-type="string">
            <text:p>O AI 455973 AgR foi objeto dos Embargos de Declaração rejeitados em 19/10/2004. Número de páginas: (04). Análise:(JEN). Revisão:(). Inclusão: 01/08/03, (MLR). Alteração: 01/12/04, (CFC). Alteração: 19/09/2018, CLS.</text:p>
          </table:table-cell>
          <table:table-cell office:value-type="string" calcext:value-type="string">
            <text:p>[]</text:p>
          </table:table-cell>
          <table:table-cell office:value-type="float" office:value="6770" calcext:value-type="float">
            <text:p>6770</text:p>
          </table:table-cell>
        </table:table-row>
        <table:table-row table:style-name="ro2">
          <table:table-cell office:value-type="float" office:value="6396" calcext:value-type="float">
            <text:p>6396</text:p>
          </table:table-cell>
          <table:table-cell office:value-type="string" calcext:value-type="string">
            <text:p>5e32b1dad0a3cf19aa5bbb47</text:p>
          </table:table-cell>
          <table:table-cell office:value-type="string" calcext:value-type="string">
            <text:p>AGR AI 405631</text:p>
          </table:table-cell>
          <table:table-cell office:value-type="string" calcext:value-type="string">
            <text:p>DJ 21-03-2003 PP-00044 <text:s/>EMENT VOL-02103-09 PP-01852</text:p>
          </table:table-cell>
          <table:table-cell office:value-type="string" calcext:value-type="string">
            <text:p>[]</text:p>
          </table:table-cell>
          <table:table-cell office:value-type="string" calcext:value-type="string">
            <text:p>AGTE. : ARACRUZ CELULOSE S/A </text:p>
            <text:p>ADVDOS. : JOSÉ ALBERTO COUTO MACIEL E OUTROS </text:p>
            <text:p>AGDOS. : ANTÔNIO CARLOS DE ARAÚJO E OUTROS </text:p>
            <text:p>ADVDOS. : JERÔNIMO GONTIJO DE BRITO E OUTROS</text:p>
          </table:table-cell>
          <table:table-cell office:value-type="string" calcext:value-type="string">
            <text:p>O AI 485717 AgR foi objeto de embargos de declaração rejeitados em 21/09/2004. Número de páginas: (06). Análise:(ANA). Revisão:(RCO/AAF). Inclusão: 30/05/03, (MLR). Alteração: 27/04/05, (SVF). Alteração: 19/09/2018, CLS.</text:p>
          </table:table-cell>
          <table:table-cell office:value-type="string" calcext:value-type="string">
            <text:p>[]</text:p>
          </table:table-cell>
          <table:table-cell office:value-type="float" office:value="6799" calcext:value-type="float">
            <text:p>6799</text:p>
          </table:table-cell>
        </table:table-row>
        <table:table-row table:style-name="ro2">
          <table:table-cell office:value-type="float" office:value="6407" calcext:value-type="float">
            <text:p>6407</text:p>
          </table:table-cell>
          <table:table-cell office:value-type="string" calcext:value-type="string">
            <text:p>5e32b1fad0a3cf19aa5bbb52</text:p>
          </table:table-cell>
          <table:table-cell office:value-type="string" calcext:value-type="string">
            <text:p>AGR AI 368014</text:p>
          </table:table-cell>
          <table:table-cell office:value-type="string" calcext:value-type="string">
            <text:p>DJ 21-03-2003 PP-00073 <text:s/>EMENT VOL-02103-07 PP-01434</text:p>
          </table:table-cell>
          <table:table-cell office:value-type="string" calcext:value-type="string">
            <text:p>[]</text:p>
          </table:table-cell>
          <table:table-cell office:value-type="string" calcext:value-type="string">
            <text:p>AGTE. : ALVARO BONICIO </text:p>
            <text:p>ADVDOS.: ANTÔNIO OCTAVIO DE ABREU E OUTROS </text:p>
            <text:p>AGDO. : MUNICÍPIO DE SÃO BERNARDO DO CAMPO </text:p>
            <text:p>ADVDO. : THALES BALLEIRO TEIXEIRA</text:p>
          </table:table-cell>
          <table:table-cell office:value-type="string" calcext:value-type="string">
            <text:p>Número de páginas: (08). Análise:(VAS). Revisão:(RCO). Inclusão: 19/09/03, (MLR). Alteração: 25/09/03, (MLR). Alterção: 17/09/2018, CLS.</text:p>
          </table:table-cell>
          <table:table-cell office:value-type="string" calcext:value-type="string">
            <text:p>[]</text:p>
          </table:table-cell>
          <table:table-cell office:value-type="float" office:value="6782" calcext:value-type="float">
            <text:p>6782</text:p>
          </table:table-cell>
        </table:table-row>
        <table:table-row table:style-name="ro2">
          <table:table-cell office:value-type="float" office:value="6408" calcext:value-type="float">
            <text:p>6408</text:p>
          </table:table-cell>
          <table:table-cell office:value-type="string" calcext:value-type="string">
            <text:p>5e32b1fad0a3cf19aa5bbb53</text:p>
          </table:table-cell>
          <table:table-cell office:value-type="string" calcext:value-type="string">
            <text:p>AGR AI 394737</text:p>
          </table:table-cell>
          <table:table-cell office:value-type="string" calcext:value-type="string">
            <text:p>DJ 21-03-2003 PP-00068 <text:s/>EMENT VOL-02103-08 PP-01572</text:p>
          </table:table-cell>
          <table:table-cell office:value-type="string" calcext:value-type="string">
            <text:p>[]</text:p>
          </table:table-cell>
          <table:table-cell office:value-type="string" calcext:value-type="string">
            <text:p>AGTE. : ESTADO DO PARÁ </text:p>
            <text:p>ADVDO. : PGE - PA - ANTÔNIO SABÓIA DA MELO NETO </text:p>
            <text:p>AGDAS. : SURAMA SAMPAIO CAVALCANTE E OUTRAS </text:p>
            <text:p>ADVDOS. : TEULY SOUZA DA FONSECA ROCHA E OUTROS</text:p>
          </table:table-cell>
          <table:table-cell office:value-type="string" calcext:value-type="string">
            <text:p>Obs: O AI 394737 AgR foi objeto de embargos, rejeitados em 09/09/2003. Número de páginas: (06). Análise:(VAS). Revisão:(RCO). Inclusão: 19/09/03, (MLR). Alteração: 13/05/04, (JVC). Alteração: 17/09/2018, CLS.</text:p>
          </table:table-cell>
          <table:table-cell office:value-type="string" calcext:value-type="string">
            <text:p>[]</text:p>
          </table:table-cell>
          <table:table-cell office:value-type="float" office:value="6781" calcext:value-type="float">
            <text:p>6781</text:p>
          </table:table-cell>
        </table:table-row>
        <table:table-row table:style-name="ro6">
          <table:table-cell office:value-type="float" office:value="6478" calcext:value-type="float">
            <text:p>6478</text:p>
          </table:table-cell>
          <table:table-cell office:value-type="string" calcext:value-type="string">
            <text:p>5e32b2a9d0a3cf19aa5bbb99</text:p>
          </table:table-cell>
          <table:table-cell office:value-type="string" calcext:value-type="string">
            <text:p>AGR AI 158877</text:p>
          </table:table-cell>
          <table:table-cell office:value-type="string" calcext:value-type="string">
            <text:p>DJ 07-02-2003 PP-00023 <text:s/>EMENT VOL-02097-03 PP-00634</text:p>
          </table:table-cell>
          <table:table-cell office:value-type="string" calcext:value-type="string">
            <text:p>[]</text:p>
          </table:table-cell>
          <table:table-cell office:value-type="string" calcext:value-type="string">
            <text:p>AGTES. : INDÚSTRIA E COMÉRCIO DE BEBIDAS PRIMOR LTDA E OUTROS </text:p>
            <text:p>ADV. : CLAUDINEI JOSÉ FIORI TEIXEIRA </text:p>
            <text:p>ADVDOS. : JOSE CARLOS GRACA WAGNER E OUTROS </text:p>
            <text:p>AGDO. : ESTADO DE SÃO PAULO </text:p>
            <text:p>ADVDO. : EDUARDO CARDOSO PENTEADO</text:p>
          </table:table-cell>
          <table:table-cell office:value-type="string" calcext:value-type="string">
            <text:p>Obs: O AI 58877 gR foi objeto dos AI gR D rejEitados em 07/10/2003. Número de páginas: (06). Análise:(CEL). Revisão:(COF/AAF). Alteração: 20/04/04, (JVC). Alteração: 22/08/2018, HAC.</text:p>
          </table:table-cell>
          <table:table-cell office:value-type="string" calcext:value-type="string">
            <text:p>[]</text:p>
          </table:table-cell>
          <table:table-cell office:value-type="float" office:value="6689" calcext:value-type="float">
            <text:p>6689</text:p>
          </table:table-cell>
        </table:table-row>
        <table:table-row table:style-name="ro2">
          <table:table-cell office:value-type="float" office:value="6527" calcext:value-type="float">
            <text:p>6527</text:p>
          </table:table-cell>
          <table:table-cell office:value-type="string" calcext:value-type="string">
            <text:p>5e32b34ed0a3cf19aa5bbbca</text:p>
          </table:table-cell>
          <table:table-cell office:value-type="string" calcext:value-type="string">
            <text:p>ED AGR AI 285825</text:p>
          </table:table-cell>
          <table:table-cell office:value-type="string" calcext:value-type="string">
            <text:p>DJ 06-04-2001 PP-00099 <text:s/>EMENT VOL-02026-13 PP-02826</text:p>
          </table:table-cell>
          <table:table-cell office:value-type="string" calcext:value-type="string">
            <text:p>[]</text:p>
          </table:table-cell>
          <table:table-cell office:value-type="string" calcext:value-type="string">
            <text:p>EMBTE. : LUIZ LIMA DE OLIVEIRA </text:p>
            <text:p>ADV. : LUIZ LIMA DE OLIVEIRA </text:p>
            <text:p>EMBDO. : ESTADO DE SÃO PAULO </text:p>
            <text:p>ADVDA. : PGE-SP - JOSÉ MAURÍCIO CAMARGO DE LAET</text:p>
          </table:table-cell>
          <table:table-cell office:value-type="string" calcext:value-type="string">
            <text:p>O AGAED 285825 foi objeto dos AGAEDE, rejeitados em 07/08/2001 Número de páginas: (05). Análise:(RCO). Revisão:(AAF). Inclusão: 22/08/01, (MLR). Alteração: 29/10/01, (MLR). Alteração: 18/12/2017, ALS.</text:p>
          </table:table-cell>
          <table:table-cell office:value-type="string" calcext:value-type="string">
            <text:p>[]</text:p>
          </table:table-cell>
          <table:table-cell office:value-type="float" office:value="452" calcext:value-type="float">
            <text:p>452</text:p>
          </table:table-cell>
        </table:table-row>
        <table:table-row table:style-name="ro5">
          <table:table-cell office:value-type="float" office:value="6556" calcext:value-type="float">
            <text:p>6556</text:p>
          </table:table-cell>
          <table:table-cell office:value-type="string" calcext:value-type="string">
            <text:p>5e32b386d0a3cf19aa5bbbe7</text:p>
          </table:table-cell>
          <table:table-cell office:value-type="string" calcext:value-type="string">
            <text:p>MC ADI 2165</text:p>
          </table:table-cell>
          <table:table-cell office:value-type="string" calcext:value-type="string">
            <text:p>DJ 06-08-2004 PP-00020 <text:s/>EMENT VOL-02158-01 PP-00130</text:p>
          </table:table-cell>
          <table:table-cell office:value-type="string" calcext:value-type="string">
            <text:p>[]</text:p>
          </table:table-cell>
          <table:table-cell office:value-type="string" calcext:value-type="string">
            <text:p>REQTE. : GOVERNADOR DO ESTADO DE SANTA CATARINA </text:p>
            <text:p>REQDA. : ASSEMBLÉIA LEGISLATIVA DO ESTADO DE SANTA </text:p>
            <text:p> CATARINA</text:p>
          </table:table-cell>
          <table:table-cell office:value-type="string" calcext:value-type="string">
            <text:p>Votação: Por maioria, vencidos os Mins. Ilmar Galvão, Ellen Gracie e Sepúlveda Pertence. Resultado: Deferida a cautelar para suspender a eficácia da Lei Complementar 177/1999, do Estado de Santa Catarina. Número de páginas: (20). Análise:(MSA). Inclusão: 21/02/05, (MSA). Alteração: 16/09/2019, (PDR).</text:p>
          </table:table-cell>
          <table:table-cell office:value-type="string" calcext:value-type="string">
            <text:p>[]</text:p>
          </table:table-cell>
          <table:table-cell office:value-type="float" office:value="480" calcext:value-type="float">
            <text:p>480</text:p>
          </table:table-cell>
        </table:table-row>
        <table:table-row table:style-name="ro2">
          <table:table-cell office:value-type="float" office:value="6568" calcext:value-type="float">
            <text:p>6568</text:p>
          </table:table-cell>
          <table:table-cell office:value-type="string" calcext:value-type="string">
            <text:p>5e32b38dd0a3cf19aa5bbbf3</text:p>
          </table:table-cell>
          <table:table-cell office:value-type="string" calcext:value-type="string">
            <text:p>AGR RE 264917</text:p>
          </table:table-cell>
          <table:table-cell office:value-type="string" calcext:value-type="string">
            <text:p>DJ 23-03-2001 PP-00093 <text:s/>EMENT VOL-02024-08 PP-01653</text:p>
          </table:table-cell>
          <table:table-cell office:value-type="string" calcext:value-type="string">
            <text:p>[]</text:p>
          </table:table-cell>
          <table:table-cell office:value-type="string" calcext:value-type="string">
            <text:p>AGTE. : INSTITUTO NACIONAL DO SEGURO SOCIAL - INSS </text:p>
            <text:p>ADVDOS. : HÉLIO FERREIRA HERINGER JUNIOR E OUTROS </text:p>
            <text:p>AGDA. : IVETTE MARTINS DA SILVA </text:p>
            <text:p>ADVDOS. : PAULO ROBERTO DE A TRINDADE E OUTROS</text:p>
          </table:table-cell>
          <table:table-cell office:value-type="string" calcext:value-type="string">
            <text:p>- O RE-282331-AgR foi objeto de embargos de declaração rejeitados em 21/08/2002. - O RE-284303-AgR foi objeto de embargos de declaração rejeitados em 28/02/2002. - O RE-281351-AgR foi objeto de embargos de declaração rejeitados em 28/05/2002. - O RE-284869-AgR foi objeto de embargos de declaração recebidos com efeito modificativo, para não conhecer do recurso extraordinário. Número de páginas: (05). Análise: (CMM). Revisão: (AAF). Inclusão: 06/04/01, (MLR). Alteração: 03/05/05, (SVF). Alteração: 11/12/2017, GIB.</text:p>
          </table:table-cell>
          <table:table-cell office:value-type="string" calcext:value-type="string">
            <text:p>[]</text:p>
          </table:table-cell>
          <table:table-cell office:value-type="float" office:value="478" calcext:value-type="float">
            <text:p>478</text:p>
          </table:table-cell>
        </table:table-row>
        <table:table-row table:style-name="ro2">
          <table:table-cell office:value-type="float" office:value="6577" calcext:value-type="float">
            <text:p>6577</text:p>
          </table:table-cell>
          <table:table-cell office:value-type="string" calcext:value-type="string">
            <text:p>5e32b3bad0a3cf555530c465</text:p>
          </table:table-cell>
          <table:table-cell office:value-type="string" calcext:value-type="string">
            <text:p>AGR AI 390688</text:p>
          </table:table-cell>
          <table:table-cell office:value-type="string" calcext:value-type="string">
            <text:p>DJ 04-02-2005 PP-00010 <text:s text:c="9"/>EMENT VOL-02178-03 PP-00590</text:p>
          </table:table-cell>
          <table:table-cell office:value-type="string" calcext:value-type="string">
            <text:p>[]</text:p>
          </table:table-cell>
          <table:table-cell office:value-type="string" calcext:value-type="string">
            <text:p>AGTE. : MUNICÍPIO DO RIO DE JANEIRO </text:p>
            <text:p>ADVDO.(A/S) : CLAUDIA BRAGA DE LAFONTE BULCÃO E OUTRA </text:p>
            <text:p>AGDOS. : ANA CRISTINA NACIF DIB MIGUEL E OUTROS </text:p>
            <text:p>ADVDO.(A/S) : JOSEVAL SIRQUEIRA E OUTRO</text:p>
          </table:table-cell>
          <table:table-cell office:value-type="string" calcext:value-type="string">
            <text:p>- O AI-423758-AgR foi objeto de embargos de declaração não conhecidos em 28/06/2005. - O AI-390688-AgR foi objeto de embargos de declaração não conhecidos em 28/06/2005. Número de páginas: (07). Análise:(ANA). Inclusão: 15/02/05, (JAC). Alteração: 19/09/05, (SVF).</text:p>
          </table:table-cell>
          <table:table-cell office:value-type="string" calcext:value-type="string">
            <text:p>[]</text:p>
          </table:table-cell>
          <table:table-cell office:value-type="float" office:value="21" calcext:value-type="float">
            <text:p>21</text:p>
          </table:table-cell>
        </table:table-row>
        <table:table-row table:style-name="ro2">
          <table:table-cell office:value-type="float" office:value="6579" calcext:value-type="float">
            <text:p>6579</text:p>
          </table:table-cell>
          <table:table-cell office:value-type="string" calcext:value-type="string">
            <text:p>5e32b3bbd0a3cf555530c467</text:p>
          </table:table-cell>
          <table:table-cell office:value-type="string" calcext:value-type="string">
            <text:p>AGR RE 414166</text:p>
          </table:table-cell>
          <table:table-cell office:value-type="string" calcext:value-type="string">
            <text:p>DJ 04-02-2005 PP-00024 <text:s text:c="9"/>EMENT VOL-02178-04 PP-00675</text:p>
          </table:table-cell>
          <table:table-cell office:value-type="string" calcext:value-type="string">
            <text:p>[]</text:p>
          </table:table-cell>
          <table:table-cell office:value-type="string" calcext:value-type="string">
            <text:p>AGTE.(S) : INSTITUTO NACIONAL DO SEGURO SOCIAL - INSS </text:p>
            <text:p>ADVDO.(A/S) : MILENE GOULART VALADARES </text:p>
            <text:p>AGDO.(A/S) : RENE MARIA RODRIGUES </text:p>
            <text:p>ADVDO.(A/S) : NEREU ANTONIO DA SILVA</text:p>
          </table:table-cell>
          <table:table-cell office:value-type="string" calcext:value-type="string">
            <text:p>Votação: unânime. Resultado: desprovido. RE-276661-AgR, AI-470168-AgR, AI-496562-AgR. Número de páginas: (04). Análise:(NAL). Revisão:(ANA). Inclusão: 18/02/05, (CSM). Alteração: 28/03/05, (CSM).</text:p>
          </table:table-cell>
          <table:table-cell office:value-type="string" calcext:value-type="string">
            <text:p>[]</text:p>
          </table:table-cell>
          <table:table-cell office:value-type="float" office:value="51" calcext:value-type="float">
            <text:p>51</text:p>
          </table:table-cell>
        </table:table-row>
        <table:table-row table:style-name="ro6">
          <table:table-cell office:value-type="float" office:value="6601" calcext:value-type="float">
            <text:p>6601</text:p>
          </table:table-cell>
          <table:table-cell office:value-type="string" calcext:value-type="string">
            <text:p>5e32b401d0a3cf555530c47d</text:p>
          </table:table-cell>
          <table:table-cell office:value-type="string" calcext:value-type="string">
            <text:p>AGR RE 435260</text:p>
          </table:table-cell>
          <table:table-cell office:value-type="string" calcext:value-type="string">
            <text:p>DJ 18-02-2005 PP-00043 <text:s text:c="8"/>EMENT VOL-02180-8 PP-1731</text:p>
          </table:table-cell>
          <table:table-cell office:value-type="string" calcext:value-type="string">
            <text:p>[]</text:p>
          </table:table-cell>
          <table:table-cell office:value-type="string" calcext:value-type="string">
            <text:p>AGTE.(S) : INSTITUTO NACIONAL DO SEGURO SOCIAL - INSS </text:p>
            <text:p>ADVDO.(A/S) : LECTÍCIA MARÍLIA CABRAL DE ALCÂNTARA </text:p>
            <text:p>AGDO.(A/S) : JOYCE RAMOS MORAES - REPRESENTADA POR ROSELIA </text:p>
            <text:p> DE SOUZA RAMOS </text:p>
            <text:p>ADVDO.(A/S) : CÁSSIA MARTUCCI MELILLO</text:p>
          </table:table-cell>
          <table:table-cell office:value-type="string" calcext:value-type="string">
            <text:p>- O AI 426283 AgR foi objeto de embargos de declaração rejeitados em 28/06/2005. - O AI 491393 AgR foi objeto de embargos de declaração rejeitados em 16/08/2005. Número de páginas: (5). Análise: (AAC). Revisão: (JBM). Inclusão: 22/03/05, (AAC). Alteração: 30/03/06, (NAL).</text:p>
          </table:table-cell>
          <table:table-cell office:value-type="string" calcext:value-type="string">
            <text:p>[]</text:p>
          </table:table-cell>
          <table:table-cell office:value-type="float" office:value="150" calcext:value-type="float">
            <text:p>150</text:p>
          </table:table-cell>
        </table:table-row>
        <table:table-row table:style-name="ro2">
          <table:table-cell office:value-type="float" office:value="6613" calcext:value-type="float">
            <text:p>6613</text:p>
          </table:table-cell>
          <table:table-cell office:value-type="string" calcext:value-type="string">
            <text:p>5e32b40ed0a3cf555530c489</text:p>
          </table:table-cell>
          <table:table-cell office:value-type="string" calcext:value-type="string">
            <text:p>AGR RE 263611</text:p>
          </table:table-cell>
          <table:table-cell office:value-type="string" calcext:value-type="string">
            <text:p>DJ 18-02-2005 PP-00040 <text:s text:c="9"/>EMENT VOL-02180-05 PP-01097</text:p>
          </table:table-cell>
          <table:table-cell office:value-type="string" calcext:value-type="string">
            <text:p>[]</text:p>
          </table:table-cell>
          <table:table-cell office:value-type="string" calcext:value-type="string">
            <text:p>AGTE.(S) : DEPARTAMENTO AUTÔNOMO DE ESTRADAS DE RODAGEM </text:p>
            <text:p> - DAER </text:p>
            <text:p>ADVDOS. : PGE-RS - KARINA DA SILVA BRUM </text:p>
            <text:p>AGDO.(A/S) : MINISTÉRIO PÚBLICO ESTADUAL</text:p>
          </table:table-cell>
          <table:table-cell office:value-type="string" calcext:value-type="string">
            <text:p>Votação e resultado: por unanimidade, desprovido. Número de páginas: (06). Análise:(CEL). Revisão:(ANA). Inclusão: 08/03/05, (SVF). Alteração: 17/03/06, (SVF).</text:p>
          </table:table-cell>
          <table:table-cell office:value-type="string" calcext:value-type="string">
            <text:p>[]</text:p>
          </table:table-cell>
          <table:table-cell office:value-type="float" office:value="137" calcext:value-type="float">
            <text:p>137</text:p>
          </table:table-cell>
        </table:table-row>
        <table:table-row table:style-name="ro2">
          <table:table-cell office:value-type="float" office:value="6661" calcext:value-type="float">
            <text:p>6661</text:p>
          </table:table-cell>
          <table:table-cell office:value-type="string" calcext:value-type="string">
            <text:p>5e32b441d0a3cf555530c4b9</text:p>
          </table:table-cell>
          <table:table-cell office:value-type="string" calcext:value-type="string">
            <text:p>ED AI 211916</text:p>
          </table:table-cell>
          <table:table-cell office:value-type="string" calcext:value-type="string">
            <text:p>DJ 18-02-2005 PP-00028 <text:s text:c="9"/>EMENT VOL-02180-5 PP-01038</text:p>
          </table:table-cell>
          <table:table-cell office:value-type="string" calcext:value-type="string">
            <text:p>[]</text:p>
          </table:table-cell>
          <table:table-cell office:value-type="string" calcext:value-type="string">
            <text:p>EMBTE.(S) : IVO SIMÕES DE OLIVEIRA </text:p>
            <text:p>EMBDO.(A/S) : URBS - URBANIZAÇÃO DE CURITIBA S/A </text:p>
            <text:p>ADVDOS. : SIDNEY MARTINS E OUTROS </text:p>
            <text:p>EMBDO.(A/S) : MUNICÍPIO DE CURITIBA</text:p>
          </table:table-cell>
          <table:table-cell office:value-type="string" calcext:value-type="string">
            <text:p>- O AI-211916-ED foi objeto de embargos de declaração rejeitados em 03/05/2005. Número de páginas: (5). Análise:(AAC). Revisão:(JBM). Inclusão: 21/03/05, (AAC). Alteração: 10/06/05, (AAS).</text:p>
          </table:table-cell>
          <table:table-cell office:value-type="string" calcext:value-type="string">
            <text:p>[]</text:p>
          </table:table-cell>
          <table:table-cell office:value-type="float" office:value="84" calcext:value-type="float">
            <text:p>84</text:p>
          </table:table-cell>
        </table:table-row>
        <table:table-row table:style-name="ro2">
          <table:table-cell office:value-type="float" office:value="6697" calcext:value-type="float">
            <text:p>6697</text:p>
          </table:table-cell>
          <table:table-cell office:value-type="string" calcext:value-type="string">
            <text:p>5e32b47ad0a3cf555530c4dd</text:p>
          </table:table-cell>
          <table:table-cell office:value-type="string" calcext:value-type="string">
            <text:p>AGR AI 493095</text:p>
          </table:table-cell>
          <table:table-cell office:value-type="string" calcext:value-type="string">
            <text:p>DJ 04-02-2005 PP-00045 <text:s text:c="9"/>EMENT VOL-02178-08 PP-01560</text:p>
          </table:table-cell>
          <table:table-cell office:value-type="string" calcext:value-type="string">
            <text:p>[]</text:p>
          </table:table-cell>
          <table:table-cell office:value-type="string" calcext:value-type="string">
            <text:p>AGTE.(S) : MUNICÍPIO DE SANTO ANDRÉ </text:p>
            <text:p>ADVDO.(A/S) : SEBASTIÃO BOTTO DE BARROS TOJAL E OUTRO (A/S) </text:p>
            <text:p>AGDO.(A/S) : LUIS DE ARAUJO LIMA FILHO E OUTRO (A/S) </text:p>
            <text:p>ADVDO.(A/S) : MARIA AMÉLIA DE ARAUJO LIMA FANTI E OUTRO (A/S)</text:p>
          </table:table-cell>
          <table:table-cell office:value-type="string" calcext:value-type="string">
            <text:p>Número de páginas: (05). Análise:(CSF). Revisão:(ANA). - O AI-493095-AgR foi objeto de embargos de declaração rejeitados em 08/03/2005. Inclusão: 17/02/05, (CSM). Alteração: 19/07/05, (SVF).</text:p>
          </table:table-cell>
          <table:table-cell office:value-type="string" calcext:value-type="string">
            <text:p>[]</text:p>
          </table:table-cell>
          <table:table-cell office:value-type="float" office:value="44" calcext:value-type="float">
            <text:p>44</text:p>
          </table:table-cell>
        </table:table-row>
        <table:table-row table:style-name="ro6">
          <table:table-cell office:value-type="float" office:value="6709" calcext:value-type="float">
            <text:p>6709</text:p>
          </table:table-cell>
          <table:table-cell office:value-type="string" calcext:value-type="string">
            <text:p>5e32b48ad0a3cf555530c4e9</text:p>
          </table:table-cell>
          <table:table-cell office:value-type="string" calcext:value-type="string">
            <text:p>AGR RE 366368</text:p>
          </table:table-cell>
          <table:table-cell office:value-type="string" calcext:value-type="string">
            <text:p>DJ 18-02-2005 PP-00026 <text:s text:c="9"/>EMENT VOL-02180-06 PP-01226</text:p>
          </table:table-cell>
          <table:table-cell office:value-type="string" calcext:value-type="string">
            <text:p>[]</text:p>
          </table:table-cell>
          <table:table-cell office:value-type="string" calcext:value-type="string">
            <text:p>AGTE.(S) : JOSÉ CARLOS HANSEN E OUTRO (A/S) </text:p>
            <text:p>ADVDO.(A/S) : PAULO RICARDO TAFRA SOARES E OUTRO (A/S) </text:p>
            <text:p>ADVDO.(A/S) : VITAL MOACIR DA SILVEIRA </text:p>
            <text:p>AGDO.(A/S) : INSTITUTO NACIONAL DO SEGURO SOCIAL - INSS </text:p>
            <text:p>ADVDO.(A/S) : CARLOS DOS SANTOS DOYLE</text:p>
          </table:table-cell>
          <table:table-cell office:value-type="string" calcext:value-type="string">
            <text:p>- O AI-496759-AgR foi objeto de embargos de declaração não conhecidos em 22/06/2005. Número de páginas: (08). Análise:(ANA). Inclusão: 03/03/05, (SVF). Alteração: 16/08/05, (SVF).</text:p>
          </table:table-cell>
          <table:table-cell office:value-type="string" calcext:value-type="string">
            <text:p>[]</text:p>
          </table:table-cell>
          <table:table-cell office:value-type="float" office:value="30" calcext:value-type="float">
            <text:p>30</text:p>
          </table:table-cell>
        </table:table-row>
        <table:table-row table:style-name="ro6">
          <table:table-cell office:value-type="float" office:value="6720" calcext:value-type="float">
            <text:p>6720</text:p>
          </table:table-cell>
          <table:table-cell office:value-type="string" calcext:value-type="string">
            <text:p>5e32b496d0a3cf555530c4f4</text:p>
          </table:table-cell>
          <table:table-cell office:value-type="string" calcext:value-type="string">
            <text:p>AGR AI 474335</text:p>
          </table:table-cell>
          <table:table-cell office:value-type="string" calcext:value-type="string">
            <text:p>DJ 04-02-2005 PP-00014 <text:s text:c="9"/>EMENT VOL-02178-06 PP-01243</text:p>
          </table:table-cell>
          <table:table-cell office:value-type="string" calcext:value-type="string">
            <text:p>[]</text:p>
          </table:table-cell>
          <table:table-cell office:value-type="string" calcext:value-type="string">
            <text:p>AGTE.(S) : MUNICÍPIO DO RIO DE JANEIRO </text:p>
            <text:p>ADVDO.(A/S) : RODRIGO RAMOS LOUREGA DE MENEZES </text:p>
            <text:p>ADVDO.(A/S) : HERALDO MOTTA PACCA </text:p>
            <text:p>AGDO.(A/S) : RAUL DE SOUSA SILVEIRA FILHO E OUTRO (A/S) </text:p>
            <text:p>ADVDO.(A/S) : RÔMULO CAVALCANTE MOTA</text:p>
          </table:table-cell>
          <table:table-cell office:value-type="string" calcext:value-type="string">
            <text:p>- O AI 474335 AgR foi objeto de embargos de declaração rejeitados em 14/06/2005. - O AI 483453 AgR foi objeto de embargos de declaração rejeitados em 14/06/2005. - O AI 478360 AgR foi objeto de embargos de declaração rejeitados em 18/10/2005. - O AI 482304 AgR foi objeto de embargos de declaração rejeitados em 18/10/2005. - O AI 490703 AgR foi objeto de embargos de declaração rejeitados em 18/10/2005. - O AI 514460 AgR foi objeto de embargos de declaração rejeitados em 18/10/2005. Número de páginas: (07). Análise:(ANA). Inclusão: 16/02/05, (JAC). Alteração: 02/12/05, (MLR).</text:p>
          </table:table-cell>
          <table:table-cell office:value-type="string" calcext:value-type="string">
            <text:p>[]</text:p>
          </table:table-cell>
          <table:table-cell office:value-type="float" office:value="18" calcext:value-type="float">
            <text:p>18</text:p>
          </table:table-cell>
        </table:table-row>
        <table:table-row table:style-name="ro2">
          <table:table-cell office:value-type="float" office:value="6755" calcext:value-type="float">
            <text:p>6755</text:p>
          </table:table-cell>
          <table:table-cell office:value-type="string" calcext:value-type="string">
            <text:p>5e32b4c7d0a3cf555530c517</text:p>
          </table:table-cell>
          <table:table-cell office:value-type="string" calcext:value-type="string">
            <text:p>AGR AI 413958</text:p>
          </table:table-cell>
          <table:table-cell office:value-type="string" calcext:value-type="string">
            <text:p>DJ 02-05-2003 PP-00037 <text:s/>EMENT VOL-02108-07 PP-01350</text:p>
          </table:table-cell>
          <table:table-cell office:value-type="string" calcext:value-type="string">
            <text:p>[]</text:p>
          </table:table-cell>
          <table:table-cell office:value-type="string" calcext:value-type="string">
            <text:p>AGTE. : EMBRATEL - EMPRESA BRASILEIRA DE COMUNICAÇÕES </text:p>
            <text:p>ADVDO.(A/S) : RENALDO LIMIRO DA SILVA E OUTROS </text:p>
            <text:p>AGDO. : LINO CARVALHO NETO </text:p>
            <text:p>ADVDOS. : MARCELO EURÍPEDES FERREIRA BATISTA E OUTROS</text:p>
          </table:table-cell>
          <table:table-cell office:value-type="string" calcext:value-type="string">
            <text:p>Obs.: O AI 413958 AgR foi objeto de embargos, rejeitados em 28.10.2003. Número de páginas: (4). Análise: (VSR). Revisão: (COF/AAF). Inclusão: 09/06/03, (SVF). Alteração: 12/05/04, (SVF). Alteração: 28/09/2018, CLS.</text:p>
          </table:table-cell>
          <table:table-cell office:value-type="string" calcext:value-type="string">
            <text:p>[]</text:p>
          </table:table-cell>
          <table:table-cell office:value-type="float" office:value="269" calcext:value-type="float">
            <text:p>269</text:p>
          </table:table-cell>
        </table:table-row>
        <table:table-row table:style-name="ro2">
          <table:table-cell office:value-type="float" office:value="6836" calcext:value-type="float">
            <text:p>6836</text:p>
          </table:table-cell>
          <table:table-cell office:value-type="string" calcext:value-type="string">
            <text:p>5e32b593d0a3cf555530c568</text:p>
          </table:table-cell>
          <table:table-cell office:value-type="string" calcext:value-type="string">
            <text:p>ED AGR RE 292910</text:p>
          </table:table-cell>
          <table:table-cell office:value-type="string" calcext:value-type="string">
            <text:p>DJ 25-04-2003 PP-00039 <text:s/>EMENT VOL-02107-04 PP-00737</text:p>
          </table:table-cell>
          <table:table-cell office:value-type="string" calcext:value-type="string">
            <text:p>[]</text:p>
          </table:table-cell>
          <table:table-cell office:value-type="string" calcext:value-type="string">
            <text:p>EMBTE.(S) : SÃO BERNARDO ADMINISTRADORA DE CONSÓRCIOS LTDA </text:p>
            <text:p>ADV.(A/S) : FERNANDA GUIMARÃES HERNANDEZ E OUTROS </text:p>
            <text:p>EMBDO.(A/S) : UNIÃO </text:p>
            <text:p>ADV.(A/S) : PFN - ELYADIR FERREIRA BORGES</text:p>
          </table:table-cell>
          <table:table-cell office:value-type="string" calcext:value-type="string">
            <text:p>Obs: O RE 351749 AgR ED foi objeto dos Embargos de Declaração rejeitados em 14/10/2003. Número de páginas: (07). Análise:(ANA). Revisão:(VAS/RCO). Inclusão: 15/03/04, (MLR). Alteração: 12/08/04, (MLR). Alteração: 02/10/2018, HAC.</text:p>
          </table:table-cell>
          <table:table-cell office:value-type="string" calcext:value-type="string">
            <text:p>[]</text:p>
          </table:table-cell>
          <table:table-cell office:value-type="float" office:value="173" calcext:value-type="float">
            <text:p>173</text:p>
          </table:table-cell>
        </table:table-row>
        <table:table-row table:style-name="ro7">
          <table:table-cell office:value-type="float" office:value="6846" calcext:value-type="float">
            <text:p>6846</text:p>
          </table:table-cell>
          <table:table-cell office:value-type="string" calcext:value-type="string">
            <text:p>5e32b5dad0a3cf555530c572</text:p>
          </table:table-cell>
          <table:table-cell office:value-type="string" calcext:value-type="string">
            <text:p>AGR AI 405579</text:p>
          </table:table-cell>
          <table:table-cell office:value-type="string" calcext:value-type="string">
            <text:p>DJ 04-04-2003 PP-00064 <text:s/>EMENT VOL-02105-11 PP-02071</text:p>
          </table:table-cell>
          <table:table-cell office:value-type="string" calcext:value-type="string">
            <text:p>[]</text:p>
          </table:table-cell>
          <table:table-cell office:value-type="string" calcext:value-type="string">
            <text:p>AGTE. : SINDICATO DOS EMPREGADOS NO COMÉRCIO DE CURITIBA </text:p>
            <text:p>ADV.(A/S) : JOSÉ MÁRIO MILLER E OUTRO (A/S) </text:p>
            <text:p>AGDO. : SUPERMERCADOS COLETÃO LTDA </text:p>
            <text:p>ADVDOS. : CLEVERSON MARINHO TEIXEIRA E OUTROS </text:p>
            <text:p>AGDO. : SINDICATO DOS EMPREGADOS NO COMERCIO VAREJISTA DE GÊNEROS ALIMENTÍCIOS EM MERCADOS, MINIMERCADOS, SUPERMERCADOS E HIPERMERCADOS DE CURITIBA, REGIÃO METROPOLITANA E LITORAL </text:p>
            <text:p>PARANAENSE - SIMERC </text:p>
            <text:p>ADVDOS. : PRISCILA GONÇALVES GABASA PEREZ E OUTROS</text:p>
          </table:table-cell>
          <table:table-cell office:value-type="string" calcext:value-type="string">
            <text:p>O AI 405579 AgR foi objeto de embargos de declaração rejeitados em 19/10/2004. Número de páginas: (04). Análise:(JEN). Revisão:(RCO/AAF). Inclusão: 22/05/03, (SVF). Alteração: 19/05/05, (SVF). Alteração: 26/09/2018, ALS.</text:p>
          </table:table-cell>
          <table:table-cell office:value-type="string" calcext:value-type="string">
            <text:p>[]</text:p>
          </table:table-cell>
          <table:table-cell office:value-type="float" office:value="282" calcext:value-type="float">
            <text:p>282</text:p>
          </table:table-cell>
        </table:table-row>
        <table:table-row table:style-name="ro6">
          <table:table-cell office:value-type="float" office:value="6890" calcext:value-type="float">
            <text:p>6890</text:p>
          </table:table-cell>
          <table:table-cell office:value-type="string" calcext:value-type="string">
            <text:p>5e32b650d0a3cf555530c59e</text:p>
          </table:table-cell>
          <table:table-cell office:value-type="string" calcext:value-type="string">
            <text:p>ED AGR RE 324875</text:p>
          </table:table-cell>
          <table:table-cell office:value-type="string" calcext:value-type="string">
            <text:p>DJ 21-03-2003 PP-00061 <text:s/>EMENT VOL-02103-05 PP-00898</text:p>
          </table:table-cell>
          <table:table-cell office:value-type="string" calcext:value-type="string">
            <text:p>[]</text:p>
          </table:table-cell>
          <table:table-cell office:value-type="string" calcext:value-type="string">
            <text:p>EMBTE.(S) : MARIA TEREZA FERREIRA GADELHA </text:p>
            <text:p>ADVDOS. : ALINE DANIELA FLORÊNCIO LARANJEIRA E OUTROS </text:p>
            <text:p>EMBDO.(A/S) : INSTITUTO DE PLANEJAMENTO DE PERNAMBUCO - </text:p>
            <text:p> CONDEPE </text:p>
            <text:p>ADVDOS. : THIAGO ARRAES DE ALENCAR NORÕES E OUTROS</text:p>
          </table:table-cell>
          <table:table-cell office:value-type="string" calcext:value-type="string">
            <text:p>- O AI 401292 AgR foi objeto de embargos de declaração rejeitados em 10/06/2003. - O AI 468317 AgR-ED foi objeto de embargos de declaração rejeitados em 29/06/2004. - O AI 448476 AgR-ED foi objeto de embargos de declaração rejeitados em 29/06/2004. - O AI 466540 AgR-ED foi objeto de embargos de declaração rejeitados em 09/11/2004. - O AI 468008 AgR foi objeto de embargos de declaração rejeitados em 09/11/2004. Número de páginas: (5). Análise:(VAS). Revisão:(COF). Inclusão: 27/01/04, (SVF). Alteração: 18/07/05, (SVF). Alteração: 24/09/2018, CLS.</text:p>
          </table:table-cell>
          <table:table-cell office:value-type="string" calcext:value-type="string">
            <text:p>[]</text:p>
          </table:table-cell>
          <table:table-cell office:value-type="float" office:value="351" calcext:value-type="float">
            <text:p>351</text:p>
          </table:table-cell>
        </table:table-row>
        <table:table-row table:style-name="ro5">
          <table:table-cell office:value-type="float" office:value="6912" calcext:value-type="float">
            <text:p>6912</text:p>
          </table:table-cell>
          <table:table-cell office:value-type="string" calcext:value-type="string">
            <text:p>5e32b665d0a3cf555530c5b4</text:p>
          </table:table-cell>
          <table:table-cell office:value-type="string" calcext:value-type="string">
            <text:p>AGR AI 417058</text:p>
          </table:table-cell>
          <table:table-cell office:value-type="string" calcext:value-type="string">
            <text:p>DJ 04-04-2003 PP-00046 <text:s/>EMENT VOL-02105-12 PP-02326</text:p>
          </table:table-cell>
          <table:table-cell office:value-type="string" calcext:value-type="string">
            <text:p>[]</text:p>
          </table:table-cell>
          <table:table-cell office:value-type="string" calcext:value-type="string">
            <text:p>AGTE.(S) : ELÓI BRAZ SESSIM </text:p>
            <text:p>ADV.(A/S) : LUIS MAXIMILIANO LEAL TELESCA MOTA </text:p>
            <text:p>AGDO.(A/S) : MINISTÉRIO PÚBLICO DO ESTADO DO RIO GRANDE DO SUL</text:p>
          </table:table-cell>
          <table:table-cell office:value-type="string" calcext:value-type="string">
            <text:p>O AI 417058 AgR foi objeto de embargos de declaração rejeitados em 13/05/2003. Número de páginas: (05). Análise:(ANA). Revisão:(VAS). Inclusão: 29/08/03, (SVF). Alteração: 13/06/05, (SVF). Alteração: 27/09/2018, ALS.</text:p>
          </table:table-cell>
          <table:table-cell office:value-type="string" calcext:value-type="string">
            <text:p>[]</text:p>
          </table:table-cell>
          <table:table-cell office:value-type="float" office:value="327" calcext:value-type="float">
            <text:p>327</text:p>
          </table:table-cell>
        </table:table-row>
        <table:table-row table:style-name="ro6">
          <table:table-cell office:value-type="float" office:value="6975" calcext:value-type="float">
            <text:p>6975</text:p>
          </table:table-cell>
          <table:table-cell office:value-type="string" calcext:value-type="string">
            <text:p>5e32b6dad0a3cf555530c5f3</text:p>
          </table:table-cell>
          <table:table-cell office:value-type="string" calcext:value-type="string">
            <text:p>AGR AI 420317</text:p>
          </table:table-cell>
          <table:table-cell office:value-type="string" calcext:value-type="string">
            <text:p>DJ 11-04-2003 PP-00034 <text:s/>EMENT VOL-02106-07 PP-01514</text:p>
          </table:table-cell>
          <table:table-cell office:value-type="string" calcext:value-type="string">
            <text:p>[]</text:p>
          </table:table-cell>
          <table:table-cell office:value-type="string" calcext:value-type="string">
            <text:p>AGTE. (S) : REDE FERROVIÁRIA FEDERAL S/A - RFFSA - EM LIQUIDAÇÃO </text:p>
            <text:p>ADV. (A/S) : JULIANO RICARDO DE VASCONCELLOS COSTA COUTO E OUTRO (A/S) </text:p>
            <text:p>AGDO. (A/S) : ANTÔNIO GERALDO ANTUNES SIQUEIRA </text:p>
            <text:p>ADV. (A/S) : NIVALDO DANGELES </text:p>
            <text:p>ADV. (A/S) : ELIANA DE MACEDO VIANA GUERRA E OUTRO (A/S)</text:p>
          </table:table-cell>
          <table:table-cell office:value-type="string" calcext:value-type="string">
            <text:p>O AI 416979 AgR foi objeto de embargos de declaração desprovido em 20/09/2005. Número de páginas: (05). Análise:(CEL). Revisão:(RCO/AAF). Inclusão: 27/06/03, (MLR). Alteração: 26/09/2018, JLS.</text:p>
          </table:table-cell>
          <table:table-cell office:value-type="string" calcext:value-type="string">
            <text:p>[]</text:p>
          </table:table-cell>
          <table:table-cell office:value-type="float" office:value="429" calcext:value-type="float">
            <text:p>429</text:p>
          </table:table-cell>
        </table:table-row>
        <table:table-row table:style-name="ro2">
          <table:table-cell office:value-type="float" office:value="7022" calcext:value-type="float">
            <text:p>7022</text:p>
          </table:table-cell>
          <table:table-cell office:value-type="string" calcext:value-type="string">
            <text:p>5e32b7b0d0a3cf555530c622</text:p>
          </table:table-cell>
          <table:table-cell office:value-type="string" calcext:value-type="string">
            <text:p>AGR AI 421944</text:p>
          </table:table-cell>
          <table:table-cell office:value-type="string" calcext:value-type="string">
            <text:p>DJ 25-04-2003 PP-00050 <text:s/>EMENT VOL-02107-10 PP-02050</text:p>
          </table:table-cell>
          <table:table-cell office:value-type="string" calcext:value-type="string">
            <text:p>[]</text:p>
          </table:table-cell>
          <table:table-cell office:value-type="string" calcext:value-type="string">
            <text:p>AGTE.(S) : CARLOS ALBERTO DE ALMEIDA CRUZ E OUTRO (A/S) </text:p>
            <text:p>ADV.(A/S) : LIAMARA FELIX ROSATTO FERREIRA </text:p>
            <text:p>AGDO.(A/S) : BANCO BRADESCO S/A </text:p>
            <text:p>ADV.(A/S) : LUIZ RENATO BETTIOL E OUTRO (A/S)</text:p>
          </table:table-cell>
          <table:table-cell office:value-type="string" calcext:value-type="string">
            <text:p>- O AI 421944 AgR foi objeto dos embargos de declaração não conhecidos em 21/09/2004. Número de páginas: (06). Análise:(ANA). Revisão:(VAS). Inclusão: 19/08/03, (SVF). Alteração: 16/12/04, (SVF). Alteração: 28/09/2018, HAC.</text:p>
          </table:table-cell>
          <table:table-cell office:value-type="string" calcext:value-type="string">
            <text:p>[]</text:p>
          </table:table-cell>
          <table:table-cell office:value-type="float" office:value="562" calcext:value-type="float">
            <text:p>562</text:p>
          </table:table-cell>
        </table:table-row>
        <table:table-row table:style-name="ro2">
          <table:table-cell office:value-type="float" office:value="7080" calcext:value-type="float">
            <text:p>7080</text:p>
          </table:table-cell>
          <table:table-cell office:value-type="string" calcext:value-type="string">
            <text:p>5e32b83cd0a3cf555530c65c</text:p>
          </table:table-cell>
          <table:table-cell office:value-type="string" calcext:value-type="string">
            <text:p>ED EDV ED RE 205855</text:p>
          </table:table-cell>
          <table:table-cell office:value-type="string" calcext:value-type="string">
            <text:p>DJ 02-05-2003 PP-00034 <text:s/>EMENT VOL-02108-03 PP-00597</text:p>
          </table:table-cell>
          <table:table-cell office:value-type="string" calcext:value-type="string">
            <text:p>[]</text:p>
          </table:table-cell>
          <table:table-cell office:value-type="string" calcext:value-type="string">
            <text:p>EMBTE. : ESPÓLIO DE HAILTON RONALDO VECCHIA </text:p>
            <text:p>ADVDOS. : ANTÔNIO OCTÁVIO DE ABREU E OUTROS </text:p>
            <text:p>EMBDO. : MUNICÍPIO DE SÃO BERNARDO DO CAMPO </text:p>
            <text:p>ADVDA. : CIBELE MOSNA</text:p>
          </table:table-cell>
          <table:table-cell office:value-type="string" calcext:value-type="string">
            <text:p>- O RE 205855 ED-EDv-ED foi objeto de embargos de declaração desprovidos em 28/09/2005. - O AI 379392 QO-ED-EDv-AgR foi objeto de embargos de declaração acolhidos em 02/04/2009. Número de páginas: (6). Análise:(ANA). Revisão:(RCO/AAF). Inclusão: 26/06/03, (SVF). Alteração: 05/12/05, (MLR). Alteração: 05/10/2018, CLS.</text:p>
          </table:table-cell>
          <table:table-cell office:value-type="string" calcext:value-type="string">
            <text:p>[]</text:p>
          </table:table-cell>
          <table:table-cell office:value-type="float" office:value="497" calcext:value-type="float">
            <text:p>497</text:p>
          </table:table-cell>
        </table:table-row>
        <table:table-row table:style-name="ro7">
          <table:table-cell office:value-type="float" office:value="7114" calcext:value-type="float">
            <text:p>7114</text:p>
          </table:table-cell>
          <table:table-cell office:value-type="string" calcext:value-type="string">
            <text:p>5e32b97ad0a3cf555530c67e</text:p>
          </table:table-cell>
          <table:table-cell office:value-type="string" calcext:value-type="string">
            <text:p>AGR AI 482189</text:p>
          </table:table-cell>
          <table:table-cell office:value-type="string" calcext:value-type="string">
            <text:p>DJ 07-05-2004 PP-00045 <text:s/>EMENT VOL-02150-11 PP-02243</text:p>
          </table:table-cell>
          <table:table-cell office:value-type="string" calcext:value-type="string">
            <text:p>[]</text:p>
          </table:table-cell>
          <table:table-cell office:value-type="string" calcext:value-type="string">
            <text:p>AGTE.(S) : ADIR RIBEIRO DA COSTA </text:p>
            <text:p>ADVDO.(A/S) : RAIMUNDO LUIZ PEREIRA E OUTRO (A/S) </text:p>
            <text:p>AGDO.(A/S) : DISTRITO FEDERAL </text:p>
            <text:p>ADVDO.(A/S) : PGDF - CÍCERO IVAN FERREIRA GONTIJO </text:p>
            <text:p>AGDO.(A/S) : DEPARTAMENTO METROPOLITANO DE TRANSPORTES </text:p>
            <text:p> URBANOS DO DISTRITO FEDERAL - DMTU </text:p>
            <text:p>ADVDO.(A/S) : JOSÉ CARLOS ALVES DE OLIVEIRA</text:p>
          </table:table-cell>
          <table:table-cell office:value-type="string" calcext:value-type="string">
            <text:p>Número de páginas: (07). Análise:(CEL). Revisão:(ANA). Inclusão: 28/06/04, (SVF). Alteração: 30/04/19, (HRS)</text:p>
          </table:table-cell>
          <table:table-cell office:value-type="string" calcext:value-type="string">
            <text:p>[]</text:p>
          </table:table-cell>
          <table:table-cell office:value-type="float" office:value="457" calcext:value-type="float">
            <text:p>457</text:p>
          </table:table-cell>
        </table:table-row>
        <table:table-row table:style-name="ro2">
          <table:table-cell office:value-type="float" office:value="7120" calcext:value-type="float">
            <text:p>7120</text:p>
          </table:table-cell>
          <table:table-cell office:value-type="string" calcext:value-type="string">
            <text:p>5e32b9a2d0a3cf555530c684</text:p>
          </table:table-cell>
          <table:table-cell office:value-type="string" calcext:value-type="string">
            <text:p>AUTOS RECONSTITUIÇÃO PET 2822</text:p>
          </table:table-cell>
          <table:table-cell office:value-type="string" calcext:value-type="string">
            <text:p>DJ 04-04-2003 PP-00041 <text:s/>EMENT VOL-02105-02 PP-00250</text:p>
          </table:table-cell>
          <table:table-cell office:value-type="string" calcext:value-type="string">
            <text:p>[]</text:p>
          </table:table-cell>
          <table:table-cell office:value-type="string" calcext:value-type="string">
            <text:p>RECTE.(S) : BANCO BANDEIRANTES S/A </text:p>
            <text:p>ADV.(A/S) : VICTOR RUSSOMANO JUNIOR E OUTRO (A/S) </text:p>
            <text:p>RECDO.(A/S) : MÉRCIA MARIA REIS DA SILVA </text:p>
            <text:p>ADV.(A/S) : JOSÉ BARBOSA DE ARAUJO E OUTRO (A/S)</text:p>
          </table:table-cell>
          <table:table-cell office:value-type="string" calcext:value-type="string">
            <text:p>Autos extraviados: RE 339857. Número de páginas: (04). Análise:(AAC). Revisão:(JBM). Inclusão: 01/12/05, (AAC). Alteração: 21/02/06, (MLR). Alteração: 09/10/2018, ALS.</text:p>
          </table:table-cell>
          <table:table-cell office:value-type="string" calcext:value-type="string">
            <text:p>[]</text:p>
          </table:table-cell>
          <table:table-cell office:value-type="float" office:value="437" calcext:value-type="float">
            <text:p>437</text:p>
          </table:table-cell>
        </table:table-row>
        <table:table-row table:style-name="ro2">
          <table:table-cell office:value-type="float" office:value="7121" calcext:value-type="float">
            <text:p>7121</text:p>
          </table:table-cell>
          <table:table-cell office:value-type="string" calcext:value-type="string">
            <text:p>5e32b9a2d0a3cf555530c685</text:p>
          </table:table-cell>
          <table:table-cell office:value-type="string" calcext:value-type="string">
            <text:p>AGR EDV ED RE 209847</text:p>
          </table:table-cell>
          <table:table-cell office:value-type="string" calcext:value-type="string">
            <text:p>DJ 04-04-2003 PP-00059 <text:s/>EMENT VOL-02105-03 PP-00567</text:p>
          </table:table-cell>
          <table:table-cell office:value-type="string" calcext:value-type="string">
            <text:p>[]</text:p>
          </table:table-cell>
          <table:table-cell office:value-type="string" calcext:value-type="string">
            <text:p>AGTE. : JOÃO CARLOS GONÇALVES DA ROCHA </text:p>
            <text:p>ADVDOS. : HÉLIO GONÇALVES E OUTRO </text:p>
            <text:p>AGDA. : UNIÃO </text:p>
            <text:p>ADV. : ADVOGADO-GERAL DA UNIÃO</text:p>
          </table:table-cell>
          <table:table-cell office:value-type="string" calcext:value-type="string">
            <text:p>Obs.: O RE 209847 ED EDv AgR foi objeto de embargos, rejeitados em 11.06.2003. Número de páginas: (08). Análise:(ANA). Revisão:(VAS/RCO). Inclusão: 12/09/03, (MLR). Alteração: 12/05/04, (SVF). Alteração: 11/10/2018, ALS.</text:p>
          </table:table-cell>
          <table:table-cell office:value-type="string" calcext:value-type="string">
            <text:p>[]</text:p>
          </table:table-cell>
          <table:table-cell office:value-type="float" office:value="449" calcext:value-type="float">
            <text:p>449</text:p>
          </table:table-cell>
        </table:table-row>
        <table:table-row table:style-name="ro6">
          <table:table-cell office:value-type="float" office:value="7143" calcext:value-type="float">
            <text:p>7143</text:p>
          </table:table-cell>
          <table:table-cell office:value-type="string" calcext:value-type="string">
            <text:p>5e32b9e2d0a3cf555530c69b</text:p>
          </table:table-cell>
          <table:table-cell office:value-type="string" calcext:value-type="string">
            <text:p>AGR AI 407930</text:p>
          </table:table-cell>
          <table:table-cell office:value-type="string" calcext:value-type="string">
            <text:p>DJ 02-05-2003 PP-00029 <text:s/>EMENT VOL-02108-06 PP-01261</text:p>
          </table:table-cell>
          <table:table-cell office:value-type="string" calcext:value-type="string">
            <text:p>[]</text:p>
          </table:table-cell>
          <table:table-cell office:value-type="string" calcext:value-type="string">
            <text:p>AGTE. : REDE FERROVIÁRIA FEDERAL S/A - EM LIQUIDAÇÃO </text:p>
            <text:p>ADVDOS. : JULIANO RICARDO DE VASCONCELLOS COSTA COUTO E </text:p>
            <text:p> OUTROS </text:p>
            <text:p>AGDAS. : ALBERTINA RODRIGUES SERRA E OUTRAS </text:p>
            <text:p>ADVDOS. : DARCY ROSA CORTESE JULIÃO E OUTRO</text:p>
          </table:table-cell>
          <table:table-cell office:value-type="string" calcext:value-type="string">
            <text:p>O AI 457156 AgR foi objeto dos embargos de declaração rejeitados em 18/05/2004. Número de páginas: (04). Análise:(CEL). Revisão:(RCO/AAF). Inclusão: 30/06/03, (MLR) Alteração: 19/08/04, (SVF). Alteração: 28/09/2018, CLS.</text:p>
          </table:table-cell>
          <table:table-cell office:value-type="string" calcext:value-type="string">
            <text:p>[]</text:p>
          </table:table-cell>
          <table:table-cell office:value-type="float" office:value="622" calcext:value-type="float">
            <text:p>622</text:p>
          </table:table-cell>
        </table:table-row>
        <table:table-row table:style-name="ro2">
          <table:table-cell office:value-type="float" office:value="7277" calcext:value-type="float">
            <text:p>7277</text:p>
          </table:table-cell>
          <table:table-cell office:value-type="string" calcext:value-type="string">
            <text:p>5e32bbe8d0a3cf555530c721</text:p>
          </table:table-cell>
          <table:table-cell office:value-type="string" calcext:value-type="string">
            <text:p>AGR AI 419598</text:p>
          </table:table-cell>
          <table:table-cell office:value-type="string" calcext:value-type="string">
            <text:p>DJ 13-06-2003 PP-00018 <text:s/>EMENT VOL-02114-06 PP-01118</text:p>
          </table:table-cell>
          <table:table-cell office:value-type="string" calcext:value-type="string">
            <text:p>[]</text:p>
          </table:table-cell>
          <table:table-cell office:value-type="string" calcext:value-type="string">
            <text:p>AGTE.(S) : VOLKSWAGEM DO BRASIL LTDA </text:p>
            <text:p>ADVDO.(A/S) : FERNANDA GUIMARÃES HERNANDEZ E OUTRO (A/S) </text:p>
            <text:p>AGDO.(A/S) : NIVALDO FERNANDES DA SILVA </text:p>
            <text:p>ADVDO.(A/S) : AGAMENON MARTINS DE OLIVEIRA E OUTRO (A/S)</text:p>
          </table:table-cell>
          <table:table-cell office:value-type="string" calcext:value-type="string">
            <text:p>Obs.: - O AI 419598 AgR foi objeto de embargos, rejeitados em 28.10.2003. Número de páginas: (05). Análise:(RCO). Revisão:(). Inclusão: 02/10/03, (SVF). Alteração: 19/05/04, (SVF). Alteração: 23/10/2018, CLS.</text:p>
          </table:table-cell>
          <table:table-cell office:value-type="string" calcext:value-type="string">
            <text:p>[]</text:p>
          </table:table-cell>
          <table:table-cell office:value-type="float" office:value="721" calcext:value-type="float">
            <text:p>721</text:p>
          </table:table-cell>
        </table:table-row>
        <table:table-row table:style-name="ro6">
          <table:table-cell office:value-type="float" office:value="7279" calcext:value-type="float">
            <text:p>7279</text:p>
          </table:table-cell>
          <table:table-cell office:value-type="string" calcext:value-type="string">
            <text:p>5e32bbead0a3cf555530c723</text:p>
          </table:table-cell>
          <table:table-cell office:value-type="string" calcext:value-type="string">
            <text:p>ED AGR AI 401647</text:p>
          </table:table-cell>
          <table:table-cell office:value-type="string" calcext:value-type="string">
            <text:p>DJ 02-05-2003 PP-00031 <text:s/>EMENT VOL-02108-06 PP-01208</text:p>
          </table:table-cell>
          <table:table-cell office:value-type="string" calcext:value-type="string">
            <text:p>[]</text:p>
          </table:table-cell>
          <table:table-cell office:value-type="string" calcext:value-type="string">
            <text:p>EMBTE.(S) : ANA DULCE RIBEIRO VILELA </text:p>
            <text:p>ADVDO.(A/S) : PAULO CAVALCANTI DE ALBUQUERQUE </text:p>
            <text:p>ADVDO.(A/S) : GILBERTO FERRAZ DE ARRUDA VEIGA E OUTROS </text:p>
            <text:p>EMBDO.(A/S) : DIONÍSIO ZANCAN E CONJUGE </text:p>
            <text:p>ADVDOS. : LUIZ ANTÔNIO X. DE S. ROCHA E OUTRO</text:p>
          </table:table-cell>
          <table:table-cell office:value-type="string" calcext:value-type="string">
            <text:p>- O AI 401647 AgR foi objeto de embargos de declaração não conhecido em 01/04/2003. - O AI 328465 AgR foi objeto de embargos de declaração não conhecidos em 10/06/2003. - Os AI 335836 AgR-ED foram objeto de embargos de declaração rejeitados em 29/06/2005. Número de páginas: (4). Análise:(ANA). Inclusão: 25/07/03, (SVF). Alteração: 20/10/05, (SVF). Alteração: 01/10/2018, CLS.</text:p>
          </table:table-cell>
          <table:table-cell office:value-type="string" calcext:value-type="string">
            <text:p>[]</text:p>
          </table:table-cell>
          <table:table-cell office:value-type="float" office:value="719" calcext:value-type="float">
            <text:p>719</text:p>
          </table:table-cell>
        </table:table-row>
        <table:table-row table:style-name="ro2">
          <table:table-cell office:value-type="float" office:value="7283" calcext:value-type="float">
            <text:p>7283</text:p>
          </table:table-cell>
          <table:table-cell office:value-type="string" calcext:value-type="string">
            <text:p>5e32bbecd0a3cf555530c727</text:p>
          </table:table-cell>
          <table:table-cell office:value-type="string" calcext:value-type="string">
            <text:p>AGR AI 386820</text:p>
          </table:table-cell>
          <table:table-cell office:value-type="string" calcext:value-type="string">
            <text:p>DJ 11-04-2003 PP-00028  EMENT VOL-02106-06 PP-01191</text:p>
            <text:p>REPUBLICAÇÃO: DJ 27-06-2003 PP-00036</text:p>
          </table:table-cell>
          <table:table-cell office:value-type="string" calcext:value-type="string">
            <text:p>[]</text:p>
          </table:table-cell>
          <table:table-cell office:value-type="string" calcext:value-type="string">
            <text:p>AGTE. : VIAÇÃO OURO E PRATA S/A </text:p>
            <text:p>ADVDOS. : NORBERTO BARUFFALDI E OUTROS </text:p>
            <text:p>AGDOS. : VILMA POLLA TEIXEIRA E OUTROS </text:p>
            <text:p>ADVDOS. : LUIZ MELÍBIO UIRAÇABA MACHADO E OUTROS</text:p>
          </table:table-cell>
          <table:table-cell office:value-type="string" calcext:value-type="string">
            <text:p>Obs.: O AI 386820 AgR foi objeto de embargos, rejeitados em 07.10.2003. Número de páginas: (05). Análise:(ANA). Revisão:(VAS/RCO). Inclusão: 04/09/03, (MLR). Alteração: 02/05/05, (COF). Alteração: 25/09/2018, JLS.</text:p>
          </table:table-cell>
          <table:table-cell office:value-type="string" calcext:value-type="string">
            <text:p>[]</text:p>
          </table:table-cell>
          <table:table-cell office:value-type="float" office:value="730" calcext:value-type="float">
            <text:p>730</text:p>
          </table:table-cell>
        </table:table-row>
        <table:table-row table:style-name="ro2">
          <table:table-cell office:value-type="float" office:value="7293" calcext:value-type="float">
            <text:p>7293</text:p>
          </table:table-cell>
          <table:table-cell office:value-type="string" calcext:value-type="string">
            <text:p>5e32bc08d0a3cf555530c731</text:p>
          </table:table-cell>
          <table:table-cell office:value-type="string" calcext:value-type="string">
            <text:p>AGR AI 423601</text:p>
          </table:table-cell>
          <table:table-cell office:value-type="string" calcext:value-type="string">
            <text:p>DJ 09-05-2003 PP-00058 <text:s/>EMENT VOL-02109-08 PP-01566</text:p>
          </table:table-cell>
          <table:table-cell office:value-type="string" calcext:value-type="string">
            <text:p>[]</text:p>
          </table:table-cell>
          <table:table-cell office:value-type="string" calcext:value-type="string">
            <text:p>AGTE. (S) : REDE INFORMÁTICA LTDA </text:p>
            <text:p>ADV. (A/S) : JOSÉ BARBOSA DOS SANTOS E OUTRO (A/S) </text:p>
            <text:p>AGDO. (A/S) : ROSANA KELLE DA SILVA </text:p>
            <text:p>ADV. (A/S) : CÁCIA ROSA DE PAIVA</text:p>
          </table:table-cell>
          <table:table-cell office:value-type="string" calcext:value-type="string">
            <text:p>Obs: O AI 423601 AgR foi objeto de embargos, rejeitados em 18/11/2003. Número de páginas: (04). Análise:(ANA). Revisão:(VAS/RCO). Inclusão: 15/08/03, (MLR). Alteração: 11/05/04, (JVC). Alteração: 15/10/2018, JLS.</text:p>
          </table:table-cell>
          <table:table-cell office:value-type="string" calcext:value-type="string">
            <text:p>[]</text:p>
          </table:table-cell>
          <table:table-cell office:value-type="float" office:value="800" calcext:value-type="float">
            <text:p>800</text:p>
          </table:table-cell>
        </table:table-row>
        <table:table-row table:style-name="ro2">
          <table:table-cell office:value-type="float" office:value="7299" calcext:value-type="float">
            <text:p>7299</text:p>
          </table:table-cell>
          <table:table-cell office:value-type="string" calcext:value-type="string">
            <text:p>5e32bc0ed0a3cf555530c737</text:p>
          </table:table-cell>
          <table:table-cell office:value-type="string" calcext:value-type="string">
            <text:p>RE 258980</text:p>
          </table:table-cell>
          <table:table-cell office:value-type="string" calcext:value-type="string">
            <text:p>DJ 06-06-2003 PP-00032 <text:s text:c="9"/>EMENT VOL-02113-03 PP-00569</text:p>
          </table:table-cell>
          <table:table-cell office:value-type="string" calcext:value-type="string">
            <text:p>[]</text:p>
          </table:table-cell>
          <table:table-cell office:value-type="string" calcext:value-type="string">
            <text:p>RECTES. : CLEUZA PROMETTI E OUTROS </text:p>
            <text:p>ADVDOS. : HORÁCIO LUIZ AUGUSTO DA FONSECA E OUTROS </text:p>
            <text:p>RECDO. : MUNICÍPIO DE SÃO PAULO </text:p>
            <text:p>ADVDOS. : CHAN TZU YAO E OUTROS</text:p>
          </table:table-cell>
          <table:table-cell office:value-type="string" calcext:value-type="string">
            <text:p>Obs.: O RE 258980 foi objeto de Embargos de Declaração, rejeitados em 04.12.2003. Número de páginas: (14). Análise:(DMV). Revisão:(). Inclusão: 30/03/04, (SVF). Alteração: 14/05/04, (SVF). Alteração: 16/10/2018, HAC.</text:p>
          </table:table-cell>
          <table:table-cell office:value-type="string" calcext:value-type="string">
            <text:p>[]</text:p>
          </table:table-cell>
          <table:table-cell office:value-type="float" office:value="794" calcext:value-type="float">
            <text:p>794</text:p>
          </table:table-cell>
        </table:table-row>
        <table:table-row table:style-name="ro5">
          <table:table-cell office:value-type="float" office:value="7318" calcext:value-type="float">
            <text:p>7318</text:p>
          </table:table-cell>
          <table:table-cell office:value-type="string" calcext:value-type="string">
            <text:p>5e32bc4ed0a3cf555530c74a</text:p>
          </table:table-cell>
          <table:table-cell office:value-type="string" calcext:value-type="string">
            <text:p>HC 82561</text:p>
          </table:table-cell>
          <table:table-cell office:value-type="string" calcext:value-type="string">
            <text:p>DJ 30-05-2003 PP-00033 <text:s/>EMENT VOL-02112-02 PP-00226</text:p>
          </table:table-cell>
          <table:table-cell office:value-type="string" calcext:value-type="string">
            <text:p>[]</text:p>
          </table:table-cell>
          <table:table-cell office:value-type="string" calcext:value-type="string">
            <text:p>PACTE.(S) : MARCO AURÉLIO DE CAMPOS </text:p>
            <text:p>IMPTE.(S) : JOAMIR CASAGRANDE </text:p>
            <text:p>COATOR(A/S)(ES) : SUPERIOR TRIBUNAL DE JUSTIÇA</text:p>
          </table:table-cell>
          <table:table-cell office:value-type="string" calcext:value-type="string">
            <text:p>Número de páginas: (07). Análise:(ANA). Revisão:(VAS/RCO). Inclusão: 17/09/03, (MLR). Atteração: 19/09/03, (MLR). Alteração: 09/10/2018, CLS.</text:p>
          </table:table-cell>
          <table:table-cell office:value-type="string" calcext:value-type="string">
            <text:p>[]</text:p>
          </table:table-cell>
          <table:table-cell office:value-type="float" office:value="773" calcext:value-type="float">
            <text:p>773</text:p>
          </table:table-cell>
        </table:table-row>
        <table:table-row table:style-name="ro5">
          <table:table-cell office:value-type="float" office:value="7327" calcext:value-type="float">
            <text:p>7327</text:p>
          </table:table-cell>
          <table:table-cell office:value-type="string" calcext:value-type="string">
            <text:p>5e32bc88d0a3cf555530c753</text:p>
          </table:table-cell>
          <table:table-cell office:value-type="string" calcext:value-type="string">
            <text:p>AGR AI 430317</text:p>
          </table:table-cell>
          <table:table-cell office:value-type="string" calcext:value-type="string">
            <text:p>DJ 09-05-2003 PP-00069 <text:s/>EMENT VOL-02109-08 PP-01626</text:p>
          </table:table-cell>
          <table:table-cell office:value-type="string" calcext:value-type="string">
            <text:p>[]</text:p>
          </table:table-cell>
          <table:table-cell office:value-type="string" calcext:value-type="string">
            <text:p>AGTE. (S) : CÉSAR ANDRADE LIMA SOUTO OU CESAR ANDRADE DE LIMA SOUTO </text:p>
            <text:p>ADV. (A/S) : NELIO ROBERTO SEIDL MACHADO E OUTRO (A/S) </text:p>
            <text:p>AGDO. (A/S) : MINISTÉRIO PÚBLICO DO ESTADO DO RIO DE JANEIRO</text:p>
          </table:table-cell>
          <table:table-cell office:value-type="string" calcext:value-type="string">
            <text:p>O AI 430317 AgR foi objeto dos Embargos de Declaração não conhecidos em 29/06/2004. Número de páginas: (05). Análise:(JEN). Revisão:(VAS/RCO). Inclusão: 02/09/03, (SVF). Alteração: 06/09/04, (CFC). Alteração: 16/10/2018, JLS.</text:p>
          </table:table-cell>
          <table:table-cell office:value-type="string" calcext:value-type="string">
            <text:p>[]</text:p>
          </table:table-cell>
          <table:table-cell office:value-type="float" office:value="763" calcext:value-type="float">
            <text:p>763</text:p>
          </table:table-cell>
        </table:table-row>
        <table:table-row table:style-name="ro5">
          <table:table-cell office:value-type="float" office:value="7394" calcext:value-type="float">
            <text:p>7394</text:p>
          </table:table-cell>
          <table:table-cell office:value-type="string" calcext:value-type="string">
            <text:p>5e32bcded0a3cf555530c796</text:p>
          </table:table-cell>
          <table:table-cell office:value-type="string" calcext:value-type="string">
            <text:p>AGR RE 363681</text:p>
          </table:table-cell>
          <table:table-cell office:value-type="string" calcext:value-type="string">
            <text:p>DJ 23-05-2003 PP-00038 <text:s/>EMENT VOL-02111-09 PP-01876</text:p>
          </table:table-cell>
          <table:table-cell office:value-type="string" calcext:value-type="string">
            <text:p>[]</text:p>
          </table:table-cell>
          <table:table-cell office:value-type="string" calcext:value-type="string">
            <text:p>AGTE.(S) : JÚLIO AUGUSTO FERNANDES MOREIRA </text:p>
            <text:p>ADV.(A/S) : IRAPUAN SOBRAL FILHO E OUTRO (A/S) </text:p>
            <text:p>AGDO.(A/S) : MINISTÉRIO PÚBLICO DO ESTADO DE MINAS GERAIS</text:p>
          </table:table-cell>
          <table:table-cell office:value-type="string" calcext:value-type="string">
            <text:p>- O RE 363681 AgR foi objeto de embargos de declaração rejeitados em 23/09/2003. Número de páginas: (05). Análise:(CEL). Revisão:(VAS/RCO). Inclusão: 25/08/03, (SVF). Alteração: 16/11/05, (SVF). Alteração: 08/10/2018, HAC.</text:p>
          </table:table-cell>
          <table:table-cell office:value-type="string" calcext:value-type="string">
            <text:p>[]</text:p>
          </table:table-cell>
          <table:table-cell office:value-type="float" office:value="936" calcext:value-type="float">
            <text:p>936</text:p>
          </table:table-cell>
        </table:table-row>
        <table:table-row table:style-name="ro2">
          <table:table-cell office:value-type="float" office:value="7433" calcext:value-type="float">
            <text:p>7433</text:p>
          </table:table-cell>
          <table:table-cell office:value-type="string" calcext:value-type="string">
            <text:p>5e32bd18d0a3cf555530c7bd</text:p>
          </table:table-cell>
          <table:table-cell office:value-type="string" calcext:value-type="string">
            <text:p>ED AGR RE 201039</text:p>
          </table:table-cell>
          <table:table-cell office:value-type="string" calcext:value-type="string">
            <text:p>DJ 09-05-2003 PP-00056 <text:s/>EMENT VOL-02109-03 PP-00584</text:p>
          </table:table-cell>
          <table:table-cell office:value-type="string" calcext:value-type="string">
            <text:p>[]</text:p>
          </table:table-cell>
          <table:table-cell office:value-type="string" calcext:value-type="string">
            <text:p>EMBTE. (S) : FLORESTAS RIO DOCE S/A </text:p>
            <text:p>ADVDOS. : FERNANDO LOESER E OUTROS </text:p>
            <text:p>EMBDO. (A/S) : UNIÃO </text:p>
            <text:p>ADV. : PFN - JOAQUIM ALCEU LEITE SILVA</text:p>
          </table:table-cell>
          <table:table-cell office:value-type="string" calcext:value-type="string">
            <text:p>O RE 201039 AgR-ED foi objeto de embargos de declaração acolhidos com efeitos modificativos em 24/05/2011. Número de páginas: (04). Análise:(CEL). Revisão:(ANA/RCO). Inclusão: 12/03/04, (MLR). Alteração: 10/06/05 (SVF). Alteração: 19/10/2018, JLS.</text:p>
          </table:table-cell>
          <table:table-cell office:value-type="string" calcext:value-type="string">
            <text:p>[]</text:p>
          </table:table-cell>
          <table:table-cell office:value-type="float" office:value="891" calcext:value-type="float">
            <text:p>891</text:p>
          </table:table-cell>
        </table:table-row>
        <table:table-row table:style-name="ro2">
          <table:table-cell office:value-type="float" office:value="7482" calcext:value-type="float">
            <text:p>7482</text:p>
          </table:table-cell>
          <table:table-cell office:value-type="string" calcext:value-type="string">
            <text:p>5e32bdbdd0a3cf555530c7ee</text:p>
          </table:table-cell>
          <table:table-cell office:value-type="string" calcext:value-type="string">
            <text:p>AGR AI 404862</text:p>
          </table:table-cell>
          <table:table-cell office:value-type="string" calcext:value-type="string">
            <text:p>DJ 06-06-2003 PP-00033 <text:s/>EMENT VOL-02113-06 PP-01018</text:p>
          </table:table-cell>
          <table:table-cell office:value-type="string" calcext:value-type="string">
            <text:p>[]</text:p>
          </table:table-cell>
          <table:table-cell office:value-type="string" calcext:value-type="string">
            <text:p>AGTE.(S) : ANNSA MINERAÇÃO LTDA </text:p>
            <text:p>ADVDOS. : ANA LUIZA BROCHADO S MARTINS E OUTROS </text:p>
            <text:p>AGDO.(A/S) : MINERAÇÕES BRASILEIRAS REUNIDAS S/A - MBR </text:p>
            <text:p>ADVDOS. : OSMAR TOGNOLO E OUTROS</text:p>
          </table:table-cell>
          <table:table-cell office:value-type="string" calcext:value-type="string">
            <text:p>Obs: O AI 404862 AgR foi objeto de embargos, rejeitados em 23/09/2003. Número de páginas: (7). Análise:(ANA). Revisão:(COF/AAF). Inclusão: 24/06/03, (SVF). Alteração: 11/05/04, (JVC). Alteração: 11/10/2018, HAC.</text:p>
          </table:table-cell>
          <table:table-cell office:value-type="string" calcext:value-type="string">
            <text:p>[]</text:p>
          </table:table-cell>
          <table:table-cell office:value-type="float" office:value="836" calcext:value-type="float">
            <text:p>836</text:p>
          </table:table-cell>
        </table:table-row>
        <table:table-row table:style-name="ro2">
          <table:table-cell office:value-type="float" office:value="7486" calcext:value-type="float">
            <text:p>7486</text:p>
          </table:table-cell>
          <table:table-cell office:value-type="string" calcext:value-type="string">
            <text:p>5e32bdc1d0a3cf555530c7f2</text:p>
          </table:table-cell>
          <table:table-cell office:value-type="string" calcext:value-type="string">
            <text:p>AGR AI 423108</text:p>
          </table:table-cell>
          <table:table-cell office:value-type="string" calcext:value-type="string">
            <text:p>DJ 06-06-2003 PP-00042 <text:s/>EMENT VOL-02113-07 PP-01264</text:p>
          </table:table-cell>
          <table:table-cell office:value-type="string" calcext:value-type="string">
            <text:p>[]</text:p>
          </table:table-cell>
          <table:table-cell office:value-type="string" calcext:value-type="string">
            <text:p>AGTE.(S) : HERACLITO SETTE SILVA </text:p>
            <text:p>ADV.(A/S) : LUIZ CARLOS MARTINS DA SILVA E OUTRO (A/S) </text:p>
            <text:p>AGDO.(A/S) : UNIÃO FEDERAL </text:p>
            <text:p>ADV.(A/S) : ADVOGADO-GERAL DA UNIÃO</text:p>
          </table:table-cell>
          <table:table-cell office:value-type="string" calcext:value-type="string">
            <text:p>O AI 423108 AgR foi objeto dos Embargos de Declaração rejeitados em 14/12/2004. Número de páginas: (08). Análise:(ANA). Revisão:(DMV/RCO). Inclusão: 22/08/03, (SVF). Alteração: 18/03/05, (MLR). Alteração: 15/10/2018, HAC.</text:p>
          </table:table-cell>
          <table:table-cell office:value-type="string" calcext:value-type="string">
            <text:p>[]</text:p>
          </table:table-cell>
          <table:table-cell office:value-type="float" office:value="831" calcext:value-type="float">
            <text:p>831</text:p>
          </table:table-cell>
        </table:table-row>
        <table:table-row table:style-name="ro2">
          <table:table-cell office:value-type="float" office:value="7495" calcext:value-type="float">
            <text:p>7495</text:p>
          </table:table-cell>
          <table:table-cell office:value-type="string" calcext:value-type="string">
            <text:p>5e32bdcbd0a3cf555530c7fb</text:p>
          </table:table-cell>
          <table:table-cell office:value-type="string" calcext:value-type="string">
            <text:p>AGR AI 235928</text:p>
          </table:table-cell>
          <table:table-cell office:value-type="string" calcext:value-type="string">
            <text:p>DJ 02-05-2003 PP-00027 <text:s/>EMENT VOL-02108-03 PP-00635</text:p>
          </table:table-cell>
          <table:table-cell office:value-type="string" calcext:value-type="string">
            <text:p>[]</text:p>
          </table:table-cell>
          <table:table-cell office:value-type="string" calcext:value-type="string">
            <text:p>AGTE. : NELSON OLIVEIRA ALVES DE SOUZA </text:p>
            <text:p>ADVDOS. : HÉLIO JOSÉ FIGUEIREDO E OUTRO </text:p>
            <text:p>AGDO. : INSTITUTO NACIONAL DO SEGURO SOCIAL - INSS </text:p>
            <text:p>ADVDO. : MÁRCIO RABELO MESQUITA</text:p>
          </table:table-cell>
          <table:table-cell office:value-type="string" calcext:value-type="string">
            <text:p>O AI 235928 AgR foi objeto de embargos de declaração rejeitados em 28/06/2005. Número de páginas: (08). Análise:(ANA). Revisão:(VAS). Inclusão: 05/08/03, (MLR). Alteração: 19/09/05, (MLR). Alteração: 28/09/2018, CLS.</text:p>
          </table:table-cell>
          <table:table-cell office:value-type="string" calcext:value-type="string">
            <text:p>[]</text:p>
          </table:table-cell>
          <table:table-cell office:value-type="float" office:value="820" calcext:value-type="float">
            <text:p>820</text:p>
          </table:table-cell>
        </table:table-row>
        <table:table-row table:style-name="ro2">
          <table:table-cell office:value-type="float" office:value="7501" calcext:value-type="float">
            <text:p>7501</text:p>
          </table:table-cell>
          <table:table-cell office:value-type="string" calcext:value-type="string">
            <text:p>5e32bdd0d0a3cf555530c801</text:p>
          </table:table-cell>
          <table:table-cell office:value-type="string" calcext:value-type="string">
            <text:p>ED AGR AI 348287</text:p>
          </table:table-cell>
          <table:table-cell office:value-type="string" calcext:value-type="string">
            <text:p>DJ 09-05-2003 PP-00069 <text:s/>EMENT VOL-02109-05 PP-00842</text:p>
          </table:table-cell>
          <table:table-cell office:value-type="string" calcext:value-type="string">
            <text:p>[]</text:p>
          </table:table-cell>
          <table:table-cell office:value-type="string" calcext:value-type="string">
            <text:p>EMBTE. (S) : S/A LEÃO IRMÃOS AÇÚCAR E ÁLCOOL </text:p>
            <text:p>ADV. (A/S) : RAFAEL NARITA DE BARROS NUNES E OUTRA </text:p>
            <text:p>EMBDO. (A/S) : INSTITUTO NACIONAL DO SEGURO SOCIAL - INSS </text:p>
            <text:p>ADV. : PAULO ROBERTO DE LIMA</text:p>
          </table:table-cell>
          <table:table-cell office:value-type="string" calcext:value-type="string">
            <text:p>O AI 398451 AgR foi objeto de embargos de declaração rejeitados em 25/11/2003. Os AI 348287 AgR-ED foram objeto de embargos de declaração rejeitados em 28/06/2005. Número de páginas: (05). Análise:(ANA). Revisão:(JBM). Inclusão: 12/03/04, (MLR). Alteração: 21/09/05, (MLR) Alteração: 16/10/2018, JLS.</text:p>
          </table:table-cell>
          <table:table-cell office:value-type="string" calcext:value-type="string">
            <text:p>[]</text:p>
          </table:table-cell>
          <table:table-cell office:value-type="float" office:value="814" calcext:value-type="float">
            <text:p>814</text:p>
          </table:table-cell>
        </table:table-row>
        <table:table-row table:style-name="ro2">
          <table:table-cell office:value-type="float" office:value="7502" calcext:value-type="float">
            <text:p>7502</text:p>
          </table:table-cell>
          <table:table-cell office:value-type="string" calcext:value-type="string">
            <text:p>5e32bdd2d0a3cf555530c802</text:p>
          </table:table-cell>
          <table:table-cell office:value-type="string" calcext:value-type="string">
            <text:p>ED RE 369229</text:p>
          </table:table-cell>
          <table:table-cell office:value-type="string" calcext:value-type="string">
            <text:p>DJ 16-05-2003 PP-00104 <text:s/>EMENT VOL-02110-04 PP-00863</text:p>
          </table:table-cell>
          <table:table-cell office:value-type="string" calcext:value-type="string">
            <text:p>[]</text:p>
          </table:table-cell>
          <table:table-cell office:value-type="string" calcext:value-type="string">
            <text:p>EMBTE.(S) : SHIRLEY ZANCHI DONAT </text:p>
            <text:p>ADVDO.(A/S) : DAISSON SILVA PORTANOVA E OUTRO (A/S) </text:p>
            <text:p>EMBDO.(A/S) : INSTITUTO NACIONAL DO SEGURO SOCIAL - INSS </text:p>
            <text:p>ADVDO.(A/S) : SIBELE REGINA LUZ GRECCO E OUTRO (A/S)</text:p>
          </table:table-cell>
          <table:table-cell office:value-type="string" calcext:value-type="string">
            <text:p>- O RE 376272 ED foi objeto de embargos de declaração rejeitados em 30/09/2003. - O RE 375922 AgR foi objeto de embargos de declaraçãorejeitados em 26/08/2003. - O AI 371913 ED foi objeto dos embargos de declaração rejeitados em 18/05/2004. Número de páginas: (04). Análise:(CEL). Revisão:(RCO/AAF). Inclusão: 09/06/03, (SVF). Alteração: 12/07/05, (AAS). Alteração: 11/10/2018, PDR.</text:p>
          </table:table-cell>
          <table:table-cell office:value-type="string" calcext:value-type="string">
            <text:p>[]</text:p>
          </table:table-cell>
          <table:table-cell office:value-type="float" office:value="813" calcext:value-type="float">
            <text:p>813</text:p>
          </table:table-cell>
        </table:table-row>
        <table:table-row table:style-name="ro2">
          <table:table-cell office:value-type="float" office:value="7503" calcext:value-type="float">
            <text:p>7503</text:p>
          </table:table-cell>
          <table:table-cell office:value-type="string" calcext:value-type="string">
            <text:p>5e32bdd3d0a3cf555530c803</text:p>
          </table:table-cell>
          <table:table-cell office:value-type="string" calcext:value-type="string">
            <text:p>AGR AI 402679</text:p>
          </table:table-cell>
          <table:table-cell office:value-type="string" calcext:value-type="string">
            <text:p>DJ 06-06-2003 PP-00031 <text:s/>EMENT VOL-02113-06 PP-00984</text:p>
          </table:table-cell>
          <table:table-cell office:value-type="string" calcext:value-type="string">
            <text:p>[]</text:p>
          </table:table-cell>
          <table:table-cell office:value-type="string" calcext:value-type="string">
            <text:p>AGTE. : REDE FERROVIÁRIA FEDERAL S/A - RFFSA </text:p>
            <text:p>ADV.(A/S) : JULIANO RICARDO DE VASCONCELLOS COSTA COUTO E OUTROS </text:p>
            <text:p>AGDOS. : EZILIA DIAS DE ALMEIDA PONTE E OUTROS </text:p>
            <text:p>ADVDOS. : DARCY ROSA CORTESE JULIÃO E OUTRO</text:p>
          </table:table-cell>
          <table:table-cell office:value-type="string" calcext:value-type="string">
            <text:p>Número de páginas: (05). Análise:(CEL). Revisão:(MML/RCO). Inclusão: 11/03/04, (MLR). Alteração: 21/09/05, (MLR). Alteração: 11/10/2018, HAC. Alteração 12/02/2019 VRL</text:p>
          </table:table-cell>
          <table:table-cell office:value-type="string" calcext:value-type="string">
            <text:p>[]</text:p>
          </table:table-cell>
          <table:table-cell office:value-type="float" office:value="809" calcext:value-type="float">
            <text:p>809</text:p>
          </table:table-cell>
        </table:table-row>
        <table:table-row table:style-name="ro2">
          <table:table-cell office:value-type="float" office:value="7504" calcext:value-type="float">
            <text:p>7504</text:p>
          </table:table-cell>
          <table:table-cell office:value-type="string" calcext:value-type="string">
            <text:p>5e32bdd3d0a3cf555530c804</text:p>
          </table:table-cell>
          <table:table-cell office:value-type="string" calcext:value-type="string">
            <text:p>AGR AI 402657</text:p>
          </table:table-cell>
          <table:table-cell office:value-type="string" calcext:value-type="string">
            <text:p>DJ 16-05-2003 PP-00106 <text:s/>EMENT VOL-02110-05 PP-01048</text:p>
          </table:table-cell>
          <table:table-cell office:value-type="string" calcext:value-type="string">
            <text:p>[]</text:p>
          </table:table-cell>
          <table:table-cell office:value-type="string" calcext:value-type="string">
            <text:p>AGTE. : ESTADO DA BAHIA </text:p>
            <text:p>ADVDO.(A/S) : PGE-BA - LUIZ PAULO ROMANO </text:p>
            <text:p>AGDOS. : JOSÉ ROBERTO DA SILVA LEMOS E OUTROS </text:p>
            <text:p>ADVDOS. : JORGE SANTOS ROCHA E OUTRA</text:p>
          </table:table-cell>
          <table:table-cell office:value-type="string" calcext:value-type="string">
            <text:p>Número de páginas: (07). Análise:(ANA). Revisão:(DMV). Inclusão: 05/08/03, (SVF). lteração: 07/08/03, (SVF). Alteração: 09/10/2018, PDR.</text:p>
          </table:table-cell>
          <table:table-cell office:value-type="string" calcext:value-type="string">
            <text:p>[]</text:p>
          </table:table-cell>
          <table:table-cell office:value-type="float" office:value="808" calcext:value-type="float">
            <text:p>808</text:p>
          </table:table-cell>
        </table:table-row>
        <table:table-row table:style-name="ro2">
          <table:table-cell office:value-type="float" office:value="7526" calcext:value-type="float">
            <text:p>7526</text:p>
          </table:table-cell>
          <table:table-cell office:value-type="string" calcext:value-type="string">
            <text:p>5e32be55d0a3cf555530c81a</text:p>
          </table:table-cell>
          <table:table-cell office:value-type="string" calcext:value-type="string">
            <text:p>AGR AI 429032</text:p>
          </table:table-cell>
          <table:table-cell office:value-type="string" calcext:value-type="string">
            <text:p>DJ 01-08-2003 PP-00106 <text:s/>EMENT VOL-02117-49 PP-10658</text:p>
          </table:table-cell>
          <table:table-cell office:value-type="string" calcext:value-type="string">
            <text:p>[]</text:p>
          </table:table-cell>
          <table:table-cell office:value-type="string" calcext:value-type="string">
            <text:p>AGTE.(S) : EVA ARMINDA DA SILVA E OUTRO (A/S) </text:p>
            <text:p>ADV.(A/S) : MARCELISE DE MIRANDA AZEVEDO E OUTRO (A/S) </text:p>
            <text:p>AGDO.(A/S) : UNIÃO </text:p>
            <text:p>ADV.(A/S) : ADVOGADO-GERAL DA UNIÃO</text:p>
          </table:table-cell>
          <table:table-cell office:value-type="string" calcext:value-type="string">
            <text:p>O AI 429032 AgR foi objeto dos embargos de declaração rejeitados em 14/10/2003. Número de páginas: (06). Análise:(MSA). Revisão:(RCO). Inclusão: 06/07/04, (SVF). Alteração: 06/02/06, (MLR). Alteração: 25/10/2018, HAC.</text:p>
          </table:table-cell>
          <table:table-cell office:value-type="string" calcext:value-type="string">
            <text:p>[]</text:p>
          </table:table-cell>
          <table:table-cell office:value-type="float" office:value="1082" calcext:value-type="float">
            <text:p>1082</text:p>
          </table:table-cell>
        </table:table-row>
        <table:table-row table:style-name="ro2">
          <table:table-cell office:value-type="float" office:value="7530" calcext:value-type="float">
            <text:p>7530</text:p>
          </table:table-cell>
          <table:table-cell office:value-type="string" calcext:value-type="string">
            <text:p>5e32be57d0a3cf555530c81e</text:p>
          </table:table-cell>
          <table:table-cell office:value-type="string" calcext:value-type="string">
            <text:p>AGR AI 437591</text:p>
          </table:table-cell>
          <table:table-cell office:value-type="string" calcext:value-type="string">
            <text:p>DJ 01-08-2003 PP-00117 <text:s/>EMENT VOL-02117-50 PP-10865</text:p>
          </table:table-cell>
          <table:table-cell office:value-type="string" calcext:value-type="string">
            <text:p>[]</text:p>
          </table:table-cell>
          <table:table-cell office:value-type="string" calcext:value-type="string">
            <text:p>AGTE.(S) : PRODUTOS ALIMENTÍCIOS NACIONAIS S/A - PAN </text:p>
            <text:p>ADV.(A/S) : ANTÔNIO CARLOS FERNANDES BLANCO </text:p>
            <text:p>AGDO.(A/S) : ESTADO DE SÃO PAULO </text:p>
            <text:p>ADV.(A/S) : PGE-SP - ANA CRISTINA LEITE ARRUDA</text:p>
          </table:table-cell>
          <table:table-cell office:value-type="string" calcext:value-type="string">
            <text:p>Número de páginas: (06). Análise:(CEL). Revisão:(JBM). Inclusão: 05/04/04, (MLR).] Alteração: 24/05/04, (JVC). Alteração: 26/10/2018, HAC.</text:p>
          </table:table-cell>
          <table:table-cell office:value-type="string" calcext:value-type="string">
            <text:p>[]</text:p>
          </table:table-cell>
          <table:table-cell office:value-type="float" office:value="1078" calcext:value-type="float">
            <text:p>1078</text:p>
          </table:table-cell>
        </table:table-row>
        <table:table-row table:style-name="ro2">
          <table:table-cell office:value-type="float" office:value="7539" calcext:value-type="float">
            <text:p>7539</text:p>
          </table:table-cell>
          <table:table-cell office:value-type="string" calcext:value-type="string">
            <text:p>5e32be61d0a3cf555530c827</text:p>
          </table:table-cell>
          <table:table-cell office:value-type="string" calcext:value-type="string">
            <text:p>ED AGR RE 347485</text:p>
          </table:table-cell>
          <table:table-cell office:value-type="string" calcext:value-type="string">
            <text:p>DJ 19-09-2003 PP-00023 <text:s/>EMENT VOL-02124-06 PP-01145</text:p>
          </table:table-cell>
          <table:table-cell office:value-type="string" calcext:value-type="string">
            <text:p>[]</text:p>
          </table:table-cell>
          <table:table-cell office:value-type="string" calcext:value-type="string">
            <text:p>EMBTE.(S) : ESTADO DO RIO GRANDE DO SUL </text:p>
            <text:p>ADV.(A/S) : PGE-RS - YASSODARA CAMOZZATO </text:p>
            <text:p>EMBDO.(A/S) : ARNOLDINA DA SILVEIRA MACHADO </text:p>
            <text:p>ADV.(A/S) : TELMO RICARDO SCHORR E OUTROS</text:p>
          </table:table-cell>
          <table:table-cell office:value-type="string" calcext:value-type="string">
            <text:p>Número de páginas: (05). Análise:(JBM). Revisão:(RCO). Inclusão: 22/03/04, (SVF). Alteraçâo: 23/03/04, (NT). Alteração: 23/11/2018, ALS.</text:p>
          </table:table-cell>
          <table:table-cell office:value-type="string" calcext:value-type="string">
            <text:p>[]</text:p>
          </table:table-cell>
          <table:table-cell office:value-type="float" office:value="1067" calcext:value-type="float">
            <text:p>1067</text:p>
          </table:table-cell>
        </table:table-row>
        <table:table-row table:style-name="ro2">
          <table:table-cell office:value-type="float" office:value="7561" calcext:value-type="float">
            <text:p>7561</text:p>
          </table:table-cell>
          <table:table-cell office:value-type="string" calcext:value-type="string">
            <text:p>5e32be76d0a3cf555530c83d</text:p>
          </table:table-cell>
          <table:table-cell office:value-type="string" calcext:value-type="string">
            <text:p>AGR AI 278646</text:p>
          </table:table-cell>
          <table:table-cell office:value-type="string" calcext:value-type="string">
            <text:p>DJ 05-09-2003 PP-00031 <text:s/>EMENT VOL-02122-04 PP-00763</text:p>
          </table:table-cell>
          <table:table-cell office:value-type="string" calcext:value-type="string">
            <text:p>[]</text:p>
          </table:table-cell>
          <table:table-cell office:value-type="string" calcext:value-type="string">
            <text:p>AGTE. : ESTADO DE SÃO PAULO </text:p>
            <text:p>ADVDA. : PGE-SP - ANDREA METNE ARNAUT </text:p>
            <text:p>AGDOS. : MICHELANGELO MASTOPIETRO E OUTRAS </text:p>
            <text:p>ADVDOS. : ROBERTO ELIAS CURY E OUTROS</text:p>
          </table:table-cell>
          <table:table-cell office:value-type="string" calcext:value-type="string">
            <text:p>Obs.: O AI 440822 AgR foi objeto de embargos de declaração, rejeitados em 09.03.2004. Número de páginas: (08). Análise:(JBM). Revisão:(RCO). Inclusão: 08/10/03, (MLR). Alteração: 15/04/2011, MMR. Alteração: 30/10/2018, ALS.</text:p>
          </table:table-cell>
          <table:table-cell office:value-type="string" calcext:value-type="string">
            <text:p>[]</text:p>
          </table:table-cell>
          <table:table-cell office:value-type="float" office:value="1043" calcext:value-type="float">
            <text:p>1043</text:p>
          </table:table-cell>
        </table:table-row>
        <table:table-row table:style-name="ro2">
          <table:table-cell office:value-type="float" office:value="7613" calcext:value-type="float">
            <text:p>7613</text:p>
          </table:table-cell>
          <table:table-cell office:value-type="string" calcext:value-type="string">
            <text:p>5e32befcd0a3cf555530c871</text:p>
          </table:table-cell>
          <table:table-cell office:value-type="string" calcext:value-type="string">
            <text:p>ED RE 210876</text:p>
          </table:table-cell>
          <table:table-cell office:value-type="string" calcext:value-type="string">
            <text:p>DJ 06-06-2003 PP-00039 <text:s/>EMENT VOL-02113-03 PP-00502</text:p>
          </table:table-cell>
          <table:table-cell office:value-type="string" calcext:value-type="string">
            <text:p>[]</text:p>
          </table:table-cell>
          <table:table-cell office:value-type="string" calcext:value-type="string">
            <text:p>EMBTE.(S) : ESTADO DO RIO GRANDE DO SUL </text:p>
            <text:p>ADV.(A/S) : PGE-RS - YASSODARA CAMOZZATO E OUTRO </text:p>
            <text:p>EMBDO.(A/S) : MARCOPOLO S/A - CARROCERIAS E ÔNIBUS </text:p>
            <text:p>ADV.(A/S) : NESTOR ANTONIO PEROTTONI E OUTRA</text:p>
          </table:table-cell>
          <table:table-cell office:value-type="string" calcext:value-type="string">
            <text:p>Os RE 241578 AgR-ED foram objeto de embargos de declaração rejeitados em 22/04/2003. Os RE 315600 AgR-ED foram objeto de embargos de declaração rejeitados em 29/04/2003. Os RE 250609 AgR-ED foram objeto de embargos de declaração rejeitados em 05/08/2003. O RE 452016 AgR foi objeto de embargos de declaração rejeitados em 23/03/2004. O RE 400743 AgR foi objeto de embargos de declaração rejeitados em 30/03/2004. Os AI 457672 AgR-ED foram objeto de embargos de declaração rejeitados em 13/04/2004. Os RE 388544 AgR-ED foram objeto de embargos de declaração rejeitados em 09/03/2004. Os AI 388117 AgR-ED foram objeto de embargos de declaração rejeitados em 16/03/2004. Os RE 363335 AgR-ED foram objeto de embargos de declaração em 02/12/2003. Os RE 350199 AgR-ED foram objeto de embargos de declaração rejeitados em 18/05/2004. Os RE 238691 AgR-ED foram objeto de embargos de declaração rejeitados em 18/11/2003. Os AI 410734 AgR-ED foram objeto de embargos de declaração rejeitados em 25/11/2003. O AI 452016 AgR ED foi objeto de embargos de declaração rejeitados em 01/06/2004. Número de páginas: (07). Análise:(ANA). Revisão:(VAS/RCO). Inclusão: 02/09/03, (MLR). Alteração: 14/06/05, (SVF). Alteração: 16/10/2018, HAC.</text:p>
          </table:table-cell>
          <table:table-cell office:value-type="string" calcext:value-type="string">
            <text:p>[]</text:p>
          </table:table-cell>
          <table:table-cell office:value-type="float" office:value="984" calcext:value-type="float">
            <text:p>984</text:p>
          </table:table-cell>
        </table:table-row>
        <table:table-row table:style-name="ro5">
          <table:table-cell office:value-type="float" office:value="7621" calcext:value-type="float">
            <text:p>7621</text:p>
          </table:table-cell>
          <table:table-cell office:value-type="string" calcext:value-type="string">
            <text:p>5e32bf01d0a3cf555530c879</text:p>
          </table:table-cell>
          <table:table-cell office:value-type="string" calcext:value-type="string">
            <text:p>HC 80493</text:p>
          </table:table-cell>
          <table:table-cell office:value-type="string" calcext:value-type="string">
            <text:p>DJ 27-06-2003 PP-00043 <text:s/>EMENT VOL-02116-03 PP-00590</text:p>
          </table:table-cell>
          <table:table-cell office:value-type="string" calcext:value-type="string">
            <text:p>[]</text:p>
          </table:table-cell>
          <table:table-cell office:value-type="string" calcext:value-type="string">
            <text:p>PACTE. : OLALEKAN KAREEM OU OLALEKAM KAREEM </text:p>
            <text:p>IMPTE. : FRANCISCO EMERSON MOUZINHO DE LIMA </text:p>
            <text:p>COATOR : PRESIDENTE DA REPÚBLICA</text:p>
          </table:table-cell>
          <table:table-cell office:value-type="string" calcext:value-type="string">
            <text:p>Votação: por maioria, vencido o Min. Marco Aurélio. Resultado: indeferido. Número de páginas: (15). Análise:(DMV). Revisão:(CTM). Inclusão: 27/04/04, (SVF). Alteração: 14/06/07, (MLR). Alteração: 24/10/2018, PDR.</text:p>
          </table:table-cell>
          <table:table-cell office:value-type="string" calcext:value-type="string">
            <text:p>[]</text:p>
          </table:table-cell>
          <table:table-cell office:value-type="float" office:value="974" calcext:value-type="float">
            <text:p>974</text:p>
          </table:table-cell>
        </table:table-row>
        <table:table-row table:style-name="ro2">
          <table:table-cell office:value-type="float" office:value="7650" calcext:value-type="float">
            <text:p>7650</text:p>
          </table:table-cell>
          <table:table-cell office:value-type="string" calcext:value-type="string">
            <text:p>5e32bf3ed0a3cf555530c896</text:p>
          </table:table-cell>
          <table:table-cell office:value-type="string" calcext:value-type="string">
            <text:p>ED ED AGR AI 359153</text:p>
          </table:table-cell>
          <table:table-cell office:value-type="string" calcext:value-type="string">
            <text:p>DJ 20-06-2003 PP-00061 <text:s/>EMENT VOL-02115-25 PP-05148</text:p>
          </table:table-cell>
          <table:table-cell office:value-type="string" calcext:value-type="string">
            <text:p>[]</text:p>
          </table:table-cell>
          <table:table-cell office:value-type="string" calcext:value-type="string">
            <text:p>EMBTE. : ROSELI DOS SANTOS PATRÃO </text:p>
            <text:p>ADVDOS. : ROSELI DOS SANTOS PATRÃO E OUTROS </text:p>
            <text:p>EMBDOS. : ANTONIO ROBERTO DE GENNARO E OUTRA </text:p>
            <text:p>ADVDAS. : SORAYA CONSUL E OUTRAS</text:p>
          </table:table-cell>
          <table:table-cell office:value-type="string" calcext:value-type="string">
            <text:p>O AI 359153 AgR ED ED ED foi objeto de embargos de declaração não conhecidos em 24/11/2004. Número de páginas: (04). Análise:(ANA). Revisão:(). Inclusão: 17/03/04, (MLR). Alteração: 18/01/05, (CFC). Alteração: 22/10/2018, ALS.</text:p>
          </table:table-cell>
          <table:table-cell office:value-type="string" calcext:value-type="string">
            <text:p>[]</text:p>
          </table:table-cell>
          <table:table-cell office:value-type="float" office:value="1112" calcext:value-type="float">
            <text:p>1112</text:p>
          </table:table-cell>
        </table:table-row>
        <table:table-row table:style-name="ro2">
          <table:table-cell office:value-type="float" office:value="7717" calcext:value-type="float">
            <text:p>7717</text:p>
          </table:table-cell>
          <table:table-cell office:value-type="string" calcext:value-type="string">
            <text:p>5e32bfa8d0a3cf555530c8d9</text:p>
          </table:table-cell>
          <table:table-cell office:value-type="string" calcext:value-type="string">
            <text:p>AGR AI 437752</text:p>
          </table:table-cell>
          <table:table-cell office:value-type="string" calcext:value-type="string">
            <text:p>DJ 12-09-2003 PP-00045 <text:s/>EMENT VOL-02123-07 PP-01468</text:p>
          </table:table-cell>
          <table:table-cell office:value-type="string" calcext:value-type="string">
            <text:p>[]</text:p>
          </table:table-cell>
          <table:table-cell office:value-type="string" calcext:value-type="string">
            <text:p>AGTE.(S) : TEKSID DO BRASIL LTDA </text:p>
            <text:p>ADVD.(A/S) : HÉLIO CARVALHO SANTANA E OUTRO (A/S) </text:p>
            <text:p>AGDO.(A/S) : FRANCISCO PASCOAL DE GODOY </text:p>
            <text:p>ADVD.(A/S) : WILLIAM JOSÉ MENDES DE SOUZA FONTES</text:p>
          </table:table-cell>
          <table:table-cell office:value-type="string" calcext:value-type="string">
            <text:p>Votação : unânime. Resultado: desprovido. Número de páginas: (06). Análise:(CTM). Revisão:(). Inclusão: 05/03/04, (MLR). Alteração: 22/06/04, (CMR). Alteração: 07/11/2018, PDR.</text:p>
          </table:table-cell>
          <table:table-cell office:value-type="string" calcext:value-type="string">
            <text:p>[]</text:p>
          </table:table-cell>
          <table:table-cell office:value-type="float" office:value="1150" calcext:value-type="float">
            <text:p>1150</text:p>
          </table:table-cell>
        </table:table-row>
        <table:table-row table:style-name="ro2">
          <table:table-cell office:value-type="float" office:value="7778" calcext:value-type="float">
            <text:p>7778</text:p>
          </table:table-cell>
          <table:table-cell office:value-type="string" calcext:value-type="string">
            <text:p>5e32c030d0a3cf555530c916</text:p>
          </table:table-cell>
          <table:table-cell office:value-type="string" calcext:value-type="string">
            <text:p>AGR AI 437618</text:p>
          </table:table-cell>
          <table:table-cell office:value-type="string" calcext:value-type="string">
            <text:p>DJ 29-08-2003 PP-00030 <text:s/>EMENT VOL-02121-21 PP-04243</text:p>
          </table:table-cell>
          <table:table-cell office:value-type="string" calcext:value-type="string">
            <text:p>[]</text:p>
          </table:table-cell>
          <table:table-cell office:value-type="string" calcext:value-type="string">
            <text:p>AGTE.(S) : BANCO DO BRASIL S/A </text:p>
            <text:p>ADV.(A/S) : ANTÔNIO LUIZ BARBOSA VIEIRA E OUTROS </text:p>
            <text:p>AGDO.(A/S) : ELVARISTO TEIXEIRA DO AMARAL </text:p>
            <text:p>ADV.(A/S) : FRANCISCO ARY M. CASTELO E OUTRO (A/S)</text:p>
          </table:table-cell>
          <table:table-cell office:value-type="string" calcext:value-type="string">
            <text:p>Número de páginas: (07). Análise:(JBM). Revisão:(RCO). Inclusão: 14/04/04, (JVC). Alteração 14/05/04, (CMR). Alteração: 31/10/2018, CLS.</text:p>
          </table:table-cell>
          <table:table-cell office:value-type="string" calcext:value-type="string">
            <text:p>[]</text:p>
          </table:table-cell>
          <table:table-cell office:value-type="float" office:value="1232" calcext:value-type="float">
            <text:p>1232</text:p>
          </table:table-cell>
        </table:table-row>
        <table:table-row table:style-name="ro2">
          <table:table-cell office:value-type="float" office:value="7839" calcext:value-type="float">
            <text:p>7839</text:p>
          </table:table-cell>
          <table:table-cell office:value-type="string" calcext:value-type="string">
            <text:p>5e32c0c8d0a3cf555530c953</text:p>
          </table:table-cell>
          <table:table-cell office:value-type="string" calcext:value-type="string">
            <text:p>ED RE 313382</text:p>
          </table:table-cell>
          <table:table-cell office:value-type="string" calcext:value-type="string">
            <text:p>DJ 14-11-2003 PP-00029 <text:s/>EMENT VOL-02132-15 PP-02803</text:p>
          </table:table-cell>
          <table:table-cell office:value-type="string" calcext:value-type="string">
            <text:p>[]</text:p>
          </table:table-cell>
          <table:table-cell office:value-type="string" calcext:value-type="string">
            <text:p>EMBTE.(S) : FRANCISCO DALAGO </text:p>
            <text:p>ADVDO.(A/S) : VLADIMIR CONFORTI SLEIMAN E OUTRO </text:p>
            <text:p>EMBDO.(A/S) : INSTITUTO NACIONAL DO SEGURO SOCIAL - INSS </text:p>
            <text:p>ADVDO.(A/S) : CLÓVIS JUAREZ KEMMERICH</text:p>
          </table:table-cell>
          <table:table-cell office:value-type="string" calcext:value-type="string">
            <text:p>Votação: por maioria, vencido o Min. Marco Aurélio, que os provia. Resultado: desprovido. Número de páginas: (24). Análise:(ANA). Revisão:(). Inclusão: 12/05/04, (MLR). Alteração: 14/05/04, (NT). Alteração: 10/12/2018, PDR.</text:p>
          </table:table-cell>
          <table:table-cell office:value-type="string" calcext:value-type="string">
            <text:p>[]</text:p>
          </table:table-cell>
          <table:table-cell office:value-type="float" office:value="1267" calcext:value-type="float">
            <text:p>1267</text:p>
          </table:table-cell>
        </table:table-row>
        <table:table-row table:style-name="ro2">
          <table:table-cell office:value-type="float" office:value="7858" calcext:value-type="float">
            <text:p>7858</text:p>
          </table:table-cell>
          <table:table-cell office:value-type="string" calcext:value-type="string">
            <text:p>5e32c0dad0a3cf555530c966</text:p>
          </table:table-cell>
          <table:table-cell office:value-type="string" calcext:value-type="string">
            <text:p>RE 208685</text:p>
          </table:table-cell>
          <table:table-cell office:value-type="string" calcext:value-type="string">
            <text:p>DJ 22-08-2003 PP-00044 <text:s/>EMENT VOL-02120-35 PP-07345</text:p>
          </table:table-cell>
          <table:table-cell office:value-type="string" calcext:value-type="string">
            <text:p>[]</text:p>
          </table:table-cell>
          <table:table-cell office:value-type="string" calcext:value-type="string">
            <text:p>RECTE. (S) : DANUZA LEÃO </text:p>
            <text:p>ADV. (A/S) : FRANCISCO DE ALMEIDA E SILVA E OUTROS </text:p>
            <text:p>RECDO. (A/S) : JOSÉ MARIA DE MELLO PORTO </text:p>
            <text:p>ADV. (A/S) : RODRIGO NEIVA PINHEIRO E OUTRO (A/S)</text:p>
          </table:table-cell>
          <table:table-cell office:value-type="string" calcext:value-type="string">
            <text:p>Obs.: impedido o Min. Celso de Mello. O RE 208685 foi objeto de embargos, acolhidos parcialmente em 02.12.2003. Número de páginas: (05). Análise:(DMV). Revisão:(FLO/RCO). Inclusão: 11/11/03, (SVF). Alteração: 23/02/06, (MLR). Alteração: 14/11/2018, JLS.</text:p>
          </table:table-cell>
          <table:table-cell office:value-type="string" calcext:value-type="string">
            <text:p>[]</text:p>
          </table:table-cell>
          <table:table-cell office:value-type="float" office:value="1245" calcext:value-type="float">
            <text:p>1245</text:p>
          </table:table-cell>
        </table:table-row>
        <table:table-row table:style-name="ro2">
          <table:table-cell office:value-type="float" office:value="7882" calcext:value-type="float">
            <text:p>7882</text:p>
          </table:table-cell>
          <table:table-cell office:value-type="string" calcext:value-type="string">
            <text:p>5e32c10cd0a3cf555530c97e</text:p>
          </table:table-cell>
          <table:table-cell office:value-type="string" calcext:value-type="string">
            <text:p>AGR AI 397258</text:p>
          </table:table-cell>
          <table:table-cell office:value-type="string" calcext:value-type="string">
            <text:p>DJ 17-10-2003 PP-00020 <text:s/>EMENT VOL-02128-10 PP-02059</text:p>
          </table:table-cell>
          <table:table-cell office:value-type="string" calcext:value-type="string">
            <text:p>[]</text:p>
          </table:table-cell>
          <table:table-cell office:value-type="string" calcext:value-type="string">
            <text:p>AGTE. : THOMSON TUBE COMPONENTS BELO HORIZONTE LTDA </text:p>
            <text:p>ADVDO.(A/S) : ANTÔNIO CARLOS GONÇALVES E OUTROS </text:p>
            <text:p>AGDA. : UNIÃO </text:p>
            <text:p>ADVDA. : PFN - MARIA DIONNE DE ARAÚJO FELIPE</text:p>
          </table:table-cell>
          <table:table-cell office:value-type="string" calcext:value-type="string">
            <text:p>Número de páginas: (07). Análise:(JBM). Revisão:(RCO). Inclusão: 19/03/04, (SVF). Alteraçâo: 23/03/04, (NT). Alteração: 03/12/2018, CLS.</text:p>
          </table:table-cell>
          <table:table-cell office:value-type="string" calcext:value-type="string">
            <text:p>[]</text:p>
          </table:table-cell>
          <table:table-cell office:value-type="float" office:value="1332" calcext:value-type="float">
            <text:p>1332</text:p>
          </table:table-cell>
        </table:table-row>
        <table:table-row table:style-name="ro6">
          <table:table-cell office:value-type="float" office:value="7896" calcext:value-type="float">
            <text:p>7896</text:p>
          </table:table-cell>
          <table:table-cell office:value-type="string" calcext:value-type="string">
            <text:p>5e32c113d0a3cf555530c98c</text:p>
          </table:table-cell>
          <table:table-cell office:value-type="string" calcext:value-type="string">
            <text:p>AGR AI 442617</text:p>
          </table:table-cell>
          <table:table-cell office:value-type="string" calcext:value-type="string">
            <text:p>DJ 24-10-2003 PP-00029 <text:s/>EMENT VOL-02129-08 PP-01896</text:p>
          </table:table-cell>
          <table:table-cell office:value-type="string" calcext:value-type="string">
            <text:p>[]</text:p>
          </table:table-cell>
          <table:table-cell office:value-type="string" calcext:value-type="string">
            <text:p>AGTE.(S) : WARMAN HERO EQUIPAMENTOS LTDA </text:p>
            <text:p>ADVDO.(A/S) : DANIELLE BASTOS MOREIRA </text:p>
            <text:p>ADVDO.(A/S) : FERNANDA GUIMARÃES HERNANDEZ E OUTRO (A/S) </text:p>
            <text:p>AGDO.(A/S) : VALDECI CARNEIRO DE SOUZA </text:p>
            <text:p>ADVDO.(A/S) : UBIRAJARA WANDERLEY LINS JÚNIOR E OUTRO (A/S)</text:p>
          </table:table-cell>
          <table:table-cell office:value-type="string" calcext:value-type="string">
            <text:p>- O AI 442617 AgR foi objeto de embargos de declaração rejeitados em 13/09/2005. Número de páginas: (07). Análise:(MSA). Revisão:(RCO). Inclusão: 14/04/04, (MLR). Alteração: 24/10/05, (SVF). Alteração: 28/11/2018, PDR.</text:p>
          </table:table-cell>
          <table:table-cell office:value-type="string" calcext:value-type="string">
            <text:p>[]</text:p>
          </table:table-cell>
          <table:table-cell office:value-type="float" office:value="1362" calcext:value-type="float">
            <text:p>1362</text:p>
          </table:table-cell>
        </table:table-row>
        <table:table-row table:style-name="ro2">
          <table:table-cell office:value-type="float" office:value="7900" calcext:value-type="float">
            <text:p>7900</text:p>
          </table:table-cell>
          <table:table-cell office:value-type="string" calcext:value-type="string">
            <text:p>5e32c11ed0a3cf555530c990</text:p>
          </table:table-cell>
          <table:table-cell office:value-type="string" calcext:value-type="string">
            <text:p>AGR AI 429853</text:p>
          </table:table-cell>
          <table:table-cell office:value-type="string" calcext:value-type="string">
            <text:p>DJ 19-09-2003 PP-00029 <text:s/>EMENT VOL-02124-11 PP-02320</text:p>
          </table:table-cell>
          <table:table-cell office:value-type="string" calcext:value-type="string">
            <text:p>[]</text:p>
          </table:table-cell>
          <table:table-cell office:value-type="string" calcext:value-type="string">
            <text:p>AGTE.(S) : FUNDAÇÃO ANTÔNIO PRUDENTE </text:p>
            <text:p>ADV.(A/S) : ELENITA DE SOUZA RIBEIRO </text:p>
            <text:p>AGDO.(A/S) : OSMAR RAIMUNDO RAMOS </text:p>
            <text:p>ADV.(A/S) : RITA DE CÁSSIA SILVA CARDOSO</text:p>
          </table:table-cell>
          <table:table-cell office:value-type="string" calcext:value-type="string">
            <text:p>O AI 429853 AgR foi objeto de Embargos de Declaração rejeitados em 28/09/2004. Número de páginas: (04). Análise:(DMV). Revisão:(COF). Inclusão: 13/05/04, (MLR). Alteração: 18/02/05, (JAC). Alteração: 14/11/2018, ALS.</text:p>
          </table:table-cell>
          <table:table-cell office:value-type="string" calcext:value-type="string">
            <text:p>[]</text:p>
          </table:table-cell>
          <table:table-cell office:value-type="float" office:value="1380" calcext:value-type="float">
            <text:p>1380</text:p>
          </table:table-cell>
        </table:table-row>
        <table:table-row table:style-name="ro2">
          <table:table-cell office:value-type="float" office:value="7913" calcext:value-type="float">
            <text:p>7913</text:p>
          </table:table-cell>
          <table:table-cell office:value-type="string" calcext:value-type="string">
            <text:p>5e32c125d0a3cf555530c99d</text:p>
          </table:table-cell>
          <table:table-cell office:value-type="string" calcext:value-type="string">
            <text:p>ED ED RE 357236</text:p>
          </table:table-cell>
          <table:table-cell office:value-type="string" calcext:value-type="string">
            <text:p>DJ 12-09-2003 PP-00041 <text:s/>EMENT VOL-02123-04 PP-00728</text:p>
          </table:table-cell>
          <table:table-cell office:value-type="string" calcext:value-type="string">
            <text:p>[]</text:p>
          </table:table-cell>
          <table:table-cell office:value-type="string" calcext:value-type="string">
            <text:p>EMBTE.(S) : TDB TÊXTIL DAVID BOBROW S/A </text:p>
            <text:p>ADVD.(A/S) : PAULO AUGUSTO ROSA GOMES E OUTRO (A/S) </text:p>
            <text:p>EMBDO.(A/S) : ESTADO DE SÃO PAULO </text:p>
            <text:p>ADVD.(A/S) : PGE-SP ANA LUCIA C. FREIRE PIRES O. DIAS</text:p>
          </table:table-cell>
          <table:table-cell office:value-type="string" calcext:value-type="string">
            <text:p>Votação: unânime. Resultado: rejeitados. -Obs: O RE-357236-ED-ED foi objeto de embargos, rejeitados em 21/10/2003. Número de páginas: (04). Análise:(JBM). Revisão:(RCO/AAF). Inclusão: 11/11/03, (MLR). Alteração: 13/05/04, (JVC). Alteração: 08/11/2018, PDR.</text:p>
          </table:table-cell>
          <table:table-cell office:value-type="string" calcext:value-type="string">
            <text:p>[]</text:p>
          </table:table-cell>
          <table:table-cell office:value-type="float" office:value="1366" calcext:value-type="float">
            <text:p>1366</text:p>
          </table:table-cell>
        </table:table-row>
        <table:table-row table:style-name="ro5">
          <table:table-cell office:value-type="float" office:value="7925" calcext:value-type="float">
            <text:p>7925</text:p>
          </table:table-cell>
          <table:table-cell office:value-type="string" calcext:value-type="string">
            <text:p>5e32c133d0a3cf555530c9a9</text:p>
          </table:table-cell>
          <table:table-cell office:value-type="string" calcext:value-type="string">
            <text:p>AGR AI 431287</text:p>
          </table:table-cell>
          <table:table-cell office:value-type="string" calcext:value-type="string">
            <text:p>DJ 19-09-2003 PP-00029 <text:s/>EMENT VOL-02124-11 PP-02387</text:p>
          </table:table-cell>
          <table:table-cell office:value-type="string" calcext:value-type="string">
            <text:p>[]</text:p>
          </table:table-cell>
          <table:table-cell office:value-type="string" calcext:value-type="string">
            <text:p>AGTE.(S) : LUDMILA MARIA MOTTA PEREIRA </text:p>
            <text:p>ADV.(A/S) : LUIZ GUSTAVO MOTTA PEREIRA </text:p>
            <text:p>AGDO.(A/S) : COMIG - COMPANHIA MINERADORA DE MINAS GERAIS</text:p>
          </table:table-cell>
          <table:table-cell office:value-type="string" calcext:value-type="string">
            <text:p>O AI 431287 AgR foi objeto de embargos de declaração não conhecidos em 21/09/2004. O AI 434934 AgR foi objeto de embargos de declaração rejeitados em 23/08/2005. O AI 511787 AgR foi objeto de embargos de declaração não conhecidos em 29/09/2005. Número de páginas: (04). Análise:(MSA). Revisão:(RCO). Inclusão: 05/03/04, (MLR). Alteração: 14/02/06, (AGS). Alteração: 14/11/2018, ALS.</text:p>
          </table:table-cell>
          <table:table-cell office:value-type="string" calcext:value-type="string">
            <text:p>[]</text:p>
          </table:table-cell>
          <table:table-cell office:value-type="float" office:value="1353" calcext:value-type="float">
            <text:p>1353</text:p>
          </table:table-cell>
        </table:table-row>
        <table:table-row table:style-name="ro2">
          <table:table-cell office:value-type="float" office:value="7936" calcext:value-type="float">
            <text:p>7936</text:p>
          </table:table-cell>
          <table:table-cell office:value-type="string" calcext:value-type="string">
            <text:p>5e32c14ad0a3cf555530c9b4</text:p>
          </table:table-cell>
          <table:table-cell office:value-type="string" calcext:value-type="string">
            <text:p>AGR AI 229307</text:p>
          </table:table-cell>
          <table:table-cell office:value-type="string" calcext:value-type="string">
            <text:p>DJ 05-03-2004 PP-00013 <text:s/>EMENT VOL-02142-06 PP-00946</text:p>
          </table:table-cell>
          <table:table-cell office:value-type="string" calcext:value-type="string">
            <text:p>[]</text:p>
          </table:table-cell>
          <table:table-cell office:value-type="string" calcext:value-type="string">
            <text:p>AGTE. : ESTADO DE SANTA CATARINA </text:p>
            <text:p>ADV. : PGE-SC EDITH GODIN </text:p>
            <text:p>AGDO. : LUIZ ALBERTO NEVES MAY </text:p>
            <text:p>ADVDA. : CARLA BEATRIZ DEBIASI RODRIGUES</text:p>
          </table:table-cell>
          <table:table-cell office:value-type="string" calcext:value-type="string">
            <text:p>Número de páginas: 6. Análise:(ANA). Inclusão: 03/05/04, (SVF). Alteração: 04/05/04, (NT). Alteração 07/02/2019 VRL</text:p>
          </table:table-cell>
          <table:table-cell office:value-type="string" calcext:value-type="string">
            <text:p>[]</text:p>
          </table:table-cell>
          <table:table-cell office:value-type="float" office:value="1328" calcext:value-type="float">
            <text:p>1328</text:p>
          </table:table-cell>
        </table:table-row>
        <table:table-row table:style-name="ro2">
          <table:table-cell office:value-type="float" office:value="7946" calcext:value-type="float">
            <text:p>7946</text:p>
          </table:table-cell>
          <table:table-cell office:value-type="string" calcext:value-type="string">
            <text:p>5e32c15cd0a3cf555530c9be</text:p>
          </table:table-cell>
          <table:table-cell office:value-type="string" calcext:value-type="string">
            <text:p>AGR AI 181484</text:p>
          </table:table-cell>
          <table:table-cell office:value-type="string" calcext:value-type="string">
            <text:p>DJ 05-03-2004 PP-00015 <text:s text:c="9"/>EMENT VOL-02142-05 PP-00872</text:p>
          </table:table-cell>
          <table:table-cell office:value-type="string" calcext:value-type="string">
            <text:p>[]</text:p>
          </table:table-cell>
          <table:table-cell office:value-type="string" calcext:value-type="string">
            <text:p>AGTE. : USINA MATARY S/A </text:p>
            <text:p>ADVDOS. : PAULO ALBERTO CERQUEIRA E OUTROS </text:p>
            <text:p>AGDO. : BANCO DO BRASIL S/A </text:p>
            <text:p>ADVDOS. : LEÔNIDAS CABRAL DE ALBUQUERQUE E OUTROS</text:p>
          </table:table-cell>
          <table:table-cell office:value-type="string" calcext:value-type="string">
            <text:p>Número de páginas: (07). Análise:(CSF). Revisão:(ANA). Inclusão: 14/04/04, (JVC). Alteração: 21/05/04, (NAL). Alteração 07/02/2019 VRL</text:p>
          </table:table-cell>
          <table:table-cell office:value-type="string" calcext:value-type="string">
            <text:p>[]</text:p>
          </table:table-cell>
          <table:table-cell office:value-type="float" office:value="1402" calcext:value-type="float">
            <text:p>1402</text:p>
          </table:table-cell>
        </table:table-row>
        <table:table-row table:style-name="ro2">
          <table:table-cell office:value-type="float" office:value="7947" calcext:value-type="float">
            <text:p>7947</text:p>
          </table:table-cell>
          <table:table-cell office:value-type="string" calcext:value-type="string">
            <text:p>5e32c15cd0a3cf555530c9bf</text:p>
          </table:table-cell>
          <table:table-cell office:value-type="string" calcext:value-type="string">
            <text:p>AGR AI 342461</text:p>
          </table:table-cell>
          <table:table-cell office:value-type="string" calcext:value-type="string">
            <text:p>DJ 05-03-2004 PP-00017 <text:s/>EMENT VOL-02142-07 PP-01260</text:p>
          </table:table-cell>
          <table:table-cell office:value-type="string" calcext:value-type="string">
            <text:p>[]</text:p>
          </table:table-cell>
          <table:table-cell office:value-type="string" calcext:value-type="string">
            <text:p>AGTE. : TRES PODERES S/A SUPERMERCADOS </text:p>
            <text:p>ADVDOS. : JOSÉ OSWALDO CORRÊA E OUTROS </text:p>
            <text:p>AGDO. : ESTADO DO RIO DE JANEIRO </text:p>
            <text:p>ADV. : PGE-RJ - MÁRCIO GOMES LEAL</text:p>
          </table:table-cell>
          <table:table-cell office:value-type="string" calcext:value-type="string">
            <text:p>Número de páginas: (07). Análise:(CEL). Revisão:(ANA). Inclusão: 27/04/04, (JVC). Alteração:28/04/04, (JVC). Alteração 08/02/2019 VRL</text:p>
          </table:table-cell>
          <table:table-cell office:value-type="string" calcext:value-type="string">
            <text:p>[]</text:p>
          </table:table-cell>
          <table:table-cell office:value-type="float" office:value="1401" calcext:value-type="float">
            <text:p>1401</text:p>
          </table:table-cell>
        </table:table-row>
        <table:table-row table:style-name="ro2">
          <table:table-cell office:value-type="float" office:value="7948" calcext:value-type="float">
            <text:p>7948</text:p>
          </table:table-cell>
          <table:table-cell office:value-type="string" calcext:value-type="string">
            <text:p>5e32c15dd0a3cf555530c9c0</text:p>
          </table:table-cell>
          <table:table-cell office:value-type="string" calcext:value-type="string">
            <text:p>AGR AI 278285</text:p>
          </table:table-cell>
          <table:table-cell office:value-type="string" calcext:value-type="string">
            <text:p>DJ 05-03-2004 PP-00014 <text:s/>EMENT VOL-02142-06 PP-01093</text:p>
          </table:table-cell>
          <table:table-cell office:value-type="string" calcext:value-type="string">
            <text:p>[]</text:p>
          </table:table-cell>
          <table:table-cell office:value-type="string" calcext:value-type="string">
            <text:p>AGTE. : CATERPILLAR BRASIL S/A </text:p>
            <text:p>ADVDOS. : MÁRCIO GONTIJO E OUTRO </text:p>
            <text:p>AGDO. : DOMINGOS ALEXANDRE NASCIMENTO </text:p>
            <text:p>ADVDOS. : ARCIDE ZANATTA E OUTROS</text:p>
          </table:table-cell>
          <table:table-cell office:value-type="string" calcext:value-type="string">
            <text:p>O AI 420316 AgR foi objeto dos Embargos de Declaração rejeitados em 22/02/2005. Número de páginas: (08). Análise:(CEL). Revisão:(ANA). Inclusão: 20/04/04, (SVF). Alteração: 05/04/05, (MLR). Alteração 07/02/2019 VRL</text:p>
          </table:table-cell>
          <table:table-cell office:value-type="string" calcext:value-type="string">
            <text:p>[]</text:p>
          </table:table-cell>
          <table:table-cell office:value-type="float" office:value="1400" calcext:value-type="float">
            <text:p>1400</text:p>
          </table:table-cell>
        </table:table-row>
        <table:table-row table:style-name="ro6">
          <table:table-cell office:value-type="float" office:value="7967" calcext:value-type="float">
            <text:p>7967</text:p>
          </table:table-cell>
          <table:table-cell office:value-type="string" calcext:value-type="string">
            <text:p>5e32c192d0a3cf555530c9d3</text:p>
          </table:table-cell>
          <table:table-cell office:value-type="string" calcext:value-type="string">
            <text:p>AGR AI 430024</text:p>
          </table:table-cell>
          <table:table-cell office:value-type="string" calcext:value-type="string">
            <text:p>DJ 17-10-2003 PP-00035 <text:s/>EMENT VOL-02128-11 PP-02347</text:p>
          </table:table-cell>
          <table:table-cell office:value-type="string" calcext:value-type="string">
            <text:p>[]</text:p>
          </table:table-cell>
          <table:table-cell office:value-type="string" calcext:value-type="string">
            <text:p>AGTE.(S) : SINDICATO DOS EMPREGADOS EM ESTABELECIMENTOS </text:p>
            <text:p> BANCÁRIOS DA BAHIA </text:p>
            <text:p>ADVDO.(A/S) : JOSE EYMARD LOGUERCIO E OUTRO (A/S) </text:p>
            <text:p>AGDO.(A/S) : BANCO MERIDIONAL DO BRASIL S/A </text:p>
            <text:p>ADVDO.(A/S) : DENILSON FONSECA GONÇALVES E OUTRO (A/S)</text:p>
          </table:table-cell>
          <table:table-cell office:value-type="string" calcext:value-type="string">
            <text:p>- O AI 439980 AgR foi objeto de embargos de declaração provido para, apreciando o agravo interposto, negar-lhe provimento em 30/11/2004. Número de páginas: (04). Análise:(JOY). Revisão:(DMV/RCO). Inclusão: 08/03/04, (MLR). Alteração: 30/06/05, (AAS). Alteração: 04/12/2018, CLS.</text:p>
          </table:table-cell>
          <table:table-cell office:value-type="string" calcext:value-type="string">
            <text:p>[]</text:p>
          </table:table-cell>
          <table:table-cell office:value-type="float" office:value="1431" calcext:value-type="float">
            <text:p>1431</text:p>
          </table:table-cell>
        </table:table-row>
        <table:table-row table:style-name="ro2">
          <table:table-cell office:value-type="float" office:value="7972" calcext:value-type="float">
            <text:p>7972</text:p>
          </table:table-cell>
          <table:table-cell office:value-type="string" calcext:value-type="string">
            <text:p>5e32c194d0a3cf555530c9d8</text:p>
          </table:table-cell>
          <table:table-cell office:value-type="string" calcext:value-type="string">
            <text:p>AGR AI 438555</text:p>
          </table:table-cell>
          <table:table-cell office:value-type="string" calcext:value-type="string">
            <text:p>DJ 17-10-2003 PP-00038 <text:s/>EMENT VOL-02128-12 PP-02559</text:p>
          </table:table-cell>
          <table:table-cell office:value-type="string" calcext:value-type="string">
            <text:p>[]</text:p>
          </table:table-cell>
          <table:table-cell office:value-type="string" calcext:value-type="string">
            <text:p>AGTE.(S) : ARLINDO FERRAZ CALUX E OUTRO (A/S) </text:p>
            <text:p>ADVDO.(A/S) : ORESTE NESTOR DE SOUZA LASPRO E OUTRO (A/S) </text:p>
            <text:p>AGDO.(A/S) : LOJA MAÇÔNICA FIDELIDADE 2592 </text:p>
            <text:p>ADVDO.(A/S) : UEDNEY JUNQUEIRA DO AMARAL</text:p>
          </table:table-cell>
          <table:table-cell office:value-type="string" calcext:value-type="string">
            <text:p>- O AI 464771 AgR foi objeto dos embargos de declaração não conhecidos em 23/03/2004. - O AI 464809 AgR foi objeto dos embargos de declaração rejeitados em 25/05/2004. - O AI 473535 AgR foi objeto dos embargos de declaração rejeitados em 01/06/2004. - O AI 438555 AgR foi objeto dos embargos de declaração não conhecidos em 21/09/2004. - O AI 485569 AgR foi objeto dos embargos de declaração rejeitados em 23/08/2005. Número de páginas: (05). Análise:(JOY). Revisão:(DMV/RCO). Inclusão: 08/03/04, (MLR). Alteração: 07/12/05, (SVF). Alteração: 04/12/2018, CLS.</text:p>
          </table:table-cell>
          <table:table-cell office:value-type="string" calcext:value-type="string">
            <text:p>[]</text:p>
          </table:table-cell>
          <table:table-cell office:value-type="float" office:value="1427" calcext:value-type="float">
            <text:p>1427</text:p>
          </table:table-cell>
        </table:table-row>
        <table:table-row table:style-name="ro6">
          <table:table-cell office:value-type="float" office:value="7978" calcext:value-type="float">
            <text:p>7978</text:p>
          </table:table-cell>
          <table:table-cell office:value-type="string" calcext:value-type="string">
            <text:p>5e32c1c8d0a3cf555530c9de</text:p>
          </table:table-cell>
          <table:table-cell office:value-type="string" calcext:value-type="string">
            <text:p>AGR AI 428910</text:p>
          </table:table-cell>
          <table:table-cell office:value-type="string" calcext:value-type="string">
            <text:p>DJ 17-10-2003 PP-00035 <text:s/>EMENT VOL-02128-11 PP-02316</text:p>
          </table:table-cell>
          <table:table-cell office:value-type="string" calcext:value-type="string">
            <text:p>[]</text:p>
          </table:table-cell>
          <table:table-cell office:value-type="string" calcext:value-type="string">
            <text:p>AGTE.(S) : REDE FERROVIÁRIA FEDERAL S/A. - EM LIQUIDAÇÃO </text:p>
            <text:p> EXTRAJUDICIAL </text:p>
            <text:p>ADVDO.(A/S) : GUSTAVO ANDÈRE CRUZ E OUTRO (A/S) </text:p>
            <text:p>AGDO.(A/S) : DOLORES ROSA ARQUETE </text:p>
            <text:p>ADVDO.(A/S) : NELSON CÂMARA E OUTRO (A/S)</text:p>
          </table:table-cell>
          <table:table-cell office:value-type="string" calcext:value-type="string">
            <text:p>- O AI 428910 AgR foi objeto de Embargos de Declaração rejeitados em 28/09/2004. Número de páginas: (05). Análise:(JOY). Revisão:(RCO). Inclusão: 19/03/04, (SVF). Alteraçâo: 03/01/05, (MLR). Alteração: 04/12/2018, CLS.</text:p>
          </table:table-cell>
          <table:table-cell office:value-type="string" calcext:value-type="string">
            <text:p>[]</text:p>
          </table:table-cell>
          <table:table-cell office:value-type="float" office:value="1420" calcext:value-type="float">
            <text:p>1420</text:p>
          </table:table-cell>
        </table:table-row>
        <table:table-row table:style-name="ro3">
          <table:table-cell office:value-type="float" office:value="7981" calcext:value-type="float">
            <text:p>7981</text:p>
          </table:table-cell>
          <table:table-cell office:value-type="string" calcext:value-type="string">
            <text:p>5e32c1cad0a3cf555530c9e1</text:p>
          </table:table-cell>
          <table:table-cell office:value-type="string" calcext:value-type="string">
            <text:p>AGR AI 431255</text:p>
          </table:table-cell>
          <table:table-cell office:value-type="string" calcext:value-type="string">
            <text:p>DJ 17-10-2003 PP-00035 <text:s/>EMENT VOL-02128-11 PP-02367</text:p>
          </table:table-cell>
          <table:table-cell office:value-type="string" calcext:value-type="string">
            <text:p>[]</text:p>
          </table:table-cell>
          <table:table-cell office:value-type="string" calcext:value-type="string">
            <text:p>AGTE.(S) : TELEMAR NORTE LESTE S/A - FILIAL MINAS GERAIS </text:p>
            <text:p> (NOVA DENOMINAÇÃO DA TELECOMUNICAÇÕES DE MINAS </text:p>
            <text:p> GERAIS S/A - TELEMIG) </text:p>
            <text:p>ADVDO.(A/S) : LUIZ JOSÉ GUIMARÃES FALCÃO E OUTRO (A/S) </text:p>
            <text:p>AGDO.(A/S) : ANTÔNIO HELVÉCIO DE LISBOA LOPES </text:p>
            <text:p>ADVDO.(A/S) : ALEX SANTANA DE NOVAIS E OUTRO (A/S)</text:p>
          </table:table-cell>
          <table:table-cell office:value-type="string" calcext:value-type="string">
            <text:p>- O AI 474179 AgR foi objeto de embargos de declaração rejeitados em 22/09/2004. Número de páginas: (04). Análise:(JOY). Revisão:(DMV/RCO). Inclusão: 08/03/04, (MLR). Alteração: 09/11/05, (MLR). Alteração: 04/12/2018, CLS.</text:p>
          </table:table-cell>
          <table:table-cell office:value-type="string" calcext:value-type="string">
            <text:p>[]</text:p>
          </table:table-cell>
          <table:table-cell office:value-type="float" office:value="1417" calcext:value-type="float">
            <text:p>1417</text:p>
          </table:table-cell>
        </table:table-row>
        <table:table-row table:style-name="ro2">
          <table:table-cell office:value-type="float" office:value="7995" calcext:value-type="float">
            <text:p>7995</text:p>
          </table:table-cell>
          <table:table-cell office:value-type="string" calcext:value-type="string">
            <text:p>5e32c227d0a3cf555530c9ef</text:p>
          </table:table-cell>
          <table:table-cell office:value-type="string" calcext:value-type="string">
            <text:p>ED AGR RE 268553</text:p>
          </table:table-cell>
          <table:table-cell office:value-type="string" calcext:value-type="string">
            <text:p>DJ 19-09-2003 PP-00017 <text:s/>EMENT VOL-02124-05 PP-01044</text:p>
          </table:table-cell>
          <table:table-cell office:value-type="string" calcext:value-type="string">
            <text:p>[]</text:p>
          </table:table-cell>
          <table:table-cell office:value-type="string" calcext:value-type="string">
            <text:p>EMBTE.(S) : SETAL INSTALAÇÕES INDUSTRIAIS S/A </text:p>
            <text:p>ADV.(A/S) : ANNA PAOLA ZONARI DE LORENZO </text:p>
            <text:p>EMBDO.(A/S) : UNIÃO </text:p>
            <text:p>ADV.(A/S) : PFN - MARIA DIONNE DE ARAÚJO FELIPE</text:p>
          </table:table-cell>
          <table:table-cell office:value-type="string" calcext:value-type="string">
            <text:p>Número de páginas: 9. Inlcusão: 26/11/2018, AAS. Alteração: 26/11/2018, ALS.</text:p>
          </table:table-cell>
          <table:table-cell office:value-type="string" calcext:value-type="string">
            <text:p>[]</text:p>
          </table:table-cell>
          <table:table-cell office:value-type="float" office:value="1393" calcext:value-type="float">
            <text:p>1393</text:p>
          </table:table-cell>
        </table:table-row>
        <table:table-row table:style-name="ro2">
          <table:table-cell office:value-type="float" office:value="7997" calcext:value-type="float">
            <text:p>7997</text:p>
          </table:table-cell>
          <table:table-cell office:value-type="string" calcext:value-type="string">
            <text:p>5e32c228d0a3cf555530c9f1</text:p>
          </table:table-cell>
          <table:table-cell office:value-type="string" calcext:value-type="string">
            <text:p>AGR AI 401471</text:p>
          </table:table-cell>
          <table:table-cell office:value-type="string" calcext:value-type="string">
            <text:p>DJ 12-09-2003 PP-00048 <text:s/>EMENT VOL-02123-05 PP-01035</text:p>
          </table:table-cell>
          <table:table-cell office:value-type="string" calcext:value-type="string">
            <text:p>[]</text:p>
          </table:table-cell>
          <table:table-cell office:value-type="string" calcext:value-type="string">
            <text:p>AGTE. : DPASCHOAL AUTOMOTIVA LTDA </text:p>
            <text:p>ADVDO.(A/S) : MAURO TAVARES CERDEIRA E OUTRO (A/S) </text:p>
            <text:p>AGDO. : MAURÍCIO BAPTISTINI </text:p>
            <text:p>ADVDO.(A/S) : SHIRLENE BOCARDO FERREIRA</text:p>
          </table:table-cell>
          <table:table-cell office:value-type="string" calcext:value-type="string">
            <text:p>- O AI 225773 AgR foi objeto de embargos de declaração rejeitados em 02/12/2003. - O AI 442928 AgR foi objeto de embargos de declaração rejeitados em 03/08/2004. - O AI 430026 AgR foi objeto de embargos de declaração rejeitados em 08/03/2005. - O AI 440173 AgR foi objeto de embargos de declaração rejeitados em 31/05/2005. - O AI 450720 AgR foi objeto de embargos de declaração rejeitados em 20/09/2005. Número de páginas: (04). Análise:(JBM). Revisão:(RCO). Inclusão: 09/10/03, (MLR). Alteração: 14/03/06, (NAL). Alteração: 06/11/2018, PDR.</text:p>
          </table:table-cell>
          <table:table-cell office:value-type="string" calcext:value-type="string">
            <text:p>[]</text:p>
          </table:table-cell>
          <table:table-cell office:value-type="float" office:value="1387" calcext:value-type="float">
            <text:p>1387</text:p>
          </table:table-cell>
        </table:table-row>
        <table:table-row table:style-name="ro6">
          <table:table-cell office:value-type="float" office:value="7999" calcext:value-type="float">
            <text:p>7999</text:p>
          </table:table-cell>
          <table:table-cell office:value-type="string" calcext:value-type="string">
            <text:p>5e32c2ecd0a3cf555530c9f3</text:p>
          </table:table-cell>
          <table:table-cell office:value-type="string" calcext:value-type="string">
            <text:p>AGR AI 423281</text:p>
          </table:table-cell>
          <table:table-cell office:value-type="string" calcext:value-type="string">
            <text:p>DJ 05-03-2004 PP-00023 <text:s/>EMENT VOL-02142-10 PP-01928</text:p>
          </table:table-cell>
          <table:table-cell office:value-type="string" calcext:value-type="string">
            <text:p>[]</text:p>
          </table:table-cell>
          <table:table-cell office:value-type="string" calcext:value-type="string">
            <text:p>AGTE.(S) : BIANOR BELTRÃO DA SILVA E OUTRO (A/S) </text:p>
            <text:p>ADV.(A/S) : FABRICIO RAMOS FERREIRA </text:p>
            <text:p>ADV.(A/S) : BIANCA ORMANES E OUTRO (A/S) </text:p>
            <text:p>AGDO.(A/S) : ESTADO DO PARÁ </text:p>
            <text:p>ADV.(A/S) : PGE - PA ICARAÍ DIAS DANTAS</text:p>
          </table:table-cell>
          <table:table-cell office:value-type="string" calcext:value-type="string">
            <text:p>O AI 493015 AgR foi objeto de embargos de declaração recebidos em parte em 14/03/2006. Número de páginas: (05). Análise:(CEL). Revisão:(ANA). Inclusão: 19/04/04, (MLR). Alteração: 28/06/05, (CSM). Alteração 08/02/2019 VRL</text:p>
          </table:table-cell>
          <table:table-cell office:value-type="string" calcext:value-type="string">
            <text:p>[]</text:p>
          </table:table-cell>
          <table:table-cell office:value-type="float" office:value="1452" calcext:value-type="float">
            <text:p>1452</text:p>
          </table:table-cell>
        </table:table-row>
        <table:table-row table:style-name="ro2">
          <table:table-cell office:value-type="float" office:value="8001" calcext:value-type="float">
            <text:p>8001</text:p>
          </table:table-cell>
          <table:table-cell office:value-type="string" calcext:value-type="string">
            <text:p>5e32c2eed0a3cf555530c9f5</text:p>
          </table:table-cell>
          <table:table-cell office:value-type="string" calcext:value-type="string">
            <text:p>AGR AI 293501</text:p>
          </table:table-cell>
          <table:table-cell office:value-type="string" calcext:value-type="string">
            <text:p>DJ 05-03-2004 PP-00016 <text:s/>EMENT VOL-02142-07 PP-01132</text:p>
          </table:table-cell>
          <table:table-cell office:value-type="string" calcext:value-type="string">
            <text:p>[]</text:p>
          </table:table-cell>
          <table:table-cell office:value-type="string" calcext:value-type="string">
            <text:p>AGTE. : ANDRÉ LUIZ ALVES DOS SANTOS </text:p>
            <text:p>ADV. : WALDIVINO CARVALHO DOS SANTOS </text:p>
            <text:p>AGDO. : MINISTÉRIO PÚBLICO DO DISTRITO FEDERAL E </text:p>
            <text:p> TERRITÓRIOS</text:p>
          </table:table-cell>
          <table:table-cell office:value-type="string" calcext:value-type="string">
            <text:p>Número de páginas: (10). Análise:(CEL). Revisão:(ANA). Inclusão: 27/04/04, (JVC). Alteração 07/02/2019 VRL</text:p>
          </table:table-cell>
          <table:table-cell office:value-type="string" calcext:value-type="string">
            <text:p>[]</text:p>
          </table:table-cell>
          <table:table-cell office:value-type="float" office:value="1472" calcext:value-type="float">
            <text:p>1472</text:p>
          </table:table-cell>
        </table:table-row>
        <table:table-row table:style-name="ro3">
          <table:table-cell office:value-type="float" office:value="8010" calcext:value-type="float">
            <text:p>8010</text:p>
          </table:table-cell>
          <table:table-cell office:value-type="string" calcext:value-type="string">
            <text:p>5e32c2f7d0a3cf555530c9fe</text:p>
          </table:table-cell>
          <table:table-cell office:value-type="string" calcext:value-type="string">
            <text:p>RHC 83476</text:p>
          </table:table-cell>
          <table:table-cell office:value-type="string" calcext:value-type="string">
            <text:p>DJ 17-10-2003 PP-00015  EMENT VOL-02128-02 PP-00294</text:p>
            <text:p>RTJ VOL-00191-03 PP-01002</text:p>
          </table:table-cell>
          <table:table-cell office:value-type="string" calcext:value-type="string">
            <text:p>['RTJ 191/1002']</text:p>
          </table:table-cell>
          <table:table-cell office:value-type="string" calcext:value-type="string">
            <text:p>RECTE.(S) : LUIZ MARTINS VIEIRA DE ARAÚJO </text:p>
            <text:p>ADVDO.(A/S) : MIRIAN MARTINS VIEIRA DE ARAÚJO E OUTRO (A/S) </text:p>
            <text:p>ADVDO.(A/S) : MARIA AUXILIADORA MARTINS MELO </text:p>
            <text:p>RECDO.(A/S) : RELATOR DO HC Nº 83433 DO SUPREMO TRIBUNAL </text:p>
            <text:p> FEDERAL </text:p>
            <text:p>RECDO.(A/S) : TRIBUNAL REGIONAL FEDERAL DA 1ª REGIÃO</text:p>
          </table:table-cell>
          <table:table-cell office:value-type="string" calcext:value-type="string">
            <text:p>Obs.: - Impedido o Min. Gilmar Mendes. Número de páginas: (09). Análise:(ANA). Revisão:(COF). Inclusão: 05/05/04, (MLR). Alteração: 06/05/04, (NT). Alteração: 06/12/2018, CLS.</text:p>
          </table:table-cell>
          <table:table-cell office:value-type="string" calcext:value-type="string">
            <text:p>[]</text:p>
          </table:table-cell>
          <table:table-cell office:value-type="float" office:value="1551" calcext:value-type="float">
            <text:p>1551</text:p>
          </table:table-cell>
        </table:table-row>
        <table:table-row table:style-name="ro2">
          <table:table-cell office:value-type="float" office:value="8019" calcext:value-type="float">
            <text:p>8019</text:p>
          </table:table-cell>
          <table:table-cell office:value-type="string" calcext:value-type="string">
            <text:p>5e32c300d0a3cf555530ca07</text:p>
          </table:table-cell>
          <table:table-cell office:value-type="string" calcext:value-type="string">
            <text:p>AGR RE 319399</text:p>
          </table:table-cell>
          <table:table-cell office:value-type="string" calcext:value-type="string">
            <text:p>DJ 05-03-2004 PP-00021 <text:s/>EMENT VOL-02142-07 PP-01204</text:p>
          </table:table-cell>
          <table:table-cell office:value-type="string" calcext:value-type="string">
            <text:p>[]</text:p>
          </table:table-cell>
          <table:table-cell office:value-type="string" calcext:value-type="string">
            <text:p>AGTE. : ICAL - INDÚSTRIA DE CALCINAÇÃO LTDA </text:p>
            <text:p>ADVDA. : CLÁUDIA HORTA DE QUEIROZ </text:p>
            <text:p>AGDO. : ESTADO DE MINAS GERAIS </text:p>
            <text:p>ADVDO. : PGE-MG - NARDELE DÉBORA CARVALHO ESQUERDO</text:p>
          </table:table-cell>
          <table:table-cell office:value-type="string" calcext:value-type="string">
            <text:p>Número de páginas: (06). Análise:(DMV). Revisão:(ANA). Inclusão: 26/04/04, (SVF). Alteração 11/02/2019 VRL</text:p>
          </table:table-cell>
          <table:table-cell office:value-type="string" calcext:value-type="string">
            <text:p>[]</text:p>
          </table:table-cell>
          <table:table-cell office:value-type="float" office:value="1541" calcext:value-type="float">
            <text:p>1541</text:p>
          </table:table-cell>
        </table:table-row>
        <table:table-row table:style-name="ro2">
          <table:table-cell office:value-type="float" office:value="8021" calcext:value-type="float">
            <text:p>8021</text:p>
          </table:table-cell>
          <table:table-cell office:value-type="string" calcext:value-type="string">
            <text:p>5e32c301d0a3cf555530ca09</text:p>
          </table:table-cell>
          <table:table-cell office:value-type="string" calcext:value-type="string">
            <text:p>AGR AI 308538</text:p>
          </table:table-cell>
          <table:table-cell office:value-type="string" calcext:value-type="string">
            <text:p>DJ 05-03-2004 PP-00016 <text:s/>EMENT VOL-02142-07 PP-01162</text:p>
          </table:table-cell>
          <table:table-cell office:value-type="string" calcext:value-type="string">
            <text:p>[]</text:p>
          </table:table-cell>
          <table:table-cell office:value-type="string" calcext:value-type="string">
            <text:p>AGTE. : ESTADO DO CEARÁ </text:p>
            <text:p>ADVDO.(A/S) : PGE-CE - UBIRATAN FERREIRA DE ANDRADE </text:p>
            <text:p>AGDOS. : CARLOS ALBERTO FONSECA DE MENEZES E OUTROS </text:p>
            <text:p>ADV. : JOSÉ LINDIVAL FREITAS</text:p>
          </table:table-cell>
          <table:table-cell office:value-type="string" calcext:value-type="string">
            <text:p>Número de páginas: (05). Análise:(CEL). Revisão:(). Inclusão: 20/04/04, (SVF). Alteração: 22/06/04, (CMR). Alteração 07/02/2019 VRL</text:p>
          </table:table-cell>
          <table:table-cell office:value-type="string" calcext:value-type="string">
            <text:p>[]</text:p>
          </table:table-cell>
          <table:table-cell office:value-type="float" office:value="1539" calcext:value-type="float">
            <text:p>1539</text:p>
          </table:table-cell>
        </table:table-row>
        <table:table-row table:style-name="ro6">
          <table:table-cell office:value-type="float" office:value="8022" calcext:value-type="float">
            <text:p>8022</text:p>
          </table:table-cell>
          <table:table-cell office:value-type="string" calcext:value-type="string">
            <text:p>5e32c302d0a3cf555530ca0a</text:p>
          </table:table-cell>
          <table:table-cell office:value-type="string" calcext:value-type="string">
            <text:p>AGR AI 430865</text:p>
          </table:table-cell>
          <table:table-cell office:value-type="string" calcext:value-type="string">
            <text:p>DJ 05-03-2004 PP-00033 <text:s/>EMENT VOL-02142-10 PP-01972</text:p>
          </table:table-cell>
          <table:table-cell office:value-type="string" calcext:value-type="string">
            <text:p>[]</text:p>
          </table:table-cell>
          <table:table-cell office:value-type="string" calcext:value-type="string">
            <text:p>AGTE.(S) : SERVIÇO SOCIAL DA INDÚSTRIA - DEPARTAMENTO </text:p>
            <text:p> REGIONAL DO DISTRITO FEDERAL - SESI/DF </text:p>
            <text:p>ADV.(A/S) : ALESSANDRA TEREZA PAGI CHAVES E OUTRO (A/S) </text:p>
            <text:p>AGDO.(A/S) : CLÁUDIA SUELY PEREIRA </text:p>
            <text:p>ADV.(A/S) : JOÃO GILBERTO PEREIRA E OUTRO (A/S)</text:p>
          </table:table-cell>
          <table:table-cell office:value-type="string" calcext:value-type="string">
            <text:p>Número de páginas: (07). Análise:(CEL). Revisão:(ANA). Inclusão: 14/04/04, (JVC). Alteração 08/02/2019 VRL</text:p>
          </table:table-cell>
          <table:table-cell office:value-type="string" calcext:value-type="string">
            <text:p>[]</text:p>
          </table:table-cell>
          <table:table-cell office:value-type="float" office:value="1538" calcext:value-type="float">
            <text:p>1538</text:p>
          </table:table-cell>
        </table:table-row>
        <table:table-row table:style-name="ro9">
          <table:table-cell office:value-type="float" office:value="8026" calcext:value-type="float">
            <text:p>8026</text:p>
          </table:table-cell>
          <table:table-cell office:value-type="string" calcext:value-type="string">
            <text:p>5e32c305d0a3cf555530ca0e</text:p>
          </table:table-cell>
          <table:table-cell office:value-type="string" calcext:value-type="string">
            <text:p>INQ 1879</text:p>
          </table:table-cell>
          <table:table-cell office:value-type="string" calcext:value-type="string">
            <text:p>DJ 07-05-2004 PP-00035 <text:s/>EMENT VOL-02150-01 PP-00028</text:p>
          </table:table-cell>
          <table:table-cell office:value-type="string" calcext:value-type="string">
            <text:p>[]</text:p>
          </table:table-cell>
          <table:table-cell office:value-type="string" calcext:value-type="string">
            <text:p>AUTOR(A/S)(ES) : MINISTÉRIO PÚBLICO FEDERAL </text:p>
            <text:p>DNDO.(A/S) : ANTÔNIO CARLOS MAGALHÃES </text:p>
            <text:p>ADVDO.(A/S) : JOSÉ GERARDO GROSSI </text:p>
            <text:p>DNDO.(A/S) : JOSÉ ROBERTO ARRUDA </text:p>
            <text:p>ADVDO.(A/S) : CLÁUDIO BONATO FRUET E OUTROS </text:p>
            <text:p>ADVDO.(A/S) : ANTONIO CARLOS DE ALMEIDA CASTRO E OUTROS </text:p>
            <text:p>DNDO.(A/S) : REGINA CÉLIA PERES BORGES </text:p>
            <text:p>ADVDO.(A/S) : MAURÍCIO MARANHÃO DE OLIVEIRA E OUTROS</text:p>
          </table:table-cell>
          <table:table-cell office:value-type="string" calcext:value-type="string">
            <text:p>Número de páginas: (47). Análise:(MSA). Inclusão: 09/02/02, (MSA). Alterações: 11/01/06, (SVF). Alteração: 03/05/2019 , (HRS)</text:p>
          </table:table-cell>
          <table:table-cell office:value-type="string" calcext:value-type="string">
            <text:p>[]</text:p>
          </table:table-cell>
          <table:table-cell office:value-type="float" office:value="1533" calcext:value-type="float">
            <text:p>1533</text:p>
          </table:table-cell>
        </table:table-row>
        <table:table-row table:style-name="ro7">
          <table:table-cell office:value-type="float" office:value="8053" calcext:value-type="float">
            <text:p>8053</text:p>
          </table:table-cell>
          <table:table-cell office:value-type="string" calcext:value-type="string">
            <text:p>5e32c321d0a3cf555530ca29</text:p>
          </table:table-cell>
          <table:table-cell office:value-type="string" calcext:value-type="string">
            <text:p>AGR AI 416824</text:p>
          </table:table-cell>
          <table:table-cell office:value-type="string" calcext:value-type="string">
            <text:p>DJ 05-03-2004 PP-00023 <text:s/>EMENT VOL-02142-10 PP-01876</text:p>
          </table:table-cell>
          <table:table-cell office:value-type="string" calcext:value-type="string">
            <text:p>[]</text:p>
          </table:table-cell>
          <table:table-cell office:value-type="string" calcext:value-type="string">
            <text:p>AGTE.(S) : TELEMAR NORTE LESTE S/A - FILIAL BAHIA (NOVA </text:p>
            <text:p> DENOMINAÇÃO DA TELECOMUNICAÇÕES DO RIO DE JANEIRO S/A, </text:p>
            <text:p> SUCESSORA POR INCORPORAÇÃO DA TELECOMUNICAÇÕES DA </text:p>
            <text:p> BAHIA S/A) </text:p>
            <text:p>ADV.(A/S) : LUIZ JOSÉ GUIMARÃES FALCÃO E OUTRO (A/S) </text:p>
            <text:p>AGDO.(A/S) : GERALDO BARBOSA DOS SANTOS </text:p>
            <text:p>ADV.(A/S) : MAURO MAGALHÃES DE MOURA</text:p>
          </table:table-cell>
          <table:table-cell office:value-type="string" calcext:value-type="string">
            <text:p>Número de páginas: (06). Análise:(CEL). Revisão:(ANA). Inclusão: 20/04/04, (JVC). Alteração 08/02/2019 VRL</text:p>
          </table:table-cell>
          <table:table-cell office:value-type="string" calcext:value-type="string">
            <text:p>[]</text:p>
          </table:table-cell>
          <table:table-cell office:value-type="float" office:value="1501" calcext:value-type="float">
            <text:p>1501</text:p>
          </table:table-cell>
        </table:table-row>
        <table:table-row table:style-name="ro2">
          <table:table-cell office:value-type="float" office:value="8061" calcext:value-type="float">
            <text:p>8061</text:p>
          </table:table-cell>
          <table:table-cell office:value-type="string" calcext:value-type="string">
            <text:p>5e32c32bd0a3cf555530ca31</text:p>
          </table:table-cell>
          <table:table-cell office:value-type="string" calcext:value-type="string">
            <text:p>AGR AI 436936</text:p>
          </table:table-cell>
          <table:table-cell office:value-type="string" calcext:value-type="string">
            <text:p>DJ 03-10-2003 PP-00015 <text:s/>EMENT VOL-02126-05 PP-01041</text:p>
          </table:table-cell>
          <table:table-cell office:value-type="string" calcext:value-type="string">
            <text:p>[]</text:p>
          </table:table-cell>
          <table:table-cell office:value-type="string" calcext:value-type="string">
            <text:p>AGTE.(S) : AMERICEL S/A </text:p>
            <text:p>ADV.(A/S) : ROBINSON NEVES FILHO </text:p>
            <text:p>AGDO.(A/S) : LEONDAS DA MOTA CORREA </text:p>
            <text:p>ADV.(A/S) : CLINO BENEDITO BENTO</text:p>
          </table:table-cell>
          <table:table-cell office:value-type="string" calcext:value-type="string">
            <text:p>O AI 510141 AgR foi objeto de embargos de declaração rejeitados em 08/03/2005. O AI 516709 AgR foi objeto de embargos de declaração rejeitados em 12/04/2005. Número de páginas: (8). Análise:(CSF). Inclusão: 02/02/05, (MLR). Alteração: 06/06/05, (MLR). Alteração: 27/11/2018, HAC.</text:p>
          </table:table-cell>
          <table:table-cell office:value-type="string" calcext:value-type="string">
            <text:p>[]</text:p>
          </table:table-cell>
          <table:table-cell office:value-type="float" office:value="1562" calcext:value-type="float">
            <text:p>1562</text:p>
          </table:table-cell>
        </table:table-row>
        <table:table-row table:style-name="ro3">
          <table:table-cell office:value-type="float" office:value="8085" calcext:value-type="float">
            <text:p>8085</text:p>
          </table:table-cell>
          <table:table-cell office:value-type="string" calcext:value-type="string">
            <text:p>5e32c3bed0a3cf555530ca49</text:p>
          </table:table-cell>
          <table:table-cell office:value-type="string" calcext:value-type="string">
            <text:p>ED AGR AI 373140</text:p>
          </table:table-cell>
          <table:table-cell office:value-type="string" calcext:value-type="string">
            <text:p>DJ 05-03-2004 PP-00031 <text:s/>EMENT VOL-02142-08 PP-01470</text:p>
          </table:table-cell>
          <table:table-cell office:value-type="string" calcext:value-type="string">
            <text:p>[]</text:p>
          </table:table-cell>
          <table:table-cell office:value-type="string" calcext:value-type="string">
            <text:p>EMBTES. : ADAUCTO RODRIGUES PEREIRA E OUTROS </text:p>
            <text:p>ADVDOS. : BEATRIZ VERÍSSIMO DE SENA E OUTROS </text:p>
            <text:p>EMBDA. : COMPANHIA ESTADUAL DE GÁS DO RIO DE JANEIRO - </text:p>
            <text:p> CEG </text:p>
            <text:p>ADVDOS. : CRISTOVÃO TAVARES MACEDO SOARES GUIMARÃES E </text:p>
            <text:p> OUTROS</text:p>
          </table:table-cell>
          <table:table-cell office:value-type="string" calcext:value-type="string">
            <text:p>Número de páginas: (05). Análise:(ANA). Revisão:(). Inclusão: 20/05/04, (MLR). Alteração: 21/05/04, (NT). Alteração 11/02/2019 VRL</text:p>
          </table:table-cell>
          <table:table-cell office:value-type="string" calcext:value-type="string">
            <text:p>[]</text:p>
          </table:table-cell>
          <table:table-cell office:value-type="float" office:value="1594" calcext:value-type="float">
            <text:p>1594</text:p>
          </table:table-cell>
        </table:table-row>
        <table:table-row table:style-name="ro2">
          <table:table-cell office:value-type="float" office:value="8116" calcext:value-type="float">
            <text:p>8116</text:p>
          </table:table-cell>
          <table:table-cell office:value-type="string" calcext:value-type="string">
            <text:p>5e32c3e1d0a3cf555530ca68</text:p>
          </table:table-cell>
          <table:table-cell office:value-type="string" calcext:value-type="string">
            <text:p>AGR AI 252983</text:p>
          </table:table-cell>
          <table:table-cell office:value-type="string" calcext:value-type="string">
            <text:p>DJ 26-09-2003 PP-00005 <text:s/>EMENT VOL-02125-03 PP-00476</text:p>
          </table:table-cell>
          <table:table-cell office:value-type="string" calcext:value-type="string">
            <text:p>[]</text:p>
          </table:table-cell>
          <table:table-cell office:value-type="string" calcext:value-type="string">
            <text:p>AGTES. : WASHINGTON BIAZZIN E CÔNJUGE </text:p>
            <text:p>ADVDOS. : SONIA MARCIA HASE DE ALMEIDA BAPTISTA E OUTROS </text:p>
            <text:p>AGDO. : BANCO BRADESCO S/A </text:p>
            <text:p>ADVDOS. : AMATILDE DUARTE GONÇALVES E OUTROS</text:p>
          </table:table-cell>
          <table:table-cell office:value-type="string" calcext:value-type="string">
            <text:p>- O AI 372809 AgR foi objeto dos embargos de declaração rejeitados em 28/09/2004. Número de páginas: (05). Análise:(ANA). Revisão:(RCO). Inclusão: 16/01/04, (SVF). Alteração: 02/12/04, (SVF). Alteração: 13/11/2018, CLS.</text:p>
          </table:table-cell>
          <table:table-cell office:value-type="string" calcext:value-type="string">
            <text:p>[]</text:p>
          </table:table-cell>
          <table:table-cell office:value-type="float" office:value="1553" calcext:value-type="float">
            <text:p>1553</text:p>
          </table:table-cell>
        </table:table-row>
        <table:table-row table:style-name="ro2">
          <table:table-cell office:value-type="float" office:value="8133" calcext:value-type="float">
            <text:p>8133</text:p>
          </table:table-cell>
          <table:table-cell office:value-type="string" calcext:value-type="string">
            <text:p>5e32c3f2d0a3cf555530ca79</text:p>
          </table:table-cell>
          <table:table-cell office:value-type="string" calcext:value-type="string">
            <text:p>AGR AI 310122</text:p>
          </table:table-cell>
          <table:table-cell office:value-type="string" calcext:value-type="string">
            <text:p>DJ 05-03-2004 PP-00016 <text:s/>EMENT VOL-02142-07 PP-01167</text:p>
          </table:table-cell>
          <table:table-cell office:value-type="string" calcext:value-type="string">
            <text:p>[]</text:p>
          </table:table-cell>
          <table:table-cell office:value-type="string" calcext:value-type="string">
            <text:p>AGTE. : UNIBANCO - UNIÃO DE BANCOS BRASILEIROS S/A </text:p>
            <text:p>ADVDOS. : CRISTIANA RODRIGUES GONTIJO E OUTROS </text:p>
            <text:p>AGDO. : JOSÉ ANTÔNIO ANDRADE TOLENTINO </text:p>
            <text:p>ADVDA. : MAGUI PARENTONI MARTINS</text:p>
          </table:table-cell>
          <table:table-cell office:value-type="string" calcext:value-type="string">
            <text:p>Número de páginas: (09). Análise:(CEL). Revisão:(). Inclusão: 20/04/04, (JVC). Alteração 08/02/2019 VRL</text:p>
          </table:table-cell>
          <table:table-cell office:value-type="string" calcext:value-type="string">
            <text:p>[]</text:p>
          </table:table-cell>
          <table:table-cell office:value-type="float" office:value="1471" calcext:value-type="float">
            <text:p>1471</text:p>
          </table:table-cell>
        </table:table-row>
        <table:table-row table:style-name="ro2">
          <table:table-cell office:value-type="float" office:value="8149" calcext:value-type="float">
            <text:p>8149</text:p>
          </table:table-cell>
          <table:table-cell office:value-type="string" calcext:value-type="string">
            <text:p>5e32c402d0a3cf555530ca89</text:p>
          </table:table-cell>
          <table:table-cell office:value-type="string" calcext:value-type="string">
            <text:p>AGR AI 230115</text:p>
          </table:table-cell>
          <table:table-cell office:value-type="string" calcext:value-type="string">
            <text:p>DJ 05-03-2004 PP-00013 <text:s/>EMENT VOL-02142-06 PP-00952</text:p>
          </table:table-cell>
          <table:table-cell office:value-type="string" calcext:value-type="string">
            <text:p>[]</text:p>
          </table:table-cell>
          <table:table-cell office:value-type="string" calcext:value-type="string">
            <text:p>AGTE. : CÂMARA MUNICIPAL DO RIO DE JANEIRO </text:p>
            <text:p>ADV. : FRANCISCO DAS NEVES BAPTISTA </text:p>
            <text:p>AGDO. : MUNICÍPIO DO RIO DE JANEIRO </text:p>
            <text:p>ADV. : RUBEM DÁRIO FERMAN</text:p>
          </table:table-cell>
          <table:table-cell office:value-type="string" calcext:value-type="string">
            <text:p>Número de páginas: (08). Análise:(CEL). Revisão:(ANA). Inclusão: 28/04/04, (MLR). Alteração 07/02/2019 VRL</text:p>
          </table:table-cell>
          <table:table-cell office:value-type="string" calcext:value-type="string">
            <text:p>[]</text:p>
          </table:table-cell>
          <table:table-cell office:value-type="float" office:value="1454" calcext:value-type="float">
            <text:p>1454</text:p>
          </table:table-cell>
        </table:table-row>
        <table:table-row table:style-name="ro2">
          <table:table-cell office:value-type="float" office:value="8152" calcext:value-type="float">
            <text:p>8152</text:p>
          </table:table-cell>
          <table:table-cell office:value-type="string" calcext:value-type="string">
            <text:p>5e32c403d0a3cf555530ca8c</text:p>
          </table:table-cell>
          <table:table-cell office:value-type="string" calcext:value-type="string">
            <text:p>AGR AI 248899</text:p>
          </table:table-cell>
          <table:table-cell office:value-type="string" calcext:value-type="string">
            <text:p>DJ 05-03-2004 PP-00032 <text:s/>EMENT VOL-02142-06 PP-00998</text:p>
          </table:table-cell>
          <table:table-cell office:value-type="string" calcext:value-type="string">
            <text:p>[]</text:p>
          </table:table-cell>
          <table:table-cell office:value-type="string" calcext:value-type="string">
            <text:p>AGTE. : ESTADO DE SÃO PAULO </text:p>
            <text:p>ADV. : PGE-SP- MANOEL FRANCISCO PINHO </text:p>
            <text:p>AGDO. : TOBIAS DELBEL JUNIOR </text:p>
            <text:p>ADV. : JOSÉ TURCATO</text:p>
          </table:table-cell>
          <table:table-cell office:value-type="string" calcext:value-type="string">
            <text:p>Número de páginas: (07). Análise:(CSF). Revisão:(ANA). Inclusão: 20/04/04, (JVC). Alteração 07/02/2019 VRL</text:p>
          </table:table-cell>
          <table:table-cell office:value-type="string" calcext:value-type="string">
            <text:p>[]</text:p>
          </table:table-cell>
          <table:table-cell office:value-type="float" office:value="1453" calcext:value-type="float">
            <text:p>1453</text:p>
          </table:table-cell>
        </table:table-row>
        <table:table-row table:style-name="ro5">
          <table:table-cell office:value-type="float" office:value="8163" calcext:value-type="float">
            <text:p>8163</text:p>
          </table:table-cell>
          <table:table-cell office:value-type="string" calcext:value-type="string">
            <text:p>5e32c409d0a3cf555530ca97</text:p>
          </table:table-cell>
          <table:table-cell office:value-type="string" calcext:value-type="string">
            <text:p>EXTENSÃO HC 82909</text:p>
          </table:table-cell>
          <table:table-cell office:value-type="string" calcext:value-type="string">
            <text:p>DJ 17-10-2003 PP-00021 <text:s text:c="9"/>EMENT VOL-02128-02 PP-00244</text:p>
          </table:table-cell>
          <table:table-cell office:value-type="string" calcext:value-type="string">
            <text:p>[]</text:p>
          </table:table-cell>
          <table:table-cell office:value-type="string" calcext:value-type="string">
            <text:p>REQTE.(S) : MÁRCIO OLIVEIRA DE LIMA </text:p>
            <text:p>ADVDO.(A/S) : JOSÉ CARLOS DA COSTA PEREIRA E OUTRO (A/S) </text:p>
            <text:p>REQDO.(A/S) : SUPERIOR TRIBUNAL DE JUSTIÇA</text:p>
          </table:table-cell>
          <table:table-cell office:value-type="string" calcext:value-type="string">
            <text:p>Caso " Contrabando de cigarros ". Número de páginas: (10). Análise:(DMV). Revisão:(JBM). Inclusão: 05/05/04, (MLR). Alteração: 10/09/04, (JVC). Alteração: 05/12/2018, CLS.</text:p>
          </table:table-cell>
          <table:table-cell office:value-type="string" calcext:value-type="string">
            <text:p>[]</text:p>
          </table:table-cell>
          <table:table-cell office:value-type="float" office:value="1444" calcext:value-type="float">
            <text:p>1444</text:p>
          </table:table-cell>
        </table:table-row>
        <table:table-row table:style-name="ro6">
          <table:table-cell office:value-type="float" office:value="8204" calcext:value-type="float">
            <text:p>8204</text:p>
          </table:table-cell>
          <table:table-cell office:value-type="string" calcext:value-type="string">
            <text:p>5e32c43bd0a3cf555530cac0</text:p>
          </table:table-cell>
          <table:table-cell office:value-type="string" calcext:value-type="string">
            <text:p>AGR RE 250211</text:p>
          </table:table-cell>
          <table:table-cell office:value-type="string" calcext:value-type="string">
            <text:p>DJ 24-10-2003 PP-00027 <text:s/>EMENT VOL-02129-02 PP-00650</text:p>
          </table:table-cell>
          <table:table-cell office:value-type="string" calcext:value-type="string">
            <text:p>[]</text:p>
          </table:table-cell>
          <table:table-cell office:value-type="string" calcext:value-type="string">
            <text:p>AGTE.(S) : JOSÉ MARIA DE MELLO PORTO </text:p>
            <text:p>ADVDO.(A/S) : EDUARDO ANTÔNIO DE ALBUQUERQUE COELHO E </text:p>
            <text:p> OUTRO (A/S) </text:p>
            <text:p>AGDO.(A/S) : JORNAL DO BRASIL S/A E OUTRO (A/S) </text:p>
            <text:p>ADVDO.(A/S) : MARCELO MELLO MARTINS E OUTRO (A/S)</text:p>
          </table:table-cell>
          <table:table-cell office:value-type="string" calcext:value-type="string">
            <text:p>Votação: unânime. Resultado: desprovido. - O RE-250211-AgR foi objeto dos embargos de declaração rejeitados em 08/06/2004. Número de páginas: (05). Análise:(ANA). Revisão:(COF). Inclusão: 12/01/03, (SVF). Alteração: 26/08/04, (CFC). Alteração: 28/11/2018, PDR.</text:p>
          </table:table-cell>
          <table:table-cell office:value-type="string" calcext:value-type="string">
            <text:p>[]</text:p>
          </table:table-cell>
          <table:table-cell office:value-type="float" office:value="1739" calcext:value-type="float">
            <text:p>1739</text:p>
          </table:table-cell>
        </table:table-row>
        <table:table-row table:style-name="ro5">
          <table:table-cell office:value-type="float" office:value="8225" calcext:value-type="float">
            <text:p>8225</text:p>
          </table:table-cell>
          <table:table-cell office:value-type="string" calcext:value-type="string">
            <text:p>5e32c455d0a3cf555530cad5</text:p>
          </table:table-cell>
          <table:table-cell office:value-type="string" calcext:value-type="string">
            <text:p>ED HC 82651</text:p>
          </table:table-cell>
          <table:table-cell office:value-type="string" calcext:value-type="string">
            <text:p>DJ 24-10-2003 PP-00032 <text:s/>EMENT VOL-02129-02 PP-00510</text:p>
          </table:table-cell>
          <table:table-cell office:value-type="string" calcext:value-type="string">
            <text:p>[]</text:p>
          </table:table-cell>
          <table:table-cell office:value-type="string" calcext:value-type="string">
            <text:p>EMBTE.(S) : FERNANDO SIQUEIRA INÁCIO </text:p>
            <text:p>ADVDO.(A/S) : PGE-SP - WALDIR FRANCISCO HONORATO JUNIOR </text:p>
            <text:p>EMBDO.(A/S) : SUPERIOR TRIBUNAL DE JUSTIÇA</text:p>
          </table:table-cell>
          <table:table-cell office:value-type="string" calcext:value-type="string">
            <text:p>Votação: por maioria, vencido o Min. Marco Aurélio. Resultado: rejeitados. Número de páginas: (09). Análise:(DMV). Revisão:(RCO). Inclusão: 13/05/04, (SVF). Alteração: 14/05/04, (NT). Alteração: 28/11/2018, PDR.</text:p>
          </table:table-cell>
          <table:table-cell office:value-type="string" calcext:value-type="string">
            <text:p>[]</text:p>
          </table:table-cell>
          <table:table-cell office:value-type="float" office:value="1734" calcext:value-type="float">
            <text:p>1734</text:p>
          </table:table-cell>
        </table:table-row>
        <table:table-row table:style-name="ro2">
          <table:table-cell office:value-type="float" office:value="8244" calcext:value-type="float">
            <text:p>8244</text:p>
          </table:table-cell>
          <table:table-cell office:value-type="string" calcext:value-type="string">
            <text:p>5e32c467d0a3cf555530cae8</text:p>
          </table:table-cell>
          <table:table-cell office:value-type="string" calcext:value-type="string">
            <text:p>AGR AI 446970</text:p>
          </table:table-cell>
          <table:table-cell office:value-type="string" calcext:value-type="string">
            <text:p>DJ 17-10-2003 PP-00038 <text:s/>EMENT VOL-02128-14 PP-02982</text:p>
          </table:table-cell>
          <table:table-cell office:value-type="string" calcext:value-type="string">
            <text:p>[]</text:p>
          </table:table-cell>
          <table:table-cell office:value-type="string" calcext:value-type="string">
            <text:p>AGTE.(S) : CAIXA ECONÔMICA FEDERAL - CEF </text:p>
            <text:p>ADVDO.(A/S) : SÉRGIO LUIZ GUIMARÃES FARIAS E OUTRO (A/S) </text:p>
            <text:p>ADVDO.(A/S) : DALIDE BARBOSA ALVES CORRÊA </text:p>
            <text:p>AGDO.(A/S) : LEDA MEDEIROS FERREIRA E OUTRO (A/S)</text:p>
          </table:table-cell>
          <table:table-cell office:value-type="string" calcext:value-type="string">
            <text:p>Obs.: - O AI 465727 AgR foi objeto de embargos de declaração rejeitados em 09/12/2003. - Os AI 460880 AgR e AI 464750 AgR foram objetos de embargos de declaração rejeitados em 23/03/2004. - O AI 460662 AgR foi objeto de embargos de declaração rejeitados em 23/03/2004. - Os AI 456924 AgR, AI 460567 AgR, AI 460707 AgR, AI 460994 AgR, AI 461183 AgR, AI 461256 AgR, AI 461275 AgR, AI 465480 AgR foram objetos de embargos de declaração rejeitados em 23/03/2004. - O AI 461015 AgR foi objeto de embargos de declaração rejeitados em 30/04/2004. - O AI 461450 AgR foi objeto de embargos de eeclaração rejeitados em 18/05/2004. Número de páginas: (05). Análise:(MSA). Revisão:(RCO). Inclusão: 11/02/04, (SVF). Alteração: 25/08/05, (NT). Alteração: 05/12/2018, CLS.</text:p>
          </table:table-cell>
          <table:table-cell office:value-type="string" calcext:value-type="string">
            <text:p>[]</text:p>
          </table:table-cell>
          <table:table-cell office:value-type="float" office:value="1687" calcext:value-type="float">
            <text:p>1687</text:p>
          </table:table-cell>
        </table:table-row>
        <table:table-row table:style-name="ro5">
          <table:table-cell office:value-type="float" office:value="8253" calcext:value-type="float">
            <text:p>8253</text:p>
          </table:table-cell>
          <table:table-cell office:value-type="string" calcext:value-type="string">
            <text:p>5e32c472d0a3cf555530caf1</text:p>
          </table:table-cell>
          <table:table-cell office:value-type="string" calcext:value-type="string">
            <text:p>AGR AI 442653</text:p>
          </table:table-cell>
          <table:table-cell office:value-type="string" calcext:value-type="string">
            <text:p>DJ 05-12-2003 PP-00037 <text:s/>EMENT VOL-02135-11 PP-02194</text:p>
          </table:table-cell>
          <table:table-cell office:value-type="string" calcext:value-type="string">
            <text:p>[]</text:p>
          </table:table-cell>
          <table:table-cell office:value-type="string" calcext:value-type="string">
            <text:p>AGTE.(S) : RAUL SILVA JÚNIOR E OUTRO </text:p>
            <text:p>ADVDO.(A/S) : EDUARDO REALE FERRARI OUTRO (A/S) </text:p>
            <text:p>AGDO.(A/S) : MINISTÉRIO PÚBLICO FEDERAL</text:p>
          </table:table-cell>
          <table:table-cell office:value-type="string" calcext:value-type="string">
            <text:p>Obs.: O AI 442653 AgR foi objeto dos embargos de declaração rejeitados em 02/03/2004. Número de páginas: (05). Análise:(JOY). Revisão:(RCO). Inclusão: 14/05/04, (SVF). Alteração: 21/06/04, (JVC). Alteração: 14/12/2018. CLS.</text:p>
          </table:table-cell>
          <table:table-cell office:value-type="string" calcext:value-type="string">
            <text:p>[]</text:p>
          </table:table-cell>
          <table:table-cell office:value-type="float" office:value="1669" calcext:value-type="float">
            <text:p>1669</text:p>
          </table:table-cell>
        </table:table-row>
        <table:table-row table:style-name="ro6">
          <table:table-cell office:value-type="float" office:value="8259" calcext:value-type="float">
            <text:p>8259</text:p>
          </table:table-cell>
          <table:table-cell office:value-type="string" calcext:value-type="string">
            <text:p>5e32c475d0a3cf555530caf7</text:p>
          </table:table-cell>
          <table:table-cell office:value-type="string" calcext:value-type="string">
            <text:p>AGR AI 249892</text:p>
          </table:table-cell>
          <table:table-cell office:value-type="string" calcext:value-type="string">
            <text:p>DJ 05-03-2004 PP-00014 <text:s/>EMENT VOL-02142-06 PP-01011</text:p>
          </table:table-cell>
          <table:table-cell office:value-type="string" calcext:value-type="string">
            <text:p>[]</text:p>
          </table:table-cell>
          <table:table-cell office:value-type="string" calcext:value-type="string">
            <text:p>AGTE. : REDE FERROVIÁRIA FEDERAL S/A - RFFSA - EM </text:p>
            <text:p> LIQUIDAÇÃO </text:p>
            <text:p>ADVDOS. : JULIANO RICARDO DE VASCONCELLOS COSTA COUTO E </text:p>
            <text:p> OUTROS </text:p>
            <text:p>AGDO. : JAIME SOUZA FERNANDES</text:p>
          </table:table-cell>
          <table:table-cell office:value-type="string" calcext:value-type="string">
            <text:p>O AI 249892-AgR foi objeto de embargos de declaração rejeitados em 14/06/2005. Número de páginas: (07). Análise:(CEL). Revisão:(ANA). Inclusão: 28/04/04, (MLR). Alteração: 18//08/05, (MLR). Alteração 07/02/2019 VRL</text:p>
          </table:table-cell>
          <table:table-cell office:value-type="string" calcext:value-type="string">
            <text:p>[]</text:p>
          </table:table-cell>
          <table:table-cell office:value-type="float" office:value="1663" calcext:value-type="float">
            <text:p>1663</text:p>
          </table:table-cell>
        </table:table-row>
        <table:table-row table:style-name="ro6">
          <table:table-cell office:value-type="float" office:value="8271" calcext:value-type="float">
            <text:p>8271</text:p>
          </table:table-cell>
          <table:table-cell office:value-type="string" calcext:value-type="string">
            <text:p>5e32c482d0a3cf555530cb03</text:p>
          </table:table-cell>
          <table:table-cell office:value-type="string" calcext:value-type="string">
            <text:p>AGR AI 429869</text:p>
          </table:table-cell>
          <table:table-cell office:value-type="string" calcext:value-type="string">
            <text:p>DJ 10-10-2003 PP-00029 <text:s/>EMENT VOL-02127-07 PP-01342</text:p>
          </table:table-cell>
          <table:table-cell office:value-type="string" calcext:value-type="string">
            <text:p>[]</text:p>
          </table:table-cell>
          <table:table-cell office:value-type="string" calcext:value-type="string">
            <text:p>AGTE.(S) : TÂNIA ANGÉLICA LA PORTA </text:p>
            <text:p>ADVDO.(A/S) : TELMO RICARDO SCHORR E OUTROS (A/S) </text:p>
            <text:p>AGDO.(A/S) : INSTITUTO DE PREVIDÊNCIA DO ESTADO DO RIO </text:p>
            <text:p> GRANDE DO SUL </text:p>
            <text:p>ADVDO.(A/S) : PGE-RS - YASSODARA CAMOZZATO E OUTRO (A/S)</text:p>
          </table:table-cell>
          <table:table-cell office:value-type="string" calcext:value-type="string">
            <text:p>- O AI 286671 AgR foi objeto de embargos de declaração rejeitados em 23/08/2005. Número de páginas: (04). Análise:(JBM). Revisão:(RCO). Inclusão: 24/03/04, (MLR). Alteração: 30/09/05, (MLR). Alteração: 21/11/2018, PDR.</text:p>
          </table:table-cell>
          <table:table-cell office:value-type="string" calcext:value-type="string">
            <text:p>[]</text:p>
          </table:table-cell>
          <table:table-cell office:value-type="float" office:value="1649" calcext:value-type="float">
            <text:p>1649</text:p>
          </table:table-cell>
        </table:table-row>
        <table:table-row table:style-name="ro2">
          <table:table-cell office:value-type="float" office:value="8290" calcext:value-type="float">
            <text:p>8290</text:p>
          </table:table-cell>
          <table:table-cell office:value-type="string" calcext:value-type="string">
            <text:p>5e32c494d0a3cf555530cb16</text:p>
          </table:table-cell>
          <table:table-cell office:value-type="string" calcext:value-type="string">
            <text:p>AGR AI 417807</text:p>
          </table:table-cell>
          <table:table-cell office:value-type="string" calcext:value-type="string">
            <text:p>DJ 31-10-2003 PP-00014 <text:s/>EMENT VOL-02130-04 PP-00733</text:p>
          </table:table-cell>
          <table:table-cell office:value-type="string" calcext:value-type="string">
            <text:p>[]</text:p>
          </table:table-cell>
          <table:table-cell office:value-type="string" calcext:value-type="string">
            <text:p>AGTE.(S) : MUNICÍPIO DE SANTO ANDRÉ </text:p>
            <text:p>ADV.(A/S) : MARIA LÚCIA FERRAZ DE CARVALHO E OUTRO (A/S) </text:p>
            <text:p>AGDO.(A/S) : MAURO VALÉRIO </text:p>
            <text:p>ADV.(A/S) : JOSÉ ALDO CARRERA</text:p>
          </table:table-cell>
          <table:table-cell office:value-type="string" calcext:value-type="string">
            <text:p>O AI 427185 AgR foi objeto de embargos de declaração rejeitados em 02/12/2003. O AI 446047 AgR foi objeto de embargos de declaração rejeitados em 02/12/2003. O AI 458201 AgR foi objeto de embargos de declaração rejeitados em 25/11/2003. O AI 498006 AgR foi objeto de embargos de declaração rejeitados em 19/10/2004. O AI 514539 AgR foi objeto de embargos de declaração rejeitados em 22/02/2005. O AI 501288 AgR ED foi objeto de embargos de declaração rejeitados em 22/02/2005. O AI 511175 AgR foi objeto de embargos de declaração rejeitados em 22/02/2005. Número de páginas: (05). Análise:(MSA). Revisão:(JBM). Inclusão: 30/04/04, (JVC). Alteração: 30/09/05, (AAS). Alteração: 03/12/2018, ALS.</text:p>
          </table:table-cell>
          <table:table-cell office:value-type="string" calcext:value-type="string">
            <text:p>[]</text:p>
          </table:table-cell>
          <table:table-cell office:value-type="float" office:value="1627" calcext:value-type="float">
            <text:p>1627</text:p>
          </table:table-cell>
        </table:table-row>
        <table:table-row table:style-name="ro2">
          <table:table-cell office:value-type="float" office:value="8313" calcext:value-type="float">
            <text:p>8313</text:p>
          </table:table-cell>
          <table:table-cell office:value-type="string" calcext:value-type="string">
            <text:p>5e32c4b3d0a3cf555530cb2d</text:p>
          </table:table-cell>
          <table:table-cell office:value-type="string" calcext:value-type="string">
            <text:p>AGR AI 333936</text:p>
          </table:table-cell>
          <table:table-cell office:value-type="string" calcext:value-type="string">
            <text:p>DJ 05-03-2004 PP-00017 <text:s/>EMENT VOL-02142-07 PP-01226</text:p>
          </table:table-cell>
          <table:table-cell office:value-type="string" calcext:value-type="string">
            <text:p>[]</text:p>
          </table:table-cell>
          <table:table-cell office:value-type="string" calcext:value-type="string">
            <text:p>AGTE. : ESTADO DE MATO GROSSO DO SUL </text:p>
            <text:p>ADV. : PGE - MS ULISSES SCHWARZ VIANA </text:p>
            <text:p>AGDA. : STEFA AGROINDUSTRIAL LTDA </text:p>
            <text:p>ADVDOS. : IVALDIR PAULO MÜHL E OUTROS</text:p>
          </table:table-cell>
          <table:table-cell office:value-type="string" calcext:value-type="string">
            <text:p>Número de páginas: (07). Análise:(CEL). Revisão:(ANA). Inclusão: 16/04/04, (MLR). Alteração: 20/04/04, (NT). Alteração 08/02/2019 VRL</text:p>
          </table:table-cell>
          <table:table-cell office:value-type="string" calcext:value-type="string">
            <text:p>[]</text:p>
          </table:table-cell>
          <table:table-cell office:value-type="float" office:value="1792" calcext:value-type="float">
            <text:p>1792</text:p>
          </table:table-cell>
        </table:table-row>
        <table:table-row table:style-name="ro2">
          <table:table-cell office:value-type="float" office:value="8322" calcext:value-type="float">
            <text:p>8322</text:p>
          </table:table-cell>
          <table:table-cell office:value-type="string" calcext:value-type="string">
            <text:p>5e32c4bed0a3cf555530cb36</text:p>
          </table:table-cell>
          <table:table-cell office:value-type="string" calcext:value-type="string">
            <text:p>AGR AI 254251</text:p>
          </table:table-cell>
          <table:table-cell office:value-type="string" calcext:value-type="string">
            <text:p>DJ 05-03-2004 PP-00016 <text:s/>EMENT VOL-02142-06 PP-01037</text:p>
          </table:table-cell>
          <table:table-cell office:value-type="string" calcext:value-type="string">
            <text:p>[]</text:p>
          </table:table-cell>
          <table:table-cell office:value-type="string" calcext:value-type="string">
            <text:p>AGTE. : COMPANHIA ESTADUAL DE ENERGIA ELÉTRICA - CEEE </text:p>
            <text:p>ADVDOS. : IVO EVANGELISTA DE AVILA E OUTROS </text:p>
            <text:p>AGDO. : MARCO AURÉLIO IBARRA LOPES </text:p>
            <text:p>ADVDOS. : MARCELISE DE MIRANDA AZEVEDO E OUTROS</text:p>
          </table:table-cell>
          <table:table-cell office:value-type="string" calcext:value-type="string">
            <text:p>Número de páginas: (06). Análise:(CEL). Revisão:(ANA). Inclusão: 16/04/04, (MLR). Alteração: 20/04/04, (NT). Alteração 07/02/2019 VRL</text:p>
          </table:table-cell>
          <table:table-cell office:value-type="string" calcext:value-type="string">
            <text:p>[]</text:p>
          </table:table-cell>
          <table:table-cell office:value-type="float" office:value="1839" calcext:value-type="float">
            <text:p>1839</text:p>
          </table:table-cell>
        </table:table-row>
        <table:table-row table:style-name="ro6">
          <table:table-cell office:value-type="float" office:value="8325" calcext:value-type="float">
            <text:p>8325</text:p>
          </table:table-cell>
          <table:table-cell office:value-type="string" calcext:value-type="string">
            <text:p>5e32c4c0d0a3cf555530cb39</text:p>
          </table:table-cell>
          <table:table-cell office:value-type="string" calcext:value-type="string">
            <text:p>AGR AI 416779</text:p>
          </table:table-cell>
          <table:table-cell office:value-type="string" calcext:value-type="string">
            <text:p>DJ 05-03-2004 PP-00018 <text:s/>EMENT VOL-02142-10 PP-01870</text:p>
          </table:table-cell>
          <table:table-cell office:value-type="string" calcext:value-type="string">
            <text:p>[]</text:p>
          </table:table-cell>
          <table:table-cell office:value-type="string" calcext:value-type="string">
            <text:p>AGTE.(S) : REDE FERROVIÁRIA FEDERAL S/A (EM LIQUIDAÇÃO </text:p>
            <text:p> EXTRAJUDICIAL) </text:p>
            <text:p>ADVDO.(A/S) : HENRIQUE DE SOUZA VIEIRA E OUTRO (A/S) </text:p>
            <text:p>AGDO.(A/S) : RAIMUNDO ANTUNES DA SILVA </text:p>
            <text:p>ADVDO.(A/S) : DIOVANI BATISTA GONÇALVESE OUTRO (A/S)</text:p>
          </table:table-cell>
          <table:table-cell office:value-type="string" calcext:value-type="string">
            <text:p>- O AI 416779 AgR foi objeto de embargos de declaração rejeitados em 28/06/2005. Número de páginas: (06). Análise:(CSF). Revisão:(ANA). Inclusão: 20/04/04, (SVF). Alteração: 21/09/05, (MLR). Alteração 08/02/2019 VRL</text:p>
          </table:table-cell>
          <table:table-cell office:value-type="string" calcext:value-type="string">
            <text:p>[]</text:p>
          </table:table-cell>
          <table:table-cell office:value-type="float" office:value="1836" calcext:value-type="float">
            <text:p>1836</text:p>
          </table:table-cell>
        </table:table-row>
        <table:table-row table:style-name="ro2">
          <table:table-cell office:value-type="float" office:value="8326" calcext:value-type="float">
            <text:p>8326</text:p>
          </table:table-cell>
          <table:table-cell office:value-type="string" calcext:value-type="string">
            <text:p>5e32c4c2d0a3cf555530cb3a</text:p>
          </table:table-cell>
          <table:table-cell office:value-type="string" calcext:value-type="string">
            <text:p>AGR RE 311279</text:p>
          </table:table-cell>
          <table:table-cell office:value-type="string" calcext:value-type="string">
            <text:p>DJ 12-03-2004 PP-00041 <text:s/>EMENT VOL-02143-04 PP-00865</text:p>
          </table:table-cell>
          <table:table-cell office:value-type="string" calcext:value-type="string">
            <text:p>[]</text:p>
          </table:table-cell>
          <table:table-cell office:value-type="string" calcext:value-type="string">
            <text:p>AGTE.(S) : ADÃO KUSZKOWSKI </text:p>
            <text:p>ADV.(A/S) : SÉRGIO HERCULANO CORRÊA E OUTRO (A/S) </text:p>
            <text:p>AGDO.(A/S) : INSTITUTO NACIONAL DO SEGURO SOCIAL - INSS </text:p>
            <text:p>ADV.(A/S) : CARLOS SILVEIRA HESSEL JUNIOR</text:p>
          </table:table-cell>
          <table:table-cell office:value-type="string" calcext:value-type="string">
            <text:p>O AI 474377 AgR foi objeto de embargos de declaração recebidos em 14/03/2006. Número de páginas: (05). Análise:(CEL). Revisão:(ANA). Inclusão: 16/04/04, (SVF). Alteração: 04/10/05, (SVF). Alteração: 12/02/2019, LRC.</text:p>
          </table:table-cell>
          <table:table-cell office:value-type="string" calcext:value-type="string">
            <text:p>[]</text:p>
          </table:table-cell>
          <table:table-cell office:value-type="float" office:value="1835" calcext:value-type="float">
            <text:p>1835</text:p>
          </table:table-cell>
        </table:table-row>
        <table:table-row table:style-name="ro2">
          <table:table-cell office:value-type="float" office:value="8337" calcext:value-type="float">
            <text:p>8337</text:p>
          </table:table-cell>
          <table:table-cell office:value-type="string" calcext:value-type="string">
            <text:p>5e32c4ccd0a3cf555530cb45</text:p>
          </table:table-cell>
          <table:table-cell office:value-type="string" calcext:value-type="string">
            <text:p>AGR AI 325224</text:p>
          </table:table-cell>
          <table:table-cell office:value-type="string" calcext:value-type="string">
            <text:p>DJ 05-03-2004 PP-00017 <text:s/>EMENT VOL-02142-07 PP-01215</text:p>
          </table:table-cell>
          <table:table-cell office:value-type="string" calcext:value-type="string">
            <text:p>[]</text:p>
          </table:table-cell>
          <table:table-cell office:value-type="string" calcext:value-type="string">
            <text:p>AGTE. : ESTADO DE MATO GROSSO DO SUL </text:p>
            <text:p>ADV.(A/S) : PGE-MS - ULISSES SCHWARZ VIANA </text:p>
            <text:p>AGDOS. : PAULO SERGIO CORRÊA DOS SANTOS E OUTRO </text:p>
            <text:p>ADVDOS. : MÁRIO NELSON LIMA PAIVA E OUTROS</text:p>
          </table:table-cell>
          <table:table-cell office:value-type="string" calcext:value-type="string">
            <text:p>Número de páginas: (06). Análise:(CEL). Revisão:(ANA). Inclusão: 16/04/04, (JVC). Alteração 08/02/2019 VRL</text:p>
          </table:table-cell>
          <table:table-cell office:value-type="string" calcext:value-type="string">
            <text:p>[]</text:p>
          </table:table-cell>
          <table:table-cell office:value-type="float" office:value="1823" calcext:value-type="float">
            <text:p>1823</text:p>
          </table:table-cell>
        </table:table-row>
        <table:table-row table:style-name="ro2">
          <table:table-cell office:value-type="float" office:value="8347" calcext:value-type="float">
            <text:p>8347</text:p>
          </table:table-cell>
          <table:table-cell office:value-type="string" calcext:value-type="string">
            <text:p>5e32c4d7d0a3cf555530cb4f</text:p>
          </table:table-cell>
          <table:table-cell office:value-type="string" calcext:value-type="string">
            <text:p>AGR AI 457005</text:p>
          </table:table-cell>
          <table:table-cell office:value-type="string" calcext:value-type="string">
            <text:p>DJ 24-10-2003 PP-00031 <text:s/>EMENT VOL-02129-09 PP-02156</text:p>
          </table:table-cell>
          <table:table-cell office:value-type="string" calcext:value-type="string">
            <text:p>[]</text:p>
          </table:table-cell>
          <table:table-cell office:value-type="string" calcext:value-type="string">
            <text:p>AGTE.(S) : CAIXA ECONÔMICA FEDERAL - CEF </text:p>
            <text:p>ADVDO.(A/S) : SÉRGIO LUIZ GUIMARÃES FARIAS E OUTRO (A/S) </text:p>
            <text:p>AGDO.(A/S) : ADEMIR WILCKIS DE ARRUDA OU ADEMIR WILOCKIS </text:p>
            <text:p> DE ARRUDA E OUTRO (A/S)</text:p>
          </table:table-cell>
          <table:table-cell office:value-type="string" calcext:value-type="string">
            <text:p>Votação: unânime. Resultado: desprovido. - O AI-457115-AgR foi objeto dos embargos de declaração não conhecidos em 09/12/2003. - Os AI-456934-AgR, AI-456005-AgR, AI-457115-AgR, AI-459536-AgR, AI-459638-AgR, AI-459957-AgR, AI-460530-AgR, AI-460697-AgR, AI-460921-AgR, AI-460941-AgR, AI-461062-AgR, AI-461194-AgR, AI-461205-AgR, AI-461299-AgR, AI-461340-AgR, AI-461582-AgR, AI-462644-AgR, AI-462741-AgR foram objetos dos embargos de declaração rejeitados em 09/12/2003. - O AI-461565-AgR foi objeto de embargos de declaração não conhecidos em 09/12/2003. Número de páginas: (05). Análise:(MSA). Revisão:(FLO). Inclusão: 11/02/04, (SVF). Alteração: 02/07/04, (SVF). Alteração: 28/11/2018, PDR.</text:p>
          </table:table-cell>
          <table:table-cell office:value-type="string" calcext:value-type="string">
            <text:p>[]</text:p>
          </table:table-cell>
          <table:table-cell office:value-type="float" office:value="1814" calcext:value-type="float">
            <text:p>1814</text:p>
          </table:table-cell>
        </table:table-row>
        <table:table-row table:style-name="ro2">
          <table:table-cell office:value-type="float" office:value="8360" calcext:value-type="float">
            <text:p>8360</text:p>
          </table:table-cell>
          <table:table-cell office:value-type="string" calcext:value-type="string">
            <text:p>5e32c4e6d0a3cf555530cb5c</text:p>
          </table:table-cell>
          <table:table-cell office:value-type="string" calcext:value-type="string">
            <text:p>AGR AI 253858</text:p>
          </table:table-cell>
          <table:table-cell office:value-type="string" calcext:value-type="string">
            <text:p>DJ 05-03-2004 PP-00015 <text:s/>EMENT VOL-02142-06 PP-01031</text:p>
          </table:table-cell>
          <table:table-cell office:value-type="string" calcext:value-type="string">
            <text:p>[]</text:p>
          </table:table-cell>
          <table:table-cell office:value-type="string" calcext:value-type="string">
            <text:p>AGTE. : LUIS FERNANDO COSTA DA SILVA E OUTROS </text:p>
            <text:p>ADVDOS. : JOSÉ EYMARD LOGUERCIO E OUTROS </text:p>
            <text:p>AGDO. : BANCO MERIDIONAL DO BRASIL S/A </text:p>
            <text:p>ADVDOS. : JOSÉ ALBERTO COUTO MACIEL E OUTROS</text:p>
          </table:table-cell>
          <table:table-cell office:value-type="string" calcext:value-type="string">
            <text:p>Número de páginas: (06). Análise:(CEL). Revisão:(ANA). Inclusão: 16/04/04, (MLR). Alteração 07/02/2019 VRL</text:p>
          </table:table-cell>
          <table:table-cell office:value-type="string" calcext:value-type="string">
            <text:p>[]</text:p>
          </table:table-cell>
          <table:table-cell office:value-type="float" office:value="1795" calcext:value-type="float">
            <text:p>1795</text:p>
          </table:table-cell>
        </table:table-row>
        <table:table-row table:style-name="ro2">
          <table:table-cell office:value-type="float" office:value="8377" calcext:value-type="float">
            <text:p>8377</text:p>
          </table:table-cell>
          <table:table-cell office:value-type="string" calcext:value-type="string">
            <text:p>5e32c4f4d0a3cf555530cb6d</text:p>
          </table:table-cell>
          <table:table-cell office:value-type="string" calcext:value-type="string">
            <text:p>AGR AI 185165</text:p>
          </table:table-cell>
          <table:table-cell office:value-type="string" calcext:value-type="string">
            <text:p>DJ 05-03-2004 PP-00014 <text:s/>EMENT VOL-02142-05 PP-00885</text:p>
          </table:table-cell>
          <table:table-cell office:value-type="string" calcext:value-type="string">
            <text:p>[]</text:p>
          </table:table-cell>
          <table:table-cell office:value-type="string" calcext:value-type="string">
            <text:p>AGTE. : GEMMA MAGALI FERREIRA DA SILVA E OUTRO </text:p>
            <text:p>ADV. : JOSE TORRES DAS NEVES E OUTROS </text:p>
            <text:p>AGDA. : FUNDAÇÃO UNIVERSIDADE FEDERAL DO AMAZONAS </text:p>
            <text:p>ADV. : ADVOGADO-GERAL DA UNIÃO</text:p>
          </table:table-cell>
          <table:table-cell office:value-type="string" calcext:value-type="string">
            <text:p>Número de páginas: (04). Análise:(CSF). Revisão:(ANA). Inclusão: 20/04/04, (JVC). Alteração: 06/09/04, (MLR). Alteração 07/02/2019 VRL</text:p>
          </table:table-cell>
          <table:table-cell office:value-type="string" calcext:value-type="string">
            <text:p>[]</text:p>
          </table:table-cell>
          <table:table-cell office:value-type="float" office:value="1774" calcext:value-type="float">
            <text:p>1774</text:p>
          </table:table-cell>
        </table:table-row>
        <table:table-row table:style-name="ro2">
          <table:table-cell office:value-type="float" office:value="8378" calcext:value-type="float">
            <text:p>8378</text:p>
          </table:table-cell>
          <table:table-cell office:value-type="string" calcext:value-type="string">
            <text:p>5e32c4f7d0a3cf555530cb6e</text:p>
          </table:table-cell>
          <table:table-cell office:value-type="string" calcext:value-type="string">
            <text:p>ED AGR AI 403978</text:p>
          </table:table-cell>
          <table:table-cell office:value-type="string" calcext:value-type="string">
            <text:p>DJ 05-12-2003 PP-00028 <text:s/>EMENT VOL-02135-10 PP-01847</text:p>
          </table:table-cell>
          <table:table-cell office:value-type="string" calcext:value-type="string">
            <text:p>[]</text:p>
          </table:table-cell>
          <table:table-cell office:value-type="string" calcext:value-type="string">
            <text:p>EMBTE.(S) : ALEXANDRE BARBOSA PEREIRA </text:p>
            <text:p>ADVDOS. : OTHON DE AZEVEDO LOPES E OUTROS </text:p>
            <text:p>EMBDO.(A/S) : UNIÃO </text:p>
            <text:p>ADVDO. : ADVOGADO-GERAL DA UNIÃO</text:p>
          </table:table-cell>
          <table:table-cell office:value-type="string" calcext:value-type="string">
            <text:p>- O AI 403978 AgR-ED foi objeto de embargos de declaração rejeitados em 20/09/2005. Número de páginas: (05). Análise:(MSA). Revisão:(RCO). Inclusão: 14/05/04, (SVF). Alteração: 02/12/05, (SVF). Alteração: 17/12/2018, CLS.</text:p>
          </table:table-cell>
          <table:table-cell office:value-type="string" calcext:value-type="string">
            <text:p>[]</text:p>
          </table:table-cell>
          <table:table-cell office:value-type="float" office:value="1767" calcext:value-type="float">
            <text:p>1767</text:p>
          </table:table-cell>
        </table:table-row>
        <table:table-row table:style-name="ro6">
          <table:table-cell office:value-type="float" office:value="8380" calcext:value-type="float">
            <text:p>8380</text:p>
          </table:table-cell>
          <table:table-cell office:value-type="string" calcext:value-type="string">
            <text:p>5e32c510d0a3cf555530cb70</text:p>
          </table:table-cell>
          <table:table-cell office:value-type="string" calcext:value-type="string">
            <text:p>AGR AI 311556</text:p>
          </table:table-cell>
          <table:table-cell office:value-type="string" calcext:value-type="string">
            <text:p>DJ 05-03-2004 PP-00023 <text:s/>EMENT VOL-02142-07 PP-01182</text:p>
          </table:table-cell>
          <table:table-cell office:value-type="string" calcext:value-type="string">
            <text:p>[]</text:p>
          </table:table-cell>
          <table:table-cell office:value-type="string" calcext:value-type="string">
            <text:p>AGTE. : BANCO DO BRASIL S/A </text:p>
            <text:p>ADVDOS. : MARCO AURÉLIO AGUIAR BARRETO E OUTROS </text:p>
            <text:p>AGDO. : LUIZ ANTÔNIO SIQUEIRA </text:p>
            <text:p>ADVDOS. : RITA DE CÁSSIA BARBOSA LOPES E OUTROS </text:p>
            <text:p>ADVDO. : SID H. RIEDEL DE FIGUEIRA</text:p>
          </table:table-cell>
          <table:table-cell office:value-type="string" calcext:value-type="string">
            <text:p>O AI 423444 AgR foi objeto de embargos de declaração rejeitados em 28/06/2005. O AI 311556 AgR foi objeto de embargos de declaração rejeitados em 28/06/2005. O AI 485515 AgR foi objeto de embargos de declaração recebidos em parte em 30/08/2005. Número de páginas: (06). Análise:(CEL). Revisão:(ANA). Inclusão: 20/04/04, (SVF). Alteração: 11/10/05, (SVF). Alteração 08/02/2019 VRL</text:p>
          </table:table-cell>
          <table:table-cell office:value-type="string" calcext:value-type="string">
            <text:p>[]</text:p>
          </table:table-cell>
          <table:table-cell office:value-type="float" office:value="1773" calcext:value-type="float">
            <text:p>1773</text:p>
          </table:table-cell>
        </table:table-row>
        <table:table-row table:style-name="ro2">
          <table:table-cell office:value-type="float" office:value="8507" calcext:value-type="float">
            <text:p>8507</text:p>
          </table:table-cell>
          <table:table-cell office:value-type="string" calcext:value-type="string">
            <text:p>5e32c5a7d0a3cf555530cbef</text:p>
          </table:table-cell>
          <table:table-cell office:value-type="string" calcext:value-type="string">
            <text:p>AGR AI 426672</text:p>
          </table:table-cell>
          <table:table-cell office:value-type="string" calcext:value-type="string">
            <text:p>DJ 12-12-2003 PP-00083 <text:s/>EMENT VOL-02136-08 PP-01567</text:p>
          </table:table-cell>
          <table:table-cell office:value-type="string" calcext:value-type="string">
            <text:p>[]</text:p>
          </table:table-cell>
          <table:table-cell office:value-type="string" calcext:value-type="string">
            <text:p>AGTE.(S) : CARMEN SEVERO BASTOS E OUTRO (A/S) </text:p>
            <text:p>ADV.(A/S) : JOSÉ LUIS WAGNER E OUTRO (A/S) </text:p>
            <text:p>AGDO.(A/S) : UNIVERSIDADE FEDERAL DE SANTA MARIA </text:p>
            <text:p>ADV.(A/S) : ADVOGADO-GERAL DA UNIÃO</text:p>
          </table:table-cell>
          <table:table-cell office:value-type="string" calcext:value-type="string">
            <text:p>Votação: unânime. Resultado: desprovido. RE-260142-AgR, AI-263772-AgR. Número de páginas: (05). Análise:(MSA). Revisão:(JBM). Inclusão: 14/05/04, (JVC). Alteração: 07/01/2019, PDR.</text:p>
          </table:table-cell>
          <table:table-cell office:value-type="string" calcext:value-type="string">
            <text:p>[]</text:p>
          </table:table-cell>
          <table:table-cell office:value-type="float" office:value="1990" calcext:value-type="float">
            <text:p>1990</text:p>
          </table:table-cell>
        </table:table-row>
        <table:table-row table:style-name="ro2">
          <table:table-cell office:value-type="float" office:value="8513" calcext:value-type="float">
            <text:p>8513</text:p>
          </table:table-cell>
          <table:table-cell office:value-type="string" calcext:value-type="string">
            <text:p>5e32c5abd0a3cf555530cbf5</text:p>
          </table:table-cell>
          <table:table-cell office:value-type="string" calcext:value-type="string">
            <text:p>ED RE 330774</text:p>
          </table:table-cell>
          <table:table-cell office:value-type="string" calcext:value-type="string">
            <text:p>DJ 19-03-2004 PP-00030 <text:s/>EMENT VOL-02144-04 PP-01167</text:p>
          </table:table-cell>
          <table:table-cell office:value-type="string" calcext:value-type="string">
            <text:p>[]</text:p>
          </table:table-cell>
          <table:table-cell office:value-type="string" calcext:value-type="string">
            <text:p>EMBTE.(S) : ABRÃO FUKS OU ABRÃO FUCKS E OUTROS </text:p>
            <text:p>ADVDOS. : VINICIUS LUDWIG VALDEZ E OUTROS </text:p>
            <text:p>EMBDO.(A/S) : INSTITUTO NACIONAL DO SEGURO SOCIAL - INSS </text:p>
            <text:p>ADV. : CARLOS SILVEIRA HESSEL JÚNIOR</text:p>
          </table:table-cell>
          <table:table-cell office:value-type="string" calcext:value-type="string">
            <text:p>Número de páginas: (08). Análise:(CEL). Revisão:(ANA). Inclusão: 30/04/04, (MLR). Alteração: 14/09/04, (COF). Alteração 18/02/2019 VRL</text:p>
          </table:table-cell>
          <table:table-cell office:value-type="string" calcext:value-type="string">
            <text:p>[]</text:p>
          </table:table-cell>
          <table:table-cell office:value-type="float" office:value="2042" calcext:value-type="float">
            <text:p>2042</text:p>
          </table:table-cell>
        </table:table-row>
        <table:table-row table:style-name="ro2">
          <table:table-cell office:value-type="float" office:value="8530" calcext:value-type="float">
            <text:p>8530</text:p>
          </table:table-cell>
          <table:table-cell office:value-type="string" calcext:value-type="string">
            <text:p>5e32c5bbd0a3cf555530cc06</text:p>
          </table:table-cell>
          <table:table-cell office:value-type="string" calcext:value-type="string">
            <text:p>AGR AI 393811</text:p>
          </table:table-cell>
          <table:table-cell office:value-type="string" calcext:value-type="string">
            <text:p>DJ 05-03-2004 PP-00023 <text:s/>EMENT VOL-02142-09 PP-01652</text:p>
          </table:table-cell>
          <table:table-cell office:value-type="string" calcext:value-type="string">
            <text:p>[]</text:p>
          </table:table-cell>
          <table:table-cell office:value-type="string" calcext:value-type="string">
            <text:p>AGTES. : ALMIR DE MATTOS VIEIRA FILHO E OUTROS </text:p>
            <text:p>ADVDOS. : ADILSON DE VASCONCELLOS LEAL E OUTROS </text:p>
            <text:p>AGDA. : UNIÃO </text:p>
            <text:p>ADV. : ADVDOGADO-GERAL DA UNIÃO</text:p>
          </table:table-cell>
          <table:table-cell office:value-type="string" calcext:value-type="string">
            <text:p>O AI 393811 AgR foi objeto dos embargos de declaração rejeitados em 08/06/2004. Número de páginas: (04). Análise:(CEL). Revisão:(ANA). Inclusão: 19/04/04, (MLR). Alteração: 15/03/05, (MLR). Alteração 08/02/2019 VRL</text:p>
          </table:table-cell>
          <table:table-cell office:value-type="string" calcext:value-type="string">
            <text:p>[]</text:p>
          </table:table-cell>
          <table:table-cell office:value-type="float" office:value="2041" calcext:value-type="float">
            <text:p>2041</text:p>
          </table:table-cell>
        </table:table-row>
        <table:table-row table:style-name="ro2">
          <table:table-cell office:value-type="float" office:value="8532" calcext:value-type="float">
            <text:p>8532</text:p>
          </table:table-cell>
          <table:table-cell office:value-type="string" calcext:value-type="string">
            <text:p>5e32c5bfd0a3cf555530cc08</text:p>
          </table:table-cell>
          <table:table-cell office:value-type="string" calcext:value-type="string">
            <text:p>AGR AI 419357</text:p>
          </table:table-cell>
          <table:table-cell office:value-type="string" calcext:value-type="string">
            <text:p>DJ 05-03-2004 PP-00028 <text:s/>EMENT VOL-02142-10 PP-01905</text:p>
          </table:table-cell>
          <table:table-cell office:value-type="string" calcext:value-type="string">
            <text:p>[]</text:p>
          </table:table-cell>
          <table:table-cell office:value-type="string" calcext:value-type="string">
            <text:p>AGTE.(S) : TRANSPORTADORA COMETA S/A. </text:p>
            <text:p>ADV.(A/S) : ERIKA C. FRAGETI SANTORO E OUTRO (A/S) </text:p>
            <text:p>AGDO.(A/S) : RINALDO JOSÉ E SILVA </text:p>
            <text:p>ADV.(A/S) : FERNANDO AURÉLIO DE AZEVEDO AQUINO E OUTRO (A/S)</text:p>
          </table:table-cell>
          <table:table-cell office:value-type="string" calcext:value-type="string">
            <text:p>Número de páginas: (06). Análise:(CEL). Revisão:(ANA). Inclusão: 27/04/04, (SVF). Alteração 08/02/2019 VRL</text:p>
          </table:table-cell>
          <table:table-cell office:value-type="string" calcext:value-type="string">
            <text:p>[]</text:p>
          </table:table-cell>
          <table:table-cell office:value-type="float" office:value="2040" calcext:value-type="float">
            <text:p>2040</text:p>
          </table:table-cell>
        </table:table-row>
        <table:table-row table:style-name="ro2">
          <table:table-cell office:value-type="float" office:value="8537" calcext:value-type="float">
            <text:p>8537</text:p>
          </table:table-cell>
          <table:table-cell office:value-type="string" calcext:value-type="string">
            <text:p>5e32c5c6d0a3cf555530cc0d</text:p>
          </table:table-cell>
          <table:table-cell office:value-type="string" calcext:value-type="string">
            <text:p>AGR AI 317232</text:p>
          </table:table-cell>
          <table:table-cell office:value-type="string" calcext:value-type="string">
            <text:p>DJ 05-03-2004 PP-00016 <text:s/>EMENT VOL-02142-07 PP-01199</text:p>
          </table:table-cell>
          <table:table-cell office:value-type="string" calcext:value-type="string">
            <text:p>[]</text:p>
          </table:table-cell>
          <table:table-cell office:value-type="string" calcext:value-type="string">
            <text:p>AGTES. : ARNOLDO JOSÉ SPAREMBERGER E OUTROS </text:p>
            <text:p>ADVDO.(A/S) : BEATRIZ VERÍSSIMO DE SENA E OUTROS </text:p>
            <text:p>AGDO. : ESTADO DO RIO GRANDE DO SUL </text:p>
            <text:p>ADVDOS. : PGE-RS - YASSODARA CAMOZZATO E OUTROS</text:p>
          </table:table-cell>
          <table:table-cell office:value-type="string" calcext:value-type="string">
            <text:p>- O AI 317232-AgR foi objeto de embargos de declaração rejeitados em 14/06/2005. Número de páginas: (05). Análise:(ANA). Inclusão: 16/04/04, (JVC). Alteração: 12/08/05, (NT). Alteração 08/02/2019 VRL</text:p>
          </table:table-cell>
          <table:table-cell office:value-type="string" calcext:value-type="string">
            <text:p>[]</text:p>
          </table:table-cell>
          <table:table-cell office:value-type="float" office:value="2027" calcext:value-type="float">
            <text:p>2027</text:p>
          </table:table-cell>
        </table:table-row>
        <table:table-row table:style-name="ro6">
          <table:table-cell office:value-type="float" office:value="8553" calcext:value-type="float">
            <text:p>8553</text:p>
          </table:table-cell>
          <table:table-cell office:value-type="string" calcext:value-type="string">
            <text:p>5e32c5e4d0a3cf555530cc1d</text:p>
          </table:table-cell>
          <table:table-cell office:value-type="string" calcext:value-type="string">
            <text:p>AGR AI 184795</text:p>
          </table:table-cell>
          <table:table-cell office:value-type="string" calcext:value-type="string">
            <text:p>DJ 05-03-2004 PP-00013 <text:s/>EMENT VOL-02142-05 PP-00879</text:p>
          </table:table-cell>
          <table:table-cell office:value-type="string" calcext:value-type="string">
            <text:p>[]</text:p>
          </table:table-cell>
          <table:table-cell office:value-type="string" calcext:value-type="string">
            <text:p>AGTE. : BANCO ECONOMICO S/A, EM LIQUIDAÇÃO </text:p>
            <text:p> EXTRAJUDICIAL </text:p>
            <text:p>ADVDOS. : MARCELO CURY ELIAS E OUTROS </text:p>
            <text:p>AGDO. : ENEDINO MATOS SANTOS </text:p>
            <text:p>ADVDOS. : PAULO SERGIO JOAO E OUTRO</text:p>
          </table:table-cell>
          <table:table-cell office:value-type="string" calcext:value-type="string">
            <text:p>Número de páginas: (06). Análise:(CEL). Revisão:(ANA). Inclusão: 20/04/04, (JVC). Alteração 07/02/2019 VRL</text:p>
          </table:table-cell>
          <table:table-cell office:value-type="string" calcext:value-type="string">
            <text:p>[]</text:p>
          </table:table-cell>
          <table:table-cell office:value-type="float" office:value="2037" calcext:value-type="float">
            <text:p>2037</text:p>
          </table:table-cell>
        </table:table-row>
        <table:table-row table:style-name="ro2">
          <table:table-cell office:value-type="float" office:value="8554" calcext:value-type="float">
            <text:p>8554</text:p>
          </table:table-cell>
          <table:table-cell office:value-type="string" calcext:value-type="string">
            <text:p>5e32c5e7d0a3cf555530cc1e</text:p>
          </table:table-cell>
          <table:table-cell office:value-type="string" calcext:value-type="string">
            <text:p>AGR AI 432223</text:p>
          </table:table-cell>
          <table:table-cell office:value-type="string" calcext:value-type="string">
            <text:p>DJ 21-11-2003 PP-00008 <text:s/>EMENT VOL-02133-12 PP-02364</text:p>
          </table:table-cell>
          <table:table-cell office:value-type="string" calcext:value-type="string">
            <text:p>[]</text:p>
          </table:table-cell>
          <table:table-cell office:value-type="string" calcext:value-type="string">
            <text:p>AGTE.(S) : S/A UNIÃO MANUFATORA DE ROUPAS </text:p>
            <text:p>ADV.(A/S) : JOSÉ OSWALDO CORRÊA E OUTRO (A/S) </text:p>
            <text:p>AGDO.(A/S) : UNIÃO </text:p>
            <text:p>ADV.(A/S) : PFN - TATIANA P. F. WAJNBERG</text:p>
          </table:table-cell>
          <table:table-cell office:value-type="string" calcext:value-type="string">
            <text:p>O AI 467952 AgR foi objeto dos Embargos de Declaração rejeitados em 27/04/2004. O AI 441886 AgR foi objeto dos Embargos de Declaração rejeitados em 29/06/2004. O AI 337386 AgR foi objeto dos Embargos de Declaração não conhecidos em 10/08/2004. O AI 467715 AgR foi objeto dos embargos de declaração rejeitados em 25/05/2004. O AI 472921 AgR foi objeto dos embargos de declaração rejeitados em 18/05/2004. O AI 466285 AgR foi objeto de Embargos de Declaração desprovidos em 21/09/2004. Número de páginas: (04). Análise:(JOY). Revisão:(RCO). Inclusão: 18/03/04, (MLR). Alteração: 10/01/05, (MLR). Alteração: 07/12/2018, HAC.</text:p>
          </table:table-cell>
          <table:table-cell office:value-type="string" calcext:value-type="string">
            <text:p>[]</text:p>
          </table:table-cell>
          <table:table-cell office:value-type="float" office:value="2009" calcext:value-type="float">
            <text:p>2009</text:p>
          </table:table-cell>
        </table:table-row>
        <table:table-row table:style-name="ro5">
          <table:table-cell office:value-type="float" office:value="8577" calcext:value-type="float">
            <text:p>8577</text:p>
          </table:table-cell>
          <table:table-cell office:value-type="string" calcext:value-type="string">
            <text:p>5e32c5fad0a3cf555530cc35</text:p>
          </table:table-cell>
          <table:table-cell office:value-type="string" calcext:value-type="string">
            <text:p>AGR AI 233962</text:p>
          </table:table-cell>
          <table:table-cell office:value-type="string" calcext:value-type="string">
            <text:p>DJ 05-03-2004 PP-00033 <text:s/>EMENT VOL-02142-06 PP-00960</text:p>
          </table:table-cell>
          <table:table-cell office:value-type="string" calcext:value-type="string">
            <text:p>[]</text:p>
          </table:table-cell>
          <table:table-cell office:value-type="string" calcext:value-type="string">
            <text:p>AGTE. : MINISTÉRIO PÚBLICO FEDERAL </text:p>
            <text:p>AGDO. : MUNICÍPIO DE BARRA VELHA </text:p>
            <text:p>ADVDOS. : JOÃO OMAR MACAGNAN E OUTROS</text:p>
          </table:table-cell>
          <table:table-cell office:value-type="string" calcext:value-type="string">
            <text:p>Número de páginas: (06). Análise:(CEL). Revisão:(ANA). Inclusão: 28/04/04, (JVC). Alteração: 11/04/2011, MMR. Alteração 07/02/2019 VRL</text:p>
          </table:table-cell>
          <table:table-cell office:value-type="string" calcext:value-type="string">
            <text:p>[]</text:p>
          </table:table-cell>
          <table:table-cell office:value-type="float" office:value="2028" calcext:value-type="float">
            <text:p>2028</text:p>
          </table:table-cell>
        </table:table-row>
        <table:table-row table:style-name="ro2">
          <table:table-cell office:value-type="float" office:value="8585" calcext:value-type="float">
            <text:p>8585</text:p>
          </table:table-cell>
          <table:table-cell office:value-type="string" calcext:value-type="string">
            <text:p>5e32c60fd0a3cf555530cc3d</text:p>
          </table:table-cell>
          <table:table-cell office:value-type="string" calcext:value-type="string">
            <text:p>AGR AI 424262</text:p>
          </table:table-cell>
          <table:table-cell office:value-type="string" calcext:value-type="string">
            <text:p>DJ 05-03-2004 PP-00033 <text:s/>EMENT VOL-02142-10 PP-01944</text:p>
          </table:table-cell>
          <table:table-cell office:value-type="string" calcext:value-type="string">
            <text:p>[]</text:p>
          </table:table-cell>
          <table:table-cell office:value-type="string" calcext:value-type="string">
            <text:p>AGTE.(S) : CELENE SCATENA RITCHIE E OUTRO (A/S) </text:p>
            <text:p>ADV.(A/S) : CELSO ROLIM ROSA E OUTRO (A/S) </text:p>
            <text:p>AGDO.(A/S) : ESTADO DE SÃO PAULO </text:p>
            <text:p>ADV.(A/S) : PGE-SP - THOMAZ KOMATSU VICENTINI</text:p>
          </table:table-cell>
          <table:table-cell office:value-type="string" calcext:value-type="string">
            <text:p>Número de páginas: (07). Análise:(DMV). Revisão:(ANA). Inclusão: 26/04/04, (SVF). Alteração: 19/11/04, (SVF). Alteração 08/02/2019 VRL</text:p>
          </table:table-cell>
          <table:table-cell office:value-type="string" calcext:value-type="string">
            <text:p>[]</text:p>
          </table:table-cell>
          <table:table-cell office:value-type="float" office:value="2092" calcext:value-type="float">
            <text:p>2092</text:p>
          </table:table-cell>
        </table:table-row>
        <table:table-row table:style-name="ro5">
          <table:table-cell office:value-type="float" office:value="8608" calcext:value-type="float">
            <text:p>8608</text:p>
          </table:table-cell>
          <table:table-cell office:value-type="string" calcext:value-type="string">
            <text:p>5e32c623d0a3cf555530cc54</text:p>
          </table:table-cell>
          <table:table-cell office:value-type="string" calcext:value-type="string">
            <text:p>HC 82986</text:p>
          </table:table-cell>
          <table:table-cell office:value-type="string" calcext:value-type="string">
            <text:p>DJ 06-02-2004 PP-00055 <text:s/>EMENT VOL-02138-05 PP-00909</text:p>
          </table:table-cell>
          <table:table-cell office:value-type="string" calcext:value-type="string">
            <text:p>[]</text:p>
          </table:table-cell>
          <table:table-cell office:value-type="string" calcext:value-type="string">
            <text:p>PACTE.(S) : RUBENS FERREIRA DE SOUZA NETO </text:p>
            <text:p>IMPTE.(S) : JOÃO CARLOS MOTA </text:p>
            <text:p>COATOR(A/S)(ES) : RELATOR DO HC Nº 23014 DO SUPERIOR TRIBUNAL DE JUSTIÇA</text:p>
          </table:table-cell>
          <table:table-cell office:value-type="string" calcext:value-type="string">
            <text:p>Votação e resultado: por maioria de votos, foi convertido o julgamento em diligência para que a autoridade coatora seja, pessoalmente, por meio de oficial de justiça, instada a prestar informações sobre as razões da demora do julgamento, vencido o Min. Marco Aurélio, que concedia a ordem. Por unanimidade, foi julgado prejudicado opedido de "Habeas corpus". Número de páginas: (09). Análise:(ANA). Revisão:(). Inclusão: 08/03/04, (SVF). Alteração: 10/03/04, (SVF). Alteração: 09/04/2019, HAC.</text:p>
          </table:table-cell>
          <table:table-cell office:value-type="string" calcext:value-type="string">
            <text:p>[]</text:p>
          </table:table-cell>
          <table:table-cell office:value-type="float" office:value="2111" calcext:value-type="float">
            <text:p>2111</text:p>
          </table:table-cell>
        </table:table-row>
        <table:table-row table:style-name="ro2">
          <table:table-cell office:value-type="float" office:value="8613" calcext:value-type="float">
            <text:p>8613</text:p>
          </table:table-cell>
          <table:table-cell office:value-type="string" calcext:value-type="string">
            <text:p>5e32c629d0a3cf555530cc59</text:p>
          </table:table-cell>
          <table:table-cell office:value-type="string" calcext:value-type="string">
            <text:p>AGR AI 422773</text:p>
          </table:table-cell>
          <table:table-cell office:value-type="string" calcext:value-type="string">
            <text:p>DJ 05-03-2004 PP-00029 <text:s/>EMENT VOL-02142-10 PP-01923</text:p>
          </table:table-cell>
          <table:table-cell office:value-type="string" calcext:value-type="string">
            <text:p>[]</text:p>
          </table:table-cell>
          <table:table-cell office:value-type="string" calcext:value-type="string">
            <text:p>AGTE.(S) : UNIBANCO - UNIÃO DE BANCOS BRASILEIROS S/A </text:p>
            <text:p>ADVDO.(A/S) : LEONARDO SANTANA CALDAS E OUTRO (A/S) </text:p>
            <text:p>AGDO.(A/S) : LAURI OSMAR BURKHARD </text:p>
            <text:p>ADVDO.(A/S) : PAULO LUIZ ARENHART E OUTRO (A/S)</text:p>
          </table:table-cell>
          <table:table-cell office:value-type="string" calcext:value-type="string">
            <text:p>Número de páginas: (05). Análise:(CSF). Revisão:(ANA). Inclusão: 19/04/04, (MLR). Alteração: 22/04/04, (NT). Alteração 08/02/2019 VRL</text:p>
          </table:table-cell>
          <table:table-cell office:value-type="string" calcext:value-type="string">
            <text:p>[]</text:p>
          </table:table-cell>
          <table:table-cell office:value-type="float" office:value="2106" calcext:value-type="float">
            <text:p>2106</text:p>
          </table:table-cell>
        </table:table-row>
        <table:table-row table:style-name="ro5">
          <table:table-cell office:value-type="float" office:value="8632" calcext:value-type="float">
            <text:p>8632</text:p>
          </table:table-cell>
          <table:table-cell office:value-type="string" calcext:value-type="string">
            <text:p>5e32c63cd0a3cf555530cc6c</text:p>
          </table:table-cell>
          <table:table-cell office:value-type="string" calcext:value-type="string">
            <text:p>HC 83506</text:p>
          </table:table-cell>
          <table:table-cell office:value-type="string" calcext:value-type="string">
            <text:p>DJ 19-03-2004 PP-00024 <text:s/>EMENT VOL-02144-04 PP-01072</text:p>
          </table:table-cell>
          <table:table-cell office:value-type="string" calcext:value-type="string">
            <text:p>[]</text:p>
          </table:table-cell>
          <table:table-cell office:value-type="string" calcext:value-type="string">
            <text:p>PACTE.(S) : LÚCIA HELENA WANDERLEY JUVÊNCIO </text:p>
            <text:p>IMPTE.(S) : JOÃO CARLOS DE SOUSA </text:p>
            <text:p>COATOR(A/S)(ES) : SUPERIOR TRIBUNAL DE JUSTIÇA</text:p>
          </table:table-cell>
          <table:table-cell office:value-type="string" calcext:value-type="string">
            <text:p>Inclusão: 24/08/04, (CFC). Número de páginas: (08). Análise:(JOY). Revisão:(RCO). Implantação: 24/08/04, (CFC) Alteração: 25/08/04, (JVC). Alteração 18/02/2019 VRL</text:p>
          </table:table-cell>
          <table:table-cell office:value-type="string" calcext:value-type="string">
            <text:p>[]</text:p>
          </table:table-cell>
          <table:table-cell office:value-type="float" office:value="2079" calcext:value-type="float">
            <text:p>2079</text:p>
          </table:table-cell>
        </table:table-row>
        <table:table-row table:style-name="ro2">
          <table:table-cell office:value-type="float" office:value="8635" calcext:value-type="float">
            <text:p>8635</text:p>
          </table:table-cell>
          <table:table-cell office:value-type="string" calcext:value-type="string">
            <text:p>5e32c63ed0a3cf555530cc6f</text:p>
          </table:table-cell>
          <table:table-cell office:value-type="string" calcext:value-type="string">
            <text:p>AGR AI 384235</text:p>
          </table:table-cell>
          <table:table-cell office:value-type="string" calcext:value-type="string">
            <text:p>DJ 05-03-2004 PP-00023 <text:s/>EMENT VOL-02142-09 PP-01560</text:p>
          </table:table-cell>
          <table:table-cell office:value-type="string" calcext:value-type="string">
            <text:p>[]</text:p>
          </table:table-cell>
          <table:table-cell office:value-type="string" calcext:value-type="string">
            <text:p>AGTES. : OSMAR SPLICIO E OUTROS </text:p>
            <text:p>ADVDOS. : MARIA APARECIDA DIAS PEREIRA E OUTROS </text:p>
            <text:p>AGDO. : ESTADO DE SÃO PAULO </text:p>
            <text:p>ADVDA. : PGE-SP - LILIANE KIOMI ITO ISHIKAWA</text:p>
          </table:table-cell>
          <table:table-cell office:value-type="string" calcext:value-type="string">
            <text:p>Número de páginas: (04). Análise:(CEL). Revisão:(ANA). Inclusão: 16/04/04, (MLR). Alteração 08/02/2019 VRL</text:p>
          </table:table-cell>
          <table:table-cell office:value-type="string" calcext:value-type="string">
            <text:p>[]</text:p>
          </table:table-cell>
          <table:table-cell office:value-type="float" office:value="2077" calcext:value-type="float">
            <text:p>2077</text:p>
          </table:table-cell>
        </table:table-row>
        <table:table-row table:style-name="ro2">
          <table:table-cell office:value-type="float" office:value="8640" calcext:value-type="float">
            <text:p>8640</text:p>
          </table:table-cell>
          <table:table-cell office:value-type="string" calcext:value-type="string">
            <text:p>5e32c643d0a3cf555530cc74</text:p>
          </table:table-cell>
          <table:table-cell office:value-type="string" calcext:value-type="string">
            <text:p>AGR AI 423357</text:p>
          </table:table-cell>
          <table:table-cell office:value-type="string" calcext:value-type="string">
            <text:p>DJ 05-03-2004 PP-00029 <text:s/>EMENT VOL-02142-10 PP-01933</text:p>
          </table:table-cell>
          <table:table-cell office:value-type="string" calcext:value-type="string">
            <text:p>[]</text:p>
          </table:table-cell>
          <table:table-cell office:value-type="string" calcext:value-type="string">
            <text:p>AGTE.(S) : ALMIR SILVA DA ROSA E OUTRO (A/S) </text:p>
            <text:p>ADV.(A/S) : MARCELO MENDES DE ALMEIDA E OUTRO (A/S) </text:p>
            <text:p>AGDO.(A/S) : COMPANHIA ESTADUAL DE ENERGIA ELÉTRICA - CEEE </text:p>
            <text:p>ADV.(A/S) : RICARDO ADOLPHO BORGES DE ALBUQUERQUE E OUTRO (A/S)</text:p>
          </table:table-cell>
          <table:table-cell office:value-type="string" calcext:value-type="string">
            <text:p>Número de páginas: (06). Análise:(CEL). Revisão:(ANA). Inclusão: 19/04/04, (MLR). Alteração 08/02/2019 VRL</text:p>
          </table:table-cell>
          <table:table-cell office:value-type="string" calcext:value-type="string">
            <text:p>[]</text:p>
          </table:table-cell>
          <table:table-cell office:value-type="float" office:value="2073" calcext:value-type="float">
            <text:p>2073</text:p>
          </table:table-cell>
        </table:table-row>
        <table:table-row table:style-name="ro5">
          <table:table-cell office:value-type="float" office:value="8641" calcext:value-type="float">
            <text:p>8641</text:p>
          </table:table-cell>
          <table:table-cell office:value-type="string" calcext:value-type="string">
            <text:p>5e32c646d0a3cf555530cc75</text:p>
          </table:table-cell>
          <table:table-cell office:value-type="string" calcext:value-type="string">
            <text:p>AGR AI 469254</text:p>
          </table:table-cell>
          <table:table-cell office:value-type="string" calcext:value-type="string">
            <text:p>DJ 28-11-2003 PP-00016 <text:s/>EMENT VOL-02134-10 PP-02084</text:p>
          </table:table-cell>
          <table:table-cell office:value-type="string" calcext:value-type="string">
            <text:p>[]</text:p>
          </table:table-cell>
          <table:table-cell office:value-type="string" calcext:value-type="string">
            <text:p>AGTE.(S) : HEITOR CORRÊA ROSA E SILVA </text:p>
            <text:p>ADV.(A/S) : JOSÉ MAURO COUTO DE ASSIS E OUTRO (A/S) </text:p>
            <text:p>AGDO.(A/S) : MINISTÉRIO PÚBLICO FEDERAL</text:p>
          </table:table-cell>
          <table:table-cell office:value-type="string" calcext:value-type="string">
            <text:p>O AI 469254 AgR foi objeto dos Embargos de Declaração desprovidos em 21/09/2004. Número de páginas: (05). Análise:(JOY). Revisão:(JBM). Inclusão: 10/05/04, (SVF). Alteração: 16/02/05, (SVF). Alteração: 18/12/2018, ALS.</text:p>
          </table:table-cell>
          <table:table-cell office:value-type="string" calcext:value-type="string">
            <text:p>[]</text:p>
          </table:table-cell>
          <table:table-cell office:value-type="float" office:value="2070" calcext:value-type="float">
            <text:p>2070</text:p>
          </table:table-cell>
        </table:table-row>
        <table:table-row table:style-name="ro2">
          <table:table-cell office:value-type="float" office:value="8645" calcext:value-type="float">
            <text:p>8645</text:p>
          </table:table-cell>
          <table:table-cell office:value-type="string" calcext:value-type="string">
            <text:p>5e32c64bd0a3cf555530cc79</text:p>
          </table:table-cell>
          <table:table-cell office:value-type="string" calcext:value-type="string">
            <text:p>AGR AI 462578</text:p>
          </table:table-cell>
          <table:table-cell office:value-type="string" calcext:value-type="string">
            <text:p>DJ 19-12-2003 PP-00082 <text:s/>EMENT VOL-02137-20 PP-03991</text:p>
          </table:table-cell>
          <table:table-cell office:value-type="string" calcext:value-type="string">
            <text:p>[]</text:p>
          </table:table-cell>
          <table:table-cell office:value-type="string" calcext:value-type="string">
            <text:p>AGTE.(S) : VIRGÍLIO GUARILHA </text:p>
            <text:p>ADVDO.(A/S) : JOÃO ALFREDO MELLO NETO E OUTRO (A/S) </text:p>
            <text:p>AGDO.(A/S) : ARLINDA ANTUNES DA CUNHA </text:p>
            <text:p>ADVDO.(A/S) : LUIZ CARLOS ALVIM OLIVEIRA</text:p>
          </table:table-cell>
          <table:table-cell office:value-type="string" calcext:value-type="string">
            <text:p>O AI 505511 AgR foi objeto de embargos de declaração acolhidos com efeito modificativo em 16/08/2011. Número de páginas: (04). Análise:(JOY). Revisão:(RCO). Inclusão: 20/05/04, (MLR). Alteração: 14/11/05, (SVF). Alteração: 14/01/2019, HAC.</text:p>
          </table:table-cell>
          <table:table-cell office:value-type="string" calcext:value-type="string">
            <text:p>[]</text:p>
          </table:table-cell>
          <table:table-cell office:value-type="float" office:value="2058" calcext:value-type="float">
            <text:p>2058</text:p>
          </table:table-cell>
        </table:table-row>
        <table:table-row table:style-name="ro2">
          <table:table-cell office:value-type="float" office:value="8688" calcext:value-type="float">
            <text:p>8688</text:p>
          </table:table-cell>
          <table:table-cell office:value-type="string" calcext:value-type="string">
            <text:p>5e32c67ad0a3cf555530cca4</text:p>
          </table:table-cell>
          <table:table-cell office:value-type="string" calcext:value-type="string">
            <text:p>AGR AI 457789</text:p>
          </table:table-cell>
          <table:table-cell office:value-type="string" calcext:value-type="string">
            <text:p>DJ 05-12-2003 PP-00027 <text:s/>EMENT VOL-02135-14 PP-02766</text:p>
          </table:table-cell>
          <table:table-cell office:value-type="string" calcext:value-type="string">
            <text:p>[]</text:p>
          </table:table-cell>
          <table:table-cell office:value-type="string" calcext:value-type="string">
            <text:p>AGTE.(S) : UNIMED RECIFE-COOPERATIVA DE TRABALHO MÉDICO </text:p>
            <text:p>ADVDO.(A/S) : PAULO CÉSAR ANDRADE SIQUEIRA E OUTRO (A/S) </text:p>
            <text:p>AGDO.(A/S) : MARIA DA CONCEIÇÃO SILVA ALBUQUERQUE E OUTRO (A/S) </text:p>
            <text:p>ADVDO.(A/S) : MARGARIDA MARIA DE OLIVEIRA VASCONCELOS</text:p>
          </table:table-cell>
          <table:table-cell office:value-type="string" calcext:value-type="string">
            <text:p>- O AI 457789 AgR foi objeto dos Embargos de Declaração rejeitados em 19/10/2004. Número de páginas: (05). Análise:(JOY). Revisão:(RCO). Inclusão: 19/05/04, (MLR). Alteração: 03/12/04, (CFC). Alteração: 17/12/2018, CLS.</text:p>
          </table:table-cell>
          <table:table-cell office:value-type="string" calcext:value-type="string">
            <text:p>[]</text:p>
          </table:table-cell>
          <table:table-cell office:value-type="float" office:value="2163" calcext:value-type="float">
            <text:p>2163</text:p>
          </table:table-cell>
        </table:table-row>
        <table:table-row table:style-name="ro5">
          <table:table-cell office:value-type="float" office:value="8712" calcext:value-type="float">
            <text:p>8712</text:p>
          </table:table-cell>
          <table:table-cell office:value-type="string" calcext:value-type="string">
            <text:p>5e32c691d0a3cf555530ccbc</text:p>
          </table:table-cell>
          <table:table-cell office:value-type="string" calcext:value-type="string">
            <text:p>AGR AI 465797</text:p>
          </table:table-cell>
          <table:table-cell office:value-type="string" calcext:value-type="string">
            <text:p>DJ 05-12-2003 PP-00037 <text:s/>EMENT VOL-02135-14 PP-02827</text:p>
          </table:table-cell>
          <table:table-cell office:value-type="string" calcext:value-type="string">
            <text:p>[]</text:p>
          </table:table-cell>
          <table:table-cell office:value-type="string" calcext:value-type="string">
            <text:p>AGTE.(S) : CAIXA ECONÔMICA FEDERAL - CEF </text:p>
            <text:p>ADVDO.(A/S) : SÉRGIO LUIZ GUIMARÃES FARIAS E OUTRO (A/S) </text:p>
            <text:p>AGDO.(A/S) : JOSÉ RODRIGUES DO CARMO E OUTRO (A/S)</text:p>
          </table:table-cell>
          <table:table-cell office:value-type="string" calcext:value-type="string">
            <text:p>- Os AI 456975 AgR, AI 457015 AgR, AI 460325 AgR, AI 460755 AgR, AI 460931 AgR, AI 461025 AgR, AI 461163 AgR, AI 461210 AgR, AI 461226 AgR, AI 461571 AgR, AI 472194 AgR, AI 474129 AgR foram objeto dos Embargos de Declaração rejeitados em 30/04/2004. - Os AI 453323 AgR, AI 460720 AgR e AI 461054 AgR foram objeto dos Embargos de Declaração rejeitados em 18/05/2004. - O AI 459566 AgR foi objeto dos Embargos de Declaração rejeitados em 30/03/2004. - O AI 457095 AgR foi objeto dos Embargos de Declaração rejeitados em 11/05/2004. - O AI 439475 AgR foi objeto dos Embargos de Declaração rejeitados em 11/05/2004. - O AI 462655 AgR foi objeto dos Embargos de Declaração rejeitados em 11/05/2004. - O AI 472038 AgR foi objeto dos Embargos de Declaração rejeitados em 30/06/2004. Número de páginas: (05). Análise:(MSA). Revisão:(RCO). Inclusão: 11/02/04, (MLR). Alteração: 21/02/05, (SVF). Alteração: 17/12/2018, CLS.</text:p>
          </table:table-cell>
          <table:table-cell office:value-type="string" calcext:value-type="string">
            <text:p>[]</text:p>
          </table:table-cell>
          <table:table-cell office:value-type="float" office:value="2135" calcext:value-type="float">
            <text:p>2135</text:p>
          </table:table-cell>
        </table:table-row>
        <table:table-row table:style-name="ro5">
          <table:table-cell office:value-type="float" office:value="8798" calcext:value-type="float">
            <text:p>8798</text:p>
          </table:table-cell>
          <table:table-cell office:value-type="string" calcext:value-type="string">
            <text:p>5e32c7a2d0a3cf555530cd12</text:p>
          </table:table-cell>
          <table:table-cell office:value-type="string" calcext:value-type="string">
            <text:p>ED AGR AI 456934</text:p>
          </table:table-cell>
          <table:table-cell office:value-type="string" calcext:value-type="string">
            <text:p>DJ 06-02-2004 PP-00054 <text:s/>EMENT VOL-02138-11 PP-02233</text:p>
          </table:table-cell>
          <table:table-cell office:value-type="string" calcext:value-type="string">
            <text:p>[]</text:p>
          </table:table-cell>
          <table:table-cell office:value-type="string" calcext:value-type="string">
            <text:p>EMBTE.(S) : CAIXA ECONÔMICA FEDERAL - CEF </text:p>
            <text:p>ADV.(A/S) : SÉRGIO LUIZ GUIMARÃES FARIAS E OUTRO (A/S) </text:p>
            <text:p>EMBDO.(A/S) : JOSÉ MARIA ARRUDA SILVA E OUTRO (A/S)</text:p>
          </table:table-cell>
          <table:table-cell office:value-type="string" calcext:value-type="string">
            <text:p>O AI 461535 AgR ED foi objeto de embargos de declaração rejeitados em 20/04/2004. Os AI 456965 AgR ED, AI 460697 AgR ED, AI 460941 AgR ED, AI 460951 AgR ED, AI 460981 AgR ED, AI 461062 AgR ED e AI 461205 AgR ED foram objeto de embargos de declaração rejeitados em 27/04/2004. O AI 461340 AgR ED foi objeto de embargos de declaração rejeitados em 27/04/2004. O AI 461194 AgR ED foi objeto de embargos de declaração rejeitados em 27/04/2004. Os AI 459638 AgR ED, AI 459866 AgR ED, AI 459957 AgR ED, AI 460530 AgR ED e AI 461299 AgR ED foram objeto de embargos de declaração rejeitados em 27/04/2004. O AI 462741 AgR ED foi objeto de embargos de declaração rejeitados em 27/04/2004. Os AI 456914 AgR ED; AI 462741 AgR ED; AI 465727 AgR ED e 465789 AgR-ED foram objeto de embargos de declaração rejeitados em 27/04/2004. Os AI 452206 AgR ED foi objeto de embargos de declaração rejeitados em 29/06/2004. Número de páginas: (04). Análise:(CEL). Revisão:(ANA). Inclusão: 06/04/04, (MLR). Alteração: 27/05/05, (SVF). Alteração: 09/04/2019, HAC.</text:p>
          </table:table-cell>
          <table:table-cell office:value-type="string" calcext:value-type="string">
            <text:p>[]</text:p>
          </table:table-cell>
          <table:table-cell office:value-type="float" office:value="2342" calcext:value-type="float">
            <text:p>2342</text:p>
          </table:table-cell>
        </table:table-row>
        <table:table-row table:style-name="ro2">
          <table:table-cell office:value-type="float" office:value="8809" calcext:value-type="float">
            <text:p>8809</text:p>
          </table:table-cell>
          <table:table-cell office:value-type="string" calcext:value-type="string">
            <text:p>5e32c7aad0a3cf555530cd1d</text:p>
          </table:table-cell>
          <table:table-cell office:value-type="string" calcext:value-type="string">
            <text:p>AGR AI 270678</text:p>
          </table:table-cell>
          <table:table-cell office:value-type="string" calcext:value-type="string">
            <text:p>DJ 26-03-2004 PP-00006 <text:s/>EMENT VOL-02145-03 PP-00519</text:p>
          </table:table-cell>
          <table:table-cell office:value-type="string" calcext:value-type="string">
            <text:p>[]</text:p>
          </table:table-cell>
          <table:table-cell office:value-type="string" calcext:value-type="string">
            <text:p>AGTE. : JANIR JÉSEA SOARES GONÇALVES </text:p>
            <text:p>ADV. : RUY JOSÉ FURST GONÇALVES </text:p>
            <text:p>AGDO. : BANCO ABN AMRO REAL S/A </text:p>
            <text:p>ADVDOS. : ROGÉRIO AVELAR E OUTROS</text:p>
          </table:table-cell>
          <table:table-cell office:value-type="string" calcext:value-type="string">
            <text:p>O AI 270678 AgR foi objeto dos embargos de declaração rejeitados em 18/05/2004. Número de páginas: (05). Análise:(CEL). Revisão:(ANA). Inclusão: 22/04/04, (JVC). Alteração: 16/07/04, (SVF). Alteração: 18/02/2019, LRC.</text:p>
          </table:table-cell>
          <table:table-cell office:value-type="string" calcext:value-type="string">
            <text:p>[]</text:p>
          </table:table-cell>
          <table:table-cell office:value-type="float" office:value="2338" calcext:value-type="float">
            <text:p>2338</text:p>
          </table:table-cell>
        </table:table-row>
        <table:table-row table:style-name="ro2">
          <table:table-cell office:value-type="float" office:value="8825" calcext:value-type="float">
            <text:p>8825</text:p>
          </table:table-cell>
          <table:table-cell office:value-type="string" calcext:value-type="string">
            <text:p>5e32c7b9d0a3cf555530cd2d</text:p>
          </table:table-cell>
          <table:table-cell office:value-type="string" calcext:value-type="string">
            <text:p>AGR AI 459980</text:p>
          </table:table-cell>
          <table:table-cell office:value-type="string" calcext:value-type="string">
            <text:p>DJ 16-04-2004 PP-00057 <text:s/>EMENT VOL-02147-17 PP-03318</text:p>
          </table:table-cell>
          <table:table-cell office:value-type="string" calcext:value-type="string">
            <text:p>[]</text:p>
          </table:table-cell>
          <table:table-cell office:value-type="string" calcext:value-type="string">
            <text:p>AGTE.(S) : ALGEU VIEIRA JACQUES </text:p>
            <text:p>ADV.(A/S) : CLAURIVETE FERRAZ DE ANDRADE </text:p>
            <text:p>AGDO.(A/S) : LUIZA VARGAS DA SILVA </text:p>
            <text:p>ADV.(A/S) : ALEX DE AZEVEDO KELLETER E OUTRO (A/S)</text:p>
          </table:table-cell>
          <table:table-cell office:value-type="string" calcext:value-type="string">
            <text:p>Número de páginas: (07). Análise:(CEL). Revisão:(ANA). Inclusão: 16/06/04, (MLR). Alteração: 17/06/04, (NT). Alteração 21/02/2019 VRL</text:p>
          </table:table-cell>
          <table:table-cell office:value-type="string" calcext:value-type="string">
            <text:p>[]</text:p>
          </table:table-cell>
          <table:table-cell office:value-type="float" office:value="2324" calcext:value-type="float">
            <text:p>2324</text:p>
          </table:table-cell>
        </table:table-row>
        <table:table-row table:style-name="ro2">
          <table:table-cell office:value-type="float" office:value="8837" calcext:value-type="float">
            <text:p>8837</text:p>
          </table:table-cell>
          <table:table-cell office:value-type="string" calcext:value-type="string">
            <text:p>5e32c7c4d0a3cf555530cd39</text:p>
          </table:table-cell>
          <table:table-cell office:value-type="string" calcext:value-type="string">
            <text:p>AGR RMS 24093</text:p>
          </table:table-cell>
          <table:table-cell office:value-type="string" calcext:value-type="string">
            <text:p>DJ 13-06-2003 PP-00017 <text:s/>EMENT VOL-02114-03 PP-00471</text:p>
          </table:table-cell>
          <table:table-cell office:value-type="string" calcext:value-type="string">
            <text:p>[]</text:p>
          </table:table-cell>
          <table:table-cell office:value-type="string" calcext:value-type="string">
            <text:p>AGTE. : UNIÃO </text:p>
            <text:p>ADVDO. : ADVOGADO-GERAL DA UNIÃO </text:p>
            <text:p>AGDA. : LEME EMPREENDIMENTOS E PARTICIPAÇÕES LTDA. </text:p>
            <text:p>ADVDOS. : ODAIR MARTINI E OUTROS</text:p>
          </table:table-cell>
          <table:table-cell office:value-type="string" calcext:value-type="string">
            <text:p>- O RMS 24093 AgR foi objeto dos embargos de declaração rejeitados em 05/10/2004. Número de páginas: (08). Análise:(ANA). Revisão:(FLO/VAS). Inclusão: 03/09/03, (SVF). Alteração: 17/11/04, (SVF). Alteração: 24/10/2018, CLS.</text:p>
          </table:table-cell>
          <table:table-cell office:value-type="string" calcext:value-type="string">
            <text:p>[]</text:p>
          </table:table-cell>
          <table:table-cell office:value-type="float" office:value="2310" calcext:value-type="float">
            <text:p>2310</text:p>
          </table:table-cell>
        </table:table-row>
        <table:table-row table:style-name="ro5">
          <table:table-cell office:value-type="float" office:value="8839" calcext:value-type="float">
            <text:p>8839</text:p>
          </table:table-cell>
          <table:table-cell office:value-type="string" calcext:value-type="string">
            <text:p>5e32c7c8d0a3cf555530cd3b</text:p>
          </table:table-cell>
          <table:table-cell office:value-type="string" calcext:value-type="string">
            <text:p>AGR RHC 83693</text:p>
          </table:table-cell>
          <table:table-cell office:value-type="string" calcext:value-type="string">
            <text:p>DJ 20-02-2004 PP-00020 <text:s/>EMENT VOL-02140-03 PP-00571</text:p>
          </table:table-cell>
          <table:table-cell office:value-type="string" calcext:value-type="string">
            <text:p>[]</text:p>
          </table:table-cell>
          <table:table-cell office:value-type="string" calcext:value-type="string">
            <text:p>AGTE.(S) : LAURO PINTO APPEL </text:p>
            <text:p>ADVDO.(A/S): RICARDO BORGES DOS SANTOS </text:p>
            <text:p>AGDO.(A/S) : SEGUNDA TURMA DO SUPREMO TRIBUNAL FEDERAL</text:p>
          </table:table-cell>
          <table:table-cell office:value-type="string" calcext:value-type="string">
            <text:p>Votação: por maioria, vencido o Min. Marco Aurélio. Resultado: desprovido. - O RHC foi objeto dos Embargos de Declaração rejeitados em 17/03/2004. Número de páginas: (06). Análise:(JOY). Revisão:(RCO). Inclusão: 13/08/04, (MRL). Alteração: 08/10/04, (JVC). Alteração: 10/01/2019, PDR.</text:p>
          </table:table-cell>
          <table:table-cell office:value-type="string" calcext:value-type="string">
            <text:p>[]</text:p>
          </table:table-cell>
          <table:table-cell office:value-type="float" office:value="2308" calcext:value-type="float">
            <text:p>2308</text:p>
          </table:table-cell>
        </table:table-row>
        <table:table-row table:style-name="ro2">
          <table:table-cell office:value-type="float" office:value="8876" calcext:value-type="float">
            <text:p>8876</text:p>
          </table:table-cell>
          <table:table-cell office:value-type="string" calcext:value-type="string">
            <text:p>5e32c7efd0a3cf555530cd60</text:p>
          </table:table-cell>
          <table:table-cell office:value-type="string" calcext:value-type="string">
            <text:p>ED AGR AI 423481</text:p>
          </table:table-cell>
          <table:table-cell office:value-type="string" calcext:value-type="string">
            <text:p>DJ 04-06-2004 PP-00055 <text:s/>EMENT VOL-02154-04 PP-00709</text:p>
          </table:table-cell>
          <table:table-cell office:value-type="string" calcext:value-type="string">
            <text:p>[]</text:p>
          </table:table-cell>
          <table:table-cell office:value-type="string" calcext:value-type="string">
            <text:p>EMBTE.(S) : CLÉBER DALAPÍCOLLA </text:p>
            <text:p>ADVDO.(A/S) : AURELICE ALMEIDA DA SILVA BRANDÃO E OUTRO (A/S) </text:p>
            <text:p>EMBDO.(A/S) : CONDOMÍNO EDIFÍCIO ALAMEDA DO SOL </text:p>
            <text:p>ADVDO.(A/S) : RITA DE CÁSSIA SILVA DE CARVALHO</text:p>
          </table:table-cell>
          <table:table-cell office:value-type="string" calcext:value-type="string">
            <text:p>Número de páginas: (06). Análise:(ANA). Revisão:(). O AI 423481 AgR ED foi objeto de embargos de declaração não conhecidos em 12/04/2005. Inclusão: 21/06/04, (JVC). Alteração: 08/06/05, (MLR). Alteração: 26/06/2019, (CLN).</text:p>
          </table:table-cell>
          <table:table-cell office:value-type="string" calcext:value-type="string">
            <text:p>[]</text:p>
          </table:table-cell>
          <table:table-cell office:value-type="float" office:value="2298" calcext:value-type="float">
            <text:p>2298</text:p>
          </table:table-cell>
        </table:table-row>
        <table:table-row table:style-name="ro2">
          <table:table-cell office:value-type="float" office:value="8884" calcext:value-type="float">
            <text:p>8884</text:p>
          </table:table-cell>
          <table:table-cell office:value-type="string" calcext:value-type="string">
            <text:p>5e32c7fbd0a3cf555530cd68</text:p>
          </table:table-cell>
          <table:table-cell office:value-type="string" calcext:value-type="string">
            <text:p>AGR AI 458407</text:p>
          </table:table-cell>
          <table:table-cell office:value-type="string" calcext:value-type="string">
            <text:p>DJ 16-04-2004 PP-00057 <text:s/>EMENT VOL-02147-17 PP-03292</text:p>
          </table:table-cell>
          <table:table-cell office:value-type="string" calcext:value-type="string">
            <text:p>[]</text:p>
          </table:table-cell>
          <table:table-cell office:value-type="string" calcext:value-type="string">
            <text:p>AGTE.(S) : VOLKSWAGEN DO BRASIL LTDA </text:p>
            <text:p>ADV.(A/S) : CARLA RODRIGUES DA CUNHA LÔBO E OUTRO (A/S) </text:p>
            <text:p>AGDO.(A/S) : MARCO ANTÔNIO BARRO </text:p>
            <text:p>ADV.(A/S) : EDUARDO LUIZ FERNANDES E OUTRO (A/S)</text:p>
          </table:table-cell>
          <table:table-cell office:value-type="string" calcext:value-type="string">
            <text:p>Número de páginas: (06). Análise:(CEL). Revisão:(ANA). Inclusão: 19/05/04, (JVC). Alteração 21/02/2019 VRL</text:p>
          </table:table-cell>
          <table:table-cell office:value-type="string" calcext:value-type="string">
            <text:p>[]</text:p>
          </table:table-cell>
          <table:table-cell office:value-type="float" office:value="2391" calcext:value-type="float">
            <text:p>2391</text:p>
          </table:table-cell>
        </table:table-row>
        <table:table-row table:style-name="ro2">
          <table:table-cell office:value-type="float" office:value="8893" calcext:value-type="float">
            <text:p>8893</text:p>
          </table:table-cell>
          <table:table-cell office:value-type="string" calcext:value-type="string">
            <text:p>5e32c804d0a3cf555530cd71</text:p>
          </table:table-cell>
          <table:table-cell office:value-type="string" calcext:value-type="string">
            <text:p>AGR AI 472838</text:p>
          </table:table-cell>
          <table:table-cell office:value-type="string" calcext:value-type="string">
            <text:p>DJ 16-04-2004 PP-00066 <text:s/>EMENT VOL-02147-19 PP-03661</text:p>
          </table:table-cell>
          <table:table-cell office:value-type="string" calcext:value-type="string">
            <text:p>[]</text:p>
          </table:table-cell>
          <table:table-cell office:value-type="string" calcext:value-type="string">
            <text:p>AGTE.(S) : ADRIANA MACEDO NOCE </text:p>
            <text:p>ADV.(A/S) : GUILHERME GOMES KRUEGER E OUTRO (A/S) </text:p>
            <text:p>AGDO.(A/S) : CONDOMÍNIO DO EDIFÍCIO LEMOS CUNHA </text:p>
            <text:p>ADV.(A/S) : LUIZ KLAUBER GONÇALVES DA ROCHA</text:p>
          </table:table-cell>
          <table:table-cell office:value-type="string" calcext:value-type="string">
            <text:p>Número de páginas: (06). Análise:(CEL). Revisão:(ANA). Inclusão: 17/06/04, (MLR). Alteração 22/02/2019 VRL</text:p>
          </table:table-cell>
          <table:table-cell office:value-type="string" calcext:value-type="string">
            <text:p>[]</text:p>
          </table:table-cell>
          <table:table-cell office:value-type="float" office:value="2432" calcext:value-type="float">
            <text:p>2432</text:p>
          </table:table-cell>
        </table:table-row>
        <table:table-row table:style-name="ro2">
          <table:table-cell office:value-type="float" office:value="8904" calcext:value-type="float">
            <text:p>8904</text:p>
          </table:table-cell>
          <table:table-cell office:value-type="string" calcext:value-type="string">
            <text:p>5e32c80dd0a3cf555530cd7c</text:p>
          </table:table-cell>
          <table:table-cell office:value-type="string" calcext:value-type="string">
            <text:p>AGR AI 474747</text:p>
          </table:table-cell>
          <table:table-cell office:value-type="string" calcext:value-type="string">
            <text:p>DJ 16-04-2004 PP-00089 <text:s/>EMENT VOL-02147-19 PP-03696</text:p>
          </table:table-cell>
          <table:table-cell office:value-type="string" calcext:value-type="string">
            <text:p>[]</text:p>
          </table:table-cell>
          <table:table-cell office:value-type="string" calcext:value-type="string">
            <text:p>AGTE.(S) : TRANSBRASIL S/A LINHAS AÉREAS </text:p>
            <text:p>ADV.(A/S) : ROBERTO TEIXEIRA E OUTRO (A/S) </text:p>
            <text:p>AGDO.(A/S) : UNISYS INFORMÁTICA LTDA </text:p>
            <text:p>ADV.(A/S) : MARCELO LOPES E OUTRO (A/S)</text:p>
          </table:table-cell>
          <table:table-cell office:value-type="string" calcext:value-type="string">
            <text:p>Número de páginas: (07). Análise:(CEL). Revisão:(ANA). Inclusão: 09/06/04, (MLR). Alteração 22/02/2019 VRL</text:p>
          </table:table-cell>
          <table:table-cell office:value-type="string" calcext:value-type="string">
            <text:p>[]</text:p>
          </table:table-cell>
          <table:table-cell office:value-type="float" office:value="2431" calcext:value-type="float">
            <text:p>2431</text:p>
          </table:table-cell>
        </table:table-row>
        <table:table-row table:style-name="ro2">
          <table:table-cell office:value-type="float" office:value="8914" calcext:value-type="float">
            <text:p>8914</text:p>
          </table:table-cell>
          <table:table-cell office:value-type="string" calcext:value-type="string">
            <text:p>5e32c81fd0a3cf555530cd86</text:p>
          </table:table-cell>
          <table:table-cell office:value-type="string" calcext:value-type="string">
            <text:p>AGR AI 477851</text:p>
          </table:table-cell>
          <table:table-cell office:value-type="string" calcext:value-type="string">
            <text:p>DJ 16-04-2004 PP-00066 <text:s/>EMENT VOL-02147-19 PP-03796</text:p>
          </table:table-cell>
          <table:table-cell office:value-type="string" calcext:value-type="string">
            <text:p>[]</text:p>
          </table:table-cell>
          <table:table-cell office:value-type="string" calcext:value-type="string">
            <text:p>AGTE.(S) : UNIBANCO - UNIÃO DE BANCOS BRASILEIROS S/A </text:p>
            <text:p>ADV.(A/S) : LEONARDO SANTANA CALDAS E OUTRO (A/S) </text:p>
            <text:p>AGDO.(A/S) : MARCELLO LEANDRO CORRAL </text:p>
            <text:p>ADV.(A/S) : SERAFIM ANTONIO GOMES DA SILVA E OUTRO (A/S)</text:p>
          </table:table-cell>
          <table:table-cell office:value-type="string" calcext:value-type="string">
            <text:p>Número de páginas: (07). Análise:(CEL). Revisão:(ANA). Inclusão: 19/05/04, (JVC). Alteração: 28/05/04, (NT). Alteração 22/02/2019 VRL</text:p>
          </table:table-cell>
          <table:table-cell office:value-type="string" calcext:value-type="string">
            <text:p>[]</text:p>
          </table:table-cell>
          <table:table-cell office:value-type="float" office:value="2417" calcext:value-type="float">
            <text:p>2417</text:p>
          </table:table-cell>
        </table:table-row>
        <table:table-row table:style-name="ro2">
          <table:table-cell office:value-type="float" office:value="8917" calcext:value-type="float">
            <text:p>8917</text:p>
          </table:table-cell>
          <table:table-cell office:value-type="string" calcext:value-type="string">
            <text:p>5e32c822d0a3cf555530cd89</text:p>
          </table:table-cell>
          <table:table-cell office:value-type="string" calcext:value-type="string">
            <text:p>AGR AI 464220</text:p>
          </table:table-cell>
          <table:table-cell office:value-type="string" calcext:value-type="string">
            <text:p>DJ 16-04-2004 PP-00058 <text:s/>EMENT VOL-02147-17 PP-03405</text:p>
          </table:table-cell>
          <table:table-cell office:value-type="string" calcext:value-type="string">
            <text:p>[]</text:p>
          </table:table-cell>
          <table:table-cell office:value-type="string" calcext:value-type="string">
            <text:p>AGTE.(S) : MUNICÍPIO DE SÃO BERNARDO DO CAMPO </text:p>
            <text:p>ADVDO.(A/S) : MARIA ELIZABET MERCALDO </text:p>
            <text:p>AGDO.(A/S) : OSCAR PASIN E OUTRO (A/S) </text:p>
            <text:p>ADVDO.(A/S) : SONIA REGINA PASIN</text:p>
          </table:table-cell>
          <table:table-cell office:value-type="string" calcext:value-type="string">
            <text:p>Número de páginas: (07). Análise:(CEL). Revisão:(ANA). Inclusão: 15/06/04, (SVF). Alteração 22/02/2019 VRL</text:p>
          </table:table-cell>
          <table:table-cell office:value-type="string" calcext:value-type="string">
            <text:p>[]</text:p>
          </table:table-cell>
          <table:table-cell office:value-type="float" office:value="2420" calcext:value-type="float">
            <text:p>2420</text:p>
          </table:table-cell>
        </table:table-row>
        <table:table-row table:style-name="ro2">
          <table:table-cell office:value-type="float" office:value="8919" calcext:value-type="float">
            <text:p>8919</text:p>
          </table:table-cell>
          <table:table-cell office:value-type="string" calcext:value-type="string">
            <text:p>5e32c823d0a3cf555530cd8b</text:p>
          </table:table-cell>
          <table:table-cell office:value-type="string" calcext:value-type="string">
            <text:p>AGR AI 477625</text:p>
          </table:table-cell>
          <table:table-cell office:value-type="string" calcext:value-type="string">
            <text:p>DJ 16-04-2004 PP-00089 <text:s/>EMENT VOL-02147-19 PP-03790</text:p>
          </table:table-cell>
          <table:table-cell office:value-type="string" calcext:value-type="string">
            <text:p>[]</text:p>
          </table:table-cell>
          <table:table-cell office:value-type="string" calcext:value-type="string">
            <text:p>AGTE.(S) : PROFORTE S/A. - TRANSPORTE DE VALORES </text:p>
            <text:p>ADVDO.(A/S) : JOSÉ ALBERTO COUTO MACIEL E OUTRO (A/S) </text:p>
            <text:p>AGDO.(A/S) : GERISON MARCEL RODRIGUES </text:p>
            <text:p>ADVDO.(A/S) : VALDECIR CARLOS TRINDADE</text:p>
          </table:table-cell>
          <table:table-cell office:value-type="string" calcext:value-type="string">
            <text:p>Obs.: O AI 466315-AgR foi objeto dos Embargos de Declaração rejeitados em 19/10/2004. Número de páginas: (06). Análise:(CEL). Revisão:(ANA). Inclusão: 19/05/04, (JVC). Alteração: 02/12/04, (MLR). Alteração 22/02/2019 VRL</text:p>
          </table:table-cell>
          <table:table-cell office:value-type="string" calcext:value-type="string">
            <text:p>[]</text:p>
          </table:table-cell>
          <table:table-cell office:value-type="float" office:value="2418" calcext:value-type="float">
            <text:p>2418</text:p>
          </table:table-cell>
        </table:table-row>
        <table:table-row table:style-name="ro2">
          <table:table-cell office:value-type="float" office:value="8920" calcext:value-type="float">
            <text:p>8920</text:p>
          </table:table-cell>
          <table:table-cell office:value-type="string" calcext:value-type="string">
            <text:p>5e32c824d0a3cf555530cd8c</text:p>
          </table:table-cell>
          <table:table-cell office:value-type="string" calcext:value-type="string">
            <text:p>AGR AI 468727</text:p>
          </table:table-cell>
          <table:table-cell office:value-type="string" calcext:value-type="string">
            <text:p>DJ 16-04-2004 PP-00088 <text:s/>EMENT VOL-02147-18 PP-03559</text:p>
          </table:table-cell>
          <table:table-cell office:value-type="string" calcext:value-type="string">
            <text:p>[]</text:p>
          </table:table-cell>
          <table:table-cell office:value-type="string" calcext:value-type="string">
            <text:p>AGTE.(S) : ALLIEDSIGNAL AUTOMOTIVE LTDA </text:p>
            <text:p>ADV.(A/S) : DANIELLE BASTOS MOREIRA E OUTRO (A/S) </text:p>
            <text:p>AGDO.(A/S) : MAURO GARCIA DE SALLES </text:p>
            <text:p>ADV.(A/S) : CIRO VIBANCOS LOBO</text:p>
          </table:table-cell>
          <table:table-cell office:value-type="string" calcext:value-type="string">
            <text:p>Número de páginas: (05). Análise:(CEL). Revisão:(ANA). Inclusão: 19/05/04, (JVC). Alteração 22/02/2019 VRL</text:p>
          </table:table-cell>
          <table:table-cell office:value-type="string" calcext:value-type="string">
            <text:p>[]</text:p>
          </table:table-cell>
          <table:table-cell office:value-type="float" office:value="2414" calcext:value-type="float">
            <text:p>2414</text:p>
          </table:table-cell>
        </table:table-row>
        <table:table-row table:style-name="ro2">
          <table:table-cell office:value-type="float" office:value="8932" calcext:value-type="float">
            <text:p>8932</text:p>
          </table:table-cell>
          <table:table-cell office:value-type="string" calcext:value-type="string">
            <text:p>5e32c830d0a3cf555530cd98</text:p>
          </table:table-cell>
          <table:table-cell office:value-type="string" calcext:value-type="string">
            <text:p>AGR AI 478158</text:p>
          </table:table-cell>
          <table:table-cell office:value-type="string" calcext:value-type="string">
            <text:p>DJ 16-04-2004 PP-00089 <text:s/>EMENT VOL-02147-19 PP-03826</text:p>
          </table:table-cell>
          <table:table-cell office:value-type="string" calcext:value-type="string">
            <text:p>[]</text:p>
          </table:table-cell>
          <table:table-cell office:value-type="string" calcext:value-type="string">
            <text:p>AGTE.(S) : UNIÃO DE COMÉRCIO E PARTICIPAÇÕES LTDA. </text:p>
            <text:p>ADV.(A/S) : VICTOR RUSSOMANO JUNIOR E OUTRO (A/S) </text:p>
            <text:p>AGDO.(A/S) : ANTÔNIO LINS </text:p>
            <text:p>ADV.(A/S) : JOÃO CARLOS SIQUEIRA GUIMARÃES E OUTRO (A/S)</text:p>
          </table:table-cell>
          <table:table-cell office:value-type="string" calcext:value-type="string">
            <text:p>Número de páginas: (06). Análise:(CEL). Revisão:(ANA). Inclusão: 20/05/04, (JVC). Alteração 25/02/2019 VRL</text:p>
          </table:table-cell>
          <table:table-cell office:value-type="string" calcext:value-type="string">
            <text:p>[]</text:p>
          </table:table-cell>
          <table:table-cell office:value-type="float" office:value="2390" calcext:value-type="float">
            <text:p>2390</text:p>
          </table:table-cell>
        </table:table-row>
        <table:table-row table:style-name="ro6">
          <table:table-cell office:value-type="float" office:value="8936" calcext:value-type="float">
            <text:p>8936</text:p>
          </table:table-cell>
          <table:table-cell office:value-type="string" calcext:value-type="string">
            <text:p>5e32c846d0a3cf555530cd9c</text:p>
          </table:table-cell>
          <table:table-cell office:value-type="string" calcext:value-type="string">
            <text:p>AGR AI 470558</text:p>
          </table:table-cell>
          <table:table-cell office:value-type="string" calcext:value-type="string">
            <text:p>DJ 16-04-2004 PP-00086 <text:s/>EMENT VOL-02147-18 PP-03596</text:p>
          </table:table-cell>
          <table:table-cell office:value-type="string" calcext:value-type="string">
            <text:p>[]</text:p>
          </table:table-cell>
          <table:table-cell office:value-type="string" calcext:value-type="string">
            <text:p>AGTE.(S) : FEDERAÇÃO INTERFEDERATIVA DAS COOPERATIVAS DE </text:p>
            <text:p> TRABALHO MÉDICO DO ESTADO DE MINAS GERAIS </text:p>
            <text:p>ADV.(A/S) : RAQUEL XIMENES AGUIAR BRASIL E OUTRO (A/S) </text:p>
            <text:p>AGDO.(A/S) : ALESSANDRO ÂNGELO DINIZ </text:p>
            <text:p>ADV.(A/S) : MAURO ANTÔNIO DE CARVALHO</text:p>
          </table:table-cell>
          <table:table-cell office:value-type="string" calcext:value-type="string">
            <text:p>O AI 470558 AgR foi objeto dos Embargos de Declaração rejeitados em 30/11/2004. Número de páginas: (07). Análise:(CEL). Revisão:(ANA). Inclusão: 24/05/04, (MLR). Alteração: 21/01/05, (MLR). Alteração 22/02/2019 VRL</text:p>
          </table:table-cell>
          <table:table-cell office:value-type="string" calcext:value-type="string">
            <text:p>[]</text:p>
          </table:table-cell>
          <table:table-cell office:value-type="float" office:value="2413" calcext:value-type="float">
            <text:p>2413</text:p>
          </table:table-cell>
        </table:table-row>
        <table:table-row table:style-name="ro5">
          <table:table-cell office:value-type="float" office:value="8937" calcext:value-type="float">
            <text:p>8937</text:p>
          </table:table-cell>
          <table:table-cell office:value-type="string" calcext:value-type="string">
            <text:p>5e32c846d0a3cf555530cd9d</text:p>
          </table:table-cell>
          <table:table-cell office:value-type="string" calcext:value-type="string">
            <text:p>HC 83305</text:p>
          </table:table-cell>
          <table:table-cell office:value-type="string" calcext:value-type="string">
            <text:p>DJ 19-03-2004 PP-00024 <text:s/>EMENT VOL-02144-04 PP-01062</text:p>
          </table:table-cell>
          <table:table-cell office:value-type="string" calcext:value-type="string">
            <text:p>[]</text:p>
          </table:table-cell>
          <table:table-cell office:value-type="string" calcext:value-type="string">
            <text:p>PACTE.(S) : LUCIEN REMY ZAHR </text:p>
            <text:p>IMPTE.(S) : LUCIEN REMY ZAHR </text:p>
            <text:p>COATOR(A/S)(ES) : SUPERIOR TRIBUNAL DE JUSTIÇA</text:p>
          </table:table-cell>
          <table:table-cell office:value-type="string" calcext:value-type="string">
            <text:p>Número de páginas: (18). Análise:(MSA). Revisão:(RCO). Inclusão: 26/08/04, (JVC). Alteração 18/02/2019 VRL</text:p>
          </table:table-cell>
          <table:table-cell office:value-type="string" calcext:value-type="string">
            <text:p>[]</text:p>
          </table:table-cell>
          <table:table-cell office:value-type="float" office:value="2409" calcext:value-type="float">
            <text:p>2409</text:p>
          </table:table-cell>
        </table:table-row>
        <table:table-row table:style-name="ro2">
          <table:table-cell office:value-type="float" office:value="8944" calcext:value-type="float">
            <text:p>8944</text:p>
          </table:table-cell>
          <table:table-cell office:value-type="string" calcext:value-type="string">
            <text:p>5e32c84cd0a3cf555530cda4</text:p>
          </table:table-cell>
          <table:table-cell office:value-type="string" calcext:value-type="string">
            <text:p>AGR AI 473628</text:p>
          </table:table-cell>
          <table:table-cell office:value-type="string" calcext:value-type="string">
            <text:p>DJ 16-04-2004 PP-00087 <text:s/>EMENT VOL-02147-19 PP-03679</text:p>
          </table:table-cell>
          <table:table-cell office:value-type="string" calcext:value-type="string">
            <text:p>[]</text:p>
          </table:table-cell>
          <table:table-cell office:value-type="string" calcext:value-type="string">
            <text:p>AGTE.(S) : ALCINO RODRIGUES FILHO </text:p>
            <text:p>ADV.(A/S) : UBIRAJARA W. LINS JUNIOR E OUTRO (A/S) </text:p>
            <text:p>AGDO.(A/S) : EQUIPE - INDÚSTRIA MECÂNICA LTDA </text:p>
            <text:p>ADV.(A/S) : PEDRO ROBERTO ALMEIDA DE NEGRI</text:p>
          </table:table-cell>
          <table:table-cell office:value-type="string" calcext:value-type="string">
            <text:p>Número de páginas: (07). Análise:(CEL). Revisão:(ANA). Inclusão: 19/05/04, (JVC). Alteração 22/02/2019 VRL</text:p>
          </table:table-cell>
          <table:table-cell office:value-type="string" calcext:value-type="string">
            <text:p>[]</text:p>
          </table:table-cell>
          <table:table-cell office:value-type="float" office:value="2377" calcext:value-type="float">
            <text:p>2377</text:p>
          </table:table-cell>
        </table:table-row>
        <table:table-row table:style-name="ro2">
          <table:table-cell office:value-type="float" office:value="8947" calcext:value-type="float">
            <text:p>8947</text:p>
          </table:table-cell>
          <table:table-cell office:value-type="string" calcext:value-type="string">
            <text:p>5e32c850d0a3cf555530cda7</text:p>
          </table:table-cell>
          <table:table-cell office:value-type="string" calcext:value-type="string">
            <text:p>AGR AI 448046</text:p>
          </table:table-cell>
          <table:table-cell office:value-type="string" calcext:value-type="string">
            <text:p>DJ 27-02-2004 PP-00023 <text:s/>EMENT VOL-02141-09 PP-01797</text:p>
          </table:table-cell>
          <table:table-cell office:value-type="string" calcext:value-type="string">
            <text:p>[]</text:p>
          </table:table-cell>
          <table:table-cell office:value-type="string" calcext:value-type="string">
            <text:p>AGTE.(S) : SABARÁLCOOL S/A - AÇÚCAR E ÁLCOOL </text:p>
            <text:p>ADVDO.(A/S) : LAURO FERNANDO PASCOAL E OUTRO (A/S) </text:p>
            <text:p>AGDO.(A/S) : ESTADO DO PARANÁ </text:p>
            <text:p>ADVDO.(A/S) : PGE-PR - DULCE ESTHER KAIRALLA</text:p>
          </table:table-cell>
          <table:table-cell office:value-type="string" calcext:value-type="string">
            <text:p>Obs.: Art.35, § 2º, do Regulamento do ICMS/PR. Número de páginas: (06). Análise:(CEL). Revisão:(ANA). Inclusão: 31/03/04, (MLR). Alteração: 25/05/04, (SVF). Alteração: 08/04/2019 (CLN).</text:p>
          </table:table-cell>
          <table:table-cell office:value-type="string" calcext:value-type="string">
            <text:p>[]</text:p>
          </table:table-cell>
          <table:table-cell office:value-type="float" office:value="2374" calcext:value-type="float">
            <text:p>2374</text:p>
          </table:table-cell>
        </table:table-row>
        <table:table-row table:style-name="ro2">
          <table:table-cell office:value-type="float" office:value="8955" calcext:value-type="float">
            <text:p>8955</text:p>
          </table:table-cell>
          <table:table-cell office:value-type="string" calcext:value-type="string">
            <text:p>5e32c85ad0a3cf555530cdaf</text:p>
          </table:table-cell>
          <table:table-cell office:value-type="string" calcext:value-type="string">
            <text:p>AGR AI 445909</text:p>
          </table:table-cell>
          <table:table-cell office:value-type="string" calcext:value-type="string">
            <text:p>DJ 16-04-2004 PP-00055 <text:s/>EMENT VOL-02147-16 PP-03168</text:p>
          </table:table-cell>
          <table:table-cell office:value-type="string" calcext:value-type="string">
            <text:p>[]</text:p>
          </table:table-cell>
          <table:table-cell office:value-type="string" calcext:value-type="string">
            <text:p>AGTE.(S) : CLAUDIO DEMARCHI </text:p>
            <text:p>ADV.(A/S) : ANTONIO OCTAVIO DE ABREU </text:p>
            <text:p>AGDO.(A/S) : MUNICÍPIO DE SÃO BERNARDO DO CAMPO </text:p>
            <text:p>ADV.(A/S) : CIBELE MOSNA</text:p>
          </table:table-cell>
          <table:table-cell office:value-type="string" calcext:value-type="string">
            <text:p>Número de páginas: (07). Análise:(ANA). Revisão:(). Inclusão: 14/06/04, (MLR). Alteração: 16/06/04, (JVC). Alteração 21/02/2019 VRL</text:p>
          </table:table-cell>
          <table:table-cell office:value-type="string" calcext:value-type="string">
            <text:p>[]</text:p>
          </table:table-cell>
          <table:table-cell office:value-type="float" office:value="2359" calcext:value-type="float">
            <text:p>2359</text:p>
          </table:table-cell>
        </table:table-row>
        <table:table-row table:style-name="ro2">
          <table:table-cell office:value-type="float" office:value="8957" calcext:value-type="float">
            <text:p>8957</text:p>
          </table:table-cell>
          <table:table-cell office:value-type="string" calcext:value-type="string">
            <text:p>5e32c85bd0a3cf555530cdb1</text:p>
          </table:table-cell>
          <table:table-cell office:value-type="string" calcext:value-type="string">
            <text:p>AGR AI 269024</text:p>
          </table:table-cell>
          <table:table-cell office:value-type="string" calcext:value-type="string">
            <text:p>DJ 26-03-2004 PP-00005 <text:s/>EMENT VOL-02145-03 PP-00515</text:p>
          </table:table-cell>
          <table:table-cell office:value-type="string" calcext:value-type="string">
            <text:p>[]</text:p>
          </table:table-cell>
          <table:table-cell office:value-type="string" calcext:value-type="string">
            <text:p>AGTE. : JOSÉ CHAMON AMARAL </text:p>
            <text:p>ADVDOS. : ROBERVAL IGNÁCIO DE ARAÚJO E OUTROS </text:p>
            <text:p>AGDO. : ESTADO DE MINAS GERAIS </text:p>
            <text:p>ADVDOS. : PGE-MG - DENDERÁ HAYDÉE DOS SANTOS E OUTROS</text:p>
          </table:table-cell>
          <table:table-cell office:value-type="string" calcext:value-type="string">
            <text:p>O AI 269024-AgR foi objeto dos embargos de declaração de rejeitados em 18/05/2004. Número de páginas: (04). Análise:(CEL). Revisão:(ANA). Inclusão: 23/08/04, (SVF). Alteração: 18/02/2019, LRC.</text:p>
          </table:table-cell>
          <table:table-cell office:value-type="string" calcext:value-type="string">
            <text:p>[]</text:p>
          </table:table-cell>
          <table:table-cell office:value-type="float" office:value="2357" calcext:value-type="float">
            <text:p>2357</text:p>
          </table:table-cell>
        </table:table-row>
        <table:table-row table:style-name="ro2">
          <table:table-cell office:value-type="float" office:value="8967" calcext:value-type="float">
            <text:p>8967</text:p>
          </table:table-cell>
          <table:table-cell office:value-type="string" calcext:value-type="string">
            <text:p>5e32c866d0a3cf555530cdbb</text:p>
          </table:table-cell>
          <table:table-cell office:value-type="string" calcext:value-type="string">
            <text:p>AGR AI 458071</text:p>
          </table:table-cell>
          <table:table-cell office:value-type="string" calcext:value-type="string">
            <text:p>DJ 19-03-2004 PP-00017 <text:s/>EMENT VOL-02144-06 PP-01569</text:p>
          </table:table-cell>
          <table:table-cell office:value-type="string" calcext:value-type="string">
            <text:p>[]</text:p>
          </table:table-cell>
          <table:table-cell office:value-type="string" calcext:value-type="string">
            <text:p>AGTE.(S) : RÁDIO EMISSORAS INTERIORANAS LTDA </text:p>
            <text:p>ADV.(A/S) : ARTHUR LUIS MENDONÇA ROLLO E OUTRO (A/S) </text:p>
            <text:p>AGDO.(A/S) : PARTIDO SOCIAL DEMOCRÁTICO - PSD </text:p>
            <text:p>ADV.(A/S) : WILLIAM ALFREDO ATTUY E OUTRO (A/S)</text:p>
          </table:table-cell>
          <table:table-cell office:value-type="string" calcext:value-type="string">
            <text:p>Número de páginas: (05). Análise:(CEL). Revisão:(ANA). Inclusão: 26/04/04, (MLR). Alteração 15/02/2019 VRL</text:p>
          </table:table-cell>
          <table:table-cell office:value-type="string" calcext:value-type="string">
            <text:p>[]</text:p>
          </table:table-cell>
          <table:table-cell office:value-type="float" office:value="2450" calcext:value-type="float">
            <text:p>2450</text:p>
          </table:table-cell>
        </table:table-row>
        <table:table-row table:style-name="ro6">
          <table:table-cell office:value-type="float" office:value="8969" calcext:value-type="float">
            <text:p>8969</text:p>
          </table:table-cell>
          <table:table-cell office:value-type="string" calcext:value-type="string">
            <text:p>5e32c868d0a3cf555530cdbd</text:p>
          </table:table-cell>
          <table:table-cell office:value-type="string" calcext:value-type="string">
            <text:p>AGR AI 445707</text:p>
          </table:table-cell>
          <table:table-cell office:value-type="string" calcext:value-type="string">
            <text:p>DJ 19-03-2004 PP-00019 <text:s/>EMENT VOL-02144-06 PP-01480</text:p>
          </table:table-cell>
          <table:table-cell office:value-type="string" calcext:value-type="string">
            <text:p>[]</text:p>
          </table:table-cell>
          <table:table-cell office:value-type="string" calcext:value-type="string">
            <text:p>AGTE.(S) : SUDERJ - SUPERINTENDÊNCIA DE DESPORTOS DO </text:p>
            <text:p> ESTADO DO RIO DE JANEIRO </text:p>
            <text:p>ADVDO.(A/S) : PGE-RJ - ALDE DA COSTA SANTOS JÚNIOR </text:p>
            <text:p>AGDO.(A/S) : ROBERTO SPRITZER </text:p>
            <text:p>ADVDO.(A/S) : FRANCIS LONGO E OUTRO (A/S)</text:p>
          </table:table-cell>
          <table:table-cell office:value-type="string" calcext:value-type="string">
            <text:p>Número de páginas: (06). Análise:(CEL). Revisão:(ANA). Inclusão: 26/04/04, (MLR). Alteração 15/02/2019 VRL</text:p>
          </table:table-cell>
          <table:table-cell office:value-type="string" calcext:value-type="string">
            <text:p>[]</text:p>
          </table:table-cell>
          <table:table-cell office:value-type="float" office:value="2462" calcext:value-type="float">
            <text:p>2462</text:p>
          </table:table-cell>
        </table:table-row>
        <table:table-row table:style-name="ro6">
          <table:table-cell office:value-type="float" office:value="8975" calcext:value-type="float">
            <text:p>8975</text:p>
          </table:table-cell>
          <table:table-cell office:value-type="string" calcext:value-type="string">
            <text:p>5e32c86fd0a3cf555530cdc3</text:p>
          </table:table-cell>
          <table:table-cell office:value-type="string" calcext:value-type="string">
            <text:p>AGR AI 458337</text:p>
          </table:table-cell>
          <table:table-cell office:value-type="string" calcext:value-type="string">
            <text:p>DJ 19-03-2004 PP-00018 <text:s/>EMENT VOL-02144-06 PP-01600</text:p>
          </table:table-cell>
          <table:table-cell office:value-type="string" calcext:value-type="string">
            <text:p>[]</text:p>
          </table:table-cell>
          <table:table-cell office:value-type="string" calcext:value-type="string">
            <text:p>AGTE.(S) : ADRIANA SIROLLI MARTIN MENA E OUTRO (A/S) </text:p>
            <text:p>ADVDO.(A/S) : GUSTAVO CORTÊS DE LIMA E OUTRO (A/S) </text:p>
            <text:p>ADVDO.(A/S) : GABRIELI CORSINO PIRES RIBEIRO </text:p>
            <text:p>AGDO.(A/S) : ESTADO DE SÃO PAULO </text:p>
            <text:p>ADVDO.(A/S) : PGE-SP - MÁRCIA MARIA BARRETA FERNANDES SEMER</text:p>
          </table:table-cell>
          <table:table-cell office:value-type="string" calcext:value-type="string">
            <text:p>Obs.: - Concurso Público para professor do Estado de São Paulo. Número de páginas: (08). Análise:(CEL). Revisão:(ANA). Inclusão: 19/04/04, (SVF). Alteração: 11/06/04, (NT). Alteração 15/02/2019 VRL</text:p>
          </table:table-cell>
          <table:table-cell office:value-type="string" calcext:value-type="string">
            <text:p>[]</text:p>
          </table:table-cell>
          <table:table-cell office:value-type="float" office:value="2471" calcext:value-type="float">
            <text:p>2471</text:p>
          </table:table-cell>
        </table:table-row>
        <table:table-row table:style-name="ro2">
          <table:table-cell office:value-type="float" office:value="8978" calcext:value-type="float">
            <text:p>8978</text:p>
          </table:table-cell>
          <table:table-cell office:value-type="string" calcext:value-type="string">
            <text:p>5e32c874d0a3cf555530cdc6</text:p>
          </table:table-cell>
          <table:table-cell office:value-type="string" calcext:value-type="string">
            <text:p>AGR AI 451934</text:p>
          </table:table-cell>
          <table:table-cell office:value-type="string" calcext:value-type="string">
            <text:p>DJ 19-03-2004 PP-00019 <text:s/>EMENT VOL-02144-06 PP-01512</text:p>
          </table:table-cell>
          <table:table-cell office:value-type="string" calcext:value-type="string">
            <text:p>[]</text:p>
          </table:table-cell>
          <table:table-cell office:value-type="string" calcext:value-type="string">
            <text:p>AGTE.(S) : PEDREIRA W. S. LTDA </text:p>
            <text:p>ADVDO.(A/S) : JOAQUIM DE ALMEIDA BAPTISTA E OUTRO (A/S) </text:p>
            <text:p>AGDO.(A/S) : MARGARIDA GONÇALVES SILVA </text:p>
            <text:p>ADVDO.(A/S) : QUINTILIANO TEIXEIRA DE OLIVEIRA E OUTRO (A/S)</text:p>
          </table:table-cell>
          <table:table-cell office:value-type="string" calcext:value-type="string">
            <text:p>O AI 451934-AgR foi objeto de embargos de declaração rejeitados em 07/06/2005. Número de páginas: (07). Análise:(CEL). Revisão:(ANA). Inclusão: 30/04/04, (MLR). Alteração: 25/07/05, (SVF). Alteração 15/02/2019 VRL</text:p>
          </table:table-cell>
          <table:table-cell office:value-type="string" calcext:value-type="string">
            <text:p>[]</text:p>
          </table:table-cell>
          <table:table-cell office:value-type="float" office:value="2501" calcext:value-type="float">
            <text:p>2501</text:p>
          </table:table-cell>
        </table:table-row>
        <table:table-row table:style-name="ro2">
          <table:table-cell office:value-type="float" office:value="8982" calcext:value-type="float">
            <text:p>8982</text:p>
          </table:table-cell>
          <table:table-cell office:value-type="string" calcext:value-type="string">
            <text:p>5e32c877d0a3cf555530cdca</text:p>
          </table:table-cell>
          <table:table-cell office:value-type="string" calcext:value-type="string">
            <text:p>AGR AI 458406</text:p>
          </table:table-cell>
          <table:table-cell office:value-type="string" calcext:value-type="string">
            <text:p>DJ 19-03-2004 PP-00016 <text:s/>EMENT VOL-02144-06 PP-01608</text:p>
          </table:table-cell>
          <table:table-cell office:value-type="string" calcext:value-type="string">
            <text:p>[]</text:p>
          </table:table-cell>
          <table:table-cell office:value-type="string" calcext:value-type="string">
            <text:p>AGTE.(S) : TELECOMUNICAÇÕES DE SÃO PAULO S/A - TELESP </text:p>
            <text:p>ADVDO.(A/S) : GUILHERME MIGNONE GORDO E OUTRO (A/S) </text:p>
            <text:p>AGDO.(A/S) : ANTÔNIO APARECIDO ANGELO </text:p>
            <text:p>ADVDO.(A/S) : ZÉLIO MAIA DA ROCHA E OUTRO (A/S)</text:p>
          </table:table-cell>
          <table:table-cell office:value-type="string" calcext:value-type="string">
            <text:p>Número de páginas: (05). Análise:(CEL). Revisão:(ANA). Inclusão: 19/04/04, (SVF). Alteração: 23/04/04, (NT). Alteração 15/02/2019 VRL</text:p>
          </table:table-cell>
          <table:table-cell office:value-type="string" calcext:value-type="string">
            <text:p>[]</text:p>
          </table:table-cell>
          <table:table-cell office:value-type="float" office:value="2496" calcext:value-type="float">
            <text:p>2496</text:p>
          </table:table-cell>
        </table:table-row>
        <table:table-row table:style-name="ro2">
          <table:table-cell office:value-type="float" office:value="9005" calcext:value-type="float">
            <text:p>9005</text:p>
          </table:table-cell>
          <table:table-cell office:value-type="string" calcext:value-type="string">
            <text:p>5e32c88fd0a3cf555530cde1</text:p>
          </table:table-cell>
          <table:table-cell office:value-type="string" calcext:value-type="string">
            <text:p>AGR AI 456024</text:p>
          </table:table-cell>
          <table:table-cell office:value-type="string" calcext:value-type="string">
            <text:p>DJ 19-03-2004 PP-00019 <text:s/>EMENT VOL-02144-06 PP-01551</text:p>
          </table:table-cell>
          <table:table-cell office:value-type="string" calcext:value-type="string">
            <text:p>[]</text:p>
          </table:table-cell>
          <table:table-cell office:value-type="string" calcext:value-type="string">
            <text:p>AGTE.(S) : ESTADO DO PARÁ </text:p>
            <text:p>ADV.(A/S) : PGE-PA - ANTONIO SABOIA DE MELO NETO </text:p>
            <text:p>AGDO.(A/S) : JOÃO ESTEVAM DA SILVA COSTA </text:p>
            <text:p>ADV.(A/S) : RICARDO PAULO DE LIMA SAMPAIO E OUTRO (A/S)</text:p>
          </table:table-cell>
          <table:table-cell office:value-type="string" calcext:value-type="string">
            <text:p>Número de páginas: (07). Análise:(CEL). Revisão:(ANA). Inclusão: 26/04/04, (MLR). Alteração: 30/04/04, (NT). Alteração 15/02/2019 VRL</text:p>
          </table:table-cell>
          <table:table-cell office:value-type="string" calcext:value-type="string">
            <text:p>[]</text:p>
          </table:table-cell>
          <table:table-cell office:value-type="float" office:value="2499" calcext:value-type="float">
            <text:p>2499</text:p>
          </table:table-cell>
        </table:table-row>
        <table:table-row table:style-name="ro2">
          <table:table-cell office:value-type="float" office:value="9027" calcext:value-type="float">
            <text:p>9027</text:p>
          </table:table-cell>
          <table:table-cell office:value-type="string" calcext:value-type="string">
            <text:p>5e32c8acd0a3cf555530cdf7</text:p>
          </table:table-cell>
          <table:table-cell office:value-type="string" calcext:value-type="string">
            <text:p>AGR AI 459014</text:p>
          </table:table-cell>
          <table:table-cell office:value-type="string" calcext:value-type="string">
            <text:p>DJ 19-03-2004 PP-00018 <text:s/>EMENT VOL-02144-07 PP-01626</text:p>
          </table:table-cell>
          <table:table-cell office:value-type="string" calcext:value-type="string">
            <text:p>[]</text:p>
          </table:table-cell>
          <table:table-cell office:value-type="string" calcext:value-type="string">
            <text:p>AGTE.(S) : MUNICÍPIO DE PASSOS </text:p>
            <text:p>ADV.(A/S) : JOSÉ NILO DE CASTRO OUTRO (A/S) </text:p>
            <text:p>AGDO.(A/S) : ALINE SANTOS COSTA </text:p>
            <text:p>ADV.(A/S) : NILTON MESSIAS DE ALMEIDA E OUTRO (A/S)</text:p>
          </table:table-cell>
          <table:table-cell office:value-type="string" calcext:value-type="string">
            <text:p>Número de páginas: (05). Análise:(CEL). Revisão:(). Inclusão: 26/04/04, (MLR). Alteração 15/02/2019 VRL</text:p>
          </table:table-cell>
          <table:table-cell office:value-type="string" calcext:value-type="string">
            <text:p>[]</text:p>
          </table:table-cell>
          <table:table-cell office:value-type="float" office:value="2511" calcext:value-type="float">
            <text:p>2511</text:p>
          </table:table-cell>
        </table:table-row>
        <table:table-row table:style-name="ro2">
          <table:table-cell office:value-type="float" office:value="9028" calcext:value-type="float">
            <text:p>9028</text:p>
          </table:table-cell>
          <table:table-cell office:value-type="string" calcext:value-type="string">
            <text:p>5e32c8add0a3cf555530cdf8</text:p>
          </table:table-cell>
          <table:table-cell office:value-type="string" calcext:value-type="string">
            <text:p>AGR AI 463848</text:p>
          </table:table-cell>
          <table:table-cell office:value-type="string" calcext:value-type="string">
            <text:p>DJ 19-03-2004 PP-00018 <text:s/>EMENT VOL-02144-07 PP-01671</text:p>
          </table:table-cell>
          <table:table-cell office:value-type="string" calcext:value-type="string">
            <text:p>[]</text:p>
          </table:table-cell>
          <table:table-cell office:value-type="string" calcext:value-type="string">
            <text:p>AGTE.(S) : CONSELHO FEDERAL DE MEDICINA - CFM </text:p>
            <text:p>ADV.(A/S) : GISELLE CROSARA LETTIERI GRACINDO E OUTRO (A/S) </text:p>
            <text:p>AGDO.(A/S) : CHARLES CARONE AMOURY E OUTRO (A/S) </text:p>
            <text:p>ADV.(A/S) : FERNANDO DE ABREU JÚDICE E OUTRO (A/S)</text:p>
          </table:table-cell>
          <table:table-cell office:value-type="string" calcext:value-type="string">
            <text:p>Número de páginas: (06). Análise:(CEL). Revisão:(ANA). Inclusão: 29/04/04, (MLR). Alteração 15/02/2019 VRL</text:p>
          </table:table-cell>
          <table:table-cell office:value-type="string" calcext:value-type="string">
            <text:p>[]</text:p>
          </table:table-cell>
          <table:table-cell office:value-type="float" office:value="2510" calcext:value-type="float">
            <text:p>2510</text:p>
          </table:table-cell>
        </table:table-row>
        <table:table-row table:style-name="ro2">
          <table:table-cell office:value-type="float" office:value="9034" calcext:value-type="float">
            <text:p>9034</text:p>
          </table:table-cell>
          <table:table-cell office:value-type="string" calcext:value-type="string">
            <text:p>5e32c8b1d0a3cf555530cdfe</text:p>
          </table:table-cell>
          <table:table-cell office:value-type="string" calcext:value-type="string">
            <text:p>AGR AI 466099</text:p>
          </table:table-cell>
          <table:table-cell office:value-type="string" calcext:value-type="string">
            <text:p>DJ 19-03-2004 PP-00023 <text:s/>EMENT VOL-02144-07 PP-01732</text:p>
          </table:table-cell>
          <table:table-cell office:value-type="string" calcext:value-type="string">
            <text:p>[]</text:p>
          </table:table-cell>
          <table:table-cell office:value-type="string" calcext:value-type="string">
            <text:p>AGTE.(S) : UBERABA SPORT CLUBE </text:p>
            <text:p>ADVDO.(A/S) : RAIMUNDO CÂNDIDO JÚNIOR E OUTRO (A/S) </text:p>
            <text:p>AGDO.(A/S) : OSCAR JOSÉ DE CASTRO LACERDA </text:p>
            <text:p>ADVDO.(A/S) : ARISTOTELES ATHENIENSE E OUTRO (A/S)</text:p>
          </table:table-cell>
          <table:table-cell office:value-type="string" calcext:value-type="string">
            <text:p>Número de páginas: (06). Análise:(CEL). Revisão:(ANA). Inclusão: 20/04/04, (SVF). Alteração 15/02/2019 VRL</text:p>
          </table:table-cell>
          <table:table-cell office:value-type="string" calcext:value-type="string">
            <text:p>[]</text:p>
          </table:table-cell>
          <table:table-cell office:value-type="float" office:value="2509" calcext:value-type="float">
            <text:p>2509</text:p>
          </table:table-cell>
        </table:table-row>
        <table:table-row table:style-name="ro2">
          <table:table-cell office:value-type="float" office:value="9043" calcext:value-type="float">
            <text:p>9043</text:p>
          </table:table-cell>
          <table:table-cell office:value-type="string" calcext:value-type="string">
            <text:p>5e32c8bbd0a3cf555530ce07</text:p>
          </table:table-cell>
          <table:table-cell office:value-type="string" calcext:value-type="string">
            <text:p>AGR AI 469275</text:p>
          </table:table-cell>
          <table:table-cell office:value-type="string" calcext:value-type="string">
            <text:p>DJ 05-03-2004 PP-00019 <text:s/>EMENT VOL-02142-12 PP-02209</text:p>
          </table:table-cell>
          <table:table-cell office:value-type="string" calcext:value-type="string">
            <text:p>[]</text:p>
          </table:table-cell>
          <table:table-cell office:value-type="string" calcext:value-type="string">
            <text:p>AGTE.(S) : BANCO SAFRA S/A </text:p>
            <text:p>ADV.(A/S) : LEONARDO SANTANA CALDAS E OUTRO (A/S) </text:p>
            <text:p>AGDO.(A/S) : REINALDO DO CARMO PAULA E SILVA </text:p>
            <text:p>ADV.(A/S) : JANE VIEIRA DE SOUZA</text:p>
          </table:table-cell>
          <table:table-cell office:value-type="string" calcext:value-type="string">
            <text:p>Número de páginas: (05). Análise:(CSF). Revisão:(ANA). Inclusão: 16/04/04, (JVC). Alteração 08/02/2019 VRL</text:p>
          </table:table-cell>
          <table:table-cell office:value-type="string" calcext:value-type="string">
            <text:p>[]</text:p>
          </table:table-cell>
          <table:table-cell office:value-type="float" office:value="2580" calcext:value-type="float">
            <text:p>2580</text:p>
          </table:table-cell>
        </table:table-row>
        <table:table-row table:style-name="ro2">
          <table:table-cell office:value-type="float" office:value="9045" calcext:value-type="float">
            <text:p>9045</text:p>
          </table:table-cell>
          <table:table-cell office:value-type="string" calcext:value-type="string">
            <text:p>5e32c8bdd0a3cf555530ce09</text:p>
          </table:table-cell>
          <table:table-cell office:value-type="string" calcext:value-type="string">
            <text:p>AGR AI 480199</text:p>
          </table:table-cell>
          <table:table-cell office:value-type="string" calcext:value-type="string">
            <text:p>DJ 05-03-2004 PP-00035 <text:s/>EMENT VOL-02142-12 PP-02372</text:p>
          </table:table-cell>
          <table:table-cell office:value-type="string" calcext:value-type="string">
            <text:p>[]</text:p>
          </table:table-cell>
          <table:table-cell office:value-type="string" calcext:value-type="string">
            <text:p>AGTE.(S) : CONCESSIONÁRIA RIO-TERESÓPOLIS S/A - CRT </text:p>
            <text:p>ADV.(A/S) : JOÃO CARLOS MIRANDA GARCIA DE SOUSA E OUTRO (A/S) </text:p>
            <text:p>AGDO.(A/S) : MARCELO ASSUMPÇÃO E SENNA E OUTRO (A/S) </text:p>
            <text:p>ADV.(A/S) : LEONARDO LUZ FRAUCHES DE ANDRADE E OUTRO (A/S)</text:p>
          </table:table-cell>
          <table:table-cell office:value-type="string" calcext:value-type="string">
            <text:p>Número de páginas: (05). Análise:(CEL). Revisão:(ANA). Inclusão: 29/04/04, (MLR). Alteração: 03/05/04, (NT). Alteração 11/02/2019 VRL</text:p>
          </table:table-cell>
          <table:table-cell office:value-type="string" calcext:value-type="string">
            <text:p>[]</text:p>
          </table:table-cell>
          <table:table-cell office:value-type="float" office:value="2577" calcext:value-type="float">
            <text:p>2577</text:p>
          </table:table-cell>
        </table:table-row>
        <table:table-row table:style-name="ro2">
          <table:table-cell office:value-type="float" office:value="9046" calcext:value-type="float">
            <text:p>9046</text:p>
          </table:table-cell>
          <table:table-cell office:value-type="string" calcext:value-type="string">
            <text:p>5e32c8bed0a3cf555530ce0a</text:p>
          </table:table-cell>
          <table:table-cell office:value-type="string" calcext:value-type="string">
            <text:p>AGR AI 481780</text:p>
          </table:table-cell>
          <table:table-cell office:value-type="string" calcext:value-type="string">
            <text:p>DJ 05-03-2004 PP-00031 <text:s/>EMENT VOL-02142-12 PP-02377</text:p>
          </table:table-cell>
          <table:table-cell office:value-type="string" calcext:value-type="string">
            <text:p>[]</text:p>
          </table:table-cell>
          <table:table-cell office:value-type="string" calcext:value-type="string">
            <text:p>AGTE.(S) : MUNICÍPIO DE SÃO PAULO </text:p>
            <text:p>ADV.(A/S) : ADRIANE MIRANDA SARAIVA - JUD.21 E OUTRO (A/S) </text:p>
            <text:p>AGDO.(A/S) : SELMA ALVES E OUTRO (A/S) </text:p>
            <text:p>ADV.(A/S) : BEATRIZ D'ABREU GAMA</text:p>
          </table:table-cell>
          <table:table-cell office:value-type="string" calcext:value-type="string">
            <text:p>Acórdãos ciatdos: RE 258980 (Tribunal Pleno), RE298694 (Tribunal Pleno). Número de páginas: (04). Análise:(ANA). Revisão:(). Inclusão: 19/04/04, (MLR). Alteração: 24/05/04, (CMR). Alteração 11/02/2019 VRL</text:p>
          </table:table-cell>
          <table:table-cell office:value-type="string" calcext:value-type="string">
            <text:p>[]</text:p>
          </table:table-cell>
          <table:table-cell office:value-type="float" office:value="2576" calcext:value-type="float">
            <text:p>2576</text:p>
          </table:table-cell>
        </table:table-row>
        <table:table-row table:style-name="ro2">
          <table:table-cell office:value-type="float" office:value="9051" calcext:value-type="float">
            <text:p>9051</text:p>
          </table:table-cell>
          <table:table-cell office:value-type="string" calcext:value-type="string">
            <text:p>5e32c8c1d0a3cf555530ce0f</text:p>
          </table:table-cell>
          <table:table-cell office:value-type="string" calcext:value-type="string">
            <text:p>AGR AI 458578</text:p>
          </table:table-cell>
          <table:table-cell office:value-type="string" calcext:value-type="string">
            <text:p>DJ 16-04-2004 PP-00057 <text:s/>EMENT VOL-02147-17 PP-03298</text:p>
          </table:table-cell>
          <table:table-cell office:value-type="string" calcext:value-type="string">
            <text:p>[]</text:p>
          </table:table-cell>
          <table:table-cell office:value-type="string" calcext:value-type="string">
            <text:p>AGTE.(S) : INSTITUTO NACIONAL DO SEGURO SOCIAL - INSS </text:p>
            <text:p>ADV.(A/S) : MILENE GOULART VALADARES </text:p>
            <text:p>AGDO.(A/S) : ACIMAR COUTO </text:p>
            <text:p>ADV.(A/S) : FÚLVIO DE SANS LESSA DA ROSA</text:p>
          </table:table-cell>
          <table:table-cell office:value-type="string" calcext:value-type="string">
            <text:p>Número de páginas: (06). Análise:(CEL). Revisão:(ANA). Inclusão: 20/05/04, (JVC). Alteração 21/02/2019 VRL</text:p>
          </table:table-cell>
          <table:table-cell office:value-type="string" calcext:value-type="string">
            <text:p>[]</text:p>
          </table:table-cell>
          <table:table-cell office:value-type="float" office:value="2568" calcext:value-type="float">
            <text:p>2568</text:p>
          </table:table-cell>
        </table:table-row>
        <table:table-row table:style-name="ro2">
          <table:table-cell office:value-type="float" office:value="9052" calcext:value-type="float">
            <text:p>9052</text:p>
          </table:table-cell>
          <table:table-cell office:value-type="string" calcext:value-type="string">
            <text:p>5e32c8c2d0a3cf555530ce10</text:p>
          </table:table-cell>
          <table:table-cell office:value-type="string" calcext:value-type="string">
            <text:p>AGR AI 482943</text:p>
          </table:table-cell>
          <table:table-cell office:value-type="string" calcext:value-type="string">
            <text:p>DJ 16-04-2004 PP-00067 <text:s/>EMENT VOL-02147-20 PP-03969</text:p>
          </table:table-cell>
          <table:table-cell office:value-type="string" calcext:value-type="string">
            <text:p>[]</text:p>
          </table:table-cell>
          <table:table-cell office:value-type="string" calcext:value-type="string">
            <text:p>AGTE.(S) : GLAUCO TEIXEIRA BOUÉRI </text:p>
            <text:p>ADV.(A/S) : MARCOS ATAIDE CAVALCANTE E OUTRO (A/S) </text:p>
            <text:p>AGDO.(A/S) : DISTRITO FEDERAL </text:p>
            <text:p>ADV.(A/S) : PGDF - RENATO GRANABARA LEAL DE ARAÚJO</text:p>
          </table:table-cell>
          <table:table-cell office:value-type="string" calcext:value-type="string">
            <text:p>Número de páginas: (06). Análise:(CEL). Revisão:(ANA). Inclusão: 09/06/04, (MLR). Alteração 25/02/2019 VRL</text:p>
          </table:table-cell>
          <table:table-cell office:value-type="string" calcext:value-type="string">
            <text:p>[]</text:p>
          </table:table-cell>
          <table:table-cell office:value-type="float" office:value="2567" calcext:value-type="float">
            <text:p>2567</text:p>
          </table:table-cell>
        </table:table-row>
        <table:table-row table:style-name="ro2">
          <table:table-cell office:value-type="float" office:value="9057" calcext:value-type="float">
            <text:p>9057</text:p>
          </table:table-cell>
          <table:table-cell office:value-type="string" calcext:value-type="string">
            <text:p>5e32c8c8d0a3cf555530ce15</text:p>
          </table:table-cell>
          <table:table-cell office:value-type="string" calcext:value-type="string">
            <text:p>AGR AI 439551</text:p>
          </table:table-cell>
          <table:table-cell office:value-type="string" calcext:value-type="string">
            <text:p>DJ 05-03-2004 PP-00018 <text:s/>EMENT VOL-02142-11 PP-02001</text:p>
          </table:table-cell>
          <table:table-cell office:value-type="string" calcext:value-type="string">
            <text:p>[]</text:p>
          </table:table-cell>
          <table:table-cell office:value-type="string" calcext:value-type="string">
            <text:p>AGTE.(S) : DORVALINA NUNES DE MELLO </text:p>
            <text:p>ADV.(A/S) : LUCIANA MARTINS BARBOSA </text:p>
            <text:p>AGDO.(A/S) : ESTADO DO RIO GRANDE DO SUL </text:p>
            <text:p>ADV.(A/S) : PGE-RS - JOSÉ GUILHERME KLIEMANN</text:p>
          </table:table-cell>
          <table:table-cell office:value-type="string" calcext:value-type="string">
            <text:p>- O AI-431176-AgR foi objeto de embargos de declaração rejeitados em 03/08/2004. Número de páginas: (4). Análise:(ANA). Revisão:(). Inclusão: 14/04/04, (JVC). Alteração: 22/04/05, (SVF). Alteração 08/02/2019 VRL</text:p>
          </table:table-cell>
          <table:table-cell office:value-type="string" calcext:value-type="string">
            <text:p>[]</text:p>
          </table:table-cell>
          <table:table-cell office:value-type="float" office:value="2561" calcext:value-type="float">
            <text:p>2561</text:p>
          </table:table-cell>
        </table:table-row>
        <table:table-row table:style-name="ro2">
          <table:table-cell office:value-type="float" office:value="9065" calcext:value-type="float">
            <text:p>9065</text:p>
          </table:table-cell>
          <table:table-cell office:value-type="string" calcext:value-type="string">
            <text:p>5e32c8ced0a3cf555530ce1d</text:p>
          </table:table-cell>
          <table:table-cell office:value-type="string" calcext:value-type="string">
            <text:p>AGR AI 461825</text:p>
          </table:table-cell>
          <table:table-cell office:value-type="string" calcext:value-type="string">
            <text:p>DJ 16-04-2004 PP-00058 <text:s/>EMENT VOL-02147-17 PP-03371</text:p>
          </table:table-cell>
          <table:table-cell office:value-type="string" calcext:value-type="string">
            <text:p>[]</text:p>
          </table:table-cell>
          <table:table-cell office:value-type="string" calcext:value-type="string">
            <text:p>AGTE.(S) : ESTADO DA BAHIA </text:p>
            <text:p>ADV.(A/S) : PGE-BA - CÂNDICE LUDWIG </text:p>
            <text:p>AGDO.(A/S) : FLODOARDO CALDAS MEDEIROS DE AZEVEDO E OUTRO (A/S) </text:p>
            <text:p>ADV.(A/S) : RITA DE CASSIA C. AZEVEDO E OUTRO (A/S)</text:p>
          </table:table-cell>
          <table:table-cell office:value-type="string" calcext:value-type="string">
            <text:p>Número de páginas: (07). Análise:(ANA). Revisão:(). Inclusão: 19/05/04, (JVC). Alteração 22/02/2019 VRL</text:p>
          </table:table-cell>
          <table:table-cell office:value-type="string" calcext:value-type="string">
            <text:p>[]</text:p>
          </table:table-cell>
          <table:table-cell office:value-type="float" office:value="2553" calcext:value-type="float">
            <text:p>2553</text:p>
          </table:table-cell>
        </table:table-row>
        <table:table-row table:style-name="ro2">
          <table:table-cell office:value-type="float" office:value="9066" calcext:value-type="float">
            <text:p>9066</text:p>
          </table:table-cell>
          <table:table-cell office:value-type="string" calcext:value-type="string">
            <text:p>5e32c8d1d0a3cf555530ce1e</text:p>
          </table:table-cell>
          <table:table-cell office:value-type="string" calcext:value-type="string">
            <text:p>AGR AI 477646</text:p>
          </table:table-cell>
          <table:table-cell office:value-type="string" calcext:value-type="string">
            <text:p>DJ 05-03-2004 PP-00024 <text:s/>EMENT VOL-02142-12 PP-02357</text:p>
          </table:table-cell>
          <table:table-cell office:value-type="string" calcext:value-type="string">
            <text:p>[]</text:p>
          </table:table-cell>
          <table:table-cell office:value-type="string" calcext:value-type="string">
            <text:p>AGTE.(S) : PROFORTE S/A TRANSPORTE DE VALORES </text:p>
            <text:p>ADV.(A/S) : JOSÉ ALBERTO COUTO MACIEL E OUTRO (A/S) </text:p>
            <text:p>AGDO.(A/S) : LUCIANO GOMES COSTA </text:p>
            <text:p>ADV.(A/S) : VANDERLEI JOSÉ DAMIN E OUTRO (A/S)</text:p>
          </table:table-cell>
          <table:table-cell office:value-type="string" calcext:value-type="string">
            <text:p>Número de páginas: (05). Análise:(CEL). Revisão:(ANA). Inclusão: 27/04/04, (JVC). Alteração: 11/06/04, (CMR). Alteração 11/02/2019 VRL</text:p>
          </table:table-cell>
          <table:table-cell office:value-type="string" calcext:value-type="string">
            <text:p>[]</text:p>
          </table:table-cell>
          <table:table-cell office:value-type="float" office:value="2550" calcext:value-type="float">
            <text:p>2550</text:p>
          </table:table-cell>
        </table:table-row>
        <table:table-row table:style-name="ro2">
          <table:table-cell office:value-type="float" office:value="9073" calcext:value-type="float">
            <text:p>9073</text:p>
          </table:table-cell>
          <table:table-cell office:value-type="string" calcext:value-type="string">
            <text:p>5e32c8d6d0a3cf555530ce25</text:p>
          </table:table-cell>
          <table:table-cell office:value-type="string" calcext:value-type="string">
            <text:p>ED AI 318623</text:p>
          </table:table-cell>
          <table:table-cell office:value-type="string" calcext:value-type="string">
            <text:p>DJ 27-02-2004 PP-00031 <text:s/>EMENT VOL-02141-05 PP-01122</text:p>
          </table:table-cell>
          <table:table-cell office:value-type="string" calcext:value-type="string">
            <text:p>[]</text:p>
          </table:table-cell>
          <table:table-cell office:value-type="string" calcext:value-type="string">
            <text:p>EMBTE.(S) : CAIXA ECONÔMICA FEDERAL </text:p>
            <text:p>ADVDOS. : SÉRGIO LUIZ GUIMARÃES FARIAS E OUTRO (A/S) </text:p>
            <text:p>EMBDO.(A/S) : ANILDO CORDEIRO MULLER E OUTROS </text:p>
            <text:p>ADVDOS. : JOSÉ EMÍLIO BOGONI E OUTRO</text:p>
          </table:table-cell>
          <table:table-cell office:value-type="string" calcext:value-type="string">
            <text:p>O AI 485073 ED foi objeto de embargos de declaração recebidos parcialmente em 21/09/2004. Número de páginas: (5). Análise:(CEL). Revisão:(ANA). Inclusão: 14/04/04, (JVC). Alteração: 06/01/06, (SVF). Alteração: 08/04/2019 (CLN).</text:p>
          </table:table-cell>
          <table:table-cell office:value-type="string" calcext:value-type="string">
            <text:p>[]</text:p>
          </table:table-cell>
          <table:table-cell office:value-type="float" office:value="2543" calcext:value-type="float">
            <text:p>2543</text:p>
          </table:table-cell>
        </table:table-row>
        <table:table-row table:style-name="ro2">
          <table:table-cell office:value-type="float" office:value="9074" calcext:value-type="float">
            <text:p>9074</text:p>
          </table:table-cell>
          <table:table-cell office:value-type="string" calcext:value-type="string">
            <text:p>5e32c8d7d0a3cf555530ce26</text:p>
          </table:table-cell>
          <table:table-cell office:value-type="string" calcext:value-type="string">
            <text:p>AGR AI 452772</text:p>
          </table:table-cell>
          <table:table-cell office:value-type="string" calcext:value-type="string">
            <text:p>DJ 16-04-2004 PP-00056 <text:s/>EMENT VOL-02147-16 PP-03211</text:p>
          </table:table-cell>
          <table:table-cell office:value-type="string" calcext:value-type="string">
            <text:p>[]</text:p>
          </table:table-cell>
          <table:table-cell office:value-type="string" calcext:value-type="string">
            <text:p>AGTE.(S) : JOÃO LOPES DA SILVA NETO E OUTRO (A/S) </text:p>
            <text:p>ADV.(A/S) : BENSION COSLOVSKY E OUTRO (A/S) </text:p>
            <text:p>AGDO.(A/S) : ESTADO DE SÃO PAULO </text:p>
            <text:p>ADV.(A/S) : PGE-SP - NEWTON JORGE</text:p>
          </table:table-cell>
          <table:table-cell office:value-type="string" calcext:value-type="string">
            <text:p>Número de páginas: (07). Análise:(CEL). Revisão:(ANA). Inclusão: 24/05/04, (MLR). Alteração: 02/06/04, (JVC). Alteração 21/02/2019 VRL</text:p>
          </table:table-cell>
          <table:table-cell office:value-type="string" calcext:value-type="string">
            <text:p>[]</text:p>
          </table:table-cell>
          <table:table-cell office:value-type="float" office:value="2542" calcext:value-type="float">
            <text:p>2542</text:p>
          </table:table-cell>
        </table:table-row>
        <table:table-row table:style-name="ro3">
          <table:table-cell office:value-type="float" office:value="9083" calcext:value-type="float">
            <text:p>9083</text:p>
          </table:table-cell>
          <table:table-cell office:value-type="string" calcext:value-type="string">
            <text:p>5e32c8e1d0a3cf555530ce2f</text:p>
          </table:table-cell>
          <table:table-cell office:value-type="string" calcext:value-type="string">
            <text:p>AGR AI 468690</text:p>
          </table:table-cell>
          <table:table-cell office:value-type="string" calcext:value-type="string">
            <text:p>DJ 26-03-2004 PP-00025 <text:s/>EMENT VOL-02145-08 PP-01609</text:p>
          </table:table-cell>
          <table:table-cell office:value-type="string" calcext:value-type="string">
            <text:p>[]</text:p>
          </table:table-cell>
          <table:table-cell office:value-type="string" calcext:value-type="string">
            <text:p>AGTE.(S) : PROFORTE S/A - TRANSPORTE DE VALORES </text:p>
            <text:p>ADV.(A/S) : DENILSON FONSECA GONÇALVES E OUTRO (A/S) </text:p>
            <text:p>ADV.(A/S) : JOSÉ ALBERTO COUTO MACIEL </text:p>
            <text:p>AGDO.(A/S) : ANA MARIA JEFREMOVAS AZEVEDO </text:p>
            <text:p>ADV.(A/S) : GILBERTO GONÇALVES MOLINA </text:p>
            <text:p>AGDO.(A/S) : SERVIÇOS ESPECIAIS DE SEGURANÇA E TRANSPORTE DE VALORES S.A. - SEG</text:p>
          </table:table-cell>
          <table:table-cell office:value-type="string" calcext:value-type="string">
            <text:p>O AI 473738 AgR foi objeto de embargos de declaração rejeitados em 01/06/2004. O AI 485372 AgR foi objeto de embargos de declaração rejeitados em 22/06/2004. O AI 476129 AgR foi objeto de embargos de declaração rejeitados em 19/04/2005. Número de páginas: (04). Análise:(CEL). Revisão:(ANA). Inclusão: 07/05/04, (JVC). Alteração: 09/12/05, (SVF). Alteração: 18/02/2019, LRC.</text:p>
          </table:table-cell>
          <table:table-cell office:value-type="string" calcext:value-type="string">
            <text:p>[]</text:p>
          </table:table-cell>
          <table:table-cell office:value-type="float" office:value="2533" calcext:value-type="float">
            <text:p>2533</text:p>
          </table:table-cell>
        </table:table-row>
        <table:table-row table:style-name="ro2">
          <table:table-cell office:value-type="float" office:value="9089" calcext:value-type="float">
            <text:p>9089</text:p>
          </table:table-cell>
          <table:table-cell office:value-type="string" calcext:value-type="string">
            <text:p>5e32c8e7d0a3cf555530ce35</text:p>
          </table:table-cell>
          <table:table-cell office:value-type="string" calcext:value-type="string">
            <text:p>AGR RE 399810</text:p>
          </table:table-cell>
          <table:table-cell office:value-type="string" calcext:value-type="string">
            <text:p>DJ 19-03-2004 PP-00021 <text:s/>EMENT VOL-02144-05 PP-01287</text:p>
          </table:table-cell>
          <table:table-cell office:value-type="string" calcext:value-type="string">
            <text:p>[]</text:p>
          </table:table-cell>
          <table:table-cell office:value-type="string" calcext:value-type="string">
            <text:p>AGTE.(S) : AMERICEL S/A </text:p>
            <text:p>ADV.(A/S) : ROBINSON NEVES FILHO E OUTRO (A/S) </text:p>
            <text:p>AGDO.(A/S) : JOSÉ WILSON DE LIMA </text:p>
            <text:p>ADV.(A/S) : IVON JOSÉ DE LUCENA E OUTRO (A/S)</text:p>
          </table:table-cell>
          <table:table-cell office:value-type="string" calcext:value-type="string">
            <text:p>O AI 452548 AgR foi objeto de embargos de declaração rejeitados em 18/05/2004. O AI 466980 AgR foi objeto de embargos de declaração rejeitados em 04/05/2004. O AI 471750 AgR foi objeto de embargos de declaração rejeitados em 04/05/2004. O AI 475025 AgR foi objeto de embargos de declaração rejeitados em 04/05/2004. O AI 466703 AgR foi objeto de embargos de declaração de Declaração rejeitados em 04/05/2004. O AI 450962 AgR foi objeto de embargos de declaração rejeitados em 27/04/2004. O AI 514014 AgR foi objeto de embargos de declaração rejeitados em 22/03/2005. Número de páginas: (05). Análise:(CEL). Revisão:(ANA). Inclusão: 19/04/04, (SVF). Alteração: 17/05/05, (MLR). Alteração 18/02/2019 VRL</text:p>
          </table:table-cell>
          <table:table-cell office:value-type="string" calcext:value-type="string">
            <text:p>[]</text:p>
          </table:table-cell>
          <table:table-cell office:value-type="float" office:value="2519" calcext:value-type="float">
            <text:p>2519</text:p>
          </table:table-cell>
        </table:table-row>
        <table:table-row table:style-name="ro6">
          <table:table-cell office:value-type="float" office:value="9099" calcext:value-type="float">
            <text:p>9099</text:p>
          </table:table-cell>
          <table:table-cell office:value-type="string" calcext:value-type="string">
            <text:p>5e32c8eed0a3cf555530ce3f</text:p>
          </table:table-cell>
          <table:table-cell office:value-type="string" calcext:value-type="string">
            <text:p>AGR AI 475564</text:p>
          </table:table-cell>
          <table:table-cell office:value-type="string" calcext:value-type="string">
            <text:p>DJ 19-03-2004 PP-00031 <text:s/>EMENT VOL-02144-08 PP-01934</text:p>
          </table:table-cell>
          <table:table-cell office:value-type="string" calcext:value-type="string">
            <text:p>[]</text:p>
          </table:table-cell>
          <table:table-cell office:value-type="string" calcext:value-type="string">
            <text:p>AGTE.(S) : ABESA ADMINISTRADORA DE BENS E EMPREENDIMENTOS S/A </text:p>
            <text:p>ADV.(A/S) : OSVALDO J. PACHECO E OUTRO (A/S) </text:p>
            <text:p>AGDO.(A/S) : MASSA FALIDA DE FILTROS LOGAN S/A - INDÚSTRIA </text:p>
            <text:p> E COMÉRCIO E OUTRO (A/S) </text:p>
            <text:p>ADV.(A/S) : MARA MELLO DE CAMPOS</text:p>
          </table:table-cell>
          <table:table-cell office:value-type="string" calcext:value-type="string">
            <text:p>Número de páginas: (06). Análise:(CEL). Revisão:(ANA). Inclusão: 16/04/04, (SVF). Alteração: 19/04/04, (NT). Alteração 15/02/2019 VRL</text:p>
          </table:table-cell>
          <table:table-cell office:value-type="string" calcext:value-type="string">
            <text:p>[]</text:p>
          </table:table-cell>
          <table:table-cell office:value-type="float" office:value="2506" calcext:value-type="float">
            <text:p>2506</text:p>
          </table:table-cell>
        </table:table-row>
        <table:table-row table:style-name="ro2">
          <table:table-cell office:value-type="float" office:value="9102" calcext:value-type="float">
            <text:p>9102</text:p>
          </table:table-cell>
          <table:table-cell office:value-type="string" calcext:value-type="string">
            <text:p>5e32c8f0d0a3cf555530ce42</text:p>
          </table:table-cell>
          <table:table-cell office:value-type="string" calcext:value-type="string">
            <text:p>AGR AI 475754</text:p>
          </table:table-cell>
          <table:table-cell office:value-type="string" calcext:value-type="string">
            <text:p>DJ 19-03-2004 PP-00031 <text:s/>EMENT VOL-02144-08 PP-01940</text:p>
          </table:table-cell>
          <table:table-cell office:value-type="string" calcext:value-type="string">
            <text:p>[]</text:p>
          </table:table-cell>
          <table:table-cell office:value-type="string" calcext:value-type="string">
            <text:p>AGTE.(S) : TELEMAR NORTE LESTE S/A - FILIAL MINAS GERAIS </text:p>
            <text:p>ADV.(A/S) : FLÁVIA ANDRÉA PIMENTA RAW E OUTRO (A/S) </text:p>
            <text:p>AGDO.(A/S) : CARLOS ALBERTO HANTEGUESTT BECHARA </text:p>
            <text:p>ADV.(A/S) : NELSON HENRIQUE REZENDE PEREIRA E OUTRO (A/S)</text:p>
          </table:table-cell>
          <table:table-cell office:value-type="string" calcext:value-type="string">
            <text:p>Número de páginas: (06). Análise:(CEL). Revisão:(ANA). Inclusão: 19/04/04, (SVF). Alteração: 23/04/04, (NT). Alteração 15/02/2019 VRL</text:p>
          </table:table-cell>
          <table:table-cell office:value-type="string" calcext:value-type="string">
            <text:p>[]</text:p>
          </table:table-cell>
          <table:table-cell office:value-type="float" office:value="2505" calcext:value-type="float">
            <text:p>2505</text:p>
          </table:table-cell>
        </table:table-row>
        <table:table-row table:style-name="ro2">
          <table:table-cell office:value-type="float" office:value="9114" calcext:value-type="float">
            <text:p>9114</text:p>
          </table:table-cell>
          <table:table-cell office:value-type="string" calcext:value-type="string">
            <text:p>5e32c906d0a3cf555530ce4e</text:p>
          </table:table-cell>
          <table:table-cell office:value-type="string" calcext:value-type="string">
            <text:p>AGR AI 306763</text:p>
          </table:table-cell>
          <table:table-cell office:value-type="string" calcext:value-type="string">
            <text:p>DJ 05-03-2004 PP-00016 <text:s/>EMENT VOL-02142-07 PP-01153</text:p>
          </table:table-cell>
          <table:table-cell office:value-type="string" calcext:value-type="string">
            <text:p>[]</text:p>
          </table:table-cell>
          <table:table-cell office:value-type="string" calcext:value-type="string">
            <text:p>AGTES. : SÉRGIO SANCHES SOARES E OUTROS </text:p>
            <text:p>ADVDOS. : ROBERTO CORREIA DA SILVA GOMES CALDAS E OUTROS </text:p>
            <text:p>AGDO. : ESTADO DE SÃO PAULO </text:p>
            <text:p>ADVDOS. : PGE-SP - GEORGE TAKEDA E OUTROS</text:p>
          </table:table-cell>
          <table:table-cell office:value-type="string" calcext:value-type="string">
            <text:p>Número de páginas: (04). Análise:(CEL). Revisão:(). Inclusão: 20/04/04, (JVC). Alteração 07/02/2019 VRL</text:p>
          </table:table-cell>
          <table:table-cell office:value-type="string" calcext:value-type="string">
            <text:p>[]</text:p>
          </table:table-cell>
          <table:table-cell office:value-type="float" office:value="2611" calcext:value-type="float">
            <text:p>2611</text:p>
          </table:table-cell>
        </table:table-row>
        <table:table-row table:style-name="ro2">
          <table:table-cell office:value-type="float" office:value="9119" calcext:value-type="float">
            <text:p>9119</text:p>
          </table:table-cell>
          <table:table-cell office:value-type="string" calcext:value-type="string">
            <text:p>5e32c909d0a3cf555530ce53</text:p>
          </table:table-cell>
          <table:table-cell office:value-type="string" calcext:value-type="string">
            <text:p>AGR AI 394934</text:p>
          </table:table-cell>
          <table:table-cell office:value-type="string" calcext:value-type="string">
            <text:p>DJ 16-04-2004 PP-00053 <text:s/>EMENT VOL-02147-15 PP-02988</text:p>
          </table:table-cell>
          <table:table-cell office:value-type="string" calcext:value-type="string">
            <text:p>[]</text:p>
          </table:table-cell>
          <table:table-cell office:value-type="string" calcext:value-type="string">
            <text:p>AGTE.(S) : ANTÔNIO BRANCO E CÔNJUGE </text:p>
            <text:p>ADVDO.(A/S) : LIAMARA FELIX ROSATTO FERREIRA </text:p>
            <text:p>AGDO.(A/S) : BANCO BRADESCO S/A </text:p>
            <text:p>ADVDO.(A/S) : LUIZ CARLOS BETTIOL E OUTROS</text:p>
          </table:table-cell>
          <table:table-cell office:value-type="string" calcext:value-type="string">
            <text:p>Número de páginas: (06). Análise:(CEL). Revisão:(ANA). Inclusão: 18/06/04, (JVC). Alteração: 19/09/05, (SVF). Alteração 21/02/2019 VRL</text:p>
          </table:table-cell>
          <table:table-cell office:value-type="string" calcext:value-type="string">
            <text:p>[]</text:p>
          </table:table-cell>
          <table:table-cell office:value-type="float" office:value="2702" calcext:value-type="float">
            <text:p>2702</text:p>
          </table:table-cell>
        </table:table-row>
        <table:table-row table:style-name="ro2">
          <table:table-cell office:value-type="float" office:value="9122" calcext:value-type="float">
            <text:p>9122</text:p>
          </table:table-cell>
          <table:table-cell office:value-type="string" calcext:value-type="string">
            <text:p>5e32c911d0a3cf555530ce56</text:p>
          </table:table-cell>
          <table:table-cell office:value-type="string" calcext:value-type="string">
            <text:p>RMS 24676</text:p>
          </table:table-cell>
          <table:table-cell office:value-type="string" calcext:value-type="string">
            <text:p>DJ 28-05-2004 PP-00036 <text:s/>EMENT VOL-02153-04 PP-00691</text:p>
          </table:table-cell>
          <table:table-cell office:value-type="string" calcext:value-type="string">
            <text:p>[]</text:p>
          </table:table-cell>
          <table:table-cell office:value-type="string" calcext:value-type="string">
            <text:p>RECTE.(S) : CEDAR PETROCHEMICALS, INC. </text:p>
            <text:p>ADVDO.(A/S) : FLÁVIO DE ALMEIDA SALLES JÚNIOR E OUTRO </text:p>
            <text:p>RECDO.(A/S) : UNIÃO </text:p>
            <text:p>ADVDO.(A/S) : ADVOGADO-GERAL DA UNIÃO</text:p>
          </table:table-cell>
          <table:table-cell office:value-type="string" calcext:value-type="string">
            <text:p>Votação: por maioria, vencido o Min. Carlos Britto. Resultado: não conhecido. Número de páginas: (11). Análise:(JOY). Revisão:(RCO). Inclusão: 05/01/05, (MLR). Alteração: 07/01/05, (MLR). Alteração: 12/06/19, (MTH).</text:p>
          </table:table-cell>
          <table:table-cell office:value-type="string" calcext:value-type="string">
            <text:p>[]</text:p>
          </table:table-cell>
          <table:table-cell office:value-type="float" office:value="2721" calcext:value-type="float">
            <text:p>2721</text:p>
          </table:table-cell>
        </table:table-row>
        <table:table-row table:style-name="ro5">
          <table:table-cell office:value-type="float" office:value="9130" calcext:value-type="float">
            <text:p>9130</text:p>
          </table:table-cell>
          <table:table-cell office:value-type="string" calcext:value-type="string">
            <text:p>5e32c916d0a3cf555530ce5e</text:p>
          </table:table-cell>
          <table:table-cell office:value-type="string" calcext:value-type="string">
            <text:p>AGR AI 483017</text:p>
          </table:table-cell>
          <table:table-cell office:value-type="string" calcext:value-type="string">
            <text:p>DJ 16-04-2004 PP-00087 <text:s/>EMENT VOL-02147-20 PP-03975</text:p>
          </table:table-cell>
          <table:table-cell office:value-type="string" calcext:value-type="string">
            <text:p>[]</text:p>
          </table:table-cell>
          <table:table-cell office:value-type="string" calcext:value-type="string">
            <text:p>AGTE.(S) : RICARDO ZARATTINI FILHO </text:p>
            <text:p>ADV.(A/S) : FERNANDO GARCIA CARVALHO DO AMARAL E OUTRO (A/S) </text:p>
            <text:p>AGDO.(A/S) : PROCURADORIA REGIONAL ELEITORAL DE SÃO PAULO</text:p>
          </table:table-cell>
          <table:table-cell office:value-type="string" calcext:value-type="string">
            <text:p>O AI 483017 AgR foi objeto de embargos de declaração rejeitados em 08/11/2005. Número de páginas: (06). Análise:(CEL). Revisão:(ANA). Inclusão: 15/06/04, (SVF). Alteração: 15/12/05, (SVF). Alteração 25/02/2019 VRL</text:p>
          </table:table-cell>
          <table:table-cell office:value-type="string" calcext:value-type="string">
            <text:p>[]</text:p>
          </table:table-cell>
          <table:table-cell office:value-type="float" office:value="2711" calcext:value-type="float">
            <text:p>2711</text:p>
          </table:table-cell>
        </table:table-row>
        <table:table-row table:style-name="ro3">
          <table:table-cell office:value-type="float" office:value="9136" calcext:value-type="float">
            <text:p>9136</text:p>
          </table:table-cell>
          <table:table-cell office:value-type="string" calcext:value-type="string">
            <text:p>5e32c91fd0a3cf555530ce64</text:p>
          </table:table-cell>
          <table:table-cell office:value-type="string" calcext:value-type="string">
            <text:p>AGR AI 468546</text:p>
          </table:table-cell>
          <table:table-cell office:value-type="string" calcext:value-type="string">
            <text:p>DJ 16-04-2004 PP-00088 <text:s/>EMENT VOL-02147-18 PP-03553</text:p>
          </table:table-cell>
          <table:table-cell office:value-type="string" calcext:value-type="string">
            <text:p>[]</text:p>
          </table:table-cell>
          <table:table-cell office:value-type="string" calcext:value-type="string">
            <text:p>AGTE.(S) : PROFORTE S/A - TRANSPORTE DE VALORES </text:p>
            <text:p>ADV.(A/S) : JOSÉ ALBERTO COUTO MACIEL E OUTRO (A/S) </text:p>
            <text:p>AGDO.(A/S) : SÉRGIO ROBERTO VIEGAS LOPES </text:p>
            <text:p>ADV.(A/S) : FRANCISCO GOMES BEZERRA </text:p>
            <text:p>AGDO.(A/S) : SERVIÇOS ESPECIAIS DE SEGURANÇA E TRANSPORTE </text:p>
            <text:p> DE VALORES S/A - SEG</text:p>
          </table:table-cell>
          <table:table-cell office:value-type="string" calcext:value-type="string">
            <text:p>Número de páginas: (06). Análise:(CEL). Revisão:(ANA). Inclusão: 19/05/04, (JVC). Alteração: 31/05/04, (MLR). Alteração 22/02/2019 VRL</text:p>
          </table:table-cell>
          <table:table-cell office:value-type="string" calcext:value-type="string">
            <text:p>[]</text:p>
          </table:table-cell>
          <table:table-cell office:value-type="float" office:value="2701" calcext:value-type="float">
            <text:p>2701</text:p>
          </table:table-cell>
        </table:table-row>
        <table:table-row table:style-name="ro2">
          <table:table-cell office:value-type="float" office:value="9139" calcext:value-type="float">
            <text:p>9139</text:p>
          </table:table-cell>
          <table:table-cell office:value-type="string" calcext:value-type="string">
            <text:p>5e32c922d0a3cf555530ce67</text:p>
          </table:table-cell>
          <table:table-cell office:value-type="string" calcext:value-type="string">
            <text:p>AGR AI 453445</text:p>
          </table:table-cell>
          <table:table-cell office:value-type="string" calcext:value-type="string">
            <text:p>DJ 16-04-2004 PP-00056 <text:s/>EMENT VOL-02147-16 PP-03235</text:p>
          </table:table-cell>
          <table:table-cell office:value-type="string" calcext:value-type="string">
            <text:p>[]</text:p>
          </table:table-cell>
          <table:table-cell office:value-type="string" calcext:value-type="string">
            <text:p>AGTE.(S) : JEFERSON SÁ GENN DE ALMEIDA E OUTRO (A/S) </text:p>
            <text:p>ADV.(A/S) : ADILSON DE VASCONCELLOS LEAL E OUTRO (A/S) </text:p>
            <text:p>AGDO.(A/S) : UNIÃO </text:p>
            <text:p>ADV.(A/S) : ADVOGADO-GERAL DA UNIÃO</text:p>
          </table:table-cell>
          <table:table-cell office:value-type="string" calcext:value-type="string">
            <text:p>Número de páginas: (06). Análise:(ANA). Inclusão: 21/06/04, (MLR). Alteração 21/02/2019 VRL</text:p>
          </table:table-cell>
          <table:table-cell office:value-type="string" calcext:value-type="string">
            <text:p>[]</text:p>
          </table:table-cell>
          <table:table-cell office:value-type="float" office:value="2696" calcext:value-type="float">
            <text:p>2696</text:p>
          </table:table-cell>
        </table:table-row>
        <table:table-row table:style-name="ro2">
          <table:table-cell office:value-type="float" office:value="9141" calcext:value-type="float">
            <text:p>9141</text:p>
          </table:table-cell>
          <table:table-cell office:value-type="string" calcext:value-type="string">
            <text:p>5e32c923d0a3cf555530ce69</text:p>
          </table:table-cell>
          <table:table-cell office:value-type="string" calcext:value-type="string">
            <text:p>AGR AI 478167</text:p>
          </table:table-cell>
          <table:table-cell office:value-type="string" calcext:value-type="string">
            <text:p>DJ 16-04-2004 PP-00077 <text:s/>EMENT VOL-02147-19 PP-03832</text:p>
          </table:table-cell>
          <table:table-cell office:value-type="string" calcext:value-type="string">
            <text:p>[]</text:p>
          </table:table-cell>
          <table:table-cell office:value-type="string" calcext:value-type="string">
            <text:p>AGTE.(S) : ERIVALDO FERREIRA DA SILVA </text:p>
            <text:p>ADVDO.(A/S) : JOSÉ EYMARD LOGUERCIO E OUTRO (A/S) </text:p>
            <text:p>AGDO.(A/S) : PETRÓLEO BRASILEIRO S/A - PETROBRÁS </text:p>
            <text:p>ADVDO.(A/S) : EDUARDO DE BARROS PEREIRA E OUTRO (A/S)</text:p>
          </table:table-cell>
          <table:table-cell office:value-type="string" calcext:value-type="string">
            <text:p>Número de páginas: (06). Análise:(CEL). Revisão:(ANA). Inclusão: 15/06/04, (SVF). Alteração 25/02/2019 VRL</text:p>
          </table:table-cell>
          <table:table-cell office:value-type="string" calcext:value-type="string">
            <text:p>[]</text:p>
          </table:table-cell>
          <table:table-cell office:value-type="float" office:value="2694" calcext:value-type="float">
            <text:p>2694</text:p>
          </table:table-cell>
        </table:table-row>
        <table:table-row table:style-name="ro3">
          <table:table-cell office:value-type="float" office:value="9142" calcext:value-type="float">
            <text:p>9142</text:p>
          </table:table-cell>
          <table:table-cell office:value-type="string" calcext:value-type="string">
            <text:p>5e32c923d0a3cf555530ce6a</text:p>
          </table:table-cell>
          <table:table-cell office:value-type="string" calcext:value-type="string">
            <text:p>AGR AI 481326</text:p>
          </table:table-cell>
          <table:table-cell office:value-type="string" calcext:value-type="string">
            <text:p>DJ 16-04-2004 PP-00067 <text:s/>EMENT VOL-02147-20 PP-03921</text:p>
          </table:table-cell>
          <table:table-cell office:value-type="string" calcext:value-type="string">
            <text:p>[]</text:p>
          </table:table-cell>
          <table:table-cell office:value-type="string" calcext:value-type="string">
            <text:p>AGTE.(S) : TOZO ODA </text:p>
            <text:p>ADV.(A/S) : ALMIR JOSÉ DOS SANTOS </text:p>
            <text:p>ADV.(A/S) : RÉGIS PEREIRA MACHADO E OUTRO (A/S) </text:p>
            <text:p>AGDO.(A/S) : COOPERATIVA MISTA AGROPECUÁRIA DE PATOS DE </text:p>
            <text:p> MINAS LTDA E OUTRO (A/S) </text:p>
            <text:p>ADV.(A/S) : JOÃO HUMBERTO DE CAMPOS E OUTRO (A/S)</text:p>
          </table:table-cell>
          <table:table-cell office:value-type="string" calcext:value-type="string">
            <text:p>Número de páginas: (06). Análise:(CEL). Revisão:(ANA). Inclusão: 17/06/04, (MLR). Alteração 25/02/2019 VRL</text:p>
          </table:table-cell>
          <table:table-cell office:value-type="string" calcext:value-type="string">
            <text:p>[]</text:p>
          </table:table-cell>
          <table:table-cell office:value-type="float" office:value="2693" calcext:value-type="float">
            <text:p>2693</text:p>
          </table:table-cell>
        </table:table-row>
        <table:table-row table:style-name="ro3">
          <table:table-cell office:value-type="float" office:value="9144" calcext:value-type="float">
            <text:p>9144</text:p>
          </table:table-cell>
          <table:table-cell office:value-type="string" calcext:value-type="string">
            <text:p>5e32c926d0a3cf555530ce6c</text:p>
          </table:table-cell>
          <table:table-cell office:value-type="string" calcext:value-type="string">
            <text:p>SEC 7545</text:p>
          </table:table-cell>
          <table:table-cell office:value-type="string" calcext:value-type="string">
            <text:p>DJ 21-05-2004 PP-00050 <text:s/>EMENT VOL-02152-01 PP-00207</text:p>
          </table:table-cell>
          <table:table-cell office:value-type="string" calcext:value-type="string">
            <text:p>[]</text:p>
          </table:table-cell>
          <table:table-cell office:value-type="string" calcext:value-type="string">
            <text:p>REQTE.(S) : DOMINGOS ARMANDO DONIDA </text:p>
            <text:p>ADVDO.(A/S) : ENOS ZANCONTI DE AZAMBUJA </text:p>
            <text:p>REQDO.(A/S) : MARIE-PAULE DOUCET DONIDA OU MARIE-PAULE </text:p>
            <text:p> ANDRÉE DOUCET </text:p>
            <text:p>ADVDO.(A/S) : ENOS ZANCONTI DE AZAMBUJA </text:p>
            <text:p>CURADOR(A/S)(ES): MÁRCIO PEREIRA PINTO GARCIA</text:p>
          </table:table-cell>
          <table:table-cell office:value-type="string" calcext:value-type="string">
            <text:p>Votação: unânime. Resultado: deferido. - O acórdão proferido na SEC-7545 tornou-se sem efeito no julgamento de Questão de Ordem em 15/04/2004. Número de páginas: (06). Análise:(ANA). Revisão:(). Inclusão: 05/08/04, (MLR). Alteração: 26/08/2019, (PDR).</text:p>
          </table:table-cell>
          <table:table-cell office:value-type="string" calcext:value-type="string">
            <text:p>[]</text:p>
          </table:table-cell>
          <table:table-cell office:value-type="float" office:value="2690" calcext:value-type="float">
            <text:p>2690</text:p>
          </table:table-cell>
        </table:table-row>
        <table:table-row table:style-name="ro3">
          <table:table-cell office:value-type="float" office:value="9149" calcext:value-type="float">
            <text:p>9149</text:p>
          </table:table-cell>
          <table:table-cell office:value-type="string" calcext:value-type="string">
            <text:p>5e32c92cd0a3cf555530ce71</text:p>
          </table:table-cell>
          <table:table-cell office:value-type="string" calcext:value-type="string">
            <text:p>AGR AI 443629</text:p>
          </table:table-cell>
          <table:table-cell office:value-type="string" calcext:value-type="string">
            <text:p>DJ 16-04-2004 PP-00055 <text:s/>EMENT VOL-02147-16 PP-03160</text:p>
          </table:table-cell>
          <table:table-cell office:value-type="string" calcext:value-type="string">
            <text:p>[]</text:p>
          </table:table-cell>
          <table:table-cell office:value-type="string" calcext:value-type="string">
            <text:p>AGTE.(S) : SINDICATO DOS TRABALHADORES ATIVOS </text:p>
            <text:p> APOSENTADOS E PENSIONISTAS DO SERVIÇO PÚBLICO FEDERAL </text:p>
            <text:p> DE MINAS GERAIS - SINDSEP/MG </text:p>
            <text:p>ADV.(A/S) : MARIA DA CONCEIÇÃO CARREIRA ALVIM E OUTRO (A/S) </text:p>
            <text:p>AGDO.(A/S) : COMISSÃO NACIONAL DE ENERGIA NUCLEAR - CNEN </text:p>
            <text:p>ADV.(A/S) : PROCURADORIA-GERAL FEDERAL</text:p>
          </table:table-cell>
          <table:table-cell office:value-type="string" calcext:value-type="string">
            <text:p>Número de páginas: (08). Análise:(CEL). Revisão:(ANA). Inclusão: 18/06/04, (JVC). Alteração 21/02/2019 VRL</text:p>
          </table:table-cell>
          <table:table-cell office:value-type="string" calcext:value-type="string">
            <text:p>[]</text:p>
          </table:table-cell>
          <table:table-cell office:value-type="float" office:value="2685" calcext:value-type="float">
            <text:p>2685</text:p>
          </table:table-cell>
        </table:table-row>
        <table:table-row table:style-name="ro2">
          <table:table-cell office:value-type="float" office:value="9150" calcext:value-type="float">
            <text:p>9150</text:p>
          </table:table-cell>
          <table:table-cell office:value-type="string" calcext:value-type="string">
            <text:p>5e32c92dd0a3cf555530ce72</text:p>
          </table:table-cell>
          <table:table-cell office:value-type="string" calcext:value-type="string">
            <text:p>AGR RE 387968</text:p>
          </table:table-cell>
          <table:table-cell office:value-type="string" calcext:value-type="string">
            <text:p>DJ 16-04-2004 PP-00084 <text:s/>EMENT VOL-02147-15 PP-02968</text:p>
          </table:table-cell>
          <table:table-cell office:value-type="string" calcext:value-type="string">
            <text:p>[]</text:p>
          </table:table-cell>
          <table:table-cell office:value-type="string" calcext:value-type="string">
            <text:p>AGTE.(S) : DISTRITO FEDERAL </text:p>
            <text:p>ADV.(A/S) : PGDF - LUCAS AIRES BENTO GRAF </text:p>
            <text:p>AGDO.(A/S) : PEDRO DELFORGE </text:p>
            <text:p>ADV.(A/S) : ELZA DA SILVA GUIMARÃES E OUTRO (A/S)</text:p>
          </table:table-cell>
          <table:table-cell office:value-type="string" calcext:value-type="string">
            <text:p>Número de páginas: (06). Análise:(ANA). Inclusão: 20/05/04, (JVC). Alteração: 06/02/06, (MLR). Alteração 25/02/2019 VRL</text:p>
          </table:table-cell>
          <table:table-cell office:value-type="string" calcext:value-type="string">
            <text:p>[]</text:p>
          </table:table-cell>
          <table:table-cell office:value-type="float" office:value="2684" calcext:value-type="float">
            <text:p>2684</text:p>
          </table:table-cell>
        </table:table-row>
        <table:table-row table:style-name="ro2">
          <table:table-cell office:value-type="float" office:value="9159" calcext:value-type="float">
            <text:p>9159</text:p>
          </table:table-cell>
          <table:table-cell office:value-type="string" calcext:value-type="string">
            <text:p>5e32c936d0a3cf555530ce7b</text:p>
          </table:table-cell>
          <table:table-cell office:value-type="string" calcext:value-type="string">
            <text:p>AGR AI 477072</text:p>
          </table:table-cell>
          <table:table-cell office:value-type="string" calcext:value-type="string">
            <text:p>DJ 16-04-2004 PP-00086 <text:s/>EMENT VOL-02147-19 PP-03767</text:p>
          </table:table-cell>
          <table:table-cell office:value-type="string" calcext:value-type="string">
            <text:p>[]</text:p>
          </table:table-cell>
          <table:table-cell office:value-type="string" calcext:value-type="string">
            <text:p>AGTE.(S) : PAES MENDONÇA S/A </text:p>
            <text:p>ADV.(A/S) : JOSÉ OSWALDO CORRÊA E OUTRO (A/S) </text:p>
            <text:p>AGDO.(A/S) : ESTADO DO RIO DE JANEIRO </text:p>
            <text:p>ADV.(A/S) : PGE-RJ - DANIELA ALLAM GIACOMET</text:p>
          </table:table-cell>
          <table:table-cell office:value-type="string" calcext:value-type="string">
            <text:p>Número de páginas: (06). Análise:(CEL). Revisão:(ANA). Inclusão: 18/06/04, (JVC). Alteração 22/02/2019 VRL</text:p>
          </table:table-cell>
          <table:table-cell office:value-type="string" calcext:value-type="string">
            <text:p>[]</text:p>
          </table:table-cell>
          <table:table-cell office:value-type="float" office:value="2674" calcext:value-type="float">
            <text:p>2674</text:p>
          </table:table-cell>
        </table:table-row>
        <table:table-row table:style-name="ro5">
          <table:table-cell office:value-type="float" office:value="9171" calcext:value-type="float">
            <text:p>9171</text:p>
          </table:table-cell>
          <table:table-cell office:value-type="string" calcext:value-type="string">
            <text:p>5e32c93ed0a3cf555530ce87</text:p>
          </table:table-cell>
          <table:table-cell office:value-type="string" calcext:value-type="string">
            <text:p>MS 24193</text:p>
          </table:table-cell>
          <table:table-cell office:value-type="string" calcext:value-type="string">
            <text:p>DJ 19-03-2004 PP-00024 <text:s/>EMENT VOL-02144-02 PP-00485</text:p>
          </table:table-cell>
          <table:table-cell office:value-type="string" calcext:value-type="string">
            <text:p>[]</text:p>
          </table:table-cell>
          <table:table-cell office:value-type="string" calcext:value-type="string">
            <text:p>IMPTE. : GUSTAVO DUMAY PORTO DE OLIVEIRA </text:p>
            <text:p>ADVDA. : LEILA MARIA DUMAY MOTA </text:p>
            <text:p>IMPDO. : PROCURADOR-GERAL DA REPÚBLICA</text:p>
          </table:table-cell>
          <table:table-cell office:value-type="string" calcext:value-type="string">
            <text:p>Número de páginas: (06). Análise:(CEL). Revisão:(ANA). Inclusão: 19/05/04, (JVC). Alteração 18/02/2019 VRL</text:p>
          </table:table-cell>
          <table:table-cell office:value-type="string" calcext:value-type="string">
            <text:p>[]</text:p>
          </table:table-cell>
          <table:table-cell office:value-type="float" office:value="2665" calcext:value-type="float">
            <text:p>2665</text:p>
          </table:table-cell>
        </table:table-row>
        <table:table-row table:style-name="ro2">
          <table:table-cell office:value-type="float" office:value="9174" calcext:value-type="float">
            <text:p>9174</text:p>
          </table:table-cell>
          <table:table-cell office:value-type="string" calcext:value-type="string">
            <text:p>5e32c944d0a3cf555530ce8a</text:p>
          </table:table-cell>
          <table:table-cell office:value-type="string" calcext:value-type="string">
            <text:p>MC ADI 3057</text:p>
          </table:table-cell>
          <table:table-cell office:value-type="string" calcext:value-type="string">
            <text:p>DJ 19-03-2004 PP-00019 <text:s/>EMENT VOL-02144-02 PP-00477</text:p>
          </table:table-cell>
          <table:table-cell office:value-type="string" calcext:value-type="string">
            <text:p>[]</text:p>
          </table:table-cell>
          <table:table-cell office:value-type="string" calcext:value-type="string">
            <text:p>REQTE.(S) : GOVERNADORA DO ESTADO DO RIO GRANDE DO NORTE </text:p>
            <text:p>ADVDO.(A/S) : PGE-RN - PAULO BARRA NETO E OUTRO (A/S) </text:p>
            <text:p>REQDO.(A/S) : DESEMBARGADOR PRESIDENTE E CORREGEDOR DO </text:p>
            <text:p> TRIBUNAL REGIONAL DO TRABALHO DA 21ª REGIÃO</text:p>
          </table:table-cell>
          <table:table-cell office:value-type="string" calcext:value-type="string">
            <text:p>Número de páginas: (08). Análise:(JOY). Revisão:(JBM). Inclusão: 04/10/04, (SVF). Alteração: 09/09/05, (SVF). Alteração 15/02/2019 VRL</text:p>
          </table:table-cell>
          <table:table-cell office:value-type="string" calcext:value-type="string">
            <text:p>[]</text:p>
          </table:table-cell>
          <table:table-cell office:value-type="float" office:value="2661" calcext:value-type="float">
            <text:p>2661</text:p>
          </table:table-cell>
        </table:table-row>
        <table:table-row table:style-name="ro6">
          <table:table-cell office:value-type="float" office:value="9182" calcext:value-type="float">
            <text:p>9182</text:p>
          </table:table-cell>
          <table:table-cell office:value-type="string" calcext:value-type="string">
            <text:p>5e32c94ad0a3cf555530ce92</text:p>
          </table:table-cell>
          <table:table-cell office:value-type="string" calcext:value-type="string">
            <text:p>AGR AI 473861</text:p>
          </table:table-cell>
          <table:table-cell office:value-type="string" calcext:value-type="string">
            <text:p>DJ 19-03-2004 PP-00030 <text:s/>EMENT VOL-02144-08 PP-01890</text:p>
          </table:table-cell>
          <table:table-cell office:value-type="string" calcext:value-type="string">
            <text:p>[]</text:p>
          </table:table-cell>
          <table:table-cell office:value-type="string" calcext:value-type="string">
            <text:p>AGTE.(S) : ESTADO DO PIAUÍ </text:p>
            <text:p>ADV.(A/S) : PGE-PI - JOÃO EMILIO FALCÃO COSTA NETO </text:p>
            <text:p>AGDO.(A/S) : MARIA DO PERPÉTUO SOCORRO SOARES CASTELO BRANCO </text:p>
            <text:p> E OUTRO (A/S) </text:p>
            <text:p>ADV.(A/S) : JOSÉ WILSON BARRADAS E OUTRO (A/S)</text:p>
          </table:table-cell>
          <table:table-cell office:value-type="string" calcext:value-type="string">
            <text:p>Número de páginas: (05). Análise:(CEL). Revisão:(ANA). Inclusão: 16/04/04, (SVF). Alteração: 19/04/04, (NT). Alteração 15/02/2019 VRL</text:p>
          </table:table-cell>
          <table:table-cell office:value-type="string" calcext:value-type="string">
            <text:p>[]</text:p>
          </table:table-cell>
          <table:table-cell office:value-type="float" office:value="2648" calcext:value-type="float">
            <text:p>2648</text:p>
          </table:table-cell>
        </table:table-row>
        <table:table-row table:style-name="ro2">
          <table:table-cell office:value-type="float" office:value="9190" calcext:value-type="float">
            <text:p>9190</text:p>
          </table:table-cell>
          <table:table-cell office:value-type="string" calcext:value-type="string">
            <text:p>5e32c952d0a3cf555530ce9a</text:p>
          </table:table-cell>
          <table:table-cell office:value-type="string" calcext:value-type="string">
            <text:p>AGR AI 464681</text:p>
          </table:table-cell>
          <table:table-cell office:value-type="string" calcext:value-type="string">
            <text:p>DJ 16-04-2004 PP-00058 <text:s/>EMENT VOL-02147-17 PP-03425</text:p>
          </table:table-cell>
          <table:table-cell office:value-type="string" calcext:value-type="string">
            <text:p>[]</text:p>
          </table:table-cell>
          <table:table-cell office:value-type="string" calcext:value-type="string">
            <text:p>AGTE.(S) : BANCO DO NORDESTE DO BRASIL S/A </text:p>
            <text:p>ADV.(A/S) : JULIANA LAIS CARDOSO DE OLIVEIRA E OUTRO (A/S) </text:p>
            <text:p>AGDO.(A/S) : CLODOALDO MARIANO DE OLIVEIRA </text:p>
            <text:p>ADV.(A/S) : CLÁUDIO JORGE RODRIGUES DE MELO</text:p>
          </table:table-cell>
          <table:table-cell office:value-type="string" calcext:value-type="string">
            <text:p>Número de páginas: (05). Análise:(CEL). Revisão:(ANA). Inclusão: 19/05/04, (JVC). Alteração 22/02/2019 VRL</text:p>
          </table:table-cell>
          <table:table-cell office:value-type="string" calcext:value-type="string">
            <text:p>[]</text:p>
          </table:table-cell>
          <table:table-cell office:value-type="float" office:value="2639" calcext:value-type="float">
            <text:p>2639</text:p>
          </table:table-cell>
        </table:table-row>
        <table:table-row table:style-name="ro6">
          <table:table-cell office:value-type="float" office:value="9191" calcext:value-type="float">
            <text:p>9191</text:p>
          </table:table-cell>
          <table:table-cell office:value-type="string" calcext:value-type="string">
            <text:p>5e32c953d0a3cf555530ce9b</text:p>
          </table:table-cell>
          <table:table-cell office:value-type="string" calcext:value-type="string">
            <text:p>AGR AI 480002</text:p>
          </table:table-cell>
          <table:table-cell office:value-type="string" calcext:value-type="string">
            <text:p>DJ 16-04-2004 PP-00067 <text:s/>EMENT VOL-02147-20 PP-03894</text:p>
          </table:table-cell>
          <table:table-cell office:value-type="string" calcext:value-type="string">
            <text:p>[]</text:p>
          </table:table-cell>
          <table:table-cell office:value-type="string" calcext:value-type="string">
            <text:p>AGTE.(S) : UNIMED DE RIBEIRÃO PRETO - COOPERATIVA DE </text:p>
            <text:p> TRABALHO MÉDICO </text:p>
            <text:p>ADV.(A/S) : NICOLAS ALAN STEYTLER E OUTRO (A/S) </text:p>
            <text:p>AGDO.(A/S) : EDITH MARIA DALMASO BARBOSA </text:p>
            <text:p>ADV.(A/S) : ARTUR BARBOSA PARRA E OUTRO (A/S)</text:p>
          </table:table-cell>
          <table:table-cell office:value-type="string" calcext:value-type="string">
            <text:p>Número de páginas: (06). Análise:(CEL). Revisão:(ANA). Inclusão: 09/06/04, (MLR). Alteração 25/02/2019 VRL</text:p>
          </table:table-cell>
          <table:table-cell office:value-type="string" calcext:value-type="string">
            <text:p>[]</text:p>
          </table:table-cell>
          <table:table-cell office:value-type="float" office:value="2638" calcext:value-type="float">
            <text:p>2638</text:p>
          </table:table-cell>
        </table:table-row>
        <table:table-row table:style-name="ro2">
          <table:table-cell office:value-type="float" office:value="9204" calcext:value-type="float">
            <text:p>9204</text:p>
          </table:table-cell>
          <table:table-cell office:value-type="string" calcext:value-type="string">
            <text:p>5e32c95fd0a3cf555530cea8</text:p>
          </table:table-cell>
          <table:table-cell office:value-type="string" calcext:value-type="string">
            <text:p>AGR AI 426376</text:p>
          </table:table-cell>
          <table:table-cell office:value-type="string" calcext:value-type="string">
            <text:p>DJ 16-04-2004 PP-00055 <text:s/>EMENT VOL-02147-16 PP-03122</text:p>
          </table:table-cell>
          <table:table-cell office:value-type="string" calcext:value-type="string">
            <text:p>[]</text:p>
          </table:table-cell>
          <table:table-cell office:value-type="string" calcext:value-type="string">
            <text:p>AGTE.(S) : CARLOS FIGUEIREDO SALAZAR E OUTRO (A/S) </text:p>
            <text:p>ADVDO.(A/S) : RAIMUNDO CÂNDIDO JÚNIOR </text:p>
            <text:p>AGDO.(A/S) : DOROTHY MARY NUNES PINTO </text:p>
            <text:p>ADVDO.(A/S) : HÉLIO DE CASTRO CUNHA FILHO</text:p>
          </table:table-cell>
          <table:table-cell office:value-type="string" calcext:value-type="string">
            <text:p>Número de páginas: (07). Análise:(CEL). Revisão:(ANA). Inclusão: 09/06/04, (MLR). Alteração 21/02/2019 VRL</text:p>
          </table:table-cell>
          <table:table-cell office:value-type="string" calcext:value-type="string">
            <text:p>[]</text:p>
          </table:table-cell>
          <table:table-cell office:value-type="float" office:value="2628" calcext:value-type="float">
            <text:p>2628</text:p>
          </table:table-cell>
        </table:table-row>
        <table:table-row table:style-name="ro2">
          <table:table-cell office:value-type="float" office:value="9205" calcext:value-type="float">
            <text:p>9205</text:p>
          </table:table-cell>
          <table:table-cell office:value-type="string" calcext:value-type="string">
            <text:p>5e32c961d0a3cf555530cea9</text:p>
          </table:table-cell>
          <table:table-cell office:value-type="string" calcext:value-type="string">
            <text:p>AGR AI 472581</text:p>
          </table:table-cell>
          <table:table-cell office:value-type="string" calcext:value-type="string">
            <text:p>DJ 16-04-2004 PP-00066 <text:s/>EMENT VOL-02147-19 PP-03657</text:p>
          </table:table-cell>
          <table:table-cell office:value-type="string" calcext:value-type="string">
            <text:p>[]</text:p>
          </table:table-cell>
          <table:table-cell office:value-type="string" calcext:value-type="string">
            <text:p>AGTE.(S) : TEKSID DO BRASIL LTDA </text:p>
            <text:p>ADV.(A/S) : HELIO CARVALHO SANTANA E OUTRO (A/S) </text:p>
            <text:p>AGDO.(A/S) : VALTER CORREIA SOARES </text:p>
            <text:p>ADV.(A/S) : ANDREA CARLA M. F. DE AGUIAR E OUTRO (A/S)</text:p>
          </table:table-cell>
          <table:table-cell office:value-type="string" calcext:value-type="string">
            <text:p>Número de páginas: (04). Análise:(CEL). Revisão:(ANA). Inclusão: 20/05/04, (JVC). Alteração 22/02/2019 VRL</text:p>
          </table:table-cell>
          <table:table-cell office:value-type="string" calcext:value-type="string">
            <text:p>[]</text:p>
          </table:table-cell>
          <table:table-cell office:value-type="float" office:value="2627" calcext:value-type="float">
            <text:p>2627</text:p>
          </table:table-cell>
        </table:table-row>
        <table:table-row table:style-name="ro2">
          <table:table-cell office:value-type="float" office:value="9206" calcext:value-type="float">
            <text:p>9206</text:p>
          </table:table-cell>
          <table:table-cell office:value-type="string" calcext:value-type="string">
            <text:p>5e32c962d0a3cf555530ceaa</text:p>
          </table:table-cell>
          <table:table-cell office:value-type="string" calcext:value-type="string">
            <text:p>AGR AI 478538</text:p>
          </table:table-cell>
          <table:table-cell office:value-type="string" calcext:value-type="string">
            <text:p>DJ 16-04-2004 PP-00088 <text:s/>EMENT VOL-02147-20 PP-03856</text:p>
          </table:table-cell>
          <table:table-cell office:value-type="string" calcext:value-type="string">
            <text:p>[]</text:p>
          </table:table-cell>
          <table:table-cell office:value-type="string" calcext:value-type="string">
            <text:p>AGTE.(S) : TELESISAN TELECOMUNICAÇÕES, TELEVENDAS, </text:p>
            <text:p> COMÉRCIO, IMPORTAÇÃO E EXPORTAÇÃO LTDA E OUTRO (A/S) </text:p>
            <text:p>ADV.(A/S) : JOEL LUÍS THOMAZ BASTOS E OUTRO (A/S) </text:p>
            <text:p>AGDO.(A/S) : MINISTÉRIO PÚBLICO FEDERAL</text:p>
          </table:table-cell>
          <table:table-cell office:value-type="string" calcext:value-type="string">
            <text:p>Número de páginas: (06). Análise:(CEL). Revisão:(ANA). Inclusão: 18/06/04, (JVC). Alteração 25/02/2019 VRL</text:p>
          </table:table-cell>
          <table:table-cell office:value-type="string" calcext:value-type="string">
            <text:p>[]</text:p>
          </table:table-cell>
          <table:table-cell office:value-type="float" office:value="2626" calcext:value-type="float">
            <text:p>2626</text:p>
          </table:table-cell>
        </table:table-row>
        <table:table-row table:style-name="ro2">
          <table:table-cell office:value-type="float" office:value="9210" calcext:value-type="float">
            <text:p>9210</text:p>
          </table:table-cell>
          <table:table-cell office:value-type="string" calcext:value-type="string">
            <text:p>5e32c966d0a3cf555530ceae</text:p>
          </table:table-cell>
          <table:table-cell office:value-type="string" calcext:value-type="string">
            <text:p>AGR AI 479100</text:p>
          </table:table-cell>
          <table:table-cell office:value-type="string" calcext:value-type="string">
            <text:p>DJ 19-03-2004 PP-00023 <text:s/>EMENT VOL-02144-08 PP-01973</text:p>
          </table:table-cell>
          <table:table-cell office:value-type="string" calcext:value-type="string">
            <text:p>[]</text:p>
          </table:table-cell>
          <table:table-cell office:value-type="string" calcext:value-type="string">
            <text:p>AGTE.(S) : MÁRIO DA FONSECA JÚNIOR </text:p>
            <text:p>AGTE.(S) : RAMON FERNANDES GANDARA </text:p>
            <text:p>ADV.(A/S) : PAULO GUILHERME BARBEIRO DA CRUZ </text:p>
            <text:p>AGDO.(A/S) : MINISTÉRIO PÚBLICO FEDERAL</text:p>
          </table:table-cell>
          <table:table-cell office:value-type="string" calcext:value-type="string">
            <text:p>Número de páginas: (06). Análise:(CEL). Revisão:(ANA). Inclusão: 29/04/04, (MLR). Alteração: 04/01/06, (MLR). Alteração 15/02/2019 VRL</text:p>
          </table:table-cell>
          <table:table-cell office:value-type="string" calcext:value-type="string">
            <text:p>[]</text:p>
          </table:table-cell>
          <table:table-cell office:value-type="float" office:value="2622" calcext:value-type="float">
            <text:p>2622</text:p>
          </table:table-cell>
        </table:table-row>
        <table:table-row table:style-name="ro2">
          <table:table-cell office:value-type="float" office:value="9218" calcext:value-type="float">
            <text:p>9218</text:p>
          </table:table-cell>
          <table:table-cell office:value-type="string" calcext:value-type="string">
            <text:p>5e32c9e4d0a3cf555530ceb6</text:p>
          </table:table-cell>
          <table:table-cell office:value-type="string" calcext:value-type="string">
            <text:p>AGR RE 401554</text:p>
          </table:table-cell>
          <table:table-cell office:value-type="string" calcext:value-type="string">
            <text:p>DJ 19-03-2004 PP-00032 <text:s/>EMENT VOL-02144-05 PP-01292</text:p>
          </table:table-cell>
          <table:table-cell office:value-type="string" calcext:value-type="string">
            <text:p>[]</text:p>
          </table:table-cell>
          <table:table-cell office:value-type="string" calcext:value-type="string">
            <text:p>AGTE.(S) : DISTRITO FEDERAL </text:p>
            <text:p>ADV.(A/S) : PGDF - TATIANA BARBOSA DUARTE </text:p>
            <text:p>AGDO.(A/S) : HÉLIO TEIXEIRA SOARES </text:p>
            <text:p>ADV.(A/S) : SAU FERREIRA SANTOS E OUTRO (A/S)</text:p>
          </table:table-cell>
          <table:table-cell office:value-type="string" calcext:value-type="string">
            <text:p>Número de páginas: (05). Análise:(CEL). Revisão:(). Inclusão: 26/04/04, (MLR). Alteração: 30/04/04, (NT). Alteração 18/02/2019 VRL</text:p>
          </table:table-cell>
          <table:table-cell office:value-type="string" calcext:value-type="string">
            <text:p>[]</text:p>
          </table:table-cell>
          <table:table-cell office:value-type="float" office:value="2610" calcext:value-type="float">
            <text:p>2610</text:p>
          </table:table-cell>
        </table:table-row>
        <table:table-row table:style-name="ro2">
          <table:table-cell office:value-type="float" office:value="9219" calcext:value-type="float">
            <text:p>9219</text:p>
          </table:table-cell>
          <table:table-cell office:value-type="string" calcext:value-type="string">
            <text:p>5e32c9e5d0a3cf555530ceb7</text:p>
          </table:table-cell>
          <table:table-cell office:value-type="string" calcext:value-type="string">
            <text:p>AGR AI 440771</text:p>
          </table:table-cell>
          <table:table-cell office:value-type="string" calcext:value-type="string">
            <text:p>DJ 05-03-2004 PP-00029 <text:s/>EMENT VOL-02142-11 PP-02009</text:p>
          </table:table-cell>
          <table:table-cell office:value-type="string" calcext:value-type="string">
            <text:p>[]</text:p>
          </table:table-cell>
          <table:table-cell office:value-type="string" calcext:value-type="string">
            <text:p>AGTE.(S) : ESTADO DE SANTA CATARINA </text:p>
            <text:p>ADV.(A/S) : PGE-SC - LORENO WEISSHEIMER E OUTRO (A/S) </text:p>
            <text:p>AGDO.(A/S) : DIDYMEA LAZZARIS OLIVEIRA </text:p>
            <text:p>ADV.(A/S) : MURILO REZENDE SALGADO</text:p>
          </table:table-cell>
          <table:table-cell office:value-type="string" calcext:value-type="string">
            <text:p>Número de páginas: (06). Análise:(ANA). Revisão:(). Inclusão: 28/04/04, (SVF). Alteração: 30/04/04, (NT). Alteração 08/02/2019 VRL</text:p>
          </table:table-cell>
          <table:table-cell office:value-type="string" calcext:value-type="string">
            <text:p>[]</text:p>
          </table:table-cell>
          <table:table-cell office:value-type="float" office:value="2606" calcext:value-type="float">
            <text:p>2606</text:p>
          </table:table-cell>
        </table:table-row>
        <table:table-row table:style-name="ro2">
          <table:table-cell office:value-type="float" office:value="9222" calcext:value-type="float">
            <text:p>9222</text:p>
          </table:table-cell>
          <table:table-cell office:value-type="string" calcext:value-type="string">
            <text:p>5e32c9e7d0a3cf555530ceba</text:p>
          </table:table-cell>
          <table:table-cell office:value-type="string" calcext:value-type="string">
            <text:p>AGR AI 468396</text:p>
          </table:table-cell>
          <table:table-cell office:value-type="string" calcext:value-type="string">
            <text:p>DJ 05-03-2004 PP-00033 <text:s/>EMENT VOL-02142-11 PP-02172</text:p>
          </table:table-cell>
          <table:table-cell office:value-type="string" calcext:value-type="string">
            <text:p>[]</text:p>
          </table:table-cell>
          <table:table-cell office:value-type="string" calcext:value-type="string">
            <text:p>AGTE.(S) : PROFORTE S/A - TRANSPORTE DE VALORES </text:p>
            <text:p>ADV.(A/S) : JOSÉ ALBERTO COUTO MACIEL E OUTRO (A/S) </text:p>
            <text:p>AGDO.(A/S) : GEOVANA RENATA DE LOIOLA RAMOS </text:p>
            <text:p>ADV.(A/S) : ISABEL SUELI MAGGI DOS ANJOS</text:p>
          </table:table-cell>
          <table:table-cell office:value-type="string" calcext:value-type="string">
            <text:p>Número de páginas: (05). Análise:(CSF). Revisão:(ANA). Inclusão: 16/04/04, (JVC). Alteração 08/02/2019 VRL</text:p>
          </table:table-cell>
          <table:table-cell office:value-type="string" calcext:value-type="string">
            <text:p>[]</text:p>
          </table:table-cell>
          <table:table-cell office:value-type="float" office:value="2603" calcext:value-type="float">
            <text:p>2603</text:p>
          </table:table-cell>
        </table:table-row>
        <table:table-row table:style-name="ro2">
          <table:table-cell office:value-type="float" office:value="9227" calcext:value-type="float">
            <text:p>9227</text:p>
          </table:table-cell>
          <table:table-cell office:value-type="string" calcext:value-type="string">
            <text:p>5e32c9edd0a3cf555530cebf</text:p>
          </table:table-cell>
          <table:table-cell office:value-type="string" calcext:value-type="string">
            <text:p>AGR AI 402558</text:p>
          </table:table-cell>
          <table:table-cell office:value-type="string" calcext:value-type="string">
            <text:p>DJ 05-03-2004 PP-00018 <text:s/>EMENT VOL-02142-09 PP-01747</text:p>
          </table:table-cell>
          <table:table-cell office:value-type="string" calcext:value-type="string">
            <text:p>[]</text:p>
          </table:table-cell>
          <table:table-cell office:value-type="string" calcext:value-type="string">
            <text:p>AGTE. : ESTADO DE SANTA CATARINA </text:p>
            <text:p>ADV. : PGE-SC - LORENO WEISSHEIMER </text:p>
            <text:p>AGDOS. : HELIETE ALDEMIRA DOS SANTOS HUGEN E OUTRO </text:p>
            <text:p>ADVDOS. : LUIZ CARLOS ZACCHI E OUTRO</text:p>
          </table:table-cell>
          <table:table-cell office:value-type="string" calcext:value-type="string">
            <text:p>Número de páginas: (4). Análise:(ANA). Revisão:(). Inclusão: 16/04/04, (JVC). Alteração: 13/10/04, (MLR). Alteração 08/02/2019 VRL</text:p>
          </table:table-cell>
          <table:table-cell office:value-type="string" calcext:value-type="string">
            <text:p>[]</text:p>
          </table:table-cell>
          <table:table-cell office:value-type="float" office:value="2609" calcext:value-type="float">
            <text:p>2609</text:p>
          </table:table-cell>
        </table:table-row>
        <table:table-row table:style-name="ro2">
          <table:table-cell office:value-type="float" office:value="9229" calcext:value-type="float">
            <text:p>9229</text:p>
          </table:table-cell>
          <table:table-cell office:value-type="string" calcext:value-type="string">
            <text:p>5e32c9eed0a3cf555530cec1</text:p>
          </table:table-cell>
          <table:table-cell office:value-type="string" calcext:value-type="string">
            <text:p>AGR AI 427303</text:p>
          </table:table-cell>
          <table:table-cell office:value-type="string" calcext:value-type="string">
            <text:p>DJ 26-03-2004 PP-00006 <text:s/>EMENT VOL-02145-07 PP-01261</text:p>
          </table:table-cell>
          <table:table-cell office:value-type="string" calcext:value-type="string">
            <text:p>[]</text:p>
          </table:table-cell>
          <table:table-cell office:value-type="string" calcext:value-type="string">
            <text:p>AGTE.(S) : WEG MOTORES LTDA </text:p>
            <text:p>ADV.(A/S) : ROMEO PIAZERA JÚNIOR E OUTRO (A/S) </text:p>
            <text:p>AGDO.(A/S) : UNIÃO </text:p>
            <text:p>ADV.(A/S) : PFN - DOLIZETE FÁTIMA MICHELIN</text:p>
          </table:table-cell>
          <table:table-cell office:value-type="string" calcext:value-type="string">
            <text:p>O AI 473582 AgR foi objeto dos Embargos de Declaração rejeitados em 18/05/2004. Número de páginas: (05). Análise:(CEL). Revisão:(ANA). Inclusão: 22/04/04, (JVC). Alteração: 21/02/05, [SVF]. Alteração: 18/02/2019, LRC.</text:p>
          </table:table-cell>
          <table:table-cell office:value-type="string" calcext:value-type="string">
            <text:p>[]</text:p>
          </table:table-cell>
          <table:table-cell office:value-type="float" office:value="2607" calcext:value-type="float">
            <text:p>2607</text:p>
          </table:table-cell>
        </table:table-row>
        <table:table-row table:style-name="ro2">
          <table:table-cell office:value-type="float" office:value="9232" calcext:value-type="float">
            <text:p>9232</text:p>
          </table:table-cell>
          <table:table-cell office:value-type="string" calcext:value-type="string">
            <text:p>5e32c9f5d0a3cf555530cec4</text:p>
          </table:table-cell>
          <table:table-cell office:value-type="string" calcext:value-type="string">
            <text:p>RMS 24658</text:p>
          </table:table-cell>
          <table:table-cell office:value-type="string" calcext:value-type="string">
            <text:p>DJ 05-03-2004 PP-00028 <text:s/>EMENT VOL-02142-04 PP-00700</text:p>
          </table:table-cell>
          <table:table-cell office:value-type="string" calcext:value-type="string">
            <text:p>[]</text:p>
          </table:table-cell>
          <table:table-cell office:value-type="string" calcext:value-type="string">
            <text:p>RECTE.(S) : OLAVO BRITO CLEMENTINO </text:p>
            <text:p>ADV.(A/S) : ANDRÉ BEIROZ DE ALBUQUERQUE </text:p>
            <text:p>RECDO.(A/S) : UNIÃO </text:p>
            <text:p>ADV.(A/S) : ADVOGADO-GERAL DA UNIÃO</text:p>
          </table:table-cell>
          <table:table-cell office:value-type="string" calcext:value-type="string">
            <text:p>Número de páginas: (07). Análise:(JOY). Revisão:(RCO). Inclusão: 19/08/04, (MLR). Alteração: 06/02/06, (MLR) Alteração 11/02/2019 VRL</text:p>
          </table:table-cell>
          <table:table-cell office:value-type="string" calcext:value-type="string">
            <text:p>[]</text:p>
          </table:table-cell>
          <table:table-cell office:value-type="float" office:value="2589" calcext:value-type="float">
            <text:p>2589</text:p>
          </table:table-cell>
        </table:table-row>
        <table:table-row table:style-name="ro2">
          <table:table-cell office:value-type="float" office:value="9233" calcext:value-type="float">
            <text:p>9233</text:p>
          </table:table-cell>
          <table:table-cell office:value-type="string" calcext:value-type="string">
            <text:p>5e32c9f6d0a3cf555530cec5</text:p>
          </table:table-cell>
          <table:table-cell office:value-type="string" calcext:value-type="string">
            <text:p>AGR AI 256697</text:p>
          </table:table-cell>
          <table:table-cell office:value-type="string" calcext:value-type="string">
            <text:p>DJ 05-03-2004 PP-00014 <text:s/>EMENT VOL-02142-06 PP-01043</text:p>
          </table:table-cell>
          <table:table-cell office:value-type="string" calcext:value-type="string">
            <text:p>[]</text:p>
          </table:table-cell>
          <table:table-cell office:value-type="string" calcext:value-type="string">
            <text:p>AGTE. : MALHARIA MUNDIAL LTDA </text:p>
            <text:p>ADVDOS. : FERNANDO LUIZ LOBO D'EÇA E OUTRO </text:p>
            <text:p>AGDO. : ESTADO DE SÃO PAULO </text:p>
            <text:p>ADVDA. : PGE-SP - ÁGATHA JUNQUEIRA WEIGEL</text:p>
          </table:table-cell>
          <table:table-cell office:value-type="string" calcext:value-type="string">
            <text:p>Número de páginas: (04). Análise:(CSF). Revisão:(ANA). Inclusão: 20/04/04, (JVC). Alteração 07/02/2019 VRL</text:p>
          </table:table-cell>
          <table:table-cell office:value-type="string" calcext:value-type="string">
            <text:p>[]</text:p>
          </table:table-cell>
          <table:table-cell office:value-type="float" office:value="2588" calcext:value-type="float">
            <text:p>2588</text:p>
          </table:table-cell>
        </table:table-row>
        <table:table-row table:style-name="ro5">
          <table:table-cell office:value-type="float" office:value="9265" calcext:value-type="float">
            <text:p>9265</text:p>
          </table:table-cell>
          <table:table-cell office:value-type="string" calcext:value-type="string">
            <text:p>5e32ca19d0a3cf555530cee5</text:p>
          </table:table-cell>
          <table:table-cell office:value-type="string" calcext:value-type="string">
            <text:p>AGR AI 462166</text:p>
          </table:table-cell>
          <table:table-cell office:value-type="string" calcext:value-type="string">
            <text:p>DJ 07-05-2004 PP-00025 <text:s/>EMENT VOL-02150-08 PP-01620</text:p>
          </table:table-cell>
          <table:table-cell office:value-type="string" calcext:value-type="string">
            <text:p>[]</text:p>
          </table:table-cell>
          <table:table-cell office:value-type="string" calcext:value-type="string">
            <text:p>AGTE.(S) : EDMIR DE OLIVEIRA </text:p>
            <text:p>ADVDO.(A/S) : EUGÊNIO CARLO BALLIANO MALAVASI E OUTRO (A/S) </text:p>
            <text:p>AGDO.(A/S) : MINISTÉRIO PÚBLICO FEDERAL</text:p>
          </table:table-cell>
          <table:table-cell office:value-type="string" calcext:value-type="string">
            <text:p>Número de páginas: (07). Análise:(CEL). Revisão:(ANA). Inclusão: 28/06/04, (SVF). Alteração: 29/04/19</text:p>
          </table:table-cell>
          <table:table-cell office:value-type="string" calcext:value-type="string">
            <text:p>[]</text:p>
          </table:table-cell>
          <table:table-cell office:value-type="float" office:value="2793" calcext:value-type="float">
            <text:p>2793</text:p>
          </table:table-cell>
        </table:table-row>
        <table:table-row table:style-name="ro2">
          <table:table-cell office:value-type="float" office:value="9286" calcext:value-type="float">
            <text:p>9286</text:p>
          </table:table-cell>
          <table:table-cell office:value-type="string" calcext:value-type="string">
            <text:p>5e32ca31d0a3cf555530cefa</text:p>
          </table:table-cell>
          <table:table-cell office:value-type="string" calcext:value-type="string">
            <text:p>AGR AI 451901</text:p>
          </table:table-cell>
          <table:table-cell office:value-type="string" calcext:value-type="string">
            <text:p>DJ 07-05-2004 PP-00023 <text:s/>EMENT VOL-02150-08 PP-01519</text:p>
          </table:table-cell>
          <table:table-cell office:value-type="string" calcext:value-type="string">
            <text:p>[]</text:p>
          </table:table-cell>
          <table:table-cell office:value-type="string" calcext:value-type="string">
            <text:p>AGTE.(S) : ALÉRCIO MORAIS GUIMARÃES E OUTRO (A/S) </text:p>
            <text:p>ADVDO.(A/S) : ADILSON DE VASCONCELLOS LEAL E OUTRO (A/S) </text:p>
            <text:p>AGDO.(A/S) : UNIÃO </text:p>
            <text:p>ADVDO.(A/S) : ADVOGADO-GERAL DA UNIÃO</text:p>
          </table:table-cell>
          <table:table-cell office:value-type="string" calcext:value-type="string">
            <text:p>- O AI 456342 AgR foi objeto de embargos de declaração rejeitados em 07/02/2006. Número de páginas: (06). Análise:(CEL). Revisão:(ANA). Inclusão: 22/06/04, (MLR). Alteração: 10/03/06, (NAL). Alteração: 29/04/19,</text:p>
          </table:table-cell>
          <table:table-cell office:value-type="string" calcext:value-type="string">
            <text:p>[]</text:p>
          </table:table-cell>
          <table:table-cell office:value-type="float" office:value="2757" calcext:value-type="float">
            <text:p>2757</text:p>
          </table:table-cell>
        </table:table-row>
        <table:table-row table:style-name="ro2">
          <table:table-cell office:value-type="float" office:value="9287" calcext:value-type="float">
            <text:p>9287</text:p>
          </table:table-cell>
          <table:table-cell office:value-type="string" calcext:value-type="string">
            <text:p>5e32ca31d0a3cf555530cefb</text:p>
          </table:table-cell>
          <table:table-cell office:value-type="string" calcext:value-type="string">
            <text:p>AGR AI 459940</text:p>
          </table:table-cell>
          <table:table-cell office:value-type="string" calcext:value-type="string">
            <text:p>DJ 07-05-2004 PP-00025 <text:s/>EMENT VOL-02150-08 PP-01605</text:p>
          </table:table-cell>
          <table:table-cell office:value-type="string" calcext:value-type="string">
            <text:p>[]</text:p>
          </table:table-cell>
          <table:table-cell office:value-type="string" calcext:value-type="string">
            <text:p>AGTE.(S) : ESTADO DO MARANHÃO </text:p>
            <text:p>ADVDO.(A/S) : PGE-MA - ROBERTO BENEDITO LIMA GOMES </text:p>
            <text:p>AGDO.(A/S) : JOSÉ RIBAMAR MACHADO </text:p>
            <text:p>ADVDO.(A/S) : OTÁVIO DOS ANJOS RIBEIRO E OUTRO (A/S)</text:p>
          </table:table-cell>
          <table:table-cell office:value-type="string" calcext:value-type="string">
            <text:p>Número de páginas: (05). Análise:(CEL). Revisão:(ANA). Inclusão: 22/06/04, (MLR). Alteração: 29/04/19</text:p>
          </table:table-cell>
          <table:table-cell office:value-type="string" calcext:value-type="string">
            <text:p>[]</text:p>
          </table:table-cell>
          <table:table-cell office:value-type="float" office:value="2756" calcext:value-type="float">
            <text:p>2756</text:p>
          </table:table-cell>
        </table:table-row>
        <table:table-row table:style-name="ro2">
          <table:table-cell office:value-type="float" office:value="9306" calcext:value-type="float">
            <text:p>9306</text:p>
          </table:table-cell>
          <table:table-cell office:value-type="string" calcext:value-type="string">
            <text:p>5e32ca41d0a3cf555530cf0e</text:p>
          </table:table-cell>
          <table:table-cell office:value-type="string" calcext:value-type="string">
            <text:p>AGR AI 479965</text:p>
          </table:table-cell>
          <table:table-cell office:value-type="string" calcext:value-type="string">
            <text:p>DJ 07-05-2004 PP-00027 <text:s/>EMENT VOL-02150-11 PP-02149</text:p>
          </table:table-cell>
          <table:table-cell office:value-type="string" calcext:value-type="string">
            <text:p>[]</text:p>
          </table:table-cell>
          <table:table-cell office:value-type="string" calcext:value-type="string">
            <text:p>AGTE.(S) : PAES MENDONÇA S/A </text:p>
            <text:p>ADVDO.(A/S) : JOSÉ OSWALDO CORRÊA E OUTRO (A/S) </text:p>
            <text:p>AGDO.(A/S) : UNIÃO </text:p>
            <text:p>ADVDO.(A/S) : PFN - TATIANA P. F. WAJNBERG</text:p>
          </table:table-cell>
          <table:table-cell office:value-type="string" calcext:value-type="string">
            <text:p>Número de páginas: (06). Análise:(CEL). Revisão:(ANA). Inclusão: 06/07/04, (MLR). Alteração: 07/07/04, (NT). Alteração: 30/04/19, (HRS)</text:p>
          </table:table-cell>
          <table:table-cell office:value-type="string" calcext:value-type="string">
            <text:p>[]</text:p>
          </table:table-cell>
          <table:table-cell office:value-type="float" office:value="2759" calcext:value-type="float">
            <text:p>2759</text:p>
          </table:table-cell>
        </table:table-row>
        <table:table-row table:style-name="ro2">
          <table:table-cell office:value-type="float" office:value="9319" calcext:value-type="float">
            <text:p>9319</text:p>
          </table:table-cell>
          <table:table-cell office:value-type="string" calcext:value-type="string">
            <text:p>5e32ca57d0a3cf555530cf1b</text:p>
          </table:table-cell>
          <table:table-cell office:value-type="string" calcext:value-type="string">
            <text:p>AGR AI 479725</text:p>
          </table:table-cell>
          <table:table-cell office:value-type="string" calcext:value-type="string">
            <text:p>DJ 07-05-2004 PP-00027 <text:s/>EMENT VOL-02150-11 PP-02133</text:p>
          </table:table-cell>
          <table:table-cell office:value-type="string" calcext:value-type="string">
            <text:p>[]</text:p>
          </table:table-cell>
          <table:table-cell office:value-type="string" calcext:value-type="string">
            <text:p>AGTE.(S) : KARSTEN S/A </text:p>
            <text:p>ADVDO.(A/S) : JÚLIO CÉSAR KREPSKY E OUTRO (A/S) </text:p>
            <text:p>AGDO.(A/S) : INSTITUTO NACIONAL DO SEGURO SOCIAL - INSS </text:p>
            <text:p>ADVDO.(A/S) : CARLOS ANTONIO DE ARAUJO</text:p>
          </table:table-cell>
          <table:table-cell office:value-type="string" calcext:value-type="string">
            <text:p>Número de páginas: (06). Análise:(CEL). Revisão:(ANA). Inclusão: 24/06/04, (MLR). Alteração: 30/04/19, (HRS)</text:p>
          </table:table-cell>
          <table:table-cell office:value-type="string" calcext:value-type="string">
            <text:p>[]</text:p>
          </table:table-cell>
          <table:table-cell office:value-type="float" office:value="2812" calcext:value-type="float">
            <text:p>2812</text:p>
          </table:table-cell>
        </table:table-row>
        <table:table-row table:style-name="ro6">
          <table:table-cell office:value-type="float" office:value="9322" calcext:value-type="float">
            <text:p>9322</text:p>
          </table:table-cell>
          <table:table-cell office:value-type="string" calcext:value-type="string">
            <text:p>5e32ca58d0a3cf555530cf1e</text:p>
          </table:table-cell>
          <table:table-cell office:value-type="string" calcext:value-type="string">
            <text:p>AGR PET 2840</text:p>
          </table:table-cell>
          <table:table-cell office:value-type="string" calcext:value-type="string">
            <text:p>DJ 07-05-2004 PP-00036 <text:s/>EMENT VOL-02150-02 PP-00194</text:p>
          </table:table-cell>
          <table:table-cell office:value-type="string" calcext:value-type="string">
            <text:p>[]</text:p>
          </table:table-cell>
          <table:table-cell office:value-type="string" calcext:value-type="string">
            <text:p>AGTE.(S) : ABEL AUGUSTO RIBEIRO E OUTRO (A/S) </text:p>
            <text:p>ADVDO.(A/S) : FARID CHAHAD </text:p>
            <text:p>AGDO.(A/S) : PRESIDENTE DA REPÚBLICA </text:p>
            <text:p>AGDO.(A/S) : MINISTRO DE ESTADO DOS TRANSPORTES </text:p>
            <text:p>AGDO.(A/S) : MINISTRO DE ESTADO DO TRABALHO E EMPREGO</text:p>
          </table:table-cell>
          <table:table-cell office:value-type="string" calcext:value-type="string">
            <text:p>Número de páginas: (05). Análise:(ANA). Revisão:(). Inclusão: 05/08/04, (MLR). Alteração: 03/05/2019 , (HRS)</text:p>
          </table:table-cell>
          <table:table-cell office:value-type="string" calcext:value-type="string">
            <text:p>[]</text:p>
          </table:table-cell>
          <table:table-cell office:value-type="float" office:value="2842" calcext:value-type="float">
            <text:p>2842</text:p>
          </table:table-cell>
        </table:table-row>
        <table:table-row table:style-name="ro4">
          <table:table-cell office:value-type="float" office:value="9329" calcext:value-type="float">
            <text:p>9329</text:p>
          </table:table-cell>
          <table:table-cell office:value-type="string" calcext:value-type="string">
            <text:p>5e32ca5ed0a3cf555530cf25</text:p>
          </table:table-cell>
          <table:table-cell office:value-type="string" calcext:value-type="string">
            <text:p>QO EXT 880</text:p>
          </table:table-cell>
          <table:table-cell office:value-type="string" calcext:value-type="string">
            <text:p>DJ 16-04-2004 PP-00078  EMENT VOL-02147-01 PP-00091</text:p>
            <text:p>RTJ VOL 00192-01 PP-00029</text:p>
          </table:table-cell>
          <table:table-cell office:value-type="string" calcext:value-type="string">
            <text:p>['RTJ 192/29']</text:p>
          </table:table-cell>
          <table:table-cell office:value-type="string" calcext:value-type="string">
            <text:p>REQTE.(S) : GOVERNO DO URUGUAI </text:p>
            <text:p>EXTDO.(A/S) : IVO DA ROSA BÁLSAMO OU IVO ROSA BALSAMO</text:p>
          </table:table-cell>
          <table:table-cell office:value-type="string" calcext:value-type="string">
            <text:p>Número de páginas: (05). Análise:(RCO). Inclusão: 18/06/04, (MLR). Alteração: 09/05/2005, (RCO). Alteração 25/02/2019 VRL</text:p>
          </table:table-cell>
          <table:table-cell office:value-type="string" calcext:value-type="string">
            <text:p>[]</text:p>
          </table:table-cell>
          <table:table-cell office:value-type="float" office:value="2902" calcext:value-type="float">
            <text:p>2902</text:p>
          </table:table-cell>
        </table:table-row>
        <table:table-row table:style-name="ro2">
          <table:table-cell office:value-type="float" office:value="9355" calcext:value-type="float">
            <text:p>9355</text:p>
          </table:table-cell>
          <table:table-cell office:value-type="string" calcext:value-type="string">
            <text:p>5e32ca75d0a3cf555530cf3f</text:p>
          </table:table-cell>
          <table:table-cell office:value-type="string" calcext:value-type="string">
            <text:p>AGR AI 476731</text:p>
          </table:table-cell>
          <table:table-cell office:value-type="string" calcext:value-type="string">
            <text:p>DJ 07-05-2004 PP-00048 <text:s/>EMENT VOL-02150-10 PP-01997</text:p>
          </table:table-cell>
          <table:table-cell office:value-type="string" calcext:value-type="string">
            <text:p>[]</text:p>
          </table:table-cell>
          <table:table-cell office:value-type="string" calcext:value-type="string">
            <text:p>AGTE.(S) : NELCI ANTÔNIO ASTOLFI </text:p>
            <text:p>ADVDO.(A/S) : NELCI ANTÔNIO ASTOLFI </text:p>
            <text:p>AGDO.(A/S) : SUELY COSTA &amp; CIA LTDA </text:p>
            <text:p>ADVDO.(A/S) : TIAGO GRAZZIOTIN PEREIRA</text:p>
          </table:table-cell>
          <table:table-cell office:value-type="string" calcext:value-type="string">
            <text:p>Número de páginas: (08). Análise:(CEL). Revisão:(ANA). Inclusão: 22/06/04, (MLR). Alteração: 23/06/04, (NT). Alteração: 30/04/19, (HRS)</text:p>
          </table:table-cell>
          <table:table-cell office:value-type="string" calcext:value-type="string">
            <text:p>[]</text:p>
          </table:table-cell>
          <table:table-cell office:value-type="float" office:value="2887" calcext:value-type="float">
            <text:p>2887</text:p>
          </table:table-cell>
        </table:table-row>
        <table:table-row table:style-name="ro2">
          <table:table-cell office:value-type="float" office:value="9357" calcext:value-type="float">
            <text:p>9357</text:p>
          </table:table-cell>
          <table:table-cell office:value-type="string" calcext:value-type="string">
            <text:p>5e32ca79d0a3cf555530cf41</text:p>
          </table:table-cell>
          <table:table-cell office:value-type="string" calcext:value-type="string">
            <text:p>AGR AI 487243</text:p>
          </table:table-cell>
          <table:table-cell office:value-type="string" calcext:value-type="string">
            <text:p>DJ 07-05-2004 PP-00019 <text:s/>EMENT VOL-02150-13 PP-02593</text:p>
          </table:table-cell>
          <table:table-cell office:value-type="string" calcext:value-type="string">
            <text:p>[]</text:p>
          </table:table-cell>
          <table:table-cell office:value-type="string" calcext:value-type="string">
            <text:p>AGTE.(S) : ESTADO DO RIO DE JANEIRO </text:p>
            <text:p>ADVDO.(A/S) : PGE - RJ - SÉRGIO PYRRHO </text:p>
            <text:p>AGDO.(A/S) : PEDRO PATRÍCIO FILHO </text:p>
            <text:p>ADVDO.(A/S) : FLORIANO AMADO RAMALHO JUNIOR E OUTRO (A/S)</text:p>
          </table:table-cell>
          <table:table-cell office:value-type="string" calcext:value-type="string">
            <text:p>Número de páginas: (06). Análise:(CEL). Revisão:(ANA). Inclusão: 09/06/04, (MLR). Alteração: 09/06/04, (NT). Alteração: 02/05/2019 , (HRS)</text:p>
          </table:table-cell>
          <table:table-cell office:value-type="string" calcext:value-type="string">
            <text:p>[]</text:p>
          </table:table-cell>
          <table:table-cell office:value-type="float" office:value="2884" calcext:value-type="float">
            <text:p>2884</text:p>
          </table:table-cell>
        </table:table-row>
        <table:table-row table:style-name="ro6">
          <table:table-cell office:value-type="float" office:value="9364" calcext:value-type="float">
            <text:p>9364</text:p>
          </table:table-cell>
          <table:table-cell office:value-type="string" calcext:value-type="string">
            <text:p>5e32ca82d0a3cf555530cf48</text:p>
          </table:table-cell>
          <table:table-cell office:value-type="string" calcext:value-type="string">
            <text:p>ED AGR RE 358194</text:p>
          </table:table-cell>
          <table:table-cell office:value-type="string" calcext:value-type="string">
            <text:p>DJ 16-04-2004 PP-00068 <text:s/>EMENT VOL-02147-14 PP-02815</text:p>
          </table:table-cell>
          <table:table-cell office:value-type="string" calcext:value-type="string">
            <text:p>[]</text:p>
          </table:table-cell>
          <table:table-cell office:value-type="string" calcext:value-type="string">
            <text:p>EMBTE.(S) : INSTITUTO DE PREVIDÊNCIA DO ESTADO DO RIO </text:p>
            <text:p> GRANDE DO SUL </text:p>
            <text:p>ADVDO.(A/S) : PGE-RS - YASSODARA CAMOZZATO E OUTRO (A/S) </text:p>
            <text:p>EMBDO.(A/S) : MARIA ELY DE AZEVEDO </text:p>
            <text:p>ADVDO.(A/S) : TELMO RICARDO SCHORR E OUTRO (A/S)</text:p>
          </table:table-cell>
          <table:table-cell office:value-type="string" calcext:value-type="string">
            <text:p>Os RE 358194 AgR ED, RE 358396 AgR ED, RE 366965 AgR ED, RE 367229 AgR ED, RE 367950 AgR ED, RE 368757 AgR ED, RE 369018 AgR ED, RE 369031 AgR ED, RE 369198 AgR ED, RE 369971 AgR ED foram objeto de embargos de declaração rejeitados em 25/05/2004. O AI 432441 AgR foi objeto de embargos de declaração rejeitados em 26/04/2005. Número de páginas: (05). Análise:(ANA). Revisão:(). Inclusão: 07/05/04, (JVC). Alteração: 02/08/05, (CSM). Alteração 25/02/2019 VRL</text:p>
          </table:table-cell>
          <table:table-cell office:value-type="string" calcext:value-type="string">
            <text:p>[]</text:p>
          </table:table-cell>
          <table:table-cell office:value-type="float" office:value="2870" calcext:value-type="float">
            <text:p>2870</text:p>
          </table:table-cell>
        </table:table-row>
        <table:table-row table:style-name="ro2">
          <table:table-cell office:value-type="float" office:value="9377" calcext:value-type="float">
            <text:p>9377</text:p>
          </table:table-cell>
          <table:table-cell office:value-type="string" calcext:value-type="string">
            <text:p>5e32ca8fd0a3cf555530cf55</text:p>
          </table:table-cell>
          <table:table-cell office:value-type="string" calcext:value-type="string">
            <text:p>AGR AI 461925</text:p>
          </table:table-cell>
          <table:table-cell office:value-type="string" calcext:value-type="string">
            <text:p>DJ 02-04-2004 PP-00024 <text:s/>EMENT VOL-02146-08 PP-01670</text:p>
          </table:table-cell>
          <table:table-cell office:value-type="string" calcext:value-type="string">
            <text:p>[]</text:p>
          </table:table-cell>
          <table:table-cell office:value-type="string" calcext:value-type="string">
            <text:p>AGTE.(S) : PROFORTE S/A - TRANSPORTE DE VALORES </text:p>
            <text:p>ADV.(A/S) : JOSÉ ALBERTO COUTO MACIEL E OUTRO (A/S) </text:p>
            <text:p>AGDO.(A/S) : DERLI SCHMENGLER </text:p>
            <text:p>ADV.(A/S) : IVETE O. STRIEDER</text:p>
          </table:table-cell>
          <table:table-cell office:value-type="string" calcext:value-type="string">
            <text:p>O AI 466581 AgR foi objeto de embargos de declaração rejeitados em 31/05/2005. Número de páginas: (04). Análise:(ANA). Inclusão: 30/04/04, (JVC). Alteração: 27/07/05, (SVF). Alteração: 18/02/2019, RAM.</text:p>
          </table:table-cell>
          <table:table-cell office:value-type="string" calcext:value-type="string">
            <text:p>[]</text:p>
          </table:table-cell>
          <table:table-cell office:value-type="float" office:value="2855" calcext:value-type="float">
            <text:p>2855</text:p>
          </table:table-cell>
        </table:table-row>
        <table:table-row table:style-name="ro3">
          <table:table-cell office:value-type="float" office:value="9384" calcext:value-type="float">
            <text:p>9384</text:p>
          </table:table-cell>
          <table:table-cell office:value-type="string" calcext:value-type="string">
            <text:p>5e32ca95d0a3cf555530cf5c</text:p>
          </table:table-cell>
          <table:table-cell office:value-type="string" calcext:value-type="string">
            <text:p>AGR AI 478278</text:p>
          </table:table-cell>
          <table:table-cell office:value-type="string" calcext:value-type="string">
            <text:p>DJ 07-05-2004 PP-00027 <text:s/>EMENT VOL-02150-10 PP-02095</text:p>
          </table:table-cell>
          <table:table-cell office:value-type="string" calcext:value-type="string">
            <text:p>[]</text:p>
          </table:table-cell>
          <table:table-cell office:value-type="string" calcext:value-type="string">
            <text:p>AGTE.(S) : TECNOCOOP INFORMÁTICA - COOPERATIVA DE </text:p>
            <text:p> TRABALHO DE ASSISTÊNCIA TÉCNICA A EQUIPAMENTOS DE </text:p>
            <text:p> PROCESSAMENTO DE DADOS LTDA </text:p>
            <text:p>ADVDO.(A/S) : REGINALDO FERREIRA LIMA E OUTRO (A/S) </text:p>
            <text:p>AGDO.(A/S) : INSTITUTO NACIONAL DO SEGURO SOCIAL - INSS </text:p>
            <text:p>ADVDO.(A/S) : FÁBIO LUIZ MOBARAK</text:p>
          </table:table-cell>
          <table:table-cell office:value-type="string" calcext:value-type="string">
            <text:p>Número de páginas: (06). Análise:(CSF). Revisão:(ANA). Inclusão: 03/06/04, (MLR). Alteração: 30/04/19, (HRS)</text:p>
          </table:table-cell>
          <table:table-cell office:value-type="string" calcext:value-type="string">
            <text:p>[]</text:p>
          </table:table-cell>
          <table:table-cell office:value-type="float" office:value="2886" calcext:value-type="float">
            <text:p>2886</text:p>
          </table:table-cell>
        </table:table-row>
        <table:table-row table:style-name="ro2">
          <table:table-cell office:value-type="float" office:value="9409" calcext:value-type="float">
            <text:p>9409</text:p>
          </table:table-cell>
          <table:table-cell office:value-type="string" calcext:value-type="string">
            <text:p>5e32caaed0a3cf555530cf75</text:p>
          </table:table-cell>
          <table:table-cell office:value-type="string" calcext:value-type="string">
            <text:p>AGR AI 480771</text:p>
          </table:table-cell>
          <table:table-cell office:value-type="string" calcext:value-type="string">
            <text:p>DJ 07-05-2004 PP-00027 <text:s/>EMENT VOL-02150-11 PP-02173</text:p>
          </table:table-cell>
          <table:table-cell office:value-type="string" calcext:value-type="string">
            <text:p>[]</text:p>
          </table:table-cell>
          <table:table-cell office:value-type="string" calcext:value-type="string">
            <text:p>AGTE.(S) : LORI ANILDA HOLZBACH E OUTRO (A/S) </text:p>
            <text:p>ADVDO.(A/S) : ANDRÉ DA COSTA RIBEIRO E OUTRO (A/S) </text:p>
            <text:p>AGDO.(A/S) : INSTITUTO NACIONAL DO SEGURO SOCIAL - INSS </text:p>
            <text:p>ADVDO.(A/S) : ROGÉRIO ROCHA PERES DE OLIVEIRA</text:p>
          </table:table-cell>
          <table:table-cell office:value-type="string" calcext:value-type="string">
            <text:p>Número de páginas: (06). Análise:(ANA). Revisão:(). Inclusão: 26/05/04, (SVF). Alteração: 30/04/19, (HRS)</text:p>
          </table:table-cell>
          <table:table-cell office:value-type="string" calcext:value-type="string">
            <text:p>[]</text:p>
          </table:table-cell>
          <table:table-cell office:value-type="float" office:value="2810" calcext:value-type="float">
            <text:p>2810</text:p>
          </table:table-cell>
        </table:table-row>
        <table:table-row table:style-name="ro2">
          <table:table-cell office:value-type="float" office:value="9410" calcext:value-type="float">
            <text:p>9410</text:p>
          </table:table-cell>
          <table:table-cell office:value-type="string" calcext:value-type="string">
            <text:p>5e32cab0d0a3cf555530cf76</text:p>
          </table:table-cell>
          <table:table-cell office:value-type="string" calcext:value-type="string">
            <text:p>AGR AI 468587</text:p>
          </table:table-cell>
          <table:table-cell office:value-type="string" calcext:value-type="string">
            <text:p>DJ 07-05-2004 PP-00023 <text:s/>EMENT VOL-02150-09 PP-01787</text:p>
          </table:table-cell>
          <table:table-cell office:value-type="string" calcext:value-type="string">
            <text:p>[]</text:p>
          </table:table-cell>
          <table:table-cell office:value-type="string" calcext:value-type="string">
            <text:p>AGTE.(S) : MÁRCIA FÁTIMA SOARES </text:p>
            <text:p>ADVDO.(A/S) : LUIZ ADÃO DE CARLI </text:p>
            <text:p>AGDO.(A/S) : PREFEITO DO MUNICÍPIO DE FAZENDA RIO GRANDE - PR </text:p>
            <text:p>ADVDO.(A/S) : DALVA MARLI MENARIM</text:p>
          </table:table-cell>
          <table:table-cell office:value-type="string" calcext:value-type="string">
            <text:p>Número de páginas: (06). Análise:(ANA). Revisão:(). Inclusão: 09/06/04, (MLR). Alteração: 29/04/19</text:p>
          </table:table-cell>
          <table:table-cell office:value-type="string" calcext:value-type="string">
            <text:p>[]</text:p>
          </table:table-cell>
          <table:table-cell office:value-type="float" office:value="2809" calcext:value-type="float">
            <text:p>2809</text:p>
          </table:table-cell>
        </table:table-row>
        <table:table-row table:style-name="ro2">
          <table:table-cell office:value-type="float" office:value="9419" calcext:value-type="float">
            <text:p>9419</text:p>
          </table:table-cell>
          <table:table-cell office:value-type="string" calcext:value-type="string">
            <text:p>5e32cab8d0a3cf555530cf7f</text:p>
          </table:table-cell>
          <table:table-cell office:value-type="string" calcext:value-type="string">
            <text:p>AGR RE 407672</text:p>
          </table:table-cell>
          <table:table-cell office:value-type="string" calcext:value-type="string">
            <text:p>DJ 16-04-2004 PP-00084 <text:s/>EMENT VOL-02147-16 PP-03062</text:p>
          </table:table-cell>
          <table:table-cell office:value-type="string" calcext:value-type="string">
            <text:p>[]</text:p>
          </table:table-cell>
          <table:table-cell office:value-type="string" calcext:value-type="string">
            <text:p>AGTE.(S) : ESTADO DO MARANHÃO </text:p>
            <text:p>ADV.(A/S) : PGE-MA - ROBERTO BENEDITO LIMA GOMES </text:p>
            <text:p>AGDO.(A/S) : ZAMITH PINHEIRO SARAIVA </text:p>
            <text:p>ADV.(A/S) : KATCHELYNE ISABELLE FURTADO MOREIRA E OUTRO (A/S)</text:p>
          </table:table-cell>
          <table:table-cell office:value-type="string" calcext:value-type="string">
            <text:p>Número de páginas: (06). Análise:(ANA). Revisão:(). Inclusão: 20/05/04, (JVC). Alteração: 29/06/04, (JVC). Alteração 25/02/2019 VRL</text:p>
          </table:table-cell>
          <table:table-cell office:value-type="string" calcext:value-type="string">
            <text:p>[]</text:p>
          </table:table-cell>
          <table:table-cell office:value-type="float" office:value="2826" calcext:value-type="float">
            <text:p>2826</text:p>
          </table:table-cell>
        </table:table-row>
        <table:table-row table:style-name="ro3">
          <table:table-cell office:value-type="float" office:value="9422" calcext:value-type="float">
            <text:p>9422</text:p>
          </table:table-cell>
          <table:table-cell office:value-type="string" calcext:value-type="string">
            <text:p>5e32cac1d0a3cf555530cf82</text:p>
          </table:table-cell>
          <table:table-cell office:value-type="string" calcext:value-type="string">
            <text:p>AGR AI 487476</text:p>
          </table:table-cell>
          <table:table-cell office:value-type="string" calcext:value-type="string">
            <text:p>DJ 11-06-2004 PP-00007 <text:s/>EMENT VOL-02155-05 PP-00861</text:p>
          </table:table-cell>
          <table:table-cell office:value-type="string" calcext:value-type="string">
            <text:p>[]</text:p>
          </table:table-cell>
          <table:table-cell office:value-type="string" calcext:value-type="string">
            <text:p>AGTE.(S) : MUNICÍPIO DE PEDERNEIRAS </text:p>
            <text:p>ADVDO.(A/S) : REINALDO ANTÔNIO ALEIXO </text:p>
            <text:p>AGDO.(A/S) : COMERCIAL QUINTELLA LTDA </text:p>
            <text:p>ADVDO.(A/S) : MARCELO DE CAMPOS BICUDO E OUTRO (A/S) </text:p>
            <text:p>AGDO.(A/S) : MARCO ANTONIO MARINELLI </text:p>
            <text:p>ADVDO.(A/S) : MARCO ANTONIO MARINELLI</text:p>
          </table:table-cell>
          <table:table-cell office:value-type="string" calcext:value-type="string">
            <text:p>O AI 496312-AgR foi objeto de embargos de declaração rejeitados em 17/08/2004. O AI 496504-AgR foi objeto de embargos de declaração rejeitados em 14/09/2004. O AI 491756-AgR foi objeto de embargos de declaração rejeitados em 14/09/2004. O AI 509280-AgR foi objeto de embargos de declaração rejeitados em 22/03/2005. Número de páginas: (06). Análise:(CSF). Revisão:(ANA). Inclusão: 28/06/04, (SVF). Alteração: 18/08/05, (MLR). Alteração: 19/08/2019, (CLN).</text:p>
          </table:table-cell>
          <table:table-cell office:value-type="string" calcext:value-type="string">
            <text:p>[]</text:p>
          </table:table-cell>
          <table:table-cell office:value-type="float" office:value="2920" calcext:value-type="float">
            <text:p>2920</text:p>
          </table:table-cell>
        </table:table-row>
        <table:table-row table:style-name="ro5">
          <table:table-cell office:value-type="float" office:value="9425" calcext:value-type="float">
            <text:p>9425</text:p>
          </table:table-cell>
          <table:table-cell office:value-type="string" calcext:value-type="string">
            <text:p>5e32cac3d0a3cf555530cf85</text:p>
          </table:table-cell>
          <table:table-cell office:value-type="string" calcext:value-type="string">
            <text:p>ED AGR AI 460662</text:p>
          </table:table-cell>
          <table:table-cell office:value-type="string" calcext:value-type="string">
            <text:p>DJ 16-04-2004 PP-00078 <text:s/>EMENT VOL-02147-17 PP-03331</text:p>
          </table:table-cell>
          <table:table-cell office:value-type="string" calcext:value-type="string">
            <text:p>[]</text:p>
          </table:table-cell>
          <table:table-cell office:value-type="string" calcext:value-type="string">
            <text:p>EMBTE.(S) : CAIXA ECONÔMICA FEDERAL </text:p>
            <text:p>ADV.(A/S) : SÉRGIO LUIZ GUIMARÃES FARIAS E OUTRO (A/S) </text:p>
            <text:p>EMBDO.(A/S) : PAULO ROBERTO CHAGAS DOS SANTOS E OUTRO (A/S)</text:p>
          </table:table-cell>
          <table:table-cell office:value-type="string" calcext:value-type="string">
            <text:p>Número de páginas: (04). Análise:(ANA). Revisão:(). Inclusão: 20/05/04, (JVC). Alteração: 22/06/04, (CMR). Alteração 25/02/2019 VRL</text:p>
          </table:table-cell>
          <table:table-cell office:value-type="string" calcext:value-type="string">
            <text:p>[]</text:p>
          </table:table-cell>
          <table:table-cell office:value-type="float" office:value="2929" calcext:value-type="float">
            <text:p>2929</text:p>
          </table:table-cell>
        </table:table-row>
        <table:table-row table:style-name="ro2">
          <table:table-cell office:value-type="float" office:value="9446" calcext:value-type="float">
            <text:p>9446</text:p>
          </table:table-cell>
          <table:table-cell office:value-type="string" calcext:value-type="string">
            <text:p>5e32cad7d0a3cf555530cf9a</text:p>
          </table:table-cell>
          <table:table-cell office:value-type="string" calcext:value-type="string">
            <text:p>AGR AI 410898</text:p>
          </table:table-cell>
          <table:table-cell office:value-type="string" calcext:value-type="string">
            <text:p>DJ 16-04-2004 PP-00055 <text:s/>EMENT VOL-02147-16 PP-03082</text:p>
          </table:table-cell>
          <table:table-cell office:value-type="string" calcext:value-type="string">
            <text:p>[]</text:p>
          </table:table-cell>
          <table:table-cell office:value-type="string" calcext:value-type="string">
            <text:p>AGTE. : INSTITUTO DE RECURSOS HUMANOS DE PERNAMBUCO - IRH </text:p>
            <text:p>ADV. : PGE-PE - SÉRGIO AUGUSTO SANTANA SILVA </text:p>
            <text:p>AGDA. : IZABEL MELO DE PAIVA </text:p>
            <text:p>ADVDOS. : FERNANDO VIANNA PAES DE BARROS E OUTROS</text:p>
          </table:table-cell>
          <table:table-cell office:value-type="string" calcext:value-type="string">
            <text:p>Número de páginas: (05). Análise:(CEL). Revisão:(ANA). Inclusão: 22/06/04, (MLR). Alteração 21/02/2019 VRL</text:p>
          </table:table-cell>
          <table:table-cell office:value-type="string" calcext:value-type="string">
            <text:p>[]</text:p>
          </table:table-cell>
          <table:table-cell office:value-type="float" office:value="2991" calcext:value-type="float">
            <text:p>2991</text:p>
          </table:table-cell>
        </table:table-row>
        <table:table-row table:style-name="ro5">
          <table:table-cell office:value-type="float" office:value="9457" calcext:value-type="float">
            <text:p>9457</text:p>
          </table:table-cell>
          <table:table-cell office:value-type="string" calcext:value-type="string">
            <text:p>5e32cae3d0a3cf555530cfa5</text:p>
          </table:table-cell>
          <table:table-cell office:value-type="string" calcext:value-type="string">
            <text:p>AGR HC 83941</text:p>
          </table:table-cell>
          <table:table-cell office:value-type="string" calcext:value-type="string">
            <text:p>DJ 16-04-2004 PP-00069 <text:s/>EMENT VOL-02147-14 PP-02647</text:p>
          </table:table-cell>
          <table:table-cell office:value-type="string" calcext:value-type="string">
            <text:p>[]</text:p>
          </table:table-cell>
          <table:table-cell office:value-type="string" calcext:value-type="string">
            <text:p>AGTE.(S) : AMAURY NAPOLEÃO JORDÃO </text:p>
            <text:p>ADV.(A/S) : MÔNICA DO LAGO ROSSI E OUTRO (A/S) </text:p>
            <text:p>AGDO.(A/S) : CORTE ESPECIAL DO SUPERIOR TRIBUNAL DE JUSTIÇA</text:p>
          </table:table-cell>
          <table:table-cell office:value-type="string" calcext:value-type="string">
            <text:p>Número de páginas: (06). Análise:(RDC). Revisão:(ANA). Inclusão: 04/06/04, (MLR). Alteração 26/02/2019 VRL</text:p>
          </table:table-cell>
          <table:table-cell office:value-type="string" calcext:value-type="string">
            <text:p>[]</text:p>
          </table:table-cell>
          <table:table-cell office:value-type="float" office:value="2979" calcext:value-type="float">
            <text:p>2979</text:p>
          </table:table-cell>
        </table:table-row>
        <table:table-row table:style-name="ro2">
          <table:table-cell office:value-type="float" office:value="9481" calcext:value-type="float">
            <text:p>9481</text:p>
          </table:table-cell>
          <table:table-cell office:value-type="string" calcext:value-type="string">
            <text:p>5e32cafcd0a3cf555530cfbd</text:p>
          </table:table-cell>
          <table:table-cell office:value-type="string" calcext:value-type="string">
            <text:p>AGR AI 465714</text:p>
          </table:table-cell>
          <table:table-cell office:value-type="string" calcext:value-type="string">
            <text:p>DJ 07-05-2004 PP-00044 <text:s/>EMENT VOL-02150-09 PP-01682</text:p>
          </table:table-cell>
          <table:table-cell office:value-type="string" calcext:value-type="string">
            <text:p>[]</text:p>
          </table:table-cell>
          <table:table-cell office:value-type="string" calcext:value-type="string">
            <text:p>AGTE.(S) : BANCO DE CRÉDITO NACIONAL S/A </text:p>
            <text:p>ADVDO.(A/S) : ROGERIO AVELAR E OUTRO (A/S) </text:p>
            <text:p>AGDO.(A/S) : FERNANDA PAVANELLI LIMA E OUTRO (A/S) </text:p>
            <text:p>ADVDO.(A/S) : MARCOS ATAIDE CAVALCANTE E OUTRO (A/S)</text:p>
          </table:table-cell>
          <table:table-cell office:value-type="string" calcext:value-type="string">
            <text:p>Número de páginas: (07). Análise:(CEL). Revisão:(ANA). Inclusão: 28/06/04, (SVF). Alteração: 29/04/19</text:p>
          </table:table-cell>
          <table:table-cell office:value-type="string" calcext:value-type="string">
            <text:p>[]</text:p>
          </table:table-cell>
          <table:table-cell office:value-type="float" office:value="2948" calcext:value-type="float">
            <text:p>2948</text:p>
          </table:table-cell>
        </table:table-row>
        <table:table-row table:style-name="ro7">
          <table:table-cell office:value-type="float" office:value="9482" calcext:value-type="float">
            <text:p>9482</text:p>
          </table:table-cell>
          <table:table-cell office:value-type="string" calcext:value-type="string">
            <text:p>5e32cafdd0a3cf555530cfbe</text:p>
          </table:table-cell>
          <table:table-cell office:value-type="string" calcext:value-type="string">
            <text:p>RMS 22913</text:p>
          </table:table-cell>
          <table:table-cell office:value-type="string" calcext:value-type="string">
            <text:p>DJ 23-04-2004 PP-00030 <text:s/>EMENT VOL-02148-03 PP-00487</text:p>
          </table:table-cell>
          <table:table-cell office:value-type="string" calcext:value-type="string">
            <text:p>[]</text:p>
          </table:table-cell>
          <table:table-cell office:value-type="string" calcext:value-type="string">
            <text:p>RECTE. : ESTADO DO AMAZONAS </text:p>
            <text:p>ADV. : PGE-AM - RUY MARCELO ALENCAR DE MENDONÇA </text:p>
            <text:p>RECDA. : UNIÃO FEDERAL </text:p>
            <text:p>ADV. : ADVOGADO-GERAL DA UNIÃO </text:p>
            <text:p>ASSIST. : COMUNIDADE INDÍGENA CURICURIARI </text:p>
            <text:p>ADV. : FERNANDO MATHIAS BAPTISTA </text:p>
            <text:p>ADV. : JULIANA FERRAZ DA ROCHA SANTILLI E OUTROS</text:p>
          </table:table-cell>
          <table:table-cell office:value-type="string" calcext:value-type="string">
            <text:p>Impedido o Min. Nelson Jobim. Número de páginas: (08). Análise:(MSA). Revisão:(RCO). Inclusão: 01/12/04, (SVF). Alteração: 09/12/04, (SVF). Alteração: 26/03/19, (RAM)</text:p>
          </table:table-cell>
          <table:table-cell office:value-type="string" calcext:value-type="string">
            <text:p>[]</text:p>
          </table:table-cell>
          <table:table-cell office:value-type="float" office:value="2946" calcext:value-type="float">
            <text:p>2946</text:p>
          </table:table-cell>
        </table:table-row>
        <table:table-row table:style-name="ro2">
          <table:table-cell office:value-type="float" office:value="9483" calcext:value-type="float">
            <text:p>9483</text:p>
          </table:table-cell>
          <table:table-cell office:value-type="string" calcext:value-type="string">
            <text:p>5e32cafed0a3cf555530cfbf</text:p>
          </table:table-cell>
          <table:table-cell office:value-type="string" calcext:value-type="string">
            <text:p>AGR AI 410514</text:p>
          </table:table-cell>
          <table:table-cell office:value-type="string" calcext:value-type="string">
            <text:p>DJ 20-08-2004 PP-00037 <text:s/>EMENT VOL-02160-05 PP-00970</text:p>
          </table:table-cell>
          <table:table-cell office:value-type="string" calcext:value-type="string">
            <text:p>[]</text:p>
          </table:table-cell>
          <table:table-cell office:value-type="string" calcext:value-type="string">
            <text:p>AGTE.(S) : ELEVADORES OTIS LTDA </text:p>
            <text:p>ADVDOS. : HERMANO DE VILLEMOR AMARAL (NETO) E OUTROS </text:p>
            <text:p>AGDO.(A/S) : ESTADO DE SÃO PAULO </text:p>
            <text:p>ADVDA. : PGE-SP - MARIA EMÍLIA TRIGO</text:p>
          </table:table-cell>
          <table:table-cell office:value-type="string" calcext:value-type="string">
            <text:p>Votação: por maioria, vencido o Min. Marco Aurélio. Resultado: desprovido. Número de páginas: (11). Análise:(PCC). Revisão:(RCO). Inclusão: 14/09/04, (CFC). Alteração: 02/10/2019, (PDR).</text:p>
          </table:table-cell>
          <table:table-cell office:value-type="string" calcext:value-type="string">
            <text:p>[]</text:p>
          </table:table-cell>
          <table:table-cell office:value-type="float" office:value="2945" calcext:value-type="float">
            <text:p>2945</text:p>
          </table:table-cell>
        </table:table-row>
        <table:table-row table:style-name="ro6">
          <table:table-cell office:value-type="float" office:value="9486" calcext:value-type="float">
            <text:p>9486</text:p>
          </table:table-cell>
          <table:table-cell office:value-type="string" calcext:value-type="string">
            <text:p>5e32cb00d0a3cf555530cfc2</text:p>
          </table:table-cell>
          <table:table-cell office:value-type="string" calcext:value-type="string">
            <text:p>AGR AI 478035</text:p>
          </table:table-cell>
          <table:table-cell office:value-type="string" calcext:value-type="string">
            <text:p>DJ 16-04-2004 PP-00066 <text:s/>EMENT VOL-02147-19 PP-03809</text:p>
          </table:table-cell>
          <table:table-cell office:value-type="string" calcext:value-type="string">
            <text:p>[]</text:p>
          </table:table-cell>
          <table:table-cell office:value-type="string" calcext:value-type="string">
            <text:p>AGTE.(S) : JORGE ANTÔNIO NUNES DE AGUIAR E OUTRO (A/S) </text:p>
            <text:p>ADV.(A/S) : LÚCIO FRAGA LEITE </text:p>
            <text:p>ADV.(A/S) : FELIPE SCHUMACHER DIAS DE CASTRO </text:p>
            <text:p>AGDO.(A/S) : ADUBOS TREVO S/A </text:p>
            <text:p>ADV.(A/S) : VANDERLEI RAMOS</text:p>
          </table:table-cell>
          <table:table-cell office:value-type="string" calcext:value-type="string">
            <text:p>Número de páginas: (04). Análise:(CEL). Revisão:(ANA). Inclusão: 19/05/04, (JVC). Alteração 22/02/2019 VRL</text:p>
          </table:table-cell>
          <table:table-cell office:value-type="string" calcext:value-type="string">
            <text:p>[]</text:p>
          </table:table-cell>
          <table:table-cell office:value-type="float" office:value="2939" calcext:value-type="float">
            <text:p>2939</text:p>
          </table:table-cell>
        </table:table-row>
        <table:table-row table:style-name="ro2">
          <table:table-cell office:value-type="float" office:value="9498" calcext:value-type="float">
            <text:p>9498</text:p>
          </table:table-cell>
          <table:table-cell office:value-type="string" calcext:value-type="string">
            <text:p>5e32cb0ad0a3cf555530cfce</text:p>
          </table:table-cell>
          <table:table-cell office:value-type="string" calcext:value-type="string">
            <text:p>AGR AI 408123</text:p>
          </table:table-cell>
          <table:table-cell office:value-type="string" calcext:value-type="string">
            <text:p>DJ 23-04-2004 PP-00040 <text:s/>EMENT VOL-02148-14 PP-02798</text:p>
          </table:table-cell>
          <table:table-cell office:value-type="string" calcext:value-type="string">
            <text:p>[]</text:p>
          </table:table-cell>
          <table:table-cell office:value-type="string" calcext:value-type="string">
            <text:p>AGTES. : ANTÔNIO PAULO TARCIO DA SILVA E OUTROS </text:p>
            <text:p>ADV. : SAMUEL ALVERNE LIMA DE VASCONCELOS </text:p>
            <text:p>AGDOS. : PAULO HORTÊNCIO DE MEDEIROS FILHO E CÔNJUGE </text:p>
            <text:p>ADV. : FRANCISCO DAS CHAGAS DE OLIVEIRA SOUZA</text:p>
          </table:table-cell>
          <table:table-cell office:value-type="string" calcext:value-type="string">
            <text:p>O AI 408123 AgR foi objeto de embargos de declaração rejeitados em 29/06/2005. Número de páginas: (05). Análise:(ANA). Inclusão: 24/05/04, (MLR). Alteração: 19/10/05, (MLR). Alteração: 18/03/2019, RAM.</text:p>
          </table:table-cell>
          <table:table-cell office:value-type="string" calcext:value-type="string">
            <text:p>[]</text:p>
          </table:table-cell>
          <table:table-cell office:value-type="float" office:value="2928" calcext:value-type="float">
            <text:p>2928</text:p>
          </table:table-cell>
        </table:table-row>
        <table:table-row table:style-name="ro2">
          <table:table-cell office:value-type="float" office:value="9503" calcext:value-type="float">
            <text:p>9503</text:p>
          </table:table-cell>
          <table:table-cell office:value-type="string" calcext:value-type="string">
            <text:p>5e32cb0ed0a3cf555530cfd3</text:p>
          </table:table-cell>
          <table:table-cell office:value-type="string" calcext:value-type="string">
            <text:p>AGR AI 477782</text:p>
          </table:table-cell>
          <table:table-cell office:value-type="string" calcext:value-type="string">
            <text:p>DJ 07-05-2004 PP-00024 <text:s/>EMENT VOL-02150-10 PP-02033</text:p>
          </table:table-cell>
          <table:table-cell office:value-type="string" calcext:value-type="string">
            <text:p>[]</text:p>
          </table:table-cell>
          <table:table-cell office:value-type="string" calcext:value-type="string">
            <text:p>AGTE.(S) : COLÉGIO EMBRAS LTDA. </text:p>
            <text:p>ADVDO.(A/S) : JOSÉ BARBOSA DOS SANTOS E OUTRO (A/S) </text:p>
            <text:p>AGDO.(A/S) : KEITE GUIMARÃES BORGES </text:p>
            <text:p>ADVDO.(A/S) : ZULMIRA PRAXEDES E OUTRO (A/S)</text:p>
          </table:table-cell>
          <table:table-cell office:value-type="string" calcext:value-type="string">
            <text:p>- O AI-477782-AgR foi objeto dos Embargos de Declaração rejeitados em 29/06/2004. Número de páginas: (04). Análise:(RDC). Revisão:(ANA). Inclusão: 09/06/04, (SVF). Alteração: 21/02/05, (SVF). Alteração: 30/04/19, (HRS)</text:p>
          </table:table-cell>
          <table:table-cell office:value-type="string" calcext:value-type="string">
            <text:p>[]</text:p>
          </table:table-cell>
          <table:table-cell office:value-type="float" office:value="2923" calcext:value-type="float">
            <text:p>2923</text:p>
          </table:table-cell>
        </table:table-row>
        <table:table-row table:style-name="ro6">
          <table:table-cell office:value-type="float" office:value="9509" calcext:value-type="float">
            <text:p>9509</text:p>
          </table:table-cell>
          <table:table-cell office:value-type="string" calcext:value-type="string">
            <text:p>5e32cb21d0a3cf555530cfd9</text:p>
          </table:table-cell>
          <table:table-cell office:value-type="string" calcext:value-type="string">
            <text:p>AGR AI 311468</text:p>
          </table:table-cell>
          <table:table-cell office:value-type="string" calcext:value-type="string">
            <text:p>DJ 23-04-2004 PP-00040 <text:s/>EMENT VOL-02148-07 PP-01490</text:p>
          </table:table-cell>
          <table:table-cell office:value-type="string" calcext:value-type="string">
            <text:p>[]</text:p>
          </table:table-cell>
          <table:table-cell office:value-type="string" calcext:value-type="string">
            <text:p>AGTE. : CAIXA DE PREVIDÊNCIA E ASSISTÊNCIA AOS </text:p>
            <text:p> FUNCIONÁRIOS DO BANCO DA AMAZÔNIA S/A - CAPAF </text:p>
            <text:p>ADVDOS. : SÉRGIO ROBERTO RONCADOR E OUTRO (A/S) </text:p>
            <text:p>AGDOS. : FRANCISCO LOPES DE QUEIROZ E OUTROS </text:p>
            <text:p>ADVDO. : MIGUEL DE OLIVEIRA CARNEIRO</text:p>
          </table:table-cell>
          <table:table-cell office:value-type="string" calcext:value-type="string">
            <text:p>O AI 427121 AgR foi objeto dos Embargos de Declaração rejeitados em 24/11/2004. Número de páginas: (05). Análise:(ANA). Revisão:(). Inclusão: 24/05/04, (MLR). Alteração: 17/02/05, (SVF). Alteração: 18/03/2019, RAM.</text:p>
          </table:table-cell>
          <table:table-cell office:value-type="string" calcext:value-type="string">
            <text:p>[]</text:p>
          </table:table-cell>
          <table:table-cell office:value-type="float" office:value="2913" calcext:value-type="float">
            <text:p>2913</text:p>
          </table:table-cell>
        </table:table-row>
        <table:table-row table:style-name="ro2">
          <table:table-cell office:value-type="float" office:value="9517" calcext:value-type="float">
            <text:p>9517</text:p>
          </table:table-cell>
          <table:table-cell office:value-type="string" calcext:value-type="string">
            <text:p>5e32cb2ad0a3cf555530cfe1</text:p>
          </table:table-cell>
          <table:table-cell office:value-type="string" calcext:value-type="string">
            <text:p>AGR AI 481771</text:p>
          </table:table-cell>
          <table:table-cell office:value-type="string" calcext:value-type="string">
            <text:p>DJ 07-05-2004 PP-00028 <text:s/>EMENT VOL-02150-11 PP-02227</text:p>
          </table:table-cell>
          <table:table-cell office:value-type="string" calcext:value-type="string">
            <text:p>[]</text:p>
          </table:table-cell>
          <table:table-cell office:value-type="string" calcext:value-type="string">
            <text:p>AGTE.(S) : REDE FERROVIÁRIA FEDERAL S/A - EM LIQUIDAÇÃO </text:p>
            <text:p>ADVDO.(A/S) : LUIZ GUILHERME DE MELO BORGES E OUTRO (A/S) </text:p>
            <text:p>AGDO.(A/S) : AMÁLIA BELUCCI E OUTRO (A/S) </text:p>
            <text:p>ADVDO.(A/S) : CARLOS EDUARDO CAVALLARO E OUTRO (A/S)</text:p>
          </table:table-cell>
          <table:table-cell office:value-type="string" calcext:value-type="string">
            <text:p>O AI-481771-AgR foi objeto dos Embargos de Declaração rejeitados em 19/10/2004. Número de páginas: (06). Análise:(CEL). Revisão:(ANA). Inclusão: 23/06/04, (MLR). Alteração: 01/12/04, (CFC). Alteração: 30/04/19, (HRS)</text:p>
          </table:table-cell>
          <table:table-cell office:value-type="string" calcext:value-type="string">
            <text:p>[]</text:p>
          </table:table-cell>
          <table:table-cell office:value-type="float" office:value="3021" calcext:value-type="float">
            <text:p>3021</text:p>
          </table:table-cell>
        </table:table-row>
        <table:table-row table:style-name="ro2">
          <table:table-cell office:value-type="float" office:value="9527" calcext:value-type="float">
            <text:p>9527</text:p>
          </table:table-cell>
          <table:table-cell office:value-type="string" calcext:value-type="string">
            <text:p>5e32cb37d0a3cf555530cfeb</text:p>
          </table:table-cell>
          <table:table-cell office:value-type="string" calcext:value-type="string">
            <text:p>AGR AI 249028</text:p>
          </table:table-cell>
          <table:table-cell office:value-type="string" calcext:value-type="string">
            <text:p>DJ 07-05-2004 PP-00007 <text:s/>EMENT VOL-02150-03 PP-00559</text:p>
          </table:table-cell>
          <table:table-cell office:value-type="string" calcext:value-type="string">
            <text:p>[]</text:p>
          </table:table-cell>
          <table:table-cell office:value-type="string" calcext:value-type="string">
            <text:p>AGTE. : REDE FERROVIÁRIA FEDERAL S/A - EM LIQUIDAÇÃO </text:p>
            <text:p>ADVDO.(A/S) : VANESSA VIEIRA LACERDA E OUTRO (A/S) </text:p>
            <text:p>AGDOS. : ALMIR SANTOS VIANA E OUTROS </text:p>
            <text:p>ADVDO.(A/S) : ISIS MARIA BORGES DE RESENDE E OUTROS</text:p>
          </table:table-cell>
          <table:table-cell office:value-type="string" calcext:value-type="string">
            <text:p>- O AI 249028-AgR foi objeto de embargos de declaração rejeitados em 10/08/2004. Número de páginas: (05). Análise:(CEL). Revisão:(ANA). Inclusão: 31/05/04, (SVF). Alteração: 24/08/05, (MLR). Alteração: 20/04/19, (NT)</text:p>
          </table:table-cell>
          <table:table-cell office:value-type="string" calcext:value-type="string">
            <text:p>[]</text:p>
          </table:table-cell>
          <table:table-cell office:value-type="float" office:value="3137" calcext:value-type="float">
            <text:p>3137</text:p>
          </table:table-cell>
        </table:table-row>
        <table:table-row table:style-name="ro2">
          <table:table-cell office:value-type="float" office:value="9531" calcext:value-type="float">
            <text:p>9531</text:p>
          </table:table-cell>
          <table:table-cell office:value-type="string" calcext:value-type="string">
            <text:p>5e32cb38d0a3cf555530cfef</text:p>
          </table:table-cell>
          <table:table-cell office:value-type="string" calcext:value-type="string">
            <text:p>AGR RE 146321</text:p>
          </table:table-cell>
          <table:table-cell office:value-type="string" calcext:value-type="string">
            <text:p>DJ 07-05-2004 PP-00036 <text:s/>EMENT VOL-02150-02 PP-00353</text:p>
          </table:table-cell>
          <table:table-cell office:value-type="string" calcext:value-type="string">
            <text:p>[]</text:p>
          </table:table-cell>
          <table:table-cell office:value-type="string" calcext:value-type="string">
            <text:p>AGTE.(S) : ESTADO DE SÃO PAULO </text:p>
            <text:p>ADVDO.(A/S) : PGE-SP - MANOEL FRANCISCO PINHO E OUTRO (A/S) </text:p>
            <text:p>AGDO.(A/S) : ARLETE MARQUES DA SILVA E OUTROS </text:p>
            <text:p>ADVDO.(A/S) : ANTONIO ROBERTO SANDOVAL FILHO</text:p>
          </table:table-cell>
          <table:table-cell office:value-type="string" calcext:value-type="string">
            <text:p>Número de páginas: (05). Análise:(RDC). Revisão:(ANA). Inclusão: 26/05/04, (SVF). Alteração: 01/06/04, (NT). Alteração: 06/05/2019 , (HRS)</text:p>
          </table:table-cell>
          <table:table-cell office:value-type="string" calcext:value-type="string">
            <text:p>[]</text:p>
          </table:table-cell>
          <table:table-cell office:value-type="float" office:value="3138" calcext:value-type="float">
            <text:p>3138</text:p>
          </table:table-cell>
        </table:table-row>
        <table:table-row table:style-name="ro3">
          <table:table-cell office:value-type="float" office:value="9534" calcext:value-type="float">
            <text:p>9534</text:p>
          </table:table-cell>
          <table:table-cell office:value-type="string" calcext:value-type="string">
            <text:p>5e32cb3ad0a3cf555530cff2</text:p>
          </table:table-cell>
          <table:table-cell office:value-type="string" calcext:value-type="string">
            <text:p>AGR AI 442098</text:p>
          </table:table-cell>
          <table:table-cell office:value-type="string" calcext:value-type="string">
            <text:p>DJ 07-05-2004 PP-00046 <text:s/>EMENT VOL-02150-07 PP-01453</text:p>
          </table:table-cell>
          <table:table-cell office:value-type="string" calcext:value-type="string">
            <text:p>[]</text:p>
          </table:table-cell>
          <table:table-cell office:value-type="string" calcext:value-type="string">
            <text:p>AGTE.(S) : LUIZ FERNANDO DE FIGUEIREDO E OUTRO (A/S) </text:p>
            <text:p>ADVDOA/S) : ROBERTO CORREIA DA SILVA GOMES CALDAS E OUTRO (A/S) </text:p>
            <text:p>AGDO.(A/S) : ESTADO DE SÃO PAULO </text:p>
            <text:p>ADVDOA/S) : PGE-SP - LUÍS CLÁUDIO MÂNFIO </text:p>
            <text:p>AGDO.(A/S) : MUNICÍPIO DE SÃO PAULO </text:p>
            <text:p>ADVDOA/S) : FRANCISCO JOSE CALHEIROS RIBEIRO FERREIRA</text:p>
          </table:table-cell>
          <table:table-cell office:value-type="string" calcext:value-type="string">
            <text:p>Número de páginas: (05). Análise:(CEL). Revisão:(). Inclusão: 07/06/04, (MLR). Alteração: 29/04/19,</text:p>
          </table:table-cell>
          <table:table-cell office:value-type="string" calcext:value-type="string">
            <text:p>[]</text:p>
          </table:table-cell>
          <table:table-cell office:value-type="float" office:value="3135" calcext:value-type="float">
            <text:p>3135</text:p>
          </table:table-cell>
        </table:table-row>
        <table:table-row table:style-name="ro2">
          <table:table-cell office:value-type="float" office:value="9538" calcext:value-type="float">
            <text:p>9538</text:p>
          </table:table-cell>
          <table:table-cell office:value-type="string" calcext:value-type="string">
            <text:p>5e32cb42d0a3cf555530cff6</text:p>
          </table:table-cell>
          <table:table-cell office:value-type="string" calcext:value-type="string">
            <text:p>AGR AI 388917</text:p>
          </table:table-cell>
          <table:table-cell office:value-type="string" calcext:value-type="string">
            <text:p>DJ 07-05-2004 PP-00025 <text:s/>EMENT VOL-02150-05 PP-00805</text:p>
          </table:table-cell>
          <table:table-cell office:value-type="string" calcext:value-type="string">
            <text:p>[]</text:p>
          </table:table-cell>
          <table:table-cell office:value-type="string" calcext:value-type="string">
            <text:p>AGTE. : ESTADO DO CEARÁ </text:p>
            <text:p>ADVDA. : PGE-CE-ELISABETH MARIA DE FARIA CARVALHO ROCHA </text:p>
            <text:p>AGDA. : LUCIANA MOREIRA DA ROCHA ALMEIDA </text:p>
            <text:p>ADVDA. : MARISLEY PEREIRA BRITO</text:p>
          </table:table-cell>
          <table:table-cell office:value-type="string" calcext:value-type="string">
            <text:p>Votação: unânime. Resultado: desprovido. Número de páginas: (05). Análise:(CEL). Revisão:(ANA). Inclusão: 15/06/04, (MLR). Alteração: 25/04/19, (NT)</text:p>
          </table:table-cell>
          <table:table-cell office:value-type="string" calcext:value-type="string">
            <text:p>[]</text:p>
          </table:table-cell>
          <table:table-cell office:value-type="float" office:value="3124" calcext:value-type="float">
            <text:p>3124</text:p>
          </table:table-cell>
        </table:table-row>
        <table:table-row table:style-name="ro2">
          <table:table-cell office:value-type="float" office:value="9559" calcext:value-type="float">
            <text:p>9559</text:p>
          </table:table-cell>
          <table:table-cell office:value-type="string" calcext:value-type="string">
            <text:p>5e32cb54d0a3cf555530d00b</text:p>
          </table:table-cell>
          <table:table-cell office:value-type="string" calcext:value-type="string">
            <text:p>AGR AI 480728</text:p>
          </table:table-cell>
          <table:table-cell office:value-type="string" calcext:value-type="string">
            <text:p>DJ 30-04-2004 PP-00071 <text:s/>EMENT VOL-02149-19 PP-03892</text:p>
          </table:table-cell>
          <table:table-cell office:value-type="string" calcext:value-type="string">
            <text:p>[]</text:p>
          </table:table-cell>
          <table:table-cell office:value-type="string" calcext:value-type="string">
            <text:p>AGTE.(S) : PAULO ROGÉRIO DA SILVA </text:p>
            <text:p>ADVDO.(A/S) : PAULO ROGÉRIO DA SILVA </text:p>
            <text:p>AGDO.(A/S) : JUÍZA DE DIREITO DO JUIZADO ESPECIAL CÍVEL </text:p>
            <text:p> DE GUARULHOS</text:p>
          </table:table-cell>
          <table:table-cell office:value-type="string" calcext:value-type="string">
            <text:p>- O AI-480148-AgR foi objeto de embargos de declaração rejeitados em 03/05/2005. - O AI-400600-AgR foi objeto de embargos de declaração rejeitados em 19/04/2005. Número de páginas: (04). Análise:(CEL). Revisão:(ANA). Inclusão: 24/05/04, (MLR). Alteração: 06/06/05, (AAS). Alteração: 25/03/2019, NSB.</text:p>
          </table:table-cell>
          <table:table-cell office:value-type="string" calcext:value-type="string">
            <text:p>[]</text:p>
          </table:table-cell>
          <table:table-cell office:value-type="float" office:value="3098" calcext:value-type="float">
            <text:p>3098</text:p>
          </table:table-cell>
        </table:table-row>
        <table:table-row table:style-name="ro10">
          <table:table-cell office:value-type="float" office:value="9562" calcext:value-type="float">
            <text:p>9562</text:p>
          </table:table-cell>
          <table:table-cell office:value-type="string" calcext:value-type="string">
            <text:p>5e32cb58d0a3cf555530d00e</text:p>
          </table:table-cell>
          <table:table-cell office:value-type="string" calcext:value-type="string">
            <text:p>INQ 1608</text:p>
          </table:table-cell>
          <table:table-cell office:value-type="string" calcext:value-type="string">
            <text:p>DJ 06-08-2004 PP-00027  EMENT VOL-02158-01 PP-00072</text:p>
            <text:p>             RTJ VOL-00195-02 PP-00395</text:p>
          </table:table-cell>
          <table:table-cell office:value-type="string" calcext:value-type="string">
            <text:p>['RTJ 195/395']</text:p>
          </table:table-cell>
          <table:table-cell office:value-type="string" calcext:value-type="string">
            <text:p>DNTE. : MINISTÉRIO PÚBLICO FEDERAL </text:p>
            <text:p>DNDO. : LUIZ OTÁVIO OLIVEIRA CAMPOS </text:p>
            <text:p>ADVDO: JOSÉ GERARDO GROSSI </text:p>
            <text:p>DNDO. : MANOEL CORIOLANO MONTEIRO IMBIRIBA NETO </text:p>
            <text:p>ADVDO(A/S) : DPU - ELOYANA BÁ VIANA </text:p>
            <text:p>DNDO. : JOSÉ ALFREDO HEREDIA </text:p>
            <text:p>ADVDO(A/S) : LUIZ GONZAGA DA COSTA NETO E OUTROS </text:p>
            <text:p>DNDO. : ALFREDO RODRIGUES CABRAL </text:p>
            <text:p>ADVDOS. : ROBERTA DOS ANJOS MOREIRA E OUTROS </text:p>
            <text:p>ADVDO.(A/S) : WASHINGTON BOLÍVAR DE BRITO E OUTRO </text:p>
            <text:p>DNDO. : ENIO ERASMO DA COSTA ALVES </text:p>
            <text:p>ADVDOS. : HAYLTON DE SOUZA REIS E OUTROS </text:p>
            <text:p>DNDO. : LAURO DA COSTA NERY FILHO </text:p>
            <text:p>ADVDO.(A/S) : ARISTHEU ARROXELAS LINS LEAL </text:p>
            <text:p>DNDO. : DAVID JACOB SERRUYA </text:p>
            <text:p>ADVDOS. : INOCÊNCIO MÁRTIRES COELHO E OUTRO </text:p>
            <text:p>DNDO. : JOSÉ ROBERTO LOBÃO DA COSTA </text:p>
            <text:p>ADVDO.(A/S) : MARCO GUIMARÃES GRANDE POUSA E OUTROS </text:p>
            <text:p>DNDO. : PAULO ÉRICO MORAES GUEIROS </text:p>
            <text:p>ADVDO(A/S) : INOCÊNCIO MÁRTIRES COELHO E OUTRO </text:p>
            <text:p>ADVDO(A/S) : MARCELO DE MOURA SOUZA E OUTROS </text:p>
            <text:p>DNDO. : ANDRÉ MORAES GUEIROS </text:p>
            <text:p>ADVDO(A/S) : INOCÊNCIO MÁRTIRES COELHO E OUTRO</text:p>
          </table:table-cell>
          <table:table-cell office:value-type="string" calcext:value-type="string">
            <text:p>- O Inq 1608, foi objeto de Embargos de Declaração rejeitados em 17/11/2004. Número de páginas: (45). Análise:(JBM). Inclusão: 19/01/05, (MLR). Alteração: 07/04/05, (MLR). Alteração: 19/09/2019, (PDR).</text:p>
          </table:table-cell>
          <table:table-cell office:value-type="string" calcext:value-type="string">
            <text:p>[]</text:p>
          </table:table-cell>
          <table:table-cell office:value-type="float" office:value="3087" calcext:value-type="float">
            <text:p>3087</text:p>
          </table:table-cell>
        </table:table-row>
        <table:table-row table:style-name="ro2">
          <table:table-cell office:value-type="float" office:value="9616" calcext:value-type="float">
            <text:p>9616</text:p>
          </table:table-cell>
          <table:table-cell office:value-type="string" calcext:value-type="string">
            <text:p>5e32cb8ed0a3cf555530d044</text:p>
          </table:table-cell>
          <table:table-cell office:value-type="string" calcext:value-type="string">
            <text:p>ED RE 416142</text:p>
          </table:table-cell>
          <table:table-cell office:value-type="string" calcext:value-type="string">
            <text:p>DJ 30-04-2004 PP-00059 <text:s/>EMENT VOL-02149-16 PP-03090</text:p>
          </table:table-cell>
          <table:table-cell office:value-type="string" calcext:value-type="string">
            <text:p>[]</text:p>
          </table:table-cell>
          <table:table-cell office:value-type="string" calcext:value-type="string">
            <text:p>EMBTE.(S) : BANCO ABN AMRO S/A </text:p>
            <text:p>ADVDO.(A/S) : OSMAR MENDES PAIXÃO CÔRTES E OUTRO (A/S) </text:p>
            <text:p>EMBDO.(A/S) : ALBERTO DE ARAÚJO DIAS </text:p>
            <text:p>ADVDO.(A/S) : MAURILIO ANÍSIO DE ARAÚJO E OUTRO (A/S)</text:p>
          </table:table-cell>
          <table:table-cell office:value-type="string" calcext:value-type="string">
            <text:p>- O RE 417249 AgR foi objeto dos embargos de declaração rejeitados em 01/06/2004. Número de páginas: (04). Análise:(CEL). Revisão:(ANA). Inclusão: 27/05/04, (MLR). Alteração: 21/09/05, (SVF). Alteração: 30/04/2019, NSB.</text:p>
          </table:table-cell>
          <table:table-cell office:value-type="string" calcext:value-type="string">
            <text:p>[]</text:p>
          </table:table-cell>
          <table:table-cell office:value-type="float" office:value="3033" calcext:value-type="float">
            <text:p>3033</text:p>
          </table:table-cell>
        </table:table-row>
        <table:table-row table:style-name="ro2">
          <table:table-cell office:value-type="float" office:value="9628" calcext:value-type="float">
            <text:p>9628</text:p>
          </table:table-cell>
          <table:table-cell office:value-type="string" calcext:value-type="string">
            <text:p>5e32cb99d0a3cf555530d050</text:p>
          </table:table-cell>
          <table:table-cell office:value-type="string" calcext:value-type="string">
            <text:p>AGR AI 487932</text:p>
          </table:table-cell>
          <table:table-cell office:value-type="string" calcext:value-type="string">
            <text:p>DJ 30-04-2004 PP-00063 <text:s/>EMENT VOL-02149-20 PP-04081</text:p>
          </table:table-cell>
          <table:table-cell office:value-type="string" calcext:value-type="string">
            <text:p>[]</text:p>
          </table:table-cell>
          <table:table-cell office:value-type="string" calcext:value-type="string">
            <text:p>AGTE.(S) : DAWSON MARINE INDÚSTRIA E COMÉRCIO LTDA </text:p>
            <text:p>ADVDO.(A/S) : WANIRA COTES E OUTRO (A/S) </text:p>
            <text:p>AGDO.(A/S) : ESTADO DE SÃO PAULO </text:p>
            <text:p>ADVDO.(A/S) : PGE-SP - SCARLET ANDRADE BUCHALLA KAPLAN</text:p>
          </table:table-cell>
          <table:table-cell office:value-type="string" calcext:value-type="string">
            <text:p>Votação: unânime. Resultado: desprovido. - O AI-487932-AgR foi objeto dos Embargos de Declaração rejeitados em 10/08/2004. Número de páginas: (04). Análise:(CEL). Revisão:(ANA). Inclusão: 26/05/04, (SVF). Alteração: 21/09/04, (JVC). Alteração: 25/03/2019, NSB.</text:p>
          </table:table-cell>
          <table:table-cell office:value-type="string" calcext:value-type="string">
            <text:p>[]</text:p>
          </table:table-cell>
          <table:table-cell office:value-type="float" office:value="3080" calcext:value-type="float">
            <text:p>3080</text:p>
          </table:table-cell>
        </table:table-row>
        <table:table-row table:style-name="ro6">
          <table:table-cell office:value-type="float" office:value="9638" calcext:value-type="float">
            <text:p>9638</text:p>
          </table:table-cell>
          <table:table-cell office:value-type="string" calcext:value-type="string">
            <text:p>5e32cba1d0a3cf555530d05a</text:p>
          </table:table-cell>
          <table:table-cell office:value-type="string" calcext:value-type="string">
            <text:p>AGR AI 466218</text:p>
          </table:table-cell>
          <table:table-cell office:value-type="string" calcext:value-type="string">
            <text:p>DJ 07-05-2004 PP-00042 <text:s/>EMENT VOL-02150-09 PP-01703</text:p>
          </table:table-cell>
          <table:table-cell office:value-type="string" calcext:value-type="string">
            <text:p>[]</text:p>
          </table:table-cell>
          <table:table-cell office:value-type="string" calcext:value-type="string">
            <text:p>AGTE.(S) : ESTADO DO ESPÍRITO SANTO </text:p>
            <text:p>ADVDO.(A/S) : PGE-ES - ERFEN JOSÉ RIBEIRO SANTOS </text:p>
            <text:p>AGDO.(A/S) : ROMEL ALTO É NORONHA REPRESENTADO POR ANGELINA </text:p>
            <text:p> ALTO É NORONHA </text:p>
            <text:p>ADVDO.(A/S) : OSMAR SEIDE</text:p>
          </table:table-cell>
          <table:table-cell office:value-type="string" calcext:value-type="string">
            <text:p>Número de páginas: (04). Análise:(RDC). Revisão:(ANA). Inclusão: 31/05/04, (MLR). Alteração: 21/02/05, (SVF). Alteração: 29/04/19</text:p>
          </table:table-cell>
          <table:table-cell office:value-type="string" calcext:value-type="string">
            <text:p>[]</text:p>
          </table:table-cell>
          <table:table-cell office:value-type="float" office:value="3010" calcext:value-type="float">
            <text:p>3010</text:p>
          </table:table-cell>
        </table:table-row>
        <table:table-row table:style-name="ro2">
          <table:table-cell office:value-type="float" office:value="9643" calcext:value-type="float">
            <text:p>9643</text:p>
          </table:table-cell>
          <table:table-cell office:value-type="string" calcext:value-type="string">
            <text:p>5e32cba6d0a3cf555530d05f</text:p>
          </table:table-cell>
          <table:table-cell office:value-type="string" calcext:value-type="string">
            <text:p>AGR AI 490513</text:p>
          </table:table-cell>
          <table:table-cell office:value-type="string" calcext:value-type="string">
            <text:p>DJ 07-05-2004 PP-00031 <text:s/>EMENT VOL-02150-13 PP-02696</text:p>
          </table:table-cell>
          <table:table-cell office:value-type="string" calcext:value-type="string">
            <text:p>[]</text:p>
          </table:table-cell>
          <table:table-cell office:value-type="string" calcext:value-type="string">
            <text:p>AGTE.(S) : BERNARDINO LOPES FIGUEIRA </text:p>
            <text:p>ADVDO.(A/S) : BERNARDINO LOPES FIGUEIRA </text:p>
            <text:p>AGDO.(A/S) : ANA MARIA RUSCA BELLI </text:p>
            <text:p>ADVDO.(A/S) : KÁTIA FARAH MARCONDES MACHADO E OUTRO (A/S)</text:p>
          </table:table-cell>
          <table:table-cell office:value-type="string" calcext:value-type="string">
            <text:p>- O AI-490513-AgR foi objeto de Embargos de Declaração rejeitados em 16/11/2004. Número de páginas: (05). Análise:(CSF). Revisão:(ANA). Inclusão: 03/06/04, (MLR). Alteração: 18/01/05, (MLR). Alteração: 02/05/2019, (HRS)</text:p>
          </table:table-cell>
          <table:table-cell office:value-type="string" calcext:value-type="string">
            <text:p>[]</text:p>
          </table:table-cell>
          <table:table-cell office:value-type="float" office:value="3005" calcext:value-type="float">
            <text:p>3005</text:p>
          </table:table-cell>
        </table:table-row>
        <table:table-row table:style-name="ro2">
          <table:table-cell office:value-type="float" office:value="9646" calcext:value-type="float">
            <text:p>9646</text:p>
          </table:table-cell>
          <table:table-cell office:value-type="string" calcext:value-type="string">
            <text:p>5e32cbb2d0a3cf555530d062</text:p>
          </table:table-cell>
          <table:table-cell office:value-type="string" calcext:value-type="string">
            <text:p>AGR AI 459053</text:p>
          </table:table-cell>
          <table:table-cell office:value-type="string" calcext:value-type="string">
            <text:p>DJ 30-04-2004 PP-00069 <text:s/>EMENT VOL-02149-17 PP-03392</text:p>
          </table:table-cell>
          <table:table-cell office:value-type="string" calcext:value-type="string">
            <text:p>[]</text:p>
          </table:table-cell>
          <table:table-cell office:value-type="string" calcext:value-type="string">
            <text:p>AGTE.(S) : SOCIEDADE TERRITORIAL E URBANIZADORA LTDA - SOTURB </text:p>
            <text:p>ADVDO.(A/S) : JOSÉ LINNEU CRESCENTE E OUTRO (A/S) </text:p>
            <text:p>AGDO.(A/S) : ADILSON OLIVEIRA BAIERSDORF </text:p>
            <text:p>ADVDO.(A/S) : ISABEL CRISTINA PEREIRA RAPETTO E OUTRO (A/S)</text:p>
          </table:table-cell>
          <table:table-cell office:value-type="string" calcext:value-type="string">
            <text:p>Votação: unânime. Resultado: desprovido. - O AI-459053-AgR foi objeto dos Embargos de Declaração rejeitados em 29/06/2004. Número de páginas: (05). Análise:(CEL). Revisão:(ANA). Inclusão: 26/05/04, (MLR). Alteração: 02/09/04, (CFC). Alteração: 01/05/2019, NSB.</text:p>
          </table:table-cell>
          <table:table-cell office:value-type="string" calcext:value-type="string">
            <text:p>[]</text:p>
          </table:table-cell>
          <table:table-cell office:value-type="float" office:value="3151" calcext:value-type="float">
            <text:p>3151</text:p>
          </table:table-cell>
        </table:table-row>
        <table:table-row table:style-name="ro2">
          <table:table-cell office:value-type="float" office:value="9648" calcext:value-type="float">
            <text:p>9648</text:p>
          </table:table-cell>
          <table:table-cell office:value-type="string" calcext:value-type="string">
            <text:p>5e32cbb3d0a3cf555530d064</text:p>
          </table:table-cell>
          <table:table-cell office:value-type="string" calcext:value-type="string">
            <text:p>AGR AI 430972</text:p>
          </table:table-cell>
          <table:table-cell office:value-type="string" calcext:value-type="string">
            <text:p>DJ 07-05-2004 PP-00022 <text:s/>EMENT VOL-02150-07 PP-01377</text:p>
          </table:table-cell>
          <table:table-cell office:value-type="string" calcext:value-type="string">
            <text:p>[]</text:p>
          </table:table-cell>
          <table:table-cell office:value-type="string" calcext:value-type="string">
            <text:p>AGTE.(S) : FARLEY JOÃO GOMES </text:p>
            <text:p>ADVDO.(A/S) : CLARISSA PORTO ALEGRE SCHMIDT E OUTRO (A/S) </text:p>
            <text:p>AGDO.(A/S) : MAURO VICENTE DONINI GONZAGA E OUTRO (A/S) </text:p>
            <text:p>ADVDO.(A/S) : HÉLIO DA SILVA CAMPOS E OUTRO (A/S)</text:p>
          </table:table-cell>
          <table:table-cell office:value-type="string" calcext:value-type="string">
            <text:p>Número de páginas: (05). Análise:(CEL). Revisão:(ANA). Inclusão: 15/06/04, (MLR). Alteração: 29/04/19</text:p>
          </table:table-cell>
          <table:table-cell office:value-type="string" calcext:value-type="string">
            <text:p>[]</text:p>
          </table:table-cell>
          <table:table-cell office:value-type="float" office:value="3153" calcext:value-type="float">
            <text:p>3153</text:p>
          </table:table-cell>
        </table:table-row>
        <table:table-row table:style-name="ro2">
          <table:table-cell office:value-type="float" office:value="9650" calcext:value-type="float">
            <text:p>9650</text:p>
          </table:table-cell>
          <table:table-cell office:value-type="string" calcext:value-type="string">
            <text:p>5e32cbb4d0a3cf555530d066</text:p>
          </table:table-cell>
          <table:table-cell office:value-type="string" calcext:value-type="string">
            <text:p>AGR AI 245122</text:p>
          </table:table-cell>
          <table:table-cell office:value-type="string" calcext:value-type="string">
            <text:p>DJ 07-05-2004 PP-00008 <text:s/>EMENT VOL-02150-03 PP-00544</text:p>
          </table:table-cell>
          <table:table-cell office:value-type="string" calcext:value-type="string">
            <text:p>[]</text:p>
          </table:table-cell>
          <table:table-cell office:value-type="string" calcext:value-type="string">
            <text:p>AGTES. : EPC - ENGENHARIA PROJETO E CONSULTORIA LTDA E OUTRA </text:p>
            <text:p>ADVDOS. : MÁRCIO GONTIJO E OUTROS </text:p>
            <text:p>AGDO. : ANTÔNIO EUSTÁQUIO DE GODÓI </text:p>
            <text:p>ADVDOS. : LEEDSÔNIA CAMPOS RANIERI DE ALBUQUERQUE E OUTRO</text:p>
          </table:table-cell>
          <table:table-cell office:value-type="string" calcext:value-type="string">
            <text:p>Número de páginas: (05). Análise:(CEL). Revisão:(ANA). Inclusão: 15/06/04, (MLR). Alteração: 20/04/19, (NT)</text:p>
          </table:table-cell>
          <table:table-cell office:value-type="string" calcext:value-type="string">
            <text:p>[]</text:p>
          </table:table-cell>
          <table:table-cell office:value-type="float" office:value="3170" calcext:value-type="float">
            <text:p>3170</text:p>
          </table:table-cell>
        </table:table-row>
        <table:table-row table:style-name="ro2">
          <table:table-cell office:value-type="float" office:value="9653" calcext:value-type="float">
            <text:p>9653</text:p>
          </table:table-cell>
          <table:table-cell office:value-type="string" calcext:value-type="string">
            <text:p>5e32cbb6d0a3cf555530d069</text:p>
          </table:table-cell>
          <table:table-cell office:value-type="string" calcext:value-type="string">
            <text:p>AGR AI 437637</text:p>
          </table:table-cell>
          <table:table-cell office:value-type="string" calcext:value-type="string">
            <text:p>DJ 07-05-2004 PP-00022 <text:s/>EMENT VOL-02150-07 PP-01400</text:p>
          </table:table-cell>
          <table:table-cell office:value-type="string" calcext:value-type="string">
            <text:p>[]</text:p>
          </table:table-cell>
          <table:table-cell office:value-type="string" calcext:value-type="string">
            <text:p>AGTE.(S) : ESTADO DE SÃO PAULO </text:p>
            <text:p>ADVDO.(A/S) : PGE-SP - ANNA MARIA DE C. RIBEIRO </text:p>
            <text:p>AGDO.(A/S) : JOSÉ CÍCERO SALÚ DA SILVA </text:p>
            <text:p>ADVDO.(A/S) : REGINALDO SILVA DOS SANTOS</text:p>
          </table:table-cell>
          <table:table-cell office:value-type="string" calcext:value-type="string">
            <text:p>Número de páginas: (06). Análise:(CEL). Revisão:(ANA). Inclusão: 15/06/04, (MLR). Alteração: 29/04/19</text:p>
          </table:table-cell>
          <table:table-cell office:value-type="string" calcext:value-type="string">
            <text:p>[]</text:p>
          </table:table-cell>
          <table:table-cell office:value-type="float" office:value="3172" calcext:value-type="float">
            <text:p>3172</text:p>
          </table:table-cell>
        </table:table-row>
        <table:table-row table:style-name="ro2">
          <table:table-cell office:value-type="float" office:value="9658" calcext:value-type="float">
            <text:p>9658</text:p>
          </table:table-cell>
          <table:table-cell office:value-type="string" calcext:value-type="string">
            <text:p>5e32cbb9d0a3cf555530d06e</text:p>
          </table:table-cell>
          <table:table-cell office:value-type="string" calcext:value-type="string">
            <text:p>AGR AI 454524</text:p>
          </table:table-cell>
          <table:table-cell office:value-type="string" calcext:value-type="string">
            <text:p>DJ 07-05-2004 PP-00042 <text:s/>EMENT VOL-02150-08 PP-01547</text:p>
          </table:table-cell>
          <table:table-cell office:value-type="string" calcext:value-type="string">
            <text:p>[]</text:p>
          </table:table-cell>
          <table:table-cell office:value-type="string" calcext:value-type="string">
            <text:p>AGTE.(S) : ESTADO DO PARANÁ </text:p>
            <text:p>ADVDO.(A/S) : PGE-PR - MÁRCIA DIEGUEZ LEUZINGER E OUTROS </text:p>
            <text:p>AGDO.(A/S) : ALEXANDRE ZIPPERER E OUTRO (A/S) </text:p>
            <text:p>ADVDO.(A/S) : EDWIL CALIANI E OUTRO (A/S)</text:p>
          </table:table-cell>
          <table:table-cell office:value-type="string" calcext:value-type="string">
            <text:p>Número de páginas: (04). Análise:(CEL). Revisão:(ANA). Inclusão: 31/05/04, (MLR). Alteração: 29/04/19</text:p>
          </table:table-cell>
          <table:table-cell office:value-type="string" calcext:value-type="string">
            <text:p>[]</text:p>
          </table:table-cell>
          <table:table-cell office:value-type="float" office:value="3222" calcext:value-type="float">
            <text:p>3222</text:p>
          </table:table-cell>
        </table:table-row>
        <table:table-row table:style-name="ro6">
          <table:table-cell office:value-type="float" office:value="9659" calcext:value-type="float">
            <text:p>9659</text:p>
          </table:table-cell>
          <table:table-cell office:value-type="string" calcext:value-type="string">
            <text:p>5e32cbbad0a3cf555530d06f</text:p>
          </table:table-cell>
          <table:table-cell office:value-type="string" calcext:value-type="string">
            <text:p>AGR RE 213684</text:p>
          </table:table-cell>
          <table:table-cell office:value-type="string" calcext:value-type="string">
            <text:p>DJ 07-05-2004 PP-00020 <text:s/>EMENT VOL-02150-03 PP-00520</text:p>
          </table:table-cell>
          <table:table-cell office:value-type="string" calcext:value-type="string">
            <text:p>[]</text:p>
          </table:table-cell>
          <table:table-cell office:value-type="string" calcext:value-type="string">
            <text:p>AGTE.(S) : TOZETTO E CIA </text:p>
            <text:p>ADVDO.(A/S) : WERNER C. J. BECKER </text:p>
            <text:p>ADVDO.(A/S) : CLÁUDIO ZANKOSKI E OUTRO (A/S) </text:p>
            <text:p>AGDO.(A/S) : INSTITUTO NACIONAL DO SEGURO SOCIAL - INSS </text:p>
            <text:p>ADVDO.(A/S) : LINO DALMOLIN</text:p>
          </table:table-cell>
          <table:table-cell office:value-type="string" calcext:value-type="string">
            <text:p>Número de páginas: (05). Análise:(ANA). Revisão:(). Inclusão: 21/05/04, (SVF). Alteração: 06/05/2019 , (HRS)</text:p>
          </table:table-cell>
          <table:table-cell office:value-type="string" calcext:value-type="string">
            <text:p>[]</text:p>
          </table:table-cell>
          <table:table-cell office:value-type="float" office:value="3232" calcext:value-type="float">
            <text:p>3232</text:p>
          </table:table-cell>
        </table:table-row>
        <table:table-row table:style-name="ro2">
          <table:table-cell office:value-type="float" office:value="9661" calcext:value-type="float">
            <text:p>9661</text:p>
          </table:table-cell>
          <table:table-cell office:value-type="string" calcext:value-type="string">
            <text:p>5e32cbc1d0a3cf555530d071</text:p>
          </table:table-cell>
          <table:table-cell office:value-type="string" calcext:value-type="string">
            <text:p>AGR AI 478025</text:p>
          </table:table-cell>
          <table:table-cell office:value-type="string" calcext:value-type="string">
            <text:p>DJ 07-05-2004 PP-00044 <text:s/>EMENT VOL-02150-10 PP-02054</text:p>
          </table:table-cell>
          <table:table-cell office:value-type="string" calcext:value-type="string">
            <text:p>[]</text:p>
          </table:table-cell>
          <table:table-cell office:value-type="string" calcext:value-type="string">
            <text:p>AGTE.(S) : ESTADO DE SÃO PAULO </text:p>
            <text:p>ADVDO.(A/S) : PGE-SP - MIGUEL FRANCISCO URBANO NAGIB </text:p>
            <text:p>AGDO.(A/S) : YRACI FREITAS DE OLIVEIRA E OUTRO (A/S) </text:p>
            <text:p>ADVDO.(A/S) : ROBERTO ELIAS CURY E OUTRO (A/S)</text:p>
          </table:table-cell>
          <table:table-cell office:value-type="string" calcext:value-type="string">
            <text:p>Número de páginas: (04). Análise:(ANA). Revisão:(). Inclusão: 26/05/04, (SVF). Alteração: 30/04/19, (HRS)</text:p>
          </table:table-cell>
          <table:table-cell office:value-type="string" calcext:value-type="string">
            <text:p>[]</text:p>
          </table:table-cell>
          <table:table-cell office:value-type="float" office:value="3252" calcext:value-type="float">
            <text:p>3252</text:p>
          </table:table-cell>
        </table:table-row>
        <table:table-row table:style-name="ro2">
          <table:table-cell office:value-type="float" office:value="9664" calcext:value-type="float">
            <text:p>9664</text:p>
          </table:table-cell>
          <table:table-cell office:value-type="string" calcext:value-type="string">
            <text:p>5e32cbc3d0a3cf555530d074</text:p>
          </table:table-cell>
          <table:table-cell office:value-type="string" calcext:value-type="string">
            <text:p>AGR AI 420779</text:p>
          </table:table-cell>
          <table:table-cell office:value-type="string" calcext:value-type="string">
            <text:p>DJ 14-05-2004 PP-00043 <text:s/>EMENT VOL-02151-03 PP-00534</text:p>
          </table:table-cell>
          <table:table-cell office:value-type="string" calcext:value-type="string">
            <text:p>[]</text:p>
          </table:table-cell>
          <table:table-cell office:value-type="string" calcext:value-type="string">
            <text:p>AGTE.(S) : CARREFOUR COMÉRCIO E INDÚSTRIA LTDA </text:p>
            <text:p>ADVDO.(A/S) : JOSÉ OSWALDO CORRÊA E OUTRO (A/S) </text:p>
            <text:p>AGDO.(A/S) : MUNICÍPIO DO RIO DE JANEIRO </text:p>
            <text:p>ADVDO.(A/S) : JAQUELINE RIPPER NOGUEIRA DO VALE CUNTIN PEREZ</text:p>
          </table:table-cell>
          <table:table-cell office:value-type="string" calcext:value-type="string">
            <text:p>O AI 502895 AgR foi objeto dos embargos de declaração rejeitados em 30/11/2004. Número de páginas: (05). Análise:(CEL). Revisão:(ANA). Inclusão: 11/06/04, (SVF). Alteração: 17/03/06, (NAL). Alteração: 25/04/2019, (CLN).</text:p>
          </table:table-cell>
          <table:table-cell office:value-type="string" calcext:value-type="string">
            <text:p>[]</text:p>
          </table:table-cell>
          <table:table-cell office:value-type="float" office:value="3249" calcext:value-type="float">
            <text:p>3249</text:p>
          </table:table-cell>
        </table:table-row>
        <table:table-row table:style-name="ro2">
          <table:table-cell office:value-type="float" office:value="9667" calcext:value-type="float">
            <text:p>9667</text:p>
          </table:table-cell>
          <table:table-cell office:value-type="string" calcext:value-type="string">
            <text:p>5e32cbc5d0a3cf555530d077</text:p>
          </table:table-cell>
          <table:table-cell office:value-type="string" calcext:value-type="string">
            <text:p>AGR AI 489103</text:p>
          </table:table-cell>
          <table:table-cell office:value-type="string" calcext:value-type="string">
            <text:p>DJ 07-05-2004 PP-00019 <text:s/>EMENT VOL-02150-13 PP-02681</text:p>
          </table:table-cell>
          <table:table-cell office:value-type="string" calcext:value-type="string">
            <text:p>[]</text:p>
          </table:table-cell>
          <table:table-cell office:value-type="string" calcext:value-type="string">
            <text:p>AGTE.(S) : HELENA FRAUCHES DOS SANTOS </text:p>
            <text:p>ADVDO.(A/S) : JORGE CESAR FERREIRA BARBOZA E OUTRO (A/S) </text:p>
            <text:p>AGDO.(A/S) : INSTITUTO NACIONAL DO SEGURO SOCIAL - INSS </text:p>
            <text:p>ADVDO.(A/S) : MILENE GOULART VALADARES</text:p>
          </table:table-cell>
          <table:table-cell office:value-type="string" calcext:value-type="string">
            <text:p>Número de páginas: (04). Análise:(CSF). Revisão:(ANA). Inclusão: 02/06/04, (MLR). Alteração: 02/05/2019 , (HRS)</text:p>
          </table:table-cell>
          <table:table-cell office:value-type="string" calcext:value-type="string">
            <text:p>[]</text:p>
          </table:table-cell>
          <table:table-cell office:value-type="float" office:value="3245" calcext:value-type="float">
            <text:p>3245</text:p>
          </table:table-cell>
        </table:table-row>
        <table:table-row table:style-name="ro3">
          <table:table-cell office:value-type="float" office:value="9669" calcext:value-type="float">
            <text:p>9669</text:p>
          </table:table-cell>
          <table:table-cell office:value-type="string" calcext:value-type="string">
            <text:p>5e32cbc6d0a3cf555530d079</text:p>
          </table:table-cell>
          <table:table-cell office:value-type="string" calcext:value-type="string">
            <text:p>AGR AI 474737</text:p>
          </table:table-cell>
          <table:table-cell office:value-type="string" calcext:value-type="string">
            <text:p>DJ 07-05-2004 PP-00045 <text:s/>EMENT VOL-02150-10 PP-01920</text:p>
          </table:table-cell>
          <table:table-cell office:value-type="string" calcext:value-type="string">
            <text:p>[]</text:p>
          </table:table-cell>
          <table:table-cell office:value-type="string" calcext:value-type="string">
            <text:p>AGTE.(S) : FAMILY HOSPITAL S/C LTDA E OUTRO (A/S) </text:p>
            <text:p>ADVDO.(A/S) : ALESSANDRA TEREZA PAGI CHAVES E OUTRO (A/S) </text:p>
            <text:p>AGDO.(A/S) : PAULO FISCHER JÚNIOR E OUTRO (A/S) </text:p>
            <text:p>ADVDO.(A/S) : TRÍCIA FERVENÇA BRAGA E OUTRO (A/S) </text:p>
            <text:p>AGDO.(A/S) : CENTRO MÉDICO FAMILY S/C LTDA </text:p>
            <text:p>ADVDO.(A/S) : CARLOS VIEIRA COTRIM E OUTRO (A/S)</text:p>
          </table:table-cell>
          <table:table-cell office:value-type="string" calcext:value-type="string">
            <text:p>Número de páginas: (05). Análise:(CEL). Revisão:(ANA). Inclusão: 31/05/04, (MLR). Alteração: 30/04/19, (HRS)</text:p>
          </table:table-cell>
          <table:table-cell office:value-type="string" calcext:value-type="string">
            <text:p>[]</text:p>
          </table:table-cell>
          <table:table-cell office:value-type="float" office:value="3243" calcext:value-type="float">
            <text:p>3243</text:p>
          </table:table-cell>
        </table:table-row>
        <table:table-row table:style-name="ro6">
          <table:table-cell office:value-type="float" office:value="9672" calcext:value-type="float">
            <text:p>9672</text:p>
          </table:table-cell>
          <table:table-cell office:value-type="string" calcext:value-type="string">
            <text:p>5e32cbc7d0a3cf555530d07c</text:p>
          </table:table-cell>
          <table:table-cell office:value-type="string" calcext:value-type="string">
            <text:p>AGR AI 419098</text:p>
          </table:table-cell>
          <table:table-cell office:value-type="string" calcext:value-type="string">
            <text:p>DJ 25-06-2004 PP-00056 <text:s/>EMENT VOL-02157-08 PP-01549</text:p>
          </table:table-cell>
          <table:table-cell office:value-type="string" calcext:value-type="string">
            <text:p>[]</text:p>
          </table:table-cell>
          <table:table-cell office:value-type="string" calcext:value-type="string">
            <text:p>AGTE.(S) : TV GLOBO LTDA E OUTRO (A/S) </text:p>
            <text:p>ADVDO.(A/S) : JOSÉ PERDIZ DE JESUS </text:p>
            <text:p>ADVDO.(A/S) : JOÃO EDUARDO DE DRUMOND VERANO E OUTRO (A/S) </text:p>
            <text:p>AGDO.(A/S) : RUBENS MEDEIROS </text:p>
            <text:p>ADVDO.(A/S) : FELIPPE ZERAIK E OUTRO (A/S)</text:p>
          </table:table-cell>
          <table:table-cell office:value-type="string" calcext:value-type="string">
            <text:p>- O RE 447742 AgR foi objeto de embargos de declaração acolhidos em 15/09/2009. Número de páginas: (06). Análise:(CEL). Revisão:(CEL). Inclusão: 16/07/04, (SVF). Alteração: 20/01/06, (CRE). Alteração: 04/09/2019, (PDR).</text:p>
          </table:table-cell>
          <table:table-cell office:value-type="string" calcext:value-type="string">
            <text:p>[]</text:p>
          </table:table-cell>
          <table:table-cell office:value-type="float" office:value="3240" calcext:value-type="float">
            <text:p>3240</text:p>
          </table:table-cell>
        </table:table-row>
        <table:table-row table:style-name="ro2">
          <table:table-cell office:value-type="float" office:value="9673" calcext:value-type="float">
            <text:p>9673</text:p>
          </table:table-cell>
          <table:table-cell office:value-type="string" calcext:value-type="string">
            <text:p>5e32cbc8d0a3cf555530d07d</text:p>
          </table:table-cell>
          <table:table-cell office:value-type="string" calcext:value-type="string">
            <text:p>AGR AI 455049</text:p>
          </table:table-cell>
          <table:table-cell office:value-type="string" calcext:value-type="string">
            <text:p>DJ 21-05-2004 PP-00034 <text:s/>EMENT VOL-02152-06 PP-01244</text:p>
          </table:table-cell>
          <table:table-cell office:value-type="string" calcext:value-type="string">
            <text:p>[]</text:p>
          </table:table-cell>
          <table:table-cell office:value-type="string" calcext:value-type="string">
            <text:p>AGTE.(S) : MÁQUINAS FERDINAND VADERS S/A </text:p>
            <text:p>ADV.(A/S) : LUIZ ANTONIO CALDEIRA MIRETTI </text:p>
            <text:p>AGDO.(A/S) : ESTADO DE SÃO PAULO </text:p>
            <text:p>ADV.(A/S) : PGE-SP - MILTON DEL TRONO GROSCHE</text:p>
          </table:table-cell>
          <table:table-cell office:value-type="string" calcext:value-type="string">
            <text:p>O AI 455049 AgR foi objeto de Embargos de Declaração rejeitados em 15/02/2005. Número de páginas: (06). Análise:(CEL). Revisão:(CEL). Inclusão: 16/07/04, (MLR). Alteração: 12/04/05, (SVF). Alteração: 14/05/2019, HAC.</text:p>
          </table:table-cell>
          <table:table-cell office:value-type="string" calcext:value-type="string">
            <text:p>[]</text:p>
          </table:table-cell>
          <table:table-cell office:value-type="float" office:value="3238" calcext:value-type="float">
            <text:p>3238</text:p>
          </table:table-cell>
        </table:table-row>
        <table:table-row table:style-name="ro6">
          <table:table-cell office:value-type="float" office:value="9677" calcext:value-type="float">
            <text:p>9677</text:p>
          </table:table-cell>
          <table:table-cell office:value-type="string" calcext:value-type="string">
            <text:p>5e32cbd0d0a3cf555530d081</text:p>
          </table:table-cell>
          <table:table-cell office:value-type="string" calcext:value-type="string">
            <text:p>HC 83704</text:p>
          </table:table-cell>
          <table:table-cell office:value-type="string" calcext:value-type="string">
            <text:p>DJ 07-05-2004 PP-00035 <text:s/>EMENT VOL-02150-02 PP-00285</text:p>
          </table:table-cell>
          <table:table-cell office:value-type="string" calcext:value-type="string">
            <text:p>[]</text:p>
          </table:table-cell>
          <table:table-cell office:value-type="string" calcext:value-type="string">
            <text:p>PACTE.(S) : ANTONIO DONISETE DE AQUINO BRIGIDO </text:p>
            <text:p>IMPTE.(S) : ANTONIO DONISETE DE AQUINO BRIGIDO </text:p>
            <text:p>ADV.(A/S) : WAGNER AUGUSTO MARTINS DE AGUIAR </text:p>
            <text:p>COATOR(A/S)(ES) : RELATOR DO HC Nº 27991 DO SUPERIOR TRIBUNAL </text:p>
            <text:p> DE JUSTIÇA</text:p>
          </table:table-cell>
          <table:table-cell office:value-type="string" calcext:value-type="string">
            <text:p>Número de páginas: (08). Análise:(ANA). Revisão:(). Inclusão: 02/08/04, (MLR). Alteração: 03/05/2019 , (HRS)</text:p>
          </table:table-cell>
          <table:table-cell office:value-type="string" calcext:value-type="string">
            <text:p>[]</text:p>
          </table:table-cell>
          <table:table-cell office:value-type="float" office:value="3234" calcext:value-type="float">
            <text:p>3234</text:p>
          </table:table-cell>
        </table:table-row>
        <table:table-row table:style-name="ro2">
          <table:table-cell office:value-type="float" office:value="9680" calcext:value-type="float">
            <text:p>9680</text:p>
          </table:table-cell>
          <table:table-cell office:value-type="string" calcext:value-type="string">
            <text:p>5e32cbd3d0a3cf555530d084</text:p>
          </table:table-cell>
          <table:table-cell office:value-type="string" calcext:value-type="string">
            <text:p>AGR AI 388823</text:p>
          </table:table-cell>
          <table:table-cell office:value-type="string" calcext:value-type="string">
            <text:p>DJ 30-04-2004 PP-00030 <text:s/>EMENT VOL-02149-15 PP-02890</text:p>
          </table:table-cell>
          <table:table-cell office:value-type="string" calcext:value-type="string">
            <text:p>[]</text:p>
          </table:table-cell>
          <table:table-cell office:value-type="string" calcext:value-type="string">
            <text:p>AGTES. : HUMBERTO VINICIUS CAVALIERI E OUTROS </text:p>
            <text:p>ADVDOS. : HÉLIO JOSÉ FIGUEIREDO E OUTRO </text:p>
            <text:p>AGDO. : INSTITUTO NACIONAL DO SEGURO SOCIAL - INSS </text:p>
            <text:p>ADVDA. : WANJA MEYRE SOARES DE CARVALHO</text:p>
          </table:table-cell>
          <table:table-cell office:value-type="string" calcext:value-type="string">
            <text:p>- O AI 508661 Agr foi objeto de embargos de declaração rejeitados em 11/10/2005. Número de páginas: (04). Análise:(ANA). Inclusão: 07/10/04, (SVF). Alteração: 29/11/05, (MLR). Alteração: 24/04/2019, NSB.</text:p>
          </table:table-cell>
          <table:table-cell office:value-type="string" calcext:value-type="string">
            <text:p>[]</text:p>
          </table:table-cell>
          <table:table-cell office:value-type="float" office:value="3229" calcext:value-type="float">
            <text:p>3229</text:p>
          </table:table-cell>
        </table:table-row>
        <table:table-row table:style-name="ro6">
          <table:table-cell office:value-type="float" office:value="9683" calcext:value-type="float">
            <text:p>9683</text:p>
          </table:table-cell>
          <table:table-cell office:value-type="string" calcext:value-type="string">
            <text:p>5e32cbd5d0a3cf555530d087</text:p>
          </table:table-cell>
          <table:table-cell office:value-type="string" calcext:value-type="string">
            <text:p>AGR AI 481265</text:p>
          </table:table-cell>
          <table:table-cell office:value-type="string" calcext:value-type="string">
            <text:p>DJ 07-05-2004 PP-00027 <text:s/>EMENT VOL-02150-11 PP-02189</text:p>
          </table:table-cell>
          <table:table-cell office:value-type="string" calcext:value-type="string">
            <text:p>[]</text:p>
          </table:table-cell>
          <table:table-cell office:value-type="string" calcext:value-type="string">
            <text:p>AGTE.(S) : ESPÍRITO SANTO CENTRAIS ELÉTRICAS S/A - </text:p>
            <text:p> ESCELSA </text:p>
            <text:p>ADVDO.(A/S) : LYCURGO LEITE NETO E OUTRO (A/S) </text:p>
            <text:p>AGDO.(A/S) : MARIA LUCILA SARAIVA DE CARVALHO FRANCEZ </text:p>
            <text:p>ADVDO.(A/S) : MARIA LUCILA SARAIVA DE CARVALHO FRANCEZ</text:p>
          </table:table-cell>
          <table:table-cell office:value-type="string" calcext:value-type="string">
            <text:p>Número de páginas: (05). Análise:(CEL). Revisão:(ANA). Inclusão: 15/06/04, (MLR). Alteração: 30/04/19, (HRS)</text:p>
          </table:table-cell>
          <table:table-cell office:value-type="string" calcext:value-type="string">
            <text:p>[]</text:p>
          </table:table-cell>
          <table:table-cell office:value-type="float" office:value="3224" calcext:value-type="float">
            <text:p>3224</text:p>
          </table:table-cell>
        </table:table-row>
        <table:table-row table:style-name="ro2">
          <table:table-cell office:value-type="float" office:value="9691" calcext:value-type="float">
            <text:p>9691</text:p>
          </table:table-cell>
          <table:table-cell office:value-type="string" calcext:value-type="string">
            <text:p>5e32cbded0a3cf555530d08f</text:p>
          </table:table-cell>
          <table:table-cell office:value-type="string" calcext:value-type="string">
            <text:p>AGR AI 482425</text:p>
          </table:table-cell>
          <table:table-cell office:value-type="string" calcext:value-type="string">
            <text:p>DJ 07-05-2004 PP-00045 <text:s/>EMENT VOL-02150-11 PP-02278</text:p>
          </table:table-cell>
          <table:table-cell office:value-type="string" calcext:value-type="string">
            <text:p>[]</text:p>
          </table:table-cell>
          <table:table-cell office:value-type="string" calcext:value-type="string">
            <text:p>EMBTE.(S) : RICARDO ZARATTINI FILHO </text:p>
            <text:p>ADVDO.(A/S) : FERNANDO GARCIA CARVALHO DO AMARAL </text:p>
            <text:p>EMBDO.(A/S) : PROCURADORIA REGIONAL ELEITORAL DO ESTADO DE SÃO </text:p>
            <text:p> PAULO</text:p>
          </table:table-cell>
          <table:table-cell office:value-type="string" calcext:value-type="string">
            <text:p>O AI-482425-AgR foi objeto dos embargos de declaração rejeitados em 01/06/2004. Número de páginas: (04). Análise:(RDC). Revisão:(CEL). Inclusão: 15/07/04, (SVF). Alteração: 30/04/19, (HRS)</text:p>
          </table:table-cell>
          <table:table-cell office:value-type="string" calcext:value-type="string">
            <text:p>[]</text:p>
          </table:table-cell>
          <table:table-cell office:value-type="float" office:value="3213" calcext:value-type="float">
            <text:p>3213</text:p>
          </table:table-cell>
        </table:table-row>
        <table:table-row table:style-name="ro5">
          <table:table-cell office:value-type="float" office:value="9698" calcext:value-type="float">
            <text:p>9698</text:p>
          </table:table-cell>
          <table:table-cell office:value-type="string" calcext:value-type="string">
            <text:p>5e32cbe3d0a3cf555530d096</text:p>
          </table:table-cell>
          <table:table-cell office:value-type="string" calcext:value-type="string">
            <text:p>AGR AI 491195</text:p>
          </table:table-cell>
          <table:table-cell office:value-type="string" calcext:value-type="string">
            <text:p>DJ 07-05-2004 PP-00032 <text:s/>EMENT VOL-02150-13 PP-02734</text:p>
          </table:table-cell>
          <table:table-cell office:value-type="string" calcext:value-type="string">
            <text:p>[]</text:p>
          </table:table-cell>
          <table:table-cell office:value-type="string" calcext:value-type="string">
            <text:p>AGTE.(S) : SAFRA LEASING S/A - ARRENDAMENTO MERCANTIL E OUTRO (A/S) </text:p>
            <text:p>ADVDO.(A/S): LUIZ RODRIGUES WAMBIER E OUTRO (A/S) </text:p>
            <text:p>AGDO.(A/S) : MINISTÉRIO PÚBLICO FEDERAL</text:p>
          </table:table-cell>
          <table:table-cell office:value-type="string" calcext:value-type="string">
            <text:p>- O AI-491195-AgR foi objeto de embargos de declaração rejeitados em 01/03/2005. Número de páginas: (05). Análise:(CEL). Revisão:(ANA). Inclusão: 31/05/04, (MLR). Alteração: 24/05/05, (SVF). Alteração: 02/05/2019 , (HRS)</text:p>
          </table:table-cell>
          <table:table-cell office:value-type="string" calcext:value-type="string">
            <text:p>[]</text:p>
          </table:table-cell>
          <table:table-cell office:value-type="float" office:value="3205" calcext:value-type="float">
            <text:p>3205</text:p>
          </table:table-cell>
        </table:table-row>
        <table:table-row table:style-name="ro2">
          <table:table-cell office:value-type="float" office:value="9699" calcext:value-type="float">
            <text:p>9699</text:p>
          </table:table-cell>
          <table:table-cell office:value-type="string" calcext:value-type="string">
            <text:p>5e32cbe5d0a3cf555530d097</text:p>
          </table:table-cell>
          <table:table-cell office:value-type="string" calcext:value-type="string">
            <text:p>RE 113622</text:p>
          </table:table-cell>
          <table:table-cell office:value-type="string" calcext:value-type="string">
            <text:p>DJ 07-05-2004 PP-00036 <text:s/>EMENT VOL-02150-02 PP--00338</text:p>
          </table:table-cell>
          <table:table-cell office:value-type="string" calcext:value-type="string">
            <text:p>[]</text:p>
          </table:table-cell>
          <table:table-cell office:value-type="string" calcext:value-type="string">
            <text:p>RECTE. : ESTADO DO ESPÍRITO SANTO </text:p>
            <text:p>ADVDO. : ANTONIO ROMILDO ANDRADE </text:p>
            <text:p>RECDO. : JEFFERSON GABRIEL SARMENTO </text:p>
            <text:p>ADVDO. : SETEMBRINO PELISSARI</text:p>
          </table:table-cell>
          <table:table-cell office:value-type="string" calcext:value-type="string">
            <text:p>Votação: unânime. Resultado: não conhecido. Número de páginas: (06). Análise:(RDC). Revisão:(ANA). Inclusão: 26/05/04, (SVF). Alteração: 03/05/2019 , (HRS)</text:p>
          </table:table-cell>
          <table:table-cell office:value-type="string" calcext:value-type="string">
            <text:p>[]</text:p>
          </table:table-cell>
          <table:table-cell office:value-type="float" office:value="3204" calcext:value-type="float">
            <text:p>3204</text:p>
          </table:table-cell>
        </table:table-row>
        <table:table-row table:style-name="ro6">
          <table:table-cell office:value-type="float" office:value="9702" calcext:value-type="float">
            <text:p>9702</text:p>
          </table:table-cell>
          <table:table-cell office:value-type="string" calcext:value-type="string">
            <text:p>5e32cbe9d0a3cf555530d09a</text:p>
          </table:table-cell>
          <table:table-cell office:value-type="string" calcext:value-type="string">
            <text:p>AGR AI 435587</text:p>
          </table:table-cell>
          <table:table-cell office:value-type="string" calcext:value-type="string">
            <text:p>DJ 07-05-2004 PP-00017 <text:s/>EMENT VOL-02150-07 PP-01388</text:p>
          </table:table-cell>
          <table:table-cell office:value-type="string" calcext:value-type="string">
            <text:p>[]</text:p>
          </table:table-cell>
          <table:table-cell office:value-type="string" calcext:value-type="string">
            <text:p>AGTE.(S) : CAIXA ECONÔMICA FEDERAL - CEF </text:p>
            <text:p>ADVDO.(A/S) : WESLEY CARDOSO DOS SANTOS E OUTRO (A/S) </text:p>
            <text:p>AGDO.(A/S) : SINDICATO DOS EMPREGADOS EM ESTABELECIMENTOS </text:p>
            <text:p> BANCÁRIOS DE ARAÇATUBA E REGIÃO </text:p>
            <text:p>ADVDO.(A/S) : HÉLIO CARVALHO SANTANA E OUTRO (A/S)</text:p>
          </table:table-cell>
          <table:table-cell office:value-type="string" calcext:value-type="string">
            <text:p>Número de páginas: (04). Análise:(CEL). Revisão:(ANA). Inclusão: 27/05/04, (MLR). Alteração: 02/06/04, (JVC). Alteração: 29/04/19, (NT)</text:p>
          </table:table-cell>
          <table:table-cell office:value-type="string" calcext:value-type="string">
            <text:p>[]</text:p>
          </table:table-cell>
          <table:table-cell office:value-type="float" office:value="3200" calcext:value-type="float">
            <text:p>3200</text:p>
          </table:table-cell>
        </table:table-row>
        <table:table-row table:style-name="ro6">
          <table:table-cell office:value-type="float" office:value="9709" calcext:value-type="float">
            <text:p>9709</text:p>
          </table:table-cell>
          <table:table-cell office:value-type="string" calcext:value-type="string">
            <text:p>5e32cbefd0a3cf555530d0a1</text:p>
          </table:table-cell>
          <table:table-cell office:value-type="string" calcext:value-type="string">
            <text:p>AGR RE 273910</text:p>
          </table:table-cell>
          <table:table-cell office:value-type="string" calcext:value-type="string">
            <text:p>DJ 07-05-2004 PP-00037 <text:s/>EMENT VOL-02150-04 PP-00606</text:p>
          </table:table-cell>
          <table:table-cell office:value-type="string" calcext:value-type="string">
            <text:p>[]</text:p>
          </table:table-cell>
          <table:table-cell office:value-type="string" calcext:value-type="string">
            <text:p>AGTE.(S) : COMPANHIA DE SANEAMENTO BÁSICO DO ESTADO DE </text:p>
            <text:p> SÃO PAULO - SABESP </text:p>
            <text:p>ADVDO.(A/S) : CARLOS JOSÉ ELIAS JÚNIOR E OUTRO (A/S) </text:p>
            <text:p>AGDO.(A/S) : JOSÉ DA SILVA </text:p>
            <text:p>ADVDO.(A/S) : MANUEL CID JARDÓN</text:p>
          </table:table-cell>
          <table:table-cell office:value-type="string" calcext:value-type="string">
            <text:p>Número de páginas: (06). Análise:(CEL). Revisão:(ANA). Inclusão: 31/05/04, (MLR). Alteração: 06/05/2019 , (HRS)</text:p>
          </table:table-cell>
          <table:table-cell office:value-type="string" calcext:value-type="string">
            <text:p>[]</text:p>
          </table:table-cell>
          <table:table-cell office:value-type="float" office:value="3190" calcext:value-type="float">
            <text:p>3190</text:p>
          </table:table-cell>
        </table:table-row>
        <table:table-row table:style-name="ro2">
          <table:table-cell office:value-type="float" office:value="9722" calcext:value-type="float">
            <text:p>9722</text:p>
          </table:table-cell>
          <table:table-cell office:value-type="string" calcext:value-type="string">
            <text:p>5e32cbfcd0a3cf555530d0ae</text:p>
          </table:table-cell>
          <table:table-cell office:value-type="string" calcext:value-type="string">
            <text:p>AGR RE 225578</text:p>
          </table:table-cell>
          <table:table-cell office:value-type="string" calcext:value-type="string">
            <text:p>DJ 07-05-2004 PP-00037 <text:s/>EMENT VOL-02150-03 PP-00535</text:p>
          </table:table-cell>
          <table:table-cell office:value-type="string" calcext:value-type="string">
            <text:p>[]</text:p>
          </table:table-cell>
          <table:table-cell office:value-type="string" calcext:value-type="string">
            <text:p>AGTE.(S) : USINARTE - INDÚSTRIA METALÚRGICA LTDA </text:p>
            <text:p>ADVDO.(A/S) : RICARDO GOMES LOURENÇO E OUTRO (A/S) </text:p>
            <text:p>AGDO.(A/S) : INSTITUTO NACIONAL DO SEGURO SOCIAL - INSS </text:p>
            <text:p>ADVDO.(A/S) : LILIAN CASTRO DE SOUZA</text:p>
          </table:table-cell>
          <table:table-cell office:value-type="string" calcext:value-type="string">
            <text:p>- O AI-500685-AgR foi objeto dos Embargos de Declaração rejeitados em 01/03/2005. Número de páginas: (04). Análise:(CEL). Revisão:(ANA). Inclusão: 31/05/04, (MLR). Alteração: 16/01/06, (AGS). Alteração: 06/05/2019 , (HRS)</text:p>
          </table:table-cell>
          <table:table-cell office:value-type="string" calcext:value-type="string">
            <text:p>[]</text:p>
          </table:table-cell>
          <table:table-cell office:value-type="float" office:value="3230" calcext:value-type="float">
            <text:p>3230</text:p>
          </table:table-cell>
        </table:table-row>
        <table:table-row table:style-name="ro6">
          <table:table-cell office:value-type="float" office:value="9726" calcext:value-type="float">
            <text:p>9726</text:p>
          </table:table-cell>
          <table:table-cell office:value-type="string" calcext:value-type="string">
            <text:p>5e32cbffd0a3cf555530d0b2</text:p>
          </table:table-cell>
          <table:table-cell office:value-type="string" calcext:value-type="string">
            <text:p>ED AGR AI 344419</text:p>
          </table:table-cell>
          <table:table-cell office:value-type="string" calcext:value-type="string">
            <text:p>DJ 07-05-2004 PP-00033 <text:s/>EMENT VOL-02150-04 PP-00744</text:p>
          </table:table-cell>
          <table:table-cell office:value-type="string" calcext:value-type="string">
            <text:p>[]</text:p>
          </table:table-cell>
          <table:table-cell office:value-type="string" calcext:value-type="string">
            <text:p>EMBTE. : HOSPITAL SÃO DOMINGOS </text:p>
            <text:p>ADVDOS. : PAULO ÉRICO SILVA CASTELO BRANCO E OUTROS </text:p>
            <text:p>EMBDO. : SINDICATO DOS EMPREGADOS EM ESTABELECIMENTOS </text:p>
            <text:p> DE SAÚDE DE CATANDUVA </text:p>
            <text:p>ADVDO. : VANDERLEI DIVINO IAMAMOTO</text:p>
          </table:table-cell>
          <table:table-cell office:value-type="string" calcext:value-type="string">
            <text:p>Resultado: recebidos em parte. Número de páginas: (05). Análise:(ANA). Revisão:(). Inclusão: 16/06/04, (MLR). Alteração: 03/05/2019 , (HRS)</text:p>
          </table:table-cell>
          <table:table-cell office:value-type="string" calcext:value-type="string">
            <text:p>[]</text:p>
          </table:table-cell>
          <table:table-cell office:value-type="float" office:value="3176" calcext:value-type="float">
            <text:p>3176</text:p>
          </table:table-cell>
        </table:table-row>
        <table:table-row table:style-name="ro2">
          <table:table-cell office:value-type="float" office:value="9727" calcext:value-type="float">
            <text:p>9727</text:p>
          </table:table-cell>
          <table:table-cell office:value-type="string" calcext:value-type="string">
            <text:p>5e32cc01d0a3cf555530d0b3</text:p>
          </table:table-cell>
          <table:table-cell office:value-type="string" calcext:value-type="string">
            <text:p>AGR AI 374918</text:p>
          </table:table-cell>
          <table:table-cell office:value-type="string" calcext:value-type="string">
            <text:p>DJ 07-05-2004 PP-00047 <text:s/>EMENT VOL-02150-04 PP-00767</text:p>
          </table:table-cell>
          <table:table-cell office:value-type="string" calcext:value-type="string">
            <text:p>[]</text:p>
          </table:table-cell>
          <table:table-cell office:value-type="string" calcext:value-type="string">
            <text:p>AGTES. : FLAVIO DE ANDRADE MULLER E CONJUGE </text:p>
            <text:p>ADVDOS. : SERGIO APARECIDO DE MATOS E OUTROS </text:p>
            <text:p>AGDO. : BANCO BRADESCO S/A </text:p>
            <text:p>ADVDOS. : DANIELA TEIXEIRA DE MORAES RÊGO E OUTROS</text:p>
          </table:table-cell>
          <table:table-cell office:value-type="string" calcext:value-type="string">
            <text:p>Número de páginas: (05). Análise:(CEL). Revisão:(ANA). Inclusão: 07/06/04, (MLR). Alteração: 20/04/19, (NT)</text:p>
          </table:table-cell>
          <table:table-cell office:value-type="string" calcext:value-type="string">
            <text:p>[]</text:p>
          </table:table-cell>
          <table:table-cell office:value-type="float" office:value="3174" calcext:value-type="float">
            <text:p>3174</text:p>
          </table:table-cell>
        </table:table-row>
        <table:table-row table:style-name="ro2">
          <table:table-cell office:value-type="float" office:value="9728" calcext:value-type="float">
            <text:p>9728</text:p>
          </table:table-cell>
          <table:table-cell office:value-type="string" calcext:value-type="string">
            <text:p>5e32cc01d0a3cf555530d0b4</text:p>
          </table:table-cell>
          <table:table-cell office:value-type="string" calcext:value-type="string">
            <text:p>AGR AI 359016</text:p>
          </table:table-cell>
          <table:table-cell office:value-type="string" calcext:value-type="string">
            <text:p>DJ 07-05-2004 PP-00008 <text:s/>EMENT VOL-02150-04 PP-00762</text:p>
          </table:table-cell>
          <table:table-cell office:value-type="string" calcext:value-type="string">
            <text:p>[]</text:p>
          </table:table-cell>
          <table:table-cell office:value-type="string" calcext:value-type="string">
            <text:p>AGTE. : SOL TRANSPORTES COLETIVOS LTDA </text:p>
            <text:p>ADVDOS. : ANÍSIO BATISTA MADUREIRA E OUTROS </text:p>
            <text:p>AGDA. : INEZ CAVALCANTE DE QUEIROZ </text:p>
            <text:p>ADVDOS. : FERNANDA MATHIAS DE SOUZA E OUTRO</text:p>
          </table:table-cell>
          <table:table-cell office:value-type="string" calcext:value-type="string">
            <text:p>Número de páginas: (05). Análise:(CEL). Revisão:(ANA). Inclusão: 09/06/04, (MLR). Alteração: 20/04/19, (NT)</text:p>
          </table:table-cell>
          <table:table-cell office:value-type="string" calcext:value-type="string">
            <text:p>[]</text:p>
          </table:table-cell>
          <table:table-cell office:value-type="float" office:value="3175" calcext:value-type="float">
            <text:p>3175</text:p>
          </table:table-cell>
        </table:table-row>
        <table:table-row table:style-name="ro2">
          <table:table-cell office:value-type="float" office:value="9737" calcext:value-type="float">
            <text:p>9737</text:p>
          </table:table-cell>
          <table:table-cell office:value-type="string" calcext:value-type="string">
            <text:p>5e32cc0bd0a3cf555530d0bd</text:p>
          </table:table-cell>
          <table:table-cell office:value-type="string" calcext:value-type="string">
            <text:p>AGR AI 415103</text:p>
          </table:table-cell>
          <table:table-cell office:value-type="string" calcext:value-type="string">
            <text:p>DJ 07-05-2004 PP-00022 <text:s/>EMENT VOL-02150-07 PP-01284</text:p>
          </table:table-cell>
          <table:table-cell office:value-type="string" calcext:value-type="string">
            <text:p>[]</text:p>
          </table:table-cell>
          <table:table-cell office:value-type="string" calcext:value-type="string">
            <text:p>AGTE.(S) : ESPÓLIO DE JAIR ARMANDO MARACCINI </text:p>
            <text:p>ADVDO.(A/S) : ADELMO DOS SANTOS FREIRE E OUTRO (A/S) </text:p>
            <text:p>AGDO.(A/S) : CLUBE DE CAMPO DE SÃO PAULO </text:p>
            <text:p>ADVDO.(A/S) : LUIZ AUGUSTO FILHO E OUTRO (A/S)</text:p>
          </table:table-cell>
          <table:table-cell office:value-type="string" calcext:value-type="string">
            <text:p>Número de páginas: (05). Análise:(CEL). Revisão:(ANA). Inclusão: 07/06/04, (MLR). Alteração: 25/04/19, (NT)</text:p>
          </table:table-cell>
          <table:table-cell office:value-type="string" calcext:value-type="string">
            <text:p>[]</text:p>
          </table:table-cell>
          <table:table-cell office:value-type="float" office:value="3162" calcext:value-type="float">
            <text:p>3162</text:p>
          </table:table-cell>
        </table:table-row>
        <table:table-row table:style-name="ro2">
          <table:table-cell office:value-type="float" office:value="9739" calcext:value-type="float">
            <text:p>9739</text:p>
          </table:table-cell>
          <table:table-cell office:value-type="string" calcext:value-type="string">
            <text:p>5e32cc10d0a3cf555530d0bf</text:p>
          </table:table-cell>
          <table:table-cell office:value-type="string" calcext:value-type="string">
            <text:p>AGR AI 427828</text:p>
          </table:table-cell>
          <table:table-cell office:value-type="string" calcext:value-type="string">
            <text:p>DJ 30-04-2004 PP-00029 <text:s/>EMENT VOL-02149-16 PP--03124</text:p>
          </table:table-cell>
          <table:table-cell office:value-type="string" calcext:value-type="string">
            <text:p>[]</text:p>
          </table:table-cell>
          <table:table-cell office:value-type="string" calcext:value-type="string">
            <text:p>AGTE.(S) : DEPARTAMENTO MUNICIPAL DE ÁGUA E ESGOTOS - DMAE </text:p>
            <text:p>ADVDO.(A/S) : PATRÍCIA DORNELLES SCHNEIDER E OUTRO (A/S) </text:p>
            <text:p>AGDO.(A/S) : CIRO JOSE DA ROSA GOMES </text:p>
            <text:p>ADVDO.(A/S) : CRISTINA PAVÃO SCHMITZ E OUTRO (A/S)</text:p>
          </table:table-cell>
          <table:table-cell office:value-type="string" calcext:value-type="string">
            <text:p>- O AI 502746 AgR foi objeto de embargos de declaração rejeitados em 18/10/2005. Número de páginas: (04). Análise:(CEL). Revisão:(ANA). Inclusão: 21/05/04, (JVC). Alteração: 02/12/05, (MLR). Alteração: 24/04/2019, NSB.</text:p>
          </table:table-cell>
          <table:table-cell office:value-type="string" calcext:value-type="string">
            <text:p>[]</text:p>
          </table:table-cell>
          <table:table-cell office:value-type="float" office:value="3161" calcext:value-type="float">
            <text:p>3161</text:p>
          </table:table-cell>
        </table:table-row>
        <table:table-row table:style-name="ro5">
          <table:table-cell office:value-type="float" office:value="9743" calcext:value-type="float">
            <text:p>9743</text:p>
          </table:table-cell>
          <table:table-cell office:value-type="string" calcext:value-type="string">
            <text:p>5e32cc14d0a3cf555530d0c3</text:p>
          </table:table-cell>
          <table:table-cell office:value-type="string" calcext:value-type="string">
            <text:p>AGR AI 448238</text:p>
          </table:table-cell>
          <table:table-cell office:value-type="string" calcext:value-type="string">
            <text:p>DJ 27-08-2004 PP-00079 <text:s/>EMENT VOL-02161-05 PP-00996</text:p>
          </table:table-cell>
          <table:table-cell office:value-type="string" calcext:value-type="string">
            <text:p>[]</text:p>
          </table:table-cell>
          <table:table-cell office:value-type="string" calcext:value-type="string">
            <text:p>AGTE.(S) : DISTRITO FEDERAL </text:p>
            <text:p>ADV.(A/S) : PGDF - TIAGO STREIT FONTANA </text:p>
            <text:p>AGDO.(A/S) : IRMÃO MARCAL TRANSPORTES RODOVIÁRIOS S/A</text:p>
          </table:table-cell>
          <table:table-cell office:value-type="string" calcext:value-type="string">
            <text:p>Votação: por maioria, vencido o Min. Marco Aurélio. Resultado: desprovido. Veja: AI-448827-AgR. Número de páginas: (07). Análise:(PCC). Revisão:(RCO). Inclusão: 23/09/04, (JVC). Alteração: 14/01/05, (MLR). Alteração: 10/10/2019, (PDR).</text:p>
          </table:table-cell>
          <table:table-cell office:value-type="string" calcext:value-type="string">
            <text:p>[]</text:p>
          </table:table-cell>
          <table:table-cell office:value-type="float" office:value="3156" calcext:value-type="float">
            <text:p>3156</text:p>
          </table:table-cell>
        </table:table-row>
        <table:table-row table:style-name="ro2">
          <table:table-cell office:value-type="float" office:value="9745" calcext:value-type="float">
            <text:p>9745</text:p>
          </table:table-cell>
          <table:table-cell office:value-type="string" calcext:value-type="string">
            <text:p>5e32cc15d0a3cf555530d0c5</text:p>
          </table:table-cell>
          <table:table-cell office:value-type="string" calcext:value-type="string">
            <text:p>AGR AI 394622</text:p>
          </table:table-cell>
          <table:table-cell office:value-type="string" calcext:value-type="string">
            <text:p>DJ 07-05-2004 PP-00022 <text:s/>EMENT VOL-02150-05 PP-00906</text:p>
          </table:table-cell>
          <table:table-cell office:value-type="string" calcext:value-type="string">
            <text:p>[]</text:p>
          </table:table-cell>
          <table:table-cell office:value-type="string" calcext:value-type="string">
            <text:p>AGTE. : JOÃO JAMPAULO JÚNIOR </text:p>
            <text:p>ADVDO.(A/S) : PEDRO ESTEVAM A. P. SERRANO E OUTRO (A/S) </text:p>
            <text:p>AGDA. : LAUDA EDITORA, CONSULTORIAS E COMUNICAÇÕES LTDA </text:p>
            <text:p>ADVDO. : AFONSO ANDRÉ PICAZZIO</text:p>
          </table:table-cell>
          <table:table-cell office:value-type="string" calcext:value-type="string">
            <text:p>Número de páginas: (04). Análise:(CEL). Revisão:(ANA). Inclusão: 22/06/04, (MLR). Alteração: 23/06/04, (NT). Alteração: 25/04/19, (NT)</text:p>
          </table:table-cell>
          <table:table-cell office:value-type="string" calcext:value-type="string">
            <text:p>[]</text:p>
          </table:table-cell>
          <table:table-cell office:value-type="float" office:value="3154" calcext:value-type="float">
            <text:p>3154</text:p>
          </table:table-cell>
        </table:table-row>
        <table:table-row table:style-name="ro2">
          <table:table-cell office:value-type="float" office:value="9749" calcext:value-type="float">
            <text:p>9749</text:p>
          </table:table-cell>
          <table:table-cell office:value-type="string" calcext:value-type="string">
            <text:p>5e32cc18d0a3cf555530d0c9</text:p>
          </table:table-cell>
          <table:table-cell office:value-type="string" calcext:value-type="string">
            <text:p>ED AI 485441</text:p>
          </table:table-cell>
          <table:table-cell office:value-type="string" calcext:value-type="string">
            <text:p>DJ 07-05-2004 PP-00020 <text:s/>EMENT VOL-02150-12 PP-02472</text:p>
          </table:table-cell>
          <table:table-cell office:value-type="string" calcext:value-type="string">
            <text:p>[]</text:p>
          </table:table-cell>
          <table:table-cell office:value-type="string" calcext:value-type="string">
            <text:p>EMBTE.(S) : CAIXA ECONÔMICA FEDERAL </text:p>
            <text:p>ADVDO.(A/S) : SÉRGIO LUIZ GUIMARÃES FARIAS E OUTRO (A/S) </text:p>
            <text:p>EMBDO.(A/S) : FRANCISCO JOSE MACIEL E OUTRO (A/S) </text:p>
            <text:p>ADVDO.(A/S) : MARIA EDNA DOS SANTOS</text:p>
          </table:table-cell>
          <table:table-cell office:value-type="string" calcext:value-type="string">
            <text:p>Número de páginas: (05). Análise:(CEL). Revisão:(ANA). Inclusão: 31/05/04, (MLR). Alteração: 06/01/06, (SVF). Alteração: 03/05/2019 , (HRS)</text:p>
          </table:table-cell>
          <table:table-cell office:value-type="string" calcext:value-type="string">
            <text:p>[]</text:p>
          </table:table-cell>
          <table:table-cell office:value-type="float" office:value="3144" calcext:value-type="float">
            <text:p>3144</text:p>
          </table:table-cell>
        </table:table-row>
        <table:table-row table:style-name="ro2">
          <table:table-cell office:value-type="float" office:value="9750" calcext:value-type="float">
            <text:p>9750</text:p>
          </table:table-cell>
          <table:table-cell office:value-type="string" calcext:value-type="string">
            <text:p>5e32cc19d0a3cf555530d0ca</text:p>
          </table:table-cell>
          <table:table-cell office:value-type="string" calcext:value-type="string">
            <text:p>AGR AI 348292</text:p>
          </table:table-cell>
          <table:table-cell office:value-type="string" calcext:value-type="string">
            <text:p>DJ 30-04-2004 PP-00030 <text:s/>EMENT VOL-02149-10 PP-01971</text:p>
          </table:table-cell>
          <table:table-cell office:value-type="string" calcext:value-type="string">
            <text:p>[]</text:p>
          </table:table-cell>
          <table:table-cell office:value-type="string" calcext:value-type="string">
            <text:p>AGTE. : REDE FERROVIÁRIA FEDERAL S/A - EM LIQUIDAÇÃO </text:p>
            <text:p>ADVDOS. : VANESSA VIEIRA LACERDA E OUTRO (A/S) </text:p>
            <text:p>AGDO. : JOSÉ MINUTE </text:p>
            <text:p>ADVDOS. : HORÁCIO LUIZ AUGUSTO DA FONSECA E OUTROS</text:p>
          </table:table-cell>
          <table:table-cell office:value-type="string" calcext:value-type="string">
            <text:p>Votação: unânime. Resultado: desprovido. - O AI-493470-AgR foi objeto dos embargos de declaração rejeitados em 30/06/2004. - O AI-459248-AgR, AI-471397-AgR, AI-472029-AgR, AI-493470-AgR foram objetos dos embargos de declaração rejeitados em 30/06/2004. - O AI-321285-AgR foi objeto dos Embargos de Declaração rejeitados em 03/08/2004. - O AI-491229-AgR foi objeto dos Embargos de Declaração rejeitados em 03/08/2004. - O AI - 406750-AgR foi objeto de embargos de declaração rejeitados em 23/11/2004. - O AI-348292-AgR foi objeto dos Embargos de Declaração rejeitados em 16/12/2004. Número de páginas: (04). Análise:(CEL). Revisão:(ANA). Inclusão: 21/05/04, (SVF). Alteração: 14/03/05, (MLR). Alteração: 24/04/2019, NSB.</text:p>
          </table:table-cell>
          <table:table-cell office:value-type="string" calcext:value-type="string">
            <text:p>[]</text:p>
          </table:table-cell>
          <table:table-cell office:value-type="float" office:value="3145" calcext:value-type="float">
            <text:p>3145</text:p>
          </table:table-cell>
        </table:table-row>
        <table:table-row table:style-name="ro2">
          <table:table-cell office:value-type="float" office:value="9763" calcext:value-type="float">
            <text:p>9763</text:p>
          </table:table-cell>
          <table:table-cell office:value-type="string" calcext:value-type="string">
            <text:p>5e32cc27d0a3cf555530d0d7</text:p>
          </table:table-cell>
          <table:table-cell office:value-type="string" calcext:value-type="string">
            <text:p>AGR AI 428557</text:p>
          </table:table-cell>
          <table:table-cell office:value-type="string" calcext:value-type="string">
            <text:p>DJ 07-05-2004 PP-00022 <text:s/>EMENT VOL-02150-07 PP-01364</text:p>
          </table:table-cell>
          <table:table-cell office:value-type="string" calcext:value-type="string">
            <text:p>[]</text:p>
          </table:table-cell>
          <table:table-cell office:value-type="string" calcext:value-type="string">
            <text:p>AGTE.(S) : ESTADO DO PIAUÍ </text:p>
            <text:p>ADVDO.(A/S) : PGE-PI - JOÃO EMÍLIO FALCÃO COSTA NETO E OUTRO (A/S) </text:p>
            <text:p>AGDO.(A/S) : MANOEL DA SILVA PAZ </text:p>
            <text:p>ADVDO.(A/S) : WALMIR RIBEIRO DE CARVALHO</text:p>
          </table:table-cell>
          <table:table-cell office:value-type="string" calcext:value-type="string">
            <text:p>Número de páginas: (04). Análise:(RDC). Revisão:(ANA). Inclusão: 09/06/04, (SVF). Alteração: 25/04/19, (NT)</text:p>
          </table:table-cell>
          <table:table-cell office:value-type="string" calcext:value-type="string">
            <text:p>[]</text:p>
          </table:table-cell>
          <table:table-cell office:value-type="float" office:value="3302" calcext:value-type="float">
            <text:p>3302</text:p>
          </table:table-cell>
        </table:table-row>
        <table:table-row table:style-name="ro2">
          <table:table-cell office:value-type="float" office:value="9771" calcext:value-type="float">
            <text:p>9771</text:p>
          </table:table-cell>
          <table:table-cell office:value-type="string" calcext:value-type="string">
            <text:p>5e32cc31d0a3cf555530d0df</text:p>
          </table:table-cell>
          <table:table-cell office:value-type="string" calcext:value-type="string">
            <text:p>ED AGR AI 396861</text:p>
          </table:table-cell>
          <table:table-cell office:value-type="string" calcext:value-type="string">
            <text:p>DJ 07-05-2004 PP-00033 <text:s/>EMENT VOL-02150-05 PP-00957</text:p>
          </table:table-cell>
          <table:table-cell office:value-type="string" calcext:value-type="string">
            <text:p>[]</text:p>
          </table:table-cell>
          <table:table-cell office:value-type="string" calcext:value-type="string">
            <text:p>EMBTE.(S) : TV GLOBO LTDA </text:p>
            <text:p>ADVDO.(A/S) : JOÃO EDUARDO DE DRUMOND VERANO E OUTROS </text:p>
            <text:p>EMBDO.(A/S) : IVALINO RAIMUNDO DA SILVA </text:p>
            <text:p>ADVDOS. : SYLVIO GRANDE GUERRA JUNIRO E OUTROS</text:p>
          </table:table-cell>
          <table:table-cell office:value-type="string" calcext:value-type="string">
            <text:p>Votação: unânime. Resultado: rejeitados. Número de páginas: (04). Análise:(RDC). Revisão:(ANA). Inclusão: 26/05/04, (SVF). Alteração: 03/05/2019 , (HRS)</text:p>
          </table:table-cell>
          <table:table-cell office:value-type="string" calcext:value-type="string">
            <text:p>[]</text:p>
          </table:table-cell>
          <table:table-cell office:value-type="float" office:value="3329" calcext:value-type="float">
            <text:p>3329</text:p>
          </table:table-cell>
        </table:table-row>
        <table:table-row table:style-name="ro6">
          <table:table-cell office:value-type="float" office:value="9773" calcext:value-type="float">
            <text:p>9773</text:p>
          </table:table-cell>
          <table:table-cell office:value-type="string" calcext:value-type="string">
            <text:p>5e32cc32d0a3cf555530d0e1</text:p>
          </table:table-cell>
          <table:table-cell office:value-type="string" calcext:value-type="string">
            <text:p>AGR AI 435945</text:p>
          </table:table-cell>
          <table:table-cell office:value-type="string" calcext:value-type="string">
            <text:p>DJ 21-05-2004 PP-00036 <text:s text:c="9"/>EMENT VOL-02152-06 PP-01126</text:p>
          </table:table-cell>
          <table:table-cell office:value-type="string" calcext:value-type="string">
            <text:p>[]</text:p>
          </table:table-cell>
          <table:table-cell office:value-type="string" calcext:value-type="string">
            <text:p>AGTE.(S) : CLÍNICA DENTÁRIA ESPECIALIZADA CURA D'ARS - </text:p>
            <text:p> CLIDEC </text:p>
            <text:p>ADVDO.(A/S) : RENATA SOUZA VIANA E OUTRO (A/S) </text:p>
            <text:p>AGDO.(A/S) : INSTITUTO NACIONAL DO SEGURO SOCIAL - INSS </text:p>
            <text:p>ADVDO.(A/S) : ANGÉLICA VELLA FERNANDES DUBRA</text:p>
          </table:table-cell>
          <table:table-cell office:value-type="string" calcext:value-type="string">
            <text:p>Votação: unânime. Resultado: desprovido. - O AI 482561 AgR foi objeto de embargos de declaração recebidos em parte em 14/03/2006. Número de páginas: (05). Análise:(CSF). Revisão:(ANA). Inclusão: 17/06/04, (MLR). Alteração: 14/04/05, (MLR).</text:p>
          </table:table-cell>
          <table:table-cell office:value-type="string" calcext:value-type="string">
            <text:p>[]</text:p>
          </table:table-cell>
          <table:table-cell office:value-type="float" office:value="3327" calcext:value-type="float">
            <text:p>3327</text:p>
          </table:table-cell>
        </table:table-row>
        <table:table-row table:style-name="ro5">
          <table:table-cell office:value-type="float" office:value="9777" calcext:value-type="float">
            <text:p>9777</text:p>
          </table:table-cell>
          <table:table-cell office:value-type="string" calcext:value-type="string">
            <text:p>5e32cc34d0a3cf555530d0e5</text:p>
          </table:table-cell>
          <table:table-cell office:value-type="string" calcext:value-type="string">
            <text:p>ED AGR AI 460801</text:p>
          </table:table-cell>
          <table:table-cell office:value-type="string" calcext:value-type="string">
            <text:p>DJ 07-05-2004 PP-00034 <text:s/>EMENT VOL-02150-08 PP- 01610</text:p>
          </table:table-cell>
          <table:table-cell office:value-type="string" calcext:value-type="string">
            <text:p>[]</text:p>
          </table:table-cell>
          <table:table-cell office:value-type="string" calcext:value-type="string">
            <text:p>EMBTE.(S) : SEBASTIÃO LINO DE ALMEIDA </text:p>
            <text:p>ADVDO.(A/S) : LEANDRO PENNA PESSOA E OUTRO (A/S) </text:p>
            <text:p>EMBDO.(A/S) : MINISTÉRIO PÚBLICO DO ESTADO DE MINAS GERAIS</text:p>
          </table:table-cell>
          <table:table-cell office:value-type="string" calcext:value-type="string">
            <text:p>Resultado: recebidos como Agravo Regimental e não conhecido. Número de páginas: (04). Análise:(RDC). Revisão:(ANA). Inclusão: 09/05/04, (MLR). Alteração: 03/05/2019 , (HRS)</text:p>
          </table:table-cell>
          <table:table-cell office:value-type="string" calcext:value-type="string">
            <text:p>[]</text:p>
          </table:table-cell>
          <table:table-cell office:value-type="float" office:value="3323" calcext:value-type="float">
            <text:p>3323</text:p>
          </table:table-cell>
        </table:table-row>
        <table:table-row table:style-name="ro2">
          <table:table-cell office:value-type="float" office:value="9797" calcext:value-type="float">
            <text:p>9797</text:p>
          </table:table-cell>
          <table:table-cell office:value-type="string" calcext:value-type="string">
            <text:p>5e32cc4dd0a3cf555530d0f9</text:p>
          </table:table-cell>
          <table:table-cell office:value-type="string" calcext:value-type="string">
            <text:p>AGR AC 133</text:p>
          </table:table-cell>
          <table:table-cell office:value-type="string" calcext:value-type="string">
            <text:p>DJ 07-05-2004 PP-00026 <text:s/>EMENT VOL-02150-01 PP-00001</text:p>
          </table:table-cell>
          <table:table-cell office:value-type="string" calcext:value-type="string">
            <text:p>[]</text:p>
          </table:table-cell>
          <table:table-cell office:value-type="string" calcext:value-type="string">
            <text:p>AGTE.(S) : ILDOMAR RONI KLEIN E OUTRO (A/S) </text:p>
            <text:p>ADVDO.(A/S): TARCÍSIO JACOB GUBIANI E OUTRO (A/S) </text:p>
            <text:p>AGDO.(A/S) : COMPANHIA DE ADMINISTRAÇÃO E PARTICIPAÇÕES </text:p>
            <text:p> MALTY SADA</text:p>
          </table:table-cell>
          <table:table-cell office:value-type="string" calcext:value-type="string">
            <text:p>Número de páginas: (04). Análise:(CEL). Revisão:(ANA). Inclusão: 09/06/04, (MLR). Alteração: 09/06/04, (NT). Alteração: 20/04/19, (NT)</text:p>
          </table:table-cell>
          <table:table-cell office:value-type="string" calcext:value-type="string">
            <text:p>[]</text:p>
          </table:table-cell>
          <table:table-cell office:value-type="float" office:value="3294" calcext:value-type="float">
            <text:p>3294</text:p>
          </table:table-cell>
        </table:table-row>
        <table:table-row table:style-name="ro2">
          <table:table-cell office:value-type="float" office:value="9804" calcext:value-type="float">
            <text:p>9804</text:p>
          </table:table-cell>
          <table:table-cell office:value-type="string" calcext:value-type="string">
            <text:p>5e32cc52d0a3cf555530d100</text:p>
          </table:table-cell>
          <table:table-cell office:value-type="string" calcext:value-type="string">
            <text:p>AGR AI 464758</text:p>
          </table:table-cell>
          <table:table-cell office:value-type="string" calcext:value-type="string">
            <text:p>DJ 21-05-2004 PP-00039 <text:s/>EMENT VOL-02152-07 PP-01346</text:p>
          </table:table-cell>
          <table:table-cell office:value-type="string" calcext:value-type="string">
            <text:p>[]</text:p>
          </table:table-cell>
          <table:table-cell office:value-type="string" calcext:value-type="string">
            <text:p>AGTE.(S) : SACOPLAST - SACOS PLÁSTICOS DO NORDESTE S/A </text:p>
            <text:p>ADVDO.(A/S) : MARCUS VINICIUS SOUZA MAMEDE E OUTRO (A/S) </text:p>
            <text:p>AGDO.(A/S) : UNIÃO </text:p>
            <text:p>ADVDO.(A/S) : PFN - LUCILENE RODRIGUES SANTOS</text:p>
          </table:table-cell>
          <table:table-cell office:value-type="string" calcext:value-type="string">
            <text:p>- O AI-464758-AgR foi objeto de embargos de declaração rejeitados em 05/04/2005. Número de páginas: (07). Análise:(CEL). Revisão:(ANA). Inclusão: 28/06/04, (MLR). Alteração: 28/04/05, (SVF). Alteração: 21/08/2019, (PDR).</text:p>
          </table:table-cell>
          <table:table-cell office:value-type="string" calcext:value-type="string">
            <text:p>[]</text:p>
          </table:table-cell>
          <table:table-cell office:value-type="float" office:value="3284" calcext:value-type="float">
            <text:p>3284</text:p>
          </table:table-cell>
        </table:table-row>
        <table:table-row table:style-name="ro2">
          <table:table-cell office:value-type="float" office:value="9806" calcext:value-type="float">
            <text:p>9806</text:p>
          </table:table-cell>
          <table:table-cell office:value-type="string" calcext:value-type="string">
            <text:p>5e32cc53d0a3cf555530d102</text:p>
          </table:table-cell>
          <table:table-cell office:value-type="string" calcext:value-type="string">
            <text:p>MC RHC 84036</text:p>
          </table:table-cell>
          <table:table-cell office:value-type="string" calcext:value-type="string">
            <text:p>DJ 25-06-2004 PP-00017 <text:s/>EMENT VOL-02157-02 PP-00369</text:p>
          </table:table-cell>
          <table:table-cell office:value-type="string" calcext:value-type="string">
            <text:p>[]</text:p>
          </table:table-cell>
          <table:table-cell office:value-type="string" calcext:value-type="string">
            <text:p>RECTE.(S) : LINCOLN FERREIRA DE BARROS </text:p>
            <text:p>ADV.(A/S) : LINCOLN FERREIRA DE BARROS </text:p>
            <text:p>RECDO.(A/S) : MINISTÉRIO PÚBLICO FEDERAL </text:p>
            <text:p>PACTE.(S) : JOARILDO FELIX DA SILVA</text:p>
          </table:table-cell>
          <table:table-cell office:value-type="string" calcext:value-type="string">
            <text:p>Votação: unânime. Resultado: suspenso o julgamento do recurso de habeas corpus e concedido medida cautelar para afastar, provisoriamente, o óbice do art. 2º, § 1º, da Lei 8072, até a definição pelo Tribunal Pleno da sua constitucionalidade. Número de páginas: (06). Análise:(MSA). Revisão:(JOY). Inclusão: 28/10/04, (CFC). Alteração: 24/11/04, (NT). Alteração: 09/09/2019, (PDR).</text:p>
          </table:table-cell>
          <table:table-cell office:value-type="string" calcext:value-type="string">
            <text:p>[]</text:p>
          </table:table-cell>
          <table:table-cell office:value-type="float" office:value="3279" calcext:value-type="float">
            <text:p>3279</text:p>
          </table:table-cell>
        </table:table-row>
        <table:table-row table:style-name="ro2">
          <table:table-cell office:value-type="float" office:value="9830" calcext:value-type="float">
            <text:p>9830</text:p>
          </table:table-cell>
          <table:table-cell office:value-type="string" calcext:value-type="string">
            <text:p>5e32cc77d0a3cf555530d11a</text:p>
          </table:table-cell>
          <table:table-cell office:value-type="string" calcext:value-type="string">
            <text:p>HC 83725</text:p>
          </table:table-cell>
          <table:table-cell office:value-type="string" calcext:value-type="string">
            <text:p>DJ 28-05-2004 PP-00031 <text:s/>EMENT VOL-02153-04 PP-00796</text:p>
          </table:table-cell>
          <table:table-cell office:value-type="string" calcext:value-type="string">
            <text:p>[]</text:p>
          </table:table-cell>
          <table:table-cell office:value-type="string" calcext:value-type="string">
            <text:p>PACTE.(S) : ULRICH JUNG </text:p>
            <text:p>IMPTE.(S) : ROBERTO JOÃO SCHEFFER </text:p>
            <text:p>COATOR(A/S)(ES) : SEXTA TURMA DE RECURSOS DOS JUIZADOS ESPECIAS </text:p>
            <text:p> DE LAGES</text:p>
          </table:table-cell>
          <table:table-cell office:value-type="string" calcext:value-type="string">
            <text:p>Votação: unânime. Resultado: indeferido. - O HC-83725 foi objeto dos embargos de declaração rejeitados em 15/06/2004. Número de páginas: (05). Análise:(ANA). Revisão:(). Inclusão: 05/08/04, (MLR). Alteração: 06/09/04, (CFC). Alteração: 13/06/19, (MTH).</text:p>
          </table:table-cell>
          <table:table-cell office:value-type="string" calcext:value-type="string">
            <text:p>[]</text:p>
          </table:table-cell>
          <table:table-cell office:value-type="float" office:value="3341" calcext:value-type="float">
            <text:p>3341</text:p>
          </table:table-cell>
        </table:table-row>
        <table:table-row table:style-name="ro2">
          <table:table-cell office:value-type="float" office:value="9843" calcext:value-type="float">
            <text:p>9843</text:p>
          </table:table-cell>
          <table:table-cell office:value-type="string" calcext:value-type="string">
            <text:p>5e32cc7ed0a3cf555530d127</text:p>
          </table:table-cell>
          <table:table-cell office:value-type="string" calcext:value-type="string">
            <text:p>AGR RE 271276</text:p>
          </table:table-cell>
          <table:table-cell office:value-type="string" calcext:value-type="string">
            <text:p>DJ 14-05-2004 PP-00042 <text:s/>EMENT VOL-02151-02 PP-00223</text:p>
          </table:table-cell>
          <table:table-cell office:value-type="string" calcext:value-type="string">
            <text:p>[]</text:p>
          </table:table-cell>
          <table:table-cell office:value-type="string" calcext:value-type="string">
            <text:p>AGTE.(S) : ROSA LAURA MONTOLI </text:p>
            <text:p>ADVDOS. : CLITÓ FORNACIARI JÚNIOR E OUTRO (A/S) </text:p>
            <text:p>AGDO.(A/S) : ESPÓLIO DE JOSÉ MARTINS COSTA </text:p>
            <text:p>ADVDOS. : JOSÉ APARECIDO MARQUES DA CRUZ E OUTROS</text:p>
          </table:table-cell>
          <table:table-cell office:value-type="string" calcext:value-type="string">
            <text:p>O RE 271276 AgR foi objeto dos Embargos de Declaração rejeitados em 31/08/2004. Número de páginas: (05). Análise:(CEL). Revisão:(ANA). Inclusão: 14/06/04, (MLR). Alteração: 22/09/04, (CFC). Alteração: 30/04/2019, (CLN).</text:p>
          </table:table-cell>
          <table:table-cell office:value-type="string" calcext:value-type="string">
            <text:p>[]</text:p>
          </table:table-cell>
          <table:table-cell office:value-type="float" office:value="3433" calcext:value-type="float">
            <text:p>3433</text:p>
          </table:table-cell>
        </table:table-row>
        <table:table-row table:style-name="ro2">
          <table:table-cell office:value-type="float" office:value="9864" calcext:value-type="float">
            <text:p>9864</text:p>
          </table:table-cell>
          <table:table-cell office:value-type="string" calcext:value-type="string">
            <text:p>5e32cc98d0a3cf555530d13c</text:p>
          </table:table-cell>
          <table:table-cell office:value-type="string" calcext:value-type="string">
            <text:p>AGR AI 489405</text:p>
          </table:table-cell>
          <table:table-cell office:value-type="string" calcext:value-type="string">
            <text:p>DJ 14-05-2004 PP-00060 <text:s/>EMENT VOL-02151-05 PP-00901</text:p>
          </table:table-cell>
          <table:table-cell office:value-type="string" calcext:value-type="string">
            <text:p>[]</text:p>
          </table:table-cell>
          <table:table-cell office:value-type="string" calcext:value-type="string">
            <text:p>AGTE.(S) : ÉRIKA BARRETO MACHADO </text:p>
            <text:p>ADVDO.(A/S) : RICARDO GOMES DE MENDONÇA E OUTRO (A/S) </text:p>
            <text:p>AGDO.(A/S) : UNIVERSIDADE SALGADO DE OLIVEIRA - UNIVERSO </text:p>
            <text:p>ADVDO.(A/S) : NADJA CRUZ DE ABREU E OUTRO (A/S)</text:p>
          </table:table-cell>
          <table:table-cell office:value-type="string" calcext:value-type="string">
            <text:p>O AI 413157 AgR ED foi objeto de embargos de declaração rejeitados em 16/12/2004. Número de páginas: (04). Análise:(CEL). Revisão:(ANA). Inclusão: 14/06/04, (NAL). Alteração: 01/07/05, (MLR). Alteração: 26/04/2019, (CLN).</text:p>
          </table:table-cell>
          <table:table-cell office:value-type="string" calcext:value-type="string">
            <text:p>[]</text:p>
          </table:table-cell>
          <table:table-cell office:value-type="float" office:value="3441" calcext:value-type="float">
            <text:p>3441</text:p>
          </table:table-cell>
        </table:table-row>
        <table:table-row table:style-name="ro3">
          <table:table-cell office:value-type="float" office:value="9894" calcext:value-type="float">
            <text:p>9894</text:p>
          </table:table-cell>
          <table:table-cell office:value-type="string" calcext:value-type="string">
            <text:p>5e32ccb2d0a3cf555530d15a</text:p>
          </table:table-cell>
          <table:table-cell office:value-type="string" calcext:value-type="string">
            <text:p>AGR AI 494962</text:p>
          </table:table-cell>
          <table:table-cell office:value-type="string" calcext:value-type="string">
            <text:p>DJ 07-05-2004 PP-00032 <text:s/>EMENT VOL-02150-13 PP-02774</text:p>
          </table:table-cell>
          <table:table-cell office:value-type="string" calcext:value-type="string">
            <text:p>[]</text:p>
          </table:table-cell>
          <table:table-cell office:value-type="string" calcext:value-type="string">
            <text:p>AGTE.(S) : REDE FERROVIÁRIA FEDERAL S/A - EM LIQUIDAÇÃO </text:p>
            <text:p>ADVDO.(A/S) : VANESSA VIEIRA LACERDA E OUTRO (A/S) </text:p>
            <text:p>AGDO.(A/S) : VILMA HUNGARO E OUTRO (A/S) </text:p>
            <text:p>ADVDO.(A/S) : CARLOS EDUARDO CAVALLARO E OUTRO (A/S) </text:p>
            <text:p>INTDO.(A/S) : ESTADO DE SÃO PAULO </text:p>
            <text:p>ADVDO.(A/S) : PGE-SP - CARMEN LÚCIA BRANDÃO</text:p>
          </table:table-cell>
          <table:table-cell office:value-type="string" calcext:value-type="string">
            <text:p>- Obs.: O AI-421303-AgR, AI-490401-AgR, AI-491481-AgR, AI-495451-AgR, AI-495461-AgR, AI-495462-AgR, AI-495691-AgR, AI-495875-AgR foram objetos dos embargos de declaração rejeitados em 29/06/2004. Número de páginas: (05). Análise:(CEL). Revisão:(ANA). Inclusão: 31/05/04, (MLR). Alteração: 19/08/2004, (JVC). Alteração: 03/05/2019 , (HRS)</text:p>
          </table:table-cell>
          <table:table-cell office:value-type="string" calcext:value-type="string">
            <text:p>[]</text:p>
          </table:table-cell>
          <table:table-cell office:value-type="float" office:value="3408" calcext:value-type="float">
            <text:p>3408</text:p>
          </table:table-cell>
        </table:table-row>
        <table:table-row table:style-name="ro2">
          <table:table-cell office:value-type="float" office:value="9895" calcext:value-type="float">
            <text:p>9895</text:p>
          </table:table-cell>
          <table:table-cell office:value-type="string" calcext:value-type="string">
            <text:p>5e32ccb6d0a3cf555530d15b</text:p>
          </table:table-cell>
          <table:table-cell office:value-type="string" calcext:value-type="string">
            <text:p>HC 84131</text:p>
          </table:table-cell>
          <table:table-cell office:value-type="string" calcext:value-type="string">
            <text:p>DJ 07-05-2004 PP-00035 <text:s/>EMENT VOL-02150-02 PP-00328</text:p>
          </table:table-cell>
          <table:table-cell office:value-type="string" calcext:value-type="string">
            <text:p>[]</text:p>
          </table:table-cell>
          <table:table-cell office:value-type="string" calcext:value-type="string">
            <text:p>PACTE.(S) : ANTÔNIO VALDENIR CANUTO SOARES </text:p>
            <text:p>IMPTE.(S) : LUÍS RICARDO VASQUES DAVANZO </text:p>
            <text:p>COATOR(A/S)(ES) : RELATOR DO HC Nº 28990 DO SUPERIOR TRIBUNAL </text:p>
            <text:p> DE JUSTIÇA</text:p>
          </table:table-cell>
          <table:table-cell office:value-type="string" calcext:value-type="string">
            <text:p>Número de páginas: (05). Análise:(CEL). Revisão:(CEL). Inclusão: 29/07/04, (SVF). Alteração: 03/05/2019 , (HRS)</text:p>
          </table:table-cell>
          <table:table-cell office:value-type="string" calcext:value-type="string">
            <text:p>[]</text:p>
          </table:table-cell>
          <table:table-cell office:value-type="float" office:value="3404" calcext:value-type="float">
            <text:p>3404</text:p>
          </table:table-cell>
        </table:table-row>
        <table:table-row table:style-name="ro2">
          <table:table-cell office:value-type="float" office:value="9904" calcext:value-type="float">
            <text:p>9904</text:p>
          </table:table-cell>
          <table:table-cell office:value-type="string" calcext:value-type="string">
            <text:p>5e32ccbed0a3cf555530d164</text:p>
          </table:table-cell>
          <table:table-cell office:value-type="string" calcext:value-type="string">
            <text:p>AGR AI 386506</text:p>
          </table:table-cell>
          <table:table-cell office:value-type="string" calcext:value-type="string">
            <text:p>DJ 14-05-2004 PP-00033 <text:s/>EMENT VOL-02151-02 PP--00373</text:p>
          </table:table-cell>
          <table:table-cell office:value-type="string" calcext:value-type="string">
            <text:p>[]</text:p>
          </table:table-cell>
          <table:table-cell office:value-type="string" calcext:value-type="string">
            <text:p>AGTES. : MARIA OLIVIA DE OLIVEIRA DELGADO E OUTRAS </text:p>
            <text:p>ADVDO.(A/S) : SÉRGIO BAUMANN E OUTROS </text:p>
            <text:p>AGDA. : UNIVERSIDADE FEDERAL DE UBERLÂNDIA - MG </text:p>
            <text:p>ADVDO.(A/S) : ADVOGADO- GERAL DA UNIÃO</text:p>
          </table:table-cell>
          <table:table-cell office:value-type="string" calcext:value-type="string">
            <text:p>O AI-296366-AgR foi objeto de embargos de declaração rejeitados em 24/05/2005. N.P.:(05). Análise:(CEL). Revisão:(ANA). Inclusão: 15/06/04, (MLR). Alteração: 01/07/05, (MLR). Alteração: 24/04/2019, (CLN).</text:p>
          </table:table-cell>
          <table:table-cell office:value-type="string" calcext:value-type="string">
            <text:p>[]</text:p>
          </table:table-cell>
          <table:table-cell office:value-type="float" office:value="3393" calcext:value-type="float">
            <text:p>3393</text:p>
          </table:table-cell>
        </table:table-row>
        <table:table-row table:style-name="ro3">
          <table:table-cell office:value-type="float" office:value="9926" calcext:value-type="float">
            <text:p>9926</text:p>
          </table:table-cell>
          <table:table-cell office:value-type="string" calcext:value-type="string">
            <text:p>5e32ccd4d0a3cf555530d17a</text:p>
          </table:table-cell>
          <table:table-cell office:value-type="string" calcext:value-type="string">
            <text:p>AGR AI 466039</text:p>
          </table:table-cell>
          <table:table-cell office:value-type="string" calcext:value-type="string">
            <text:p>DJ 14-05-2004 PP-00045 <text:s/>EMENT VOL-02151-04 PP-00679</text:p>
          </table:table-cell>
          <table:table-cell office:value-type="string" calcext:value-type="string">
            <text:p>[]</text:p>
          </table:table-cell>
          <table:table-cell office:value-type="string" calcext:value-type="string">
            <text:p>AGTE.(S) : JOSÉ MARIA DE MELLO PORTO </text:p>
            <text:p>ADVDO.(A/S) : EDUARDO ANTÔNIO DE ALBUQUERQUE COELHO </text:p>
            <text:p> E OUTRO (A/S) </text:p>
            <text:p>AGDO.(A/S) : MANOEL FRANCISCO DO NASCIMENTO BRITO FILHO </text:p>
            <text:p> E OUTRO (A/S) </text:p>
            <text:p>ADVDO.(A/S) : CARLOS MAXIMILIANO MAFRA DE LAET E OUTRO (A/S)</text:p>
          </table:table-cell>
          <table:table-cell office:value-type="string" calcext:value-type="string">
            <text:p>Obs.: O AI 487803 AgR foi objeto dos Embargos de Declaração rejeitados em 21/09/2004. O AI 487920 AgR foi objeto dos Embargos de Declaração rejeitados em 21/09/2004. Número de páginas: (06). Análise:(CEL). Revisão:(ANA). Inclusão: 15/06/04, (SVF). Alteração: 12/11/04, (MLR). Alteração: 26/04/2019, (CLN).</text:p>
          </table:table-cell>
          <table:table-cell office:value-type="string" calcext:value-type="string">
            <text:p>[]</text:p>
          </table:table-cell>
          <table:table-cell office:value-type="float" office:value="3367" calcext:value-type="float">
            <text:p>3367</text:p>
          </table:table-cell>
        </table:table-row>
        <table:table-row table:style-name="ro2">
          <table:table-cell office:value-type="float" office:value="9927" calcext:value-type="float">
            <text:p>9927</text:p>
          </table:table-cell>
          <table:table-cell office:value-type="string" calcext:value-type="string">
            <text:p>5e32ccd5d0a3cf555530d17b</text:p>
          </table:table-cell>
          <table:table-cell office:value-type="string" calcext:value-type="string">
            <text:p>HC 83522</text:p>
          </table:table-cell>
          <table:table-cell office:value-type="string" calcext:value-type="string">
            <text:p>DJ 14-05-2004 PP-00042 <text:s/>EMENT VOL-02151-01 PP-00148</text:p>
          </table:table-cell>
          <table:table-cell office:value-type="string" calcext:value-type="string">
            <text:p>[]</text:p>
          </table:table-cell>
          <table:table-cell office:value-type="string" calcext:value-type="string">
            <text:p>PACTE.(S) : CARLOS EDUARDO APARECIDO DA SILVA </text:p>
            <text:p>IMPTE.(S) : PGE-SP - WALDIR FRANCISCO HONORATO JÚNIOR </text:p>
            <text:p> (DEFENSOR PÚBLICO) </text:p>
            <text:p>COATOR(A/S)(ES) : SUPERIOR TRIBUNAL DE JUSTIÇA</text:p>
          </table:table-cell>
          <table:table-cell office:value-type="string" calcext:value-type="string">
            <text:p>Número de páginas: (08). Análise:(ANA). Revisão:(). Inclusão: 02/08/04, (MLR). Alteração: 05/08/04, (JVC)</text:p>
          </table:table-cell>
          <table:table-cell office:value-type="string" calcext:value-type="string">
            <text:p>[]</text:p>
          </table:table-cell>
          <table:table-cell office:value-type="float" office:value="3407" calcext:value-type="float">
            <text:p>3407</text:p>
          </table:table-cell>
        </table:table-row>
        <table:table-row table:style-name="ro2">
          <table:table-cell office:value-type="float" office:value="9935" calcext:value-type="float">
            <text:p>9935</text:p>
          </table:table-cell>
          <table:table-cell office:value-type="string" calcext:value-type="string">
            <text:p>5e32cce0d0a3cf555530d183</text:p>
          </table:table-cell>
          <table:table-cell office:value-type="string" calcext:value-type="string">
            <text:p>HC 84098</text:p>
          </table:table-cell>
          <table:table-cell office:value-type="string" calcext:value-type="string">
            <text:p>DJ 07-05-2004 PP-00035 <text:s/>EMENT VOL-02150-02 PP-00324</text:p>
          </table:table-cell>
          <table:table-cell office:value-type="string" calcext:value-type="string">
            <text:p>[]</text:p>
          </table:table-cell>
          <table:table-cell office:value-type="string" calcext:value-type="string">
            <text:p>PACTE.(S) : JOSÉ CAVALCANTE DE ARAÚJO OU JOSÉ CAVALCANTE </text:p>
            <text:p> ARAÚJO OU JOSÉ CAVALCANTI DE ARAÚJO </text:p>
            <text:p>IMPTE.(S) : JOSÉ CAVALCANTE DE ALENCAR JUNIOR </text:p>
            <text:p>COATOR(A/S)(ES) : SUPERIOR TRIBUNAL DE JUSTIÇA</text:p>
          </table:table-cell>
          <table:table-cell office:value-type="string" calcext:value-type="string">
            <text:p>Número de páginas: (04). Análise:(CEL). Revisão:(CEL). Inclusão: 29/07/04, (SVF). Alteração: 03/05/2019 , (HRS)</text:p>
          </table:table-cell>
          <table:table-cell office:value-type="string" calcext:value-type="string">
            <text:p>[]</text:p>
          </table:table-cell>
          <table:table-cell office:value-type="float" office:value="3357" calcext:value-type="float">
            <text:p>3357</text:p>
          </table:table-cell>
        </table:table-row>
        <table:table-row table:style-name="ro2">
          <table:table-cell office:value-type="float" office:value="9953" calcext:value-type="float">
            <text:p>9953</text:p>
          </table:table-cell>
          <table:table-cell office:value-type="string" calcext:value-type="string">
            <text:p>5e32ccefd0a3cf555530d195</text:p>
          </table:table-cell>
          <table:table-cell office:value-type="string" calcext:value-type="string">
            <text:p>AGR AI 488500</text:p>
          </table:table-cell>
          <table:table-cell office:value-type="string" calcext:value-type="string">
            <text:p>DJ 07-05-2004 PP-00031 <text:s/>EMENT VOL-02150-13 PP-02667</text:p>
          </table:table-cell>
          <table:table-cell office:value-type="string" calcext:value-type="string">
            <text:p>[]</text:p>
          </table:table-cell>
          <table:table-cell office:value-type="string" calcext:value-type="string">
            <text:p>AGTE.(S) : INDUVEST COMÉRCIO DE CONFECÇÕES LTDA </text:p>
            <text:p>ADVDO.(A/S) : CÉLIA MARISA SANTOS E OUTRO (A/S) </text:p>
            <text:p>AGDO.(A/S) : ESTADO DE SÃO PAULO </text:p>
            <text:p>ADVDO.(A/S) : PGE-SP - ANA CRISTINA LIVORATI OLIVA GARBELINI</text:p>
          </table:table-cell>
          <table:table-cell office:value-type="string" calcext:value-type="string">
            <text:p>Número de páginas: (04). Análise:(CEL). Revisão:(ANA). Inclusão: 14/06/04, (MLR). Alteração: 17/01/05, (COF). Alteração: 02/05/2019 , (HRS)</text:p>
          </table:table-cell>
          <table:table-cell office:value-type="string" calcext:value-type="string">
            <text:p>[]</text:p>
          </table:table-cell>
          <table:table-cell office:value-type="float" office:value="3334" calcext:value-type="float">
            <text:p>3334</text:p>
          </table:table-cell>
        </table:table-row>
        <table:table-row table:style-name="ro2">
          <table:table-cell office:value-type="float" office:value="9955" calcext:value-type="float">
            <text:p>9955</text:p>
          </table:table-cell>
          <table:table-cell office:value-type="string" calcext:value-type="string">
            <text:p>5e32ccf0d0a3cf555530d197</text:p>
          </table:table-cell>
          <table:table-cell office:value-type="string" calcext:value-type="string">
            <text:p>ED RE 414459</text:p>
          </table:table-cell>
          <table:table-cell office:value-type="string" calcext:value-type="string">
            <text:p>DJ 07-05-2004 PP-00021 <text:s/>EMENT VOL-02150-07 PP-01265</text:p>
          </table:table-cell>
          <table:table-cell office:value-type="string" calcext:value-type="string">
            <text:p>[]</text:p>
          </table:table-cell>
          <table:table-cell office:value-type="string" calcext:value-type="string">
            <text:p>EMBTE.(S) : BANCO ABN AMRO REAL S/A </text:p>
            <text:p>ADVDO.(A/S) : OSMAR MENDES PAIXÃO CÔRTES E OUTRO (A/S) </text:p>
            <text:p>EMBDO.(A/S) : ANA MARIA BUSSAB ELEUTÉRIO </text:p>
            <text:p>ADVDO.(A/S) : DORIVAL MAURO JOÃO PEDRO</text:p>
          </table:table-cell>
          <table:table-cell office:value-type="string" calcext:value-type="string">
            <text:p>Resultado: conhecidos como Agravo Regimental e desprovido. Número de páginas: (05). Análise:(RDC). Revisão:(ANA). Inclusão: 09/06/04, (SVF). Alteração: 06/09/04, (MLR). Alteração: 06/05/2019 , (HRS)</text:p>
          </table:table-cell>
          <table:table-cell office:value-type="string" calcext:value-type="string">
            <text:p>[]</text:p>
          </table:table-cell>
          <table:table-cell office:value-type="float" office:value="3360" calcext:value-type="float">
            <text:p>3360</text:p>
          </table:table-cell>
        </table:table-row>
        <table:table-row table:style-name="ro2">
          <table:table-cell office:value-type="float" office:value="9968" calcext:value-type="float">
            <text:p>9968</text:p>
          </table:table-cell>
          <table:table-cell office:value-type="string" calcext:value-type="string">
            <text:p>5e32ccfed0a3cf555530d1a4</text:p>
          </table:table-cell>
          <table:table-cell office:value-type="string" calcext:value-type="string">
            <text:p>AGR AI 477675</text:p>
          </table:table-cell>
          <table:table-cell office:value-type="string" calcext:value-type="string">
            <text:p>DJ 04-06-2004 PP-00043 <text:s/>EMENT VOL-02154-06 PP-01164</text:p>
          </table:table-cell>
          <table:table-cell office:value-type="string" calcext:value-type="string">
            <text:p>[]</text:p>
          </table:table-cell>
          <table:table-cell office:value-type="string" calcext:value-type="string">
            <text:p>AGTE.(S) : CELSO CIOCA </text:p>
            <text:p>ADVDO.(A/S) : GILSON LÚCIO ANDRETTA </text:p>
            <text:p>AGDO.(A/S) : INSTITUTO NACIONAL DO SEGURO SOCIAL - INSS </text:p>
            <text:p>ADVDO.(A/S) : CARLOS ALBERTO DO NASCIMENTO CAMARGO</text:p>
          </table:table-cell>
          <table:table-cell office:value-type="string" calcext:value-type="string">
            <text:p>O AI 454600 AgR foi objeto de embargos de declaração rejeitados em 11/10/2005. Número de páginas: (04). Análise:(CSF). Revisão:(ANA). Inclusão: 24/06/04, (MLR). Alteração: 07/12/05, (MLR). Alteração: 26/06/2019, (CLN).</text:p>
          </table:table-cell>
          <table:table-cell office:value-type="string" calcext:value-type="string">
            <text:p>[]</text:p>
          </table:table-cell>
          <table:table-cell office:value-type="float" office:value="3487" calcext:value-type="float">
            <text:p>3487</text:p>
          </table:table-cell>
        </table:table-row>
        <table:table-row table:style-name="ro2">
          <table:table-cell office:value-type="float" office:value="9986" calcext:value-type="float">
            <text:p>9986</text:p>
          </table:table-cell>
          <table:table-cell office:value-type="string" calcext:value-type="string">
            <text:p>5e32cd0fd0a3cf555530d1b6</text:p>
          </table:table-cell>
          <table:table-cell office:value-type="string" calcext:value-type="string">
            <text:p>AGR AI 486653</text:p>
          </table:table-cell>
          <table:table-cell office:value-type="string" calcext:value-type="string">
            <text:p>DJ 28-05-2004 PP-00041 <text:s/>EMENT VOL-02153-16 PP-03200</text:p>
          </table:table-cell>
          <table:table-cell office:value-type="string" calcext:value-type="string">
            <text:p>[]</text:p>
          </table:table-cell>
          <table:table-cell office:value-type="string" calcext:value-type="string">
            <text:p>AGTE.(S) : TV GLOBO LTDA </text:p>
            <text:p>ADVDO.(A/S) : JOÃO EDUARDO DE DRUMOND VERANO E OUTRO (A/S) </text:p>
            <text:p>AGDO.(A/S) : LUCIANO AMÉRICO GALVÃO FILHO </text:p>
            <text:p>ADVDO.(A/S) : EDUARDO MONTENEGRO SERUR E OUTRO (A/S)</text:p>
          </table:table-cell>
          <table:table-cell office:value-type="string" calcext:value-type="string">
            <text:p>Votação: unânime. Resultado: desprovido. - O AI 486653 AgR foi objeto de embargos de declaração rejeitados em 07/02/2006. Número de páginas: (/6). Análise:(CEL). Revisão:(ANA). Inclusão: 17/06/04, (MLR). Alteração: 10/03/06, (NAL). Alteração: 12/06/19, (MTH).</text:p>
          </table:table-cell>
          <table:table-cell office:value-type="string" calcext:value-type="string">
            <text:p>[]</text:p>
          </table:table-cell>
          <table:table-cell office:value-type="float" office:value="3500" calcext:value-type="float">
            <text:p>3500</text:p>
          </table:table-cell>
        </table:table-row>
        <table:table-row table:style-name="ro2">
          <table:table-cell office:value-type="float" office:value="9992" calcext:value-type="float">
            <text:p>9992</text:p>
          </table:table-cell>
          <table:table-cell office:value-type="string" calcext:value-type="string">
            <text:p>5e32cd19d0a3cf555530d1bc</text:p>
          </table:table-cell>
          <table:table-cell office:value-type="string" calcext:value-type="string">
            <text:p>AGR AI 494039</text:p>
          </table:table-cell>
          <table:table-cell office:value-type="string" calcext:value-type="string">
            <text:p>DJ 21-05-2004 PP-00053 <text:s/>EMENT VOL-02152-09 PP-01817</text:p>
          </table:table-cell>
          <table:table-cell office:value-type="string" calcext:value-type="string">
            <text:p>[]</text:p>
          </table:table-cell>
          <table:table-cell office:value-type="string" calcext:value-type="string">
            <text:p>AGTE.(S) : ESTADO DE SÃO PAULO </text:p>
            <text:p>ADVDO.(A/S) : PGE-SP - PAULA NELLY DIONIGI </text:p>
            <text:p>AGDO.(A/S) : SALIM IBRAHIM HELOU E OUTRO (A/S) </text:p>
            <text:p>ADVDO.(A/S) : RIAD GATTAS CURY E OUTRO (A/S)</text:p>
          </table:table-cell>
          <table:table-cell office:value-type="string" calcext:value-type="string">
            <text:p>- O AI 476807 AgR foi objeto de embargos de declaração rejeitados em 05/10/2004. Número de páginas: (06). Análise:(CEL). Revisão:(ANA). Inclusão: 15/06/04, (SVF). Alteração: 09/03/06, (NAL). Alteração: 22/08/2019, (PDR).</text:p>
          </table:table-cell>
          <table:table-cell office:value-type="string" calcext:value-type="string">
            <text:p>[]</text:p>
          </table:table-cell>
          <table:table-cell office:value-type="float" office:value="3476" calcext:value-type="float">
            <text:p>3476</text:p>
          </table:table-cell>
        </table:table-row>
        <table:table-row table:style-name="ro2">
          <table:table-cell office:value-type="float" office:value="9996" calcext:value-type="float">
            <text:p>9996</text:p>
          </table:table-cell>
          <table:table-cell office:value-type="string" calcext:value-type="string">
            <text:p>5e32cd1bd0a3cf555530d1c0</text:p>
          </table:table-cell>
          <table:table-cell office:value-type="string" calcext:value-type="string">
            <text:p>AGR AI 446558</text:p>
          </table:table-cell>
          <table:table-cell office:value-type="string" calcext:value-type="string">
            <text:p>DJ 28-05-2004 PP-00063 <text:s/>EMENT VOL-02153-09 PP-01753</text:p>
          </table:table-cell>
          <table:table-cell office:value-type="string" calcext:value-type="string">
            <text:p>[]</text:p>
          </table:table-cell>
          <table:table-cell office:value-type="string" calcext:value-type="string">
            <text:p>AGTE.(S) : MURIAÉ S/A </text:p>
            <text:p>ADVDO.(A/S) : HAMILTON DIAS DE SOUZA E OUTRO (A/S) </text:p>
            <text:p>AGDO.(A/S) : UNIÃO </text:p>
            <text:p>ADVDO.(A/S) : PFN - ANDREA SCHRAMM DE ROCHA SANTANA</text:p>
          </table:table-cell>
          <table:table-cell office:value-type="string" calcext:value-type="string">
            <text:p>Votação: unânime. Resultado: desprovido. - O AI-446558-AgR foi objeto dos Embargos de Declaração rejeitados em 21/09/2004. Número de páginas: (05). Análise:(CEL). Revisão:(ANA). Inclusão: 24/06/04, (MLR). Alteração: 07/12/04, (MLR). Alteração: 12/06/19, (MTH).</text:p>
          </table:table-cell>
          <table:table-cell office:value-type="string" calcext:value-type="string">
            <text:p>[]</text:p>
          </table:table-cell>
          <table:table-cell office:value-type="float" office:value="3474" calcext:value-type="float">
            <text:p>3474</text:p>
          </table:table-cell>
        </table:table-row>
        <table:table-row table:style-name="ro2">
          <table:table-cell office:value-type="float" office:value="10001" calcext:value-type="float">
            <text:p>10001</text:p>
          </table:table-cell>
          <table:table-cell office:value-type="string" calcext:value-type="string">
            <text:p>5e32cd1fd0a3cf555530d1c5</text:p>
          </table:table-cell>
          <table:table-cell office:value-type="string" calcext:value-type="string">
            <text:p>AGR AI 455107</text:p>
          </table:table-cell>
          <table:table-cell office:value-type="string" calcext:value-type="string">
            <text:p>DJ 04-06-2004 PP-00047 <text:s/>EMENT VOL-02154-05 PP-00908</text:p>
          </table:table-cell>
          <table:table-cell office:value-type="string" calcext:value-type="string">
            <text:p>[]</text:p>
          </table:table-cell>
          <table:table-cell office:value-type="string" calcext:value-type="string">
            <text:p>AGTE.(S) : FUNDAÇÃO VALE DO RIO DOCE DE SEGURIDADE SOCIAL - VALIA </text:p>
            <text:p>ADV.(A/S) : ROSIMERI CARECHO CAVALCANTE E OUTRO (A/S) </text:p>
            <text:p>AGDO.(A/S) : ROGERIO BRAGA VILELLA </text:p>
            <text:p>ADV.(A/S) : ANTONIO VIEIRA GOMES FILHO E OUTRO (A/S)</text:p>
          </table:table-cell>
          <table:table-cell office:value-type="string" calcext:value-type="string">
            <text:p>O AI 455107 AgR foi objeto dos Embargos de Declaração rejeitados em 14/12/2004. Número de páginas: (07). Análise:(ANA). Revisão:(). Inclusão: 21/06/04, (JVC). Alteração: 06/04/05, (CSM).</text:p>
          </table:table-cell>
          <table:table-cell office:value-type="string" calcext:value-type="string">
            <text:p>[]</text:p>
          </table:table-cell>
          <table:table-cell office:value-type="float" office:value="3466" calcext:value-type="float">
            <text:p>3466</text:p>
          </table:table-cell>
        </table:table-row>
        <table:table-row table:style-name="ro6">
          <table:table-cell office:value-type="float" office:value="10010" calcext:value-type="float">
            <text:p>10010</text:p>
          </table:table-cell>
          <table:table-cell office:value-type="string" calcext:value-type="string">
            <text:p>5e32cd32d0a3cf555530d1ce</text:p>
          </table:table-cell>
          <table:table-cell office:value-type="string" calcext:value-type="string">
            <text:p>AGR AI 459727</text:p>
          </table:table-cell>
          <table:table-cell office:value-type="string" calcext:value-type="string">
            <text:p>DJ 04-06-2004 PP-00043 <text:s/>EMENT VOL-02154-05 PP-00951</text:p>
          </table:table-cell>
          <table:table-cell office:value-type="string" calcext:value-type="string">
            <text:p>[]</text:p>
          </table:table-cell>
          <table:table-cell office:value-type="string" calcext:value-type="string">
            <text:p>AGTE.(S) : SINDICATO DOS SERVIDORES MUNICIPAIS DE </text:p>
            <text:p> ITABORAÍ </text:p>
            <text:p>ADVDO.(A/S) : ALCEDINO ALVES DE OLIVEIRA </text:p>
            <text:p>AGDO.(A/S) : PREFEITO MUNICIPAL DE TANGUÁ </text:p>
            <text:p>ADVDO.(A/S) : PROCURADORIA GERAL DO MUNICÍPIO</text:p>
          </table:table-cell>
          <table:table-cell office:value-type="string" calcext:value-type="string">
            <text:p>O AI 504239 AgR foi objeto de embargos de declaração rejeitados em 01/03/2005. Número de páginas: (04). Análise:(CSF). Revisão:(ANA). Inclusão: 24/06/04, (MLR). Alteração: 06/06/05, (SVF) Alteração: 26/06/2019, (CLN).</text:p>
          </table:table-cell>
          <table:table-cell office:value-type="string" calcext:value-type="string">
            <text:p>[]</text:p>
          </table:table-cell>
          <table:table-cell office:value-type="float" office:value="3532" calcext:value-type="float">
            <text:p>3532</text:p>
          </table:table-cell>
        </table:table-row>
        <table:table-row table:style-name="ro6">
          <table:table-cell office:value-type="float" office:value="10020" calcext:value-type="float">
            <text:p>10020</text:p>
          </table:table-cell>
          <table:table-cell office:value-type="string" calcext:value-type="string">
            <text:p>5e32cd39d0a3cf555530d1d8</text:p>
          </table:table-cell>
          <table:table-cell office:value-type="string" calcext:value-type="string">
            <text:p>ADI 1481</text:p>
          </table:table-cell>
          <table:table-cell office:value-type="string" calcext:value-type="string">
            <text:p>DJ 04-06-2004 PP-00029  EMENT VOL-02154-01 PP-00077</text:p>
            <text:p>             RTJ VOL-00194-01 PP-00050</text:p>
          </table:table-cell>
          <table:table-cell office:value-type="string" calcext:value-type="string">
            <text:p>['RTJ 194/50']</text:p>
          </table:table-cell>
          <table:table-cell office:value-type="string" calcext:value-type="string">
            <text:p>REQTE. : CONSELHO FEDERAL DA ORDEM DOS ADVOGADOS DO </text:p>
            <text:p> BRASIL </text:p>
            <text:p>ADVDO. : ERNANDO UCHOA LIMA </text:p>
            <text:p>REQDO. : TRIBUNAL DE JUSTIÇA DO ESTADO DO ESPIRITO </text:p>
            <text:p> SANTO</text:p>
          </table:table-cell>
          <table:table-cell office:value-type="string" calcext:value-type="string">
            <text:p>ACÓRDÃOS CITADOS: ADI 1503 (Informativo do STF 222), HC 68210 (RTJ 142/832). Veja: Informativo do STF 347. Número de páginas: (13). Análise:(JOY). Revisão:(RCO). Inclusão: 20/01/05, (MLR). Alteração: 01/02/05, (MLR). Alteração: 24/06/2019, (CLN).</text:p>
          </table:table-cell>
          <table:table-cell office:value-type="string" calcext:value-type="string">
            <text:p>[]</text:p>
          </table:table-cell>
          <table:table-cell office:value-type="float" office:value="3632" calcext:value-type="float">
            <text:p>3632</text:p>
          </table:table-cell>
        </table:table-row>
        <table:table-row table:style-name="ro2">
          <table:table-cell office:value-type="float" office:value="10066" calcext:value-type="float">
            <text:p>10066</text:p>
          </table:table-cell>
          <table:table-cell office:value-type="string" calcext:value-type="string">
            <text:p>5e32cd69d0a3cf555530d206</text:p>
          </table:table-cell>
          <table:table-cell office:value-type="string" calcext:value-type="string">
            <text:p>ED RE 414494</text:p>
          </table:table-cell>
          <table:table-cell office:value-type="string" calcext:value-type="string">
            <text:p>DJ 25-06-2004 PP-00015 <text:s/>EMENT VOL-02157-06 PP-01196</text:p>
          </table:table-cell>
          <table:table-cell office:value-type="string" calcext:value-type="string">
            <text:p>[]</text:p>
          </table:table-cell>
          <table:table-cell office:value-type="string" calcext:value-type="string">
            <text:p>EMBTE.(S) : BANCO ABN AMRO REAL S/A </text:p>
            <text:p>ADVDO.(A/S) : OSMAR MENDES PAIXÃO CÔRTES E OUTRO (A/S) </text:p>
            <text:p>EMBDO.(A/S) : SONIA REGINA AVELINO </text:p>
            <text:p>ADVDO.(A/S) : DORIVAL MAURO JOÃO PEDRO</text:p>
          </table:table-cell>
          <table:table-cell office:value-type="string" calcext:value-type="string">
            <text:p>Votação e resultado: convertidos os Embargos de Declaração em Agravo regimental, por maioria, vencido o Min. Marco Aurélio. Por unanimidade, desprovido. Número de páginas: (05). Análise:(CEL). Revisão:(CEL). Inclusão: 14/07/04, (SVF). Alteração: 20/09/04, (MLR). Alteração: 09/09/2019, (PDR).</text:p>
          </table:table-cell>
          <table:table-cell office:value-type="string" calcext:value-type="string">
            <text:p>[]</text:p>
          </table:table-cell>
          <table:table-cell office:value-type="float" office:value="3588" calcext:value-type="float">
            <text:p>3588</text:p>
          </table:table-cell>
        </table:table-row>
        <table:table-row table:style-name="ro2">
          <table:table-cell office:value-type="float" office:value="10124" calcext:value-type="float">
            <text:p>10124</text:p>
          </table:table-cell>
          <table:table-cell office:value-type="string" calcext:value-type="string">
            <text:p>5e32cda0d0a3cf555530d240</text:p>
          </table:table-cell>
          <table:table-cell office:value-type="string" calcext:value-type="string">
            <text:p>AGR RE 404486</text:p>
          </table:table-cell>
          <table:table-cell office:value-type="string" calcext:value-type="string">
            <text:p>DJ 21-05-2004 PP-00037 <text:s/>EMENT VOL-02152-05 PP-01012</text:p>
          </table:table-cell>
          <table:table-cell office:value-type="string" calcext:value-type="string">
            <text:p>[]</text:p>
          </table:table-cell>
          <table:table-cell office:value-type="string" calcext:value-type="string">
            <text:p>AGTE.(S) : INSTITUTO NACIONAL DO SEGURO SOCIAL - INSS </text:p>
            <text:p>ADVDO.(A/S) : SÁLVIO MEDEIROS COSTA FILHO E OUTRO (A/S) </text:p>
            <text:p>AGDO.(A/S) : ANNA MARIA MOURA BONORA </text:p>
            <text:p>ADVDO.(A/S) : EDGAR JOSÉ ADABO E OUTRO (A/S)</text:p>
          </table:table-cell>
          <table:table-cell office:value-type="string" calcext:value-type="string">
            <text:p>- Informativo 348 do STF. Número de páginas: (04). Análise:(CEL). Revisão:(CEL). Inclusão: 14/07/04, (MLR). Alteração: 22/09/05, (SVF). Alteração: 23/08/2019, (PDR).</text:p>
          </table:table-cell>
          <table:table-cell office:value-type="string" calcext:value-type="string">
            <text:p>[]</text:p>
          </table:table-cell>
          <table:table-cell office:value-type="float" office:value="3524" calcext:value-type="float">
            <text:p>3524</text:p>
          </table:table-cell>
        </table:table-row>
        <table:table-row table:style-name="ro2">
          <table:table-cell office:value-type="float" office:value="10145" calcext:value-type="float">
            <text:p>10145</text:p>
          </table:table-cell>
          <table:table-cell office:value-type="string" calcext:value-type="string">
            <text:p>5e32cdc8d0a3cf555530d255</text:p>
          </table:table-cell>
          <table:table-cell office:value-type="string" calcext:value-type="string">
            <text:p>ED AGR AI 428726</text:p>
          </table:table-cell>
          <table:table-cell office:value-type="string" calcext:value-type="string">
            <text:p>DJ 11-06-2004 PP-00009 <text:s/>EMENT VOL-02155-03 PP-00518</text:p>
          </table:table-cell>
          <table:table-cell office:value-type="string" calcext:value-type="string">
            <text:p>[]</text:p>
          </table:table-cell>
          <table:table-cell office:value-type="string" calcext:value-type="string">
            <text:p>EMBTE.(S) : AROLDO MORETTO E OUTRO (A/S) </text:p>
            <text:p>ADVDO.(A/S) : GUILHERME CASTELO BRANCO E OUTRO </text:p>
            <text:p>EMBDO.(A/S) : ESTADO DE SANTA CATARINA </text:p>
            <text:p>ADVDO.(A/S) : PGE-SC - EDITH GONDIN</text:p>
          </table:table-cell>
          <table:table-cell office:value-type="string" calcext:value-type="string">
            <text:p>O AI 500693 AgR foi objeto de embargos de declaração rejeitados em 29/03/2005. Número de páginas: (04). Análise:(RDC). Revisão:(ANA). Inclusão: 28/06/04, (MLR). Alteração: 06/06/05, (MLR). Alteração: 19/08/2019, (CLN).</text:p>
          </table:table-cell>
          <table:table-cell office:value-type="string" calcext:value-type="string">
            <text:p>[]</text:p>
          </table:table-cell>
          <table:table-cell office:value-type="float" office:value="3752" calcext:value-type="float">
            <text:p>3752</text:p>
          </table:table-cell>
        </table:table-row>
        <table:table-row table:style-name="ro2">
          <table:table-cell office:value-type="float" office:value="10148" calcext:value-type="float">
            <text:p>10148</text:p>
          </table:table-cell>
          <table:table-cell office:value-type="string" calcext:value-type="string">
            <text:p>5e32cdcad0a3cf555530d258</text:p>
          </table:table-cell>
          <table:table-cell office:value-type="string" calcext:value-type="string">
            <text:p>AGR AI 446900</text:p>
          </table:table-cell>
          <table:table-cell office:value-type="string" calcext:value-type="string">
            <text:p>DJ 11-06-2004 PP-00016 <text:s/>EMENT VOL-02155-03 PP-00549</text:p>
          </table:table-cell>
          <table:table-cell office:value-type="string" calcext:value-type="string">
            <text:p>[]</text:p>
          </table:table-cell>
          <table:table-cell office:value-type="string" calcext:value-type="string">
            <text:p>AGTE.(S) : ROBERTO MOCERINO E OUTRO (A/S) </text:p>
            <text:p>ADVDO.(A/S) : MARIA AP. DIAS PEREIRA E OUTRO (A/S) </text:p>
            <text:p>AGDO.(A/S) : ESTADO DE SÃO PAULO </text:p>
            <text:p>ADVDO.(A/S) : PGE - SP MARIA BEATRIZ N. S. MARTINS LAZARINI</text:p>
          </table:table-cell>
          <table:table-cell office:value-type="string" calcext:value-type="string">
            <text:p>O AI 512492 AgR foi objeto de embargos de declaração rejeitados em 21/06/2005. Número de páginas: (06). Análise:(ANA). Inclusão: 18/06/04, (JVC). Alteração: 23/08/05, (MLR). Alteração: 19/08/2019, (CLN).</text:p>
          </table:table-cell>
          <table:table-cell office:value-type="string" calcext:value-type="string">
            <text:p>[]</text:p>
          </table:table-cell>
          <table:table-cell office:value-type="float" office:value="3749" calcext:value-type="float">
            <text:p>3749</text:p>
          </table:table-cell>
        </table:table-row>
        <table:table-row table:style-name="ro6">
          <table:table-cell office:value-type="float" office:value="10171" calcext:value-type="float">
            <text:p>10171</text:p>
          </table:table-cell>
          <table:table-cell office:value-type="string" calcext:value-type="string">
            <text:p>5e32cdddd0a3cf555530d26f</text:p>
          </table:table-cell>
          <table:table-cell office:value-type="string" calcext:value-type="string">
            <text:p>AGR AI 478349</text:p>
          </table:table-cell>
          <table:table-cell office:value-type="string" calcext:value-type="string">
            <text:p>DJ 18-06-2004 PP-00054 <text:s/>EMENT VOL-02156-07 PP-01252</text:p>
          </table:table-cell>
          <table:table-cell office:value-type="string" calcext:value-type="string">
            <text:p>[]</text:p>
          </table:table-cell>
          <table:table-cell office:value-type="string" calcext:value-type="string">
            <text:p>AGTE.(S) : VALDIR APARECIDO COSSARI </text:p>
            <text:p>ADVDO.(A/S) : FÁBIO CARNEIRO BUENO OLIVEIRA E OUTRO (A/S) </text:p>
            <text:p>AGDO.(A/S) : PARTIDO PROGRESSISTA BRASILEIRO - PPB DE </text:p>
            <text:p> ITAJOBI </text:p>
            <text:p>ADVDO.(A/S) : MARIA LÚCIA ZACCHI E OUTRO (A/S)</text:p>
          </table:table-cell>
          <table:table-cell office:value-type="string" calcext:value-type="string">
            <text:p>O AI 478349-AgR foi objeto dos embargos de declaração rejeitados em 19/10/2004. Número de páginas: (05). Análise:(CSF). Revisão:(ANA). Inclusão: 02/12/04, (SVF). Alteração: 29/08/2019, (CLN).</text:p>
          </table:table-cell>
          <table:table-cell office:value-type="string" calcext:value-type="string">
            <text:p>[]</text:p>
          </table:table-cell>
          <table:table-cell office:value-type="float" office:value="3735" calcext:value-type="float">
            <text:p>3735</text:p>
          </table:table-cell>
        </table:table-row>
        <table:table-row table:style-name="ro2">
          <table:table-cell office:value-type="float" office:value="10172" calcext:value-type="float">
            <text:p>10172</text:p>
          </table:table-cell>
          <table:table-cell office:value-type="string" calcext:value-type="string">
            <text:p>5e32cdded0a3cf555530d270</text:p>
          </table:table-cell>
          <table:table-cell office:value-type="string" calcext:value-type="string">
            <text:p>AGR AI 480519</text:p>
          </table:table-cell>
          <table:table-cell office:value-type="string" calcext:value-type="string">
            <text:p>DJ 18-06-2004 PP-00082 <text:s/>EMENT VOL-02156-07 PP-01271</text:p>
          </table:table-cell>
          <table:table-cell office:value-type="string" calcext:value-type="string">
            <text:p>[]</text:p>
          </table:table-cell>
          <table:table-cell office:value-type="string" calcext:value-type="string">
            <text:p>AGTE.(S) : EMPRESA ENERGÉTICA DE MATO GROSSO DO SUL S/A - ENERSUL </text:p>
            <text:p>ADVDO.(A/S) : LYCURGO LEITE NETO E OUTRO (A/S) </text:p>
            <text:p>AGDO.(A/S) : WOLNEY GIRÃO FARIA </text:p>
            <text:p>ADVDO.(A/S) : LUIZ MANUEL PALMEIRA</text:p>
          </table:table-cell>
          <table:table-cell office:value-type="string" calcext:value-type="string">
            <text:p>O AI 290004-AgR foi objeto de embargos de declaração rejeitados em 14/06/2005. Número de páginas: (05). Análise:(ANA). Inclusão: 25/06/04, (MLR). Alteração: 18/08/05, (MLR). Alteração: 29/08/2019, (CLN).</text:p>
          </table:table-cell>
          <table:table-cell office:value-type="string" calcext:value-type="string">
            <text:p>[]</text:p>
          </table:table-cell>
          <table:table-cell office:value-type="float" office:value="3734" calcext:value-type="float">
            <text:p>3734</text:p>
          </table:table-cell>
        </table:table-row>
        <table:table-row table:style-name="ro2">
          <table:table-cell office:value-type="float" office:value="10176" calcext:value-type="float">
            <text:p>10176</text:p>
          </table:table-cell>
          <table:table-cell office:value-type="string" calcext:value-type="string">
            <text:p>5e32cde6d0a3cf555530d274</text:p>
          </table:table-cell>
          <table:table-cell office:value-type="string" calcext:value-type="string">
            <text:p>AGR AI 466540</text:p>
          </table:table-cell>
          <table:table-cell office:value-type="string" calcext:value-type="string">
            <text:p>DJ 18-06-2004 PP-00081 <text:s/>EMENT VOL-02156-06 PP-01076</text:p>
          </table:table-cell>
          <table:table-cell office:value-type="string" calcext:value-type="string">
            <text:p>[]</text:p>
          </table:table-cell>
          <table:table-cell office:value-type="string" calcext:value-type="string">
            <text:p>AGTE.(S) : MUNICÍPIO DE BELO HORIZONTE </text:p>
            <text:p>ADVDO.(A/S) : DAYSE MARIA ANDRADE ALENCAR </text:p>
            <text:p>AGDO.(A/S) : FUNDAÇÃO FELICE ROSSO </text:p>
            <text:p>ADVDO.(A/S) : ROBERTO CORREA DA SILVA BLESER E OUTRO (A/S)</text:p>
          </table:table-cell>
          <table:table-cell office:value-type="string" calcext:value-type="string">
            <text:p>A AI 466540 AgR foi objeto dos embargos de declaração rejeitados em 28/09/2004. Número de páginas: (06). Análise:(CEL). Revisão:(ANA). Inclusão: 02/07/04, (MLR). Alteração: 16/11/04, (SVF). Alteração: 29/08/2019, (CLN).</text:p>
          </table:table-cell>
          <table:table-cell office:value-type="string" calcext:value-type="string">
            <text:p>[]</text:p>
          </table:table-cell>
          <table:table-cell office:value-type="float" office:value="3728" calcext:value-type="float">
            <text:p>3728</text:p>
          </table:table-cell>
        </table:table-row>
        <table:table-row table:style-name="ro5">
          <table:table-cell office:value-type="float" office:value="10179" calcext:value-type="float">
            <text:p>10179</text:p>
          </table:table-cell>
          <table:table-cell office:value-type="string" calcext:value-type="string">
            <text:p>5e32cde9d0a3cf555530d277</text:p>
          </table:table-cell>
          <table:table-cell office:value-type="string" calcext:value-type="string">
            <text:p>AGR AI 430992</text:p>
          </table:table-cell>
          <table:table-cell office:value-type="string" calcext:value-type="string">
            <text:p>DJ 27-08-2004 PP-00052 <text:s/>EMENT VOL-02161-05 PP-00923</text:p>
          </table:table-cell>
          <table:table-cell office:value-type="string" calcext:value-type="string">
            <text:p>[]</text:p>
          </table:table-cell>
          <table:table-cell office:value-type="string" calcext:value-type="string">
            <text:p>AGTE.(S) : DISTRITO FEDERAL </text:p>
            <text:p>ADVDO(A/S) : PG-DF - MÁRCIO WANDERLEY DE AZEVEDO </text:p>
            <text:p>AGDO.(A/S) : EDUARDO CORREA DA COSTA MAIA</text:p>
          </table:table-cell>
          <table:table-cell office:value-type="string" calcext:value-type="string">
            <text:p>Número de páginas: (05). Análise:(ANA). O AI 448183 AgR foi objeto de embargos de declaração não conhecidos em 11/10/2005. Inclusão: 02/09/04, (JVC). Alteração: 02/03/06, (SVF). Alteração: 10/10/2019, (PDR).</text:p>
          </table:table-cell>
          <table:table-cell office:value-type="string" calcext:value-type="string">
            <text:p>[]</text:p>
          </table:table-cell>
          <table:table-cell office:value-type="float" office:value="3725" calcext:value-type="float">
            <text:p>3725</text:p>
          </table:table-cell>
        </table:table-row>
        <table:table-row table:style-name="ro2">
          <table:table-cell office:value-type="float" office:value="10181" calcext:value-type="float">
            <text:p>10181</text:p>
          </table:table-cell>
          <table:table-cell office:value-type="string" calcext:value-type="string">
            <text:p>5e32cdead0a3cf555530d279</text:p>
          </table:table-cell>
          <table:table-cell office:value-type="string" calcext:value-type="string">
            <text:p>RE 260234</text:p>
          </table:table-cell>
          <table:table-cell office:value-type="string" calcext:value-type="string">
            <text:p>DJ 03-09-2004 PP-00013  EMENT VOL-02162-02 PP-00282</text:p>
            <text:p>             LEXSTF v. 27, n. 313, 2005, p. 283-290</text:p>
          </table:table-cell>
          <table:table-cell office:value-type="string" calcext:value-type="string">
            <text:p>['LEXSTF 313/283']</text:p>
          </table:table-cell>
          <table:table-cell office:value-type="string" calcext:value-type="string">
            <text:p>RECTE. : NELCI ILSI PURPER </text:p>
            <text:p>ADVDOS. : JOÃO BATISTA BERTANI E OUTROS </text:p>
            <text:p>RECDO. : INSTITUTO NACIONAL DO SEGURO SOCIAL - INSS </text:p>
            <text:p>ADVDA. : NEUSA MOURÃO LEITE</text:p>
          </table:table-cell>
          <table:table-cell office:value-type="string" calcext:value-type="string">
            <text:p>- Substituição do Relator de acordo com o art. 38, IV, b, do RISTF. Número de páginas: (12). Análise:(PCC). Revisão:(RCO). Inclusão: 22/03/05, (CSM). Alteração: 25/08/05, (CSM). Alteração: 21/10/2019, (PDR).</text:p>
          </table:table-cell>
          <table:table-cell office:value-type="string" calcext:value-type="string">
            <text:p>[]</text:p>
          </table:table-cell>
          <table:table-cell office:value-type="float" office:value="3723" calcext:value-type="float">
            <text:p>3723</text:p>
          </table:table-cell>
        </table:table-row>
        <table:table-row table:style-name="ro2">
          <table:table-cell office:value-type="float" office:value="10186" calcext:value-type="float">
            <text:p>10186</text:p>
          </table:table-cell>
          <table:table-cell office:value-type="string" calcext:value-type="string">
            <text:p>5e32cdedd0a3cf555530d27e</text:p>
          </table:table-cell>
          <table:table-cell office:value-type="string" calcext:value-type="string">
            <text:p>AGR AI 207672</text:p>
          </table:table-cell>
          <table:table-cell office:value-type="string" calcext:value-type="string">
            <text:p>DJ 25-06-2004 PP-00004 <text:s/>EMENT VOL-02157-03 PP-00447</text:p>
          </table:table-cell>
          <table:table-cell office:value-type="string" calcext:value-type="string">
            <text:p>[]</text:p>
          </table:table-cell>
          <table:table-cell office:value-type="string" calcext:value-type="string">
            <text:p>AGTES. : ODILON ORLANDO PERUCH E OUTROS </text:p>
            <text:p>ADVDOS. : EUGÊNIO CARLOS BARBOZA E OUTROS </text:p>
            <text:p>AGDO. : NOSSA CAIXA NOSSO BANCO S/A </text:p>
            <text:p>ADVDOS. : FERNANDO NEVES DA SILVA E OUTROS</text:p>
          </table:table-cell>
          <table:table-cell office:value-type="string" calcext:value-type="string">
            <text:p>Votação: unânime. Resultado: desprovido. - O AI-207672-AgR foi objeto dos Embargos de Declaração rejeitados em 16/12/2004. Número de páginas: (04). Análise:(CEL). Revisão:(CEL). Inclusão: 14/07/04, (MLR). Alteração: 15/03/05, (MLR). Alteração: 03/09/2019, (PDR).</text:p>
          </table:table-cell>
          <table:table-cell office:value-type="string" calcext:value-type="string">
            <text:p>[]</text:p>
          </table:table-cell>
          <table:table-cell office:value-type="float" office:value="3716" calcext:value-type="float">
            <text:p>3716</text:p>
          </table:table-cell>
        </table:table-row>
        <table:table-row table:style-name="ro2">
          <table:table-cell office:value-type="float" office:value="10206" calcext:value-type="float">
            <text:p>10206</text:p>
          </table:table-cell>
          <table:table-cell office:value-type="string" calcext:value-type="string">
            <text:p>5e32ce01d0a3cf555530d292</text:p>
          </table:table-cell>
          <table:table-cell office:value-type="string" calcext:value-type="string">
            <text:p>AGR RE 414516</text:p>
          </table:table-cell>
          <table:table-cell office:value-type="string" calcext:value-type="string">
            <text:p>DJ 25-06-2004 PP-00047 <text:s/>EMENT VOL-02157-06 PP-01201</text:p>
          </table:table-cell>
          <table:table-cell office:value-type="string" calcext:value-type="string">
            <text:p>[]</text:p>
          </table:table-cell>
          <table:table-cell office:value-type="string" calcext:value-type="string">
            <text:p>AGTE.(S) : ESTADO DO CEARÁ </text:p>
            <text:p>ADVDO.(A/S) : PGE-CE - MARIA LUCIA FIALHO COLARES </text:p>
            <text:p>AGDO.(A/S) : MARIA OCINDA COLARES </text:p>
            <text:p>ADVDO.(A/S) : JOSÉ NUNES RODRIGUES</text:p>
          </table:table-cell>
          <table:table-cell office:value-type="string" calcext:value-type="string">
            <text:p>- O RE 392137 AgR foi objeto de embargos de declaração rejeitados em 31/05/2005. - O AI 515606 AgR foi objeto de embargos de declaração rejeitados em 31/05/2005. Número de páginas: (05). Análise:(CEL). Revisão:(CEL). Inclusão: 15/07/04, (SVF). Alteração: 29/03/06, (NAL). Alteração: 09/09/2019, (PDR).</text:p>
          </table:table-cell>
          <table:table-cell office:value-type="string" calcext:value-type="string">
            <text:p>[]</text:p>
          </table:table-cell>
          <table:table-cell office:value-type="float" office:value="3690" calcext:value-type="float">
            <text:p>3690</text:p>
          </table:table-cell>
        </table:table-row>
        <table:table-row table:style-name="ro2">
          <table:table-cell office:value-type="float" office:value="10215" calcext:value-type="float">
            <text:p>10215</text:p>
          </table:table-cell>
          <table:table-cell office:value-type="string" calcext:value-type="string">
            <text:p>5e32ce0bd0a3cf555530d29b</text:p>
          </table:table-cell>
          <table:table-cell office:value-type="string" calcext:value-type="string">
            <text:p>ED ED AGR RE 350199</text:p>
          </table:table-cell>
          <table:table-cell office:value-type="string" calcext:value-type="string">
            <text:p>DJ 11-06-2004 PP-00012 <text:s/>EMENT VOL-02155-02 PP-00340</text:p>
          </table:table-cell>
          <table:table-cell office:value-type="string" calcext:value-type="string">
            <text:p>[]</text:p>
          </table:table-cell>
          <table:table-cell office:value-type="string" calcext:value-type="string">
            <text:p>EMBTE.(S) : RITA DE SOUSA CARVALHO </text:p>
            <text:p>ADVDO.(A/S) : ELTON CALIXTO E OUTRO (A/S) </text:p>
            <text:p>EMBDO.(A/S) : DISTRITO FEDERAL </text:p>
            <text:p>ADVDO.(A/S) : PGDF - MIGUEL ANGELO FARAGE DE CARVALHO</text:p>
          </table:table-cell>
          <table:table-cell office:value-type="string" calcext:value-type="string">
            <text:p>O RE 255836 AgR ED ED foi objeto de embargos de declaração acolhidos em 16/11/2004. Número de páginas: (05). Análise: (ANA). Inclusão: 18/06/04, (JVC). Alteração: 31/05/05, (SVF). Alteração: 20/08/2019, (CLN).</text:p>
          </table:table-cell>
          <table:table-cell office:value-type="string" calcext:value-type="string">
            <text:p>[]</text:p>
          </table:table-cell>
          <table:table-cell office:value-type="float" office:value="3679" calcext:value-type="float">
            <text:p>3679</text:p>
          </table:table-cell>
        </table:table-row>
        <table:table-row table:style-name="ro6">
          <table:table-cell office:value-type="float" office:value="10236" calcext:value-type="float">
            <text:p>10236</text:p>
          </table:table-cell>
          <table:table-cell office:value-type="string" calcext:value-type="string">
            <text:p>5e32ce1ed0a3cf555530d2b0</text:p>
          </table:table-cell>
          <table:table-cell office:value-type="string" calcext:value-type="string">
            <text:p>AGR AI 449458</text:p>
          </table:table-cell>
          <table:table-cell office:value-type="string" calcext:value-type="string">
            <text:p>DJ 25-06-2004 PP-00019 <text:s/>EMENT VOL-02157-12 PP-02443</text:p>
          </table:table-cell>
          <table:table-cell office:value-type="string" calcext:value-type="string">
            <text:p>[]</text:p>
          </table:table-cell>
          <table:table-cell office:value-type="string" calcext:value-type="string">
            <text:p>AGTE.(S) : DETASA S/A INDÚSTRIA E COMÉRCIO DE AÇO E OUTRO (A/S) </text:p>
            <text:p>ADVDO.(A/S) : MARCELLO ALENCAR DE ARAÚJO E OUTRO (A/S) </text:p>
            <text:p>AGDO.(A/S) : BANCO DO BRASIL S/A </text:p>
            <text:p>ADVDO.(A/S) : RITA CRISTINA DE OLIVEIRA </text:p>
            <text:p>ADVDO.(A/S) : GILBERTO EIFLER MORAES E OUTRO (A/S)</text:p>
          </table:table-cell>
          <table:table-cell office:value-type="string" calcext:value-type="string">
            <text:p>Votação: unânime. Resultado: desprovido. - O AI-482098-AgR foi objeto dos Embargos de Declaração rejeitados em 19/10/2004. Número de páginas: (05). Análise:(CSF). Revisão:(CEL). Inclusão: 12/07/04, (MLR). Alteração: 21/01/05, (MLR). Alteração: 04/09/2019, (PDR).</text:p>
          </table:table-cell>
          <table:table-cell office:value-type="string" calcext:value-type="string">
            <text:p>[]</text:p>
          </table:table-cell>
          <table:table-cell office:value-type="float" office:value="3659" calcext:value-type="float">
            <text:p>3659</text:p>
          </table:table-cell>
        </table:table-row>
        <table:table-row table:style-name="ro7">
          <table:table-cell office:value-type="float" office:value="10246" calcext:value-type="float">
            <text:p>10246</text:p>
          </table:table-cell>
          <table:table-cell office:value-type="string" calcext:value-type="string">
            <text:p>5e32ce2bd0a3cf555530d2ba</text:p>
          </table:table-cell>
          <table:table-cell office:value-type="string" calcext:value-type="string">
            <text:p>HC 83977</text:p>
          </table:table-cell>
          <table:table-cell office:value-type="string" calcext:value-type="string">
            <text:p>DJ 03-09-2004 PP-00012  EMENT VOL-02162-01 PP-00132</text:p>
            <text:p>             LEXSTF v. 27, n. 313, 2005, p. 455-459</text:p>
          </table:table-cell>
          <table:table-cell office:value-type="string" calcext:value-type="string">
            <text:p>['LEXSTF 313/455']</text:p>
          </table:table-cell>
          <table:table-cell office:value-type="string" calcext:value-type="string">
            <text:p>PACTE.(S) : MARCUS VINICIUS TAVARES GAVIÃO </text:p>
            <text:p>IMPTE.(S) : ALTAIR MAGNO GAVIÃO </text:p>
            <text:p>COATOR(A/S)(ES) : PRESIDENTE DO SUPERIOR TRIBUNAL DE JUSTIÇA </text:p>
            <text:p>COATOR(A/S)(ES) : TRIBUNAL DE JUSTIÇA DO ESTADO DO RIO DE </text:p>
            <text:p> JANEIRO </text:p>
            <text:p>COATOR(A/S)(ES) : JUIZ DE DIREITO DA 1ª VARA CRIMINAL DA </text:p>
            <text:p> COMARCA DE BANGU</text:p>
          </table:table-cell>
          <table:table-cell office:value-type="string" calcext:value-type="string">
            <text:p>- Caso "CHACINA PRESÍDIO DE SEGURANÇA MÁXIMA BANGU I". Número de páginas: 10. Análise: 07/12/2004, PCC. Alteração: 21/10/2019, (PDR).</text:p>
          </table:table-cell>
          <table:table-cell office:value-type="string" calcext:value-type="string">
            <text:p>[]</text:p>
          </table:table-cell>
          <table:table-cell office:value-type="float" office:value="3646" calcext:value-type="float">
            <text:p>3646</text:p>
          </table:table-cell>
        </table:table-row>
        <table:table-row table:style-name="ro5">
          <table:table-cell office:value-type="float" office:value="10255" calcext:value-type="float">
            <text:p>10255</text:p>
          </table:table-cell>
          <table:table-cell office:value-type="string" calcext:value-type="string">
            <text:p>5e32ce37d0a3cf555530d2c3</text:p>
          </table:table-cell>
          <table:table-cell office:value-type="string" calcext:value-type="string">
            <text:p>AGR AI 448827</text:p>
          </table:table-cell>
          <table:table-cell office:value-type="string" calcext:value-type="string">
            <text:p>DJ 17-09-2004 PP-00079 <text:s/>EMENT VOL-02164-05 PP-00838</text:p>
          </table:table-cell>
          <table:table-cell office:value-type="string" calcext:value-type="string">
            <text:p>[]</text:p>
          </table:table-cell>
          <table:table-cell office:value-type="string" calcext:value-type="string">
            <text:p>AGTE.(S) : DISTRITO FEDERAL </text:p>
            <text:p>ADVDO.(A/S) : PGDF - KARLA A. DE S. MOTTA </text:p>
            <text:p>AGDO.(A/S) : WALKIRIA BARBOSA DIAS DOS SANTOS</text:p>
          </table:table-cell>
          <table:table-cell office:value-type="string" calcext:value-type="string">
            <text:p>O AI 448827 AgR foi objeto de embargos de declaração não conhecidos em 11/10/2005. Número de páginas: (05). Análise:(ANA). Inclusão: 22/09/04, (SVF). Alteração: 07/12/05, (SVF). Alteração: 05/11/2019, (CLN).</text:p>
          </table:table-cell>
          <table:table-cell office:value-type="string" calcext:value-type="string">
            <text:p>[]</text:p>
          </table:table-cell>
          <table:table-cell office:value-type="float" office:value="3791" calcext:value-type="float">
            <text:p>3791</text:p>
          </table:table-cell>
        </table:table-row>
        <table:table-row table:style-name="ro6">
          <table:table-cell office:value-type="float" office:value="10258" calcext:value-type="float">
            <text:p>10258</text:p>
          </table:table-cell>
          <table:table-cell office:value-type="string" calcext:value-type="string">
            <text:p>5e32ce38d0a3cf555530d2c6</text:p>
          </table:table-cell>
          <table:table-cell office:value-type="string" calcext:value-type="string">
            <text:p>ED AGR RE 387832</text:p>
          </table:table-cell>
          <table:table-cell office:value-type="string" calcext:value-type="string">
            <text:p>DJ 25-06-2004 PP-00053 <text:s/>EMENT VOL-02157-05 PP-00980</text:p>
          </table:table-cell>
          <table:table-cell office:value-type="string" calcext:value-type="string">
            <text:p>[]</text:p>
          </table:table-cell>
          <table:table-cell office:value-type="string" calcext:value-type="string">
            <text:p>EMBTE.(S) : ANTÔNIO DILER MAGALHÃES RIBEIRO </text:p>
            <text:p>ADVDO.(A/S) : SÉRGIO CARNEIRO ROSI E OUTRO (A/S) </text:p>
            <text:p>EMBDO.(A/S) : INSTITUTO DE PREVIDÊNCIA DOS SERVIDORES DO </text:p>
            <text:p> ESTADO DE MINAS GERAIS - IPSEMG </text:p>
            <text:p>ADVDO.(A/S) : ROBERLANE JOSÉ ADALBERTO E OUTRO (A/S)</text:p>
          </table:table-cell>
          <table:table-cell office:value-type="string" calcext:value-type="string">
            <text:p>Votação: unânime. Resultado: rejeitados. - O RE-387832-AgR-ED foi objeto dos Embargos de Declaração rejeitados em 28/09/2004. Número de páginas: (04). Análise:(RDC). Revisão:(). Inclusão: 02/08/04, (MLR). Alteração: 31/01/05, (MLR) Alteração: 09/09/2019, (PDR).</text:p>
          </table:table-cell>
          <table:table-cell office:value-type="string" calcext:value-type="string">
            <text:p>[]</text:p>
          </table:table-cell>
          <table:table-cell office:value-type="float" office:value="3812" calcext:value-type="float">
            <text:p>3812</text:p>
          </table:table-cell>
        </table:table-row>
        <table:table-row table:style-name="ro2">
          <table:table-cell office:value-type="float" office:value="10262" calcext:value-type="float">
            <text:p>10262</text:p>
          </table:table-cell>
          <table:table-cell office:value-type="string" calcext:value-type="string">
            <text:p>5e32ce3cd0a3cf555530d2ca</text:p>
          </table:table-cell>
          <table:table-cell office:value-type="string" calcext:value-type="string">
            <text:p>AGR AI 496387</text:p>
          </table:table-cell>
          <table:table-cell office:value-type="string" calcext:value-type="string">
            <text:p>DJ 25-06-2004 PP-00033 <text:s/>EMENT VOL-02157-19 PP-03673</text:p>
          </table:table-cell>
          <table:table-cell office:value-type="string" calcext:value-type="string">
            <text:p>[]</text:p>
          </table:table-cell>
          <table:table-cell office:value-type="string" calcext:value-type="string">
            <text:p>AGTE.(S) : JOSÉ LEITE ULSON </text:p>
            <text:p>ADVDO.(A/S) : BERNADETTE COVOLAN ULSON </text:p>
            <text:p>AGDO.(A/S) : ALTINO JOSÉ MENGARDA </text:p>
            <text:p>ADVDO.(A/S) : LUIZ CARLOS R. CURVELLO</text:p>
          </table:table-cell>
          <table:table-cell office:value-type="string" calcext:value-type="string">
            <text:p>- O AI-496387-AgR foi objeto de embargos de declaração não conhecidos em 28/06/2005. Número de páginas: (05). Análise:(RDC). Revisão:(CEL). Inclusão: 14/07/04, (MLR). Alteração: 19/09/05, (SVF). Alteração: 05/09/2019, (PDR).</text:p>
          </table:table-cell>
          <table:table-cell office:value-type="string" calcext:value-type="string">
            <text:p>[]</text:p>
          </table:table-cell>
          <table:table-cell office:value-type="float" office:value="3820" calcext:value-type="float">
            <text:p>3820</text:p>
          </table:table-cell>
        </table:table-row>
        <table:table-row table:style-name="ro2">
          <table:table-cell office:value-type="float" office:value="10278" calcext:value-type="float">
            <text:p>10278</text:p>
          </table:table-cell>
          <table:table-cell office:value-type="string" calcext:value-type="string">
            <text:p>5e32ce4ed0a3cf555530d2da</text:p>
          </table:table-cell>
          <table:table-cell office:value-type="string" calcext:value-type="string">
            <text:p>AGR AI 446164</text:p>
          </table:table-cell>
          <table:table-cell office:value-type="string" calcext:value-type="string">
            <text:p>DJ 25-06-2004 PP-00028 <text:s/>EMENT VOL-02157-12 PP-02366</text:p>
          </table:table-cell>
          <table:table-cell office:value-type="string" calcext:value-type="string">
            <text:p>[]</text:p>
          </table:table-cell>
          <table:table-cell office:value-type="string" calcext:value-type="string">
            <text:p>AGTE.(S) : BANCO BOAVISTA INTERATLÂNTICO S/A </text:p>
            <text:p>ADVDO.(A/S) : JOSÉ FRANCISCO PACÓLA E OUTRO (A/S) </text:p>
            <text:p>AGDO.(A/S) : ISAO KUSCHI E OUTRO (A/S) </text:p>
            <text:p>ADVDO.(A/S) : FLÁVIO HENRIQUE COSTA PEREIRA E OUTRO (A/S)</text:p>
          </table:table-cell>
          <table:table-cell office:value-type="string" calcext:value-type="string">
            <text:p>- O AI 446164 AgR foi objeto de embargos de declaração rejeitados em 29/11/2005. Número de páginas: (04). Análise:(CEL). Revisão:(CEL). Inclusão: 14/07/04, (MLR). Alteração: 15/02/06, (NAL). Alteração: 04/09/2019, (PDR).</text:p>
          </table:table-cell>
          <table:table-cell office:value-type="string" calcext:value-type="string">
            <text:p>[]</text:p>
          </table:table-cell>
          <table:table-cell office:value-type="float" office:value="3836" calcext:value-type="float">
            <text:p>3836</text:p>
          </table:table-cell>
        </table:table-row>
        <table:table-row table:style-name="ro5">
          <table:table-cell office:value-type="float" office:value="10295" calcext:value-type="float">
            <text:p>10295</text:p>
          </table:table-cell>
          <table:table-cell office:value-type="string" calcext:value-type="string">
            <text:p>5e32ce5cd0a3cf555530d2eb</text:p>
          </table:table-cell>
          <table:table-cell office:value-type="string" calcext:value-type="string">
            <text:p>HC 83935</text:p>
          </table:table-cell>
          <table:table-cell office:value-type="string" calcext:value-type="string">
            <text:p>DJ 25-06-2004 PP-00043  EMENT VOL-02157-02 PP-00296</text:p>
            <text:p>RTJ   VOL-00191-02 PP-00604</text:p>
          </table:table-cell>
          <table:table-cell office:value-type="string" calcext:value-type="string">
            <text:p>['RTJ 191/604']</text:p>
          </table:table-cell>
          <table:table-cell office:value-type="string" calcext:value-type="string">
            <text:p>PACTE.(S) : TIAGO BARBOSA DE MIRANDA </text:p>
            <text:p>IMPTE.(S) : TEMÍSTOCLES DE MENDONÇA CASTRO </text:p>
            <text:p>COATOR(A/S)(ES) : SUPERIOR TRIBUNAL DE JUSTIÇA</text:p>
          </table:table-cell>
          <table:table-cell office:value-type="string" calcext:value-type="string">
            <text:p>Votação: unânime. Impedido o Min. Marco Aurélio. Resultado: indeferido. Número de páginas: (23). Análise:(JOY). Inclusão: 01/02/2005, (JOY). Alteração: 06/09/2019, (PDR).</text:p>
          </table:table-cell>
          <table:table-cell office:value-type="string" calcext:value-type="string">
            <text:p>[]</text:p>
          </table:table-cell>
          <table:table-cell office:value-type="float" office:value="3810" calcext:value-type="float">
            <text:p>3810</text:p>
          </table:table-cell>
        </table:table-row>
        <table:table-row table:style-name="ro2">
          <table:table-cell office:value-type="float" office:value="10312" calcext:value-type="float">
            <text:p>10312</text:p>
          </table:table-cell>
          <table:table-cell office:value-type="string" calcext:value-type="string">
            <text:p>5e32ce6ed0a3cf555530d2fc</text:p>
          </table:table-cell>
          <table:table-cell office:value-type="string" calcext:value-type="string">
            <text:p>AGR RE 330213</text:p>
          </table:table-cell>
          <table:table-cell office:value-type="string" calcext:value-type="string">
            <text:p>DJ 25-06-2004 PP-00044 <text:s/>EMENT VOL-02157-04 PP-00734</text:p>
          </table:table-cell>
          <table:table-cell office:value-type="string" calcext:value-type="string">
            <text:p>[]</text:p>
          </table:table-cell>
          <table:table-cell office:value-type="string" calcext:value-type="string">
            <text:p>AGTE.(S) : MUNICÍPIO DE PORTO ALEGRE </text:p>
            <text:p>ADVDO.(A/S) : LUÍS MAXIMILIANO LEAL TELESCA MOTA </text:p>
            <text:p>AGDO.(A/S) : CIA. REAL DE DISTRIBUIÇÃO </text:p>
            <text:p>ADVDO.(A/S) : ANA LÚCIA HORN E OUTROS</text:p>
          </table:table-cell>
          <table:table-cell office:value-type="string" calcext:value-type="string">
            <text:p>Votação: unânime. Resultado: desprovido. - O RE-330213-AgR foi objeto de Embargos de Declaração rejeitados em 23/11/2004. Número de páginas: (06). Análise:(CEL). Revisão:(CEL). Inclusão: 16/07/04, (SVF). Alteração: 18/01/05, (CFC). Alteração: 06/09/2019, (PDR).</text:p>
          </table:table-cell>
          <table:table-cell office:value-type="string" calcext:value-type="string">
            <text:p>[]</text:p>
          </table:table-cell>
          <table:table-cell office:value-type="float" office:value="3842" calcext:value-type="float">
            <text:p>3842</text:p>
          </table:table-cell>
        </table:table-row>
        <table:table-row table:style-name="ro5">
          <table:table-cell office:value-type="float" office:value="10321" calcext:value-type="float">
            <text:p>10321</text:p>
          </table:table-cell>
          <table:table-cell office:value-type="string" calcext:value-type="string">
            <text:p>5e32ce78d0a3cf555530d305</text:p>
          </table:table-cell>
          <table:table-cell office:value-type="string" calcext:value-type="string">
            <text:p>HC 83020</text:p>
          </table:table-cell>
          <table:table-cell office:value-type="string" calcext:value-type="string">
            <text:p>DJ 12-11-2004 PP-00036  EMENT VOL-02172-02 PP-00215</text:p>
            <text:p>LEXSTF v. 27, n. 313, 2005, p. 383-402</text:p>
          </table:table-cell>
          <table:table-cell office:value-type="string" calcext:value-type="string">
            <text:p>['LEXSTF 313/383']</text:p>
          </table:table-cell>
          <table:table-cell office:value-type="string" calcext:value-type="string">
            <text:p>PACTE.(S) : PAULO HUMBERTO FERNANDES BIZERRA </text:p>
            <text:p>IMPTE.(S) : ANTÔNIO SÉRGIO ALTIERI DE MORAES PITOMBO </text:p>
            <text:p>COATOR(A/S)(ES) : SUPERIOR TRIBUNAL DE JUSTIÇA</text:p>
          </table:table-cell>
          <table:table-cell office:value-type="string" calcext:value-type="string">
            <text:p>Número de páginas: (30). Análise:(MSA). Inclusão: 16/03/05, (MSA). Alterações: 12/04/05, (MSA). Alteração: 26/04/2010, TBS. Alteração: 22/01/2020, (PDR).</text:p>
          </table:table-cell>
          <table:table-cell office:value-type="string" calcext:value-type="string">
            <text:p>[]</text:p>
          </table:table-cell>
          <table:table-cell office:value-type="float" office:value="3785" calcext:value-type="float">
            <text:p>3785</text:p>
          </table:table-cell>
        </table:table-row>
        <table:table-row table:style-name="ro2">
          <table:table-cell office:value-type="float" office:value="10326" calcext:value-type="float">
            <text:p>10326</text:p>
          </table:table-cell>
          <table:table-cell office:value-type="string" calcext:value-type="string">
            <text:p>5e32ce7ed0a3cf555530d30a</text:p>
          </table:table-cell>
          <table:table-cell office:value-type="string" calcext:value-type="string">
            <text:p>AGR AI 395395</text:p>
          </table:table-cell>
          <table:table-cell office:value-type="string" calcext:value-type="string">
            <text:p>DJ 18-06-2004 PP-00044 <text:s/>EMENT VOL-02156-03 PP-01570</text:p>
          </table:table-cell>
          <table:table-cell office:value-type="string" calcext:value-type="string">
            <text:p>[]</text:p>
          </table:table-cell>
          <table:table-cell office:value-type="string" calcext:value-type="string">
            <text:p>AGTE. : BANCO DO BRASIL S/A </text:p>
            <text:p>ADVDOS. : MARCO AURÉLIO AGUIAR BARRETO E OUTROS </text:p>
            <text:p>AGDOS. : DEUSDEDITI JOSE DA CUNHA E OUTRO </text:p>
            <text:p>ADVDAS. : GISELE NOGUEIRA PARREIRA CARMO E OUTRAS</text:p>
          </table:table-cell>
          <table:table-cell office:value-type="string" calcext:value-type="string">
            <text:p>O AI 395395 AgR foi objeto de embargos de declaração rejeitados em 23/08/2005. Número de páginas: (05). Análise:(ANA). Inclusão: 25/06/04, (MLR). Alteração: 04/10/05, (MLR). Alteração: 29/08/2019, (CLN).</text:p>
          </table:table-cell>
          <table:table-cell office:value-type="string" calcext:value-type="string">
            <text:p>[]</text:p>
          </table:table-cell>
          <table:table-cell office:value-type="float" office:value="3773" calcext:value-type="float">
            <text:p>3773</text:p>
          </table:table-cell>
        </table:table-row>
        <table:table-row table:style-name="ro5">
          <table:table-cell office:value-type="float" office:value="10339" calcext:value-type="float">
            <text:p>10339</text:p>
          </table:table-cell>
          <table:table-cell office:value-type="string" calcext:value-type="string">
            <text:p>5e32ce91d0a3cf555530d317</text:p>
          </table:table-cell>
          <table:table-cell office:value-type="string" calcext:value-type="string">
            <text:p>AGR AI 366984</text:p>
          </table:table-cell>
          <table:table-cell office:value-type="string" calcext:value-type="string">
            <text:p>DJ 25-06-2004 PP-00029 <text:s/>EMENT VOL-02157-05 PP-00890</text:p>
          </table:table-cell>
          <table:table-cell office:value-type="string" calcext:value-type="string">
            <text:p>[]</text:p>
          </table:table-cell>
          <table:table-cell office:value-type="string" calcext:value-type="string">
            <text:p>AGTE. : MARCELO TRISTÃO BARBOSA </text:p>
            <text:p>ADVDOS. : GERALDO AFONSO SANT'ANNA E OUTROS </text:p>
            <text:p>AGDO. : MINISTÉRIO PÚBLICO ESTADUAL</text:p>
          </table:table-cell>
          <table:table-cell office:value-type="string" calcext:value-type="string">
            <text:p>- O AI 462396 AgR foi objeto de embargos de declaração rejeitados em 14/12/2004. - O AI 366984 AgR foi objeto de embargos de declaração rejeitados em 14/12/04. - O AI 492034 AgR foi objeto de embargos de declaração rejeitados em 01/02/2005. - O AI 506359 AgR foi objeto de embargos de declaração rejeitados em 08/03/2005. Número de páginas: (05). Análise:(CSF). Revisão:(CEL). Inclusão: 14/07/04, (SVF). Alteração: 26/09/05, (AAS). Alteração: 04/09/2019, (PDR).</text:p>
          </table:table-cell>
          <table:table-cell office:value-type="string" calcext:value-type="string">
            <text:p>[]</text:p>
          </table:table-cell>
          <table:table-cell office:value-type="float" office:value="3871" calcext:value-type="float">
            <text:p>3871</text:p>
          </table:table-cell>
        </table:table-row>
        <table:table-row table:style-name="ro2">
          <table:table-cell office:value-type="float" office:value="10371" calcext:value-type="float">
            <text:p>10371</text:p>
          </table:table-cell>
          <table:table-cell office:value-type="string" calcext:value-type="string">
            <text:p>5e32ceb0d0a3cf555530d337</text:p>
          </table:table-cell>
          <table:table-cell office:value-type="string" calcext:value-type="string">
            <text:p>ED AGR AI 227408</text:p>
          </table:table-cell>
          <table:table-cell office:value-type="string" calcext:value-type="string">
            <text:p>DJ 25-06-2004 PP-00010 <text:s/>EMENT VOL-02157-03 PP-00461</text:p>
          </table:table-cell>
          <table:table-cell office:value-type="string" calcext:value-type="string">
            <text:p>[]</text:p>
          </table:table-cell>
          <table:table-cell office:value-type="string" calcext:value-type="string">
            <text:p>EMBTE. : CARLOS MARCELO SILVA RODRIGUES </text:p>
            <text:p>ADVDOS. : RAUL CANAL E OUTROS </text:p>
            <text:p>EMBDA. : UNIÃO FEDERAL </text:p>
            <text:p>ADVDO. : ADVOGADO-GERAL DA UNIÃO</text:p>
          </table:table-cell>
          <table:table-cell office:value-type="string" calcext:value-type="string">
            <text:p>- Os AI-478892-AgR-ED foram objeto de embargos de declaração rejeitados em 22/03/2005. Número de páginas: (04). Análise:(RDC). Revisão:(CEL). Inclusão: 12/07/04, (MLR). Alteração: 24/05/05, (MLR). Alteração: 05/09/2019, (PDR).</text:p>
          </table:table-cell>
          <table:table-cell office:value-type="string" calcext:value-type="string">
            <text:p>[]</text:p>
          </table:table-cell>
          <table:table-cell office:value-type="float" office:value="3775" calcext:value-type="float">
            <text:p>3775</text:p>
          </table:table-cell>
        </table:table-row>
        <table:table-row table:style-name="ro6">
          <table:table-cell office:value-type="float" office:value="10383" calcext:value-type="float">
            <text:p>10383</text:p>
          </table:table-cell>
          <table:table-cell office:value-type="string" calcext:value-type="string">
            <text:p>5e32cebdd0a3cf555530d343</text:p>
          </table:table-cell>
          <table:table-cell office:value-type="string" calcext:value-type="string">
            <text:p>AGR RE 214111</text:p>
          </table:table-cell>
          <table:table-cell office:value-type="string" calcext:value-type="string">
            <text:p>DJ 06-08-2004 PP-00029 <text:s/>EMENT VOL-02158-03 PP-00580</text:p>
          </table:table-cell>
          <table:table-cell office:value-type="string" calcext:value-type="string">
            <text:p>[]</text:p>
          </table:table-cell>
          <table:table-cell office:value-type="string" calcext:value-type="string">
            <text:p>AGTES. : OTHONAIDE ELISA HANSEN MARTINS ALMEIDA E </text:p>
            <text:p> OUTROS </text:p>
            <text:p>ADVDOS. : RENATA FIORI PUCCETTI E OUTROS </text:p>
            <text:p>AGTE. : ESTADO DE SÃO PAULO </text:p>
            <text:p>AGDOS. : OS MESMOS</text:p>
          </table:table-cell>
          <table:table-cell office:value-type="string" calcext:value-type="string">
            <text:p>Votação: unânime. Resultado: desprovido. Acórdão ciatdo: RE-199366 (RTJ-186/676). Número de páginas: (07). Análise:(ANA). Revisão:(). Inclusão: 12/08/04, (MLR). Alteração: 19/09/2019, (PDR).</text:p>
          </table:table-cell>
          <table:table-cell office:value-type="string" calcext:value-type="string">
            <text:p>[]</text:p>
          </table:table-cell>
          <table:table-cell office:value-type="float" office:value="3879" calcext:value-type="float">
            <text:p>3879</text:p>
          </table:table-cell>
        </table:table-row>
        <table:table-row table:style-name="ro2">
          <table:table-cell office:value-type="float" office:value="10384" calcext:value-type="float">
            <text:p>10384</text:p>
          </table:table-cell>
          <table:table-cell office:value-type="string" calcext:value-type="string">
            <text:p>5e32cebdd0a3cf555530d344</text:p>
          </table:table-cell>
          <table:table-cell office:value-type="string" calcext:value-type="string">
            <text:p>AGR AI 482345</text:p>
          </table:table-cell>
          <table:table-cell office:value-type="string" calcext:value-type="string">
            <text:p>DJ 25-06-2004 PP-00019 <text:s/>EMENT VOL-02157-15 PP-03028</text:p>
          </table:table-cell>
          <table:table-cell office:value-type="string" calcext:value-type="string">
            <text:p>[]</text:p>
          </table:table-cell>
          <table:table-cell office:value-type="string" calcext:value-type="string">
            <text:p>AGTE.(S) : ESTADO DE SÃO PAULO </text:p>
            <text:p>ADVDO.(A/S) : PGE-SP - PAULA NELLY DIONIGI </text:p>
            <text:p>AGDO.(A/S) : UBIRAJARA KEUTENEDJIAN E OUTRO (A/S) </text:p>
            <text:p>ADVDO.(A/S) : ROBERTO ELIAS CURY E OUTRO (A/S)</text:p>
          </table:table-cell>
          <table:table-cell office:value-type="string" calcext:value-type="string">
            <text:p>- O AI 482345 AgR foi objeto de embargos de declaração rejeitados em 29/06/2005. Número de páginas: (04). Análise:(CSF). Revisão:(CEL). Inclusão: 12/07/04, (MLR). Alteração: 17/10/05, (SVF). Alteração: 04/09/2019, (PDR).</text:p>
          </table:table-cell>
          <table:table-cell office:value-type="string" calcext:value-type="string">
            <text:p>[]</text:p>
          </table:table-cell>
          <table:table-cell office:value-type="float" office:value="3885" calcext:value-type="float">
            <text:p>3885</text:p>
          </table:table-cell>
        </table:table-row>
        <table:table-row table:style-name="ro5">
          <table:table-cell office:value-type="float" office:value="10431" calcext:value-type="float">
            <text:p>10431</text:p>
          </table:table-cell>
          <table:table-cell office:value-type="string" calcext:value-type="string">
            <text:p>5e32cef0d0a3cf555530d373</text:p>
          </table:table-cell>
          <table:table-cell office:value-type="string" calcext:value-type="string">
            <text:p>HC 84120</text:p>
          </table:table-cell>
          <table:table-cell office:value-type="string" calcext:value-type="string">
            <text:p>DJ 20-08-2004 PP-00045 <text:s/>EMENT VOL-02160-02 PP-00254</text:p>
          </table:table-cell>
          <table:table-cell office:value-type="string" calcext:value-type="string">
            <text:p>[]</text:p>
          </table:table-cell>
          <table:table-cell office:value-type="string" calcext:value-type="string">
            <text:p>PACTE.(S) : ZENON FELICIANO PINTO </text:p>
            <text:p>IMPTE.(S) : ROGER GALINO </text:p>
            <text:p>COATOR(A/S)(ES) : SUPERIOR TRIBUNAL DE JUSTIÇA</text:p>
          </table:table-cell>
          <table:table-cell office:value-type="string" calcext:value-type="string">
            <text:p>Votação: por maioria, vencido o Min. Marco Aurélio. Resultado: indeferido. Veja: Informativo do STF-353. Número de páginas: (10). Análise:(PCC). Revisão:(RCO). Inclusão: 14/09/04, (JVC). Alteração: 15/09/04, (JVC). Alteração: 03/10/2019, (PDR).</text:p>
          </table:table-cell>
          <table:table-cell office:value-type="string" calcext:value-type="string">
            <text:p>[]</text:p>
          </table:table-cell>
          <table:table-cell office:value-type="float" office:value="3995" calcext:value-type="float">
            <text:p>3995</text:p>
          </table:table-cell>
        </table:table-row>
        <table:table-row table:style-name="ro6">
          <table:table-cell office:value-type="float" office:value="10451" calcext:value-type="float">
            <text:p>10451</text:p>
          </table:table-cell>
          <table:table-cell office:value-type="string" calcext:value-type="string">
            <text:p>5e32cf07d0a3cf555530d387</text:p>
          </table:table-cell>
          <table:table-cell office:value-type="string" calcext:value-type="string">
            <text:p>AGR AI 470218</text:p>
          </table:table-cell>
          <table:table-cell office:value-type="string" calcext:value-type="string">
            <text:p>DJ 06-08-2004 PP-00043 <text:s/>EMENT VOL-02158-13 PP-02547</text:p>
          </table:table-cell>
          <table:table-cell office:value-type="string" calcext:value-type="string">
            <text:p>[]</text:p>
          </table:table-cell>
          <table:table-cell office:value-type="string" calcext:value-type="string">
            <text:p>AGTE.(S) : INSTITUTO DE ASSISTÊNCIA TÉCNICA E EXTENSÃO </text:p>
            <text:p> RURAL DO ESTADO DO PIAUÍ - EMATER/PI </text:p>
            <text:p>ADVDO.(A/S) : JOÃO EMÍLIO FALCÃO COSTA NETO </text:p>
            <text:p>AGDO.(A/S) : ALBERTO ABRAÃO LOIOLA E OUTRO (A/S) </text:p>
            <text:p>ADVDO.(A/S) : VALMIR DA SILVA LIMA</text:p>
          </table:table-cell>
          <table:table-cell office:value-type="string" calcext:value-type="string">
            <text:p>- O AI 517879 AgR foi objeto de embargos de declaração rejeitados em 12/04/2005. - O AI 434954 AgR foi objeto de embargos de declaração rejeitados em 27/09/2005. Número de páginas: (05). Análise: (CSF). Revisão: (ANA). Inclusão: 17/08/04, (MLR). Alteração: 10/03/06, (MSA). Alteração: 17/09/2019, (PDR).</text:p>
          </table:table-cell>
          <table:table-cell office:value-type="string" calcext:value-type="string">
            <text:p>[]</text:p>
          </table:table-cell>
          <table:table-cell office:value-type="float" office:value="3974" calcext:value-type="float">
            <text:p>3974</text:p>
          </table:table-cell>
        </table:table-row>
        <table:table-row table:style-name="ro5">
          <table:table-cell office:value-type="float" office:value="10452" calcext:value-type="float">
            <text:p>10452</text:p>
          </table:table-cell>
          <table:table-cell office:value-type="string" calcext:value-type="string">
            <text:p>5e32cf07d0a3cf555530d388</text:p>
          </table:table-cell>
          <table:table-cell office:value-type="string" calcext:value-type="string">
            <text:p>ED ED AGR AI 474008</text:p>
          </table:table-cell>
          <table:table-cell office:value-type="string" calcext:value-type="string">
            <text:p>DJ 06-08-2004 PP-00026 <text:s/>EMENT VOL-02158-13 PP-02574</text:p>
          </table:table-cell>
          <table:table-cell office:value-type="string" calcext:value-type="string">
            <text:p>[]</text:p>
          </table:table-cell>
          <table:table-cell office:value-type="string" calcext:value-type="string">
            <text:p>EMBTE.(S) : MARCOS AURÉLIO MARQUES </text:p>
            <text:p>ADVDO.(A/S) : FRANCISCO DE ASSIS PEREIRA E OUTRO (A/S) </text:p>
            <text:p>EMBDO.(A/S) : MINISTÉRIO PÚBLICO FEDERAL</text:p>
          </table:table-cell>
          <table:table-cell office:value-type="string" calcext:value-type="string">
            <text:p>- O AI 474008 AgR foi objeto de embargos de declaração rejeitados em 19/10/2004. Número de páginas: (04). Análise: (CSF). Revisão: (ANA). Inclusão: 26/08/04, (SVF). Alteração: 23/03/06, (NAL). Alteração: 18/09/2019, (PDR).</text:p>
          </table:table-cell>
          <table:table-cell office:value-type="string" calcext:value-type="string">
            <text:p>[]</text:p>
          </table:table-cell>
          <table:table-cell office:value-type="float" office:value="3973" calcext:value-type="float">
            <text:p>3973</text:p>
          </table:table-cell>
        </table:table-row>
        <table:table-row table:style-name="ro6">
          <table:table-cell office:value-type="float" office:value="10483" calcext:value-type="float">
            <text:p>10483</text:p>
          </table:table-cell>
          <table:table-cell office:value-type="string" calcext:value-type="string">
            <text:p>5e32cf2bd0a3cf555530d3a7</text:p>
          </table:table-cell>
          <table:table-cell office:value-type="string" calcext:value-type="string">
            <text:p>AGR AI 497482</text:p>
          </table:table-cell>
          <table:table-cell office:value-type="string" calcext:value-type="string">
            <text:p>DJ 06-08-2004 PP-00045 <text:s/>EMENT VOL-02158-15 PP-03028</text:p>
          </table:table-cell>
          <table:table-cell office:value-type="string" calcext:value-type="string">
            <text:p>[]</text:p>
          </table:table-cell>
          <table:table-cell office:value-type="string" calcext:value-type="string">
            <text:p>AGTE.(S) : FEDERAÇÃO INTERFEDERATIVA DAS COOPERATIVAS DE </text:p>
            <text:p> TRABALHO MÉDICO DO ESTADO DE MINAS GERAIS </text:p>
            <text:p>ADVDO.(A/S) : LILIANE NETO BARROSO E OUTRO (A/S) </text:p>
            <text:p>AGDO.(A/S) : DARCISA ROSELMIRA DE AMORIM FAUSTINO E OUTRO (A/S) </text:p>
            <text:p>ADVDO.(A/S) : MICHELINE XAVIER FAUSTINO</text:p>
          </table:table-cell>
          <table:table-cell office:value-type="string" calcext:value-type="string">
            <text:p>Número de páginas: (06). Análise:(CSF). Revisão:(ANA). Inclusão: 13/08/04, (MLR). Alteração: 21/08/05, (MLR) Alteração: 18/09/2019, (PDR)</text:p>
          </table:table-cell>
          <table:table-cell office:value-type="string" calcext:value-type="string">
            <text:p>[]</text:p>
          </table:table-cell>
          <table:table-cell office:value-type="float" office:value="3955" calcext:value-type="float">
            <text:p>3955</text:p>
          </table:table-cell>
        </table:table-row>
        <table:table-row table:style-name="ro2">
          <table:table-cell office:value-type="float" office:value="10493" calcext:value-type="float">
            <text:p>10493</text:p>
          </table:table-cell>
          <table:table-cell office:value-type="string" calcext:value-type="string">
            <text:p>5e32cf36d0a3cf555530d3b1</text:p>
          </table:table-cell>
          <table:table-cell office:value-type="string" calcext:value-type="string">
            <text:p>AGR AI 331747</text:p>
          </table:table-cell>
          <table:table-cell office:value-type="string" calcext:value-type="string">
            <text:p>DJ 06-08-2004 PP-00021 <text:s/>EMENT VOL-02158-04 PP-00835</text:p>
          </table:table-cell>
          <table:table-cell office:value-type="string" calcext:value-type="string">
            <text:p>[]</text:p>
          </table:table-cell>
          <table:table-cell office:value-type="string" calcext:value-type="string">
            <text:p>AGTE. : CLEMENTE MENDES SOUZA OU CLEMENTE MENDES DE SOUZA </text:p>
            <text:p>ADVDOS. : HÉLIO JOSÉ FIGUEIREDO E OUTRO </text:p>
            <text:p>AGDO. : INSTITUTO NACIONAL DO SEGURO SOCIAL - INSS </text:p>
            <text:p>ADVDA. : WANDA MEYRE SOARES DE CARVALHO</text:p>
          </table:table-cell>
          <table:table-cell office:value-type="string" calcext:value-type="string">
            <text:p>Votação: unânime. Resultado: desprovido. - O AI-331747-AgR foi objeto dos embargos de declaração rejeitados em 21/09/2004. Número de páginas: (04). Análise:(CEL). Revisão:(ANA). Inclusão: 02/09/04, (MLR). Alteração: 24/11/04, (NT). Alteração: 16/09/2019, (PDR).</text:p>
          </table:table-cell>
          <table:table-cell office:value-type="string" calcext:value-type="string">
            <text:p>[]</text:p>
          </table:table-cell>
          <table:table-cell office:value-type="float" office:value="4042" calcext:value-type="float">
            <text:p>4042</text:p>
          </table:table-cell>
        </table:table-row>
        <table:table-row table:style-name="ro2">
          <table:table-cell office:value-type="float" office:value="10502" calcext:value-type="float">
            <text:p>10502</text:p>
          </table:table-cell>
          <table:table-cell office:value-type="string" calcext:value-type="string">
            <text:p>5e32cf41d0a3cf555530d3ba</text:p>
          </table:table-cell>
          <table:table-cell office:value-type="string" calcext:value-type="string">
            <text:p>AGR RE 345574</text:p>
          </table:table-cell>
          <table:table-cell office:value-type="string" calcext:value-type="string">
            <text:p>DJ 13-08-2004 PP-00279 <text:s/>EMENT VOL-02159-02 PP-00208</text:p>
          </table:table-cell>
          <table:table-cell office:value-type="string" calcext:value-type="string">
            <text:p>[]</text:p>
          </table:table-cell>
          <table:table-cell office:value-type="string" calcext:value-type="string">
            <text:p>AGTE.(S) : LIANE LEVY </text:p>
            <text:p>ADVDO.(A/S) : OSVALDO FLAVIO DEGRAZIA E OUTRO (A/S) </text:p>
            <text:p>AGDO.(A/S) : COMPANHIA CERVEJARIA BRAHMA S/A </text:p>
            <text:p>ADVDO.(A/S) : RENATO PEREIRA DE FREITAS E OUTRO (A/S)</text:p>
          </table:table-cell>
          <table:table-cell office:value-type="string" calcext:value-type="string">
            <text:p>Votação: unânime. Resultado: desprovido. - O RE-345574-AgR foi objeto dos Embargos de Declaração rejeitados em 09/11/2004. Número de páginas: (15). Análise:(RDC). Revisão:(ANA). Inclusão: 26/08/04, (MLR). Alteração: 05/01/05, (MLR). Alteração: 27/09/2019, (PDR).</text:p>
          </table:table-cell>
          <table:table-cell office:value-type="string" calcext:value-type="string">
            <text:p>[]</text:p>
          </table:table-cell>
          <table:table-cell office:value-type="float" office:value="4112" calcext:value-type="float">
            <text:p>4112</text:p>
          </table:table-cell>
        </table:table-row>
        <table:table-row table:style-name="ro6">
          <table:table-cell office:value-type="float" office:value="10530" calcext:value-type="float">
            <text:p>10530</text:p>
          </table:table-cell>
          <table:table-cell office:value-type="string" calcext:value-type="string">
            <text:p>5e32cf5cd0a3cf555530d3d6</text:p>
          </table:table-cell>
          <table:table-cell office:value-type="string" calcext:value-type="string">
            <text:p>RCL 2576</text:p>
          </table:table-cell>
          <table:table-cell office:value-type="string" calcext:value-type="string">
            <text:p>DJ 20-08-2004 PP-00046  EMENT VOL-02160-01 PP-00105</text:p>
            <text:p>             RTJ VOL-00193-01 PP-00103</text:p>
          </table:table-cell>
          <table:table-cell office:value-type="string" calcext:value-type="string">
            <text:p>['RTJ 193/103']</text:p>
          </table:table-cell>
          <table:table-cell office:value-type="string" calcext:value-type="string">
            <text:p>RECLTE.(S) : SINDIAFRE - SINDICATO DOS AUDITORES FISCAIS DA RECEITA </text:p>
            <text:p> ESTADUAL DO ESTADO DE SANTA CATARINA </text:p>
            <text:p>ADVDO.(A/S) : ANA FLORA WINCKLER </text:p>
            <text:p>RECLDO.(A/S : GERENTE DE RECURSOS HUMANOS DA SECRETARIA DE </text:p>
            <text:p> ESTADO DA FAZENDA DO ESTADO DE SANTA CATARINA</text:p>
          </table:table-cell>
          <table:table-cell office:value-type="string" calcext:value-type="string">
            <text:p>Votação: por maioria, vencido o Min. Marco Aurélio. Resultado: procedente. Acórdãos ciatdos: ADI-711-QO, ADI-2335 (RTJ-188/105) Veja: Informativo do STF-353. Número de páginas: (06). Análise:(PCC). Revisão:(JBM). Inclusão: 19/01/05, (MLR). Alteração: 26/01/05, (MLR). Alteração: 03/10/2019, (PDR).</text:p>
          </table:table-cell>
          <table:table-cell office:value-type="string" calcext:value-type="string">
            <text:p>[]</text:p>
          </table:table-cell>
          <table:table-cell office:value-type="float" office:value="4077" calcext:value-type="float">
            <text:p>4077</text:p>
          </table:table-cell>
        </table:table-row>
        <table:table-row table:style-name="ro2">
          <table:table-cell office:value-type="float" office:value="10567" calcext:value-type="float">
            <text:p>10567</text:p>
          </table:table-cell>
          <table:table-cell office:value-type="string" calcext:value-type="string">
            <text:p>5e32cf80d0a3cf555530d3fb</text:p>
          </table:table-cell>
          <table:table-cell office:value-type="string" calcext:value-type="string">
            <text:p>HC 83910</text:p>
          </table:table-cell>
          <table:table-cell office:value-type="string" calcext:value-type="string">
            <text:p>DJ 27-08-2004 PP-00074 <text:s/>EMENT VOL-02161-02 PP-00201</text:p>
          </table:table-cell>
          <table:table-cell office:value-type="string" calcext:value-type="string">
            <text:p>[]</text:p>
          </table:table-cell>
          <table:table-cell office:value-type="string" calcext:value-type="string">
            <text:p>PACTE.(S) : MARCELO DE SOUSA DA SILVA OU MARCELO SOUZA DA </text:p>
            <text:p> SILVA OU MARCELO DE SOUZA SILVA </text:p>
            <text:p>IMPTE.(S) : MARCELO DE SOUSA DA SILVA </text:p>
            <text:p>COATOR(A/S)(ES) : SUPERIOR TRIBUNAL DE JUSTIÇA</text:p>
          </table:table-cell>
          <table:table-cell office:value-type="string" calcext:value-type="string">
            <text:p>Votação: por maioria, vencido o Min. Marco Aurélio. Resultado: deferido, em parte, para devolver ao juízo da execução, a unificação da pena, cabendo-lhe decidir sobre ser, ou não, o caso de aplicação do parágrafo único do art. 71 do Código Penal e decidir quanto à situação dos co-réus. Número de páginas: (08). Análise:(PCC). Revisão:(RCO). Inclusão: 17/03/05, (CSM). Alteração: 02/03/06, (SVF). Alteração: 11/10/2019, (PDR).</text:p>
          </table:table-cell>
          <table:table-cell office:value-type="string" calcext:value-type="string">
            <text:p>[]</text:p>
          </table:table-cell>
          <table:table-cell office:value-type="float" office:value="4034" calcext:value-type="float">
            <text:p>4034</text:p>
          </table:table-cell>
        </table:table-row>
        <table:table-row table:style-name="ro2">
          <table:table-cell office:value-type="float" office:value="10573" calcext:value-type="float">
            <text:p>10573</text:p>
          </table:table-cell>
          <table:table-cell office:value-type="string" calcext:value-type="string">
            <text:p>5e32cf85d0a3cf555530d401</text:p>
          </table:table-cell>
          <table:table-cell office:value-type="string" calcext:value-type="string">
            <text:p>AGR AI 226690</text:p>
          </table:table-cell>
          <table:table-cell office:value-type="string" calcext:value-type="string">
            <text:p>DJ 06-08-2004 PP-00019 <text:s/>EMENT VOL-02158-04 PP-00644</text:p>
          </table:table-cell>
          <table:table-cell office:value-type="string" calcext:value-type="string">
            <text:p>[]</text:p>
          </table:table-cell>
          <table:table-cell office:value-type="string" calcext:value-type="string">
            <text:p>AGTE. : VOLKSWAGEN DO BRASIL LTDA </text:p>
            <text:p>ADVDO.(A/S) : CARLA RODRIGUES DA CUNHA LÔBO E OUTRO (A/S) </text:p>
            <text:p>AGDOS. : LUIZ ROBERTO GONÇALVES E OUTRO (A/S) </text:p>
            <text:p>ADVDO. : PEDRO DOS SANTOS FILHO</text:p>
          </table:table-cell>
          <table:table-cell office:value-type="string" calcext:value-type="string">
            <text:p>- Os AI 543738 AgR e AI 543897 AgR foram objeto de embargos de declaração rejeitados em 27/09/2005. Número de páginas: (05). Análise:(RDC). Revisão:(ANA). Inclusão: 13/08/04, (MLR). Alteração: 11/01/06, (AGS). Alteração: 16/09/2019, (PDR).</text:p>
          </table:table-cell>
          <table:table-cell office:value-type="string" calcext:value-type="string">
            <text:p>[]</text:p>
          </table:table-cell>
          <table:table-cell office:value-type="float" office:value="4027" calcext:value-type="float">
            <text:p>4027</text:p>
          </table:table-cell>
        </table:table-row>
        <table:table-row table:style-name="ro2">
          <table:table-cell office:value-type="float" office:value="10580" calcext:value-type="float">
            <text:p>10580</text:p>
          </table:table-cell>
          <table:table-cell office:value-type="string" calcext:value-type="string">
            <text:p>5e32cf93d0a3cf555530d408</text:p>
          </table:table-cell>
          <table:table-cell office:value-type="string" calcext:value-type="string">
            <text:p>AGR AI 299261</text:p>
          </table:table-cell>
          <table:table-cell office:value-type="string" calcext:value-type="string">
            <text:p>DJ 06-08-2004 PP-00021 <text:s/>EMENT VOL-02158-04 PP-00768</text:p>
          </table:table-cell>
          <table:table-cell office:value-type="string" calcext:value-type="string">
            <text:p>[]</text:p>
          </table:table-cell>
          <table:table-cell office:value-type="string" calcext:value-type="string">
            <text:p>AGTE. : ISDRALIT - INDÚSTRIA E COMÉRCIO LTDA - GRUPO ISDRA </text:p>
            <text:p>ADVDO. (A/S) : JULIO ASSIS GEHLEN E OUTROS </text:p>
            <text:p>AGDO. (A/S) : INSTITUTO NACIONAL DO SEGURO SOCIAL - INSS </text:p>
            <text:p>ADVDO. (A/S) : NEUSA MOURÃO LEITE</text:p>
          </table:table-cell>
          <table:table-cell office:value-type="string" calcext:value-type="string">
            <text:p>- O AI 485192 AgR foi objeto de embargos de declaração rejeitados em 09/08/2005. Número de páginas: (05). Análise:(CEL). Revisão:(ANA). Inclusão: 19/08/04, (SVF). Alteração: 21/09/05, (SVF). Alteração: 16/09/2019, (PDR).</text:p>
          </table:table-cell>
          <table:table-cell office:value-type="string" calcext:value-type="string">
            <text:p>[]</text:p>
          </table:table-cell>
          <table:table-cell office:value-type="float" office:value="4024" calcext:value-type="float">
            <text:p>4024</text:p>
          </table:table-cell>
        </table:table-row>
        <table:table-row table:style-name="ro2">
          <table:table-cell office:value-type="float" office:value="10617" calcext:value-type="float">
            <text:p>10617</text:p>
          </table:table-cell>
          <table:table-cell office:value-type="string" calcext:value-type="string">
            <text:p>5e32cfbad0a3cf555530d42d</text:p>
          </table:table-cell>
          <table:table-cell office:value-type="string" calcext:value-type="string">
            <text:p>AGR AI 496987</text:p>
          </table:table-cell>
          <table:table-cell office:value-type="string" calcext:value-type="string">
            <text:p>DJ 06-08-2004 PP-00045 <text:s/>EMENT VOL-02158-15 PP-03024</text:p>
          </table:table-cell>
          <table:table-cell office:value-type="string" calcext:value-type="string">
            <text:p>[]</text:p>
          </table:table-cell>
          <table:table-cell office:value-type="string" calcext:value-type="string">
            <text:p>AGTE.(S) : CAIXA ECONÔMICA FEDERAL </text:p>
            <text:p>ADVDO.(A/S) : FERNANDA CARRIJO BATISTA E SANTOS E OUTRO (A/S) </text:p>
            <text:p>AGDO.(A/S) : ANTONIO FLAVIO MAXIMIANO DOS SANTOS E OUTRO (A/S) </text:p>
            <text:p>ADVDO.(A/S) : DURCIRENE MONTEIRO MENDES</text:p>
          </table:table-cell>
          <table:table-cell office:value-type="string" calcext:value-type="string">
            <text:p>Votação: unânime. Resultado: desprovido. Número de páginas: (04). Análise:(CSF). Revisão:(ANA). Inclusão: 13/08/04, (MLR). Alteração: 08/09/04, (MLR). Alteração: 18/09/2019, (PDR)</text:p>
          </table:table-cell>
          <table:table-cell office:value-type="string" calcext:value-type="string">
            <text:p>[]</text:p>
          </table:table-cell>
          <table:table-cell office:value-type="float" office:value="4173" calcext:value-type="float">
            <text:p>4173</text:p>
          </table:table-cell>
        </table:table-row>
        <table:table-row table:style-name="ro2">
          <table:table-cell office:value-type="float" office:value="10656" calcext:value-type="float">
            <text:p>10656</text:p>
          </table:table-cell>
          <table:table-cell office:value-type="string" calcext:value-type="string">
            <text:p>5e32cfdfd0a3cf555530d454</text:p>
          </table:table-cell>
          <table:table-cell office:value-type="string" calcext:value-type="string">
            <text:p>AGR AI 450023</text:p>
          </table:table-cell>
          <table:table-cell office:value-type="string" calcext:value-type="string">
            <text:p>DJ 13-08-2004 PP-00285 <text:s/>EMENT VOL-02159-05 PP-00838</text:p>
          </table:table-cell>
          <table:table-cell office:value-type="string" calcext:value-type="string">
            <text:p>[]</text:p>
          </table:table-cell>
          <table:table-cell office:value-type="string" calcext:value-type="string">
            <text:p>AGTE.(S) : UNIÃO </text:p>
            <text:p>ADVDO.(A/S) : ADVOGADO-GERAL DA UNIÃO </text:p>
            <text:p>AGDO.(A/S) : MÁRIO CESAR DE PAIVA PINHEIRO </text:p>
            <text:p>ADVDO.(A/S) : RUBENS CEZAR DE MOURA LIMA E OUTRO (A/S)</text:p>
          </table:table-cell>
          <table:table-cell office:value-type="string" calcext:value-type="string">
            <text:p>- O AI-465707-AgR foi objeto de Embargos de Declaração rejeitados em 09/11/2004. Número de páginas: (05). Análise:(ANA). Inclusão: 02/09/04, (CFC). Alteração: 08/03/06, (CRE). Alteração: 26/09/2019, (PDR).</text:p>
          </table:table-cell>
          <table:table-cell office:value-type="string" calcext:value-type="string">
            <text:p>[]</text:p>
          </table:table-cell>
          <table:table-cell office:value-type="float" office:value="4125" calcext:value-type="float">
            <text:p>4125</text:p>
          </table:table-cell>
        </table:table-row>
        <table:table-row table:style-name="ro7">
          <table:table-cell office:value-type="float" office:value="10671" calcext:value-type="float">
            <text:p>10671</text:p>
          </table:table-cell>
          <table:table-cell office:value-type="string" calcext:value-type="string">
            <text:p>5e32cff5d0a3cf555530d463</text:p>
          </table:table-cell>
          <table:table-cell office:value-type="string" calcext:value-type="string">
            <text:p>AGR AI 454441</text:p>
          </table:table-cell>
          <table:table-cell office:value-type="string" calcext:value-type="string">
            <text:p>DJ 03-09-2004 PP-00027 <text:s/>EMENT VOL-02162-06 PP-01195</text:p>
          </table:table-cell>
          <table:table-cell office:value-type="string" calcext:value-type="string">
            <text:p>[]</text:p>
          </table:table-cell>
          <table:table-cell office:value-type="string" calcext:value-type="string">
            <text:p>AGTE.(S) : REDE FERROVIÁRIA FEDERAL S/A - RFFSA (EM </text:p>
            <text:p> LIQUIDAÇÃO) </text:p>
            <text:p>ADVDO.(A/S) : GUSTAVO ANDÈRE CRUZ E OUTRO (A/S) </text:p>
            <text:p>AGDO.(A/S) : JOÃO JOSÉ DA SILVA </text:p>
            <text:p>ADVDO.(A/S) : SÔNIA APARECIDA LIMA SANTIAGO F. MORAES E OUTRO (A/S) </text:p>
            <text:p>INTDO.(A/S) : ESTADO DE SÃO PAULO </text:p>
            <text:p>ADVDO.(A/S) : PGE-SP - RENATO KENJI HIGA</text:p>
          </table:table-cell>
          <table:table-cell office:value-type="string" calcext:value-type="string">
            <text:p>- O AI 458565 AgR foi objeto de embargos de declaração recebidos em 24/05/2005. Número de páginas: (04). Análise:(CSF). Revisão:(ANA). Inclusão: 09/09/04, (SVF). Alteração: 19/09/05, (MLR). Alteração: 18/10/2019, (PDR).</text:p>
          </table:table-cell>
          <table:table-cell office:value-type="string" calcext:value-type="string">
            <text:p>[]</text:p>
          </table:table-cell>
          <table:table-cell office:value-type="float" office:value="4220" calcext:value-type="float">
            <text:p>4220</text:p>
          </table:table-cell>
        </table:table-row>
        <table:table-row table:style-name="ro3">
          <table:table-cell office:value-type="float" office:value="10687" calcext:value-type="float">
            <text:p>10687</text:p>
          </table:table-cell>
          <table:table-cell office:value-type="string" calcext:value-type="string">
            <text:p>5e32d005d0a3cf555530d473</text:p>
          </table:table-cell>
          <table:table-cell office:value-type="string" calcext:value-type="string">
            <text:p>AGR RE 225724</text:p>
          </table:table-cell>
          <table:table-cell office:value-type="string" calcext:value-type="string">
            <text:p>DJ 20-08-2004 PP-00047 <text:s/>EMENT VOL-02160-02 PP-00372</text:p>
          </table:table-cell>
          <table:table-cell office:value-type="string" calcext:value-type="string">
            <text:p>[]</text:p>
          </table:table-cell>
          <table:table-cell office:value-type="string" calcext:value-type="string">
            <text:p>AGTE.(S) : ESTADO DO PIAUÍ </text:p>
            <text:p>ADVDO. :PGE-PI - JOÃO EMILIO FALCÃO COSTA NETO </text:p>
            <text:p>AGDO.(A/S) : SINDICATO DOS POLICIAIS CIVIS PENITENCIÁRIOS </text:p>
            <text:p> E SERVIDORES DA SECRETARIA DA JUSTIÇA E DA CIDADANIA </text:p>
            <text:p> DO ESTADO DO PIAUÍ - SINPOLJUSPI </text:p>
            <text:p>ADVDOS. : WALTER HENRIQUE SIQUEIRA SOUSA E OUTRO</text:p>
          </table:table-cell>
          <table:table-cell office:value-type="string" calcext:value-type="string">
            <text:p>Votação: unânime. Resultado: desprovido. RE-195884-ED, RE-199182, RE-225469, RE-271773-ED, RE-295722. Número de páginas: (05). Análise:(RDC). Revisão:(ANA). Inclusão: 20/09/04, (CFC). Alteração: 21/09/04, (NT). Alteração: 03/10/2019, (PDR).</text:p>
          </table:table-cell>
          <table:table-cell office:value-type="string" calcext:value-type="string">
            <text:p>[]</text:p>
          </table:table-cell>
          <table:table-cell office:value-type="float" office:value="4301" calcext:value-type="float">
            <text:p>4301</text:p>
          </table:table-cell>
        </table:table-row>
        <table:table-row table:style-name="ro2">
          <table:table-cell office:value-type="float" office:value="10709" calcext:value-type="float">
            <text:p>10709</text:p>
          </table:table-cell>
          <table:table-cell office:value-type="string" calcext:value-type="string">
            <text:p>5e32d018d0a3cf555530d489</text:p>
          </table:table-cell>
          <table:table-cell office:value-type="string" calcext:value-type="string">
            <text:p>AGR AI 495833</text:p>
          </table:table-cell>
          <table:table-cell office:value-type="string" calcext:value-type="string">
            <text:p>DJ 03-09-2004 PP-00022 <text:s/>EMENT VOL-02162-08 PP-01581</text:p>
          </table:table-cell>
          <table:table-cell office:value-type="string" calcext:value-type="string">
            <text:p>[]</text:p>
          </table:table-cell>
          <table:table-cell office:value-type="string" calcext:value-type="string">
            <text:p>AGTE.(S) : ALAÍDE MARIA LAUERMANN E OUTRO (A/S) </text:p>
            <text:p>ADVDO.(A/S) : BEATRIZ VERÍSSIMO DE SENA E OUTRO (A/S) </text:p>
            <text:p>AGDO.(A/S) : UNIÃO </text:p>
            <text:p>ADVDO.(A/S) : ADVOGADO-GERAL DA UNIÃO</text:p>
          </table:table-cell>
          <table:table-cell office:value-type="string" calcext:value-type="string">
            <text:p>- O AI 495833 AgR foi objeto de embargos de declaração rejeitados em 05/10/2004. Número de páginas: (05). Análise:(CEL). Inclusão: 14/09/04, (SVF). Alteração: 06/02/06, (MLR). Alteração: 21/10/2019, (PDR).</text:p>
          </table:table-cell>
          <table:table-cell office:value-type="string" calcext:value-type="string">
            <text:p>[]</text:p>
          </table:table-cell>
          <table:table-cell office:value-type="float" office:value="4286" calcext:value-type="float">
            <text:p>4286</text:p>
          </table:table-cell>
        </table:table-row>
        <table:table-row table:style-name="ro3">
          <table:table-cell office:value-type="float" office:value="10711" calcext:value-type="float">
            <text:p>10711</text:p>
          </table:table-cell>
          <table:table-cell office:value-type="string" calcext:value-type="string">
            <text:p>5e32d019d0a3cf555530d48b</text:p>
          </table:table-cell>
          <table:table-cell office:value-type="string" calcext:value-type="string">
            <text:p>AGR AI 437123</text:p>
          </table:table-cell>
          <table:table-cell office:value-type="string" calcext:value-type="string">
            <text:p>DJ 27-08-2004 PP-00057 <text:s/>EMENT VOL-02161-05 PP-00943</text:p>
          </table:table-cell>
          <table:table-cell office:value-type="string" calcext:value-type="string">
            <text:p>[]</text:p>
          </table:table-cell>
          <table:table-cell office:value-type="string" calcext:value-type="string">
            <text:p>AGTE.(S) : SINDICATO DOS VENDEDORES DE JORNAIS E </text:p>
            <text:p> REVISTAS E EMPREGADOS EM EMPRESAS DISTRIBUIDORAS </text:p>
            <text:p> DE JORNAIS E REVISTAS DO ESTADO DA BAHIA </text:p>
            <text:p>ADVDO.(A/S) : HÉLIO MARIANO RIBEIRO DE SANTANA </text:p>
            <text:p>AGDO.(A/S) : DISTRIBUIDORA CASTRO ALVES DE PUBLICAÇÕES LTDA </text:p>
            <text:p>ADVDO.(A/S) : AURÉLIO PIRES E OUTRO (A/S)</text:p>
          </table:table-cell>
          <table:table-cell office:value-type="string" calcext:value-type="string">
            <text:p>Votação: unânime. Resultado: desprovido. - O AI 437123 AgR foi objeto de embargos de declaração rejeitados em 29/11/2005. Número de páginas: (04). Análise:(RDC). Revisão:(ANA). Inclusão: 06/09/04, (SVF). Alteração: 16/02/06, (NAL). Alteração: 10/10/2019, (PDR).</text:p>
          </table:table-cell>
          <table:table-cell office:value-type="string" calcext:value-type="string">
            <text:p>[]</text:p>
          </table:table-cell>
          <table:table-cell office:value-type="float" office:value="4284" calcext:value-type="float">
            <text:p>4284</text:p>
          </table:table-cell>
        </table:table-row>
        <table:table-row table:style-name="ro9">
          <table:table-cell office:value-type="float" office:value="10734" calcext:value-type="float">
            <text:p>10734</text:p>
          </table:table-cell>
          <table:table-cell office:value-type="string" calcext:value-type="string">
            <text:p>5e32d033d0a3cf555530d4a2</text:p>
          </table:table-cell>
          <table:table-cell office:value-type="string" calcext:value-type="string">
            <text:p>AGR AI 505776</text:p>
          </table:table-cell>
          <table:table-cell office:value-type="string" calcext:value-type="string">
            <text:p>DJ 27-08-2004 PP-00060 <text:s/>EMENT VOL-02161-09 PP-01789</text:p>
          </table:table-cell>
          <table:table-cell office:value-type="string" calcext:value-type="string">
            <text:p>[]</text:p>
          </table:table-cell>
          <table:table-cell office:value-type="string" calcext:value-type="string">
            <text:p>AGTE.(S) : LUIZ AUGUSTO LIMA VIEIRA DA ROCHA - </text:p>
            <text:p> ASSISTENTE DE ACUSAÇÃO </text:p>
            <text:p>ADVDO.(A/S) : JOANA D'ARC MORAIS </text:p>
            <text:p>AGDO.(A/S) : ROBERTO DE LORENZI FILHO </text:p>
            <text:p>AGDO.(A/S) : CARLOS DA SILVA MOREIRA </text:p>
            <text:p>AGDO.(A/S) : PAULO SALLES E ALMEIDA </text:p>
            <text:p>AGDO.(A/S) : SÉRGIO RODRIGUES CANELLAS </text:p>
            <text:p>ADVDO.(A/S) : VILMAR JOSÉ ARRABAL DE CARVALHO E OUTRO (A/S)</text:p>
          </table:table-cell>
          <table:table-cell office:value-type="string" calcext:value-type="string">
            <text:p>Votação: unânime. Resultado: desprovido. - O AI-505776-AgR foi objeto de Embargos de Declaração rejeitados em 15/02/2005. Número de páginas: (04). Análise:(RDC). Revisão:(ANA). Inclusão: 06/09/04, (SVF). Inclusão: 12/05/04, (CSM). Alteração: 11/10/2019, (PDR).</text:p>
          </table:table-cell>
          <table:table-cell office:value-type="string" calcext:value-type="string">
            <text:p>[]</text:p>
          </table:table-cell>
          <table:table-cell office:value-type="float" office:value="4253" calcext:value-type="float">
            <text:p>4253</text:p>
          </table:table-cell>
        </table:table-row>
        <table:table-row table:style-name="ro2">
          <table:table-cell office:value-type="float" office:value="10745" calcext:value-type="float">
            <text:p>10745</text:p>
          </table:table-cell>
          <table:table-cell office:value-type="string" calcext:value-type="string">
            <text:p>5e32d03fd0a3cf555530d4ad</text:p>
          </table:table-cell>
          <table:table-cell office:value-type="string" calcext:value-type="string">
            <text:p>AGR AI 231247</text:p>
          </table:table-cell>
          <table:table-cell office:value-type="string" calcext:value-type="string">
            <text:p>DJ 13-08-2004 PP-00255 <text:s/>EMENT VOL-02159-01 PP-00079</text:p>
          </table:table-cell>
          <table:table-cell office:value-type="string" calcext:value-type="string">
            <text:p>[]</text:p>
          </table:table-cell>
          <table:table-cell office:value-type="string" calcext:value-type="string">
            <text:p>AGTE. : ESTADO DE SANTA CATARINA </text:p>
            <text:p>ADVDO. : PGE-SC - LORENO WEISSHEIMER </text:p>
            <text:p>AGDOS. : ODILON FURTADO FILHO E OUTROS </text:p>
            <text:p>ADVDOS. : RICARDO AUGUSTO FERRO HALLA E OUTROS</text:p>
          </table:table-cell>
          <table:table-cell office:value-type="string" calcext:value-type="string">
            <text:p>- O AI-399915-AgR foi objeto de embargos de declaração rejeitados em 15/02/2005. Número de páginas: (04). Análise:(CSF). Revisão:(). Inclusão: 23/08/04, (CFC). Alteração: 17/05/05, (CSM). Alteração: 26/09/2019, (PDR).</text:p>
          </table:table-cell>
          <table:table-cell office:value-type="string" calcext:value-type="string">
            <text:p>[]</text:p>
          </table:table-cell>
          <table:table-cell office:value-type="float" office:value="4236" calcext:value-type="float">
            <text:p>4236</text:p>
          </table:table-cell>
        </table:table-row>
        <table:table-row table:style-name="ro6">
          <table:table-cell office:value-type="float" office:value="10770" calcext:value-type="float">
            <text:p>10770</text:p>
          </table:table-cell>
          <table:table-cell office:value-type="string" calcext:value-type="string">
            <text:p>5e32d057d0a3cf555530d4c6</text:p>
          </table:table-cell>
          <table:table-cell office:value-type="string" calcext:value-type="string">
            <text:p>AGR AI 501605</text:p>
          </table:table-cell>
          <table:table-cell office:value-type="string" calcext:value-type="string">
            <text:p>DJ 13-08-2004 PP-00276 <text:s/>EMENT VOL-02159-08 PP-01484</text:p>
          </table:table-cell>
          <table:table-cell office:value-type="string" calcext:value-type="string">
            <text:p>[]</text:p>
          </table:table-cell>
          <table:table-cell office:value-type="string" calcext:value-type="string">
            <text:p>AGTE.(S) : S.E.R.R.A. SOCIEDADE PRÓ-EDUCAÇÃO, RESGATE E </text:p>
            <text:p> RECUPERAÇÃO AMBIENTAL </text:p>
            <text:p>ADVDO.(A/S) : LUIZ CARLOS WAISMAN FLEITLICH E OUTRO (A/S) </text:p>
            <text:p>AGDO.(A/S) : PAULO ROBERTO GARCIA </text:p>
            <text:p>ADVDO.(A/S) : RENATA DRUMOND VENTURA</text:p>
          </table:table-cell>
          <table:table-cell office:value-type="string" calcext:value-type="string">
            <text:p>- O AI 501605 AgR-ED foi objeto de embargos de declaração rejeitados em 11/10/2005. Número de páginas: (04). Análise:(CEL). Revisão:(ANA). Inclusão: 26/08/04, (SVF). Alteração: 10/11/05, (SVF). Alteração: 27/09/2019, (PDR).</text:p>
          </table:table-cell>
          <table:table-cell office:value-type="string" calcext:value-type="string">
            <text:p>[]</text:p>
          </table:table-cell>
          <table:table-cell office:value-type="float" office:value="4205" calcext:value-type="float">
            <text:p>4205</text:p>
          </table:table-cell>
        </table:table-row>
        <table:table-row table:style-name="ro2">
          <table:table-cell office:value-type="float" office:value="10816" calcext:value-type="float">
            <text:p>10816</text:p>
          </table:table-cell>
          <table:table-cell office:value-type="string" calcext:value-type="string">
            <text:p>5e32d088d0a3cf555530d4f4</text:p>
          </table:table-cell>
          <table:table-cell office:value-type="string" calcext:value-type="string">
            <text:p>AGR AI 202933</text:p>
          </table:table-cell>
          <table:table-cell office:value-type="string" calcext:value-type="string">
            <text:p>DJ 27-08-2004 PP-00052 <text:s/>EMENT VOL-02161-02 PP-00350</text:p>
          </table:table-cell>
          <table:table-cell office:value-type="string" calcext:value-type="string">
            <text:p>[]</text:p>
          </table:table-cell>
          <table:table-cell office:value-type="string" calcext:value-type="string">
            <text:p>AGTE. : LÁPIS JOHANN FABER S/A </text:p>
            <text:p>ADVDOS. : ANTONIO FERNANDO SEABRA </text:p>
            <text:p>AGDO. : ESTADO DE SÃO PAULO </text:p>
            <text:p>ADVDA. : PGE-SP - RENATA MACHADO DE ASSIS FORELLI NICOLAU</text:p>
          </table:table-cell>
          <table:table-cell office:value-type="string" calcext:value-type="string">
            <text:p>- O AI-517614-AgR foi objeto de embargos de declaração acolhidos em 19/04/2005. Número de páginas: (04). Análise:(RDC). Revisão:(ANA). Inclusão: 06/09/04, (SVF). Alteração: 17/03/06, (NAL). Alteração: 10/10/2019, (PDR).</text:p>
          </table:table-cell>
          <table:table-cell office:value-type="string" calcext:value-type="string">
            <text:p>[]</text:p>
          </table:table-cell>
          <table:table-cell office:value-type="float" office:value="4369" calcext:value-type="float">
            <text:p>4369</text:p>
          </table:table-cell>
        </table:table-row>
        <table:table-row table:style-name="ro2">
          <table:table-cell office:value-type="float" office:value="11007" calcext:value-type="float">
            <text:p>11007</text:p>
          </table:table-cell>
          <table:table-cell office:value-type="string" calcext:value-type="string">
            <text:p>5e32d16ed0a3cf555530d5b3</text:p>
          </table:table-cell>
          <table:table-cell office:value-type="string" calcext:value-type="string">
            <text:p>AGR RE 350692</text:p>
          </table:table-cell>
          <table:table-cell office:value-type="string" calcext:value-type="string">
            <text:p>DJ 24-09-2004 PP-00040 <text:s/>EMENT VOL-02165-02 PP-00271</text:p>
          </table:table-cell>
          <table:table-cell office:value-type="string" calcext:value-type="string">
            <text:p>[]</text:p>
          </table:table-cell>
          <table:table-cell office:value-type="string" calcext:value-type="string">
            <text:p>AGTE.(S) : DRASTOSA S/A INDÚSTRIAS TÊXTEIS </text:p>
            <text:p>ADVDOS. : LUIZ EDUARDO DE CASTILHO GIROTO E OUTROS </text:p>
            <text:p>AGDO.(A/S) : UNIÃO </text:p>
            <text:p>ADVDA. : PFN - LUCILENE RODRIGUES SANTOS</text:p>
          </table:table-cell>
          <table:table-cell office:value-type="string" calcext:value-type="string">
            <text:p>O RE 350692-AgR foi objeto de embargos de declaração acolhidos em 19/04/2005. Número de páginas: (05). Análise:(ANA). Revisão:(). Inclusão: 04/10/04, (SVF). Alteração: 14/06/05, (AAS). Alteração: 08/11/2019, (CLN).</text:p>
          </table:table-cell>
          <table:table-cell office:value-type="string" calcext:value-type="string">
            <text:p>[]</text:p>
          </table:table-cell>
          <table:table-cell office:value-type="float" office:value="4562" calcext:value-type="float">
            <text:p>4562</text:p>
          </table:table-cell>
        </table:table-row>
        <table:table-row table:style-name="ro6">
          <table:table-cell office:value-type="float" office:value="11029" calcext:value-type="float">
            <text:p>11029</text:p>
          </table:table-cell>
          <table:table-cell office:value-type="string" calcext:value-type="string">
            <text:p>5e32d19cd0a3cf555530d5c9</text:p>
          </table:table-cell>
          <table:table-cell office:value-type="string" calcext:value-type="string">
            <text:p>ED ADI 2586</text:p>
          </table:table-cell>
          <table:table-cell office:value-type="string" calcext:value-type="string">
            <text:p>DJ 10-12-2004 PP-00029 <text:s text:c="9"/>EMENT VOL-02176-01 PP-00090</text:p>
          </table:table-cell>
          <table:table-cell office:value-type="string" calcext:value-type="string">
            <text:p>[]</text:p>
          </table:table-cell>
          <table:table-cell office:value-type="string" calcext:value-type="string">
            <text:p>EMBTE.(S) : CONFEDERAÇÃO NACIONAL DA INDÚSTRIA </text:p>
            <text:p>ADVDOS. : GUSTAVO DO AMARAL MARTINS E OUTROS </text:p>
            <text:p>EMBDO.(A/S) : PRESIDENTE DA REPÚBLICA </text:p>
            <text:p>EMBDO.(A/S) : CONGRESSO NACIONAL </text:p>
            <text:p>EMBDO.(A/S) : MINISTRO DE ESTADO DE MINAS E ENERGIA</text:p>
          </table:table-cell>
          <table:table-cell office:value-type="string" calcext:value-type="string">
            <text:p>Votação: Por maioria, vencido o Min. Marco Aurélio. Impedido o Min. Gilmar Mendes. Resultado: Rejeitados. Número de páginas: (12). Análise:(PCC). Revisão:(). Inclusão: 04/03/05, (PCC).</text:p>
          </table:table-cell>
          <table:table-cell office:value-type="string" calcext:value-type="string">
            <text:p>[]</text:p>
          </table:table-cell>
          <table:table-cell office:value-type="float" office:value="4625" calcext:value-type="float">
            <text:p>4625</text:p>
          </table:table-cell>
        </table:table-row>
        <table:table-row table:style-name="ro2">
          <table:table-cell office:value-type="float" office:value="11055" calcext:value-type="float">
            <text:p>11055</text:p>
          </table:table-cell>
          <table:table-cell office:value-type="string" calcext:value-type="string">
            <text:p>5e32d1b6d0a3cf555530d5e3</text:p>
          </table:table-cell>
          <table:table-cell office:value-type="string" calcext:value-type="string">
            <text:p>AGR AI 407874</text:p>
          </table:table-cell>
          <table:table-cell office:value-type="string" calcext:value-type="string">
            <text:p>DJ 17-09-2004 PP-00067 <text:s/>EMENT VOL-02164-04 PP-00678</text:p>
          </table:table-cell>
          <table:table-cell office:value-type="string" calcext:value-type="string">
            <text:p>[]</text:p>
          </table:table-cell>
          <table:table-cell office:value-type="string" calcext:value-type="string">
            <text:p>AGTE. : TEKSID DO BRASIL LTDA </text:p>
            <text:p>ADVDOS. : JOSÉ CARLOS LOPES MOTTA E OUTROS </text:p>
            <text:p>AGDO. : INSTITUTO NACIONAL DO SEGURO SOCIAL - INSS </text:p>
            <text:p>ADVDA. : WANJA MEYRE SOARES DE CARVALHO</text:p>
          </table:table-cell>
          <table:table-cell office:value-type="string" calcext:value-type="string">
            <text:p>O AI 515933 AgR foi objeto de embargos de declaração rejeitados em 18/10/2005. O AI 513921 AgR foi objeto de embargos de declaração rejeitados em 18/10/2005. Número de páginas: (05). Análise:(CSF). Revisão:(ANA). Inclusão: 23/09/04, (JVC). Alteração: 02/12/05, (MLR). Alteração: 04/11/2019, (CLN).</text:p>
          </table:table-cell>
          <table:table-cell office:value-type="string" calcext:value-type="string">
            <text:p>[]</text:p>
          </table:table-cell>
          <table:table-cell office:value-type="float" office:value="4591" calcext:value-type="float">
            <text:p>4591</text:p>
          </table:table-cell>
        </table:table-row>
        <table:table-row table:style-name="ro5">
          <table:table-cell office:value-type="float" office:value="11146" calcext:value-type="float">
            <text:p>11146</text:p>
          </table:table-cell>
          <table:table-cell office:value-type="string" calcext:value-type="string">
            <text:p>5e32d221d0a3cf555530d63e</text:p>
          </table:table-cell>
          <table:table-cell office:value-type="string" calcext:value-type="string">
            <text:p>HC 84543</text:p>
          </table:table-cell>
          <table:table-cell office:value-type="string" calcext:value-type="string">
            <text:p>DJ 01-10-2004 PP-00034  EMENT VOL-02166-02 PP-00263</text:p>
            <text:p>             LEXSTF v. 27, n. 314, 2005, p. 424-427</text:p>
          </table:table-cell>
          <table:table-cell office:value-type="string" calcext:value-type="string">
            <text:p>['LEXSTF 314/424']</text:p>
          </table:table-cell>
          <table:table-cell office:value-type="string" calcext:value-type="string">
            <text:p>PACTE.(S) : LUIZ ANTÔNIO DE MORAES OU LUIZ ANTÔNIO DE MORAIS </text:p>
            <text:p>IMPTE.(S) : MARCOS JOSÉ MARINHO E OUTRO (A/S) </text:p>
            <text:p>COATOR(A/S)(ES) : SUPERIOR TRIBUNAL DE JUSTIÇA</text:p>
          </table:table-cell>
          <table:table-cell office:value-type="string" calcext:value-type="string">
            <text:p>O HC 84543 foi objeto dos embargos de declaração rejeitados em 23/11/2004. Número de páginas: (05). Análise:(ANA). Revisão:(ANA). Inclusão: 22/10/04, (JVC). Alteração: 30/11/05, (CSV). Alteração: 03/12/2019, (CLN).</text:p>
          </table:table-cell>
          <table:table-cell office:value-type="string" calcext:value-type="string">
            <text:p>[]</text:p>
          </table:table-cell>
          <table:table-cell office:value-type="float" office:value="4701" calcext:value-type="float">
            <text:p>4701</text:p>
          </table:table-cell>
        </table:table-row>
        <table:table-row table:style-name="ro2">
          <table:table-cell office:value-type="float" office:value="11150" calcext:value-type="float">
            <text:p>11150</text:p>
          </table:table-cell>
          <table:table-cell office:value-type="string" calcext:value-type="string">
            <text:p>5e32d224d0a3cf555530d642</text:p>
          </table:table-cell>
          <table:table-cell office:value-type="string" calcext:value-type="string">
            <text:p>AGR AI 454707</text:p>
          </table:table-cell>
          <table:table-cell office:value-type="string" calcext:value-type="string">
            <text:p>DJ 08-10-2004 PP-00004 <text:s/>EMENT VOL-02167-06 PP-01236</text:p>
          </table:table-cell>
          <table:table-cell office:value-type="string" calcext:value-type="string">
            <text:p>[]</text:p>
          </table:table-cell>
          <table:table-cell office:value-type="string" calcext:value-type="string">
            <text:p>AGTE.(S) : REDE FERROVIÁRIA FEDERAL S/A - EM LIQUIDAÇÃO </text:p>
            <text:p>ADV.(A/S) : MÁRCIA RODRIGUES DOS SANTOS E OUTRO (A/S) </text:p>
            <text:p>AGDO.(A/S) : CLÁUDIO EUGÊNIO CANABRAVA BARBALHO </text:p>
            <text:p>ADV.(A/S) : ROBERTO EURICO SCHMIDT JUNIOR E OUTRO (A/S)</text:p>
          </table:table-cell>
          <table:table-cell office:value-type="string" calcext:value-type="string">
            <text:p>Número de páginas: (06). Análise:(CSF). Revisão:(ANA). Inclusão: 19/10/04, (CFC). Alteração: 03/05/05. (MLR). Alteração: 20/11/2019, (PDR).</text:p>
          </table:table-cell>
          <table:table-cell office:value-type="string" calcext:value-type="string">
            <text:p>[]</text:p>
          </table:table-cell>
          <table:table-cell office:value-type="float" office:value="4742" calcext:value-type="float">
            <text:p>4742</text:p>
          </table:table-cell>
        </table:table-row>
        <table:table-row table:style-name="ro5">
          <table:table-cell office:value-type="float" office:value="11230" calcext:value-type="float">
            <text:p>11230</text:p>
          </table:table-cell>
          <table:table-cell office:value-type="string" calcext:value-type="string">
            <text:p>5e32d275d0a3cf555530d692</text:p>
          </table:table-cell>
          <table:table-cell office:value-type="string" calcext:value-type="string">
            <text:p>AGR RE 401891</text:p>
          </table:table-cell>
          <table:table-cell office:value-type="string" calcext:value-type="string">
            <text:p>DJ 05-11-2004 PP-00021 <text:s/>EMENT VOL-02171-03 PP-00560</text:p>
          </table:table-cell>
          <table:table-cell office:value-type="string" calcext:value-type="string">
            <text:p>[]</text:p>
          </table:table-cell>
          <table:table-cell office:value-type="string" calcext:value-type="string">
            <text:p>AGTE.(S) : UNIÃO </text:p>
            <text:p>ADVDO.(A/S) : ADVOGADO-GERAL DA UNIÃO </text:p>
            <text:p>AGDO.(A/S) : MANOEL FIRMINO DA SILVA E OUTRO (A/S)</text:p>
          </table:table-cell>
          <table:table-cell office:value-type="string" calcext:value-type="string">
            <text:p>Número de páginas: (05). Análise:(CEL). Revisão:(). Inclusão: 07/12/04, (CFC). Alteração: 14/03/05, (JVC).. Alteração: 17/12/2019, (PDR).</text:p>
          </table:table-cell>
          <table:table-cell office:value-type="string" calcext:value-type="string">
            <text:p>[]</text:p>
          </table:table-cell>
          <table:table-cell office:value-type="float" office:value="4726" calcext:value-type="float">
            <text:p>4726</text:p>
          </table:table-cell>
        </table:table-row>
        <table:table-row table:style-name="ro2">
          <table:table-cell office:value-type="float" office:value="11237" calcext:value-type="float">
            <text:p>11237</text:p>
          </table:table-cell>
          <table:table-cell office:value-type="string" calcext:value-type="string">
            <text:p>5e32d27ad0a3cf555530d699</text:p>
          </table:table-cell>
          <table:table-cell office:value-type="string" calcext:value-type="string">
            <text:p>ED AI 501718</text:p>
          </table:table-cell>
          <table:table-cell office:value-type="string" calcext:value-type="string">
            <text:p>DJ 25-02-2005 PP-00025 <text:s text:c="9"/>EMENT VOL-02181-06 PP-01101</text:p>
          </table:table-cell>
          <table:table-cell office:value-type="string" calcext:value-type="string">
            <text:p>[]</text:p>
          </table:table-cell>
          <table:table-cell office:value-type="string" calcext:value-type="string">
            <text:p>EMBTE.(S) : MARCO AURÉLIO SERRAT </text:p>
            <text:p>ADVDO.(A/S) : ALEXANDRE SANTOS REIS E OUTRO (A/S) </text:p>
            <text:p>EMBDO.(A/S) : TRIBUNA DE PETRÓPOLIS LTDA </text:p>
            <text:p>ADVDO.(A/S) : CHRISTIANE LADVOCAT CINTRA E OUTRO (A/S)</text:p>
          </table:table-cell>
          <table:table-cell office:value-type="string" calcext:value-type="string">
            <text:p>Votação e resultado: por maioria de votos, recebidos o embargos declaração no agravo de instrumento como agravo regimental no agravo de instrumento, vencido, nesta parte, o Min. Marco Aurélio. Por unanimidade, desprovido. Número de páginas: (05). Análise:(CSF). Revisão:(ANA). Inclusão: 09/03/05, (SVF). Alteração: 10/03/05, (SVF).</text:p>
          </table:table-cell>
          <table:table-cell office:value-type="string" calcext:value-type="string">
            <text:p>[]</text:p>
          </table:table-cell>
          <table:table-cell office:value-type="float" office:value="4746" calcext:value-type="float">
            <text:p>4746</text:p>
          </table:table-cell>
        </table:table-row>
        <table:table-row table:style-name="ro6">
          <table:table-cell office:value-type="float" office:value="11256" calcext:value-type="float">
            <text:p>11256</text:p>
          </table:table-cell>
          <table:table-cell office:value-type="string" calcext:value-type="string">
            <text:p>5e32d290d0a3cf555530d6ac</text:p>
          </table:table-cell>
          <table:table-cell office:value-type="string" calcext:value-type="string">
            <text:p>RMS 24953</text:p>
          </table:table-cell>
          <table:table-cell office:value-type="string" calcext:value-type="string">
            <text:p>DJ 01-10-2004 PP-00032  EMENT VOL-02166-01 PP-00115</text:p>
            <text:p>             LEXSTF v. 26, n. 312, 2005, p. 197-202</text:p>
            <text:p>             RT v. 94, n. 833, 2005, p. 161-163</text:p>
            <text:p>             RTJ VOL 00192-01 PP-00218</text:p>
          </table:table-cell>
          <table:table-cell office:value-type="string" calcext:value-type="string">
            <text:p>['LEXSTF 312/197', 'RT 833/161', 'RTJ 192/218']</text:p>
          </table:table-cell>
          <table:table-cell office:value-type="string" calcext:value-type="string">
            <text:p>RECTE.(S) : THOMAZ JOSÉ ÂNGELO </text:p>
            <text:p>RECTE.(S) : MARIO BIGGI </text:p>
            <text:p>ADV.(A/S) : ILTON CARMONA DE SOUZA </text:p>
            <text:p>RECDO.(A/S) : UNIÃO </text:p>
            <text:p>ADV.(A/S) : ADVOGADO-GERAL DA UNIÃO</text:p>
          </table:table-cell>
          <table:table-cell office:value-type="string" calcext:value-type="string">
            <text:p>O RMS 24953 foi objeto de embargos de declaração rejeitados em 09/11/2004. Número de páginas: (9). Análise:(PCC). Revisão:(JBM). Inclusão: 26/01/05, (PCC). Alteração: 03/03/06, (AAS). Alteração: 02/12/2019, (CLN).</text:p>
          </table:table-cell>
          <table:table-cell office:value-type="string" calcext:value-type="string">
            <text:p>[]</text:p>
          </table:table-cell>
          <table:table-cell office:value-type="float" office:value="4694" calcext:value-type="float">
            <text:p>4694</text:p>
          </table:table-cell>
        </table:table-row>
        <table:table-row table:style-name="ro6">
          <table:table-cell office:value-type="float" office:value="11443" calcext:value-type="float">
            <text:p>11443</text:p>
          </table:table-cell>
          <table:table-cell office:value-type="string" calcext:value-type="string">
            <text:p>5e32d381d0a3cf555530d767</text:p>
          </table:table-cell>
          <table:table-cell office:value-type="string" calcext:value-type="string">
            <text:p>AGR AI 375011</text:p>
          </table:table-cell>
          <table:table-cell office:value-type="string" calcext:value-type="string">
            <text:p>DJ 28-10-2004 PP-00037 <text:s/>EMENT VOL-02170-02 PP-00362</text:p>
          </table:table-cell>
          <table:table-cell office:value-type="string" calcext:value-type="string">
            <text:p>[]</text:p>
          </table:table-cell>
          <table:table-cell office:value-type="string" calcext:value-type="string">
            <text:p>AGTE. : MUNICÍPIO DE PORTO ALEGRE </text:p>
            <text:p>ADVDA. : LUIS MAXIMILIANO LEAL TELESCA MOTA </text:p>
            <text:p>AGDO. : TITO DOS SANTOS </text:p>
            <text:p>ADVDOS. : MARIA CRISTINA CARRION VIDAL DE OLIVEIRA E </text:p>
            <text:p> OUTROS</text:p>
          </table:table-cell>
          <table:table-cell office:value-type="string" calcext:value-type="string">
            <text:p>Número de páginas: (08). Análise:(MSA). Inclusão: 14/03/05, (MSA). Alterações: 12/04/05, (MSA). Alteração: 09/12/2019, (PDR).</text:p>
          </table:table-cell>
          <table:table-cell office:value-type="string" calcext:value-type="string">
            <text:p>[]</text:p>
          </table:table-cell>
          <table:table-cell office:value-type="float" office:value="5052" calcext:value-type="float">
            <text:p>5052</text:p>
          </table:table-cell>
        </table:table-row>
        <table:table-row table:style-name="ro2">
          <table:table-cell office:value-type="float" office:value="11449" calcext:value-type="float">
            <text:p>11449</text:p>
          </table:table-cell>
          <table:table-cell office:value-type="string" calcext:value-type="string">
            <text:p>5e32d389d0a3cf555530d76d</text:p>
          </table:table-cell>
          <table:table-cell office:value-type="string" calcext:value-type="string">
            <text:p>AGR AI 436694</text:p>
          </table:table-cell>
          <table:table-cell office:value-type="string" calcext:value-type="string">
            <text:p>DJ 28-10-2004 PP-00041 <text:s/>EMENT VOL-02170-04 PP-00766</text:p>
          </table:table-cell>
          <table:table-cell office:value-type="string" calcext:value-type="string">
            <text:p>[]</text:p>
          </table:table-cell>
          <table:table-cell office:value-type="string" calcext:value-type="string">
            <text:p>AGTE.(S) : C &amp; A MODAS LTDA. </text:p>
            <text:p>ADVDO.(A/S) : DALTON CESAR CORDEIRO DE MIRANDA E OUTROS </text:p>
            <text:p>AGDO.(A/S) : ESTADO DO RIO GRANDE DO SUL </text:p>
            <text:p>ADVDO.(A/S) : PGE-RS - KARINA DA SILVA BRUM</text:p>
          </table:table-cell>
          <table:table-cell office:value-type="string" calcext:value-type="string">
            <text:p>Número de páginas: (04). nálise:(CEL). Revisão:(). Inclusão: 24/11/04, (SVF). Alteração: 09/12/2019, (PDR).</text:p>
          </table:table-cell>
          <table:table-cell office:value-type="string" calcext:value-type="string">
            <text:p>[]</text:p>
          </table:table-cell>
          <table:table-cell office:value-type="float" office:value="5046" calcext:value-type="float">
            <text:p>5046</text:p>
          </table:table-cell>
        </table:table-row>
        <table:table-row table:style-name="ro6">
          <table:table-cell office:value-type="float" office:value="11509" calcext:value-type="float">
            <text:p>11509</text:p>
          </table:table-cell>
          <table:table-cell office:value-type="string" calcext:value-type="string">
            <text:p>5e32d423d0a3cf555530d7a9</text:p>
          </table:table-cell>
          <table:table-cell office:value-type="string" calcext:value-type="string">
            <text:p>MS 25005</text:p>
          </table:table-cell>
          <table:table-cell office:value-type="string" calcext:value-type="string">
            <text:p>DJ 18-02-2005 PP-00006</text:p>
            <text:p>EMENT VOL-02180-04 PP-00826</text:p>
            <text:p>LEXSTF v. 27, n. 315, 2005, p. 109-116</text:p>
          </table:table-cell>
          <table:table-cell office:value-type="string" calcext:value-type="string">
            <text:p>['LEXSTF 315/109']</text:p>
          </table:table-cell>
          <table:table-cell office:value-type="string" calcext:value-type="string">
            <text:p>IMPTE.(S) : JUSCELIO NUNES VIDAL </text:p>
            <text:p>ADVDO.(A/S) : EDUARDO CORRÊA DIAS DE ALMEIDA </text:p>
            <text:p>ADVDO.(A/S) : LUCIANO BRASILEIRO DE OLIVEIRA E OUTRO (A/S) </text:p>
            <text:p>IMPDO.(A/S) : PRESIDENTE DA COMISSÃO PARLAMENTAR MISTA DE </text:p>
            <text:p> INQUÉRITO - CPMI DO BANESTADO</text:p>
          </table:table-cell>
          <table:table-cell office:value-type="string" calcext:value-type="string">
            <text:p>- Caso "CPI do Banestado". -ATA da 73ª Reunião da CPMI do BANESTADO de 25/05/2004 - Requerimentos 1039 e 1040/2004. Número de páginas: (12). Análise:(JVC). Revisão:(RCO). Inclusão: 15/04/05, (MLR). Alteração: 25/04/05, (MLR).</text:p>
          </table:table-cell>
          <table:table-cell office:value-type="string" calcext:value-type="string">
            <text:p>[]</text:p>
          </table:table-cell>
          <table:table-cell office:value-type="float" office:value="5125" calcext:value-type="float">
            <text:p>5125</text:p>
          </table:table-cell>
        </table:table-row>
        <table:table-row table:style-name="ro11">
          <table:table-cell office:value-type="float" office:value="11589" calcext:value-type="float">
            <text:p>11589</text:p>
          </table:table-cell>
          <table:table-cell office:value-type="string" calcext:value-type="string">
            <text:p>5e32d474d0a3cf555530d7f9</text:p>
          </table:table-cell>
          <table:table-cell office:value-type="string" calcext:value-type="string">
            <text:p>RCL 1903</text:p>
          </table:table-cell>
          <table:table-cell office:value-type="string" calcext:value-type="string">
            <text:p>DJ 04-03-2005 PP-00012</text:p>
            <text:p>EMENT VOL-02182-01 PP-00097</text:p>
            <text:p>LEXSTF v. 27, n. 316, 2005, p. 242-254</text:p>
          </table:table-cell>
          <table:table-cell office:value-type="string" calcext:value-type="string">
            <text:p>['LEXSTF 316/242']</text:p>
          </table:table-cell>
          <table:table-cell office:value-type="string" calcext:value-type="string">
            <text:p>RECLTE. : GOVERNADOR DO ESTADO DE MATO GROSSO DO SUL </text:p>
            <text:p>ADVDA. : PGE-MS - MARIA CELESTE DA COSTA E SILVA </text:p>
            <text:p>RECLDO. : PRESIDENTE DO TRIBUNAL REGIONAL DO TRABALHO </text:p>
            <text:p> DA 24ª REGIÃO </text:p>
            <text:p>INTDOS. : SHIRLEY MASCARENHAS ROBALDO E OUTROS </text:p>
            <text:p>ADVDOS. : NOELY GONÇALVES VIEIRA WOITSCHACH E OUTROS </text:p>
            <text:p>INTDOS. : APARECIDA BARBOSA DA ROCHA E OUTROS </text:p>
            <text:p>ADVDOS. : NOELY GONÇALVES VIEIRA WOITSCHACH E OUTROS </text:p>
            <text:p>INTDOS. : ALFREDO TARDIANI E OUTROS </text:p>
            <text:p>ADVDOS. : NOELY GONÇALVES VIEIRA WOITSCHACH E OUTROS </text:p>
            <text:p>INTDOS. : JOSÉ INÁCIO DA SILVA FILHO E OUTROS </text:p>
            <text:p>ADVDOS. : NOELY GONÇALVES VIEIRA WOITSCHACH E OUTROS </text:p>
            <text:p>INTDOS. : CLEUZA FERREIRA FREITAS E OUTROS </text:p>
            <text:p>ADVDOS. : NOELY GONÇALVES VIEIRA WOITSCHACH E OUTROS </text:p>
            <text:p>INTDOS. : ELSON PEREIRA E OUTROS </text:p>
            <text:p>ADVDOS. : NOELY GONÇALVES VIEIRA WOITSCHACH E OUTROS </text:p>
            <text:p>INTDOS. : JOSÉ NAIDE RODRIGUES DOS SANTOS E OUTROS </text:p>
            <text:p>ADVDOS. : NOELY GONÇALVES VIEIRA WOITSCHACH E OUTROS </text:p>
            <text:p>INTDOS. : WILSON LOUVEIRA DE ASSIS E OUTROS </text:p>
            <text:p>ADVDOS. : NOELY GONÇALVES VIEIRA WOITSCHACH E OUTROS </text:p>
            <text:p>INTDOS. : ALMIRO VELOSO PEREIRA E OUTROS </text:p>
            <text:p>ADVDOS. : NOELY GONÇALVES VIEIRA WOITSCHACH E OUTROS </text:p>
            <text:p>INTDOS. : SEBASTIÃO DA SILVA MALAQUIAS E OUTROS </text:p>
            <text:p>ADVDOS. : NOELY GONÇALVES VIEIRA WOITSCHACH E OUTROS </text:p>
            <text:p>INTDOS. : ADALBERTO RODRIGUES DO NASCIMENTO E OUTROS </text:p>
            <text:p>ADVDOS. : NOELY GONÇALVES VIEIRA WOITSCHACH E OUTROS </text:p>
            <text:p>INTDOS. : SEVERINO MACEDO DA SILVA E OUTROS </text:p>
            <text:p>ADVDOS. : NOELY GONÇALVES VIEIRA WOITSCHACH E OUTROS </text:p>
            <text:p>INTDOS. : IROTILDES FLORIANO DA SILVA E OUTROS </text:p>
            <text:p>ADVDOS. : NOELY GONÇALVES VIEIRA WOITSCHACH E OUTROS</text:p>
          </table:table-cell>
          <table:table-cell office:value-type="string" calcext:value-type="string">
            <text:p>Votação: Por maioria. Vencidos os Mins. Marco Aurélio e Carlos Britto. Resultado: Conhecida e julgada procedente. Número de páginas: (15). Análise:(PCC). Inclusão: 17/03/05, (PCC). Alteração: 20/09/05, (AAS).</text:p>
          </table:table-cell>
          <table:table-cell office:value-type="string" calcext:value-type="string">
            <text:p>[]</text:p>
          </table:table-cell>
          <table:table-cell office:value-type="float" office:value="5098" calcext:value-type="float">
            <text:p>5098</text:p>
          </table:table-cell>
        </table:table-row>
        <table:table-row table:style-name="ro2">
          <table:table-cell office:value-type="float" office:value="11600" calcext:value-type="float">
            <text:p>11600</text:p>
          </table:table-cell>
          <table:table-cell office:value-type="string" calcext:value-type="string">
            <text:p>5e32d47cd0a3cf555530d804</text:p>
          </table:table-cell>
          <table:table-cell office:value-type="string" calcext:value-type="string">
            <text:p>AGR AI 257205</text:p>
          </table:table-cell>
          <table:table-cell office:value-type="string" calcext:value-type="string">
            <text:p>DJ 05-03-2004 PP-00014 <text:s/>EMENT VOL-02142-06 PP-01047</text:p>
          </table:table-cell>
          <table:table-cell office:value-type="string" calcext:value-type="string">
            <text:p>[]</text:p>
          </table:table-cell>
          <table:table-cell office:value-type="string" calcext:value-type="string">
            <text:p>AGTES. : ANA PAULA LOPES DE OLIVEIRA E OUTROS </text:p>
            <text:p>ADV.(A/S) : OSVALDO FLAVIO DEGRAZIA E OUTROS </text:p>
            <text:p>AGDA. : UNIÃO </text:p>
            <text:p>ADV.(A/S) : ADVOGADO-GERAL DA UNIÃO</text:p>
          </table:table-cell>
          <table:table-cell office:value-type="string" calcext:value-type="string">
            <text:p>Número de páginas: (07). Análise:(ANA). Inclusão: 26/04/04, (SVF). Alteração: 08/08/05, (MLR). Alteração 07/02/2019 VRL</text:p>
          </table:table-cell>
          <table:table-cell office:value-type="string" calcext:value-type="string">
            <text:p>[]</text:p>
          </table:table-cell>
          <table:table-cell office:value-type="float" office:value="5102" calcext:value-type="float">
            <text:p>5102</text:p>
          </table:table-cell>
        </table:table-row>
        <table:table-row table:style-name="ro2">
          <table:table-cell office:value-type="float" office:value="11659" calcext:value-type="float">
            <text:p>11659</text:p>
          </table:table-cell>
          <table:table-cell office:value-type="string" calcext:value-type="string">
            <text:p>5e32d4bfd0a3cf555530d83f</text:p>
          </table:table-cell>
          <table:table-cell office:value-type="string" calcext:value-type="string">
            <text:p>ED RE 383110</text:p>
          </table:table-cell>
          <table:table-cell office:value-type="string" calcext:value-type="string">
            <text:p>DJ 10-12-2004 PP-00041 <text:s text:c="9"/>EMENT VOL-02176-03 PP-00467</text:p>
          </table:table-cell>
          <table:table-cell office:value-type="string" calcext:value-type="string">
            <text:p>[]</text:p>
          </table:table-cell>
          <table:table-cell office:value-type="string" calcext:value-type="string">
            <text:p>EMBTE.(S) : CRISTOVAM COLOMBO DE ALBUQUERQUE </text:p>
            <text:p>ADV.(A/S) : GUILHERME PORTANOVA E OUTRO (A/S) </text:p>
            <text:p>EMBDO.(A/S) : INSTITUTO NACIONAL DO SEGURO SOCIAL - INSS </text:p>
            <text:p>ADV.(A/S) : MARIÂNGELA DIAS BANDEIRA</text:p>
          </table:table-cell>
          <table:table-cell office:value-type="string" calcext:value-type="string">
            <text:p>Votação e resultado: por maioria, convertidos os Embargos de Declaração em Agravo Regimental, vencido o Min. Marco Aurélio. Por unanimidade, desprovido. Número de páginas: (07). Análise:(ANA). Revisão:(). Inclusão: 17/01/05, (CFC).</text:p>
          </table:table-cell>
          <table:table-cell office:value-type="string" calcext:value-type="string">
            <text:p>[]</text:p>
          </table:table-cell>
          <table:table-cell office:value-type="float" office:value="5244" calcext:value-type="float">
            <text:p>5244</text:p>
          </table:table-cell>
        </table:table-row>
        <table:table-row table:style-name="ro2">
          <table:table-cell office:value-type="float" office:value="11661" calcext:value-type="float">
            <text:p>11661</text:p>
          </table:table-cell>
          <table:table-cell office:value-type="string" calcext:value-type="string">
            <text:p>5e32d4c6d0a3cf555530d841</text:p>
          </table:table-cell>
          <table:table-cell office:value-type="string" calcext:value-type="string">
            <text:p>AGR RE 385884</text:p>
          </table:table-cell>
          <table:table-cell office:value-type="string" calcext:value-type="string">
            <text:p>DJ 26-11-2004 PP-00023 <text:s text:c="9"/>EMENT VOL-02174-03 PP-00572</text:p>
          </table:table-cell>
          <table:table-cell office:value-type="string" calcext:value-type="string">
            <text:p>[]</text:p>
          </table:table-cell>
          <table:table-cell office:value-type="string" calcext:value-type="string">
            <text:p>AGTE.(S) : A L SANTOS LTDA </text:p>
            <text:p>ADVDO.(A/S) : RENATA SONODA PIMENTEL E OUTRO (A/S) </text:p>
            <text:p>AGDO.(A/S) : INSTITUTO NACIONAL DO SEGURO SOCIAL - INSS </text:p>
            <text:p>ADVDO.(A/S) : ANNA REGINA L.R. DE BARROS</text:p>
          </table:table-cell>
          <table:table-cell office:value-type="string" calcext:value-type="string">
            <text:p>- O RE 385884 AgR foi objeto de embargos de declaração rejeitados em 22/06/2005. Número de páginas: (05). Análise:(RDC). Inclusão: 03/12/04, (SVF). Alteração: 21/09/05, (SVF).</text:p>
          </table:table-cell>
          <table:table-cell office:value-type="string" calcext:value-type="string">
            <text:p>[]</text:p>
          </table:table-cell>
          <table:table-cell office:value-type="float" office:value="5241" calcext:value-type="float">
            <text:p>5241</text:p>
          </table:table-cell>
        </table:table-row>
        <table:table-row table:style-name="ro3">
          <table:table-cell office:value-type="float" office:value="11693" calcext:value-type="float">
            <text:p>11693</text:p>
          </table:table-cell>
          <table:table-cell office:value-type="string" calcext:value-type="string">
            <text:p>5e32d4e7d0a3cf555530d861</text:p>
          </table:table-cell>
          <table:table-cell office:value-type="string" calcext:value-type="string">
            <text:p>AGR AI 365833</text:p>
          </table:table-cell>
          <table:table-cell office:value-type="string" calcext:value-type="string">
            <text:p>DJ 12-11-2004 PP-00041 <text:s/>EMENT VOL-02172-03 PP-00528</text:p>
          </table:table-cell>
          <table:table-cell office:value-type="string" calcext:value-type="string">
            <text:p>[]</text:p>
          </table:table-cell>
          <table:table-cell office:value-type="string" calcext:value-type="string">
            <text:p>AGTE. : REDE FERROVIÁRIA FEDERAL S/A - RFFSA (EM </text:p>
            <text:p> LIQUIDAÇÃO) </text:p>
            <text:p>ADVDO (A/S) : JULIANO RICARDO DE VASCONCELLOS COSTA COUTO </text:p>
            <text:p> E OUTRO (A/S) </text:p>
            <text:p>AGDO (A/S) : DIOMEDES BARBIERI E OUTRO (A/S) </text:p>
            <text:p>ADVDO (A/S) : ANA PAULA MOREIRA DOS SANTOS E OUTRO (A/S)</text:p>
          </table:table-cell>
          <table:table-cell office:value-type="string" calcext:value-type="string">
            <text:p>.Número de páginas: (05). Análise:(CSF). Revisão:(ANA). Inclusão: 26/11/04, (SVF). Alteração: 30/09/05, (MLR). Alteração: 19/12/2019, (PDR).</text:p>
          </table:table-cell>
          <table:table-cell office:value-type="string" calcext:value-type="string">
            <text:p>[]</text:p>
          </table:table-cell>
          <table:table-cell office:value-type="float" office:value="5201" calcext:value-type="float">
            <text:p>5201</text:p>
          </table:table-cell>
        </table:table-row>
        <table:table-row table:style-name="ro2">
          <table:table-cell office:value-type="float" office:value="11714" calcext:value-type="float">
            <text:p>11714</text:p>
          </table:table-cell>
          <table:table-cell office:value-type="string" calcext:value-type="string">
            <text:p>5e32d4fed0a3cf555530d876</text:p>
          </table:table-cell>
          <table:table-cell office:value-type="string" calcext:value-type="string">
            <text:p>RE 407190</text:p>
          </table:table-cell>
          <table:table-cell office:value-type="string" calcext:value-type="string">
            <text:p>DJ 13-05-2005 PP-00006</text:p>
            <text:p>EMENT VOL-02191-03 PP-00534</text:p>
            <text:p>RDDT n. 118, 2005, p. 157-162</text:p>
            <text:p>LEXSTF v. 27, n. 319, 2005, p. 296-306</text:p>
          </table:table-cell>
          <table:table-cell office:value-type="string" calcext:value-type="string">
            <text:p>['LEXSTF 319/296', 'RDDT 118/157']</text:p>
          </table:table-cell>
          <table:table-cell office:value-type="string" calcext:value-type="string">
            <text:p>RECTE.(S) : INSTITUTO NACIONAL DO SEGURO SOCIAL - INSS </text:p>
            <text:p>ADV.(A/S) : JAQUELINE MAGGIONI PIAZZA </text:p>
            <text:p>RECDO.(A/S) : CALÇADOS PÔR-DO-SOL LTDA </text:p>
            <text:p>ADV.(A/S) : ERLI TEREZINHA DOS SANTOS</text:p>
          </table:table-cell>
          <table:table-cell office:value-type="string" calcext:value-type="string">
            <text:p>- Informativos 367 e 368 do STF. Número de páginas: (17). Análise:(PCD). Revisão:(RCO). Inclusão: 24/05/05, (PCD). Alteração: 25/11/05, (AAS).</text:p>
          </table:table-cell>
          <table:table-cell office:value-type="string" calcext:value-type="string">
            <text:p>[]</text:p>
          </table:table-cell>
          <table:table-cell office:value-type="float" office:value="5335" calcext:value-type="float">
            <text:p>5335</text:p>
          </table:table-cell>
        </table:table-row>
        <table:table-row table:style-name="ro6">
          <table:table-cell office:value-type="float" office:value="11759" calcext:value-type="float">
            <text:p>11759</text:p>
          </table:table-cell>
          <table:table-cell office:value-type="string" calcext:value-type="string">
            <text:p>5e32d52bd0a3cf555530d8a3</text:p>
          </table:table-cell>
          <table:table-cell office:value-type="string" calcext:value-type="string">
            <text:p>AGR AI 437069</text:p>
          </table:table-cell>
          <table:table-cell office:value-type="string" calcext:value-type="string">
            <text:p>DJ 26-11-2004 PP-00016 <text:s text:c="9"/>EMENT VOL-02174-06 PP-01088</text:p>
          </table:table-cell>
          <table:table-cell office:value-type="string" calcext:value-type="string">
            <text:p>[]</text:p>
          </table:table-cell>
          <table:table-cell office:value-type="string" calcext:value-type="string">
            <text:p>AGTE.(S) : SINDICATO DOS EMPREGADOS EM ESTABELECIMENTOS </text:p>
            <text:p> BANCÁRIOS DE ASSIS CHATEAUBRIAND </text:p>
            <text:p>ADVDO.(A/S) : JOSÉ EYMARD LOGUERCIO E OUTRO (A/S) </text:p>
            <text:p>AGDO.(A/S) : BANCO DO BRASIL S/A </text:p>
            <text:p>ADVDO.(A/S) : ANTÔNIO LUIZ BARBOSA VIEIRA E OUTRO (A/S)</text:p>
          </table:table-cell>
          <table:table-cell office:value-type="string" calcext:value-type="string">
            <text:p>Votação: unânime. Resultado: desprovido. Número de páginas: (5). Análise:(RDC). Revisão:(ANA). Inclusão: 06/12/04, (SVF). Alteração: 30/03/05, (SVF)</text:p>
          </table:table-cell>
          <table:table-cell office:value-type="string" calcext:value-type="string">
            <text:p>[]</text:p>
          </table:table-cell>
          <table:table-cell office:value-type="float" office:value="5317" calcext:value-type="float">
            <text:p>5317</text:p>
          </table:table-cell>
        </table:table-row>
        <table:table-row table:style-name="ro3">
          <table:table-cell office:value-type="float" office:value="11827" calcext:value-type="float">
            <text:p>11827</text:p>
          </table:table-cell>
          <table:table-cell office:value-type="string" calcext:value-type="string">
            <text:p>5e32d57fd0a3cf555530d8e7</text:p>
          </table:table-cell>
          <table:table-cell office:value-type="string" calcext:value-type="string">
            <text:p>AGR ADPF 11</text:p>
          </table:table-cell>
          <table:table-cell office:value-type="string" calcext:value-type="string">
            <text:p>DJ 05-08-2005 PP-00006  EMENT VOL-02199-01 PP-00001</text:p>
            <text:p>RTJ VOL-00194-02 PP-00389</text:p>
            <text:p>LEXSTF v. 21, n. 321, 2005, p. 128-138</text:p>
          </table:table-cell>
          <table:table-cell office:value-type="string" calcext:value-type="string">
            <text:p>['LEXSTF 321/128', 'RTJ 194/389']</text:p>
          </table:table-cell>
          <table:table-cell office:value-type="string" calcext:value-type="string">
            <text:p>AGTE. : FÁBIO MONTEIRO DE BARROS FILHO </text:p>
            <text:p>ADVDOS. : PAULO SÉRGIO FEUZ E OUTRO </text:p>
            <text:p>AGDO. : JUIZ FEDERAL DA 12ª VARA DA SEÇÃO JUDICIÁRIA </text:p>
            <text:p> DE SÃO PAULO </text:p>
            <text:p>AGDO. : JUIZ DE DIREITO DA 8ª VARA CÍVEL DA COMARCA </text:p>
            <text:p> DE SÃO PAULO</text:p>
          </table:table-cell>
          <table:table-cell office:value-type="string" calcext:value-type="string">
            <text:p>- Substituído o Ministro Relator em conformidade com o art. 38, IV, b, do RISTF. Número de páginas: (16). Análise:(MSA). Revisão:(RCO). Inclusão: 15/09/05, (MSA). Alteração: 26/10/05, (MSA).</text:p>
          </table:table-cell>
          <table:table-cell office:value-type="string" calcext:value-type="string">
            <text:p>[]</text:p>
          </table:table-cell>
          <table:table-cell office:value-type="float" office:value="5447" calcext:value-type="float">
            <text:p>5447</text:p>
          </table:table-cell>
        </table:table-row>
        <table:table-row table:style-name="ro2">
          <table:table-cell office:value-type="float" office:value="11869" calcext:value-type="float">
            <text:p>11869</text:p>
          </table:table-cell>
          <table:table-cell office:value-type="string" calcext:value-type="string">
            <text:p>5e32d5a9d0a3cf555530d911</text:p>
          </table:table-cell>
          <table:table-cell office:value-type="string" calcext:value-type="string">
            <text:p>AGR AI 409592</text:p>
          </table:table-cell>
          <table:table-cell office:value-type="string" calcext:value-type="string">
            <text:p>DJ 03-12-2004 PP-00042          EMENT VOL-02175-04 PP-00742</text:p>
            <text:p>             RNDJ  v. 6, n. 64, 2005, p. 96-98</text:p>
          </table:table-cell>
          <table:table-cell office:value-type="string" calcext:value-type="string">
            <text:p>['RNDJ 64/96']</text:p>
          </table:table-cell>
          <table:table-cell office:value-type="string" calcext:value-type="string">
            <text:p>AGTE.(S) : MARIA ISABEL CABRAL DELGADO E OUTRO </text:p>
            <text:p>ADVDOS. : AGUSTINHO FERNANDES DIAS DA SILVA E OUTRO </text:p>
            <text:p>AGDO.(A/S) : BANCO CENTRAL DO BRASIL- BACEN </text:p>
            <text:p>ADVDO. : PROCURADOR-GERAL DO BANCO CENTRAL DO BRASIL</text:p>
          </table:table-cell>
          <table:table-cell office:value-type="string" calcext:value-type="string">
            <text:p>- O AI-409592-AgR foi objeto de embargos de declaração rejeitados em 19/04/2005. Número de páginas: (07). Análise:(RDC). Inclusão: 17/12/04, (MLR). Alteração: 25/08/05, (AAS).</text:p>
          </table:table-cell>
          <table:table-cell office:value-type="string" calcext:value-type="string">
            <text:p>[]</text:p>
          </table:table-cell>
          <table:table-cell office:value-type="float" office:value="5502" calcext:value-type="float">
            <text:p>5502</text:p>
          </table:table-cell>
        </table:table-row>
        <table:table-row table:style-name="ro2">
          <table:table-cell office:value-type="float" office:value="11923" calcext:value-type="float">
            <text:p>11923</text:p>
          </table:table-cell>
          <table:table-cell office:value-type="string" calcext:value-type="string">
            <text:p>5e32d5e1d0a3cf555530d947</text:p>
          </table:table-cell>
          <table:table-cell office:value-type="string" calcext:value-type="string">
            <text:p>AGR RE 427037</text:p>
          </table:table-cell>
          <table:table-cell office:value-type="string" calcext:value-type="string">
            <text:p>DJ 03-12-2004 PP-00040 <text:s text:c="9"/>EMENT VOL-02175-05 PP-00869</text:p>
          </table:table-cell>
          <table:table-cell office:value-type="string" calcext:value-type="string">
            <text:p>[]</text:p>
          </table:table-cell>
          <table:table-cell office:value-type="string" calcext:value-type="string">
            <text:p>AGTE.(S) : CAIXA ECONÔMICA FEDERAL - CEF </text:p>
            <text:p>ADVDO.(A/S) : ALISON MIRANDA DE FREITAS E OUTRO (A/S) </text:p>
            <text:p>AGDO.(A/S) : HELIO AUGUSTO PORTELA DE SOUZA </text:p>
            <text:p>ADVDO.(A/S) : ROSA AURORA DA COSTA GOUVEA</text:p>
          </table:table-cell>
          <table:table-cell office:value-type="string" calcext:value-type="string">
            <text:p>- O RE 430017 AgR foi objeto de embargos de declaração recebidos em 21/03/2006. - O RE 427801 AgR foi objeto de embargos de declaração recebidos em 25/10/2005. Número de páginas: (06). Análise:(RDC). Inclusão: 17/01/05, (CFC). Alteração: 07/12/05, (SVF).</text:p>
          </table:table-cell>
          <table:table-cell office:value-type="string" calcext:value-type="string">
            <text:p>[]</text:p>
          </table:table-cell>
          <table:table-cell office:value-type="float" office:value="5382" calcext:value-type="float">
            <text:p>5382</text:p>
          </table:table-cell>
        </table:table-row>
        <table:table-row table:style-name="ro2">
          <table:table-cell office:value-type="float" office:value="11943" calcext:value-type="float">
            <text:p>11943</text:p>
          </table:table-cell>
          <table:table-cell office:value-type="string" calcext:value-type="string">
            <text:p>5e32d600d0a3cf555530d95b</text:p>
          </table:table-cell>
          <table:table-cell office:value-type="string" calcext:value-type="string">
            <text:p>AGR RE 325135</text:p>
          </table:table-cell>
          <table:table-cell office:value-type="string" calcext:value-type="string">
            <text:p>DJ 10-12-2004 PP-00045 <text:s text:c="9"/>EMENT VOL-02176-02 PP-00354</text:p>
          </table:table-cell>
          <table:table-cell office:value-type="string" calcext:value-type="string">
            <text:p>[]</text:p>
          </table:table-cell>
          <table:table-cell office:value-type="string" calcext:value-type="string">
            <text:p>AGTE.(S) : ESTADO DO CEARÁ </text:p>
            <text:p>ADVDO.(A/S) : PGE-CE - GERALDO MÁRCIO MAIA MALVEIRA </text:p>
            <text:p>AGDO.(A/S) : JOSÉ RAIMUNDO FIGUEIREDO FILHO </text:p>
            <text:p>ADVDOS. : PAULO TELES DA SILVA E OUTROS</text:p>
          </table:table-cell>
          <table:table-cell office:value-type="string" calcext:value-type="string">
            <text:p>Número de páginas: (05). Análise:(ANA). Inclusão: 18/01/05, (CFC). Alteração: 17/10/05, (MLR)</text:p>
          </table:table-cell>
          <table:table-cell office:value-type="string" calcext:value-type="string">
            <text:p>[]</text:p>
          </table:table-cell>
          <table:table-cell office:value-type="float" office:value="5565" calcext:value-type="float">
            <text:p>5565</text:p>
          </table:table-cell>
        </table:table-row>
        <table:table-row table:style-name="ro2">
          <table:table-cell office:value-type="float" office:value="11948" calcext:value-type="float">
            <text:p>11948</text:p>
          </table:table-cell>
          <table:table-cell office:value-type="string" calcext:value-type="string">
            <text:p>5e32d603d0a3cf555530d960</text:p>
          </table:table-cell>
          <table:table-cell office:value-type="string" calcext:value-type="string">
            <text:p>ED AI 395215</text:p>
          </table:table-cell>
          <table:table-cell office:value-type="string" calcext:value-type="string">
            <text:p>DJ 18-02-2005 PP-00028 <text:s text:c="9"/>EMENT VOL-02180-07 PP-01402</text:p>
          </table:table-cell>
          <table:table-cell office:value-type="string" calcext:value-type="string">
            <text:p>[]</text:p>
          </table:table-cell>
          <table:table-cell office:value-type="string" calcext:value-type="string">
            <text:p>EMBTE.(S) : FUNDAÇÃO PREVIDENCIÁRIA IBM </text:p>
            <text:p>ADVDOS. : ILÍDIO BENITES DE OLIVEIRA ALVES E OUTROS </text:p>
            <text:p>EMBDO.(A/S) : MUNICÍPIO DE SÃO PAULO </text:p>
            <text:p>ADVDO. : CARLOS FIGUEIREDO MOURÃO</text:p>
          </table:table-cell>
          <table:table-cell office:value-type="string" calcext:value-type="string">
            <text:p>Número de páginas: (07). Análise:(CEL). Revisão:(ANA). - O AI-395215-ED foi objeto de embargos de declaração rejeitados em 12/04/2005. Inclusão: 08/03/05, (CSM). Alteração: 19/05/05, (SVF).</text:p>
          </table:table-cell>
          <table:table-cell office:value-type="string" calcext:value-type="string">
            <text:p>[]</text:p>
          </table:table-cell>
          <table:table-cell office:value-type="float" office:value="5635" calcext:value-type="float">
            <text:p>5635</text:p>
          </table:table-cell>
        </table:table-row>
        <table:table-row table:style-name="ro2">
          <table:table-cell office:value-type="float" office:value="11955" calcext:value-type="float">
            <text:p>11955</text:p>
          </table:table-cell>
          <table:table-cell office:value-type="string" calcext:value-type="string">
            <text:p>5e32d60dd0a3cf555530d967</text:p>
          </table:table-cell>
          <table:table-cell office:value-type="string" calcext:value-type="string">
            <text:p>ED RE 344611</text:p>
          </table:table-cell>
          <table:table-cell office:value-type="string" calcext:value-type="string">
            <text:p>DJ 04-02-2005 PP-00027 <text:s text:c="9"/>EMENT VOL-02178-03 PP-00432</text:p>
          </table:table-cell>
          <table:table-cell office:value-type="string" calcext:value-type="string">
            <text:p>[]</text:p>
          </table:table-cell>
          <table:table-cell office:value-type="string" calcext:value-type="string">
            <text:p>EMBTE.(S) : EUNICE DA ROCHA CARVALHO </text:p>
            <text:p>ADVDO.(A/S) : MARIA LÚCIA MAGALHÃES NOGUEIRA </text:p>
            <text:p>EMBDO.(A/S) : INSTITUTO NACIONAL DO SEGURO SOCIAL - INSS </text:p>
            <text:p>ADVDO.(A/S) : JOSEMAR DE OLIVEIRA SANTOS NEVES</text:p>
          </table:table-cell>
          <table:table-cell office:value-type="string" calcext:value-type="string">
            <text:p>Votação e resultado: por maioria, convertidos os Embargos de Declaração em Agravo Regimental, vencido o Min. Marco Aurélio. Por unanimidade, desprovido. Número de páginas: (06). Análise:(RDC). Revisão:(). Inclusão: 11/03/05, (SVF).</text:p>
          </table:table-cell>
          <table:table-cell office:value-type="string" calcext:value-type="string">
            <text:p>[]</text:p>
          </table:table-cell>
          <table:table-cell office:value-type="float" office:value="5633" calcext:value-type="float">
            <text:p>5633</text:p>
          </table:table-cell>
        </table:table-row>
        <table:table-row table:style-name="ro2">
          <table:table-cell office:value-type="float" office:value="12009" calcext:value-type="float">
            <text:p>12009</text:p>
          </table:table-cell>
          <table:table-cell office:value-type="string" calcext:value-type="string">
            <text:p>5e32d645d0a3cf555530d99d</text:p>
          </table:table-cell>
          <table:table-cell office:value-type="string" calcext:value-type="string">
            <text:p>AGR AI 468494</text:p>
          </table:table-cell>
          <table:table-cell office:value-type="string" calcext:value-type="string">
            <text:p>DJ <text:s text:c="3"/>10-12-2004 PP-00044 <text:s text:c="9"/>EMENT VOL-02176-06 PP-01108</text:p>
          </table:table-cell>
          <table:table-cell office:value-type="string" calcext:value-type="string">
            <text:p>[]</text:p>
          </table:table-cell>
          <table:table-cell office:value-type="string" calcext:value-type="string">
            <text:p>AGTE.(S) : BANCO DO BRASIL S/A </text:p>
            <text:p>ADVDO.(A/S) : ANTONIO LUIZ BARBOSA VIEIRA E OUTRO (A/S) </text:p>
            <text:p>AGDO.(A/S) : MAURO MEIRA </text:p>
            <text:p>ADVDO.(A/S) : RITA DE CÁSSIA BARBOSA LOPES E OUTRO (A/S)</text:p>
          </table:table-cell>
          <table:table-cell office:value-type="string" calcext:value-type="string">
            <text:p>- O AI 468494 AgR foi objeto de embargos de declaração rejeitados em 31/05/2005. Número de páginas: (04). Análise:(CEL). Inclusão: 19/01/05, (CSM). Alteração: 27/09/05, (MLR).</text:p>
          </table:table-cell>
          <table:table-cell office:value-type="string" calcext:value-type="string">
            <text:p>[]</text:p>
          </table:table-cell>
          <table:table-cell office:value-type="float" office:value="5566" calcext:value-type="float">
            <text:p>5566</text:p>
          </table:table-cell>
        </table:table-row>
        <table:table-row table:style-name="ro2">
          <table:table-cell office:value-type="float" office:value="12035" calcext:value-type="float">
            <text:p>12035</text:p>
          </table:table-cell>
          <table:table-cell office:value-type="string" calcext:value-type="string">
            <text:p>5e32d65cd0a3cf555530d9b7</text:p>
          </table:table-cell>
          <table:table-cell office:value-type="string" calcext:value-type="string">
            <text:p>AGR RE 340395</text:p>
          </table:table-cell>
          <table:table-cell office:value-type="string" calcext:value-type="string">
            <text:p>DJ 10-12-2004 PP-00046 <text:s text:c="9"/>EMENT VOL-02176-02 PP-00372</text:p>
          </table:table-cell>
          <table:table-cell office:value-type="string" calcext:value-type="string">
            <text:p>[]</text:p>
          </table:table-cell>
          <table:table-cell office:value-type="string" calcext:value-type="string">
            <text:p>AGTE.(S) : ZOLLERN BHW DO BRASIL </text:p>
            <text:p>ADVDO.(A/S) : FERNANDO LOESER E OUTRO (A/S) </text:p>
            <text:p>AGDO.(A/S) : UNIÃO </text:p>
            <text:p>ADVDO.(A/S) : PFN - JOSÉ LUIZ GOMES RÔLO</text:p>
          </table:table-cell>
          <table:table-cell office:value-type="string" calcext:value-type="string">
            <text:p>Votação: unânime. Resultado: desprovido. - O RE 340395 AgR foi objeto de embargos de declaração acolhidos em 07/03/2006. Número de páginas: (05). Análise:(CEL). Revisão:(ANA). Inclusão: 03/02/05, (MLR).</text:p>
          </table:table-cell>
          <table:table-cell office:value-type="string" calcext:value-type="string">
            <text:p>[]</text:p>
          </table:table-cell>
          <table:table-cell office:value-type="float" office:value="5539" calcext:value-type="float">
            <text:p>5539</text:p>
          </table:table-cell>
        </table:table-row>
        <table:table-row table:style-name="ro2">
          <table:table-cell office:value-type="float" office:value="12071" calcext:value-type="float">
            <text:p>12071</text:p>
          </table:table-cell>
          <table:table-cell office:value-type="string" calcext:value-type="string">
            <text:p>5e32d690d0a3cf555530d9db</text:p>
          </table:table-cell>
          <table:table-cell office:value-type="string" calcext:value-type="string">
            <text:p>AGR AI 487374</text:p>
          </table:table-cell>
          <table:table-cell office:value-type="string" calcext:value-type="string">
            <text:p>DJ 17-12-2004 PP-00047 <text:s text:c="9"/>EMENT VOL-02177-08 PP-01652</text:p>
          </table:table-cell>
          <table:table-cell office:value-type="string" calcext:value-type="string">
            <text:p>[]</text:p>
          </table:table-cell>
          <table:table-cell office:value-type="string" calcext:value-type="string">
            <text:p>AGTE.(S) : ESTADO DE SÃO PAULO </text:p>
            <text:p>ADVDO.(A/S) : PGE-SP - MANOEL FRANCISCO PINHO </text:p>
            <text:p>AGDO.(A/S) : LEME VEÍCULOS S/A </text:p>
            <text:p>ADVDO.(A/S) : DANIEL CARAJELESCOV E OUTRO (A/S)</text:p>
          </table:table-cell>
          <table:table-cell office:value-type="string" calcext:value-type="string">
            <text:p>- O AI 505010 AgR foi objeto de embargos de declaração rejeitados em 11/10/2005. Número de páginas: (05). Análise: (NAL). Inclusão: 04/02/05, (MLR). Alteração: 15/12/05, (SVF).</text:p>
          </table:table-cell>
          <table:table-cell office:value-type="string" calcext:value-type="string">
            <text:p>[]</text:p>
          </table:table-cell>
          <table:table-cell office:value-type="float" office:value="5753" calcext:value-type="float">
            <text:p>5753</text:p>
          </table:table-cell>
        </table:table-row>
        <table:table-row table:style-name="ro5">
          <table:table-cell office:value-type="float" office:value="12102" calcext:value-type="float">
            <text:p>12102</text:p>
          </table:table-cell>
          <table:table-cell office:value-type="string" calcext:value-type="string">
            <text:p>5e32d6aed0a3cf555530d9fa</text:p>
          </table:table-cell>
          <table:table-cell office:value-type="string" calcext:value-type="string">
            <text:p>AGR RE 268681</text:p>
          </table:table-cell>
          <table:table-cell office:value-type="string" calcext:value-type="string">
            <text:p>DJ 22-04-2005 PP-00012</text:p>
            <text:p>          EMENT VOL-02188-02 PP-00296</text:p>
          </table:table-cell>
          <table:table-cell office:value-type="string" calcext:value-type="string">
            <text:p>[]</text:p>
          </table:table-cell>
          <table:table-cell office:value-type="string" calcext:value-type="string">
            <text:p>AGTE.(S) : RAUL TEODORO DA SILVA </text:p>
            <text:p>ADVDOS. : ERCÍLIO BEZERRA DE CASTRO E OUTROS </text:p>
            <text:p>AGDO.(A/S) : MINISTÉRIO PÚBLICO ESTADUAL</text:p>
          </table:table-cell>
          <table:table-cell office:value-type="string" calcext:value-type="string">
            <text:p>- O RE 268681 AgR foi objeto de embargos de declaração rejeitados em 22/06/2005. Número de páginas: (04). Análise:(CEL). Revisão:(). Inclusão: 12/05/05, (SVF).</text:p>
          </table:table-cell>
          <table:table-cell office:value-type="string" calcext:value-type="string">
            <text:p>[]</text:p>
          </table:table-cell>
          <table:table-cell office:value-type="float" office:value="5732" calcext:value-type="float">
            <text:p>5732</text:p>
          </table:table-cell>
        </table:table-row>
        <table:table-row table:style-name="ro2">
          <table:table-cell office:value-type="float" office:value="12156" calcext:value-type="float">
            <text:p>12156</text:p>
          </table:table-cell>
          <table:table-cell office:value-type="string" calcext:value-type="string">
            <text:p>5e32d762d0a3cf555530da30</text:p>
          </table:table-cell>
          <table:table-cell office:value-type="string" calcext:value-type="string">
            <text:p>AGR RE 430421</text:p>
          </table:table-cell>
          <table:table-cell office:value-type="string" calcext:value-type="string">
            <text:p>DJ 04-02-2005 PP-00025 <text:s text:c="9"/>EMENT VOL-02178-04 PP-00820</text:p>
          </table:table-cell>
          <table:table-cell office:value-type="string" calcext:value-type="string">
            <text:p>[]</text:p>
          </table:table-cell>
          <table:table-cell office:value-type="string" calcext:value-type="string">
            <text:p>AGTE.(S) : MUNICÍPIO DO RIO DE JANEIRO </text:p>
            <text:p>ADV.(A/S) : MARCO ANTONIO FERREIRA MACEDO </text:p>
            <text:p>AGDO.(A/S) : MARIA LETÍCIA SOARES BEZERRA DE MELLOE OUTRO (A/S) </text:p>
            <text:p>ADVDO.(A/S) : HENRIQUE RODRIGUES DA SILVA E OUTRO (A/S)</text:p>
          </table:table-cell>
          <table:table-cell office:value-type="string" calcext:value-type="string">
            <text:p>- O AI-482468-AgR foi objeto de embargos de declaração não conhecidos em 22/06/2005. - O RE-430421-AgR foi objeto de embargos de declaração não conhecidos em 28/06/2005. - O AI-495826-AgR foi objeto de embargos de declaração não conhecidos em 28/06/2005. - O AI-476814-AgR foi objeto de embargos de declaração não conhecidos em 28/06/2005. - O AI-465189-AgR foi objeto de embargos de declaração não conhecidos em 28/06/2005. - O AI-457353-AgR foi objeto de embargos de declaração não conhecidos em 28/06/2005. Número de páginas: (07). Análise:(ANA). Inclusão: 16/02/05, (JAC). Alteração: 19/09/05, (SVF).</text:p>
          </table:table-cell>
          <table:table-cell office:value-type="string" calcext:value-type="string">
            <text:p>[]</text:p>
          </table:table-cell>
          <table:table-cell office:value-type="float" office:value="5670" calcext:value-type="float">
            <text:p>5670</text:p>
          </table:table-cell>
        </table:table-row>
        <table:table-row table:style-name="ro12">
          <table:table-cell office:value-type="float" office:value="12169" calcext:value-type="float">
            <text:p>12169</text:p>
          </table:table-cell>
          <table:table-cell office:value-type="string" calcext:value-type="string">
            <text:p>5e32d76fd0a3cf555530da3d</text:p>
          </table:table-cell>
          <table:table-cell office:value-type="string" calcext:value-type="string">
            <text:p>AGR AI 197473</text:p>
          </table:table-cell>
          <table:table-cell office:value-type="string" calcext:value-type="string">
            <text:p>DJ 17-12-2004 PP-00036          EMENT VOL-02177-02 PP-00360</text:p>
            <text:p>RTJ VOL-00192-03 PP-01037</text:p>
          </table:table-cell>
          <table:table-cell office:value-type="string" calcext:value-type="string">
            <text:p>['RTJ 192/1037']</text:p>
          </table:table-cell>
          <table:table-cell office:value-type="string" calcext:value-type="string">
            <text:p>AGTE. : SINDICATO DOS TRABALHADORES NAS INDÚSTRIAS DA </text:p>
            <text:p> CONSTRUÇÃO DE ESTRADAS, PAVIMENTAÇÃO, MONTAGENS, </text:p>
            <text:p> OBRAS DE TERRAPLENAGEM EM GERAL, OBRAS PÚBLICAS E </text:p>
            <text:p> PRIVADAS (PONTES, PORTOS, CANAIS, VIADUTOS, TÚNEIS, </text:p>
            <text:p> SANEAMENTOS, FERROVIAS, BARRAGENS, AEROPOSTOS, </text:p>
            <text:p> HIDRELÉTRICAS E ENGENHARIA CONSULTIVA) DO ESTADO DO PARANÁ - </text:p>
            <text:p> SINDTRAPAV </text:p>
            <text:p>ADVDO.: DAVID RODRIGUES DA CONCEIÇÃO </text:p>
            <text:p>AGDO. : IVAI-ENGENHARIA DE OBRAS S/A </text:p>
            <text:p>ADVDO.: LUIS CARLOS TODESCHINI E OUTROS</text:p>
          </table:table-cell>
          <table:table-cell office:value-type="string" calcext:value-type="string">
            <text:p>Votação: unânime. Resultado: desprovido. Número de páginas: (06). Análise:(ANA). Revisão:(). Inclusão: 18/01/05, (MLR). Alteração: 28/01/05, (MLR)..</text:p>
          </table:table-cell>
          <table:table-cell office:value-type="string" calcext:value-type="string">
            <text:p>[]</text:p>
          </table:table-cell>
          <table:table-cell office:value-type="float" office:value="5653" calcext:value-type="float">
            <text:p>5653</text:p>
          </table:table-cell>
        </table:table-row>
        <table:table-row table:style-name="ro2">
          <table:table-cell office:value-type="float" office:value="12171" calcext:value-type="float">
            <text:p>12171</text:p>
          </table:table-cell>
          <table:table-cell office:value-type="string" calcext:value-type="string">
            <text:p>5e32d771d0a3cf555530da3f</text:p>
          </table:table-cell>
          <table:table-cell office:value-type="string" calcext:value-type="string">
            <text:p>ED ED AGR AI 306538</text:p>
          </table:table-cell>
          <table:table-cell office:value-type="string" calcext:value-type="string">
            <text:p>DJ 10-12-2004 PP-00041 <text:s text:c="9"/>EMENT VOL-02176-02 PP-00344</text:p>
          </table:table-cell>
          <table:table-cell office:value-type="string" calcext:value-type="string">
            <text:p>[]</text:p>
          </table:table-cell>
          <table:table-cell office:value-type="string" calcext:value-type="string">
            <text:p>EMBTE. : TEXTIL SÃO JOÃO LTDA </text:p>
            <text:p>ADVDOS. : NELSON DE FIGUEIREDO CERQUEIRA E OUTROS </text:p>
            <text:p>EMBDO. : ESTADO DE SÃO PAULO </text:p>
            <text:p>ADVDO.(A/S) : PGE-SP - NEWTON JORGE</text:p>
          </table:table-cell>
          <table:table-cell office:value-type="string" calcext:value-type="string">
            <text:p>- O AI 306538 AgR-ED-ED-ED foi objeto de embargos de ceclaração com efeitos infringentes em 31/05/2011. Votação: unânime. Resultado: recebidos. Número de páginas: (06). Análise:(CEL). Revisão:(). Inclusão: 21/01/05, (MLR). Alteração: 01/02/05, (SVF).</text:p>
          </table:table-cell>
          <table:table-cell office:value-type="string" calcext:value-type="string">
            <text:p>[]</text:p>
          </table:table-cell>
          <table:table-cell office:value-type="float" office:value="5651" calcext:value-type="float">
            <text:p>5651</text:p>
          </table:table-cell>
        </table:table-row>
        <table:table-row table:style-name="ro6">
          <table:table-cell office:value-type="float" office:value="12175" calcext:value-type="float">
            <text:p>12175</text:p>
          </table:table-cell>
          <table:table-cell office:value-type="string" calcext:value-type="string">
            <text:p>5e32d77bd0a3cf555530da43</text:p>
          </table:table-cell>
          <table:table-cell office:value-type="string" calcext:value-type="string">
            <text:p>ED RE 353864</text:p>
          </table:table-cell>
          <table:table-cell office:value-type="string" calcext:value-type="string">
            <text:p>DJ 18-02-2005 PP-00029</text:p>
            <text:p>EMENT VOL-02180-06 PP-01193</text:p>
            <text:p>LEXSTF v. 27, n. 315, 2005, p. 226-228</text:p>
          </table:table-cell>
          <table:table-cell office:value-type="string" calcext:value-type="string">
            <text:p>['LEXSTF 315/226']</text:p>
          </table:table-cell>
          <table:table-cell office:value-type="string" calcext:value-type="string">
            <text:p>EMBTE.(S) : BANCO DO BRASIL S/A </text:p>
            <text:p>ADVDO.(A/S) : ÂNGELO AURÉLIO GONÇALVES PARIZ E OUTROS </text:p>
            <text:p>EMBDO.(A/S) : CANINHA CAMPONESA CENTRO OESTE DISTRIBUIDORA </text:p>
            <text:p> DE BEBIDAS LTDA </text:p>
            <text:p>ADV.(A/S) : ELTON J. LANG</text:p>
          </table:table-cell>
          <table:table-cell office:value-type="string" calcext:value-type="string">
            <text:p>Votação: unânime. Resultado: recebidos. - O RE 353864 foi objeto dos Embargos de Declaração recebidos em 24/11/1994. Número de páginas: (05). Análise:(ANA). Inclusão: 08/03/05, (CSM). Alteração: 05/04/05, (CSM).</text:p>
          </table:table-cell>
          <table:table-cell office:value-type="string" calcext:value-type="string">
            <text:p>[]</text:p>
          </table:table-cell>
          <table:table-cell office:value-type="float" office:value="5646" calcext:value-type="float">
            <text:p>5646</text:p>
          </table:table-cell>
        </table:table-row>
        <table:table-row table:style-name="ro2">
          <table:table-cell office:value-type="float" office:value="12194" calcext:value-type="float">
            <text:p>12194</text:p>
          </table:table-cell>
          <table:table-cell office:value-type="string" calcext:value-type="string">
            <text:p>5e32d798d0a3cf555530da56</text:p>
          </table:table-cell>
          <table:table-cell office:value-type="string" calcext:value-type="string">
            <text:p>ED AI 479634</text:p>
          </table:table-cell>
          <table:table-cell office:value-type="string" calcext:value-type="string">
            <text:p>DJ 25-02-2005 PP-00025 <text:s text:c="9"/>EMENT VOL-02181-05 PP-00966</text:p>
          </table:table-cell>
          <table:table-cell office:value-type="string" calcext:value-type="string">
            <text:p>[]</text:p>
          </table:table-cell>
          <table:table-cell office:value-type="string" calcext:value-type="string">
            <text:p>EMBTE.(S) : ESTADO DE GOIÁS </text:p>
            <text:p>ADVDO.(A/S) : PGE-GO - RONALD CHRISTIAN ALVES BICCA </text:p>
            <text:p>EMBDO.(A/S) : MARCELO AIRES MEDEIROS </text:p>
            <text:p>ADVDO.(A/S) : RAIMUNDO AZEVEDO MEDEIROS</text:p>
          </table:table-cell>
          <table:table-cell office:value-type="string" calcext:value-type="string">
            <text:p>- O AI 479634 ED foi objeto de embargos de declaração providos em 13/05/2008. Número de páginas: (04). Análise:(CSF). Revisão:(ANA). Inclusão: 09/03/05, (SVF).</text:p>
          </table:table-cell>
          <table:table-cell office:value-type="string" calcext:value-type="string">
            <text:p>[]</text:p>
          </table:table-cell>
          <table:table-cell office:value-type="float" office:value="5892" calcext:value-type="float">
            <text:p>5892</text:p>
          </table:table-cell>
        </table:table-row>
        <table:table-row table:style-name="ro6">
          <table:table-cell office:value-type="float" office:value="12237" calcext:value-type="float">
            <text:p>12237</text:p>
          </table:table-cell>
          <table:table-cell office:value-type="string" calcext:value-type="string">
            <text:p>5e32d7e5d0a3cf555530da81</text:p>
          </table:table-cell>
          <table:table-cell office:value-type="string" calcext:value-type="string">
            <text:p>MC ADI 1931</text:p>
          </table:table-cell>
          <table:table-cell office:value-type="string" calcext:value-type="string">
            <text:p>DJ 28-05-2004 PP-00003 <text:s/>EMENT VOL-02153-02 PP-00266</text:p>
          </table:table-cell>
          <table:table-cell office:value-type="string" calcext:value-type="string">
            <text:p>[]</text:p>
          </table:table-cell>
          <table:table-cell office:value-type="string" calcext:value-type="string">
            <text:p>REQTE. : CONFEDERAÇÃO NACIONAL DE SAÚDE - HOSPITAIS </text:p>
            <text:p> ESTABELECIMENTOS E SERVIÇOS - CNS </text:p>
            <text:p>ADVDOS. : MARCELO HENRIQUES RIBEIRO DE OLIVEIRA E OUTRA </text:p>
            <text:p>REQDO. : PRESIDENTE DA REPÚBLICA </text:p>
            <text:p>REQDO. : CONGRESSO NACIONAL</text:p>
          </table:table-cell>
          <table:table-cell office:value-type="string" calcext:value-type="string">
            <text:p>- A ADI 1931 MC AgR foi objeto de embargos de declaração acolhidos com efeitos modificativos. Número de páginas: (141). Alteração: 11/06/2019, MTH.</text:p>
          </table:table-cell>
          <table:table-cell office:value-type="string" calcext:value-type="string">
            <text:p>[]</text:p>
          </table:table-cell>
          <table:table-cell office:value-type="float" office:value="5863" calcext:value-type="float">
            <text:p>5863</text:p>
          </table:table-cell>
        </table:table-row>
        <table:table-row table:style-name="ro2">
          <table:table-cell office:value-type="float" office:value="12279" calcext:value-type="float">
            <text:p>12279</text:p>
          </table:table-cell>
          <table:table-cell office:value-type="string" calcext:value-type="string">
            <text:p>5e32d80ed0a3cf555530daab</text:p>
          </table:table-cell>
          <table:table-cell office:value-type="string" calcext:value-type="string">
            <text:p>AGR RE 149013</text:p>
          </table:table-cell>
          <table:table-cell office:value-type="string" calcext:value-type="string">
            <text:p>DJ 25-02-2005 PP-00023 <text:s text:c="9"/>EMENT VOL-02181-02 PP-00211</text:p>
          </table:table-cell>
          <table:table-cell office:value-type="string" calcext:value-type="string">
            <text:p>[]</text:p>
          </table:table-cell>
          <table:table-cell office:value-type="string" calcext:value-type="string">
            <text:p>AGTE.(S) : BEATRIZ TIMM </text:p>
            <text:p>ADVDO.(A/S) : OSMAR MENDES PAIXÃO CÔRTES E OUTRO (A/S) </text:p>
            <text:p>AGDO.(A/S) : ESTADO DO RIO GRANDE DO SUL </text:p>
            <text:p>ADVDO.(A/S) : PGE-RS - CARLOS HENRIQUE KAIPPER E OUTRO (A/S)</text:p>
          </table:table-cell>
          <table:table-cell office:value-type="string" calcext:value-type="string">
            <text:p>- O RE 149013 AgR foi objeto de embargos de declaração rejeitados em 23/08/2005. Número de páginas: (04). Análise:(NAL). Inclusão: 16/03/05, (MLR). Alteração: 28/09/05, (SVF).</text:p>
          </table:table-cell>
          <table:table-cell office:value-type="string" calcext:value-type="string">
            <text:p>[]</text:p>
          </table:table-cell>
          <table:table-cell office:value-type="float" office:value="5790" calcext:value-type="float">
            <text:p>5790</text:p>
          </table:table-cell>
        </table:table-row>
        <table:table-row table:style-name="ro2">
          <table:table-cell office:value-type="float" office:value="12282" calcext:value-type="float">
            <text:p>12282</text:p>
          </table:table-cell>
          <table:table-cell office:value-type="string" calcext:value-type="string">
            <text:p>5e32d810d0a3cf555530daae</text:p>
          </table:table-cell>
          <table:table-cell office:value-type="string" calcext:value-type="string">
            <text:p>ED AI 492456</text:p>
          </table:table-cell>
          <table:table-cell office:value-type="string" calcext:value-type="string">
            <text:p>DJ 18-02-2005 PP-00029 <text:s text:c="9"/>EMENT VOL-02180-10 PP-02017</text:p>
          </table:table-cell>
          <table:table-cell office:value-type="string" calcext:value-type="string">
            <text:p>[]</text:p>
          </table:table-cell>
          <table:table-cell office:value-type="string" calcext:value-type="string">
            <text:p>EMBTE.(S) : CONGREGAÇÃO DO SANTÍSSIMO REDENTOR </text:p>
            <text:p>ADVDO.(A/S) : AFONSO CÁFARO E OUTRO (A/S) </text:p>
            <text:p>EMBDO.(A/S) : ESTADO DE SÃO PAULO </text:p>
            <text:p>ADVDO.(A/S) : PGE-SP - BEATRIZ ARRUDA DE OLIVEIRA MARIANTE</text:p>
          </table:table-cell>
          <table:table-cell office:value-type="string" calcext:value-type="string">
            <text:p>Votação e resultado: por maioria, convertidos os Embargos de Declaração em Agravo Regimental, vencido o Min. Marco Aurélio. Por unanimidade, provido. Número de páginas: (05). Análise:(ANA). Revisão:(ANA). Inclusão: 14/03/05, (CSM). Alteração: 21/03/05, (CSM).</text:p>
          </table:table-cell>
          <table:table-cell office:value-type="string" calcext:value-type="string">
            <text:p>[]</text:p>
          </table:table-cell>
          <table:table-cell office:value-type="float" office:value="5787" calcext:value-type="float">
            <text:p>5787</text:p>
          </table:table-cell>
        </table:table-row>
        <table:table-row table:style-name="ro6">
          <table:table-cell office:value-type="float" office:value="12297" calcext:value-type="float">
            <text:p>12297</text:p>
          </table:table-cell>
          <table:table-cell office:value-type="string" calcext:value-type="string">
            <text:p>5e32d81ed0a3cf555530dabd</text:p>
          </table:table-cell>
          <table:table-cell office:value-type="string" calcext:value-type="string">
            <text:p>AGR AI 442158</text:p>
          </table:table-cell>
          <table:table-cell office:value-type="string" calcext:value-type="string">
            <text:p>DJ 05-09-2003 PP-00034 <text:s/>EMENT VOL-02122-06 PP-01232</text:p>
          </table:table-cell>
          <table:table-cell office:value-type="string" calcext:value-type="string">
            <text:p>[]</text:p>
          </table:table-cell>
          <table:table-cell office:value-type="string" calcext:value-type="string">
            <text:p>AGTE.(S) : FORD DO BRASIL LTDA </text:p>
            <text:p>ADV.(A/S) : FERNANDA GUIMARÃES HERNANDEZ </text:p>
            <text:p>ADV.(A/S) : DANIELLE BASTOS MOREIRA E OUTRO (A/S) </text:p>
            <text:p>AGDO.(A/S) : SINDICATO DOS METALÚRGICOS DO ABC </text:p>
            <text:p>ADV.(A/S) : ERYKA FARIAS DE NEGRI E OUTRO (A/S)</text:p>
          </table:table-cell>
          <table:table-cell office:value-type="string" calcext:value-type="string">
            <text:p>Obs.: O AI 442158 AgR foi objeto de embargos, rejeitados em 02.12.2003. Número de páginas: (05). Análise:(ANA). Revisão:(COF). Inclusão: 29/04/04, (SVF). Alteração: 13/05/04, (NT). Alteração: 31/10/2018, ALS.</text:p>
          </table:table-cell>
          <table:table-cell office:value-type="string" calcext:value-type="string">
            <text:p>[]</text:p>
          </table:table-cell>
          <table:table-cell office:value-type="float" office:value="5898" calcext:value-type="float">
            <text:p>5898</text:p>
          </table:table-cell>
        </table:table-row>
        <table:table-row table:style-name="ro2">
          <table:table-cell office:value-type="float" office:value="12321" calcext:value-type="float">
            <text:p>12321</text:p>
          </table:table-cell>
          <table:table-cell office:value-type="string" calcext:value-type="string">
            <text:p>5e32d871d0a3cf753014ef90</text:p>
          </table:table-cell>
          <table:table-cell office:value-type="string" calcext:value-type="string">
            <text:p>AGR AI 492580</text:p>
          </table:table-cell>
          <table:table-cell office:value-type="string" calcext:value-type="string">
            <text:p>DJ 22-04-2005 PP-00021 <text:s text:c="9"/>EMENT VOL-02188-08 PP-01478</text:p>
          </table:table-cell>
          <table:table-cell office:value-type="string" calcext:value-type="string">
            <text:p>[]</text:p>
          </table:table-cell>
          <table:table-cell office:value-type="string" calcext:value-type="string">
            <text:p>AGTE.(S) : SEBASTIÃO CAETANO DE PAULA </text:p>
            <text:p>ADVDO.(A/S) : MARGARETH LENA COSTA </text:p>
            <text:p>AGDO.(A/S) : COMPANHIA SIDERÚRGICA NACIONAL </text:p>
            <text:p>ADVDO.(A/S) : MARIA HELENA CALDAS OSÓRIO E OUTRO (A/S)</text:p>
          </table:table-cell>
          <table:table-cell office:value-type="string" calcext:value-type="string">
            <text:p>- O AI 492580 AgR foi objeto de embargos de declaração rejeitados em 02/08/2005. Número de páginas: (05). Análise:(CSF). Revisão:(ANA). Inclusão: 02/05/05, (SVF). Alteração: 14/12/05, (AAS).</text:p>
          </table:table-cell>
          <table:table-cell office:value-type="string" calcext:value-type="string">
            <text:p>[]</text:p>
          </table:table-cell>
          <table:table-cell office:value-type="float" office:value="170" calcext:value-type="float">
            <text:p>170</text:p>
          </table:table-cell>
        </table:table-row>
        <table:table-row table:style-name="ro2">
          <table:table-cell office:value-type="float" office:value="12324" calcext:value-type="float">
            <text:p>12324</text:p>
          </table:table-cell>
          <table:table-cell office:value-type="string" calcext:value-type="string">
            <text:p>5e32d873d0a3cf753014ef93</text:p>
          </table:table-cell>
          <table:table-cell office:value-type="string" calcext:value-type="string">
            <text:p>AGR AI 473484</text:p>
          </table:table-cell>
          <table:table-cell office:value-type="string" calcext:value-type="string">
            <text:p>DJ 08-04-2005 PP-00018 <text:s text:c="9"/>EMENT VOL-02186-06 PP-00989</text:p>
          </table:table-cell>
          <table:table-cell office:value-type="string" calcext:value-type="string">
            <text:p>[]</text:p>
          </table:table-cell>
          <table:table-cell office:value-type="string" calcext:value-type="string">
            <text:p>AGTE.(S) : FORNECEDORA ALIMENTÍCIA TUBARÃO LTDA </text:p>
            <text:p>ADVDO.(A/S) : ENOCK VIEIRA NASCIMENTO FILHO </text:p>
            <text:p>AGDO.(A/S) : MIGUEL RODRIGUES DE FARIA </text:p>
            <text:p>ADVDO.(A/S) : BENIZETE RAMOS DE MEDEIROS E OUTRO (A/S)</text:p>
          </table:table-cell>
          <table:table-cell office:value-type="string" calcext:value-type="string">
            <text:p>- O AI 473484 AgR foi objeto de embargos de declaração rejeitados em 11/10/2005. Número de páginas: (06). Análise:(CSF). Revisão:(ANA). Inclusão: 20/04/05, (SVF). Alteração: 07/12/05, (SVF).</text:p>
          </table:table-cell>
          <table:table-cell office:value-type="string" calcext:value-type="string">
            <text:p>[]</text:p>
          </table:table-cell>
          <table:table-cell office:value-type="float" office:value="167" calcext:value-type="float">
            <text:p>167</text:p>
          </table:table-cell>
        </table:table-row>
        <table:table-row table:style-name="ro2">
          <table:table-cell office:value-type="float" office:value="12416" calcext:value-type="float">
            <text:p>12416</text:p>
          </table:table-cell>
          <table:table-cell office:value-type="string" calcext:value-type="string">
            <text:p>5e32d99fd0a3cf753014efef</text:p>
          </table:table-cell>
          <table:table-cell office:value-type="string" calcext:value-type="string">
            <text:p>AGR AI 482284</text:p>
          </table:table-cell>
          <table:table-cell office:value-type="string" calcext:value-type="string">
            <text:p>DJ 16-02-2007 PP-00030</text:p>
            <text:p>EMENT VOL-02264-08 PP-01756</text:p>
          </table:table-cell>
          <table:table-cell office:value-type="string" calcext:value-type="string">
            <text:p>[]</text:p>
          </table:table-cell>
          <table:table-cell office:value-type="string" calcext:value-type="string">
            <text:p>AGTE.(S) : MÁRCIA HELENA FREITAS RODRIGUES E OUTRO(A/S) </text:p>
            <text:p>ADV.(A/S) : GABRIELI CORCINO PIRES RIBEIRO E OUTRO(A/S) </text:p>
            <text:p>AGDO.(A/S) : ESTADO DE SÃO PAULO </text:p>
            <text:p>ADV.(A/S) : PGE-SP - LESLIE GORGA NUNES</text:p>
          </table:table-cell>
          <table:table-cell office:value-type="string" calcext:value-type="string">
            <text:p>- Concurso Público para o cargo de Professor de Educação Básica II. Número de páginas: 5. Análise: 28/02/2007, CRE.</text:p>
          </table:table-cell>
          <table:table-cell office:value-type="string" calcext:value-type="string">
            <text:p>[]</text:p>
          </table:table-cell>
          <table:table-cell office:value-type="float" office:value="65" calcext:value-type="float">
            <text:p>65</text:p>
          </table:table-cell>
        </table:table-row>
        <table:table-row table:style-name="ro6">
          <table:table-cell office:value-type="float" office:value="12503" calcext:value-type="float">
            <text:p>12503</text:p>
          </table:table-cell>
          <table:table-cell office:value-type="string" calcext:value-type="string">
            <text:p>5e32da93d0a3cf753014f046</text:p>
          </table:table-cell>
          <table:table-cell office:value-type="string" calcext:value-type="string">
            <text:p>ED AGR RE 235799</text:p>
          </table:table-cell>
          <table:table-cell office:value-type="string" calcext:value-type="string">
            <text:p>DJ 04-03-2005 PP-00035 <text:s text:c="9"/>EMENT VOL-02182-04 PP-00591</text:p>
          </table:table-cell>
          <table:table-cell office:value-type="string" calcext:value-type="string">
            <text:p>[]</text:p>
          </table:table-cell>
          <table:table-cell office:value-type="string" calcext:value-type="string">
            <text:p>EMBTE.(S) : CEZÁRIO JOSÉ DE SOUZA E OUTRO (A/S) </text:p>
            <text:p>ADVDO.(A/S) : MARIA LUCIA VITORINO BORBA E OUTRO (A/S) </text:p>
            <text:p>EMBDO.(A/S) : DISTRITO FEDERAL </text:p>
            <text:p>ADVDO.(A/S) : PGDF - ISABEL PAES DE ANDRADE BANHOS </text:p>
            <text:p>ADVDO.(A/S) : PGDF - LUCAS AIRES BENTO GRAF</text:p>
          </table:table-cell>
          <table:table-cell office:value-type="string" calcext:value-type="string">
            <text:p>- Os RE 240317 AgR-ED foram objeto de embargos de declaração rejeitados em 28/06/2005. Número de páginas: (04). Análise:(ANA). Inclusão: 14/03/05, (SVF). Alteração: 21/09/05, (SVF).</text:p>
          </table:table-cell>
          <table:table-cell office:value-type="string" calcext:value-type="string">
            <text:p>[]</text:p>
          </table:table-cell>
          <table:table-cell office:value-type="float" office:value="326" calcext:value-type="float">
            <text:p>326</text:p>
          </table:table-cell>
        </table:table-row>
        <table:table-row table:style-name="ro2">
          <table:table-cell office:value-type="float" office:value="12517" calcext:value-type="float">
            <text:p>12517</text:p>
          </table:table-cell>
          <table:table-cell office:value-type="string" calcext:value-type="string">
            <text:p>5e32daa2d0a3cf753014f054</text:p>
          </table:table-cell>
          <table:table-cell office:value-type="string" calcext:value-type="string">
            <text:p>AGR AI 512275</text:p>
          </table:table-cell>
          <table:table-cell office:value-type="string" calcext:value-type="string">
            <text:p>DJ 11-03-2005 PP-00041</text:p>
            <text:p>EMENT VOL-02183-08 PP-01562</text:p>
          </table:table-cell>
          <table:table-cell office:value-type="string" calcext:value-type="string">
            <text:p>[]</text:p>
          </table:table-cell>
          <table:table-cell office:value-type="string" calcext:value-type="string">
            <text:p>AGTE.(S) : ALUÍZIO WILSON FERREIRA DE CASTRO </text:p>
            <text:p>ADVDO.(A/S) : TÂNIA VALÉRIA LOPES MATTOS </text:p>
            <text:p>AGDO.(A/S) : UNIÃO </text:p>
            <text:p>ADVDO.(A/S) : ADVOGADO-GERAL DA UNIÃO</text:p>
          </table:table-cell>
          <table:table-cell office:value-type="string" calcext:value-type="string">
            <text:p>- O AI 525853 AgR foi objeto de embargos de declaração rejeitados em 25/10/2005. Número de páginas: 5. Análise: CSF. Revisão: ANA. Inclusão: 31/03/2005, SVF. Alteração: 09/02/2006, CRE.</text:p>
          </table:table-cell>
          <table:table-cell office:value-type="string" calcext:value-type="string">
            <text:p>[]</text:p>
          </table:table-cell>
          <table:table-cell office:value-type="float" office:value="310" calcext:value-type="float">
            <text:p>310</text:p>
          </table:table-cell>
        </table:table-row>
        <table:table-row table:style-name="ro6">
          <table:table-cell office:value-type="float" office:value="12565" calcext:value-type="float">
            <text:p>12565</text:p>
          </table:table-cell>
          <table:table-cell office:value-type="string" calcext:value-type="string">
            <text:p>5e32daecd0a3cf753014f084</text:p>
          </table:table-cell>
          <table:table-cell office:value-type="string" calcext:value-type="string">
            <text:p>ED AGR AI 486215</text:p>
          </table:table-cell>
          <table:table-cell office:value-type="string" calcext:value-type="string">
            <text:p>DJ 22-04-2005 PP-00016 <text:s text:c="9"/>EMENT VOL-02188-07 PP-01406</text:p>
          </table:table-cell>
          <table:table-cell office:value-type="string" calcext:value-type="string">
            <text:p>[]</text:p>
          </table:table-cell>
          <table:table-cell office:value-type="string" calcext:value-type="string">
            <text:p>EMBTE.(S) : OXFORT CONSTRUÇÕES S/A - NOVA DENOMINAÇÃO DE </text:p>
            <text:p> VEGA SOPAVE S/A </text:p>
            <text:p>ADVDO.(A/S) : CARLOS ANDRÉ LOPES ARAÚJO E OUTRO (A/S) </text:p>
            <text:p>EMBDO.(A/S) : FRANCISCO MENDES RABELO </text:p>
            <text:p>ADVDO.(A/S) : JOSÉ LUIZ DE MOURA</text:p>
          </table:table-cell>
          <table:table-cell office:value-type="string" calcext:value-type="string">
            <text:p>- O AI 486215 AgR-ED foi objeto de embargos de declaração não conhecidos em 20/09/2005. Número de páginas: (05). Análise:(CSF). Revisão:(ANA). Inclusão: 28/04/05, (MLR).</text:p>
          </table:table-cell>
          <table:table-cell office:value-type="string" calcext:value-type="string">
            <text:p>[]</text:p>
          </table:table-cell>
          <table:table-cell office:value-type="float" office:value="257" calcext:value-type="float">
            <text:p>257</text:p>
          </table:table-cell>
        </table:table-row>
        <table:table-row table:style-name="ro2">
          <table:table-cell office:value-type="float" office:value="12625" calcext:value-type="float">
            <text:p>12625</text:p>
          </table:table-cell>
          <table:table-cell office:value-type="string" calcext:value-type="string">
            <text:p>5e32db82d0a3cf753014f0c0</text:p>
          </table:table-cell>
          <table:table-cell office:value-type="string" calcext:value-type="string">
            <text:p>AGR AI 504566</text:p>
          </table:table-cell>
          <table:table-cell office:value-type="string" calcext:value-type="string">
            <text:p>DJ 04-03-2005 PP-00019 <text:s text:c="9"/>EMENT VOL-02182-08 PP-01524</text:p>
          </table:table-cell>
          <table:table-cell office:value-type="string" calcext:value-type="string">
            <text:p>[]</text:p>
          </table:table-cell>
          <table:table-cell office:value-type="string" calcext:value-type="string">
            <text:p>AGTE.(S) : JOSÉ AMARO LEITE </text:p>
            <text:p>ADVDO.(A/S) : SONIA MARIA DE OLIVEIRA MOROZETTI E OUTRO (A/S) </text:p>
            <text:p>AGDO.(A/S) : INSTITUTO NACIONAL DO SEGURO SOCIAL - INSS </text:p>
            <text:p>ADVDO.(A/S) : ANA LÚCIA DE FÁTIMA BASTOS ESTEVÃO</text:p>
          </table:table-cell>
          <table:table-cell office:value-type="string" calcext:value-type="string">
            <text:p>Número de páginas: (05). Análise:(NAL). Revisão:(ANA). Inclusão: 28/03/05, (MLR). Alterração: 05/04/05, (MLR).</text:p>
          </table:table-cell>
          <table:table-cell office:value-type="string" calcext:value-type="string">
            <text:p>[]</text:p>
          </table:table-cell>
          <table:table-cell office:value-type="float" office:value="189" calcext:value-type="float">
            <text:p>189</text:p>
          </table:table-cell>
        </table:table-row>
        <table:table-row table:style-name="ro2">
          <table:table-cell office:value-type="float" office:value="12631" calcext:value-type="float">
            <text:p>12631</text:p>
          </table:table-cell>
          <table:table-cell office:value-type="string" calcext:value-type="string">
            <text:p>5e32db89d0a3cf753014f0c6</text:p>
          </table:table-cell>
          <table:table-cell office:value-type="string" calcext:value-type="string">
            <text:p>AGR AI 485755</text:p>
          </table:table-cell>
          <table:table-cell office:value-type="string" calcext:value-type="string">
            <text:p>DJ 25-02-2005 PP-00030 <text:s text:c="9"/>EMENT VOL-02181-06 PP-01001</text:p>
          </table:table-cell>
          <table:table-cell office:value-type="string" calcext:value-type="string">
            <text:p>[]</text:p>
          </table:table-cell>
          <table:table-cell office:value-type="string" calcext:value-type="string">
            <text:p>AGTE.(S) : UNIÃO </text:p>
            <text:p>ADVDO.(A/S) : PFN - EULER BARROS FERREIRA LOPES E OUTRO </text:p>
            <text:p>AGDO.(A/S) : BANCO DO ESTADO DE GOIÁS - BEG </text:p>
            <text:p>ADVDO.(A/S) : JOSÉ PERDIZ DE JESUS E OUTRO (A/S)</text:p>
          </table:table-cell>
          <table:table-cell office:value-type="string" calcext:value-type="string">
            <text:p>- O AI-485755-AgR foi objeto de embargos de declaração rejeitados em 31/05/2005. Número de páginas: (05). Análise:(CSF). Revisão:(ANA). Inclusão: 11/03/05, (MLR). Alteração: 20/06/05, (AAS).</text:p>
          </table:table-cell>
          <table:table-cell office:value-type="string" calcext:value-type="string">
            <text:p>[]</text:p>
          </table:table-cell>
          <table:table-cell office:value-type="float" office:value="183" calcext:value-type="float">
            <text:p>183</text:p>
          </table:table-cell>
        </table:table-row>
        <table:table-row table:style-name="ro6">
          <table:table-cell office:value-type="float" office:value="12635" calcext:value-type="float">
            <text:p>12635</text:p>
          </table:table-cell>
          <table:table-cell office:value-type="string" calcext:value-type="string">
            <text:p>5e32dbbad0a3cf753014f0ca</text:p>
          </table:table-cell>
          <table:table-cell office:value-type="string" calcext:value-type="string">
            <text:p>ED AGR RE 422830</text:p>
          </table:table-cell>
          <table:table-cell office:value-type="string" calcext:value-type="string">
            <text:p>DJ 18-03-2005 PP-00073 <text:s text:c="9"/>EMENT VOL-02184-04 PP-00755</text:p>
          </table:table-cell>
          <table:table-cell office:value-type="string" calcext:value-type="string">
            <text:p>[]</text:p>
          </table:table-cell>
          <table:table-cell office:value-type="string" calcext:value-type="string">
            <text:p>EMBTE.(S) : ESTADO DE SANTA CATARINA </text:p>
            <text:p>ADVDO.(A/S) : PGE-SC - LORENO WEISSHEIMER </text:p>
            <text:p>EMBDO.(A/S) : SINTESPE - SINDICATO DOS TRABALHADORES DO </text:p>
            <text:p> SERVIÇO PÚBLICO ESTADUAL DE SANTA CATARINA </text:p>
            <text:p>ADVDO.(A/S) : JAYSON NASCIMENTO</text:p>
          </table:table-cell>
          <table:table-cell office:value-type="string" calcext:value-type="string">
            <text:p>- O RE 426062 AgR-ED foi objeto de Embargos de Divergência acolhidos em 20/08/2009. Número de páginas: (05). Análise:(CSF). Revisão:(ANA). Inclusão: 31/03/05, (CSM). Alteração: 07/04/05, (CSM).</text:p>
          </table:table-cell>
          <table:table-cell office:value-type="string" calcext:value-type="string">
            <text:p>[]</text:p>
          </table:table-cell>
          <table:table-cell office:value-type="float" office:value="360" calcext:value-type="float">
            <text:p>360</text:p>
          </table:table-cell>
        </table:table-row>
        <table:table-row table:style-name="ro5">
          <table:table-cell office:value-type="float" office:value="12665" calcext:value-type="float">
            <text:p>12665</text:p>
          </table:table-cell>
          <table:table-cell office:value-type="string" calcext:value-type="string">
            <text:p>5e32dc24d0a3cf753014f0e8</text:p>
          </table:table-cell>
          <table:table-cell office:value-type="string" calcext:value-type="string">
            <text:p>HC 85080</text:p>
          </table:table-cell>
          <table:table-cell office:value-type="string" calcext:value-type="string">
            <text:p>DJ 30-06-2006 PP-00035    EMENT VOL-02239-01 PP-00136</text:p>
            <text:p>LEXSTF v. 28, n. 331, 2006, p. 440-443</text:p>
          </table:table-cell>
          <table:table-cell office:value-type="string" calcext:value-type="string">
            <text:p>['LEXSTF 331/440']</text:p>
          </table:table-cell>
          <table:table-cell office:value-type="string" calcext:value-type="string">
            <text:p>PACTE.(S) : DENILSON DA CRUZ SILVA </text:p>
            <text:p>IMPTE.(S) : JOSELITO ALVES BATISTA </text:p>
            <text:p>COATOR(A/S)(ES) : SUPERIOR TRIBUNAL DE JUSTIÇA</text:p>
          </table:table-cell>
          <table:table-cell office:value-type="string" calcext:value-type="string">
            <text:p>N. PP.: 6 Análise: 07/07/2006, CRE.</text:p>
          </table:table-cell>
          <table:table-cell office:value-type="string" calcext:value-type="string">
            <text:p>[]</text:p>
          </table:table-cell>
          <table:table-cell office:value-type="float" office:value="474" calcext:value-type="float">
            <text:p>474</text:p>
          </table:table-cell>
        </table:table-row>
        <table:table-row table:style-name="ro2">
          <table:table-cell office:value-type="float" office:value="12675" calcext:value-type="float">
            <text:p>12675</text:p>
          </table:table-cell>
          <table:table-cell office:value-type="string" calcext:value-type="string">
            <text:p>5e32dc3dd0a3cf753014f0f2</text:p>
          </table:table-cell>
          <table:table-cell office:value-type="string" calcext:value-type="string">
            <text:p>AGR RE 437907</text:p>
          </table:table-cell>
          <table:table-cell office:value-type="string" calcext:value-type="string">
            <text:p>DJ 29-04-2005 PP-00042</text:p>
            <text:p>EMENT VOL-02189-06 PP-01272</text:p>
          </table:table-cell>
          <table:table-cell office:value-type="string" calcext:value-type="string">
            <text:p>[]</text:p>
          </table:table-cell>
          <table:table-cell office:value-type="string" calcext:value-type="string">
            <text:p>AGTE.(S) : ESTADO DE MATO GROSSO DO SUL </text:p>
            <text:p>ADVDO.(A/S) : PGE-MS - ULISSES SCHWARZ VIANA </text:p>
            <text:p>AGDO.(A/S) : ADÉLIA MARTINEZ TRIVELATO E OUTRO (A/S) </text:p>
            <text:p>ADVDO.(A/S) : JOÃO JOSÉ DE SOUZA LEITE E OUTRO (A/S)</text:p>
          </table:table-cell>
          <table:table-cell office:value-type="string" calcext:value-type="string">
            <text:p>- O RE 441331 AgR foi objeto de embargos de declaração rejeitados em 31/05/2005. - O AI 476766 AgR foi objeto de embargos de declaração rejeitados em 30/08/2005. Número de páginas: (05). Análise:(CRE). Revisão:(ANA). Inclusão: 11/05/05, (MLR). Alteração: 16/01/06, (AGS).</text:p>
          </table:table-cell>
          <table:table-cell office:value-type="string" calcext:value-type="string">
            <text:p>[]</text:p>
          </table:table-cell>
          <table:table-cell office:value-type="float" office:value="463" calcext:value-type="float">
            <text:p>463</text:p>
          </table:table-cell>
        </table:table-row>
        <table:table-row table:style-name="ro2">
          <table:table-cell office:value-type="float" office:value="12677" calcext:value-type="float">
            <text:p>12677</text:p>
          </table:table-cell>
          <table:table-cell office:value-type="string" calcext:value-type="string">
            <text:p>5e32dc3ed0a3cf753014f0f4</text:p>
          </table:table-cell>
          <table:table-cell office:value-type="string" calcext:value-type="string">
            <text:p>AGR AI 399810</text:p>
          </table:table-cell>
          <table:table-cell office:value-type="string" calcext:value-type="string">
            <text:p>DJ 18-03-2005 PP-00056 <text:s text:c="9"/>EMENT VOL-02184-03 PP-00519</text:p>
          </table:table-cell>
          <table:table-cell office:value-type="string" calcext:value-type="string">
            <text:p>[]</text:p>
          </table:table-cell>
          <table:table-cell office:value-type="string" calcext:value-type="string">
            <text:p>AGTE. : ARNALDO CELLINI DA ROCHA JUNIOR </text:p>
            <text:p>ADVDO. : ARNALDO CELLINI DA ROCHA JUNIOR </text:p>
            <text:p>AGDO. : SOCIEDADE CIVIL PINHEIROS TÊNIS VILLAGE </text:p>
            <text:p>ADVDO. : HELIO MAGALHÃES BITTENCOURT</text:p>
          </table:table-cell>
          <table:table-cell office:value-type="string" calcext:value-type="string">
            <text:p>- O AI-399810-AgR foi objeto de embargos de declaração rejeitados em 28/06/2005. Número de páginas: (05). Análise:(CEL). Inclusão: 31/03/05, (SVF). Alteração: 19/09/05, (SVF).</text:p>
          </table:table-cell>
          <table:table-cell office:value-type="string" calcext:value-type="string">
            <text:p>[]</text:p>
          </table:table-cell>
          <table:table-cell office:value-type="float" office:value="460" calcext:value-type="float">
            <text:p>460</text:p>
          </table:table-cell>
        </table:table-row>
        <table:table-row table:style-name="ro2">
          <table:table-cell office:value-type="float" office:value="12694" calcext:value-type="float">
            <text:p>12694</text:p>
          </table:table-cell>
          <table:table-cell office:value-type="string" calcext:value-type="string">
            <text:p>5e32dc60d0a3cf753014f105</text:p>
          </table:table-cell>
          <table:table-cell office:value-type="string" calcext:value-type="string">
            <text:p>AGR AI 316118</text:p>
          </table:table-cell>
          <table:table-cell office:value-type="string" calcext:value-type="string">
            <text:p>DJ 18-03-2005 PP-00055 <text:s text:c="9"/>EMENT VOL-02184-02 PP-00397</text:p>
          </table:table-cell>
          <table:table-cell office:value-type="string" calcext:value-type="string">
            <text:p>[]</text:p>
          </table:table-cell>
          <table:table-cell office:value-type="string" calcext:value-type="string">
            <text:p>AGTE.(S) : MUNICÍPIO DE BELO HORIZONTE </text:p>
            <text:p>ADVDO.(A/S) : DAYSE MARIA ANDRADE ALENCAR E OUTROS </text:p>
            <text:p>AGDO.(A/S) : UNIÃO BRASILEIRA DE EDUCAÇÃO E ENSINO - UBEE </text:p>
            <text:p>ADVDO.(A/S) : EDUARDO DE REZENDE BASTOS PEREIRA E OUTRO</text:p>
          </table:table-cell>
          <table:table-cell office:value-type="string" calcext:value-type="string">
            <text:p>- O AI 527297 AgR foi objeto de embargos de declaração providos em 15/12/2009. Número de páginas: (05). Análise:(CSF). Revisão:(ANA). Inclusão: 29/03/05, (SVF). Alteração: 11/10/05, (SVF).</text:p>
          </table:table-cell>
          <table:table-cell office:value-type="string" calcext:value-type="string">
            <text:p>[]</text:p>
          </table:table-cell>
          <table:table-cell office:value-type="float" office:value="442" calcext:value-type="float">
            <text:p>442</text:p>
          </table:table-cell>
        </table:table-row>
        <table:table-row table:style-name="ro6">
          <table:table-cell office:value-type="float" office:value="12710" calcext:value-type="float">
            <text:p>12710</text:p>
          </table:table-cell>
          <table:table-cell office:value-type="string" calcext:value-type="string">
            <text:p>5e32dc6dd0a3cf753014f115</text:p>
          </table:table-cell>
          <table:table-cell office:value-type="string" calcext:value-type="string">
            <text:p>AGR AI 459103</text:p>
          </table:table-cell>
          <table:table-cell office:value-type="string" calcext:value-type="string">
            <text:p>DJ 22-04-2005 PP-00019 <text:s text:c="9"/>EMENT VOL-02188-07 PP-01321</text:p>
          </table:table-cell>
          <table:table-cell office:value-type="string" calcext:value-type="string">
            <text:p>[]</text:p>
          </table:table-cell>
          <table:table-cell office:value-type="string" calcext:value-type="string">
            <text:p>AGTE.(S) : ALICE WATANABE MASUDA E OUTRO (A/S) </text:p>
            <text:p>ADVDO.(A/S) : GABRIELI CORCINO PIRES RIBEIRO E OUTRO (A/S) </text:p>
            <text:p>ADVDO.(A/S) : GUSTAVO CORTÊS DE LIMA E OUTRO (A/S) </text:p>
            <text:p>AGDO.(A/S) : ESTADO DE SÃO PAULO </text:p>
            <text:p>ADVDO.(A/S) : PGE-SP - ANNA MARIA DE C. RIBEIRO</text:p>
          </table:table-cell>
          <table:table-cell office:value-type="string" calcext:value-type="string">
            <text:p>- O AI 441088 AgR foi objeto de embargos de declaração rejeitados em 30/08/2005. - O AI 471603 AgR foi objeto de embargos de declaração rejeitados em 14/06/2005. - O AI 500971 AgR foi objeto de embargos de declaração rejeitados em 14/06/2005. Número de páginas: (05). Análise:(CRE). Revisão:(ANA). Inclusão: 03/05/05, (MLR). Alteração: 17/11/05, (CSV).</text:p>
          </table:table-cell>
          <table:table-cell office:value-type="string" calcext:value-type="string">
            <text:p>[]</text:p>
          </table:table-cell>
          <table:table-cell office:value-type="float" office:value="424" calcext:value-type="float">
            <text:p>424</text:p>
          </table:table-cell>
        </table:table-row>
        <table:table-row table:style-name="ro6">
          <table:table-cell office:value-type="float" office:value="12749" calcext:value-type="float">
            <text:p>12749</text:p>
          </table:table-cell>
          <table:table-cell office:value-type="string" calcext:value-type="string">
            <text:p>5e32dcd7d0a3cf753014f13c</text:p>
          </table:table-cell>
          <table:table-cell office:value-type="string" calcext:value-type="string">
            <text:p>AGR AI 510700</text:p>
          </table:table-cell>
          <table:table-cell office:value-type="string" calcext:value-type="string">
            <text:p>DJ 11-03-2005 PP-00026 <text:s text:c="9"/>EMENT VOL-02183-08 PP-01535</text:p>
          </table:table-cell>
          <table:table-cell office:value-type="string" calcext:value-type="string">
            <text:p>[]</text:p>
          </table:table-cell>
          <table:table-cell office:value-type="string" calcext:value-type="string">
            <text:p>AGTE.(S) : EDUARDO FELÍCIO </text:p>
            <text:p>ADVDO.(A/S) : MOISÉS ELIAS PEREIRA </text:p>
            <text:p>AGDO.(A/S) : ESTADO DE MINAS GERAIS </text:p>
            <text:p>ADVDO.(A/S) : ADVOCACIA-GERAL DO ESTADO - MG - RODRIGO PERES DE </text:p>
            <text:p> LIMA NETTO</text:p>
          </table:table-cell>
          <table:table-cell office:value-type="string" calcext:value-type="string">
            <text:p>- O AI-510700-AgR foi objeto de embargos de declaração não conhecidos em 24/05/2003. Número de páginas: (06). Análise:(CSF). Revisão:(ANA). Inclusão: 28/03/05, (MLR). Alteração: 12/07/05, (MLR).</text:p>
          </table:table-cell>
          <table:table-cell office:value-type="string" calcext:value-type="string">
            <text:p>[]</text:p>
          </table:table-cell>
          <table:table-cell office:value-type="float" office:value="380" calcext:value-type="float">
            <text:p>380</text:p>
          </table:table-cell>
        </table:table-row>
        <table:table-row table:style-name="ro2">
          <table:table-cell office:value-type="float" office:value="12786" calcext:value-type="float">
            <text:p>12786</text:p>
          </table:table-cell>
          <table:table-cell office:value-type="string" calcext:value-type="string">
            <text:p>5e32dd1ad0a3cf753014f161</text:p>
          </table:table-cell>
          <table:table-cell office:value-type="string" calcext:value-type="string">
            <text:p>AGR AI 245920</text:p>
          </table:table-cell>
          <table:table-cell office:value-type="string" calcext:value-type="string">
            <text:p>DJ 18-03-2005 PP-00055 <text:s text:c="9"/>EMENT VOL-02184-02 PP-00374</text:p>
          </table:table-cell>
          <table:table-cell office:value-type="string" calcext:value-type="string">
            <text:p>[]</text:p>
          </table:table-cell>
          <table:table-cell office:value-type="string" calcext:value-type="string">
            <text:p>AGTE. : SOAGRO - SOCIEDADE AGROINDUSTRIAL DO NORDESTE LTDA </text:p>
            <text:p>ADVDOS. : JOÃO EDUARDO DE DRUMOND VERANO E OUTRO (A/S) </text:p>
            <text:p>AGDA. : UNIÃO </text:p>
            <text:p>ADVDA. : PFN - MARIA DIONNE DE ARAÚJO FELIPE</text:p>
          </table:table-cell>
          <table:table-cell office:value-type="string" calcext:value-type="string">
            <text:p>- O AI-245920-AgR foi objeto de embargos de declaração rejeitados em 14/06/2005. Número de páginas: (05). Análise:(CSF). Revisão:(ANA). Inclusão: 15/04/05, (SVF). Alteração: 23/08/05, (SVF).</text:p>
          </table:table-cell>
          <table:table-cell office:value-type="string" calcext:value-type="string">
            <text:p>[]</text:p>
          </table:table-cell>
          <table:table-cell office:value-type="float" office:value="531" calcext:value-type="float">
            <text:p>531</text:p>
          </table:table-cell>
        </table:table-row>
        <table:table-row table:style-name="ro6">
          <table:table-cell office:value-type="float" office:value="12793" calcext:value-type="float">
            <text:p>12793</text:p>
          </table:table-cell>
          <table:table-cell office:value-type="string" calcext:value-type="string">
            <text:p>5e32dd1dd0a3cf753014f168</text:p>
          </table:table-cell>
          <table:table-cell office:value-type="string" calcext:value-type="string">
            <text:p>AGR AI 522630</text:p>
          </table:table-cell>
          <table:table-cell office:value-type="string" calcext:value-type="string">
            <text:p>DJ 18-03-2005 PP-00062 <text:s text:c="9"/>EMENT VOL-02184-08 PP-01676</text:p>
          </table:table-cell>
          <table:table-cell office:value-type="string" calcext:value-type="string">
            <text:p>[]</text:p>
          </table:table-cell>
          <table:table-cell office:value-type="string" calcext:value-type="string">
            <text:p>AGTE.(S) : BLANDINA EDILMA FERREIRA DA ROCHA E OUTRO (A/S) </text:p>
            <text:p>ADVDO.(A/S) : TULIO FREDERICO TENÓRIO VILAÇA RODRIGUES </text:p>
            <text:p> E OUTRO (A/S) </text:p>
            <text:p>AGDO.(A/S) : ESTADO DE PERNAMBUCO </text:p>
            <text:p>ADVDO.(A/S) : PGE-PE - SÉRGIO AUGUSTO SANTANA SILVA</text:p>
          </table:table-cell>
          <table:table-cell office:value-type="string" calcext:value-type="string">
            <text:p>Número de páginas: (5). Análise:(CEL). Revisão:(). - O AI-522630-AgR foi objeto de embargos de declaração rejeitados em 24/05/2005. Inclusão: 15/04/05, (SVF). Alteração: 23/06/05, (MLR).</text:p>
          </table:table-cell>
          <table:table-cell office:value-type="string" calcext:value-type="string">
            <text:p>[]</text:p>
          </table:table-cell>
          <table:table-cell office:value-type="float" office:value="581" calcext:value-type="float">
            <text:p>581</text:p>
          </table:table-cell>
        </table:table-row>
        <table:table-row table:style-name="ro2">
          <table:table-cell office:value-type="float" office:value="12881" calcext:value-type="float">
            <text:p>12881</text:p>
          </table:table-cell>
          <table:table-cell office:value-type="string" calcext:value-type="string">
            <text:p>5e32de5ad0a3cf753014f1c0</text:p>
          </table:table-cell>
          <table:table-cell office:value-type="string" calcext:value-type="string">
            <text:p>ED AI 462575</text:p>
          </table:table-cell>
          <table:table-cell office:value-type="string" calcext:value-type="string">
            <text:p>DJ 01-04-2005 PP-00035 <text:s text:c="9"/>EMENT VOL-02185-06 PP-01205</text:p>
          </table:table-cell>
          <table:table-cell office:value-type="string" calcext:value-type="string">
            <text:p>[]</text:p>
          </table:table-cell>
          <table:table-cell office:value-type="string" calcext:value-type="string">
            <text:p>EMBTE.(S) : SEBASTIÃO MEDEIROS DA CRUZ </text:p>
            <text:p>ADVDO.(A/S) : AGAMENON FERNANDES </text:p>
            <text:p>EMBDO.(A/S) : ESTADO DO RIO GRANDE DO NORTE </text:p>
            <text:p>ADVDO.(A/S) : PGE-RN - FRANCISCO WILKIE REBOUÇAS JÚNIOR</text:p>
          </table:table-cell>
          <table:table-cell office:value-type="string" calcext:value-type="string">
            <text:p>- O AI-462575-ED foi objeto de embargos de declaração rejeitados em 14/06/2005. Número de páginas: (06). Análise:(CSF). Revisão:(ANA). Inclusão: 12/04/05, (MLR). Alteração: 23/08/05, (SVF).</text:p>
          </table:table-cell>
          <table:table-cell office:value-type="string" calcext:value-type="string">
            <text:p>[]</text:p>
          </table:table-cell>
          <table:table-cell office:value-type="float" office:value="548" calcext:value-type="float">
            <text:p>548</text:p>
          </table:table-cell>
        </table:table-row>
        <table:table-row table:style-name="ro5">
          <table:table-cell office:value-type="float" office:value="12896" calcext:value-type="float">
            <text:p>12896</text:p>
          </table:table-cell>
          <table:table-cell office:value-type="string" calcext:value-type="string">
            <text:p>5e32de6cd0a3cf753014f1cf</text:p>
          </table:table-cell>
          <table:table-cell office:value-type="string" calcext:value-type="string">
            <text:p>AGR AI 377883</text:p>
          </table:table-cell>
          <table:table-cell office:value-type="string" calcext:value-type="string">
            <text:p>DJ 18-03-2005 PP-00055 <text:s text:c="9"/>EMENT VOL-02184-03 PP-00471</text:p>
          </table:table-cell>
          <table:table-cell office:value-type="string" calcext:value-type="string">
            <text:p>[]</text:p>
          </table:table-cell>
          <table:table-cell office:value-type="string" calcext:value-type="string">
            <text:p>AGTE. : EDSON MOURA </text:p>
            <text:p>ADVDOS. : IVAN BARBOSA RIGOLIN E OUTROS </text:p>
            <text:p>AGDO. : MINISTÉRIO PÚBLICO ESTADUAL</text:p>
          </table:table-cell>
          <table:table-cell office:value-type="string" calcext:value-type="string">
            <text:p>- O AI-377883-AgR foi objeto de embargos de declaração não conhecidos em 19/04/2005. - O AI-377883-AgR-ED foi objeto de embargos de declaração rejeitados em 14/02/2006. Número de páginas: (05). Análise:(CSF). Revisão:(ANA). Inclusão: 31/03/05, (SVF). Alteração: 03/06/05, (MLR).</text:p>
          </table:table-cell>
          <table:table-cell office:value-type="string" calcext:value-type="string">
            <text:p>[]</text:p>
          </table:table-cell>
          <table:table-cell office:value-type="float" office:value="532" calcext:value-type="float">
            <text:p>532</text:p>
          </table:table-cell>
        </table:table-row>
        <table:table-row table:style-name="ro2">
          <table:table-cell office:value-type="float" office:value="12910" calcext:value-type="float">
            <text:p>12910</text:p>
          </table:table-cell>
          <table:table-cell office:value-type="string" calcext:value-type="string">
            <text:p>5e32de78d0a3cf753014f1dd</text:p>
          </table:table-cell>
          <table:table-cell office:value-type="string" calcext:value-type="string">
            <text:p>AGR AI 515927</text:p>
          </table:table-cell>
          <table:table-cell office:value-type="string" calcext:value-type="string">
            <text:p>DJ 18-03-2005 PP-00060 <text:s text:c="9"/>EMENT VOL-02184-08 PP-01512</text:p>
          </table:table-cell>
          <table:table-cell office:value-type="string" calcext:value-type="string">
            <text:p>[]</text:p>
          </table:table-cell>
          <table:table-cell office:value-type="string" calcext:value-type="string">
            <text:p>AGTE.(S) : JOSÉ DE LA PEÑA NETO </text:p>
            <text:p>ADVDO.(A/S) : OSCARINO DE ALMEIDA ARANTES E OUTRO (A/S) </text:p>
            <text:p>AGDO.(A/S) : BARRA 65 - PIANO BAR E SINUCA LTDA </text:p>
            <text:p>ADVDO.(A/S) : JOSÉ ANTONIO LEMOS BRITO E OUTRO (A/S)</text:p>
          </table:table-cell>
          <table:table-cell office:value-type="string" calcext:value-type="string">
            <text:p>Acórdãos ciatdos: AI-159230-AgR (RTJ-158/1006), AI-181802-AgR, RE-252352 (RTJ-182/787). Número de páginas: (05). Análise:(NAL). Revisão:(ANA). Inclusão: 07/04/05, (MLR).</text:p>
          </table:table-cell>
          <table:table-cell office:value-type="string" calcext:value-type="string">
            <text:p>[]</text:p>
          </table:table-cell>
          <table:table-cell office:value-type="float" office:value="516" calcext:value-type="float">
            <text:p>516</text:p>
          </table:table-cell>
        </table:table-row>
        <table:table-row table:style-name="ro2">
          <table:table-cell office:value-type="float" office:value="12922" calcext:value-type="float">
            <text:p>12922</text:p>
          </table:table-cell>
          <table:table-cell office:value-type="string" calcext:value-type="string">
            <text:p>5e32debbd0a3cf753014f1e9</text:p>
          </table:table-cell>
          <table:table-cell office:value-type="string" calcext:value-type="string">
            <text:p>ED AI 510323</text:p>
          </table:table-cell>
          <table:table-cell office:value-type="string" calcext:value-type="string">
            <text:p>DJ 01-04-2005 PP-00035 <text:s text:c="9"/>EMENT VOL-02185-09 PP-01674</text:p>
          </table:table-cell>
          <table:table-cell office:value-type="string" calcext:value-type="string">
            <text:p>[]</text:p>
          </table:table-cell>
          <table:table-cell office:value-type="string" calcext:value-type="string">
            <text:p>EMBTE.(S) : MARCOS LIMA VIEIRA </text:p>
            <text:p>ADVDO.(A/S) : SÉRGIO NOVAIS DIAS E OUTRO (A/S) </text:p>
            <text:p>EMBDO.(A/S) : CONDOMÍNIO EDIFÍCIO MANSÃO DO VALE </text:p>
            <text:p>ADVDO.(A/S) : JOÃO ROSA E OUTRO (A/S)</text:p>
          </table:table-cell>
          <table:table-cell office:value-type="string" calcext:value-type="string">
            <text:p>- Os AI 510323 ED, convertidos em agravo regimental no agravo de instrumento em 01/03/2005, foi objeto de embargos de declaração rejeitados em 14/02/2006. Número de páginas: (06). Análise:(CSF). Revisão:(). Inclusão: 20/04/05, (SVF). Alteração: 24/03/06, (NAL).</text:p>
          </table:table-cell>
          <table:table-cell office:value-type="string" calcext:value-type="string">
            <text:p>[]</text:p>
          </table:table-cell>
          <table:table-cell office:value-type="float" office:value="503" calcext:value-type="float">
            <text:p>503</text:p>
          </table:table-cell>
        </table:table-row>
        <table:table-row table:style-name="ro2">
          <table:table-cell office:value-type="float" office:value="12927" calcext:value-type="float">
            <text:p>12927</text:p>
          </table:table-cell>
          <table:table-cell office:value-type="string" calcext:value-type="string">
            <text:p>5e32debed0a3cf753014f1ee</text:p>
          </table:table-cell>
          <table:table-cell office:value-type="string" calcext:value-type="string">
            <text:p>ED AGR RE 398473</text:p>
          </table:table-cell>
          <table:table-cell office:value-type="string" calcext:value-type="string">
            <text:p>DJ 08-04-2005 PP-00037 <text:s text:c="9"/>EMENT VOL-02186-03 PP-00536</text:p>
          </table:table-cell>
          <table:table-cell office:value-type="string" calcext:value-type="string">
            <text:p>[]</text:p>
          </table:table-cell>
          <table:table-cell office:value-type="string" calcext:value-type="string">
            <text:p>EMBTE.(S) : ADILSON BENEDITO BAPTISTA E OUTRO (A/S) </text:p>
            <text:p>ADVDO.(A/S) : ORDENATO CÂNDIDO BORBA E OUTRO (A/S) </text:p>
            <text:p>EMBDO.(A/S) : DISTRITO FEDERAL </text:p>
            <text:p>ADVDO.(A/S) : PGDF - TATIANA BARBOSA DUARTE</text:p>
          </table:table-cell>
          <table:table-cell office:value-type="string" calcext:value-type="string">
            <text:p>- Os RE-398473-AgR-ED foram objeto de embargos de declaração rejeitados em 26/04/2005. Número de páginas: (06). Análise:(CSF). Revisão:(ANA). Inclusão: 20/04/05, (SVF). Alteração: 03/06/05, (SVF).</text:p>
          </table:table-cell>
          <table:table-cell office:value-type="string" calcext:value-type="string">
            <text:p>[]</text:p>
          </table:table-cell>
          <table:table-cell office:value-type="float" office:value="497" calcext:value-type="float">
            <text:p>497</text:p>
          </table:table-cell>
        </table:table-row>
        <table:table-row table:style-name="ro2">
          <table:table-cell office:value-type="float" office:value="12939" calcext:value-type="float">
            <text:p>12939</text:p>
          </table:table-cell>
          <table:table-cell office:value-type="string" calcext:value-type="string">
            <text:p>5e32ded0d0a3cf753014f1fa</text:p>
          </table:table-cell>
          <table:table-cell office:value-type="string" calcext:value-type="string">
            <text:p>AGR AI 524927</text:p>
          </table:table-cell>
          <table:table-cell office:value-type="string" calcext:value-type="string">
            <text:p>DJ 01-04-2005 PP-00029 <text:s text:c="9"/>EMENT VOL-02185-12 PP-02382</text:p>
          </table:table-cell>
          <table:table-cell office:value-type="string" calcext:value-type="string">
            <text:p>[]</text:p>
          </table:table-cell>
          <table:table-cell office:value-type="string" calcext:value-type="string">
            <text:p>AGTE.(S) : FIAT AUTOMÓVEIS S/A </text:p>
            <text:p>ADVDO.(A/S) : HÉLIO CARVALHO SANTANA E OUTRO (A/S) </text:p>
            <text:p>AGDO.(A/S) : JOÃO CARLOS RODRIGUES </text:p>
            <text:p>ADVDO.(A/S) : PEDRO ROSA MACHADO</text:p>
          </table:table-cell>
          <table:table-cell office:value-type="string" calcext:value-type="string">
            <text:p>- O AI 543610 AgR foi objeto de embargos de declaração não conhecidos em 30/08/2005. Número de páginas: (06). Análise:(CSF). Revisão:(ANA). Inclusão: 07/04/05, (MLR). Alteração: 01/12/05, (CFC).</text:p>
          </table:table-cell>
          <table:table-cell office:value-type="string" calcext:value-type="string">
            <text:p>[]</text:p>
          </table:table-cell>
          <table:table-cell office:value-type="float" office:value="659" calcext:value-type="float">
            <text:p>659</text:p>
          </table:table-cell>
        </table:table-row>
        <table:table-row table:style-name="ro3">
          <table:table-cell office:value-type="float" office:value="12948" calcext:value-type="float">
            <text:p>12948</text:p>
          </table:table-cell>
          <table:table-cell office:value-type="string" calcext:value-type="string">
            <text:p>5e32ded6d0a3cf753014f203</text:p>
          </table:table-cell>
          <table:table-cell office:value-type="string" calcext:value-type="string">
            <text:p>AGR AI 431045</text:p>
          </table:table-cell>
          <table:table-cell office:value-type="string" calcext:value-type="string">
            <text:p>DJ 15-04-2005 PP-00013</text:p>
            <text:p>          EMENT VOL-02187-06 PP-01156</text:p>
          </table:table-cell>
          <table:table-cell office:value-type="string" calcext:value-type="string">
            <text:p>[]</text:p>
          </table:table-cell>
          <table:table-cell office:value-type="string" calcext:value-type="string">
            <text:p>AGTE.(S) : WELLOS ALVES DA SILVA </text:p>
            <text:p>ADVDO.(A/S) : FRANCISCO GREGÓRIO DA SILVA </text:p>
            <text:p> E OUTRO (A/S) </text:p>
            <text:p>AGDO.(A/S) : CARLOS PERRONE </text:p>
            <text:p>ADVDO.(A/S) : ALEXANDRA MUTRAN LUZ PEREIRA </text:p>
            <text:p> E OUTRO (A/S)</text:p>
          </table:table-cell>
          <table:table-cell office:value-type="string" calcext:value-type="string">
            <text:p>- O AI 431705 AgR foi objeto de embargos de declaração não conhecidos em 30/08/2005. Número de páginas: (07). Análise:(NAL). Revisão:(ANA). Inclusão: 06/06/05, (MLR). Alteração: 28/09/05, (MLR).</text:p>
          </table:table-cell>
          <table:table-cell office:value-type="string" calcext:value-type="string">
            <text:p>[]</text:p>
          </table:table-cell>
          <table:table-cell office:value-type="float" office:value="721" calcext:value-type="float">
            <text:p>721</text:p>
          </table:table-cell>
        </table:table-row>
        <table:table-row table:style-name="ro2">
          <table:table-cell office:value-type="float" office:value="12973" calcext:value-type="float">
            <text:p>12973</text:p>
          </table:table-cell>
          <table:table-cell office:value-type="string" calcext:value-type="string">
            <text:p>5e32df04d0a3cf753014f21c</text:p>
          </table:table-cell>
          <table:table-cell office:value-type="string" calcext:value-type="string">
            <text:p>AGR RE 407671</text:p>
          </table:table-cell>
          <table:table-cell office:value-type="string" calcext:value-type="string">
            <text:p>DJ 22-04-2005 PP-00028 <text:s text:c="9"/>EMENT VOL-02188-04 PP-00627</text:p>
          </table:table-cell>
          <table:table-cell office:value-type="string" calcext:value-type="string">
            <text:p>[]</text:p>
          </table:table-cell>
          <table:table-cell office:value-type="string" calcext:value-type="string">
            <text:p>AGTE.(S) : ESTADO DE SANTA CATARINA </text:p>
            <text:p>ADVDO.(A/S) : PGE-SC - LORENO WEISSHEIMER </text:p>
            <text:p>AGDO.(A/S) : JOÃO JOSÉ SCHNEIDER E OUTRO (A/S) </text:p>
            <text:p>ADVDO.(A/S) : WALTOIR MENEGOTTO E OUTRO (A/S)</text:p>
          </table:table-cell>
          <table:table-cell office:value-type="string" calcext:value-type="string">
            <text:p>- O RE 407671 AgR foi objeto de embargos de declaração rejeitados em 04/10/2005. Número de páginas: (06). Análise:(AAC). Revisão:(JBM). Inclusão: 24/06/05, (SVF). Alteração: 17/11/05, (MLR).</text:p>
          </table:table-cell>
          <table:table-cell office:value-type="string" calcext:value-type="string">
            <text:p>[]</text:p>
          </table:table-cell>
          <table:table-cell office:value-type="float" office:value="705" calcext:value-type="float">
            <text:p>705</text:p>
          </table:table-cell>
        </table:table-row>
        <table:table-row table:style-name="ro2">
          <table:table-cell office:value-type="float" office:value="12987" calcext:value-type="float">
            <text:p>12987</text:p>
          </table:table-cell>
          <table:table-cell office:value-type="string" calcext:value-type="string">
            <text:p>5e32df10d0a3cf753014f22a</text:p>
          </table:table-cell>
          <table:table-cell office:value-type="string" calcext:value-type="string">
            <text:p>ACO 640</text:p>
          </table:table-cell>
          <table:table-cell office:value-type="string" calcext:value-type="string">
            <text:p>DJ    20-05-2005 PP-00005</text:p>
            <text:p>EMENT VOL-02192-01 PP-00068</text:p>
            <text:p>LEXSTF v. 27, n. 319, 2005, p. 24-30</text:p>
          </table:table-cell>
          <table:table-cell office:value-type="string" calcext:value-type="string">
            <text:p>['LEXSTF 319/24']</text:p>
          </table:table-cell>
          <table:table-cell office:value-type="string" calcext:value-type="string">
            <text:p>AUTORA : UNIÃO </text:p>
            <text:p>ADVDO. : ADVOGADO-GERAL DA UNIÃO </text:p>
            <text:p>RÉU : ESTADO DE RORAIMA </text:p>
            <text:p>ADVDO.(A/S) : CLEUSA LUCIA DE SOUZA LIMA</text:p>
          </table:table-cell>
          <table:table-cell office:value-type="string" calcext:value-type="string">
            <text:p>- A ACO 639 MC foi julgada em apenso aos presentes autos e julgada prejudicada. Número de páginas: (12). Análise:(JVC). Revisão:(JOY/RCO). Inclusão: 28/06/05, (SVF). Alteração: 09/11/05, (CSV).</text:p>
          </table:table-cell>
          <table:table-cell office:value-type="string" calcext:value-type="string">
            <text:p>[]</text:p>
          </table:table-cell>
          <table:table-cell office:value-type="float" office:value="689" calcext:value-type="float">
            <text:p>689</text:p>
          </table:table-cell>
        </table:table-row>
        <table:table-row table:style-name="ro6">
          <table:table-cell office:value-type="float" office:value="13002" calcext:value-type="float">
            <text:p>13002</text:p>
          </table:table-cell>
          <table:table-cell office:value-type="string" calcext:value-type="string">
            <text:p>5e32df61d0a3cf753014f239</text:p>
          </table:table-cell>
          <table:table-cell office:value-type="string" calcext:value-type="string">
            <text:p>MC AC 626</text:p>
          </table:table-cell>
          <table:table-cell office:value-type="string" calcext:value-type="string">
            <text:p>DJ 29-04-2005 PP-00014</text:p>
            <text:p>EMENT VOL-02189-01 PP-00052</text:p>
          </table:table-cell>
          <table:table-cell office:value-type="string" calcext:value-type="string">
            <text:p>[]</text:p>
          </table:table-cell>
          <table:table-cell office:value-type="string" calcext:value-type="string">
            <text:p>REQTE.(S) : USINA SANTA FÉ S/A </text:p>
            <text:p>ADVDO.(A/S) : MÁRIO LUIZ OLIVEIRA DA COSTA E OUTRO (A/S) </text:p>
            <text:p>ADVDO.(A/S) : HAMILTON DIAS DE SOUZA </text:p>
            <text:p>REQDO.(A/S) : UNIÃO </text:p>
            <text:p>ADVDO.(A/S) : PFN - FERNANDO NETTO BOITEUX E OUTRO (A/S)</text:p>
          </table:table-cell>
          <table:table-cell office:value-type="string" calcext:value-type="string">
            <text:p>- O RE 368014 AgR foi objeto de embargos de declaração recebidos em 26/08/2005. - A AC 850 MC foi objeto de embargos de declaração recebidos em 25.04.2006. Número de páginas: (04). Análise:(CEL). Inclusão: 17/05/05, (MLR). Alteração: 24/01/06, (AGS).</text:p>
          </table:table-cell>
          <table:table-cell office:value-type="string" calcext:value-type="string">
            <text:p>[]</text:p>
          </table:table-cell>
          <table:table-cell office:value-type="float" office:value="673" calcext:value-type="float">
            <text:p>673</text:p>
          </table:table-cell>
        </table:table-row>
        <table:table-row table:style-name="ro2">
          <table:table-cell office:value-type="float" office:value="13089" calcext:value-type="float">
            <text:p>13089</text:p>
          </table:table-cell>
          <table:table-cell office:value-type="string" calcext:value-type="string">
            <text:p>5e32e029d0a3cf753014f290</text:p>
          </table:table-cell>
          <table:table-cell office:value-type="string" calcext:value-type="string">
            <text:p>AGR AI 514355</text:p>
          </table:table-cell>
          <table:table-cell office:value-type="string" calcext:value-type="string">
            <text:p>DJ 15-04-2005 PP-00018 <text:s text:c="9"/>EMENT VOL-02187-09 PP-01788</text:p>
          </table:table-cell>
          <table:table-cell office:value-type="string" calcext:value-type="string">
            <text:p>[]</text:p>
          </table:table-cell>
          <table:table-cell office:value-type="string" calcext:value-type="string">
            <text:p>AGTE.(S) : MUNICÍPIO DO RIO DE JANEIRO </text:p>
            <text:p>ADVDO.(A/S) : JOSÉ EDUARDO CAVALCANTI DE ALBUQUERQUE </text:p>
            <text:p>AGDO.(A/S) : JESSE VELMOVITSKY </text:p>
            <text:p>ADVDO.(A/S) : JESSE VELMOVITSKY</text:p>
          </table:table-cell>
          <table:table-cell office:value-type="string" calcext:value-type="string">
            <text:p>- O AI 514355 AgR foi objeto de embargos de declaração recebidos em 09/08/2005. Número de páginas: (05). Análise:(ANA). Revisão:(ANA). Inclusão: 02/05/05, (MLR). Alteração: 22/09/05, (SVF)</text:p>
          </table:table-cell>
          <table:table-cell office:value-type="string" calcext:value-type="string">
            <text:p>[]</text:p>
          </table:table-cell>
          <table:table-cell office:value-type="float" office:value="816" calcext:value-type="float">
            <text:p>816</text:p>
          </table:table-cell>
        </table:table-row>
        <table:table-row table:style-name="ro2">
          <table:table-cell office:value-type="float" office:value="13125" calcext:value-type="float">
            <text:p>13125</text:p>
          </table:table-cell>
          <table:table-cell office:value-type="string" calcext:value-type="string">
            <text:p>5e32e0bdd0a3cf753014f2b4</text:p>
          </table:table-cell>
          <table:table-cell office:value-type="string" calcext:value-type="string">
            <text:p>AGR RE 297787</text:p>
          </table:table-cell>
          <table:table-cell office:value-type="string" calcext:value-type="string">
            <text:p>DJ 15-04-2005 PP-00035</text:p>
            <text:p>EMENT VOL-02187-04 PP-00732</text:p>
            <text:p>LEXSTF v. 27, n. 317, 2005, p. 265-268</text:p>
          </table:table-cell>
          <table:table-cell office:value-type="string" calcext:value-type="string">
            <text:p>['LEXSTF 317/265']</text:p>
          </table:table-cell>
          <table:table-cell office:value-type="string" calcext:value-type="string">
            <text:p>AGTE.(S) : HELOISA HELENA DE OLIVEIRA SANTOS </text:p>
            <text:p>ADVDO.(A/S) : ALDO APPARECIDO BERGAMASCO </text:p>
            <text:p>AGDO.(A/S) : MUNICÍPIO DE SÃO PAULO </text:p>
            <text:p>ADVDO.(A/S) : ANGÉLICA MARQUES DOS SANTOS</text:p>
          </table:table-cell>
          <table:table-cell office:value-type="string" calcext:value-type="string">
            <text:p>- O RE 297787 AgR foi objeto de embargos de declaração rejeitados em 18/10/2005. Número de páginas: (05). Análise:(AAC). Revisão:(JBM). Inclusão: 23/06/05, (SVF). Alteração: 07/12/05, (MLR).</text:p>
          </table:table-cell>
          <table:table-cell office:value-type="string" calcext:value-type="string">
            <text:p>[]</text:p>
          </table:table-cell>
          <table:table-cell office:value-type="float" office:value="774" calcext:value-type="float">
            <text:p>774</text:p>
          </table:table-cell>
        </table:table-row>
        <table:table-row table:style-name="ro2">
          <table:table-cell office:value-type="float" office:value="13203" calcext:value-type="float">
            <text:p>13203</text:p>
          </table:table-cell>
          <table:table-cell office:value-type="string" calcext:value-type="string">
            <text:p>5e32e161d0a3cf753014f302</text:p>
          </table:table-cell>
          <table:table-cell office:value-type="string" calcext:value-type="string">
            <text:p>AGR RE 248309</text:p>
          </table:table-cell>
          <table:table-cell office:value-type="string" calcext:value-type="string">
            <text:p>DJ 15-04-2005 PP-00023</text:p>
            <text:p>EMENT VOL-02187-04 PP-00669</text:p>
          </table:table-cell>
          <table:table-cell office:value-type="string" calcext:value-type="string">
            <text:p>[]</text:p>
          </table:table-cell>
          <table:table-cell office:value-type="string" calcext:value-type="string">
            <text:p>AGTE. : JORGE LUIZ ZANELLA </text:p>
            <text:p>ADVDA. : IACIRA MARQUES FONSECA </text:p>
            <text:p>AGDO. : ESTADO DO RIO GRANDE DO SUL </text:p>
            <text:p>ADVDOS. : PGE-RS - KARINA DA SILVA BRUM E OUTROS</text:p>
          </table:table-cell>
          <table:table-cell office:value-type="string" calcext:value-type="string">
            <text:p>Concurso de Auditor de Fenanças Públicas. Número de páginas: (05). Análise:(JVC). Revisão:(JOY). Inclusão: 08/06/05, (SVF).</text:p>
          </table:table-cell>
          <table:table-cell office:value-type="string" calcext:value-type="string">
            <text:p>[]</text:p>
          </table:table-cell>
          <table:table-cell office:value-type="float" office:value="905" calcext:value-type="float">
            <text:p>905</text:p>
          </table:table-cell>
        </table:table-row>
        <table:table-row table:style-name="ro3">
          <table:table-cell office:value-type="float" office:value="13265" calcext:value-type="float">
            <text:p>13265</text:p>
          </table:table-cell>
          <table:table-cell office:value-type="string" calcext:value-type="string">
            <text:p>5e32e1ecd0a3cf753014f340</text:p>
          </table:table-cell>
          <table:table-cell office:value-type="string" calcext:value-type="string">
            <text:p>AGR AI 427813</text:p>
          </table:table-cell>
          <table:table-cell office:value-type="string" calcext:value-type="string">
            <text:p>DJ 06-05-2005 PP-00015</text:p>
            <text:p>          EMENT VOL-02190-04 PP-00740</text:p>
          </table:table-cell>
          <table:table-cell office:value-type="string" calcext:value-type="string">
            <text:p>[]</text:p>
          </table:table-cell>
          <table:table-cell office:value-type="string" calcext:value-type="string">
            <text:p>AGTE.(S) : MUNICÍPIO DO RIO DE JANEIRO </text:p>
            <text:p>ADVDO.(A/S) : HERALDO MOTTA PACCA E OUTRO (A/S) </text:p>
            <text:p>ADVDO.(A/S) : MARCO ANTONIO FERREIRA MACEDO </text:p>
            <text:p>AGDO.(A/S) : GHERS GHELMAN E OUTRO (A/S) </text:p>
            <text:p>ADVDO.(A/S) : HENRIQUE RODRIGUES DA SILVA </text:p>
            <text:p> E OUTRO (A/S)</text:p>
          </table:table-cell>
          <table:table-cell office:value-type="string" calcext:value-type="string">
            <text:p>- O AI 427813 AgR foi objeto de embargos de declaração rejeitados em 18/10/2005. Número de páginas: (06). Análise:(CEL). Inclusão: 19/05/05, (MLR). Alteração: 02/12/05, (MLR).</text:p>
          </table:table-cell>
          <table:table-cell office:value-type="string" calcext:value-type="string">
            <text:p>[]</text:p>
          </table:table-cell>
          <table:table-cell office:value-type="float" office:value="1063" calcext:value-type="float">
            <text:p>1063</text:p>
          </table:table-cell>
        </table:table-row>
        <table:table-row table:style-name="ro2">
          <table:table-cell office:value-type="float" office:value="13279" calcext:value-type="float">
            <text:p>13279</text:p>
          </table:table-cell>
          <table:table-cell office:value-type="string" calcext:value-type="string">
            <text:p>5e32e22cd0a3cf753014f34e</text:p>
          </table:table-cell>
          <table:table-cell office:value-type="string" calcext:value-type="string">
            <text:p>AGR AI 511625</text:p>
          </table:table-cell>
          <table:table-cell office:value-type="string" calcext:value-type="string">
            <text:p>DJ 06-05-2005 PP-00019 <text:s text:c="9"/>EMENT VOL-02190-08 PP-01564</text:p>
          </table:table-cell>
          <table:table-cell office:value-type="string" calcext:value-type="string">
            <text:p>[]</text:p>
          </table:table-cell>
          <table:table-cell office:value-type="string" calcext:value-type="string">
            <text:p>AGTE.(S) : FIAT AUTOMÓVEIS S/A </text:p>
            <text:p>ADVDO.(A/S) : HÉLIO CARVALHO SANTANA E OUTRO (A/S) </text:p>
            <text:p>AGDO.(A/S) : LUIZ JACINTO </text:p>
            <text:p>ADVDO.(A/S) : PEDRO ROSA MACHADO</text:p>
          </table:table-cell>
          <table:table-cell office:value-type="string" calcext:value-type="string">
            <text:p>- O AI 529496 AgR foi objeto de embargos de declaração rejeitados em 11/10/2005. - O AI 529925 AgR foi objeto de embargos de declaração rejeitados em 11/10/2005. - O AI 530187 AgR foi objeto de embargos de declaração rejeitados em 11/10/2005. - O AI 530237 AgR foi objeto de embargos de declaração rejeitados em 11/10/2005. - O AI 530288 AgR foi objeto de embargos de declaração rejeitados em 11/10/2005. - O AI 529380 AgR foi objeto de embargos de declaração rejeitados em 11/10/2005. - O AI 529669 AgR foi objeto de embargos de declaração rejeitados em 11/10/2005. - O AI 530088 AgR foi objeto de embargos de declaração rejeitados em 11/10/2005. - O AI 530349 AgR foi objeto de embargos de declaração rejeitados em 11/10/2005. Número de páginas: (06). Análise:(ANA). Inclusão: 12/05/05, (MLR). Alteração: 15/12/05, (SVF).</text:p>
          </table:table-cell>
          <table:table-cell office:value-type="string" calcext:value-type="string">
            <text:p>[]</text:p>
          </table:table-cell>
          <table:table-cell office:value-type="float" office:value="1047" calcext:value-type="float">
            <text:p>1047</text:p>
          </table:table-cell>
        </table:table-row>
        <table:table-row table:style-name="ro6">
          <table:table-cell office:value-type="float" office:value="13362" calcext:value-type="float">
            <text:p>13362</text:p>
          </table:table-cell>
          <table:table-cell office:value-type="string" calcext:value-type="string">
            <text:p>5e32e285d0a3cf753014f3a1</text:p>
          </table:table-cell>
          <table:table-cell office:value-type="string" calcext:value-type="string">
            <text:p>AC 237</text:p>
          </table:table-cell>
          <table:table-cell office:value-type="string" calcext:value-type="string">
            <text:p>DJ 29-04-2005 PP-00014 <text:s text:c="6"/>EMENT VOL-02189-01 PP-00001</text:p>
          </table:table-cell>
          <table:table-cell office:value-type="string" calcext:value-type="string">
            <text:p>[]</text:p>
          </table:table-cell>
          <table:table-cell office:value-type="string" calcext:value-type="string">
            <text:p>AUTOR(A/S)(ES) : COMPANHIA NITRO QUÍMICA BRASILEIRA </text:p>
            <text:p>ADVDO.(A/S) : PAULO AYRES BARRETO E OUTRO (A/S) </text:p>
            <text:p>ADVDO.(A/S) : CARLA DE LOURDES GONÇALVES </text:p>
            <text:p>REU(É)(S) : UNIÃO </text:p>
            <text:p>ADVDO.(A/S) : PFN - TELMA BERTÃO CORREIA LEAL</text:p>
          </table:table-cell>
          <table:table-cell office:value-type="string" calcext:value-type="string">
            <text:p>Número de páginas: (05). Análise:(CEL). Inclusão: 17/05/05, (SVF). Alteração: 13/10/05, (SVF</text:p>
          </table:table-cell>
          <table:table-cell office:value-type="string" calcext:value-type="string">
            <text:p>[]</text:p>
          </table:table-cell>
          <table:table-cell office:value-type="float" office:value="954" calcext:value-type="float">
            <text:p>954</text:p>
          </table:table-cell>
        </table:table-row>
        <table:table-row table:style-name="ro2">
          <table:table-cell office:value-type="float" office:value="13381" calcext:value-type="float">
            <text:p>13381</text:p>
          </table:table-cell>
          <table:table-cell office:value-type="string" calcext:value-type="string">
            <text:p>5e32e29bd0a3cf753014f3b4</text:p>
          </table:table-cell>
          <table:table-cell office:value-type="string" calcext:value-type="string">
            <text:p>AGR AI 522097</text:p>
          </table:table-cell>
          <table:table-cell office:value-type="string" calcext:value-type="string">
            <text:p>DJ 10-06-2005 PP-00055</text:p>
            <text:p>EMENT VOL-02195-08 PP-01480</text:p>
          </table:table-cell>
          <table:table-cell office:value-type="string" calcext:value-type="string">
            <text:p>[]</text:p>
          </table:table-cell>
          <table:table-cell office:value-type="string" calcext:value-type="string">
            <text:p>AGTE.(S) : KST - SERVIÇOS TÉCNICOS S/C LTDA </text:p>
            <text:p>ADVDO.(A/S) : ELISETE BRAIDOTT E OUTRO (A/S) </text:p>
            <text:p>AGDO.(A/S) : UNIÃO </text:p>
            <text:p>ADVDO.(A/S) : PFN - MARIA CECÍLIA LEITE MOREIRA</text:p>
          </table:table-cell>
          <table:table-cell office:value-type="string" calcext:value-type="string">
            <text:p>- O AI 496133 AgR foi objeto de embargos de declaração acolhidos em 28/03/2006. Número de páginas: (04). Análise:(CRE). Revisão:(ANA). Inclusão: 20/06/05, (AAS). Alteração: 09/02/06, (CRE).</text:p>
          </table:table-cell>
          <table:table-cell office:value-type="string" calcext:value-type="string">
            <text:p>[]</text:p>
          </table:table-cell>
          <table:table-cell office:value-type="float" office:value="933" calcext:value-type="float">
            <text:p>933</text:p>
          </table:table-cell>
        </table:table-row>
        <table:table-row table:style-name="ro2">
          <table:table-cell office:value-type="float" office:value="13403" calcext:value-type="float">
            <text:p>13403</text:p>
          </table:table-cell>
          <table:table-cell office:value-type="string" calcext:value-type="string">
            <text:p>5e32e2fad0a3cf753014f3ca</text:p>
          </table:table-cell>
          <table:table-cell office:value-type="string" calcext:value-type="string">
            <text:p>AGR AI 471601</text:p>
          </table:table-cell>
          <table:table-cell office:value-type="string" calcext:value-type="string">
            <text:p>DJ   24-06-2005 PP-00049</text:p>
            <text:p>          EMENT VOL-02197-15 PP-02913</text:p>
          </table:table-cell>
          <table:table-cell office:value-type="string" calcext:value-type="string">
            <text:p>[]</text:p>
          </table:table-cell>
          <table:table-cell office:value-type="string" calcext:value-type="string">
            <text:p>AGTE.(S) : JACQUES ROBERTO GALVÃO BRESCIANI </text:p>
            <text:p>ADV.(A/S) : JAMIL ACHÔA </text:p>
            <text:p>AGDO.(A/S) : ESPÓLIO DE UBALDO CONRADO AUGUSTO WESSEL </text:p>
            <text:p>ADV.(A/S) : ANTONIO LOPES FILHO</text:p>
          </table:table-cell>
          <table:table-cell office:value-type="string" calcext:value-type="string">
            <text:p>- O AI 471601 AgR foi objeto de embargos de declaração rejeitados em 18/10/2005. Número de páginas: (05). Análise:(JBM). Inclusão: 15/08/05, (JBM). Alteração: 02/12/05, (MLR).</text:p>
          </table:table-cell>
          <table:table-cell office:value-type="string" calcext:value-type="string">
            <text:p>[]</text:p>
          </table:table-cell>
          <table:table-cell office:value-type="float" office:value="1127" calcext:value-type="float">
            <text:p>1127</text:p>
          </table:table-cell>
        </table:table-row>
        <table:table-row table:style-name="ro2">
          <table:table-cell office:value-type="float" office:value="13407" calcext:value-type="float">
            <text:p>13407</text:p>
          </table:table-cell>
          <table:table-cell office:value-type="string" calcext:value-type="string">
            <text:p>5e32e2ffd0a3cf753014f3ce</text:p>
          </table:table-cell>
          <table:table-cell office:value-type="string" calcext:value-type="string">
            <text:p>AGR RE 427704</text:p>
          </table:table-cell>
          <table:table-cell office:value-type="string" calcext:value-type="string">
            <text:p>DJ <text:s text:c="2"/>20-05-2005 PP-00027 <text:s text:c="9"/>EMENT VOL-02192-04 PP-00775</text:p>
          </table:table-cell>
          <table:table-cell office:value-type="string" calcext:value-type="string">
            <text:p>[]</text:p>
          </table:table-cell>
          <table:table-cell office:value-type="string" calcext:value-type="string">
            <text:p>AGTE.(S) : CAIXA ECONÔMICA FEDERAL - CEF </text:p>
            <text:p>ADVDO.(A/S) : ALISON MIRANDA DE FREITAS E OUTRO (A/S) </text:p>
            <text:p>AGDO.(A/S) : JAMIL JOSÉ MARIA </text:p>
            <text:p>ADVDO.(A/S) : DEFENSORIA PÚBLICA DA UNIÃO - DPU</text:p>
          </table:table-cell>
          <table:table-cell office:value-type="string" calcext:value-type="string">
            <text:p>- O RE-427704-AgR foi objeto de embargos de declaração rejeitados em 21/06/2005. Número de páginas: (06). Análise:(CEL). Inclusão: 08/06/05, (SVF). Alteração: 24/08/05, (SVF).</text:p>
          </table:table-cell>
          <table:table-cell office:value-type="string" calcext:value-type="string">
            <text:p>[]</text:p>
          </table:table-cell>
          <table:table-cell office:value-type="float" office:value="1123" calcext:value-type="float">
            <text:p>1123</text:p>
          </table:table-cell>
        </table:table-row>
        <table:table-row table:style-name="ro2">
          <table:table-cell office:value-type="float" office:value="13471" calcext:value-type="float">
            <text:p>13471</text:p>
          </table:table-cell>
          <table:table-cell office:value-type="string" calcext:value-type="string">
            <text:p>5e32e3a7d0a3cf753014f40e</text:p>
          </table:table-cell>
          <table:table-cell office:value-type="string" calcext:value-type="string">
            <text:p>AGR AI 531870</text:p>
          </table:table-cell>
          <table:table-cell office:value-type="string" calcext:value-type="string">
            <text:p>DJ <text:s text:c="2"/>24-06-2005 PP-00056 <text:s text:c="9"/>EMENT VOL-02197-21 PP-04261</text:p>
          </table:table-cell>
          <table:table-cell office:value-type="string" calcext:value-type="string">
            <text:p>[]</text:p>
          </table:table-cell>
          <table:table-cell office:value-type="string" calcext:value-type="string">
            <text:p>AGTE.(S) : SINEIDE DE SOUZA GUARINO - ME </text:p>
            <text:p>ADVDO.(A/S) : CHARLES J. LOPES SANTOS E OUTRO (A/S) </text:p>
            <text:p>AGDO.(A/S) : ESPÓLIO DE LEONIDES MARTINS BOTELHO. </text:p>
            <text:p>ADVDO.(A/S) : HUMBERTO BARBOSA</text:p>
          </table:table-cell>
          <table:table-cell office:value-type="string" calcext:value-type="string">
            <text:p>- O AI 531870 AgR foi objeto de embargos de declaração rejeitados em 18/10/2005. Número de páginas: (05). Análise:(CRE). Revisão:(ANA). Inclusão: 09/08/05, (MLR). Alteração: 07/12/05, (SVF).</text:p>
          </table:table-cell>
          <table:table-cell office:value-type="string" calcext:value-type="string">
            <text:p>[]</text:p>
          </table:table-cell>
          <table:table-cell office:value-type="float" office:value="1184" calcext:value-type="float">
            <text:p>1184</text:p>
          </table:table-cell>
        </table:table-row>
        <table:table-row table:style-name="ro2">
          <table:table-cell office:value-type="float" office:value="13511" calcext:value-type="float">
            <text:p>13511</text:p>
          </table:table-cell>
          <table:table-cell office:value-type="string" calcext:value-type="string">
            <text:p>5e32e402d0a3cf753014f436</text:p>
          </table:table-cell>
          <table:table-cell office:value-type="string" calcext:value-type="string">
            <text:p>AGR RE 440432</text:p>
          </table:table-cell>
          <table:table-cell office:value-type="string" calcext:value-type="string">
            <text:p>DJ 20-05-2005 PP-00028 <text:s text:c="9"/>EMENT VOL-02192-05 PP-00892</text:p>
          </table:table-cell>
          <table:table-cell office:value-type="string" calcext:value-type="string">
            <text:p>[]</text:p>
          </table:table-cell>
          <table:table-cell office:value-type="string" calcext:value-type="string">
            <text:p>AGTE.(S) : UNIÃO </text:p>
            <text:p>ADVDO.(A/S) : ADVOGADO-GERAL DA UNIÃO </text:p>
            <text:p>AGDO.(A/S) : CLAUDIO JOSE DE LIMA E OUTRO (A/S) </text:p>
            <text:p>ADVDO.(A/S) : MARCOS JOSÉ SANTOS MEIRA E OUTRO (A/S)</text:p>
          </table:table-cell>
          <table:table-cell office:value-type="string" calcext:value-type="string">
            <text:p>- O RE 257841 AgR foi objeto de embargos de declaração rejeitados em 11/10/2005. - O RE 458317 AgR foi objeto de embargos de declaração rejeitados em 08/11/2005. Número de páginas: (05). Análise:(ANA). Inclusão: 30/05/05, (MLR). Alteração: 27/01/06, (NAL).</text:p>
          </table:table-cell>
          <table:table-cell office:value-type="string" calcext:value-type="string">
            <text:p>[]</text:p>
          </table:table-cell>
          <table:table-cell office:value-type="float" office:value="1231" calcext:value-type="float">
            <text:p>1231</text:p>
          </table:table-cell>
        </table:table-row>
        <table:table-row table:style-name="ro3">
          <table:table-cell office:value-type="float" office:value="13520" calcext:value-type="float">
            <text:p>13520</text:p>
          </table:table-cell>
          <table:table-cell office:value-type="string" calcext:value-type="string">
            <text:p>5e32e408d0a3cf753014f43f</text:p>
          </table:table-cell>
          <table:table-cell office:value-type="string" calcext:value-type="string">
            <text:p>AGR AI 467734</text:p>
          </table:table-cell>
          <table:table-cell office:value-type="string" calcext:value-type="string">
            <text:p>DJ <text:s text:c="2"/>01-07-2005 PP-00024 <text:s text:c="9"/>EMENT VOL-02198-21 PP-04189</text:p>
          </table:table-cell>
          <table:table-cell office:value-type="string" calcext:value-type="string">
            <text:p>[]</text:p>
          </table:table-cell>
          <table:table-cell office:value-type="string" calcext:value-type="string">
            <text:p>AGTE.(S) : CLÓVIS GODINHO VALENTE DE FIGUEIREDO </text:p>
            <text:p>ADVDO.(A/S) : JEZANIAS DO REGO MONTEIRO E OUTRO (A/S) </text:p>
            <text:p>AGDO.(A/S) : EMPRESA DE PROCESSAMENTO DE DADOS DO MARANHÃO </text:p>
            <text:p> S/A - PRODAMAR </text:p>
            <text:p>ADVDO.(A/S) : LUCYCLÉA GONÇALVES FRANÇA E OUTRO (A/S) </text:p>
            <text:p>AGDO.(A/S) : MINISTÉRIO PÚBLICO DO TRABALHO DA 16ª REGIÃO</text:p>
          </table:table-cell>
          <table:table-cell office:value-type="string" calcext:value-type="string">
            <text:p>- O AI 543851 AgR foi objeto de embargos de declaração conhecido em 28/11/2006. Número de páginas: (06). Análise:(CRE). Inclusão: 18/07/05, (SVF). Alteração: 10/03/06, (NAL).</text:p>
          </table:table-cell>
          <table:table-cell office:value-type="string" calcext:value-type="string">
            <text:p>[]</text:p>
          </table:table-cell>
          <table:table-cell office:value-type="float" office:value="1258" calcext:value-type="float">
            <text:p>1258</text:p>
          </table:table-cell>
        </table:table-row>
        <table:table-row table:style-name="ro6">
          <table:table-cell office:value-type="float" office:value="13523" calcext:value-type="float">
            <text:p>13523</text:p>
          </table:table-cell>
          <table:table-cell office:value-type="string" calcext:value-type="string">
            <text:p>5e32e40ad0a3cf753014f442</text:p>
          </table:table-cell>
          <table:table-cell office:value-type="string" calcext:value-type="string">
            <text:p>AGR AI 517854</text:p>
          </table:table-cell>
          <table:table-cell office:value-type="string" calcext:value-type="string">
            <text:p>DJ <text:s text:c="2"/>01-07-2005 PP-00026 <text:s text:c="8"/>EMENT VOL-02198-23 PP-04622</text:p>
          </table:table-cell>
          <table:table-cell office:value-type="string" calcext:value-type="string">
            <text:p>[]</text:p>
          </table:table-cell>
          <table:table-cell office:value-type="string" calcext:value-type="string">
            <text:p>AGTE.(S) : ESMERALDA LOUREIRO DE MATTOS </text:p>
            <text:p>ADVDO.(A/S) : JORGE LUIZ RODRIGUES COELHO </text:p>
            <text:p>AGDO.(A/S) : INSTITUTO DE PREVIDÊNCIA DO ESTADO DO RIO </text:p>
            <text:p> GRANDE DO SUL - IPERGS </text:p>
            <text:p>ADVDO.(A/S) : PGE-RS - KARINA DA SILVA BRUM E OUTRO (A/S)</text:p>
          </table:table-cell>
          <table:table-cell office:value-type="string" calcext:value-type="string">
            <text:p>- O AI 488815 AgR foi objeto de embargos de declaração rejeitados em 11/10/2005. Número de páginas: (05). Análise:(CRE). Inclusão: 14/07/05, (SVF). Alteração: 07/12/05, (SVF).</text:p>
          </table:table-cell>
          <table:table-cell office:value-type="string" calcext:value-type="string">
            <text:p>[]</text:p>
          </table:table-cell>
          <table:table-cell office:value-type="float" office:value="1291" calcext:value-type="float">
            <text:p>1291</text:p>
          </table:table-cell>
        </table:table-row>
        <table:table-row table:style-name="ro6">
          <table:table-cell office:value-type="float" office:value="13529" calcext:value-type="float">
            <text:p>13529</text:p>
          </table:table-cell>
          <table:table-cell office:value-type="string" calcext:value-type="string">
            <text:p>5e32e460d0a3cf753014f448</text:p>
          </table:table-cell>
          <table:table-cell office:value-type="string" calcext:value-type="string">
            <text:p>ED ED AGR AI 498029</text:p>
          </table:table-cell>
          <table:table-cell office:value-type="string" calcext:value-type="string">
            <text:p>DJ    17-06-2005 PP-00074</text:p>
            <text:p>EMENT VOL-02196-13 PP-02502</text:p>
          </table:table-cell>
          <table:table-cell office:value-type="string" calcext:value-type="string">
            <text:p>[]</text:p>
          </table:table-cell>
          <table:table-cell office:value-type="string" calcext:value-type="string">
            <text:p>EMBTE.(S) : OXFORT CONSTRUÇÕES S/A - NOVA DENOMINAÇÃO DE </text:p>
            <text:p> VEGA SOPAVE S/A </text:p>
            <text:p>ADVDO.(A/S) : CARLOS ANDRÉ LOPES ARAÚJO </text:p>
            <text:p>EMBDO.(A/S) : VANDA LINDOLPHO </text:p>
            <text:p>ADVDO.(A/S) : JOSÉ LUIZ DE MOURA</text:p>
          </table:table-cell>
          <table:table-cell office:value-type="string" calcext:value-type="string">
            <text:p>- O AI 514598 AgR-ED foi objeto de embargos de declaração rejeitados em 30/08/2005. Número de páginas: (04). Análise:(CRE). Inclusão: 30/60/05, (MLR). Alteração: 02/03/06, (CRE).</text:p>
          </table:table-cell>
          <table:table-cell office:value-type="string" calcext:value-type="string">
            <text:p>[]</text:p>
          </table:table-cell>
          <table:table-cell office:value-type="float" office:value="1329" calcext:value-type="float">
            <text:p>1329</text:p>
          </table:table-cell>
        </table:table-row>
        <table:table-row table:style-name="ro2">
          <table:table-cell office:value-type="float" office:value="13543" calcext:value-type="float">
            <text:p>13543</text:p>
          </table:table-cell>
          <table:table-cell office:value-type="string" calcext:value-type="string">
            <text:p>5e32e46cd0a3cf753014f456</text:p>
          </table:table-cell>
          <table:table-cell office:value-type="string" calcext:value-type="string">
            <text:p>AGR AI 495014</text:p>
          </table:table-cell>
          <table:table-cell office:value-type="string" calcext:value-type="string">
            <text:p>DJ <text:s text:c="3"/>17-06-2005 PP-00067 <text:s text:c="8"/>EMENT VOL-02196-12 PP-02434</text:p>
          </table:table-cell>
          <table:table-cell office:value-type="string" calcext:value-type="string">
            <text:p>[]</text:p>
          </table:table-cell>
          <table:table-cell office:value-type="string" calcext:value-type="string">
            <text:p>AGTE.(S) : ESTADO DO PIAUÍ </text:p>
            <text:p>ADVDO.(A/S) : PGE-PI - JOÃO EMÍLIO FALCÃO COSTA NETO E OUTRO </text:p>
            <text:p>AGDO.(A/S) : EDUARDO SILVA SOUZA </text:p>
            <text:p>ADVDO.(A/S) : LUIZ DE OLIVEIRA COSTA</text:p>
          </table:table-cell>
          <table:table-cell office:value-type="string" calcext:value-type="string">
            <text:p>- O AI 495014 AgR foi objeto de embargos de declaração rejeitados em 23/08/2005. Número de páginas: (05). Análise:(CEL). Inclusão: 28/06/05, (SVF). Alteração: 21/09/05, (MLR).</text:p>
          </table:table-cell>
          <table:table-cell office:value-type="string" calcext:value-type="string">
            <text:p>[]</text:p>
          </table:table-cell>
          <table:table-cell office:value-type="float" office:value="1313" calcext:value-type="float">
            <text:p>1313</text:p>
          </table:table-cell>
        </table:table-row>
        <table:table-row table:style-name="ro6">
          <table:table-cell office:value-type="float" office:value="13556" calcext:value-type="float">
            <text:p>13556</text:p>
          </table:table-cell>
          <table:table-cell office:value-type="string" calcext:value-type="string">
            <text:p>5e32e47ed0a3cf753014f463</text:p>
          </table:table-cell>
          <table:table-cell office:value-type="string" calcext:value-type="string">
            <text:p>AGR RE 445603</text:p>
          </table:table-cell>
          <table:table-cell office:value-type="string" calcext:value-type="string">
            <text:p>DJ 10-06-2005 PP-00058 <text:s text:c="9"/>EMENT VOL-02195-05 PP-00931</text:p>
          </table:table-cell>
          <table:table-cell office:value-type="string" calcext:value-type="string">
            <text:p>[]</text:p>
          </table:table-cell>
          <table:table-cell office:value-type="string" calcext:value-type="string">
            <text:p>AGTE.(S) : BANCO DO BRASIL S/A </text:p>
            <text:p>ADVDO.(A/S) : GILBERTO EIFLER MORAES E OUTRO (A/S) </text:p>
            <text:p>ADVDO.(A/S) : ORIVAL GRAHL </text:p>
            <text:p>AGDO.(A/S) : TALENTO COMÉRCIO DE CALÇADOS LTDA E OUTRO (A/S) </text:p>
            <text:p>ADVDO.(A/S) : ADILSON RAMOS E OUTRO (A/S)</text:p>
          </table:table-cell>
          <table:table-cell office:value-type="string" calcext:value-type="string">
            <text:p>- O RE-445603-AgR foi objeto de embargos de declaração rejeitados em 28/06/2005. Número de páginas: (08). Análise:(CEL). Inclusão: 17/06/05, (SVF). Alteração: 19/09/05, (SVF).</text:p>
          </table:table-cell>
          <table:table-cell office:value-type="string" calcext:value-type="string">
            <text:p>[]</text:p>
          </table:table-cell>
          <table:table-cell office:value-type="float" office:value="1298" calcext:value-type="float">
            <text:p>1298</text:p>
          </table:table-cell>
        </table:table-row>
        <table:table-row table:style-name="ro6">
          <table:table-cell office:value-type="float" office:value="13580" calcext:value-type="float">
            <text:p>13580</text:p>
          </table:table-cell>
          <table:table-cell office:value-type="string" calcext:value-type="string">
            <text:p>5e32e497d0a3cf753014f47b</text:p>
          </table:table-cell>
          <table:table-cell office:value-type="string" calcext:value-type="string">
            <text:p>AGR AI 477647</text:p>
          </table:table-cell>
          <table:table-cell office:value-type="string" calcext:value-type="string">
            <text:p>DJ   24-06-2005 PP-00014</text:p>
            <text:p>EMENT VOL-02197-15 PP-02997</text:p>
          </table:table-cell>
          <table:table-cell office:value-type="string" calcext:value-type="string">
            <text:p>[]</text:p>
          </table:table-cell>
          <table:table-cell office:value-type="string" calcext:value-type="string">
            <text:p>AGTE.(S) : MARINA TOLEDO TEIXEIRA </text:p>
            <text:p>ADVDO.(A/S): RAQUEL CRISTINA RIEGEL E OUTRO (A/S) </text:p>
            <text:p>AGDO.(A/S) : FUNDAÇÃO DE ATENDIMENTO SÓCIO-EDUCACIONAL DO </text:p>
            <text:p> ESTADO DO RIO GRANDE DO SUL - FASE </text:p>
            <text:p>ADVDO.(A/S): PGE-RS - KARINA DA SILVA BRUM</text:p>
          </table:table-cell>
          <table:table-cell office:value-type="string" calcext:value-type="string">
            <text:p>- O AI 499213 AgR foi objeto de embargos de declaração rejeitados em 11/10/2005. - O AI 533874 AgR foi objeto de embargos de declaração recebidos em 12/12/2006. - O AI 477647 AgR foi objeto de embargos de declaração recebidos em 26/04/2007. Número de páginas: (06). Análise:(CRE). Inclusão: 14/07/05, (SVF). Alteração: 16/12/05, (SVF).</text:p>
          </table:table-cell>
          <table:table-cell office:value-type="string" calcext:value-type="string">
            <text:p>[]</text:p>
          </table:table-cell>
          <table:table-cell office:value-type="float" office:value="1272" calcext:value-type="float">
            <text:p>1272</text:p>
          </table:table-cell>
        </table:table-row>
        <table:table-row table:style-name="ro3">
          <table:table-cell office:value-type="float" office:value="13583" calcext:value-type="float">
            <text:p>13583</text:p>
          </table:table-cell>
          <table:table-cell office:value-type="string" calcext:value-type="string">
            <text:p>5e32e4acd0a3cf753014f47e</text:p>
          </table:table-cell>
          <table:table-cell office:value-type="string" calcext:value-type="string">
            <text:p>AGR AI 457814</text:p>
          </table:table-cell>
          <table:table-cell office:value-type="string" calcext:value-type="string">
            <text:p>DJ   01-07-2005 PP-00024</text:p>
            <text:p>EMENT VOL-02198-21 PP-04156</text:p>
          </table:table-cell>
          <table:table-cell office:value-type="string" calcext:value-type="string">
            <text:p>[]</text:p>
          </table:table-cell>
          <table:table-cell office:value-type="string" calcext:value-type="string">
            <text:p>AGTE.(S) : TELECOMUNICAÇÕES DE SÃO PAULO S/A - TELESP </text:p>
            <text:p> (INCORPORADORA DA COMPANHIA TELEFÔNICA DA </text:p>
            <text:p> BORDA DO CAMPO - CBTC) </text:p>
            <text:p>ADVDO.(A/S) : GUILHERME MIGNONE GORDO E OUTRO (A/S) </text:p>
            <text:p>AGDO.(A/S) : JOÃO BERALDO E OUTRO (A/S) </text:p>
            <text:p>ADVDO.(A/S) : CLÓVIS SILVEIRA SALGADO E OUTRO (A/S)</text:p>
          </table:table-cell>
          <table:table-cell office:value-type="string" calcext:value-type="string">
            <text:p>- O AI 524859 AgR foi objeto de embargos de declaração rejeitados em 11/10/2005. Número de páginas: (06). Análise:(CRE). Inclusão: 27/07/05, (MLR). Alteração: 30/01/06, (NAL).</text:p>
          </table:table-cell>
          <table:table-cell office:value-type="string" calcext:value-type="string">
            <text:p>[]</text:p>
          </table:table-cell>
          <table:table-cell office:value-type="float" office:value="1268" calcext:value-type="float">
            <text:p>1268</text:p>
          </table:table-cell>
        </table:table-row>
        <table:table-row table:style-name="ro6">
          <table:table-cell office:value-type="float" office:value="13598" calcext:value-type="float">
            <text:p>13598</text:p>
          </table:table-cell>
          <table:table-cell office:value-type="string" calcext:value-type="string">
            <text:p>5e32e4bad0a3cf753014f48d</text:p>
          </table:table-cell>
          <table:table-cell office:value-type="string" calcext:value-type="string">
            <text:p>AGR AI 424224</text:p>
          </table:table-cell>
          <table:table-cell office:value-type="string" calcext:value-type="string">
            <text:p>DJ 10-06-2005 PP-00052 <text:s text:c="9"/>EMENT VOL-02195-04 PP-00756</text:p>
          </table:table-cell>
          <table:table-cell office:value-type="string" calcext:value-type="string">
            <text:p>[]</text:p>
          </table:table-cell>
          <table:table-cell office:value-type="string" calcext:value-type="string">
            <text:p>AGTE.(S) : TV GLOBO LTDA </text:p>
            <text:p>ADVDO.(A/S) : JOÃO EDUARDO DE DRUMOND VERANO </text:p>
            <text:p> E OUTRO (A/S) </text:p>
            <text:p>AGDO.(A/S) : IRADIR SOARES DE LIMA </text:p>
            <text:p>ADVDO.(A/S) : CARLOS ABRAHÃO FAIAD E OUTRO (A/S)</text:p>
          </table:table-cell>
          <table:table-cell office:value-type="string" calcext:value-type="string">
            <text:p>- O AI 424224 AgR foi objeto de embargos de declaração rejeitados em 02/08/2005. Número de páginas: (05). Análise:(ALC). Revisão:(ANA). Inclusão: 23/06/05, (MLR). Alteração: 21/09/05, (SVF).</text:p>
          </table:table-cell>
          <table:table-cell office:value-type="string" calcext:value-type="string">
            <text:p>[]</text:p>
          </table:table-cell>
          <table:table-cell office:value-type="float" office:value="1246" calcext:value-type="float">
            <text:p>1246</text:p>
          </table:table-cell>
        </table:table-row>
        <table:table-row table:style-name="ro2">
          <table:table-cell office:value-type="float" office:value="13610" calcext:value-type="float">
            <text:p>13610</text:p>
          </table:table-cell>
          <table:table-cell office:value-type="string" calcext:value-type="string">
            <text:p>5e32e4c7d0a3cf753014f499</text:p>
          </table:table-cell>
          <table:table-cell office:value-type="string" calcext:value-type="string">
            <text:p>AGR AI 407671</text:p>
          </table:table-cell>
          <table:table-cell office:value-type="string" calcext:value-type="string">
            <text:p>DJ 20-05-2005 PP-00021 <text:s text:c="8"/>EMENT VOL-02192-04 PP-00628</text:p>
          </table:table-cell>
          <table:table-cell office:value-type="string" calcext:value-type="string">
            <text:p>[]</text:p>
          </table:table-cell>
          <table:table-cell office:value-type="string" calcext:value-type="string">
            <text:p>AGTE. : COOPERATIVA MÉDICA DO ESTADO DE GOIÁS - COMEGO </text:p>
            <text:p>ADVDO.(A/S) : MÁRCIA ELIETE DE CARVALHO E OUTROS </text:p>
            <text:p>AGDO. : INSTITUTO NACIONAL DO SEGURO SOCIAL - INSS </text:p>
            <text:p>ADVDO.(A/S) : CICINIO LEMOS VELLOSO</text:p>
          </table:table-cell>
          <table:table-cell office:value-type="string" calcext:value-type="string">
            <text:p>- O AI 486288 AgR foi objeto de embargos de declaração rejeitados em 23/08/2005. Número de páginas: (05). Análise:(CEL). Inclusão: 31/05/05, (MLR). Alteração: 10/03/06, (NAL).</text:p>
          </table:table-cell>
          <table:table-cell office:value-type="string" calcext:value-type="string">
            <text:p>[]</text:p>
          </table:table-cell>
          <table:table-cell office:value-type="float" office:value="1232" calcext:value-type="float">
            <text:p>1232</text:p>
          </table:table-cell>
        </table:table-row>
        <table:table-row table:style-name="ro2">
          <table:table-cell office:value-type="float" office:value="13631" calcext:value-type="float">
            <text:p>13631</text:p>
          </table:table-cell>
          <table:table-cell office:value-type="string" calcext:value-type="string">
            <text:p>5e32e4e0d0a3cf753014f4ae</text:p>
          </table:table-cell>
          <table:table-cell office:value-type="string" calcext:value-type="string">
            <text:p>AGR AI 496405</text:p>
          </table:table-cell>
          <table:table-cell office:value-type="string" calcext:value-type="string">
            <text:p>DJ 10-06-2005 PP-00043 <text:s text:c="8"/>EMENT VOL-02195-06 PP-01194</text:p>
          </table:table-cell>
          <table:table-cell office:value-type="string" calcext:value-type="string">
            <text:p>[]</text:p>
          </table:table-cell>
          <table:table-cell office:value-type="string" calcext:value-type="string">
            <text:p>AGTE.(S) : LUIZ ANTÔNIO FLEURY FILHO </text:p>
            <text:p>ADVDO.(A/S) : MANOEL GIACOMO BIFULCO E OUTRO (A/S) </text:p>
            <text:p>AGDO.(A/S) : S/A O ESTADO DE SÃO PAULO </text:p>
            <text:p>ADVDO.(A/S) : LOURICE DE SOUZA E OUTRO (A/S)</text:p>
          </table:table-cell>
          <table:table-cell office:value-type="string" calcext:value-type="string">
            <text:p>- O AI 531014 AgR foi objeto de embargos de declaração não conhecidos em 28/06/2005. - O AI 497156 AgR foi objeto de embargos de declaração não conhecidos em 30/08/2005. - O AI 496405 AgR foi objeto de embargos de declaração rejeitados em 30/08/2005. Número de páginas: (06). Análise:(ALC). Revisão:(ANA). Inclusão: 20/06/05, (MLR). Alteração: 24/10/05, (SVF).</text:p>
          </table:table-cell>
          <table:table-cell office:value-type="string" calcext:value-type="string">
            <text:p>[]</text:p>
          </table:table-cell>
          <table:table-cell office:value-type="float" office:value="1391" calcext:value-type="float">
            <text:p>1391</text:p>
          </table:table-cell>
        </table:table-row>
        <table:table-row table:style-name="ro2">
          <table:table-cell office:value-type="float" office:value="13646" calcext:value-type="float">
            <text:p>13646</text:p>
          </table:table-cell>
          <table:table-cell office:value-type="string" calcext:value-type="string">
            <text:p>5e32e5a6d0a3cf753014f4bd</text:p>
          </table:table-cell>
          <table:table-cell office:value-type="string" calcext:value-type="string">
            <text:p>AGR AI 264059</text:p>
          </table:table-cell>
          <table:table-cell office:value-type="string" calcext:value-type="string">
            <text:p>DJ 17-06-2005 PP-00031 <text:s text:c="9"/>EMENT VOL-02196-03 PP-00456</text:p>
          </table:table-cell>
          <table:table-cell office:value-type="string" calcext:value-type="string">
            <text:p>[]</text:p>
          </table:table-cell>
          <table:table-cell office:value-type="string" calcext:value-type="string">
            <text:p>AGTES. : FRANCISCO SANTANA FILGUEIRAS E OUTROS </text:p>
            <text:p>ADVDOS. : MARCOS LUIS BORGES DE RESENDE E OUTROS </text:p>
            <text:p>AGDO. : DEPARTAMENTO DE ESTRADAS DE RODAGEM DO </text:p>
            <text:p> DISTRITO FEDERAL - DER/DF</text:p>
          </table:table-cell>
          <table:table-cell office:value-type="string" calcext:value-type="string">
            <text:p>- O AI 456145 AgR foi objeto de embargos de declaração rejeitados em 23/09/2005. - O AI 479347 AgR foi objeto de embargos de declaração recebidos em 04/10/2005. Número de páginas: (05). Análise:(NAL). Inclusão: 29/06/05, (SVF). Alteração: 17/11/05, (MLR).</text:p>
          </table:table-cell>
          <table:table-cell office:value-type="string" calcext:value-type="string">
            <text:p>[]</text:p>
          </table:table-cell>
          <table:table-cell office:value-type="float" office:value="1409" calcext:value-type="float">
            <text:p>1409</text:p>
          </table:table-cell>
        </table:table-row>
        <table:table-row table:style-name="ro2">
          <table:table-cell office:value-type="float" office:value="13651" calcext:value-type="float">
            <text:p>13651</text:p>
          </table:table-cell>
          <table:table-cell office:value-type="string" calcext:value-type="string">
            <text:p>5e32e5a9d0a3cf753014f4c2</text:p>
          </table:table-cell>
          <table:table-cell office:value-type="string" calcext:value-type="string">
            <text:p>AGR AI 465722</text:p>
          </table:table-cell>
          <table:table-cell office:value-type="string" calcext:value-type="string">
            <text:p>DJ 17-06-2005 PP-00045</text:p>
            <text:p>          EMENT VOL-02196-10 PP-01981</text:p>
          </table:table-cell>
          <table:table-cell office:value-type="string" calcext:value-type="string">
            <text:p>[]</text:p>
          </table:table-cell>
          <table:table-cell office:value-type="string" calcext:value-type="string">
            <text:p>AGTE.(S) : CÍCERO D'APARECIDA BARROSO </text:p>
            <text:p>ADVDO.(A/S) : NELSON BUGANZA JÚNIOR </text:p>
            <text:p>AGDO.(A/S) : BANCO BRADESCO S/A </text:p>
            <text:p>ADVDO.(A/S) : MÁRIO VICENTE DOS PASSOS</text:p>
          </table:table-cell>
          <table:table-cell office:value-type="string" calcext:value-type="string">
            <text:p>- O AI 481975 AgR foi objeto de embargos de declaração recebidos em parte em 14/03/2006. Número de páginas: (06). Análise:(ANA). Inclusão: 24/06/05, (AAS). Alteração: 01/09/05, (JVC).</text:p>
          </table:table-cell>
          <table:table-cell office:value-type="string" calcext:value-type="string">
            <text:p>[]</text:p>
          </table:table-cell>
          <table:table-cell office:value-type="float" office:value="1404" calcext:value-type="float">
            <text:p>1404</text:p>
          </table:table-cell>
        </table:table-row>
        <table:table-row table:style-name="ro2">
          <table:table-cell office:value-type="float" office:value="13659" calcext:value-type="float">
            <text:p>13659</text:p>
          </table:table-cell>
          <table:table-cell office:value-type="string" calcext:value-type="string">
            <text:p>5e32e5b3d0a3cf753014f4ca</text:p>
          </table:table-cell>
          <table:table-cell office:value-type="string" calcext:value-type="string">
            <text:p>AGR AI 511958</text:p>
          </table:table-cell>
          <table:table-cell office:value-type="string" calcext:value-type="string">
            <text:p>DJ <text:s text:c="2"/>01-07-2005 PP-00026 <text:s text:c="9"/>EMENT VOL-02198-23 PP-04545</text:p>
          </table:table-cell>
          <table:table-cell office:value-type="string" calcext:value-type="string">
            <text:p>[]</text:p>
          </table:table-cell>
          <table:table-cell office:value-type="string" calcext:value-type="string">
            <text:p>AGTE.(S) : FIAT AUTOMÓVEIS S/A </text:p>
            <text:p>ADVDO.(A/S) : HÉLIO CARVALHO SANTANA E OUTRO (A/S) </text:p>
            <text:p>AGDO.(A/S) : AÍLTON LUIZ ARAÚJO </text:p>
            <text:p>ADVDO.(A/S) : PEDRO ROSA MACHADO</text:p>
          </table:table-cell>
          <table:table-cell office:value-type="string" calcext:value-type="string">
            <text:p>- O AI 529710 AgR foi objeto de embargos de declaração rejeitados em 11/10/2005. - O AI 534652 AgR foi objeto de embargos de declaração rejeitados em 11/10/2005. - O AI 519959 AgR foi objeto de embargos de declaração rejeitados em 11/10/2005. - O AI 530399 AgR foi objeto de embargos de declaração rejeitados em 11/10/2005. - O AI 530478 AgR foi objeto de embargos de declaração rejeitados em 11/10/2005. - O AI 534644 AgR foi objeto de embargos de declaração rejeitados em 11/10/2005. - O AI 534770 AgR foi objeto de embargos de declaração rejeitados em 11/10/2005. - O AI 534772 AgR foi objeto de embargos de declaração rejeitados em 11/10/2005. - O AI 534998 AgR foi objeto de embargos de declaração rejeitados em 11/10/2005. - O AI 535385 AgR foi objeto de embargos de declaração rejeitados em 11/10/2005. - O AI 511958 AgR foi objeto de embargos de declaração rejeitados em 11/10/2005. - O AI 530429 AgR foi objeto de embargos de declaração rejeitados em 11/10/2005. - O AI 530409 AgR foi objeto de embargos de declaração rejeitados em 11/10/2005. - O AI 533863 AgR foi objeto de embargos de declaração rejeitados em 11/10/2005. - O AI 534749 AgR foi objeto de embargos de declaração rejeitados em 11/10/2005. Número de páginas: (06). Análise:(CRE). Inclusão: 14/07/05, (SVF). Alteração: 14/02/06, (AGS).</text:p>
          </table:table-cell>
          <table:table-cell office:value-type="string" calcext:value-type="string">
            <text:p>[]</text:p>
          </table:table-cell>
          <table:table-cell office:value-type="float" office:value="1395" calcext:value-type="float">
            <text:p>1395</text:p>
          </table:table-cell>
        </table:table-row>
        <table:table-row table:style-name="ro2">
          <table:table-cell office:value-type="float" office:value="13660" calcext:value-type="float">
            <text:p>13660</text:p>
          </table:table-cell>
          <table:table-cell office:value-type="string" calcext:value-type="string">
            <text:p>5e32e5b4d0a3cf753014f4cb</text:p>
          </table:table-cell>
          <table:table-cell office:value-type="string" calcext:value-type="string">
            <text:p>AGR AI 513681</text:p>
          </table:table-cell>
          <table:table-cell office:value-type="string" calcext:value-type="string">
            <text:p>DJ <text:s text:c="2"/>01-07-2005 PP-00026 <text:s text:c="9"/>EMENT VOL-02198-23 PP-04556</text:p>
          </table:table-cell>
          <table:table-cell office:value-type="string" calcext:value-type="string">
            <text:p>[]</text:p>
          </table:table-cell>
          <table:table-cell office:value-type="string" calcext:value-type="string">
            <text:p>AGTE.(S) : FIAT AUTOMÓVEIS S/A </text:p>
            <text:p>ADVDO.(A/S) : HÉLIO CARVALHO SANTANA E OUTRO (A/S) </text:p>
            <text:p>AGDO.(A/S) : ROBERTO DA SILVA </text:p>
            <text:p>ADVDO.(A/S) : PEDRO ROSA MACHADO E OUTRO (A/S)</text:p>
          </table:table-cell>
          <table:table-cell office:value-type="string" calcext:value-type="string">
            <text:p>- O AI 513681 AgR foi objeto de embargos de declaração rejeitados em 11/10/2005. - O AI 524921 AgR foi objeto de embargos de declaração rejeitados em 11/10/2005. - O AI 525014 AgR foi objeto de embargos de declaração rejeitados em 11/10/2005. - O AI 525234 AgR foi objeto de embargos de declaração rejeitados em 11/10/2005. - O AI 525248 AgR foi objeto de embargos de declaração rejeitados em 11/10/2005. - O AI 529400 AgR foi objeto de embargos de declaração rejeitados em 11/10/2005. - O AI 529679 AgR foi objeto de embargos de declaração rejeitados em 11/10/2005. - O AI 529700 AgR foi objeto de embargos de declaração rejeitados em 11/10/2005. - O AI 529875 AgR foi objeto de embargos de declaração rejeitados em 11/10/2005. - O AI 530197 AgR foi objeto de embargos de declaração rejeitados em 11/10/2005. - O AI 531198 AgR foi objeto de embargos de declaração rejeitados em 11/10/2005. - O AI 520566 AgR foi objeto de embargos de declaração rejeitados em 11/10/2005. Número de páginas: (06). Análise:(CRE). Inclusão: 01/07/05, (MLR). Alteração: 25/01/06, (AGS).</text:p>
          </table:table-cell>
          <table:table-cell office:value-type="string" calcext:value-type="string">
            <text:p>[]</text:p>
          </table:table-cell>
          <table:table-cell office:value-type="float" office:value="1394" calcext:value-type="float">
            <text:p>1394</text:p>
          </table:table-cell>
        </table:table-row>
        <table:table-row table:style-name="ro2">
          <table:table-cell office:value-type="float" office:value="13675" calcext:value-type="float">
            <text:p>13675</text:p>
          </table:table-cell>
          <table:table-cell office:value-type="string" calcext:value-type="string">
            <text:p>5e32e5e9d0a3cf753014f4da</text:p>
          </table:table-cell>
          <table:table-cell office:value-type="string" calcext:value-type="string">
            <text:p>AGR AI 277045</text:p>
          </table:table-cell>
          <table:table-cell office:value-type="string" calcext:value-type="string">
            <text:p>DJ  17-06-2005 PP-00031</text:p>
            <text:p>EMENT VOL-02196-03 PP-00485</text:p>
          </table:table-cell>
          <table:table-cell office:value-type="string" calcext:value-type="string">
            <text:p>[]</text:p>
          </table:table-cell>
          <table:table-cell office:value-type="string" calcext:value-type="string">
            <text:p>AGTE.(S) : SULATLÂNTICA IMPORTADORA E EXPORTADORA LTDA </text:p>
            <text:p>ADVDO.(A/S) : JOSÉ OSWALDO CORRÊA E OUTROS </text:p>
            <text:p>AGDO.(A/S) : BANCO CENTRAL DO BRASIL </text:p>
            <text:p>ADVDO.(A/S) : PROCURADOR-GERAL DO BANCO CENTRAL DO BRASIL</text:p>
          </table:table-cell>
          <table:table-cell office:value-type="string" calcext:value-type="string">
            <text:p>- O AI 534564 AgR foi objeto de embargos de declaração recebidos, em parte, em 23/05/2006. Número de páginas: 5. Análise: NAL. Inclusão: 29/06/2005, SVF. Alteração: 29/09/2005, MLR.</text:p>
          </table:table-cell>
          <table:table-cell office:value-type="string" calcext:value-type="string">
            <text:p>[]</text:p>
          </table:table-cell>
          <table:table-cell office:value-type="float" office:value="1376" calcext:value-type="float">
            <text:p>1376</text:p>
          </table:table-cell>
        </table:table-row>
        <table:table-row table:style-name="ro2">
          <table:table-cell office:value-type="float" office:value="13689" calcext:value-type="float">
            <text:p>13689</text:p>
          </table:table-cell>
          <table:table-cell office:value-type="string" calcext:value-type="string">
            <text:p>5e32e5f5d0a3cf753014f4e8</text:p>
          </table:table-cell>
          <table:table-cell office:value-type="string" calcext:value-type="string">
            <text:p>ED ED AGR AI 501839</text:p>
          </table:table-cell>
          <table:table-cell office:value-type="string" calcext:value-type="string">
            <text:p>DJ 17-06-2005 PP-00074 <text:s text:c="8"/>EMENT VOL-02196-13 PP-02550</text:p>
          </table:table-cell>
          <table:table-cell office:value-type="string" calcext:value-type="string">
            <text:p>[]</text:p>
          </table:table-cell>
          <table:table-cell office:value-type="string" calcext:value-type="string">
            <text:p>EMBTE.(S) : SAMP AUTOVEÍCULOS LTDA. </text:p>
            <text:p>ADVDO.(A/S) : LEINA NAGASSE E OUTRO (A/S) </text:p>
            <text:p>EMBDO.(A/S) : ESTADO DO PARANÁ </text:p>
            <text:p>ADVDO.(A/S) : PGE-PR - JOE TENNYSON VELO</text:p>
          </table:table-cell>
          <table:table-cell office:value-type="string" calcext:value-type="string">
            <text:p>- O AI 501839 AgR-ED-ED foi objeto de embargos de declaração rejeitados em 06/09/2005. Número de páginas: (05). Análise:(CRE). Inclusão: 29/06/05, (AAS). Alteração: 14/11/05, (SVF).</text:p>
          </table:table-cell>
          <table:table-cell office:value-type="string" calcext:value-type="string">
            <text:p>[]</text:p>
          </table:table-cell>
          <table:table-cell office:value-type="float" office:value="1356" calcext:value-type="float">
            <text:p>1356</text:p>
          </table:table-cell>
        </table:table-row>
        <table:table-row table:style-name="ro2">
          <table:table-cell office:value-type="float" office:value="13704" calcext:value-type="float">
            <text:p>13704</text:p>
          </table:table-cell>
          <table:table-cell office:value-type="string" calcext:value-type="string">
            <text:p>5e32e612d0a3cf753014f4f7</text:p>
          </table:table-cell>
          <table:table-cell office:value-type="string" calcext:value-type="string">
            <text:p>ED AGR RE 437513</text:p>
          </table:table-cell>
          <table:table-cell office:value-type="string" calcext:value-type="string">
            <text:p>DJ <text:s text:c="2"/>24-06-2005 PP-00076 <text:s text:c="9"/>EMENT VOL-02197-08 PP-01456</text:p>
          </table:table-cell>
          <table:table-cell office:value-type="string" calcext:value-type="string">
            <text:p>[]</text:p>
          </table:table-cell>
          <table:table-cell office:value-type="string" calcext:value-type="string">
            <text:p>EMBTE.(S) : UNIÃO </text:p>
            <text:p>ADVDO.(A/S) : ADVOGADO-GERAL DA UNIÃO </text:p>
            <text:p>EMBDO.(A/S) : MARCO ANTÔNIO ALVES DE SANT'ANNA </text:p>
            <text:p>ADVDO.(A/S) : DEFENSORIA PÚBLICA DA UNIÃO - DPU E OUTRO (A/S)</text:p>
          </table:table-cell>
          <table:table-cell office:value-type="string" calcext:value-type="string">
            <text:p>- Os AI 542054 AgR-ED foram objeto de embargos de declaração rejeitados em 11/10/2005. Número de páginas: (05). Análise:(CRE). Inclusão: 08/07/05, (MLR). Alteração: 01/02/06, (NAL).</text:p>
          </table:table-cell>
          <table:table-cell office:value-type="string" calcext:value-type="string">
            <text:p>[]</text:p>
          </table:table-cell>
          <table:table-cell office:value-type="float" office:value="1336" calcext:value-type="float">
            <text:p>1336</text:p>
          </table:table-cell>
        </table:table-row>
        <table:table-row table:style-name="ro2">
          <table:table-cell office:value-type="float" office:value="13712" calcext:value-type="float">
            <text:p>13712</text:p>
          </table:table-cell>
          <table:table-cell office:value-type="string" calcext:value-type="string">
            <text:p>5e32e622d0a3cf753014f4ff</text:p>
          </table:table-cell>
          <table:table-cell office:value-type="string" calcext:value-type="string">
            <text:p>AGR AI 262161</text:p>
          </table:table-cell>
          <table:table-cell office:value-type="string" calcext:value-type="string">
            <text:p>DJ   10-06-2005 PP-00036</text:p>
            <text:p>          EMENT VOL-02195-03 PP-00486</text:p>
          </table:table-cell>
          <table:table-cell office:value-type="string" calcext:value-type="string">
            <text:p>[]</text:p>
          </table:table-cell>
          <table:table-cell office:value-type="string" calcext:value-type="string">
            <text:p>AGTE. : ESTADO DO AMAZONAS </text:p>
            <text:p>ADVDO.(A/S : PGE-AM - ELLEN FLORÊNCIO SANTOS ROCHA </text:p>
            <text:p>AGDO. : ANTÔNIO FERNANDES CAVALCANTE DA COSTA </text:p>
            <text:p>ADVDO.(A/S) : PAULO DIAS GOMES E OUTRO (A/S)</text:p>
          </table:table-cell>
          <table:table-cell office:value-type="string" calcext:value-type="string">
            <text:p>- O AI 535074 AgR foi objeto de embargos de declaração não conhecidos em 30/08/2005. Número de páginas: (05). Análise:(ALC). Revisão:(ANA). Inclusão: 17/06/05, (AAS). Alteração: 12/07/05, (MLR).</text:p>
          </table:table-cell>
          <table:table-cell office:value-type="string" calcext:value-type="string">
            <text:p>[]</text:p>
          </table:table-cell>
          <table:table-cell office:value-type="float" office:value="1451" calcext:value-type="float">
            <text:p>1451</text:p>
          </table:table-cell>
        </table:table-row>
        <table:table-row table:style-name="ro6">
          <table:table-cell office:value-type="float" office:value="13715" calcext:value-type="float">
            <text:p>13715</text:p>
          </table:table-cell>
          <table:table-cell office:value-type="string" calcext:value-type="string">
            <text:p>5e32e624d0a3cf753014f502</text:p>
          </table:table-cell>
          <table:table-cell office:value-type="string" calcext:value-type="string">
            <text:p>AGR AI 479589</text:p>
          </table:table-cell>
          <table:table-cell office:value-type="string" calcext:value-type="string">
            <text:p>DJ 17-06-2005 PP-00048 <text:s text:c="9"/>EMENT VOL-02196-11 PP-02192</text:p>
          </table:table-cell>
          <table:table-cell office:value-type="string" calcext:value-type="string">
            <text:p>[]</text:p>
          </table:table-cell>
          <table:table-cell office:value-type="string" calcext:value-type="string">
            <text:p>AGTE.(S) : ASSEMBLÉIA LEGISLATIVA DO ESTADO DE SÃO PAULO </text:p>
            <text:p>ADVDO.(A/S) : ALEXANDRE ISSA KIMURA </text:p>
            <text:p>AGDO.(A/S) : PROCURADOR-GERAL DE JUSTIÇA DO ESTADO DE SÃO PAULO </text:p>
            <text:p>INTDO.(A/S) : ESTADO DE SÃO PAULO </text:p>
            <text:p>ADVDO.(A/S) : PGE-SP - MÁRCIA MARIA BARRETA FERNANDES SEMER</text:p>
          </table:table-cell>
          <table:table-cell office:value-type="string" calcext:value-type="string">
            <text:p>- O AI 479589 AgR foi objeto de embargos de declaração recebidos em parte em 14/03/2006. Número de páginas: (05). Análise:(CEL). Revisão:(ANA). Inclusão: 29/06/05, (SVF). Alteração: 15/05/06, (FER).</text:p>
          </table:table-cell>
          <table:table-cell office:value-type="string" calcext:value-type="string">
            <text:p>[]</text:p>
          </table:table-cell>
          <table:table-cell office:value-type="float" office:value="1459" calcext:value-type="float">
            <text:p>1459</text:p>
          </table:table-cell>
        </table:table-row>
        <table:table-row table:style-name="ro6">
          <table:table-cell office:value-type="float" office:value="13727" calcext:value-type="float">
            <text:p>13727</text:p>
          </table:table-cell>
          <table:table-cell office:value-type="string" calcext:value-type="string">
            <text:p>5e32e631d0a3cf753014f50e</text:p>
          </table:table-cell>
          <table:table-cell office:value-type="string" calcext:value-type="string">
            <text:p>AGR AI 456477</text:p>
          </table:table-cell>
          <table:table-cell office:value-type="string" calcext:value-type="string">
            <text:p>DJ    17-06-2005 PP-00043</text:p>
            <text:p>          EMENT VOL-02196-10 PP-01879</text:p>
          </table:table-cell>
          <table:table-cell office:value-type="string" calcext:value-type="string">
            <text:p>[]</text:p>
          </table:table-cell>
          <table:table-cell office:value-type="string" calcext:value-type="string">
            <text:p>AGTE.(S) : MAYER MECÂNICA LTDA </text:p>
            <text:p>ADVDO.(A/S) : HENRIQUE MACHADO R. DE AZEVEDO </text:p>
            <text:p> E OUTRO (A/S) </text:p>
            <text:p>AGDO.(A/S) : ESTADO DE MINAS GERAIS </text:p>
            <text:p>ADVDO.(A/S) : ADVOCACIA-GERAL DO ESTADO - MG - ILMA CORRÊA</text:p>
          </table:table-cell>
          <table:table-cell office:value-type="string" calcext:value-type="string">
            <text:p>- O AI 456477 AgR foi objeto de embargos de declaração recebidos, em parte, em 16/05/2006. Número de páginas: (05). Análise:(CEL). Inclusão: 06/07/05, (MLR). Alteração: 11/07/05, (MLR).</text:p>
          </table:table-cell>
          <table:table-cell office:value-type="string" calcext:value-type="string">
            <text:p>[]</text:p>
          </table:table-cell>
          <table:table-cell office:value-type="float" office:value="1489" calcext:value-type="float">
            <text:p>1489</text:p>
          </table:table-cell>
        </table:table-row>
        <table:table-row table:style-name="ro2">
          <table:table-cell office:value-type="float" office:value="13804" calcext:value-type="float">
            <text:p>13804</text:p>
          </table:table-cell>
          <table:table-cell office:value-type="string" calcext:value-type="string">
            <text:p>5e32e686d0a3cf753014f55b</text:p>
          </table:table-cell>
          <table:table-cell office:value-type="string" calcext:value-type="string">
            <text:p>AGR AI 490544</text:p>
          </table:table-cell>
          <table:table-cell office:value-type="string" calcext:value-type="string">
            <text:p>DJ   24-06-2005 PP-00051</text:p>
            <text:p>          EMENT VOL-02197-16 PP-03153</text:p>
          </table:table-cell>
          <table:table-cell office:value-type="string" calcext:value-type="string">
            <text:p>[]</text:p>
          </table:table-cell>
          <table:table-cell office:value-type="string" calcext:value-type="string">
            <text:p>AGTE.(S) : DORIVAN MATIAS TELES </text:p>
            <text:p>ADVDO.(A/S) : DORIVAN MATIAS TELES E OUTRO (A/S) </text:p>
            <text:p>AGDO.(A/S) : MARIA DE LOURDES WERNECK </text:p>
            <text:p>ADVDO.(A/S) : RODRIGO ALVES CHAVES</text:p>
          </table:table-cell>
          <table:table-cell office:value-type="string" calcext:value-type="string">
            <text:p>- O AI 490544 AgR foi objeto de embargos de declaração rejeitados em 29/11/2005. Número de páginas: (04). Análise:(CEL). Inclusão: 28/07/05, (MLR). Alteração: 15/02/06, (NAL).</text:p>
          </table:table-cell>
          <table:table-cell office:value-type="string" calcext:value-type="string">
            <text:p>[]</text:p>
          </table:table-cell>
          <table:table-cell office:value-type="float" office:value="1525" calcext:value-type="float">
            <text:p>1525</text:p>
          </table:table-cell>
        </table:table-row>
        <table:table-row table:style-name="ro2">
          <table:table-cell office:value-type="float" office:value="13835" calcext:value-type="float">
            <text:p>13835</text:p>
          </table:table-cell>
          <table:table-cell office:value-type="string" calcext:value-type="string">
            <text:p>5e32e6a7d0a3cf753014f57a</text:p>
          </table:table-cell>
          <table:table-cell office:value-type="string" calcext:value-type="string">
            <text:p>AGR AI 515168</text:p>
          </table:table-cell>
          <table:table-cell office:value-type="string" calcext:value-type="string">
            <text:p>DJ 17-06-2005 PP-00056</text:p>
            <text:p>EMENT VOL-02196-14 PP-02776</text:p>
          </table:table-cell>
          <table:table-cell office:value-type="string" calcext:value-type="string">
            <text:p>[]</text:p>
          </table:table-cell>
          <table:table-cell office:value-type="string" calcext:value-type="string">
            <text:p>AGTE.(S) : COMPANHIA AÇUCAREIRA RIO GRANDE E OUTRO (A/S) </text:p>
            <text:p>ADVDO.(A/S) : MARCELO VIDA DA SILVA E OUTRO (A/S) </text:p>
            <text:p>AGDO.(A/S) : UNIÃO </text:p>
            <text:p>ADVDO.(A/S) : PFN - IARA ANTUNES VIANNA</text:p>
          </table:table-cell>
          <table:table-cell office:value-type="string" calcext:value-type="string">
            <text:p>- O AI 515168 AgR foi objeto de embargos de declaração recebidos em 30/08/2005. Número de páginas: (06). Análise:(ALC). Revisão:(ANA). Inclusão: 27/06/05, (SVF).</text:p>
          </table:table-cell>
          <table:table-cell office:value-type="string" calcext:value-type="string">
            <text:p>[]</text:p>
          </table:table-cell>
          <table:table-cell office:value-type="float" office:value="1550" calcext:value-type="float">
            <text:p>1550</text:p>
          </table:table-cell>
        </table:table-row>
        <table:table-row table:style-name="ro2">
          <table:table-cell office:value-type="float" office:value="13873" calcext:value-type="float">
            <text:p>13873</text:p>
          </table:table-cell>
          <table:table-cell office:value-type="string" calcext:value-type="string">
            <text:p>5e32e6e3d0a3cf753014f5a0</text:p>
          </table:table-cell>
          <table:table-cell office:value-type="string" calcext:value-type="string">
            <text:p>ED RE 401996</text:p>
          </table:table-cell>
          <table:table-cell office:value-type="string" calcext:value-type="string">
            <text:p>DJ 17-06-2005 PP-00064</text:p>
            <text:p>EMENT VOL-02196-05 PP-00958</text:p>
          </table:table-cell>
          <table:table-cell office:value-type="string" calcext:value-type="string">
            <text:p>[]</text:p>
          </table:table-cell>
          <table:table-cell office:value-type="string" calcext:value-type="string">
            <text:p>EMBTE.(S) : BANCO ABN AMRO REAL S/A </text:p>
            <text:p>ADVDO.(A/S) : OSMAR MENDES PAIXÃO CÔRTES E OUTRO (A/S) </text:p>
            <text:p>EMBDO.(A/S) : MARIA FERNANDES ALVES OLIVEIRA </text:p>
            <text:p>ADVDO.(A/S) : NORMA PASSOS LACERDA DE OLIVEIRA E OUTRO (A/S)</text:p>
          </table:table-cell>
          <table:table-cell office:value-type="string" calcext:value-type="string">
            <text:p>- O RE 401996 ED foi objeto de embargos de declaração recebidos em 28/03/2006. Número de páginas: (04). Análise:(CEL). Inclusão: 28/06/05, (AAS). Alteração: 27/09/05, (MLR).</text:p>
          </table:table-cell>
          <table:table-cell office:value-type="string" calcext:value-type="string">
            <text:p>[]</text:p>
          </table:table-cell>
          <table:table-cell office:value-type="float" office:value="1602" calcext:value-type="float">
            <text:p>1602</text:p>
          </table:table-cell>
        </table:table-row>
        <table:table-row table:style-name="ro2">
          <table:table-cell office:value-type="float" office:value="13909" calcext:value-type="float">
            <text:p>13909</text:p>
          </table:table-cell>
          <table:table-cell office:value-type="string" calcext:value-type="string">
            <text:p>5e32e70bd0a3cf753014f5c4</text:p>
          </table:table-cell>
          <table:table-cell office:value-type="string" calcext:value-type="string">
            <text:p>AGR AI 328532</text:p>
          </table:table-cell>
          <table:table-cell office:value-type="string" calcext:value-type="string">
            <text:p>DJ <text:s text:c="3"/>17-06-2005 PP-00033 <text:s text:c="5"/>EMENT VOL-02196-03 PP-00615</text:p>
          </table:table-cell>
          <table:table-cell office:value-type="string" calcext:value-type="string">
            <text:p>[]</text:p>
          </table:table-cell>
          <table:table-cell office:value-type="string" calcext:value-type="string">
            <text:p>AGTE. : MUNICÍPIO DO RIO DE JANEIRO </text:p>
            <text:p>ADVDO.(A/S) : ROBERTA GOBERT TORRES </text:p>
            <text:p>AGDO. : CLÁUDIO SALGADO </text:p>
            <text:p>ADVDOS. : JOANA BARBOSA LAGO DE SOUSA E OUTROS</text:p>
          </table:table-cell>
          <table:table-cell office:value-type="string" calcext:value-type="string">
            <text:p>- O RE-AgR 382355 foi objeto de Embargos de Declaração provido dia 06/05/2008. Número de páginas: (05). Análise:(NAL). Inclusão: 30/06/05, (MLR). Alteração: 26/08/05, (MLR).</text:p>
          </table:table-cell>
          <table:table-cell office:value-type="string" calcext:value-type="string">
            <text:p>[]</text:p>
          </table:table-cell>
          <table:table-cell office:value-type="float" office:value="1639" calcext:value-type="float">
            <text:p>1639</text:p>
          </table:table-cell>
        </table:table-row>
        <table:table-row table:style-name="ro6">
          <table:table-cell office:value-type="float" office:value="13911" calcext:value-type="float">
            <text:p>13911</text:p>
          </table:table-cell>
          <table:table-cell office:value-type="string" calcext:value-type="string">
            <text:p>5e32e70dd0a3cf753014f5c6</text:p>
          </table:table-cell>
          <table:table-cell office:value-type="string" calcext:value-type="string">
            <text:p>AGR AI 391674</text:p>
          </table:table-cell>
          <table:table-cell office:value-type="string" calcext:value-type="string">
            <text:p>DJ <text:s text:c="2"/>17-06-2005 PP-00037 <text:s text:c="9"/>EMENT VOL-02196-05 PP-00891</text:p>
          </table:table-cell>
          <table:table-cell office:value-type="string" calcext:value-type="string">
            <text:p>[]</text:p>
          </table:table-cell>
          <table:table-cell office:value-type="string" calcext:value-type="string">
            <text:p>AGTE. : SINDICATO DOS FUNCIONÁRIOS DA JUSTIÇA </text:p>
            <text:p> ELEITORAL DO RIO GRANDE DO SUL </text:p>
            <text:p>ADVDOS. : ILKA TEODORO E OUTROS </text:p>
            <text:p>AGDA. : UNIÃO </text:p>
            <text:p>ADVDO. : ADVDOGADO-GERAL DA UNIÃO</text:p>
          </table:table-cell>
          <table:table-cell office:value-type="string" calcext:value-type="string">
            <text:p>- O AI 407295 ED foi objeto de embargos de declaração não conhecidos em 30/08/2005. - O RE 380330 AgR foi objeto de embargos de declaração acolhido com efeito modificativo em 22/06/2010. Número de páginas: (06). Análise:(CRE). Inclusão: 30/06/05, (MLR). Alteração: 10/11/05, (MLR).</text:p>
          </table:table-cell>
          <table:table-cell office:value-type="string" calcext:value-type="string">
            <text:p>[]</text:p>
          </table:table-cell>
          <table:table-cell office:value-type="float" office:value="1661" calcext:value-type="float">
            <text:p>1661</text:p>
          </table:table-cell>
        </table:table-row>
        <table:table-row table:style-name="ro2">
          <table:table-cell office:value-type="float" office:value="13912" calcext:value-type="float">
            <text:p>13912</text:p>
          </table:table-cell>
          <table:table-cell office:value-type="string" calcext:value-type="string">
            <text:p>5e32e70ed0a3cf753014f5c7</text:p>
          </table:table-cell>
          <table:table-cell office:value-type="string" calcext:value-type="string">
            <text:p>AGR AI 505243</text:p>
          </table:table-cell>
          <table:table-cell office:value-type="string" calcext:value-type="string">
            <text:p>DJ <text:s text:c="2"/>24-06-2005 PP-00017 <text:s text:c="8"/>EMENT VOL-02197-17 PP-03359</text:p>
          </table:table-cell>
          <table:table-cell office:value-type="string" calcext:value-type="string">
            <text:p>[]</text:p>
          </table:table-cell>
          <table:table-cell office:value-type="string" calcext:value-type="string">
            <text:p>AGTE.(S) : ESTADO DO CEARÁ </text:p>
            <text:p>ADVDO.(A/S) : PGE-CE - MARIA LÚCIA FIALHO COLARES </text:p>
            <text:p>AGDO.(A/S) : MARIA MADALENA CIRINO GIRÃO </text:p>
            <text:p>ADVDO.(A/S) : JOSÉ EDUARDO GIRÃO NETO E OUTRO (A/S)</text:p>
          </table:table-cell>
          <table:table-cell office:value-type="string" calcext:value-type="string">
            <text:p>- O AI 505243 AgR foi objeto de embargos de declaração não conhecidos em 30/08/2005. - O AI 460421 AgR foi objeto de embargos de declaração providos em 30/08/2005. Número de páginas: (05). Análise:(NAL). Inclusão: 29/07/05, (SVF). Alteração: 28/03/06, (CRE).</text:p>
          </table:table-cell>
          <table:table-cell office:value-type="string" calcext:value-type="string">
            <text:p>[]</text:p>
          </table:table-cell>
          <table:table-cell office:value-type="float" office:value="1709" calcext:value-type="float">
            <text:p>1709</text:p>
          </table:table-cell>
        </table:table-row>
        <table:table-row table:style-name="ro6">
          <table:table-cell office:value-type="float" office:value="13989" calcext:value-type="float">
            <text:p>13989</text:p>
          </table:table-cell>
          <table:table-cell office:value-type="string" calcext:value-type="string">
            <text:p>5e32e759d0a3cf753014f614</text:p>
          </table:table-cell>
          <table:table-cell office:value-type="string" calcext:value-type="string">
            <text:p>AGR AI 496473</text:p>
          </table:table-cell>
          <table:table-cell office:value-type="string" calcext:value-type="string">
            <text:p>DJ 17-06-2005 PP-00052</text:p>
            <text:p>EMENT VOL-02196-12 PP-02473</text:p>
          </table:table-cell>
          <table:table-cell office:value-type="string" calcext:value-type="string">
            <text:p>[]</text:p>
          </table:table-cell>
          <table:table-cell office:value-type="string" calcext:value-type="string">
            <text:p>AGTE.(S) : SPICOL - SÃO PAULO IMÓVEIS E CONSTRUÇÕES S/C </text:p>
            <text:p> E OUTRO (A/S) </text:p>
            <text:p>ADVDO.(A/S) : ABEL FERREIRA CASTILHO E OUTRO (A/S) </text:p>
            <text:p>AGDO.(A/S) : ESPÓLIO DE SYLVIA PEIXOTO DE ASSUMPÇÃO E OUTRO (A/S) </text:p>
            <text:p>ADVDO.(A/S) : NEWTON HERMANO E OUTRO (A/S)</text:p>
          </table:table-cell>
          <table:table-cell office:value-type="string" calcext:value-type="string">
            <text:p>- O AI 529716 AgR foi objeto de embargos de declaração não conhecidos em 30/08/2005. - O AI 496473 AgR foi objeto de embargos de declaração não conhecidos em 30/08/2005. Número de páginas: 6. Análise: ANA. Revisão: ANA. Inclusão: 27/06/2005, AAS. Alteração: 29/09/2005, MLR.</text:p>
          </table:table-cell>
          <table:table-cell office:value-type="string" calcext:value-type="string">
            <text:p>[]</text:p>
          </table:table-cell>
          <table:table-cell office:value-type="float" office:value="1636" calcext:value-type="float">
            <text:p>1636</text:p>
          </table:table-cell>
        </table:table-row>
        <table:table-row table:style-name="ro3">
          <table:table-cell office:value-type="float" office:value="14000" calcext:value-type="float">
            <text:p>14000</text:p>
          </table:table-cell>
          <table:table-cell office:value-type="string" calcext:value-type="string">
            <text:p>5e32e765d0a3cf753014f61f</text:p>
          </table:table-cell>
          <table:table-cell office:value-type="string" calcext:value-type="string">
            <text:p>AGR AI 490785</text:p>
          </table:table-cell>
          <table:table-cell office:value-type="string" calcext:value-type="string">
            <text:p>DJ 17-06-2005 PP-00051 <text:s text:c="8"/>EMENT VOL-02196-12 PP-02378</text:p>
          </table:table-cell>
          <table:table-cell office:value-type="string" calcext:value-type="string">
            <text:p>[]</text:p>
          </table:table-cell>
          <table:table-cell office:value-type="string" calcext:value-type="string">
            <text:p>AGTE.(S) : ESTADO DE SÃO PAULO </text:p>
            <text:p>ADVDO.(A/S) : PGE-SP - ANDREA METNE ARNAUT </text:p>
            <text:p>AGDO.(A/S) : ICUSHIRO SHIMADA E OUTRO (A/S) </text:p>
            <text:p>ADVDO.(A/S) : KALIL ROCHA ABDALLA </text:p>
            <text:p>INTDO.(A/S) : EDELCIO LEMOS </text:p>
            <text:p>ADVDO.(A/S) : EVELCOR FORTES SALZANO E OUTRO (A/S)</text:p>
          </table:table-cell>
          <table:table-cell office:value-type="string" calcext:value-type="string">
            <text:p>- Caso " ESCOLA DE BASE DE SÃO PAULO". - O AI 490785 AgR foi objeto de embargos de declaração recebidos, em parte, em 30/08/2005. Número de páginas: (05). Análise:(CEL). Revisão:(ANA). Inclusão: 27/06/05, (MLR). Alteração: 18/10/05, (RCO).</text:p>
          </table:table-cell>
          <table:table-cell office:value-type="string" calcext:value-type="string">
            <text:p>[]</text:p>
          </table:table-cell>
          <table:table-cell office:value-type="float" office:value="1626" calcext:value-type="float">
            <text:p>1626</text:p>
          </table:table-cell>
        </table:table-row>
        <table:table-row table:style-name="ro2">
          <table:table-cell office:value-type="float" office:value="14036" calcext:value-type="float">
            <text:p>14036</text:p>
          </table:table-cell>
          <table:table-cell office:value-type="string" calcext:value-type="string">
            <text:p>5e32e7a7d0a3cf753014f643</text:p>
          </table:table-cell>
          <table:table-cell office:value-type="string" calcext:value-type="string">
            <text:p>AGR AI 453630</text:p>
          </table:table-cell>
          <table:table-cell office:value-type="string" calcext:value-type="string">
            <text:p>DJ <text:s text:c="2"/>24-06-2005 PP-00048 <text:s text:c="9"/>EMENT VOL-02197-14 PP-02740</text:p>
          </table:table-cell>
          <table:table-cell office:value-type="string" calcext:value-type="string">
            <text:p>[]</text:p>
          </table:table-cell>
          <table:table-cell office:value-type="string" calcext:value-type="string">
            <text:p>AGTE.(S) : ANTÔNIO HENRIQUE RIBAS </text:p>
            <text:p>ADVDO.(A/S) : ARNALDO TAKAMATSU E OUTRO (A/S) </text:p>
            <text:p>AGDO.(A/S) : EDMILSON ANTÔNIO DE AMORIM </text:p>
            <text:p>ADVDO.(A/S) : CARLOS ADALBERTO RODRIGUES E OUTRO (A/S)</text:p>
          </table:table-cell>
          <table:table-cell office:value-type="string" calcext:value-type="string">
            <text:p>- O AI 453630 AgR foi objeto de embargos de declaração rejeitados em 06/09/2005. Número de páginas: (04). Análise:(CRE). Inclusão: 08/07/05, (MLR). Alteração: 13/03/06, (CRE).</text:p>
          </table:table-cell>
          <table:table-cell office:value-type="string" calcext:value-type="string">
            <text:p>[]</text:p>
          </table:table-cell>
          <table:table-cell office:value-type="float" office:value="1771" calcext:value-type="float">
            <text:p>1771</text:p>
          </table:table-cell>
        </table:table-row>
        <table:table-row table:style-name="ro2">
          <table:table-cell office:value-type="float" office:value="14096" calcext:value-type="float">
            <text:p>14096</text:p>
          </table:table-cell>
          <table:table-cell office:value-type="string" calcext:value-type="string">
            <text:p>5e32e7fbd0a3cf753014f67f</text:p>
          </table:table-cell>
          <table:table-cell office:value-type="string" calcext:value-type="string">
            <text:p>AGR AI 459615</text:p>
          </table:table-cell>
          <table:table-cell office:value-type="string" calcext:value-type="string">
            <text:p>DJ <text:s text:c="2"/>24-06-2005 PP-00048 <text:s text:c="9"/>EMENT VOL-02197-14 PP-02799</text:p>
          </table:table-cell>
          <table:table-cell office:value-type="string" calcext:value-type="string">
            <text:p>[]</text:p>
          </table:table-cell>
          <table:table-cell office:value-type="string" calcext:value-type="string">
            <text:p>AGTE.(S) : BANCO DA BAHIA S/A E OUTRO (A/S) </text:p>
            <text:p>ADVDO.(A/S) : ANTONIO CARLOS DANTAS RIBEIRO E OUTRO (A/S) </text:p>
            <text:p>AGDO.(A/S) : UNIÃO </text:p>
            <text:p>ADVDO.(A/S) : PFN - SÉRGIO MOACIR DE OLIVEIRA ESPÍNDOLA</text:p>
          </table:table-cell>
          <table:table-cell office:value-type="string" calcext:value-type="string">
            <text:p>- O AI 484970 AgR foi objeto de embargos de declaração rejeitados em 29/11/2005. Número de páginas: (04). Análise:(CEL). Inclusão: 01/08/05, (MLR). Alteração: 15/02/06, (NAL).</text:p>
          </table:table-cell>
          <table:table-cell office:value-type="string" calcext:value-type="string">
            <text:p>[]</text:p>
          </table:table-cell>
          <table:table-cell office:value-type="float" office:value="1823" calcext:value-type="float">
            <text:p>1823</text:p>
          </table:table-cell>
        </table:table-row>
        <table:table-row table:style-name="ro6">
          <table:table-cell office:value-type="float" office:value="14101" calcext:value-type="float">
            <text:p>14101</text:p>
          </table:table-cell>
          <table:table-cell office:value-type="string" calcext:value-type="string">
            <text:p>5e32e7ffd0a3cf753014f684</text:p>
          </table:table-cell>
          <table:table-cell office:value-type="string" calcext:value-type="string">
            <text:p>AGR AI 413743</text:p>
          </table:table-cell>
          <table:table-cell office:value-type="string" calcext:value-type="string">
            <text:p>DJ   24-06-2005 PP-00010</text:p>
            <text:p>EMENT VOL-02197-05 PP-00899</text:p>
          </table:table-cell>
          <table:table-cell office:value-type="string" calcext:value-type="string">
            <text:p>[]</text:p>
          </table:table-cell>
          <table:table-cell office:value-type="string" calcext:value-type="string">
            <text:p>AGTE.(S) : CIKEL COMÉRCIO E INDÚSTRIA KEILA S/A </text:p>
            <text:p>ADVDO.(A/S) : TARCÍSIO ARAÚJO KROETZ E OUTROS </text:p>
            <text:p>AGDO.(A/S) : SERVIÇO NACIONAL DE APRENDIZAGEM INDUSTRIAL - </text:p>
            <text:p> SENAI - DEPARTAMENTO NACIONAL </text:p>
            <text:p>ADVDO.(A/S) : VALDEMAR BERNARDO JORGE E OUTRO (A/S)</text:p>
          </table:table-cell>
          <table:table-cell office:value-type="string" calcext:value-type="string">
            <text:p>- O AI 508274 AgR foi objeto de embargos de declaração rejeitados em 30/08/2005. Número de páginas: (05). Análise:(NAL). Inclusão: 09/08/05, (MLR). Alteração: 06/12/05, (SVF).</text:p>
          </table:table-cell>
          <table:table-cell office:value-type="string" calcext:value-type="string">
            <text:p>[]</text:p>
          </table:table-cell>
          <table:table-cell office:value-type="float" office:value="1850" calcext:value-type="float">
            <text:p>1850</text:p>
          </table:table-cell>
        </table:table-row>
        <table:table-row table:style-name="ro2">
          <table:table-cell office:value-type="float" office:value="14169" calcext:value-type="float">
            <text:p>14169</text:p>
          </table:table-cell>
          <table:table-cell office:value-type="string" calcext:value-type="string">
            <text:p>5e32e84ed0a3cf753014f6c8</text:p>
          </table:table-cell>
          <table:table-cell office:value-type="string" calcext:value-type="string">
            <text:p>AGR RE 354352</text:p>
          </table:table-cell>
          <table:table-cell office:value-type="string" calcext:value-type="string">
            <text:p>DJ   01-07-2005 PP-00032</text:p>
            <text:p>EMENT VOL-02198-05 PP-00836</text:p>
          </table:table-cell>
          <table:table-cell office:value-type="string" calcext:value-type="string">
            <text:p>[]</text:p>
          </table:table-cell>
          <table:table-cell office:value-type="string" calcext:value-type="string">
            <text:p>AGTE.(S) : ESTADO DO CEARÁ </text:p>
            <text:p>ADVDO.(A/S) : PGE-CE - FERNANDO ANTONIO TEIXEIRA TÁVORA </text:p>
            <text:p>AGDO.(A/S) : JOSÉ AUGUSTO BEZERRA </text:p>
            <text:p>ADVDO.(A/S) : SILVANA DO NASCIMENTO LIMA</text:p>
          </table:table-cell>
          <table:table-cell office:value-type="string" calcext:value-type="string">
            <text:p>- O RE 354352 AgR foi objeto de embargos de declaração recebidos em parte em 14/03/2006. Número de páginas: (06). Análise:(CEL). Inclusão: 09/08/05, (SVF). Alteração: 18/08/05, (NT).</text:p>
          </table:table-cell>
          <table:table-cell office:value-type="string" calcext:value-type="string">
            <text:p>[]</text:p>
          </table:table-cell>
          <table:table-cell office:value-type="float" office:value="1885" calcext:value-type="float">
            <text:p>1885</text:p>
          </table:table-cell>
        </table:table-row>
        <table:table-row table:style-name="ro2">
          <table:table-cell office:value-type="float" office:value="14170" calcext:value-type="float">
            <text:p>14170</text:p>
          </table:table-cell>
          <table:table-cell office:value-type="string" calcext:value-type="string">
            <text:p>5e32e84ed0a3cf753014f6c9</text:p>
          </table:table-cell>
          <table:table-cell office:value-type="string" calcext:value-type="string">
            <text:p>AGR RE 162758</text:p>
          </table:table-cell>
          <table:table-cell office:value-type="string" calcext:value-type="string">
            <text:p>DJ <text:s text:c="2"/>01-07-2005 PP-00030 <text:s text:c="9"/>EMENT VOL-02198-03 PP-00464</text:p>
          </table:table-cell>
          <table:table-cell office:value-type="string" calcext:value-type="string">
            <text:p>[]</text:p>
          </table:table-cell>
          <table:table-cell office:value-type="string" calcext:value-type="string">
            <text:p>AGTE.(S) : FUNDAÇÃO ITAUBANCO </text:p>
            <text:p>ADVDO.(A/S) : JOSE RENA E OUTRO (A/S) </text:p>
            <text:p>AGDO.(A/S) : UNIÃO </text:p>
            <text:p>ADVDO.(A/S) : PROCURADORIA DA FAZENDA NACIONAL</text:p>
          </table:table-cell>
          <table:table-cell office:value-type="string" calcext:value-type="string">
            <text:p>- O RE 162758 AgR foi objeto de embargos de declaração recebidos, em parte, em 18/04/2006. Número de páginas: (06). Análise:(CEL). Inclusão: 21/07/05, (SVF). Alteração: 30/08/05, (MLR).</text:p>
          </table:table-cell>
          <table:table-cell office:value-type="string" calcext:value-type="string">
            <text:p>[]</text:p>
          </table:table-cell>
          <table:table-cell office:value-type="float" office:value="1884" calcext:value-type="float">
            <text:p>1884</text:p>
          </table:table-cell>
        </table:table-row>
        <table:table-row table:style-name="ro3">
          <table:table-cell office:value-type="float" office:value="14182" calcext:value-type="float">
            <text:p>14182</text:p>
          </table:table-cell>
          <table:table-cell office:value-type="string" calcext:value-type="string">
            <text:p>5e32e85fd0a3cf753014f6d5</text:p>
          </table:table-cell>
          <table:table-cell office:value-type="string" calcext:value-type="string">
            <text:p>EL 3</text:p>
          </table:table-cell>
          <table:table-cell office:value-type="string" calcext:value-type="string">
            <text:p>DJ   01-07-2005 PP-00005</text:p>
            <text:p>          EMENT VOL-02198-1 PP-00001</text:p>
          </table:table-cell>
          <table:table-cell office:value-type="string" calcext:value-type="string">
            <text:p>[]</text:p>
          </table:table-cell>
          <table:table-cell office:value-type="string" calcext:value-type="string">
            <text:p>EXCPTE.(S) : JACKSON BARRETO DE LIMA </text:p>
            <text:p>ADV.(A/S) : KARINA FERREIRA SOARES DE ALBUQUERQUE </text:p>
            <text:p>EXCPTO.(A/S) : JUIZ DE DIREITO DA PRIMEIRA VARA CRIMINAL DA </text:p>
            <text:p> COMARCA DE ARACAJU (PROC. 005/2000) </text:p>
            <text:p>INTDO.(A/S) : MINISTÉRIO PÚBLICO DO ESTADO DE SERGIPE </text:p>
            <text:p>INTDO.(A/S) : ODAIR ROBERTO PIRES</text:p>
          </table:table-cell>
          <table:table-cell office:value-type="string" calcext:value-type="string">
            <text:p>- Impedido o Senhor Ministro Carlos Britto. - Ação Penal extinta: AP-391. - Veja Ação Penal n° 376. Número de páginas: (5). Análise:(AAC). Revisão:(JBM). Inclusão: 10/08/05, (AAC).</text:p>
          </table:table-cell>
          <table:table-cell office:value-type="string" calcext:value-type="string">
            <text:p>[]</text:p>
          </table:table-cell>
          <table:table-cell office:value-type="float" office:value="1871" calcext:value-type="float">
            <text:p>1871</text:p>
          </table:table-cell>
        </table:table-row>
        <table:table-row table:style-name="ro2">
          <table:table-cell office:value-type="float" office:value="14190" calcext:value-type="float">
            <text:p>14190</text:p>
          </table:table-cell>
          <table:table-cell office:value-type="string" calcext:value-type="string">
            <text:p>5e32e865d0a3cf753014f6dd</text:p>
          </table:table-cell>
          <table:table-cell office:value-type="string" calcext:value-type="string">
            <text:p>AGR RE 445273</text:p>
          </table:table-cell>
          <table:table-cell office:value-type="string" calcext:value-type="string">
            <text:p>DJ <text:s text:c="2"/>01-07-2005 PP-00052 <text:s text:c="9"/>EMENT VOL-02198-16 PP-03241</text:p>
          </table:table-cell>
          <table:table-cell office:value-type="string" calcext:value-type="string">
            <text:p>[]</text:p>
          </table:table-cell>
          <table:table-cell office:value-type="string" calcext:value-type="string">
            <text:p>AGTE.(S) : MUNICÍPIO DE PORTO ALEGRE </text:p>
            <text:p>ADVDO.(A/S) : LUÍS MAXIMILIANO LEAL TELESCA MOTA </text:p>
            <text:p>AGDO.(A/S) : CONDOR EMPREENDIMENTOS IMOBILIÁRIOS S/A </text:p>
            <text:p>ADVDO.(A/S) : LUIZ FELIPE KLEIN VARELLA E OUTRO (A/S)</text:p>
          </table:table-cell>
          <table:table-cell office:value-type="string" calcext:value-type="string">
            <text:p>- Os RE 443410 AgR e RE 443646 AgR foram objeto de embargos de declaração recebidos em 23/05/2006. Número de páginas: 5 Análise: CEL Inclusão: 29/07/2005, JVC. Alteração: 14/10/2005, MLR.</text:p>
          </table:table-cell>
          <table:table-cell office:value-type="string" calcext:value-type="string">
            <text:p>[]</text:p>
          </table:table-cell>
          <table:table-cell office:value-type="float" office:value="1894" calcext:value-type="float">
            <text:p>1894</text:p>
          </table:table-cell>
        </table:table-row>
        <table:table-row table:style-name="ro2">
          <table:table-cell office:value-type="float" office:value="14244" calcext:value-type="float">
            <text:p>14244</text:p>
          </table:table-cell>
          <table:table-cell office:value-type="string" calcext:value-type="string">
            <text:p>5e32e8a3d0a3cf753014f713</text:p>
          </table:table-cell>
          <table:table-cell office:value-type="string" calcext:value-type="string">
            <text:p>AGR AI 539218</text:p>
          </table:table-cell>
          <table:table-cell office:value-type="string" calcext:value-type="string">
            <text:p>DJ <text:s text:c="2"/>05-08-2005 PP-00052 <text:s text:c="8"/>EMENT VOL-02199-26 PP-05296</text:p>
          </table:table-cell>
          <table:table-cell office:value-type="string" calcext:value-type="string">
            <text:p>[]</text:p>
          </table:table-cell>
          <table:table-cell office:value-type="string" calcext:value-type="string">
            <text:p>AGTE.(S) : FIAT AUTOMÓVEIS S/A </text:p>
            <text:p>ADVDO.(A/S) : HÉLIO CARVALHO SANTANA E OUTRO (A/S) </text:p>
            <text:p>AGDO.(A/S) : EDUARDO DE CASTRO OLIVEIRA </text:p>
            <text:p>ADVDO.(A/S) : VÂNIA DUARTE VIEIRA E OUTRO (A/S)</text:p>
          </table:table-cell>
          <table:table-cell office:value-type="string" calcext:value-type="string">
            <text:p>- O AI 539465 AgR foi objeto dos embargos de declaração não conhecidos em 30/08/2005. - O AI 539631 AgR foi objeto de embargos de declaração recebidos em 06/12/2005. - O AI 539694 AgR foi objeto de embargos de declaração recebidos em 06/12/2005. Número de páginas: (05). Análise:(CRE). Inclusão: 22/08/05, (SVF). Alteração: 06/10/05, (MLR).</text:p>
          </table:table-cell>
          <table:table-cell office:value-type="string" calcext:value-type="string">
            <text:p>[]</text:p>
          </table:table-cell>
          <table:table-cell office:value-type="float" office:value="2068" calcext:value-type="float">
            <text:p>2068</text:p>
          </table:table-cell>
        </table:table-row>
        <table:table-row table:style-name="ro2">
          <table:table-cell office:value-type="float" office:value="14245" calcext:value-type="float">
            <text:p>14245</text:p>
          </table:table-cell>
          <table:table-cell office:value-type="string" calcext:value-type="string">
            <text:p>5e32e8a4d0a3cf753014f714</text:p>
          </table:table-cell>
          <table:table-cell office:value-type="string" calcext:value-type="string">
            <text:p>AGR RE 252016</text:p>
          </table:table-cell>
          <table:table-cell office:value-type="string" calcext:value-type="string">
            <text:p>DJ <text:s text:c="2"/>05-08-2005 PP-00066 <text:s text:c="9"/>EMENT VOL-02199-04 PP-00700</text:p>
          </table:table-cell>
          <table:table-cell office:value-type="string" calcext:value-type="string">
            <text:p>[]</text:p>
          </table:table-cell>
          <table:table-cell office:value-type="string" calcext:value-type="string">
            <text:p>AGTE.(S) : SINDICATO DOS EMPREGADOS EM ESTABELECIMENTOS </text:p>
            <text:p> BANCÁRIOS DE MOSSORÓ E REGIÃO </text:p>
            <text:p>AGDO.(A/S) : BANCO BRADESCO S/A </text:p>
            <text:p>ADVDOS. : VICTOR RUSSOMANO JÚNIOR E OUTROS</text:p>
          </table:table-cell>
          <table:table-cell office:value-type="string" calcext:value-type="string">
            <text:p>Número de páginas: (04). Análise:(CEL). Inclusão: 14/09/05, (SVF). Alteração: 01/12/05, (CEL)</text:p>
          </table:table-cell>
          <table:table-cell office:value-type="string" calcext:value-type="string">
            <text:p>[]</text:p>
          </table:table-cell>
          <table:table-cell office:value-type="float" office:value="2078" calcext:value-type="float">
            <text:p>2078</text:p>
          </table:table-cell>
        </table:table-row>
        <table:table-row table:style-name="ro6">
          <table:table-cell office:value-type="float" office:value="14257" calcext:value-type="float">
            <text:p>14257</text:p>
          </table:table-cell>
          <table:table-cell office:value-type="string" calcext:value-type="string">
            <text:p>5e32e8b1d0a3cf753014f720</text:p>
          </table:table-cell>
          <table:table-cell office:value-type="string" calcext:value-type="string">
            <text:p>AGR RE 399944</text:p>
          </table:table-cell>
          <table:table-cell office:value-type="string" calcext:value-type="string">
            <text:p>DJ <text:s text:c="2"/>05-08-2005 PP-00072 <text:s text:c="9"/>EMENT VOL-02199-07 PP-01466</text:p>
          </table:table-cell>
          <table:table-cell office:value-type="string" calcext:value-type="string">
            <text:p>[]</text:p>
          </table:table-cell>
          <table:table-cell office:value-type="string" calcext:value-type="string">
            <text:p>AGTE.(S) : ESTADO DE MINAS GERAIS </text:p>
            <text:p>ADVDO.(A/S) : ADVOCACIA-GERAL DO ESTADO DE MINAS GERAIS/ MG </text:p>
            <text:p> - WALTER DO CARMO BARLETTA </text:p>
            <text:p>AGDO.(A/S) : MAURÍCIO PORTES DE OLIVEIRA </text:p>
            <text:p>ADVDO.(A/S) : ANTÔNIO AUGUSTO FONSECA DA CUNHA E OUTRO (A/S)</text:p>
          </table:table-cell>
          <table:table-cell office:value-type="string" calcext:value-type="string">
            <text:p>- O RE 399944 AgR foi objeto de embargos de declaração recebidos em parte em 09/05/2006. Número de páginas: (06). Análise:(NAL). Inclusão: 02/09/05, (SVF). Alteração: 05/09/05, (SVF).</text:p>
          </table:table-cell>
          <table:table-cell office:value-type="string" calcext:value-type="string">
            <text:p>[]</text:p>
          </table:table-cell>
          <table:table-cell office:value-type="float" office:value="2061" calcext:value-type="float">
            <text:p>2061</text:p>
          </table:table-cell>
        </table:table-row>
        <table:table-row table:style-name="ro2">
          <table:table-cell office:value-type="float" office:value="14273" calcext:value-type="float">
            <text:p>14273</text:p>
          </table:table-cell>
          <table:table-cell office:value-type="string" calcext:value-type="string">
            <text:p>5e32e8c1d0a3cf753014f730</text:p>
          </table:table-cell>
          <table:table-cell office:value-type="string" calcext:value-type="string">
            <text:p>AGR RE 422141</text:p>
          </table:table-cell>
          <table:table-cell office:value-type="string" calcext:value-type="string">
            <text:p>DJ <text:s text:c="2"/>01-07-2005 PP-00034 <text:s text:c="8"/>EMENT VOL-02198-06 PP-01223</text:p>
          </table:table-cell>
          <table:table-cell office:value-type="string" calcext:value-type="string">
            <text:p>[]</text:p>
          </table:table-cell>
          <table:table-cell office:value-type="string" calcext:value-type="string">
            <text:p>AGTE.(S) : ESTADO DE SANTA CATARINA </text:p>
            <text:p>ADVDO.(A/S) : PGE-SC - LORENO WEISSHEIMER </text:p>
            <text:p>AGDO.(A/S) : ADEMIR OSNI DE MELO E OUTRO (A/S) </text:p>
            <text:p>ADVDO.(A/S) : ALEXANDRE TRICHEZ E OUTRO (A/S)</text:p>
          </table:table-cell>
          <table:table-cell office:value-type="string" calcext:value-type="string">
            <text:p>- O RE 423297 AgR foi objeto de embargos de declaração providos em 12/09/2006. - O RE 432919 AgR foi objeto de embargos de declaração recebidos em 07/08/2007. - O RE 422141 AgR foi objeto de embargos de declaração recebidos em 17/03/2009. Número de páginas: 6. Análise: CEL. Inclusão: 02/08/2005, SVF. Alteração: 23/02/2006, MLR.</text:p>
          </table:table-cell>
          <table:table-cell office:value-type="string" calcext:value-type="string">
            <text:p>[]</text:p>
          </table:table-cell>
          <table:table-cell office:value-type="float" office:value="2045" calcext:value-type="float">
            <text:p>2045</text:p>
          </table:table-cell>
        </table:table-row>
        <table:table-row table:style-name="ro2">
          <table:table-cell office:value-type="float" office:value="14323" calcext:value-type="float">
            <text:p>14323</text:p>
          </table:table-cell>
          <table:table-cell office:value-type="string" calcext:value-type="string">
            <text:p>5e32e8f4d0a3cf753014f762</text:p>
          </table:table-cell>
          <table:table-cell office:value-type="string" calcext:value-type="string">
            <text:p>AGR RE 446209</text:p>
          </table:table-cell>
          <table:table-cell office:value-type="string" calcext:value-type="string">
            <text:p>DJ   05-08-2005 PP-00106</text:p>
            <text:p>          EMENT VOL-02199-15 PP-02944</text:p>
          </table:table-cell>
          <table:table-cell office:value-type="string" calcext:value-type="string">
            <text:p>[]</text:p>
          </table:table-cell>
          <table:table-cell office:value-type="string" calcext:value-type="string">
            <text:p>AGTE.(S) : GUARANY TRANSPORTES E TURISMO LTDA </text:p>
            <text:p>ADVDO.(A/S) : ADILSON RAMOS E OUTRO (A/S) </text:p>
            <text:p>AGDO.(A/S) : BANCO BRADESCO S/A </text:p>
            <text:p>ADVDO.(A/S) : FRANCO CRAVEIRO DE SÁ NETO E OUTRO (A/S)</text:p>
          </table:table-cell>
          <table:table-cell office:value-type="string" calcext:value-type="string">
            <text:p>- O RE 446209 AgR foi objeto de embargos de declaração rejeitados em 29/11/2005. Número de páginas: (04). Análise:(ANA). Inclusão: 17/08/05, (MLR). Alteração: 16/02/06, (NAL).</text:p>
          </table:table-cell>
          <table:table-cell office:value-type="string" calcext:value-type="string">
            <text:p>[]</text:p>
          </table:table-cell>
          <table:table-cell office:value-type="float" office:value="1951" calcext:value-type="float">
            <text:p>1951</text:p>
          </table:table-cell>
        </table:table-row>
        <table:table-row table:style-name="ro7">
          <table:table-cell office:value-type="float" office:value="14412" calcext:value-type="float">
            <text:p>14412</text:p>
          </table:table-cell>
          <table:table-cell office:value-type="string" calcext:value-type="string">
            <text:p>5e32e953d0a3cf753014f7bb</text:p>
          </table:table-cell>
          <table:table-cell office:value-type="string" calcext:value-type="string">
            <text:p>AGR AI 436299</text:p>
          </table:table-cell>
          <table:table-cell office:value-type="string" calcext:value-type="string">
            <text:p>DJ <text:s text:c="2"/>05-08-2005 PP-00038 <text:s text:c="9"/>EMENT VOL-02199-10 PP-02052</text:p>
          </table:table-cell>
          <table:table-cell office:value-type="string" calcext:value-type="string">
            <text:p>[]</text:p>
          </table:table-cell>
          <table:table-cell office:value-type="string" calcext:value-type="string">
            <text:p>AGTE.(S) : MARIA MAGDALENA MARKS BIEL E OUTRO (A/S) </text:p>
            <text:p>ADVDO.(A/S) : ANTÔNIO CARLOS CASTILHO GARCIA E OUTRO (A/S) </text:p>
            <text:p>AGDO.(A/S) : ESTADO DE SÃO PAULO </text:p>
            <text:p>ADVDO.(A/S) : PGE-SP - CÉLIA ALMENDRA RODRIGUES </text:p>
            <text:p>AGDO.(A/S) : DEPARTAMENTO DE ESTRADAS DE RODAGEM DO ESTADO </text:p>
            <text:p> DE SÃO PAULO - DER/SP </text:p>
            <text:p>ADVDO.(A/S) : CARLOS WILLIAM AZEVEDO SOUZA</text:p>
          </table:table-cell>
          <table:table-cell office:value-type="string" calcext:value-type="string">
            <text:p>- O AI 436299 AgR foi objeto de embargos de declaração rejeitados em 11/10/2005. Número de páginas: (05). Análise:(NAL). Inclusão: 16/09/05, (SVF). Alteração: 11/11/05, (MLR).</text:p>
          </table:table-cell>
          <table:table-cell office:value-type="string" calcext:value-type="string">
            <text:p>[]</text:p>
          </table:table-cell>
          <table:table-cell office:value-type="float" office:value="2111" calcext:value-type="float">
            <text:p>2111</text:p>
          </table:table-cell>
        </table:table-row>
        <table:table-row table:style-name="ro6">
          <table:table-cell office:value-type="float" office:value="14438" calcext:value-type="float">
            <text:p>14438</text:p>
          </table:table-cell>
          <table:table-cell office:value-type="string" calcext:value-type="string">
            <text:p>5e32e97ed0a3cf753014f7d5</text:p>
          </table:table-cell>
          <table:table-cell office:value-type="string" calcext:value-type="string">
            <text:p>AGR RE 416574</text:p>
          </table:table-cell>
          <table:table-cell office:value-type="string" calcext:value-type="string">
            <text:p>DJ   05-08-2005 PP-00074</text:p>
            <text:p>          EMENT VOL-02199-08 PP-01671</text:p>
          </table:table-cell>
          <table:table-cell office:value-type="string" calcext:value-type="string">
            <text:p>[]</text:p>
          </table:table-cell>
          <table:table-cell office:value-type="string" calcext:value-type="string">
            <text:p>AGTE.(S) : ERKAL ENGENHARIA LTDA </text:p>
            <text:p>ADVDO.(A/S) : RODRIGO BADARÓ ALMEIDA DE CASTRO </text:p>
            <text:p> E OUTRO (A/S) </text:p>
            <text:p>AGDO.(A/S) : UNIÃO </text:p>
            <text:p>ADVDO.(A/S) : PFN - MÁRCIO MENEZES DE CARVALHO</text:p>
          </table:table-cell>
          <table:table-cell office:value-type="string" calcext:value-type="string">
            <text:p>Número de páginas: (05). Análise:(CEL). Inclusão: 12/09/05, (MLR). Aleração: 23/09/05, (MLR).</text:p>
          </table:table-cell>
          <table:table-cell office:value-type="string" calcext:value-type="string">
            <text:p>[]</text:p>
          </table:table-cell>
          <table:table-cell office:value-type="float" office:value="2188" calcext:value-type="float">
            <text:p>2188</text:p>
          </table:table-cell>
        </table:table-row>
        <table:table-row table:style-name="ro2">
          <table:table-cell office:value-type="float" office:value="14506" calcext:value-type="float">
            <text:p>14506</text:p>
          </table:table-cell>
          <table:table-cell office:value-type="string" calcext:value-type="string">
            <text:p>5e32e9c1d0a3cf753014f819</text:p>
          </table:table-cell>
          <table:table-cell office:value-type="string" calcext:value-type="string">
            <text:p>AGR AI 380877</text:p>
          </table:table-cell>
          <table:table-cell office:value-type="string" calcext:value-type="string">
            <text:p>DJ   05-08-2005 PP-00036</text:p>
            <text:p>          EMENT VOL-02199-07 PP-01296</text:p>
          </table:table-cell>
          <table:table-cell office:value-type="string" calcext:value-type="string">
            <text:p>[]</text:p>
          </table:table-cell>
          <table:table-cell office:value-type="string" calcext:value-type="string">
            <text:p>AGTE. : ESTADO DO CEARÁ </text:p>
            <text:p>ADVDO. : PGE - CE JUVÊNCIO VASCONCELOS VIANA </text:p>
            <text:p>AGDOS. : AMARÍLIO LUIZ DE SANTANA E OUTROS </text:p>
            <text:p>ADVDOS. : LUCIANO BRASILEIRO DE OLIVEIRA E OUTROS</text:p>
          </table:table-cell>
          <table:table-cell office:value-type="string" calcext:value-type="string">
            <text:p>- O AI 380877 AgR foi objeto de embargos de declaração não conhecidos em 30/08/2005. Número de páginas: (06). Análise:(CRE). Inclusão: 06/10/05, (MLR).</text:p>
          </table:table-cell>
          <table:table-cell office:value-type="string" calcext:value-type="string">
            <text:p>[]</text:p>
          </table:table-cell>
          <table:table-cell office:value-type="float" office:value="2191" calcext:value-type="float">
            <text:p>2191</text:p>
          </table:table-cell>
        </table:table-row>
        <table:table-row table:style-name="ro2">
          <table:table-cell office:value-type="float" office:value="14508" calcext:value-type="float">
            <text:p>14508</text:p>
          </table:table-cell>
          <table:table-cell office:value-type="string" calcext:value-type="string">
            <text:p>5e32e9c3d0a3cf753014f81b</text:p>
          </table:table-cell>
          <table:table-cell office:value-type="string" calcext:value-type="string">
            <text:p>AGR RE 417722</text:p>
          </table:table-cell>
          <table:table-cell office:value-type="string" calcext:value-type="string">
            <text:p>DJ <text:s text:c="2"/>05-08-2005 PP-00074 <text:s text:c="9"/>EMENT VOL-02199-09 PP-01686</text:p>
          </table:table-cell>
          <table:table-cell office:value-type="string" calcext:value-type="string">
            <text:p>[]</text:p>
          </table:table-cell>
          <table:table-cell office:value-type="string" calcext:value-type="string">
            <text:p>AGTE.(S) : ANTÔNIO XISTO PEREIRA DE MELLO E OUTRO (A/S) </text:p>
            <text:p>ADVDO.(A/S) : WALDEMAR BERNARDES DE MELLO E OUTRO (A/S) </text:p>
            <text:p>AGDO.(A/S) : INSTITUTO NACIONAL DO SEGURO SOCIAL - INSS </text:p>
            <text:p>ADVDO.(A/S) : VANESSA VIDAL DE ARAÚJO</text:p>
          </table:table-cell>
          <table:table-cell office:value-type="string" calcext:value-type="string">
            <text:p>- O RE 417722 AgR foi objeto de embargos de declaração rejeitados em 25/10/2005. Número de páginas: (05). Análise:(CEL). Inclusão: 16/09/05, (SVF). Alteração: 02/12/05, (SVF).</text:p>
          </table:table-cell>
          <table:table-cell office:value-type="string" calcext:value-type="string">
            <text:p>[]</text:p>
          </table:table-cell>
          <table:table-cell office:value-type="float" office:value="2187" calcext:value-type="float">
            <text:p>2187</text:p>
          </table:table-cell>
        </table:table-row>
        <table:table-row table:style-name="ro2">
          <table:table-cell office:value-type="float" office:value="14543" calcext:value-type="float">
            <text:p>14543</text:p>
          </table:table-cell>
          <table:table-cell office:value-type="string" calcext:value-type="string">
            <text:p>5e32e9edd0a3cf753014f83e</text:p>
          </table:table-cell>
          <table:table-cell office:value-type="string" calcext:value-type="string">
            <text:p>AGR AI 543822</text:p>
          </table:table-cell>
          <table:table-cell office:value-type="string" calcext:value-type="string">
            <text:p>DJ <text:s text:c="2"/>05-08-2005 PP-00059 <text:s text:c="9"/>EMENT VOL-02199-28 PP-05730</text:p>
          </table:table-cell>
          <table:table-cell office:value-type="string" calcext:value-type="string">
            <text:p>[]</text:p>
          </table:table-cell>
          <table:table-cell office:value-type="string" calcext:value-type="string">
            <text:p>AGTE.(S) : FIAT AUTOMÓVEIS S/A </text:p>
            <text:p>ADVDO.(A/S) : HÉLIO CARVALHO SANTANA E OUTRO (A/S) </text:p>
            <text:p>AGDO.(A/S) : JOSÉ ANTÔNIO GONÇALVES SILVA </text:p>
            <text:p>ADVDO.(A/S) : MÔNICA GERALDA LOPES BORÉM</text:p>
          </table:table-cell>
          <table:table-cell office:value-type="string" calcext:value-type="string">
            <text:p>- O AI 544029 AgR foi objeto de embargos de declaração não conhecidos em 30/08/2005. - O AI 543822 AgR foi objeto de embargos de declaração rejeitados em 11/10/2005. - O AI 544040 AgR foi objeto de embargos de declaração rejeitados em 11/10/2005. - O AI 545784 AgR foi objeto de embargos de declaração rejeitados em 11/10/2005. - O AI 546309 AgR foi objeto de embargos de declaração rejeitados em 11/10/2005. - O AI 544324 AgR foi objeto de embargos de declaração recebidos em 06/12/2005. - O AI 545766 AgR foi objeto de embargos de declaração recebidos em 06/12/2005. - O AI 546225 AgR foi objeto de embargos de declaração recebidos em 06/12/2005. - O AI 538409 AgR foi objeto de embargos de declaração não conhecidos em 14/02/2006. Número de páginas: (05). Análise:(ANA). Inclusão: 16/08/05, (MLR). Alteração: 02/12/05, (MLR).</text:p>
          </table:table-cell>
          <table:table-cell office:value-type="string" calcext:value-type="string">
            <text:p>[]</text:p>
          </table:table-cell>
          <table:table-cell office:value-type="float" office:value="2271" calcext:value-type="float">
            <text:p>2271</text:p>
          </table:table-cell>
        </table:table-row>
        <table:table-row table:style-name="ro2">
          <table:table-cell office:value-type="float" office:value="14555" calcext:value-type="float">
            <text:p>14555</text:p>
          </table:table-cell>
          <table:table-cell office:value-type="string" calcext:value-type="string">
            <text:p>5e32ea05d0a3cf753014f84a</text:p>
          </table:table-cell>
          <table:table-cell office:value-type="string" calcext:value-type="string">
            <text:p>AGR AI 521720</text:p>
          </table:table-cell>
          <table:table-cell office:value-type="string" calcext:value-type="string">
            <text:p>DJ <text:s text:c="2"/>02-09-2005 PP-00016 <text:s text:c="9"/>EMENT VOL-02203-06 PP-01185</text:p>
          </table:table-cell>
          <table:table-cell office:value-type="string" calcext:value-type="string">
            <text:p>[]</text:p>
          </table:table-cell>
          <table:table-cell office:value-type="string" calcext:value-type="string">
            <text:p>AGTE.(S) : TOYOTA DO BRASIL LTDA </text:p>
            <text:p>ADVDO.(A/S) : DIRCEU FREITAS FILHO E OUTRO (A/S) </text:p>
            <text:p>AGDO.(A/S) : MANOEL DE OLIVEIRA COSTA </text:p>
            <text:p>ADVDO.(A/S) : JEFFERSON DE MORAES MARINHO E OUTRO (A/S)</text:p>
          </table:table-cell>
          <table:table-cell office:value-type="string" calcext:value-type="string">
            <text:p>- O AI 521720 AgR foi objeto de embargos de declaração rejeitados em 18/10/2005. Número de páginas: (06). Análise:(ANA). Inclusão: 14/09/05, (SVF).</text:p>
          </table:table-cell>
          <table:table-cell office:value-type="string" calcext:value-type="string">
            <text:p>[]</text:p>
          </table:table-cell>
          <table:table-cell office:value-type="float" office:value="2339" calcext:value-type="float">
            <text:p>2339</text:p>
          </table:table-cell>
        </table:table-row>
        <table:table-row table:style-name="ro2">
          <table:table-cell office:value-type="float" office:value="14561" calcext:value-type="float">
            <text:p>14561</text:p>
          </table:table-cell>
          <table:table-cell office:value-type="string" calcext:value-type="string">
            <text:p>5e32ea0dd0a3cf753014f850</text:p>
          </table:table-cell>
          <table:table-cell office:value-type="string" calcext:value-type="string">
            <text:p>AGR AI 540938</text:p>
          </table:table-cell>
          <table:table-cell office:value-type="string" calcext:value-type="string">
            <text:p>DJ   05-08-2005 PP-00054</text:p>
            <text:p>          EMENT VOL-02199-27 PP-05415</text:p>
          </table:table-cell>
          <table:table-cell office:value-type="string" calcext:value-type="string">
            <text:p>[]</text:p>
          </table:table-cell>
          <table:table-cell office:value-type="string" calcext:value-type="string">
            <text:p>AGTE.(S) : GERALDO MANTOVANI FILHO </text:p>
            <text:p>ADVDO.(A/S) : PAULO GUILHERME DE MENDONÇA LOPES </text:p>
            <text:p> E OUTRO (A/S) </text:p>
            <text:p>AGDO.(A/S) : MINISTÉRIO PÚBLICO DO ESTADO DE SÃO PAULO</text:p>
          </table:table-cell>
          <table:table-cell office:value-type="string" calcext:value-type="string">
            <text:p>- O AI 540938 AgR foi objeto de embargos de declaração rejeitados em 27/09/2005. Número de páginas: (04). Análise:(NAL). Inclusão: 30/08/05, (MLR). Alteração: 22/11/05, (MLR).</text:p>
          </table:table-cell>
          <table:table-cell office:value-type="string" calcext:value-type="string">
            <text:p>[]</text:p>
          </table:table-cell>
          <table:table-cell office:value-type="float" office:value="2419" calcext:value-type="float">
            <text:p>2419</text:p>
          </table:table-cell>
        </table:table-row>
        <table:table-row table:style-name="ro2">
          <table:table-cell office:value-type="float" office:value="14640" calcext:value-type="float">
            <text:p>14640</text:p>
          </table:table-cell>
          <table:table-cell office:value-type="string" calcext:value-type="string">
            <text:p>5e32ea5cd0a3cf753014f89f</text:p>
          </table:table-cell>
          <table:table-cell office:value-type="string" calcext:value-type="string">
            <text:p>AGR RE 388443</text:p>
          </table:table-cell>
          <table:table-cell office:value-type="string" calcext:value-type="string">
            <text:p>DJ   26-08-2005 PP-00024</text:p>
            <text:p>EMENT VOL-02202-04 PP-00725</text:p>
          </table:table-cell>
          <table:table-cell office:value-type="string" calcext:value-type="string">
            <text:p>[]</text:p>
          </table:table-cell>
          <table:table-cell office:value-type="string" calcext:value-type="string">
            <text:p>AGTE.(S) : INSTITUTO NACIONAL DO SEGURO SOCIAL - INSS </text:p>
            <text:p>ADVDO.(A/S) : VANESSA MIRNA REGO </text:p>
            <text:p>AGDO.(A/S) : ELIZABETH YOOKO ORGURA </text:p>
            <text:p>ADVDO.(A/S) : PAULO DONIZETI DA SILVA E OUTRO (A/S)</text:p>
          </table:table-cell>
          <table:table-cell office:value-type="string" calcext:value-type="string">
            <text:p>- O AI 497919 AgR foi objeto de embargos de declaração rejeitados em 11/10/2005. - O RE 409934 AgR foi objeto de embargos de declaração rejeitados em 11/10/2005. Número de páginas: (05). Análise:(CRE). Inclusão: 27/09/05, (MLR). Alteração: 20/01/06, (AGS).</text:p>
          </table:table-cell>
          <table:table-cell office:value-type="string" calcext:value-type="string">
            <text:p>[]</text:p>
          </table:table-cell>
          <table:table-cell office:value-type="float" office:value="2372" calcext:value-type="float">
            <text:p>2372</text:p>
          </table:table-cell>
        </table:table-row>
        <table:table-row table:style-name="ro6">
          <table:table-cell office:value-type="float" office:value="14675" calcext:value-type="float">
            <text:p>14675</text:p>
          </table:table-cell>
          <table:table-cell office:value-type="string" calcext:value-type="string">
            <text:p>5e32ea7ed0a3cf753014f8c2</text:p>
          </table:table-cell>
          <table:table-cell office:value-type="string" calcext:value-type="string">
            <text:p>ED AGR AI 474862</text:p>
          </table:table-cell>
          <table:table-cell office:value-type="string" calcext:value-type="string">
            <text:p>DJ   05-08-2005 PP-00086</text:p>
            <text:p>EMENT VOL-02199-18 PP-03747</text:p>
          </table:table-cell>
          <table:table-cell office:value-type="string" calcext:value-type="string">
            <text:p>[]</text:p>
          </table:table-cell>
          <table:table-cell office:value-type="string" calcext:value-type="string">
            <text:p>EMBTE.(S) : MUNICÍPIO DO RIO DE JANEIRO </text:p>
            <text:p>ADVDO.(A/S) : FREDERICK B. BURROWES </text:p>
            <text:p>ADVDO.(A/S) : HERALDO MOTTA PACCA E OUTROS </text:p>
            <text:p>EMBDO.(A/S) : ANTONIO SALDANHA PALHEIRO </text:p>
            <text:p>ADVDO.(A/S) : RODRIGO ALMEIDA CRUZ E OUTRO (A/S)</text:p>
          </table:table-cell>
          <table:table-cell office:value-type="string" calcext:value-type="string">
            <text:p>- O AI 471215 AgR-ED foi objeto de embargos de declaração recebidos em parte em 14/12/2006. Número de páginas: (05). Análise:(CEL). Inclusão: 16/08/05, (MLR). Alteração: 04/10/05, (MLR).</text:p>
          </table:table-cell>
          <table:table-cell office:value-type="string" calcext:value-type="string">
            <text:p>[]</text:p>
          </table:table-cell>
          <table:table-cell office:value-type="float" office:value="2356" calcext:value-type="float">
            <text:p>2356</text:p>
          </table:table-cell>
        </table:table-row>
        <table:table-row table:style-name="ro6">
          <table:table-cell office:value-type="float" office:value="14743" calcext:value-type="float">
            <text:p>14743</text:p>
          </table:table-cell>
          <table:table-cell office:value-type="string" calcext:value-type="string">
            <text:p>5e32eaccd0a3cf753014f906</text:p>
          </table:table-cell>
          <table:table-cell office:value-type="string" calcext:value-type="string">
            <text:p>AGR AI 485411</text:p>
          </table:table-cell>
          <table:table-cell office:value-type="string" calcext:value-type="string">
            <text:p>DJ   14-10-2005 PP-00010</text:p>
            <text:p>EMENT VOL-02209-06 PP-01083</text:p>
          </table:table-cell>
          <table:table-cell office:value-type="string" calcext:value-type="string">
            <text:p>[]</text:p>
          </table:table-cell>
          <table:table-cell office:value-type="string" calcext:value-type="string">
            <text:p>AGTE.(S) : MÁRIO GOMES DE CARVALHO </text:p>
            <text:p>ADVDO.(A/S) : DENISE ARANTES SANTOS VASCONCELOS E OUTRO (A/S) </text:p>
            <text:p>AGDO.(A/S) : COMPANHIA RIOGRANDENSE DE SANEAMENTO - CORSAN </text:p>
            <text:p>ADVDO.(A/S) : RICARDO ADOLPHO BORGES DE ALBUQUERQUE E OUTRO (A/S) </text:p>
            <text:p>AGDO.(A/S) : MINISTÉRIO PÚBLICO DO TRABALHO DA 4ª REGIÃO</text:p>
          </table:table-cell>
          <table:table-cell office:value-type="string" calcext:value-type="string">
            <text:p>- O AI 485411 AgR foi objeto de embargos de declaração recebidos em 26/04/2007. Número de páginas: (05). Análise:(NAL). Inclusão: 27/10/05, (SVF).</text:p>
          </table:table-cell>
          <table:table-cell office:value-type="string" calcext:value-type="string">
            <text:p>[]</text:p>
          </table:table-cell>
          <table:table-cell office:value-type="float" office:value="2579" calcext:value-type="float">
            <text:p>2579</text:p>
          </table:table-cell>
        </table:table-row>
        <table:table-row table:style-name="ro6">
          <table:table-cell office:value-type="float" office:value="14745" calcext:value-type="float">
            <text:p>14745</text:p>
          </table:table-cell>
          <table:table-cell office:value-type="string" calcext:value-type="string">
            <text:p>5e32eaced0a3cf753014f908</text:p>
          </table:table-cell>
          <table:table-cell office:value-type="string" calcext:value-type="string">
            <text:p>AGR AI 534565</text:p>
          </table:table-cell>
          <table:table-cell office:value-type="string" calcext:value-type="string">
            <text:p>DJ   28-10-2005 PP-00053</text:p>
            <text:p>EMENT VOL-02211-05 PP-00880</text:p>
          </table:table-cell>
          <table:table-cell office:value-type="string" calcext:value-type="string">
            <text:p>[]</text:p>
          </table:table-cell>
          <table:table-cell office:value-type="string" calcext:value-type="string">
            <text:p>AGTE.(S) : ITASIDER USINA SIDERÚRGICA ITAMINAS S/A </text:p>
            <text:p>ADVDO.(A/S) : JOSÉ DE ASSIS SILVA E OUTRO (A/S) </text:p>
            <text:p>AGDO.(A/S) : MINAS GERAIS PARTICIPAÇÕES S/A - MGI </text:p>
            <text:p>ADVDO.(A/S) : LÍVIA GERVÁSIO BRAGA </text:p>
            <text:p>INTDO.(A/S) : ITAMINAS COMÉRCIO DE MINÉRIOS S/A E OUTRO (A/S)</text:p>
          </table:table-cell>
          <table:table-cell office:value-type="string" calcext:value-type="string">
            <text:p>- O AI 455304 AgR foi objeto de embargos de declaração rejeitados em 22/11/2005. - O AI 541895 AgR foi objeto de embargos de declaração rejeitados em 22/11/2005. Número de páginas: (07). Análise:(FER). Revisão:(ANA). Inclusão: 10/11/05, (SVF). Alteração: 24/03/06, (NAL).</text:p>
          </table:table-cell>
          <table:table-cell office:value-type="string" calcext:value-type="string">
            <text:p>[]</text:p>
          </table:table-cell>
          <table:table-cell office:value-type="float" office:value="2577" calcext:value-type="float">
            <text:p>2577</text:p>
          </table:table-cell>
        </table:table-row>
        <table:table-row table:style-name="ro6">
          <table:table-cell office:value-type="float" office:value="14931" calcext:value-type="float">
            <text:p>14931</text:p>
          </table:table-cell>
          <table:table-cell office:value-type="string" calcext:value-type="string">
            <text:p>5e32eb9ad0a3cf753014f9c2</text:p>
          </table:table-cell>
          <table:table-cell office:value-type="string" calcext:value-type="string">
            <text:p>AGR AI 436504</text:p>
          </table:table-cell>
          <table:table-cell office:value-type="string" calcext:value-type="string">
            <text:p>DJ <text:s text:c="2"/>26-08-2005 PP-00018 <text:s text:c="9"/>EMENT VOL-02202-06 PP-01084</text:p>
          </table:table-cell>
          <table:table-cell office:value-type="string" calcext:value-type="string">
            <text:p>[]</text:p>
          </table:table-cell>
          <table:table-cell office:value-type="string" calcext:value-type="string">
            <text:p>AGTE.(S) : SINDICATO DOS EMPREGADOS EM ESTABELECIMENTOS </text:p>
            <text:p> BANCÁRIOS DO ESTADO DO ACRE </text:p>
            <text:p>ADVDO.(A/S) : JOSÉ EYMARD LOGUERCIO E OUTRO (A/S) </text:p>
            <text:p>AGDO.(A/S) : BANCO DO BRASIL S/A </text:p>
            <text:p>ADVDO.(A/S) : RICARDO LEITE LUDUVICE E OUTRO (A/S)</text:p>
          </table:table-cell>
          <table:table-cell office:value-type="string" calcext:value-type="string">
            <text:p>- O AI 436504 AgR foi objeto de embargos de declaração rejeitados em 11/10/2005. Número de páginas: (06). Análise:(NAL). Inclusão: 20/09/05, (SVF). Alteração: 07/12/05, (SVF).</text:p>
          </table:table-cell>
          <table:table-cell office:value-type="string" calcext:value-type="string">
            <text:p>[]</text:p>
          </table:table-cell>
          <table:table-cell office:value-type="float" office:value="2591" calcext:value-type="float">
            <text:p>2591</text:p>
          </table:table-cell>
        </table:table-row>
        <table:table-row table:style-name="ro5">
          <table:table-cell office:value-type="float" office:value="15009" calcext:value-type="float">
            <text:p>15009</text:p>
          </table:table-cell>
          <table:table-cell office:value-type="string" calcext:value-type="string">
            <text:p>5e32ebeed0a3cf753014fa10</text:p>
          </table:table-cell>
          <table:table-cell office:value-type="string" calcext:value-type="string">
            <text:p>RHC 85879</text:p>
          </table:table-cell>
          <table:table-cell office:value-type="string" calcext:value-type="string">
            <text:p>DJ   23-09-2005 PP-00016       EMENT VOL-02206-03 PP-00425</text:p>
            <text:p>LEXSTF v. 27, n. 323, 2005, p. 493-497</text:p>
            <text:p>REVJMG v. 56, n. 174, 2005, p. 429-431</text:p>
          </table:table-cell>
          <table:table-cell office:value-type="string" calcext:value-type="string">
            <text:p>['LEXSTF 323/493', 'REVJMG 174/429']</text:p>
          </table:table-cell>
          <table:table-cell office:value-type="string" calcext:value-type="string">
            <text:p>RECTE.(S) : GETÚLIO ANDRADE BRAGA </text:p>
            <text:p>ADV.(A/S) : TARSO DUARTE DE TASSIS </text:p>
            <text:p>RECDO.(A/S) : MINISTÉRIO PÚBLICO FEDERAL</text:p>
          </table:table-cell>
          <table:table-cell office:value-type="string" calcext:value-type="string">
            <text:p>- O RHC 85879 foi objeto de embargos de declaração recebidos em 19/10/2007. - Veja Informativo 395 do STF. Número de páginas: (8). Análise:(LMS). Revisão:(MSA). Inclusão: 07/10/05, (LMS). Alteração: 11/10/05, (LMS).</text:p>
          </table:table-cell>
          <table:table-cell office:value-type="string" calcext:value-type="string">
            <text:p>[]</text:p>
          </table:table-cell>
          <table:table-cell office:value-type="float" office:value="2700" calcext:value-type="float">
            <text:p>2700</text:p>
          </table:table-cell>
        </table:table-row>
        <table:table-row table:style-name="ro6">
          <table:table-cell office:value-type="float" office:value="15077" calcext:value-type="float">
            <text:p>15077</text:p>
          </table:table-cell>
          <table:table-cell office:value-type="string" calcext:value-type="string">
            <text:p>5e32ec41d0a3cf753014fa54</text:p>
          </table:table-cell>
          <table:table-cell office:value-type="string" calcext:value-type="string">
            <text:p>AGR AI 536885</text:p>
          </table:table-cell>
          <table:table-cell office:value-type="string" calcext:value-type="string">
            <text:p>DJ <text:s text:c="2"/>02-09-2005 PP-00022 <text:s text:c="8"/>EMENT VOL-02203-08 PP-01625</text:p>
          </table:table-cell>
          <table:table-cell office:value-type="string" calcext:value-type="string">
            <text:p>[]</text:p>
          </table:table-cell>
          <table:table-cell office:value-type="string" calcext:value-type="string">
            <text:p>AGTE.(S) : ONILDO BOMBARDELLI SPOLAVORI E OUTRO (A/S) </text:p>
            <text:p>ADVDO.(A/S) : LUIZ RENAUD PINTO CUNHA </text:p>
            <text:p>AGDO.(A/S) : DAER - DEPARTAMENTO AUTÔNOMO DE ESTRADAS DE </text:p>
            <text:p> RODAGEM DO RIO GRANDE DO SUL E OUTRO (A/S) </text:p>
            <text:p>ADVDO.(A/S) : PGE-RS - KARINA DA SILVA BRUM E OUTRO (A/S)</text:p>
          </table:table-cell>
          <table:table-cell office:value-type="string" calcext:value-type="string">
            <text:p>- O AI 536885 AgR foi objeto de embargos de declaração rejeitados em 14/02/2006. Número de páginas: (05). Análise:(CRE). Inclusão: 15/09/05, (SVF). Alteração: 23/03/06, (NAL).</text:p>
          </table:table-cell>
          <table:table-cell office:value-type="string" calcext:value-type="string">
            <text:p>[]</text:p>
          </table:table-cell>
          <table:table-cell office:value-type="float" office:value="2784" calcext:value-type="float">
            <text:p>2784</text:p>
          </table:table-cell>
        </table:table-row>
        <table:table-row table:style-name="ro2">
          <table:table-cell office:value-type="float" office:value="15080" calcext:value-type="float">
            <text:p>15080</text:p>
          </table:table-cell>
          <table:table-cell office:value-type="string" calcext:value-type="string">
            <text:p>5e32ec43d0a3cf753014fa57</text:p>
          </table:table-cell>
          <table:table-cell office:value-type="string" calcext:value-type="string">
            <text:p>AGR RE 439360</text:p>
          </table:table-cell>
          <table:table-cell office:value-type="string" calcext:value-type="string">
            <text:p>DJ <text:s text:c="2"/>02-09-2005 PP-00024 <text:s text:c="9"/>EMENT VOL-02203-04 PP-00634</text:p>
          </table:table-cell>
          <table:table-cell office:value-type="string" calcext:value-type="string">
            <text:p>[]</text:p>
          </table:table-cell>
          <table:table-cell office:value-type="string" calcext:value-type="string">
            <text:p>AGTE.(S) : CÉLIA DE ARAÚJO PAIXÃO E OUTRO (A/S) </text:p>
            <text:p>ADVDO.(A/S) : LUZINALDO ALVES DE OLIVEIRA </text:p>
            <text:p>AGDO.(A/S) : ESTADO DO RIO GRANDE DO NORTE </text:p>
            <text:p>ADVDO.(A/S) : PGE-RN - JACQUELINE MAIA ROCHA BEZERRA</text:p>
          </table:table-cell>
          <table:table-cell office:value-type="string" calcext:value-type="string">
            <text:p>- O RE 439360 AgR foi objeto de embargos de declaração rejeitados em 25/10/2005. Número de páginas: (06). Análise:(CRE). Inclusão: 15/09/05, (SVF). Alteração: 02/12/05, (SVF).</text:p>
          </table:table-cell>
          <table:table-cell office:value-type="string" calcext:value-type="string">
            <text:p>[]</text:p>
          </table:table-cell>
          <table:table-cell office:value-type="float" office:value="2781" calcext:value-type="float">
            <text:p>2781</text:p>
          </table:table-cell>
        </table:table-row>
        <table:table-row table:style-name="ro2">
          <table:table-cell office:value-type="float" office:value="15088" calcext:value-type="float">
            <text:p>15088</text:p>
          </table:table-cell>
          <table:table-cell office:value-type="string" calcext:value-type="string">
            <text:p>5e32ec48d0a3cf753014fa5f</text:p>
          </table:table-cell>
          <table:table-cell office:value-type="string" calcext:value-type="string">
            <text:p>AGR AI 407387</text:p>
          </table:table-cell>
          <table:table-cell office:value-type="string" calcext:value-type="string">
            <text:p>DJ <text:s text:c="2"/>16-09-2005 PP-00013 <text:s text:c="9"/>EMENT VOL-02205-02 PP-00408</text:p>
          </table:table-cell>
          <table:table-cell office:value-type="string" calcext:value-type="string">
            <text:p>[]</text:p>
          </table:table-cell>
          <table:table-cell office:value-type="string" calcext:value-type="string">
            <text:p>AGTE. : ESTADO DO RIO DE JANEIRO </text:p>
            <text:p>ADV.(A/S) : PGE-RJ - ALDE DA COSTA SANTOS JÚNIOR E OUTROS </text:p>
            <text:p>AGDA. : NEUZA ALEXANDRE VARGAS </text:p>
            <text:p>ADVDOS. : JORGE ÁLVARO DA SILVA BRAGA JUNIOR</text:p>
          </table:table-cell>
          <table:table-cell office:value-type="string" calcext:value-type="string">
            <text:p>- O AI 407387 AgR foi objeto de embargos de declaração recebidos em 14/03/2006, sem alteração do julgado. Número de páginas: (05). Análise:(CRE). Inclusão: 04/10/05, (SVF).</text:p>
          </table:table-cell>
          <table:table-cell office:value-type="string" calcext:value-type="string">
            <text:p>[]</text:p>
          </table:table-cell>
          <table:table-cell office:value-type="float" office:value="2828" calcext:value-type="float">
            <text:p>2828</text:p>
          </table:table-cell>
        </table:table-row>
        <table:table-row table:style-name="ro2">
          <table:table-cell office:value-type="float" office:value="15094" calcext:value-type="float">
            <text:p>15094</text:p>
          </table:table-cell>
          <table:table-cell office:value-type="string" calcext:value-type="string">
            <text:p>5e32ec66d0a3cf753014fa65</text:p>
          </table:table-cell>
          <table:table-cell office:value-type="string" calcext:value-type="string">
            <text:p>AGR AI 525511</text:p>
          </table:table-cell>
          <table:table-cell office:value-type="string" calcext:value-type="string">
            <text:p>DJ <text:s text:c="2"/>02-09-2005 PP-00016 <text:s text:c="9"/>EMENT VOL-02203-06 PP-01225</text:p>
          </table:table-cell>
          <table:table-cell office:value-type="string" calcext:value-type="string">
            <text:p>[]</text:p>
          </table:table-cell>
          <table:table-cell office:value-type="string" calcext:value-type="string">
            <text:p>AGTE.(S) : MUNICÍPIO DE LAVRAS </text:p>
            <text:p>ADVDO.(A/S) : ÉRICO ANDRADE </text:p>
            <text:p>AGDO.(A/S) : AEROCLUBE DE LAVRAS </text:p>
            <text:p>ADVDO.(A/S) : MARCOS HENRIQUE SILVÉRIO E OUTRO (A/S)</text:p>
          </table:table-cell>
          <table:table-cell office:value-type="string" calcext:value-type="string">
            <text:p>- O AI 525511 AgR foi objeto de embargos de declaração rejeitados em 11/10/2005. Número de páginas: (04). Análise:(CRE). Inclusão: 20/09/05, (MLR). Alteração: 02/12/05, (SVF).</text:p>
          </table:table-cell>
          <table:table-cell office:value-type="string" calcext:value-type="string">
            <text:p>[]</text:p>
          </table:table-cell>
          <table:table-cell office:value-type="float" office:value="2771" calcext:value-type="float">
            <text:p>2771</text:p>
          </table:table-cell>
        </table:table-row>
        <table:table-row table:style-name="ro5">
          <table:table-cell office:value-type="float" office:value="15098" calcext:value-type="float">
            <text:p>15098</text:p>
          </table:table-cell>
          <table:table-cell office:value-type="string" calcext:value-type="string">
            <text:p>5e32ec67d0a3cf753014fa69</text:p>
          </table:table-cell>
          <table:table-cell office:value-type="string" calcext:value-type="string">
            <text:p>AGR AI 522062</text:p>
          </table:table-cell>
          <table:table-cell office:value-type="string" calcext:value-type="string">
            <text:p>DJ <text:s text:c="2"/>09-09-2005 PP-00051 <text:s text:c="9"/>EMENT VOL-02204-07 PP-01375</text:p>
          </table:table-cell>
          <table:table-cell office:value-type="string" calcext:value-type="string">
            <text:p>[]</text:p>
          </table:table-cell>
          <table:table-cell office:value-type="string" calcext:value-type="string">
            <text:p>AGTE.(S) : VALDECI BATISTA DOMINGUES DA SILVA </text:p>
            <text:p>ADVDO.(A/S) : ANDRÉ BOITCHENCO CATARINO - DEFENSOR DATIVO </text:p>
            <text:p>AGDO.(A/S) : MINISTÉRIO PÚBLICO DO ESTADO DE SÃO PAULO</text:p>
          </table:table-cell>
          <table:table-cell office:value-type="string" calcext:value-type="string">
            <text:p>- O AI 646653 AgR foi objeto de embargos de declaração acolhidos em 26/05/2009. Número de páginas: (05). Análise:(NAL). Inclusão: 23/09/05, (SVF).</text:p>
          </table:table-cell>
          <table:table-cell office:value-type="string" calcext:value-type="string">
            <text:p>[]</text:p>
          </table:table-cell>
          <table:table-cell office:value-type="float" office:value="2879" calcext:value-type="float">
            <text:p>2879</text:p>
          </table:table-cell>
        </table:table-row>
        <table:table-row table:style-name="ro2">
          <table:table-cell office:value-type="float" office:value="15121" calcext:value-type="float">
            <text:p>15121</text:p>
          </table:table-cell>
          <table:table-cell office:value-type="string" calcext:value-type="string">
            <text:p>5e32ec9ed0a3cf753014fa80</text:p>
          </table:table-cell>
          <table:table-cell office:value-type="string" calcext:value-type="string">
            <text:p>AGR RE 425282</text:p>
          </table:table-cell>
          <table:table-cell office:value-type="string" calcext:value-type="string">
            <text:p>DJ <text:s text:c="2"/>30-09-2005 PP-00022 <text:s text:c="9"/>EMENT VOL-02207-03 PP-00535</text:p>
          </table:table-cell>
          <table:table-cell office:value-type="string" calcext:value-type="string">
            <text:p>[]</text:p>
          </table:table-cell>
          <table:table-cell office:value-type="string" calcext:value-type="string">
            <text:p>AGTE.(S) : GILSON JORGE VELOSO DE CARVALHO E OUTRO (A/S) </text:p>
            <text:p>ADVDO.(A/S) : PAULO CÉSAR ANDRADE SIQUEIRA E OUTRO (A/S) </text:p>
            <text:p>AGDO.(A/S) : CAIXA ECONÔMICA FEDERAL - CEF </text:p>
            <text:p>ADVDO.(A/S) : MARIA DAS GRAÇAS DE OLIVEIRA CARVALHO E OUTRO (A/S)</text:p>
          </table:table-cell>
          <table:table-cell office:value-type="string" calcext:value-type="string">
            <text:p>Número de páginas: (07). Análise:(FER). Revisão:(CEL). - O AI 438850 AgR foi objeto de embargos de declaração acolhidos em 15/12/2009. Inclusão: 24/10/05, (SVF).</text:p>
          </table:table-cell>
          <table:table-cell office:value-type="string" calcext:value-type="string">
            <text:p>[]</text:p>
          </table:table-cell>
          <table:table-cell office:value-type="float" office:value="2941" calcext:value-type="float">
            <text:p>2941</text:p>
          </table:table-cell>
        </table:table-row>
        <table:table-row table:style-name="ro3">
          <table:table-cell office:value-type="float" office:value="15242" calcext:value-type="float">
            <text:p>15242</text:p>
          </table:table-cell>
          <table:table-cell office:value-type="string" calcext:value-type="string">
            <text:p>5e32ed20d0a3cf753014faf9</text:p>
          </table:table-cell>
          <table:table-cell office:value-type="string" calcext:value-type="string">
            <text:p>AGR AI 530007</text:p>
          </table:table-cell>
          <table:table-cell office:value-type="string" calcext:value-type="string">
            <text:p>DJ <text:s text:c="2"/>16-09-2005 PP-00016 <text:s text:c="9"/>EMENT VOL-02205-10 PP-01943</text:p>
          </table:table-cell>
          <table:table-cell office:value-type="string" calcext:value-type="string">
            <text:p>[]</text:p>
          </table:table-cell>
          <table:table-cell office:value-type="string" calcext:value-type="string">
            <text:p>AGTE.(S) : TRANSPORTE URBANO SÃO MIGUEL LTDA </text:p>
            <text:p>ADVDO.(A/S) : DÉCIO FREIRE E OUTRO (A/S) </text:p>
            <text:p>AGDO.(A/S) : AUTO COMERCIAL TUPI LTDA E OUTRO (A/S) </text:p>
            <text:p>ADVDO.(A/S) : WALFREDO F. DE SIQUEIRA C. DIAS E OUTRO (A/S) </text:p>
            <text:p>ASSIST.(S) : MUNICÍPIO DE RESENDE </text:p>
            <text:p>ADVDO.(A/S) : GLÓRIA MARIA DOS SANTOS PEREIRA E OUTRO (A/S)</text:p>
          </table:table-cell>
          <table:table-cell office:value-type="string" calcext:value-type="string">
            <text:p>- O AI 530007 AgR foi objeto de embargos de declaração rejeitados em 18/10/2005. Número de páginas: (05). Análise:(NAL). Inclusão: 10/10/05, (SVF). Alteração: 02/12/05, (SVF).</text:p>
          </table:table-cell>
          <table:table-cell office:value-type="string" calcext:value-type="string">
            <text:p>[]</text:p>
          </table:table-cell>
          <table:table-cell office:value-type="float" office:value="3027" calcext:value-type="float">
            <text:p>3027</text:p>
          </table:table-cell>
        </table:table-row>
        <table:table-row table:style-name="ro2">
          <table:table-cell office:value-type="float" office:value="15294" calcext:value-type="float">
            <text:p>15294</text:p>
          </table:table-cell>
          <table:table-cell office:value-type="string" calcext:value-type="string">
            <text:p>5e32ed6cd0a3cf753014fb2d</text:p>
          </table:table-cell>
          <table:table-cell office:value-type="string" calcext:value-type="string">
            <text:p>AGR AI 436850</text:p>
          </table:table-cell>
          <table:table-cell office:value-type="string" calcext:value-type="string">
            <text:p>DJ <text:s text:c="2"/>23-09-2005 PP-00024 <text:s text:c="9"/>EMENT VOL-02206-05 PP-00989</text:p>
          </table:table-cell>
          <table:table-cell office:value-type="string" calcext:value-type="string">
            <text:p>[]</text:p>
          </table:table-cell>
          <table:table-cell office:value-type="string" calcext:value-type="string">
            <text:p>AGTE.(S) : BANCO DO BRASIL S/A </text:p>
            <text:p>ADVDO.(A/S) : ANTÔNIO LUIZ BARBOSA VIEIRA E OUTRO (A/S) </text:p>
            <text:p>AGDO.(A/S) : GILSON TOPSTEDT </text:p>
            <text:p>ADVDO.(A/S) : CARLOS ROBERTO SCALASSARA</text:p>
          </table:table-cell>
          <table:table-cell office:value-type="string" calcext:value-type="string">
            <text:p>- O AI 436850 AgR foi objeto de embargos de declaração rejeitados em 13/12/2005. Número de páginas: (04). Análise:(FER). Inclusão: 07/10/05, (SVF). Alteração: 13/03/06, (NAL).</text:p>
          </table:table-cell>
          <table:table-cell office:value-type="string" calcext:value-type="string">
            <text:p>[]</text:p>
          </table:table-cell>
          <table:table-cell office:value-type="float" office:value="2967" calcext:value-type="float">
            <text:p>2967</text:p>
          </table:table-cell>
        </table:table-row>
        <table:table-row table:style-name="ro5">
          <table:table-cell office:value-type="float" office:value="15295" calcext:value-type="float">
            <text:p>15295</text:p>
          </table:table-cell>
          <table:table-cell office:value-type="string" calcext:value-type="string">
            <text:p>5e32ed6dd0a3cf753014fb2e</text:p>
          </table:table-cell>
          <table:table-cell office:value-type="string" calcext:value-type="string">
            <text:p>AGR AI 531361</text:p>
          </table:table-cell>
          <table:table-cell office:value-type="string" calcext:value-type="string">
            <text:p>DJ   30-09-2005 PP-00043</text:p>
            <text:p>          EMENT VOL-02207-10 PP-01996</text:p>
          </table:table-cell>
          <table:table-cell office:value-type="string" calcext:value-type="string">
            <text:p>[]</text:p>
          </table:table-cell>
          <table:table-cell office:value-type="string" calcext:value-type="string">
            <text:p>AGTE.(S) : CRISTOVAM DIONÍSIO DE BARROS CAVALCANTI JÚNIOR </text:p>
            <text:p>ADV.(A/S) : JOSÉ CARLOS CAL GARCIA FILHO E OUTRO (A/S) </text:p>
            <text:p>AGDO.(A/S) : MINISTÉRIO PÚBLICO FEDERAL</text:p>
          </table:table-cell>
          <table:table-cell office:value-type="string" calcext:value-type="string">
            <text:p>Número de páginas: (06). Análise:(CRE). - O AI 531361 AgR foi objeto de embargos de declaração rejeitados em 22/11/2006. Inclusão: 27/10/05, (MLR). Alteração: 03/11/05, (MLR).</text:p>
          </table:table-cell>
          <table:table-cell office:value-type="string" calcext:value-type="string">
            <text:p>[]</text:p>
          </table:table-cell>
          <table:table-cell office:value-type="float" office:value="2965" calcext:value-type="float">
            <text:p>2965</text:p>
          </table:table-cell>
        </table:table-row>
        <table:table-row table:style-name="ro2">
          <table:table-cell office:value-type="float" office:value="15326" calcext:value-type="float">
            <text:p>15326</text:p>
          </table:table-cell>
          <table:table-cell office:value-type="string" calcext:value-type="string">
            <text:p>5e32ed8dd0a3cf753014fb4d</text:p>
          </table:table-cell>
          <table:table-cell office:value-type="string" calcext:value-type="string">
            <text:p>AGR AI 448840</text:p>
          </table:table-cell>
          <table:table-cell office:value-type="string" calcext:value-type="string">
            <text:p>DJ   30-09-2005 PP-00037</text:p>
            <text:p>EMENT VOL-02207-06 PP-01055</text:p>
          </table:table-cell>
          <table:table-cell office:value-type="string" calcext:value-type="string">
            <text:p>[]</text:p>
          </table:table-cell>
          <table:table-cell office:value-type="string" calcext:value-type="string">
            <text:p>AGTE.(S) : UNIÃO </text:p>
            <text:p>ADV.(A/S) : PFN - RODRIGO PEREIRA DE MELLO E OUTRO (A/S) </text:p>
            <text:p>AGDO.(A/S) : CONSTRUTORA WROBEL HILF LTDA </text:p>
            <text:p>ADV.(A/S) : LUIZ EDMUNDO CARDOSO BARBOSA E OUTRO (A/S)</text:p>
          </table:table-cell>
          <table:table-cell office:value-type="string" calcext:value-type="string">
            <text:p>- O AI 448840 AgR foi objeto de embargos de declaração providos com efeito modificativo em 02/03/2010. - O AI 462223 AgR foi objeto de embargos de declaração rejeitados em 29/11/2005. - O AI 454147 AgR-ED foi objeto de embargos de declaração não conhecidos em 14/02/2006. Número de páginas: (04). Análise:(FER). Inclusão: 20/10/05, (MLR). Alteração: 28/03/06, (CRE).</text:p>
          </table:table-cell>
          <table:table-cell office:value-type="string" calcext:value-type="string">
            <text:p>[]</text:p>
          </table:table-cell>
          <table:table-cell office:value-type="float" office:value="3124" calcext:value-type="float">
            <text:p>3124</text:p>
          </table:table-cell>
        </table:table-row>
        <table:table-row table:style-name="ro2">
          <table:table-cell office:value-type="float" office:value="15335" calcext:value-type="float">
            <text:p>15335</text:p>
          </table:table-cell>
          <table:table-cell office:value-type="string" calcext:value-type="string">
            <text:p>5e32ed91d0a3cf753014fb56</text:p>
          </table:table-cell>
          <table:table-cell office:value-type="string" calcext:value-type="string">
            <text:p>ED AGR AI 539465</text:p>
          </table:table-cell>
          <table:table-cell office:value-type="string" calcext:value-type="string">
            <text:p>DJ   23-09-2005 PP-00014</text:p>
            <text:p>          EMENT VOL-02206-13 PP-02566</text:p>
          </table:table-cell>
          <table:table-cell office:value-type="string" calcext:value-type="string">
            <text:p>[]</text:p>
          </table:table-cell>
          <table:table-cell office:value-type="string" calcext:value-type="string">
            <text:p>EMBTE.(S) : FIAT AUTOMÓVEIS S/A </text:p>
            <text:p>ADV.(A/S) : HÉLIO CARVALHO SANTANA E OUTRO (A/S) </text:p>
            <text:p>EMBDO.(A/S) : NILTON FRANCISCO PEREIRA </text:p>
            <text:p>ADV.(A/S) : PEDRO ROSA MACHADO E OUTRO (A/S)</text:p>
          </table:table-cell>
          <table:table-cell office:value-type="string" calcext:value-type="string">
            <text:p>- O AI 535074 AgR-ED foi objeto de embargos de declaração recebidos em parte em 23/05/2006. Número de páginas: (04). Análise:(ANA). Inclusão: 28/09/05, (MLR).</text:p>
          </table:table-cell>
          <table:table-cell office:value-type="string" calcext:value-type="string">
            <text:p>[]</text:p>
          </table:table-cell>
          <table:table-cell office:value-type="float" office:value="3120" calcext:value-type="float">
            <text:p>3120</text:p>
          </table:table-cell>
        </table:table-row>
        <table:table-row table:style-name="ro2">
          <table:table-cell office:value-type="float" office:value="15338" calcext:value-type="float">
            <text:p>15338</text:p>
          </table:table-cell>
          <table:table-cell office:value-type="string" calcext:value-type="string">
            <text:p>5e32ed92d0a3cf753014fb59</text:p>
          </table:table-cell>
          <table:table-cell office:value-type="string" calcext:value-type="string">
            <text:p>AGR AI 539026</text:p>
          </table:table-cell>
          <table:table-cell office:value-type="string" calcext:value-type="string">
            <text:p>DJ <text:s text:c="2"/>30-09-2005 PP-00043 <text:s text:c="9"/>EMENT VOL-02207-11 PP-02163</text:p>
          </table:table-cell>
          <table:table-cell office:value-type="string" calcext:value-type="string">
            <text:p>[]</text:p>
          </table:table-cell>
          <table:table-cell office:value-type="string" calcext:value-type="string">
            <text:p>AGTE.(S) : ESTADO DE SÃO PAULO </text:p>
            <text:p>ADVDO.(A/S) : PGE-SP - AYLTON MARCELO BARBOSA DA SILVA </text:p>
            <text:p>AGDO.(A/S) : ELENI CRUZ DE CAMPOS E OUTRO (A/S) </text:p>
            <text:p>ADVDO.(A/S) : DARCI ROSA CORTESE JULIÃO E OUTRO (A/S)</text:p>
          </table:table-cell>
          <table:table-cell office:value-type="string" calcext:value-type="string">
            <text:p>Número de páginas: (06). Análise:(FER). Revisão:(CEL). - O AI 429158 AgR foi objeto de embargos de declaração rejeitados em 06/12/2005. Inclusão: 17/10/05, (MLR). Alteração: 23/01/06, (AAS).</text:p>
          </table:table-cell>
          <table:table-cell office:value-type="string" calcext:value-type="string">
            <text:p>[]</text:p>
          </table:table-cell>
          <table:table-cell office:value-type="float" office:value="3118" calcext:value-type="float">
            <text:p>3118</text:p>
          </table:table-cell>
        </table:table-row>
        <table:table-row table:style-name="ro2">
          <table:table-cell office:value-type="float" office:value="15340" calcext:value-type="float">
            <text:p>15340</text:p>
          </table:table-cell>
          <table:table-cell office:value-type="string" calcext:value-type="string">
            <text:p>5e32ed93d0a3cf753014fb5b</text:p>
          </table:table-cell>
          <table:table-cell office:value-type="string" calcext:value-type="string">
            <text:p>AGR AI 455795</text:p>
          </table:table-cell>
          <table:table-cell office:value-type="string" calcext:value-type="string">
            <text:p>DJ <text:s text:c="2"/>23-09-2005 PP-00025 <text:s text:c="9"/>EMENT VOL-02206-09 PP-01730</text:p>
          </table:table-cell>
          <table:table-cell office:value-type="string" calcext:value-type="string">
            <text:p>[]</text:p>
          </table:table-cell>
          <table:table-cell office:value-type="string" calcext:value-type="string">
            <text:p>AGTE.(S) : FRANCISCO MUNHOZ FILHO </text:p>
            <text:p>ADVDO.(A/S) : ROBINSON VIEIRA E OUTRO (A/S) </text:p>
            <text:p>AGDO.(A/S) : MUNICÍPIO DE SÃO PAULO </text:p>
            <text:p>ADVDO.(A/S) : CARLOS ROBICHEZ PENNA</text:p>
          </table:table-cell>
          <table:table-cell office:value-type="string" calcext:value-type="string">
            <text:p>- O AI 507525 AgR foi objeto de embargos de declaração não conhecidos em 14/02/2006. - O AI 542148 AgR foi objeto de embargos de declaração recebidos em 30/10/2007. Número de páginas: (04). Análise:(FER). Revisão:(ANA). Inclusão: 04/10/05, (SVF). Alteração: 20/03/06, (CRE).</text:p>
          </table:table-cell>
          <table:table-cell office:value-type="string" calcext:value-type="string">
            <text:p>[]</text:p>
          </table:table-cell>
          <table:table-cell office:value-type="float" office:value="3116" calcext:value-type="float">
            <text:p>3116</text:p>
          </table:table-cell>
        </table:table-row>
        <table:table-row table:style-name="ro5">
          <table:table-cell office:value-type="float" office:value="15344" calcext:value-type="float">
            <text:p>15344</text:p>
          </table:table-cell>
          <table:table-cell office:value-type="string" calcext:value-type="string">
            <text:p>5e32ed9dd0a3cf753014fb5f</text:p>
          </table:table-cell>
          <table:table-cell office:value-type="string" calcext:value-type="string">
            <text:p>ED HC 84679</text:p>
          </table:table-cell>
          <table:table-cell office:value-type="string" calcext:value-type="string">
            <text:p>DJ   30-09-2005 PP-00023</text:p>
            <text:p>          EMENT VOL-02207-1 PP-00199</text:p>
          </table:table-cell>
          <table:table-cell office:value-type="string" calcext:value-type="string">
            <text:p>[]</text:p>
          </table:table-cell>
          <table:table-cell office:value-type="string" calcext:value-type="string">
            <text:p>PACTE.(S) : ODACIR ANTONIO DAMETTO </text:p>
            <text:p>EMBTE.(S) : LUIZ VICENTE CERNICCHIARO </text:p>
            <text:p>EMBDO.(A/S) : SUPERIOR TRIBUNAL DE JUSTIÇA</text:p>
          </table:table-cell>
          <table:table-cell office:value-type="string" calcext:value-type="string">
            <text:p>Número de páginas: (6). Análise:(AAC). Revisão:(JBM). O HC 84679 ED foi objeto de embargos de declaração rejeitados em 29/11/2005. Inclusão: 06/10/05, (AAC). Alteração: 02/02/06, (LMS).</text:p>
          </table:table-cell>
          <table:table-cell office:value-type="string" calcext:value-type="string">
            <text:p>[]</text:p>
          </table:table-cell>
          <table:table-cell office:value-type="float" office:value="3112" calcext:value-type="float">
            <text:p>3112</text:p>
          </table:table-cell>
        </table:table-row>
        <table:table-row table:style-name="ro3">
          <table:table-cell office:value-type="float" office:value="15380" calcext:value-type="float">
            <text:p>15380</text:p>
          </table:table-cell>
          <table:table-cell office:value-type="string" calcext:value-type="string">
            <text:p>5e32edc9d0a3cf753014fb83</text:p>
          </table:table-cell>
          <table:table-cell office:value-type="string" calcext:value-type="string">
            <text:p>AGR AI 501393</text:p>
          </table:table-cell>
          <table:table-cell office:value-type="string" calcext:value-type="string">
            <text:p>DJ   30-09-2005 PP-00041</text:p>
            <text:p>EMENT VOL-02207-08 PP-01585</text:p>
          </table:table-cell>
          <table:table-cell office:value-type="string" calcext:value-type="string">
            <text:p>[]</text:p>
          </table:table-cell>
          <table:table-cell office:value-type="string" calcext:value-type="string">
            <text:p>AGTE.(S) : GERALDO DA SILVA DIAS </text:p>
            <text:p>ADV.(A/S) : GERALDO DA SILVA DIAS </text:p>
            <text:p>AGDO.(A/S) : RICARDO FERREIRA DE AVELLAR </text:p>
            <text:p>ADV.(A/S) : ANDERSON FREITAS AZEVEDO </text:p>
            <text:p>INTDO.(A/S) : AXA SEGUROS BRASIL S/A </text:p>
            <text:p>ADV.(A/S) : ROBERTO HONORATO DA SILVA</text:p>
          </table:table-cell>
          <table:table-cell office:value-type="string" calcext:value-type="string">
            <text:p>- O AI 501393 AgR foi objeto de embargos de declaração não conhecidos em 14/02/2006. Número de páginas: (04). Análise:(FER). Revisão:(CEL). Inclusão: 17/10/05, (MLR).</text:p>
          </table:table-cell>
          <table:table-cell office:value-type="string" calcext:value-type="string">
            <text:p>[]</text:p>
          </table:table-cell>
          <table:table-cell office:value-type="float" office:value="3068" calcext:value-type="float">
            <text:p>3068</text:p>
          </table:table-cell>
        </table:table-row>
        <table:table-row table:style-name="ro6">
          <table:table-cell office:value-type="float" office:value="15533" calcext:value-type="float">
            <text:p>15533</text:p>
          </table:table-cell>
          <table:table-cell office:value-type="string" calcext:value-type="string">
            <text:p>5e32ee9ed0a3cf753014fc1c</text:p>
          </table:table-cell>
          <table:table-cell office:value-type="string" calcext:value-type="string">
            <text:p>HC 85629</text:p>
          </table:table-cell>
          <table:table-cell office:value-type="string" calcext:value-type="string">
            <text:p>DJ   23-09-2005 PP-00050          EMENT VOL-02206-2 PP-00360</text:p>
            <text:p>RTJ VOL-00195-03 PP-00985</text:p>
            <text:p>RB v. 18, n. 506, 2006, p. 46</text:p>
          </table:table-cell>
          <table:table-cell office:value-type="string" calcext:value-type="string">
            <text:p>['RB 506/46', 'RTJ 195/985']</text:p>
          </table:table-cell>
          <table:table-cell office:value-type="string" calcext:value-type="string">
            <text:p>PACTE.(S) : MARCO ANTONIO BIRNFELD </text:p>
            <text:p>IMPTE.(S) : MARCO ANTONIO BIRNFELD </text:p>
            <text:p>ADV.(A/S) : CEZAR ROBERTO BITENCOURT </text:p>
            <text:p>COATOR(A/S)(ES) : 1ª TURMA RECURSAL CRIMINAL DO ESTADO DO RIO </text:p>
            <text:p> GRANDE DO SUL</text:p>
          </table:table-cell>
          <table:table-cell office:value-type="string" calcext:value-type="string">
            <text:p>Número de páginas: (5). Análise:(AAC). Revisão:(JBM). - O HC 85629 foi objeto de embargos de declaração rejeitados em 14/02/2006. Inclusão: 04/10/05, (AAC).</text:p>
          </table:table-cell>
          <table:table-cell office:value-type="string" calcext:value-type="string">
            <text:p>[]</text:p>
          </table:table-cell>
          <table:table-cell office:value-type="float" office:value="3272" calcext:value-type="float">
            <text:p>3272</text:p>
          </table:table-cell>
        </table:table-row>
        <table:table-row table:style-name="ro2">
          <table:table-cell office:value-type="float" office:value="15548" calcext:value-type="float">
            <text:p>15548</text:p>
          </table:table-cell>
          <table:table-cell office:value-type="string" calcext:value-type="string">
            <text:p>5e32eea7d0a3cf753014fc2b</text:p>
          </table:table-cell>
          <table:table-cell office:value-type="string" calcext:value-type="string">
            <text:p>AGR AI 508611</text:p>
          </table:table-cell>
          <table:table-cell office:value-type="string" calcext:value-type="string">
            <text:p>DJ   30-09-2005 PP-00041</text:p>
            <text:p>          EMENT VOL-02207-09 PP-01660</text:p>
          </table:table-cell>
          <table:table-cell office:value-type="string" calcext:value-type="string">
            <text:p>[]</text:p>
          </table:table-cell>
          <table:table-cell office:value-type="string" calcext:value-type="string">
            <text:p>AGTE.(S) : RIMA INDUSTRIAL S/A E OUTRO (A/S) </text:p>
            <text:p>ADV.(A/S) : EDER PERO MARQUES E OUTRO (A/S) </text:p>
            <text:p>AGDO.(A/S) : SIDNEI RODRIGUES DOS SANTOS </text:p>
            <text:p>ADV.(A/S) : DENILSON CARVALHO MORAIS</text:p>
          </table:table-cell>
          <table:table-cell office:value-type="string" calcext:value-type="string">
            <text:p>- O AI 541783 AgR foi objeto de embargos de declaração rejeitados em 29/11/2005. Número de páginas: (04). Análise:(FER). Revisão:(CEL). Inclusão: 18/10/05, (MLR). Alteração: 10/02/06, (NAL).</text:p>
          </table:table-cell>
          <table:table-cell office:value-type="string" calcext:value-type="string">
            <text:p>[]</text:p>
          </table:table-cell>
          <table:table-cell office:value-type="float" office:value="3273" calcext:value-type="float">
            <text:p>3273</text:p>
          </table:table-cell>
        </table:table-row>
        <table:table-row table:style-name="ro5">
          <table:table-cell office:value-type="float" office:value="15563" calcext:value-type="float">
            <text:p>15563</text:p>
          </table:table-cell>
          <table:table-cell office:value-type="string" calcext:value-type="string">
            <text:p>5e32eeb6d0a3cf753014fc3a</text:p>
          </table:table-cell>
          <table:table-cell office:value-type="string" calcext:value-type="string">
            <text:p>RHC 86193</text:p>
          </table:table-cell>
          <table:table-cell office:value-type="string" calcext:value-type="string">
            <text:p>DJ   23-09-2005 PP-00051       EMENT VOL-02206-03 PP-00471</text:p>
            <text:p>LEXSTF v. 27, n. 323, 2005, p. 515-517</text:p>
          </table:table-cell>
          <table:table-cell office:value-type="string" calcext:value-type="string">
            <text:p>['LEXSTF 323/515']</text:p>
          </table:table-cell>
          <table:table-cell office:value-type="string" calcext:value-type="string">
            <text:p>RECTE.(S) : SÉRGIO MENDONÇA COSTA </text:p>
            <text:p>ADV.(A/S) : JOSÉ RUI CARNEIRO </text:p>
            <text:p>RECDO.(A/S) : MINISTÉRIO PÚBLICO FEDERAL</text:p>
          </table:table-cell>
          <table:table-cell office:value-type="string" calcext:value-type="string">
            <text:p>- O RHC 86193 foi objeto de embargos de declaração rejeitados em 18/10/2005. Número de páginas: (4). Análise:(LMS). Revisão:(MSA). Inclusão: 05/10/05, (LMS). Alteração: 02/12/05, (MLR).</text:p>
          </table:table-cell>
          <table:table-cell office:value-type="string" calcext:value-type="string">
            <text:p>[]</text:p>
          </table:table-cell>
          <table:table-cell office:value-type="float" office:value="3246" calcext:value-type="float">
            <text:p>3246</text:p>
          </table:table-cell>
        </table:table-row>
        <table:table-row table:style-name="ro2">
          <table:table-cell office:value-type="float" office:value="15588" calcext:value-type="float">
            <text:p>15588</text:p>
          </table:table-cell>
          <table:table-cell office:value-type="string" calcext:value-type="string">
            <text:p>5e32eedfd0a3cf753014fc53</text:p>
          </table:table-cell>
          <table:table-cell office:value-type="string" calcext:value-type="string">
            <text:p>AGR AI 539131</text:p>
          </table:table-cell>
          <table:table-cell office:value-type="string" calcext:value-type="string">
            <text:p>DJ   07-10-2005 PP-00040</text:p>
            <text:p>          EMENT VOL-02208-09 PP-01895</text:p>
          </table:table-cell>
          <table:table-cell office:value-type="string" calcext:value-type="string">
            <text:p>[]</text:p>
          </table:table-cell>
          <table:table-cell office:value-type="string" calcext:value-type="string">
            <text:p>AGTE.(S) : ANTONIO SATHLER GARCIA </text:p>
            <text:p>ADV.(A/S) : ISRAEL MENDONÇA SOUZA E OUTRO (A/S) </text:p>
            <text:p>AGDO.(A/S) : BRB - BANCO DE BRASÍLIA S/A </text:p>
            <text:p>ADV.(A/S) : ROBERTO LUZ DE BARROS BARRETO E OUTRO (A/S)</text:p>
          </table:table-cell>
          <table:table-cell office:value-type="string" calcext:value-type="string">
            <text:p>- O AI 539131 AgR foi objeto de embargos de declaração rejeitados em 29/11/2005. Número de páginas: (04). Análise:(FER). Revisão:(ANA). Inclusão: 28/10/05, (MLR). Alteração: 10/03/06, (NAL).</text:p>
          </table:table-cell>
          <table:table-cell office:value-type="string" calcext:value-type="string">
            <text:p>[]</text:p>
          </table:table-cell>
          <table:table-cell office:value-type="float" office:value="3369" calcext:value-type="float">
            <text:p>3369</text:p>
          </table:table-cell>
        </table:table-row>
        <table:table-row table:style-name="ro6">
          <table:table-cell office:value-type="float" office:value="15608" calcext:value-type="float">
            <text:p>15608</text:p>
          </table:table-cell>
          <table:table-cell office:value-type="string" calcext:value-type="string">
            <text:p>5e32eef4d0a3cf753014fc67</text:p>
          </table:table-cell>
          <table:table-cell office:value-type="string" calcext:value-type="string">
            <text:p>ED AGR AI 543738</text:p>
          </table:table-cell>
          <table:table-cell office:value-type="string" calcext:value-type="string">
            <text:p>DJ   14-10-2005 PP-00011</text:p>
            <text:p>EMENT VOL-02209-08 PP-01512</text:p>
          </table:table-cell>
          <table:table-cell office:value-type="string" calcext:value-type="string">
            <text:p>[]</text:p>
          </table:table-cell>
          <table:table-cell office:value-type="string" calcext:value-type="string">
            <text:p>EMBTE.(S) : OXFORT CONSTRUÇÕES S/A - NOVA DENOMINAÇÃO DE </text:p>
            <text:p> VEGA SOPAVE S/A </text:p>
            <text:p>ADV.(A/S) : CARLOS ANDRÉ LOPES ARAUJO E OUTRO (A/S) </text:p>
            <text:p>EMBDO.(A/S) : JOSÉ MANOEL DA SILVA </text:p>
            <text:p>ADV.(A/S) : ANTONIO FERNANDO DO CANTO</text:p>
          </table:table-cell>
          <table:table-cell office:value-type="string" calcext:value-type="string">
            <text:p>- O AI 543738 AgR-ED foi objeto de embargos de declaração rejeitados em 14/02/2006. Número de páginas: 4. Análise: CRE. Inclusão: 03/11/2005, MLR. Alteração: 24/03/2006, NAL.</text:p>
          </table:table-cell>
          <table:table-cell office:value-type="string" calcext:value-type="string">
            <text:p>[]</text:p>
          </table:table-cell>
          <table:table-cell office:value-type="float" office:value="3392" calcext:value-type="float">
            <text:p>3392</text:p>
          </table:table-cell>
        </table:table-row>
        <table:table-row table:style-name="ro2">
          <table:table-cell office:value-type="float" office:value="15614" calcext:value-type="float">
            <text:p>15614</text:p>
          </table:table-cell>
          <table:table-cell office:value-type="string" calcext:value-type="string">
            <text:p>5e32eefcd0a3cf753014fc6d</text:p>
          </table:table-cell>
          <table:table-cell office:value-type="string" calcext:value-type="string">
            <text:p>ED AI 405490</text:p>
          </table:table-cell>
          <table:table-cell office:value-type="string" calcext:value-type="string">
            <text:p>DJ 04-02-2005 PP-00026 <text:s text:c="9"/>EMENT VOL-02178-04 PP-00640</text:p>
          </table:table-cell>
          <table:table-cell office:value-type="string" calcext:value-type="string">
            <text:p>[]</text:p>
          </table:table-cell>
          <table:table-cell office:value-type="string" calcext:value-type="string">
            <text:p>EMBTE.(S) : ADHEMAR ARNEZ DOMINGUES E OUTROS </text:p>
            <text:p>ADVDO. : MARCELO GATTI REIS LOBO </text:p>
            <text:p>EMBDO.(A/S) : MUNICÍPIO DE SÃO PAULO </text:p>
            <text:p>ADVDO. : CARLOS ROBICHEZ PENNA</text:p>
          </table:table-cell>
          <table:table-cell office:value-type="string" calcext:value-type="string">
            <text:p>Votação e resultado: por maioria de votos, recebidos os embargos de declaração no agravo de instrumento como agravo regimental no agravo de instrumento, vencido o Min. Marco Aurélio. Por unanimidade, desprovido o agravo regimental no agravo de instrumento. Número de páginas: (06). Análise:(CSF). Revisão:(ANA). Inclusão: 17/02/05, (CSM). Alteração: 18/03/05, (MLR).</text:p>
          </table:table-cell>
          <table:table-cell office:value-type="string" calcext:value-type="string">
            <text:p>[]</text:p>
          </table:table-cell>
          <table:table-cell office:value-type="float" office:value="3385" calcext:value-type="float">
            <text:p>3385</text:p>
          </table:table-cell>
        </table:table-row>
        <table:table-row table:style-name="ro2">
          <table:table-cell office:value-type="float" office:value="15626" calcext:value-type="float">
            <text:p>15626</text:p>
          </table:table-cell>
          <table:table-cell office:value-type="string" calcext:value-type="string">
            <text:p>5e32ef0bd0a3cf753014fc79</text:p>
          </table:table-cell>
          <table:table-cell office:value-type="string" calcext:value-type="string">
            <text:p>AGR AI 433373</text:p>
          </table:table-cell>
          <table:table-cell office:value-type="string" calcext:value-type="string">
            <text:p>DJ <text:s text:c="2"/>07-10-2005 PP-00034 <text:s text:c="9"/>EMENT VOL-02208-04 PP-00867</text:p>
          </table:table-cell>
          <table:table-cell office:value-type="string" calcext:value-type="string">
            <text:p>[]</text:p>
          </table:table-cell>
          <table:table-cell office:value-type="string" calcext:value-type="string">
            <text:p>AGTE.(S) : EDUARDO PEDRO BICHARA </text:p>
            <text:p>ADVDO.(A/S) : ROBERTO CORREIA DA SILVA GOMES CALDAS E OUTRO (A/S) </text:p>
            <text:p>AGDO.(A/S) : MUNICÍPIO DE ILHA COMPRIDA </text:p>
            <text:p>ADVDO.(A/S) : ACÍLIO CÂNDIDO VENTURA E OUTRO (A/S)</text:p>
          </table:table-cell>
          <table:table-cell office:value-type="string" calcext:value-type="string">
            <text:p>- O AI 438296 AgR foi objeto de embargos de declaração rejeitados em 29/11/2005. Número de páginas: (04). Análise:(CEL). Inclusão: 19/10/05, (SVF). Alteração: 15/02/06, (NAL).</text:p>
          </table:table-cell>
          <table:table-cell office:value-type="string" calcext:value-type="string">
            <text:p>[]</text:p>
          </table:table-cell>
          <table:table-cell office:value-type="float" office:value="3449" calcext:value-type="float">
            <text:p>3449</text:p>
          </table:table-cell>
        </table:table-row>
        <table:table-row table:style-name="ro5">
          <table:table-cell office:value-type="float" office:value="15840" calcext:value-type="float">
            <text:p>15840</text:p>
          </table:table-cell>
          <table:table-cell office:value-type="string" calcext:value-type="string">
            <text:p>5e32f01ed0a3cf753014fd4f</text:p>
          </table:table-cell>
          <table:table-cell office:value-type="string" calcext:value-type="string">
            <text:p>HC 84700</text:p>
          </table:table-cell>
          <table:table-cell office:value-type="string" calcext:value-type="string">
            <text:p>DJ   04-11-2005 PP-00038      EMENT VOL-02212-01 PP-00015</text:p>
            <text:p>               LEXSTF v. 28, n. 326, 2006, p. 414-419</text:p>
          </table:table-cell>
          <table:table-cell office:value-type="string" calcext:value-type="string">
            <text:p>['LEXSTF 326/414']</text:p>
          </table:table-cell>
          <table:table-cell office:value-type="string" calcext:value-type="string">
            <text:p>PACTE.(S) : CEZAR ANTÔNIO PINHO CUNHA </text:p>
            <text:p>IMPTE.(S) : ANA CRISTINA RODRIGUES SANTOS PINHEIRO </text:p>
            <text:p>COATOR(A/S)(ES) : SUPERIOR TRIBUNAL DE JUSTIÇA</text:p>
          </table:table-cell>
          <table:table-cell office:value-type="string" calcext:value-type="string">
            <text:p>- Os HC 84701 e HC 84989 foram julgados em apenso aos presentes autos. Número de páginas: (07). Análise:(FER). Revisão:(ANA). Inclusão: 22/11/05, (SVF). Alteração: 17/01/06, (AGS).</text:p>
          </table:table-cell>
          <table:table-cell office:value-type="string" calcext:value-type="string">
            <text:p>[]</text:p>
          </table:table-cell>
          <table:table-cell office:value-type="float" office:value="3639" calcext:value-type="float">
            <text:p>3639</text:p>
          </table:table-cell>
        </table:table-row>
        <table:table-row table:style-name="ro2">
          <table:table-cell office:value-type="float" office:value="16117" calcext:value-type="float">
            <text:p>16117</text:p>
          </table:table-cell>
          <table:table-cell office:value-type="string" calcext:value-type="string">
            <text:p>5e32f166d0a3cf753014fe64</text:p>
          </table:table-cell>
          <table:table-cell office:value-type="string" calcext:value-type="string">
            <text:p>AGR RE 285357</text:p>
          </table:table-cell>
          <table:table-cell office:value-type="string" calcext:value-type="string">
            <text:p>DJ   25-11-2005 PP-00009</text:p>
            <text:p>EMENT VOL-02215-03 PP-00542</text:p>
          </table:table-cell>
          <table:table-cell office:value-type="string" calcext:value-type="string">
            <text:p>[]</text:p>
          </table:table-cell>
          <table:table-cell office:value-type="string" calcext:value-type="string">
            <text:p>AGTE.(S) : INSTITUTO NACIONAL DO SEGURO SOCIAL - INSS </text:p>
            <text:p>ADVDO.(A/S) : MILENE GOULART VALADARES E OUTRO </text:p>
            <text:p>AGDO.(A/S) : ELENICE DOS SANTOS MORAIS </text:p>
            <text:p>ADVDO.(A/S) : EDMAR LUIZ DE ALMEIDA RAMALHEDA E OUTRO</text:p>
          </table:table-cell>
          <table:table-cell office:value-type="string" calcext:value-type="string">
            <text:p>- O RE 285357 AgR foi objeto de embargos de declaração providos em 12/09/2006. Número de páginas: (04). Análise:(FER). Revisão:(ANA). Inclusão: 16/01/06, (SVF).</text:p>
          </table:table-cell>
          <table:table-cell office:value-type="string" calcext:value-type="string">
            <text:p>[]</text:p>
          </table:table-cell>
          <table:table-cell office:value-type="float" office:value="3918" calcext:value-type="float">
            <text:p>3918</text:p>
          </table:table-cell>
        </table:table-row>
        <table:table-row table:style-name="ro2">
          <table:table-cell office:value-type="float" office:value="16155" calcext:value-type="float">
            <text:p>16155</text:p>
          </table:table-cell>
          <table:table-cell office:value-type="string" calcext:value-type="string">
            <text:p>5e32f18ed0a3cf753014fe8a</text:p>
          </table:table-cell>
          <table:table-cell office:value-type="string" calcext:value-type="string">
            <text:p>ED RE 464707</text:p>
          </table:table-cell>
          <table:table-cell office:value-type="string" calcext:value-type="string">
            <text:p>DJ   25-11-2005 PP-00033</text:p>
            <text:p>EMENT VOL-02215-05 PP-00890</text:p>
          </table:table-cell>
          <table:table-cell office:value-type="string" calcext:value-type="string">
            <text:p>[]</text:p>
          </table:table-cell>
          <table:table-cell office:value-type="string" calcext:value-type="string">
            <text:p>EMBTE.(S) : UNIÃO </text:p>
            <text:p>ADVDO.(A/S) : ADVOGADO-GERAL DA UNIÃO </text:p>
            <text:p>EMBDO.(A/S) : ALEXANDER DE OLIVEIRA SANTOS </text:p>
            <text:p>ADVDO.(A/S) : LILIAN ALVARENGA BARBOSA</text:p>
          </table:table-cell>
          <table:table-cell office:value-type="string" calcext:value-type="string">
            <text:p>- O RE 464707 ED foi objeto de embargos de declaração acolhidos com efeitos modificativos em 13/12/2011. Número de páginas: (05). Análise:(FER). Revisão:(ANA). Inclusão: 19/12/05, (SVF). Alteração: 30/01/06, (SVF).</text:p>
          </table:table-cell>
          <table:table-cell office:value-type="string" calcext:value-type="string">
            <text:p>[]</text:p>
          </table:table-cell>
          <table:table-cell office:value-type="float" office:value="3921" calcext:value-type="float">
            <text:p>3921</text:p>
          </table:table-cell>
        </table:table-row>
        <table:table-row table:style-name="ro6">
          <table:table-cell office:value-type="float" office:value="16220" calcext:value-type="float">
            <text:p>16220</text:p>
          </table:table-cell>
          <table:table-cell office:value-type="string" calcext:value-type="string">
            <text:p>5e32f1dbd0a3cf753014fecb</text:p>
          </table:table-cell>
          <table:table-cell office:value-type="string" calcext:value-type="string">
            <text:p>ED AGR AI 476066</text:p>
          </table:table-cell>
          <table:table-cell office:value-type="string" calcext:value-type="string">
            <text:p>DJ   02-12-2005 PP-00009</text:p>
            <text:p>EMENT VOL-02216-03 PP-00579</text:p>
          </table:table-cell>
          <table:table-cell office:value-type="string" calcext:value-type="string">
            <text:p>[]</text:p>
          </table:table-cell>
          <table:table-cell office:value-type="string" calcext:value-type="string">
            <text:p>EMBTE.(S) : JOSÉ ALVES PENA </text:p>
            <text:p>ADV.(A/S) : GUSTAVO RODARTE DE QUEIROZ E OUTRO (A/S) </text:p>
            <text:p>EMBDO.(A/S) : ESTADO DE MINAS GERAIS </text:p>
            <text:p>ADV.(A/S) : ADVOCACIA-GERAL DO ESTADO - MG - EDUARDO GOULART </text:p>
            <text:p> PIMENTA</text:p>
          </table:table-cell>
          <table:table-cell office:value-type="string" calcext:value-type="string">
            <text:p>Número de páginas: (08). Análise:(FER). Revisão:(ANA). Inclusão: 06/01/06, (MLR). Alteração: 13/02/06, (MLR),</text:p>
          </table:table-cell>
          <table:table-cell office:value-type="string" calcext:value-type="string">
            <text:p>[]</text:p>
          </table:table-cell>
          <table:table-cell office:value-type="float" office:value="4096" calcext:value-type="float">
            <text:p>4096</text:p>
          </table:table-cell>
        </table:table-row>
        <table:table-row table:style-name="ro2">
          <table:table-cell office:value-type="float" office:value="16281" calcext:value-type="float">
            <text:p>16281</text:p>
          </table:table-cell>
          <table:table-cell office:value-type="string" calcext:value-type="string">
            <text:p>5e32f223d0a3cf753014ff08</text:p>
          </table:table-cell>
          <table:table-cell office:value-type="string" calcext:value-type="string">
            <text:p>AGR RE 362600</text:p>
          </table:table-cell>
          <table:table-cell office:value-type="string" calcext:value-type="string">
            <text:p>DJ   25-11-2005 PP-00010</text:p>
            <text:p>EMENT VOL-02215-03 PP-00624</text:p>
          </table:table-cell>
          <table:table-cell office:value-type="string" calcext:value-type="string">
            <text:p>[]</text:p>
          </table:table-cell>
          <table:table-cell office:value-type="string" calcext:value-type="string">
            <text:p>AGTE.(S) : CLARICE DE OLIVEIRA CAMILO E OUTRO (A/S) </text:p>
            <text:p>ADVDO.(A/S) : ABRAHÃO JOSÉ KFOURI FILHO E OUTRO (A/S) </text:p>
            <text:p>AGDO.(A/S) : ESTADO DE SÃO PAULO </text:p>
            <text:p>ADVDO.(A/S) : PGE - SP - RENATO KENJI HIGA</text:p>
          </table:table-cell>
          <table:table-cell office:value-type="string" calcext:value-type="string">
            <text:p>- O RE 362600 AgR foi objeto de embargos de declaração recebidos em parte em 23/05/2006. Número de páginas: (06). Análise:(CEL). Inclusão: 19/12/05, (SVF).</text:p>
          </table:table-cell>
          <table:table-cell office:value-type="string" calcext:value-type="string">
            <text:p>[]</text:p>
          </table:table-cell>
          <table:table-cell office:value-type="float" office:value="4032" calcext:value-type="float">
            <text:p>4032</text:p>
          </table:table-cell>
        </table:table-row>
        <table:table-row table:style-name="ro2">
          <table:table-cell office:value-type="float" office:value="16370" calcext:value-type="float">
            <text:p>16370</text:p>
          </table:table-cell>
          <table:table-cell office:value-type="string" calcext:value-type="string">
            <text:p>5e32f408d0a3cf753014ff61</text:p>
          </table:table-cell>
          <table:table-cell office:value-type="string" calcext:value-type="string">
            <text:p>RE 316879</text:p>
          </table:table-cell>
          <table:table-cell office:value-type="string" calcext:value-type="string">
            <text:p>DJ 17-02-2006  PP-00063</text:p>
            <text:p>EMENT VOL-02221-03 PP-00416</text:p>
            <text:p>LEXSTF v. 28, n. 326, 2006, p. 277-280</text:p>
          </table:table-cell>
          <table:table-cell office:value-type="string" calcext:value-type="string">
            <text:p>['LEXSTF 326/277']</text:p>
          </table:table-cell>
          <table:table-cell office:value-type="string" calcext:value-type="string">
            <text:p>RECTE. : RICARDO MAXIMILIANO GOMES </text:p>
            <text:p>ADVDAS. : LÚCIA HELENA CARLOS ANDRADE </text:p>
            <text:p>RECDO. : MUNICÍPIO DE SÃO CAETANO DO SUL </text:p>
            <text:p>ADVDA. : NEUSA MARIA TIMPANI</text:p>
          </table:table-cell>
          <table:table-cell office:value-type="string" calcext:value-type="string">
            <text:p>Número de páginas: (4). Análise: 14/03/06, (RMO). Revisão: (JOY)</text:p>
          </table:table-cell>
          <table:table-cell office:value-type="string" calcext:value-type="string">
            <text:p>[]</text:p>
          </table:table-cell>
          <table:table-cell office:value-type="float" office:value="4250" calcext:value-type="float">
            <text:p>4250</text:p>
          </table:table-cell>
        </table:table-row>
        <table:table-row table:style-name="ro9">
          <table:table-cell office:value-type="float" office:value="16418" calcext:value-type="float">
            <text:p>16418</text:p>
          </table:table-cell>
          <table:table-cell office:value-type="string" calcext:value-type="string">
            <text:p>5e32f471d0a3cf753014ff91</text:p>
          </table:table-cell>
          <table:table-cell office:value-type="string" calcext:value-type="string">
            <text:p>RCL 2772</text:p>
          </table:table-cell>
          <table:table-cell office:value-type="string" calcext:value-type="string">
            <text:p>DJ 05-05-2006 PP-00005    EMENT VOL-02231-01 PP-00094</text:p>
            <text:p>LEXSTF v. 28, n. 329, 2006, p. 172-186</text:p>
          </table:table-cell>
          <table:table-cell office:value-type="string" calcext:value-type="string">
            <text:p>['LEXSTF 329/172']</text:p>
          </table:table-cell>
          <table:table-cell office:value-type="string" calcext:value-type="string">
            <text:p>RECLTE.(S) : MARIA AUXILIADORA BARROS MEDEIROS RODRIGUES </text:p>
            <text:p>ADV.(A/S) : ALBERTO PAVIE RIBEIRO E OUTRO(A/S) </text:p>
            <text:p>RECLDO.(A/S) : TRIBUNAL REGIONAL DO TRABALHO DA 21ª REGIÃO </text:p>
            <text:p>RECLDO.(A/S) : TRIBUNAL SUPERIOR DO TRABALHO </text:p>
            <text:p>RECLDO.(A/S) : PRESIDENTE DA REPÚBLICA </text:p>
            <text:p>ADV.(A/S) : ADVOGADO-GERAL DA UNIÃO </text:p>
            <text:p>INTDO.(A/S) : JOAQUIM SILVIO CALDAS </text:p>
            <text:p>INTDO.(A/S) : MARIA SUZETE MONTE DE HOLLANDA DIÓGENES</text:p>
          </table:table-cell>
          <table:table-cell office:value-type="string" calcext:value-type="string">
            <text:p>- A Rcl 2772 foi objeto de embargos de declaração acolhidos em 23.08 2006. - Veja MS 24414, objeto desta reclamação. Número de páginas: 19. Análise: 22/05/2006, PCD. Revisão: 06/06/2006, JOY.</text:p>
          </table:table-cell>
          <table:table-cell office:value-type="string" calcext:value-type="string">
            <text:p>[]</text:p>
          </table:table-cell>
          <table:table-cell office:value-type="float" office:value="4193" calcext:value-type="float">
            <text:p>4193</text:p>
          </table:table-cell>
        </table:table-row>
        <table:table-row table:style-name="ro3">
          <table:table-cell office:value-type="float" office:value="16471" calcext:value-type="float">
            <text:p>16471</text:p>
          </table:table-cell>
          <table:table-cell office:value-type="string" calcext:value-type="string">
            <text:p>5e32f4d1d0a3cf753014ffc6</text:p>
          </table:table-cell>
          <table:table-cell office:value-type="string" calcext:value-type="string">
            <text:p>ACO 251</text:p>
          </table:table-cell>
          <table:table-cell office:value-type="string" calcext:value-type="string">
            <text:p>DJ 09-06-2006 PP-00003    EMENT VOL-02236-01 PP-00001</text:p>
            <text:p>LEXSTF v. 28, n. 331, 2006, p. 27-32</text:p>
          </table:table-cell>
          <table:table-cell office:value-type="string" calcext:value-type="string">
            <text:p>['LEXSTF 331/27']</text:p>
          </table:table-cell>
          <table:table-cell office:value-type="string" calcext:value-type="string">
            <text:p>AUTOR : ESTADO DE SÃO PAULO </text:p>
            <text:p>ADVDOS. : MARIO CARNEIRO E OUTROS </text:p>
            <text:p>REU : UNIÃO </text:p>
            <text:p>ADV. : ADVOGADO-GERAL DA UNIÃO </text:p>
            <text:p>REU : INSTITUTO NACIONAL DO SEGURO SOCIAL - INSS </text:p>
            <text:p>ADVDOS. : SHIRTS PRADO E OUTRO</text:p>
          </table:table-cell>
          <table:table-cell office:value-type="string" calcext:value-type="string">
            <text:p>Número de páginas: 10. Análise: 22/06/2006, RMO. Revisão: 28/08/2006, AAC/JOY</text:p>
          </table:table-cell>
          <table:table-cell office:value-type="string" calcext:value-type="string">
            <text:p>[]</text:p>
          </table:table-cell>
          <table:table-cell office:value-type="float" office:value="4130" calcext:value-type="float">
            <text:p>4130</text:p>
          </table:table-cell>
        </table:table-row>
        <table:table-row table:style-name="ro2">
          <table:table-cell office:value-type="float" office:value="16556" calcext:value-type="float">
            <text:p>16556</text:p>
          </table:table-cell>
          <table:table-cell office:value-type="string" calcext:value-type="string">
            <text:p>5e32f566d0a3cf753015001b</text:p>
          </table:table-cell>
          <table:table-cell office:value-type="string" calcext:value-type="string">
            <text:p>HC 86640</text:p>
          </table:table-cell>
          <table:table-cell office:value-type="string" calcext:value-type="string">
            <text:p>DJ 17-02-2006  PP-00059</text:p>
            <text:p>EMENT VOL-02221-02 PP-00314</text:p>
          </table:table-cell>
          <table:table-cell office:value-type="string" calcext:value-type="string">
            <text:p>[]</text:p>
          </table:table-cell>
          <table:table-cell office:value-type="string" calcext:value-type="string">
            <text:p>PACTE.(S) : MARCOS ABRAHÃO </text:p>
            <text:p>IMPTE.(S) : MARCOS ABRAHÃO </text:p>
            <text:p>ADV.(A/S) : LUIZ CARLOS DA SILVA NETO E OUTRO (A/S) </text:p>
            <text:p>COATOR(A/S)(ES) : SUPERIOR TRIBUNAL DE JUSTIÇA</text:p>
          </table:table-cell>
          <table:table-cell office:value-type="string" calcext:value-type="string">
            <text:p>- Caso "DEPUTADO ESTADUAL ANTÔNIO VALDECI DE PAIVA". Número de páginas: (5). Análise:(JOY). Inclusão: 14/03/06, (JOY).</text:p>
          </table:table-cell>
          <table:table-cell office:value-type="string" calcext:value-type="string">
            <text:p>[]</text:p>
          </table:table-cell>
          <table:table-cell office:value-type="float" office:value="4311" calcext:value-type="float">
            <text:p>4311</text:p>
          </table:table-cell>
        </table:table-row>
        <table:table-row table:style-name="ro3">
          <table:table-cell office:value-type="float" office:value="16658" calcext:value-type="float">
            <text:p>16658</text:p>
          </table:table-cell>
          <table:table-cell office:value-type="string" calcext:value-type="string">
            <text:p>5e32f60ed0a3cf7530150081</text:p>
          </table:table-cell>
          <table:table-cell office:value-type="string" calcext:value-type="string">
            <text:p>AGR AI 437698</text:p>
          </table:table-cell>
          <table:table-cell office:value-type="string" calcext:value-type="string">
            <text:p>DJ   20-04-2006 PP-00017</text:p>
            <text:p>EMENT VOL-02229-04 PP-00769</text:p>
          </table:table-cell>
          <table:table-cell office:value-type="string" calcext:value-type="string">
            <text:p>[]</text:p>
          </table:table-cell>
          <table:table-cell office:value-type="string" calcext:value-type="string">
            <text:p>AGTE.(S) : CARREFOUR COMÉRCIO E INDÚSTRIA LTDA E </text:p>
            <text:p> OUTRO(A/S) </text:p>
            <text:p>ADV.(A/S) : MARCELO DIAS CARVALHO E OUTRO(A/S) </text:p>
            <text:p>AGDO.(A/S) : ESTADO DE MINAS GERAIS </text:p>
            <text:p>ADV.(A/S) : ADVOCACIA-GERAL DO ESTADO-MG - NARDELE DÉBORA </text:p>
            <text:p> CARVALHO ESQUERDO</text:p>
          </table:table-cell>
          <table:table-cell office:value-type="string" calcext:value-type="string">
            <text:p>- O RE 596627 AgR foi objeto de embargos de declaração acolhidos com efeitos modificativos. Número de páginas: 5. Análise: 09/05/2006, NAL.</text:p>
          </table:table-cell>
          <table:table-cell office:value-type="string" calcext:value-type="string">
            <text:p>[]</text:p>
          </table:table-cell>
          <table:table-cell office:value-type="float" office:value="4488" calcext:value-type="float">
            <text:p>4488</text:p>
          </table:table-cell>
        </table:table-row>
        <table:table-row table:style-name="ro2">
          <table:table-cell office:value-type="float" office:value="16817" calcext:value-type="float">
            <text:p>16817</text:p>
          </table:table-cell>
          <table:table-cell office:value-type="string" calcext:value-type="string">
            <text:p>5e32f782d0a3cf7530150120</text:p>
          </table:table-cell>
          <table:table-cell office:value-type="string" calcext:value-type="string">
            <text:p>ED HC 83115</text:p>
          </table:table-cell>
          <table:table-cell office:value-type="string" calcext:value-type="string">
            <text:p>DJ 24-02-2006  PP-00050</text:p>
            <text:p>EMENT VOL-02222-02 PP-00267</text:p>
          </table:table-cell>
          <table:table-cell office:value-type="string" calcext:value-type="string">
            <text:p>[]</text:p>
          </table:table-cell>
          <table:table-cell office:value-type="string" calcext:value-type="string">
            <text:p>EMBTE.(S) : ROBERTO LUIZ RIBEIRO HADDAD </text:p>
            <text:p>ADV.(A/S) : ANTONIO NABOR AREIAS BULHÕES E OUTRO (A/S) </text:p>
            <text:p>ADV.(A/S) : JOÃO HENRIQUE CAMPOS FONSECA </text:p>
            <text:p>EMBDO.(A/S) : CORTE ESPECIAL DO SUPERIOR TRIBUNAL DE JUSTIÇA</text:p>
          </table:table-cell>
          <table:table-cell office:value-type="string" calcext:value-type="string">
            <text:p>-O HC 83115 ED foi objeto de embargos de declaração acolhidos em 12/12/2006. Número de páginas: (14). Análise: 29/03/06, (JOY).</text:p>
          </table:table-cell>
          <table:table-cell office:value-type="string" calcext:value-type="string">
            <text:p>[]</text:p>
          </table:table-cell>
          <table:table-cell office:value-type="float" office:value="4575" calcext:value-type="float">
            <text:p>4575</text:p>
          </table:table-cell>
        </table:table-row>
        <table:table-row table:style-name="ro5">
          <table:table-cell office:value-type="float" office:value="16895" calcext:value-type="float">
            <text:p>16895</text:p>
          </table:table-cell>
          <table:table-cell office:value-type="string" calcext:value-type="string">
            <text:p>5e32f7ecd0a3cf753015016e</text:p>
          </table:table-cell>
          <table:table-cell office:value-type="string" calcext:value-type="string">
            <text:p>RHC 87172</text:p>
          </table:table-cell>
          <table:table-cell office:value-type="string" calcext:value-type="string">
            <text:p>DJ   03-02-2006 PP-00032 EMENT VOL-02219-5 PP-01035</text:p>
            <text:p>               RT v. 95, n. 847, 2006, p. 504-507</text:p>
          </table:table-cell>
          <table:table-cell office:value-type="string" calcext:value-type="string">
            <text:p>['RT 847/504']</text:p>
          </table:table-cell>
          <table:table-cell office:value-type="string" calcext:value-type="string">
            <text:p>RECTE.(S) : ELIENE DE SOUZA RAMOS </text:p>
            <text:p>ADV.(A/S) : UBIRATAN BRASILIENSE CUNHA </text:p>
            <text:p>RECDO.(A/S) : MINISTÉRIO PÚBLICO FEDERAL</text:p>
          </table:table-cell>
          <table:table-cell office:value-type="string" calcext:value-type="string">
            <text:p>- O RHC 87172 foi objeto de embargos de declaração recebidos,em parte, em 23/05/2006. Número de páginas: (9). Análise:(AAC). Revisão:(JBM). Inclusão: 15/02/06, (AAC).</text:p>
          </table:table-cell>
          <table:table-cell office:value-type="string" calcext:value-type="string">
            <text:p>[]</text:p>
          </table:table-cell>
          <table:table-cell office:value-type="float" office:value="4664" calcext:value-type="float">
            <text:p>4664</text:p>
          </table:table-cell>
        </table:table-row>
        <table:table-row table:style-name="ro2">
          <table:table-cell office:value-type="float" office:value="17049" calcext:value-type="float">
            <text:p>17049</text:p>
          </table:table-cell>
          <table:table-cell office:value-type="string" calcext:value-type="string">
            <text:p>5e32f94bd0a3cf7530150208</text:p>
          </table:table-cell>
          <table:table-cell office:value-type="string" calcext:value-type="string">
            <text:p>AGR AI 502310</text:p>
          </table:table-cell>
          <table:table-cell office:value-type="string" calcext:value-type="string">
            <text:p>DJ 26-05-2006 PP-00030</text:p>
            <text:p>EMENT VOL-02234-06 PP-01208</text:p>
          </table:table-cell>
          <table:table-cell office:value-type="string" calcext:value-type="string">
            <text:p>[]</text:p>
          </table:table-cell>
          <table:table-cell office:value-type="string" calcext:value-type="string">
            <text:p>AGTE.(S) : MAURÍLIO PERES DE CAMARGO E OUTRO(A/S) </text:p>
            <text:p>ADV.(A/S) : MANUEL S. FERNANDES RIBEIRO E OUTRO(A/S) </text:p>
            <text:p>AGDO.(A/S) : ESTADO DE SÃO PAULO </text:p>
            <text:p>ADV.(A/S) : PGE-SP - ALEXANDRE FILARDI</text:p>
          </table:table-cell>
          <table:table-cell office:value-type="string" calcext:value-type="string">
            <text:p>ACÓRDÃOS CITADOS: AI 449141 AgR, AI 476301 AgR. Número de páginas: 5. Análise: 01/06/2006, RHP.</text:p>
          </table:table-cell>
          <table:table-cell office:value-type="string" calcext:value-type="string">
            <text:p>[]</text:p>
          </table:table-cell>
          <table:table-cell office:value-type="float" office:value="4912" calcext:value-type="float">
            <text:p>4912</text:p>
          </table:table-cell>
        </table:table-row>
        <table:table-row table:style-name="ro2">
          <table:table-cell office:value-type="float" office:value="17203" calcext:value-type="float">
            <text:p>17203</text:p>
          </table:table-cell>
          <table:table-cell office:value-type="string" calcext:value-type="string">
            <text:p>5e32fa69d0a3cf75301502a2</text:p>
          </table:table-cell>
          <table:table-cell office:value-type="string" calcext:value-type="string">
            <text:p>ED AGR RE 448401</text:p>
          </table:table-cell>
          <table:table-cell office:value-type="string" calcext:value-type="string">
            <text:p>DJ 30-06-2006 PP-00014</text:p>
            <text:p>EMENT VOL-02239-04 PP-00813</text:p>
          </table:table-cell>
          <table:table-cell office:value-type="string" calcext:value-type="string">
            <text:p>[]</text:p>
          </table:table-cell>
          <table:table-cell office:value-type="string" calcext:value-type="string">
            <text:p>EMBTE.(S) : UNIÃO </text:p>
            <text:p>ADV.(A/S) : ADVOGADO-GERAL DA UNIÃO </text:p>
            <text:p>EMBDO.(A/S) : AURELIO OLIVEIRA FRAGA E OUTRO(A/S) </text:p>
            <text:p>ADV.(A/S) : JOSÉ ROBERTO SOARES DE OLIVEIRA E OUTRO(A/S)</text:p>
          </table:table-cell>
          <table:table-cell office:value-type="string" calcext:value-type="string">
            <text:p>N. PP.: 5 Análise: 07/07/2006, CRE.</text:p>
          </table:table-cell>
          <table:table-cell office:value-type="string" calcext:value-type="string">
            <text:p>[]</text:p>
          </table:table-cell>
          <table:table-cell office:value-type="float" office:value="5031" calcext:value-type="float">
            <text:p>5031</text:p>
          </table:table-cell>
        </table:table-row>
        <table:table-row table:style-name="ro6">
          <table:table-cell office:value-type="float" office:value="17286" calcext:value-type="float">
            <text:p>17286</text:p>
          </table:table-cell>
          <table:table-cell office:value-type="string" calcext:value-type="string">
            <text:p>5e32fb1fd0a3cf75301502f5</text:p>
          </table:table-cell>
          <table:table-cell office:value-type="string" calcext:value-type="string">
            <text:p>AGR RE 394298</text:p>
          </table:table-cell>
          <table:table-cell office:value-type="string" calcext:value-type="string">
            <text:p>DJ 17-11-2006 PP-00052</text:p>
            <text:p>EMENT VOL-02256-04 PP-00762</text:p>
          </table:table-cell>
          <table:table-cell office:value-type="string" calcext:value-type="string">
            <text:p>[]</text:p>
          </table:table-cell>
          <table:table-cell office:value-type="string" calcext:value-type="string">
            <text:p>AGTE.(S) : INGECON INDÚSTRIA E COMÉRCIO DE MATERIAIS DE </text:p>
            <text:p> CONSTRUÇÃO LTDA </text:p>
            <text:p>ADV.(A/S) : MARCELO PINTO RIBEIRO E OUTRO(A/S) </text:p>
            <text:p>AGDO.(A/S) : UNIÃO </text:p>
            <text:p>ADV.(A/S) : PFN - RICARDO PY GOMES DA SILVEIRA</text:p>
          </table:table-cell>
          <table:table-cell office:value-type="string" calcext:value-type="string">
            <text:p>- DECISÕES MONOCRÁTICAS CITADAS: RE 206043, AI 501290. Número de páginas: 9. Análise: 23/11/2006, RHP.</text:p>
          </table:table-cell>
          <table:table-cell office:value-type="string" calcext:value-type="string">
            <text:p>[]</text:p>
          </table:table-cell>
          <table:table-cell office:value-type="float" office:value="4933" calcext:value-type="float">
            <text:p>4933</text:p>
          </table:table-cell>
        </table:table-row>
        <table:table-row table:style-name="ro6">
          <table:table-cell office:value-type="float" office:value="17475" calcext:value-type="float">
            <text:p>17475</text:p>
          </table:table-cell>
          <table:table-cell office:value-type="string" calcext:value-type="string">
            <text:p>5e32fc7dd0a3cf75301503b2</text:p>
          </table:table-cell>
          <table:table-cell office:value-type="string" calcext:value-type="string">
            <text:p>RE 219943</text:p>
          </table:table-cell>
          <table:table-cell office:value-type="string" calcext:value-type="string">
            <text:p>DJ 04-08-2006  PP-00078    EMENT VOL-02240-04 PP-00707</text:p>
            <text:p>LEXSTF v. 28, n. 332, 2006, p. 278-290</text:p>
          </table:table-cell>
          <table:table-cell office:value-type="string" calcext:value-type="string">
            <text:p>['LEXSTF 332/278']</text:p>
          </table:table-cell>
          <table:table-cell office:value-type="string" calcext:value-type="string">
            <text:p>RECTE.(S) : MÁRIO MORAES E OUTROS </text:p>
            <text:p>ADV.(A/S) : ANTÔNIO ROBERTO SANDOVAL FILHO </text:p>
            <text:p>ADV.(A/S) : RICARDO FALLEIROS LEBRÃO </text:p>
            <text:p>RECDO.(A/S) : ESTADO DE SÃO PAULO </text:p>
            <text:p>ADV.(A/S) : PGE-SP - MARIA HELENA MARTONE GRAZZIOLI</text:p>
          </table:table-cell>
          <table:table-cell office:value-type="string" calcext:value-type="string">
            <text:p>- RE 198129 AgR, RE 210024 AgR, RE 213843 AgR, RE 228623 AgR, AI 381335 AgR.N.PP.: 16. Análise: 18/09/2006, RMO.</text:p>
          </table:table-cell>
          <table:table-cell office:value-type="string" calcext:value-type="string">
            <text:p>[]</text:p>
          </table:table-cell>
          <table:table-cell office:value-type="float" office:value="5283" calcext:value-type="float">
            <text:p>5283</text:p>
          </table:table-cell>
        </table:table-row>
        <table:table-row table:style-name="ro2">
          <table:table-cell office:value-type="float" office:value="17764" calcext:value-type="float">
            <text:p>17764</text:p>
          </table:table-cell>
          <table:table-cell office:value-type="string" calcext:value-type="string">
            <text:p>5e32fec6d0a3cf75301504d3</text:p>
          </table:table-cell>
          <table:table-cell office:value-type="string" calcext:value-type="string">
            <text:p>ED RE 231573</text:p>
          </table:table-cell>
          <table:table-cell office:value-type="string" calcext:value-type="string">
            <text:p>DJ   28-04-2006 PP-00022</text:p>
            <text:p>EMENT VOL-02230-03 PP-00554</text:p>
          </table:table-cell>
          <table:table-cell office:value-type="string" calcext:value-type="string">
            <text:p>[]</text:p>
          </table:table-cell>
          <table:table-cell office:value-type="string" calcext:value-type="string">
            <text:p>EMBTE.(S) : ORLANDO CAVA SANCHES E OUTROS </text:p>
            <text:p>ADV.(A/S) : ALDENI MARTINS E OUTROS </text:p>
            <text:p>EMBDO.(A/S) : INSTITUTO NACIONAL DO SEGURO SOCIAL - INSS </text:p>
            <text:p>ADV.(A/S) : RICARDO RAMOS NOVELLI</text:p>
          </table:table-cell>
          <table:table-cell office:value-type="string" calcext:value-type="string">
            <text:p>- O RE 231573 ED foi objeto de embargos de declaração providos em 23/09/2008. Número de páginas: 6. Análise: 18/05/2006, NAL.</text:p>
          </table:table-cell>
          <table:table-cell office:value-type="string" calcext:value-type="string">
            <text:p>[]</text:p>
          </table:table-cell>
          <table:table-cell office:value-type="float" office:value="5513" calcext:value-type="float">
            <text:p>5513</text:p>
          </table:table-cell>
        </table:table-row>
        <table:table-row table:style-name="ro2">
          <table:table-cell office:value-type="float" office:value="17823" calcext:value-type="float">
            <text:p>17823</text:p>
          </table:table-cell>
          <table:table-cell office:value-type="string" calcext:value-type="string">
            <text:p>5e32ffa4d0a3cf753015050e</text:p>
          </table:table-cell>
          <table:table-cell office:value-type="string" calcext:value-type="string">
            <text:p>AGR RE 478268</text:p>
          </table:table-cell>
          <table:table-cell office:value-type="string" calcext:value-type="string">
            <text:p>DJ 19-12-2006 PP-00039</text:p>
            <text:p>EMENT VOL-02261-07 PP-01405</text:p>
          </table:table-cell>
          <table:table-cell office:value-type="string" calcext:value-type="string">
            <text:p>[]</text:p>
          </table:table-cell>
          <table:table-cell office:value-type="string" calcext:value-type="string">
            <text:p>AGTE.(S) : UNIÃO </text:p>
            <text:p>ADV.(A/S) : ADVOGADO-GERAL DA UNIÃO </text:p>
            <text:p>AGDO.(A/S) : ANA MARIA TEIXEIRA CUNHA </text:p>
            <text:p>ADV.(A/S) : IDICÉA RODRIGUES BARBOSA</text:p>
          </table:table-cell>
          <table:table-cell office:value-type="string" calcext:value-type="string">
            <text:p>N. PP.: 6 Análise: 02/01/2007, ANA.</text:p>
          </table:table-cell>
          <table:table-cell office:value-type="string" calcext:value-type="string">
            <text:p>[]</text:p>
          </table:table-cell>
          <table:table-cell office:value-type="float" office:value="5764" calcext:value-type="float">
            <text:p>5764</text:p>
          </table:table-cell>
        </table:table-row>
        <table:table-row table:style-name="ro6">
          <table:table-cell office:value-type="float" office:value="17941" calcext:value-type="float">
            <text:p>17941</text:p>
          </table:table-cell>
          <table:table-cell office:value-type="string" calcext:value-type="string">
            <text:p>5e3300aed0a3cf7530150584</text:p>
          </table:table-cell>
          <table:table-cell office:value-type="string" calcext:value-type="string">
            <text:p>ED RE 466497</text:p>
          </table:table-cell>
          <table:table-cell office:value-type="string" calcext:value-type="string">
            <text:p>DJ   12-05-2006 PP-00011</text:p>
            <text:p>EMENT VOL-02232-05 PP-00853</text:p>
          </table:table-cell>
          <table:table-cell office:value-type="string" calcext:value-type="string">
            <text:p>[]</text:p>
          </table:table-cell>
          <table:table-cell office:value-type="string" calcext:value-type="string">
            <text:p>EMBTE.(S) : SAFRA LEASING S/A ARRENDAMENTO MERCANTIL </text:p>
            <text:p>ADV.(A/S) : WANESSA NEVES LESSA E OUTRO(A/S) </text:p>
            <text:p>EMBDO.(A/S) : NOVA ERA REVENDEDORA DE CERVEJAS E </text:p>
            <text:p> REFRIGERANTES LTDA </text:p>
            <text:p>ADV.(A/S) : ADILSON RAMOS E OUTRO(A/S)</text:p>
          </table:table-cell>
          <table:table-cell office:value-type="string" calcext:value-type="string">
            <text:p>- O RE 466497 ED foi objeto de embargos de declaração acolhidos em 12/09/2006. Número de páginas: 5. Análise: 24/05/2006, NAL.</text:p>
          </table:table-cell>
          <table:table-cell office:value-type="string" calcext:value-type="string">
            <text:p>[]</text:p>
          </table:table-cell>
          <table:table-cell office:value-type="float" office:value="5799" calcext:value-type="float">
            <text:p>5799</text:p>
          </table:table-cell>
        </table:table-row>
        <table:table-row table:style-name="ro3">
          <table:table-cell office:value-type="float" office:value="18042" calcext:value-type="float">
            <text:p>18042</text:p>
          </table:table-cell>
          <table:table-cell office:value-type="string" calcext:value-type="string">
            <text:p>5e330184d0a3cf75301505e9</text:p>
          </table:table-cell>
          <table:table-cell office:value-type="string" calcext:value-type="string">
            <text:p>AGR AI 513079</text:p>
          </table:table-cell>
          <table:table-cell office:value-type="string" calcext:value-type="string">
            <text:p>DJ   16-06-2006 PP-00013</text:p>
            <text:p>EMENT VOL-02237-05 PP-00990</text:p>
          </table:table-cell>
          <table:table-cell office:value-type="string" calcext:value-type="string">
            <text:p>[]</text:p>
          </table:table-cell>
          <table:table-cell office:value-type="string" calcext:value-type="string">
            <text:p>AGTE.(S) : JOÃO JACINTO ROCHA SILVEIRA E OUTRO(A/S) </text:p>
            <text:p>ADV.(A/S) : PEDRO LOPES RAMOS E OUTRO(A/S) </text:p>
            <text:p>AGDO.(A/S) : EMPRESA DE TRENS URBANOS DE PORTO ALEGRE S/A </text:p>
            <text:p> - TRENSURB </text:p>
            <text:p>ADV.(A/S) : PAULO ROBERTO DORNELLES TERRA LOPES E </text:p>
            <text:p> OUTRO(A/S)</text:p>
          </table:table-cell>
          <table:table-cell office:value-type="string" calcext:value-type="string">
            <text:p>- O AI 513079 AgR foi objeto de embargos de declaração recebidos em 26/04/2007. Número de páginas: 5. Análise: 21/06/2006, CRE.</text:p>
          </table:table-cell>
          <table:table-cell office:value-type="string" calcext:value-type="string">
            <text:p>[]</text:p>
          </table:table-cell>
          <table:table-cell office:value-type="float" office:value="5794" calcext:value-type="float">
            <text:p>5794</text:p>
          </table:table-cell>
        </table:table-row>
        <table:table-row table:style-name="ro2">
          <table:table-cell office:value-type="float" office:value="18080" calcext:value-type="float">
            <text:p>18080</text:p>
          </table:table-cell>
          <table:table-cell office:value-type="string" calcext:value-type="string">
            <text:p>5e3301fcd0a3cf753015060f</text:p>
          </table:table-cell>
          <table:table-cell office:value-type="string" calcext:value-type="string">
            <text:p>ED AGR RE 228255</text:p>
          </table:table-cell>
          <table:table-cell office:value-type="string" calcext:value-type="string">
            <text:p>DJ   02-06-2006 PP-00015</text:p>
            <text:p>EMENT VOL-02235-04 PP-00805</text:p>
          </table:table-cell>
          <table:table-cell office:value-type="string" calcext:value-type="string">
            <text:p>[]</text:p>
          </table:table-cell>
          <table:table-cell office:value-type="string" calcext:value-type="string">
            <text:p>EMBTE.(S) : ESTADO DE SANTA CATARINA </text:p>
            <text:p>ADV.(A/S) : PGE-SC - LORENO WEISSHEIMER </text:p>
            <text:p>EMBDO.(A/S) : EUDES GERTRUDES SURDI </text:p>
            <text:p>ADV.(A/S) : ANTONIO CARLOS MARCHIORI E OUTRO(A/S)</text:p>
          </table:table-cell>
          <table:table-cell office:value-type="string" calcext:value-type="string">
            <text:p>- O AI 318209 AgR-ED foi objeto de embargos de declaração recebidos em 07/08/2007. - O RE 362594 AgR-ED foi objeto de embargos de declaração recebidos em 07/08/2007. Número de páginas: 4. Análise: 09/06/2006, FER.</text:p>
          </table:table-cell>
          <table:table-cell office:value-type="string" calcext:value-type="string">
            <text:p>[]</text:p>
          </table:table-cell>
          <table:table-cell office:value-type="float" office:value="6029" calcext:value-type="float">
            <text:p>6029</text:p>
          </table:table-cell>
        </table:table-row>
        <table:table-row table:style-name="ro3">
          <table:table-cell office:value-type="float" office:value="18418" calcext:value-type="float">
            <text:p>18418</text:p>
          </table:table-cell>
          <table:table-cell office:value-type="string" calcext:value-type="string">
            <text:p>5e33046ad0a3cf7530150761</text:p>
          </table:table-cell>
          <table:table-cell office:value-type="string" calcext:value-type="string">
            <text:p>AGR RE 473417</text:p>
          </table:table-cell>
          <table:table-cell office:value-type="string" calcext:value-type="string">
            <text:p>DJ 30-06-2006 PP-00013</text:p>
            <text:p>EMENT VOL-02239-05 PP-01053</text:p>
          </table:table-cell>
          <table:table-cell office:value-type="string" calcext:value-type="string">
            <text:p>[]</text:p>
          </table:table-cell>
          <table:table-cell office:value-type="string" calcext:value-type="string">
            <text:p>AGTE.(S) : UNIÃO </text:p>
            <text:p>ADV.(A/S) : ADVOGADO-GERAL DA UNIÃO </text:p>
            <text:p>AGDO.(A/S) : ZENITA FERREIRA DE ANDRADE </text:p>
            <text:p>ADV.(A/S) : MARIA IRACEMA PEDROSA </text:p>
            <text:p>INTDO.(A/S) : FUNDAÇÃO NACIONAL DO ÍNDIO - FUNAI </text:p>
            <text:p>ADV.(A/S) : PROCURADORIA-GERAL FEDERAL</text:p>
          </table:table-cell>
          <table:table-cell office:value-type="string" calcext:value-type="string">
            <text:p>N. PP.: 6 Análise: 07/07/2006, CRE</text:p>
          </table:table-cell>
          <table:table-cell office:value-type="string" calcext:value-type="string">
            <text:p>[]</text:p>
          </table:table-cell>
          <table:table-cell office:value-type="float" office:value="6280" calcext:value-type="float">
            <text:p>6280</text:p>
          </table:table-cell>
        </table:table-row>
        <table:table-row table:style-name="ro3">
          <table:table-cell office:value-type="float" office:value="18421" calcext:value-type="float">
            <text:p>18421</text:p>
          </table:table-cell>
          <table:table-cell office:value-type="string" calcext:value-type="string">
            <text:p>5e33046cd0a3cf7530150764</text:p>
          </table:table-cell>
          <table:table-cell office:value-type="string" calcext:value-type="string">
            <text:p>ED AGR AI 477226</text:p>
          </table:table-cell>
          <table:table-cell office:value-type="string" calcext:value-type="string">
            <text:p>DJ 30-06-2006 PP-00013</text:p>
            <text:p>EMENT VOL-02239-05 PP-01080</text:p>
          </table:table-cell>
          <table:table-cell office:value-type="string" calcext:value-type="string">
            <text:p>[]</text:p>
          </table:table-cell>
          <table:table-cell office:value-type="string" calcext:value-type="string">
            <text:p>EMBTE.(S) : CAIXA ECONÔMICA FEDERAL - CEF </text:p>
            <text:p>ADV.(A/S) : IRENE AMORIM KNUPP MIRANDA E OUTRO(A/S) </text:p>
            <text:p>EMBDO.(A/S) : SINDICATO DOS EMPREGADOS EM ESTABELECIMENTOS </text:p>
            <text:p> BANCÁRIOS DE ITABUNA E REGIÃO </text:p>
            <text:p>ADV.(A/S) : MARTHIUS SÁVIO CAVALCANTE LOBATO </text:p>
            <text:p>ADV.(A/S) : IVAN ISAAC FERREIRA FILHO E OUTRO(A/S)</text:p>
          </table:table-cell>
          <table:table-cell office:value-type="string" calcext:value-type="string">
            <text:p>N. PP.: 6 Análise: 07/07/2006, CRE.</text:p>
          </table:table-cell>
          <table:table-cell office:value-type="string" calcext:value-type="string">
            <text:p>[]</text:p>
          </table:table-cell>
          <table:table-cell office:value-type="float" office:value="6277" calcext:value-type="float">
            <text:p>6277</text:p>
          </table:table-cell>
        </table:table-row>
        <table:table-row table:style-name="ro2">
          <table:table-cell office:value-type="float" office:value="18567" calcext:value-type="float">
            <text:p>18567</text:p>
          </table:table-cell>
          <table:table-cell office:value-type="string" calcext:value-type="string">
            <text:p>5e330595d0a3cf75301507f6</text:p>
          </table:table-cell>
          <table:table-cell office:value-type="string" calcext:value-type="string">
            <text:p>ED AGR AI 236934</text:p>
          </table:table-cell>
          <table:table-cell office:value-type="string" calcext:value-type="string">
            <text:p>DJ 30-06-2006 PP-00013</text:p>
            <text:p>EMENT VOL-02239-02 PP-00398</text:p>
          </table:table-cell>
          <table:table-cell office:value-type="string" calcext:value-type="string">
            <text:p>[]</text:p>
          </table:table-cell>
          <table:table-cell office:value-type="string" calcext:value-type="string">
            <text:p>EMBTE.(S) : PRENTICE MULFORD PEDROSO </text:p>
            <text:p>ADV.(A/S) : ALMIR HOFFMANN E OUTROS </text:p>
            <text:p>EMBDO.(A/S) : MUNICÍPIO DE SÃO PAULO </text:p>
            <text:p>ADV. : CARLOS TADEU GAGLIARDI</text:p>
          </table:table-cell>
          <table:table-cell office:value-type="string" calcext:value-type="string">
            <text:p>N. PP.: 4 Análise: 07/07/2006, CRE.</text:p>
          </table:table-cell>
          <table:table-cell office:value-type="string" calcext:value-type="string">
            <text:p>[]</text:p>
          </table:table-cell>
          <table:table-cell office:value-type="float" office:value="6321" calcext:value-type="float">
            <text:p>6321</text:p>
          </table:table-cell>
        </table:table-row>
        <table:table-row table:style-name="ro3">
          <table:table-cell office:value-type="float" office:value="18571" calcext:value-type="float">
            <text:p>18571</text:p>
          </table:table-cell>
          <table:table-cell office:value-type="string" calcext:value-type="string">
            <text:p>5e3305b0d0a3cf75301507fa</text:p>
          </table:table-cell>
          <table:table-cell office:value-type="string" calcext:value-type="string">
            <text:p>AGR AI 601644</text:p>
          </table:table-cell>
          <table:table-cell office:value-type="string" calcext:value-type="string">
            <text:p>DJ 30-06-2006 PP-00028</text:p>
            <text:p>EMENT VOL-02239-010 PP-02165</text:p>
          </table:table-cell>
          <table:table-cell office:value-type="string" calcext:value-type="string">
            <text:p>[]</text:p>
          </table:table-cell>
          <table:table-cell office:value-type="string" calcext:value-type="string">
            <text:p>AGTE.(S) : ALEXANDRE DE VASCONCELOS PEREIRA </text:p>
            <text:p>ADV.(A/S) : LAÉRCIO LEMOS E OUTRO(A/S) </text:p>
            <text:p>AGDO.(A/S) : ANTONIO ONIL DA CUNHA FILHO </text:p>
            <text:p>AGDO.(A/S) : MARINÊS VALLE DA TRINDADE </text:p>
            <text:p>AGDO.(A/S) : JOSÉ RENATO PROENÇA NEVES </text:p>
            <text:p>ADV.(A/S) : KÁTIA RUBINSTEIN TAVARES</text:p>
          </table:table-cell>
          <table:table-cell office:value-type="string" calcext:value-type="string">
            <text:p>N. PP.: 6 Análise: 12/07/2006, ANA.</text:p>
          </table:table-cell>
          <table:table-cell office:value-type="string" calcext:value-type="string">
            <text:p>[]</text:p>
          </table:table-cell>
          <table:table-cell office:value-type="float" office:value="6315" calcext:value-type="float">
            <text:p>6315</text:p>
          </table:table-cell>
        </table:table-row>
        <table:table-row table:style-name="ro2">
          <table:table-cell office:value-type="float" office:value="18580" calcext:value-type="float">
            <text:p>18580</text:p>
          </table:table-cell>
          <table:table-cell office:value-type="string" calcext:value-type="string">
            <text:p>5e3305c5d0a3cf7530150803</text:p>
          </table:table-cell>
          <table:table-cell office:value-type="string" calcext:value-type="string">
            <text:p>AGR AI 571197</text:p>
          </table:table-cell>
          <table:table-cell office:value-type="string" calcext:value-type="string">
            <text:p>DJ 04-08-2006 PP-00039</text:p>
            <text:p>EMENT VOL-02240-13 PP-02623</text:p>
          </table:table-cell>
          <table:table-cell office:value-type="string" calcext:value-type="string">
            <text:p>[]</text:p>
          </table:table-cell>
          <table:table-cell office:value-type="string" calcext:value-type="string">
            <text:p>AGTE.(S) : CAIXA ECONÔMICA FEDERAL - CEF </text:p>
            <text:p>ADV.(A/S) : BÁRBARA BIANCA SENA E OUTRO(A/S) </text:p>
            <text:p>AGDO.(A/S) : NELSON LEOPOLDO DONEL E OUTRO(A/S) </text:p>
            <text:p>ADV.(A/S) : EDISON DE SOUZA E OUTRO(A/S)</text:p>
          </table:table-cell>
          <table:table-cell office:value-type="string" calcext:value-type="string">
            <text:p>N. PP.: 5. Análise: 08/08/2006, ANA.</text:p>
          </table:table-cell>
          <table:table-cell office:value-type="string" calcext:value-type="string">
            <text:p>[]</text:p>
          </table:table-cell>
          <table:table-cell office:value-type="float" office:value="6472" calcext:value-type="float">
            <text:p>6472</text:p>
          </table:table-cell>
        </table:table-row>
        <table:table-row table:style-name="ro2">
          <table:table-cell office:value-type="float" office:value="18615" calcext:value-type="float">
            <text:p>18615</text:p>
          </table:table-cell>
          <table:table-cell office:value-type="string" calcext:value-type="string">
            <text:p>5e330639d0a3cf7530150826</text:p>
          </table:table-cell>
          <table:table-cell office:value-type="string" calcext:value-type="string">
            <text:p>AGR AI 580313</text:p>
          </table:table-cell>
          <table:table-cell office:value-type="string" calcext:value-type="string">
            <text:p>DJ 04-08-2006 PP-00042</text:p>
            <text:p>EMENT VOL-02240-15 PP-02970</text:p>
          </table:table-cell>
          <table:table-cell office:value-type="string" calcext:value-type="string">
            <text:p>[]</text:p>
          </table:table-cell>
          <table:table-cell office:value-type="string" calcext:value-type="string">
            <text:p>AGTE.(S) : PHILIPS DO BRASIL LTDA </text:p>
            <text:p>ADV.(A/S) : CARLA RODRIGUES DA CUNHA LÔBO </text:p>
            <text:p>AGDO.(A/S) : SILVIO RIBEIRO DE TOLEDO </text:p>
            <text:p>ADV.(A/S) : YANNE SGARZI ALOISE DE MENDONÇA</text:p>
          </table:table-cell>
          <table:table-cell office:value-type="string" calcext:value-type="string">
            <text:p>N. PP.: 4 Análise: 08/07/2006, ANA.</text:p>
          </table:table-cell>
          <table:table-cell office:value-type="string" calcext:value-type="string">
            <text:p>[]</text:p>
          </table:table-cell>
          <table:table-cell office:value-type="float" office:value="6518" calcext:value-type="float">
            <text:p>6518</text:p>
          </table:table-cell>
        </table:table-row>
        <table:table-row table:style-name="ro2">
          <table:table-cell office:value-type="float" office:value="18616" calcext:value-type="float">
            <text:p>18616</text:p>
          </table:table-cell>
          <table:table-cell office:value-type="string" calcext:value-type="string">
            <text:p>5e33063ad0a3cf7530150827</text:p>
          </table:table-cell>
          <table:table-cell office:value-type="string" calcext:value-type="string">
            <text:p>AGR AI 580822</text:p>
          </table:table-cell>
          <table:table-cell office:value-type="string" calcext:value-type="string">
            <text:p>DJ 04-08-2006 PP-00057</text:p>
            <text:p>EMENT VOL-02240-15 PP-03004</text:p>
          </table:table-cell>
          <table:table-cell office:value-type="string" calcext:value-type="string">
            <text:p>[]</text:p>
          </table:table-cell>
          <table:table-cell office:value-type="string" calcext:value-type="string">
            <text:p>AGTE.(S) : GERDAU AÇOMINAS S/A </text:p>
            <text:p>ADV.(A/S) : JOSÉ ALBERTO COUTO MACIEL E OUTRO(A/S) </text:p>
            <text:p>AGDO.(A/S) : JOSÉ FLÁVIO DE PAIVA TAVARES </text:p>
            <text:p>ADV.(A/S) : ALEXANDRE PIMENTA DA ROCHA E OUTRO(A/S)</text:p>
          </table:table-cell>
          <table:table-cell office:value-type="string" calcext:value-type="string">
            <text:p>N. PP.: 5. Análise: 08/07/2006, ANA.</text:p>
          </table:table-cell>
          <table:table-cell office:value-type="string" calcext:value-type="string">
            <text:p>[]</text:p>
          </table:table-cell>
          <table:table-cell office:value-type="float" office:value="6517" calcext:value-type="float">
            <text:p>6517</text:p>
          </table:table-cell>
        </table:table-row>
        <table:table-row table:style-name="ro6">
          <table:table-cell office:value-type="float" office:value="18803" calcext:value-type="float">
            <text:p>18803</text:p>
          </table:table-cell>
          <table:table-cell office:value-type="string" calcext:value-type="string">
            <text:p>5e3307ddd0a3cf75301508e2</text:p>
          </table:table-cell>
          <table:table-cell office:value-type="string" calcext:value-type="string">
            <text:p>AGR RE 477108</text:p>
          </table:table-cell>
          <table:table-cell office:value-type="string" calcext:value-type="string">
            <text:p>DJ 27-10-2006 PP-00048</text:p>
            <text:p>EMENT VOL-02253-06 PP-01015</text:p>
          </table:table-cell>
          <table:table-cell office:value-type="string" calcext:value-type="string">
            <text:p>[]</text:p>
          </table:table-cell>
          <table:table-cell office:value-type="string" calcext:value-type="string">
            <text:p>AGTE.(S) : CONSTRUTORA E INCORPORADORA IMOBIL LTDA </text:p>
            <text:p>ADV.(A/S) : EDUARDO JOSÉ DOS SANTOS PEREIRA DE HOLLANDA </text:p>
            <text:p> CAVALCANTI E OUTRO(A/S) </text:p>
            <text:p>AGDO.(A/S) : UNIÃO </text:p>
            <text:p>ADV.(A/S) : PFN - GUSTAVO CÉSAR DE FIGUEIREDO PORTO</text:p>
          </table:table-cell>
          <table:table-cell office:value-type="string" calcext:value-type="string">
            <text:p>- AI 217869 AgR, AI 453238 AgR. Número de páginas: 6. Análise: 01/11/2006, RHP.</text:p>
          </table:table-cell>
          <table:table-cell office:value-type="string" calcext:value-type="string">
            <text:p>[]</text:p>
          </table:table-cell>
          <table:table-cell office:value-type="float" office:value="6554" calcext:value-type="float">
            <text:p>6554</text:p>
          </table:table-cell>
        </table:table-row>
        <table:table-row table:style-name="ro2">
          <table:table-cell office:value-type="float" office:value="19364" calcext:value-type="float">
            <text:p>19364</text:p>
          </table:table-cell>
          <table:table-cell office:value-type="string" calcext:value-type="string">
            <text:p>5e330e62d0a3cf7530150b13</text:p>
          </table:table-cell>
          <table:table-cell office:value-type="string" calcext:value-type="string">
            <text:p>HC 86175</text:p>
          </table:table-cell>
          <table:table-cell office:value-type="string" calcext:value-type="string">
            <text:p>DJ 10-11-2006 PP-00065   EMENT VOL-02255-02 PP-00428</text:p>
            <text:p>RTJ VOL-00202-02 PP-00699</text:p>
            <text:p>LEXSTF v. 29, n. 338, 2007, p. 352-361</text:p>
          </table:table-cell>
          <table:table-cell office:value-type="string" calcext:value-type="string">
            <text:p>['LEXSTF 338/352', 'RTJ 202/699']</text:p>
          </table:table-cell>
          <table:table-cell office:value-type="string" calcext:value-type="string">
            <text:p>PACTE.(S) : JOÃO CARLOS DA ROCHA MATTOS </text:p>
            <text:p>IMPTE.(S) : JOÃO CARLOS DA ROCHA MATTOS </text:p>
            <text:p>ADV.(A/S) : DANIELA REGINA PELLIN </text:p>
            <text:p>COATOR(A/S)(ES) : SUPERIOR TRIBUNAL DE JUSTIÇA</text:p>
          </table:table-cell>
          <table:table-cell office:value-type="string" calcext:value-type="string">
            <text:p>- Caso "OPERAÇÃO ANACONDA". Número de páginas: 11. Análise: 30/11/2006, RMO. Revisão: 05/06/2007, JOY.</text:p>
          </table:table-cell>
          <table:table-cell office:value-type="string" calcext:value-type="string">
            <text:p>[]</text:p>
          </table:table-cell>
          <table:table-cell office:value-type="float" office:value="7279" calcext:value-type="float">
            <text:p>7279</text:p>
          </table:table-cell>
        </table:table-row>
        <table:table-row table:style-name="ro2">
          <table:table-cell office:value-type="float" office:value="19403" calcext:value-type="float">
            <text:p>19403</text:p>
          </table:table-cell>
          <table:table-cell office:value-type="string" calcext:value-type="string">
            <text:p>5e330eb8d0a3cf7530150b3a</text:p>
          </table:table-cell>
          <table:table-cell office:value-type="string" calcext:value-type="string">
            <text:p>ED AGR AI 369293</text:p>
          </table:table-cell>
          <table:table-cell office:value-type="string" calcext:value-type="string">
            <text:p>DJ 06-10-2006 PP-00044</text:p>
            <text:p>EMENT VOL-02250-04 PP-00850</text:p>
          </table:table-cell>
          <table:table-cell office:value-type="string" calcext:value-type="string">
            <text:p>[]</text:p>
          </table:table-cell>
          <table:table-cell office:value-type="string" calcext:value-type="string">
            <text:p>EMBTE.(S) : ROMÃO RIBEIRO FLOR </text:p>
            <text:p>ADVDOS. : MARCIA CAMPOS DA SILVA RIZZO E OUTROS </text:p>
            <text:p>EMBDO.(A/S) : INSTITUTO NACIONAL DO SEGURO SOCIAL - INSS </text:p>
            <text:p>ADVDA. : WANJA MEYRE S. DE CARVALHO</text:p>
          </table:table-cell>
          <table:table-cell office:value-type="string" calcext:value-type="string">
            <text:p>- O RE 457240 AgR-ED foi objeto de embargos de declaração recebidos em 25/09/2007. Número de páginas: 6. Análise: 11/10/2006, FER.</text:p>
          </table:table-cell>
          <table:table-cell office:value-type="string" calcext:value-type="string">
            <text:p>[]</text:p>
          </table:table-cell>
          <table:table-cell office:value-type="float" office:value="7224" calcext:value-type="float">
            <text:p>7224</text:p>
          </table:table-cell>
        </table:table-row>
        <table:table-row table:style-name="ro2">
          <table:table-cell office:value-type="float" office:value="19875" calcext:value-type="float">
            <text:p>19875</text:p>
          </table:table-cell>
          <table:table-cell office:value-type="string" calcext:value-type="string">
            <text:p>5e331326d0a3cf7530150d12</text:p>
          </table:table-cell>
          <table:table-cell office:value-type="string" calcext:value-type="string">
            <text:p>AGR AI 398502</text:p>
          </table:table-cell>
          <table:table-cell office:value-type="string" calcext:value-type="string">
            <text:p>DJ 24-11-2006 PP-00082</text:p>
            <text:p>EMENT VOL-02257-06 PP-01248</text:p>
          </table:table-cell>
          <table:table-cell office:value-type="string" calcext:value-type="string">
            <text:p>[]</text:p>
          </table:table-cell>
          <table:table-cell office:value-type="string" calcext:value-type="string">
            <text:p>AGTE. : ESTADO DE SANTA CATARINA </text:p>
            <text:p>ADVDA. : PGE-SC LORENO WEISSHEIMER </text:p>
            <text:p>AGDO. : VALMIR ARISTIDES MIRANDA </text:p>
            <text:p>ADV. : MÁRCIO LUIZ FOGAÇA VICARI</text:p>
          </table:table-cell>
          <table:table-cell office:value-type="string" calcext:value-type="string">
            <text:p>ADI 755, RE 255827, RE 382410. Número de páginas: 7. Análise: 01/12/2006, RHP.</text:p>
          </table:table-cell>
          <table:table-cell office:value-type="string" calcext:value-type="string">
            <text:p>[]</text:p>
          </table:table-cell>
          <table:table-cell office:value-type="float" office:value="7742" calcext:value-type="float">
            <text:p>7742</text:p>
          </table:table-cell>
        </table:table-row>
        <table:table-row table:style-name="ro5">
          <table:table-cell office:value-type="float" office:value="19907" calcext:value-type="float">
            <text:p>19907</text:p>
          </table:table-cell>
          <table:table-cell office:value-type="string" calcext:value-type="string">
            <text:p>5e331347d0a3cf7530150d32</text:p>
          </table:table-cell>
          <table:table-cell office:value-type="string" calcext:value-type="string">
            <text:p>EXT 1009</text:p>
          </table:table-cell>
          <table:table-cell office:value-type="string" calcext:value-type="string">
            <text:p>DJ 10-11-2006 PP-00049   EMENT VOL-02255-01 PP-00047</text:p>
            <text:p>RTJ VOL-00202-01 PP-00042</text:p>
            <text:p>LEXSTF v. 29, n. 338, 2007, p. 295-302</text:p>
          </table:table-cell>
          <table:table-cell office:value-type="string" calcext:value-type="string">
            <text:p>['LEXSTF 338/295', 'RTJ 202/42']</text:p>
          </table:table-cell>
          <table:table-cell office:value-type="string" calcext:value-type="string">
            <text:p>REQTE.(S) : GOVERNO DA FRANÇA </text:p>
            <text:p>EXTDO.(A/S) : WALID KHALED ABDALLAH </text:p>
            <text:p>ADV.(A/S) : AHMAD LAKIS NETO</text:p>
          </table:table-cell>
          <table:table-cell office:value-type="string" calcext:value-type="string">
            <text:p>- Acórdãos publicados: Ext 669 (RTJ 161/409), Ext 797 (RTJ 176/567), Ext 976, Ext 978, Ext 991. Número de páginas: 9. Análise: 29/11/2006, RMO.</text:p>
          </table:table-cell>
          <table:table-cell office:value-type="string" calcext:value-type="string">
            <text:p>[]</text:p>
          </table:table-cell>
          <table:table-cell office:value-type="float" office:value="7704" calcext:value-type="float">
            <text:p>7704</text:p>
          </table:table-cell>
        </table:table-row>
        <table:table-row table:style-name="ro2">
          <table:table-cell office:value-type="float" office:value="20106" calcext:value-type="float">
            <text:p>20106</text:p>
          </table:table-cell>
          <table:table-cell office:value-type="string" calcext:value-type="string">
            <text:p>5e33157dd0a3cf7530150df9</text:p>
          </table:table-cell>
          <table:table-cell office:value-type="string" calcext:value-type="string">
            <text:p>AGR AI 455983</text:p>
          </table:table-cell>
          <table:table-cell office:value-type="string" calcext:value-type="string">
            <text:p>DJ 07-12-2006 PP-00044</text:p>
            <text:p>EMENT VOL-02259-04 PP-00723</text:p>
          </table:table-cell>
          <table:table-cell office:value-type="string" calcext:value-type="string">
            <text:p>[]</text:p>
          </table:table-cell>
          <table:table-cell office:value-type="string" calcext:value-type="string">
            <text:p>AGTE.(S) : ESTADO DO PARANÁ </text:p>
            <text:p>ADV.(A/S) : PGE-PR - CÉSAR AUGUSTO BINDER </text:p>
            <text:p>AGDO.(A/S) : BEATRIZ MENDES VALERIANO </text:p>
            <text:p>ADV.(A/S) : ALMIR HOFFMANN E OUTRO(A/S)</text:p>
          </table:table-cell>
          <table:table-cell office:value-type="string" calcext:value-type="string">
            <text:p>- O RE 392186 AgR foi objeto de embargos de declaração acolhidos em 12/06/2007. Número de páginas: 6. Análise: 12/12/2006, FER.</text:p>
          </table:table-cell>
          <table:table-cell office:value-type="string" calcext:value-type="string">
            <text:p>[]</text:p>
          </table:table-cell>
          <table:table-cell office:value-type="float" office:value="7949" calcext:value-type="float">
            <text:p>7949</text:p>
          </table:table-cell>
        </table:table-row>
        <table:table-row table:style-name="ro5">
          <table:table-cell office:value-type="float" office:value="20108" calcext:value-type="float">
            <text:p>20108</text:p>
          </table:table-cell>
          <table:table-cell office:value-type="string" calcext:value-type="string">
            <text:p>5e331580d0a3cf7530150dfb</text:p>
          </table:table-cell>
          <table:table-cell office:value-type="string" calcext:value-type="string">
            <text:p>RHC 88138</text:p>
          </table:table-cell>
          <table:table-cell office:value-type="string" calcext:value-type="string">
            <text:p>DJ   15-12-2006 PP-00097    EMENT VOL-02260-04 PP-00795</text:p>
            <text:p>RT v. 96, n. 860, 2007, p. 540-542</text:p>
          </table:table-cell>
          <table:table-cell office:value-type="string" calcext:value-type="string">
            <text:p>['RT 860/540']</text:p>
          </table:table-cell>
          <table:table-cell office:value-type="string" calcext:value-type="string">
            <text:p>RECTE.(S) : HÉLIO ALVES RODRIGUES </text:p>
            <text:p>ADV.(A/S) : LUÍS MAXIMILIANO LEAL TELESCA MOTA </text:p>
            <text:p>RECDO.(A/S) : MINISTÉRIO PÚBLICO FEDERAL</text:p>
          </table:table-cell>
          <table:table-cell office:value-type="string" calcext:value-type="string">
            <text:p>- O RHC 88138 foi objeto de embargos de declaração recebidos em 27/03/2007. Número de páginas: 8. Análise: 19/12/2006, FER.</text:p>
          </table:table-cell>
          <table:table-cell office:value-type="string" calcext:value-type="string">
            <text:p>[]</text:p>
          </table:table-cell>
          <table:table-cell office:value-type="float" office:value="7947" calcext:value-type="float">
            <text:p>7947</text:p>
          </table:table-cell>
        </table:table-row>
        <table:table-row table:style-name="ro2">
          <table:table-cell office:value-type="float" office:value="20420" calcext:value-type="float">
            <text:p>20420</text:p>
          </table:table-cell>
          <table:table-cell office:value-type="string" calcext:value-type="string">
            <text:p>5e331875d0a3cf7530150f33</text:p>
          </table:table-cell>
          <table:table-cell office:value-type="string" calcext:value-type="string">
            <text:p>AGR RE 415296</text:p>
          </table:table-cell>
          <table:table-cell office:value-type="string" calcext:value-type="string">
            <text:p>DJe-013  DIVULG 10-05-2007  PUBLIC 11-05-2007</text:p>
            <text:p>DJ 11-05-2007 PP-00076</text:p>
            <text:p>EMENT VOL-02275-03 PP-00520</text:p>
          </table:table-cell>
          <table:table-cell office:value-type="string" calcext:value-type="string">
            <text:p>[]</text:p>
          </table:table-cell>
          <table:table-cell office:value-type="string" calcext:value-type="string">
            <text:p>AGTE.(S) : VITAPAN INDÚSTRIA FARMACÊUTICA LTDA </text:p>
            <text:p>ADV.(A/S) : DALMO JACOB DO AMARAL JÚNIOR E OUTRO(A/S) </text:p>
            <text:p>AGDO.(A/S) : UNIÃO </text:p>
            <text:p>ADV.(A/S) : PFN - VALÉRIA SAQUES</text:p>
          </table:table-cell>
          <table:table-cell office:value-type="string" calcext:value-type="string">
            <text:p>- O RE 415296 AgR foi objeto de embargos de declaração acolhidos com efeitos modificativos. Número de páginas: 5. Análise: 18/05/2007, CRE.</text:p>
          </table:table-cell>
          <table:table-cell office:value-type="string" calcext:value-type="string">
            <text:p>[]</text:p>
          </table:table-cell>
          <table:table-cell office:value-type="float" office:value="8342" calcext:value-type="float">
            <text:p>8342</text:p>
          </table:table-cell>
        </table:table-row>
        <table:table-row table:style-name="ro6">
          <table:table-cell office:value-type="float" office:value="20446" calcext:value-type="float">
            <text:p>20446</text:p>
          </table:table-cell>
          <table:table-cell office:value-type="string" calcext:value-type="string">
            <text:p>5e3318c2d0a3cf7530150f4d</text:p>
          </table:table-cell>
          <table:table-cell office:value-type="string" calcext:value-type="string">
            <text:p>AGR AI 536556</text:p>
          </table:table-cell>
          <table:table-cell office:value-type="string" calcext:value-type="string">
            <text:p>DJ    17-06-2005 PP-00061</text:p>
            <text:p>          EMENT VOL-02196-16 PP-03245</text:p>
          </table:table-cell>
          <table:table-cell office:value-type="string" calcext:value-type="string">
            <text:p>[]</text:p>
          </table:table-cell>
          <table:table-cell office:value-type="string" calcext:value-type="string">
            <text:p>AGTE.(S) : GERDAU S/A </text:p>
            <text:p>ADVDO.(A/S) : DÉCIO FREIRE E OUTRO (A/S) </text:p>
            <text:p>AGDO.(A/S) : ESTADO DE MINAS GERAIS </text:p>
            <text:p>ADVDO.(A/S) : ADVOCACIA GERAL DO ESTADO - MG - VANESSA </text:p>
            <text:p> SARAIVA DE ABREU</text:p>
          </table:table-cell>
          <table:table-cell office:value-type="string" calcext:value-type="string">
            <text:p>- O AI 536556 AgR foi objeto de embargos de declaração recebidos, em parte, em 23/05/2006. Número de páginas: (06). Análise:(CEL). Inclusão: 29/06/05, (MLR). Alteração: 12/07/05, (MLR).</text:p>
          </table:table-cell>
          <table:table-cell office:value-type="string" calcext:value-type="string">
            <text:p>[]</text:p>
          </table:table-cell>
          <table:table-cell office:value-type="float" office:value="1417" calcext:value-type="float">
            <text:p>1417</text:p>
          </table:table-cell>
        </table:table-row>
        <table:table-row table:style-name="ro7">
          <table:table-cell office:value-type="float" office:value="20819" calcext:value-type="float">
            <text:p>20819</text:p>
          </table:table-cell>
          <table:table-cell office:value-type="string" calcext:value-type="string">
            <text:p>5e331dc4d0a3cf34f6749426</text:p>
          </table:table-cell>
          <table:table-cell office:value-type="string" calcext:value-type="string">
            <text:p>AGR RCL 4025</text:p>
          </table:table-cell>
          <table:table-cell office:value-type="string" calcext:value-type="string">
            <text:p>DJ 09-03-2007 PP-00026   EMENT VOL-02267-01 PP-00171</text:p>
            <text:p>LEXSTF v. 29, n. 341, 2007, p. 485-497</text:p>
          </table:table-cell>
          <table:table-cell office:value-type="string" calcext:value-type="string">
            <text:p>['LEXSTF 341/485']</text:p>
          </table:table-cell>
          <table:table-cell office:value-type="string" calcext:value-type="string">
            <text:p>AGTE.(S) : DARCI JOSÉ VEDOIN </text:p>
            <text:p>AGTE.(S) : LUIZ ANTÔNIO TREVISAN VEDOIN </text:p>
            <text:p>ADV.(A/S) : JORGE LUIZ MIRAGLIA JAUDY E OUTRO(A/S) </text:p>
            <text:p>AGDO.(A/S) : JUIZ FEDERAL DA 2ª VARA FEDERAL DA SEÇÃO </text:p>
            <text:p> JUDICIÁRIA DO ESTADO DE MATO GROSSO (INQUÉRITOS POLICIAIS Nº </text:p>
            <text:p> 2004.36.00.0015346, 2004.36.00.0111855, 2004.36.00.0106082, </text:p>
            <text:p> 2004.36.00.0109831, 2004.36.00.0111869, 2004.36.00.0111471,</text:p>
          </table:table-cell>
          <table:table-cell office:value-type="string" calcext:value-type="string">
            <text:p>- Caso "OPERAÇÃO SANGUESSUGA". Número de páginas: 16. Análise: 27/04/2007, FMN. Revisão: 03/05/2007, JOY.</text:p>
          </table:table-cell>
          <table:table-cell office:value-type="string" calcext:value-type="string">
            <text:p>[]</text:p>
          </table:table-cell>
          <table:table-cell office:value-type="float" office:value="173" calcext:value-type="float">
            <text:p>173</text:p>
          </table:table-cell>
        </table:table-row>
        <table:table-row table:style-name="ro5">
          <table:table-cell office:value-type="float" office:value="21326" calcext:value-type="float">
            <text:p>21326</text:p>
          </table:table-cell>
          <table:table-cell office:value-type="string" calcext:value-type="string">
            <text:p>5e332236d0a3cf34f6749621</text:p>
          </table:table-cell>
          <table:table-cell office:value-type="string" calcext:value-type="string">
            <text:p>AGR RE 503777</text:p>
          </table:table-cell>
          <table:table-cell office:value-type="string" calcext:value-type="string">
            <text:p>DJe-047  DIVULG 28-06-2007  PUBLIC 29-06-2007</text:p>
            <text:p>DJ 29-06-2007 PP-00128</text:p>
            <text:p>EMENT VOL-02282-14 PP-02737</text:p>
          </table:table-cell>
          <table:table-cell office:value-type="string" calcext:value-type="string">
            <text:p>[]</text:p>
          </table:table-cell>
          <table:table-cell office:value-type="string" calcext:value-type="string">
            <text:p>AGTE.(S) : UNIÃO </text:p>
            <text:p>ADV.(A/S) : PFN- LUCIANA MOREIRA GOMES </text:p>
            <text:p>AGDO.(A/S) : ELTON JOSÉ MARTINS</text:p>
          </table:table-cell>
          <table:table-cell office:value-type="string" calcext:value-type="string">
            <text:p>- O RE 503777 AgR foi objeto de embargos de declaração acolhidos com efeitos modificativos. Número de páginas: 5. Análise: 05/07/2007, FER.</text:p>
          </table:table-cell>
          <table:table-cell office:value-type="string" calcext:value-type="string">
            <text:p>[]</text:p>
          </table:table-cell>
          <table:table-cell office:value-type="float" office:value="845" calcext:value-type="float">
            <text:p>845</text:p>
          </table:table-cell>
        </table:table-row>
        <table:table-row table:style-name="ro2">
          <table:table-cell office:value-type="float" office:value="21806" calcext:value-type="float">
            <text:p>21806</text:p>
          </table:table-cell>
          <table:table-cell office:value-type="string" calcext:value-type="string">
            <text:p>5e332598d0a3cf34f6749801</text:p>
          </table:table-cell>
          <table:table-cell office:value-type="string" calcext:value-type="string">
            <text:p>AGR RE 423309</text:p>
          </table:table-cell>
          <table:table-cell office:value-type="string" calcext:value-type="string">
            <text:p>DJe-018 DIVULG 17-05-2007   PUBLIC 18-05-2007</text:p>
            <text:p>DJ 18-05-2007 PP-00078   EMENT VOL-02276-03 PP-00574</text:p>
            <text:p>LEXSTF v. 29, n. 343, 2007, p. 243-247</text:p>
          </table:table-cell>
          <table:table-cell office:value-type="string" calcext:value-type="string">
            <text:p>['LEXSTF 343/243']</text:p>
          </table:table-cell>
          <table:table-cell office:value-type="string" calcext:value-type="string">
            <text:p>AGTE.(S) : SUN CHEMICAL DO BRASIL LTDA </text:p>
            <text:p>ADV.(A/S) : MARCOS ANDRÉ VINHAS CATÃO E OUTRO(A/S) </text:p>
            <text:p>AGDO.(A/S) : UNIÃO </text:p>
            <text:p>ADV.(A/S) : PFN - MÔNICA ROCHA VICTOR DE OLIVEIRA</text:p>
          </table:table-cell>
          <table:table-cell office:value-type="string" calcext:value-type="string">
            <text:p>- ADI 2556 MC, ADI 2568 MC (RTJ 186/514), RE 442638 AgR, AI 498473 AgR. Número de páginas: 6. Análise: 24/05/2007, RHP.</text:p>
          </table:table-cell>
          <table:table-cell office:value-type="string" calcext:value-type="string">
            <text:p>[]</text:p>
          </table:table-cell>
          <table:table-cell office:value-type="float" office:value="1246" calcext:value-type="float">
            <text:p>1246</text:p>
          </table:table-cell>
        </table:table-row>
        <table:table-row table:style-name="ro2">
          <table:table-cell office:value-type="float" office:value="22024" calcext:value-type="float">
            <text:p>22024</text:p>
          </table:table-cell>
          <table:table-cell office:value-type="string" calcext:value-type="string">
            <text:p>5e332732d0a3cf34f67498db</text:p>
          </table:table-cell>
          <table:table-cell office:value-type="string" calcext:value-type="string">
            <text:p>RE 544246</text:p>
          </table:table-cell>
          <table:table-cell office:value-type="string" calcext:value-type="string">
            <text:p>DJe-032  DIVULG 06-06-2007  PUBLIC 08-06-2007</text:p>
            <text:p>DJ 08-06-2007 PP-00038</text:p>
            <text:p>EMENT VOL-02279-07 PP-01236</text:p>
          </table:table-cell>
          <table:table-cell office:value-type="string" calcext:value-type="string">
            <text:p>[]</text:p>
          </table:table-cell>
          <table:table-cell office:value-type="string" calcext:value-type="string">
            <text:p>RECTE.(S) : UNIÃO </text:p>
            <text:p>ADV.(A/S) : PFN - CLAUDIA APARECIDA DE SOUZA TRINDADE </text:p>
            <text:p>RECDO.(A/S) : AUTO POSTO SERRANO LTDA </text:p>
            <text:p>ADV.(A/S) : RITA VALÉRIA CAVALCANTE MENDONÇA E OUTRO(A/S)</text:p>
          </table:table-cell>
          <table:table-cell office:value-type="string" calcext:value-type="string">
            <text:p>- O RE 544246 foi objeto de embargos de declaração recebidos em 14/08/2007. Número de páginas: 7. Análise: 19/06/2007, AAC.</text:p>
          </table:table-cell>
          <table:table-cell office:value-type="string" calcext:value-type="string">
            <text:p>[]</text:p>
          </table:table-cell>
          <table:table-cell office:value-type="float" office:value="1424" calcext:value-type="float">
            <text:p>1424</text:p>
          </table:table-cell>
        </table:table-row>
        <table:table-row table:style-name="ro2">
          <table:table-cell office:value-type="float" office:value="22167" calcext:value-type="float">
            <text:p>22167</text:p>
          </table:table-cell>
          <table:table-cell office:value-type="string" calcext:value-type="string">
            <text:p>5e3328f2d0a3cf34f674996a</text:p>
          </table:table-cell>
          <table:table-cell office:value-type="string" calcext:value-type="string">
            <text:p>AGR AI 567882</text:p>
          </table:table-cell>
          <table:table-cell office:value-type="string" calcext:value-type="string">
            <text:p>DJe-047  DIVULG 28-06-2007  PUBLIC 29-06-2007</text:p>
            <text:p>DJ 29-06-2007 PP-00041</text:p>
            <text:p>EMENT VOL-02282-19 PP-03849</text:p>
          </table:table-cell>
          <table:table-cell office:value-type="string" calcext:value-type="string">
            <text:p>[]</text:p>
          </table:table-cell>
          <table:table-cell office:value-type="string" calcext:value-type="string">
            <text:p>AGTE.(S) : ESTADO DO AMAZONAS </text:p>
            <text:p>ADV.(A/S) : PGE - AM - R. PAULO DOS SANTOS NETO E OUTROS </text:p>
            <text:p>AGDO.(A/S) : LUCIMAR NOGUEIRA DA COSTA </text:p>
            <text:p>ADV.(A/S) : NELSON MATHEUS ROSSETTI</text:p>
          </table:table-cell>
          <table:table-cell office:value-type="string" calcext:value-type="string">
            <text:p>- RE 261534 AgR-ED-ED, AI 311022 AgR, AI 495154 AgR-ED. Número de páginas: 8. Análise: 13/07/2007, CRE.</text:p>
          </table:table-cell>
          <table:table-cell office:value-type="string" calcext:value-type="string">
            <text:p>[]</text:p>
          </table:table-cell>
          <table:table-cell office:value-type="float" office:value="1668" calcext:value-type="float">
            <text:p>1668</text:p>
          </table:table-cell>
        </table:table-row>
        <table:table-row table:style-name="ro6">
          <table:table-cell office:value-type="float" office:value="22199" calcext:value-type="float">
            <text:p>22199</text:p>
          </table:table-cell>
          <table:table-cell office:value-type="string" calcext:value-type="string">
            <text:p>5e332951d0a3cf34f674998a</text:p>
          </table:table-cell>
          <table:table-cell office:value-type="string" calcext:value-type="string">
            <text:p>AGR RE 527971</text:p>
          </table:table-cell>
          <table:table-cell office:value-type="string" calcext:value-type="string">
            <text:p>DJe-042  DIVULG 21-06-2007   PUBLIC 22-06-2007</text:p>
            <text:p>DJ   22-06-2007 PP-00059   EMENT VOL-02281-09 PP-01729</text:p>
            <text:p>LEXSTF v. 29, n. 343, 2007, p. 305-308</text:p>
          </table:table-cell>
          <table:table-cell office:value-type="string" calcext:value-type="string">
            <text:p>['LEXSTF 343/305']</text:p>
          </table:table-cell>
          <table:table-cell office:value-type="string" calcext:value-type="string">
            <text:p>AGTE.(S) : INSTITUTO NACIONAL DE COLONIZAÇÃO E REFORMA </text:p>
            <text:p> AGRÁRIA - INCRA </text:p>
            <text:p>ADV.(A/S) : VALDEZ ADRIANI FARIAS E OUTRO(A/S) </text:p>
            <text:p>AGDO.(A/S) : AGRO INDUSTRIAL SÃO MARCOS LTDA E OUTRO(A/S) </text:p>
            <text:p>ADV.(A/S) : MÚCIO BEZERRA BANDEIRA DE MELO E OUTRO(A/S)</text:p>
          </table:table-cell>
          <table:table-cell office:value-type="string" calcext:value-type="string">
            <text:p>- O RE 527971 AgR foi objeto de embargos de declaração recebidos em 25/09/2007. Número de páginas: 7. Análise: 28/06/2007, NAL.</text:p>
          </table:table-cell>
          <table:table-cell office:value-type="string" calcext:value-type="string">
            <text:p>[]</text:p>
          </table:table-cell>
          <table:table-cell office:value-type="float" office:value="1621" calcext:value-type="float">
            <text:p>1621</text:p>
          </table:table-cell>
        </table:table-row>
        <table:table-row table:style-name="ro6">
          <table:table-cell office:value-type="float" office:value="22261" calcext:value-type="float">
            <text:p>22261</text:p>
          </table:table-cell>
          <table:table-cell office:value-type="string" calcext:value-type="string">
            <text:p>5e33299ad0a3cf34f67499c8</text:p>
          </table:table-cell>
          <table:table-cell office:value-type="string" calcext:value-type="string">
            <text:p>HC 91432</text:p>
          </table:table-cell>
          <table:table-cell office:value-type="string" calcext:value-type="string">
            <text:p>DJe-092  DIVULG 30-08-2007  PUBLIC 31-08-2007</text:p>
            <text:p>DJ 31-08-2007 PP-00036</text:p>
            <text:p>EMENT VOL-02287-04 PP-00699</text:p>
          </table:table-cell>
          <table:table-cell office:value-type="string" calcext:value-type="string">
            <text:p>[]</text:p>
          </table:table-cell>
          <table:table-cell office:value-type="string" calcext:value-type="string">
            <text:p>PACTE.(S) : JOSÉ EDUARDO SAVÓIA </text:p>
            <text:p>IMPTE.(S) : ANTÔNIO CLÁUDIO MARIZ DE OLIVEIRA E OUTRO(A/S) </text:p>
            <text:p>ADV.(A/S) : JOSÉ EDUARDO DE OLIVEIRA SAVÓIA </text:p>
            <text:p>COATOR(A/S)(ES) : RELATOR DO HC Nº 82.878 DO SUPERIOR TRIBUNAL </text:p>
            <text:p> DE JUSTIÇA</text:p>
          </table:table-cell>
          <table:table-cell office:value-type="string" calcext:value-type="string">
            <text:p>- Caso "Operação Kaspar". Número de páginas: 24. Análise: 20/09/2007, ACL. Revisão: 28/09/2007, RCO.</text:p>
          </table:table-cell>
          <table:table-cell office:value-type="string" calcext:value-type="string">
            <text:p>[]</text:p>
          </table:table-cell>
          <table:table-cell office:value-type="float" office:value="1792" calcext:value-type="float">
            <text:p>1792</text:p>
          </table:table-cell>
        </table:table-row>
        <table:table-row table:style-name="ro2">
          <table:table-cell office:value-type="float" office:value="22399" calcext:value-type="float">
            <text:p>22399</text:p>
          </table:table-cell>
          <table:table-cell office:value-type="string" calcext:value-type="string">
            <text:p>5e332ab2d0a3cf34f6749a52</text:p>
          </table:table-cell>
          <table:table-cell office:value-type="string" calcext:value-type="string">
            <text:p>ED AGR RE 392186</text:p>
          </table:table-cell>
          <table:table-cell office:value-type="string" calcext:value-type="string">
            <text:p>DJe-047  DIVULG 28-06-2007  PUBLIC 29-06-2007</text:p>
            <text:p>DJ 29-06-2007 PP-00056</text:p>
            <text:p>EMENT VOL-02282-09 PP-01755</text:p>
          </table:table-cell>
          <table:table-cell office:value-type="string" calcext:value-type="string">
            <text:p>[]</text:p>
          </table:table-cell>
          <table:table-cell office:value-type="string" calcext:value-type="string">
            <text:p>EMBTE.(S) : MARIA APARECIDA RIBEIRO </text:p>
            <text:p>ADV.(A/S) : ALMIR HOFFMANN E OUTRO(A/S) </text:p>
            <text:p>EMBDO.(A/S) : ESTADO DO PARANÁ </text:p>
            <text:p>ADV.(A/S) : PGE-PR - CÉSAR AUGUSTO BINDER</text:p>
          </table:table-cell>
          <table:table-cell office:value-type="string" calcext:value-type="string">
            <text:p>- O RE 392186 AgR-ED foi objeto de embargos de declaração em 22/11/2011. Número de páginas: 4. Análise: 10/07/2007, RHP.</text:p>
          </table:table-cell>
          <table:table-cell office:value-type="string" calcext:value-type="string">
            <text:p>[]</text:p>
          </table:table-cell>
          <table:table-cell office:value-type="float" office:value="1868" calcext:value-type="float">
            <text:p>1868</text:p>
          </table:table-cell>
        </table:table-row>
        <table:table-row table:style-name="ro6">
          <table:table-cell office:value-type="float" office:value="22548" calcext:value-type="float">
            <text:p>22548</text:p>
          </table:table-cell>
          <table:table-cell office:value-type="string" calcext:value-type="string">
            <text:p>5e332be4d0a3cf34f6749ae7</text:p>
          </table:table-cell>
          <table:table-cell office:value-type="string" calcext:value-type="string">
            <text:p>AGR AI 579946</text:p>
          </table:table-cell>
          <table:table-cell office:value-type="string" calcext:value-type="string">
            <text:p>DJe-072  DIVULG 02-08-2007  PUBLIC 03-08-2007</text:p>
            <text:p>DJ   03-08-2007 PP-00071</text:p>
            <text:p>EMENT VOL-02283-12 PP-02403</text:p>
          </table:table-cell>
          <table:table-cell office:value-type="string" calcext:value-type="string">
            <text:p>[]</text:p>
          </table:table-cell>
          <table:table-cell office:value-type="string" calcext:value-type="string">
            <text:p>AGTE.(S) : ESTADO DE MINAS GERAIS </text:p>
            <text:p>ADV.(A/S) : ADVOCACIA-GERAL DO ESTADO - MG - WALTER DO </text:p>
            <text:p> CARMO BARLETTA </text:p>
            <text:p>AGDO.(A/S) : RICARDO FERREIRA SOARES </text:p>
            <text:p>ADV.(A/S) : INGRIDE DINIZ SANTOS</text:p>
          </table:table-cell>
          <table:table-cell office:value-type="string" calcext:value-type="string">
            <text:p>- Curso de Formação de Oficiais do Corpo de Bombeiros Militar de Minas Gerais - CBMMG. Número de páginas: 5. Análise: 13/08/2007, NAL.</text:p>
          </table:table-cell>
          <table:table-cell office:value-type="string" calcext:value-type="string">
            <text:p>[]</text:p>
          </table:table-cell>
          <table:table-cell office:value-type="float" office:value="1962" calcext:value-type="float">
            <text:p>1962</text:p>
          </table:table-cell>
        </table:table-row>
        <table:table-row table:style-name="ro5">
          <table:table-cell office:value-type="float" office:value="22669" calcext:value-type="float">
            <text:p>22669</text:p>
          </table:table-cell>
          <table:table-cell office:value-type="string" calcext:value-type="string">
            <text:p>5e332cdcd0a3cf34f6749b60</text:p>
          </table:table-cell>
          <table:table-cell office:value-type="string" calcext:value-type="string">
            <text:p>AGR RE 539593</text:p>
          </table:table-cell>
          <table:table-cell office:value-type="string" calcext:value-type="string">
            <text:p>DJe-082  DIVULG 16-08-2007  PUBLIC 17-08-2007</text:p>
            <text:p>DJ 17-08-2007 PP-00061</text:p>
            <text:p>EMENT VOL-02285-10 PP-01998</text:p>
          </table:table-cell>
          <table:table-cell office:value-type="string" calcext:value-type="string">
            <text:p>[]</text:p>
          </table:table-cell>
          <table:table-cell office:value-type="string" calcext:value-type="string">
            <text:p>AGTE.(S) : UNIÃO </text:p>
            <text:p>ADV.(A/S) : PFN - SARA RIBEIRO BRAGA FERREIRA </text:p>
            <text:p>AGDO.(A/S) : ARI FILISBINO DE GODOI</text:p>
          </table:table-cell>
          <table:table-cell office:value-type="string" calcext:value-type="string">
            <text:p>- O AI 573009 AgR foi objeto de embargos de declaração acolhidos em 21/08/2012. Número de páginas: 4. Análise: 22/08/2007, CRE.</text:p>
          </table:table-cell>
          <table:table-cell office:value-type="string" calcext:value-type="string">
            <text:p>[]</text:p>
          </table:table-cell>
          <table:table-cell office:value-type="float" office:value="2175" calcext:value-type="float">
            <text:p>2175</text:p>
          </table:table-cell>
        </table:table-row>
        <table:table-row table:style-name="ro2">
          <table:table-cell office:value-type="float" office:value="23236" calcext:value-type="float">
            <text:p>23236</text:p>
          </table:table-cell>
          <table:table-cell office:value-type="string" calcext:value-type="string">
            <text:p>5e33306cd0a3cf34f6749d97</text:p>
          </table:table-cell>
          <table:table-cell office:value-type="string" calcext:value-type="string">
            <text:p>AGR AI 428140</text:p>
          </table:table-cell>
          <table:table-cell office:value-type="string" calcext:value-type="string">
            <text:p>DJe-112 DIVULG 27-09-2007 PUBLIC 28-09-2007</text:p>
            <text:p>DJ 28-09-2007 PP-00045</text:p>
            <text:p>EMENT VOL-02291-04 PP-00723</text:p>
          </table:table-cell>
          <table:table-cell office:value-type="string" calcext:value-type="string">
            <text:p>[]</text:p>
          </table:table-cell>
          <table:table-cell office:value-type="string" calcext:value-type="string">
            <text:p>AGTE.(S) : ESTADO DE SANTA CATARINA </text:p>
            <text:p>ADV.(A/S) : PGE-SC - LORENO WEISSHEIMER </text:p>
            <text:p>AGDO.(A/S) : DAVID VIEIRA DA ROSA FERNANDES E OUTRO(A/S) </text:p>
            <text:p>ADV.(A/S) : ANTONIO CARLOS VIEIRA</text:p>
          </table:table-cell>
          <table:table-cell office:value-type="string" calcext:value-type="string">
            <text:p>- RE 254596 AgR, RE 273563 AgR, RE 303678. Número de páginas: 5. Análise: 03/10/2007, CRE.</text:p>
          </table:table-cell>
          <table:table-cell office:value-type="string" calcext:value-type="string">
            <text:p>[]</text:p>
          </table:table-cell>
          <table:table-cell office:value-type="float" office:value="2765" calcext:value-type="float">
            <text:p>2765</text:p>
          </table:table-cell>
        </table:table-row>
        <table:table-row table:style-name="ro2">
          <table:table-cell office:value-type="float" office:value="23333" calcext:value-type="float">
            <text:p>23333</text:p>
          </table:table-cell>
          <table:table-cell office:value-type="string" calcext:value-type="string">
            <text:p>5e333157d0a3cf34f6749df8</text:p>
          </table:table-cell>
          <table:table-cell office:value-type="string" calcext:value-type="string">
            <text:p>AGR AI 582548</text:p>
          </table:table-cell>
          <table:table-cell office:value-type="string" calcext:value-type="string">
            <text:p>DJe-112 DIVULG 27-09-2007 PUBLIC 28-09-2007</text:p>
            <text:p>DJ 28-09-2007  PP-00046</text:p>
            <text:p>EMENT VOL-02291-08 PP-01510</text:p>
          </table:table-cell>
          <table:table-cell office:value-type="string" calcext:value-type="string">
            <text:p>[]</text:p>
          </table:table-cell>
          <table:table-cell office:value-type="string" calcext:value-type="string">
            <text:p>AGTE.(S) : DERIVALDO JOSÉ DE BARROS </text:p>
            <text:p>ADV.(A/S) : JAIRO ANDRADE MIRANDA </text:p>
            <text:p>AGDO.(A/S) : PETRÓLEO BRASILEIRO S/A - PETROBRÁS </text:p>
            <text:p>ADV.(A/S) : CANDIDO FERREIRA DA CUNHA LOBO E OUTRO(A/S)</text:p>
          </table:table-cell>
          <table:table-cell office:value-type="string" calcext:value-type="string">
            <text:p>- O RE 582548 AgR foi objeto de embargos de declaração acolhidos em 04/03/2008. Número de páginas: 6. Análise: 10/10/2007, NAL.</text:p>
          </table:table-cell>
          <table:table-cell office:value-type="string" calcext:value-type="string">
            <text:p>[]</text:p>
          </table:table-cell>
          <table:table-cell office:value-type="float" office:value="2717" calcext:value-type="float">
            <text:p>2717</text:p>
          </table:table-cell>
        </table:table-row>
        <table:table-row table:style-name="ro2">
          <table:table-cell office:value-type="float" office:value="23370" calcext:value-type="float">
            <text:p>23370</text:p>
          </table:table-cell>
          <table:table-cell office:value-type="string" calcext:value-type="string">
            <text:p>5e333215d0a3cf34f6749e1d</text:p>
          </table:table-cell>
          <table:table-cell office:value-type="string" calcext:value-type="string">
            <text:p>AGR AI 645826</text:p>
          </table:table-cell>
          <table:table-cell office:value-type="string" calcext:value-type="string">
            <text:p>DJe-131  DIVULG 25-10-2007  PUBLIC 26-10-2007</text:p>
            <text:p>DJ 26-10-2007  PP-00039  EMENT VOL-02295-16  PP-03207</text:p>
          </table:table-cell>
          <table:table-cell office:value-type="string" calcext:value-type="string">
            <text:p>[]</text:p>
          </table:table-cell>
          <table:table-cell office:value-type="string" calcext:value-type="string">
            <text:p>AGTE.(S): COMERCIAL ELÉTRICA PJ LTDA </text:p>
            <text:p>ADV.(A/S): DENIS CAMARGO PASSEROTTI E OUTRO(A/S) </text:p>
            <text:p>AGDO.(A/S): UNIÃO </text:p>
            <text:p>ADV.(A/S): PFN - MIRIAM APARECIDA PERES DA SILVA</text:p>
          </table:table-cell>
          <table:table-cell office:value-type="string" calcext:value-type="string">
            <text:p>- Acórdãos cidadãos: AI 240434 AgR, AI 330970 AgR, AI 416939 AgR, AI 475827 AgR, AI 481531 AgR, AI 504704 AgR, AI 587017 AgR. Número de páginas: 4. Análise: 06/11/2007, NAL.</text:p>
          </table:table-cell>
          <table:table-cell office:value-type="string" calcext:value-type="string">
            <text:p>[]</text:p>
          </table:table-cell>
          <table:table-cell office:value-type="float" office:value="2867" calcext:value-type="float">
            <text:p>2867</text:p>
          </table:table-cell>
        </table:table-row>
        <table:table-row table:style-name="ro2">
          <table:table-cell office:value-type="float" office:value="23621" calcext:value-type="float">
            <text:p>23621</text:p>
          </table:table-cell>
          <table:table-cell office:value-type="string" calcext:value-type="string">
            <text:p>5e333403d0a3cf34f6749f18</text:p>
          </table:table-cell>
          <table:table-cell office:value-type="string" calcext:value-type="string">
            <text:p>AGR AI 610149</text:p>
          </table:table-cell>
          <table:table-cell office:value-type="string" calcext:value-type="string">
            <text:p>DJe-142  DIVULG 13-11-2007  PUBLIC 14-11-2007</text:p>
            <text:p>DJ 14-11-2007  PP-00045  EMENT VOL-02299-05  PP-00910</text:p>
          </table:table-cell>
          <table:table-cell office:value-type="string" calcext:value-type="string">
            <text:p>[]</text:p>
          </table:table-cell>
          <table:table-cell office:value-type="string" calcext:value-type="string">
            <text:p>AGTE.(S): MOZANIEL PEREIRA DE SOUZA </text:p>
            <text:p>ADV.(A/S): WANDER PEREZ </text:p>
            <text:p>AGDO.(A/S): DISTRITO FEDERAL </text:p>
            <text:p>ADV.(A/S): PGDF - JOÃO ITAMAR DE OLIVEIRA E OUTRO(A/S)</text:p>
          </table:table-cell>
          <table:table-cell office:value-type="string" calcext:value-type="string">
            <text:p>- O AI 610149 AgR foi objeto de embargos de declaração acolhidos com efeitos modificativos. Número de páginas: 5. Análise: 20/11/2007, CRE.</text:p>
          </table:table-cell>
          <table:table-cell office:value-type="string" calcext:value-type="string">
            <text:p>[]</text:p>
          </table:table-cell>
          <table:table-cell office:value-type="float" office:value="3148" calcext:value-type="float">
            <text:p>3148</text:p>
          </table:table-cell>
        </table:table-row>
        <table:table-row table:style-name="ro2">
          <table:table-cell office:value-type="float" office:value="23732" calcext:value-type="float">
            <text:p>23732</text:p>
          </table:table-cell>
          <table:table-cell office:value-type="string" calcext:value-type="string">
            <text:p>5e33348dd0a3cf34f6749f87</text:p>
          </table:table-cell>
          <table:table-cell office:value-type="string" calcext:value-type="string">
            <text:p>AGR AI 644428</text:p>
          </table:table-cell>
          <table:table-cell office:value-type="string" calcext:value-type="string">
            <text:p>DJe-147  DIVULG 22-11-2007  PUBLIC 23-11-2007</text:p>
            <text:p>DJ 23-11-2007  PP-00102  EMENT VOL-02300-10  PP-02090</text:p>
          </table:table-cell>
          <table:table-cell office:value-type="string" calcext:value-type="string">
            <text:p>[]</text:p>
          </table:table-cell>
          <table:table-cell office:value-type="string" calcext:value-type="string">
            <text:p>AGTE.(S): PETER WOLFFENBÜTTEL </text:p>
            <text:p>ADV.(A/S): JULIANO DA CUNHA FROTA MEDEIROS E OUTRO(A/S) </text:p>
            <text:p>AGDO.(A/S): CREDICARD S/A ADMINISTRADORA DE CARTÕES DE CRÉDITO </text:p>
            <text:p>ADV.(A/S): CARLOS EDUARDO QUINTO E OUTRO(A/S)</text:p>
          </table:table-cell>
          <table:table-cell office:value-type="string" calcext:value-type="string">
            <text:p>- Acórdãos cidados: AI 147736 AgR (RTJ 152/264), RE 192031 AgR, AI 204153 AgR, AI 215724 AgR, AI 221355 AgR, AI 231836 AgR. Número de páginas: 6. Análise: 28/11/2007, NAL.</text:p>
          </table:table-cell>
          <table:table-cell office:value-type="string" calcext:value-type="string">
            <text:p>[]</text:p>
          </table:table-cell>
          <table:table-cell office:value-type="float" office:value="3288" calcext:value-type="float">
            <text:p>3288</text:p>
          </table:table-cell>
        </table:table-row>
        <table:table-row table:style-name="ro6">
          <table:table-cell office:value-type="float" office:value="24779" calcext:value-type="float">
            <text:p>24779</text:p>
          </table:table-cell>
          <table:table-cell office:value-type="string" calcext:value-type="string">
            <text:p>5e333c74d0a3cf34f674a39e</text:p>
          </table:table-cell>
          <table:table-cell office:value-type="string" calcext:value-type="string">
            <text:p>AGR AI 646700</text:p>
          </table:table-cell>
          <table:table-cell office:value-type="string" calcext:value-type="string">
            <text:p>DJe-165  DIVULG 18-12-2007  PUBLIC 19-12-2007</text:p>
            <text:p>DJ 19-12-2007  PP-00035  EMENT VOL-02304-11  PP-02113</text:p>
          </table:table-cell>
          <table:table-cell office:value-type="string" calcext:value-type="string">
            <text:p>[]</text:p>
          </table:table-cell>
          <table:table-cell office:value-type="string" calcext:value-type="string">
            <text:p>AGTE.(S): SINDICATO DAS EMPRESAS DE ÔNIBUS DA CIDADE DO RIO DE </text:p>
            <text:p> JANEIRO - RIO ÔNIBUS </text:p>
            <text:p>ADV.(A/S): MAXIMINO GONÇALVES FONTES NETO E OUTRO(A/S) </text:p>
            <text:p>AGDO.(A/S): LUCIANA MARIA VENTURA DE ASSIS </text:p>
            <text:p>ADV.(A/S): JOÃO HENRIQUE DE ANDRADE RODRIGUES E OUTRO(A/S)</text:p>
          </table:table-cell>
          <table:table-cell office:value-type="string" calcext:value-type="string">
            <text:p>O AI 671996 AgR foi objeto de embargos de declaração acolhidos sem efeitos modificativos em 15/12/2009. Número de páginas: 5. Análise: 15/02/2008, NAL.</text:p>
          </table:table-cell>
          <table:table-cell office:value-type="string" calcext:value-type="string">
            <text:p>[]</text:p>
          </table:table-cell>
          <table:table-cell office:value-type="float" office:value="4330" calcext:value-type="float">
            <text:p>4330</text:p>
          </table:table-cell>
        </table:table-row>
        <table:table-row table:style-name="ro2">
          <table:table-cell office:value-type="float" office:value="24989" calcext:value-type="float">
            <text:p>24989</text:p>
          </table:table-cell>
          <table:table-cell office:value-type="string" calcext:value-type="string">
            <text:p>5e333ddbd0a3cf34f674a470</text:p>
          </table:table-cell>
          <table:table-cell office:value-type="string" calcext:value-type="string">
            <text:p>ED AGR AI 629226</text:p>
          </table:table-cell>
          <table:table-cell office:value-type="string" calcext:value-type="string">
            <text:p>DJe-047  DIVULG 13-03-2008  PUBLIC 14-03-2008</text:p>
            <text:p>EMENT VOL-02311-07  PP-01317</text:p>
          </table:table-cell>
          <table:table-cell office:value-type="string" calcext:value-type="string">
            <text:p>[]</text:p>
          </table:table-cell>
          <table:table-cell office:value-type="string" calcext:value-type="string">
            <text:p>EMBTE.(S): LIPPERT &amp; CIA ADVOGADOS </text:p>
            <text:p>ADV.(A/S): FABIO LUIS DE LUCA E OUTRO(A/S) </text:p>
            <text:p>EMBDO.(A/S): UNIÃO </text:p>
            <text:p>ADV.(A/S): PFN - ANSELMO HENRIQUE CORDEIRO LOPES</text:p>
          </table:table-cell>
          <table:table-cell office:value-type="string" calcext:value-type="string">
            <text:p>- O RE 541518 AgR-ED foi objeto de embargos de declaração acolhidos com efeitos modificativos em 19/04/2011. Número de páginas: 7. Análise: 26/03/2008, NAL.</text:p>
          </table:table-cell>
          <table:table-cell office:value-type="string" calcext:value-type="string">
            <text:p>[]</text:p>
          </table:table-cell>
          <table:table-cell office:value-type="float" office:value="4640" calcext:value-type="float">
            <text:p>4640</text:p>
          </table:table-cell>
        </table:table-row>
        <table:table-row table:style-name="ro2">
          <table:table-cell office:value-type="float" office:value="25123" calcext:value-type="float">
            <text:p>25123</text:p>
          </table:table-cell>
          <table:table-cell office:value-type="string" calcext:value-type="string">
            <text:p>5e333eccd0a3cf34f674a4f6</text:p>
          </table:table-cell>
          <table:table-cell office:value-type="string" calcext:value-type="string">
            <text:p>AGR AI 574178</text:p>
          </table:table-cell>
          <table:table-cell office:value-type="string" calcext:value-type="string">
            <text:p>DJe-041  DIVULG 06-03-2008  PUBLIC 07-03-2008</text:p>
            <text:p>EMENT VOL-02310-08  PP-01618</text:p>
          </table:table-cell>
          <table:table-cell office:value-type="string" calcext:value-type="string">
            <text:p>[]</text:p>
          </table:table-cell>
          <table:table-cell office:value-type="string" calcext:value-type="string">
            <text:p>AGTE.(S): ESTADO DE SÃO PAULO </text:p>
            <text:p>ADV.(A/S): PGE-SP - WALDIR FRANCISCO HONORATO JUNIOR E OUTRO(A/S) </text:p>
            <text:p>AGDO.(A/S): MARJORIE SOTELINO MACRET E OUTRO(A/S) </text:p>
            <text:p>ADV.(A/S): PRISCILA CARVALHO DE MORAES E OUTRO(A/S)</text:p>
          </table:table-cell>
          <table:table-cell office:value-type="string" calcext:value-type="string">
            <text:p>O AI 574178 AgR foi objeto de embargos de declaração, providos em 04.05.2010 Número de páginas: 4. Análise: 18/03/2008, NAL.</text:p>
          </table:table-cell>
          <table:table-cell office:value-type="string" calcext:value-type="string">
            <text:p>[]</text:p>
          </table:table-cell>
          <table:table-cell office:value-type="float" office:value="4742" calcext:value-type="float">
            <text:p>4742</text:p>
          </table:table-cell>
        </table:table-row>
        <table:table-row table:style-name="ro2">
          <table:table-cell office:value-type="float" office:value="25527" calcext:value-type="float">
            <text:p>25527</text:p>
          </table:table-cell>
          <table:table-cell office:value-type="string" calcext:value-type="string">
            <text:p>5e334241d0a3cf34f674a68a</text:p>
          </table:table-cell>
          <table:table-cell office:value-type="string" calcext:value-type="string">
            <text:p>ED MS 25990</text:p>
          </table:table-cell>
          <table:table-cell office:value-type="string" calcext:value-type="string">
            <text:p>DJe-078  DIVULG 30-04-2008  PUBLIC 02-05-2008</text:p>
            <text:p>EMENT VOL-02317-02  PP-00413</text:p>
            <text:p>LEXSTF v. 30, n. 356, 2008, p. 220-225</text:p>
          </table:table-cell>
          <table:table-cell office:value-type="string" calcext:value-type="string">
            <text:p>['LEXSTF 356/220']</text:p>
          </table:table-cell>
          <table:table-cell office:value-type="string" calcext:value-type="string">
            <text:p>EMBTE.(S): NILTON BALBINO OU NILTON CAPIXABA </text:p>
            <text:p>ADV.(A/S): MOZART GOUVEIA BELO DA SILVA E OUTRO(A/S) </text:p>
            <text:p>EMBDO.(A/S): PRESIDENTE DA CÂMARA DOS DEPUTADOS </text:p>
            <text:p>EMBDO.(A/S): PROCURADOR-GERAL DA REPÚBLICA</text:p>
          </table:table-cell>
          <table:table-cell office:value-type="string" calcext:value-type="string">
            <text:p>- CASO "OPERAÇÃO SANGUESSUGA". Número de páginas: 9 Análise: 03/06/2008, ACL. Revisão: 04/06/2008, ACL.</text:p>
          </table:table-cell>
          <table:table-cell office:value-type="string" calcext:value-type="string">
            <text:p>[]</text:p>
          </table:table-cell>
          <table:table-cell office:value-type="float" office:value="5226" calcext:value-type="float">
            <text:p>5226</text:p>
          </table:table-cell>
        </table:table-row>
        <table:table-row table:style-name="ro8">
          <table:table-cell office:value-type="float" office:value="25541" calcext:value-type="float">
            <text:p>25541</text:p>
          </table:table-cell>
          <table:table-cell office:value-type="string" calcext:value-type="string">
            <text:p>5e33425bd0a3cf34f674a698</text:p>
          </table:table-cell>
          <table:table-cell office:value-type="string" calcext:value-type="string">
            <text:p>AGR MC RCL 5654</text:p>
          </table:table-cell>
          <table:table-cell office:value-type="string" calcext:value-type="string">
            <text:p>DJe-070  DIVULG 17-04-2008  PUBLIC 18-04-2008</text:p>
            <text:p>EMENT VOL-02315-02  PP-00462</text:p>
            <text:p>LEXSTF v. 30, n. 357, 2008, p. 177-183</text:p>
          </table:table-cell>
          <table:table-cell office:value-type="string" calcext:value-type="string">
            <text:p>['LEXSTF 357/177']</text:p>
          </table:table-cell>
          <table:table-cell office:value-type="string" calcext:value-type="string">
            <text:p>AGTE.(S): INSTITUTO DE PREVIDÊNCIA DOS SERVIDORES DO ESTADO DO RIO </text:p>
            <text:p> GRANDE DO NORTE </text:p>
            <text:p>ADV.(A/S): PGE-RN - CRISTIANO FEITOSA MENDES </text:p>
            <text:p>AGDO.(A/S): JUIZ DE DIREITO DA 1ª VARA DA FAZENDA PÚBLICA DA </text:p>
            <text:p> COMARCA DE NATAL (PROCESSO Nº 001.03.018749-5) </text:p>
            <text:p>AGDO.(A/S): RELATOR DO AGRAVO DE INSTRUMENTO Nº 2007.004631-3 DO </text:p>
            <text:p> TRIBUNAL DE JUSTIÇA DO ESTADO DO RIO GRANDE DO NORTE </text:p>
            <text:p>INTDO.(A/S): RITA MARIA DA SILVA </text:p>
            <text:p>ADV.(A/S): JANET ELIANE WELTER LOPES E OUTRO(A/S)</text:p>
          </table:table-cell>
          <table:table-cell office:value-type="string" calcext:value-type="string">
            <text:p>Análise: 14/05/2008, IMC. Número de páginas: 8</text:p>
          </table:table-cell>
          <table:table-cell office:value-type="string" calcext:value-type="string">
            <text:p>[]</text:p>
          </table:table-cell>
          <table:table-cell office:value-type="float" office:value="5223" calcext:value-type="float">
            <text:p>5223</text:p>
          </table:table-cell>
        </table:table-row>
        <table:table-row table:style-name="ro5">
          <table:table-cell office:value-type="float" office:value="25626" calcext:value-type="float">
            <text:p>25626</text:p>
          </table:table-cell>
          <table:table-cell office:value-type="string" calcext:value-type="string">
            <text:p>5e33430ad0a3cf34f674a6ed</text:p>
          </table:table-cell>
          <table:table-cell office:value-type="string" calcext:value-type="string">
            <text:p>HC 86970</text:p>
          </table:table-cell>
          <table:table-cell office:value-type="string" calcext:value-type="string">
            <text:p>DJe-118  DIVULG 25-06-2009  PUBLIC 26-06-2009</text:p>
            <text:p>EMENT VOL-02366-02  PP-00213</text:p>
          </table:table-cell>
          <table:table-cell office:value-type="string" calcext:value-type="string">
            <text:p>[]</text:p>
          </table:table-cell>
          <table:table-cell office:value-type="string" calcext:value-type="string">
            <text:p>PACTE.(S): JORGE LUIZ BEZERRA DA SILVA </text:p>
            <text:p>IMPTE.(S): ALUÍSIO LUNDGREN CORRÊA REGIS E OUTRO(A/S) </text:p>
            <text:p>COATOR(A/S)(ES): SUPERIOR TRIBUNAL DE JUSTIÇA</text:p>
          </table:table-cell>
          <table:table-cell office:value-type="string" calcext:value-type="string">
            <text:p>- Caso "OPERAÇÃO ANACONDA". - Veja HC 42420 do STJ. Número de páginas: 9. Análise: 03/07/2009, IMC. Revisão: 24/07/2009, JBM.</text:p>
          </table:table-cell>
          <table:table-cell office:value-type="string" calcext:value-type="string">
            <text:p>[]</text:p>
          </table:table-cell>
          <table:table-cell office:value-type="float" office:value="5124" calcext:value-type="float">
            <text:p>5124</text:p>
          </table:table-cell>
        </table:table-row>
        <table:table-row table:style-name="ro2">
          <table:table-cell office:value-type="float" office:value="25654" calcext:value-type="float">
            <text:p>25654</text:p>
          </table:table-cell>
          <table:table-cell office:value-type="string" calcext:value-type="string">
            <text:p>5e33438dd0a3cf34f674a709</text:p>
          </table:table-cell>
          <table:table-cell office:value-type="string" calcext:value-type="string">
            <text:p>RMS 26361</text:p>
          </table:table-cell>
          <table:table-cell office:value-type="string" calcext:value-type="string">
            <text:p>DJe-083  DIVULG 08-05-2008  PUBLIC 09-05-2008</text:p>
            <text:p>EMENT VOL-02318-01  PP-00162</text:p>
          </table:table-cell>
          <table:table-cell office:value-type="string" calcext:value-type="string">
            <text:p>[]</text:p>
          </table:table-cell>
          <table:table-cell office:value-type="string" calcext:value-type="string">
            <text:p>RECTE.(S): MARIA FRANCISCA SOARES </text:p>
            <text:p>ADV.(A/S): MARIA DENISE ALMEIDA RIBEIRO E OUTRO(A/S) </text:p>
            <text:p>RECDO.(A/S): UNIÃO </text:p>
            <text:p>ADV.(A/S): ADVOGADO-GERAL DA UNIÃO</text:p>
          </table:table-cell>
          <table:table-cell office:value-type="string" calcext:value-type="string">
            <text:p>Análise: 09/06/2008, AAC. Número de páginas: 11</text:p>
          </table:table-cell>
          <table:table-cell office:value-type="string" calcext:value-type="string">
            <text:p>[]</text:p>
          </table:table-cell>
          <table:table-cell office:value-type="float" office:value="5092" calcext:value-type="float">
            <text:p>5092</text:p>
          </table:table-cell>
        </table:table-row>
        <table:table-row table:style-name="ro5">
          <table:table-cell office:value-type="float" office:value="25771" calcext:value-type="float">
            <text:p>25771</text:p>
          </table:table-cell>
          <table:table-cell office:value-type="string" calcext:value-type="string">
            <text:p>5e334500d0a3cf34f674a77e</text:p>
          </table:table-cell>
          <table:table-cell office:value-type="string" calcext:value-type="string">
            <text:p>HC 92016</text:p>
          </table:table-cell>
          <table:table-cell office:value-type="string" calcext:value-type="string">
            <text:p>DJe-107  DIVULG 12-06-2008  PUBLIC 13-06-2008</text:p>
            <text:p>EMENT VOL-02323-03  PP-00596</text:p>
          </table:table-cell>
          <table:table-cell office:value-type="string" calcext:value-type="string">
            <text:p>[]</text:p>
          </table:table-cell>
          <table:table-cell office:value-type="string" calcext:value-type="string">
            <text:p>PACTE.(S): FERNANDO RODRIGUEZ SANTOS </text:p>
            <text:p>IMPTE.(S): KARINE FARIA BRAGA DE CARVALHO E OUTRO(A/S) </text:p>
            <text:p>COATOR(A/S)(ES): PRESIDENTE DO SUPERIOR TRIBUNAL DE JUSTIÇA</text:p>
          </table:table-cell>
          <table:table-cell office:value-type="string" calcext:value-type="string">
            <text:p>- Caso "OPERAÇÃO FURACÃO II". Número de páginas: 12 Análise: 26/06/2008, IMC. Revisão: 22/09/2008, RCO.</text:p>
          </table:table-cell>
          <table:table-cell office:value-type="string" calcext:value-type="string">
            <text:p>[]</text:p>
          </table:table-cell>
          <table:table-cell office:value-type="float" office:value="5274" calcext:value-type="float">
            <text:p>5274</text:p>
          </table:table-cell>
        </table:table-row>
        <table:table-row table:style-name="ro5">
          <table:table-cell office:value-type="float" office:value="25781" calcext:value-type="float">
            <text:p>25781</text:p>
          </table:table-cell>
          <table:table-cell office:value-type="string" calcext:value-type="string">
            <text:p>5e334505d0a3cf34f674a788</text:p>
          </table:table-cell>
          <table:table-cell office:value-type="string" calcext:value-type="string">
            <text:p>HC 92839</text:p>
          </table:table-cell>
          <table:table-cell office:value-type="string" calcext:value-type="string">
            <text:p>DJe-070  DIVULG 17-04-2008  PUBLIC 18-04-2008</text:p>
            <text:p>EMENT VOL-02315-04  PP-00860</text:p>
            <text:p>RTJ VOL-00204-01 PP-00348</text:p>
          </table:table-cell>
          <table:table-cell office:value-type="string" calcext:value-type="string">
            <text:p>['RTJ 204/348']</text:p>
          </table:table-cell>
          <table:table-cell office:value-type="string" calcext:value-type="string">
            <text:p>PACTE.(S): ADEMILSON ALVES DE BRITO </text:p>
            <text:p>IMPTE.(S): ADEMILSON ALVES DE BRITO </text:p>
            <text:p>COATOR(A/S)(ES): SUPERIOR TRIBUNAL DE JUSTIÇA</text:p>
          </table:table-cell>
          <table:table-cell office:value-type="string" calcext:value-type="string">
            <text:p>Análise: 15/05/2008, IMC. Número de páginas: 11</text:p>
          </table:table-cell>
          <table:table-cell office:value-type="string" calcext:value-type="string">
            <text:p>[]</text:p>
          </table:table-cell>
          <table:table-cell office:value-type="float" office:value="5263" calcext:value-type="float">
            <text:p>5263</text:p>
          </table:table-cell>
        </table:table-row>
        <table:table-row table:style-name="ro6">
          <table:table-cell office:value-type="float" office:value="25819" calcext:value-type="float">
            <text:p>25819</text:p>
          </table:table-cell>
          <table:table-cell office:value-type="string" calcext:value-type="string">
            <text:p>5e334567d0a3cf34f674a7ae</text:p>
          </table:table-cell>
          <table:table-cell office:value-type="string" calcext:value-type="string">
            <text:p>HC 92137</text:p>
          </table:table-cell>
          <table:table-cell office:value-type="string" calcext:value-type="string">
            <text:p>DJe-083  DIVULG 08-05-2008  PUBLIC 09-05-2008</text:p>
            <text:p>EMENT VOL-02318-02  PP-00281</text:p>
          </table:table-cell>
          <table:table-cell office:value-type="string" calcext:value-type="string">
            <text:p>[]</text:p>
          </table:table-cell>
          <table:table-cell office:value-type="string" calcext:value-type="string">
            <text:p>PACTE.(S): LUIZ PAULO DIAS DE MATTOS </text:p>
            <text:p>IMPTE.(S): ANA CRISTINA MENDONÇA DA CUNHA ALVES DOS SANTOS E </text:p>
            <text:p> OUTRO(A/S) </text:p>
            <text:p>COATOR(A/S)(ES): RELATORA DO HC Nº 88241 DO SUPERIOR TRIBUNAL DE </text:p>
            <text:p> JUSTIÇA</text:p>
          </table:table-cell>
          <table:table-cell office:value-type="string" calcext:value-type="string">
            <text:p>- Caso "Operação Furacão". Número de páginas: 6 Análise: 12/06/2008, IMC. Revisão: 12/06/2008, JBM.</text:p>
          </table:table-cell>
          <table:table-cell office:value-type="string" calcext:value-type="string">
            <text:p>[]</text:p>
          </table:table-cell>
          <table:table-cell office:value-type="float" office:value="5476" calcext:value-type="float">
            <text:p>5476</text:p>
          </table:table-cell>
        </table:table-row>
        <table:table-row table:style-name="ro5">
          <table:table-cell office:value-type="float" office:value="25937" calcext:value-type="float">
            <text:p>25937</text:p>
          </table:table-cell>
          <table:table-cell office:value-type="string" calcext:value-type="string">
            <text:p>5e3346d5d0a3cf34f674a824</text:p>
          </table:table-cell>
          <table:table-cell office:value-type="string" calcext:value-type="string">
            <text:p>EXT 1084</text:p>
          </table:table-cell>
          <table:table-cell office:value-type="string" calcext:value-type="string">
            <text:p>DJe-070  DIVULG 17-04-2008  PUBLIC 18-04-2008</text:p>
            <text:p>EMENT VOL-02315-01  PP-00062</text:p>
            <text:p>LEXSTF v. 30, n. 357, 2008, p. 282-287</text:p>
          </table:table-cell>
          <table:table-cell office:value-type="string" calcext:value-type="string">
            <text:p>['LEXSTF 357/282']</text:p>
          </table:table-cell>
          <table:table-cell office:value-type="string" calcext:value-type="string">
            <text:p>REQTE.(S): GOVERNO DA FRANÇA </text:p>
            <text:p>EXTDO.(A/S): FRANK GARCIA OU FRANCK GARCIA </text:p>
            <text:p>ADV.(A/S): TIAGO BOITTA LAUDE E OUTRO</text:p>
          </table:table-cell>
          <table:table-cell office:value-type="string" calcext:value-type="string">
            <text:p>Análise: 15/05/2008, IMC. Número de páginas: 8</text:p>
          </table:table-cell>
          <table:table-cell office:value-type="string" calcext:value-type="string">
            <text:p>[]</text:p>
          </table:table-cell>
          <table:table-cell office:value-type="float" office:value="5585" calcext:value-type="float">
            <text:p>5585</text:p>
          </table:table-cell>
        </table:table-row>
        <table:table-row table:style-name="ro2">
          <table:table-cell office:value-type="float" office:value="26005" calcext:value-type="float">
            <text:p>26005</text:p>
          </table:table-cell>
          <table:table-cell office:value-type="string" calcext:value-type="string">
            <text:p>5e334771d0a3cf34f674a868</text:p>
          </table:table-cell>
          <table:table-cell office:value-type="string" calcext:value-type="string">
            <text:p>HC 92190</text:p>
          </table:table-cell>
          <table:table-cell office:value-type="string" calcext:value-type="string">
            <text:p>DJe-078  DIVULG 30-04-2008  PUBLIC 02-05-2008</text:p>
            <text:p>EMENT VOL-02317-03  PP-00512</text:p>
          </table:table-cell>
          <table:table-cell office:value-type="string" calcext:value-type="string">
            <text:p>[]</text:p>
          </table:table-cell>
          <table:table-cell office:value-type="string" calcext:value-type="string">
            <text:p>PACTE.(S): RICARDO MOREIRA DE CARVALHO </text:p>
            <text:p>IMPTE.(S): GISELE VALLE DE CARVALHO </text:p>
            <text:p>ADV.(A/S): SONIA LIMA DE AQUINO </text:p>
            <text:p>COATOR(A/S)(ES): SUPERIOR TRIBUNAL DE JUSTIÇA</text:p>
          </table:table-cell>
          <table:table-cell office:value-type="string" calcext:value-type="string">
            <text:p>- O HC 92190 foi objeto de embargos de declaração providos em 07/10/2008. Número de páginas: 8. Análise: 12/05/2008, NAL.</text:p>
          </table:table-cell>
          <table:table-cell office:value-type="string" calcext:value-type="string">
            <text:p>[]</text:p>
          </table:table-cell>
          <table:table-cell office:value-type="float" office:value="5504" calcext:value-type="float">
            <text:p>5504</text:p>
          </table:table-cell>
        </table:table-row>
        <table:table-row table:style-name="ro2">
          <table:table-cell office:value-type="float" office:value="26442" calcext:value-type="float">
            <text:p>26442</text:p>
          </table:table-cell>
          <table:table-cell office:value-type="string" calcext:value-type="string">
            <text:p>5e334b65d0a3cf34f674aa1d</text:p>
          </table:table-cell>
          <table:table-cell office:value-type="string" calcext:value-type="string">
            <text:p>AGR AI 618914</text:p>
          </table:table-cell>
          <table:table-cell office:value-type="string" calcext:value-type="string">
            <text:p>DJe-092  DIVULG 21-05-2008  PUBLIC 23-05-2008</text:p>
            <text:p>EMENT VOL-02320-08  PP-01554</text:p>
          </table:table-cell>
          <table:table-cell office:value-type="string" calcext:value-type="string">
            <text:p>[]</text:p>
          </table:table-cell>
          <table:table-cell office:value-type="string" calcext:value-type="string">
            <text:p>AGTE.(S): UNIÃO </text:p>
            <text:p>ADV.(A/S): PFN - CRISTIANE DE OLIVEIRA COELHO </text:p>
            <text:p>AGDO.(A/S): PLASVALE INDÚSTRIA DE PLÁSTICO DO VALE LTDA </text:p>
            <text:p>ADV.(A/S): ANTÔNIO CARLOS GÖEDERT E OUTRO(A/S)</text:p>
          </table:table-cell>
          <table:table-cell office:value-type="string" calcext:value-type="string">
            <text:p>- O AI 618914 AgR foi objeto de embargos de declaração acolhidos em 26/05/2009. Número de páginas: 4. Análise: 04/06/2008, SEV.</text:p>
          </table:table-cell>
          <table:table-cell office:value-type="string" calcext:value-type="string">
            <text:p>[]</text:p>
          </table:table-cell>
          <table:table-cell office:value-type="float" office:value="6151" calcext:value-type="float">
            <text:p>6151</text:p>
          </table:table-cell>
        </table:table-row>
        <table:table-row table:style-name="ro2">
          <table:table-cell office:value-type="float" office:value="26811" calcext:value-type="float">
            <text:p>26811</text:p>
          </table:table-cell>
          <table:table-cell office:value-type="string" calcext:value-type="string">
            <text:p>5e335035d0a3cf34f674ab8e</text:p>
          </table:table-cell>
          <table:table-cell office:value-type="string" calcext:value-type="string">
            <text:p>ED AGR RE 499634</text:p>
          </table:table-cell>
          <table:table-cell office:value-type="string" calcext:value-type="string">
            <text:p>DJe-107  DIVULG 12-06-2008  PUBLIC 13-06-2008</text:p>
            <text:p>EMENT VOL-02323-05  PP-01037</text:p>
          </table:table-cell>
          <table:table-cell office:value-type="string" calcext:value-type="string">
            <text:p>[]</text:p>
          </table:table-cell>
          <table:table-cell office:value-type="string" calcext:value-type="string">
            <text:p>EMBTE.(S): CORENGE COMÉRCIO E REPRESENTAÇÕES LTDA </text:p>
            <text:p>ADV.(A/S): ADIRSON DE OLIVEIRA JUNIOR E OUTRO(A/S) </text:p>
            <text:p>EMBDO.(A/S): UNIÃO </text:p>
            <text:p>ADV.(A/S): PFN - RICARDO PY GOMES DA SILVEIRA</text:p>
          </table:table-cell>
          <table:table-cell office:value-type="string" calcext:value-type="string">
            <text:p>- O RE 499634 AgR-ED foi objeto de embargos de declaração acolhidos em 30/06/2009. Número de páginas: 4. Análise: 20/06/2008, NAL.</text:p>
          </table:table-cell>
          <table:table-cell office:value-type="string" calcext:value-type="string">
            <text:p>[]</text:p>
          </table:table-cell>
          <table:table-cell office:value-type="float" office:value="6408" calcext:value-type="float">
            <text:p>6408</text:p>
          </table:table-cell>
        </table:table-row>
        <table:table-row table:style-name="ro2">
          <table:table-cell office:value-type="float" office:value="27028" calcext:value-type="float">
            <text:p>27028</text:p>
          </table:table-cell>
          <table:table-cell office:value-type="string" calcext:value-type="string">
            <text:p>5e3351e4d0a3cf34f674ac67</text:p>
          </table:table-cell>
          <table:table-cell office:value-type="string" calcext:value-type="string">
            <text:p>HC 94002</text:p>
          </table:table-cell>
          <table:table-cell office:value-type="string" calcext:value-type="string">
            <text:p>DJe-142  DIVULG 31-07-2008  PUBLIC 01-08-2008</text:p>
            <text:p>EMENT VOL-02326-05  PP-00921</text:p>
          </table:table-cell>
          <table:table-cell office:value-type="string" calcext:value-type="string">
            <text:p>[]</text:p>
          </table:table-cell>
          <table:table-cell office:value-type="string" calcext:value-type="string">
            <text:p>PACTE.(S): VALDER ANTÔNIO ALVES </text:p>
            <text:p>IMPTE.(S): ELISÂNGELA LORENCETTI FERREIRA </text:p>
            <text:p>COATOR(A/S)(ES): RELATORA DO HABEAS CORPUS Nº 100314 DO SUPERIOR </text:p>
            <text:p> TRIBUNAL DE JUSTIÇA</text:p>
          </table:table-cell>
          <table:table-cell office:value-type="string" calcext:value-type="string">
            <text:p>STJ: HC 100314. Número de páginas: 8 Análise: 15/09/2008, CLM. Revisão: 18/09/2008, JBM.</text:p>
          </table:table-cell>
          <table:table-cell office:value-type="string" calcext:value-type="string">
            <text:p>[]</text:p>
          </table:table-cell>
          <table:table-cell office:value-type="float" office:value="6674" calcext:value-type="float">
            <text:p>6674</text:p>
          </table:table-cell>
        </table:table-row>
        <table:table-row table:style-name="ro2">
          <table:table-cell office:value-type="float" office:value="27355" calcext:value-type="float">
            <text:p>27355</text:p>
          </table:table-cell>
          <table:table-cell office:value-type="string" calcext:value-type="string">
            <text:p>5e335505d0a3cf34f674adae</text:p>
          </table:table-cell>
          <table:table-cell office:value-type="string" calcext:value-type="string">
            <text:p>AGR AI 709942</text:p>
          </table:table-cell>
          <table:table-cell office:value-type="string" calcext:value-type="string">
            <text:p>DJe-152  DIVULG 14-08-2008  PUBLIC 15-08-2008</text:p>
            <text:p>EMENT VOL-02328-09  PP-01797</text:p>
            <text:p>RT v. 97, n. 877, 2008, p. 137-138</text:p>
          </table:table-cell>
          <table:table-cell office:value-type="string" calcext:value-type="string">
            <text:p>['RT 877/137']</text:p>
          </table:table-cell>
          <table:table-cell office:value-type="string" calcext:value-type="string">
            <text:p>AGTE.(S): LÉLIS CAMILO FIÓRIO E OUTRO(A/S) </text:p>
            <text:p>ADV.(A/S): ALEXANDRE TRAICZUK </text:p>
            <text:p>AGDO.(A/S): BALDUÍNO RADAVELLI E OUTRO(A/S) </text:p>
            <text:p>ADV.(A/S): ANACLETO LISTONI</text:p>
          </table:table-cell>
          <table:table-cell office:value-type="string" calcext:value-type="string">
            <text:p>O AI 709942 AgR foi objeto de embargos de declaração providos com efeitos infringentes em 25/11/2008. Número de páginas: 4. Análise: 21/08/2008, CRE.</text:p>
          </table:table-cell>
          <table:table-cell office:value-type="string" calcext:value-type="string">
            <text:p>[]</text:p>
          </table:table-cell>
          <table:table-cell office:value-type="float" office:value="6983" calcext:value-type="float">
            <text:p>6983</text:p>
          </table:table-cell>
        </table:table-row>
        <table:table-row table:style-name="ro5">
          <table:table-cell office:value-type="float" office:value="27378" calcext:value-type="float">
            <text:p>27378</text:p>
          </table:table-cell>
          <table:table-cell office:value-type="string" calcext:value-type="string">
            <text:p>5e335518d0a3cf34f674adc5</text:p>
          </table:table-cell>
          <table:table-cell office:value-type="string" calcext:value-type="string">
            <text:p>QO INQ 2725</text:p>
          </table:table-cell>
          <table:table-cell office:value-type="string" calcext:value-type="string">
            <text:p>DJe-182 <text:s/>DIVULG 25-09-2008 <text:s/>PUBLIC 26-09-2008</text:p>
          </table:table-cell>
          <table:table-cell office:value-type="string" calcext:value-type="string">
            <text:p>[]</text:p>
          </table:table-cell>
          <table:table-cell office:value-type="string" calcext:value-type="string">
            <text:p>AUTOR(A/S)(ES): MINISTÉRIO PÚBLICO FEDERAL </text:p>
            <text:p>INDIC.(A/S): PAULO PEREIRA DA SILVA </text:p>
            <text:p>ADV.(A/S): PIERPAOLO CRUZ BOTTINI E OUTRO(A/S)</text:p>
          </table:table-cell>
          <table:table-cell office:value-type="string" calcext:value-type="string">
            <text:p>- Inteiro teor não disponível por se tratar de sigilo de justiça. Análise: 28/05/2009, JBM.</text:p>
          </table:table-cell>
          <table:table-cell office:value-type="string" calcext:value-type="string">
            <text:p>[]</text:p>
          </table:table-cell>
          <table:table-cell office:value-type="float" office:value="7026" calcext:value-type="float">
            <text:p>7026</text:p>
          </table:table-cell>
        </table:table-row>
        <table:table-row table:style-name="ro5">
          <table:table-cell office:value-type="float" office:value="27583" calcext:value-type="float">
            <text:p>27583</text:p>
          </table:table-cell>
          <table:table-cell office:value-type="string" calcext:value-type="string">
            <text:p>5e33572dd0a3cf34f674ae92</text:p>
          </table:table-cell>
          <table:table-cell office:value-type="string" calcext:value-type="string">
            <text:p>AGR AI 709960</text:p>
          </table:table-cell>
          <table:table-cell office:value-type="string" calcext:value-type="string">
            <text:p>DJe-227  DIVULG 27-11-2008  PUBLIC 28-11-2008</text:p>
            <text:p>EMENT VOL-02343-18  PP-03756</text:p>
          </table:table-cell>
          <table:table-cell office:value-type="string" calcext:value-type="string">
            <text:p>[]</text:p>
          </table:table-cell>
          <table:table-cell office:value-type="string" calcext:value-type="string">
            <text:p>AGTE.(S): STALIN PASSOS </text:p>
            <text:p>ADV.(A/S): RONEI DANIELLI E OUTRO(A/S) </text:p>
            <text:p>AGDO.(A/S): CONSELHO DA MAGISTRATURA</text:p>
          </table:table-cell>
          <table:table-cell office:value-type="string" calcext:value-type="string">
            <text:p>- AI 186547 AgR, AI 317516 AgR, AI 444564 AgR. Número de páginas: 5. Análise: 05/12/2008, CRE.</text:p>
          </table:table-cell>
          <table:table-cell office:value-type="string" calcext:value-type="string">
            <text:p>[]</text:p>
          </table:table-cell>
          <table:table-cell office:value-type="float" office:value="7296" calcext:value-type="float">
            <text:p>7296</text:p>
          </table:table-cell>
        </table:table-row>
        <table:table-row table:style-name="ro3">
          <table:table-cell office:value-type="float" office:value="27767" calcext:value-type="float">
            <text:p>27767</text:p>
          </table:table-cell>
          <table:table-cell office:value-type="string" calcext:value-type="string">
            <text:p>5e335912d0a3cf34f674af4a</text:p>
          </table:table-cell>
          <table:table-cell office:value-type="string" calcext:value-type="string">
            <text:p>AGR AI 534500</text:p>
          </table:table-cell>
          <table:table-cell office:value-type="string" calcext:value-type="string">
            <text:p>DJe-048  DIVULG 12-03-2009  PUBLIC 13-03-2009</text:p>
            <text:p>EMENT VOL-02352-07  PP-01297</text:p>
          </table:table-cell>
          <table:table-cell office:value-type="string" calcext:value-type="string">
            <text:p>[]</text:p>
          </table:table-cell>
          <table:table-cell office:value-type="string" calcext:value-type="string">
            <text:p>AGTE.(S): MARIA AMÉLIA BARRETO BARBOSA </text:p>
            <text:p>ADV.(A/S): EVÂNIO JOSÉ DE MOURA SANTOS E OUTROS </text:p>
            <text:p>AGDO.(A/S): MINISTÉRIO PÚBLICO FEDERAL </text:p>
            <text:p>INTDO.(A/S): CÉLIA MARIA RANGEL DA SILVA </text:p>
            <text:p>INTDO.(A/S): RONILDA CÉLIA RIBEIRO BARBOSA </text:p>
            <text:p>ADV.(A/S): SERGIO RICARDO FERREIRA MARTINS E OUTRO(A/S)</text:p>
          </table:table-cell>
          <table:table-cell office:value-type="string" calcext:value-type="string">
            <text:p>- AI 149722 AgR. Número de páginas: 7. Análise: 19/03/2009, CRE.</text:p>
          </table:table-cell>
          <table:table-cell office:value-type="string" calcext:value-type="string">
            <text:p>[]</text:p>
          </table:table-cell>
          <table:table-cell office:value-type="float" office:value="7363" calcext:value-type="float">
            <text:p>7363</text:p>
          </table:table-cell>
        </table:table-row>
        <table:table-row table:style-name="ro6">
          <table:table-cell office:value-type="float" office:value="27857" calcext:value-type="float">
            <text:p>27857</text:p>
          </table:table-cell>
          <table:table-cell office:value-type="string" calcext:value-type="string">
            <text:p>5e335a42d0a3cf34f674afa4</text:p>
          </table:table-cell>
          <table:table-cell office:value-type="string" calcext:value-type="string">
            <text:p>RE 428991</text:p>
          </table:table-cell>
          <table:table-cell office:value-type="string" calcext:value-type="string">
            <text:p>DJe-206  DIVULG 30-10-2008  PUBLIC 31-10-2008</text:p>
            <text:p>EMENT VOL-02339-05  PP-01053</text:p>
            <text:p>LEXSTF v. 31, n. 362, 2009, p. 223-230</text:p>
          </table:table-cell>
          <table:table-cell office:value-type="string" calcext:value-type="string">
            <text:p>['LEXSTF 362/223']</text:p>
          </table:table-cell>
          <table:table-cell office:value-type="string" calcext:value-type="string">
            <text:p>RECTE.(S): ANA LUIZA LAGOMARSINO BECK E OUTRO(A/S) </text:p>
            <text:p>ADV.(A/S): ROBERTO DE FIGUEIREDO CALDAS E OUTRO(A/S) </text:p>
            <text:p>ADV.(A/S): MARÍLIA PINHEIRO MACHADO E OUTRO(A/S) </text:p>
            <text:p>RECDO.(A/S): ESTADO DO RIO GRANDE DO SUL </text:p>
            <text:p>ADV.(A/S): PGE-RS - KARINA DA SILVA BRUM E OUTRO(A/S)</text:p>
          </table:table-cell>
          <table:table-cell office:value-type="string" calcext:value-type="string">
            <text:p>- O RE 428991 foi objeto de embargos de declaração acolhidos em 17/11/2009. Número de páginas: 11 Análise: 25/11/2008, CLM. Revisão: 26/11/2008, JBM.</text:p>
          </table:table-cell>
          <table:table-cell office:value-type="string" calcext:value-type="string">
            <text:p>[]</text:p>
          </table:table-cell>
          <table:table-cell office:value-type="float" office:value="7507" calcext:value-type="float">
            <text:p>7507</text:p>
          </table:table-cell>
        </table:table-row>
        <table:table-row table:style-name="ro6">
          <table:table-cell office:value-type="float" office:value="28077" calcext:value-type="float">
            <text:p>28077</text:p>
          </table:table-cell>
          <table:table-cell office:value-type="string" calcext:value-type="string">
            <text:p>5e335c4ed0a3cf34f674b080</text:p>
          </table:table-cell>
          <table:table-cell office:value-type="string" calcext:value-type="string">
            <text:p>AGR AI 455892</text:p>
          </table:table-cell>
          <table:table-cell office:value-type="string" calcext:value-type="string">
            <text:p>DJe-241  DIVULG 18-12-2008  PUBLIC 19-12-2008</text:p>
            <text:p>EMENT VOL-02346-10  PP-02278</text:p>
          </table:table-cell>
          <table:table-cell office:value-type="string" calcext:value-type="string">
            <text:p>[]</text:p>
          </table:table-cell>
          <table:table-cell office:value-type="string" calcext:value-type="string">
            <text:p>AGTE.(S): ESTÁCIO MENDONÇA SOUZA </text:p>
            <text:p>ADV.(A/S): ESLY SCHETTINI PEREIRA </text:p>
            <text:p>ADV.(A/S): MARCO ANTONIO INNOCENTI E OUTRO(A/S) </text:p>
            <text:p>AGDO.(A/S): ESTADO DE SÃO PAULO </text:p>
            <text:p>ADV.(A/S): PGE-SP - ELZA MASAKO EDA</text:p>
          </table:table-cell>
          <table:table-cell office:value-type="string" calcext:value-type="string">
            <text:p>- Os AI 453295 AgR, AI 493898 AgR, AI 511535 AgR, AI 524937 AgR, AI 527425 AgR, AI 533232 AgR, AI 540953 AgR, AI 591032 AgR, AI 594708 AgR, AI 597096 AgR, AI 631630 AgR, AI 635053 AgR, AI 674768 AgR foram objeto de embargos de declaração providos em 15/12/2009. Número de páginas: 7. Análise: 19/01/2009, CRE.</text:p>
          </table:table-cell>
          <table:table-cell office:value-type="string" calcext:value-type="string">
            <text:p>[]</text:p>
          </table:table-cell>
          <table:table-cell office:value-type="float" office:value="7728" calcext:value-type="float">
            <text:p>7728</text:p>
          </table:table-cell>
        </table:table-row>
        <table:table-row table:style-name="ro2">
          <table:table-cell office:value-type="float" office:value="28124" calcext:value-type="float">
            <text:p>28124</text:p>
          </table:table-cell>
          <table:table-cell office:value-type="string" calcext:value-type="string">
            <text:p>5e335cc1d0a3cf34f674b0af</text:p>
          </table:table-cell>
          <table:table-cell office:value-type="string" calcext:value-type="string">
            <text:p>AGR AI 706837</text:p>
          </table:table-cell>
          <table:table-cell office:value-type="string" calcext:value-type="string">
            <text:p>DJe-227  DIVULG 27-11-2008  PUBLIC 28-11-2008</text:p>
            <text:p>EMENT VOL-02343-18  PP-03656</text:p>
          </table:table-cell>
          <table:table-cell office:value-type="string" calcext:value-type="string">
            <text:p>[]</text:p>
          </table:table-cell>
          <table:table-cell office:value-type="string" calcext:value-type="string">
            <text:p>AGTE.(S): HAROLDO TEIXEIRA BILIO </text:p>
            <text:p>ADV.(A/S): CARLOS VICTOR AZEVEDO SILVA E OUTRO(A/S) </text:p>
            <text:p>AGDO.(A/S): CAIXA ECONÔMICA FEDERAL - CEF </text:p>
            <text:p>ADV.(A/S): OSIVAL DANTAS BARRETO E OUTRO(A/S)</text:p>
          </table:table-cell>
          <table:table-cell office:value-type="string" calcext:value-type="string">
            <text:p>- AI 186547 AgR, AI 317516 AgR, AI 444564 AgR. Número de páginas: 5. Análise: 05/12/2008, CRE.</text:p>
          </table:table-cell>
          <table:table-cell office:value-type="string" calcext:value-type="string">
            <text:p>[]</text:p>
          </table:table-cell>
          <table:table-cell office:value-type="float" office:value="7823" calcext:value-type="float">
            <text:p>7823</text:p>
          </table:table-cell>
        </table:table-row>
        <table:table-row table:style-name="ro2">
          <table:table-cell office:value-type="float" office:value="28198" calcext:value-type="float">
            <text:p>28198</text:p>
          </table:table-cell>
          <table:table-cell office:value-type="string" calcext:value-type="string">
            <text:p>5e335de1d0a3cf34f674b0f9</text:p>
          </table:table-cell>
          <table:table-cell office:value-type="string" calcext:value-type="string">
            <text:p>RMS 26369</text:p>
          </table:table-cell>
          <table:table-cell office:value-type="string" calcext:value-type="string">
            <text:p>DJe-241  DIVULG 18-12-2008  PUBLIC 19-12-2008</text:p>
            <text:p>EMENT VOL-02346-01  PP-00292</text:p>
            <text:p>RTJ VOL-00208-02 PP-00509</text:p>
          </table:table-cell>
          <table:table-cell office:value-type="string" calcext:value-type="string">
            <text:p>['RTJ 208/509']</text:p>
          </table:table-cell>
          <table:table-cell office:value-type="string" calcext:value-type="string">
            <text:p>RECTE.(S): JORGE RUBEM FOLENA DE OLIVEIRA </text:p>
            <text:p>ADV.(A/S): JOÃO ALBERTO DE SÁ BARBOSA E OUTRO(A/S) </text:p>
            <text:p>RECDO.(A/S): UNIÃO </text:p>
            <text:p>ADV.(A/S): ADVOGADO-GERAL DA UNIÃO</text:p>
          </table:table-cell>
          <table:table-cell office:value-type="string" calcext:value-type="string">
            <text:p>- O RMS 26369 foi objeto de embargos de declaração, acolhidos parcialmente em 7.6.2011, para prestar esclarecimentos sem alteração da decisão. Número de páginas: 20 Análise: 13/01/2009, CLM. Revisão: 06/02/2009, JBM. Alteração: 30/06/2011, MMR.</text:p>
          </table:table-cell>
          <table:table-cell office:value-type="string" calcext:value-type="string">
            <text:p>[]</text:p>
          </table:table-cell>
          <table:table-cell office:value-type="float" office:value="7830" calcext:value-type="float">
            <text:p>7830</text:p>
          </table:table-cell>
        </table:table-row>
        <table:table-row table:style-name="ro2">
          <table:table-cell office:value-type="float" office:value="28221" calcext:value-type="float">
            <text:p>28221</text:p>
          </table:table-cell>
          <table:table-cell office:value-type="string" calcext:value-type="string">
            <text:p>5e335dfcd0a3cf34f674b110</text:p>
          </table:table-cell>
          <table:table-cell office:value-type="string" calcext:value-type="string">
            <text:p>ED AGR AI 593388</text:p>
          </table:table-cell>
          <table:table-cell office:value-type="string" calcext:value-type="string">
            <text:p>DJe-187  DIVULG 02-10-2008  PUBLIC 03-10-2008</text:p>
            <text:p>EMENT VOL-02335-16  PP-03312</text:p>
          </table:table-cell>
          <table:table-cell office:value-type="string" calcext:value-type="string">
            <text:p>[]</text:p>
          </table:table-cell>
          <table:table-cell office:value-type="string" calcext:value-type="string">
            <text:p>EMBTE.(S): JULIMAR ANDRADE VIEIRA </text:p>
            <text:p>ADV.(A/S): JULIMAR ANDRADE VIEIRA </text:p>
            <text:p>EMBDO.(A/S): BANCO DO NORDESTE DO BRASIL S/A </text:p>
            <text:p>ADV.(A/S): KARLA PATRÍCIA REBOUÇAS SAMPAIO E OUTRO(A/S)</text:p>
          </table:table-cell>
          <table:table-cell office:value-type="string" calcext:value-type="string">
            <text:p>- O AI 607287 AgR-ED foi objeto de embargos de declaração acolhidos com efeito modificativo em 17/05/2011. Número de páginas: 4. Análise: 07/10/2008, SOF.</text:p>
          </table:table-cell>
          <table:table-cell office:value-type="string" calcext:value-type="string">
            <text:p>[]</text:p>
          </table:table-cell>
          <table:table-cell office:value-type="float" office:value="7801" calcext:value-type="float">
            <text:p>7801</text:p>
          </table:table-cell>
        </table:table-row>
        <table:table-row table:style-name="ro2">
          <table:table-cell office:value-type="float" office:value="28238" calcext:value-type="float">
            <text:p>28238</text:p>
          </table:table-cell>
          <table:table-cell office:value-type="string" calcext:value-type="string">
            <text:p>5e335e0cd0a3cf34f674b121</text:p>
          </table:table-cell>
          <table:table-cell office:value-type="string" calcext:value-type="string">
            <text:p>AGR AI 612663</text:p>
          </table:table-cell>
          <table:table-cell office:value-type="string" calcext:value-type="string">
            <text:p>DJe-227  DIVULG 27-11-2008  PUBLIC 28-11-2008</text:p>
            <text:p>EMENT VOL-02343-12  PP-02336</text:p>
          </table:table-cell>
          <table:table-cell office:value-type="string" calcext:value-type="string">
            <text:p>[]</text:p>
          </table:table-cell>
          <table:table-cell office:value-type="string" calcext:value-type="string">
            <text:p>AGTE.(S): MUNICÍPIO DE JUIZ DE FORA </text:p>
            <text:p>ADV.(A/S): JULIANA FAGUNDES CÂNDIDO E OUTRO(A/S) </text:p>
            <text:p>AGDO.(A/S): GILSON MIANA CID </text:p>
            <text:p>ADV.(A/S): AGUIDA RODRIGUES COSTA</text:p>
          </table:table-cell>
          <table:table-cell office:value-type="string" calcext:value-type="string">
            <text:p>- AI 179378 AgR, AI 339607 AgR, AI 447774 AgR. Número de páginas: 5. Análise: 05/12/2008, CRE.</text:p>
          </table:table-cell>
          <table:table-cell office:value-type="string" calcext:value-type="string">
            <text:p>[]</text:p>
          </table:table-cell>
          <table:table-cell office:value-type="float" office:value="7778" calcext:value-type="float">
            <text:p>7778</text:p>
          </table:table-cell>
        </table:table-row>
        <table:table-row table:style-name="ro2">
          <table:table-cell office:value-type="float" office:value="28251" calcext:value-type="float">
            <text:p>28251</text:p>
          </table:table-cell>
          <table:table-cell office:value-type="string" calcext:value-type="string">
            <text:p>5e335e25d0a3cf34f674b12e</text:p>
          </table:table-cell>
          <table:table-cell office:value-type="string" calcext:value-type="string">
            <text:p>ED AI 712973</text:p>
          </table:table-cell>
          <table:table-cell office:value-type="string" calcext:value-type="string">
            <text:p>DJe-227  DIVULG 27-11-2008  PUBLIC 28-11-2008</text:p>
            <text:p>EMENT VOL-02343-19  PP-03862</text:p>
          </table:table-cell>
          <table:table-cell office:value-type="string" calcext:value-type="string">
            <text:p>[]</text:p>
          </table:table-cell>
          <table:table-cell office:value-type="string" calcext:value-type="string">
            <text:p>EMBTE.(S): VIAÇÃO NOSSA SENHORA DE MEDIANEIRA LTDA </text:p>
            <text:p>ADV.(A/S): LUCIANO MEDEIROS PASA E OUTRO(A/S) </text:p>
            <text:p>EMBDO.(A/S): BENEDITO LUIZ DA SILVA E OUTRO(A/S) </text:p>
            <text:p>ADV.(A/S): LELIO TEIXEIRA COELHO E OUTRO(A/S)</text:p>
          </table:table-cell>
          <table:table-cell office:value-type="string" calcext:value-type="string">
            <text:p>- AI 186547 AgR, AI 317516 AgR, AI 444564 AgR. Número de páginas: 6. Análise: 05/12/2008, CRE.</text:p>
          </table:table-cell>
          <table:table-cell office:value-type="string" calcext:value-type="string">
            <text:p>[]</text:p>
          </table:table-cell>
          <table:table-cell office:value-type="float" office:value="7762" calcext:value-type="float">
            <text:p>7762</text:p>
          </table:table-cell>
        </table:table-row>
        <table:table-row table:style-name="ro2">
          <table:table-cell office:value-type="float" office:value="28292" calcext:value-type="float">
            <text:p>28292</text:p>
          </table:table-cell>
          <table:table-cell office:value-type="string" calcext:value-type="string">
            <text:p>5e335e7dd0a3cf34f674b157</text:p>
          </table:table-cell>
          <table:table-cell office:value-type="string" calcext:value-type="string">
            <text:p>AGR AI 711047</text:p>
          </table:table-cell>
          <table:table-cell office:value-type="string" calcext:value-type="string">
            <text:p>DJe-227  DIVULG 27-11-2008  PUBLIC 28-11-2008</text:p>
            <text:p>EMENT VOL-02343-19  PP-03783</text:p>
          </table:table-cell>
          <table:table-cell office:value-type="string" calcext:value-type="string">
            <text:p>[]</text:p>
          </table:table-cell>
          <table:table-cell office:value-type="string" calcext:value-type="string">
            <text:p>AGTE.(S): EDILSON PEREIRA DE OLIVEIRA </text:p>
            <text:p>ADV.(A/S): THIAGO FERNANDES BOVERIO E OUTRO(A/S) </text:p>
            <text:p>AGDO.(A/S): COLIGAÇÃO ESSA É A VEZ DE MUDAR COREMAS </text:p>
            <text:p>ADV.(A/S): ALUÍSIO LUNDGREN CORRÊA RÉGIS E OUTRO(A/S)</text:p>
          </table:table-cell>
          <table:table-cell office:value-type="string" calcext:value-type="string">
            <text:p>- AI 186547 AgR, AI 317516 AgR, AI 444564 AgR. Número de páginas: 10. Análise: 05/12/2008, CRE.</text:p>
          </table:table-cell>
          <table:table-cell office:value-type="string" calcext:value-type="string">
            <text:p>[]</text:p>
          </table:table-cell>
          <table:table-cell office:value-type="float" office:value="8036" calcext:value-type="float">
            <text:p>8036</text:p>
          </table:table-cell>
        </table:table-row>
        <table:table-row table:style-name="ro2">
          <table:table-cell office:value-type="float" office:value="28323" calcext:value-type="float">
            <text:p>28323</text:p>
          </table:table-cell>
          <table:table-cell office:value-type="string" calcext:value-type="string">
            <text:p>5e335eaed0a3cf34f674b176</text:p>
          </table:table-cell>
          <table:table-cell office:value-type="string" calcext:value-type="string">
            <text:p>AGR AI 488199</text:p>
          </table:table-cell>
          <table:table-cell office:value-type="string" calcext:value-type="string">
            <text:p>DJe-216  DIVULG 13-11-2008  PUBLIC 14-11-2008</text:p>
            <text:p>EMENT VOL-02341-07  PP-01248</text:p>
          </table:table-cell>
          <table:table-cell office:value-type="string" calcext:value-type="string">
            <text:p>[]</text:p>
          </table:table-cell>
          <table:table-cell office:value-type="string" calcext:value-type="string">
            <text:p>AGTE.(S): ESTADO DE SÃO PAULO </text:p>
            <text:p>ADV.(A/S): PGE-SP - NEWTON JORGE </text:p>
            <text:p>AGDO.(A/S): MUNICÍPIO DE MOMBUCA </text:p>
            <text:p>ADV.(A/S): WILSON LUIS DE SOUSA FOZ E OUTRO(A/S)</text:p>
          </table:table-cell>
          <table:table-cell office:value-type="string" calcext:value-type="string">
            <text:p>- O AI 582841 AgR foi objeto de embargos de declaracao providos em 15/12/2009. Número de páginas: 6. Análise: 26/11/2008, SEV.</text:p>
          </table:table-cell>
          <table:table-cell office:value-type="string" calcext:value-type="string">
            <text:p>[]</text:p>
          </table:table-cell>
          <table:table-cell office:value-type="float" office:value="7999" calcext:value-type="float">
            <text:p>7999</text:p>
          </table:table-cell>
        </table:table-row>
        <table:table-row table:style-name="ro2">
          <table:table-cell office:value-type="float" office:value="28351" calcext:value-type="float">
            <text:p>28351</text:p>
          </table:table-cell>
          <table:table-cell office:value-type="string" calcext:value-type="string">
            <text:p>5e335f25d0a3cf34f674b192</text:p>
          </table:table-cell>
          <table:table-cell office:value-type="string" calcext:value-type="string">
            <text:p>AGR AI 635676</text:p>
          </table:table-cell>
          <table:table-cell office:value-type="string" calcext:value-type="string">
            <text:p>DJe-227  DIVULG 27-11-2008  PUBLIC 28-11-2008</text:p>
            <text:p>EMENT VOL-02343-12  PP-02452</text:p>
          </table:table-cell>
          <table:table-cell office:value-type="string" calcext:value-type="string">
            <text:p>[]</text:p>
          </table:table-cell>
          <table:table-cell office:value-type="string" calcext:value-type="string">
            <text:p>AGTE.(S): NESTLÉ BRASIL LTDA </text:p>
            <text:p>ADV.(A/S): WILLIAN MARCONDES SANTANA E OUTRO(A/S) </text:p>
            <text:p>AGDO.(A/S): IDÊ DIAS PIMENTEL </text:p>
            <text:p>ADV.(A/S): PAULO PEREIRA DE AZEVEDO E OUTRO(A/S)</text:p>
          </table:table-cell>
          <table:table-cell office:value-type="string" calcext:value-type="string">
            <text:p>- AI 186547 AgR, AI 317516 AgR, AI 444564 AgR. Número de páginas: 5. Análise: 05/12/2008, CRE.</text:p>
          </table:table-cell>
          <table:table-cell office:value-type="string" calcext:value-type="string">
            <text:p>[]</text:p>
          </table:table-cell>
          <table:table-cell office:value-type="float" office:value="7968" calcext:value-type="float">
            <text:p>7968</text:p>
          </table:table-cell>
        </table:table-row>
        <table:table-row table:style-name="ro2">
          <table:table-cell office:value-type="float" office:value="28505" calcext:value-type="float">
            <text:p>28505</text:p>
          </table:table-cell>
          <table:table-cell office:value-type="string" calcext:value-type="string">
            <text:p>5e3360e0d0a3cf34f674b22c</text:p>
          </table:table-cell>
          <table:table-cell office:value-type="string" calcext:value-type="string">
            <text:p>AGR AI 502871</text:p>
          </table:table-cell>
          <table:table-cell office:value-type="string" calcext:value-type="string">
            <text:p>DJe-227  DIVULG 27-11-2008  PUBLIC 28-11-2008</text:p>
            <text:p>EMENT VOL-02343-05  PP-01004</text:p>
          </table:table-cell>
          <table:table-cell office:value-type="string" calcext:value-type="string">
            <text:p>[]</text:p>
          </table:table-cell>
          <table:table-cell office:value-type="string" calcext:value-type="string">
            <text:p>AGTE.(S): KRAFTPACK EMBALAGENS LTDA </text:p>
            <text:p>ADV.(A/S): SIDNEY CORRÊA E OUTRO(A/S) </text:p>
            <text:p>AGDO.(A/S): MARIA CÉLIA NERY DE ARAGÃO </text:p>
            <text:p>ADV.(A/S): SÉRGIO MANTOVANI E OUTRO(A/S)</text:p>
          </table:table-cell>
          <table:table-cell office:value-type="string" calcext:value-type="string">
            <text:p>- AI 463185 AgR, AI 647234 ED. Número de páginas: 5. Análise: 05/12/2008, CRE.</text:p>
          </table:table-cell>
          <table:table-cell office:value-type="string" calcext:value-type="string">
            <text:p>[]</text:p>
          </table:table-cell>
          <table:table-cell office:value-type="float" office:value="8218" calcext:value-type="float">
            <text:p>8218</text:p>
          </table:table-cell>
        </table:table-row>
        <table:table-row table:style-name="ro2">
          <table:table-cell office:value-type="float" office:value="28567" calcext:value-type="float">
            <text:p>28567</text:p>
          </table:table-cell>
          <table:table-cell office:value-type="string" calcext:value-type="string">
            <text:p>5e336134d0a3cf34f674b26a</text:p>
          </table:table-cell>
          <table:table-cell office:value-type="string" calcext:value-type="string">
            <text:p>AGR RE 548474</text:p>
          </table:table-cell>
          <table:table-cell office:value-type="string" calcext:value-type="string">
            <text:p>DJe-222  DIVULG 20-11-2008  PUBLIC 21-11-2008</text:p>
            <text:p>EMENT VOL-02342-13  PP-02594</text:p>
          </table:table-cell>
          <table:table-cell office:value-type="string" calcext:value-type="string">
            <text:p>[]</text:p>
          </table:table-cell>
          <table:table-cell office:value-type="string" calcext:value-type="string">
            <text:p>AGTE.(S): ESTADO DO RIO GRANDE DO NORTE </text:p>
            <text:p>ADV.(A/S): PGE-RN - MARCONI MEDEIROS MARQUES DE OLIVEIRA </text:p>
            <text:p>AGDO.(A/S): FERNANDO LUIS DOS SANTOS </text:p>
            <text:p>ADV.(A/S): MYCHELLE CHRYSTHIANE RODRIGUES MACIEL E OUTRO(A/S)</text:p>
          </table:table-cell>
          <table:table-cell office:value-type="string" calcext:value-type="string">
            <text:p>- RE 329724 AgR, RE 340401 AgR. Número de páginas: 6. Análise: 28/11/2008, CRE.</text:p>
          </table:table-cell>
          <table:table-cell office:value-type="string" calcext:value-type="string">
            <text:p>[]</text:p>
          </table:table-cell>
          <table:table-cell office:value-type="float" office:value="8142" calcext:value-type="float">
            <text:p>8142</text:p>
          </table:table-cell>
        </table:table-row>
        <table:table-row table:style-name="ro2">
          <table:table-cell office:value-type="float" office:value="28960" calcext:value-type="float">
            <text:p>28960</text:p>
          </table:table-cell>
          <table:table-cell office:value-type="string" calcext:value-type="string">
            <text:p>5e33642ad0a3cf34f674b3f3</text:p>
          </table:table-cell>
          <table:table-cell office:value-type="string" calcext:value-type="string">
            <text:p>AGR AI 213432</text:p>
          </table:table-cell>
          <table:table-cell office:value-type="string" calcext:value-type="string">
            <text:p>DJe-222  DIVULG 20-11-2008  PUBLIC 21-11-2008</text:p>
            <text:p>EMENT VOL-02342-03  PP-00561</text:p>
          </table:table-cell>
          <table:table-cell office:value-type="string" calcext:value-type="string">
            <text:p>[]</text:p>
          </table:table-cell>
          <table:table-cell office:value-type="string" calcext:value-type="string">
            <text:p>AGTE.: TODESCHINI S/A INDÚSTRIA E COMÉRCIO </text:p>
            <text:p>ADVDOS.: ANDRÉ CROSSETTI DUTRA E OUTROS </text:p>
            <text:p>AGDA.: UNIÃO </text:p>
            <text:p>ADVDA.: PFN - DOLIZETE FÁTIMA MICHELIN</text:p>
          </table:table-cell>
          <table:table-cell office:value-type="string" calcext:value-type="string">
            <text:p>- O AI 584615 AgR foi objeto de embargos de declaração acolhidos com efeitos modificativos, em 23/08/2011. Número de páginas: 5. Análise: 26/11/2008, RHP.</text:p>
          </table:table-cell>
          <table:table-cell office:value-type="string" calcext:value-type="string">
            <text:p>[]</text:p>
          </table:table-cell>
          <table:table-cell office:value-type="float" office:value="8551" calcext:value-type="float">
            <text:p>8551</text:p>
          </table:table-cell>
        </table:table-row>
        <table:table-row table:style-name="ro2">
          <table:table-cell office:value-type="float" office:value="29163" calcext:value-type="float">
            <text:p>29163</text:p>
          </table:table-cell>
          <table:table-cell office:value-type="string" calcext:value-type="string">
            <text:p>5e336571d0a3cf34f674b4be</text:p>
          </table:table-cell>
          <table:table-cell office:value-type="string" calcext:value-type="string">
            <text:p>AGR AI 722465</text:p>
          </table:table-cell>
          <table:table-cell office:value-type="string" calcext:value-type="string">
            <text:p>DJe-227  DIVULG 27-11-2008  PUBLIC 28-11-2008</text:p>
            <text:p>EMENT VOL-02343-21  PP-04275</text:p>
          </table:table-cell>
          <table:table-cell office:value-type="string" calcext:value-type="string">
            <text:p>[]</text:p>
          </table:table-cell>
          <table:table-cell office:value-type="string" calcext:value-type="string">
            <text:p>AGTE.(S): SAMUEL KAUFFMANN </text:p>
            <text:p>ADV.(A/S): LUCIANA CONSTAN CAMPOS DE ANDRADE MELO E OUTRO(A/S) </text:p>
            <text:p>AGDO.(A/S): INSTITUTO NACIONAL DO SEGURO SOCIAL - INSS </text:p>
            <text:p>ADV.(A/S): ANA CRISTINA SILVA SANTOS</text:p>
          </table:table-cell>
          <table:table-cell office:value-type="string" calcext:value-type="string">
            <text:p>- AI 238857 AgR, AI 271426 AgR, AI 514020 AgR. Número de páginas: 5. Análise: 05/12/2008, CRE.</text:p>
          </table:table-cell>
          <table:table-cell office:value-type="string" calcext:value-type="string">
            <text:p>[]</text:p>
          </table:table-cell>
          <table:table-cell office:value-type="float" office:value="8934" calcext:value-type="float">
            <text:p>8934</text:p>
          </table:table-cell>
        </table:table-row>
        <table:table-row table:style-name="ro5">
          <table:table-cell office:value-type="float" office:value="29393" calcext:value-type="float">
            <text:p>29393</text:p>
          </table:table-cell>
          <table:table-cell office:value-type="string" calcext:value-type="string">
            <text:p>5e33669bd0a3cf34f674b5a4</text:p>
          </table:table-cell>
          <table:table-cell office:value-type="string" calcext:value-type="string">
            <text:p>AGR AI 652576</text:p>
          </table:table-cell>
          <table:table-cell office:value-type="string" calcext:value-type="string">
            <text:p>DJe-025  DIVULG 05-02-2009  PUBLIC 06-02-2009</text:p>
            <text:p>EMENT VOL-02347-18  PP-03751</text:p>
          </table:table-cell>
          <table:table-cell office:value-type="string" calcext:value-type="string">
            <text:p>[]</text:p>
          </table:table-cell>
          <table:table-cell office:value-type="string" calcext:value-type="string">
            <text:p>AGTE.(S): ANTÔNIO PIRES DA SILVA </text:p>
            <text:p>ADV.(A/S): ERIK FRANKLIN BEZERRA E OUTRO(A/S) </text:p>
            <text:p>AGDO.(A/S): MINISTÉRIO PÚBLICO DO DISTRITO FEDERAL E TERRITÓRIOS</text:p>
          </table:table-cell>
          <table:table-cell office:value-type="string" calcext:value-type="string">
            <text:p>- O AI 652576 AgR foi objeto de embargos de declaração acolhidos em 12/05/2009. Número de páginas: 6. Análise: 18/02/2009, SEV.</text:p>
          </table:table-cell>
          <table:table-cell office:value-type="string" calcext:value-type="string">
            <text:p>[]</text:p>
          </table:table-cell>
          <table:table-cell office:value-type="float" office:value="9108" calcext:value-type="float">
            <text:p>9108</text:p>
          </table:table-cell>
        </table:table-row>
        <table:table-row table:style-name="ro2">
          <table:table-cell office:value-type="float" office:value="30199" calcext:value-type="float">
            <text:p>30199</text:p>
          </table:table-cell>
          <table:table-cell office:value-type="string" calcext:value-type="string">
            <text:p>5e336b08d0a3cf77bb2fc054</text:p>
          </table:table-cell>
          <table:table-cell office:value-type="string" calcext:value-type="string">
            <text:p>AGR AI 603733</text:p>
          </table:table-cell>
          <table:table-cell office:value-type="string" calcext:value-type="string">
            <text:p>DJe-043  DIVULG 05-03-2009  PUBLIC 06-03-2009</text:p>
            <text:p>EMENT VOL-02351-09  PP-01725</text:p>
          </table:table-cell>
          <table:table-cell office:value-type="string" calcext:value-type="string">
            <text:p>[]</text:p>
          </table:table-cell>
          <table:table-cell office:value-type="string" calcext:value-type="string">
            <text:p>AGTE.(S): SEMEATO S/A INDÚSTRIA E COMÉRCIO </text:p>
            <text:p>ADV.(A/S): MAURO MACHADO CHAIBEN E OUTRO(A/S) </text:p>
            <text:p>AGDO.(A/S): ESPÓLIO DE CARLOS BORGES NETO </text:p>
            <text:p>ADV.(A/S): ADROALDO GONÇALVES DA ROSA E OUTRO(A/S)</text:p>
          </table:table-cell>
          <table:table-cell office:value-type="string" calcext:value-type="string">
            <text:p>- O AI 727792 AgR foi objeto de embargos de declaração acolhidos em 22/02/2011. Número de páginas: 5. Análise: 12/03/2009, SOF.</text:p>
          </table:table-cell>
          <table:table-cell office:value-type="string" calcext:value-type="string">
            <text:p>[]</text:p>
          </table:table-cell>
          <table:table-cell office:value-type="float" office:value="388" calcext:value-type="float">
            <text:p>388</text:p>
          </table:table-cell>
        </table:table-row>
        <table:table-row table:style-name="ro2">
          <table:table-cell office:value-type="float" office:value="30547" calcext:value-type="float">
            <text:p>30547</text:p>
          </table:table-cell>
          <table:table-cell office:value-type="string" calcext:value-type="string">
            <text:p>5e336d08d0a3cf77bb2fc1b0</text:p>
          </table:table-cell>
          <table:table-cell office:value-type="string" calcext:value-type="string">
            <text:p>AGR RE 550520</text:p>
          </table:table-cell>
          <table:table-cell office:value-type="string" calcext:value-type="string">
            <text:p>DJe-064  DIVULG 02-04-2009  PUBLIC 03-04-2009</text:p>
            <text:p>EMENT VOL-02355-05  PP-01011</text:p>
          </table:table-cell>
          <table:table-cell office:value-type="string" calcext:value-type="string">
            <text:p>[]</text:p>
          </table:table-cell>
          <table:table-cell office:value-type="string" calcext:value-type="string">
            <text:p>AGTE.(S): ANTÔNIO CARLOS DOS SANTOS </text:p>
            <text:p>ADV.(A/S): IZABEL DILOHÊ PISKE SILVÉRIO </text:p>
            <text:p>AGDO.(A/S): UNIÃO </text:p>
            <text:p>ADV.(A/S): ADVOGADO-GERAL DA UNIÃO</text:p>
          </table:table-cell>
          <table:table-cell office:value-type="string" calcext:value-type="string">
            <text:p>Número de páginas: 4. Análise: 13/14/2009, SOF. O RE 550520 AgR foi objeto de embargos de declaração acolhidos em 26/04/2011.</text:p>
          </table:table-cell>
          <table:table-cell office:value-type="string" calcext:value-type="string">
            <text:p>[]</text:p>
          </table:table-cell>
          <table:table-cell office:value-type="float" office:value="784" calcext:value-type="float">
            <text:p>784</text:p>
          </table:table-cell>
        </table:table-row>
        <table:table-row table:style-name="ro6">
          <table:table-cell office:value-type="float" office:value="30679" calcext:value-type="float">
            <text:p>30679</text:p>
          </table:table-cell>
          <table:table-cell office:value-type="string" calcext:value-type="string">
            <text:p>5e336da5d0a3cf77bb2fc234</text:p>
          </table:table-cell>
          <table:table-cell office:value-type="string" calcext:value-type="string">
            <text:p>AGR RE 364359</text:p>
          </table:table-cell>
          <table:table-cell office:value-type="string" calcext:value-type="string">
            <text:p>DJe-071  DIVULG 16-04-2009  PUBLIC 17-04-2009</text:p>
            <text:p>EMENT VOL-02356-05  PP-01063</text:p>
          </table:table-cell>
          <table:table-cell office:value-type="string" calcext:value-type="string">
            <text:p>[]</text:p>
          </table:table-cell>
          <table:table-cell office:value-type="string" calcext:value-type="string">
            <text:p>AGTE.(S): JOÃO GOMES DA SILVA FILHO </text:p>
            <text:p>ADV.(A/S): RAIMUNDO REIS DE AZEVEDO E OUTRO(A/S) </text:p>
            <text:p>ADV.(A/S): JOSÉ DO ESPÍRITO SANTO </text:p>
            <text:p>AGDO.(A/S): ESTADO DE RONDÔNIA </text:p>
            <text:p>ADV.(A/S): PGE - RO SEBASTIÃO MARCELINO DE CASTRO</text:p>
          </table:table-cell>
          <table:table-cell office:value-type="string" calcext:value-type="string">
            <text:p>- O RE 510151 AgR foi objeto de embargos de declaração acolhidos com efeitos modificativos. Número de páginas: 5. Análise: 28/04/2009, SEV.</text:p>
          </table:table-cell>
          <table:table-cell office:value-type="string" calcext:value-type="string">
            <text:p>[]</text:p>
          </table:table-cell>
          <table:table-cell office:value-type="float" office:value="819" calcext:value-type="float">
            <text:p>819</text:p>
          </table:table-cell>
        </table:table-row>
        <table:table-row table:style-name="ro3">
          <table:table-cell office:value-type="float" office:value="31508" calcext:value-type="float">
            <text:p>31508</text:p>
          </table:table-cell>
          <table:table-cell office:value-type="string" calcext:value-type="string">
            <text:p>5e33720ed0a3cf77bb2fc571</text:p>
          </table:table-cell>
          <table:table-cell office:value-type="string" calcext:value-type="string">
            <text:p>AGR RE 485000</text:p>
          </table:table-cell>
          <table:table-cell office:value-type="string" calcext:value-type="string">
            <text:p>DJe-104  DIVULG 04-06-2009  PUBLIC 05-06-2009</text:p>
            <text:p>EMENT VOL-02363-07  PP-01448</text:p>
          </table:table-cell>
          <table:table-cell office:value-type="string" calcext:value-type="string">
            <text:p>[]</text:p>
          </table:table-cell>
          <table:table-cell office:value-type="string" calcext:value-type="string">
            <text:p>AGTE.(S): UNIÃO </text:p>
            <text:p>ADV.(A/S): PROCURADORIA-GERAL DA FAZENDA NACIONAL </text:p>
            <text:p>AGDO.(A/S): COMPANHIA DE ABASTECIMENTO D'ÁGUA E SANEAMENTO DO </text:p>
            <text:p> ESTADO DE ALAGOAS - CASAL </text:p>
            <text:p>ADV.(A/S): ALBERTO NONÔ DE C. LIMA FILHO </text:p>
            <text:p>ADV.(A/S): FERNANDA GUIMARAES HERNANDEZ</text:p>
          </table:table-cell>
          <table:table-cell office:value-type="string" calcext:value-type="string">
            <text:p>- O RE 485000 AgR foi objeto de embargos de declaração acolhidos em 04/08/2009. Número de páginas: 4. Análise: 10/06/2009, SOF.</text:p>
          </table:table-cell>
          <table:table-cell office:value-type="string" calcext:value-type="string">
            <text:p>[]</text:p>
          </table:table-cell>
          <table:table-cell office:value-type="float" office:value="1741" calcext:value-type="float">
            <text:p>1741</text:p>
          </table:table-cell>
        </table:table-row>
        <table:table-row table:style-name="ro5">
          <table:table-cell office:value-type="float" office:value="31548" calcext:value-type="float">
            <text:p>31548</text:p>
          </table:table-cell>
          <table:table-cell office:value-type="string" calcext:value-type="string">
            <text:p>5e337233d0a3cf77bb2fc599</text:p>
          </table:table-cell>
          <table:table-cell office:value-type="string" calcext:value-type="string">
            <text:p>HC 97509</text:p>
          </table:table-cell>
          <table:table-cell office:value-type="string" calcext:value-type="string">
            <text:p>DJe-181  DIVULG 24-09-2009  PUBLIC 25-09-2009</text:p>
            <text:p>EMENT VOL-02375-03  PP-00960</text:p>
          </table:table-cell>
          <table:table-cell office:value-type="string" calcext:value-type="string">
            <text:p>[]</text:p>
          </table:table-cell>
          <table:table-cell office:value-type="string" calcext:value-type="string">
            <text:p>PACTE.(S): GUTEMBERG GUIMARÃES DE SOUZA </text:p>
            <text:p>IMPTE.(S): HUGO MENDES PLUTARCO </text:p>
            <text:p>COATOR(A/S)(ES): SUPERIOR TRIBUNAL DE JUSTIÇA</text:p>
          </table:table-cell>
          <table:table-cell office:value-type="string" calcext:value-type="string">
            <text:p>- O HC 97509 foi objeto de embargos de declaração acolhidos em 13/10/2009. Número de páginas: 22. Análise: 01/10/2009, FMN.</text:p>
          </table:table-cell>
          <table:table-cell office:value-type="string" calcext:value-type="string">
            <text:p>[]</text:p>
          </table:table-cell>
          <table:table-cell office:value-type="float" office:value="1696" calcext:value-type="float">
            <text:p>1696</text:p>
          </table:table-cell>
        </table:table-row>
        <table:table-row table:style-name="ro6">
          <table:table-cell office:value-type="float" office:value="31585" calcext:value-type="float">
            <text:p>31585</text:p>
          </table:table-cell>
          <table:table-cell office:value-type="string" calcext:value-type="string">
            <text:p>5e337271d0a3cf77bb2fc5be</text:p>
          </table:table-cell>
          <table:table-cell office:value-type="string" calcext:value-type="string">
            <text:p>AGR AI 482102</text:p>
          </table:table-cell>
          <table:table-cell office:value-type="string" calcext:value-type="string">
            <text:p>DJe-148  DIVULG 06-08-2009  PUBLIC 07-08-2009</text:p>
            <text:p>EMENT VOL-02368-07  PP-01394</text:p>
          </table:table-cell>
          <table:table-cell office:value-type="string" calcext:value-type="string">
            <text:p>[]</text:p>
          </table:table-cell>
          <table:table-cell office:value-type="string" calcext:value-type="string">
            <text:p>AGTE.(S): NEIDE MATIKO NAKATA SATO </text:p>
            <text:p>ADV.(A/S): ESLY SCHETTINI PEREIRA E OUTRO(A/S) </text:p>
            <text:p>ADV.(A/S): MARIA CRISTINA LAPENTA </text:p>
            <text:p>AGDO.(A/S): ESTADO DE SÃO PAULO </text:p>
            <text:p>ADV.(A/S): PGE-SP - MARCOS RIBEIRO DE BARROS</text:p>
          </table:table-cell>
          <table:table-cell office:value-type="string" calcext:value-type="string">
            <text:p>- O AI 482102 AgR foi objeto de embargos de declaração providos em 15/12/2009. Número de páginas: 6. Análise: 17/08/2009, MLM.</text:p>
          </table:table-cell>
          <table:table-cell office:value-type="string" calcext:value-type="string">
            <text:p>[]</text:p>
          </table:table-cell>
          <table:table-cell office:value-type="float" office:value="1798" calcext:value-type="float">
            <text:p>1798</text:p>
          </table:table-cell>
        </table:table-row>
        <table:table-row table:style-name="ro6">
          <table:table-cell office:value-type="float" office:value="31795" calcext:value-type="float">
            <text:p>31795</text:p>
          </table:table-cell>
          <table:table-cell office:value-type="string" calcext:value-type="string">
            <text:p>5e337381d0a3cf77bb2fc690</text:p>
          </table:table-cell>
          <table:table-cell office:value-type="string" calcext:value-type="string">
            <text:p>AGR AI 495913</text:p>
          </table:table-cell>
          <table:table-cell office:value-type="string" calcext:value-type="string">
            <text:p>DJe-148  DIVULG 06-08-2009  PUBLIC 07-08-2009</text:p>
            <text:p>EMENT VOL-02368-07  PP-01499</text:p>
          </table:table-cell>
          <table:table-cell office:value-type="string" calcext:value-type="string">
            <text:p>[]</text:p>
          </table:table-cell>
          <table:table-cell office:value-type="string" calcext:value-type="string">
            <text:p>AGTE.(S): JUVENI COZZA </text:p>
            <text:p>ADV.(A/S): ESLY SCHETTINI PEREIRA E OUTRO(A/S) </text:p>
            <text:p>ADV.(A/S): DANIELA BARREIRO BARBOSA </text:p>
            <text:p>AGDO.(A/S): ESTADO DE SÃO PAULO </text:p>
            <text:p>ADV.(A/S): PGE-SP - RENATO KENJI HIGA</text:p>
          </table:table-cell>
          <table:table-cell office:value-type="string" calcext:value-type="string">
            <text:p>- O AI 621858 AgR foi objeto de embargos de declaração providos em 15/12/2009. Número de páginas: 6. Análise: 17/08/2009, MLM.</text:p>
          </table:table-cell>
          <table:table-cell office:value-type="string" calcext:value-type="string">
            <text:p>[]</text:p>
          </table:table-cell>
          <table:table-cell office:value-type="float" office:value="1925" calcext:value-type="float">
            <text:p>1925</text:p>
          </table:table-cell>
        </table:table-row>
        <table:table-row table:style-name="ro13">
          <table:table-cell office:value-type="float" office:value="31857" calcext:value-type="float">
            <text:p>31857</text:p>
          </table:table-cell>
          <table:table-cell office:value-type="string" calcext:value-type="string">
            <text:p>5e3373c7d0a3cf77bb2fc6ce</text:p>
          </table:table-cell>
          <table:table-cell office:value-type="string" calcext:value-type="string">
            <text:p>SEXTO AGR AP 470</text:p>
          </table:table-cell>
          <table:table-cell office:value-type="string" calcext:value-type="string">
            <text:p>DJe-186  DIVULG 01-10-2009  PUBLIC 02-10-2009</text:p>
            <text:p>EMENT VOL-02376-01  PP-00034</text:p>
          </table:table-cell>
          <table:table-cell office:value-type="string" calcext:value-type="string">
            <text:p>[]</text:p>
          </table:table-cell>
          <table:table-cell office:value-type="string" calcext:value-type="string">
            <text:p>AGTE.(S): DELÚBIO SOARES DE CASTRO </text:p>
            <text:p>ADV.(A/S): CELSO SANCHEZ VILARDI E OUTRO(A/S) </text:p>
            <text:p>AGDO.(A/S): MINISTÉRIO PÚBLICO FEDERAL </text:p>
            <text:p>REU(É)(S): JOSÉ DIRCEU DE OLIVEIRA E SILVA </text:p>
            <text:p>ADV.(A/S): JOSÉ LUIS MENDES DE OLIVEIRA LIMA E OUTRO(A/S) </text:p>
            <text:p>REU(É)(S): JOSÉ GENOÍNO NETO </text:p>
            <text:p>ADV.(A/S): SANDRA MARIA GONÇALVES PIRES E OUTRO(A/S) </text:p>
            <text:p>REU(É)(S): SÍLVIO JOSÉ PEREIRA </text:p>
            <text:p>ADV.(A/S): GUSTAVO HENRIQUE RIGHI IVAHY BADARÓ E OUTRO(A/S) </text:p>
            <text:p>REU(É)(S): MARCOS VALÉRIO FERNANDES DE SOUZA </text:p>
            <text:p>ADV.(A/S): MARCELO LEONARDO E OUTRO(A/S) </text:p>
            <text:p>REU(É)(S): RAMON HOLLERBACH CARDOSO </text:p>
            <text:p>ADV.(A/S): HERMES VILCHEZ GUERRERO E OUTRO(A/S) </text:p>
            <text:p>REU(É)(S): CRISTIANO DE MELLO PAZ </text:p>
            <text:p>ADV.(A/S): CASTELLAR MODESTO GUIMARÃES FILHO E OUTRO(A/S) </text:p>
            <text:p>REU(É)(S): ROGÉRIO LANZA TOLENTINO </text:p>
            <text:p>ADV.(A/S): PAULO SÉRGIO ABREU E SILVA </text:p>
            <text:p>REU(É)(S): SIMONE REIS LOBO DE VASCONCELOS </text:p>
            <text:p>ADV.(A/S): LEONARDO ISAAC YAROCHEWSKY E OUTRO(A/S) </text:p>
            <text:p>ADV.(A/S): DANIELA VILLANI BONACCORSI </text:p>
            <text:p>REU(É)(S): GEIZA DIAS DOS SANTOS </text:p>
            <text:p>ADV.(A/S): PAULO SÉRGIO ABREU E SILVA </text:p>
            <text:p>REU(É)(S): KÁTIA RABELLO </text:p>
            <text:p>ADV.(A/S): THEODOMIRO DIAS NETO E OUTRO(A/S) </text:p>
            <text:p>REU(É)(S): JOSE ROBERTO SALGADO </text:p>
            <text:p>ADV.(A/S): RODRIGO OTÁVIO SOARES PACHECO E OUTRO(A/S) </text:p>
            <text:p>REU(É)(S): VINÍCIUS SAMARANE </text:p>
            <text:p>ADV.(A/S): JOSÉ CARLOS DIAS E OUTRO(A/S) </text:p>
            <text:p>REU(É)(S): AYANNA TENÓRIO TÔRRES DE JESUS </text:p>
            <text:p>ADV.(A/S): ANTÔNIO CLÁUDIO MARIZ DE OLIVEIRA E OUTRO(A/S) </text:p>
            <text:p>REU(É)(S): JOÃO PAULO CUNHA </text:p>
            <text:p>ADV.(A/S): ALBERTO ZACHARIAS TORON E OUTRO(A/S) </text:p>
            <text:p>REU(É)(S): LUIZ GUSHIKEN </text:p>
            <text:p>ADV.(A/S): JOSÉ ROBERTO LEAL DE CARVALHO E OUTRO(A/S) </text:p>
            <text:p>REU(É)(S): HENRIQUE PIZZOLATO </text:p>
            <text:p>ADV.(A/S): MARTHIUS SÁVIO CAVALCANTE LOBATO E OUTRA </text:p>
            <text:p>REU(É)(S): PEDRO DA SILVA CORRÊA DE OLIVEIRA ANDRADE NETO </text:p>
            <text:p>ADV.(A/S): EDUARDO ANTÔNIO LUCHO FERRÃO E OUTRO(A/S) </text:p>
            <text:p>REU(É)(S): JOSE MOHAMED JANENE </text:p>
            <text:p>ADV.(A/S): MARCELO LEAL DE LIMA OLIVEIRA E OUTRO(A/S) </text:p>
            <text:p>REU(É)(S): PEDRO HENRY NETO </text:p>
            <text:p>ADV.(A/S): JOSÉ ANTONIO DUARTE ALVARES E OUTRO(A/S) </text:p>
            <text:p>REU(É)(S): JOÃO CLÁUDIO DE CARVALHO GENU </text:p>
            <text:p>ADV.(A/S): MARCO ANTONIO MENEGHETTI E OUTRO(A/S) </text:p>
            <text:p>REU(É)(S): ENIVALDO QUADRADO </text:p>
            <text:p>ADV.(A/S): PRISCILA CORRÊA GIOIA E OUTRO(A/S) </text:p>
            <text:p>REU(É)(S): BRENO FISCHBERG </text:p>
            <text:p>ADV.(A/S): LEONARDO MAGALHÃES AVELAR E OUTRO(A/S) </text:p>
            <text:p>REU(É)(S): CARLOS ALBERTO QUAGLIA </text:p>
            <text:p>ADV.(A/S): DAGOBERTO ANTORIA DUFAU E OUTRO(A/S) </text:p>
            <text:p>REU(É)(S): VALDEMAR COSTA NETO </text:p>
            <text:p>ADV.(A/S): MARCELO LUIZ ÁVILA DE BESSA E OUTRO(A/S) </text:p>
            <text:p>REU(É)(S): JACINTO DE SOUZA LAMAS </text:p>
            <text:p>ADV.(A/S): DÉLIO LINS E SILVA E OUTRO(A/S) </text:p>
            <text:p>REU(É)(S): ANTÔNIO DE PÁDUA DE SOUZA LAMAS </text:p>
            <text:p>ADV.(A/S): DÉLIO LINS E SILVA E OUTRO(A/S) </text:p>
            <text:p>REU(É)(S): CARLOS ALBERTO RODRIGUES PINTO (BISPO RODRIGUES) </text:p>
            <text:p>ADV.(A/S): MARCELO LUIZ ÁVILA DE BESSA E OUTRO(A/S) </text:p>
            <text:p>REU(É)(S): ROBERTO JEFFERSON MONTEIRO FRANCISCO </text:p>
            <text:p>ADV.(A/S): LUIZ FRANCISCO CORRÊA BARBOSA </text:p>
            <text:p>REU(É)(S): EMERSON ELOY PALMIERI </text:p>
            <text:p>ADV.(A/S): ITAPUÃ PRESTES DE MESSIAS E OUTRO(A/S) </text:p>
            <text:p>ADV.(A/S): HENRIQUE DE SOUZA VIEIRA </text:p>
            <text:p>REU(É)(S): ROMEU FERREIRA QUEIROZ </text:p>
            <text:p>ADV.(A/S): JOSÉ ANTERO MONTEIRO FILHO E OUTRO(A/S) </text:p>
            <text:p>REU(É)(S): JOSÉ RODRIGUES BORBA </text:p>
            <text:p>ADV.(A/S): INOCÊNCIO MÁRTIRES COELHO E OUTRO(A/S) </text:p>
            <text:p>REU(É)(S): PAULO ROBERTO GALVÃO DA ROCHA </text:p>
            <text:p>ADV.(A/S): MÁRCIO LUIZ DA SILVA E OUTRO(A/S) </text:p>
            <text:p>ADV.(A/S): JOÃO DOS SANTOS GOMES FILHO </text:p>
            <text:p>REU(É)(S): ANITA LEOCÁDIA PEREIRA DA COSTA </text:p>
            <text:p>ADV.(A/S): LUÍS MAXIMILIANO LEAL TELESCA MOTA </text:p>
            <text:p>REU(É)(S): LUIZ CARLOS DA SILVA (PROFESSOR LUIZINHO) </text:p>
            <text:p>ADV.(A/S): MÁRCIO LUIZ DA SILVA E OUTRO(A/S) </text:p>
            <text:p>REU(É)(S): JOÃO MAGNO DE MOURA </text:p>
            <text:p>ADV.(A/S): OLINTO CAMPOS VIEIRA E OUTRO(A/S) </text:p>
            <text:p>REU(É)(S): ANDERSON ADAUTO PEREIRA </text:p>
            <text:p>ADV.(A/S): ROBERTO GARCIA LOPES PAGLIUSO E OUTRO(A/S) </text:p>
            <text:p>REU(É)(S): JOSÉ LUIZ ALVES </text:p>
            <text:p>ADV.(A/S): ROBERTO GARCIA LOPES PAGLIUSO E OUTRO(A/S) </text:p>
            <text:p>REU(É)(S): JOSÉ EDUARDO CAVALCANTI DE MENDONÇA (DUDA MENDONÇA) </text:p>
            <text:p>ADV.(A/S): TALES CASTELO BRANCO E OUTRO(A/S) </text:p>
            <text:p>REU(É)(S): ZILMAR FERNANDES SILVEIRA </text:p>
            <text:p>ADV.(A/S): TALES CASTELO BRANCO E OUTRO(A/S)</text:p>
          </table:table-cell>
          <table:table-cell office:value-type="string" calcext:value-type="string">
            <text:p>- Relacionado à AP 470. Número de páginas: 26. Análise: 08/10/2009, FMN. Alteração: 13/09/2010, MMR.</text:p>
          </table:table-cell>
          <table:table-cell office:value-type="string" calcext:value-type="string">
            <text:p>[]</text:p>
          </table:table-cell>
          <table:table-cell office:value-type="float" office:value="2068" calcext:value-type="float">
            <text:p>2068</text:p>
          </table:table-cell>
        </table:table-row>
        <table:table-row table:style-name="ro5">
          <table:table-cell office:value-type="float" office:value="32737" calcext:value-type="float">
            <text:p>32737</text:p>
          </table:table-cell>
          <table:table-cell office:value-type="string" calcext:value-type="string">
            <text:p>5e337847d0a3cf77bb2fca3e</text:p>
          </table:table-cell>
          <table:table-cell office:value-type="string" calcext:value-type="string">
            <text:p>HC 96650</text:p>
          </table:table-cell>
          <table:table-cell office:value-type="string" calcext:value-type="string">
            <text:p>DJe-181  DIVULG 24-09-2009  PUBLIC 25-09-2009</text:p>
            <text:p>EMENT VOL-02375-03  PP-00941</text:p>
            <text:p>RT v. 101, n. 919, 2012, p. 666-671</text:p>
          </table:table-cell>
          <table:table-cell office:value-type="string" calcext:value-type="string">
            <text:p>['RT 919/666']</text:p>
          </table:table-cell>
          <table:table-cell office:value-type="string" calcext:value-type="string">
            <text:p>PACTE.(S): CARLO MATHEO MARASCHIN KARWOWSKI </text:p>
            <text:p>IMPTE.(S): PAULO DARIVA </text:p>
            <text:p>COATOR(A/S)(ES): SUPERIOR TRIBUNAL DE JUSTIÇA</text:p>
          </table:table-cell>
          <table:table-cell office:value-type="string" calcext:value-type="string">
            <text:p>- O HC 96650 foi objeto de embargos de declaração providos em 11/05/2010. Número de páginas: 6. Análise: 30/09/2009, IMC. Revisão: 14/10/2009, JBM.</text:p>
          </table:table-cell>
          <table:table-cell office:value-type="string" calcext:value-type="string">
            <text:p>[]</text:p>
          </table:table-cell>
          <table:table-cell office:value-type="float" office:value="3037" calcext:value-type="float">
            <text:p>3037</text:p>
          </table:table-cell>
        </table:table-row>
        <table:table-row table:style-name="ro2">
          <table:table-cell office:value-type="float" office:value="33032" calcext:value-type="float">
            <text:p>33032</text:p>
          </table:table-cell>
          <table:table-cell office:value-type="string" calcext:value-type="string">
            <text:p>5e3379dbd0a3cf77bb2fcb65</text:p>
          </table:table-cell>
          <table:table-cell office:value-type="string" calcext:value-type="string">
            <text:p>ED RE 446800</text:p>
          </table:table-cell>
          <table:table-cell office:value-type="string" calcext:value-type="string">
            <text:p>DJe-186  DIVULG 01-10-2009  PUBLIC 02-10-2009</text:p>
            <text:p>EMENT VOL-02376-02  PP-00371</text:p>
          </table:table-cell>
          <table:table-cell office:value-type="string" calcext:value-type="string">
            <text:p>[]</text:p>
          </table:table-cell>
          <table:table-cell office:value-type="string" calcext:value-type="string">
            <text:p>EMBTE.(S): GLÁUCIA MARIA JUCÁ MARTINS E OUTRO(A/S) </text:p>
            <text:p>ADV.(A/S): MARCELO DE ARRUDA BEZERRA E OUTRO(A/S) </text:p>
            <text:p>EMBDO.(A/S): ESTADO DO CEARÁ </text:p>
            <text:p>ADV.(A/S): PGE-CE</text:p>
          </table:table-cell>
          <table:table-cell office:value-type="string" calcext:value-type="string">
            <text:p>- Acórdãos ciados: Pet 1245 ED-AgR, ADI 2682, RE 146331 EDv, RE 195578 ED, RE 563965. Número de páginas: 11. Análise: 08/10/2009, CLM. Revisão: 21/10/2009, JBM.</text:p>
          </table:table-cell>
          <table:table-cell office:value-type="string" calcext:value-type="string">
            <text:p>[]</text:p>
          </table:table-cell>
          <table:table-cell office:value-type="float" office:value="3247" calcext:value-type="float">
            <text:p>3247</text:p>
          </table:table-cell>
        </table:table-row>
        <table:table-row table:style-name="ro2">
          <table:table-cell office:value-type="float" office:value="33774" calcext:value-type="float">
            <text:p>33774</text:p>
          </table:table-cell>
          <table:table-cell office:value-type="string" calcext:value-type="string">
            <text:p>5e3380a1d0a3cf77bb2fce4b</text:p>
          </table:table-cell>
          <table:table-cell office:value-type="string" calcext:value-type="string">
            <text:p>RE 248499</text:p>
          </table:table-cell>
          <table:table-cell office:value-type="string" calcext:value-type="string">
            <text:p>DJe-218  DIVULG 19-11-2009  PUBLIC 20-11-2009</text:p>
            <text:p>EMENT VOL-02383-03  PP-00552</text:p>
            <text:p>RTJ VOL-00213-01 PP-00598</text:p>
            <text:p>RT v. 99, n. 892, 2010, p. 111-114</text:p>
          </table:table-cell>
          <table:table-cell office:value-type="string" calcext:value-type="string">
            <text:p>['RT 892/111', 'RTJ 213/598']</text:p>
          </table:table-cell>
          <table:table-cell office:value-type="string" calcext:value-type="string">
            <text:p>RECTE. : ESTADO DO PARANÁ </text:p>
            <text:p>ADVDOS. : PGE-PR - JOE TENNYSON VELO E OUTROS </text:p>
            <text:p>RECDA. : CRISTALVEL - INDÚSTRIAS QUÍMICAS LTDA </text:p>
            <text:p>ADVDOS. : DEOCLÉCIO ADÃO PAZ E OUTROS</text:p>
          </table:table-cell>
          <table:table-cell office:value-type="string" calcext:value-type="string">
            <text:p>- Decisões monocráticas: AI 237951, RE 443343. Número de páginas: 8. Análise: 02/12/2009, RHP.</text:p>
          </table:table-cell>
          <table:table-cell office:value-type="string" calcext:value-type="string">
            <text:p>[]</text:p>
          </table:table-cell>
          <table:table-cell office:value-type="float" office:value="4056" calcext:value-type="float">
            <text:p>4056</text:p>
          </table:table-cell>
        </table:table-row>
        <table:table-row table:style-name="ro2">
          <table:table-cell office:value-type="float" office:value="33937" calcext:value-type="float">
            <text:p>33937</text:p>
          </table:table-cell>
          <table:table-cell office:value-type="string" calcext:value-type="string">
            <text:p>5e3381d7d0a3cf77bb2fceee</text:p>
          </table:table-cell>
          <table:table-cell office:value-type="string" calcext:value-type="string">
            <text:p>AGR RE 314265</text:p>
          </table:table-cell>
          <table:table-cell office:value-type="string" calcext:value-type="string">
            <text:p>DJe-223  DIVULG 26-11-2009  PUBLIC 27-11-2009</text:p>
            <text:p>EMENT VOL-02384-04  PP-00700</text:p>
          </table:table-cell>
          <table:table-cell office:value-type="string" calcext:value-type="string">
            <text:p>[]</text:p>
          </table:table-cell>
          <table:table-cell office:value-type="string" calcext:value-type="string">
            <text:p>AGTE.(S) : UNIÃO </text:p>
            <text:p>ADV.(A/S) : ADVOGADO-GERAL DA UNIÃO </text:p>
            <text:p>AGDO.(A/S) : ANTONIO EDMILSON FERNANDES </text:p>
            <text:p>ADV.(A/S) : TATIANA MENDES CUNHA E OUTROS</text:p>
          </table:table-cell>
          <table:table-cell office:value-type="string" calcext:value-type="string">
            <text:p>- O AI 754802 AgR foi objeto de embargos de declaração acolhidos com efeito modificativo em 07/06/2011. - O RE 307220 AgR foi objeto de embargos de declaração acolhidos em 10/05/2011. - O RE 541324 AgR foi objeto de embargos de declaração acolhidos em 26/10/2010. Número de páginas: 6. Análise: 11/12/2009, SEV.</text:p>
          </table:table-cell>
          <table:table-cell office:value-type="string" calcext:value-type="string">
            <text:p>[]</text:p>
          </table:table-cell>
          <table:table-cell office:value-type="float" office:value="4137" calcext:value-type="float">
            <text:p>4137</text:p>
          </table:table-cell>
        </table:table-row>
        <table:table-row table:style-name="ro2">
          <table:table-cell office:value-type="float" office:value="34165" calcext:value-type="float">
            <text:p>34165</text:p>
          </table:table-cell>
          <table:table-cell office:value-type="string" calcext:value-type="string">
            <text:p>5e338369d0a3cf77bb2fcfd2</text:p>
          </table:table-cell>
          <table:table-cell office:value-type="string" calcext:value-type="string">
            <text:p>AGR RE 422916</text:p>
          </table:table-cell>
          <table:table-cell office:value-type="string" calcext:value-type="string">
            <text:p>DJe-030  DIVULG 18-02-2010  PUBLIC 19-02-2010</text:p>
            <text:p>EMENT VOL-02390-03  PP-00481</text:p>
            <text:p>RT v. 99, n. 896, 2010, p. 114-116</text:p>
          </table:table-cell>
          <table:table-cell office:value-type="string" calcext:value-type="string">
            <text:p>['RT 896/114']</text:p>
          </table:table-cell>
          <table:table-cell office:value-type="string" calcext:value-type="string">
            <text:p>AGTE.(S) : ESTADO DO RIO GRANDE DO SUL </text:p>
            <text:p>ADV.(A/S) : PROCURADOR-GERAL DO ESTADO DO RIO GRANDE DO SUL </text:p>
            <text:p>AGDO.(A/S) : SILVIA HELENA BALBÉ DE MORAIS E OUTRO(A/S) </text:p>
            <text:p>ADV.(A/S) : ROBERTO DE FIGUEIREDO CALDAS E OUTRO(A/S)</text:p>
          </table:table-cell>
          <table:table-cell office:value-type="string" calcext:value-type="string">
            <text:p>- O AI 584204 AgR foi objeto de embargos de declaração acolhidos com efeitos modificativos. Número de páginas: 7. Análise: 25/02/2010, RHP.</text:p>
          </table:table-cell>
          <table:table-cell office:value-type="string" calcext:value-type="string">
            <text:p>[]</text:p>
          </table:table-cell>
          <table:table-cell office:value-type="float" office:value="4494" calcext:value-type="float">
            <text:p>4494</text:p>
          </table:table-cell>
        </table:table-row>
        <table:table-row table:style-name="ro2">
          <table:table-cell office:value-type="float" office:value="34666" calcext:value-type="float">
            <text:p>34666</text:p>
          </table:table-cell>
          <table:table-cell office:value-type="string" calcext:value-type="string">
            <text:p>5e338783d0a3cf77bb2fd1c7</text:p>
          </table:table-cell>
          <table:table-cell office:value-type="string" calcext:value-type="string">
            <text:p>HC 88468</text:p>
          </table:table-cell>
          <table:table-cell office:value-type="string" calcext:value-type="string">
            <text:p>DJe-045  DIVULG 11-03-2010  PUBLIC 12-03-2010</text:p>
            <text:p>EMENT VOL-02393-02  PP-00366</text:p>
            <text:p>LEXSTF v. 32, n. 376, 2010, p. 247-251</text:p>
          </table:table-cell>
          <table:table-cell office:value-type="string" calcext:value-type="string">
            <text:p>['LEXSTF 376/247']</text:p>
          </table:table-cell>
          <table:table-cell office:value-type="string" calcext:value-type="string">
            <text:p>PACTE.(S) : NORMA REGINA EMÍLIO CUNHA </text:p>
            <text:p>IMPTE.(S) : PAULO ESTEVES E OUTRO(A/S) </text:p>
            <text:p>ADV.(A/S) : LUIZ RICCETTO NETO </text:p>
            <text:p>COATOR(A/S)(ES) : SUPERIOR TRIBUNAL DE JUSTIÇA</text:p>
          </table:table-cell>
          <table:table-cell office:value-type="string" calcext:value-type="string">
            <text:p>- Caso "OPERAÇÃO ANACONDA". - Veja HC 59447 do STJ. Número de páginas: 6. Análise: 18/03/2010, MLM.</text:p>
          </table:table-cell>
          <table:table-cell office:value-type="string" calcext:value-type="string">
            <text:p>[]</text:p>
          </table:table-cell>
          <table:table-cell office:value-type="float" office:value="4855" calcext:value-type="float">
            <text:p>4855</text:p>
          </table:table-cell>
        </table:table-row>
        <table:table-row table:style-name="ro2">
          <table:table-cell office:value-type="float" office:value="34846" calcext:value-type="float">
            <text:p>34846</text:p>
          </table:table-cell>
          <table:table-cell office:value-type="string" calcext:value-type="string">
            <text:p>5e3388fed0a3cf77bb2fd27b</text:p>
          </table:table-cell>
          <table:table-cell office:value-type="string" calcext:value-type="string">
            <text:p>AGR RE 576050</text:p>
          </table:table-cell>
          <table:table-cell office:value-type="string" calcext:value-type="string">
            <text:p>DJe-067  DIVULG 15-04-2010  PUBLIC 16-04-2010</text:p>
            <text:p>EMENT VOL-02397-04  PP-01308</text:p>
          </table:table-cell>
          <table:table-cell office:value-type="string" calcext:value-type="string">
            <text:p>[]</text:p>
          </table:table-cell>
          <table:table-cell office:value-type="string" calcext:value-type="string">
            <text:p>AGTE.(S) : FUNDAÇÃO PADRE ANCHIETA - CENTRO PAULISTA DE RÁDIO E TV EDUCATIVA </text:p>
            <text:p>ADV.(A/S) : GISELE MARIA BONINI QUEIROZ MESQUITA E OUTRO(A/S) </text:p>
            <text:p>AGDO.(A/S) : ALBERTO DURO FREITAS </text:p>
            <text:p>ADV.(A/S) : ABAETÊ GABRIEL PEREIRA MATTOS E OUTRO(A/S)</text:p>
          </table:table-cell>
          <table:table-cell office:value-type="string" calcext:value-type="string">
            <text:p>- O RE 576050 AgR foi objeto de embargos de declaração acolhidos em 22/06/2010. Número de páginas: 7. Análise: 27/04/2010, ANA.</text:p>
          </table:table-cell>
          <table:table-cell office:value-type="string" calcext:value-type="string">
            <text:p>[]</text:p>
          </table:table-cell>
          <table:table-cell office:value-type="float" office:value="5055" calcext:value-type="float">
            <text:p>5055</text:p>
          </table:table-cell>
        </table:table-row>
        <table:table-row table:style-name="ro6">
          <table:table-cell office:value-type="float" office:value="35020" calcext:value-type="float">
            <text:p>35020</text:p>
          </table:table-cell>
          <table:table-cell office:value-type="string" calcext:value-type="string">
            <text:p>5e338a4dd0a3cf77bb2fd329</text:p>
          </table:table-cell>
          <table:table-cell office:value-type="string" calcext:value-type="string">
            <text:p>AGR RCL 7955</text:p>
          </table:table-cell>
          <table:table-cell office:value-type="string" calcext:value-type="string">
            <text:p>DJe-071  DIVULG 22-04-2010  PUBLIC 23-04-2010</text:p>
            <text:p>EMENT VOL-02398-01  PP-00076</text:p>
            <text:p>RDECTRAB v. 17, n. 190, 2010, p. 189-194</text:p>
          </table:table-cell>
          <table:table-cell office:value-type="string" calcext:value-type="string">
            <text:p>['RDECTRAB 190/189']</text:p>
          </table:table-cell>
          <table:table-cell office:value-type="string" calcext:value-type="string">
            <text:p>AGTE.(S) : ACYR DOS SANTOS ZAMA E OUTRO(A/S) </text:p>
            <text:p>ADV.(A/S) : CRISTIANO TANURE ROCHA E OUTRO(A/S) </text:p>
            <text:p>AGDO.(A/S) : UNIVERSIDADE FEDERAL DE VIÇOSA </text:p>
            <text:p>ADV.(A/S) : PROCURADORIA-GERAL FEDERAL </text:p>
            <text:p>INTDO.(A/S) : JUÍZA DO TRABALHO DA VARA DO TRABALHO DE PONTE NOVA (PROCESSO Nº 00250-1991-074-03-00-6)</text:p>
          </table:table-cell>
          <table:table-cell office:value-type="string" calcext:value-type="string">
            <text:p>- Acórdão: AI 589417 AgR, AI 622181 AgR. Número de páginas: 7. Análise: 29/04/2010, ANA.</text:p>
          </table:table-cell>
          <table:table-cell office:value-type="string" calcext:value-type="string">
            <text:p>[]</text:p>
          </table:table-cell>
          <table:table-cell office:value-type="float" office:value="5256" calcext:value-type="float">
            <text:p>5256</text:p>
          </table:table-cell>
        </table:table-row>
        <table:table-row table:style-name="ro2">
          <table:table-cell office:value-type="float" office:value="36088" calcext:value-type="float">
            <text:p>36088</text:p>
          </table:table-cell>
          <table:table-cell office:value-type="string" calcext:value-type="string">
            <text:p>5e339288d0a3cf77bb2fd755</text:p>
          </table:table-cell>
          <table:table-cell office:value-type="string" calcext:value-type="string">
            <text:p>AGR RE 545076</text:p>
          </table:table-cell>
          <table:table-cell office:value-type="string" calcext:value-type="string">
            <text:p>DJe-120  DIVULG 30-06-2010  PUBLIC 01-07-2010</text:p>
            <text:p>EMENT VOL-02408-06  PP-01707</text:p>
          </table:table-cell>
          <table:table-cell office:value-type="string" calcext:value-type="string">
            <text:p>[]</text:p>
          </table:table-cell>
          <table:table-cell office:value-type="string" calcext:value-type="string">
            <text:p>AGTE.(S) : ESTADO DE SÃO PAULO </text:p>
            <text:p>PROC.(A/S)(ES) : PROCURADOR-GERAL DO ESTADO DE SÃO PAULO </text:p>
            <text:p>AGDO.(A/S) : CESINO FERREIRA </text:p>
            <text:p>ADV.(A/S) : CARLOS JOSÉ DE OLIVEIRA TOFFOLI E OUTRO(A/S)</text:p>
          </table:table-cell>
          <table:table-cell office:value-type="string" calcext:value-type="string">
            <text:p>- Decisão Monocrática: RE 575899. Número de páginas: 5. Análise: 16/07/2010, CHV.</text:p>
          </table:table-cell>
          <table:table-cell office:value-type="string" calcext:value-type="string">
            <text:p>[]</text:p>
          </table:table-cell>
          <table:table-cell office:value-type="float" office:value="6286" calcext:value-type="float">
            <text:p>6286</text:p>
          </table:table-cell>
        </table:table-row>
        <table:table-row table:style-name="ro9">
          <table:table-cell office:value-type="float" office:value="36169" calcext:value-type="float">
            <text:p>36169</text:p>
          </table:table-cell>
          <table:table-cell office:value-type="string" calcext:value-type="string">
            <text:p>5e33932ed0a3cf77bb2fd7a6</text:p>
          </table:table-cell>
          <table:table-cell office:value-type="string" calcext:value-type="string">
            <text:p>AGR STA 328</text:p>
          </table:table-cell>
          <table:table-cell office:value-type="string" calcext:value-type="string">
            <text:p>DJe-149  DIVULG 12-08-2010  PUBLIC 13-08-2010</text:p>
            <text:p>EMENT VOL-02410-01  PP-00001</text:p>
          </table:table-cell>
          <table:table-cell office:value-type="string" calcext:value-type="string">
            <text:p>[]</text:p>
          </table:table-cell>
          <table:table-cell office:value-type="string" calcext:value-type="string">
            <text:p>AGTE.(S) : UNIÃO </text:p>
            <text:p>ADV.(A/S) : ADVOGADO-GERAL DA UNIÃO </text:p>
            <text:p>AGDO.(A/S) : MINISTÉRIO PÚBLICO FEDERAL </text:p>
            <text:p>PROC.(A/S)(ES) : PROCURADOR-GERAL DA REPÚBLICA </text:p>
            <text:p>AGDO.(A/S) : MINISTÉRIO PÚBLICO DO ESTADO DO PARANÁ </text:p>
            <text:p>PROC.(A/S)(ES) : PROCURADOR-GERAL DE JUSTIÇA DO ESTADO DO PARANÁ </text:p>
            <text:p>AGDO.(A/S) : ESTADO DO PARANÁ </text:p>
            <text:p>PROC.(A/S)(ES) : PROCURADORIA-GERAL DO ESTADO DO PARANÁ</text:p>
          </table:table-cell>
          <table:table-cell office:value-type="string" calcext:value-type="string">
            <text:p>- Termo(s) de resgate: Doença Pulmonar Obstrutiva Crônica - DPOC; formoterol; budesonida; tiotropio. Número de páginas: 9. Análise: 27/08/2010, MMR. Revisão: 31/08/2010, IMC.</text:p>
          </table:table-cell>
          <table:table-cell office:value-type="string" calcext:value-type="string">
            <text:p>[]</text:p>
          </table:table-cell>
          <table:table-cell office:value-type="float" office:value="6504" calcext:value-type="float">
            <text:p>6504</text:p>
          </table:table-cell>
        </table:table-row>
        <table:table-row table:style-name="ro2">
          <table:table-cell office:value-type="float" office:value="39185" calcext:value-type="float">
            <text:p>39185</text:p>
          </table:table-cell>
          <table:table-cell office:value-type="string" calcext:value-type="string">
            <text:p>5e33aa9dd0a3cf3007022968</text:p>
          </table:table-cell>
          <table:table-cell office:value-type="string" calcext:value-type="string">
            <text:p>AGR RE 529179</text:p>
          </table:table-cell>
          <table:table-cell office:value-type="string" calcext:value-type="string">
            <text:p>DJe-042 DIVULG 02-03-2011 PUBLIC 03-03-2011</text:p>
            <text:p>EMENT VOL-02475-02 PP-00345</text:p>
          </table:table-cell>
          <table:table-cell office:value-type="string" calcext:value-type="string">
            <text:p>[]</text:p>
          </table:table-cell>
          <table:table-cell office:value-type="string" calcext:value-type="string">
            <text:p>AGTE.(S) : MOINHO SERGIPE S/A </text:p>
            <text:p>ADV.(A/S) : MARCELO ANDRÉ PIERDONÁ E OUTRO(A/S) </text:p>
            <text:p>AGDO.(A/S) : UNIÃO </text:p>
            <text:p>ADV.(A/S) : ADVOGADO-GERAL DA UNIÃO</text:p>
          </table:table-cell>
          <table:table-cell office:value-type="string" calcext:value-type="string">
            <text:p>- Termo(s) de resgate: taxa de classificação de produtos vegetais. Número de páginas: 8. Análise: 14/03/2011, MLM.</text:p>
          </table:table-cell>
          <table:table-cell office:value-type="string" calcext:value-type="string">
            <text:p>[]</text:p>
          </table:table-cell>
          <table:table-cell office:value-type="float" office:value="273" calcext:value-type="float">
            <text:p>273</text:p>
          </table:table-cell>
        </table:table-row>
        <table:table-row table:style-name="ro6">
          <table:table-cell office:value-type="float" office:value="40345" calcext:value-type="float">
            <text:p>40345</text:p>
          </table:table-cell>
          <table:table-cell office:value-type="string" calcext:value-type="string">
            <text:p>5e33b010d0a3cf3007022df0</text:p>
          </table:table-cell>
          <table:table-cell office:value-type="string" calcext:value-type="string">
            <text:p>AGR AI 836558</text:p>
          </table:table-cell>
          <table:table-cell office:value-type="string" calcext:value-type="string">
            <text:p>DJe-065 DIVULG 05-04-2011 PUBLIC 06-04-2011</text:p>
            <text:p>EMENT VOL-02497-03 PP-00682</text:p>
          </table:table-cell>
          <table:table-cell office:value-type="string" calcext:value-type="string">
            <text:p>[]</text:p>
          </table:table-cell>
          <table:table-cell office:value-type="string" calcext:value-type="string">
            <text:p>RELATOR : MIN. GILMAR MENDES </text:p>
            <text:p>AGTE.(S) : PEPSICO DO BRASIL LTDA </text:p>
            <text:p>ADV.(A/S) : ANTONIO CARLOS VIANNA DE BARROS E OUTRO(A/S) </text:p>
            <text:p>AGDO.(A/S) : ERIK WILSON RAIMUNDO </text:p>
            <text:p>ADV.(A/S) : CEYTH YUAMI E OUTRO(A/S)</text:p>
          </table:table-cell>
          <table:table-cell office:value-type="string" calcext:value-type="string">
            <text:p>- Acórdãos publicados: AI 733225 AgR, AI 759089 AgR, AI 788835 AgR. Número de páginas: 5. Análise: 14/04/2011, MLM.</text:p>
          </table:table-cell>
          <table:table-cell office:value-type="string" calcext:value-type="string">
            <text:p>[]</text:p>
          </table:table-cell>
          <table:table-cell office:value-type="float" office:value="1297" calcext:value-type="float">
            <text:p>1297</text:p>
          </table:table-cell>
        </table:table-row>
        <table:table-row table:style-name="ro6">
          <table:table-cell office:value-type="float" office:value="41393" calcext:value-type="float">
            <text:p>41393</text:p>
          </table:table-cell>
          <table:table-cell office:value-type="string" calcext:value-type="string">
            <text:p>5e33b512d0a3cf3007023208</text:p>
          </table:table-cell>
          <table:table-cell office:value-type="string" calcext:value-type="string">
            <text:p>AGR RE 559981</text:p>
          </table:table-cell>
          <table:table-cell office:value-type="string" calcext:value-type="string">
            <text:p>DJe-109 DIVULG 07-06-2011 PUBLIC 08-06-2011</text:p>
            <text:p>EMENT VOL-02539-02 PP-00283</text:p>
          </table:table-cell>
          <table:table-cell office:value-type="string" calcext:value-type="string">
            <text:p>[]</text:p>
          </table:table-cell>
          <table:table-cell office:value-type="string" calcext:value-type="string">
            <text:p>RELATOR : MIN. MARCO AURÉLIO </text:p>
            <text:p>AGDO.(A/S) : UNIÃO </text:p>
            <text:p>AGTE.(S) : FLÁVIO PEREIRA TAVARES DE ALMEIDA </text:p>
            <text:p>ADV.(A/S) : LEONARDO DE CARVALHO BARBOZA </text:p>
            <text:p>PROC.(A/S)(ES) : PROCURADOR-GERAL DA FAZENDA NACIONAL</text:p>
          </table:table-cell>
          <table:table-cell office:value-type="string" calcext:value-type="string">
            <text:p>- Termo(s) de resgate: Concurso Público para Escrivão de Policía Federal. Número de páginas: 7. Análise: 17/06/2011, GVS.</text:p>
          </table:table-cell>
          <table:table-cell office:value-type="string" calcext:value-type="string">
            <text:p>[]</text:p>
          </table:table-cell>
          <table:table-cell office:value-type="float" office:value="2393" calcext:value-type="float">
            <text:p>2393</text:p>
          </table:table-cell>
        </table:table-row>
        <table:table-row table:style-name="ro6">
          <table:table-cell office:value-type="float" office:value="42093" calcext:value-type="float">
            <text:p>42093</text:p>
          </table:table-cell>
          <table:table-cell office:value-type="string" calcext:value-type="string">
            <text:p>5e33b81bd0a3cf30070234c4</text:p>
          </table:table-cell>
          <table:table-cell office:value-type="string" calcext:value-type="string">
            <text:p>AGR RE 635015</text:p>
          </table:table-cell>
          <table:table-cell office:value-type="string" calcext:value-type="string">
            <text:p>DJe-146 DIVULG 29-07-2011 PUBLIC 01-08-2011</text:p>
            <text:p>EMENT VOL-02556-06 PP-01144</text:p>
          </table:table-cell>
          <table:table-cell office:value-type="string" calcext:value-type="string">
            <text:p>[]</text:p>
          </table:table-cell>
          <table:table-cell office:value-type="string" calcext:value-type="string">
            <text:p>RELATOR : MIN. MARCO AURÉLIO </text:p>
            <text:p>AGTE.(S) : UNIÃO </text:p>
            <text:p>ADV.(A/S) : ADVOGADO-GERAL DA UNIÃO </text:p>
            <text:p>ADV.(A/S) : BRUNO ROMERO PEDROSA MONTEIRO E OUTRO(A/S) </text:p>
            <text:p>AGDO.(A/S) : MUNICÍPIO DE INHANGAPI - PA</text:p>
          </table:table-cell>
          <table:table-cell office:value-type="string" calcext:value-type="string">
            <text:p>- Termo(s) de resgate: FUNDEF. Número de páginas: 6. Análise: 09/08/2011, AMS.</text:p>
          </table:table-cell>
          <table:table-cell office:value-type="string" calcext:value-type="string">
            <text:p>[]</text:p>
          </table:table-cell>
          <table:table-cell office:value-type="float" office:value="3188" calcext:value-type="float">
            <text:p>3188</text:p>
          </table:table-cell>
        </table:table-row>
        <table:table-row table:style-name="ro6">
          <table:table-cell office:value-type="float" office:value="42367" calcext:value-type="float">
            <text:p>42367</text:p>
          </table:table-cell>
          <table:table-cell office:value-type="string" calcext:value-type="string">
            <text:p>5e33b948d0a3cf30070235d6</text:p>
          </table:table-cell>
          <table:table-cell office:value-type="string" calcext:value-type="string">
            <text:p>AGR AI 806783</text:p>
          </table:table-cell>
          <table:table-cell office:value-type="string" calcext:value-type="string">
            <text:p>DJe-157 DIVULG 16-08-2011 PUBLIC 17-08-2011</text:p>
            <text:p>EMENT VOL-02567-04 PP-00666</text:p>
          </table:table-cell>
          <table:table-cell office:value-type="string" calcext:value-type="string">
            <text:p>[]</text:p>
          </table:table-cell>
          <table:table-cell office:value-type="string" calcext:value-type="string">
            <text:p>RELATOR : MIN. MARCO AURÉLIO </text:p>
            <text:p>AGTE.(S) : PETROBRÁS DISTRIBUIDORA S/A </text:p>
            <text:p>ADV.(A/S) : JULIAN DAVIS DE SANTA ROSA E OUTRO(A/S) </text:p>
            <text:p>AGDO.(A/S) : ESTADO DE MATO GROSSO </text:p>
            <text:p>PROC.(A/S)(ES) : PROCURADOR-GERAL DO ESTADO DE MATO GROSSO</text:p>
          </table:table-cell>
          <table:table-cell office:value-type="string" calcext:value-type="string">
            <text:p>Número de páginas: 7. - Termo(s) de Resgate: Cláusula FOB. Análise: 24/08/2011, AMS.</text:p>
          </table:table-cell>
          <table:table-cell office:value-type="string" calcext:value-type="string">
            <text:p>[]</text:p>
          </table:table-cell>
          <table:table-cell office:value-type="float" office:value="3307" calcext:value-type="float">
            <text:p>3307</text:p>
          </table:table-cell>
        </table:table-row>
        <table:table-row table:style-name="ro11">
          <table:table-cell office:value-type="float" office:value="42376" calcext:value-type="float">
            <text:p>42376</text:p>
          </table:table-cell>
          <table:table-cell office:value-type="string" calcext:value-type="string">
            <text:p>5e33b95ed0a3cf30070235df</text:p>
          </table:table-cell>
          <table:table-cell office:value-type="string" calcext:value-type="string">
            <text:p>AGR ADPF 165</text:p>
          </table:table-cell>
          <table:table-cell office:value-type="string" calcext:value-type="string">
            <text:p>DJe-161 DIVULG 22-08-2011 PUBLIC 23-08-2011</text:p>
            <text:p>EMENT VOL-02571-01 PP-00001</text:p>
          </table:table-cell>
          <table:table-cell office:value-type="string" calcext:value-type="string">
            <text:p>[]</text:p>
          </table:table-cell>
          <table:table-cell office:value-type="string" calcext:value-type="string">
            <text:p>RELATOR : MIN. RICARDO LEWANDOWSKI </text:p>
            <text:p>AGTE.(S) : CONFEDERAÇÃO NACIONAL DO SISTEMA FINANCEIRO - CONSIF </text:p>
            <text:p>ADV.(A/S) : SERGIO BERMUDES </text:p>
            <text:p>ADV.(A/S) : ARNOLDO WALD </text:p>
            <text:p>AM. CURIAE. : ASSOCIAÇÃO BRASILEIRA DO CONSUMIDOR - ABRACON </text:p>
            <text:p>ADV.(A/S) : MARCUS ALEXANDRE SIQUEIRA MELO </text:p>
            <text:p>AM. CURIAE. : ASSOCIAÇÃO DE PROTEÇÃO E DEFESA ATIVA DOS CONSUMIDORES DO BRASIL - APROVAT </text:p>
            <text:p>ADV.(A/S) : TONY LUIZ RAMOS </text:p>
            <text:p>AM. CURIAE. : INSTITUTO BRASILEIRO DE DEFESA DO CONSUMIDOR - IDEC </text:p>
            <text:p>ADV.(A/S) : ANDRÉA LAZZARINI SALAZAR </text:p>
            <text:p>ADV.(A/S) : MARCOS VICENTE DIEGUES RODRIGUES </text:p>
            <text:p>AM. CURIAE. : BANCO CENTRAL DO BRASIL </text:p>
            <text:p>PROC.(A/S)(ES) : PROCURADOR-GERAL DO BANCO CENTRAL DO BRASIL </text:p>
            <text:p>AM. CURIAE. : ASSOCIAÇÃO DE PROTEÇÃO DOS DIREITOS DO CONSUMIDOR - APDC </text:p>
            <text:p>ADV.(A/S) : ILMAR NASCIMENTO GALVÃO </text:p>
            <text:p>ADV.(A/S) : JORGE OCTAVIO LAVOCAT GALVÃO </text:p>
            <text:p>AM. CURIAE. : SINDICATO NACIONAL DOS APOSENTADOS, PENSIONISTAS E IDOSOS DA FORÇA SINDICAL - SINDNAPI </text:p>
            <text:p>ADV.(A/S) : ANDRÉA ANGERAMI CORREA DA SILVA E OUTRO(A/S) </text:p>
            <text:p>AM. CURIAE. : ASSOCIAÇÃO DOS DIREITOS DOS CONSUMIDORES MUTUÁRIOS DA HABITAÇÃO, POUPADORES DA CADERNETA DA POUPANÇA, BENEFICIÁRIOS DO SISTEMA DE APOSENTADORIA E REVISÃO DO SISTEMA FINANCEIRO - PROCOPAR </text:p>
            <text:p>ADV.(A/S) : THAISA CRISTINA CANTONI MANHAS </text:p>
            <text:p>AM. CURIAE. : INSTITUTO BRASILEIRO DE POLÍTICA E DIREITO DO CONSUMIDOR - BRASILCON </text:p>
            <text:p>ADV.(A/S) : WALTER JOSÉ FAIAD DE MOURA E OUTRO(A/S) </text:p>
            <text:p>AM. CURIAE. : ASSOCIAÇÃO DE DEFESA DOS CONTRIBUINTES DAS REGIÕES SUL, SUDESTE, CENTRO-OESTE E NORDESTE - ACONTEST </text:p>
            <text:p>ADV.(A/S) : RODOLFO NASCIMENTO FIOREZI </text:p>
            <text:p>AM. CURIAE. : CONSELHO FEDERAL DA ORDEM DOS ADVOGADOS DO BRASIL - CFOAB </text:p>
            <text:p>ADV.(A/S) : OSWALDO PINHEIRO RIBEIRO JÚNIOR </text:p>
            <text:p>AM. CURIAE. : CONSELHO FEDERAL DE ECONOMIA - COFECON </text:p>
            <text:p>ADV.(A/S) : FLÁVIO AURÉLIO NOGUEIRA JUNIOR E OUTRO(A/S) </text:p>
            <text:p>AM. CURIAE. : ASSOCIAÇÃO BRASILEIRA DAS ENTIDADES FECHADAS DE PREVIÊNCIA COMPLEMENTAR </text:p>
            <text:p>ADV.(A/S) : LARA CORRÊA SABINO BRESCIANI E OUTRO(A/S)</text:p>
          </table:table-cell>
          <table:table-cell office:value-type="string" calcext:value-type="string">
            <text:p>Número de páginas: 14. Análise: 31/08/2011, SEV. Revisão: 12/09/2011, IMC</text:p>
          </table:table-cell>
          <table:table-cell office:value-type="string" calcext:value-type="string">
            <text:p>[]</text:p>
          </table:table-cell>
          <table:table-cell office:value-type="float" office:value="3426" calcext:value-type="float">
            <text:p>3426</text:p>
          </table:table-cell>
        </table:table-row>
        <table:table-row table:style-name="ro2">
          <table:table-cell office:value-type="float" office:value="42939" calcext:value-type="float">
            <text:p>42939</text:p>
          </table:table-cell>
          <table:table-cell office:value-type="string" calcext:value-type="string">
            <text:p>5e33bbd1d0a3cf3007023812</text:p>
          </table:table-cell>
          <table:table-cell office:value-type="string" calcext:value-type="string">
            <text:p>ED RE 520896</text:p>
          </table:table-cell>
          <table:table-cell office:value-type="string" calcext:value-type="string">
            <text:p>DJe-171 DIVULG 05-09-2011 PUBLIC 06-09-2011</text:p>
            <text:p>EMENT VOL-02581-01 PP-00112</text:p>
          </table:table-cell>
          <table:table-cell office:value-type="string" calcext:value-type="string">
            <text:p>[]</text:p>
          </table:table-cell>
          <table:table-cell office:value-type="string" calcext:value-type="string">
            <text:p>EMBTE.(S) : JAQUELINE VAZ VIEIRA </text:p>
            <text:p>ADV.(A/S) : TELMO RICARDO SCHORR </text:p>
            <text:p>EMBDO.(A/S) : INSTITUTO DE PREVIDÊNCIA DO ESTADO DO RIO GRANDE DO SUL - IPERGS </text:p>
            <text:p>PROC.(A/S)(ES) : PROCURADOR-GERAL DO ESTADO DO RIO GRANDE DO SUL</text:p>
          </table:table-cell>
          <table:table-cell office:value-type="string" calcext:value-type="string">
            <text:p>- O RE 520896 ED foi objeto de embargos de declaração acolhidos com efeitos modificativos em 20/03/2012. Número de páginas: 4. Análise: 19/09/2011, AMS.</text:p>
          </table:table-cell>
          <table:table-cell office:value-type="string" calcext:value-type="string">
            <text:p>[]</text:p>
          </table:table-cell>
          <table:table-cell office:value-type="float" office:value="4017" calcext:value-type="float">
            <text:p>4017</text:p>
          </table:table-cell>
        </table:table-row>
        <table:table-row table:style-name="ro2">
          <table:table-cell office:value-type="float" office:value="43322" calcext:value-type="float">
            <text:p>43322</text:p>
          </table:table-cell>
          <table:table-cell office:value-type="string" calcext:value-type="string">
            <text:p>5e33bd7ad0a3cf3007023991</text:p>
          </table:table-cell>
          <table:table-cell office:value-type="string" calcext:value-type="string">
            <text:p>HC 105897</text:p>
          </table:table-cell>
          <table:table-cell office:value-type="string" calcext:value-type="string">
            <text:p>PROCESSO ELETRÔNICO </text:p>
            <text:p>DJe-189 DIVULG 30-09-2011 PUBLIC 03-10-2011</text:p>
          </table:table-cell>
          <table:table-cell office:value-type="string" calcext:value-type="string">
            <text:p>[]</text:p>
          </table:table-cell>
          <table:table-cell office:value-type="string" calcext:value-type="string">
            <text:p>RELATOR : MIN. MARCO AURÉLIO </text:p>
            <text:p>PACTE.(S) : ANTONIO ALVARO MONTEIRO </text:p>
            <text:p>IMPTE.(S) : NOEL RICARDO MAFFEI DARDIS E OUTRO(A/S) </text:p>
            <text:p>COATOR(A/S)(ES) : SUPERIOR TRIBUNAL DE JUSTIÇA</text:p>
          </table:table-cell>
          <table:table-cell office:value-type="string" calcext:value-type="string">
            <text:p>- O HC 105897 foi objeto de embargos de declaração acolhidos com efeitos modificativos. Número de páginas: 12. Análise: 03/01/2012, MMR. Revisão: 16/01/2012, KBP.</text:p>
          </table:table-cell>
          <table:table-cell office:value-type="string" calcext:value-type="string">
            <text:p>[]</text:p>
          </table:table-cell>
          <table:table-cell office:value-type="float" office:value="4348" calcext:value-type="float">
            <text:p>4348</text:p>
          </table:table-cell>
        </table:table-row>
        <table:table-row table:style-name="ro6">
          <table:table-cell office:value-type="float" office:value="44535" calcext:value-type="float">
            <text:p>44535</text:p>
          </table:table-cell>
          <table:table-cell office:value-type="string" calcext:value-type="string">
            <text:p>5e33c2d5d0a3cf3007023e4e</text:p>
          </table:table-cell>
          <table:table-cell office:value-type="string" calcext:value-type="string">
            <text:p>AGR ARE 653209</text:p>
          </table:table-cell>
          <table:table-cell office:value-type="string" calcext:value-type="string">
            <text:p>ACÓRDÃO ELETRÔNICO</text:p>
            <text:p>DJe-036 DIVULG 17-02-2012 PUBLIC 22-02-2012</text:p>
          </table:table-cell>
          <table:table-cell office:value-type="string" calcext:value-type="string">
            <text:p>[]</text:p>
          </table:table-cell>
          <table:table-cell office:value-type="string" calcext:value-type="string">
            <text:p>RELATOR : MIN. MARCO AURÉLIO </text:p>
            <text:p>AGTE.(S) : MUNICÍPIO DE SÃO PAULO </text:p>
            <text:p>PROC.(A/S)(ES) : PROCURADOR-GERAL DO MUNICÍPIO DE SÃO PAULO </text:p>
            <text:p>AGDO.(A/S) : SONIA MARIA NAZARETH GOMES </text:p>
            <text:p>ADV.(A/S) : RICARDO ARENA JUNIOR</text:p>
          </table:table-cell>
          <table:table-cell office:value-type="string" calcext:value-type="string">
            <text:p>Número de páginas: 6. Análise: 15/03/2012, AMS. - O ARE 653209 AgR foi objeto de embargos de declaração acolhidos com efeitos modificativos.</text:p>
          </table:table-cell>
          <table:table-cell office:value-type="string" calcext:value-type="string">
            <text:p>[]</text:p>
          </table:table-cell>
          <table:table-cell office:value-type="float" office:value="5657" calcext:value-type="float">
            <text:p>5657</text:p>
          </table:table-cell>
        </table:table-row>
        <table:table-row table:style-name="ro2">
          <table:table-cell office:value-type="float" office:value="44896" calcext:value-type="float">
            <text:p>44896</text:p>
          </table:table-cell>
          <table:table-cell office:value-type="string" calcext:value-type="string">
            <text:p>5e33c497d0a3cf3007023fb7</text:p>
          </table:table-cell>
          <table:table-cell office:value-type="string" calcext:value-type="string">
            <text:p>HC 107882</text:p>
          </table:table-cell>
          <table:table-cell office:value-type="string" calcext:value-type="string">
            <text:p>PROCESSO ELETRÔNICO </text:p>
            <text:p>DJe-048 DIVULG 07-03-2012 PUBLIC 08-03-2012</text:p>
          </table:table-cell>
          <table:table-cell office:value-type="string" calcext:value-type="string">
            <text:p>[]</text:p>
          </table:table-cell>
          <table:table-cell office:value-type="string" calcext:value-type="string">
            <text:p>RELATOR : MIN. LUIZ FUX </text:p>
            <text:p>PACTE.(S) : ANTONIO RODRIGUES DOS SANTOS </text:p>
            <text:p>IMPTE.(S) : LINDOVAL MARQUES DE BRITO </text:p>
            <text:p>COATOR(A/S)(ES) : SUPERIOR TRIBUNAL DE JUSTIÇA</text:p>
          </table:table-cell>
          <table:table-cell office:value-type="string" calcext:value-type="string">
            <text:p>- O HC 107882 foi objeto de embargos de declaração acolhidos com efeitos modificativos em 17/04/2012. Número de páginas: 11. Análise: 13/03/2012, MMR. Revisão: 16/03/2012, KBP.</text:p>
          </table:table-cell>
          <table:table-cell office:value-type="string" calcext:value-type="string">
            <text:p>[]</text:p>
          </table:table-cell>
          <table:table-cell office:value-type="float" office:value="5921" calcext:value-type="float">
            <text:p>5921</text:p>
          </table:table-cell>
        </table:table-row>
        <table:table-row table:style-name="ro6">
          <table:table-cell office:value-type="float" office:value="45019" calcext:value-type="float">
            <text:p>45019</text:p>
          </table:table-cell>
          <table:table-cell office:value-type="string" calcext:value-type="string">
            <text:p>5e33c518d0a3cf3007024032</text:p>
          </table:table-cell>
          <table:table-cell office:value-type="string" calcext:value-type="string">
            <text:p>AGR AI 682317</text:p>
          </table:table-cell>
          <table:table-cell office:value-type="string" calcext:value-type="string">
            <text:p>ACÓRDÃO ELETRÔNICO</text:p>
            <text:p>DJe-059 DIVULG 21-03-2012 PUBLIC 22-03-2012</text:p>
          </table:table-cell>
          <table:table-cell office:value-type="string" calcext:value-type="string">
            <text:p>[]</text:p>
          </table:table-cell>
          <table:table-cell office:value-type="string" calcext:value-type="string">
            <text:p>RELATOR : MIN. DIAS TOFFOLI </text:p>
            <text:p>AGTE.(S) : MUNICÍPIO DO RIO DE JANEIRO </text:p>
            <text:p>ADV.(A/S) : PAULO ROBERTO SOARES MENDONÇA </text:p>
            <text:p>AGDO.(A/S) : CÂMARA MUNICIPAL DO RIO DE JANEIRO </text:p>
            <text:p>ADV.(A/S) : SÉRGIO ANTÔNIO FERRARI FILHO</text:p>
          </table:table-cell>
          <table:table-cell office:value-type="string" calcext:value-type="string">
            <text:p>- Decisão monocrática: RE 448463. Número de páginas: 11. Análise: 12/04/2012, MJC.</text:p>
          </table:table-cell>
          <table:table-cell office:value-type="string" calcext:value-type="string">
            <text:p>[]</text:p>
          </table:table-cell>
          <table:table-cell office:value-type="float" office:value="6042" calcext:value-type="float">
            <text:p>6042</text:p>
          </table:table-cell>
        </table:table-row>
        <table:table-row table:style-name="ro6">
          <table:table-cell office:value-type="float" office:value="45598" calcext:value-type="float">
            <text:p>45598</text:p>
          </table:table-cell>
          <table:table-cell office:value-type="string" calcext:value-type="string">
            <text:p>5e33c7b4d0a3cf3007024275</text:p>
          </table:table-cell>
          <table:table-cell office:value-type="string" calcext:value-type="string">
            <text:p>AGR AI 779514</text:p>
          </table:table-cell>
          <table:table-cell office:value-type="string" calcext:value-type="string">
            <text:p>ACÓRDÃO ELETRÔNICO</text:p>
            <text:p>DJe-067 DIVULG 02-04-2012 PUBLIC 03-04-2012</text:p>
          </table:table-cell>
          <table:table-cell office:value-type="string" calcext:value-type="string">
            <text:p>[]</text:p>
          </table:table-cell>
          <table:table-cell office:value-type="string" calcext:value-type="string">
            <text:p>RELATOR : MIN. MARCO AURÉLIO </text:p>
            <text:p>AGTE.(S) : ESTADO DE ALAGOAS </text:p>
            <text:p>PROC.(A/S)(ES) : PROCURADOR-GERAL DO ESTADO DE ALAGOAS </text:p>
            <text:p>AGDO.(A/S) : OCTAVIO AUGUSTO ALVES FAGUNDES E OUTRO(A/S) </text:p>
            <text:p>ADV.(A/S) : MARCUS LACET E OUTRO(A/S)</text:p>
          </table:table-cell>
          <table:table-cell office:value-type="string" calcext:value-type="string">
            <text:p>- Termo(s) de resgate: Prêmio de produtividde. Número de páginas: 6. Análise: 23/04/2012, AMS.</text:p>
          </table:table-cell>
          <table:table-cell office:value-type="string" calcext:value-type="string">
            <text:p>[]</text:p>
          </table:table-cell>
          <table:table-cell office:value-type="float" office:value="6641" calcext:value-type="float">
            <text:p>6641</text:p>
          </table:table-cell>
        </table:table-row>
        <table:table-row table:style-name="ro6">
          <table:table-cell office:value-type="float" office:value="45698" calcext:value-type="float">
            <text:p>45698</text:p>
          </table:table-cell>
          <table:table-cell office:value-type="string" calcext:value-type="string">
            <text:p>5e33c829d0a3cf30070242d9</text:p>
          </table:table-cell>
          <table:table-cell office:value-type="string" calcext:value-type="string">
            <text:p>AGR RE 598969</text:p>
          </table:table-cell>
          <table:table-cell office:value-type="string" calcext:value-type="string">
            <text:p>ACÓRDÃO ELETRÔNICO</text:p>
            <text:p>DJe-072 DIVULG 12-04-2012 PUBLIC 13-04-2012</text:p>
          </table:table-cell>
          <table:table-cell office:value-type="string" calcext:value-type="string">
            <text:p>[]</text:p>
          </table:table-cell>
          <table:table-cell office:value-type="string" calcext:value-type="string">
            <text:p>RELATOR : MIN. AYRES BRITTO </text:p>
            <text:p>AGTE.(S) : ESTADO DE SERGIPE </text:p>
            <text:p>PROC.(A/S)(ES) : PROCURADOR-GERAL DO ESTADO DE SERGIPE </text:p>
            <text:p>AGDO.(A/S) : KARINA CARVALHO PEIXOTO E OUTRO(A/S) </text:p>
            <text:p>ADV.(A/S) : ADERBAL OLIVEIRA</text:p>
          </table:table-cell>
          <table:table-cell office:value-type="string" calcext:value-type="string">
            <text:p>- Termo(s) de resgate: Teste dinâmico de barra. Número de páginas: 6. Análise: 20/04/2012, BMB.</text:p>
          </table:table-cell>
          <table:table-cell office:value-type="string" calcext:value-type="string">
            <text:p>[]</text:p>
          </table:table-cell>
          <table:table-cell office:value-type="float" office:value="6878" calcext:value-type="float">
            <text:p>6878</text:p>
          </table:table-cell>
        </table:table-row>
        <table:table-row table:style-name="ro6">
          <table:table-cell office:value-type="float" office:value="45831" calcext:value-type="float">
            <text:p>45831</text:p>
          </table:table-cell>
          <table:table-cell office:value-type="string" calcext:value-type="string">
            <text:p>5e33c8cfd0a3cf300702435e</text:p>
          </table:table-cell>
          <table:table-cell office:value-type="string" calcext:value-type="string">
            <text:p>AGR ARE 651427</text:p>
          </table:table-cell>
          <table:table-cell office:value-type="string" calcext:value-type="string">
            <text:p>ACÓRDÃO ELETRÔNICO</text:p>
            <text:p>DJe-073 DIVULG 13-04-2012 PUBLIC 16-04-2012</text:p>
          </table:table-cell>
          <table:table-cell office:value-type="string" calcext:value-type="string">
            <text:p>[]</text:p>
          </table:table-cell>
          <table:table-cell office:value-type="string" calcext:value-type="string">
            <text:p>RELATOR : MINISTRO PRESIDENTE </text:p>
            <text:p>AGDO.(A/S) : UNIÃO </text:p>
            <text:p>ADV.(A/S) : ADVOGADO-GERAL DA UNIÃO </text:p>
            <text:p>ADV.(A/S) : JOÃO PAULO DOS SANTOS MELO E OUTRO(A/S) </text:p>
            <text:p>AGTE.(S) : CARLOS AIRTON MARTINS E OUTRO(A/S)</text:p>
          </table:table-cell>
          <table:table-cell office:value-type="string" calcext:value-type="string">
            <text:p>- O AI 844501 AgR foi objeto de embargos de declaração acolhidos com efeitos modificativos. Número de páginas: 4. Análise: 25/04/2012, AMS.</text:p>
          </table:table-cell>
          <table:table-cell office:value-type="string" calcext:value-type="string">
            <text:p>[]</text:p>
          </table:table-cell>
          <table:table-cell office:value-type="float" office:value="6971" calcext:value-type="float">
            <text:p>6971</text:p>
          </table:table-cell>
        </table:table-row>
        <table:table-row table:style-name="ro7">
          <table:table-cell office:value-type="float" office:value="45843" calcext:value-type="float">
            <text:p>45843</text:p>
          </table:table-cell>
          <table:table-cell office:value-type="string" calcext:value-type="string">
            <text:p>5e33c8e2d0a3cf300702436a</text:p>
          </table:table-cell>
          <table:table-cell office:value-type="string" calcext:value-type="string">
            <text:p>ED AGR AI 795085</text:p>
          </table:table-cell>
          <table:table-cell office:value-type="string" calcext:value-type="string">
            <text:p>ACÓRDÃO ELETRÔNICO</text:p>
            <text:p>DJe-075 DIVULG 17-04-2012 PUBLIC 18-04-2012</text:p>
          </table:table-cell>
          <table:table-cell office:value-type="string" calcext:value-type="string">
            <text:p>[]</text:p>
          </table:table-cell>
          <table:table-cell office:value-type="string" calcext:value-type="string">
            <text:p>RELATOR : MINISTRO PRESIDENTE </text:p>
            <text:p>EMBDO.(A/S) : CAIXA ECONÔMICA FEDERAL - CEF </text:p>
            <text:p>ADV.(A/S) : GUSTAVO CÉSAR DE SOUZA MOURÃO </text:p>
            <text:p>INTDO.(A/S) : JOÃO BARSZCZ </text:p>
            <text:p>ADV.(A/S) : JANE LÚCI GULKA E OUTRO(A/S) </text:p>
            <text:p>EMBTE.(S) : ASSOCIAÇÃO PARANAENSE DE DEFESA DO CONSUMIDOR - APADECO </text:p>
            <text:p>ADV.(A/S) : GISELA PASSOS TEDESCHI</text:p>
          </table:table-cell>
          <table:table-cell office:value-type="string" calcext:value-type="string">
            <text:p>- O AI 797795 AgR foi objeto de embargos de declaração acolhidos com efeitos modificativos. Número de páginas: 5. Análise: 25/04/2012, AMS.</text:p>
          </table:table-cell>
          <table:table-cell office:value-type="string" calcext:value-type="string">
            <text:p>[]</text:p>
          </table:table-cell>
          <table:table-cell office:value-type="float" office:value="6958" calcext:value-type="float">
            <text:p>6958</text:p>
          </table:table-cell>
        </table:table-row>
        <table:table-row table:style-name="ro6">
          <table:table-cell office:value-type="float" office:value="45844" calcext:value-type="float">
            <text:p>45844</text:p>
          </table:table-cell>
          <table:table-cell office:value-type="string" calcext:value-type="string">
            <text:p>5e33c8e2d0a3cf300702436b</text:p>
          </table:table-cell>
          <table:table-cell office:value-type="string" calcext:value-type="string">
            <text:p>AGR AI 785564</text:p>
          </table:table-cell>
          <table:table-cell office:value-type="string" calcext:value-type="string">
            <text:p>ACÓRDÃO ELETRÔNICO</text:p>
            <text:p>DJe-075 DIVULG 17-04-2012 PUBLIC 18-04-2012</text:p>
          </table:table-cell>
          <table:table-cell office:value-type="string" calcext:value-type="string">
            <text:p>[]</text:p>
          </table:table-cell>
          <table:table-cell office:value-type="string" calcext:value-type="string">
            <text:p>RELATOR : MINISTRO PRESIDENTE </text:p>
            <text:p>AGTE.(S) : CENTRO FED ED TEC CELSO SUCKOW DA FONSECA - CEFET </text:p>
            <text:p>PROC.(A/S)(ES) : PROCURADOR-GERAL FEDERAL </text:p>
            <text:p>AGDO.(A/S) : JÚLIA BRÊTAS GOMES DOS SANTOS (REPRESENTADA POR SUA MÃE ANGELA BRÊTAS GOMES DOS SANTOS) </text:p>
            <text:p>ADV.(A/S) : MARCOS HENRIQUE TAVARES DOS SANTOS E OUTRO(A/S)</text:p>
          </table:table-cell>
          <table:table-cell office:value-type="string" calcext:value-type="string">
            <text:p>- Acórdãos recorridos: AI 214562 AgR, AI 204057 AgR, AI 436010 AgR, AI 436371 ED, AI 454352 AgR, AI 431665 AgR, AI 481544 AgR. Número de páginas: 4. Análise: 26/04/2012, BMB.</text:p>
          </table:table-cell>
          <table:table-cell office:value-type="string" calcext:value-type="string">
            <text:p>[]</text:p>
          </table:table-cell>
          <table:table-cell office:value-type="float" office:value="6957" calcext:value-type="float">
            <text:p>6957</text:p>
          </table:table-cell>
        </table:table-row>
        <table:table-row table:style-name="ro2">
          <table:table-cell office:value-type="float" office:value="45927" calcext:value-type="float">
            <text:p>45927</text:p>
          </table:table-cell>
          <table:table-cell office:value-type="string" calcext:value-type="string">
            <text:p>5e33c93dd0a3cf30070243be</text:p>
          </table:table-cell>
          <table:table-cell office:value-type="string" calcext:value-type="string">
            <text:p>AGR ARE 658190</text:p>
          </table:table-cell>
          <table:table-cell office:value-type="string" calcext:value-type="string">
            <text:p>ACÓRDÃO ELETRÔNICO</text:p>
            <text:p>DJe-081 DIVULG 25-04-2012 PUBLIC 26-04-2012</text:p>
          </table:table-cell>
          <table:table-cell office:value-type="string" calcext:value-type="string">
            <text:p>[]</text:p>
          </table:table-cell>
          <table:table-cell office:value-type="string" calcext:value-type="string">
            <text:p>AGTE.(S) : ANTONIO GOMES DA COSTA E OUTRO(A/S) </text:p>
            <text:p>ADV.(A/S) : JOSE PEREIRA FILHO </text:p>
            <text:p>AGDO.(A/S) : ESTADO DE SÃO PAULO </text:p>
            <text:p>PROC.(A/S)(ES) : PROCURADOR-GERAL DO ESTADO DE SÃO PAULO</text:p>
          </table:table-cell>
          <table:table-cell office:value-type="string" calcext:value-type="string">
            <text:p>- Termo(s) de resgate: Adicional Operacional de Localidade - AOL. Número de páginas: 5. Análise: 14/05/2012, MLM.</text:p>
          </table:table-cell>
          <table:table-cell office:value-type="string" calcext:value-type="string">
            <text:p>[]</text:p>
          </table:table-cell>
          <table:table-cell office:value-type="float" office:value="7064" calcext:value-type="float">
            <text:p>7064</text:p>
          </table:table-cell>
        </table:table-row>
        <table:table-row table:style-name="ro3">
          <table:table-cell office:value-type="float" office:value="45985" calcext:value-type="float">
            <text:p>45985</text:p>
          </table:table-cell>
          <table:table-cell office:value-type="string" calcext:value-type="string">
            <text:p>5e33c982d0a3cf30070243f8</text:p>
          </table:table-cell>
          <table:table-cell office:value-type="string" calcext:value-type="string">
            <text:p>RCL 9790</text:p>
          </table:table-cell>
          <table:table-cell office:value-type="string" calcext:value-type="string">
            <text:p>ACÓRDÃO ELETRÔNICO</text:p>
            <text:p>DJe-190 DIVULG 26-09-2012 PUBLIC 27-09-2012</text:p>
          </table:table-cell>
          <table:table-cell office:value-type="string" calcext:value-type="string">
            <text:p>[]</text:p>
          </table:table-cell>
          <table:table-cell office:value-type="string" calcext:value-type="string">
            <text:p>RELATORA : MIN. CÁRMEN LÚCIA </text:p>
            <text:p>RECLTE.(S) : NITRIFLEX S/A INDÚSTRIA E COMÉRCIO </text:p>
            <text:p>ADV.(A/S) : FÁBIO BETTAMIO VIVONE E OUTRO(A/S) </text:p>
            <text:p>RECLDO.(A/S) : TRIBUNAL REGIONAL FEDERAL DA 2ª REGIÃO </text:p>
            <text:p>INTDO.(A/S) : UNIÃO </text:p>
            <text:p>PROC.(A/S)(ES) : PROCURADOR-GERAL DA FAZENDA NACIONAL</text:p>
          </table:table-cell>
          <table:table-cell office:value-type="string" calcext:value-type="string">
            <text:p>- Termo(s) de resgate: Compensação de Crédito-Prêmio de IPI. - Veja informativo 660 do STF. Número de páginas: 2. Análise: 08/10/2012, IMC. Revisão: 14/11/2012, MMR.</text:p>
          </table:table-cell>
          <table:table-cell office:value-type="string" calcext:value-type="string">
            <text:p>[]</text:p>
          </table:table-cell>
          <table:table-cell office:value-type="float" office:value="7189" calcext:value-type="float">
            <text:p>7189</text:p>
          </table:table-cell>
        </table:table-row>
        <table:table-row table:style-name="ro2">
          <table:table-cell office:value-type="float" office:value="46660" calcext:value-type="float">
            <text:p>46660</text:p>
          </table:table-cell>
          <table:table-cell office:value-type="string" calcext:value-type="string">
            <text:p>5e33ccbbd0a3cf300702469b</text:p>
          </table:table-cell>
          <table:table-cell office:value-type="string" calcext:value-type="string">
            <text:p>AGR ARE 670792</text:p>
          </table:table-cell>
          <table:table-cell office:value-type="string" calcext:value-type="string">
            <text:p>ACÓRDÃO ELETRÔNICO</text:p>
            <text:p>DJe-100 DIVULG 22-05-2012 PUBLIC 23-05-2012</text:p>
          </table:table-cell>
          <table:table-cell office:value-type="string" calcext:value-type="string">
            <text:p>[]</text:p>
          </table:table-cell>
          <table:table-cell office:value-type="string" calcext:value-type="string">
            <text:p>AGTE.(S) : MUNICÍPIO DE BELO HORIZONTE </text:p>
            <text:p>PROC.(A/S)(ES) : PROCURADOR-GERAL DO MUNICÍPIO DE BELO HORIZONTE </text:p>
            <text:p>AGDO.(A/S) : JOANINHA ELIZABETH BATISTA OLIVEIRA </text:p>
            <text:p>ADV.(A/S) : MARCELE FERNANDES DIAS</text:p>
          </table:table-cell>
          <table:table-cell office:value-type="string" calcext:value-type="string">
            <text:p>- Termo(s) de resgate: Férias-prêmio. Número de páginas: 6. Análise: 11/06/2012, BMB.</text:p>
          </table:table-cell>
          <table:table-cell office:value-type="string" calcext:value-type="string">
            <text:p>[]</text:p>
          </table:table-cell>
          <table:table-cell office:value-type="float" office:value="7926" calcext:value-type="float">
            <text:p>7926</text:p>
          </table:table-cell>
        </table:table-row>
        <table:table-row table:style-name="ro6">
          <table:table-cell office:value-type="float" office:value="48401" calcext:value-type="float">
            <text:p>48401</text:p>
          </table:table-cell>
          <table:table-cell office:value-type="string" calcext:value-type="string">
            <text:p>5e33d45fd0a3cf3007024d68</text:p>
          </table:table-cell>
          <table:table-cell office:value-type="string" calcext:value-type="string">
            <text:p>AGR RE 680171</text:p>
          </table:table-cell>
          <table:table-cell office:value-type="string" calcext:value-type="string">
            <text:p>ACÓRDÃO ELETRÔNICO</text:p>
            <text:p>DJe-184 DIVULG 18-09-2012 PUBLIC 19-09-2012</text:p>
          </table:table-cell>
          <table:table-cell office:value-type="string" calcext:value-type="string">
            <text:p>[]</text:p>
          </table:table-cell>
          <table:table-cell office:value-type="string" calcext:value-type="string">
            <text:p>RELATOR : MIN. CELSO DE MELLO </text:p>
            <text:p>AGTE.(S) : ESTADO DO AMAZONAS </text:p>
            <text:p>PROC.(A/S)(ES) : PROCURADOR-GERAL DO ESTADO DO AMAZONAS </text:p>
            <text:p>ADV.(A/S) : AMANDA LIMA MARTINS </text:p>
            <text:p>AGDO.(A/S) : ELCI OLIVEIRA NOBRE</text:p>
          </table:table-cell>
          <table:table-cell office:value-type="string" calcext:value-type="string">
            <text:p>- O RE 690634 AgR foi objeto de embargos de declaração acolhidos com efeitos modificativos. Número de páginas: 5. Análise: 01/10/2012, MAC.</text:p>
          </table:table-cell>
          <table:table-cell office:value-type="string" calcext:value-type="string">
            <text:p>[]</text:p>
          </table:table-cell>
          <table:table-cell office:value-type="float" office:value="9609" calcext:value-type="float">
            <text:p>9609</text:p>
          </table:table-cell>
        </table:table-row>
        <table:table-row table:style-name="ro6">
          <table:table-cell office:value-type="float" office:value="49533" calcext:value-type="float">
            <text:p>49533</text:p>
          </table:table-cell>
          <table:table-cell office:value-type="string" calcext:value-type="string">
            <text:p>5e33d916d0a3cf30070251d4</text:p>
          </table:table-cell>
          <table:table-cell office:value-type="string" calcext:value-type="string">
            <text:p>AGR RE 685509</text:p>
          </table:table-cell>
          <table:table-cell office:value-type="string" calcext:value-type="string">
            <text:p>ACÓRDÃO ELETRÔNICO</text:p>
            <text:p>DJe-244 DIVULG 12-12-2012 PUBLIC 13-12-2012</text:p>
          </table:table-cell>
          <table:table-cell office:value-type="string" calcext:value-type="string">
            <text:p>[]</text:p>
          </table:table-cell>
          <table:table-cell office:value-type="string" calcext:value-type="string">
            <text:p>RELATOR : MIN. MARCO AURÉLIO </text:p>
            <text:p>AGTE.(S) : INSTITUTO NACIONAL DE COLONIZAÇÃO E REFORMA AGRÁRIA - INCRA </text:p>
            <text:p>PROC.(A/S)(ES) : PROCURADOR-GERAL FEDERAL </text:p>
            <text:p>ADV.(A/S) : ALMIR ANTÔNIO PAGLIARINI </text:p>
            <text:p>AGDO.(A/S) : SEBASTIÃO CARNEIRO GURGEL</text:p>
          </table:table-cell>
          <table:table-cell office:value-type="string" calcext:value-type="string">
            <text:p>Número de páginas: 7. Análise: 04/01/2013, LLD</text:p>
          </table:table-cell>
          <table:table-cell office:value-type="string" calcext:value-type="string">
            <text:p>[]</text:p>
          </table:table-cell>
          <table:table-cell office:value-type="float" office:value="10742" calcext:value-type="float">
            <text:p>10742</text:p>
          </table:table-cell>
        </table:table-row>
        <table:table-row table:style-name="ro6">
          <table:table-cell office:value-type="float" office:value="50007" calcext:value-type="float">
            <text:p>50007</text:p>
          </table:table-cell>
          <table:table-cell office:value-type="string" calcext:value-type="string">
            <text:p>5e33db0ed0a3cf30070253ae</text:p>
          </table:table-cell>
          <table:table-cell office:value-type="string" calcext:value-type="string">
            <text:p>AGR ARE 702989</text:p>
          </table:table-cell>
          <table:table-cell office:value-type="string" calcext:value-type="string">
            <text:p>PROCESSO ELETRÔNICO </text:p>
            <text:p>DJe-022 DIVULG 31-01-2013 PUBLIC 01-02-2013</text:p>
          </table:table-cell>
          <table:table-cell office:value-type="string" calcext:value-type="string">
            <text:p>[]</text:p>
          </table:table-cell>
          <table:table-cell office:value-type="string" calcext:value-type="string">
            <text:p>RELATOR : MIN. MARCO AURÉLIO </text:p>
            <text:p>AGDO.(A/S) : COMPANHIA DE SANEAMENTO BÁSICO DO ESTADO DE SÃO PAULO - SABESP </text:p>
            <text:p>ADV.(A/S) : JOSÉ MARCELO BRAGA NASCIMENTO E OUTRO(A/S) </text:p>
            <text:p>ADV.(A/S) : PRISCILA CELIA CASTELO E OUTRO(A/S) </text:p>
            <text:p>AGTE.(S) : CONDOMÍNIO EDIFÍCIO BONFIGLIOLI</text:p>
          </table:table-cell>
          <table:table-cell office:value-type="string" calcext:value-type="string">
            <text:p>-Termos de resgate: SISTEMA DE ECONOMIAS. Número de páginas: 7. Análise: 13/02/2013, BMB.</text:p>
          </table:table-cell>
          <table:table-cell office:value-type="string" calcext:value-type="string">
            <text:p>[]</text:p>
          </table:table-cell>
          <table:table-cell office:value-type="float" office:value="11424" calcext:value-type="float">
            <text:p>11424</text:p>
          </table:table-cell>
        </table:table-row>
        <table:table-row table:style-name="ro6">
          <table:table-cell office:value-type="float" office:value="50403" calcext:value-type="float">
            <text:p>50403</text:p>
          </table:table-cell>
          <table:table-cell office:value-type="string" calcext:value-type="string">
            <text:p>5e33dca4d0a3cf300702553a</text:p>
          </table:table-cell>
          <table:table-cell office:value-type="string" calcext:value-type="string">
            <text:p>AGR RE 631641</text:p>
          </table:table-cell>
          <table:table-cell office:value-type="string" calcext:value-type="string">
            <text:p>ACÓRDÃO ELETRÔNICO</text:p>
            <text:p>DJe-028 DIVULG 08-02-2013 PUBLIC 13-02-2013</text:p>
          </table:table-cell>
          <table:table-cell office:value-type="string" calcext:value-type="string">
            <text:p>[]</text:p>
          </table:table-cell>
          <table:table-cell office:value-type="string" calcext:value-type="string">
            <text:p>RELATOR : MIN. RICARDO LEWANDOWSKI </text:p>
            <text:p>AGTE.(S) : SULBRAS MOLDES E PLÁSTICOS LTDA </text:p>
            <text:p>ADV.(A/S) : VINÍCIUS LUNARDI NADER E OUTRO(A/S) </text:p>
            <text:p>AGDO.(A/S) : UNIÃO </text:p>
            <text:p>PROC.(A/S)(ES) : PROCURADOR-GERAL DA FAZENDA NACIONAL</text:p>
          </table:table-cell>
          <table:table-cell office:value-type="string" calcext:value-type="string">
            <text:p>(OFENSA REFLEXA) RE 633753 AgR (2ªT), RE 647882 AgR (1ªT), RE 633725 AgR (1ªT), RE 615975 AgR (1ªT). (EXTENSÃO, BENEFÍCIO FISCAL) AI 744887 AgR (2ªT), RE 449233 AgR (1ªT), RE 485290 AgR (2ªT), RE 567360 ED (2ªT), RE 577532 AgR-ED (2ªT), RE 431001 AgR (2ªT), AI 724817 (1ªT), AgR, AI 836442 AgR (1ªT), AI 764201 AgR (1ªT), RE 552118 AgR (1ªT), RE 275464 AgR (2ªT), RE 581061 AgR (1ªT), RE 493234 AgR (1ªT), RE 490576 AgR (2ªT). Número de páginas: 10. Análise: 20/12/2013, MAC.</text:p>
          </table:table-cell>
          <table:table-cell office:value-type="string" calcext:value-type="string">
            <text:p>[]</text:p>
          </table:table-cell>
          <table:table-cell office:value-type="float" office:value="11724" calcext:value-type="float">
            <text:p>11724</text:p>
          </table:table-cell>
        </table:table-row>
        <table:table-row table:style-name="ro2">
          <table:table-cell office:value-type="float" office:value="50559" calcext:value-type="float">
            <text:p>50559</text:p>
          </table:table-cell>
          <table:table-cell office:value-type="string" calcext:value-type="string">
            <text:p>5e33dd6bd0a3cf5a85871795</text:p>
          </table:table-cell>
          <table:table-cell office:value-type="string" calcext:value-type="string">
            <text:p>AGR ARE 841504</text:p>
          </table:table-cell>
          <table:table-cell office:value-type="string" calcext:value-type="string">
            <text:p>ACÓRDÃO ELETRÔNICO</text:p>
            <text:p>DJe-021  DIVULG 30-01-2015  PUBLIC 02-02-2015</text:p>
          </table:table-cell>
          <table:table-cell office:value-type="string" calcext:value-type="string">
            <text:p>[]</text:p>
          </table:table-cell>
          <table:table-cell office:value-type="string" calcext:value-type="string">
            <text:p>AGTE.(S) : LUIZ ANTÔNIO CAETANO </text:p>
            <text:p>ADV.(A/S) : LUIZ ANTÔNIO CAETANO JÚNIOR </text:p>
            <text:p>AGDO.(A/S) : UNIÃO </text:p>
            <text:p>PROC.(A/S)(ES) : ADVOGADO-GERAL DA UNIÃO</text:p>
          </table:table-cell>
          <table:table-cell office:value-type="string" calcext:value-type="string">
            <text:p>Número de páginas: 7. Análise: 27/02/2015, AMS</text:p>
          </table:table-cell>
          <table:table-cell office:value-type="string" calcext:value-type="string">
            <text:p>[]</text:p>
          </table:table-cell>
          <table:table-cell office:value-type="float" office:value="85" calcext:value-type="float">
            <text:p>85</text:p>
          </table:table-cell>
        </table:table-row>
        <table:table-row table:style-name="ro2">
          <table:table-cell office:value-type="float" office:value="50562" calcext:value-type="float">
            <text:p>50562</text:p>
          </table:table-cell>
          <table:table-cell office:value-type="string" calcext:value-type="string">
            <text:p>5e33dd6ed0a3cf5a85871798</text:p>
          </table:table-cell>
          <table:table-cell office:value-type="string" calcext:value-type="string">
            <text:p>AGR ARE 839038</text:p>
          </table:table-cell>
          <table:table-cell office:value-type="string" calcext:value-type="string">
            <text:p>DJe-021 <text:s/>DIVULG 30-01-2015 <text:s/>PUBLIC 02-02-2015</text:p>
          </table:table-cell>
          <table:table-cell office:value-type="string" calcext:value-type="string">
            <text:p>[]</text:p>
          </table:table-cell>
          <table:table-cell office:value-type="string" calcext:value-type="string">
            <text:p>AGTE.(S) : ESTADO DE SANTA CATARINA </text:p>
            <text:p>PROC.(A/S)(ES) : PROCURADOR-GERAL DO ESTADO DE SANTA CATARINA </text:p>
            <text:p>AGDO.(A/S) : CLASSI LOURDES RORH REPRESENTADA POR PAULO ROHR </text:p>
            <text:p>ADV.(A/S) : MARCOS DANIEL HAEFLIGER E OUTRO(A/S)</text:p>
          </table:table-cell>
          <table:table-cell office:value-type="string" calcext:value-type="string">
            <text:p>Número de páginas: 6. Análise: 04/03/2015, MAD</text:p>
          </table:table-cell>
          <table:table-cell office:value-type="string" calcext:value-type="string">
            <text:p>[]</text:p>
          </table:table-cell>
          <table:table-cell office:value-type="float" office:value="82" calcext:value-type="float">
            <text:p>82</text:p>
          </table:table-cell>
        </table:table-row>
        <table:table-row table:style-name="ro14">
          <table:table-cell office:value-type="float" office:value="51305" calcext:value-type="float">
            <text:p>51305</text:p>
          </table:table-cell>
          <table:table-cell office:value-type="string" calcext:value-type="string">
            <text:p>5e33e21ad0a3cf5a85871a7f</text:p>
          </table:table-cell>
          <table:table-cell office:value-type="string" calcext:value-type="string">
            <text:p>AGR ARE 683993</text:p>
          </table:table-cell>
          <table:table-cell office:value-type="string" calcext:value-type="string">
            <text:p>PROCESSO ELETRÔNICO </text:p>
            <text:p>DJe-058 DIVULG 26-03-2013 PUBLIC 01-04-2013</text:p>
          </table:table-cell>
          <table:table-cell office:value-type="string" calcext:value-type="string">
            <text:p>[]</text:p>
          </table:table-cell>
          <table:table-cell office:value-type="string" calcext:value-type="string">
            <text:p>RELATOR : MIN. TEORI ZAVASCKI </text:p>
            <text:p>AGDO.(A/S) : VALDINEI MENDES </text:p>
            <text:p>ADV.(A/S) : ROMEU BACHTOLD </text:p>
            <text:p>AGTE.(S) : MARIA APARECIDA MOREIRA E OUTRO(A/S) </text:p>
            <text:p>INTDO.(A/S) : LEONILDO CARNEIRO </text:p>
            <text:p>ADV.(A/S) : JAIME COAN </text:p>
            <text:p>INTDO.(A/S) : JOSÉ ANTONIO DOMINGOS </text:p>
            <text:p>ADV.(A/S) : MARCO ANTÔNIO SANTOS SCHETTERT </text:p>
            <text:p>ADV.(A/S) : FÁBIO EISENHUT </text:p>
            <text:p>INTDO.(A/S) : VILMAR ANTÔNIO CORREA E OUTRO(A/S) </text:p>
            <text:p>ADV.(A/S) : LUIZA DE BASTIANI </text:p>
            <text:p>ADV.(A/S) : JÚLIO SÉRGIO FREITAS E OUTRO(A/S) </text:p>
            <text:p>INTDO.(A/S) : AVELINO ROSA DE SOUZA </text:p>
            <text:p>ADV.(A/S) : LAÉRCIO JOSÉ PEREIRA </text:p>
            <text:p>INTDO.(A/S) : CLÁUDIO DA CUNHA</text:p>
          </table:table-cell>
          <table:table-cell office:value-type="string" calcext:value-type="string">
            <text:p>- O ARE 774137 AgR foi objeto de embargos de declaração acolhidos com efeitos modificativos. Número de páginas: 5. Análise: 25/04/2013, BMB.</text:p>
          </table:table-cell>
          <table:table-cell office:value-type="string" calcext:value-type="string">
            <text:p>[]</text:p>
          </table:table-cell>
          <table:table-cell office:value-type="float" office:value="874" calcext:value-type="float">
            <text:p>874</text:p>
          </table:table-cell>
        </table:table-row>
        <table:table-row table:style-name="ro2">
          <table:table-cell office:value-type="float" office:value="51517" calcext:value-type="float">
            <text:p>51517</text:p>
          </table:table-cell>
          <table:table-cell office:value-type="string" calcext:value-type="string">
            <text:p>5e33e34fd0a3cf5a85871b53</text:p>
          </table:table-cell>
          <table:table-cell office:value-type="string" calcext:value-type="string">
            <text:p>HC 96061</text:p>
          </table:table-cell>
          <table:table-cell office:value-type="string" calcext:value-type="string">
            <text:p>ACÓRDÃO ELETRÔNICO</text:p>
            <text:p>DJe-060 DIVULG 02-04-2013 PUBLIC 03-04-2013</text:p>
          </table:table-cell>
          <table:table-cell office:value-type="string" calcext:value-type="string">
            <text:p>[]</text:p>
          </table:table-cell>
          <table:table-cell office:value-type="string" calcext:value-type="string">
            <text:p>RELATOR : MIN. TEORI ZAVASCKI </text:p>
            <text:p>PACTE.(S) : LUÍS MÁRIO MENDES SOARES </text:p>
            <text:p>IMPTE.(S) : DEFENSORIA PÚBLICA DA UNIÃO </text:p>
            <text:p>COATOR(A/S)(ES) : SUPERIOR TRIBUNAL DE JUSTIÇA</text:p>
          </table:table-cell>
          <table:table-cell office:value-type="string" calcext:value-type="string">
            <text:p>- Acórdão(s) ciatdo(s): (REINCIDÊNCIA, CIRCUNSTÂNCIA PREPONDERANTE) HC 111849 (2ªT), RHC 111454 (1ªT). - Veja HC 90552 do STJ. Número de páginas: 7. Análise: 29/04/2013, SOF.</text:p>
          </table:table-cell>
          <table:table-cell office:value-type="string" calcext:value-type="string">
            <text:p>[]</text:p>
          </table:table-cell>
          <table:table-cell office:value-type="float" office:value="1099" calcext:value-type="float">
            <text:p>1099</text:p>
          </table:table-cell>
        </table:table-row>
        <table:table-row table:style-name="ro6">
          <table:table-cell office:value-type="float" office:value="52350" calcext:value-type="float">
            <text:p>52350</text:p>
          </table:table-cell>
          <table:table-cell office:value-type="string" calcext:value-type="string">
            <text:p>5e33e83ed0a3cf5a85871e94</text:p>
          </table:table-cell>
          <table:table-cell office:value-type="string" calcext:value-type="string">
            <text:p>AGR ARE 737314</text:p>
          </table:table-cell>
          <table:table-cell office:value-type="string" calcext:value-type="string">
            <text:p>ACÓRDÃO ELETRÔNICO</text:p>
            <text:p>DJe-096 DIVULG 21-05-2013 PUBLIC 22-05-2013</text:p>
          </table:table-cell>
          <table:table-cell office:value-type="string" calcext:value-type="string">
            <text:p>[]</text:p>
          </table:table-cell>
          <table:table-cell office:value-type="string" calcext:value-type="string">
            <text:p>RELATOR : MIN. RICARDO LEWANDOWSKI </text:p>
            <text:p>AGTE.(S) : EXPRESSO VERANEIO LTDA </text:p>
            <text:p>AGDO.(A/S) : SERGIO LAGO KONIG E OUTRO(A/S) </text:p>
            <text:p>ADV.(A/S) : CLÁUDIO NUNES DA SILVA </text:p>
            <text:p>ADV.(A/S) : VANDA BEATRIZ HAUENSTEIN</text:p>
          </table:table-cell>
          <table:table-cell office:value-type="string" calcext:value-type="string">
            <text:p>- ACÓRDÃO(S) CITADO(S): (RE, REVISÃO, DECISÃO, STJ) AI 658872 AgR (1ªT), AI 762549 AgR (2ªT). Número de páginas: 7. Análise: 12/06/2013, MJC.</text:p>
          </table:table-cell>
          <table:table-cell office:value-type="string" calcext:value-type="string">
            <text:p>[]</text:p>
          </table:table-cell>
          <table:table-cell office:value-type="float" office:value="1848" calcext:value-type="float">
            <text:p>1848</text:p>
          </table:table-cell>
        </table:table-row>
        <table:table-row table:style-name="ro2">
          <table:table-cell office:value-type="float" office:value="52827" calcext:value-type="float">
            <text:p>52827</text:p>
          </table:table-cell>
          <table:table-cell office:value-type="string" calcext:value-type="string">
            <text:p>5e33eb43d0a3cf5a85872071</text:p>
          </table:table-cell>
          <table:table-cell office:value-type="string" calcext:value-type="string">
            <text:p>AGR ARE 748088</text:p>
          </table:table-cell>
          <table:table-cell office:value-type="string" calcext:value-type="string">
            <text:p>PROCESSO ELETRÔNICO </text:p>
            <text:p>DJe-111  DIVULG 12-06-2013  PUBLIC 13-06-2013</text:p>
          </table:table-cell>
          <table:table-cell office:value-type="string" calcext:value-type="string">
            <text:p>[]</text:p>
          </table:table-cell>
          <table:table-cell office:value-type="string" calcext:value-type="string">
            <text:p>AGTE.(S) : OSWALDO KELM </text:p>
            <text:p>ADV.(A/S) : JUSSARA BÜTTENBENDER </text:p>
            <text:p>AGDO.(A/S) : RIO GRANDE ENERGIA S/A </text:p>
            <text:p>ADV.(A/S) : MARCO ANTONIO FRANZEN E OUTRO(A/S)</text:p>
          </table:table-cell>
          <table:table-cell office:value-type="string" calcext:value-type="string">
            <text:p>Número de páginas: 4. Análise: 03/07/2013, MJC. O ARE 727977 AGR foi objeto de embargos de declaração acolhidos com efeitos infringentes.</text:p>
          </table:table-cell>
          <table:table-cell office:value-type="string" calcext:value-type="string">
            <text:p>[]</text:p>
          </table:table-cell>
          <table:table-cell office:value-type="float" office:value="2390" calcext:value-type="float">
            <text:p>2390</text:p>
          </table:table-cell>
        </table:table-row>
        <table:table-row table:style-name="ro6">
          <table:table-cell office:value-type="float" office:value="54330" calcext:value-type="float">
            <text:p>54330</text:p>
          </table:table-cell>
          <table:table-cell office:value-type="string" calcext:value-type="string">
            <text:p>5e33f461d0a3cf5a85872650</text:p>
          </table:table-cell>
          <table:table-cell office:value-type="string" calcext:value-type="string">
            <text:p>SEGUNDO AGR ARE 708176</text:p>
          </table:table-cell>
          <table:table-cell office:value-type="string" calcext:value-type="string">
            <text:p>ACÓRDÃO ELETRÔNICO</text:p>
            <text:p>DJe-196  DIVULG 03-10-2013  PUBLIC 04-10-2013</text:p>
          </table:table-cell>
          <table:table-cell office:value-type="string" calcext:value-type="string">
            <text:p>[]</text:p>
          </table:table-cell>
          <table:table-cell office:value-type="string" calcext:value-type="string">
            <text:p>AGTE.(S) : RAUL CELSO LINS E SILVA E OUTRO(A/S) </text:p>
            <text:p>ADV.(A/S) : JOSÉ ROBERTO DE CASTRO NEVES E OUTRO(A/S) </text:p>
            <text:p>AGTE.(S) : FABIANO MARTINS MANZINI </text:p>
            <text:p>AGDO.(A/S) : ESTADO DO RIO DE JANEIRO </text:p>
            <text:p>PROC.(A/S)(ES) : PROCURADOR-GERAL DO ESTADO DO RIO DE JANEIRO</text:p>
          </table:table-cell>
          <table:table-cell office:value-type="string" calcext:value-type="string">
            <text:p>Número de páginas: 7. Análise: 10/10/2013, JUL</text:p>
          </table:table-cell>
          <table:table-cell office:value-type="string" calcext:value-type="string">
            <text:p>[]</text:p>
          </table:table-cell>
          <table:table-cell office:value-type="float" office:value="3944" calcext:value-type="float">
            <text:p>3944</text:p>
          </table:table-cell>
        </table:table-row>
        <table:table-row table:style-name="ro2">
          <table:table-cell office:value-type="float" office:value="54548" calcext:value-type="float">
            <text:p>54548</text:p>
          </table:table-cell>
          <table:table-cell office:value-type="string" calcext:value-type="string">
            <text:p>5e33f5c8d0a3cf5a8587272a</text:p>
          </table:table-cell>
          <table:table-cell office:value-type="string" calcext:value-type="string">
            <text:p>SEXTOS VIGÉSIMOS EDJ AP 470</text:p>
          </table:table-cell>
          <table:table-cell office:value-type="string" calcext:value-type="string">
            <text:p>ACÓRDÃO ELETRÔNICO</text:p>
            <text:p>DJe-200  DIVULG 09-10-2013  PUBLIC 10-10-2013</text:p>
          </table:table-cell>
          <table:table-cell office:value-type="string" calcext:value-type="string">
            <text:p>[]</text:p>
          </table:table-cell>
          <table:table-cell office:value-type="string" calcext:value-type="string">
            <text:p>EMBTE.(S) : BRENO FISCHBERG </text:p>
            <text:p>ADV.(A/S) : LEONARDO MAGALHÃES AVELAR </text:p>
            <text:p>EMBDO.(A/S) : MINISTÉRIO PÚBLICO FEDERAL </text:p>
            <text:p>PROC.(A/S)(ES) : PROCURADOR-GERAL DA REPÚBLICA</text:p>
          </table:table-cell>
          <table:table-cell office:value-type="string" calcext:value-type="string">
            <text:p>- A AP 470 EDj-vigésimos sextos foi objeto de embargos de declaração (AP 470 EDj-vigésimos sextos-ED), acolhidos em parte em 13/11/2013. Número de páginas: 43. Análise: 25/10/2013, JOS. Revisão: 07/11/2013, IVA.</text:p>
          </table:table-cell>
          <table:table-cell office:value-type="string" calcext:value-type="string">
            <text:p>[]</text:p>
          </table:table-cell>
          <table:table-cell office:value-type="float" office:value="4071" calcext:value-type="float">
            <text:p>4071</text:p>
          </table:table-cell>
        </table:table-row>
        <table:table-row table:style-name="ro6">
          <table:table-cell office:value-type="float" office:value="54813" calcext:value-type="float">
            <text:p>54813</text:p>
          </table:table-cell>
          <table:table-cell office:value-type="string" calcext:value-type="string">
            <text:p>5e33f758d0a3cf5a85872833</text:p>
          </table:table-cell>
          <table:table-cell office:value-type="string" calcext:value-type="string">
            <text:p>AGR ARE 766357</text:p>
          </table:table-cell>
          <table:table-cell office:value-type="string" calcext:value-type="string">
            <text:p>ACÓRDÃO ELETRÔNICO</text:p>
            <text:p>DJe-192  DIVULG 30-09-2013  PUBLIC 01-10-2013</text:p>
          </table:table-cell>
          <table:table-cell office:value-type="string" calcext:value-type="string">
            <text:p>[]</text:p>
          </table:table-cell>
          <table:table-cell office:value-type="string" calcext:value-type="string">
            <text:p>AGTE.(S) : MINISTÉRIO PÚBLICO ELEITORAL </text:p>
            <text:p>PROC.(A/S)(ES) : PROCURADOR-GERAL DA REPÚBLICA </text:p>
            <text:p>AGDO.(A/S) : ANTONIO CARLOS FREITAS NOGUEIRA </text:p>
            <text:p>ADV.(A/S) : PAULO SÉRGIO MENDES DE CARVALHO </text:p>
            <text:p>INTDO.(A/S) : RICARDO EVANGELISTA LOBATO</text:p>
          </table:table-cell>
          <table:table-cell office:value-type="string" calcext:value-type="string">
            <text:p>- O ARE 757179 AgR foi objeto de embargos de declaração acolhidos com efeitos modificativos. Número de páginas: 6. Análise: 10/09/2013, AUR.</text:p>
          </table:table-cell>
          <table:table-cell office:value-type="string" calcext:value-type="string">
            <text:p>[]</text:p>
          </table:table-cell>
          <table:table-cell office:value-type="float" office:value="4380" calcext:value-type="float">
            <text:p>4380</text:p>
          </table:table-cell>
        </table:table-row>
        <table:table-row table:style-name="ro2">
          <table:table-cell office:value-type="float" office:value="56046" calcext:value-type="float">
            <text:p>56046</text:p>
          </table:table-cell>
          <table:table-cell office:value-type="string" calcext:value-type="string">
            <text:p>5e33fea2d0a3cf5a85872d04</text:p>
          </table:table-cell>
          <table:table-cell office:value-type="string" calcext:value-type="string">
            <text:p>ED AGR RE 566797</text:p>
          </table:table-cell>
          <table:table-cell office:value-type="string" calcext:value-type="string">
            <text:p>ACÓRDÃO ELETRÔNICO</text:p>
            <text:p>DJe-232  DIVULG 25-11-2013  PUBLIC 26-11-2013</text:p>
          </table:table-cell>
          <table:table-cell office:value-type="string" calcext:value-type="string">
            <text:p>[]</text:p>
          </table:table-cell>
          <table:table-cell office:value-type="string" calcext:value-type="string">
            <text:p>EMBTE.(S) : JANINE AMORIM CRUZ E OUTRO(A/S) </text:p>
            <text:p>ADV.(A/S) : ROBERTO DE FIGUEIREDO CALDAS E OUTRO(A/S) </text:p>
            <text:p>EMBDO.(A/S) : UNIÃO </text:p>
            <text:p>PROC.(A/S)(ES) : ADVOGADO-GERAL DA UNIÃO</text:p>
          </table:table-cell>
          <table:table-cell office:value-type="string" calcext:value-type="string">
            <text:p>Número de páginas: 6. Análise: 10/10/2013, MAR</text:p>
          </table:table-cell>
          <table:table-cell office:value-type="string" calcext:value-type="string">
            <text:p>[]</text:p>
          </table:table-cell>
          <table:table-cell office:value-type="float" office:value="5588" calcext:value-type="float">
            <text:p>5588</text:p>
          </table:table-cell>
        </table:table-row>
        <table:table-row table:style-name="ro2">
          <table:table-cell office:value-type="float" office:value="59782" calcext:value-type="float">
            <text:p>59782</text:p>
          </table:table-cell>
          <table:table-cell office:value-type="string" calcext:value-type="string">
            <text:p>5e3415b5d0a3cf5a85873b9c</text:p>
          </table:table-cell>
          <table:table-cell office:value-type="string" calcext:value-type="string">
            <text:p>AGR RE 606166</text:p>
          </table:table-cell>
          <table:table-cell office:value-type="string" calcext:value-type="string">
            <text:p>ACÓRDÃO ELETRÔNICO</text:p>
            <text:p>DJe-117  DIVULG 17-06-2014  PUBLIC 18-06-2014</text:p>
          </table:table-cell>
          <table:table-cell office:value-type="string" calcext:value-type="string">
            <text:p>[]</text:p>
          </table:table-cell>
          <table:table-cell office:value-type="string" calcext:value-type="string">
            <text:p>AGTE.(S) : ESTADO DE SANTA CATARINA </text:p>
            <text:p>PROC.(A/S)(ES) : PROCURADOR-GERAL DO ESTADO DE SANTA CATARINA </text:p>
            <text:p>AGDO.(A/S) : OTACIR CASSOL </text:p>
            <text:p>ADV.(A/S) : SHEILA UGOLINI</text:p>
          </table:table-cell>
          <table:table-cell office:value-type="string" calcext:value-type="string">
            <text:p>- O RE 606166 AgR foi objeto de embargos de declaração acolhidos com efeitos infrigentes. Número de páginas: 5. Análise: 07/07/2014, MAR.</text:p>
          </table:table-cell>
          <table:table-cell office:value-type="string" calcext:value-type="string">
            <text:p>[]</text:p>
          </table:table-cell>
          <table:table-cell office:value-type="float" office:value="9293" calcext:value-type="float">
            <text:p>9293</text:p>
          </table:table-cell>
        </table:table-row>
        <table:table-row table:style-name="ro2">
          <table:table-cell office:value-type="float" office:value="61014" calcext:value-type="float">
            <text:p>61014</text:p>
          </table:table-cell>
          <table:table-cell office:value-type="string" calcext:value-type="string">
            <text:p>5e341cf0d0a3cf5a8587406c</text:p>
          </table:table-cell>
          <table:table-cell office:value-type="string" calcext:value-type="string">
            <text:p>AGR ARE 768791</text:p>
          </table:table-cell>
          <table:table-cell office:value-type="string" calcext:value-type="string">
            <text:p>ACÓRDÃO ELETRÔNICO</text:p>
            <text:p>DJe-189  DIVULG 26-09-2014  PUBLIC 29-09-2014</text:p>
          </table:table-cell>
          <table:table-cell office:value-type="string" calcext:value-type="string">
            <text:p>[]</text:p>
          </table:table-cell>
          <table:table-cell office:value-type="string" calcext:value-type="string">
            <text:p>AGTE.(S) : EDNA FERNANDES DE AQUINO </text:p>
            <text:p>ADV.(A/S) : ESTEFANO DE LUCCA DAVID E OUTRO(A/S) </text:p>
            <text:p>AGDO.(A/S) : GIMBERTO BERTOLINI NETO </text:p>
            <text:p>ADV.(A/S) : THIAGO JOSÉ DE SOUZA BONFIM E OUTRO(A/S)</text:p>
          </table:table-cell>
          <table:table-cell office:value-type="string" calcext:value-type="string">
            <text:p>- O ARE 798306 AgR foi objeto de embargos de declaração acolhidos com efeitos modificativos. Número de páginas: 4. Análise: 01/10/2014, MÁR.</text:p>
          </table:table-cell>
          <table:table-cell office:value-type="string" calcext:value-type="string">
            <text:p>[]</text:p>
          </table:table-cell>
          <table:table-cell office:value-type="float" office:value="10707" calcext:value-type="float">
            <text:p>10707</text:p>
          </table:table-cell>
        </table:table-row>
        <table:table-row table:style-name="ro2">
          <table:table-cell office:value-type="float" office:value="62502" calcext:value-type="float">
            <text:p>62502</text:p>
          </table:table-cell>
          <table:table-cell office:value-type="string" calcext:value-type="string">
            <text:p>5e34249ed0a3cf5a8587463c</text:p>
          </table:table-cell>
          <table:table-cell office:value-type="string" calcext:value-type="string">
            <text:p>RHC 121494</text:p>
          </table:table-cell>
          <table:table-cell office:value-type="string" calcext:value-type="string">
            <text:p>PROCESSO ELETRÔNICO </text:p>
            <text:p>DJe-028  DIVULG 10-02-2015  PUBLIC 11-02-2015</text:p>
          </table:table-cell>
          <table:table-cell office:value-type="string" calcext:value-type="string">
            <text:p>[]</text:p>
          </table:table-cell>
          <table:table-cell office:value-type="string" calcext:value-type="string">
            <text:p>RECTE.(S) : SAMUEL SANTOS MARIA </text:p>
            <text:p>PROC.(A/S)(ES) : DEFENSOR PÚBLICO-GERAL DO ESTADO DO RIO GRANDE DO SUL E OUTRO(A/S) </text:p>
            <text:p>RECDO.(A/S) : MINISTÉRIO PÚBLICO FEDERAL </text:p>
            <text:p>PROC.(A/S)(ES) : PROCURADOR-GERAL DA REPÚBLICA</text:p>
          </table:table-cell>
          <table:table-cell office:value-type="string" calcext:value-type="string">
            <text:p>Número de páginas: 3. Análise: 26/02/2015, MJC</text:p>
          </table:table-cell>
          <table:table-cell office:value-type="string" calcext:value-type="string">
            <text:p>[]</text:p>
          </table:table-cell>
          <table:table-cell office:value-type="float" office:value="12195" calcext:value-type="float">
            <text:p>12195</text:p>
          </table:table-cell>
        </table:table-row>
        <table:table-row table:style-name="ro2">
          <table:table-cell office:value-type="float" office:value="62515" calcext:value-type="float">
            <text:p>62515</text:p>
          </table:table-cell>
          <table:table-cell office:value-type="string" calcext:value-type="string">
            <text:p>5e3424abd0a3cf5a85874649</text:p>
          </table:table-cell>
          <table:table-cell office:value-type="string" calcext:value-type="string">
            <text:p>ED AGR ARE 705260</text:p>
          </table:table-cell>
          <table:table-cell office:value-type="string" calcext:value-type="string">
            <text:p>PROCESSO ELETRÔNICO </text:p>
            <text:p>DJe-227  DIVULG 18-11-2014  PUBLIC 19-11-2014</text:p>
          </table:table-cell>
          <table:table-cell office:value-type="string" calcext:value-type="string">
            <text:p>[]</text:p>
          </table:table-cell>
          <table:table-cell office:value-type="string" calcext:value-type="string">
            <text:p>EMBTE.(S) : BONIFÁCIO FERNANDES CORDEIRO </text:p>
            <text:p>ADV.(A/S) : CARLOS ALBERTO BORRE </text:p>
            <text:p>EMBDO.(A/S) : INSTITUTO NACIONAL DO SEGURO SOCIAL - INSS </text:p>
            <text:p>PROC.(A/S)(ES) : PROCURADOR-GERAL FEDERAL</text:p>
          </table:table-cell>
          <table:table-cell office:value-type="string" calcext:value-type="string">
            <text:p>- O AI 850929 AgR-ED-ED foi objeto de embargos de declaração acolhidos com efeitos modificativos. Número de páginas: 4. Análise: 02/12/2014, MÁR.</text:p>
          </table:table-cell>
          <table:table-cell office:value-type="string" calcext:value-type="string">
            <text:p>[]</text:p>
          </table:table-cell>
          <table:table-cell office:value-type="float" office:value="12180" calcext:value-type="float">
            <text:p>12180</text:p>
          </table:table-cell>
        </table:table-row>
        <table:table-row table:style-name="ro2">
          <table:table-cell office:value-type="float" office:value="62936" calcext:value-type="float">
            <text:p>62936</text:p>
          </table:table-cell>
          <table:table-cell office:value-type="string" calcext:value-type="string">
            <text:p>5e3426f1d0a3cf5a858747ee</text:p>
          </table:table-cell>
          <table:table-cell office:value-type="string" calcext:value-type="string">
            <text:p>AGR ARE 832378</text:p>
          </table:table-cell>
          <table:table-cell office:value-type="string" calcext:value-type="string">
            <text:p>ACÓRDÃO ELETRÔNICO</text:p>
            <text:p>DJe-032  DIVULG 18-02-2015  PUBLIC 19-02-2015</text:p>
          </table:table-cell>
          <table:table-cell office:value-type="string" calcext:value-type="string">
            <text:p>[]</text:p>
          </table:table-cell>
          <table:table-cell office:value-type="string" calcext:value-type="string">
            <text:p>AGTE.(S) : ESTADO DE SANTA CATARINA </text:p>
            <text:p>PROC.(A/S)(ES) : PROCURADOR-GERAL DO ESTADO DE SANTA CATARINA </text:p>
            <text:p>RECDO.(A/S) : LOJAS COLOMBO S/A - COMÉRCIO DE UTILIDADES DOMÉSTICAS </text:p>
            <text:p>ADV.(A/S) : RAFAEL DE ASSIS HORN E OUTRO(A/S)</text:p>
          </table:table-cell>
          <table:table-cell office:value-type="string" calcext:value-type="string">
            <text:p>Número de páginas: 6. Análise: 27/02/2015, BMP</text:p>
          </table:table-cell>
          <table:table-cell office:value-type="string" calcext:value-type="string">
            <text:p>[]</text:p>
          </table:table-cell>
          <table:table-cell office:value-type="float" office:value="12669" calcext:value-type="float">
            <text:p>12669</text:p>
          </table:table-cell>
        </table:table-row>
        <table:table-row table:style-name="ro5">
          <table:table-cell office:value-type="float" office:value="62937" calcext:value-type="float">
            <text:p>62937</text:p>
          </table:table-cell>
          <table:table-cell office:value-type="string" calcext:value-type="string">
            <text:p>5e3426f3d0a3cf5a858747ef</text:p>
          </table:table-cell>
          <table:table-cell office:value-type="string" calcext:value-type="string">
            <text:p>HC 123465</text:p>
          </table:table-cell>
          <table:table-cell office:value-type="string" calcext:value-type="string">
            <text:p>PROCESSO ELETRÔNICO </text:p>
            <text:p>DJe-032  DIVULG 18-02-2015  PUBLIC 19-02-2015</text:p>
          </table:table-cell>
          <table:table-cell office:value-type="string" calcext:value-type="string">
            <text:p>[]</text:p>
          </table:table-cell>
          <table:table-cell office:value-type="string" calcext:value-type="string">
            <text:p>PACTE.(S) : M C P </text:p>
            <text:p>IMPTE.(S) : ANIELLO MIRANDA AUFIERO E OUTRO(A/S) </text:p>
            <text:p>COATOR(A/S)(ES) : SUPERIOR TRIBUNAL DE JUSTIÇA</text:p>
          </table:table-cell>
          <table:table-cell office:value-type="string" calcext:value-type="string">
            <text:p>Número de páginas: 3. Análise: 02/03/2015, MJC</text:p>
          </table:table-cell>
          <table:table-cell office:value-type="string" calcext:value-type="string">
            <text:p>[]</text:p>
          </table:table-cell>
          <table:table-cell office:value-type="float" office:value="12668" calcext:value-type="float">
            <text:p>12668</text:p>
          </table:table-cell>
        </table:table-row>
        <table:table-row table:style-name="ro9">
          <table:table-cell office:value-type="float" office:value="63061" calcext:value-type="float">
            <text:p>63061</text:p>
          </table:table-cell>
          <table:table-cell office:value-type="string" calcext:value-type="string">
            <text:p>5e34279fd0a3cf5a8587486b</text:p>
          </table:table-cell>
          <table:table-cell office:value-type="string" calcext:value-type="string">
            <text:p>AGR INQ 2116</text:p>
          </table:table-cell>
          <table:table-cell office:value-type="string" calcext:value-type="string">
            <text:p>ACÓRDÃO ELETRÔNICO</text:p>
            <text:p>DJe-025 DIVULG 05-02-2015 PUBLIC 06-02-2015</text:p>
          </table:table-cell>
          <table:table-cell office:value-type="string" calcext:value-type="string">
            <text:p>[]</text:p>
          </table:table-cell>
          <table:table-cell office:value-type="string" calcext:value-type="string">
            <text:p>RELATOR : MIN. MARCO AURÉLIO </text:p>
            <text:p>AGTE.(S) : MINISTÉRIO PÚBLICO FEDERAL </text:p>
            <text:p>AGDO.(A/S) : ROMERO JUCÁ </text:p>
            <text:p>ADV.(A/S) : LUIZ AUGUSTO MOREIRA </text:p>
            <text:p>ADV.(A/S) : ANTÔNIO CARLOS DE ALMEIDA CASTRO E OUTRO(A/S) </text:p>
            <text:p>PROC.(A/S)(ES) : PROCURADOR-GERAL DA REPÚBLICA </text:p>
            <text:p>AGDO.(A/S) : PAULO PEIXOTO OU PAULO DE SOUZA PEIXOTO </text:p>
            <text:p>ADV.(A/S) : ROBERTO GUEDES DE AMORIM</text:p>
          </table:table-cell>
          <table:table-cell office:value-type="string" calcext:value-type="string">
            <text:p>Número de páginas: 2. Análise: 03/03/2015, MAD</text:p>
          </table:table-cell>
          <table:table-cell office:value-type="string" calcext:value-type="string">
            <text:p>[]</text:p>
          </table:table-cell>
          <table:table-cell office:value-type="float" office:value="12834" calcext:value-type="float">
            <text:p>12834</text:p>
          </table:table-cell>
        </table:table-row>
        <table:table-row table:style-name="ro6">
          <table:table-cell office:value-type="float" office:value="63075" calcext:value-type="float">
            <text:p>63075</text:p>
          </table:table-cell>
          <table:table-cell office:value-type="string" calcext:value-type="string">
            <text:p>5e3427aed0a3cf5a85874879</text:p>
          </table:table-cell>
          <table:table-cell office:value-type="string" calcext:value-type="string">
            <text:p>AGR ARE 844526</text:p>
          </table:table-cell>
          <table:table-cell office:value-type="string" calcext:value-type="string">
            <text:p>ACÓRDÃO ELETRÔNICO</text:p>
            <text:p>DJe-032  DIVULG 18-02-2015  PUBLIC 19-02-2015</text:p>
          </table:table-cell>
          <table:table-cell office:value-type="string" calcext:value-type="string">
            <text:p>[]</text:p>
          </table:table-cell>
          <table:table-cell office:value-type="string" calcext:value-type="string">
            <text:p>AGTE.(S) : EVANDRO MANOEL CARDOSO </text:p>
            <text:p>ADV.(A/S) : ANTONIO MARCOS SOLERA E OUTRO(A/S) </text:p>
            <text:p>AGDO.(A/S) : MINISTÉRIO PÚBLICO DO ESTADO DO PARANÁ </text:p>
            <text:p>PROC.(A/S)(ES) : PROCURADOR-GERAL DE JUSTIÇA DO ESTADO DO PARANÁ </text:p>
            <text:p>INTDO.(A/S) : CESAR FERNANDO DA SILVA</text:p>
          </table:table-cell>
          <table:table-cell office:value-type="string" calcext:value-type="string">
            <text:p>Número de páginas: 9. Análise: 03/03/2015, MJC</text:p>
          </table:table-cell>
          <table:table-cell office:value-type="string" calcext:value-type="string">
            <text:p>[]</text:p>
          </table:table-cell>
          <table:table-cell office:value-type="float" office:value="12963" calcext:value-type="float">
            <text:p>12963</text:p>
          </table:table-cell>
        </table:table-row>
        <table:table-row table:style-name="ro6">
          <table:table-cell office:value-type="float" office:value="63088" calcext:value-type="float">
            <text:p>63088</text:p>
          </table:table-cell>
          <table:table-cell office:value-type="string" calcext:value-type="string">
            <text:p>5e3427d2d0a3cf5a85874886</text:p>
          </table:table-cell>
          <table:table-cell office:value-type="string" calcext:value-type="string">
            <text:p>AGR RE 759317</text:p>
          </table:table-cell>
          <table:table-cell office:value-type="string" calcext:value-type="string">
            <text:p>ACÓRDÃO ELETRÔNICO</text:p>
            <text:p>DJe-033  DIVULG 19-02-2015  PUBLIC 20-02-2015</text:p>
          </table:table-cell>
          <table:table-cell office:value-type="string" calcext:value-type="string">
            <text:p>[]</text:p>
          </table:table-cell>
          <table:table-cell office:value-type="string" calcext:value-type="string">
            <text:p>AGTE.(S) : JOSÉ GERALDO ROSA </text:p>
            <text:p>PROC.(A/S)(ES) : DEFENSOR PÚBLICO-GERAL FEDERAL </text:p>
            <text:p>AGDO.(A/S) : MINISTÉRIO PÚBLICO DO ESTADO DE MINAS GERAIS </text:p>
            <text:p>PROC.(A/S)(ES) : PROCURADOR-GERAL DE JUSTIÇA DO ESTADO DE MINAS GERAIS </text:p>
            <text:p>INTDO.(A/S) : SEVERINO GENILSON FERREIRA DA SILVA</text:p>
          </table:table-cell>
          <table:table-cell office:value-type="string" calcext:value-type="string">
            <text:p>Número de páginas: 7. Análise: 03/03/2015, MJC</text:p>
          </table:table-cell>
          <table:table-cell office:value-type="string" calcext:value-type="string">
            <text:p>[]</text:p>
          </table:table-cell>
          <table:table-cell office:value-type="float" office:value="12949" calcext:value-type="float">
            <text:p>12949</text:p>
          </table:table-cell>
        </table:table-row>
        <table:table-row table:style-name="ro6">
          <table:table-cell office:value-type="float" office:value="63189" calcext:value-type="float">
            <text:p>63189</text:p>
          </table:table-cell>
          <table:table-cell office:value-type="string" calcext:value-type="string">
            <text:p>5e342856d0a3cf5a858748eb</text:p>
          </table:table-cell>
          <table:table-cell office:value-type="string" calcext:value-type="string">
            <text:p>AP 521</text:p>
          </table:table-cell>
          <table:table-cell office:value-type="string" calcext:value-type="string">
            <text:p>ACÓRDÃO ELETRÔNICO</text:p>
            <text:p>DJe-025 DIVULG 05-02-2015 PUBLIC 06-02-2015</text:p>
          </table:table-cell>
          <table:table-cell office:value-type="string" calcext:value-type="string">
            <text:p>[]</text:p>
          </table:table-cell>
          <table:table-cell office:value-type="string" calcext:value-type="string">
            <text:p>AUTOR(A/S)(ES) : MINISTÉRIO PÚBLICO FEDERAL </text:p>
            <text:p>PROC.(A/S)(ES) : PROCURADOR-GERAL DA REPÚBLICA </text:p>
            <text:p>RÉU(É)(S) : JEFFERSON ALVES DE CAMPOS </text:p>
            <text:p>ADV.(A/S) : LUIS MAXIMILIANO LEAL TELESCA MOTA E OUTRO(A/S) </text:p>
            <text:p>ADV.(A/S) : ERICK VANDERLEI MICHELETTI</text:p>
          </table:table-cell>
          <table:table-cell office:value-type="string" calcext:value-type="string">
            <text:p>Número de páginas: 3. Análise: 04/03/2015, JRS</text:p>
          </table:table-cell>
          <table:table-cell office:value-type="string" calcext:value-type="string">
            <text:p>[]</text:p>
          </table:table-cell>
          <table:table-cell office:value-type="float" office:value="12833" calcext:value-type="float">
            <text:p>12833</text:p>
          </table:table-cell>
        </table:table-row>
        <table:table-row table:style-name="ro2">
          <table:table-cell office:value-type="float" office:value="63236" calcext:value-type="float">
            <text:p>63236</text:p>
          </table:table-cell>
          <table:table-cell office:value-type="string" calcext:value-type="string">
            <text:p>5e342899d0a3cf5a8587491a</text:p>
          </table:table-cell>
          <table:table-cell office:value-type="string" calcext:value-type="string">
            <text:p>AGR RMS 32987</text:p>
          </table:table-cell>
          <table:table-cell office:value-type="string" calcext:value-type="string">
            <text:p>PROCESSO ELETRÔNICO </text:p>
            <text:p>DJe-028  DIVULG 10-02-2015  PUBLIC 11-02-2015</text:p>
          </table:table-cell>
          <table:table-cell office:value-type="string" calcext:value-type="string">
            <text:p>[]</text:p>
          </table:table-cell>
          <table:table-cell office:value-type="string" calcext:value-type="string">
            <text:p>AGTE.(S) : MARCIA THAIS DE OLIVEIRA STOLF </text:p>
            <text:p>ADV.(A/S) : WAGNER ROSSI RODRIGUES E OUTRO(A/S) </text:p>
            <text:p>AGDO.(A/S) : UNIÃO </text:p>
            <text:p>PROC.(A/S)(ES) : ADVOGADO-GERAL DA UNIÃO</text:p>
          </table:table-cell>
          <table:table-cell office:value-type="string" calcext:value-type="string">
            <text:p>Número de páginas: 6. Análise: 26/02/2015, MJC</text:p>
          </table:table-cell>
          <table:table-cell office:value-type="string" calcext:value-type="string">
            <text:p>[]</text:p>
          </table:table-cell>
          <table:table-cell office:value-type="float" office:value="13034" calcext:value-type="float">
            <text:p>13034</text:p>
          </table:table-cell>
        </table:table-row>
        <table:table-row table:style-name="ro4">
          <table:table-cell office:value-type="float" office:value="63251" calcext:value-type="float">
            <text:p>63251</text:p>
          </table:table-cell>
          <table:table-cell office:value-type="string" calcext:value-type="string">
            <text:p>5e3428a8d0a3cf5a85874929</text:p>
          </table:table-cell>
          <table:table-cell office:value-type="string" calcext:value-type="string">
            <text:p>AGR ARE 843051</text:p>
          </table:table-cell>
          <table:table-cell office:value-type="string" calcext:value-type="string">
            <text:p>ACÓRDÃO ELETRÔNICO</text:p>
            <text:p>DJe-027  DIVULG 09-02-2015  PUBLIC 10-02-2015</text:p>
          </table:table-cell>
          <table:table-cell office:value-type="string" calcext:value-type="string">
            <text:p>[]</text:p>
          </table:table-cell>
          <table:table-cell office:value-type="string" calcext:value-type="string">
            <text:p>AGTE.(S) : MARCUS VINICIUS COSTA SOLINO </text:p>
            <text:p>ADV.(A/S) : MARCUS VINICIUS COSTA SOLINO</text:p>
          </table:table-cell>
          <table:table-cell office:value-type="string" calcext:value-type="string">
            <text:p>Número de páginas: 5. Análise: 26/02/2015, MJC</text:p>
          </table:table-cell>
          <table:table-cell office:value-type="string" calcext:value-type="string">
            <text:p>[]</text:p>
          </table:table-cell>
          <table:table-cell office:value-type="float" office:value="13062" calcext:value-type="float">
            <text:p>13062</text:p>
          </table:table-cell>
        </table:table-row>
        <table:table-row table:style-name="ro2">
          <table:table-cell office:value-type="float" office:value="63276" calcext:value-type="float">
            <text:p>63276</text:p>
          </table:table-cell>
          <table:table-cell office:value-type="string" calcext:value-type="string">
            <text:p>5e3428d0d0a3cf5a85874942</text:p>
          </table:table-cell>
          <table:table-cell office:value-type="string" calcext:value-type="string">
            <text:p>ED ARE 762155</text:p>
          </table:table-cell>
          <table:table-cell office:value-type="string" calcext:value-type="string">
            <text:p>PROCESSO ELETRÔNICO </text:p>
            <text:p>DJe-028  DIVULG 10-02-2015  PUBLIC 11-02-2015</text:p>
          </table:table-cell>
          <table:table-cell office:value-type="string" calcext:value-type="string">
            <text:p>[]</text:p>
          </table:table-cell>
          <table:table-cell office:value-type="string" calcext:value-type="string">
            <text:p>EMBTE.(S) : INSTITUTO DE PREVIDENCIA DOS SERVIDORES DO ESTADO IPAJM </text:p>
            <text:p>ADV.(A/S) : RODRIGO ANTONIO GIACOMELLI E OUTRO(A/S) </text:p>
            <text:p>EMBDO.(A/S) : JAIR FERREIRA </text:p>
            <text:p>ADV.(A/S) : DANIELLE PINA DYNA E OUTRO(A/S)</text:p>
          </table:table-cell>
          <table:table-cell office:value-type="string" calcext:value-type="string">
            <text:p>Número de páginas: 6. Análise: 26/02/2015, MJC</text:p>
          </table:table-cell>
          <table:table-cell office:value-type="string" calcext:value-type="string">
            <text:p>[]</text:p>
          </table:table-cell>
          <table:table-cell office:value-type="float" office:value="13033" calcext:value-type="float">
            <text:p>13033</text:p>
          </table:table-cell>
        </table:table-row>
        <table:table-row table:style-name="ro3">
          <table:table-cell office:value-type="float" office:value="63279" calcext:value-type="float">
            <text:p>63279</text:p>
          </table:table-cell>
          <table:table-cell office:value-type="string" calcext:value-type="string">
            <text:p>5e3428d2d0a3cf5a85874945</text:p>
          </table:table-cell>
          <table:table-cell office:value-type="string" calcext:value-type="string">
            <text:p>AGR RE 779170</text:p>
          </table:table-cell>
          <table:table-cell office:value-type="string" calcext:value-type="string">
            <text:p>PROCESSO ELETRÔNICO </text:p>
            <text:p>DJe-028  DIVULG 10-02-2015  PUBLIC 11-02-2015</text:p>
          </table:table-cell>
          <table:table-cell office:value-type="string" calcext:value-type="string">
            <text:p>[]</text:p>
          </table:table-cell>
          <table:table-cell office:value-type="string" calcext:value-type="string">
            <text:p>AGTE.(S) : ESTADO DO RIO GRANDE DO SUL </text:p>
            <text:p>PROC.(A/S)(ES) : PROCURADOR-GERAL DO ESTADO DO RIO GRANDE DO SUL </text:p>
            <text:p>AGDO.(A/S) : ADRIANA PINTO DE MELLO E OUTRO(A/S) </text:p>
            <text:p>ADV.(A/S) : LINDA ELEM UFLACKER LUTZ E OUTRO(A/S) </text:p>
            <text:p>AGDO.(A/S) : MARCIA SAPOZNIK </text:p>
            <text:p>ADV.(A/S) : VINICIUS DOS SANTOS MORAES</text:p>
          </table:table-cell>
          <table:table-cell office:value-type="string" calcext:value-type="string">
            <text:p>Número de páginas: 7. Análise: 26/02/2015, MJC</text:p>
          </table:table-cell>
          <table:table-cell office:value-type="string" calcext:value-type="string">
            <text:p>[]</text:p>
          </table:table-cell>
          <table:table-cell office:value-type="float" office:value="13030" calcext:value-type="float">
            <text:p>13030</text:p>
          </table:table-cell>
        </table:table-row>
        <table:table-row table:style-name="ro2">
          <table:table-cell office:value-type="float" office:value="63284" calcext:value-type="float">
            <text:p>63284</text:p>
          </table:table-cell>
          <table:table-cell office:value-type="string" calcext:value-type="string">
            <text:p>5e3428d4d0a3cf5a8587494a</text:p>
          </table:table-cell>
          <table:table-cell office:value-type="string" calcext:value-type="string">
            <text:p>AGR AGR RE 709669</text:p>
          </table:table-cell>
          <table:table-cell office:value-type="string" calcext:value-type="string">
            <text:p>ACÓRDÃO ELETRÔNICO</text:p>
            <text:p>DJe-027  DIVULG 09-02-2015  PUBLIC 10-02-2015</text:p>
          </table:table-cell>
          <table:table-cell office:value-type="string" calcext:value-type="string">
            <text:p>[]</text:p>
          </table:table-cell>
          <table:table-cell office:value-type="string" calcext:value-type="string">
            <text:p>AGTE.(S) : DOMINGOS SÁVIO IANZER RODRIGUES </text:p>
            <text:p>ADV.(A/S) : ANDRÉ FAGUNDES MACHADO </text:p>
            <text:p>AGDO.(A/S) : COMPANHIA DE GERAÇÃO TÉRMICA DE ENERGIA ELÉTRICA - CGTEEE </text:p>
            <text:p>ADV.(A/S) : LEONILDA VALENTI</text:p>
          </table:table-cell>
          <table:table-cell office:value-type="string" calcext:value-type="string">
            <text:p>Número de páginas: 6. Análise: 04/03/2015, MAD</text:p>
          </table:table-cell>
          <table:table-cell office:value-type="string" calcext:value-type="string">
            <text:p>[]</text:p>
          </table:table-cell>
          <table:table-cell office:value-type="float" office:value="13025" calcext:value-type="float">
            <text:p>13025</text:p>
          </table:table-cell>
        </table:table-row>
        <table:table-row table:style-name="ro3">
          <table:table-cell office:value-type="float" office:value="63289" calcext:value-type="float">
            <text:p>63289</text:p>
          </table:table-cell>
          <table:table-cell office:value-type="string" calcext:value-type="string">
            <text:p>5e3428ded0a3cf5a8587494f</text:p>
          </table:table-cell>
          <table:table-cell office:value-type="string" calcext:value-type="string">
            <text:p>AGR RCL 18265</text:p>
          </table:table-cell>
          <table:table-cell office:value-type="string" calcext:value-type="string">
            <text:p>PROCESSO ELETRÔNICO </text:p>
            <text:p>DJe-028  DIVULG 10-02-2015  PUBLIC 11-02-2015</text:p>
          </table:table-cell>
          <table:table-cell office:value-type="string" calcext:value-type="string">
            <text:p>[]</text:p>
          </table:table-cell>
          <table:table-cell office:value-type="string" calcext:value-type="string">
            <text:p>AGTE.(S) : SERASA S/A </text:p>
            <text:p>ADV.(A/S) : LEANDRO LUIS LOTO </text:p>
            <text:p>AGDO.(A/S) : ADAIR DE FREITAS </text:p>
            <text:p>ADV.(A/S) : FÁBIO CÉSAR TEIXEIRA E OUTRO(A/S) </text:p>
            <text:p>INTDO.(A/S) : 1ª TURMA RECURSAL DO ESTADO DO PARANÁ </text:p>
            <text:p>ADV.(A/S) : SEM REPRESENTAÇÃO NOS AUTOS</text:p>
          </table:table-cell>
          <table:table-cell office:value-type="string" calcext:value-type="string">
            <text:p>Número de páginas: 5. Análise: 26/02/2015, MJC</text:p>
          </table:table-cell>
          <table:table-cell office:value-type="string" calcext:value-type="string">
            <text:p>[]</text:p>
          </table:table-cell>
          <table:table-cell office:value-type="float" office:value="13019" calcext:value-type="float">
            <text:p>13019</text:p>
          </table:table-cell>
        </table:table-row>
        <table:table-row table:style-name="ro2">
          <table:table-cell office:value-type="float" office:value="63304" calcext:value-type="float">
            <text:p>63304</text:p>
          </table:table-cell>
          <table:table-cell office:value-type="string" calcext:value-type="string">
            <text:p>5e3428f2d0a3cf5a8587495e</text:p>
          </table:table-cell>
          <table:table-cell office:value-type="string" calcext:value-type="string">
            <text:p>AGR ARE 843990</text:p>
          </table:table-cell>
          <table:table-cell office:value-type="string" calcext:value-type="string">
            <text:p>PROCESSO ELETRÔNICO </text:p>
            <text:p>DJe-028  DIVULG 10-02-2015  PUBLIC 11-02-2015</text:p>
          </table:table-cell>
          <table:table-cell office:value-type="string" calcext:value-type="string">
            <text:p>[]</text:p>
          </table:table-cell>
          <table:table-cell office:value-type="string" calcext:value-type="string">
            <text:p>AGTE.(S) : MARUSA NASCIMENTO GUIZARDI E OUTRO(A/S) </text:p>
            <text:p>ADV.(A/S) : WILLER TOMAZ DE SOUZA </text:p>
            <text:p>AGDO.(A/S) : MUNICÍPIO DE VITÓRIA </text:p>
            <text:p>PROC.(A/S)(ES) : PROCURADOR-GERAL DO MUNICÍPIO DE VITÓRIA</text:p>
          </table:table-cell>
          <table:table-cell office:value-type="string" calcext:value-type="string">
            <text:p>Número de páginas: 6. Análise: 04/03/2015, MAD</text:p>
          </table:table-cell>
          <table:table-cell office:value-type="string" calcext:value-type="string">
            <text:p>[]</text:p>
          </table:table-cell>
          <table:table-cell office:value-type="float" office:value="13000" calcext:value-type="float">
            <text:p>13000</text:p>
          </table:table-cell>
        </table:table-row>
        <table:table-row table:style-name="ro2">
          <table:table-cell office:value-type="float" office:value="63592" calcext:value-type="float">
            <text:p>63592</text:p>
          </table:table-cell>
          <table:table-cell office:value-type="string" calcext:value-type="string">
            <text:p>5e342a43d0a3cf1d29d51407</text:p>
          </table:table-cell>
          <table:table-cell office:value-type="string" calcext:value-type="string">
            <text:p>AGR RE 578073</text:p>
          </table:table-cell>
          <table:table-cell office:value-type="string" calcext:value-type="string">
            <text:p>ACÓRDÃO ELETRÔNICO</text:p>
            <text:p>DJe-031  DIVULG 13-02-2015  PUBLIC 18-02-2015</text:p>
          </table:table-cell>
          <table:table-cell office:value-type="string" calcext:value-type="string">
            <text:p>[]</text:p>
          </table:table-cell>
          <table:table-cell office:value-type="string" calcext:value-type="string">
            <text:p>AGTE.(S) : ESTADO DE GOIÁS </text:p>
            <text:p>PROC.(A/S)(ES) : PROCURADOR-GERAL DO ESTADO DE GOIÁS </text:p>
            <text:p>AGDO.(A/S) : HAMILTON DE ALCÂNTARA OLIVEIRA </text:p>
            <text:p>ADV.(A/S) : ENEY CURADO BROM FILHO</text:p>
          </table:table-cell>
          <table:table-cell office:value-type="string" calcext:value-type="string">
            <text:p>Número de páginas: 5. Análise: 26/02/2015, BMP</text:p>
          </table:table-cell>
          <table:table-cell office:value-type="string" calcext:value-type="string">
            <text:p>[]</text:p>
          </table:table-cell>
          <table:table-cell office:value-type="float" office:value="251" calcext:value-type="float">
            <text:p>251</text:p>
          </table:table-cell>
        </table:table-row>
        <table:table-row table:style-name="ro3">
          <table:table-cell office:value-type="float" office:value="63595" calcext:value-type="float">
            <text:p>63595</text:p>
          </table:table-cell>
          <table:table-cell office:value-type="string" calcext:value-type="string">
            <text:p>5e342a45d0a3cf1d29d5140a</text:p>
          </table:table-cell>
          <table:table-cell office:value-type="string" calcext:value-type="string">
            <text:p>AGR RE 487363</text:p>
          </table:table-cell>
          <table:table-cell office:value-type="string" calcext:value-type="string">
            <text:p>ACÓRDÃO ELETRÔNICO</text:p>
            <text:p>DJe-031  DIVULG 13-02-2015  PUBLIC 18-02-2015</text:p>
          </table:table-cell>
          <table:table-cell office:value-type="string" calcext:value-type="string">
            <text:p>[]</text:p>
          </table:table-cell>
          <table:table-cell office:value-type="string" calcext:value-type="string">
            <text:p>AGTE.(S) : LUIZ CARLOS LOPES </text:p>
            <text:p>ADV.(A/S) : LUIZ CARLOS LOPES </text:p>
            <text:p>AGDO.(A/S) : MUNICÍPIO DE SÃO VICENTE </text:p>
            <text:p>ADV.(A/S) : MARCIA IBRAHIM SCANAVACCA </text:p>
            <text:p>INTDO.(A/S) : EDGAR SEBASTIÃO TOMAZINI </text:p>
            <text:p>ADV.(A/S) : LUIZ CARLOS LOPES</text:p>
          </table:table-cell>
          <table:table-cell office:value-type="string" calcext:value-type="string">
            <text:p>Número de páginas: 8. Análise: 27/02/2015, BMP</text:p>
          </table:table-cell>
          <table:table-cell office:value-type="string" calcext:value-type="string">
            <text:p>[]</text:p>
          </table:table-cell>
          <table:table-cell office:value-type="float" office:value="248" calcext:value-type="float">
            <text:p>248</text:p>
          </table:table-cell>
        </table:table-row>
        <table:table-row table:style-name="ro6">
          <table:table-cell office:value-type="float" office:value="63605" calcext:value-type="float">
            <text:p>63605</text:p>
          </table:table-cell>
          <table:table-cell office:value-type="string" calcext:value-type="string">
            <text:p>5e342a51d0a3cf1d29d51414</text:p>
          </table:table-cell>
          <table:table-cell office:value-type="string" calcext:value-type="string">
            <text:p>AGR ARE 855928</text:p>
          </table:table-cell>
          <table:table-cell office:value-type="string" calcext:value-type="string">
            <text:p>PROCESSO ELETRÔNICO </text:p>
            <text:p>DJe-032  DIVULG 18-02-2015  PUBLIC 19-02-2015</text:p>
          </table:table-cell>
          <table:table-cell office:value-type="string" calcext:value-type="string">
            <text:p>[]</text:p>
          </table:table-cell>
          <table:table-cell office:value-type="string" calcext:value-type="string">
            <text:p>AGTE.(S) : FUNDAÇÃO DE APOSENTADORIAS E PENSÕES DOS SERVIDORES DO ESTADO DE PERNAMBUCO - FUNAPE </text:p>
            <text:p>AGTE.(S) : ESTADO DE PERNAMBUCO </text:p>
            <text:p>PROC.(A/S)(ES) : PROCURADOR-GERAL DO ESTADO DE PERNAMBUCO </text:p>
            <text:p>AGDO.(A/S) : AUDICEIA MARIA OLIVEIRA DA SILVA E OUTRO(A/S) </text:p>
            <text:p>ADV.(A/S) : JOSÉ OMAR DE MELO JÚNIOR</text:p>
          </table:table-cell>
          <table:table-cell office:value-type="string" calcext:value-type="string">
            <text:p>Número de páginas: 7. Análise: 27/02/2015, MJC</text:p>
          </table:table-cell>
          <table:table-cell office:value-type="string" calcext:value-type="string">
            <text:p>[]</text:p>
          </table:table-cell>
          <table:table-cell office:value-type="float" office:value="237" calcext:value-type="float">
            <text:p>237</text:p>
          </table:table-cell>
        </table:table-row>
        <table:table-row table:style-name="ro2">
          <table:table-cell office:value-type="float" office:value="63606" calcext:value-type="float">
            <text:p>63606</text:p>
          </table:table-cell>
          <table:table-cell office:value-type="string" calcext:value-type="string">
            <text:p>5e342a51d0a3cf1d29d51415</text:p>
          </table:table-cell>
          <table:table-cell office:value-type="string" calcext:value-type="string">
            <text:p>AGR RE 823470</text:p>
          </table:table-cell>
          <table:table-cell office:value-type="string" calcext:value-type="string">
            <text:p>PROCESSO ELETRÔNICO </text:p>
            <text:p>DJe-032  DIVULG 18-02-2015  PUBLIC 19-02-2015</text:p>
          </table:table-cell>
          <table:table-cell office:value-type="string" calcext:value-type="string">
            <text:p>[]</text:p>
          </table:table-cell>
          <table:table-cell office:value-type="string" calcext:value-type="string">
            <text:p>AGTE.(S) : PAULO JOHANN </text:p>
            <text:p>ADV.(A/S) : FLÁVIO HENRIQUE MIRANDA ZANETTINI </text:p>
            <text:p>AGDO.(A/S) : UNIÃO </text:p>
            <text:p>PROC.(A/S)(ES) : PROCURADOR-GERAL DA FAZENDA NACIONAL</text:p>
          </table:table-cell>
          <table:table-cell office:value-type="string" calcext:value-type="string">
            <text:p>Número de páginas: 7. Análise: 02/03/2015, MJC</text:p>
          </table:table-cell>
          <table:table-cell office:value-type="string" calcext:value-type="string">
            <text:p>[]</text:p>
          </table:table-cell>
          <table:table-cell office:value-type="float" office:value="236" calcext:value-type="float">
            <text:p>236</text:p>
          </table:table-cell>
        </table:table-row>
        <table:table-row table:style-name="ro6">
          <table:table-cell office:value-type="float" office:value="63610" calcext:value-type="float">
            <text:p>63610</text:p>
          </table:table-cell>
          <table:table-cell office:value-type="string" calcext:value-type="string">
            <text:p>5e342a53d0a3cf1d29d51419</text:p>
          </table:table-cell>
          <table:table-cell office:value-type="string" calcext:value-type="string">
            <text:p>AGR ARE 853186</text:p>
          </table:table-cell>
          <table:table-cell office:value-type="string" calcext:value-type="string">
            <text:p>PROCESSO ELETRÔNICO </text:p>
            <text:p>DJe-032  DIVULG 18-02-2015  PUBLIC 19-02-2015</text:p>
          </table:table-cell>
          <table:table-cell office:value-type="string" calcext:value-type="string">
            <text:p>[]</text:p>
          </table:table-cell>
          <table:table-cell office:value-type="string" calcext:value-type="string">
            <text:p>AGTE.(S) : CONFINS TRANSPORTES LTDA </text:p>
            <text:p>ADV.(A/S) : DAVID GONÇALVES DE ANDRADE SILVA E OUTRO(A/S) </text:p>
            <text:p>ADV.(A/S) : EDUARDO ARRIEIRO ELIAS </text:p>
            <text:p>AGDO.(A/S) : ESTADO DE MINAS GERAIS </text:p>
            <text:p>PROC.(A/S)(ES) : ADVOGADO-GERAL DO ESTADO DE MINAS GERAIS</text:p>
          </table:table-cell>
          <table:table-cell office:value-type="string" calcext:value-type="string">
            <text:p>Número de páginas: 7. Análise: 02/03/2015, MJC</text:p>
          </table:table-cell>
          <table:table-cell office:value-type="string" calcext:value-type="string">
            <text:p>[]</text:p>
          </table:table-cell>
          <table:table-cell office:value-type="float" office:value="231" calcext:value-type="float">
            <text:p>231</text:p>
          </table:table-cell>
        </table:table-row>
        <table:table-row table:style-name="ro2">
          <table:table-cell office:value-type="float" office:value="63616" calcext:value-type="float">
            <text:p>63616</text:p>
          </table:table-cell>
          <table:table-cell office:value-type="string" calcext:value-type="string">
            <text:p>5e342a57d0a3cf1d29d5141f</text:p>
          </table:table-cell>
          <table:table-cell office:value-type="string" calcext:value-type="string">
            <text:p>AGR ARE 846713</text:p>
          </table:table-cell>
          <table:table-cell office:value-type="string" calcext:value-type="string">
            <text:p>PROCESSO ELETRÔNICO </text:p>
            <text:p>DJe-032  DIVULG 18-02-2015  PUBLIC 19-02-2015</text:p>
          </table:table-cell>
          <table:table-cell office:value-type="string" calcext:value-type="string">
            <text:p>[]</text:p>
          </table:table-cell>
          <table:table-cell office:value-type="string" calcext:value-type="string">
            <text:p>AGTE.(S) : ESTADO DE MINAS GERAIS </text:p>
            <text:p>PROC.(A/S)(ES) : ADVOGADO-GERAL DO ESTADO DE MINAS GERAIS </text:p>
            <text:p>AGDO.(A/S) : FARLEY RODRIGUES DOS SANTOS E OUTRO(A/S) </text:p>
            <text:p>ADV.(A/S) : JULIANA MARA PORFÍRIO GOMES E OUTRO(A/S)</text:p>
          </table:table-cell>
          <table:table-cell office:value-type="string" calcext:value-type="string">
            <text:p>Número de páginas: 8. Análise: 02/03/2015, MJC</text:p>
          </table:table-cell>
          <table:table-cell office:value-type="string" calcext:value-type="string">
            <text:p>[]</text:p>
          </table:table-cell>
          <table:table-cell office:value-type="float" office:value="225" calcext:value-type="float">
            <text:p>225</text:p>
          </table:table-cell>
        </table:table-row>
        <table:table-row table:style-name="ro2">
          <table:table-cell office:value-type="float" office:value="63622" calcext:value-type="float">
            <text:p>63622</text:p>
          </table:table-cell>
          <table:table-cell office:value-type="string" calcext:value-type="string">
            <text:p>5e342a61d0a3cf1d29d51425</text:p>
          </table:table-cell>
          <table:table-cell office:value-type="string" calcext:value-type="string">
            <text:p>AGR ARE 854405</text:p>
          </table:table-cell>
          <table:table-cell office:value-type="string" calcext:value-type="string">
            <text:p>PROCESSO ELETRÔNICO </text:p>
            <text:p>DJe-032  DIVULG 18-02-2015  PUBLIC 19-02-2015</text:p>
          </table:table-cell>
          <table:table-cell office:value-type="string" calcext:value-type="string">
            <text:p>[]</text:p>
          </table:table-cell>
          <table:table-cell office:value-type="string" calcext:value-type="string">
            <text:p>AGTE.(S) : JAKELINE COSTA FRAGOSO </text:p>
            <text:p>ADV.(A/S) : VLADIMIR ALFREDO KRAUSS E OUTRO(A/S) </text:p>
            <text:p>AGDO.(A/S) : MINISTÉRIO PÚBLICO DO ESTADO DE SÃO PAULO </text:p>
            <text:p>PROC.(A/S)(ES) : PROCURADOR-GERAL DE JUSTIÇA DO ESTADO DE SÃO PAULO</text:p>
          </table:table-cell>
          <table:table-cell office:value-type="string" calcext:value-type="string">
            <text:p>Número de páginas: 7. Análise: 03/03/2015, MJC</text:p>
          </table:table-cell>
          <table:table-cell office:value-type="string" calcext:value-type="string">
            <text:p>[]</text:p>
          </table:table-cell>
          <table:table-cell office:value-type="float" office:value="218" calcext:value-type="float">
            <text:p>218</text:p>
          </table:table-cell>
        </table:table-row>
        <table:table-row table:style-name="ro2">
          <table:table-cell office:value-type="float" office:value="63626" calcext:value-type="float">
            <text:p>63626</text:p>
          </table:table-cell>
          <table:table-cell office:value-type="string" calcext:value-type="string">
            <text:p>5e342a62d0a3cf1d29d51429</text:p>
          </table:table-cell>
          <table:table-cell office:value-type="string" calcext:value-type="string">
            <text:p>AGR ARE 853918</text:p>
          </table:table-cell>
          <table:table-cell office:value-type="string" calcext:value-type="string">
            <text:p>PROCESSO ELETRÔNICO </text:p>
            <text:p>DJe-032  DIVULG 18-02-2015  PUBLIC 19-02-2015</text:p>
          </table:table-cell>
          <table:table-cell office:value-type="string" calcext:value-type="string">
            <text:p>[]</text:p>
          </table:table-cell>
          <table:table-cell office:value-type="string" calcext:value-type="string">
            <text:p>AGTE.(S) : USCIEL AUGUSTO DA SILVA </text:p>
            <text:p>ADV.(A/S) : ELIZABETH DE CARVALHO SIMPLÍCIO E OUTRO(A/S) </text:p>
            <text:p>AGDO.(A/S) : ESTADO DE PERNAMBUCO </text:p>
            <text:p>PROC.(A/S)(ES) : PROCURADOR-GERAL DO ESTADO DE PERNAMBUCO</text:p>
          </table:table-cell>
          <table:table-cell office:value-type="string" calcext:value-type="string">
            <text:p>Número de páginas: 7. Análise: 02/03/2015, MJC</text:p>
          </table:table-cell>
          <table:table-cell office:value-type="string" calcext:value-type="string">
            <text:p>[]</text:p>
          </table:table-cell>
          <table:table-cell office:value-type="float" office:value="214" calcext:value-type="float">
            <text:p>214</text:p>
          </table:table-cell>
        </table:table-row>
        <table:table-row table:style-name="ro2">
          <table:table-cell office:value-type="float" office:value="63632" calcext:value-type="float">
            <text:p>63632</text:p>
          </table:table-cell>
          <table:table-cell office:value-type="string" calcext:value-type="string">
            <text:p>5e342a66d0a3cf1d29d5142f</text:p>
          </table:table-cell>
          <table:table-cell office:value-type="string" calcext:value-type="string">
            <text:p>SEGUNDO AGR RE 470811</text:p>
          </table:table-cell>
          <table:table-cell office:value-type="string" calcext:value-type="string">
            <text:p>ACÓRDÃO ELETRÔNICO</text:p>
            <text:p>DJe-033  DIVULG 19-02-2015  PUBLIC 20-02-2015</text:p>
          </table:table-cell>
          <table:table-cell office:value-type="string" calcext:value-type="string">
            <text:p>[]</text:p>
          </table:table-cell>
          <table:table-cell office:value-type="string" calcext:value-type="string">
            <text:p>AGTE.(S) : UNIÃO </text:p>
            <text:p>PROC.(A/S)(ES) : PROCURADOR-GERAL DA FAZENDA NACIONAL </text:p>
            <text:p>AGDO.(A/S) : SWEDISH MATCH DO BRASIL S/A </text:p>
            <text:p>ADV.(A/S) : MARÇAL DE ASSIS BRASIL NETO E OUTRO(A/S)</text:p>
          </table:table-cell>
          <table:table-cell office:value-type="string" calcext:value-type="string">
            <text:p>Número de páginas: 5. Análise: 26/02/2015, BMP</text:p>
          </table:table-cell>
          <table:table-cell office:value-type="string" calcext:value-type="string">
            <text:p>[]</text:p>
          </table:table-cell>
          <table:table-cell office:value-type="float" office:value="207" calcext:value-type="float">
            <text:p>207</text:p>
          </table:table-cell>
        </table:table-row>
        <table:table-row table:style-name="ro2">
          <table:table-cell office:value-type="float" office:value="63635" calcext:value-type="float">
            <text:p>63635</text:p>
          </table:table-cell>
          <table:table-cell office:value-type="string" calcext:value-type="string">
            <text:p>5e342a6fd0a3cf1d29d51432</text:p>
          </table:table-cell>
          <table:table-cell office:value-type="string" calcext:value-type="string">
            <text:p>AGR RE 849791</text:p>
          </table:table-cell>
          <table:table-cell office:value-type="string" calcext:value-type="string">
            <text:p>ACÓRDÃO ELETRÔNICO</text:p>
            <text:p>DJe-033  DIVULG 19-02-2015  PUBLIC 20-02-2015</text:p>
          </table:table-cell>
          <table:table-cell office:value-type="string" calcext:value-type="string">
            <text:p>[]</text:p>
          </table:table-cell>
          <table:table-cell office:value-type="string" calcext:value-type="string">
            <text:p>AGTE.(S) : MARIA DE FÁTIMA SCAF E OUTRO(A/S) </text:p>
            <text:p>ADV.(A/S) : CARLOS FERNANDO NEVES AMORIM E OUTRO(A/S) </text:p>
            <text:p>AGDO.(A/S) : ESTADO DE SÃO PAULO </text:p>
            <text:p>PROC.(A/S)(ES) : PROCURADOR-GERAL DO ESTADO DE SÃO PAULO</text:p>
          </table:table-cell>
          <table:table-cell office:value-type="string" calcext:value-type="string">
            <text:p>Número de páginas: 6. Análise: 02/03/2015, BMP</text:p>
          </table:table-cell>
          <table:table-cell office:value-type="string" calcext:value-type="string">
            <text:p>[]</text:p>
          </table:table-cell>
          <table:table-cell office:value-type="float" office:value="204" calcext:value-type="float">
            <text:p>204</text:p>
          </table:table-cell>
        </table:table-row>
        <table:table-row table:style-name="ro2">
          <table:table-cell office:value-type="float" office:value="63650" calcext:value-type="float">
            <text:p>63650</text:p>
          </table:table-cell>
          <table:table-cell office:value-type="string" calcext:value-type="string">
            <text:p>5e342a7dd0a3cf1d29d51441</text:p>
          </table:table-cell>
          <table:table-cell office:value-type="string" calcext:value-type="string">
            <text:p>AGR ARE 854001</text:p>
          </table:table-cell>
          <table:table-cell office:value-type="string" calcext:value-type="string">
            <text:p>PROCESSO ELETRÔNICO </text:p>
            <text:p>DJe-034  DIVULG 20-02-2015  PUBLIC 23-02-2015</text:p>
          </table:table-cell>
          <table:table-cell office:value-type="string" calcext:value-type="string">
            <text:p>[]</text:p>
          </table:table-cell>
          <table:table-cell office:value-type="string" calcext:value-type="string">
            <text:p>AGTE.(S) : G R N </text:p>
            <text:p>ADV.(A/S) : GIAN MILLER BRANDÃO E OUTRO(A/S) </text:p>
            <text:p>AGDO.(A/S) : MINISTÉRIO PÚBLICO FEDERAL </text:p>
            <text:p>PROC.(A/S)(ES) : PROCURADOR-GERAL DA REPÚBLICA</text:p>
          </table:table-cell>
          <table:table-cell office:value-type="string" calcext:value-type="string">
            <text:p>Número de páginas: 2. Análise: 04/03/2015, MAD</text:p>
          </table:table-cell>
          <table:table-cell office:value-type="string" calcext:value-type="string">
            <text:p>[]</text:p>
          </table:table-cell>
          <table:table-cell office:value-type="float" office:value="185" calcext:value-type="float">
            <text:p>185</text:p>
          </table:table-cell>
        </table:table-row>
        <table:table-row table:style-name="ro2">
          <table:table-cell office:value-type="float" office:value="65866" calcext:value-type="float">
            <text:p>65866</text:p>
          </table:table-cell>
          <table:table-cell office:value-type="string" calcext:value-type="string">
            <text:p>5e343606d0a3cf1d29d51ce9</text:p>
          </table:table-cell>
          <table:table-cell office:value-type="string" calcext:value-type="string">
            <text:p>INQ 3634</text:p>
          </table:table-cell>
          <table:table-cell office:value-type="string" calcext:value-type="string">
            <text:p>ACÓRDÃO ELETRÔNICO</text:p>
            <text:p>DJe-119  DIVULG 19-06-2015  PUBLIC 22-06-2015</text:p>
          </table:table-cell>
          <table:table-cell office:value-type="string" calcext:value-type="string">
            <text:p>[]</text:p>
          </table:table-cell>
          <table:table-cell office:value-type="string" calcext:value-type="string">
            <text:p>AUTOR(A/S)(ES) : MINISTÉRIO PÚBLICO FEDERAL </text:p>
            <text:p>PROC.(A/S)(ES) : PROCURADOR-GERAL DA REPÚBLICA </text:p>
            <text:p>INVEST.(A/S) : NILTON BALBINO </text:p>
            <text:p>ADV.(A/S) : LUCIANO SALLES CHIAPPA E OUTRO(A/S)</text:p>
          </table:table-cell>
          <table:table-cell office:value-type="string" calcext:value-type="string">
            <text:p>- Caso "OPERAÇÃO SANGUESSUGA". - Veja AP 644 e Inq 3705 do STF. Número de páginas: 10. Análise: 23/06/2015, AMA.</text:p>
          </table:table-cell>
          <table:table-cell office:value-type="string" calcext:value-type="string">
            <text:p>[]</text:p>
          </table:table-cell>
          <table:table-cell office:value-type="float" office:value="2603" calcext:value-type="float">
            <text:p>2603</text:p>
          </table:table-cell>
        </table:table-row>
        <table:table-row table:style-name="ro15">
          <table:table-cell office:value-type="float" office:value="67325" calcext:value-type="float">
            <text:p>67325</text:p>
          </table:table-cell>
          <table:table-cell office:value-type="string" calcext:value-type="string">
            <text:p>5e343c97d0a3cf1d29d5229c</text:p>
          </table:table-cell>
          <table:table-cell office:value-type="string" calcext:value-type="string">
            <text:p>AGR AI 823235</text:p>
          </table:table-cell>
          <table:table-cell office:value-type="string" calcext:value-type="string">
            <text:p>ACÓRDÃO ELETRÔNICO</text:p>
            <text:p>DJe-184  DIVULG 16-09-2015  PUBLIC 17-09-2015</text:p>
          </table:table-cell>
          <table:table-cell office:value-type="string" calcext:value-type="string">
            <text:p>[]</text:p>
          </table:table-cell>
          <table:table-cell office:value-type="string" calcext:value-type="string">
            <text:p>AGTE.(S) : NELSON MANCINI NICOLAU </text:p>
            <text:p>ADV.(A/S) : ODEL MIKAEL JEAN ANTUN E OUTRO(A/S) </text:p>
            <text:p>AGDO.(A/S) : MINISTÉRIO PÚBLICO FEDERAL </text:p>
            <text:p>PROC.(A/S)(ES) : PROCURADOR-GERAL DA REPÚBLICA </text:p>
            <text:p>INTDO.(A/S) : ANTONIO FELIX DOMINGUES </text:p>
            <text:p>INTDO.(A/S) : ANTONIO JOSE SANDOVAL </text:p>
            <text:p>INTDO.(A/S) : GILBERTO ROCHA DA SILVEIRA BUENO </text:p>
            <text:p>INTDO.(A/S) : JAIR MARTINELI </text:p>
            <text:p>INTDO.(A/S) : JULIO SERGIO GOMES DE ALMEIDA </text:p>
            <text:p>INTDO.(A/S) : VLADIMIR ANTONIO RIOLI </text:p>
            <text:p>ADV.(A/S) : PAOLA ZANELATO </text:p>
            <text:p>INTDO.(A/S) : GILBERTO DA SILVA DAGA </text:p>
            <text:p>ADV.(A/S) : ARNALDO FARIA DA SILVA </text:p>
            <text:p>INTDO.(A/S) : EDSON WAGNER BONAN NUNES </text:p>
            <text:p>ADV.(A/S) : JOSE HORACIO HALFELD R RIBEIRO </text:p>
            <text:p>INTDO.(A/S) : JOAQUIM CARLOS DEL BOSCO AMARAL </text:p>
            <text:p>ADV.(A/S) : FRANCISCO AMARILDO MIRAGAIA FILHO </text:p>
            <text:p>INTDO.(A/S) : EDUARDO FREDERICO DA SILVA ARAUJO </text:p>
            <text:p>ADV.(A/S) : MARCOS AURELIO PINTO </text:p>
            <text:p>INTDO.(A/S) : FERNANDO MATHIAS MAZZUCCHELLI </text:p>
            <text:p>ADV.(A/S) : MARCO POLO LEVORIN </text:p>
            <text:p>INTDO.(A/S) : ALFREDO CASARSA NETO</text:p>
          </table:table-cell>
          <table:table-cell office:value-type="string" calcext:value-type="string">
            <text:p>- O ARE 960170 AgR foi objeto de embargos de declaração acolhidos com efeitos modificativos. Número de páginas: 12. Análise: 05/11/2015, AMS.</text:p>
          </table:table-cell>
          <table:table-cell office:value-type="string" calcext:value-type="string">
            <text:p>[]</text:p>
          </table:table-cell>
          <table:table-cell office:value-type="float" office:value="3927" calcext:value-type="float">
            <text:p>3927</text:p>
          </table:table-cell>
        </table:table-row>
        <table:table-row table:style-name="ro5">
          <table:table-cell office:value-type="float" office:value="68157" calcext:value-type="float">
            <text:p>68157</text:p>
          </table:table-cell>
          <table:table-cell office:value-type="string" calcext:value-type="string">
            <text:p>5e3440c1d0a3cf1d29d525dc</text:p>
          </table:table-cell>
          <table:table-cell office:value-type="string" calcext:value-type="string">
            <text:p>HC 126724</text:p>
          </table:table-cell>
          <table:table-cell office:value-type="string" calcext:value-type="string">
            <text:p>PROCESSO ELETRÔNICO </text:p>
            <text:p>DJe-082  DIVULG 27-04-2016  PUBLIC 28-04-2016</text:p>
          </table:table-cell>
          <table:table-cell office:value-type="string" calcext:value-type="string">
            <text:p>[]</text:p>
          </table:table-cell>
          <table:table-cell office:value-type="string" calcext:value-type="string">
            <text:p>PACTE.(S) : JEAN CARLOS COIMBRA </text:p>
            <text:p>IMPTE.(S) : JOSÉ HELVÉCIO FERREIRA DA SILVA E OUTRO(A/S) </text:p>
            <text:p>COATOR(A/S)(ES) : SUPERIOR TRIBUNAL DE JUSTIÇA</text:p>
          </table:table-cell>
          <table:table-cell office:value-type="string" calcext:value-type="string">
            <text:p>- Caso "OPERAÇÃO CAVALO DE FOGO". Número de páginas: 13. Análise: 18/05/2016, AMA.</text:p>
          </table:table-cell>
          <table:table-cell office:value-type="string" calcext:value-type="string">
            <text:p>[]</text:p>
          </table:table-cell>
          <table:table-cell office:value-type="float" office:value="4845" calcext:value-type="float">
            <text:p>4845</text:p>
          </table:table-cell>
        </table:table-row>
        <table:table-row table:style-name="ro2">
          <table:table-cell office:value-type="float" office:value="68422" calcext:value-type="float">
            <text:p>68422</text:p>
          </table:table-cell>
          <table:table-cell office:value-type="string" calcext:value-type="string">
            <text:p>5e3441e4d0a3cf1d29d526e5</text:p>
          </table:table-cell>
          <table:table-cell office:value-type="string" calcext:value-type="string">
            <text:p>RE 628624</text:p>
          </table:table-cell>
          <table:table-cell office:value-type="string" calcext:value-type="string">
            <text:p>ACÓRDÃO ELETRÔNICO</text:p>
            <text:p> REPERCUSSÃO GERAL - MÉRITO </text:p>
            <text:p>DJe-062  DIVULG 05-04-2016  PUBLIC 06-04-2016</text:p>
          </table:table-cell>
          <table:table-cell office:value-type="string" calcext:value-type="string">
            <text:p>[]</text:p>
          </table:table-cell>
          <table:table-cell office:value-type="string" calcext:value-type="string">
            <text:p>RECTE.(S) : FÁBIO </text:p>
            <text:p>ADV.(A/S) : DEFENSOR PÚBLICO-GERAL FEDERAL </text:p>
            <text:p>RECDO.(A/S) : MINISTÉRIO PÚBLICO FEDERAL </text:p>
            <text:p>PROC.(A/S)(ES) : PROCURADOR-GERAL DA REPÚBLICA</text:p>
          </table:table-cell>
          <table:table-cell office:value-type="string" calcext:value-type="string">
            <text:p>- No momento da prolação deste acórdão, o processo tramitava em segredo de justiça. Número de páginas: 4. Análise: 10/05/2016, AMA.</text:p>
          </table:table-cell>
          <table:table-cell office:value-type="string" calcext:value-type="string">
            <text:p>[]</text:p>
          </table:table-cell>
          <table:table-cell office:value-type="float" office:value="5260" calcext:value-type="float">
            <text:p>5260</text:p>
          </table:table-cell>
        </table:table-row>
        <table:table-row table:style-name="ro16">
          <table:table-cell office:value-type="float" office:value="72922" calcext:value-type="float">
            <text:p>72922</text:p>
          </table:table-cell>
          <table:table-cell office:value-type="string" calcext:value-type="string">
            <text:p>5e3456e6d0a3cf1d29d53879</text:p>
          </table:table-cell>
          <table:table-cell office:value-type="string" calcext:value-type="string">
            <text:p>HC 110120</text:p>
          </table:table-cell>
          <table:table-cell office:value-type="string" calcext:value-type="string">
            <text:p>PROCESSO ELETRÔNICO </text:p>
            <text:p>DJe-289  DIVULG 14-12-2017  PUBLIC 15-12-2017</text:p>
          </table:table-cell>
          <table:table-cell office:value-type="string" calcext:value-type="string">
            <text:p>[]</text:p>
          </table:table-cell>
          <table:table-cell office:value-type="string" calcext:value-type="string">
            <text:p>IMPTE.(S) : ANTONIO NABOR AREIAS BULHOES </text:p>
            <text:p>PACTE.(S) : DANNY CARLOS PEDROTTI </text:p>
            <text:p>ADV.(A/S) : ANTONIO NABOR AREIAS BULHOES </text:p>
            <text:p>PACTE.(S) : IVAR JOSE PEDROTTI </text:p>
            <text:p>ADV.(A/S) : ANTONIO NABOR AREIAS BULHOES </text:p>
            <text:p>PACTE.(S) : ROMALDO COMINETTI </text:p>
            <text:p>ADV.(A/S) : ANTONIO NABOR AREIAS BULHOES </text:p>
            <text:p>PACTE.(S) : RUDEMAR COMINETTI </text:p>
            <text:p>PACTE.(S) : PAULO AUGUSTINHO WAGNER </text:p>
            <text:p>ADV.(A/S) : ANTONIO NABOR AREIAS BULHOES </text:p>
            <text:p>COATOR(A/S)(ES) : SUPERIOR TRIBUNAL DE JUSTIÇA</text:p>
          </table:table-cell>
          <table:table-cell office:value-type="string" calcext:value-type="string">
            <text:p>- Caso "OPERAÇÃO PHARISAIOS". Número de páginas: 28. Análise: 06/04/2018, JSF.</text:p>
          </table:table-cell>
          <table:table-cell office:value-type="string" calcext:value-type="string">
            <text:p>[]</text:p>
          </table:table-cell>
          <table:table-cell office:value-type="float" office:value="9749" calcext:value-type="float">
            <text:p>9749</text:p>
          </table:table-cell>
        </table:table-row>
        <table:table-row table:style-name="ro2">
          <table:table-cell office:value-type="float" office:value="73585" calcext:value-type="float">
            <text:p>73585</text:p>
          </table:table-cell>
          <table:table-cell office:value-type="string" calcext:value-type="string">
            <text:p>5e345a5fd0a3cf1d29d53b10</text:p>
          </table:table-cell>
          <table:table-cell office:value-type="string" calcext:value-type="string">
            <text:p>ED AGR ARE 798306</text:p>
          </table:table-cell>
          <table:table-cell office:value-type="string" calcext:value-type="string">
            <text:p>ACÓRDÃO ELETRÔNICO</text:p>
            <text:p>DJe-234  DIVULG 03-11-2016  PUBLIC 04-11-2016</text:p>
          </table:table-cell>
          <table:table-cell office:value-type="string" calcext:value-type="string">
            <text:p>[]</text:p>
          </table:table-cell>
          <table:table-cell office:value-type="string" calcext:value-type="string">
            <text:p>EMBTE.(S) : JOSAFAM PEREIRA DE SOUZA E OUTRO(A/S) </text:p>
            <text:p>ADV.(A/S) : VALMIR FLORIANO VIEIRA DE ANDRADE E OUTRO(A/S) </text:p>
            <text:p>EMBDO.(A/S) : UNIÃO </text:p>
            <text:p>PROC.(A/S)(ES) : ADVOGADO-GERAL DA UNIÃO</text:p>
          </table:table-cell>
          <table:table-cell office:value-type="string" calcext:value-type="string">
            <text:p>- O AI 788781 AgR foi objeto de embargos de declaração acolhidos com efeitos modificativos. Número de páginas: 6. Análise: 22/11/2016, AMS.</text:p>
          </table:table-cell>
          <table:table-cell office:value-type="string" calcext:value-type="string">
            <text:p>[]</text:p>
          </table:table-cell>
          <table:table-cell office:value-type="float" office:value="10424" calcext:value-type="float">
            <text:p>10424</text:p>
          </table:table-cell>
        </table:table-row>
        <table:table-row table:style-name="ro2">
          <table:table-cell office:value-type="float" office:value="74466" calcext:value-type="float">
            <text:p>74466</text:p>
          </table:table-cell>
          <table:table-cell office:value-type="string" calcext:value-type="string">
            <text:p>5e345e55d0a3cf1d29d53e81</text:p>
          </table:table-cell>
          <table:table-cell office:value-type="string" calcext:value-type="string">
            <text:p>HC 128920</text:p>
          </table:table-cell>
          <table:table-cell office:value-type="string" calcext:value-type="string">
            <text:p>PROCESSO ELETRÔNICO </text:p>
            <text:p>DJe-082  DIVULG 20-04-2017  PUBLIC 24-04-2017</text:p>
          </table:table-cell>
          <table:table-cell office:value-type="string" calcext:value-type="string">
            <text:p>[]</text:p>
          </table:table-cell>
          <table:table-cell office:value-type="string" calcext:value-type="string">
            <text:p>PACTE.(S) : JOSÉ CASSONI RODRIGUES GONÇALVES </text:p>
            <text:p>IMPTE.(S) : BEATRIZ CATTA PRETA E OUTRO(A/S) </text:p>
            <text:p>ADV.(A/S) : RICARDO PIERI NUNES </text:p>
            <text:p>COATOR(A/S)(ES) : RELATOR DO HC Nº 325.947 DO SUPERIOR TRIBUNAL DE JUSTIÇA</text:p>
          </table:table-cell>
          <table:table-cell office:value-type="string" calcext:value-type="string">
            <text:p>- Caso "OPERAÇÃO PARAÍSO FISCAL". Número de páginas: 11. Análise: 26/04/2017, JSF. Revisão: 10/05/2017, KBP.</text:p>
          </table:table-cell>
          <table:table-cell office:value-type="string" calcext:value-type="string">
            <text:p>[]</text:p>
          </table:table-cell>
          <table:table-cell office:value-type="float" office:value="11344" calcext:value-type="float">
            <text:p>11344</text:p>
          </table:table-cell>
        </table:table-row>
        <table:table-row table:style-name="ro2">
          <table:table-cell office:value-type="float" office:value="74603" calcext:value-type="float">
            <text:p>74603</text:p>
          </table:table-cell>
          <table:table-cell office:value-type="string" calcext:value-type="string">
            <text:p>5e345ef7d0a3cf1d29d53f0a</text:p>
          </table:table-cell>
          <table:table-cell office:value-type="string" calcext:value-type="string">
            <text:p>AGR RE 962791</text:p>
          </table:table-cell>
          <table:table-cell office:value-type="string" calcext:value-type="string">
            <text:p>PROCESSO ELETRÔNICO </text:p>
            <text:p>DJe-017  DIVULG 31-01-2017  PUBLIC 01-02-2017</text:p>
          </table:table-cell>
          <table:table-cell office:value-type="string" calcext:value-type="string">
            <text:p>[]</text:p>
          </table:table-cell>
          <table:table-cell office:value-type="string" calcext:value-type="string">
            <text:p>AGTE.(S) : FUNDO UNICO DE PREVIDENCIA SOCIAL DO ESTADO DO RIO DE JANEIRO RIOPREVIDENCIA </text:p>
            <text:p>PROC.(A/S)(ES) : PROCURADOR-GERAL DO ESTADO DO RIO DE JANEIRO </text:p>
            <text:p>AGDO.(A/S) : DIVA VIEIRA SILVA E OUTRO(A/S) </text:p>
            <text:p>ADV.(A/S) : RUDI MEIRA CASSEL</text:p>
          </table:table-cell>
          <table:table-cell office:value-type="string" calcext:value-type="string">
            <text:p>- RE 978828 AgR foi objeto de embargos de declaração acolhidos com efeitos modificativos. Número de páginas: 13. Análise: 03/02/2017, MJC.</text:p>
          </table:table-cell>
          <table:table-cell office:value-type="string" calcext:value-type="string">
            <text:p>[]</text:p>
          </table:table-cell>
          <table:table-cell office:value-type="float" office:value="11522" calcext:value-type="float">
            <text:p>11522</text:p>
          </table:table-cell>
        </table:table-row>
        <table:table-row table:style-name="ro17">
          <table:table-cell office:value-type="float" office:value="74646" calcext:value-type="float">
            <text:p>74646</text:p>
          </table:table-cell>
          <table:table-cell office:value-type="string" calcext:value-type="string">
            <text:p>5e345f1fd0a3cf1d29d53f35</text:p>
          </table:table-cell>
          <table:table-cell office:value-type="string" calcext:value-type="string">
            <text:p>AGR RCL 24847</text:p>
          </table:table-cell>
          <table:table-cell office:value-type="string" calcext:value-type="string">
            <text:p>PROCESSO ELETRÔNICO </text:p>
            <text:p>DJe-268  DIVULG 16-12-2016  PUBLIC 19-12-2016</text:p>
          </table:table-cell>
          <table:table-cell office:value-type="string" calcext:value-type="string">
            <text:p>[]</text:p>
          </table:table-cell>
          <table:table-cell office:value-type="string" calcext:value-type="string">
            <text:p>AGTE.(S) : ALISSON LUAN DE OLIVEIRA </text:p>
            <text:p>AGTE.(S) : ANTONIO ANDRADE DOS SANTOS JUNIOR </text:p>
            <text:p>AGTE.(S) : DANIEL FREITAS BALTAZAR </text:p>
            <text:p>AGTE.(S) : HORTENCIO YOSHITAKE </text:p>
            <text:p>AGTE.(S) : ISRAEL PEDRA MESQUITA </text:p>
            <text:p>AGTE.(S) : LEVI RIBEIRO FERNANDES DE JESUS </text:p>
            <text:p>AGTE.(S) : MARCOS MARIO DUARTE </text:p>
            <text:p>AGTE.(S) : VITOR BARBOSA MAGALHAES </text:p>
            <text:p>PROC.(A/S)(ES) : DEFENSOR PÚBLICO-GERAL FEDERAL </text:p>
            <text:p>AGDO.(A/S) : JUIZ FEDERAL DA 14ª VARA FEDERAL DA SEÇÃO JUDICIÁRIA DE CURITIBA </text:p>
            <text:p>ADV.(A/S) : SEM REPRESENTAÇÃO NOS AUTOS </text:p>
            <text:p>AGDO.(A/S) : MINISTÉRIO PÚBLICO FEDERAL </text:p>
            <text:p>PROC.(A/S)(ES) : PROCURADOR-GERAL DA REPÚBLICA</text:p>
          </table:table-cell>
          <table:table-cell office:value-type="string" calcext:value-type="string">
            <text:p>- Caso "OPERAÇÃO HASHTAG". - Veja ADPF 347 do STF. Número de páginas: 13. Análise: 18/01/2017, AMA.</text:p>
          </table:table-cell>
          <table:table-cell office:value-type="string" calcext:value-type="string">
            <text:p>[]</text:p>
          </table:table-cell>
          <table:table-cell office:value-type="float" office:value="11518" calcext:value-type="float">
            <text:p>11518</text:p>
          </table:table-cell>
        </table:table-row>
        <table:table-row table:style-name="ro5">
          <table:table-cell office:value-type="float" office:value="75274" calcext:value-type="float">
            <text:p>75274</text:p>
          </table:table-cell>
          <table:table-cell office:value-type="string" calcext:value-type="string">
            <text:p>5e3462f9d0a3cf4db080a19f</text:p>
          </table:table-cell>
          <table:table-cell office:value-type="string" calcext:value-type="string">
            <text:p>HC 129295</text:p>
          </table:table-cell>
          <table:table-cell office:value-type="string" calcext:value-type="string">
            <text:p>PROCESSO ELETRÔNICO </text:p>
            <text:p>DJe-086  DIVULG 25-04-2017  PUBLIC 26-04-2017</text:p>
          </table:table-cell>
          <table:table-cell office:value-type="string" calcext:value-type="string">
            <text:p>[]</text:p>
          </table:table-cell>
          <table:table-cell office:value-type="string" calcext:value-type="string">
            <text:p>PACTE.(S) : DIEGO DREGER </text:p>
            <text:p>IMPTE.(S) : RONALDO FERREIRA GONCALVES </text:p>
            <text:p>COATOR(A/S)(ES) : RELATOR DO HC Nº 303.019 DO SUPERIOR TRIBUNAL DE JUSTIÇA</text:p>
          </table:table-cell>
          <table:table-cell office:value-type="string" calcext:value-type="string">
            <text:p>Número de páginas: 10. Análise: 09/05/2017, JRS. Revisado: 12/05/2017, KBP.</text:p>
          </table:table-cell>
          <table:table-cell office:value-type="string" calcext:value-type="string">
            <text:p>[]</text:p>
          </table:table-cell>
          <table:table-cell office:value-type="float" office:value="508" calcext:value-type="float">
            <text:p>508</text:p>
          </table:table-cell>
        </table:table-row>
        <table:table-row table:style-name="ro2">
          <table:table-cell office:value-type="float" office:value="76695" calcext:value-type="float">
            <text:p>76695</text:p>
          </table:table-cell>
          <table:table-cell office:value-type="string" calcext:value-type="string">
            <text:p>5e346b2dd0a3cf4db080a72c</text:p>
          </table:table-cell>
          <table:table-cell office:value-type="string" calcext:value-type="string">
            <text:p>AP 694</text:p>
          </table:table-cell>
          <table:table-cell office:value-type="string" calcext:value-type="string">
            <text:p>ACÓRDÃO ELETRÔNICO</text:p>
            <text:p>DJe-195  DIVULG 30-08-2017  PUBLIC 31-08-2017</text:p>
          </table:table-cell>
          <table:table-cell office:value-type="string" calcext:value-type="string">
            <text:p>[]</text:p>
          </table:table-cell>
          <table:table-cell office:value-type="string" calcext:value-type="string">
            <text:p>AUTOR(A/S)(ES) : MINISTÉRIO PÚBLICO FEDERAL </text:p>
            <text:p>PROC.(A/S)(ES) : PROCURADOR-GERAL DA REPÚBLICA </text:p>
            <text:p>RÉU(É)(S) : PAULO FERNANDO FEIJÓ TORRES </text:p>
            <text:p>ADV.(A/S) : MARCELO LUIZ AVILA DE BESSA E OUTRO(A/S)</text:p>
          </table:table-cell>
          <table:table-cell office:value-type="string" calcext:value-type="string">
            <text:p>- Caso "OPERAÇÃO SANGUESSUGA". Número de páginas: 5. Análise: 06/02/2018, AMA.</text:p>
          </table:table-cell>
          <table:table-cell office:value-type="string" calcext:value-type="string">
            <text:p>[]</text:p>
          </table:table-cell>
          <table:table-cell office:value-type="float" office:value="1886" calcext:value-type="float">
            <text:p>1886</text:p>
          </table:table-cell>
        </table:table-row>
        <table:table-row table:style-name="ro5">
          <table:table-cell office:value-type="float" office:value="77670" calcext:value-type="float">
            <text:p>77670</text:p>
          </table:table-cell>
          <table:table-cell office:value-type="string" calcext:value-type="string">
            <text:p>5e347269d0a3cf4db080aafb</text:p>
          </table:table-cell>
          <table:table-cell office:value-type="string" calcext:value-type="string">
            <text:p>HC 134141</text:p>
          </table:table-cell>
          <table:table-cell office:value-type="string" calcext:value-type="string">
            <text:p>PROCESSO ELETRÔNICO </text:p>
            <text:p>DJe-202  DIVULG 05-09-2017  PUBLIC 06-09-2017</text:p>
          </table:table-cell>
          <table:table-cell office:value-type="string" calcext:value-type="string">
            <text:p>[]</text:p>
          </table:table-cell>
          <table:table-cell office:value-type="string" calcext:value-type="string">
            <text:p>PACTE.(S) : LICINIO SOARES BASTOS </text:p>
            <text:p>IMPTE.(S) : ANTONIO NABOR AREIAS BULHOES E OUTRO(A/S) </text:p>
            <text:p>COATOR(A/S)(ES) : RELATOR DO HC Nº 354.266 DO SUPERIOR TRIBUNAL DE JUSTIÇA</text:p>
          </table:table-cell>
          <table:table-cell office:value-type="string" calcext:value-type="string">
            <text:p>- Caso "OPERAÇÃO FURACÃO". Número de páginas: 14. Análise: 13/11/2017, JRS. Revisão: 22/11/2017, AMA.</text:p>
          </table:table-cell>
          <table:table-cell office:value-type="string" calcext:value-type="string">
            <text:p>[]</text:p>
          </table:table-cell>
          <table:table-cell office:value-type="float" office:value="2843" calcext:value-type="float">
            <text:p>2843</text:p>
          </table:table-cell>
        </table:table-row>
        <table:table-row table:style-name="ro5">
          <table:table-cell office:value-type="float" office:value="77991" calcext:value-type="float">
            <text:p>77991</text:p>
          </table:table-cell>
          <table:table-cell office:value-type="string" calcext:value-type="string">
            <text:p>5e34768cd0a3cf4db080ac3c</text:p>
          </table:table-cell>
          <table:table-cell office:value-type="string" calcext:value-type="string">
            <text:p>HC 129734</text:p>
          </table:table-cell>
          <table:table-cell office:value-type="string" calcext:value-type="string">
            <text:p>PROCESSO ELETRÔNICO </text:p>
            <text:p>DJe-216  DIVULG 22-09-2017  PUBLIC 25-09-2017</text:p>
          </table:table-cell>
          <table:table-cell office:value-type="string" calcext:value-type="string">
            <text:p>[]</text:p>
          </table:table-cell>
          <table:table-cell office:value-type="string" calcext:value-type="string">
            <text:p>PACTE.(S) : FABIO FELIX DOS REIS </text:p>
            <text:p>IMPTE.(S) : RALPH HAGE NICOLAU RITTER VIANNA </text:p>
            <text:p>COATOR(A/S)(ES) : RELATOR DO RHC Nº 61.038 DO SUPERIOR TRIBUNAL DE JUSTIÇA</text:p>
          </table:table-cell>
          <table:table-cell office:value-type="string" calcext:value-type="string">
            <text:p>- Caso "OPERAÇÃO HERODES". Número de páginas: 12. Análise: 22/01/2018, JRS. Revisão: 22/02/2018, KBP.</text:p>
          </table:table-cell>
          <table:table-cell office:value-type="string" calcext:value-type="string">
            <text:p>[]</text:p>
          </table:table-cell>
          <table:table-cell office:value-type="float" office:value="3112" calcext:value-type="float">
            <text:p>3112</text:p>
          </table:table-cell>
        </table:table-row>
        <table:table-row table:style-name="ro6">
          <table:table-cell office:value-type="float" office:value="79058" calcext:value-type="float">
            <text:p>79058</text:p>
          </table:table-cell>
          <table:table-cell office:value-type="string" calcext:value-type="string">
            <text:p>5e347dd5d0a3cf4db080b067</text:p>
          </table:table-cell>
          <table:table-cell office:value-type="string" calcext:value-type="string">
            <text:p>AGR ARE 980355</text:p>
          </table:table-cell>
          <table:table-cell office:value-type="string" calcext:value-type="string">
            <text:p>PROCESSO ELETRÔNICO </text:p>
            <text:p>DJe-227  DIVULG 03-10-2017  PUBLIC 04-10-2017</text:p>
          </table:table-cell>
          <table:table-cell office:value-type="string" calcext:value-type="string">
            <text:p>[]</text:p>
          </table:table-cell>
          <table:table-cell office:value-type="string" calcext:value-type="string">
            <text:p>AGTE.(S) : PHENIX SEGURADORA S/A </text:p>
            <text:p>ADV.(A/S) : PAULA CASSETTARI FLORES </text:p>
            <text:p>ADV.(A/S) : THIAGO ZUCCHETTI CARRION </text:p>
            <text:p>AGDO.(A/S) : LEILA REGINA TECHIO </text:p>
            <text:p>ADV.(A/S) : JORENILDA LUCIA STUKER SCHMIDT</text:p>
          </table:table-cell>
          <table:table-cell office:value-type="string" calcext:value-type="string">
            <text:p>- O ARE 980355 AgR foi objeto de embargos de declaração acolhidos com efeitos infringentes. Número de páginas: 10. Análise: 13/10/2017, MJC.</text:p>
          </table:table-cell>
          <table:table-cell office:value-type="string" calcext:value-type="string">
            <text:p>[]</text:p>
          </table:table-cell>
          <table:table-cell office:value-type="float" office:value="4154" calcext:value-type="float">
            <text:p>4154</text:p>
          </table:table-cell>
        </table:table-row>
        <table:table-row table:style-name="ro3">
          <table:table-cell office:value-type="float" office:value="82708" calcext:value-type="float">
            <text:p>82708</text:p>
          </table:table-cell>
          <table:table-cell office:value-type="string" calcext:value-type="string">
            <text:p>5e349887d0a3cf4db080bea9</text:p>
          </table:table-cell>
          <table:table-cell office:value-type="string" calcext:value-type="string">
            <text:p>AGR RE 1094802</text:p>
          </table:table-cell>
          <table:table-cell office:value-type="string" calcext:value-type="string">
            <text:p>PROCESSO ELETRÔNICO </text:p>
            <text:p>DJe-101  DIVULG 23-05-2018  PUBLIC 24-05-2018</text:p>
          </table:table-cell>
          <table:table-cell office:value-type="string" calcext:value-type="string">
            <text:p>[]</text:p>
          </table:table-cell>
          <table:table-cell office:value-type="string" calcext:value-type="string">
            <text:p>AGTE.(S) : EMPRESA BRASILEIRA DE SERVICOS HOSPITALARES - EBSERH </text:p>
            <text:p>ADV.(A/S) : KARLA SOARES DE ARAUJO AMORIM </text:p>
            <text:p>ADV.(A/S) : JOSEAM CATANHEDE DE OLIVEIRA </text:p>
            <text:p>ADV.(A/S) : ANTONIO SABINO DA SILVA FILHO </text:p>
            <text:p>AGDO.(A/S) : ANA CLAUDIA DA SILVA MOURA </text:p>
            <text:p>ADV.(A/S) : ANA AUGUSTA LIMA SOARES BARBOSA</text:p>
          </table:table-cell>
          <table:table-cell office:value-type="string" calcext:value-type="string">
            <text:p>- O ARE 1107360 AgR foi objeto de embargos de declaração acolhidos com efeitos infringentes. Número de páginas: 8. Análise: 01/06/2018, BMP.</text:p>
          </table:table-cell>
          <table:table-cell office:value-type="string" calcext:value-type="string">
            <text:p>[]</text:p>
          </table:table-cell>
          <table:table-cell office:value-type="float" office:value="8092" calcext:value-type="float">
            <text:p>8092</text:p>
          </table:table-cell>
        </table:table-row>
        <table:table-row table:style-name="ro3">
          <table:table-cell office:value-type="float" office:value="84818" calcext:value-type="float">
            <text:p>84818</text:p>
          </table:table-cell>
          <table:table-cell office:value-type="string" calcext:value-type="string">
            <text:p>5e34a18dd0a3cf4db080c6e7</text:p>
          </table:table-cell>
          <table:table-cell office:value-type="string" calcext:value-type="string">
            <text:p>AGR ARE 1110171</text:p>
          </table:table-cell>
          <table:table-cell office:value-type="string" calcext:value-type="string">
            <text:p>PROCESSO ELETRÔNICO </text:p>
            <text:p>DJe-189  DIVULG 10-09-2018  PUBLIC 11-09-2018</text:p>
          </table:table-cell>
          <table:table-cell office:value-type="string" calcext:value-type="string">
            <text:p>[]</text:p>
          </table:table-cell>
          <table:table-cell office:value-type="string" calcext:value-type="string">
            <text:p>AGTE.(S) : B.J.S.R. </text:p>
            <text:p>ADV.(A/S) : EDUARDO XIBLE SALLES RAMOS </text:p>
            <text:p>ADV.(A/S) : LETICIA SOBRINHO DE AGUIAR </text:p>
            <text:p>ADV.(A/S) : RODRIGO MELO MESQUITA </text:p>
            <text:p>AGDO.(A/S) : UNIÃO </text:p>
            <text:p>PROC.(A/S)(ES) : PROCURADOR-GERAL DA FAZENDA NACIONAL</text:p>
          </table:table-cell>
          <table:table-cell office:value-type="string" calcext:value-type="string">
            <text:p>- O ARE 1110171 AgR foi objeto de embargos de declaração acolhidos com efeitos modificativos. Número de páginas: 3. Análise: 24/09/2018, ER.</text:p>
          </table:table-cell>
          <table:table-cell office:value-type="string" calcext:value-type="string">
            <text:p>[]</text:p>
          </table:table-cell>
          <table:table-cell office:value-type="float" office:value="10190" calcext:value-type="float">
            <text:p>10190</text:p>
          </table:table-cell>
        </table:table-row>
        <table:table-row table:style-name="ro2">
          <table:table-cell office:value-type="float" office:value="86730" calcext:value-type="float">
            <text:p>86730</text:p>
          </table:table-cell>
          <table:table-cell office:value-type="string" calcext:value-type="string">
            <text:p>5e34a9f8d0a3cf4db080ce5f</text:p>
          </table:table-cell>
          <table:table-cell office:value-type="string" calcext:value-type="string">
            <text:p>AGR ARE 1126461</text:p>
          </table:table-cell>
          <table:table-cell office:value-type="string" calcext:value-type="string">
            <text:p>PROCESSO ELETRÔNICO </text:p>
            <text:p>DJe-262  DIVULG 05-12-2018  PUBLIC 06-12-2018</text:p>
          </table:table-cell>
          <table:table-cell office:value-type="string" calcext:value-type="string">
            <text:p>[]</text:p>
          </table:table-cell>
          <table:table-cell office:value-type="string" calcext:value-type="string">
            <text:p>AGTE.(S) : ESTADO DO PIAUÍ </text:p>
            <text:p>PROC.(A/S)(ES) : PROCURADOR-GERAL DO ESTADO DO PIAUÍ </text:p>
            <text:p>AGDO.(A/S) : ABEL DA SILVA MENDES </text:p>
            <text:p>ADV.(A/S) : IRISTELMA MARIA LINARD PAES LANDIM</text:p>
          </table:table-cell>
          <table:table-cell office:value-type="string" calcext:value-type="string">
            <text:p>- O ARE 1126461 AgR foi objeto de embargos de declaração acolhidos com efeitos modificativos. Número de páginas: 7. Análise: 30/01/2019, AMS.</text:p>
          </table:table-cell>
          <table:table-cell office:value-type="string" calcext:value-type="string">
            <text:p>[]</text:p>
          </table:table-cell>
          <table:table-cell office:value-type="float" office:value="12287" calcext:value-type="float">
            <text:p>12287</text:p>
          </table:table-cell>
        </table:table-row>
      </table:table>
      <table:table table:name="Sheet2" table:style-name="ta1">
        <table:table-column table:style-name="co11" table:default-cell-style-name="ce1"/>
        <table:table-column table:style-name="co12" table:default-cell-style-name="Default"/>
        <table:table-column table:style-name="co10" table:number-columns-repeated="2" table:default-cell-style-name="Default"/>
        <table:table-row table:style-name="ro18">
          <table:table-cell office:value-type="string" calcext:value-type="string">
            <text:p>HC 82177</text:p>
          </table:table-cell>
          <table:table-cell office:value-type="string" calcext:value-type="string">
            <text:p>(MOTIVAÇÃO "PER RELATIONEM") HC 69438 (1ªT) , HC 69987 (TP), HC 54513 (2ªT), RE 37879 (TP), RE 49074 (1ªT). Número de páginas: 8. Análise: 20/02/2013, MAC.</text:p>
          </table:table-cell>
          <table:table-cell table:number-columns-repeated="2"/>
        </table:table-row>
        <table:table-row table:style-name="ro18">
          <table:table-cell office:value-type="string" calcext:value-type="string">
            <text:p>ADI 1481</text:p>
          </table:table-cell>
          <table:table-cell office:value-type="string" calcext:value-type="string">
            <text:p>ACÓRDÃOS CITADOS: ADI 1503 (Informativo do STF 222), HC 68210 (RTJ 142/832). Veja: Informativo do STF 347. Número de páginas: (13). Análise:(JOY). Revisão:(RCO). Inclusão: 20/01/05, (MLR). Alteração: 01/02/05, (MLR). Alteração: 24/06/2019, (CLN).</text:p>
          </table:table-cell>
          <table:table-cell office:value-type="string" calcext:value-type="string">
            <text:p>[]</text:p>
          </table:table-cell>
          <table:table-cell office:value-type="float" office:value="3632" calcext:value-type="float">
            <text:p>3632</text:p>
          </table:table-cell>
        </table:table-row>
        <table:table-row table:style-name="ro18">
          <table:table-cell office:value-type="string" calcext:value-type="string">
            <text:p>AGR AI 502310</text:p>
          </table:table-cell>
          <table:table-cell office:value-type="string" calcext:value-type="string">
            <text:p>ACÓRDÃOS CITADOS: AI 449141 AgR, AI 476301 AgR. Número de páginas: 5. Análise: 01/06/2006, RHP.</text:p>
          </table:table-cell>
          <table:table-cell table:number-columns-repeated="2"/>
        </table:table-row>
        <table:table-row table:style-name="ro18">
          <table:table-cell office:value-type="string" calcext:value-type="string">
            <text:p>EXT 1009</text:p>
          </table:table-cell>
          <table:table-cell office:value-type="string" calcext:value-type="string">
            <text:p>- Acórdãos publicados: Ext 669 (RTJ 161/409), Ext 797 (RTJ 176/567), Ext 976, Ext 978, Ext 991. Número de páginas: 9. Análise: 29/11/2006, RMO.</text:p>
          </table:table-cell>
          <table:table-cell table:number-columns-repeated="2"/>
        </table:table-row>
        <table:table-row table:style-name="ro18">
          <table:table-cell office:value-type="string" calcext:value-type="string">
            <text:p>AGR AI 644428</text:p>
          </table:table-cell>
          <table:table-cell office:value-type="string" calcext:value-type="string">
            <text:p>- Acórdãos cidados: AI 147736 AgR (RTJ 152/264), RE 192031 AgR, AI 204153 AgR, AI 215724 AgR, AI 221355 AgR, AI 231836 AgR. Número de páginas: 6. Análise: 28/11/2007, NAL.</text:p>
          </table:table-cell>
          <table:table-cell table:number-columns-repeated="2"/>
        </table:table-row>
        <table:table-row table:style-name="ro18">
          <table:table-cell office:value-type="string" calcext:value-type="string">
            <text:p>AGR AI 709960</text:p>
          </table:table-cell>
          <table:table-cell office:value-type="string" calcext:value-type="string">
            <text:p>- AI 186547 AgR, AI 317516 AgR, AI 444564 AgR. Número de páginas: 5. Análise: 05/12/2008, CRE.</text:p>
          </table:table-cell>
          <table:table-cell table:number-columns-repeated="2"/>
        </table:table-row>
        <table:table-row table:style-name="ro18">
          <table:table-cell office:value-type="string" calcext:value-type="string">
            <text:p>AGR AI 534500</text:p>
          </table:table-cell>
          <table:table-cell office:value-type="string" calcext:value-type="string">
            <text:p>- AI 149722 AgR. Número de páginas: 7. Análise: 19/03/2009, CRE.</text:p>
          </table:table-cell>
          <table:table-cell table:number-columns-repeated="2"/>
        </table:table-row>
        <table:table-row table:style-name="ro18">
          <table:table-cell office:value-type="string" calcext:value-type="string">
            <text:p>AGR AI 706837</text:p>
          </table:table-cell>
          <table:table-cell office:value-type="string" calcext:value-type="string">
            <text:p>- AI 186547 AgR, AI 317516 AgR, AI 444564 AgR. Número de páginas: 5. Análise: 05/12/2008, CRE.</text:p>
          </table:table-cell>
          <table:table-cell table:number-columns-repeated="2"/>
        </table:table-row>
        <table:table-row table:style-name="ro18">
          <table:table-cell office:value-type="string" calcext:value-type="string">
            <text:p>AGR AI 645826</text:p>
          </table:table-cell>
          <table:table-cell office:value-type="string" calcext:value-type="string">
            <text:p>- Acórdãos cidadãos: AI 240434 AgR, AI 330970 AgR, AI 416939 AgR, AI 475827 AgR, AI 481531 AgR, AI 504704 AgR, AI 587017 AgR. Número de páginas: 4. Análise: 06/11/2007, NAL.</text:p>
          </table:table-cell>
          <table:table-cell table:number-columns-repeated="2"/>
        </table:table-row>
        <table:table-row table:style-name="ro18">
          <table:table-cell office:value-type="string" calcext:value-type="string">
            <text:p>AGR AI 644428</text:p>
          </table:table-cell>
          <table:table-cell office:value-type="string" calcext:value-type="string">
            <text:p>- Acórdãos cidados: AI 147736 AgR (RTJ 152/264), RE 192031 AgR, AI 204153 AgR, AI 215724 AgR, AI 221355 AgR, AI 231836 AgR. Número de páginas: 6. Análise: 28/11/2007, NAL.</text:p>
          </table:table-cell>
          <table:table-cell table:number-columns-repeated="2"/>
        </table:table-row>
        <table:table-row table:style-name="ro18">
          <table:table-cell office:value-type="string" calcext:value-type="string">
            <text:p>AGR AI 567882</text:p>
          </table:table-cell>
          <table:table-cell office:value-type="string" calcext:value-type="string">
            <text:p>- RE 261534 AgR-ED-ED, AI 311022 AgR, AI 495154 AgR-ED. Número de páginas: 8. Análise: 13/07/2007, CRE.</text:p>
          </table:table-cell>
          <table:table-cell table:number-columns-repeated="2"/>
        </table:table-row>
        <table:table-row table:style-name="ro18">
          <table:table-cell office:value-type="string" calcext:value-type="string">
            <text:p>AGR AI 398502</text:p>
          </table:table-cell>
          <table:table-cell office:value-type="string" calcext:value-type="string">
            <text:p>ADI 755, RE 255827, RE 382410. Número de páginas: 7. Análise: 01/12/2006, RHP.</text:p>
          </table:table-cell>
          <table:table-cell table:number-columns-repeated="2"/>
        </table:table-row>
        <table:table-row table:style-name="ro18">
          <table:table-cell office:value-type="string" calcext:value-type="string">
            <text:p>AGR RE 477108</text:p>
          </table:table-cell>
          <table:table-cell office:value-type="string" calcext:value-type="string">
            <text:p>- AI 217869 AgR, AI 453238 AgR. Número de páginas: 6. Análise: 01/11/2006, RHP.</text:p>
          </table:table-cell>
          <table:table-cell table:number-columns-repeated="2"/>
        </table:table-row>
        <table:table-row table:style-name="ro18">
          <table:table-cell office:value-type="string" calcext:value-type="string">
            <text:p>RE 219943</text:p>
          </table:table-cell>
          <table:table-cell office:value-type="string" calcext:value-type="string">
            <text:p>- RE 198129 AgR, RE 210024 AgR, RE 213843 AgR, RE 228623 AgR, AI 381335 AgR.N.PP.: 16. Análise: 18/09/2006, RMO.</text:p>
          </table:table-cell>
          <table:table-cell table:number-columns-repeated="2"/>
        </table:table-row>
        <table:table-row table:style-name="ro18">
          <table:table-cell office:value-type="string" calcext:value-type="string">
            <text:p>AGR AI 428140</text:p>
          </table:table-cell>
          <table:table-cell office:value-type="string" calcext:value-type="string">
            <text:p>- RE 254596 AgR, RE 273563 AgR, RE 303678. Número de páginas: 5. Análise: 03/10/2007, CRE.</text:p>
          </table:table-cell>
          <table:table-cell table:number-columns-repeated="2"/>
        </table:table-row>
        <table:table-row table:style-name="ro18">
          <table:table-cell office:value-type="string" calcext:value-type="string">
            <text:p>AGR AI 709960</text:p>
          </table:table-cell>
          <table:table-cell office:value-type="string" calcext:value-type="string">
            <text:p>- AI 186547 AgR, AI 317516 AgR, AI 444564 AgR. Número de páginas: 5. Análise: 05/12/2008, CRE.</text:p>
          </table:table-cell>
          <table:table-cell table:number-columns-repeated="2"/>
        </table:table-row>
        <table:table-row table:style-name="ro18">
          <table:table-cell office:value-type="string" calcext:value-type="string">
            <text:p>AGR AI 534500</text:p>
          </table:table-cell>
          <table:table-cell office:value-type="string" calcext:value-type="string">
            <text:p>- AI 149722 AgR. Número de páginas: 7. Análise: 19/03/2009, CRE.</text:p>
          </table:table-cell>
          <table:table-cell table:number-columns-repeated="2"/>
        </table:table-row>
        <table:table-row table:style-name="ro18">
          <table:table-cell office:value-type="string" calcext:value-type="string">
            <text:p>ED RE 446800</text:p>
          </table:table-cell>
          <table:table-cell office:value-type="string" calcext:value-type="string">
            <text:p>- Acórdãos ciados: Pet 1245 ED-AgR, ADI 2682, RE 146331 EDv, RE 195578 ED, RE 563965. Número de páginas: 11. Análise: 08/10/2009, CLM. Revisão: 21/10/2009, JBM.</text:p>
          </table:table-cell>
          <table:table-cell table:number-columns-repeated="2"/>
        </table:table-row>
        <table:table-row table:style-name="ro18">
          <table:table-cell office:value-type="string" calcext:value-type="string">
            <text:p>AGR RCL 7955</text:p>
          </table:table-cell>
          <table:table-cell office:value-type="string" calcext:value-type="string">
            <text:p>- Acórdão: AI 589417 AgR, AI 622181 AgR. Número de páginas: 7. Análise: 29/04/2010, ANA.</text:p>
          </table:table-cell>
          <table:table-cell table:number-columns-repeated="2"/>
        </table:table-row>
        <table:table-row table:style-name="ro18">
          <table:table-cell office:value-type="string" calcext:value-type="string">
            <text:p>AGR AI 836558</text:p>
          </table:table-cell>
          <table:table-cell office:value-type="string" calcext:value-type="string">
            <text:p>- Acórdãos publicados: AI 733225 AgR, AI 759089 AgR, AI 788835 AgR. Número de páginas: 5. Análise: 14/04/2011, MLM.</text:p>
          </table:table-cell>
          <table:table-cell table:number-columns-repeated="2"/>
        </table:table-row>
        <table:table-row table:style-name="ro18">
          <table:table-cell office:value-type="string" calcext:value-type="string">
            <text:p>AGR AI 785564</text:p>
          </table:table-cell>
          <table:table-cell office:value-type="string" calcext:value-type="string">
            <text:p>- Acórdãos recorridos: AI 214562 AgR, AI 204057 AgR, AI 436010 AgR, AI 436371 ED, AI 454352 AgR, AI 431665 AgR, AI 481544 AgR. Número de páginas: 4. Análise: 26/04/2012, BMB.</text:p>
          </table:table-cell>
          <table:table-cell table:number-columns-repeated="2"/>
        </table:table-row>
        <table:table-row table:style-name="ro18">
          <table:table-cell office:value-type="string" calcext:value-type="string">
            <text:p>AGR RE 631641</text:p>
          </table:table-cell>
          <table:table-cell office:value-type="string" calcext:value-type="string">
            <text:p>(OFENSA REFLEXA) RE 633753 AgR (2ªT), RE 647882 AgR (1ªT), RE 633725 AgR (1ªT), RE 615975 AgR (1ªT). (EXTENSÃO, BENEFÍCIO FISCAL) AI 744887 AgR (2ªT), RE 449233 AgR (1ªT), RE 485290 AgR (2ªT), RE 567360 ED (2ªT), RE 577532 AgR-ED (2ªT), RE 431001 AgR (2ªT), AI 724817 (1ªT), AgR, AI 836442 AgR (1ªT), AI 764201 AgR (1ªT), RE 552118 AgR (1ªT), RE 275464 AgR (2ªT), RE 581061 AgR (1ªT), RE 493234 AgR (1ªT), RE 490576 AgR (2ªT). Número de páginas: 10. Análise: 20/12/2013, MAC.</text:p>
          </table:table-cell>
          <table:table-cell table:number-columns-repeated="2"/>
        </table:table-row>
        <table:table-row table:style-name="ro18">
          <table:table-cell office:value-type="string" calcext:value-type="string">
            <text:p>HC 96061</text:p>
          </table:table-cell>
          <table:table-cell office:value-type="string" calcext:value-type="string">
            <text:p>- Acórdão(s) ciatdo(s): (REINCIDÊNCIA, CIRCUNSTÂNCIA PREPONDERANTE) HC 111849 (2ªT), RHC 111454 (1ªT). - Veja HC 90552 do STJ. Número de páginas: 7. Análise: 29/04/2013, SOF.</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2T11:18:24.714289211</dc:date>
    <meta:editing-duration>PT4M13S</meta:editing-duration>
    <meta:editing-cycles>1</meta:editing-cycles>
    <meta:document-statistic meta:table-count="2" meta:cell-count="8219" meta:object-count="0"/>
    <meta:generator>LibreOffice/5.2.7.2$Linux_X86_64 LibreOffice_project/20m0$Build-2</meta:generator>
  </office:meta>
</office:document-meta>
</file>